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fo:background-color="#80FFFF"/>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fo:background-color="#80FFFF" style:text-underline-type="single" style:text-underline-style="solid" style:text-underline-width="auto" style:text-underline-mode="continuous"/>
    </style:style>
    <style:style style:name="T19" style:parent-style-name="Domyślnaczcionkaakapitu" style:family="text">
      <style:text-properties style:text-underline-type="single" style:text-underline-style="solid" style:text-underline-width="auto" style:text-underline-mode="continuous"/>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P28" style:parent-style-name="Normalny" style:family="paragraph">
      <style:paragraph-properties fo:text-align="justify" fo:line-height="150%" fo:text-indent="0.2479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style:style>
    <style:style style:name="T43" style:parent-style-name="Domyślnaczcionkaakapitu" style:family="text">
      <style:text-properties style:text-underline-type="single" style:text-underline-style="solid" style:text-underline-width="auto" style:text-underline-mode="continuous"/>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style:style>
    <style:style style:name="T52" style:parent-style-name="Domyślnaczcionkaakapitu" style:family="text">
      <style:text-properties style:text-underline-type="single" style:text-underline-style="solid" style:text-underline-width="auto" style:text-underline-mode="continuous"/>
    </style:style>
    <style:style style:name="P53" style:parent-style-name="Normalny" style:family="paragraph">
      <style:paragraph-properties fo:text-align="justify" fo:line-height="150%" fo:text-indent="0.2479in"/>
    </style:style>
    <style:style style:name="P54" style:parent-style-name="Normalny" style:family="paragraph">
      <style:paragraph-properties fo:text-align="justify" fo:line-height="150%"/>
    </style:style>
    <style:style style:name="T55" style:parent-style-name="Domyślnaczcionkaakapitu" style:family="text">
      <style:text-properties style:text-underline-type="single" style:text-underline-style="solid" style:text-underline-width="auto" style:text-underline-mode="continuous"/>
    </style:style>
    <style:style style:name="T56" style:parent-style-name="Domyślnaczcionkaakapitu" style:family="text">
      <style:text-properties fo:background-color="#80FFFF" style:text-underline-type="single" style:text-underline-style="solid" style:text-underline-width="auto" style:text-underline-mode="continuous"/>
    </style:style>
    <style:style style:name="T57" style:parent-style-name="Domyślnaczcionkaakapitu" style:family="text">
      <style:text-properties style:text-underline-type="single" style:text-underline-style="solid" style:text-underline-width="auto" style:text-underline-mode="continuous"/>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style:style>
    <style:style style:name="T67" style:parent-style-name="Domyślnaczcionkaakapitu" style:family="text">
      <style:text-properties style:text-underline-type="single" style:text-underline-style="solid" style:text-underline-width="auto" style:text-underline-mode="continuous"/>
    </style:style>
    <style:style style:name="T68" style:parent-style-name="Domyślnaczcionkaakapitu" style:family="text">
      <style:text-properties fo:background-color="#80FFFF" style:text-underline-type="single" style:text-underline-style="solid" style:text-underline-width="auto" style:text-underline-mode="continuous"/>
    </style:style>
    <style:style style:name="T69" style:parent-style-name="Domyślnaczcionkaakapitu" style:family="text">
      <style:text-properties style:text-underline-type="single" style:text-underline-style="solid" style:text-underline-width="auto" style:text-underline-mode="continuous"/>
    </style:style>
    <style:style style:name="P70" style:parent-style-name="Normalny" style:family="paragraph">
      <style:paragraph-properties fo:text-align="justify" fo:line-height="150%" fo:text-indent="0.2479in"/>
    </style:style>
    <style:style style:name="P71" style:parent-style-name="Normalny" style:family="paragraph">
      <style:paragraph-properties fo:text-align="justify" fo:line-height="150%"/>
    </style:style>
    <style:style style:name="T72" style:parent-style-name="Domyślnaczcionkaakapitu" style:family="text">
      <style:text-properties style:text-underline-type="single" style:text-underline-style="solid" style:text-underline-width="auto" style:text-underline-mode="continuous"/>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style:style>
    <style:style style:name="T76" style:parent-style-name="Domyślnaczcionkaakapitu" style:family="text">
      <style:text-properties style:text-underline-type="single" style:text-underline-style="solid" style:text-underline-width="auto" style:text-underline-mode="continuous"/>
    </style:style>
    <style:style style:name="T77" style:parent-style-name="Domyślnaczcionkaakapitu" style:family="text">
      <style:text-properties fo:background-color="#80FFFF" style:text-underline-type="single" style:text-underline-style="solid" style:text-underline-width="auto" style:text-underline-mode="continuous"/>
    </style:style>
    <style:style style:name="T78" style:parent-style-name="Domyślnaczcionkaakapitu" style:family="text">
      <style:text-properties style:text-underline-type="single" style:text-underline-style="solid" style:text-underline-width="auto" style:text-underline-mode="continuous"/>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style:style>
    <style:style style:name="T85" style:parent-style-name="Domyślnaczcionkaakapitu" style:family="text">
      <style:text-properties style:text-underline-type="single" style:text-underline-style="solid" style:text-underline-width="auto" style:text-underline-mode="continuous"/>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P92" style:parent-style-name="Normalny" style:family="paragraph">
      <style:paragraph-properties fo:text-align="justify" fo:line-height="150%"/>
    </style:style>
    <style:style style:name="T93" style:parent-style-name="Domyślnaczcionkaakapitu" style:family="text">
      <style:text-properties style:text-underline-type="single" style:text-underline-style="solid" style:text-underline-width="auto" style:text-underline-mode="continuous"/>
    </style:style>
    <style:style style:name="T94" style:parent-style-name="Domyślnaczcionkaakapitu" style:family="text">
      <style:text-properties fo:background-color="#80FFFF" style:text-underline-type="single" style:text-underline-style="solid" style:text-underline-width="auto" style:text-underline-mode="continuous"/>
    </style:style>
    <style:style style:name="T95" style:parent-style-name="Domyślnaczcionkaakapitu" style:family="text">
      <style:text-properties style:text-underline-type="single" style:text-underline-style="solid" style:text-underline-width="auto" style:text-underline-mode="continuous"/>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style:style>
    <style:style style:name="T100" style:parent-style-name="Domyślnaczcionkaakapitu" style:family="text">
      <style:text-properties style:text-underline-type="single" style:text-underline-style="solid" style:text-underline-width="auto" style:text-underline-mode="continuous"/>
    </style:style>
    <style:style style:name="P101" style:parent-style-name="Normalny" style:family="paragraph">
      <style:paragraph-properties fo:text-align="justify" fo:line-height="150%" fo:text-indent="0.2479in"/>
    </style:style>
    <style:style style:name="P102" style:parent-style-name="Normalny" style:family="paragraph">
      <style:paragraph-properties fo:text-align="justify" fo:line-height="150%"/>
    </style:style>
    <style:style style:name="T103" style:parent-style-name="Domyślnaczcionkaakapitu" style:family="text">
      <style:text-properties style:text-underline-type="single" style:text-underline-style="solid" style:text-underline-width="auto" style:text-underline-mode="continuous"/>
    </style:style>
    <style:style style:name="T104" style:parent-style-name="Domyślnaczcionkaakapitu" style:family="text">
      <style:text-properties fo:background-color="#80FFFF" style:text-underline-type="single" style:text-underline-style="solid" style:text-underline-width="auto" style:text-underline-mode="continuous"/>
    </style:style>
    <style:style style:name="T105" style:parent-style-name="Domyślnaczcionkaakapitu" style:family="text">
      <style:text-properties style:text-underline-type="single" style:text-underline-style="solid" style:text-underline-width="auto" style:text-underline-mode="continuous"/>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T115" style:parent-style-name="Domyślnaczcionkaakapitu" style:family="text">
      <style:text-properties fo:background-color="#80FFFF"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style:style>
    <style:style style:name="T120" style:parent-style-name="Domyślnaczcionkaakapitu" style:family="text">
      <style:text-properties style:text-underline-type="single" style:text-underline-style="solid" style:text-underline-width="auto" style:text-underline-mode="continuous"/>
    </style:style>
    <style:style style:name="T121" style:parent-style-name="Domyślnaczcionkaakapitu" style:family="text">
      <style:text-properties fo:background-color="#80FFFF" style:text-underline-type="single" style:text-underline-style="solid" style:text-underline-width="auto" style:text-underline-mode="continuous"/>
    </style:style>
    <style:style style:name="T122" style:parent-style-name="Domyślnaczcionkaakapitu" style:family="text">
      <style:text-properties style:text-underline-type="single" style:text-underline-style="solid" style:text-underline-width="auto" style:text-underline-mode="continuous"/>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style:style>
    <style:style style:name="T127" style:parent-style-name="Domyślnaczcionkaakapitu" style:family="text">
      <style:text-properties fo:background-color="#80FFFF" style:text-underline-type="single" style:text-underline-style="solid" style:text-underline-width="auto" style:text-underline-mode="continuous"/>
    </style:style>
    <style:style style:name="T128" style:parent-style-name="Domyślnaczcionkaakapitu" style:family="text">
      <style:text-properties style:text-underline-type="single" style:text-underline-style="solid" style:text-underline-width="auto" style:text-underline-mode="continuous"/>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style:style>
    <style:style style:name="T132" style:parent-style-name="Domyślnaczcionkaakapitu" style:family="text">
      <style:text-properties style:text-underline-type="single" style:text-underline-style="solid" style:text-underline-width="auto" style:text-underline-mode="continuous"/>
    </style:style>
    <style:style style:name="T133" style:parent-style-name="Domyślnaczcionkaakapitu" style:family="text">
      <style:text-properties fo:background-color="#80FFFF" style:text-underline-type="single" style:text-underline-style="solid" style:text-underline-width="auto" style:text-underline-mode="continuous"/>
    </style:style>
    <style:style style:name="T134" style:parent-style-name="Domyślnaczcionkaakapitu" style:family="text">
      <style:text-properties style:text-underline-type="single" style:text-underline-style="solid" style:text-underline-width="auto" style:text-underline-mode="continuous"/>
    </style:style>
    <style:style style:name="P135" style:parent-style-name="Normalny" style:family="paragraph">
      <style:paragraph-properties fo:text-align="justify" fo:line-height="150%" fo:text-indent="0.2479in"/>
    </style:style>
    <style:style style:name="P136" style:parent-style-name="Normalny" style:family="paragraph">
      <style:paragraph-properties fo:text-align="justify" fo:line-height="150%"/>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style:style>
    <style:style style:name="T141" style:parent-style-name="Domyślnaczcionkaakapitu" style:family="text">
      <style:text-properties style:text-underline-type="single" style:text-underline-style="solid" style:text-underline-width="auto" style:text-underline-mode="continuous"/>
    </style:style>
    <style:style style:name="T142" style:parent-style-name="Domyślnaczcionkaakapitu" style:family="text">
      <style:text-properties fo:background-color="#80FFFF" style:text-underline-type="single" style:text-underline-style="solid" style:text-underline-width="auto" style:text-underline-mode="continuous"/>
    </style:style>
    <style:style style:name="T143" style:parent-style-name="Domyślnaczcionkaakapitu" style:family="text">
      <style:text-properties style:text-underline-type="single" style:text-underline-style="solid" style:text-underline-width="auto" style:text-underline-mode="continuous"/>
    </style:style>
    <style:style style:name="P144" style:parent-style-name="Normalny" style:family="paragraph">
      <style:paragraph-properties fo:text-align="justify" fo:line-height="150%" fo:text-indent="0.2479in"/>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479in"/>
    </style:style>
    <style:style style:name="P154" style:parent-style-name="Normalny" style:family="paragraph">
      <style:paragraph-properties fo:text-align="justify" fo:line-height="150%"/>
    </style:style>
    <style:style style:name="T155" style:parent-style-name="Domyślnaczcionkaakapitu" style:family="text">
      <style:text-properties style:text-underline-type="single" style:text-underline-style="solid" style:text-underline-width="auto" style:text-underline-mode="continuous"/>
    </style:style>
    <style:style style:name="P156" style:parent-style-name="Normalny" style:family="paragraph">
      <style:paragraph-properties fo:text-align="justify" fo:line-height="150%" fo:text-indent="0.2479in"/>
    </style:style>
    <style:style style:name="P157" style:parent-style-name="Normalny" style:family="paragraph">
      <style:paragraph-properties fo:text-align="justify" fo:line-height="150%" fo:text-indent="0.2479in">
        <style:tab-stops>
          <style:tab-stop style:type="right" style:leader-style="dotted" style:leader-text="." style:position="4.543in"/>
          <style:tab-stop style:type="left" style:position="4.6951in"/>
        </style:tab-stops>
      </style:paragraph-properties>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P167" style:parent-style-name="Normalny" style:family="paragraph">
      <style:paragraph-properties fo:text-align="justify" fo:line-height="150%" fo:text-indent="0.2479in"/>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style:style>
    <style:style style:name="T170" style:parent-style-name="Domyślnaczcionkaakapitu" style:family="text">
      <style:text-properties style:text-underline-type="single" style:text-underline-style="solid" style:text-underline-width="auto" style:text-underline-mode="continuous"/>
    </style:style>
    <style:style style:name="T171" style:parent-style-name="Domyślnaczcionkaakapitu" style:family="text">
      <style:text-properties fo:background-color="#80FFFF" style:text-underline-type="single" style:text-underline-style="solid" style:text-underline-width="auto" style:text-underline-mode="continuous"/>
    </style:style>
    <style:style style:name="T172" style:parent-style-name="Domyślnaczcionkaakapitu" style:family="text">
      <style:text-properties style:text-underline-type="single" style:text-underline-style="solid" style:text-underline-width="auto" style:text-underline-mode="continuous"/>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T178" style:parent-style-name="Domyślnaczcionkaakapitu" style:family="text">
      <style:text-properties style:text-underline-type="single" style:text-underline-style="solid" style:text-underline-width="auto" style:text-underline-mode="continuous"/>
    </style:style>
    <style:style style:name="P179" style:parent-style-name="Normalny" style:family="paragraph">
      <style:paragraph-properties fo:text-align="justify" fo:line-height="150%" fo:text-indent="0.2479in"/>
    </style:style>
    <style:style style:name="P180" style:parent-style-name="Normalny" style:family="paragraph">
      <style:paragraph-properties fo:text-align="justify" fo:line-height="150%"/>
    </style:style>
    <style:style style:name="T181" style:parent-style-name="Domyślnaczcionkaakapitu" style:family="text">
      <style:text-properties style:text-underline-type="single" style:text-underline-style="solid" style:text-underline-width="auto" style:text-underline-mode="continuous"/>
    </style:style>
    <style:style style:name="T182" style:parent-style-name="Domyślnaczcionkaakapitu" style:family="text">
      <style:text-properties fo:background-color="#80FFFF" style:text-underline-type="single" style:text-underline-style="solid" style:text-underline-width="auto" style:text-underline-mode="continuous"/>
    </style:style>
    <style:style style:name="T183" style:parent-style-name="Domyślnaczcionkaakapitu" style:family="text">
      <style:text-properties style:text-underline-type="single" style:text-underline-style="solid" style:text-underline-width="auto" style:text-underline-mode="continuous"/>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style:style>
    <style:style style:name="T193" style:parent-style-name="Domyślnaczcionkaakapitu" style:family="text">
      <style:text-properties style:text-underline-type="single" style:text-underline-style="solid" style:text-underline-width="auto" style:text-underline-mode="continuous"/>
    </style:style>
    <style:style style:name="T194" style:parent-style-name="Domyślnaczcionkaakapitu" style:family="text">
      <style:text-properties fo:background-color="#80FFFF" style:text-underline-type="single" style:text-underline-style="solid" style:text-underline-width="auto" style:text-underline-mode="continuous"/>
    </style:style>
    <style:style style:name="T195" style:parent-style-name="Domyślnaczcionkaakapitu" style:family="text">
      <style:text-properties style:text-underline-type="single" style:text-underline-style="solid" style:text-underline-width="auto" style:text-underline-mode="continuous"/>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style:style>
    <style:style style:name="T200" style:parent-style-name="Domyślnaczcionkaakapitu" style:family="text">
      <style:text-properties style:text-underline-type="single" style:text-underline-style="solid" style:text-underline-width="auto" style:text-underline-mode="continuous"/>
    </style:style>
    <style:style style:name="T201" style:parent-style-name="Domyślnaczcionkaakapitu" style:family="text">
      <style:text-properties fo:background-color="#80FFFF" style:text-underline-type="single" style:text-underline-style="solid" style:text-underline-width="auto" style:text-underline-mode="continuous"/>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style:text-underline-type="single" style:text-underline-style="solid" style:text-underline-width="auto" style:text-underline-mode="continuous"/>
    </style:style>
    <style:style style:name="T205" style:parent-style-name="Domyślnaczcionkaakapitu" style:family="text">
      <style:text-properties fo:background-color="#80FFFF" style:text-underline-type="single" style:text-underline-style="solid" style:text-underline-width="auto" style:text-underline-mode="continuous"/>
    </style:style>
    <style:style style:name="T206" style:parent-style-name="Domyślnaczcionkaakapitu" style:family="text">
      <style:text-properties style:text-underline-type="single" style:text-underline-style="solid" style:text-underline-width="auto" style:text-underline-mode="continuous"/>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style:style>
    <style:style style:name="T213" style:parent-style-name="Domyślnaczcionkaakapitu" style:family="text">
      <style:text-properties fo:background-color="#80FFFF" style:text-underline-type="single" style:text-underline-style="solid" style:text-underline-width="auto" style:text-underline-mode="continuous"/>
    </style:style>
    <style:style style:name="T214" style:parent-style-name="Domyślnaczcionkaakapitu" style:family="text">
      <style:text-properties style:text-underline-type="single" style:text-underline-style="solid" style:text-underline-width="auto" style:text-underline-mode="continuous"/>
    </style:style>
    <style:style style:name="T215" style:parent-style-name="Domyślnaczcionkaakapitu" style:family="text">
      <style:text-properties fo:background-color="#80FFFF" style:text-underline-type="single" style:text-underline-style="solid" style:text-underline-width="auto" style:text-underline-mode="continuous"/>
    </style:style>
    <style:style style:name="T216" style:parent-style-name="Domyślnaczcionkaakapitu" style:family="text">
      <style:text-properties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style:style>
    <style:style style:name="T219" style:parent-style-name="Domyślnaczcionkaakapitu" style:family="text">
      <style:text-properties style:text-underline-type="single" style:text-underline-style="solid" style:text-underline-width="auto" style:text-underline-mode="continuous"/>
    </style:style>
    <style:style style:name="T220" style:parent-style-name="Domyślnaczcionkaakapitu" style:family="text">
      <style:text-properties fo:background-color="#80FFFF" style:text-underline-type="single" style:text-underline-style="solid" style:text-underline-width="auto" style:text-underline-mode="continuous"/>
    </style:style>
    <style:style style:name="T221" style:parent-style-name="Domyślnaczcionkaakapitu" style:family="text">
      <style:text-properties style:text-underline-type="single" style:text-underline-style="solid" style:text-underline-width="auto" style:text-underline-mode="continuous"/>
    </style:style>
    <style:style style:name="P222" style:parent-style-name="Normalny" style:family="paragraph">
      <style:paragraph-properties fo:text-align="justify" fo:line-height="150%" fo:text-indent="0.2479in"/>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text-underline-type="single" style:text-underline-style="solid" style:text-underline-width="auto" style:text-underline-mode="continuous"/>
    </style:style>
    <style:style style:name="T227" style:parent-style-name="Domyślnaczcionkaakapitu" style:family="text">
      <style:text-properties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479in"/>
    </style:style>
    <style:style style:name="P233" style:parent-style-name="Normalny" style:family="paragraph">
      <style:paragraph-properties fo:text-align="justify" fo:line-height="150%"/>
    </style:style>
    <style:style style:name="T234" style:parent-style-name="Domyślnaczcionkaakapitu" style:family="text">
      <style:text-properties fo:background-color="#80FFFF" style:text-underline-type="single" style:text-underline-style="solid" style:text-underline-width="auto" style:text-underline-mode="continuous"/>
    </style:style>
    <style:style style:name="T235" style:parent-style-name="Domyślnaczcionkaakapitu" style:family="text">
      <style:text-properties style:text-underline-type="single" style:text-underline-style="solid" style:text-underline-width="auto" style:text-underline-mode="continuous"/>
    </style:style>
    <style:style style:name="T236" style:parent-style-name="Domyślnaczcionkaakapitu" style:family="text">
      <style:text-properties fo:background-color="#80FFFF" style:text-underline-type="single" style:text-underline-style="solid" style:text-underline-width="auto" style:text-underline-mode="continuous"/>
    </style:style>
    <style:style style:name="T237" style:parent-style-name="Domyślnaczcionkaakapitu" style:family="text">
      <style:text-properties style:text-underline-type="single" style:text-underline-style="solid" style:text-underline-width="auto" style:text-underline-mode="continuous"/>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style:style>
    <style:style style:name="T243" style:parent-style-name="Domyślnaczcionkaakapitu" style:family="text">
      <style:text-properties fo:background-color="#80FFFF" style:text-underline-type="single" style:text-underline-style="solid" style:text-underline-width="auto" style:text-underline-mode="continuous"/>
    </style:style>
    <style:style style:name="T244" style:parent-style-name="Domyślnaczcionkaakapitu" style:family="text">
      <style:text-properties style:text-underline-type="single" style:text-underline-style="solid" style:text-underline-width="auto" style:text-underline-mode="continuous"/>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fo:text-indent="0.2479in"/>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P264" style:parent-style-name="Normalny" style:family="paragraph">
      <style:paragraph-properties fo:text-align="justify" fo:line-height="150%"/>
    </style:style>
    <style:style style:name="T265" style:parent-style-name="Domyślnaczcionkaakapitu" style:family="text">
      <style:text-properties fo:background-color="#80FFFF" style:text-underline-type="single" style:text-underline-style="solid" style:text-underline-width="auto" style:text-underline-mode="continuous"/>
    </style:style>
    <style:style style:name="T266" style:parent-style-name="Domyślnaczcionkaakapitu" style:family="text">
      <style:text-properties style:text-underline-type="single" style:text-underline-style="solid" style:text-underline-width="auto" style:text-underline-mode="continuous"/>
    </style:style>
    <style:style style:name="T267" style:parent-style-name="Domyślnaczcionkaakapitu" style:family="text">
      <style:text-properties fo:background-color="#80FFFF"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style:style>
    <style:style style:name="T272" style:parent-style-name="Domyślnaczcionkaakapitu" style:family="text">
      <style:text-properties style:text-underline-type="single" style:text-underline-style="solid" style:text-underline-width="auto" style:text-underline-mode="continuous"/>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tab-stops>
          <style:tab-stop style:type="left" style:position="2.3652in"/>
        </style:tab-stops>
      </style:paragraph-properties>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tab-stops>
          <style:tab-stop style:type="left" style:position="2.3652in"/>
        </style:tab-stops>
      </style:paragraph-properties>
    </style:style>
    <style:style style:name="P281" style:parent-style-name="Normalny" style:family="paragraph">
      <style:paragraph-properties fo:text-align="justify" fo:line-height="150%"/>
    </style:style>
    <style:style style:name="T282" style:parent-style-name="Domyślnaczcionkaakapitu" style:family="text">
      <style:text-properties style:text-underline-type="single" style:text-underline-style="solid" style:text-underline-width="auto" style:text-underline-mode="continuous"/>
    </style:style>
    <style:style style:name="T283" style:parent-style-name="Domyślnaczcionkaakapitu" style:family="text">
      <style:text-properties fo:background-color="#80FFFF" style:text-underline-type="single" style:text-underline-style="solid" style:text-underline-width="auto" style:text-underline-mode="continuous"/>
    </style:style>
    <style:style style:name="T284" style:parent-style-name="Domyślnaczcionkaakapitu" style:family="text">
      <style:text-properties style:text-underline-type="single" style:text-underline-style="solid" style:text-underline-width="auto" style:text-underline-mode="continuous"/>
    </style:style>
    <style:style style:name="P285" style:parent-style-name="Normalny" style:family="paragraph">
      <style:paragraph-properties fo:text-align="justify" fo:line-height="150%" fo:text-indent="0.2479in"/>
    </style:style>
    <style:style style:name="P286" style:parent-style-name="Normalny" style:family="paragraph">
      <style:paragraph-properties fo:text-align="justify" fo:line-height="150%"/>
    </style:style>
    <style:style style:name="T287" style:parent-style-name="Domyślnaczcionkaakapitu" style:family="text">
      <style:text-properties fo:background-color="#80FFFF" style:text-underline-type="single" style:text-underline-style="solid" style:text-underline-width="auto" style:text-underline-mode="continuous"/>
    </style:style>
    <style:style style:name="T288" style:parent-style-name="Domyślnaczcionkaakapitu" style:family="text">
      <style:text-properties style:text-underline-type="single" style:text-underline-style="solid" style:text-underline-width="auto" style:text-underline-mode="continuous"/>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T290" style:parent-style-name="Domyślnaczcionkaakapitu" style:family="text">
      <style:text-properties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style:style>
    <style:style style:name="T298" style:parent-style-name="Domyślnaczcionkaakapitu" style:family="text">
      <style:text-properties style:text-underline-type="single" style:text-underline-style="solid" style:text-underline-width="auto" style:text-underline-mode="continuous"/>
    </style:style>
    <style:style style:name="T299" style:parent-style-name="Domyślnaczcionkaakapitu" style:family="text">
      <style:text-properties fo:background-color="#80FFFF" style:text-underline-type="single" style:text-underline-style="solid" style:text-underline-width="auto" style:text-underline-mode="continuous"/>
    </style:style>
    <style:style style:name="T300" style:parent-style-name="Domyślnaczcionkaakapitu" style:family="text">
      <style:text-properties style:text-underline-type="single" style:text-underline-style="solid" style:text-underline-width="auto" style:text-underline-mode="continuous"/>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style:style>
    <style:style style:name="T303" style:parent-style-name="Domyślnaczcionkaakapitu" style:family="text">
      <style:text-properties style:text-underline-type="single" style:text-underline-style="solid" style:text-underline-width="auto" style:text-underline-mode="continuous"/>
    </style:style>
    <style:style style:name="P304" style:parent-style-name="Normalny" style:family="paragraph">
      <style:paragraph-properties fo:text-align="justify" fo:line-height="150%" fo:text-indent="0.2479in"/>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fo:text-indent="0.2479in"/>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style:style>
    <style:style style:name="T320" style:parent-style-name="Domyślnaczcionkaakapitu" style:family="text">
      <style:text-properties fo:background-color="#80FFFF" style:text-underline-type="single" style:text-underline-style="solid" style:text-underline-width="auto" style:text-underline-mode="continuous"/>
    </style:style>
    <style:style style:name="T321" style:parent-style-name="Domyślnaczcionkaakapitu" style:family="text">
      <style:text-properties style:text-underline-type="single" style:text-underline-style="solid" style:text-underline-width="auto" style:text-underline-mode="continuous"/>
    </style:style>
    <style:style style:name="T322" style:parent-style-name="Domyślnaczcionkaakapitu" style:family="text">
      <style:text-properties fo:background-color="#80FFFF" style:text-underline-type="single" style:text-underline-style="solid" style:text-underline-width="auto" style:text-underline-mode="continuous"/>
    </style:style>
    <style:style style:name="T323" style:parent-style-name="Domyślnaczcionkaakapitu" style:family="text">
      <style:text-properties style:text-underline-type="single" style:text-underline-style="solid" style:text-underline-width="auto" style:text-underline-mode="continuous"/>
    </style:style>
    <style:style style:name="T324" style:parent-style-name="Domyślnaczcionkaakapitu" style:family="text">
      <style:text-properties fo:background-color="#80FFFF" style:text-underline-type="single" style:text-underline-style="solid" style:text-underline-width="auto" style:text-underline-mode="continuous"/>
    </style:style>
    <style:style style:name="T325" style:parent-style-name="Domyślnaczcionkaakapitu" style:family="text">
      <style:text-properties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style:style>
    <style:style style:name="T331" style:parent-style-name="Domyślnaczcionkaakapitu" style:family="text">
      <style:text-properties fo:background-color="#80FFFF" style:text-underline-type="single" style:text-underline-style="solid" style:text-underline-width="auto" style:text-underline-mode="continuous"/>
    </style:style>
    <style:style style:name="T332" style:parent-style-name="Domyślnaczcionkaakapitu" style:family="text">
      <style:text-properties style:text-underline-type="single" style:text-underline-style="solid" style:text-underline-width="auto" style:text-underline-mode="continuous"/>
    </style:style>
    <style:style style:name="T333" style:parent-style-name="Domyślnaczcionkaakapitu" style:family="text">
      <style:text-properties fo:background-color="#80FFFF" style:text-underline-type="single" style:text-underline-style="solid" style:text-underline-width="auto" style:text-underline-mode="continuous"/>
    </style:style>
    <style:style style:name="T334" style:parent-style-name="Domyślnaczcionkaakapitu" style:family="text">
      <style:text-properties style:text-underline-type="single" style:text-underline-style="solid" style:text-underline-width="auto" style:text-underline-mode="continuous"/>
    </style:style>
    <style:style style:name="T335" style:parent-style-name="Domyślnaczcionkaakapitu" style:family="text">
      <style:text-properties fo:background-color="#80FFFF" style:text-underline-type="single" style:text-underline-style="solid" style:text-underline-width="auto" style:text-underline-mode="continuous"/>
    </style:style>
    <style:style style:name="T336" style:parent-style-name="Domyślnaczcionkaakapitu" style:family="text">
      <style:text-properties style:text-underline-type="single" style:text-underline-style="solid" style:text-underline-width="auto" style:text-underline-mode="continuous"/>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P345" style:parent-style-name="Normalny" style:family="paragraph">
      <style:paragraph-properties fo:text-align="justify" fo:line-height="150%"/>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text-underline-type="single" style:text-underline-style="solid" style:text-underline-width="auto" style:text-underline-mode="continuous"/>
    </style:style>
    <style:style style:name="T348" style:parent-style-name="Domyślnaczcionkaakapitu" style:family="text">
      <style:text-properties style:text-underline-type="single" style:text-underline-style="solid" style:text-underline-width="auto" style:text-underline-mode="continuous"/>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479in"/>
    </style:style>
    <style:style style:name="P354" style:parent-style-name="Normalny" style:family="paragraph">
      <style:paragraph-properties fo:text-align="justify" fo:line-height="150%"/>
    </style:style>
    <style:style style:name="T355" style:parent-style-name="Domyślnaczcionkaakapitu" style:family="text">
      <style:text-properties style:text-underline-type="single" style:text-underline-style="solid" style:text-underline-width="auto" style:text-underline-mode="continuous"/>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479in"/>
    </style:style>
    <style:style style:name="P375" style:parent-style-name="Normalny" style:family="paragraph">
      <style:paragraph-properties fo:text-align="justify" fo:line-height="150%"/>
    </style:style>
    <style:style style:name="T376" style:parent-style-name="Domyślnaczcionkaakapitu" style:family="text">
      <style:text-properties style:text-underline-type="single" style:text-underline-style="solid" style:text-underline-width="auto" style:text-underline-mode="continuous"/>
    </style:style>
    <style:style style:name="T377" style:parent-style-name="Domyślnaczcionkaakapitu" style:family="text">
      <style:text-properties fo:background-color="#80FFFF" style:text-underline-type="single" style:text-underline-style="solid" style:text-underline-width="auto" style:text-underline-mode="continuous"/>
    </style:style>
    <style:style style:name="T378" style:parent-style-name="Domyślnaczcionkaakapitu" style:family="text">
      <style:text-properties style:text-underline-type="single" style:text-underline-style="solid" style:text-underline-width="auto" style:text-underline-mode="continuous"/>
    </style:style>
    <style:style style:name="P379" style:parent-style-name="Normalny" style:family="paragraph">
      <style:paragraph-properties fo:text-align="justify" fo:line-height="150%" fo:text-indent="0.2479in"/>
    </style:style>
    <style:style style:name="P380" style:parent-style-name="Normalny" style:family="paragraph">
      <style:paragraph-properties fo:text-align="justify" fo:line-height="150%"/>
    </style:style>
    <style:style style:name="T381" style:parent-style-name="Domyślnaczcionkaakapitu" style:family="text">
      <style:text-properties style:text-underline-type="single" style:text-underline-style="solid" style:text-underline-width="auto" style:text-underline-mode="continuous"/>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style:style>
    <style:style style:name="T403" style:parent-style-name="Domyślnaczcionkaakapitu" style:family="text">
      <style:text-properties fo:background-color="#80FFFF" style:text-underline-type="single" style:text-underline-style="solid" style:text-underline-width="auto" style:text-underline-mode="continuous"/>
    </style:style>
    <style:style style:name="T404" style:parent-style-name="Domyślnaczcionkaakapitu" style:family="text">
      <style:text-properties style:text-underline-type="single" style:text-underline-style="solid" style:text-underline-width="auto" style:text-underline-mode="continuous"/>
    </style:style>
    <style:style style:name="T405" style:parent-style-name="Domyślnaczcionkaakapitu" style:family="text">
      <style:text-properties fo:background-color="#80FFFF" style:text-underline-type="single" style:text-underline-style="solid" style:text-underline-width="auto" style:text-underline-mode="continuous"/>
    </style:style>
    <style:style style:name="T406" style:parent-style-name="Domyślnaczcionkaakapitu" style:family="text">
      <style:text-properties style:text-underline-type="single" style:text-underline-style="solid" style:text-underline-width="auto" style:text-underline-mode="continuous"/>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style:style>
    <style:style style:name="T446" style:parent-style-name="Domyślnaczcionkaakapitu" style:family="text">
      <style:text-properties style:text-underline-type="single" style:text-underline-style="solid" style:text-underline-width="auto" style:text-underline-mode="continuous"/>
    </style:style>
    <style:style style:name="T447" style:parent-style-name="Domyślnaczcionkaakapitu" style:family="text">
      <style:text-properties fo:background-color="#80FFFF" style:text-underline-type="single" style:text-underline-style="solid" style:text-underline-width="auto" style:text-underline-mode="continuous"/>
    </style:style>
    <style:style style:name="T448" style:parent-style-name="Domyślnaczcionkaakapitu" style:family="text">
      <style:text-properties style:text-underline-type="single" style:text-underline-style="solid" style:text-underline-width="auto" style:text-underline-mode="continuous"/>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style:style>
    <style:style style:name="T453" style:parent-style-name="Domyślnaczcionkaakapitu" style:family="text">
      <style:text-properties style:text-underline-type="single" style:text-underline-style="solid" style:text-underline-width="auto" style:text-underline-mode="continuous"/>
    </style:style>
    <style:style style:name="T454" style:parent-style-name="Domyślnaczcionkaakapitu" style:family="text">
      <style:text-properties fo:background-color="#80FFFF" style:text-underline-type="single" style:text-underline-style="solid" style:text-underline-width="auto" style:text-underline-mode="continuous"/>
    </style:style>
    <style:style style:name="T455" style:parent-style-name="Domyślnaczcionkaakapitu" style:family="text">
      <style:text-properties style:text-underline-type="single" style:text-underline-style="solid" style:text-underline-width="auto" style:text-underline-mode="continuous"/>
    </style:style>
    <style:style style:name="P456" style:parent-style-name="Normalny" style:family="paragraph">
      <style:paragraph-properties fo:text-align="justify" fo:line-height="150%" fo:text-indent="0.2479in"/>
    </style:style>
    <style:style style:name="P457" style:parent-style-name="Normalny" style:family="paragraph">
      <style:paragraph-properties fo:text-align="justify" fo:line-height="150%"/>
    </style:style>
    <style:style style:name="T458" style:parent-style-name="Domyślnaczcionkaakapitu" style:family="text">
      <style:text-properties fo:background-color="#80FFFF" style:text-underline-type="single" style:text-underline-style="solid" style:text-underline-width="auto" style:text-underline-mode="continuous"/>
    </style:style>
    <style:style style:name="T459" style:parent-style-name="Domyślnaczcionkaakapitu" style:family="text">
      <style:text-properties style:text-underline-type="single" style:text-underline-style="solid" style:text-underline-width="auto" style:text-underline-mode="continuous"/>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style:style>
    <style:style style:name="T464" style:parent-style-name="Domyślnaczcionkaakapitu" style:family="text">
      <style:text-properties style:text-underline-type="single" style:text-underline-style="solid" style:text-underline-width="auto" style:text-underline-mode="continuous"/>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P467" style:parent-style-name="Normalny" style:family="paragraph">
      <style:paragraph-properties fo:text-align="justify" fo:line-height="150%" fo:text-indent="0.2479in"/>
    </style:style>
    <style:style style:name="P468" style:parent-style-name="Normalny" style:family="paragraph">
      <style:paragraph-properties fo:text-align="justify" fo:line-height="150%"/>
    </style:style>
    <style:style style:name="T469" style:parent-style-name="Domyślnaczcionkaakapitu" style:family="text">
      <style:text-properties style:text-underline-type="single" style:text-underline-style="solid" style:text-underline-width="auto" style:text-underline-mode="continuous"/>
    </style:style>
    <style:style style:name="T470" style:parent-style-name="Domyślnaczcionkaakapitu" style:family="text">
      <style:text-properties fo:background-color="#80FFFF" style:text-underline-type="single" style:text-underline-style="solid" style:text-underline-width="auto" style:text-underline-mode="continuous"/>
    </style:style>
    <style:style style:name="T471" style:parent-style-name="Domyślnaczcionkaakapitu" style:family="text">
      <style:text-properties style:text-underline-type="single" style:text-underline-style="solid" style:text-underline-width="auto" style:text-underline-mode="continuous"/>
    </style:style>
    <style:style style:name="T472" style:parent-style-name="Domyślnaczcionkaakapitu" style:family="text">
      <style:text-properties fo:background-color="#80FFFF" style:text-underline-type="single" style:text-underline-style="solid" style:text-underline-width="auto" style:text-underline-mode="continuous"/>
    </style:style>
    <style:style style:name="P473" style:parent-style-name="Normalny" style:family="paragraph">
      <style:paragraph-properties fo:text-align="justify" fo:line-height="150%" fo:text-indent="0.2479in"/>
    </style:style>
    <style:style style:name="P474" style:parent-style-name="Normalny" style:family="paragraph">
      <style:paragraph-properties fo:text-align="justify" fo:line-height="150%"/>
    </style:style>
    <style:style style:name="T475" style:parent-style-name="Domyślnaczcionkaakapitu" style:family="text">
      <style:text-properties style:text-underline-type="single" style:text-underline-style="solid" style:text-underline-width="auto" style:text-underline-mode="continuous"/>
    </style:style>
    <style:style style:name="T476" style:parent-style-name="Domyślnaczcionkaakapitu" style:family="text">
      <style:text-properties fo:background-color="#80FFFF" style:text-underline-type="single" style:text-underline-style="solid" style:text-underline-width="auto" style:text-underline-mode="continuous"/>
    </style:style>
    <style:style style:name="T477" style:parent-style-name="Domyślnaczcionkaakapitu" style:family="text">
      <style:text-properties style:text-underline-type="single" style:text-underline-style="solid" style:text-underline-width="auto" style:text-underline-mode="continuous"/>
    </style:style>
    <style:style style:name="P478" style:parent-style-name="Normalny" style:family="paragraph">
      <style:paragraph-properties fo:text-align="justify" fo:line-height="150%" fo:text-indent="0.2479in"/>
    </style:style>
    <style:style style:name="P479" style:parent-style-name="Normalny" style:family="paragraph">
      <style:paragraph-properties fo:text-align="justify" fo:line-height="150%">
        <style:tab-stops>
          <style:tab-stop style:type="left" style:leader-style="solid" style:leader-text="_" style:position="2.9534in"/>
        </style:tab-stops>
      </style:paragraph-properties>
    </style:style>
    <style:style style:name="T480" style:parent-style-name="Domyślnaczcionkaakapitu" style:family="text">
      <style:text-properties style:text-underline-type="single" style:text-underline-style="solid" style:text-underline-width="auto" style:text-underline-mode="continuous"/>
    </style:style>
    <style:style style:name="T481" style:parent-style-name="Domyślnaczcionkaakapitu" style:family="text">
      <style:text-properties fo:background-color="#80FFFF" style:text-underline-type="single" style:text-underline-style="solid" style:text-underline-width="auto" style:text-underline-mode="continuous"/>
    </style:style>
    <style:style style:name="T482" style:parent-style-name="Domyślnaczcionkaakapitu" style:family="text">
      <style:text-properties style:text-underline-type="single" style:text-underline-style="solid" style:text-underline-width="auto" style:text-underline-mode="continuous"/>
    </style:style>
    <style:style style:name="P483" style:parent-style-name="Normalny" style:family="paragraph">
      <style:paragraph-properties fo:text-align="justify" fo:line-height="150%" fo:text-indent="0.2479in">
        <style:tab-stops>
          <style:tab-stop style:type="left" style:leader-style="solid" style:leader-text="_" style:position="2.9534in"/>
        </style:tab-stops>
      </style:paragraph-properties>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style:style>
    <style:style style:name="T488" style:parent-style-name="Domyślnaczcionkaakapitu" style:family="text">
      <style:text-properties fo:background-color="#80FFFF" style:text-underline-type="single" style:text-underline-style="solid" style:text-underline-width="auto" style:text-underline-mode="continuous"/>
    </style:style>
    <style:style style:name="T489" style:parent-style-name="Domyślnaczcionkaakapitu" style:family="text">
      <style:text-properties style:text-underline-type="single" style:text-underline-style="solid" style:text-underline-width="auto" style:text-underline-mode="continuous"/>
    </style:style>
    <style:style style:name="T490" style:parent-style-name="Domyślnaczcionkaakapitu" style:family="text">
      <style:text-properties fo:background-color="#80FFFF" style:text-underline-type="single" style:text-underline-style="solid" style:text-underline-width="auto" style:text-underline-mode="continuous"/>
    </style:style>
    <style:style style:name="T491" style:parent-style-name="Domyślnaczcionkaakapitu" style:family="text">
      <style:text-properties style:text-underline-type="single" style:text-underline-style="solid" style:text-underline-width="auto" style:text-underline-mode="continuous"/>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style:style>
    <style:style style:name="T498" style:parent-style-name="Domyślnaczcionkaakapitu" style:family="text">
      <style:text-properties style:text-underline-type="single" style:text-underline-style="solid" style:text-underline-width="auto" style:text-underline-mode="continuous"/>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479in"/>
    </style:style>
    <style:style style:name="P517" style:parent-style-name="Normalny" style:family="paragraph">
      <style:paragraph-properties fo:text-align="justify" fo:line-height="150%"/>
    </style:style>
    <style:style style:name="P518" style:parent-style-name="Normalny" style:family="paragraph">
      <style:paragraph-properties fo:text-align="justify" fo:line-height="150%"/>
    </style:style>
    <style:style style:name="T519" style:parent-style-name="Domyślnaczcionkaakapitu" style:family="text">
      <style:text-properties style:text-underline-type="single" style:text-underline-style="solid" style:text-underline-width="auto" style:text-underline-mode="continuous"/>
    </style:style>
    <style:style style:name="T520" style:parent-style-name="Domyślnaczcionkaakapitu" style:family="text">
      <style:text-properties fo:background-color="#80FFFF" style:text-underline-type="single" style:text-underline-style="solid" style:text-underline-width="auto" style:text-underline-mode="continuous"/>
    </style:style>
    <style:style style:name="T521" style:parent-style-name="Domyślnaczcionkaakapitu" style:family="text">
      <style:text-properties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P535" style:parent-style-name="Normalny" style:family="paragraph">
      <style:paragraph-properties fo:text-align="justify" fo:line-height="150%">
        <style:tab-stops>
          <style:tab-stop style:type="left" style:leader-style="dotted" style:leader-text="." style:position="3.1166in"/>
        </style:tab-stops>
      </style:paragraph-properties>
    </style:style>
    <style:style style:name="T536" style:parent-style-name="Domyślnaczcionkaakapitu" style:family="text">
      <style:text-properties style:text-underline-type="single" style:text-underline-style="solid" style:text-underline-width="auto" style:text-underline-mode="continuous"/>
    </style:style>
    <style:style style:name="P537" style:parent-style-name="Normalny" style:family="paragraph">
      <style:paragraph-properties fo:text-align="justify" fo:line-height="150%" fo:text-indent="0.2479in">
        <style:tab-stops>
          <style:tab-stop style:type="left" style:leader-style="dotted" style:leader-text="." style:position="3.1166in"/>
        </style:tab-stops>
      </style:paragraph-properties>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style:style>
    <style:style style:name="T544" style:parent-style-name="Domyślnaczcionkaakapitu" style:family="text">
      <style:text-properties style:text-underline-type="single" style:text-underline-style="solid" style:text-underline-width="auto" style:text-underline-mode="continuous"/>
    </style:style>
    <style:style style:name="T545" style:parent-style-name="Domyślnaczcionkaakapitu" style:family="text">
      <style:text-properties fo:background-color="#80FFFF" style:text-underline-type="single" style:text-underline-style="solid" style:text-underline-width="auto" style:text-underline-mode="continuous"/>
    </style:style>
    <style:style style:name="T546" style:parent-style-name="Domyślnaczcionkaakapitu" style:family="text">
      <style:text-properties style:text-underline-type="single" style:text-underline-style="solid" style:text-underline-width="auto" style:text-underline-mode="continuous"/>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style:style>
    <style:style style:name="T550" style:parent-style-name="Domyślnaczcionkaakapitu" style:family="text">
      <style:text-properties style:text-underline-type="single" style:text-underline-style="solid" style:text-underline-width="auto" style:text-underline-mode="continuous"/>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P556" style:parent-style-name="Normalny" style:family="paragraph">
      <style:paragraph-properties fo:text-align="justify" fo:line-height="150%"/>
    </style:style>
    <style:style style:name="T557" style:parent-style-name="Domyślnaczcionkaakapitu" style:family="text">
      <style:text-properties style:text-underline-type="single" style:text-underline-style="solid" style:text-underline-width="auto" style:text-underline-mode="continuous"/>
    </style:style>
    <style:style style:name="T558" style:parent-style-name="Domyślnaczcionkaakapitu" style:family="text">
      <style:text-properties fo:background-color="#80FFFF" style:text-underline-type="single" style:text-underline-style="solid" style:text-underline-width="auto" style:text-underline-mode="continuous"/>
    </style:style>
    <style:style style:name="T559" style:parent-style-name="Domyślnaczcionkaakapitu" style:family="text">
      <style:text-properties style:text-underline-type="single" style:text-underline-style="solid" style:text-underline-width="auto" style:text-underline-mode="continuous"/>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style:style>
    <style:style style:name="T565" style:parent-style-name="Domyślnaczcionkaakapitu" style:family="text">
      <style:text-properties style:text-underline-type="single" style:text-underline-style="solid" style:text-underline-width="auto" style:text-underline-mode="continuous"/>
    </style:style>
    <style:style style:name="T566" style:parent-style-name="Domyślnaczcionkaakapitu" style:family="text">
      <style:text-properties fo:background-color="#80FFFF" style:text-underline-type="single" style:text-underline-style="solid" style:text-underline-width="auto" style:text-underline-mode="continuous"/>
    </style:style>
    <style:style style:name="T567" style:parent-style-name="Domyślnaczcionkaakapitu" style:family="text">
      <style:text-properties style:text-underline-type="single" style:text-underline-style="solid" style:text-underline-width="auto" style:text-underline-mode="continuous"/>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T573" style:parent-style-name="Domyślnaczcionkaakapitu" style:family="text">
      <style:text-properties fo:background-color="#80FFFF" style:text-underline-type="single" style:text-underline-style="solid" style:text-underline-width="auto" style:text-underline-mode="continuous"/>
    </style:style>
    <style:style style:name="T574" style:parent-style-name="Domyślnaczcionkaakapitu" style:family="text">
      <style:text-properties style:text-underline-type="single" style:text-underline-style="solid" style:text-underline-width="auto" style:text-underline-mode="continuous"/>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P581" style:parent-style-name="Normalny" style:family="paragraph">
      <style:paragraph-properties fo:text-align="justify" fo:line-height="150%" fo:text-indent="0.2479in"/>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style:style>
    <style:style style:name="T584" style:parent-style-name="Domyślnaczcionkaakapitu" style:family="text">
      <style:text-properties fo:background-color="#80FFFF" style:text-underline-type="single" style:text-underline-style="solid" style:text-underline-width="auto" style:text-underline-mode="continuous"/>
    </style:style>
    <style:style style:name="T585" style:parent-style-name="Domyślnaczcionkaakapitu" style:family="text">
      <style:text-properties style:text-underline-type="single" style:text-underline-style="solid" style:text-underline-width="auto" style:text-underline-mode="continuous"/>
    </style:style>
    <style:style style:name="T586" style:parent-style-name="Domyślnaczcionkaakapitu" style:family="text">
      <style:text-properties fo:background-color="#80FFFF" style:text-underline-type="single" style:text-underline-style="solid" style:text-underline-width="auto" style:text-underline-mode="continuous"/>
    </style:style>
    <style:style style:name="T587" style:parent-style-name="Domyślnaczcionkaakapitu" style:family="text">
      <style:text-properties style:text-underline-type="single" style:text-underline-style="solid" style:text-underline-width="auto" style:text-underline-mode="continuous"/>
    </style:style>
    <style:style style:name="P588" style:parent-style-name="Normalny" style:family="paragraph">
      <style:paragraph-properties fo:text-align="justify" fo:line-height="150%" fo:text-indent="0.2479in"/>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style:style>
    <style:style style:name="T599" style:parent-style-name="Domyślnaczcionkaakapitu" style:family="text">
      <style:text-properties style:text-underline-type="single" style:text-underline-style="solid" style:text-underline-width="auto" style:text-underline-mode="continuous"/>
    </style:style>
    <style:style style:name="T600" style:parent-style-name="Domyślnaczcionkaakapitu" style:family="text">
      <style:text-properties fo:background-color="#80FFFF" style:text-underline-type="single" style:text-underline-style="solid" style:text-underline-width="auto" style:text-underline-mode="continuous"/>
    </style:style>
    <style:style style:name="T601" style:parent-style-name="Domyślnaczcionkaakapitu" style:family="text">
      <style:text-properties style:text-underline-type="single" style:text-underline-style="solid" style:text-underline-width="auto" style:text-underline-mode="continuous"/>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style:style>
    <style:style style:name="T614" style:parent-style-name="Domyślnaczcionkaakapitu" style:family="text">
      <style:text-properties style:text-underline-type="single" style:text-underline-style="solid" style:text-underline-width="auto" style:text-underline-mode="continuous"/>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style:style>
    <style:style style:name="T625" style:parent-style-name="Domyślnaczcionkaakapitu" style:family="text">
      <style:text-properties fo:background-color="#80FFFF" style:text-underline-type="single" style:text-underline-style="solid" style:text-underline-width="auto" style:text-underline-mode="continuous"/>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text-underline-type="single" style:text-underline-style="solid" style:text-underline-width="auto" style:text-underline-mode="continuous"/>
    </style:style>
    <style:style style:name="T628" style:parent-style-name="Domyślnaczcionkaakapitu" style:family="text">
      <style:text-properties style:text-underline-type="single" style:text-underline-style="solid" style:text-underline-width="auto" style:text-underline-mode="continuous"/>
    </style:style>
    <style:style style:name="T629" style:parent-style-name="Domyślnaczcionkaakapitu" style:family="text">
      <style:text-properties fo:background-color="#80FFFF" style:text-underline-type="single" style:text-underline-style="solid" style:text-underline-width="auto" style:text-underline-mode="continuous"/>
    </style:style>
    <style:style style:name="T630" style:parent-style-name="Domyślnaczcionkaakapitu" style:family="text">
      <style:text-properties style:text-underline-type="single" style:text-underline-style="solid" style:text-underline-width="auto" style:text-underline-mode="continuous"/>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T633" style:parent-style-name="Domyślnaczcionkaakapitu" style:family="text">
      <style:text-properties fo:background-color="#80FFFF" style:text-underline-type="single" style:text-underline-style="solid" style:text-underline-width="auto" style:text-underline-mode="continuous"/>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P646" style:parent-style-name="Normalny" style:family="paragraph">
      <style:paragraph-properties fo:text-align="justify" fo:line-height="150%"/>
    </style:style>
    <style:style style:name="T647" style:parent-style-name="Domyślnaczcionkaakapitu" style:family="text">
      <style:text-properties style:text-underline-type="single" style:text-underline-style="solid" style:text-underline-width="auto" style:text-underline-mode="continuous"/>
    </style:style>
    <style:style style:name="T648" style:parent-style-name="Domyślnaczcionkaakapitu" style:family="text">
      <style:text-properties fo:background-color="#80FFFF" style:text-underline-type="single" style:text-underline-style="solid" style:text-underline-width="auto" style:text-underline-mode="continuous"/>
    </style:style>
    <style:style style:name="T649" style:parent-style-name="Domyślnaczcionkaakapitu" style:family="text">
      <style:text-properties style:text-underline-type="single" style:text-underline-style="solid" style:text-underline-width="auto" style:text-underline-mode="continuous"/>
    </style:style>
    <style:style style:name="P650" style:parent-style-name="Normalny" style:family="paragraph">
      <style:paragraph-properties fo:text-align="justify" fo:line-height="150%" fo:text-indent="0.2479in"/>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style:style>
    <style:style style:name="T683" style:parent-style-name="Domyślnaczcionkaakapitu" style:family="text">
      <style:text-properties style:text-underline-type="single" style:text-underline-style="solid" style:text-underline-width="auto" style:text-underline-mode="continuous"/>
    </style:style>
    <style:style style:name="T684" style:parent-style-name="Domyślnaczcionkaakapitu" style:family="text">
      <style:text-properties fo:background-color="#80FFFF" style:text-underline-type="single" style:text-underline-style="solid" style:text-underline-width="auto" style:text-underline-mode="continuous"/>
    </style:style>
    <style:style style:name="T685" style:parent-style-name="Domyślnaczcionkaakapitu" style:family="text">
      <style:text-properties style:text-underline-type="single" style:text-underline-style="solid" style:text-underline-width="auto" style:text-underline-mode="continuous"/>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T687" style:parent-style-name="Domyślnaczcionkaakapitu" style:family="text">
      <style:text-properties style:text-underline-type="single" style:text-underline-style="solid" style:text-underline-width="auto" style:text-underline-mode="continuous"/>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479in"/>
    </style:style>
    <style:style style:name="P707" style:parent-style-name="Normalny" style:family="paragraph">
      <style:paragraph-properties fo:text-align="justify" fo:line-height="150%">
        <style:tab-stops>
          <style:tab-stop style:type="left" style:position="3.8152in"/>
        </style:tab-stops>
      </style:paragraph-properties>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text-underline-type="single" style:text-underline-style="solid" style:text-underline-width="auto" style:text-underline-mode="continuous"/>
    </style:style>
    <style:style style:name="T710" style:parent-style-name="Domyślnaczcionkaakapitu" style:family="text">
      <style:text-properties style:text-underline-type="single" style:text-underline-style="solid" style:text-underline-width="auto" style:text-underline-mode="continuous"/>
    </style:style>
    <style:style style:name="P711" style:parent-style-name="Normalny" style:family="paragraph">
      <style:paragraph-properties fo:text-align="justify" fo:line-height="150%" fo:text-indent="0.2479in">
        <style:tab-stops>
          <style:tab-stop style:type="left" style:position="3.8152in"/>
        </style:tab-stops>
      </style:paragraph-properties>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479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style:style>
    <style:style style:name="T728" style:parent-style-name="Domyślnaczcionkaakapitu" style:family="text">
      <style:text-properties style:text-underline-type="single" style:text-underline-style="solid" style:text-underline-width="auto" style:text-underline-mode="continuous"/>
    </style:style>
    <style:style style:name="T729" style:parent-style-name="Domyślnaczcionkaakapitu" style:family="text">
      <style:text-properties fo:background-color="#80FFFF" style:text-underline-type="single" style:text-underline-style="solid" style:text-underline-width="auto" style:text-underline-mode="continuous"/>
    </style:style>
    <style:style style:name="T730" style:parent-style-name="Domyślnaczcionkaakapitu" style:family="text">
      <style:text-properties style:text-underline-type="single" style:text-underline-style="solid" style:text-underline-width="auto" style:text-underline-mode="continuous"/>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style:style>
    <style:style style:name="T734" style:parent-style-name="Domyślnaczcionkaakapitu" style:family="text">
      <style:text-properties fo:background-color="#80FFFF" style:text-underline-type="single" style:text-underline-style="solid" style:text-underline-width="auto" style:text-underline-mode="continuous"/>
    </style:style>
    <style:style style:name="T735" style:parent-style-name="Domyślnaczcionkaakapitu" style:family="text">
      <style:text-properties style:text-underline-type="single" style:text-underline-style="solid" style:text-underline-width="auto" style:text-underline-mode="continuous"/>
    </style:style>
    <style:style style:name="T736" style:parent-style-name="Domyślnaczcionkaakapitu" style:family="text">
      <style:text-properties fo:background-color="#80FFFF" style:text-underline-type="single" style:text-underline-style="solid" style:text-underline-width="auto" style:text-underline-mode="continuous"/>
    </style:style>
    <style:style style:name="T737" style:parent-style-name="Domyślnaczcionkaakapitu" style:family="text">
      <style:text-properties style:text-underline-type="single" style:text-underline-style="solid" style:text-underline-width="auto" style:text-underline-mode="continuous"/>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style:style>
    <style:style style:name="T759" style:parent-style-name="Domyślnaczcionkaakapitu" style:family="text">
      <style:text-properties style:text-underline-type="single" style:text-underline-style="solid" style:text-underline-width="auto" style:text-underline-mode="continuous"/>
    </style:style>
    <style:style style:name="T760" style:parent-style-name="Domyślnaczcionkaakapitu" style:family="text">
      <style:text-properties fo:background-color="#80FFFF" style:text-underline-type="single" style:text-underline-style="solid" style:text-underline-width="auto" style:text-underline-mode="continuous"/>
    </style:style>
    <style:style style:name="T761" style:parent-style-name="Domyślnaczcionkaakapitu" style:family="text">
      <style:text-properties style:text-underline-type="single" style:text-underline-style="solid" style:text-underline-width="auto" style:text-underline-mode="continuous"/>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style:style>
    <style:style style:name="T767" style:parent-style-name="Domyślnaczcionkaakapitu" style:family="text">
      <style:text-properties style:text-underline-type="single" style:text-underline-style="solid" style:text-underline-width="auto" style:text-underline-mode="continuous"/>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style:style>
    <style:style style:name="T777" style:parent-style-name="Domyślnaczcionkaakapitu" style:family="text">
      <style:text-properties style:text-underline-type="single" style:text-underline-style="solid" style:text-underline-width="auto" style:text-underline-mode="continuous"/>
    </style:style>
    <style:style style:name="T778" style:parent-style-name="Domyślnaczcionkaakapitu" style:family="text">
      <style:text-properties fo:background-color="#80FFFF" style:text-underline-type="single" style:text-underline-style="solid" style:text-underline-width="auto" style:text-underline-mode="continuous"/>
    </style:style>
    <style:style style:name="T779" style:parent-style-name="Domyślnaczcionkaakapitu" style:family="text">
      <style:text-properties style:text-underline-type="single" style:text-underline-style="solid" style:text-underline-width="auto" style:text-underline-mode="continuous"/>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style:tab-stops>
          <style:tab-stop style:type="left" style:position="4.625in"/>
        </style:tab-stops>
      </style:paragraph-properties>
    </style:style>
    <style:style style:name="T783" style:parent-style-name="Domyślnaczcionkaakapitu" style:family="text">
      <style:text-properties fo:background-color="#80FFFF" style:text-underline-type="single" style:text-underline-style="solid" style:text-underline-width="auto" style:text-underline-mode="continuous"/>
    </style:style>
    <style:style style:name="T784" style:parent-style-name="Domyślnaczcionkaakapitu" style:family="text">
      <style:text-properties style:text-underline-type="single" style:text-underline-style="solid" style:text-underline-width="auto" style:text-underline-mode="continuous"/>
    </style:style>
    <style:style style:name="T785" style:parent-style-name="Domyślnaczcionkaakapitu" style:family="text">
      <style:text-properties fo:background-color="#80FFFF" style:text-underline-type="single" style:text-underline-style="solid" style:text-underline-width="auto" style:text-underline-mode="continuous"/>
    </style:style>
    <style:style style:name="T786" style:parent-style-name="Domyślnaczcionkaakapitu" style:family="text">
      <style:text-properties style:text-underline-type="single" style:text-underline-style="solid" style:text-underline-width="auto" style:text-underline-mode="continuous"/>
    </style:style>
    <style:style style:name="P787" style:parent-style-name="Normalny" style:family="paragraph">
      <style:paragraph-properties fo:text-align="justify" fo:line-height="150%" fo:text-indent="0.2479in">
        <style:tab-stops>
          <style:tab-stop style:type="left" style:position="4.625in"/>
        </style:tab-stops>
      </style:paragraph-properties>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style:style>
    <style:style style:name="T793" style:parent-style-name="Domyślnaczcionkaakapitu" style:family="text">
      <style:text-properties style:text-underline-type="single" style:text-underline-style="solid" style:text-underline-width="auto" style:text-underline-mode="continuous"/>
    </style:style>
    <style:style style:name="T794" style:parent-style-name="Domyślnaczcionkaakapitu" style:family="text">
      <style:text-properties fo:background-color="#80FFFF" style:text-underline-type="single" style:text-underline-style="solid" style:text-underline-width="auto" style:text-underline-mode="continuous"/>
    </style:style>
    <style:style style:name="T795" style:parent-style-name="Domyślnaczcionkaakapitu" style:family="text">
      <style:text-properties style:text-underline-type="single" style:text-underline-style="solid" style:text-underline-width="auto" style:text-underline-mode="continuous"/>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style:style>
    <style:style style:name="T802" style:parent-style-name="Domyślnaczcionkaakapitu" style:family="text">
      <style:text-properties fo:background-color="#80FFFF" style:text-underline-type="single" style:text-underline-style="solid" style:text-underline-width="auto" style:text-underline-mode="continuous"/>
    </style:style>
    <style:style style:name="T803" style:parent-style-name="Domyślnaczcionkaakapitu" style:family="text">
      <style:text-properties style:text-underline-type="single" style:text-underline-style="solid" style:text-underline-width="auto" style:text-underline-mode="continuous"/>
    </style:style>
    <style:style style:name="T804" style:parent-style-name="Domyślnaczcionkaakapitu" style:family="text">
      <style:text-properties fo:background-color="#80FFFF" style:text-underline-type="single" style:text-underline-style="solid" style:text-underline-width="auto" style:text-underline-mode="continuous"/>
    </style:style>
    <style:style style:name="T805" style:parent-style-name="Domyślnaczcionkaakapitu" style:family="text">
      <style:text-properties style:text-underline-type="single" style:text-underline-style="solid" style:text-underline-width="auto" style:text-underline-mode="continuous"/>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style:style>
    <style:style style:name="T813" style:parent-style-name="Domyślnaczcionkaakapitu" style:family="text">
      <style:text-properties fo:background-color="#80FFFF" style:text-underline-type="single" style:text-underline-style="solid" style:text-underline-width="auto" style:text-underline-mode="continuous"/>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text-underline-type="single" style:text-underline-style="solid" style:text-underline-width="auto" style:text-underline-mode="continuous"/>
    </style:style>
    <style:style style:name="T816" style:parent-style-name="Domyślnaczcionkaakapitu" style:family="text">
      <style:text-properties style:text-underline-type="single" style:text-underline-style="solid" style:text-underline-width="auto" style:text-underline-mode="continuous"/>
    </style:style>
    <style:style style:name="T817" style:parent-style-name="Domyślnaczcionkaakapitu" style:family="text">
      <style:text-properties fo:background-color="#80FFFF" style:text-underline-type="single" style:text-underline-style="solid" style:text-underline-width="auto" style:text-underline-mode="continuous"/>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479in"/>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P824" style:parent-style-name="Normalny" style:family="paragraph">
      <style:paragraph-properties fo:text-align="justify" fo:line-height="150%"/>
    </style:style>
    <style:style style:name="T825" style:parent-style-name="Domyślnaczcionkaakapitu" style:family="text">
      <style:text-properties style:text-underline-type="single" style:text-underline-style="solid" style:text-underline-width="auto" style:text-underline-mode="continuous"/>
    </style:style>
    <style:style style:name="T826" style:parent-style-name="Domyślnaczcionkaakapitu" style:family="text">
      <style:text-properties fo:background-color="#80FFFF" style:text-underline-type="single" style:text-underline-style="solid" style:text-underline-width="auto" style:text-underline-mode="continuous"/>
    </style:style>
    <style:style style:name="T827" style:parent-style-name="Domyślnaczcionkaakapitu" style:family="text">
      <style:text-properties style:text-underline-type="single" style:text-underline-style="solid" style:text-underline-width="auto" style:text-underline-mode="continuous"/>
    </style:style>
    <style:style style:name="T828" style:parent-style-name="Domyślnaczcionkaakapitu" style:family="text">
      <style:text-properties fo:background-color="#80FFFF" style:text-underline-type="single" style:text-underline-style="solid" style:text-underline-width="auto" style:text-underline-mode="continuous"/>
    </style:style>
    <style:style style:name="T829" style:parent-style-name="Domyślnaczcionkaakapitu" style:family="text">
      <style:text-properties style:text-underline-type="single" style:text-underline-style="solid" style:text-underline-width="auto" style:text-underline-mode="continuous"/>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style:tab-stops>
          <style:tab-stop style:type="left" style:position="2.2944in"/>
        </style:tab-stops>
      </style:paragraph-properties>
    </style:style>
    <style:style style:name="T837" style:parent-style-name="Domyślnaczcionkaakapitu" style:family="text">
      <style:text-properties style:text-underline-type="single" style:text-underline-style="solid" style:text-underline-width="auto" style:text-underline-mode="continuous"/>
    </style:style>
    <style:style style:name="P838" style:parent-style-name="Normalny" style:family="paragraph">
      <style:paragraph-properties fo:text-align="justify" fo:line-height="150%" fo:text-indent="0.2479in">
        <style:tab-stops>
          <style:tab-stop style:type="left" style:position="2.2944in"/>
        </style:tab-stops>
      </style:paragraph-properties>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style:tab-stops>
          <style:tab-stop style:type="left" style:position="2.2944in"/>
        </style:tab-stops>
      </style:paragraph-properties>
    </style:style>
    <style:style style:name="T844" style:parent-style-name="Domyślnaczcionkaakapitu" style:family="text">
      <style:text-properties style:text-underline-type="single" style:text-underline-style="solid" style:text-underline-width="auto" style:text-underline-mode="continuous"/>
    </style:style>
    <style:style style:name="P845" style:parent-style-name="Normalny" style:family="paragraph">
      <style:paragraph-properties fo:text-align="justify" fo:line-height="150%" fo:text-indent="0.2479in">
        <style:tab-stops>
          <style:tab-stop style:type="left" style:position="2.2944in"/>
        </style:tab-stops>
      </style:paragraph-properties>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style:style>
    <style:style style:name="T849" style:parent-style-name="Domyślnaczcionkaakapitu" style:family="text">
      <style:text-properties fo:background-color="#80FFFF" style:text-underline-type="single" style:text-underline-style="solid" style:text-underline-width="auto" style:text-underline-mode="continuous"/>
    </style:style>
    <style:style style:name="T850" style:parent-style-name="Domyślnaczcionkaakapitu" style:family="text">
      <style:text-properties style:text-underline-type="single" style:text-underline-style="solid" style:text-underline-width="auto" style:text-underline-mode="continuous"/>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style:style>
    <style:style style:name="T862" style:parent-style-name="Domyślnaczcionkaakapitu" style:family="text">
      <style:text-properties fo:background-color="#80FFFF" style:text-underline-type="single" style:text-underline-style="solid" style:text-underline-width="auto" style:text-underline-mode="continuous"/>
    </style:style>
    <style:style style:name="T863" style:parent-style-name="Domyślnaczcionkaakapitu" style:family="text">
      <style:text-properties style:text-underline-type="single" style:text-underline-style="solid" style:text-underline-width="auto" style:text-underline-mode="continuous"/>
    </style:style>
    <style:style style:name="T864" style:parent-style-name="Domyślnaczcionkaakapitu" style:family="text">
      <style:text-properties fo:background-color="#80FFFF" style:text-underline-type="single" style:text-underline-style="solid" style:text-underline-width="auto" style:text-underline-mode="continuous"/>
    </style:style>
    <style:style style:name="T865" style:parent-style-name="Domyślnaczcionkaakapitu" style:family="text">
      <style:text-properties style:text-underline-type="single" style:text-underline-style="solid" style:text-underline-width="auto" style:text-underline-mode="continuous"/>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style:style>
    <style:style style:name="T880" style:parent-style-name="Domyślnaczcionkaakapitu" style:family="text">
      <style:text-properties style:text-underline-type="single" style:text-underline-style="solid" style:text-underline-width="auto" style:text-underline-mode="continuous"/>
    </style:style>
    <style:style style:name="T881" style:parent-style-name="Domyślnaczcionkaakapitu" style:family="text">
      <style:text-properties fo:background-color="#80FFFF" style:text-underline-type="single" style:text-underline-style="solid" style:text-underline-width="auto" style:text-underline-mode="continuous"/>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P906" style:parent-style-name="Normalny" style:family="paragraph">
      <style:paragraph-properties fo:text-align="justify" fo:line-height="150%"/>
    </style:style>
    <style:style style:name="T907" style:parent-style-name="Domyślnaczcionkaakapitu" style:family="text">
      <style:text-properties fo:background-color="#80FFFF" style:text-underline-type="single" style:text-underline-style="solid" style:text-underline-width="auto" style:text-underline-mode="continuous"/>
    </style:style>
    <style:style style:name="T908" style:parent-style-name="Domyślnaczcionkaakapitu" style:family="text">
      <style:text-properties style:text-underline-type="single" style:text-underline-style="solid" style:text-underline-width="auto" style:text-underline-mode="continuous"/>
    </style:style>
    <style:style style:name="T909" style:parent-style-name="Domyślnaczcionkaakapitu" style:family="text">
      <style:text-properties fo:background-color="#80FFFF" style:text-underline-type="single" style:text-underline-style="solid" style:text-underline-width="auto" style:text-underline-mode="continuous"/>
    </style:style>
    <style:style style:name="T910" style:parent-style-name="Domyślnaczcionkaakapitu" style:family="text">
      <style:text-properties style:text-underline-type="single" style:text-underline-style="solid" style:text-underline-width="auto" style:text-underline-mode="continuous"/>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style:style>
    <style:style style:name="T917" style:parent-style-name="Domyślnaczcionkaakapitu" style:family="text">
      <style:text-properties fo:background-color="#80FFFF" style:text-underline-type="single" style:text-underline-style="solid" style:text-underline-width="auto" style:text-underline-mode="continuous"/>
    </style:style>
    <style:style style:name="T918" style:parent-style-name="Domyślnaczcionkaakapitu" style:family="text">
      <style:text-properties style:text-underline-type="single" style:text-underline-style="solid" style:text-underline-width="auto" style:text-underline-mode="continuous"/>
    </style:style>
    <style:style style:name="T919" style:parent-style-name="Domyślnaczcionkaakapitu" style:family="text">
      <style:text-properties fo:background-color="#80FFFF" style:text-underline-type="single" style:text-underline-style="solid" style:text-underline-width="auto" style:text-underline-mode="continuous"/>
    </style:style>
    <style:style style:name="T920" style:parent-style-name="Domyślnaczcionkaakapitu" style:family="text">
      <style:text-properties style:text-underline-type="single" style:text-underline-style="solid" style:text-underline-width="auto" style:text-underline-mode="continuous"/>
    </style:style>
    <style:style style:name="T921" style:parent-style-name="Domyślnaczcionkaakapitu" style:family="text">
      <style:text-properties fo:background-color="#80FFFF" style:text-underline-type="single" style:text-underline-style="solid" style:text-underline-width="auto" style:text-underline-mode="continuous"/>
    </style:style>
    <style:style style:name="T922" style:parent-style-name="Domyślnaczcionkaakapitu" style:family="text">
      <style:text-properties style:text-underline-type="single" style:text-underline-style="solid" style:text-underline-width="auto" style:text-underline-mode="continuous"/>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style:style>
    <style:style style:name="T934" style:parent-style-name="Domyślnaczcionkaakapitu" style:family="text">
      <style:text-properties style:text-underline-type="single" style:text-underline-style="solid" style:text-underline-width="auto" style:text-underline-mode="continuous"/>
    </style:style>
    <style:style style:name="T935" style:parent-style-name="Domyślnaczcionkaakapitu" style:family="text">
      <style:text-properties fo:background-color="#80FFFF" style:text-underline-type="single" style:text-underline-style="solid" style:text-underline-width="auto" style:text-underline-mode="continuous"/>
    </style:style>
    <style:style style:name="T936" style:parent-style-name="Domyślnaczcionkaakapitu" style:family="text">
      <style:text-properties style:text-underline-type="single" style:text-underline-style="solid" style:text-underline-width="auto" style:text-underline-mode="continuous"/>
    </style:style>
    <style:style style:name="P937" style:parent-style-name="Normalny" style:family="paragraph">
      <style:paragraph-properties fo:text-align="justify" fo:line-height="150%" fo:text-indent="0.2479in"/>
    </style:style>
    <style:style style:name="P938" style:parent-style-name="Normalny" style:family="paragraph">
      <style:paragraph-properties fo:text-align="justify" fo:line-height="150%"/>
    </style:style>
    <style:style style:name="T939" style:parent-style-name="Domyślnaczcionkaakapitu" style:family="text">
      <style:text-properties style:text-underline-type="single" style:text-underline-style="solid" style:text-underline-width="auto" style:text-underline-mode="continuous"/>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style:style>
    <style:style style:name="T948" style:parent-style-name="Domyślnaczcionkaakapitu" style:family="text">
      <style:text-properties style:text-underline-type="single" style:text-underline-style="solid" style:text-underline-width="auto" style:text-underline-mode="continuous"/>
    </style:style>
    <style:style style:name="T949" style:parent-style-name="Domyślnaczcionkaakapitu" style:family="text">
      <style:text-properties fo:background-color="#80FFFF" style:text-underline-type="single" style:text-underline-style="solid" style:text-underline-width="auto" style:text-underline-mode="continuous"/>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fo:background-color="#80FFFF" style:text-underline-type="single" style:text-underline-style="solid" style:text-underline-width="auto" style:text-underline-mode="continuous"/>
    </style:style>
    <style:style style:name="T952" style:parent-style-name="Domyślnaczcionkaakapitu" style:family="text">
      <style:text-properties style:text-underline-type="single" style:text-underline-style="solid" style:text-underline-width="auto" style:text-underline-mode="continuous"/>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style:style>
    <style:style style:name="T958" style:parent-style-name="Domyślnaczcionkaakapitu" style:family="text">
      <style:text-properties style:text-underline-type="single" style:text-underline-style="solid" style:text-underline-width="auto" style:text-underline-mode="continuous"/>
    </style:style>
    <style:style style:name="T959" style:parent-style-name="Domyślnaczcionkaakapitu" style:family="text">
      <style:text-properties fo:background-color="#80FFFF" style:text-underline-type="single" style:text-underline-style="solid" style:text-underline-width="auto" style:text-underline-mode="continuous"/>
    </style:style>
    <style:style style:name="T960" style:parent-style-name="Domyślnaczcionkaakapitu" style:family="text">
      <style:text-properties style:text-underline-type="single" style:text-underline-style="solid" style:text-underline-width="auto" style:text-underline-mode="continuous"/>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style:style>
    <style:style style:name="T970" style:parent-style-name="Domyślnaczcionkaakapitu" style:family="text">
      <style:text-properties style:text-underline-type="single" style:text-underline-style="solid" style:text-underline-width="auto" style:text-underline-mode="continuous"/>
    </style:style>
    <style:style style:name="T971" style:parent-style-name="Domyślnaczcionkaakapitu" style:family="text">
      <style:text-properties fo:background-color="#80FFFF" style:text-underline-type="single" style:text-underline-style="solid" style:text-underline-width="auto" style:text-underline-mode="continuous"/>
    </style:style>
    <style:style style:name="T972" style:parent-style-name="Domyślnaczcionkaakapitu" style:family="text">
      <style:text-properties style:text-underline-type="single" style:text-underline-style="solid" style:text-underline-width="auto" style:text-underline-mode="continuous"/>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P977" style:parent-style-name="Normalny" style:family="paragraph">
      <style:paragraph-properties fo:text-align="justify" fo:line-height="150%" fo:text-indent="0.2479in"/>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text-underline-type="single" style:text-underline-style="solid" style:text-underline-width="auto" style:text-underline-mode="continuous"/>
    </style:style>
    <style:style style:name="T984" style:parent-style-name="Domyślnaczcionkaakapitu" style:family="text">
      <style:text-properties style:text-underline-type="single" style:text-underline-style="solid" style:text-underline-width="auto" style:text-underline-mode="continuous"/>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style:text-underline-type="single" style:text-underline-style="solid" style:text-underline-width="auto" style:text-underline-mode="continuous"/>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style:style>
    <style:style style:name="T990" style:parent-style-name="Domyślnaczcionkaakapitu" style:family="text">
      <style:text-properties style:text-underline-type="single" style:text-underline-style="solid" style:text-underline-width="auto" style:text-underline-mode="continuous"/>
    </style:style>
    <style:style style:name="T991" style:parent-style-name="Domyślnaczcionkaakapitu" style:family="text">
      <style:text-properties fo:background-color="#80FFFF" style:text-underline-type="single" style:text-underline-style="solid" style:text-underline-width="auto" style:text-underline-mode="continuous"/>
    </style:style>
    <style:style style:name="T992" style:parent-style-name="Domyślnaczcionkaakapitu" style:family="text">
      <style:text-properties style:text-underline-type="single" style:text-underline-style="solid" style:text-underline-width="auto" style:text-underline-mode="continuous"/>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style:style>
    <style:style style:name="T1000" style:parent-style-name="Domyślnaczcionkaakapitu" style:family="text">
      <style:text-properties fo:background-color="#80FFFF" style:text-underline-type="single" style:text-underline-style="solid" style:text-underline-width="auto" style:text-underline-mode="continuous"/>
    </style:style>
    <style:style style:name="T1001" style:parent-style-name="Domyślnaczcionkaakapitu" style:family="text">
      <style:text-properties style:text-underline-type="single" style:text-underline-style="solid" style:text-underline-width="auto" style:text-underline-mode="continuous"/>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style:style>
    <style:style style:name="T1011" style:parent-style-name="Domyślnaczcionkaakapitu" style:family="text">
      <style:text-properties fo:background-color="#80FFFF" style:text-underline-type="single" style:text-underline-style="solid" style:text-underline-width="auto" style:text-underline-mode="continuous"/>
    </style:style>
    <style:style style:name="T1012" style:parent-style-name="Domyślnaczcionkaakapitu" style:family="text">
      <style:text-properties style:text-underline-type="single" style:text-underline-style="solid" style:text-underline-width="auto" style:text-underline-mode="continuous"/>
    </style:style>
    <style:style style:name="T1013" style:parent-style-name="Domyślnaczcionkaakapitu" style:family="text">
      <style:text-properties fo:background-color="#80FFFF" style:text-underline-type="single" style:text-underline-style="solid" style:text-underline-width="auto" style:text-underline-mode="continuous"/>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T1016" style:parent-style-name="Domyślnaczcionkaakapitu" style:family="text">
      <style:text-properties style:text-underline-type="single" style:text-underline-style="solid" style:text-underline-width="auto" style:text-underline-mode="continuous"/>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style:style>
    <style:style style:name="T1020" style:parent-style-name="Domyślnaczcionkaakapitu" style:family="text">
      <style:text-properties fo:background-color="#80FFFF" style:text-underline-type="single" style:text-underline-style="solid" style:text-underline-width="auto" style:text-underline-mode="continuous"/>
    </style:style>
    <style:style style:name="T1021" style:parent-style-name="Domyślnaczcionkaakapitu" style:family="text">
      <style:text-properties style:text-underline-type="single" style:text-underline-style="solid" style:text-underline-width="auto" style:text-underline-mode="continuous"/>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text-underline-type="single" style:text-underline-style="solid" style:text-underline-width="auto" style:text-underline-mode="continuous"/>
    </style:style>
    <style:style style:name="T1031" style:parent-style-name="Domyślnaczcionkaakapitu" style:family="text">
      <style:text-properties style:text-underline-type="single" style:text-underline-style="solid" style:text-underline-width="auto" style:text-underline-mode="continuous"/>
    </style:style>
    <style:style style:name="P1032" style:parent-style-name="Normalny" style:family="paragraph">
      <style:paragraph-properties fo:text-align="justify" fo:line-height="150%" fo:text-indent="0.2479in"/>
    </style:style>
    <style:style style:name="P1033" style:parent-style-name="Normalny" style:family="paragraph">
      <style:paragraph-properties fo:text-align="justify" fo:line-height="150%"/>
    </style:style>
    <style:style style:name="T1034" style:parent-style-name="Domyślnaczcionkaakapitu" style:family="text">
      <style:text-properties style:text-underline-type="single" style:text-underline-style="solid" style:text-underline-width="auto" style:text-underline-mode="continuous"/>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style>
    <style:style style:name="T1046" style:parent-style-name="Domyślnaczcionkaakapitu" style:family="text">
      <style:text-properties fo:background-color="#80FFFF" style:text-underline-type="single" style:text-underline-style="solid" style:text-underline-width="auto" style:text-underline-mode="continuous"/>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T1051" style:parent-style-name="Domyślnaczcionkaakapitu" style:family="text">
      <style:text-properties style:text-underline-type="single" style:text-underline-style="solid" style:text-underline-width="auto" style:text-underline-mode="continuous"/>
    </style:style>
    <style:style style:name="P1052" style:parent-style-name="Normalny" style:family="paragraph">
      <style:paragraph-properties fo:text-align="justify" fo:line-height="150%" fo:text-indent="0.2479in"/>
    </style:style>
    <style:style style:name="P1053" style:parent-style-name="Normalny" style:family="paragraph">
      <style:paragraph-properties fo:text-align="justify" fo:line-height="150%"/>
    </style:style>
    <style:style style:name="T1054" style:parent-style-name="Domyślnaczcionkaakapitu" style:family="text">
      <style:text-properties style:text-underline-type="single" style:text-underline-style="solid" style:text-underline-width="auto" style:text-underline-mode="continuous"/>
    </style:style>
    <style:style style:name="P1055" style:parent-style-name="Normalny" style:family="paragraph">
      <style:paragraph-properties fo:text-align="justify" fo:line-height="150%" fo:text-indent="0.2479in"/>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style:style>
    <style:style style:name="T1059" style:parent-style-name="Domyślnaczcionkaakapitu" style:family="text">
      <style:text-properties style:text-underline-type="single" style:text-underline-style="solid" style:text-underline-width="auto" style:text-underline-mode="continuous"/>
    </style:style>
    <style:style style:name="T1060" style:parent-style-name="Domyślnaczcionkaakapitu" style:family="text">
      <style:text-properties fo:background-color="#80FFFF" style:text-underline-type="single" style:text-underline-style="solid" style:text-underline-width="auto" style:text-underline-mode="continuous"/>
    </style:style>
    <style:style style:name="T1061" style:parent-style-name="Domyślnaczcionkaakapitu" style:family="text">
      <style:text-properties style:text-underline-type="single" style:text-underline-style="solid" style:text-underline-width="auto" style:text-underline-mode="continuous"/>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style:style>
    <style:style style:name="T1068" style:parent-style-name="Domyślnaczcionkaakapitu" style:family="text">
      <style:text-properties style:text-underline-type="single" style:text-underline-style="solid" style:text-underline-width="auto" style:text-underline-mode="continuous"/>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P1076" style:parent-style-name="Normalny" style:family="paragraph">
      <style:paragraph-properties fo:text-align="justify" fo:line-height="150%">
        <style:tab-stops>
          <style:tab-stop style:type="left" style:position="3.675in"/>
        </style:tab-stops>
      </style:paragraph-properties>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T1079" style:parent-style-name="Domyślnaczcionkaakapitu" style:family="text">
      <style:text-properties style:text-underline-type="single" style:text-underline-style="solid" style:text-underline-width="auto" style:text-underline-mode="continuous"/>
    </style:style>
    <style:style style:name="P1080" style:parent-style-name="Normalny" style:family="paragraph">
      <style:paragraph-properties fo:text-align="justify" fo:line-height="150%" fo:text-indent="0.2479in">
        <style:tab-stops>
          <style:tab-stop style:type="left" style:position="3.675in"/>
        </style:tab-stops>
      </style:paragraph-properties>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style:style>
    <style:style style:name="T1087" style:parent-style-name="Domyślnaczcionkaakapitu" style:family="text">
      <style:text-properties style:text-underline-type="single" style:text-underline-style="solid" style:text-underline-width="auto" style:text-underline-mode="continuous"/>
    </style:style>
    <style:style style:name="T1088" style:parent-style-name="Domyślnaczcionkaakapitu" style:family="text">
      <style:text-properties fo:background-color="#80FFFF" style:text-underline-type="single" style:text-underline-style="solid" style:text-underline-width="auto" style:text-underline-mode="continuous"/>
    </style:style>
    <style:style style:name="T1089" style:parent-style-name="Domyślnaczcionkaakapitu" style:family="text">
      <style:text-properties style:text-underline-type="single" style:text-underline-style="solid" style:text-underline-width="auto" style:text-underline-mode="continuous"/>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style:style>
    <style:style style:name="T1096" style:parent-style-name="Domyślnaczcionkaakapitu" style:family="text">
      <style:text-properties fo:background-color="#80FFFF" style:text-underline-type="single" style:text-underline-style="solid" style:text-underline-width="auto" style:text-underline-mode="continuous"/>
    </style:style>
    <style:style style:name="T1097" style:parent-style-name="Domyślnaczcionkaakapitu" style:family="text">
      <style:text-properties style:text-underline-type="single" style:text-underline-style="solid" style:text-underline-width="auto" style:text-underline-mode="continuous"/>
    </style:style>
    <style:style style:name="T1098" style:parent-style-name="Domyślnaczcionkaakapitu" style:family="text">
      <style:text-properties fo:background-color="#80FFFF" style:text-underline-type="single" style:text-underline-style="solid" style:text-underline-width="auto" style:text-underline-mode="continuous"/>
    </style:style>
    <style:style style:name="T1099" style:parent-style-name="Domyślnaczcionkaakapitu" style:family="text">
      <style:text-properties style:text-underline-type="single" style:text-underline-style="solid" style:text-underline-width="auto" style:text-underline-mode="continuous"/>
    </style:style>
    <style:style style:name="T1100" style:parent-style-name="Domyślnaczcionkaakapitu" style:family="text">
      <style:text-properties fo:background-color="#80FFFF" style:text-underline-type="single" style:text-underline-style="solid" style:text-underline-width="auto" style:text-underline-mode="continuous"/>
    </style:style>
    <style:style style:name="T1101" style:parent-style-name="Domyślnaczcionkaakapitu" style:family="text">
      <style:text-properties style:text-underline-type="single" style:text-underline-style="solid" style:text-underline-width="auto" style:text-underline-mode="continuous"/>
    </style:style>
    <style:style style:name="P1102" style:parent-style-name="Normalny" style:family="paragraph">
      <style:paragraph-properties fo:text-align="justify" fo:line-height="150%" fo:text-indent="0.2479in"/>
    </style:style>
    <style:style style:name="P1103" style:parent-style-name="Normalny" style:family="paragraph">
      <style:paragraph-properties fo:text-align="justify" fo:line-height="150%"/>
    </style:style>
    <style:style style:name="T1104" style:parent-style-name="Domyślnaczcionkaakapitu" style:family="text">
      <style:text-properties style:text-underline-type="single" style:text-underline-style="solid" style:text-underline-width="auto" style:text-underline-mode="continuous"/>
    </style:style>
    <style:style style:name="P1105" style:parent-style-name="Normalny" style:family="paragraph">
      <style:paragraph-properties fo:text-align="justify" fo:line-height="150%" fo:text-indent="0.2479in"/>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style:style>
    <style:style style:name="T1116" style:parent-style-name="Domyślnaczcionkaakapitu" style:family="text">
      <style:text-properties style:text-underline-type="single" style:text-underline-style="solid" style:text-underline-width="auto" style:text-underline-mode="continuous"/>
    </style:style>
    <style:style style:name="T1117" style:parent-style-name="Domyślnaczcionkaakapitu" style:family="text">
      <style:text-properties fo:background-color="#80FFFF" style:text-underline-type="single" style:text-underline-style="solid" style:text-underline-width="auto" style:text-underline-mode="continuous"/>
    </style:style>
    <style:style style:name="T1118" style:parent-style-name="Domyślnaczcionkaakapitu" style:family="text">
      <style:text-properties style:text-underline-type="single" style:text-underline-style="solid" style:text-underline-width="auto" style:text-underline-mode="continuous"/>
    </style:style>
    <style:style style:name="P1119" style:parent-style-name="Normalny" style:family="paragraph">
      <style:paragraph-properties fo:text-align="justify" fo:line-height="150%" fo:text-indent="0.2479in"/>
    </style:style>
    <style:style style:name="P1120" style:parent-style-name="Normalny" style:family="paragraph">
      <style:paragraph-properties fo:text-align="justify" fo:line-height="150%"/>
    </style:style>
    <style:style style:name="T1121" style:parent-style-name="Domyślnaczcionkaakapitu" style:family="text">
      <style:text-properties style:text-underline-type="single" style:text-underline-style="solid" style:text-underline-width="auto" style:text-underline-mode="continuous"/>
    </style:style>
    <style:style style:name="T1122" style:parent-style-name="Domyślnaczcionkaakapitu" style:family="text">
      <style:text-properties fo:background-color="#80FFFF" style:text-underline-type="single" style:text-underline-style="solid" style:text-underline-width="auto" style:text-underline-mode="continuous"/>
    </style:style>
    <style:style style:name="T1123" style:parent-style-name="Domyślnaczcionkaakapitu" style:family="text">
      <style:text-properties style:text-underline-type="single" style:text-underline-style="solid" style:text-underline-width="auto" style:text-underline-mode="continuou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T1125" style:parent-style-name="Domyślnaczcionkaakapitu" style:family="text">
      <style:text-properties style:text-underline-type="single" style:text-underline-style="solid" style:text-underline-width="auto" style:text-underline-mode="continuous"/>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T1131" style:parent-style-name="Domyślnaczcionkaakapitu" style:family="text">
      <style:text-properties style:text-underline-type="single" style:text-underline-style="solid" style:text-underline-width="auto" style:text-underline-mode="continuous"/>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style:style>
    <style:style style:name="T1142" style:parent-style-name="Domyślnaczcionkaakapitu" style:family="text">
      <style:text-properties style:text-underline-type="single" style:text-underline-style="solid" style:text-underline-width="auto" style:text-underline-mode="continuous"/>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style:style>
    <style:style style:name="T1158" style:parent-style-name="Domyślnaczcionkaakapitu" style:family="text">
      <style:text-properties fo:background-color="#80FFFF" style:text-underline-type="single" style:text-underline-style="solid" style:text-underline-width="auto" style:text-underline-mode="continuous"/>
    </style:style>
    <style:style style:name="T1159" style:parent-style-name="Domyślnaczcionkaakapitu" style:family="text">
      <style:text-properties style:text-underline-type="single" style:text-underline-style="solid" style:text-underline-width="auto" style:text-underline-mode="continuous"/>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T1161" style:parent-style-name="Domyślnaczcionkaakapitu" style:family="text">
      <style:text-properties style:text-underline-type="single" style:text-underline-style="solid" style:text-underline-width="auto" style:text-underline-mode="continuous"/>
    </style:style>
    <style:style style:name="T1162" style:parent-style-name="Domyślnaczcionkaakapitu" style:family="text">
      <style:text-properties fo:background-color="#80FFFF" style:text-underline-type="single" style:text-underline-style="solid" style:text-underline-width="auto" style:text-underline-mode="continuous"/>
    </style:style>
    <style:style style:name="T1163" style:parent-style-name="Domyślnaczcionkaakapitu" style:family="text">
      <style:text-properties style:text-underline-type="single" style:text-underline-style="solid" style:text-underline-width="auto" style:text-underline-mode="continuous"/>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style:style>
    <style:style style:name="T1169" style:parent-style-name="Domyślnaczcionkaakapitu" style:family="text">
      <style:text-properties style:text-underline-type="single" style:text-underline-style="solid" style:text-underline-width="auto" style:text-underline-mode="continuous"/>
    </style:style>
    <style:style style:name="T1170" style:parent-style-name="Domyślnaczcionkaakapitu" style:family="text">
      <style:text-properties fo:background-color="#80FFFF" style:text-underline-type="single" style:text-underline-style="solid" style:text-underline-width="auto" style:text-underline-mode="continuous"/>
    </style:style>
    <style:style style:name="T1171" style:parent-style-name="Domyślnaczcionkaakapitu" style:family="text">
      <style:text-properties style:text-underline-type="single" style:text-underline-style="solid" style:text-underline-width="auto" style:text-underline-mode="continuous"/>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T1178" style:parent-style-name="Domyślnaczcionkaakapitu" style:family="text">
      <style:text-properties style:text-underline-type="single" style:text-underline-style="solid" style:text-underline-width="auto" style:text-underline-mode="continuous"/>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style:style>
    <style:style style:name="T1189" style:parent-style-name="Domyślnaczcionkaakapitu" style:family="text">
      <style:text-properties fo:background-color="#80FFFF" style:text-underline-type="single" style:text-underline-style="solid" style:text-underline-width="auto" style:text-underline-mode="continuous"/>
    </style:style>
    <style:style style:name="T1190" style:parent-style-name="Domyślnaczcionkaakapitu" style:family="text">
      <style:text-properties style:text-underline-type="single" style:text-underline-style="solid" style:text-underline-width="auto" style:text-underline-mode="continuous"/>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T1192" style:parent-style-name="Domyślnaczcionkaakapitu" style:family="text">
      <style:text-properties style:text-underline-type="single" style:text-underline-style="solid" style:text-underline-width="auto" style:text-underline-mode="continuous"/>
    </style:style>
    <style:style style:name="P1193" style:parent-style-name="Normalny" style:family="paragraph">
      <style:paragraph-properties fo:text-align="justify" fo:line-height="150%" fo:text-indent="0.2479in"/>
    </style:style>
    <style:style style:name="P1194" style:parent-style-name="Normalny" style:family="paragraph">
      <style:paragraph-properties fo:text-align="justify" fo:line-height="150%" fo:text-indent="0.2479in"/>
    </style:style>
    <style:style style:name="P1195" style:parent-style-name="Normalny" style:family="paragraph">
      <style:paragraph-properties fo:text-align="justify" fo:line-height="150%"/>
    </style:style>
    <style:style style:name="T1196" style:parent-style-name="Domyślnaczcionkaakapitu" style:family="text">
      <style:text-properties style:text-underline-type="single" style:text-underline-style="solid" style:text-underline-width="auto" style:text-underline-mode="continuous"/>
    </style:style>
    <style:style style:name="T1197" style:parent-style-name="Domyślnaczcionkaakapitu" style:family="text">
      <style:text-properties fo:background-color="#80FFFF" style:text-underline-type="single" style:text-underline-style="solid" style:text-underline-width="auto" style:text-underline-mode="continuous"/>
    </style:style>
    <style:style style:name="T1198" style:parent-style-name="Domyślnaczcionkaakapitu" style:family="text">
      <style:text-properties style:text-underline-type="single" style:text-underline-style="solid" style:text-underline-width="auto" style:text-underline-mode="continuous"/>
    </style:style>
    <style:style style:name="P1199" style:parent-style-name="Normalny" style:family="paragraph">
      <style:paragraph-properties fo:text-align="justify" fo:line-height="150%" fo:text-indent="0.2479in"/>
    </style:style>
    <style:style style:name="P1200" style:parent-style-name="Normalny" style:family="paragraph">
      <style:paragraph-properties fo:text-align="justify" fo:line-height="150%"/>
    </style:style>
    <style:style style:name="T1201" style:parent-style-name="Domyślnaczcionkaakapitu" style:family="text">
      <style:text-properties style:text-underline-type="single" style:text-underline-style="solid" style:text-underline-width="auto" style:text-underline-mode="continuous"/>
    </style:style>
    <style:style style:name="T1202" style:parent-style-name="Domyślnaczcionkaakapitu" style:family="text">
      <style:text-properties fo:background-color="#80FFFF" style:text-underline-type="single" style:text-underline-style="solid" style:text-underline-width="auto" style:text-underline-mode="continuous"/>
    </style:style>
    <style:style style:name="T1203" style:parent-style-name="Domyślnaczcionkaakapitu" style:family="text">
      <style:text-properties style:text-underline-type="single" style:text-underline-style="solid" style:text-underline-width="auto" style:text-underline-mode="continuous"/>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style:style>
    <style:style style:name="T1207" style:parent-style-name="Domyślnaczcionkaakapitu" style:family="text">
      <style:text-properties style:text-underline-type="single" style:text-underline-style="solid" style:text-underline-width="auto" style:text-underline-mode="continuous"/>
    </style:style>
    <style:style style:name="P1208" style:parent-style-name="Normalny" style:family="paragraph">
      <style:paragraph-properties fo:text-align="justify" fo:line-height="150%" fo:text-indent="0.2479in"/>
    </style:style>
    <style:style style:name="P1209" style:parent-style-name="Normalny" style:family="paragraph">
      <style:paragraph-properties fo:text-align="justify" fo:line-height="150%"/>
    </style:style>
    <style:style style:name="T1210" style:parent-style-name="Domyślnaczcionkaakapitu" style:family="text">
      <style:text-properties style:text-underline-type="single" style:text-underline-style="solid" style:text-underline-width="auto" style:text-underline-mode="continuous"/>
    </style:style>
    <style:style style:name="T1211" style:parent-style-name="Domyślnaczcionkaakapitu" style:family="text">
      <style:text-properties fo:background-color="#80FFFF" style:text-underline-type="single" style:text-underline-style="solid" style:text-underline-width="auto" style:text-underline-mode="continuous"/>
    </style:style>
    <style:style style:name="T1212" style:parent-style-name="Domyślnaczcionkaakapitu" style:family="text">
      <style:text-properties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T1219" style:parent-style-name="Domyślnaczcionkaakapitu" style:family="text">
      <style:text-properties style:text-underline-type="single" style:text-underline-style="solid" style:text-underline-width="auto" style:text-underline-mode="continuous"/>
    </style:style>
    <style:style style:name="T1220" style:parent-style-name="Domyślnaczcionkaakapitu" style:family="text">
      <style:text-properties fo:background-color="#80FFFF" style:text-underline-type="single" style:text-underline-style="solid" style:text-underline-width="auto" style:text-underline-mode="continuous"/>
    </style:style>
    <style:style style:name="T1221" style:parent-style-name="Domyślnaczcionkaakapitu" style:family="text">
      <style:text-properties style:text-underline-type="single" style:text-underline-style="solid" style:text-underline-width="auto" style:text-underline-mode="continuous"/>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style:style>
    <style:style style:name="T1225" style:parent-style-name="Domyślnaczcionkaakapitu" style:family="text">
      <style:text-properties style:text-underline-type="single" style:text-underline-style="solid" style:text-underline-width="auto" style:text-underline-mode="continuous"/>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style:text-underline-type="single" style:text-underline-style="solid" style:text-underline-width="auto" style:text-underline-mode="continuous"/>
    </style:style>
    <style:style style:name="P1236" style:parent-style-name="Normalny" style:family="paragraph">
      <style:paragraph-properties fo:text-align="justify" fo:line-height="150%" fo:text-indent="0.2479in"/>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tab-stops>
          <style:tab-stop style:type="left" style:leader-style="solid" style:leader-text="_" style:position="2.7569in"/>
        </style:tab-stops>
      </style:paragraph-properties>
    </style:style>
    <style:style style:name="P1240" style:parent-style-name="Normalny" style:family="paragraph">
      <style:paragraph-properties fo:text-align="justify" fo:line-height="150%">
        <style:tab-stops>
          <style:tab-stop style:type="left" style:leader-style="solid" style:leader-text="_" style:position="2.7569in"/>
        </style:tab-stops>
      </style:paragraph-properties>
    </style:style>
    <style:style style:name="T1241" style:parent-style-name="Domyślnaczcionkaakapitu" style:family="text">
      <style:text-properties style:text-underline-type="single" style:text-underline-style="solid" style:text-underline-width="auto" style:text-underline-mode="continuous"/>
    </style:style>
    <style:style style:name="P1242" style:parent-style-name="Normalny" style:family="paragraph">
      <style:paragraph-properties fo:text-align="justify" fo:line-height="150%" fo:text-indent="0.2479in">
        <style:tab-stops>
          <style:tab-stop style:type="left" style:leader-style="solid" style:leader-text="_" style:position="2.7569in"/>
        </style:tab-stops>
      </style:paragraph-properties>
    </style:style>
    <style:style style:name="P1243" style:parent-style-name="Normalny" style:family="paragraph">
      <style:paragraph-properties fo:text-align="justify" fo:line-height="150%">
        <style:tab-stops>
          <style:tab-stop style:type="left" style:leader-style="solid" style:leader-text="_" style:position="2.7569in"/>
        </style:tab-stops>
      </style:paragraph-properties>
    </style:style>
    <style:style style:name="T1244" style:parent-style-name="Domyślnaczcionkaakapitu" style:family="text">
      <style:text-properties style:text-underline-type="single" style:text-underline-style="solid" style:text-underline-width="auto" style:text-underline-mode="continuous"/>
    </style:style>
    <style:style style:name="P1245" style:parent-style-name="Normalny" style:family="paragraph">
      <style:paragraph-properties fo:text-align="justify" fo:line-height="150%" fo:text-indent="0.2479in">
        <style:tab-stops>
          <style:tab-stop style:type="left" style:leader-style="solid" style:leader-text="_" style:position="2.7569in"/>
        </style:tab-stops>
      </style:paragraph-properties>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style:style>
    <style:style style:name="T1256" style:parent-style-name="Domyślnaczcionkaakapitu" style:family="text">
      <style:text-properties style:text-underline-type="single" style:text-underline-style="solid" style:text-underline-width="auto" style:text-underline-mode="continuous"/>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T1266" style:parent-style-name="Domyślnaczcionkaakapitu" style:family="text">
      <style:text-properties style:text-underline-type="single" style:text-underline-style="solid" style:text-underline-width="auto" style:text-underline-mode="continuous"/>
    </style:style>
    <style:style style:name="T1267" style:parent-style-name="Domyślnaczcionkaakapitu" style:family="text">
      <style:text-properties fo:background-color="#80FFFF" style:text-underline-type="single" style:text-underline-style="solid" style:text-underline-width="auto" style:text-underline-mode="continuous"/>
    </style:style>
    <style:style style:name="T1268" style:parent-style-name="Domyślnaczcionkaakapitu" style:family="text">
      <style:text-properties style:text-underline-type="single" style:text-underline-style="solid" style:text-underline-width="auto" style:text-underline-mode="continuous"/>
    </style:style>
    <style:style style:name="T1269" style:parent-style-name="Domyślnaczcionkaakapitu" style:family="text">
      <style:text-properties fo:background-color="#80FFFF" style:text-underline-type="single" style:text-underline-style="solid" style:text-underline-width="auto" style:text-underline-mode="continuous"/>
    </style:style>
    <style:style style:name="T1270" style:parent-style-name="Domyślnaczcionkaakapitu" style:family="text">
      <style:text-properties style:text-underline-type="single" style:text-underline-style="solid" style:text-underline-width="auto" style:text-underline-mode="continuous"/>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style:style>
    <style:style style:name="T1274" style:parent-style-name="Domyślnaczcionkaakapitu" style:family="text">
      <style:text-properties style:text-underline-type="single" style:text-underline-style="solid" style:text-underline-width="auto" style:text-underline-mode="continuous"/>
    </style:style>
    <style:style style:name="T1275" style:parent-style-name="Domyślnaczcionkaakapitu" style:family="text">
      <style:text-properties fo:background-color="#80FFFF" style:text-underline-type="single" style:text-underline-style="solid" style:text-underline-width="auto" style:text-underline-mode="continuous"/>
    </style:style>
    <style:style style:name="T1276" style:parent-style-name="Domyślnaczcionkaakapitu" style:family="text">
      <style:text-properties style:text-underline-type="single" style:text-underline-style="solid" style:text-underline-width="auto" style:text-underline-mode="continuous"/>
    </style:style>
    <style:style style:name="P1277" style:parent-style-name="Normalny" style:family="paragraph">
      <style:paragraph-properties fo:text-align="justify" fo:line-height="150%" fo:text-indent="0.2479in"/>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fo:background-color="#80FFFF" style:text-underline-type="single" style:text-underline-style="solid" style:text-underline-width="auto" style:text-underline-mode="continuous"/>
    </style:style>
    <style:style style:name="T1288" style:parent-style-name="Domyślnaczcionkaakapitu" style:family="text">
      <style:text-properties style:text-underline-type="single" style:text-underline-style="solid" style:text-underline-width="auto" style:text-underline-mode="continuous"/>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style:style>
    <style:style style:name="T1298" style:parent-style-name="Domyślnaczcionkaakapitu" style:family="text">
      <style:text-properties style:text-underline-type="single" style:text-underline-style="solid" style:text-underline-width="auto" style:text-underline-mode="continuous"/>
    </style:style>
    <style:style style:name="T1299" style:parent-style-name="Domyślnaczcionkaakapitu" style:family="text">
      <style:text-properties fo:background-color="#80FFFF" style:text-underline-type="single" style:text-underline-style="solid" style:text-underline-width="auto" style:text-underline-mode="continuous"/>
    </style:style>
    <style:style style:name="T1300" style:parent-style-name="Domyślnaczcionkaakapitu" style:family="text">
      <style:text-properties style:text-underline-type="single" style:text-underline-style="solid" style:text-underline-width="auto" style:text-underline-mode="continuous"/>
    </style:style>
    <style:style style:name="P1301" style:parent-style-name="Normalny" style:family="paragraph">
      <style:paragraph-properties fo:text-align="justify" fo:line-height="150%" fo:text-indent="0.2479in"/>
    </style:style>
    <style:style style:name="P1302" style:parent-style-name="Normalny" style:family="paragraph">
      <style:paragraph-properties fo:text-align="justify" fo:line-height="150%" fo:text-indent="0.2479in"/>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style:tab-stops>
          <style:tab-stop style:type="left" style:leader-style="solid" style:leader-text="_" style:position="3.6493in"/>
        </style:tab-stops>
      </style:paragraph-properties>
    </style:style>
    <style:style style:name="T1305" style:parent-style-name="Domyślnaczcionkaakapitu" style:family="text">
      <style:text-properties style:text-underline-type="single" style:text-underline-style="solid" style:text-underline-width="auto" style:text-underline-mode="continuous"/>
    </style:style>
    <style:style style:name="T1306" style:parent-style-name="Domyślnaczcionkaakapitu" style:family="text">
      <style:text-properties fo:background-color="#80FFFF" style:text-underline-type="single" style:text-underline-style="solid" style:text-underline-width="auto" style:text-underline-mode="continuous"/>
    </style:style>
    <style:style style:name="T1307" style:parent-style-name="Domyślnaczcionkaakapitu" style:family="text">
      <style:text-properties style:text-underline-type="single" style:text-underline-style="solid" style:text-underline-width="auto" style:text-underline-mode="continuous"/>
    </style:style>
    <style:style style:name="P1308" style:parent-style-name="Normalny" style:family="paragraph">
      <style:paragraph-properties fo:text-align="justify" fo:line-height="150%" fo:text-indent="0.2479in">
        <style:tab-stops>
          <style:tab-stop style:type="left" style:leader-style="solid" style:leader-text="_" style:position="3.6493in"/>
        </style:tab-stops>
      </style:paragraph-properties>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style:tab-stops>
          <style:tab-stop style:type="left" style:leader-style="solid" style:leader-text="_" style:position="3.6493in"/>
        </style:tab-stops>
      </style:paragraph-properties>
    </style:style>
    <style:style style:name="T1320" style:parent-style-name="Domyślnaczcionkaakapitu" style:family="text">
      <style:text-properties fo:background-color="#80FFFF" style:text-underline-type="single" style:text-underline-style="solid" style:text-underline-width="auto" style:text-underline-mode="continuous"/>
    </style:style>
    <style:style style:name="T1321" style:parent-style-name="Domyślnaczcionkaakapitu" style:family="text">
      <style:text-properties style:text-underline-type="single" style:text-underline-style="solid" style:text-underline-width="auto" style:text-underline-mode="continuous"/>
    </style:style>
    <style:style style:name="T1322" style:parent-style-name="Domyślnaczcionkaakapitu" style:family="text">
      <style:text-properties fo:background-color="#80FFFF" style:text-underline-type="single" style:text-underline-style="solid" style:text-underline-width="auto" style:text-underline-mode="continuous"/>
    </style:style>
    <style:style style:name="T1323" style:parent-style-name="Domyślnaczcionkaakapitu" style:family="text">
      <style:text-properties style:text-underline-type="single" style:text-underline-style="solid" style:text-underline-width="auto" style:text-underline-mode="continuous"/>
    </style:style>
    <style:style style:name="P1324" style:parent-style-name="Normalny" style:family="paragraph">
      <style:paragraph-properties fo:text-align="justify" fo:line-height="150%" fo:text-indent="0.2479in">
        <style:tab-stops>
          <style:tab-stop style:type="left" style:leader-style="solid" style:leader-text="_" style:position="3.6493in"/>
        </style:tab-stops>
      </style:paragraph-properties>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tab-stops>
          <style:tab-stop style:type="left" style:leader-style="solid" style:leader-text="_" style:position="3.6493in"/>
        </style:tab-stops>
      </style:paragraph-properties>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style:style>
    <style:style style:name="T1340" style:parent-style-name="Domyślnaczcionkaakapitu" style:family="text">
      <style:text-properties style:text-underline-type="single" style:text-underline-style="solid" style:text-underline-width="auto" style:text-underline-mode="continuous"/>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style:style>
    <style:style style:name="T1349" style:parent-style-name="Domyślnaczcionkaakapitu" style:family="text">
      <style:text-properties style:text-underline-type="single" style:text-underline-style="solid" style:text-underline-width="auto" style:text-underline-mode="continuous"/>
    </style:style>
    <style:style style:name="T1350" style:parent-style-name="Domyślnaczcionkaakapitu" style:family="text">
      <style:text-properties fo:background-color="#80FFFF" style:text-underline-type="single" style:text-underline-style="solid" style:text-underline-width="auto" style:text-underline-mode="continuous"/>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text-underline-type="single" style:text-underline-style="solid" style:text-underline-width="auto" style:text-underline-mode="continuous"/>
    </style:style>
    <style:style style:name="T1353" style:parent-style-name="Domyślnaczcionkaakapitu" style:family="text">
      <style:text-properties style:text-underline-type="single" style:text-underline-style="solid" style:text-underline-width="auto" style:text-underline-mode="continuous"/>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style:style>
    <style:style style:name="T1359" style:parent-style-name="Domyślnaczcionkaakapitu" style:family="text">
      <style:text-properties fo:background-color="#80FFFF" style:text-underline-type="single" style:text-underline-style="solid" style:text-underline-width="auto" style:text-underline-mode="continuous"/>
    </style:style>
    <style:style style:name="T1360" style:parent-style-name="Domyślnaczcionkaakapitu" style:family="text">
      <style:text-properties style:text-underline-type="single" style:text-underline-style="solid" style:text-underline-width="auto" style:text-underline-mode="continuous"/>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style:style>
    <style:style style:name="T1368" style:parent-style-name="Domyślnaczcionkaakapitu" style:family="text">
      <style:text-properties style:text-underline-type="single" style:text-underline-style="solid" style:text-underline-width="auto" style:text-underline-mode="continuous"/>
    </style:style>
    <style:style style:name="T1369" style:parent-style-name="Domyślnaczcionkaakapitu" style:family="text">
      <style:text-properties fo:background-color="#80FFFF" style:text-underline-type="single" style:text-underline-style="solid" style:text-underline-width="auto" style:text-underline-mode="continuous"/>
    </style:style>
    <style:style style:name="T1370" style:parent-style-name="Domyślnaczcionkaakapitu" style:family="text">
      <style:text-properties style:text-underline-type="single" style:text-underline-style="solid" style:text-underline-width="auto" style:text-underline-mode="continuous"/>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style:style>
    <style:style style:name="T1376" style:parent-style-name="Domyślnaczcionkaakapitu" style:family="text">
      <style:text-properties style:text-underline-type="single" style:text-underline-style="solid" style:text-underline-width="auto" style:text-underline-mode="continuous"/>
    </style:style>
    <style:style style:name="T1377" style:parent-style-name="Domyślnaczcionkaakapitu" style:family="text">
      <style:text-properties fo:background-color="#80FFFF" style:text-underline-type="single" style:text-underline-style="solid" style:text-underline-width="auto" style:text-underline-mode="continuous"/>
    </style:style>
    <style:style style:name="T1378" style:parent-style-name="Domyślnaczcionkaakapitu" style:family="text">
      <style:text-properties style:text-underline-type="single" style:text-underline-style="solid" style:text-underline-width="auto" style:text-underline-mode="continuous"/>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style:style>
    <style:style style:name="T1386" style:parent-style-name="Domyślnaczcionkaakapitu" style:family="text">
      <style:text-properties style:text-underline-type="single" style:text-underline-style="solid" style:text-underline-width="auto" style:text-underline-mode="continuous"/>
    </style:style>
    <style:style style:name="T1387" style:parent-style-name="Domyślnaczcionkaakapitu" style:family="text">
      <style:text-properties fo:background-color="#80FFFF" style:text-underline-type="single" style:text-underline-style="solid" style:text-underline-width="auto" style:text-underline-mode="continuous"/>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text-underline-type="single" style:text-underline-style="solid" style:text-underline-width="auto" style:text-underline-mode="continuous"/>
    </style:style>
    <style:style style:name="T1390" style:parent-style-name="Domyślnaczcionkaakapitu" style:family="text">
      <style:text-properties style:text-underline-type="single" style:text-underline-style="solid" style:text-underline-width="auto" style:text-underline-mode="continuous"/>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style:style>
    <style:style style:name="T1396" style:parent-style-name="Domyślnaczcionkaakapitu" style:family="text">
      <style:text-properties style:text-underline-type="single" style:text-underline-style="solid" style:text-underline-width="auto" style:text-underline-mode="continuous"/>
    </style:style>
    <style:style style:name="T1397" style:parent-style-name="Domyślnaczcionkaakapitu" style:family="text">
      <style:text-properties fo:background-color="#80FFFF" style:text-underline-type="single" style:text-underline-style="solid" style:text-underline-width="auto" style:text-underline-mode="continuous"/>
    </style:style>
    <style:style style:name="T1398" style:parent-style-name="Domyślnaczcionkaakapitu" style:family="text">
      <style:text-properties style:text-underline-type="single" style:text-underline-style="solid" style:text-underline-width="auto" style:text-underline-mode="continuous"/>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style:style>
    <style:style style:name="T1418" style:parent-style-name="Domyślnaczcionkaakapitu" style:family="text">
      <style:text-properties style:text-underline-type="single" style:text-underline-style="solid" style:text-underline-width="auto" style:text-underline-mode="continuous"/>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T1420" style:parent-style-name="Domyślnaczcionkaakapitu" style:family="text">
      <style:text-properties style:text-underline-type="single" style:text-underline-style="solid" style:text-underline-width="auto" style:text-underline-mode="continuous"/>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P1428" style:parent-style-name="Normalny" style:family="paragraph">
      <style:paragraph-properties fo:text-align="justify" fo:line-height="150%"/>
    </style:style>
    <style:style style:name="T1429" style:parent-style-name="Domyślnaczcionkaakapitu" style:family="text">
      <style:text-properties style:text-underline-type="single" style:text-underline-style="solid" style:text-underline-width="auto" style:text-underline-mode="continuous"/>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T1442" style:parent-style-name="Domyślnaczcionkaakapitu" style:family="text">
      <style:text-properties style:text-underline-type="single" style:text-underline-style="solid" style:text-underline-width="auto" style:text-underline-mode="continuous"/>
    </style:style>
    <style:style style:name="T1443" style:parent-style-name="Domyślnaczcionkaakapitu" style:family="text">
      <style:text-properties fo:background-color="#80FFFF" style:text-underline-type="single" style:text-underline-style="solid" style:text-underline-width="auto" style:text-underline-mode="continuous"/>
    </style:style>
    <style:style style:name="T1444" style:parent-style-name="Domyślnaczcionkaakapitu" style:family="text">
      <style:text-properties style:text-underline-type="single" style:text-underline-style="solid" style:text-underline-width="auto" style:text-underline-mode="continuous"/>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style:style>
    <style:style style:name="T1448" style:parent-style-name="Domyślnaczcionkaakapitu" style:family="text">
      <style:text-properties style:text-underline-type="single" style:text-underline-style="solid" style:text-underline-width="auto" style:text-underline-mode="continuous"/>
    </style:style>
    <style:style style:name="P1449" style:parent-style-name="Normalny" style:family="paragraph">
      <style:paragraph-properties fo:text-align="justify" fo:line-height="150%" fo:text-indent="0.2479in"/>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fo:background-color="#80FFFF" style:text-underline-type="single" style:text-underline-style="solid" style:text-underline-width="auto" style:text-underline-mode="continuous"/>
    </style:style>
    <style:style style:name="T1454" style:parent-style-name="Domyślnaczcionkaakapitu" style:family="text">
      <style:text-properties style:text-underline-type="single" style:text-underline-style="solid" style:text-underline-width="auto" style:text-underline-mode="continuous"/>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style:style>
    <style:style style:name="T1459" style:parent-style-name="Domyślnaczcionkaakapitu" style:family="text">
      <style:text-properties fo:background-color="#80FFFF" style:text-underline-type="single" style:text-underline-style="solid" style:text-underline-width="auto" style:text-underline-mode="continuous"/>
    </style:style>
    <style:style style:name="T1460" style:parent-style-name="Domyślnaczcionkaakapitu" style:family="text">
      <style:text-properties style:text-underline-type="single" style:text-underline-style="solid" style:text-underline-width="auto" style:text-underline-mode="continuous"/>
    </style:style>
    <style:style style:name="T1461" style:parent-style-name="Domyślnaczcionkaakapitu" style:family="text">
      <style:text-properties fo:background-color="#80FFFF" style:text-underline-type="single" style:text-underline-style="solid" style:text-underline-width="auto" style:text-underline-mode="continuous"/>
    </style:style>
    <style:style style:name="T1462" style:parent-style-name="Domyślnaczcionkaakapitu" style:family="text">
      <style:text-properties style:text-underline-type="single" style:text-underline-style="solid" style:text-underline-width="auto" style:text-underline-mode="continuous"/>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style:style>
    <style:style style:name="T1466" style:parent-style-name="Domyślnaczcionkaakapitu" style:family="text">
      <style:text-properties style:text-underline-type="single" style:text-underline-style="solid" style:text-underline-width="auto" style:text-underline-mode="continuous"/>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text-underline-type="single" style:text-underline-style="solid" style:text-underline-width="auto" style:text-underline-mode="continuous"/>
    </style:style>
    <style:style style:name="T1469" style:parent-style-name="Domyślnaczcionkaakapitu" style:family="text">
      <style:text-properties style:text-underline-type="single" style:text-underline-style="solid" style:text-underline-width="auto" style:text-underline-mode="continuous"/>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style:style>
    <style:style style:name="T1478" style:parent-style-name="Domyślnaczcionkaakapitu" style:family="text">
      <style:text-properties style:text-underline-type="single" style:text-underline-style="solid" style:text-underline-width="auto" style:text-underline-mode="continuous"/>
    </style:style>
    <style:style style:name="T1479" style:parent-style-name="Domyślnaczcionkaakapitu" style:family="text">
      <style:text-properties fo:background-color="#80FFFF" style:text-underline-type="single" style:text-underline-style="solid" style:text-underline-width="auto" style:text-underline-mode="continuous"/>
    </style:style>
    <style:style style:name="T1480" style:parent-style-name="Domyślnaczcionkaakapitu" style:family="text">
      <style:text-properties style:text-underline-type="single" style:text-underline-style="solid" style:text-underline-width="auto" style:text-underline-mode="continuous"/>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style:style>
    <style:style style:name="T1484" style:parent-style-name="Domyślnaczcionkaakapitu" style:family="text">
      <style:text-properties style:text-underline-type="single" style:text-underline-style="solid" style:text-underline-width="auto" style:text-underline-mode="continuous"/>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language="en" fo:country="US" style:language-asian="en" style:country-asian="US" style:language-complex="en" style:country-complex="US"/>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T1498" style:parent-style-name="Domyślnaczcionkaakapitu" style:family="text">
      <style:text-properties fo:background-color="#80FFFF" style:text-underline-type="single" style:text-underline-style="solid" style:text-underline-width="auto" style:text-underline-mode="continuous"/>
    </style:style>
    <style:style style:name="T1499" style:parent-style-name="Domyślnaczcionkaakapitu" style:family="text">
      <style:text-properties style:text-underline-type="single" style:text-underline-style="solid" style:text-underline-width="auto" style:text-underline-mode="continuous"/>
    </style:style>
    <style:style style:name="T1500" style:parent-style-name="Domyślnaczcionkaakapitu" style:family="text">
      <style:text-properties fo:background-color="#80FFFF" style:text-underline-type="single" style:text-underline-style="solid" style:text-underline-width="auto" style:text-underline-mode="continuous"/>
    </style:style>
    <style:style style:name="P1501" style:parent-style-name="Normalny" style:family="paragraph">
      <style:paragraph-properties fo:text-align="justify" fo:line-height="150%" fo:text-indent="0.2479in"/>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P1506" style:parent-style-name="Normalny" style:family="paragraph">
      <style:paragraph-properties fo:text-align="justify" fo:line-height="150%" fo:text-indent="0.2479in"/>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style:style>
    <style:style style:name="T1527" style:parent-style-name="Domyślnaczcionkaakapitu" style:family="text">
      <style:text-properties fo:background-color="#80FFFF" style:text-underline-type="single" style:text-underline-style="solid" style:text-underline-width="auto" style:text-underline-mode="continuous"/>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T1530" style:parent-style-name="Domyślnaczcionkaakapitu" style:family="text">
      <style:text-properties style:text-underline-type="single" style:text-underline-style="solid" style:text-underline-width="auto" style:text-underline-mode="continuous"/>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479in"/>
    </style:style>
    <style:style style:name="P1535" style:parent-style-name="Normalny" style:family="paragraph">
      <style:paragraph-properties fo:text-align="justify" fo:line-height="150%"/>
    </style:style>
    <style:style style:name="T1536" style:parent-style-name="Domyślnaczcionkaakapitu" style:family="text">
      <style:text-properties style:text-underline-type="single" style:text-underline-style="solid" style:text-underline-width="auto" style:text-underline-mode="continuous"/>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479in"/>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T1558" style:parent-style-name="Domyślnaczcionkaakapitu" style:family="text">
      <style:text-properties style:text-underline-type="single" style:text-underline-style="solid" style:text-underline-width="auto" style:text-underline-mode="continuous"/>
    </style:style>
    <style:style style:name="T1559" style:parent-style-name="Domyślnaczcionkaakapitu" style:family="text">
      <style:text-properties fo:background-color="#80FFFF" style:text-underline-type="single" style:text-underline-style="solid" style:text-underline-width="auto" style:text-underline-mode="continuous"/>
    </style:style>
    <style:style style:name="P1560" style:parent-style-name="Normalny" style:family="paragraph">
      <style:paragraph-properties fo:text-align="justify" fo:line-height="150%" fo:text-indent="0.2479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T1572" style:parent-style-name="Domyślnaczcionkaakapitu" style:family="text">
      <style:text-properties fo:background-color="#80FFFF" style:text-underline-type="single" style:text-underline-style="solid" style:text-underline-width="auto" style:text-underline-mode="continuous"/>
    </style:style>
    <style:style style:name="T1573" style:parent-style-name="Domyślnaczcionkaakapitu" style:family="text">
      <style:text-properties style:text-underline-type="single" style:text-underline-style="solid" style:text-underline-width="auto" style:text-underline-mode="continuous"/>
    </style:style>
    <style:style style:name="P1574" style:parent-style-name="Normalny" style:family="paragraph">
      <style:paragraph-properties fo:text-align="justify" fo:line-height="150%" fo:text-indent="0.2479in"/>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T1595" style:parent-style-name="Domyślnaczcionkaakapitu" style:family="text">
      <style:text-properties style:text-underline-type="single" style:text-underline-style="solid" style:text-underline-width="auto" style:text-underline-mode="continuous"/>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style:style>
    <style:style style:name="T1600" style:parent-style-name="Domyślnaczcionkaakapitu" style:family="text">
      <style:text-properties style:text-underline-type="single" style:text-underline-style="solid" style:text-underline-width="auto" style:text-underline-mode="continuous"/>
    </style:style>
    <style:style style:name="T1601" style:parent-style-name="Domyślnaczcionkaakapitu" style:family="text">
      <style:text-properties fo:background-color="#80FFFF" style:text-underline-type="single" style:text-underline-style="solid" style:text-underline-width="auto" style:text-underline-mode="continuous"/>
    </style:style>
    <style:style style:name="T1602" style:parent-style-name="Domyślnaczcionkaakapitu" style:family="text">
      <style:text-properties style:text-underline-type="single" style:text-underline-style="solid" style:text-underline-width="auto" style:text-underline-mode="continuous"/>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style:style>
    <style:style style:name="T1606" style:parent-style-name="Domyślnaczcionkaakapitu" style:family="text">
      <style:text-properties style:text-underline-type="single" style:text-underline-style="solid" style:text-underline-width="auto" style:text-underline-mode="continuous"/>
    </style:style>
    <style:style style:name="T1607" style:parent-style-name="Domyślnaczcionkaakapitu" style:family="text">
      <style:text-properties fo:background-color="#80FFFF" style:text-underline-type="single" style:text-underline-style="solid" style:text-underline-width="auto" style:text-underline-mode="continuous"/>
    </style:style>
    <style:style style:name="T1608" style:parent-style-name="Domyślnaczcionkaakapitu" style:family="text">
      <style:text-properties style:text-underline-type="single" style:text-underline-style="solid" style:text-underline-width="auto" style:text-underline-mode="continuous"/>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style:style>
    <style:style style:name="T1613" style:parent-style-name="Domyślnaczcionkaakapitu" style:family="text">
      <style:text-properties style:text-underline-type="single" style:text-underline-style="solid" style:text-underline-width="auto" style:text-underline-mode="continuous"/>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text-underline-type="single" style:text-underline-style="solid" style:text-underline-width="auto" style:text-underline-mode="continuous"/>
    </style:style>
    <style:style style:name="T1618" style:parent-style-name="Domyślnaczcionkaakapitu" style:family="text">
      <style:text-properties style:text-underline-type="single" style:text-underline-style="solid" style:text-underline-width="auto" style:text-underline-mode="continuous"/>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style:style>
    <style:style style:name="T1622" style:parent-style-name="Domyślnaczcionkaakapitu" style:family="text">
      <style:text-properties style:text-underline-type="single" style:text-underline-style="solid" style:text-underline-width="auto" style:text-underline-mode="continuous"/>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style:style>
    <style:style style:name="T1629" style:parent-style-name="Domyślnaczcionkaakapitu" style:family="text">
      <style:text-properties style:text-underline-type="single" style:text-underline-style="solid" style:text-underline-width="auto" style:text-underline-mode="continuous"/>
    </style:style>
    <style:style style:name="P1630" style:parent-style-name="Normalny" style:family="paragraph">
      <style:paragraph-properties fo:text-align="justify" fo:line-height="150%" fo:text-indent="0.2479in"/>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style:style>
    <style:style style:name="T1633" style:parent-style-name="Domyślnaczcionkaakapitu" style:family="text">
      <style:text-properties style:text-underline-type="single" style:text-underline-style="solid" style:text-underline-width="auto" style:text-underline-mode="continuous"/>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style:style>
    <style:style style:name="T1640" style:parent-style-name="Domyślnaczcionkaakapitu" style:family="text">
      <style:text-properties style:text-underline-type="single" style:text-underline-style="solid" style:text-underline-width="auto" style:text-underline-mode="continuous"/>
    </style:style>
    <style:style style:name="T1641" style:parent-style-name="Domyślnaczcionkaakapitu" style:family="text">
      <style:text-properties fo:background-color="#80FFFF" style:text-underline-type="single" style:text-underline-style="solid" style:text-underline-width="auto" style:text-underline-mode="continuous"/>
    </style:style>
    <style:style style:name="T1642" style:parent-style-name="Domyślnaczcionkaakapitu" style:family="text">
      <style:text-properties style:text-underline-type="single" style:text-underline-style="solid" style:text-underline-width="auto" style:text-underline-mode="continuous"/>
    </style:style>
    <style:style style:name="T1643" style:parent-style-name="Domyślnaczcionkaakapitu" style:family="text">
      <style:text-properties fo:background-color="#80FFFF" style:text-underline-type="single" style:text-underline-style="solid" style:text-underline-width="auto" style:text-underline-mode="continuous"/>
    </style:style>
    <style:style style:name="T1644" style:parent-style-name="Domyślnaczcionkaakapitu" style:family="text">
      <style:text-properties style:text-underline-type="single" style:text-underline-style="solid" style:text-underline-width="auto" style:text-underline-mode="continuous"/>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style:style>
    <style:style style:name="T1650" style:parent-style-name="Domyślnaczcionkaakapitu" style:family="text">
      <style:text-properties fo:background-color="#80FFFF" style:text-underline-type="single" style:text-underline-style="solid" style:text-underline-width="auto" style:text-underline-mode="continuous"/>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style:style>
    <style:style style:name="T1658" style:parent-style-name="Domyślnaczcionkaakapitu" style:family="text">
      <style:text-properties style:text-underline-type="single" style:text-underline-style="solid" style:text-underline-width="auto" style:text-underline-mode="continuous"/>
    </style:style>
    <style:style style:name="T1659" style:parent-style-name="Domyślnaczcionkaakapitu" style:family="text">
      <style:text-properties fo:background-color="#80FFFF" style:text-underline-type="single" style:text-underline-style="solid" style:text-underline-width="auto" style:text-underline-mode="continuous"/>
    </style:style>
    <style:style style:name="T1660" style:parent-style-name="Domyślnaczcionkaakapitu" style:family="text">
      <style:text-properties style:text-underline-type="single" style:text-underline-style="solid" style:text-underline-width="auto" style:text-underline-mode="continuous"/>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P1663" style:parent-style-name="Normalny" style:family="paragraph">
      <style:paragraph-properties fo:text-align="justify" fo:line-height="150%">
        <style:tab-stops>
          <style:tab-stop style:type="left" style:position="2.7125in"/>
        </style:tab-stops>
      </style:paragraph-properties>
    </style:style>
    <style:style style:name="T1664" style:parent-style-name="Domyślnaczcionkaakapitu" style:family="text">
      <style:text-properties fo:background-color="#80FFFF" style:text-underline-type="single" style:text-underline-style="solid" style:text-underline-width="auto" style:text-underline-mode="continuous"/>
    </style:style>
    <style:style style:name="T1665" style:parent-style-name="Domyślnaczcionkaakapitu" style:family="text">
      <style:text-properties style:text-underline-type="single" style:text-underline-style="solid" style:text-underline-width="auto" style:text-underline-mode="continuous"/>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style:text-underline-type="single" style:text-underline-style="solid" style:text-underline-width="auto" style:text-underline-mode="continuous"/>
    </style:style>
    <style:style style:name="P1668" style:parent-style-name="Normalny" style:family="paragraph">
      <style:paragraph-properties fo:text-align="justify" fo:line-height="150%" fo:text-indent="0.2479in">
        <style:tab-stops>
          <style:tab-stop style:type="left" style:position="2.7125in"/>
        </style:tab-stops>
      </style:paragraph-properties>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style:style>
    <style:style style:name="T1671" style:parent-style-name="Domyślnaczcionkaakapitu" style:family="text">
      <style:text-properties style:text-underline-type="single" style:text-underline-style="solid" style:text-underline-width="auto" style:text-underline-mode="continuous"/>
    </style:style>
    <style:style style:name="T1672" style:parent-style-name="Domyślnaczcionkaakapitu" style:family="text">
      <style:text-properties fo:background-color="#80FFFF" style:text-underline-type="single" style:text-underline-style="solid" style:text-underline-width="auto" style:text-underline-mode="continuous"/>
    </style:style>
    <style:style style:name="T1673" style:parent-style-name="Domyślnaczcionkaakapitu" style:family="text">
      <style:text-properties style:text-underline-type="single" style:text-underline-style="solid" style:text-underline-width="auto" style:text-underline-mode="continuous"/>
    </style:style>
    <style:style style:name="T1674" style:parent-style-name="Domyślnaczcionkaakapitu" style:family="text">
      <style:text-properties fo:background-color="#80FFFF" style:text-underline-type="single" style:text-underline-style="solid" style:text-underline-width="auto" style:text-underline-mode="continuous"/>
    </style:style>
    <style:style style:name="T1675" style:parent-style-name="Domyślnaczcionkaakapitu" style:family="text">
      <style:text-properties style:text-underline-type="single" style:text-underline-style="solid" style:text-underline-width="auto" style:text-underline-mode="continuous"/>
    </style:style>
    <style:style style:name="T1676" style:parent-style-name="Domyślnaczcionkaakapitu" style:family="text">
      <style:text-properties fo:background-color="#80FFFF" style:text-underline-type="single" style:text-underline-style="solid" style:text-underline-width="auto" style:text-underline-mode="continuous"/>
    </style:style>
    <style:style style:name="T1677" style:parent-style-name="Domyślnaczcionkaakapitu" style:family="text">
      <style:text-properties style:text-underline-type="single" style:text-underline-style="solid" style:text-underline-width="auto" style:text-underline-mode="continuous"/>
    </style:style>
    <style:style style:name="P1678" style:parent-style-name="Normalny" style:family="paragraph">
      <style:paragraph-properties fo:text-align="justify" fo:line-height="150%" fo:text-indent="0.2479in"/>
    </style:style>
    <style:style style:name="P1679" style:parent-style-name="Normalny" style:family="paragraph">
      <style:paragraph-properties fo:text-align="justify" fo:line-height="150%"/>
    </style:style>
    <style:style style:name="T1680" style:parent-style-name="Domyślnaczcionkaakapitu" style:family="text">
      <style:text-properties style:text-underline-type="single" style:text-underline-style="solid" style:text-underline-width="auto" style:text-underline-mode="continuous"/>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style:style>
    <style:style style:name="T1690" style:parent-style-name="Domyślnaczcionkaakapitu" style:family="text">
      <style:text-properties style:text-underline-type="single" style:text-underline-style="solid" style:text-underline-width="auto" style:text-underline-mode="continuous"/>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style:style>
    <style:style style:name="T1694" style:parent-style-name="Domyślnaczcionkaakapitu" style:family="text">
      <style:text-properties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style:style>
    <style:style style:name="T1698" style:parent-style-name="Domyślnaczcionkaakapitu" style:family="text">
      <style:text-properties style:text-underline-type="single" style:text-underline-style="solid" style:text-underline-width="auto" style:text-underline-mode="continuous"/>
    </style:style>
    <style:style style:name="T1699" style:parent-style-name="Domyślnaczcionkaakapitu" style:family="text">
      <style:text-properties fo:background-color="#80FFFF" style:text-underline-type="single" style:text-underline-style="solid" style:text-underline-width="auto" style:text-underline-mode="continuous"/>
    </style:style>
    <style:style style:name="T1700" style:parent-style-name="Domyślnaczcionkaakapitu" style:family="text">
      <style:text-properties style:text-underline-type="single" style:text-underline-style="solid" style:text-underline-width="auto" style:text-underline-mode="continuous"/>
    </style:style>
    <style:style style:name="P1701" style:parent-style-name="Normalny" style:family="paragraph">
      <style:paragraph-properties fo:text-align="justify" fo:line-height="150%" fo:text-indent="0.2479in"/>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style:style>
    <style:style style:name="T1704" style:parent-style-name="Domyślnaczcionkaakapitu" style:family="text">
      <style:text-properties style:text-underline-type="single" style:text-underline-style="solid" style:text-underline-width="auto" style:text-underline-mode="continuous"/>
    </style:style>
    <style:style style:name="P1705" style:parent-style-name="Normalny" style:family="paragraph">
      <style:paragraph-properties fo:text-align="justify" fo:line-height="150%" fo:text-indent="0.2479in"/>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style:style>
    <style:style style:name="T1708" style:parent-style-name="Domyślnaczcionkaakapitu" style:family="text">
      <style:text-properties style:text-underline-type="single" style:text-underline-style="solid" style:text-underline-width="auto" style:text-underline-mode="continuous"/>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style:style>
    <style:style style:name="T1714" style:parent-style-name="Domyślnaczcionkaakapitu" style:family="text">
      <style:text-properties style:text-underline-type="single" style:text-underline-style="solid" style:text-underline-width="auto" style:text-underline-mode="continuous"/>
    </style:style>
    <style:style style:name="T1715" style:parent-style-name="Domyślnaczcionkaakapitu" style:family="text">
      <style:text-properties fo:background-color="#80FFFF" style:text-underline-type="single" style:text-underline-style="solid" style:text-underline-width="auto" style:text-underline-mode="continuous"/>
    </style:style>
    <style:style style:name="T1716" style:parent-style-name="Domyślnaczcionkaakapitu" style:family="text">
      <style:text-properties style:text-underline-type="single" style:text-underline-style="solid" style:text-underline-width="auto" style:text-underline-mode="continuous"/>
    </style:style>
    <style:style style:name="P1717" style:parent-style-name="Normalny" style:family="paragraph">
      <style:paragraph-properties fo:text-align="justify" fo:line-height="150%" fo:text-indent="0.2479in"/>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style:text-underline-type="single" style:text-underline-style="solid" style:text-underline-width="auto" style:text-underline-mode="continuous"/>
    </style:style>
    <style:style style:name="T1725" style:parent-style-name="Domyślnaczcionkaakapitu" style:family="text">
      <style:text-properties fo:background-color="#80FFFF" style:text-underline-type="single" style:text-underline-style="solid" style:text-underline-width="auto" style:text-underline-mode="continuous"/>
    </style:style>
    <style:style style:name="T1726" style:parent-style-name="Domyślnaczcionkaakapitu" style:family="text">
      <style:text-properties style:text-underline-type="single" style:text-underline-style="solid" style:text-underline-width="auto" style:text-underline-mode="continuous"/>
    </style:style>
    <style:style style:name="P1727" style:parent-style-name="Normalny" style:family="paragraph">
      <style:paragraph-properties fo:text-align="justify" fo:line-height="150%" fo:text-indent="0.2479in"/>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style:style>
    <style:style style:name="T1734" style:parent-style-name="Domyślnaczcionkaakapitu" style:family="text">
      <style:text-properties style:text-underline-type="single" style:text-underline-style="solid" style:text-underline-width="auto" style:text-underline-mode="continuous"/>
    </style:style>
    <style:style style:name="T1735" style:parent-style-name="Domyślnaczcionkaakapitu" style:family="text">
      <style:text-properties fo:background-color="#80FFFF" style:text-underline-type="single" style:text-underline-style="solid" style:text-underline-width="auto" style:text-underline-mode="continuous"/>
    </style:style>
    <style:style style:name="T1736" style:parent-style-name="Domyślnaczcionkaakapitu" style:family="text">
      <style:text-properties style:text-underline-type="single" style:text-underline-style="solid" style:text-underline-width="auto" style:text-underline-mode="continuous"/>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fo:text-indent="0.2479in"/>
    </style:style>
    <style:style style:name="P1755" style:parent-style-name="Normalny" style:family="paragraph">
      <style:paragraph-properties fo:text-align="justify" fo:line-height="150%"/>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fo:background-color="#80FFFF" style:text-underline-type="single" style:text-underline-style="solid" style:text-underline-width="auto" style:text-underline-mode="continuous"/>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style:style>
    <style:style style:name="T1766" style:parent-style-name="Domyślnaczcionkaakapitu" style:family="text">
      <style:text-properties fo:background-color="#80FFFF" style:text-underline-type="single" style:text-underline-style="solid" style:text-underline-width="auto" style:text-underline-mode="continuous"/>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T1769" style:parent-style-name="Domyślnaczcionkaakapitu" style:family="text">
      <style:text-properties style:text-underline-type="single" style:text-underline-style="solid" style:text-underline-width="auto" style:text-underline-mode="continuous"/>
    </style:style>
    <style:style style:name="T1770" style:parent-style-name="Domyślnaczcionkaakapitu" style:family="text">
      <style:text-properties fo:background-color="#80FFFF" style:text-underline-type="single" style:text-underline-style="solid" style:text-underline-width="auto" style:text-underline-mode="continuous"/>
    </style:style>
    <style:style style:name="T1771" style:parent-style-name="Domyślnaczcionkaakapitu" style:family="text">
      <style:text-properties style:text-underline-type="single" style:text-underline-style="solid" style:text-underline-width="auto" style:text-underline-mode="continuous"/>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style:style>
    <style:style style:name="T1782" style:parent-style-name="Domyślnaczcionkaakapitu" style:family="text">
      <style:text-properties fo:background-color="#80FFFF" style:text-underline-type="single" style:text-underline-style="solid" style:text-underline-width="auto" style:text-underline-mode="continuous"/>
    </style:style>
    <style:style style:name="T1783" style:parent-style-name="Domyślnaczcionkaakapitu" style:family="text">
      <style:text-properties style:text-underline-type="single" style:text-underline-style="solid" style:text-underline-width="auto" style:text-underline-mode="continuous"/>
    </style:style>
    <style:style style:name="T1784" style:parent-style-name="Domyślnaczcionkaakapitu" style:family="text">
      <style:text-properties fo:background-color="#80FFFF" style:text-underline-type="single" style:text-underline-style="solid" style:text-underline-width="auto" style:text-underline-mode="continuous"/>
    </style:style>
    <style:style style:name="T1785" style:parent-style-name="Domyślnaczcionkaakapitu" style:family="text">
      <style:text-properties style:text-underline-type="single" style:text-underline-style="solid" style:text-underline-width="auto" style:text-underline-mode="continuous"/>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style:style>
    <style:style style:name="T1793" style:parent-style-name="Domyślnaczcionkaakapitu" style:family="text">
      <style:text-properties fo:background-color="#80FFFF" style:text-underline-type="single" style:text-underline-style="solid" style:text-underline-width="auto" style:text-underline-mode="continuous"/>
    </style:style>
    <style:style style:name="T1794" style:parent-style-name="Domyślnaczcionkaakapitu" style:family="text">
      <style:text-properties style:text-underline-type="single" style:text-underline-style="solid" style:text-underline-width="auto" style:text-underline-mode="continuous"/>
    </style:style>
    <style:style style:name="P1795" style:parent-style-name="Normalny" style:family="paragraph">
      <style:paragraph-properties fo:text-align="justify" fo:line-height="150%" fo:text-indent="0.2479in"/>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style:style>
    <style:style style:name="T1802" style:parent-style-name="Domyślnaczcionkaakapitu" style:family="text">
      <style:text-properties style:text-underline-type="single" style:text-underline-style="solid" style:text-underline-width="auto" style:text-underline-mode="continuous"/>
    </style:style>
    <style:style style:name="T1803" style:parent-style-name="Domyślnaczcionkaakapitu" style:family="text">
      <style:text-properties fo:background-color="#80FFFF" style:text-underline-type="single" style:text-underline-style="solid" style:text-underline-width="auto" style:text-underline-mode="continuous"/>
    </style:style>
    <style:style style:name="T1804" style:parent-style-name="Domyślnaczcionkaakapitu" style:family="text">
      <style:text-properties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479in"/>
    </style:style>
    <style:style style:name="P1806" style:parent-style-name="Normalny" style:family="paragraph">
      <style:paragraph-properties fo:text-align="justify" fo:line-height="150%" fo:text-indent="0.2479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style:style>
    <style:style style:name="T1810" style:parent-style-name="Domyślnaczcionkaakapitu" style:family="text">
      <style:text-properties style:text-underline-type="single" style:text-underline-style="solid" style:text-underline-width="auto" style:text-underline-mode="continuous"/>
    </style:style>
    <style:style style:name="T1811" style:parent-style-name="Domyślnaczcionkaakapitu" style:family="text">
      <style:text-properties fo:background-color="#80FFFF" style:text-underline-type="single" style:text-underline-style="solid" style:text-underline-width="auto" style:text-underline-mode="continuous"/>
    </style:style>
    <style:style style:name="T1812" style:parent-style-name="Domyślnaczcionkaakapitu" style:family="text">
      <style:text-properties style:text-underline-type="single" style:text-underline-style="solid" style:text-underline-width="auto" style:text-underline-mode="continuous"/>
    </style:style>
    <style:style style:name="P1813" style:parent-style-name="Normalny" style:family="paragraph">
      <style:paragraph-properties fo:text-align="justify" fo:line-height="150%" fo:text-indent="0.2479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T1824" style:parent-style-name="Domyślnaczcionkaakapitu" style:family="text">
      <style:text-properties style:text-underline-type="single" style:text-underline-style="solid" style:text-underline-width="auto" style:text-underline-mode="continuous"/>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style:style>
    <style:style style:name="T1829" style:parent-style-name="Domyślnaczcionkaakapitu" style:family="text">
      <style:text-properties style:text-underline-type="single" style:text-underline-style="solid" style:text-underline-width="auto" style:text-underline-mode="continuous"/>
    </style:style>
    <style:style style:name="T1830" style:parent-style-name="Domyślnaczcionkaakapitu" style:family="text">
      <style:text-properties fo:background-color="#80FFFF" style:text-underline-type="single" style:text-underline-style="solid" style:text-underline-width="auto" style:text-underline-mode="continuous"/>
    </style:style>
    <style:style style:name="T1831" style:parent-style-name="Domyślnaczcionkaakapitu" style:family="text">
      <style:text-properties style:text-underline-type="single" style:text-underline-style="solid" style:text-underline-width="auto" style:text-underline-mode="continuous"/>
    </style:style>
    <style:style style:name="T1832" style:parent-style-name="Domyślnaczcionkaakapitu" style:family="text">
      <style:text-properties fo:background-color="#80FFFF" style:text-underline-type="single" style:text-underline-style="solid" style:text-underline-width="auto" style:text-underline-mode="continuous"/>
    </style:style>
    <style:style style:name="T1833" style:parent-style-name="Domyślnaczcionkaakapitu" style:family="text">
      <style:text-properties style:text-underline-type="single" style:text-underline-style="solid" style:text-underline-width="auto" style:text-underline-mode="continuous"/>
    </style:style>
    <style:style style:name="P1834" style:parent-style-name="Normalny" style:family="paragraph">
      <style:paragraph-properties fo:text-align="justify" fo:line-height="150%" fo:text-indent="0.2479in"/>
    </style:style>
    <style:style style:name="P1835" style:parent-style-name="Normalny" style:family="paragraph">
      <style:paragraph-properties fo:text-align="justify" fo:line-height="150%">
        <style:tab-stops>
          <style:tab-stop style:type="left" style:leader-style="dotted" style:leader-text="." style:position="2.1201in"/>
        </style:tab-stops>
      </style:paragraph-properties>
    </style:style>
    <style:style style:name="T1836" style:parent-style-name="Domyślnaczcionkaakapitu" style:family="text">
      <style:text-properties style:text-underline-type="single" style:text-underline-style="solid" style:text-underline-width="auto" style:text-underline-mode="continuous"/>
    </style:style>
    <style:style style:name="T1837" style:parent-style-name="Domyślnaczcionkaakapitu" style:family="text">
      <style:text-properties fo:background-color="#80FFFF" style:text-underline-type="single" style:text-underline-style="solid" style:text-underline-width="auto" style:text-underline-mode="continuous"/>
    </style:style>
    <style:style style:name="T1838" style:parent-style-name="Domyślnaczcionkaakapitu" style:family="text">
      <style:text-properties style:text-underline-type="single" style:text-underline-style="solid" style:text-underline-width="auto" style:text-underline-mode="continuous"/>
    </style:style>
    <style:style style:name="P1839" style:parent-style-name="Normalny" style:family="paragraph">
      <style:paragraph-properties fo:text-align="justify" fo:line-height="150%" fo:text-indent="0.2479in">
        <style:tab-stops>
          <style:tab-stop style:type="left" style:leader-style="dotted" style:leader-text="." style:position="2.1201in"/>
        </style:tab-stops>
      </style:paragraph-properties>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style:style>
    <style:style style:name="T1845" style:parent-style-name="Domyślnaczcionkaakapitu" style:family="text">
      <style:text-properties fo:background-color="#80FFFF" style:text-underline-type="single" style:text-underline-style="solid" style:text-underline-width="auto" style:text-underline-mode="continuous"/>
    </style:style>
    <style:style style:name="T1846" style:parent-style-name="Domyślnaczcionkaakapitu" style:family="text">
      <style:text-properties style:text-underline-type="single" style:text-underline-style="solid" style:text-underline-width="auto" style:text-underline-mode="continuous"/>
    </style:style>
    <style:style style:name="P1847" style:parent-style-name="Normalny" style:family="paragraph">
      <style:paragraph-properties fo:text-align="justify" fo:line-height="150%" fo:text-indent="0.2479in"/>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style:style>
    <style:style style:name="T1855" style:parent-style-name="Domyślnaczcionkaakapitu" style:family="text">
      <style:text-properties fo:background-color="#80FFFF" style:text-underline-type="single" style:text-underline-style="solid" style:text-underline-width="auto" style:text-underline-mode="continuous"/>
    </style:style>
    <style:style style:name="T1856" style:parent-style-name="Domyślnaczcionkaakapitu" style:family="text">
      <style:text-properties style:text-underline-type="single" style:text-underline-style="solid" style:text-underline-width="auto" style:text-underline-mode="continuous"/>
    </style:style>
    <style:style style:name="T1857" style:parent-style-name="Domyślnaczcionkaakapitu" style:family="text">
      <style:text-properties fo:background-color="#80FFFF" style:text-underline-type="single" style:text-underline-style="solid" style:text-underline-width="auto" style:text-underline-mode="continuous"/>
    </style:style>
    <style:style style:name="T1858" style:parent-style-name="Domyślnaczcionkaakapitu" style:family="text">
      <style:text-properties style:text-underline-type="single" style:text-underline-style="solid" style:text-underline-width="auto" style:text-underline-mode="continuous"/>
    </style:style>
    <style:style style:name="P1859" style:parent-style-name="Normalny" style:family="paragraph">
      <style:paragraph-properties fo:text-align="justify" fo:line-height="150%" fo:text-indent="0.2479in"/>
    </style:style>
    <style:style style:name="P1860" style:parent-style-name="Normalny" style:family="paragraph">
      <style:paragraph-properties fo:text-align="justify" fo:line-height="150%"/>
    </style:style>
    <style:style style:name="T1861" style:parent-style-name="Domyślnaczcionkaakapitu" style:family="text">
      <style:text-properties style:text-underline-type="single" style:text-underline-style="solid" style:text-underline-width="auto" style:text-underline-mode="continuous"/>
    </style:style>
    <style:style style:name="P1862" style:parent-style-name="Normalny" style:family="paragraph">
      <style:paragraph-properties fo:text-align="justify" fo:line-height="150%" fo:text-indent="0.2479in"/>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style:style>
    <style:style style:name="T1868" style:parent-style-name="Domyślnaczcionkaakapitu" style:family="text">
      <style:text-properties fo:background-color="#80FFFF" style:text-underline-type="single" style:text-underline-style="solid" style:text-underline-width="auto" style:text-underline-mode="continuous"/>
    </style:style>
    <style:style style:name="T1869" style:parent-style-name="Domyślnaczcionkaakapitu" style:family="text">
      <style:text-properties style:text-underline-type="single" style:text-underline-style="solid" style:text-underline-width="auto" style:text-underline-mode="continuous"/>
    </style:style>
    <style:style style:name="T1870" style:parent-style-name="Domyślnaczcionkaakapitu" style:family="text">
      <style:text-properties fo:background-color="#80FFFF" style:text-underline-type="single" style:text-underline-style="solid" style:text-underline-width="auto" style:text-underline-mode="continuous"/>
    </style:style>
    <style:style style:name="T1871" style:parent-style-name="Domyślnaczcionkaakapitu" style:family="text">
      <style:text-properties style:text-underline-type="single" style:text-underline-style="solid" style:text-underline-width="auto" style:text-underline-mode="continuous"/>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style:style>
    <style:style style:name="T1878" style:parent-style-name="Domyślnaczcionkaakapitu" style:family="text">
      <style:text-properties style:text-underline-type="single" style:text-underline-style="solid" style:text-underline-width="auto" style:text-underline-mode="continuous"/>
    </style:style>
    <style:style style:name="T1879" style:parent-style-name="Domyślnaczcionkaakapitu" style:family="text">
      <style:text-properties fo:background-color="#80FFFF" style:text-underline-type="single" style:text-underline-style="solid" style:text-underline-width="auto" style:text-underline-mode="continuous"/>
    </style:style>
    <style:style style:name="T1880" style:parent-style-name="Domyślnaczcionkaakapitu" style:family="text">
      <style:text-properties style:text-underline-type="single" style:text-underline-style="solid" style:text-underline-width="auto" style:text-underline-mode="continuous"/>
    </style:style>
    <style:style style:name="T1881" style:parent-style-name="Domyślnaczcionkaakapitu" style:family="text">
      <style:text-properties fo:background-color="#80FFFF" style:text-underline-type="single" style:text-underline-style="solid" style:text-underline-width="auto" style:text-underline-mode="continuous"/>
    </style:style>
    <style:style style:name="P1882" style:parent-style-name="Normalny" style:family="paragraph">
      <style:paragraph-properties fo:text-align="justify" fo:line-height="150%" fo:text-indent="0.2479in"/>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style:style>
    <style:style style:name="T1885" style:parent-style-name="Domyślnaczcionkaakapitu" style:family="text">
      <style:text-properties fo:background-color="#80FFFF" style:text-underline-type="single" style:text-underline-style="solid" style:text-underline-width="auto" style:text-underline-mode="continuous"/>
    </style:style>
    <style:style style:name="T1886" style:parent-style-name="Domyślnaczcionkaakapitu" style:family="text">
      <style:text-properties style:text-underline-type="single" style:text-underline-style="solid" style:text-underline-width="auto" style:text-underline-mode="continuous"/>
    </style:style>
    <style:style style:name="T1887" style:parent-style-name="Domyślnaczcionkaakapitu" style:family="text">
      <style:text-properties fo:background-color="#80FFFF" style:text-underline-type="single" style:text-underline-style="solid" style:text-underline-width="auto" style:text-underline-mode="continuous"/>
    </style:style>
    <style:style style:name="T1888" style:parent-style-name="Domyślnaczcionkaakapitu" style:family="text">
      <style:text-properties style:text-underline-type="single" style:text-underline-style="solid" style:text-underline-width="auto" style:text-underline-mode="continuous"/>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style:style>
    <style:style style:name="T1896" style:parent-style-name="Domyślnaczcionkaakapitu" style:family="text">
      <style:text-properties style:text-underline-type="single" style:text-underline-style="solid" style:text-underline-width="auto" style:text-underline-mode="continuous"/>
    </style:style>
    <style:style style:name="T1897" style:parent-style-name="Domyślnaczcionkaakapitu" style:family="text">
      <style:text-properties fo:background-color="#80FFFF" style:text-underline-type="single" style:text-underline-style="solid" style:text-underline-width="auto" style:text-underline-mode="continuous"/>
    </style:style>
    <style:style style:name="T1898" style:parent-style-name="Domyślnaczcionkaakapitu" style:family="text">
      <style:text-properties style:text-underline-type="single" style:text-underline-style="solid" style:text-underline-width="auto" style:text-underline-mode="continuous"/>
    </style:style>
    <style:style style:name="P1899" style:parent-style-name="Normalny" style:family="paragraph">
      <style:paragraph-properties fo:text-align="justify" fo:line-height="150%" fo:text-indent="0.2479in"/>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fo:background-color="#80FFFF" style:text-underline-type="single" style:text-underline-style="solid" style:text-underline-width="auto" style:text-underline-mode="continuous"/>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T1908" style:parent-style-name="Domyślnaczcionkaakapitu" style:family="text">
      <style:text-properties style:text-underline-type="single" style:text-underline-style="solid" style:text-underline-width="auto" style:text-underline-mode="continuous"/>
    </style:style>
    <style:style style:name="P1909" style:parent-style-name="Normalny" style:family="paragraph">
      <style:paragraph-properties fo:text-align="justify" fo:line-height="150%" fo:text-indent="0.2479in"/>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fo:text-indent="0.2479in"/>
    </style:style>
    <style:style style:name="T1915" style:parent-style-name="Domyślnaczcionkaakapitu" style:family="text">
      <style:text-properties fo:background-color="#80FFFF"/>
    </style:style>
    <style:style style:name="P1916" style:parent-style-name="Normalny" style:family="paragraph">
      <style:paragraph-properties fo:text-align="justify" fo:line-height="150%" fo:text-indent="0.2479in"/>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style:style>
    <style:style style:name="T1922" style:parent-style-name="Domyślnaczcionkaakapitu" style:family="text">
      <style:text-properties fo:background-color="#80FFFF" style:text-underline-type="single" style:text-underline-style="solid" style:text-underline-width="auto" style:text-underline-mode="continuous"/>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style:style>
    <style:style style:name="T1932" style:parent-style-name="Domyślnaczcionkaakapitu" style:family="text">
      <style:text-properties style:text-underline-type="single" style:text-underline-style="solid" style:text-underline-width="auto" style:text-underline-mode="continuous"/>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style:style>
    <style:style style:name="T1938" style:parent-style-name="Domyślnaczcionkaakapitu" style:family="text">
      <style:text-properties style:text-underline-type="single" style:text-underline-style="solid" style:text-underline-width="auto" style:text-underline-mode="continuous"/>
    </style:style>
    <style:style style:name="T1939" style:parent-style-name="Domyślnaczcionkaakapitu" style:family="text">
      <style:text-properties fo:background-color="#80FFFF" style:text-underline-type="single" style:text-underline-style="solid" style:text-underline-width="auto" style:text-underline-mode="continuous"/>
    </style:style>
    <style:style style:name="T1940" style:parent-style-name="Domyślnaczcionkaakapitu" style:family="text">
      <style:text-properties style:text-underline-type="single" style:text-underline-style="solid" style:text-underline-width="auto" style:text-underline-mode="continuous"/>
    </style:style>
    <style:style style:name="P1941" style:parent-style-name="Normalny" style:family="paragraph">
      <style:paragraph-properties fo:text-align="justify" fo:line-height="150%" fo:text-indent="0.2479in"/>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style:style>
    <style:style style:name="T1945" style:parent-style-name="Domyślnaczcionkaakapitu" style:family="text">
      <style:text-properties style:text-underline-type="single" style:text-underline-style="solid" style:text-underline-width="auto" style:text-underline-mode="continuous"/>
    </style:style>
    <style:style style:name="T1946" style:parent-style-name="Domyślnaczcionkaakapitu" style:family="text">
      <style:text-properties fo:background-color="#80FFFF" style:text-underline-type="single" style:text-underline-style="solid" style:text-underline-width="auto" style:text-underline-mode="continuous"/>
    </style:style>
    <style:style style:name="T1947" style:parent-style-name="Domyślnaczcionkaakapitu" style:family="text">
      <style:text-properties style:text-underline-type="single" style:text-underline-style="solid" style:text-underline-width="auto" style:text-underline-mode="continuous"/>
    </style:style>
    <style:style style:name="P1948" style:parent-style-name="Normalny" style:family="paragraph">
      <style:paragraph-properties fo:text-align="justify" fo:line-height="150%" fo:text-indent="0.2479in"/>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style:style>
    <style:style style:name="T1979" style:parent-style-name="Domyślnaczcionkaakapitu" style:family="text">
      <style:text-properties fo:background-color="#80FFFF" style:text-underline-type="single" style:text-underline-style="solid" style:text-underline-width="auto" style:text-underline-mode="continuous"/>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style:text-underline-type="single" style:text-underline-style="solid" style:text-underline-width="auto" style:text-underline-mode="continuous"/>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479in"/>
    </style:style>
    <style:style style:name="P1992" style:parent-style-name="Normalny" style:family="paragraph">
      <style:paragraph-properties fo:text-align="justify" fo:line-height="150%"/>
    </style:style>
    <style:style style:name="T1993" style:parent-style-name="Domyślnaczcionkaakapitu" style:family="text">
      <style:text-properties style:text-underline-type="single" style:text-underline-style="solid" style:text-underline-width="auto" style:text-underline-mode="continuous"/>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style:style>
    <style:style style:name="T1997" style:parent-style-name="Domyślnaczcionkaakapitu" style:family="text">
      <style:text-properties style:text-underline-type="single" style:text-underline-style="solid" style:text-underline-width="auto" style:text-underline-mode="continuous"/>
    </style:style>
    <style:style style:name="T1998" style:parent-style-name="Domyślnaczcionkaakapitu" style:family="text">
      <style:text-properties fo:background-color="#80FFFF" style:text-underline-type="single" style:text-underline-style="solid" style:text-underline-width="auto" style:text-underline-mode="continuous"/>
    </style:style>
    <style:style style:name="T1999" style:parent-style-name="Domyślnaczcionkaakapitu" style:family="text">
      <style:text-properties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style:style>
    <style:style style:name="T2003" style:parent-style-name="Domyślnaczcionkaakapitu" style:family="text">
      <style:text-properties style:text-underline-type="single" style:text-underline-style="solid" style:text-underline-width="auto" style:text-underline-mode="continuous"/>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style:style>
    <style:style style:name="T2008" style:parent-style-name="Domyślnaczcionkaakapitu" style:family="text">
      <style:text-properties style:text-underline-type="single" style:text-underline-style="solid" style:text-underline-width="auto" style:text-underline-mode="continuous"/>
    </style:style>
    <style:style style:name="P2009" style:parent-style-name="Normalny" style:family="paragraph">
      <style:paragraph-properties fo:text-align="justify" fo:line-height="150%" fo:text-indent="0.2479in"/>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style:style>
    <style:style style:name="T2015" style:parent-style-name="Domyślnaczcionkaakapitu" style:family="text">
      <style:text-properties style:text-underline-type="single" style:text-underline-style="solid" style:text-underline-width="auto" style:text-underline-mode="continuous"/>
    </style:style>
    <style:style style:name="T2016" style:parent-style-name="Domyślnaczcionkaakapitu" style:family="text">
      <style:text-properties fo:background-color="#80FFFF" style:text-underline-type="single" style:text-underline-style="solid" style:text-underline-width="auto" style:text-underline-mode="continuous"/>
    </style:style>
    <style:style style:name="T2017" style:parent-style-name="Domyślnaczcionkaakapitu" style:family="text">
      <style:text-properties style:text-underline-type="single" style:text-underline-style="solid" style:text-underline-width="auto" style:text-underline-mode="continuous"/>
    </style:style>
    <style:style style:name="P2018" style:parent-style-name="Normalny" style:family="paragraph">
      <style:paragraph-properties fo:text-align="justify" fo:line-height="150%" fo:text-indent="0.2479in"/>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text-underline-type="single" style:text-underline-style="solid" style:text-underline-width="auto" style:text-underline-mode="continuous"/>
    </style:style>
    <style:style style:name="T2025" style:parent-style-name="Domyślnaczcionkaakapitu" style:family="text">
      <style:text-properties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T2031" style:parent-style-name="Domyślnaczcionkaakapitu" style:family="text">
      <style:text-properties fo:background-color="#80FFFF" style:text-underline-type="single" style:text-underline-style="solid" style:text-underline-width="auto" style:text-underline-mode="continuous"/>
    </style:style>
    <style:style style:name="T2032" style:parent-style-name="Domyślnaczcionkaakapitu" style:family="text">
      <style:text-properties fo:background-color="#80FFFF" style:text-underline-type="single" style:text-underline-style="solid" style:text-underline-width="auto" style:text-underline-mode="continuous"/>
    </style:style>
    <style:style style:name="T2033" style:parent-style-name="Domyślnaczcionkaakapitu" style:family="text">
      <style:text-properties style:text-underline-type="single" style:text-underline-style="solid" style:text-underline-width="auto" style:text-underline-mode="continuous"/>
    </style:style>
    <style:style style:name="T2034" style:parent-style-name="Domyślnaczcionkaakapitu" style:family="text">
      <style:text-properties fo:background-color="#80FFFF" style:text-underline-type="single" style:text-underline-style="solid" style:text-underline-width="auto" style:text-underline-mode="continuous"/>
    </style:style>
    <style:style style:name="T2035" style:parent-style-name="Domyślnaczcionkaakapitu" style:family="text">
      <style:text-properties fo:background-color="#80FFFF" style:text-underline-type="single" style:text-underline-style="solid" style:text-underline-width="auto" style:text-underline-mode="continuous"/>
    </style:style>
    <style:style style:name="T2036" style:parent-style-name="Domyślnaczcionkaakapitu" style:family="text">
      <style:text-properties style:text-underline-type="single" style:text-underline-style="solid" style:text-underline-width="auto" style:text-underline-mode="continuous"/>
    </style:style>
    <style:style style:name="T2037" style:parent-style-name="Domyślnaczcionkaakapitu" style:family="text">
      <style:text-properties fo:background-color="#80FFFF" style:text-underline-type="single" style:text-underline-style="solid" style:text-underline-width="auto" style:text-underline-mode="continuous"/>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P2042" style:parent-style-name="Normalny" style:family="paragraph">
      <style:paragraph-properties fo:text-align="justify" fo:line-height="150%"/>
    </style:style>
    <style:style style:name="T2043" style:parent-style-name="Domyślnaczcionkaakapitu" style:family="text">
      <style:text-properties style:text-underline-type="single" style:text-underline-style="solid" style:text-underline-width="auto" style:text-underline-mode="continuous"/>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style:style>
    <style:style style:name="T2052" style:parent-style-name="Domyślnaczcionkaakapitu" style:family="text">
      <style:text-properties style:text-underline-type="single" style:text-underline-style="solid" style:text-underline-width="auto" style:text-underline-mode="continuous"/>
    </style:style>
    <style:style style:name="T2053" style:parent-style-name="Domyślnaczcionkaakapitu" style:family="text">
      <style:text-properties fo:background-color="#80FFFF" style:text-underline-type="single" style:text-underline-style="solid" style:text-underline-width="auto" style:text-underline-mode="continuous"/>
    </style:style>
    <style:style style:name="T2054" style:parent-style-name="Domyślnaczcionkaakapitu" style:family="text">
      <style:text-properties style:text-underline-type="single" style:text-underline-style="solid" style:text-underline-width="auto" style:text-underline-mode="continuous"/>
    </style:style>
    <style:style style:name="P2055" style:parent-style-name="Normalny" style:family="paragraph">
      <style:paragraph-properties fo:text-align="justify" fo:line-height="150%" fo:text-indent="0.2479in"/>
    </style:style>
    <style:style style:name="P2056" style:parent-style-name="Normalny" style:family="paragraph">
      <style:paragraph-properties fo:text-align="justify" fo:line-height="150%" fo:text-indent="0.2479in"/>
    </style:style>
    <style:style style:name="P2057" style:parent-style-name="Normalny" style:family="paragraph">
      <style:paragraph-properties fo:text-align="justify" fo:line-height="150%"/>
    </style:style>
    <style:style style:name="T2058" style:parent-style-name="Domyślnaczcionkaakapitu" style:family="text">
      <style:text-properties style:text-underline-type="single" style:text-underline-style="solid" style:text-underline-width="auto" style:text-underline-mode="continuous"/>
    </style:style>
    <style:style style:name="T2059" style:parent-style-name="Domyślnaczcionkaakapitu" style:family="text">
      <style:text-properties fo:background-color="#80FFFF" style:text-underline-type="single" style:text-underline-style="solid" style:text-underline-width="auto" style:text-underline-mode="continuous"/>
    </style:style>
    <style:style style:name="T2060" style:parent-style-name="Domyślnaczcionkaakapitu" style:family="text">
      <style:text-properties style:text-underline-type="single" style:text-underline-style="solid" style:text-underline-width="auto" style:text-underline-mode="continuous"/>
    </style:style>
    <style:style style:name="P2061" style:parent-style-name="Normalny" style:family="paragraph">
      <style:paragraph-properties fo:text-align="justify" fo:line-height="150%" fo:text-indent="0.2479in"/>
    </style:style>
    <style:style style:name="P2062" style:parent-style-name="Normalny" style:family="paragraph">
      <style:paragraph-properties fo:text-align="justify" fo:line-height="150%"/>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P2069" style:parent-style-name="Normalny" style:family="paragraph">
      <style:paragraph-properties fo:text-align="justify" fo:line-height="150%" fo:text-indent="0.2479in"/>
    </style:style>
    <style:style style:name="P2070" style:parent-style-name="Normalny" style:family="paragraph">
      <style:paragraph-properties fo:text-align="justify" fo:line-height="150%"/>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T2076" style:parent-style-name="Domyślnaczcionkaakapitu" style:family="text">
      <style:text-properties style:text-underline-type="single" style:text-underline-style="solid" style:text-underline-width="auto" style:text-underline-mode="continuous"/>
    </style:style>
    <style:style style:name="P2077" style:parent-style-name="Normalny" style:family="paragraph">
      <style:paragraph-properties fo:text-align="justify" fo:line-height="150%" fo:text-indent="0.2479in"/>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style:style>
    <style:style style:name="T2088" style:parent-style-name="Domyślnaczcionkaakapitu" style:family="text">
      <style:text-properties style:text-underline-type="single" style:text-underline-style="solid" style:text-underline-width="auto" style:text-underline-mode="continuous"/>
    </style:style>
    <style:style style:name="T2089" style:parent-style-name="Domyślnaczcionkaakapitu" style:family="text">
      <style:text-properties fo:background-color="#80FFFF" style:text-underline-type="single" style:text-underline-style="solid" style:text-underline-width="auto" style:text-underline-mode="continuous"/>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T2092" style:parent-style-name="Domyślnaczcionkaakapitu" style:family="text">
      <style:text-properties style:text-underline-type="single" style:text-underline-style="solid" style:text-underline-width="auto" style:text-underline-mode="continuous"/>
    </style:style>
    <style:style style:name="P2093" style:parent-style-name="Normalny" style:family="paragraph">
      <style:paragraph-properties fo:text-align="justify" fo:line-height="150%" fo:text-indent="0.2479in"/>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P2099" style:parent-style-name="Normalny" style:family="paragraph">
      <style:paragraph-properties fo:text-align="justify" fo:line-height="150%"/>
    </style:style>
    <style:style style:name="T2100" style:parent-style-name="Domyślnaczcionkaakapitu" style:family="text">
      <style:text-properties style:text-underline-type="single" style:text-underline-style="solid" style:text-underline-width="auto" style:text-underline-mode="continuous"/>
    </style:style>
    <style:style style:name="T2101" style:parent-style-name="Domyślnaczcionkaakapitu" style:family="text">
      <style:text-properties fo:background-color="#80FFFF" style:text-underline-type="single" style:text-underline-style="solid" style:text-underline-width="auto" style:text-underline-mode="continuous"/>
    </style:style>
    <style:style style:name="T2102" style:parent-style-name="Domyślnaczcionkaakapitu" style:family="text">
      <style:text-properties style:text-underline-type="single" style:text-underline-style="solid" style:text-underline-width="auto" style:text-underline-mode="continuous"/>
    </style:style>
    <style:style style:name="P2103" style:parent-style-name="Normalny" style:family="paragraph">
      <style:paragraph-properties fo:text-align="justify" fo:line-height="150%" fo:text-indent="0.2479in"/>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style:style>
    <style:style style:name="T2109" style:parent-style-name="Domyślnaczcionkaakapitu" style:family="text">
      <style:text-properties style:text-underline-type="single" style:text-underline-style="solid" style:text-underline-width="auto" style:text-underline-mode="continuous"/>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style:style>
    <style:style style:name="T2114" style:parent-style-name="Domyślnaczcionkaakapitu" style:family="text">
      <style:text-properties style:text-underline-type="single" style:text-underline-style="solid" style:text-underline-width="auto" style:text-underline-mode="continuous"/>
    </style:style>
    <style:style style:name="T2115" style:parent-style-name="Domyślnaczcionkaakapitu" style:family="text">
      <style:text-properties fo:background-color="#80FFFF" style:text-underline-type="single" style:text-underline-style="solid" style:text-underline-width="auto" style:text-underline-mode="continuous"/>
    </style:style>
    <style:style style:name="T2116" style:parent-style-name="Domyślnaczcionkaakapitu" style:family="text">
      <style:text-properties style:text-underline-type="single" style:text-underline-style="solid" style:text-underline-width="auto" style:text-underline-mode="continuous"/>
    </style:style>
    <style:style style:name="P2117" style:parent-style-name="Normalny" style:family="paragraph">
      <style:paragraph-properties fo:text-align="justify" fo:line-height="150%" fo:text-indent="0.2479in"/>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style:style>
    <style:style style:name="T2120" style:parent-style-name="Domyślnaczcionkaakapitu" style:family="text">
      <style:text-properties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style:style>
    <style:style style:name="T2125" style:parent-style-name="Domyślnaczcionkaakapitu" style:family="text">
      <style:text-properties style:text-underline-type="single" style:text-underline-style="solid" style:text-underline-width="auto" style:text-underline-mode="continuous"/>
    </style:style>
    <style:style style:name="T2126" style:parent-style-name="Domyślnaczcionkaakapitu" style:family="text">
      <style:text-properties fo:background-color="#80FFFF" style:text-underline-type="single" style:text-underline-style="solid" style:text-underline-width="auto" style:text-underline-mode="continuous"/>
    </style:style>
    <style:style style:name="T2127" style:parent-style-name="Domyślnaczcionkaakapitu" style:family="text">
      <style:text-properties style:text-underline-type="single" style:text-underline-style="solid" style:text-underline-width="auto" style:text-underline-mode="continuous"/>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style:style>
    <style:style style:name="T2136" style:parent-style-name="Domyślnaczcionkaakapitu" style:family="text">
      <style:text-properties style:text-underline-type="single" style:text-underline-style="solid" style:text-underline-width="auto" style:text-underline-mode="continuous"/>
    </style:style>
    <style:style style:name="T2137" style:parent-style-name="Domyślnaczcionkaakapitu" style:family="text">
      <style:text-properties fo:background-color="#80FFFF" style:text-underline-type="single" style:text-underline-style="solid" style:text-underline-width="auto" style:text-underline-mode="continuous"/>
    </style:style>
    <style:style style:name="T2138" style:parent-style-name="Domyślnaczcionkaakapitu" style:family="text">
      <style:text-properties style:text-underline-type="single" style:text-underline-style="solid" style:text-underline-width="auto" style:text-underline-mode="continuous"/>
    </style:style>
    <style:style style:name="P2139" style:parent-style-name="Normalny" style:family="paragraph">
      <style:paragraph-properties fo:text-align="justify" fo:line-height="150%" fo:text-indent="0.2479in"/>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style:style>
    <style:style style:name="T2145" style:parent-style-name="Domyślnaczcionkaakapitu" style:family="text">
      <style:text-properties style:text-underline-type="single" style:text-underline-style="solid" style:text-underline-width="auto" style:text-underline-mode="continuous"/>
    </style:style>
    <style:style style:name="T2146" style:parent-style-name="Domyślnaczcionkaakapitu" style:family="text">
      <style:text-properties fo:background-color="#80FFFF" style:text-underline-type="single" style:text-underline-style="solid" style:text-underline-width="auto" style:text-underline-mode="continuous"/>
    </style:style>
    <style:style style:name="T2147" style:parent-style-name="Domyślnaczcionkaakapitu" style:family="text">
      <style:text-properties fo:background-color="#80FFFF" style:text-underline-type="single" style:text-underline-style="solid" style:text-underline-width="auto" style:text-underline-mode="continuous"/>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T2149" style:parent-style-name="Domyślnaczcionkaakapitu" style:family="text">
      <style:text-properties fo:background-color="#80FFFF" style:text-underline-type="single" style:text-underline-style="solid" style:text-underline-width="auto" style:text-underline-mode="continuous"/>
    </style:style>
    <style:style style:name="P2150" style:parent-style-name="Normalny" style:family="paragraph">
      <style:paragraph-properties fo:text-align="justify" fo:line-height="150%" fo:text-indent="0.2479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P2153" style:parent-style-name="Normalny" style:family="paragraph">
      <style:paragraph-properties fo:text-align="justify" fo:line-height="150%"/>
    </style:style>
    <style:style style:name="T2154" style:parent-style-name="Domyślnaczcionkaakapitu" style:family="text">
      <style:text-properties fo:background-color="#80FFFF" style:text-underline-type="single" style:text-underline-style="solid" style:text-underline-width="auto" style:text-underline-mode="continuous"/>
    </style:style>
    <style:style style:name="T2155" style:parent-style-name="Domyślnaczcionkaakapitu" style:family="text">
      <style:text-properties style:text-underline-type="single" style:text-underline-style="solid" style:text-underline-width="auto" style:text-underline-mode="continuous"/>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P2160" style:parent-style-name="Normalny" style:family="paragraph">
      <style:paragraph-properties fo:text-align="justify" fo:line-height="150%" fo:text-indent="0.2479in"/>
    </style:style>
    <style:style style:name="P2161" style:parent-style-name="Normalny" style:family="paragraph">
      <style:paragraph-properties fo:text-align="justify" fo:line-height="150%"/>
    </style:style>
    <style:style style:name="T2162" style:parent-style-name="Domyślnaczcionkaakapitu" style:family="text">
      <style:text-properties style:text-underline-type="single" style:text-underline-style="solid" style:text-underline-width="auto" style:text-underline-mode="continuous"/>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P2171" style:parent-style-name="Normalny" style:family="paragraph">
      <style:paragraph-properties fo:text-align="justify" fo:line-height="150%" fo:text-indent="0.2479in"/>
    </style:style>
    <style:style style:name="P2172" style:parent-style-name="Normalny" style:family="paragraph">
      <style:paragraph-properties fo:text-align="justify" fo:line-height="150%"/>
    </style:style>
    <style:style style:name="T2173" style:parent-style-name="Domyślnaczcionkaakapitu" style:family="text">
      <style:text-properties fo:background-color="#80FFFF" style:text-underline-type="single" style:text-underline-style="solid" style:text-underline-width="auto" style:text-underline-mode="continuous"/>
    </style:style>
    <style:style style:name="T2174" style:parent-style-name="Domyślnaczcionkaakapitu" style:family="text">
      <style:text-properties style:text-underline-type="single" style:text-underline-style="solid" style:text-underline-width="auto" style:text-underline-mode="continuous"/>
    </style:style>
    <style:style style:name="T2175" style:parent-style-name="Domyślnaczcionkaakapitu" style:family="text">
      <style:text-properties fo:background-color="#80FFFF" style:text-underline-type="single" style:text-underline-style="solid" style:text-underline-width="auto" style:text-underline-mode="continuous"/>
    </style:style>
    <style:style style:name="T2176" style:parent-style-name="Domyślnaczcionkaakapitu" style:family="text">
      <style:text-properties style:text-underline-type="single" style:text-underline-style="solid" style:text-underline-width="auto" style:text-underline-mode="continuous"/>
    </style:style>
    <style:style style:name="P2177" style:parent-style-name="Normalny" style:family="paragraph">
      <style:paragraph-properties fo:text-align="justify" fo:line-height="150%" fo:text-indent="0.2479in"/>
    </style:style>
    <style:style style:name="P2178" style:parent-style-name="Normalny" style:family="paragraph">
      <style:paragraph-properties fo:text-align="justify" fo:line-height="150%"/>
    </style:style>
    <style:style style:name="T2179" style:parent-style-name="Domyślnaczcionkaakapitu" style:family="text">
      <style:text-properties style:text-underline-type="single" style:text-underline-style="solid" style:text-underline-width="auto" style:text-underline-mode="continuous"/>
    </style:style>
    <style:style style:name="T2180" style:parent-style-name="Domyślnaczcionkaakapitu" style:family="text">
      <style:text-properties fo:background-color="#80FFFF" style:text-underline-type="single" style:text-underline-style="solid" style:text-underline-width="auto" style:text-underline-mode="continuous"/>
    </style:style>
    <style:style style:name="T2181" style:parent-style-name="Domyślnaczcionkaakapitu" style:family="text">
      <style:text-properties style:text-underline-type="single" style:text-underline-style="solid" style:text-underline-width="auto" style:text-underline-mode="continuous"/>
    </style:style>
    <style:style style:name="P2182" style:parent-style-name="Normalny" style:family="paragraph">
      <style:paragraph-properties fo:text-align="justify" fo:line-height="150%" fo:text-indent="0.2479in"/>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P2185" style:parent-style-name="Normalny" style:family="paragraph">
      <style:paragraph-properties fo:text-align="justify" fo:line-height="150%"/>
    </style:style>
    <style:style style:name="T2186" style:parent-style-name="Domyślnaczcionkaakapitu" style:family="text">
      <style:text-properties style:text-underline-type="single" style:text-underline-style="solid" style:text-underline-width="auto" style:text-underline-mode="continuous"/>
    </style:style>
    <style:style style:name="P2187" style:parent-style-name="Normalny" style:family="paragraph">
      <style:paragraph-properties fo:text-align="justify" fo:line-height="150%" fo:text-indent="0.2479in"/>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style:style>
    <style:style style:name="T2207" style:parent-style-name="Domyślnaczcionkaakapitu" style:family="text">
      <style:text-properties fo:background-color="#80FFFF" style:text-underline-type="single" style:text-underline-style="solid" style:text-underline-width="auto" style:text-underline-mode="continuous"/>
    </style:style>
    <style:style style:name="T2208" style:parent-style-name="Domyślnaczcionkaakapitu" style:family="text">
      <style:text-properties style:text-underline-type="single" style:text-underline-style="solid" style:text-underline-width="auto" style:text-underline-mode="continuous"/>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style:tab-stops>
          <style:tab-stop style:type="left" style:position="3.6965in"/>
        </style:tab-stops>
      </style:paragraph-properties>
    </style:style>
    <style:style style:name="T2216" style:parent-style-name="Domyślnaczcionkaakapitu" style:family="text">
      <style:text-properties style:text-underline-type="single" style:text-underline-style="solid" style:text-underline-width="auto" style:text-underline-mode="continuous"/>
    </style:style>
    <style:style style:name="T2217" style:parent-style-name="Domyślnaczcionkaakapitu" style:family="text">
      <style:text-properties style:text-underline-type="single" style:text-underline-style="solid" style:text-underline-width="auto" style:text-underline-mode="continuous"/>
    </style:style>
    <style:style style:name="T2218" style:parent-style-name="Domyślnaczcionkaakapitu" style:family="text">
      <style:text-properties fo:background-color="#80FFFF" style:text-underline-type="single" style:text-underline-style="solid" style:text-underline-width="auto" style:text-underline-mode="continuous"/>
    </style:style>
    <style:style style:name="T2219" style:parent-style-name="Domyślnaczcionkaakapitu" style:family="text">
      <style:text-properties style:text-underline-type="single" style:text-underline-style="solid" style:text-underline-width="auto" style:text-underline-mode="continuous"/>
    </style:style>
    <style:style style:name="P2220" style:parent-style-name="Normalny" style:family="paragraph">
      <style:paragraph-properties fo:text-align="justify" fo:line-height="150%" fo:text-indent="0.2479in">
        <style:tab-stops>
          <style:tab-stop style:type="left" style:position="3.6965in"/>
        </style:tab-stops>
      </style:paragraph-properties>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text-underline-type="single" style:text-underline-style="solid" style:text-underline-width="auto" style:text-underline-mode="continuous"/>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text-underline-type="single" style:text-underline-style="solid" style:text-underline-width="auto" style:text-underline-mode="continuous"/>
    </style:style>
    <style:style style:name="T2230" style:parent-style-name="Domyślnaczcionkaakapitu" style:family="text">
      <style:text-properties style:text-underline-type="single" style:text-underline-style="solid" style:text-underline-width="auto" style:text-underline-mode="continuous"/>
    </style:style>
    <style:style style:name="T2231" style:parent-style-name="Domyślnaczcionkaakapitu" style:family="text">
      <style:text-properties fo:background-color="#80FFFF" style:text-underline-type="single" style:text-underline-style="solid" style:text-underline-width="auto" style:text-underline-mode="continuous"/>
    </style:style>
    <style:style style:name="T2232" style:parent-style-name="Domyślnaczcionkaakapitu" style:family="text">
      <style:text-properties style:text-underline-type="single" style:text-underline-style="solid" style:text-underline-width="auto" style:text-underline-mode="continuous"/>
    </style:style>
    <style:style style:name="P2233" style:parent-style-name="Normalny" style:family="paragraph">
      <style:paragraph-properties fo:text-align="justify" fo:line-height="150%" fo:text-indent="0.2479in"/>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style:style>
    <style:style style:name="T2236" style:parent-style-name="Domyślnaczcionkaakapitu" style:family="text">
      <style:text-properties style:text-underline-type="single" style:text-underline-style="solid" style:text-underline-width="auto" style:text-underline-mode="continuous"/>
    </style:style>
    <style:style style:name="P2237" style:parent-style-name="Normalny" style:family="paragraph">
      <style:paragraph-properties fo:text-align="justify" fo:line-height="150%" fo:text-indent="0.2479in"/>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style:style>
    <style:style style:name="T2246" style:parent-style-name="Domyślnaczcionkaakapitu" style:family="text">
      <style:text-properties fo:background-color="#80FFFF" style:text-underline-type="single" style:text-underline-style="solid" style:text-underline-width="auto" style:text-underline-mode="continuous"/>
    </style:style>
    <style:style style:name="T2247" style:parent-style-name="Domyślnaczcionkaakapitu" style:family="text">
      <style:text-properties style:text-underline-type="single" style:text-underline-style="solid" style:text-underline-width="auto" style:text-underline-mode="continuous"/>
    </style:style>
    <style:style style:name="T2248" style:parent-style-name="Domyślnaczcionkaakapitu" style:family="text">
      <style:text-properties fo:background-color="#80FFFF" style:text-underline-type="single" style:text-underline-style="solid" style:text-underline-width="auto" style:text-underline-mode="continuous"/>
    </style:style>
    <style:style style:name="T2249" style:parent-style-name="Domyślnaczcionkaakapitu" style:family="text">
      <style:text-properties style:text-underline-type="single" style:text-underline-style="solid" style:text-underline-width="auto" style:text-underline-mode="continuous"/>
    </style:style>
    <style:style style:name="P2250" style:parent-style-name="Normalny" style:family="paragraph">
      <style:paragraph-properties fo:text-align="justify" fo:line-height="150%" fo:text-indent="0.2479in"/>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style:style>
    <style:style style:name="T2256" style:parent-style-name="Domyślnaczcionkaakapitu" style:family="text">
      <style:text-properties style:text-underline-type="single" style:text-underline-style="solid" style:text-underline-width="auto" style:text-underline-mode="continuous"/>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fo:background-color="#80FFFF" style:text-underline-type="single" style:text-underline-style="solid" style:text-underline-width="auto" style:text-underline-mode="continuous"/>
    </style:style>
    <style:style style:name="T2283" style:parent-style-name="Domyślnaczcionkaakapitu" style:family="text">
      <style:text-properties style:text-underline-type="single" style:text-underline-style="solid" style:text-underline-width="auto" style:text-underline-mode="continuous"/>
    </style:style>
    <style:style style:name="P2284" style:parent-style-name="Normalny" style:family="paragraph">
      <style:paragraph-properties fo:text-align="justify" fo:line-height="150%" fo:text-indent="0.2479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style:style>
    <style:style style:name="T2288" style:parent-style-name="Domyślnaczcionkaakapitu" style:family="text">
      <style:text-properties style:text-underline-type="single" style:text-underline-style="solid" style:text-underline-width="auto" style:text-underline-mode="continuous"/>
    </style:style>
    <style:style style:name="T2289" style:parent-style-name="Domyślnaczcionkaakapitu" style:family="text">
      <style:text-properties fo:background-color="#80FFFF" style:text-underline-type="single" style:text-underline-style="solid" style:text-underline-width="auto" style:text-underline-mode="continuous"/>
    </style:style>
    <style:style style:name="T2290" style:parent-style-name="Domyślnaczcionkaakapitu" style:family="text">
      <style:text-properties style:text-underline-type="single" style:text-underline-style="solid" style:text-underline-width="auto" style:text-underline-mode="continuous"/>
    </style:style>
    <style:style style:name="T2291" style:parent-style-name="Domyślnaczcionkaakapitu" style:family="text">
      <style:text-properties fo:background-color="#80FFFF" style:text-underline-type="single" style:text-underline-style="solid" style:text-underline-width="auto" style:text-underline-mode="continuous"/>
    </style:style>
    <style:style style:name="T2292" style:parent-style-name="Domyślnaczcionkaakapitu" style:family="text">
      <style:text-properties style:text-underline-type="single" style:text-underline-style="solid" style:text-underline-width="auto" style:text-underline-mode="continuous"/>
    </style:style>
    <style:style style:name="P2293" style:parent-style-name="Normalny" style:family="paragraph">
      <style:paragraph-properties fo:text-align="justify" fo:line-height="150%" fo:text-indent="0.2479in"/>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style:style>
    <style:style style:name="T2299" style:parent-style-name="Domyślnaczcionkaakapitu" style:family="text">
      <style:text-properties style:text-underline-type="single" style:text-underline-style="solid" style:text-underline-width="auto" style:text-underline-mode="continuous"/>
    </style:style>
    <style:style style:name="T2300" style:parent-style-name="Domyślnaczcionkaakapitu" style:family="text">
      <style:text-properties fo:background-color="#80FFFF" style:text-underline-type="single" style:text-underline-style="solid" style:text-underline-width="auto" style:text-underline-mode="continuous"/>
    </style:style>
    <style:style style:name="T2301" style:parent-style-name="Domyślnaczcionkaakapitu" style:family="text">
      <style:text-properties style:text-underline-type="single" style:text-underline-style="solid" style:text-underline-width="auto" style:text-underline-mode="continuous"/>
    </style:style>
    <style:style style:name="P2302" style:parent-style-name="Normalny" style:family="paragraph">
      <style:paragraph-properties fo:text-align="justify" fo:line-height="150%" fo:text-indent="0.2479in"/>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style:style>
    <style:style style:name="T2307" style:parent-style-name="Domyślnaczcionkaakapitu" style:family="text">
      <style:text-properties style:text-underline-type="single" style:text-underline-style="solid" style:text-underline-width="auto" style:text-underline-mode="continuous"/>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style:style>
    <style:style style:name="T2317" style:parent-style-name="Domyślnaczcionkaakapitu" style:family="text">
      <style:text-properties style:text-underline-type="single" style:text-underline-style="solid" style:text-underline-width="auto" style:text-underline-mode="continuous"/>
    </style:style>
    <style:style style:name="P2318" style:parent-style-name="Normalny" style:family="paragraph">
      <style:paragraph-properties fo:text-align="justify" fo:line-height="150%" fo:text-indent="0.2479in"/>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style:style>
    <style:style style:name="P2322" style:parent-style-name="Normalny" style:family="paragraph">
      <style:paragraph-properties fo:text-align="justify" fo:line-height="150%"/>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style:text-underline-type="single" style:text-underline-style="solid" style:text-underline-width="auto" style:text-underline-mode="continuous"/>
    </style:style>
    <style:style style:name="P2326" style:parent-style-name="Normalny" style:family="paragraph">
      <style:paragraph-properties fo:text-align="justify" fo:line-height="150%" fo:text-indent="0.2479in"/>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style:style>
    <style:style style:name="T2330" style:parent-style-name="Domyślnaczcionkaakapitu" style:family="text">
      <style:text-properties style:text-underline-type="single" style:text-underline-style="solid" style:text-underline-width="auto" style:text-underline-mode="continuous"/>
    </style:style>
    <style:style style:name="T2331" style:parent-style-name="Domyślnaczcionkaakapitu" style:family="text">
      <style:text-properties fo:background-color="#80FFFF" style:text-underline-type="single" style:text-underline-style="solid" style:text-underline-width="auto" style:text-underline-mode="continuous"/>
    </style:style>
    <style:style style:name="T2332" style:parent-style-name="Domyślnaczcionkaakapitu" style:family="text">
      <style:text-properties style:text-underline-type="single" style:text-underline-style="solid" style:text-underline-width="auto" style:text-underline-mode="continuous"/>
    </style:style>
    <style:style style:name="P2333" style:parent-style-name="Normalny" style:family="paragraph">
      <style:paragraph-properties fo:text-align="justify" fo:line-height="150%" fo:text-indent="0.2479in"/>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style:style>
    <style:style style:name="T2340" style:parent-style-name="Domyślnaczcionkaakapitu" style:family="text">
      <style:text-properties fo:background-color="#80FFFF" style:text-underline-type="single" style:text-underline-style="solid" style:text-underline-width="auto" style:text-underline-mode="continuous"/>
    </style:style>
    <style:style style:name="T2341" style:parent-style-name="Domyślnaczcionkaakapitu" style:family="text">
      <style:text-properties style:text-underline-type="single" style:text-underline-style="solid" style:text-underline-width="auto" style:text-underline-mode="continuous"/>
    </style:style>
    <style:style style:name="P2342" style:parent-style-name="Normalny" style:family="paragraph">
      <style:paragraph-properties fo:text-align="justify" fo:line-height="150%" fo:text-indent="0.2479in"/>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style:style>
    <style:style style:name="T2346" style:parent-style-name="Domyślnaczcionkaakapitu" style:family="text">
      <style:text-properties style:text-underline-type="single" style:text-underline-style="solid" style:text-underline-width="auto" style:text-underline-mode="continuous"/>
    </style:style>
    <style:style style:name="T2347" style:parent-style-name="Domyślnaczcionkaakapitu" style:family="text">
      <style:text-properties fo:background-color="#80FFFF" style:text-underline-type="single" style:text-underline-style="solid" style:text-underline-width="auto" style:text-underline-mode="continuous"/>
    </style:style>
    <style:style style:name="T2348" style:parent-style-name="Domyślnaczcionkaakapitu" style:family="text">
      <style:text-properties style:text-underline-type="single" style:text-underline-style="solid" style:text-underline-width="auto" style:text-underline-mode="continuous"/>
    </style:style>
    <style:style style:name="P2349" style:parent-style-name="Normalny" style:family="paragraph">
      <style:paragraph-properties fo:text-align="justify" fo:line-height="150%" fo:text-indent="0.2479in"/>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style:style>
    <style:style style:name="T2356" style:parent-style-name="Domyślnaczcionkaakapitu" style:family="text">
      <style:text-properties fo:background-color="#80FFFF" style:text-underline-type="single" style:text-underline-style="solid" style:text-underline-width="auto" style:text-underline-mode="continuous"/>
    </style:style>
    <style:style style:name="T2357" style:parent-style-name="Domyślnaczcionkaakapitu" style:family="text">
      <style:text-properties style:text-underline-type="single" style:text-underline-style="solid" style:text-underline-width="auto" style:text-underline-mode="continuous"/>
    </style:style>
    <style:style style:name="T2358" style:parent-style-name="Domyślnaczcionkaakapitu" style:family="text">
      <style:text-properties fo:background-color="#80FFFF" style:text-underline-type="single" style:text-underline-style="solid" style:text-underline-width="auto" style:text-underline-mode="continuous"/>
    </style:style>
    <style:style style:name="T2359" style:parent-style-name="Domyślnaczcionkaakapitu" style:family="text">
      <style:text-properties style:text-underline-type="single" style:text-underline-style="solid" style:text-underline-width="auto" style:text-underline-mode="continuous"/>
    </style:style>
    <style:style style:name="P2360" style:parent-style-name="Normalny" style:family="paragraph">
      <style:paragraph-properties fo:text-align="justify" fo:line-height="150%" fo:text-indent="0.2479in"/>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style:style>
    <style:style style:name="T2367" style:parent-style-name="Domyślnaczcionkaakapitu" style:family="text">
      <style:text-properties style:text-underline-type="single" style:text-underline-style="solid" style:text-underline-width="auto" style:text-underline-mode="continuous"/>
    </style:style>
    <style:style style:name="T2368" style:parent-style-name="Domyślnaczcionkaakapitu" style:family="text">
      <style:text-properties fo:background-color="#80FFFF" style:text-underline-type="single" style:text-underline-style="solid" style:text-underline-width="auto" style:text-underline-mode="continuous"/>
    </style:style>
    <style:style style:name="T2369" style:parent-style-name="Domyślnaczcionkaakapitu" style:family="text">
      <style:text-properties style:text-underline-type="single" style:text-underline-style="solid" style:text-underline-width="auto" style:text-underline-mode="continuous"/>
    </style:style>
    <style:style style:name="P2370" style:parent-style-name="Normalny" style:family="paragraph">
      <style:paragraph-properties fo:text-align="justify" fo:line-height="150%" fo:text-indent="0.2479in"/>
    </style:style>
    <style:style style:name="P2371" style:parent-style-name="Normalny" style:family="paragraph">
      <style:paragraph-properties fo:text-align="justify" fo:line-height="150%"/>
    </style:style>
    <style:style style:name="T2372" style:parent-style-name="Domyślnaczcionkaakapitu" style:family="text">
      <style:text-properties fo:background-color="#80FFFF" style:text-underline-type="single" style:text-underline-style="solid" style:text-underline-width="auto" style:text-underline-mode="continuous"/>
    </style:style>
    <style:style style:name="T2373" style:parent-style-name="Domyślnaczcionkaakapitu" style:family="text">
      <style:text-properties style:text-underline-type="single" style:text-underline-style="solid" style:text-underline-width="auto" style:text-underline-mode="continuous"/>
    </style:style>
    <style:style style:name="T2374" style:parent-style-name="Domyślnaczcionkaakapitu" style:family="text">
      <style:text-properties fo:background-color="#80FFFF" style:text-underline-type="single" style:text-underline-style="solid" style:text-underline-width="auto" style:text-underline-mode="continuous"/>
    </style:style>
    <style:style style:name="T2375" style:parent-style-name="Domyślnaczcionkaakapitu" style:family="text">
      <style:text-properties style:text-underline-type="single" style:text-underline-style="solid" style:text-underline-width="auto" style:text-underline-mode="continuous"/>
    </style:style>
    <style:style style:name="T2376" style:parent-style-name="Domyślnaczcionkaakapitu" style:family="text">
      <style:text-properties fo:background-color="#80FFFF" style:text-underline-type="single" style:text-underline-style="solid" style:text-underline-width="auto" style:text-underline-mode="continuous"/>
    </style:style>
    <style:style style:name="T2377" style:parent-style-name="Domyślnaczcionkaakapitu" style:family="text">
      <style:text-properties style:text-underline-type="single" style:text-underline-style="solid" style:text-underline-width="auto" style:text-underline-mode="continuous"/>
    </style:style>
    <style:style style:name="T2378" style:parent-style-name="Domyślnaczcionkaakapitu" style:family="text">
      <style:text-properties fo:background-color="#80FFFF" style:text-underline-type="single" style:text-underline-style="solid" style:text-underline-width="auto" style:text-underline-mode="continuous"/>
    </style:style>
    <style:style style:name="T2379" style:parent-style-name="Domyślnaczcionkaakapitu" style:family="text">
      <style:text-properties style:text-underline-type="single" style:text-underline-style="solid" style:text-underline-width="auto" style:text-underline-mode="continuous"/>
    </style:style>
    <style:style style:name="T2380" style:parent-style-name="Domyślnaczcionkaakapitu" style:family="text">
      <style:text-properties fo:background-color="#80FFFF" style:text-underline-type="single" style:text-underline-style="solid" style:text-underline-width="auto" style:text-underline-mode="continuous"/>
    </style:style>
    <style:style style:name="T2381" style:parent-style-name="Domyślnaczcionkaakapitu" style:family="text">
      <style:text-properties style:text-underline-type="single" style:text-underline-style="solid" style:text-underline-width="auto" style:text-underline-mode="continuous"/>
    </style:style>
    <style:style style:name="T2382" style:parent-style-name="Domyślnaczcionkaakapitu" style:family="text">
      <style:text-properties fo:background-color="#80FFFF" style:text-underline-type="single" style:text-underline-style="solid" style:text-underline-width="auto" style:text-underline-mode="continuous"/>
    </style:style>
    <style:style style:name="P2383" style:parent-style-name="Normalny" style:family="paragraph">
      <style:paragraph-properties fo:text-align="justify" fo:line-height="150%" fo:text-indent="0.2479in"/>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fo:text-indent="0.2479in"/>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479in"/>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style:style>
    <style:style style:name="T2405" style:parent-style-name="Domyślnaczcionkaakapitu" style:family="text">
      <style:text-properties style:text-underline-type="single" style:text-underline-style="solid" style:text-underline-width="auto" style:text-underline-mode="continuous"/>
    </style:style>
    <style:style style:name="T2406" style:parent-style-name="Domyślnaczcionkaakapitu" style:family="text">
      <style:text-properties fo:background-color="#80FFFF" style:text-underline-type="single" style:text-underline-style="solid" style:text-underline-width="auto" style:text-underline-mode="continuous"/>
    </style:style>
    <style:style style:name="T2407" style:parent-style-name="Domyślnaczcionkaakapitu" style:family="text">
      <style:text-properties style:text-underline-type="single" style:text-underline-style="solid" style:text-underline-width="auto" style:text-underline-mode="continuous"/>
    </style:style>
    <style:style style:name="P2408" style:parent-style-name="Normalny" style:family="paragraph">
      <style:paragraph-properties fo:text-align="justify" fo:line-height="150%" fo:text-indent="0.2479in"/>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style:style>
    <style:style style:name="T2413" style:parent-style-name="Domyślnaczcionkaakapitu" style:family="text">
      <style:text-properties fo:background-color="#80FFFF" style:text-underline-type="single" style:text-underline-style="solid" style:text-underline-width="auto" style:text-underline-mode="continuous"/>
    </style:style>
    <style:style style:name="T2414" style:parent-style-name="Domyślnaczcionkaakapitu" style:family="text">
      <style:text-properties style:text-underline-type="single" style:text-underline-style="solid" style:text-underline-width="auto" style:text-underline-mode="continuous"/>
    </style:style>
    <style:style style:name="T2415" style:parent-style-name="Domyślnaczcionkaakapitu" style:family="text">
      <style:text-properties fo:background-color="#80FFFF" style:text-underline-type="single" style:text-underline-style="solid" style:text-underline-width="auto" style:text-underline-mode="continuous"/>
    </style:style>
    <style:style style:name="T2416" style:parent-style-name="Domyślnaczcionkaakapitu" style:family="text">
      <style:text-properties style:text-underline-type="single" style:text-underline-style="solid" style:text-underline-width="auto" style:text-underline-mode="continuous"/>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fo:text-indent="0.2479in"/>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style:style>
    <style:style style:name="T2440" style:parent-style-name="Domyślnaczcionkaakapitu" style:family="text">
      <style:text-properties fo:background-color="#80FFFF" style:text-underline-type="single" style:text-underline-style="solid" style:text-underline-width="auto" style:text-underline-mode="continuous"/>
    </style:style>
    <style:style style:name="T2441" style:parent-style-name="Domyślnaczcionkaakapitu" style:family="text">
      <style:text-properties style:text-underline-type="single" style:text-underline-style="solid" style:text-underline-width="auto" style:text-underline-mode="continuous"/>
    </style:style>
    <style:style style:name="T2442" style:parent-style-name="Domyślnaczcionkaakapitu" style:family="text">
      <style:text-properties fo:background-color="#80FFFF" style:text-underline-type="single" style:text-underline-style="solid" style:text-underline-width="auto" style:text-underline-mode="continuous"/>
    </style:style>
    <style:style style:name="T2443" style:parent-style-name="Domyślnaczcionkaakapitu" style:family="text">
      <style:text-properties style:text-underline-type="single" style:text-underline-style="solid" style:text-underline-width="auto" style:text-underline-mode="continuous"/>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P2453" style:parent-style-name="Normalny" style:family="paragraph">
      <style:paragraph-properties fo:text-align="justify" fo:line-height="150%"/>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text-underline-type="single" style:text-underline-style="solid" style:text-underline-width="auto" style:text-underline-mode="continuous"/>
    </style:style>
    <style:style style:name="T2458" style:parent-style-name="Domyślnaczcionkaakapitu" style:family="text">
      <style:text-properties style:text-underline-type="single" style:text-underline-style="solid" style:text-underline-width="auto" style:text-underline-mode="continuous"/>
    </style:style>
    <style:style style:name="P2459" style:parent-style-name="Normalny" style:family="paragraph">
      <style:paragraph-properties fo:text-align="justify" fo:line-height="150%" fo:text-indent="0.2479in"/>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style:style>
    <style:style style:name="T2464" style:parent-style-name="Domyślnaczcionkaakapitu" style:family="text">
      <style:text-properties style:text-underline-type="single" style:text-underline-style="solid" style:text-underline-width="auto" style:text-underline-mode="continuous"/>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fo:text-indent="0.2479in"/>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style:style>
    <style:style style:name="T2477" style:parent-style-name="Domyślnaczcionkaakapitu" style:family="text">
      <style:text-properties style:text-underline-type="single" style:text-underline-style="solid" style:text-underline-width="auto" style:text-underline-mode="continuous"/>
    </style:style>
    <style:style style:name="T2478" style:parent-style-name="Domyślnaczcionkaakapitu" style:family="text">
      <style:text-properties fo:background-color="#80FFFF" style:text-underline-type="single" style:text-underline-style="solid" style:text-underline-width="auto" style:text-underline-mode="continuous"/>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T2482" style:parent-style-name="Domyślnaczcionkaakapitu" style:family="text">
      <style:text-properties fo:background-color="#80FFFF" style:text-underline-type="single" style:text-underline-style="solid" style:text-underline-width="auto" style:text-underline-mode="continuous"/>
    </style:style>
    <style:style style:name="T2483" style:parent-style-name="Domyślnaczcionkaakapitu" style:family="text">
      <style:text-properties style:text-underline-type="single" style:text-underline-style="solid" style:text-underline-width="auto" style:text-underline-mode="continuous"/>
    </style:style>
    <style:style style:name="T2484" style:parent-style-name="Domyślnaczcionkaakapitu" style:family="text">
      <style:text-properties fo:background-color="#80FFFF" style:text-underline-type="single" style:text-underline-style="solid" style:text-underline-width="auto" style:text-underline-mode="continuous"/>
    </style:style>
    <style:style style:name="P2485" style:parent-style-name="Normalny" style:family="paragraph">
      <style:paragraph-properties fo:text-align="justify" fo:line-height="150%" fo:text-indent="0.2479in"/>
    </style:style>
    <style:style style:name="P2486" style:parent-style-name="Normalny" style:family="paragraph">
      <style:paragraph-properties fo:text-align="justify" fo:line-height="150%"/>
    </style:style>
    <style:style style:name="T2487" style:parent-style-name="Domyślnaczcionkaakapitu" style:family="text">
      <style:text-properties fo:background-color="#80FFFF"/>
    </style:style>
    <style:style style:name="P2488" style:parent-style-name="Normalny" style:family="paragraph">
      <style:paragraph-properties fo:text-align="justify" fo:line-height="150%"/>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style:style>
    <style:style style:name="T2492" style:parent-style-name="Domyślnaczcionkaakapitu" style:family="text">
      <style:text-properties style:text-underline-type="single" style:text-underline-style="solid" style:text-underline-width="auto" style:text-underline-mode="continuous"/>
    </style:style>
    <style:style style:name="T2493" style:parent-style-name="Domyślnaczcionkaakapitu" style:family="text">
      <style:text-properties fo:background-color="#80FFFF" style:text-underline-type="single" style:text-underline-style="solid" style:text-underline-width="auto" style:text-underline-mode="continuous"/>
    </style:style>
    <style:style style:name="T2494" style:parent-style-name="Domyślnaczcionkaakapitu" style:family="text">
      <style:text-properties style:text-underline-type="single" style:text-underline-style="solid" style:text-underline-width="auto" style:text-underline-mode="continuous"/>
    </style:style>
    <style:style style:name="P2495" style:parent-style-name="Normalny" style:family="paragraph">
      <style:paragraph-properties fo:text-align="justify" fo:line-height="150%" fo:text-indent="0.2479in"/>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style:style>
    <style:style style:name="T2498" style:parent-style-name="Domyślnaczcionkaakapitu" style:family="text">
      <style:text-properties style:text-underline-type="single" style:text-underline-style="solid" style:text-underline-width="auto" style:text-underline-mode="continuous"/>
    </style:style>
    <style:style style:name="T2499" style:parent-style-name="Domyślnaczcionkaakapitu" style:family="text">
      <style:text-properties fo:background-color="#80FFFF" style:text-underline-type="single" style:text-underline-style="solid" style:text-underline-width="auto" style:text-underline-mode="continuous"/>
    </style:style>
    <style:style style:name="T2500" style:parent-style-name="Domyślnaczcionkaakapitu" style:family="text">
      <style:text-properties style:text-underline-type="single" style:text-underline-style="solid" style:text-underline-width="auto" style:text-underline-mode="continuous"/>
    </style:style>
    <style:style style:name="P2501" style:parent-style-name="Normalny" style:family="paragraph">
      <style:paragraph-properties fo:text-align="justify" fo:line-height="150%" fo:text-indent="0.2479in"/>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fo:text-indent="0.2479in"/>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style:style>
    <style:style style:name="T2508" style:parent-style-name="Domyślnaczcionkaakapitu" style:family="text">
      <style:text-properties style:text-underline-type="single" style:text-underline-style="solid" style:text-underline-width="auto" style:text-underline-mode="continuous"/>
    </style:style>
    <style:style style:name="T2509" style:parent-style-name="Domyślnaczcionkaakapitu" style:family="text">
      <style:text-properties fo:background-color="#80FFFF" style:text-underline-type="single" style:text-underline-style="solid" style:text-underline-width="auto" style:text-underline-mode="continuous"/>
    </style:style>
    <style:style style:name="T2510" style:parent-style-name="Domyślnaczcionkaakapitu" style:family="text">
      <style:text-properties style:text-underline-type="single" style:text-underline-style="solid" style:text-underline-width="auto" style:text-underline-mode="continuous"/>
    </style:style>
    <style:style style:name="P2511" style:parent-style-name="Normalny" style:family="paragraph">
      <style:paragraph-properties fo:text-align="justify" fo:line-height="150%" fo:text-indent="0.2479in"/>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style:style>
    <style:style style:name="T2515" style:parent-style-name="Domyślnaczcionkaakapitu" style:family="text">
      <style:text-properties style:text-underline-type="single" style:text-underline-style="solid" style:text-underline-width="auto" style:text-underline-mode="continuous"/>
    </style:style>
    <style:style style:name="P2516" style:parent-style-name="Normalny" style:family="paragraph">
      <style:paragraph-properties fo:text-align="justify" fo:line-height="150%" fo:text-indent="0.2479in"/>
    </style:style>
    <style:style style:name="P2517" style:parent-style-name="Normalny" style:family="paragraph">
      <style:paragraph-properties fo:text-align="justify" fo:line-height="150%" fo:text-indent="0.2479in">
        <style:tab-stops>
          <style:tab-stop style:type="right" style:leader-style="dotted" style:leader-text="." style:position="3.3631in"/>
          <style:tab-stop style:type="left" style:position="3.4715in"/>
        </style:tab-stops>
      </style:paragraph-properties>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fo:text-indent="0.2479in"/>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fo:text-indent="0.2479in"/>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style:style>
    <style:style style:name="T2537" style:parent-style-name="Domyślnaczcionkaakapitu" style:family="text">
      <style:text-properties style:text-underline-type="single" style:text-underline-style="solid" style:text-underline-width="auto" style:text-underline-mode="continuous"/>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T2540" style:parent-style-name="Domyślnaczcionkaakapitu" style:family="text">
      <style:text-properties style:text-underline-type="single" style:text-underline-style="solid" style:text-underline-width="auto" style:text-underline-mode="continuous"/>
    </style:style>
    <style:style style:name="P2541" style:parent-style-name="Normalny" style:family="paragraph">
      <style:paragraph-properties fo:text-align="justify" fo:line-height="150%" fo:text-indent="0.2479in"/>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fo:text-indent="0.2479in"/>
    </style:style>
    <style:style style:name="T2557" style:parent-style-name="Domyślnaczcionkaakapitu" style:family="text">
      <style:text-properties fo:background-color="#80FFFF"/>
    </style:style>
    <style:style style:name="P2558" style:parent-style-name="Normalny" style:family="paragraph">
      <style:paragraph-properties fo:text-align="justify" fo:line-height="150%"/>
    </style:style>
    <style:style style:name="T2559" style:parent-style-name="Domyślnaczcionkaakapitu" style:family="text">
      <style:text-properties style:text-underline-type="single" style:text-underline-style="solid" style:text-underline-width="auto" style:text-underline-mode="continuous"/>
    </style:style>
    <style:style style:name="T2560" style:parent-style-name="Domyślnaczcionkaakapitu" style:family="text">
      <style:text-properties fo:background-color="#80FFFF" style:text-underline-type="single" style:text-underline-style="solid" style:text-underline-width="auto" style:text-underline-mode="continuous"/>
    </style:style>
    <style:style style:name="T2561" style:parent-style-name="Domyślnaczcionkaakapitu" style:family="text">
      <style:text-properties style:text-underline-type="single" style:text-underline-style="solid" style:text-underline-width="auto" style:text-underline-mode="continuous"/>
    </style:style>
    <style:style style:name="P2562" style:parent-style-name="Normalny" style:family="paragraph">
      <style:paragraph-properties fo:text-align="justify" fo:line-height="150%" fo:text-indent="0.2479in"/>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style:style>
    <style:style style:name="T2565" style:parent-style-name="Domyślnaczcionkaakapitu" style:family="text">
      <style:text-properties fo:background-color="#80FFFF" style:text-underline-type="single" style:text-underline-style="solid" style:text-underline-width="auto" style:text-underline-mode="continuous"/>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text-underline-type="single" style:text-underline-style="solid" style:text-underline-width="auto" style:text-underline-mode="continuous"/>
    </style:style>
    <style:style style:name="T2568" style:parent-style-name="Domyślnaczcionkaakapitu" style:family="text">
      <style:text-properties style:text-underline-type="single" style:text-underline-style="solid" style:text-underline-width="auto" style:text-underline-mode="continuous"/>
    </style:style>
    <style:style style:name="P2569" style:parent-style-name="Normalny" style:family="paragraph">
      <style:paragraph-properties fo:text-align="justify" fo:line-height="150%" fo:text-indent="0.2479in"/>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479in"/>
    </style:style>
    <style:style style:name="P2585" style:parent-style-name="Normalny" style:family="paragraph">
      <style:paragraph-properties fo:text-align="justify" fo:line-height="150%"/>
    </style:style>
    <style:style style:name="T2586" style:parent-style-name="Domyślnaczcionkaakapitu" style:family="text">
      <style:text-properties style:text-underline-type="single" style:text-underline-style="solid" style:text-underline-width="auto" style:text-underline-mode="continuous"/>
    </style:style>
    <style:style style:name="T2587" style:parent-style-name="Domyślnaczcionkaakapitu" style:family="text">
      <style:text-properties fo:background-color="#80FFFF" style:text-underline-type="single" style:text-underline-style="solid" style:text-underline-width="auto" style:text-underline-mode="continuous"/>
    </style:style>
    <style:style style:name="T2588" style:parent-style-name="Domyślnaczcionkaakapitu" style:family="text">
      <style:text-properties style:text-underline-type="single" style:text-underline-style="solid" style:text-underline-width="auto" style:text-underline-mode="continuous"/>
    </style:style>
    <style:style style:name="P2589" style:parent-style-name="Normalny" style:family="paragraph">
      <style:paragraph-properties fo:text-align="justify" fo:line-height="150%" fo:text-indent="0.2479in"/>
    </style:style>
    <style:style style:name="P2590" style:parent-style-name="Normalny" style:family="paragraph">
      <style:paragraph-properties fo:text-align="justify" fo:line-height="150%"/>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479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fo:text-indent="0.2479in"/>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fo:text-indent="0.2479in"/>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P2610" style:parent-style-name="Normalny" style:family="paragraph">
      <style:paragraph-properties fo:text-align="justify" fo:line-height="150%" fo:text-indent="0.2479in"/>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fo:text-indent="0.2479in"/>
    </style:style>
    <style:style style:name="P2618" style:parent-style-name="Normalny" style:family="paragraph">
      <style:paragraph-properties fo:text-align="justify" fo:line-height="150%"/>
    </style:style>
    <style:style style:name="T2619" style:parent-style-name="Domyślnaczcionkaakapitu" style:family="text">
      <style:text-properties style:text-underline-type="single" style:text-underline-style="solid" style:text-underline-width="auto" style:text-underline-mode="continuous"/>
    </style:style>
    <style:style style:name="T2620" style:parent-style-name="Domyślnaczcionkaakapitu" style:family="text">
      <style:text-properties fo:background-color="#80FFFF" style:text-underline-type="single" style:text-underline-style="solid" style:text-underline-width="auto" style:text-underline-mode="continuous"/>
    </style:style>
    <style:style style:name="T2621" style:parent-style-name="Domyślnaczcionkaakapitu" style:family="text">
      <style:text-properties style:text-underline-type="single" style:text-underline-style="solid" style:text-underline-width="auto" style:text-underline-mode="continuous"/>
    </style:style>
    <style:style style:name="P2622" style:parent-style-name="Normalny" style:family="paragraph">
      <style:paragraph-properties fo:text-align="justify" fo:line-height="150%" fo:text-indent="0.2479in"/>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style:style>
    <style:style style:name="T2628" style:parent-style-name="Domyślnaczcionkaakapitu" style:family="text">
      <style:text-properties style:text-underline-type="single" style:text-underline-style="solid" style:text-underline-width="auto" style:text-underline-mode="continuous"/>
    </style:style>
    <style:style style:name="P2629" style:parent-style-name="Normalny" style:family="paragraph">
      <style:paragraph-properties fo:text-align="justify" fo:line-height="150%" fo:text-indent="0.2479in"/>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style:style>
    <style:style style:name="T2633" style:parent-style-name="Domyślnaczcionkaakapitu" style:family="text">
      <style:text-properties style:text-underline-type="single" style:text-underline-style="solid" style:text-underline-width="auto" style:text-underline-mode="continuous"/>
    </style:style>
    <style:style style:name="T2634" style:parent-style-name="Domyślnaczcionkaakapitu" style:family="text">
      <style:text-properties fo:background-color="#80FFFF" style:text-underline-type="single" style:text-underline-style="solid" style:text-underline-width="auto" style:text-underline-mode="continuous"/>
    </style:style>
    <style:style style:name="T2635" style:parent-style-name="Domyślnaczcionkaakapitu" style:family="text">
      <style:text-properties style:text-underline-type="single" style:text-underline-style="solid" style:text-underline-width="auto" style:text-underline-mode="continuous"/>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style:style>
    <style:style style:name="T2640" style:parent-style-name="Domyślnaczcionkaakapitu" style:family="text">
      <style:text-properties fo:background-color="#80FFFF" style:text-underline-type="single" style:text-underline-style="solid" style:text-underline-width="auto" style:text-underline-mode="continuous"/>
    </style:style>
    <style:style style:name="T2641" style:parent-style-name="Domyślnaczcionkaakapitu" style:family="text">
      <style:text-properties style:text-underline-type="single" style:text-underline-style="solid" style:text-underline-width="auto" style:text-underline-mode="continuous"/>
    </style:style>
    <style:style style:name="T2642" style:parent-style-name="Domyślnaczcionkaakapitu" style:family="text">
      <style:text-properties fo:background-color="#80FFFF" style:text-underline-type="single" style:text-underline-style="solid" style:text-underline-width="auto" style:text-underline-mode="continuous"/>
    </style:style>
    <style:style style:name="T2643" style:parent-style-name="Domyślnaczcionkaakapitu" style:family="text">
      <style:text-properties style:text-underline-type="single" style:text-underline-style="solid" style:text-underline-width="auto" style:text-underline-mode="continuous"/>
    </style:style>
    <style:style style:name="P2644" style:parent-style-name="Normalny" style:family="paragraph">
      <style:paragraph-properties fo:text-align="justify" fo:line-height="150%" fo:text-indent="0.2479in"/>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P2650" style:parent-style-name="Normalny" style:family="paragraph">
      <style:paragraph-properties fo:text-align="justify" fo:line-height="150%"/>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T2652" style:parent-style-name="Domyślnaczcionkaakapitu" style:family="text">
      <style:text-properties style:text-underline-type="single" style:text-underline-style="solid" style:text-underline-width="auto" style:text-underline-mode="continuous"/>
    </style:style>
    <style:style style:name="T2653" style:parent-style-name="Domyślnaczcionkaakapitu" style:family="text">
      <style:text-properties fo:background-color="#80FFFF" style:text-underline-type="single" style:text-underline-style="solid" style:text-underline-width="auto" style:text-underline-mode="continuous"/>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fo:background-color="#80FFFF" style:text-underline-type="single" style:text-underline-style="solid" style:text-underline-width="auto" style:text-underline-mode="continuous"/>
    </style:style>
    <style:style style:name="T2656" style:parent-style-name="Domyślnaczcionkaakapitu" style:family="text">
      <style:text-properties style:text-underline-type="single" style:text-underline-style="solid" style:text-underline-width="auto" style:text-underline-mode="continuous"/>
    </style:style>
    <style:style style:name="P2657" style:parent-style-name="Normalny" style:family="paragraph">
      <style:paragraph-properties fo:text-align="justify" fo:line-height="150%" fo:text-indent="0.2479in"/>
    </style:style>
    <style:style style:name="P2658" style:parent-style-name="Normalny" style:family="paragraph">
      <style:paragraph-properties fo:text-align="justify" fo:line-height="150%"/>
    </style:style>
    <style:style style:name="T2659" style:parent-style-name="Domyślnaczcionkaakapitu" style:family="text">
      <style:text-properties style:text-underline-type="single" style:text-underline-style="solid" style:text-underline-width="auto" style:text-underline-mode="continuous"/>
    </style:style>
    <style:style style:name="T2660" style:parent-style-name="Domyślnaczcionkaakapitu" style:family="text">
      <style:text-properties fo:background-color="#80FFFF" style:text-underline-type="single" style:text-underline-style="solid" style:text-underline-width="auto" style:text-underline-mode="continuous"/>
    </style:style>
    <style:style style:name="T2661" style:parent-style-name="Domyślnaczcionkaakapitu" style:family="text">
      <style:text-properties style:text-underline-type="single" style:text-underline-style="solid" style:text-underline-width="auto" style:text-underline-mode="continuous"/>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fo:text-indent="0.2479in"/>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fo:text-indent="0.2479in"/>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P2676" style:parent-style-name="Normalny" style:family="paragraph">
      <style:paragraph-properties fo:text-align="justify" fo:line-height="150%"/>
    </style:style>
    <style:style style:name="T2677" style:parent-style-name="Domyślnaczcionkaakapitu" style:family="text">
      <style:text-properties fo:background-color="#80FFFF" style:text-underline-type="single" style:text-underline-style="solid" style:text-underline-width="auto" style:text-underline-mode="continuous"/>
    </style:style>
    <style:style style:name="T2678" style:parent-style-name="Domyślnaczcionkaakapitu" style:family="text">
      <style:text-properties style:text-underline-type="single" style:text-underline-style="solid" style:text-underline-width="auto" style:text-underline-mode="continuous"/>
    </style:style>
    <style:style style:name="T2679" style:parent-style-name="Domyślnaczcionkaakapitu" style:family="text">
      <style:text-properties fo:background-color="#80FFFF" style:text-underline-type="single" style:text-underline-style="solid" style:text-underline-width="auto" style:text-underline-mode="continuous"/>
    </style:style>
    <style:style style:name="T2680" style:parent-style-name="Domyślnaczcionkaakapitu" style:family="text">
      <style:text-properties style:text-underline-type="single" style:text-underline-style="solid" style:text-underline-width="auto" style:text-underline-mode="continuous"/>
    </style:style>
    <style:style style:name="T2681" style:parent-style-name="Domyślnaczcionkaakapitu" style:family="text">
      <style:text-properties fo:background-color="#80FFFF" style:text-underline-type="single" style:text-underline-style="solid" style:text-underline-width="auto" style:text-underline-mode="continuous"/>
    </style:style>
    <style:style style:name="T2682" style:parent-style-name="Domyślnaczcionkaakapitu" style:family="text">
      <style:text-properties style:text-underline-type="single" style:text-underline-style="solid" style:text-underline-width="auto" style:text-underline-mode="continuous"/>
    </style:style>
    <style:style style:name="P2683" style:parent-style-name="Normalny" style:family="paragraph">
      <style:paragraph-properties fo:text-align="justify" fo:line-height="150%" fo:text-indent="0.2479in"/>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fo:text-indent="0.2479in"/>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fo:text-indent="0.2479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479in"/>
    </style:style>
    <style:style style:name="P2708" style:parent-style-name="Normalny" style:family="paragraph">
      <style:paragraph-properties fo:text-align="justify" fo:line-height="150%" fo:text-indent="0.2479in"/>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fo:text-indent="0.2479in"/>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P2714" style:parent-style-name="Normalny" style:family="paragraph">
      <style:paragraph-properties fo:text-align="justify" fo:line-height="150%" fo:text-indent="0.2479in"/>
    </style:style>
    <style:style style:name="P2715" style:parent-style-name="Normalny" style:family="paragraph">
      <style:paragraph-properties fo:text-align="justify" fo:line-height="150%"/>
    </style:style>
    <style:style style:name="T2716" style:parent-style-name="Domyślnaczcionkaakapitu" style:family="text">
      <style:text-properties fo:background-color="#80FFFF" style:text-underline-type="single" style:text-underline-style="solid" style:text-underline-width="auto" style:text-underline-mode="continuous"/>
    </style:style>
    <style:style style:name="T2717" style:parent-style-name="Domyślnaczcionkaakapitu" style:family="text">
      <style:text-properties style:text-underline-type="single" style:text-underline-style="solid" style:text-underline-width="auto" style:text-underline-mode="continuous"/>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P2727" style:parent-style-name="Normalny" style:family="paragraph">
      <style:paragraph-properties fo:text-align="justify" fo:line-height="150%" fo:text-indent="0.2479in"/>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479in"/>
    </style:style>
    <style:style style:name="P2737" style:parent-style-name="Normalny" style:family="paragraph">
      <style:paragraph-properties fo:text-align="justify" fo:line-height="150%"/>
    </style:style>
    <style:style style:name="T2738" style:parent-style-name="Domyślnaczcionkaakapitu" style:family="text">
      <style:text-properties fo:background-color="#80FFFF" style:text-underline-type="single" style:text-underline-style="solid" style:text-underline-width="auto" style:text-underline-mode="continuous"/>
    </style:style>
    <style:style style:name="T2739" style:parent-style-name="Domyślnaczcionkaakapitu" style:family="text">
      <style:text-properties style:text-underline-type="single" style:text-underline-style="solid" style:text-underline-width="auto" style:text-underline-mode="continuous"/>
    </style:style>
    <style:style style:name="T2740" style:parent-style-name="Domyślnaczcionkaakapitu" style:family="text">
      <style:text-properties fo:background-color="#80FFFF" style:text-underline-type="single" style:text-underline-style="solid" style:text-underline-width="auto" style:text-underline-mode="continuous"/>
    </style:style>
    <style:style style:name="T2741" style:parent-style-name="Domyślnaczcionkaakapitu" style:family="text">
      <style:text-properties style:text-underline-type="single" style:text-underline-style="solid" style:text-underline-width="auto" style:text-underline-mode="continuous"/>
    </style:style>
    <style:style style:name="P2742" style:parent-style-name="Normalny" style:family="paragraph">
      <style:paragraph-properties fo:text-align="justify" fo:line-height="150%" fo:text-indent="0.2479in"/>
    </style:style>
    <style:style style:name="T2743" style:parent-style-name="Domyślnaczcionkaakapitu" style:family="text">
      <style:text-properties fo:background-color="#80FFFF"/>
    </style:style>
    <style:style style:name="P2744" style:parent-style-name="Normalny" style:family="paragraph">
      <style:paragraph-properties fo:text-align="justify" fo:line-height="150%"/>
    </style:style>
    <style:style style:name="T2745" style:parent-style-name="Domyślnaczcionkaakapitu" style:family="text">
      <style:text-properties fo:background-color="#80FFFF" style:text-underline-type="single" style:text-underline-style="solid" style:text-underline-width="auto" style:text-underline-mode="continuous"/>
    </style:style>
    <style:style style:name="T2746" style:parent-style-name="Domyślnaczcionkaakapitu" style:family="text">
      <style:text-properties style:text-underline-type="single" style:text-underline-style="solid" style:text-underline-width="auto" style:text-underline-mode="continuous"/>
    </style:style>
    <style:style style:name="P2747" style:parent-style-name="Normalny" style:family="paragraph">
      <style:paragraph-properties fo:text-align="justify" fo:line-height="150%" fo:text-indent="0.2479in"/>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style:style>
    <style:style style:name="T2753" style:parent-style-name="Domyślnaczcionkaakapitu" style:family="text">
      <style:text-properties style:text-underline-type="single" style:text-underline-style="solid" style:text-underline-width="auto" style:text-underline-mode="continuous"/>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style:tab-stops>
          <style:tab-stop style:type="left" style:position="3.6902in"/>
        </style:tab-stops>
      </style:paragraph-properties>
    </style:style>
    <style:style style:name="T2757" style:parent-style-name="Domyślnaczcionkaakapitu" style:family="text">
      <style:text-properties style:text-underline-type="single" style:text-underline-style="solid" style:text-underline-width="auto" style:text-underline-mode="continuous"/>
    </style:style>
    <style:style style:name="P2758" style:parent-style-name="Normalny" style:family="paragraph">
      <style:paragraph-properties fo:text-align="justify" fo:line-height="150%" fo:text-indent="0.2479in">
        <style:tab-stops>
          <style:tab-stop style:type="left" style:position="3.6902in"/>
        </style:tab-stops>
      </style:paragraph-properties>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style:style>
    <style:style style:name="T2762" style:parent-style-name="Domyślnaczcionkaakapitu" style:family="text">
      <style:text-properties fo:background-color="#80FFFF" style:text-underline-type="single" style:text-underline-style="solid" style:text-underline-width="auto" style:text-underline-mode="continuous"/>
    </style:style>
    <style:style style:name="T2763" style:parent-style-name="Domyślnaczcionkaakapitu" style:family="text">
      <style:text-properties style:text-underline-type="single" style:text-underline-style="solid" style:text-underline-width="auto" style:text-underline-mode="continuous"/>
    </style:style>
    <style:style style:name="P2764" style:parent-style-name="Normalny" style:family="paragraph">
      <style:paragraph-properties fo:text-align="justify" fo:line-height="150%" fo:text-indent="0.2479in"/>
    </style:style>
    <style:style style:name="P2765" style:parent-style-name="Normalny" style:family="paragraph">
      <style:paragraph-properties fo:text-align="justify" fo:line-height="150%"/>
    </style:style>
    <style:style style:name="T2766" style:parent-style-name="Domyślnaczcionkaakapitu" style:family="text">
      <style:text-properties fo:background-color="#80FFFF"/>
    </style:style>
    <style:style style:name="P2767" style:parent-style-name="Normalny" style:family="paragraph">
      <style:paragraph-properties fo:text-align="justify" fo:line-height="150%"/>
    </style:style>
    <style:style style:name="T2768" style:parent-style-name="Domyślnaczcionkaakapitu" style:family="text">
      <style:text-properties style:text-underline-type="single" style:text-underline-style="solid" style:text-underline-width="auto" style:text-underline-mode="continuous"/>
    </style:style>
    <style:style style:name="P2769" style:parent-style-name="Normalny" style:family="paragraph">
      <style:paragraph-properties fo:text-align="justify" fo:line-height="150%" fo:text-indent="0.2479in"/>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style:style>
    <style:style style:name="T2773" style:parent-style-name="Domyślnaczcionkaakapitu" style:family="text">
      <style:text-properties style:text-underline-type="single" style:text-underline-style="solid" style:text-underline-width="auto" style:text-underline-mode="continuous"/>
    </style:style>
    <style:style style:name="T2774" style:parent-style-name="Domyślnaczcionkaakapitu" style:family="text">
      <style:text-properties fo:background-color="#80FFFF" style:text-underline-type="single" style:text-underline-style="solid" style:text-underline-width="auto" style:text-underline-mode="continuous"/>
    </style:style>
    <style:style style:name="T2775" style:parent-style-name="Domyślnaczcionkaakapitu" style:family="text">
      <style:text-properties style:text-underline-type="single" style:text-underline-style="solid" style:text-underline-width="auto" style:text-underline-mode="continuous"/>
    </style:style>
    <style:style style:name="P2776" style:parent-style-name="Normalny" style:family="paragraph">
      <style:paragraph-properties fo:text-align="justify" fo:line-height="150%" fo:text-indent="0.2479in"/>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style:style>
    <style:style style:name="T2781" style:parent-style-name="Domyślnaczcionkaakapitu" style:family="text">
      <style:text-properties fo:background-color="#80FFFF" style:text-underline-type="single" style:text-underline-style="solid" style:text-underline-width="auto" style:text-underline-mode="continuous"/>
    </style:style>
    <style:style style:name="T2782" style:parent-style-name="Domyślnaczcionkaakapitu" style:family="text">
      <style:text-properties style:text-underline-type="single" style:text-underline-style="solid" style:text-underline-width="auto" style:text-underline-mode="continuous"/>
    </style:style>
    <style:style style:name="P2783" style:parent-style-name="Normalny" style:family="paragraph">
      <style:paragraph-properties fo:text-align="justify" fo:line-height="150%" fo:text-indent="0.2479in"/>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style:style>
    <style:style style:name="T2788" style:parent-style-name="Domyślnaczcionkaakapitu" style:family="text">
      <style:text-properties style:text-underline-type="single" style:text-underline-style="solid" style:text-underline-width="auto" style:text-underline-mode="continuous"/>
    </style:style>
    <style:style style:name="T2789" style:parent-style-name="Domyślnaczcionkaakapitu" style:family="text">
      <style:text-properties fo:background-color="#80FFFF" style:text-underline-type="single" style:text-underline-style="solid" style:text-underline-width="auto" style:text-underline-mode="continuous"/>
    </style:style>
    <style:style style:name="T2790" style:parent-style-name="Domyślnaczcionkaakapitu" style:family="text">
      <style:text-properties style:text-underline-type="single" style:text-underline-style="solid" style:text-underline-width="auto" style:text-underline-mode="continuous"/>
    </style:style>
    <style:style style:name="P2791" style:parent-style-name="Normalny" style:family="paragraph">
      <style:paragraph-properties fo:text-align="justify" fo:line-height="150%" fo:text-indent="0.2479in"/>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P2794" style:parent-style-name="Normalny" style:family="paragraph">
      <style:paragraph-properties fo:text-align="justify" fo:line-height="150%"/>
    </style:style>
    <style:style style:name="T2795" style:parent-style-name="Domyślnaczcionkaakapitu" style:family="text">
      <style:text-properties fo:background-color="#80FFFF" style:text-underline-type="single" style:text-underline-style="solid" style:text-underline-width="auto" style:text-underline-mode="continuous"/>
    </style:style>
    <style:style style:name="T2796" style:parent-style-name="Domyślnaczcionkaakapitu" style:family="text">
      <style:text-properties style:text-underline-type="single" style:text-underline-style="solid" style:text-underline-width="auto" style:text-underline-mode="continuous"/>
    </style:style>
    <style:style style:name="P2797" style:parent-style-name="Normalny" style:family="paragraph">
      <style:paragraph-properties fo:text-align="justify" fo:line-height="150%" fo:text-indent="0.2479in"/>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P2806" style:parent-style-name="Normalny" style:family="paragraph">
      <style:paragraph-properties fo:text-align="justify" fo:line-height="150%"/>
    </style:style>
    <style:style style:name="T2807" style:parent-style-name="Domyślnaczcionkaakapitu" style:family="text">
      <style:text-properties fo:background-color="#80FFFF" style:text-underline-type="single" style:text-underline-style="solid" style:text-underline-width="auto" style:text-underline-mode="continuous"/>
    </style:style>
    <style:style style:name="T2808" style:parent-style-name="Domyślnaczcionkaakapitu" style:family="text">
      <style:text-properties style:text-underline-type="single" style:text-underline-style="solid" style:text-underline-width="auto" style:text-underline-mode="continuous"/>
    </style:style>
    <style:style style:name="T2809" style:parent-style-name="Domyślnaczcionkaakapitu" style:family="text">
      <style:text-properties fo:background-color="#80FFFF" style:text-underline-type="single" style:text-underline-style="solid" style:text-underline-width="auto" style:text-underline-mode="continuous"/>
    </style:style>
    <style:style style:name="T2810" style:parent-style-name="Domyślnaczcionkaakapitu" style:family="text">
      <style:text-properties style:text-underline-type="single" style:text-underline-style="solid" style:text-underline-width="auto" style:text-underline-mode="continuous"/>
    </style:style>
    <style:style style:name="P2811" style:parent-style-name="Normalny" style:family="paragraph">
      <style:paragraph-properties fo:text-align="justify" fo:line-height="150%" fo:text-indent="0.2479in"/>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style:style>
    <style:style style:name="T2816" style:parent-style-name="Domyślnaczcionkaakapitu" style:family="text">
      <style:text-properties fo:background-color="#80FFFF" style:text-underline-type="single" style:text-underline-style="solid" style:text-underline-width="auto" style:text-underline-mode="continuous"/>
    </style:style>
    <style:style style:name="T2817" style:parent-style-name="Domyślnaczcionkaakapitu" style:family="text">
      <style:text-properties style:text-underline-type="single" style:text-underline-style="solid" style:text-underline-width="auto" style:text-underline-mode="continuous"/>
    </style:style>
    <style:style style:name="P2818" style:parent-style-name="Normalny" style:family="paragraph">
      <style:paragraph-properties fo:text-align="justify" fo:line-height="150%" fo:text-indent="0.2479in"/>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style:style>
    <style:style style:name="T2826" style:parent-style-name="Domyślnaczcionkaakapitu" style:family="text">
      <style:text-properties style:text-underline-type="single" style:text-underline-style="solid" style:text-underline-width="auto" style:text-underline-mode="continuous"/>
    </style:style>
    <style:style style:name="P2827" style:parent-style-name="Normalny" style:family="paragraph">
      <style:paragraph-properties fo:text-align="justify" fo:line-height="150%" fo:text-indent="0.2479in"/>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style:style>
    <style:style style:name="T2830" style:parent-style-name="Domyślnaczcionkaakapitu" style:family="text">
      <style:text-properties style:text-underline-type="single" style:text-underline-style="solid" style:text-underline-width="auto" style:text-underline-mode="continuous"/>
    </style:style>
    <style:style style:name="T2831" style:parent-style-name="Domyślnaczcionkaakapitu" style:family="text">
      <style:text-properties fo:background-color="#80FFFF" style:text-underline-type="single" style:text-underline-style="solid" style:text-underline-width="auto" style:text-underline-mode="continuous"/>
    </style:style>
    <style:style style:name="T2832" style:parent-style-name="Domyślnaczcionkaakapitu" style:family="text">
      <style:text-properties style:text-underline-type="single" style:text-underline-style="solid" style:text-underline-width="auto" style:text-underline-mode="continuous"/>
    </style:style>
    <style:style style:name="P2833" style:parent-style-name="Normalny" style:family="paragraph">
      <style:paragraph-properties fo:text-align="justify" fo:line-height="150%" fo:text-indent="0.2479in"/>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P2837" style:parent-style-name="Normalny" style:family="paragraph">
      <style:paragraph-properties fo:text-align="justify" fo:line-height="150%"/>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style:style>
    <style:style style:name="T2840" style:parent-style-name="Domyślnaczcionkaakapitu" style:family="text">
      <style:text-properties style:text-underline-type="single" style:text-underline-style="solid" style:text-underline-width="auto" style:text-underline-mode="continuous"/>
    </style:style>
    <style:style style:name="T2841" style:parent-style-name="Domyślnaczcionkaakapitu" style:family="text">
      <style:text-properties fo:background-color="#80FFFF" style:text-underline-type="single" style:text-underline-style="solid" style:text-underline-width="auto" style:text-underline-mode="continuous"/>
    </style:style>
    <style:style style:name="T2842" style:parent-style-name="Domyślnaczcionkaakapitu" style:family="text">
      <style:text-properties style:text-underline-type="single" style:text-underline-style="solid" style:text-underline-width="auto" style:text-underline-mode="continuous"/>
    </style:style>
    <style:style style:name="P2843" style:parent-style-name="Normalny" style:family="paragraph">
      <style:paragraph-properties fo:text-align="justify" fo:line-height="150%" fo:text-indent="0.2479in"/>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style:tab-stops>
          <style:tab-stop style:type="left" style:leader-style="dotted" style:leader-text="." style:position="4.4631in"/>
        </style:tab-stops>
      </style:paragraph-properties>
    </style:style>
    <style:style style:name="T2846" style:parent-style-name="Domyślnaczcionkaakapitu" style:family="text">
      <style:text-properties fo:background-color="#80FFFF" style:text-underline-type="single" style:text-underline-style="solid" style:text-underline-width="auto" style:text-underline-mode="continuous"/>
    </style:style>
    <style:style style:name="T2847" style:parent-style-name="Domyślnaczcionkaakapitu" style:family="text">
      <style:text-properties style:text-underline-type="single" style:text-underline-style="solid" style:text-underline-width="auto" style:text-underline-mode="continuous"/>
    </style:style>
    <style:style style:name="T2848" style:parent-style-name="Domyślnaczcionkaakapitu" style:family="text">
      <style:text-properties fo:background-color="#80FFFF" style:text-underline-type="single" style:text-underline-style="solid" style:text-underline-width="auto" style:text-underline-mode="continuous"/>
    </style:style>
    <style:style style:name="T2849" style:parent-style-name="Domyślnaczcionkaakapitu" style:family="text">
      <style:text-properties style:text-underline-type="single" style:text-underline-style="solid" style:text-underline-width="auto" style:text-underline-mode="continuous"/>
    </style:style>
    <style:style style:name="T2850" style:parent-style-name="Domyślnaczcionkaakapitu" style:family="text">
      <style:text-properties fo:background-color="#80FFFF" style:text-underline-type="single" style:text-underline-style="solid" style:text-underline-width="auto" style:text-underline-mode="continuous"/>
    </style:style>
    <style:style style:name="T2851" style:parent-style-name="Domyślnaczcionkaakapitu" style:family="text">
      <style:text-properties style:text-underline-type="single" style:text-underline-style="solid" style:text-underline-width="auto" style:text-underline-mode="continuous"/>
    </style:style>
    <style:style style:name="T2852" style:parent-style-name="Domyślnaczcionkaakapitu" style:family="text">
      <style:text-properties fo:background-color="#80FFFF" style:text-underline-type="single" style:text-underline-style="solid" style:text-underline-width="auto" style:text-underline-mode="continuous"/>
    </style:style>
    <style:style style:name="P2853" style:parent-style-name="Normalny" style:family="paragraph">
      <style:paragraph-properties fo:text-align="justify" fo:line-height="150%" fo:text-indent="0.2479in">
        <style:tab-stops>
          <style:tab-stop style:type="left" style:leader-style="dotted" style:leader-text="." style:position="4.4631in"/>
        </style:tab-stops>
      </style:paragraph-properties>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P2858" style:parent-style-name="Normalny" style:family="paragraph">
      <style:paragraph-properties fo:text-align="justify" fo:line-height="150%"/>
    </style:style>
    <style:style style:name="T2859" style:parent-style-name="Domyślnaczcionkaakapitu" style:family="text">
      <style:text-properties fo:background-color="#80FFFF" style:text-underline-type="single" style:text-underline-style="solid" style:text-underline-width="auto" style:text-underline-mode="continuous"/>
    </style:style>
    <style:style style:name="T2860" style:parent-style-name="Domyślnaczcionkaakapitu" style:family="text">
      <style:text-properties style:text-underline-type="single" style:text-underline-style="solid" style:text-underline-width="auto" style:text-underline-mode="continuous"/>
    </style:style>
    <style:style style:name="T2861" style:parent-style-name="Domyślnaczcionkaakapitu" style:family="text">
      <style:text-properties fo:background-color="#80FFFF" style:text-underline-type="single" style:text-underline-style="solid" style:text-underline-width="auto" style:text-underline-mode="continuous"/>
    </style:style>
    <style:style style:name="T2862" style:parent-style-name="Domyślnaczcionkaakapitu" style:family="text">
      <style:text-properties style:text-underline-type="single" style:text-underline-style="solid" style:text-underline-width="auto" style:text-underline-mode="continuous"/>
    </style:style>
    <style:style style:name="T2863" style:parent-style-name="Domyślnaczcionkaakapitu" style:family="text">
      <style:text-properties fo:background-color="#80FFFF" style:text-underline-type="single" style:text-underline-style="solid" style:text-underline-width="auto" style:text-underline-mode="continuous"/>
    </style:style>
    <style:style style:name="T2864" style:parent-style-name="Domyślnaczcionkaakapitu" style:family="text">
      <style:text-properties style:text-underline-type="single" style:text-underline-style="solid" style:text-underline-width="auto" style:text-underline-mode="continuous"/>
    </style:style>
    <style:style style:name="P2865" style:parent-style-name="Normalny" style:family="paragraph">
      <style:paragraph-properties fo:text-align="justify" fo:line-height="150%" fo:text-indent="0.2479in"/>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style:style>
    <style:style style:name="T2868" style:parent-style-name="Domyślnaczcionkaakapitu" style:family="text">
      <style:text-properties style:text-underline-type="single" style:text-underline-style="solid" style:text-underline-width="auto" style:text-underline-mode="continuous"/>
    </style:style>
    <style:style style:name="T2869" style:parent-style-name="Domyślnaczcionkaakapitu" style:family="text">
      <style:text-properties fo:background-color="#80FFFF" style:text-underline-type="single" style:text-underline-style="solid" style:text-underline-width="auto" style:text-underline-mode="continuous"/>
    </style:style>
    <style:style style:name="T2870" style:parent-style-name="Domyślnaczcionkaakapitu" style:family="text">
      <style:text-properties style:text-underline-type="single" style:text-underline-style="solid" style:text-underline-width="auto" style:text-underline-mode="continuous"/>
    </style:style>
    <style:style style:name="P2871" style:parent-style-name="Normalny" style:family="paragraph">
      <style:paragraph-properties fo:text-align="justify" fo:line-height="150%" fo:text-indent="0.2479in"/>
    </style:style>
    <style:style style:name="P2872" style:parent-style-name="Normalny" style:family="paragraph">
      <style:paragraph-properties fo:text-align="justify" fo:line-height="150%"/>
    </style:style>
    <style:style style:name="T2873" style:parent-style-name="Domyślnaczcionkaakapitu" style:family="text">
      <style:text-properties style:text-underline-type="single" style:text-underline-style="solid" style:text-underline-width="auto" style:text-underline-mode="continuous"/>
    </style:style>
    <style:style style:name="T2874" style:parent-style-name="Domyślnaczcionkaakapitu" style:family="text">
      <style:text-properties fo:background-color="#80FFFF" style:text-underline-type="single" style:text-underline-style="solid" style:text-underline-width="auto" style:text-underline-mode="continuous"/>
    </style:style>
    <style:style style:name="T2875" style:parent-style-name="Domyślnaczcionkaakapitu" style:family="text">
      <style:text-properties style:text-underline-type="single" style:text-underline-style="solid" style:text-underline-width="auto" style:text-underline-mode="continuous"/>
    </style:style>
    <style:style style:name="P2876" style:parent-style-name="Normalny" style:family="paragraph">
      <style:paragraph-properties fo:text-align="justify" fo:line-height="150%" fo:text-indent="0.2479in"/>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style:style>
    <style:style style:name="T2883" style:parent-style-name="Domyślnaczcionkaakapitu" style:family="text">
      <style:text-properties fo:background-color="#80FFFF" style:text-underline-type="single" style:text-underline-style="solid" style:text-underline-width="auto" style:text-underline-mode="continuous"/>
    </style:style>
    <style:style style:name="T2884" style:parent-style-name="Domyślnaczcionkaakapitu" style:family="text">
      <style:text-properties style:text-underline-type="single" style:text-underline-style="solid" style:text-underline-width="auto" style:text-underline-mode="continuous"/>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fo:text-indent="0.2479in"/>
    </style:style>
    <style:style style:name="P2896" style:parent-style-name="Normalny" style:family="paragraph">
      <style:paragraph-properties fo:text-align="justify" fo:line-height="150%"/>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style:style>
    <style:style style:name="T2899" style:parent-style-name="Domyślnaczcionkaakapitu" style:family="text">
      <style:text-properties style:text-underline-type="single" style:text-underline-style="solid" style:text-underline-width="auto" style:text-underline-mode="continuous"/>
    </style:style>
    <style:style style:name="P2900" style:parent-style-name="Normalny" style:family="paragraph">
      <style:paragraph-properties fo:text-align="justify" fo:line-height="150%" fo:text-indent="0.2479in"/>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style:style>
    <style:style style:name="T2905" style:parent-style-name="Domyślnaczcionkaakapitu" style:family="text">
      <style:text-properties fo:background-color="#80FFFF" style:text-underline-type="single" style:text-underline-style="solid" style:text-underline-width="auto" style:text-underline-mode="continuous"/>
    </style:style>
    <style:style style:name="T2906" style:parent-style-name="Domyślnaczcionkaakapitu" style:family="text">
      <style:text-properties style:text-underline-type="single" style:text-underline-style="solid" style:text-underline-width="auto" style:text-underline-mode="continuous"/>
    </style:style>
    <style:style style:name="T2907" style:parent-style-name="Domyślnaczcionkaakapitu" style:family="text">
      <style:text-properties fo:background-color="#80FFFF" style:text-underline-type="single" style:text-underline-style="solid" style:text-underline-width="auto" style:text-underline-mode="continuous"/>
    </style:style>
    <style:style style:name="T2908" style:parent-style-name="Domyślnaczcionkaakapitu" style:family="text">
      <style:text-properties style:text-underline-type="single" style:text-underline-style="solid" style:text-underline-width="auto" style:text-underline-mode="continuous"/>
    </style:style>
    <style:style style:name="P2909" style:parent-style-name="Normalny" style:family="paragraph">
      <style:paragraph-properties fo:text-align="justify" fo:line-height="150%" fo:text-indent="0.2479in"/>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fo:text-indent="0.2479in"/>
    </style:style>
    <style:style style:name="P2914" style:parent-style-name="Normalny" style:family="paragraph">
      <style:paragraph-properties fo:text-align="justify" fo:line-height="150%"/>
    </style:style>
    <style:style style:name="T2915" style:parent-style-name="Domyślnaczcionkaakapitu" style:family="text">
      <style:text-properties fo:background-color="#80FFFF" style:text-underline-type="single" style:text-underline-style="solid" style:text-underline-width="auto" style:text-underline-mode="continuous"/>
    </style:style>
    <style:style style:name="T2916" style:parent-style-name="Domyślnaczcionkaakapitu" style:family="text">
      <style:text-properties style:text-underline-type="single" style:text-underline-style="solid" style:text-underline-width="auto" style:text-underline-mode="continuous"/>
    </style:style>
    <style:style style:name="P2917" style:parent-style-name="Normalny" style:family="paragraph">
      <style:paragraph-properties fo:text-align="justify" fo:line-height="150%" fo:text-indent="0.2479in"/>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P2921" style:parent-style-name="Normalny" style:family="paragraph">
      <style:paragraph-properties fo:text-align="justify" fo:line-height="150%" fo:text-indent="0.2479in"/>
    </style:style>
    <style:style style:name="T2922" style:parent-style-name="Domyślnaczcionkaakapitu" style:family="text">
      <style:text-properties fo:background-color="#80FFFF"/>
    </style:style>
    <style:style style:name="P2923" style:parent-style-name="Normalny" style:family="paragraph">
      <style:paragraph-properties fo:text-align="justify" fo:line-height="150%"/>
    </style:style>
    <style:style style:name="T2924" style:parent-style-name="Domyślnaczcionkaakapitu" style:family="text">
      <style:text-properties style:text-underline-type="single" style:text-underline-style="solid" style:text-underline-width="auto" style:text-underline-mode="continuous"/>
    </style:style>
    <style:style style:name="T2925" style:parent-style-name="Domyślnaczcionkaakapitu" style:family="text">
      <style:text-properties fo:background-color="#80FFFF" style:text-underline-type="single" style:text-underline-style="solid" style:text-underline-width="auto" style:text-underline-mode="continuous"/>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T2928" style:parent-style-name="Domyślnaczcionkaakapitu" style:family="text">
      <style:text-properties style:text-underline-type="single" style:text-underline-style="solid" style:text-underline-width="auto" style:text-underline-mode="continuous"/>
    </style:style>
    <style:style style:name="P2929" style:parent-style-name="Normalny" style:family="paragraph">
      <style:paragraph-properties fo:text-align="justify" fo:line-height="150%" fo:text-indent="0.2479in"/>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fo:text-indent="0.2479in"/>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P2946" style:parent-style-name="Normalny" style:family="paragraph">
      <style:paragraph-properties fo:text-align="justify" fo:line-height="150%"/>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style:style>
    <style:style style:name="T2950" style:parent-style-name="Domyślnaczcionkaakapitu" style:family="text">
      <style:text-properties style:text-underline-type="single" style:text-underline-style="solid" style:text-underline-width="auto" style:text-underline-mode="continuous"/>
    </style:style>
    <style:style style:name="T2951" style:parent-style-name="Domyślnaczcionkaakapitu" style:family="text">
      <style:text-properties fo:background-color="#80FFFF" style:text-underline-type="single" style:text-underline-style="solid" style:text-underline-width="auto" style:text-underline-mode="continuous"/>
    </style:style>
    <style:style style:name="T2952" style:parent-style-name="Domyślnaczcionkaakapitu" style:family="text">
      <style:text-properties style:text-underline-type="single" style:text-underline-style="solid" style:text-underline-width="auto" style:text-underline-mode="continuous"/>
    </style:style>
    <style:style style:name="T2953" style:parent-style-name="Domyślnaczcionkaakapitu" style:family="text">
      <style:text-properties fo:background-color="#80FFFF" style:text-underline-type="single" style:text-underline-style="solid" style:text-underline-width="auto" style:text-underline-mode="continuous"/>
    </style:style>
    <style:style style:name="T2954" style:parent-style-name="Domyślnaczcionkaakapitu" style:family="text">
      <style:text-properties style:text-underline-type="single" style:text-underline-style="solid" style:text-underline-width="auto" style:text-underline-mode="continuous"/>
    </style:style>
    <style:style style:name="P2955" style:parent-style-name="Normalny" style:family="paragraph">
      <style:paragraph-properties fo:text-align="justify" fo:line-height="150%" fo:text-indent="0.2479in"/>
    </style:style>
    <style:style style:name="P2956" style:parent-style-name="Normalny" style:family="paragraph">
      <style:paragraph-properties fo:text-align="justify" fo:line-height="150%"/>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P2959" style:parent-style-name="Normalny" style:family="paragraph">
      <style:paragraph-properties fo:text-align="justify" fo:line-height="150%"/>
    </style:style>
    <style:style style:name="T2960" style:parent-style-name="Domyślnaczcionkaakapitu" style:family="text">
      <style:text-properties fo:background-color="#80FFFF" style:text-underline-type="single" style:text-underline-style="solid" style:text-underline-width="auto" style:text-underline-mode="continuous"/>
    </style:style>
    <style:style style:name="T2961" style:parent-style-name="Domyślnaczcionkaakapitu" style:family="text">
      <style:text-properties style:text-underline-type="single" style:text-underline-style="solid" style:text-underline-width="auto" style:text-underline-mode="continuous"/>
    </style:style>
    <style:style style:name="T2962" style:parent-style-name="Domyślnaczcionkaakapitu" style:family="text">
      <style:text-properties fo:background-color="#80FFFF" style:text-underline-type="single" style:text-underline-style="solid" style:text-underline-width="auto" style:text-underline-mode="continuous"/>
    </style:style>
    <style:style style:name="T2963" style:parent-style-name="Domyślnaczcionkaakapitu" style:family="text">
      <style:text-properties style:text-underline-type="single" style:text-underline-style="solid" style:text-underline-width="auto" style:text-underline-mode="continuous"/>
    </style:style>
    <style:style style:name="T2964" style:parent-style-name="Domyślnaczcionkaakapitu" style:family="text">
      <style:text-properties fo:background-color="#80FFFF" style:text-underline-type="single" style:text-underline-style="solid" style:text-underline-width="auto" style:text-underline-mode="continuous"/>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text-underline-type="single" style:text-underline-style="solid" style:text-underline-width="auto" style:text-underline-mode="continuous"/>
    </style:style>
    <style:style style:name="T2967" style:parent-style-name="Domyślnaczcionkaakapitu" style:family="text">
      <style:text-properties style:text-underline-type="single" style:text-underline-style="solid" style:text-underline-width="auto" style:text-underline-mode="continuous"/>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fo:text-indent="0.2479in"/>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style:style>
    <style:style style:name="T2975" style:parent-style-name="Domyślnaczcionkaakapitu" style:family="text">
      <style:text-properties style:text-underline-type="single" style:text-underline-style="solid" style:text-underline-width="auto" style:text-underline-mode="continuous"/>
    </style:style>
    <style:style style:name="T2976" style:parent-style-name="Domyślnaczcionkaakapitu" style:family="text">
      <style:text-properties fo:background-color="#80FFFF" style:text-underline-type="single" style:text-underline-style="solid" style:text-underline-width="auto" style:text-underline-mode="continuous"/>
    </style:style>
    <style:style style:name="T2977" style:parent-style-name="Domyślnaczcionkaakapitu" style:family="text">
      <style:text-properties style:text-underline-type="single" style:text-underline-style="solid" style:text-underline-width="auto" style:text-underline-mode="continuous"/>
    </style:style>
    <style:style style:name="P2978" style:parent-style-name="Normalny" style:family="paragraph">
      <style:paragraph-properties fo:text-align="justify" fo:line-height="150%" fo:text-indent="0.2479in"/>
    </style:style>
    <style:style style:name="T2979" style:parent-style-name="Domyślnaczcionkaakapitu" style:family="text">
      <style:text-properties fo:background-color="#80FFFF"/>
    </style:style>
    <style:style style:name="P2980" style:parent-style-name="Normalny" style:family="paragraph">
      <style:paragraph-properties fo:text-align="justify" fo:line-height="150%"/>
    </style:style>
    <style:style style:name="T2981" style:parent-style-name="Domyślnaczcionkaakapitu" style:family="text">
      <style:text-properties fo:background-color="#80FFFF" style:text-underline-type="single" style:text-underline-style="solid" style:text-underline-width="auto" style:text-underline-mode="continuous"/>
    </style:style>
    <style:style style:name="T2982" style:parent-style-name="Domyślnaczcionkaakapitu" style:family="text">
      <style:text-properties style:text-underline-type="single" style:text-underline-style="solid" style:text-underline-width="auto" style:text-underline-mode="continuous"/>
    </style:style>
    <style:style style:name="T2983" style:parent-style-name="Domyślnaczcionkaakapitu" style:family="text">
      <style:text-properties fo:background-color="#80FFFF" style:text-underline-type="single" style:text-underline-style="solid" style:text-underline-width="auto" style:text-underline-mode="continuous"/>
    </style:style>
    <style:style style:name="T2984" style:parent-style-name="Domyślnaczcionkaakapitu" style:family="text">
      <style:text-properties style:text-underline-type="single" style:text-underline-style="solid" style:text-underline-width="auto" style:text-underline-mode="continuous"/>
    </style:style>
    <style:style style:name="T2985" style:parent-style-name="Domyślnaczcionkaakapitu" style:family="text">
      <style:text-properties fo:background-color="#80FFFF" style:text-underline-type="single" style:text-underline-style="solid" style:text-underline-width="auto" style:text-underline-mode="continuous"/>
    </style:style>
    <style:style style:name="T2986" style:parent-style-name="Domyślnaczcionkaakapitu" style:family="text">
      <style:text-properties style:text-underline-type="single" style:text-underline-style="solid" style:text-underline-width="auto" style:text-underline-mode="continuous"/>
    </style:style>
    <style:style style:name="T2987" style:parent-style-name="Domyślnaczcionkaakapitu" style:family="text">
      <style:text-properties fo:background-color="#80FFFF" style:text-underline-type="single" style:text-underline-style="solid" style:text-underline-width="auto" style:text-underline-mode="continuous"/>
    </style:style>
    <style:style style:name="T2988" style:parent-style-name="Domyślnaczcionkaakapitu" style:family="text">
      <style:text-properties style:text-underline-type="single" style:text-underline-style="solid" style:text-underline-width="auto" style:text-underline-mode="continuous"/>
    </style:style>
    <style:style style:name="P2989" style:parent-style-name="Normalny" style:family="paragraph">
      <style:paragraph-properties fo:text-align="justify" fo:line-height="150%" fo:text-indent="0.2479in"/>
    </style:style>
    <style:style style:name="P2990" style:parent-style-name="Normalny" style:family="paragraph">
      <style:paragraph-properties fo:text-align="justify" fo:line-height="150%" fo:text-indent="0.2479in"/>
    </style:style>
    <style:style style:name="T2991" style:parent-style-name="Domyślnaczcionkaakapitu" style:family="text">
      <style:text-properties fo:background-color="#80FFFF"/>
    </style:style>
    <style:style style:name="P2992" style:parent-style-name="Normalny" style:family="paragraph">
      <style:paragraph-properties fo:text-align="justify" fo:line-height="150%" fo:text-indent="0.2479in"/>
    </style:style>
    <style:style style:name="T2993" style:parent-style-name="Domyślnaczcionkaakapitu" style:family="text">
      <style:text-properties fo:background-color="#80FFFF"/>
    </style:style>
    <style:style style:name="P2994" style:parent-style-name="Normalny" style:family="paragraph">
      <style:paragraph-properties fo:text-align="justify" fo:line-height="150%" fo:text-indent="0.2479in"/>
    </style:style>
    <style:style style:name="P2995" style:parent-style-name="Normalny" style:family="paragraph">
      <style:paragraph-properties fo:text-align="justify" fo:line-height="150%" fo:text-indent="0.2479in"/>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P2999" style:parent-style-name="Normalny" style:family="paragraph">
      <style:paragraph-properties fo:text-align="justify" fo:line-height="150%" fo:text-indent="0.2479in"/>
    </style:style>
    <style:style style:name="P3000" style:parent-style-name="Normalny" style:family="paragraph">
      <style:paragraph-properties fo:text-align="justify" fo:line-height="150%" fo:text-indent="0.2479in"/>
    </style:style>
    <style:style style:name="T3001" style:parent-style-name="Domyślnaczcionkaakapitu" style:family="text">
      <style:text-properties fo:background-color="#80FFFF"/>
    </style:style>
    <style:style style:name="P3002" style:parent-style-name="Normalny" style:family="paragraph">
      <style:paragraph-properties fo:text-align="justify" fo:line-height="150%"/>
    </style:style>
    <style:style style:name="T3003" style:parent-style-name="Domyślnaczcionkaakapitu" style:family="text">
      <style:text-properties style:text-underline-type="single" style:text-underline-style="solid" style:text-underline-width="auto" style:text-underline-mode="continuous"/>
    </style:style>
    <style:style style:name="T3004" style:parent-style-name="Domyślnaczcionkaakapitu" style:family="text">
      <style:text-properties fo:background-color="#80FFFF" style:text-underline-type="single" style:text-underline-style="solid" style:text-underline-width="auto" style:text-underline-mode="continuous"/>
    </style:style>
    <style:style style:name="T3005" style:parent-style-name="Domyślnaczcionkaakapitu" style:family="text">
      <style:text-properties style:text-underline-type="single" style:text-underline-style="solid" style:text-underline-width="auto" style:text-underline-mode="continuous"/>
    </style:style>
    <style:style style:name="P3006" style:parent-style-name="Normalny" style:family="paragraph">
      <style:paragraph-properties fo:text-align="justify" fo:line-height="150%" fo:text-indent="0.2479in"/>
    </style:style>
    <style:style style:name="P3007" style:parent-style-name="Normalny" style:family="paragraph">
      <style:paragraph-properties fo:text-align="justify" fo:line-height="150%"/>
    </style:style>
    <style:style style:name="T3008" style:parent-style-name="Domyślnaczcionkaakapitu" style:family="text">
      <style:text-properties fo:background-color="#80FFFF" style:text-underline-type="single" style:text-underline-style="solid" style:text-underline-width="auto" style:text-underline-mode="continuous"/>
    </style:style>
    <style:style style:name="T3009" style:parent-style-name="Domyślnaczcionkaakapitu" style:family="text">
      <style:text-properties style:text-underline-type="single" style:text-underline-style="solid" style:text-underline-width="auto" style:text-underline-mode="continuous"/>
    </style:style>
    <style:style style:name="T3010" style:parent-style-name="Domyślnaczcionkaakapitu" style:family="text">
      <style:text-properties fo:background-color="#80FFFF" style:text-underline-type="single" style:text-underline-style="solid" style:text-underline-width="auto" style:text-underline-mode="continuous"/>
    </style:style>
    <style:style style:name="T3011" style:parent-style-name="Domyślnaczcionkaakapitu" style:family="text">
      <style:text-properties style:text-underline-type="single" style:text-underline-style="solid" style:text-underline-width="auto" style:text-underline-mode="continuous"/>
    </style:style>
    <style:style style:name="T3012" style:parent-style-name="Domyślnaczcionkaakapitu" style:family="text">
      <style:text-properties fo:background-color="#80FFFF" style:text-underline-type="single" style:text-underline-style="solid" style:text-underline-width="auto" style:text-underline-mode="continuous"/>
    </style:style>
    <style:style style:name="T3013" style:parent-style-name="Domyślnaczcionkaakapitu" style:family="text">
      <style:text-properties style:text-underline-type="single" style:text-underline-style="solid" style:text-underline-width="auto" style:text-underline-mode="continuous"/>
    </style:style>
    <style:style style:name="T3014" style:parent-style-name="Domyślnaczcionkaakapitu" style:family="text">
      <style:text-properties fo:background-color="#80FFFF" style:text-underline-type="single" style:text-underline-style="solid" style:text-underline-width="auto" style:text-underline-mode="continuous"/>
    </style:style>
    <style:style style:name="T3015" style:parent-style-name="Domyślnaczcionkaakapitu" style:family="text">
      <style:text-properties style:text-underline-type="single" style:text-underline-style="solid" style:text-underline-width="auto" style:text-underline-mode="continuous"/>
    </style:style>
    <style:style style:name="P3016" style:parent-style-name="Normalny" style:family="paragraph">
      <style:paragraph-properties fo:text-align="justify" fo:line-height="150%" fo:text-indent="0.2479in"/>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P3019" style:parent-style-name="Normalny" style:family="paragraph">
      <style:paragraph-properties fo:text-align="justify" fo:line-height="150%"/>
    </style:style>
    <style:style style:name="T3020" style:parent-style-name="Domyślnaczcionkaakapitu" style:family="text">
      <style:text-properties style:text-underline-type="single" style:text-underline-style="solid" style:text-underline-width="auto" style:text-underline-mode="continuous"/>
    </style:style>
    <style:style style:name="T3021" style:parent-style-name="Domyślnaczcionkaakapitu" style:family="text">
      <style:text-properties fo:background-color="#80FFFF" style:text-underline-type="single" style:text-underline-style="solid" style:text-underline-width="auto" style:text-underline-mode="continuous"/>
    </style:style>
    <style:style style:name="T3022" style:parent-style-name="Domyślnaczcionkaakapitu" style:family="text">
      <style:text-properties style:text-underline-type="single" style:text-underline-style="solid" style:text-underline-width="auto" style:text-underline-mode="continuous"/>
    </style:style>
    <style:style style:name="T3023" style:parent-style-name="Domyślnaczcionkaakapitu" style:family="text">
      <style:text-properties fo:background-color="#80FFFF" style:text-underline-type="single" style:text-underline-style="solid" style:text-underline-width="auto" style:text-underline-mode="continuous"/>
    </style:style>
    <style:style style:name="T3024" style:parent-style-name="Domyślnaczcionkaakapitu" style:family="text">
      <style:text-properties style:text-underline-type="single" style:text-underline-style="solid" style:text-underline-width="auto" style:text-underline-mode="continuous"/>
    </style:style>
    <style:style style:name="P3025" style:parent-style-name="Normalny" style:family="paragraph">
      <style:paragraph-properties fo:text-align="justify" fo:line-height="150%" fo:text-indent="0.2479in"/>
    </style:style>
    <style:style style:name="T3026" style:parent-style-name="Domyślnaczcionkaakapitu" style:family="text">
      <style:text-properties fo:background-color="#80FFFF"/>
    </style:style>
    <style:style style:name="P3027" style:parent-style-name="Normalny" style:family="paragraph">
      <style:paragraph-properties fo:text-align="justify" fo:line-height="150%"/>
    </style:style>
    <style:style style:name="T3028" style:parent-style-name="Domyślnaczcionkaakapitu" style:family="text">
      <style:text-properties fo:background-color="#80FFFF" style:text-underline-type="single" style:text-underline-style="solid" style:text-underline-width="auto" style:text-underline-mode="continuous"/>
    </style:style>
    <style:style style:name="T3029" style:parent-style-name="Domyślnaczcionkaakapitu" style:family="text">
      <style:text-properties style:text-underline-type="single" style:text-underline-style="solid" style:text-underline-width="auto" style:text-underline-mode="continuous"/>
    </style:style>
    <style:style style:name="T3030" style:parent-style-name="Domyślnaczcionkaakapitu" style:family="text">
      <style:text-properties fo:background-color="#80FFFF" style:text-underline-type="single" style:text-underline-style="solid" style:text-underline-width="auto" style:text-underline-mode="continuous"/>
    </style:style>
    <style:style style:name="T3031" style:parent-style-name="Domyślnaczcionkaakapitu" style:family="text">
      <style:text-properties style:text-underline-type="single" style:text-underline-style="solid" style:text-underline-width="auto" style:text-underline-mode="continuous"/>
    </style:style>
    <style:style style:name="T3032" style:parent-style-name="Domyślnaczcionkaakapitu" style:family="text">
      <style:text-properties fo:background-color="#80FFFF" style:text-underline-type="single" style:text-underline-style="solid" style:text-underline-width="auto" style:text-underline-mode="continuous"/>
    </style:style>
    <style:style style:name="T3033" style:parent-style-name="Domyślnaczcionkaakapitu" style:family="text">
      <style:text-properties style:text-underline-type="single" style:text-underline-style="solid" style:text-underline-width="auto" style:text-underline-mode="continuous"/>
    </style:style>
    <style:style style:name="T3034" style:parent-style-name="Domyślnaczcionkaakapitu" style:family="text">
      <style:text-properties fo:background-color="#80FFFF" style:text-underline-type="single" style:text-underline-style="solid" style:text-underline-width="auto" style:text-underline-mode="continuous"/>
    </style:style>
    <style:style style:name="T3035" style:parent-style-name="Domyślnaczcionkaakapitu" style:family="text">
      <style:text-properties style:text-underline-type="single" style:text-underline-style="solid" style:text-underline-width="auto" style:text-underline-mode="continuous"/>
    </style:style>
    <style:style style:name="P3036" style:parent-style-name="Normalny" style:family="paragraph">
      <style:paragraph-properties fo:text-align="justify" fo:line-height="150%" fo:text-indent="0.2479in"/>
    </style:style>
    <style:style style:name="T3037" style:parent-style-name="Domyślnaczcionkaakapitu" style:family="text">
      <style:text-properties fo:background-color="#80FFFF"/>
    </style:style>
    <style:style style:name="P3038" style:parent-style-name="Normalny" style:family="paragraph">
      <style:paragraph-properties fo:text-align="justify" fo:line-height="150%"/>
    </style:style>
    <style:style style:name="T3039" style:parent-style-name="Domyślnaczcionkaakapitu" style:family="text">
      <style:text-properties fo:background-color="#80FFFF" style:text-underline-type="single" style:text-underline-style="solid" style:text-underline-width="auto" style:text-underline-mode="continuous"/>
    </style:style>
    <style:style style:name="T3040" style:parent-style-name="Domyślnaczcionkaakapitu" style:family="text">
      <style:text-properties style:text-underline-type="single" style:text-underline-style="solid" style:text-underline-width="auto" style:text-underline-mode="continuous"/>
    </style:style>
    <style:style style:name="T3041" style:parent-style-name="Domyślnaczcionkaakapitu" style:family="text">
      <style:text-properties fo:background-color="#80FFFF" style:text-underline-type="single" style:text-underline-style="solid" style:text-underline-width="auto" style:text-underline-mode="continuous"/>
    </style:style>
    <style:style style:name="T3042" style:parent-style-name="Domyślnaczcionkaakapitu" style:family="text">
      <style:text-properties style:text-underline-type="single" style:text-underline-style="solid" style:text-underline-width="auto" style:text-underline-mode="continuous"/>
    </style:style>
    <style:style style:name="P3043" style:parent-style-name="Normalny" style:family="paragraph">
      <style:paragraph-properties fo:text-align="justify" fo:line-height="150%" fo:text-indent="0.2479in"/>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P3047" style:parent-style-name="Normalny" style:family="paragraph">
      <style:paragraph-properties fo:text-align="justify" fo:line-height="150%"/>
    </style:style>
    <style:style style:name="T3048" style:parent-style-name="Domyślnaczcionkaakapitu" style:family="text">
      <style:text-properties style:text-underline-type="single" style:text-underline-style="solid" style:text-underline-width="auto" style:text-underline-mode="continuous"/>
    </style:style>
    <style:style style:name="T3049" style:parent-style-name="Domyślnaczcionkaakapitu" style:family="text">
      <style:text-properties fo:background-color="#80FFFF" style:text-underline-type="single" style:text-underline-style="solid" style:text-underline-width="auto" style:text-underline-mode="continuous"/>
    </style:style>
    <style:style style:name="T3050" style:parent-style-name="Domyślnaczcionkaakapitu" style:family="text">
      <style:text-properties style:text-underline-type="single" style:text-underline-style="solid" style:text-underline-width="auto" style:text-underline-mode="continuous"/>
    </style:style>
    <style:style style:name="P3051" style:parent-style-name="Normalny" style:family="paragraph">
      <style:paragraph-properties fo:text-align="justify" fo:line-height="150%" fo:text-indent="0.2479in"/>
    </style:style>
    <style:style style:name="P3052" style:parent-style-name="Normalny" style:family="paragraph">
      <style:paragraph-properties fo:text-align="justify" fo:line-height="150%"/>
    </style:style>
    <style:style style:name="T3053" style:parent-style-name="Domyślnaczcionkaakapitu" style:family="text">
      <style:text-properties fo:background-color="#80FFFF"/>
    </style:style>
    <style:style style:name="P3054" style:parent-style-name="Normalny" style:family="paragraph">
      <style:paragraph-properties fo:text-align="justify" fo:line-height="150%"/>
    </style:style>
    <style:style style:name="T3055" style:parent-style-name="Domyślnaczcionkaakapitu" style:family="text">
      <style:text-properties style:text-underline-type="single" style:text-underline-style="solid" style:text-underline-width="auto" style:text-underline-mode="continuous"/>
    </style:style>
    <style:style style:name="P3056" style:parent-style-name="Normalny" style:family="paragraph">
      <style:paragraph-properties fo:text-align="justify" fo:line-height="150%" fo:text-indent="0.2479in"/>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style:style>
    <style:style style:name="T3060" style:parent-style-name="Domyślnaczcionkaakapitu" style:family="text">
      <style:text-properties fo:background-color="#80FFFF"/>
    </style:style>
    <style:style style:name="P3061" style:parent-style-name="Normalny" style:family="paragraph">
      <style:paragraph-properties fo:text-align="justify" fo:line-height="150%"/>
    </style:style>
    <style:style style:name="T3062" style:parent-style-name="Domyślnaczcionkaakapitu" style:family="text">
      <style:text-properties fo:background-color="#80FFFF" style:text-underline-type="single" style:text-underline-style="solid" style:text-underline-width="auto" style:text-underline-mode="continuous"/>
    </style:style>
    <style:style style:name="T3063" style:parent-style-name="Domyślnaczcionkaakapitu" style:family="text">
      <style:text-properties style:text-underline-type="single" style:text-underline-style="solid" style:text-underline-width="auto" style:text-underline-mode="continuous"/>
    </style:style>
    <style:style style:name="T3064" style:parent-style-name="Domyślnaczcionkaakapitu" style:family="text">
      <style:text-properties fo:background-color="#80FFFF" style:text-underline-type="single" style:text-underline-style="solid" style:text-underline-width="auto" style:text-underline-mode="continuous"/>
    </style:style>
    <style:style style:name="T3065" style:parent-style-name="Domyślnaczcionkaakapitu" style:family="text">
      <style:text-properties style:text-underline-type="single" style:text-underline-style="solid" style:text-underline-width="auto" style:text-underline-mode="continuous"/>
    </style:style>
    <style:style style:name="T3066" style:parent-style-name="Domyślnaczcionkaakapitu" style:family="text">
      <style:text-properties fo:background-color="#80FFFF" style:text-underline-type="single" style:text-underline-style="solid" style:text-underline-width="auto" style:text-underline-mode="continuous"/>
    </style:style>
    <style:style style:name="T3067" style:parent-style-name="Domyślnaczcionkaakapitu" style:family="text">
      <style:text-properties style:text-underline-type="single" style:text-underline-style="solid" style:text-underline-width="auto" style:text-underline-mode="continuous"/>
    </style:style>
    <style:style style:name="T3068" style:parent-style-name="Domyślnaczcionkaakapitu" style:family="text">
      <style:text-properties fo:background-color="#80FFFF" style:text-underline-type="single" style:text-underline-style="solid" style:text-underline-width="auto" style:text-underline-mode="continuous"/>
    </style:style>
    <style:style style:name="T3069" style:parent-style-name="Domyślnaczcionkaakapitu" style:family="text">
      <style:text-properties style:text-underline-type="single" style:text-underline-style="solid" style:text-underline-width="auto" style:text-underline-mode="continuous"/>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479in"/>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P3075" style:parent-style-name="Normalny" style:family="paragraph">
      <style:paragraph-properties fo:text-align="justify" fo:line-height="150%" fo:text-indent="0.2479in"/>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fo:text-indent="0.2479in"/>
    </style:style>
    <style:style style:name="P3078" style:parent-style-name="Normalny" style:family="paragraph">
      <style:paragraph-properties fo:text-align="justify" fo:line-height="150%" fo:text-indent="0.2479in"/>
    </style:style>
    <style:style style:name="P3079" style:parent-style-name="Normalny" style:family="paragraph">
      <style:paragraph-properties fo:text-align="justify" fo:line-height="150%" fo:text-indent="0.2479in"/>
    </style:style>
    <style:style style:name="P3080" style:parent-style-name="Normalny" style:family="paragraph">
      <style:paragraph-properties fo:text-align="justify" fo:line-height="150%" fo:text-indent="0.2479in"/>
    </style:style>
    <style:style style:name="P3081" style:parent-style-name="Normalny" style:family="paragraph">
      <style:paragraph-properties fo:text-align="justify" fo:line-height="150%" fo:text-indent="0.2479in"/>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P3085" style:parent-style-name="Normalny" style:family="paragraph">
      <style:paragraph-properties fo:text-align="justify" fo:line-height="150%" fo:text-indent="0.2479in"/>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fo:text-indent="0.2479in"/>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P3090" style:parent-style-name="Normalny" style:family="paragraph">
      <style:paragraph-properties fo:text-align="justify" fo:line-height="150%"/>
    </style:style>
    <style:style style:name="T3091" style:parent-style-name="Domyślnaczcionkaakapitu" style:family="text">
      <style:text-properties fo:background-color="#80FFFF" style:text-underline-type="single" style:text-underline-style="solid" style:text-underline-width="auto" style:text-underline-mode="continuous"/>
    </style:style>
    <style:style style:name="T3092" style:parent-style-name="Domyślnaczcionkaakapitu" style:family="text">
      <style:text-properties style:text-underline-type="single" style:text-underline-style="solid" style:text-underline-width="auto" style:text-underline-mode="continuous"/>
    </style:style>
    <style:style style:name="T3093" style:parent-style-name="Domyślnaczcionkaakapitu" style:family="text">
      <style:text-properties fo:background-color="#80FFFF" style:text-underline-type="single" style:text-underline-style="solid" style:text-underline-width="auto" style:text-underline-mode="continuous"/>
    </style:style>
    <style:style style:name="T3094" style:parent-style-name="Domyślnaczcionkaakapitu" style:family="text">
      <style:text-properties style:text-underline-type="single" style:text-underline-style="solid" style:text-underline-width="auto" style:text-underline-mode="continuous"/>
    </style:style>
    <style:style style:name="P3095" style:parent-style-name="Normalny" style:family="paragraph">
      <style:paragraph-properties fo:text-align="justify" fo:line-height="150%" fo:text-indent="0.2479in"/>
    </style:style>
    <style:style style:name="P3096" style:parent-style-name="Normalny" style:family="paragraph">
      <style:paragraph-properties fo:text-align="justify" fo:line-height="150%"/>
    </style:style>
    <style:style style:name="T3097" style:parent-style-name="Domyślnaczcionkaakapitu" style:family="text">
      <style:text-properties style:text-underline-type="single" style:text-underline-style="solid" style:text-underline-width="auto" style:text-underline-mode="continuous"/>
    </style:style>
    <style:style style:name="P3098" style:parent-style-name="Normalny" style:family="paragraph">
      <style:paragraph-properties fo:text-align="justify" fo:line-height="150%" fo:text-indent="0.2479in"/>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style:style>
    <style:style style:name="T3102" style:parent-style-name="Domyślnaczcionkaakapitu" style:family="text">
      <style:text-properties style:text-underline-type="single" style:text-underline-style="solid" style:text-underline-width="auto" style:text-underline-mode="continuous"/>
    </style:style>
    <style:style style:name="T3103" style:parent-style-name="Domyślnaczcionkaakapitu" style:family="text">
      <style:text-properties fo:background-color="#80FFFF" style:text-underline-type="single" style:text-underline-style="solid" style:text-underline-width="auto" style:text-underline-mode="continuous"/>
    </style:style>
    <style:style style:name="T3104" style:parent-style-name="Domyślnaczcionkaakapitu" style:family="text">
      <style:text-properties style:text-underline-type="single" style:text-underline-style="solid" style:text-underline-width="auto" style:text-underline-mode="continuous"/>
    </style:style>
    <style:style style:name="P3105" style:parent-style-name="Normalny" style:family="paragraph">
      <style:paragraph-properties fo:text-align="justify" fo:line-height="150%" fo:text-indent="0.2479in"/>
    </style:style>
    <style:style style:name="P3106" style:parent-style-name="Normalny" style:family="paragraph">
      <style:paragraph-properties fo:text-align="justify" fo:line-height="150%" fo:text-indent="0.2479in"/>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style:style>
    <style:style style:name="T3109" style:parent-style-name="Domyślnaczcionkaakapitu" style:family="text">
      <style:text-properties fo:background-color="#80FFFF"/>
    </style:style>
    <style:style style:name="P3110" style:parent-style-name="Normalny" style:family="paragraph">
      <style:paragraph-properties fo:text-align="justify" fo:line-height="150%"/>
    </style:style>
    <style:style style:name="T3111" style:parent-style-name="Domyślnaczcionkaakapitu" style:family="text">
      <style:text-properties style:text-underline-type="single" style:text-underline-style="solid" style:text-underline-width="auto" style:text-underline-mode="continuous"/>
    </style:style>
    <style:style style:name="T3112" style:parent-style-name="Domyślnaczcionkaakapitu" style:family="text">
      <style:text-properties fo:background-color="#80FFFF" style:text-underline-type="single" style:text-underline-style="solid" style:text-underline-width="auto" style:text-underline-mode="continuous"/>
    </style:style>
    <style:style style:name="T3113" style:parent-style-name="Domyślnaczcionkaakapitu" style:family="text">
      <style:text-properties style:text-underline-type="single" style:text-underline-style="solid" style:text-underline-width="auto" style:text-underline-mode="continuous"/>
    </style:style>
    <style:style style:name="P3114" style:parent-style-name="Normalny" style:family="paragraph">
      <style:paragraph-properties fo:text-align="justify" fo:line-height="150%" fo:text-indent="0.2479in"/>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style:style>
    <style:style style:name="T3127" style:parent-style-name="Domyślnaczcionkaakapitu" style:family="text">
      <style:text-properties fo:background-color="#80FFFF" style:text-underline-type="single" style:text-underline-style="solid" style:text-underline-width="auto" style:text-underline-mode="continuous"/>
    </style:style>
    <style:style style:name="T3128" style:parent-style-name="Domyślnaczcionkaakapitu" style:family="text">
      <style:text-properties style:text-underline-type="single" style:text-underline-style="solid" style:text-underline-width="auto" style:text-underline-mode="continuous"/>
    </style:style>
    <style:style style:name="T3129" style:parent-style-name="Domyślnaczcionkaakapitu" style:family="text">
      <style:text-properties fo:background-color="#80FFFF" style:text-underline-type="single" style:text-underline-style="solid" style:text-underline-width="auto" style:text-underline-mode="continuous"/>
    </style:style>
    <style:style style:name="T3130" style:parent-style-name="Domyślnaczcionkaakapitu" style:family="text">
      <style:text-properties style:text-underline-type="single" style:text-underline-style="solid" style:text-underline-width="auto" style:text-underline-mode="continuous"/>
    </style:style>
    <style:style style:name="T3131" style:parent-style-name="Domyślnaczcionkaakapitu" style:family="text">
      <style:text-properties fo:background-color="#80FFFF" style:text-underline-type="single" style:text-underline-style="solid" style:text-underline-width="auto" style:text-underline-mode="continuous"/>
    </style:style>
    <style:style style:name="T3132" style:parent-style-name="Domyślnaczcionkaakapitu" style:family="text">
      <style:text-properties style:text-underline-type="single" style:text-underline-style="solid" style:text-underline-width="auto" style:text-underline-mode="continuous"/>
    </style:style>
    <style:style style:name="P3133" style:parent-style-name="Normalny" style:family="paragraph">
      <style:paragraph-properties fo:text-align="justify" fo:line-height="150%" fo:text-indent="0.2479in"/>
    </style:style>
    <style:style style:name="P3134" style:parent-style-name="Normalny" style:family="paragraph">
      <style:paragraph-properties fo:text-align="justify" fo:line-height="150%" fo:text-indent="0.2479in"/>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fo:text-indent="0.2479in"/>
    </style:style>
    <style:style style:name="P3139" style:parent-style-name="Normalny" style:family="paragraph">
      <style:paragraph-properties fo:text-align="justify" fo:line-height="150%"/>
    </style:style>
    <style:style style:name="T3140" style:parent-style-name="Domyślnaczcionkaakapitu" style:family="text">
      <style:text-properties style:text-underline-type="single" style:text-underline-style="solid" style:text-underline-width="auto" style:text-underline-mode="continuous"/>
    </style:style>
    <style:style style:name="T3141" style:parent-style-name="Domyślnaczcionkaakapitu" style:family="text">
      <style:text-properties fo:background-color="#80FFFF" style:text-underline-type="single" style:text-underline-style="solid" style:text-underline-width="auto" style:text-underline-mode="continuous"/>
    </style:style>
    <style:style style:name="T3142" style:parent-style-name="Domyślnaczcionkaakapitu" style:family="text">
      <style:text-properties style:text-underline-type="single" style:text-underline-style="solid" style:text-underline-width="auto" style:text-underline-mode="continuous"/>
    </style:style>
    <style:style style:name="P3143" style:parent-style-name="Normalny" style:family="paragraph">
      <style:paragraph-properties fo:text-align="justify" fo:line-height="150%" fo:text-indent="0.2479in"/>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P3150" style:parent-style-name="Normalny" style:family="paragraph">
      <style:paragraph-properties fo:text-align="justify" fo:line-height="150%" fo:text-indent="0.2479in"/>
    </style:style>
    <style:style style:name="T3151" style:parent-style-name="Domyślnaczcionkaakapitu" style:family="text">
      <style:text-properties fo:background-color="#80FFFF"/>
    </style:style>
    <style:style style:name="P3152" style:parent-style-name="Normalny" style:family="paragraph">
      <style:paragraph-properties fo:text-align="justify" fo:line-height="150%"/>
    </style:style>
    <style:style style:name="T3153" style:parent-style-name="Domyślnaczcionkaakapitu" style:family="text">
      <style:text-properties style:text-underline-type="single" style:text-underline-style="solid" style:text-underline-width="auto" style:text-underline-mode="continuous"/>
    </style:style>
    <style:style style:name="P3154" style:parent-style-name="Normalny" style:family="paragraph">
      <style:paragraph-properties fo:text-align="justify" fo:line-height="150%" fo:text-indent="0.2479in"/>
    </style:style>
    <style:style style:name="T3155" style:parent-style-name="Domyślnaczcionkaakapitu" style:family="text">
      <style:text-properties fo:background-color="#80FFFF"/>
    </style:style>
    <style:style style:name="P3156" style:parent-style-name="Normalny" style:family="paragraph">
      <style:paragraph-properties fo:text-align="justify" fo:line-height="150%" fo:text-indent="0.2479in"/>
    </style:style>
    <style:style style:name="T3157" style:parent-style-name="Domyślnaczcionkaakapitu" style:family="text">
      <style:text-properties fo:background-color="#80FFFF"/>
    </style:style>
    <style:style style:name="P3158" style:parent-style-name="Normalny" style:family="paragraph">
      <style:paragraph-properties fo:text-align="justify" fo:line-height="150%"/>
    </style:style>
    <style:style style:name="T3159" style:parent-style-name="Domyślnaczcionkaakapitu" style:family="text">
      <style:text-properties fo:background-color="#80FFFF" style:text-underline-type="single" style:text-underline-style="solid" style:text-underline-width="auto" style:text-underline-mode="continuous"/>
    </style:style>
    <style:style style:name="T3160" style:parent-style-name="Domyślnaczcionkaakapitu" style:family="text">
      <style:text-properties style:text-underline-type="single" style:text-underline-style="solid" style:text-underline-width="auto" style:text-underline-mode="continuous"/>
    </style:style>
    <style:style style:name="T3161" style:parent-style-name="Domyślnaczcionkaakapitu" style:family="text">
      <style:text-properties fo:background-color="#80FFFF" style:text-underline-type="single" style:text-underline-style="solid" style:text-underline-width="auto" style:text-underline-mode="continuous"/>
    </style:style>
    <style:style style:name="T3162" style:parent-style-name="Domyślnaczcionkaakapitu" style:family="text">
      <style:text-properties style:text-underline-type="single" style:text-underline-style="solid" style:text-underline-width="auto" style:text-underline-mode="continuous"/>
    </style:style>
    <style:style style:name="P3163" style:parent-style-name="Normalny" style:family="paragraph">
      <style:paragraph-properties fo:text-align="justify" fo:line-height="150%" fo:text-indent="0.2479in"/>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P3166" style:parent-style-name="Normalny" style:family="paragraph">
      <style:paragraph-properties fo:text-align="justify" fo:line-height="150%"/>
    </style:style>
    <style:style style:name="T3167" style:parent-style-name="Domyślnaczcionkaakapitu" style:family="text">
      <style:text-properties fo:background-color="#80FFFF" style:text-underline-type="single" style:text-underline-style="solid" style:text-underline-width="auto" style:text-underline-mode="continuous"/>
    </style:style>
    <style:style style:name="T3168" style:parent-style-name="Domyślnaczcionkaakapitu" style:family="text">
      <style:text-properties style:text-underline-type="single" style:text-underline-style="solid" style:text-underline-width="auto" style:text-underline-mode="continuous"/>
    </style:style>
    <style:style style:name="T3169" style:parent-style-name="Domyślnaczcionkaakapitu" style:family="text">
      <style:text-properties fo:background-color="#80FFFF" style:text-underline-type="single" style:text-underline-style="solid" style:text-underline-width="auto" style:text-underline-mode="continuous"/>
    </style:style>
    <style:style style:name="T3170" style:parent-style-name="Domyślnaczcionkaakapitu" style:family="text">
      <style:text-properties style:text-underline-type="single" style:text-underline-style="solid" style:text-underline-width="auto" style:text-underline-mode="continuous"/>
    </style:style>
    <style:style style:name="P3171" style:parent-style-name="Normalny" style:family="paragraph">
      <style:paragraph-properties fo:text-align="justify" fo:line-height="150%" fo:text-indent="0.2479in"/>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P3174" style:parent-style-name="Normalny" style:family="paragraph">
      <style:paragraph-properties fo:text-align="justify" fo:line-height="150%" fo:text-indent="0.2479in"/>
    </style:style>
    <style:style style:name="T3175" style:parent-style-name="Domyślnaczcionkaakapitu" style:family="text">
      <style:text-properties fo:background-color="#80FFFF"/>
    </style:style>
    <style:style style:name="P3176" style:parent-style-name="Normalny" style:family="paragraph">
      <style:paragraph-properties fo:text-align="justify" fo:line-height="150%" fo:text-indent="0.2479in"/>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P3180" style:parent-style-name="Normalny" style:family="paragraph">
      <style:paragraph-properties fo:text-align="justify" fo:line-height="150%" fo:text-indent="0.2479in"/>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P3183" style:parent-style-name="Normalny" style:family="paragraph">
      <style:paragraph-properties fo:text-align="justify" fo:line-height="150%" fo:text-indent="0.2479in"/>
    </style:style>
    <style:style style:name="T3184" style:parent-style-name="Domyślnaczcionkaakapitu" style:family="text">
      <style:text-properties fo:background-color="#80FFFF"/>
    </style:style>
    <style:style style:name="P3185" style:parent-style-name="Normalny" style:family="paragraph">
      <style:paragraph-properties fo:text-align="justify" fo:line-height="150%"/>
    </style:style>
    <style:style style:name="T3186" style:parent-style-name="Domyślnaczcionkaakapitu" style:family="text">
      <style:text-properties style:text-underline-type="single" style:text-underline-style="solid" style:text-underline-width="auto" style:text-underline-mode="continuous"/>
    </style:style>
    <style:style style:name="T3187" style:parent-style-name="Domyślnaczcionkaakapitu" style:family="text">
      <style:text-properties fo:background-color="#80FFFF" style:text-underline-type="single" style:text-underline-style="solid" style:text-underline-width="auto" style:text-underline-mode="continuous"/>
    </style:style>
    <style:style style:name="T3188" style:parent-style-name="Domyślnaczcionkaakapitu" style:family="text">
      <style:text-properties style:text-underline-type="single" style:text-underline-style="solid" style:text-underline-width="auto" style:text-underline-mode="continuous"/>
    </style:style>
    <style:style style:name="P3189" style:parent-style-name="Normalny" style:family="paragraph">
      <style:paragraph-properties fo:text-align="justify" fo:line-height="150%" fo:text-indent="0.2479in"/>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P3192" style:parent-style-name="Normalny" style:family="paragraph">
      <style:paragraph-properties fo:text-align="justify" fo:line-height="150%" fo:text-indent="0.2479in"/>
    </style:style>
    <style:style style:name="T3193" style:parent-style-name="Domyślnaczcionkaakapitu" style:family="text">
      <style:text-properties fo:background-color="#80FFFF"/>
    </style:style>
    <style:style style:name="P3194" style:parent-style-name="Normalny" style:family="paragraph">
      <style:paragraph-properties fo:text-align="justify" fo:line-height="150%"/>
    </style:style>
    <style:style style:name="T3195" style:parent-style-name="Domyślnaczcionkaakapitu" style:family="text">
      <style:text-properties fo:background-color="#80FFFF" style:text-underline-type="single" style:text-underline-style="solid" style:text-underline-width="auto" style:text-underline-mode="continuous"/>
    </style:style>
    <style:style style:name="T3196" style:parent-style-name="Domyślnaczcionkaakapitu" style:family="text">
      <style:text-properties style:text-underline-type="single" style:text-underline-style="solid" style:text-underline-width="auto" style:text-underline-mode="continuous"/>
    </style:style>
    <style:style style:name="T3197" style:parent-style-name="Domyślnaczcionkaakapitu" style:family="text">
      <style:text-properties fo:background-color="#80FFFF" style:text-underline-type="single" style:text-underline-style="solid" style:text-underline-width="auto" style:text-underline-mode="continuous"/>
    </style:style>
    <style:style style:name="P3198" style:parent-style-name="Normalny" style:family="paragraph">
      <style:paragraph-properties fo:text-align="justify" fo:line-height="150%" fo:text-indent="0.2479in"/>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P3206" style:parent-style-name="Normalny" style:family="paragraph">
      <style:paragraph-properties fo:text-align="justify" fo:line-height="150%" fo:text-indent="0.2479in"/>
    </style:style>
    <style:style style:name="P3207" style:parent-style-name="Normalny" style:family="paragraph">
      <style:paragraph-properties fo:text-align="justify" fo:line-height="150%"/>
    </style:style>
    <style:style style:name="T3208" style:parent-style-name="Domyślnaczcionkaakapitu" style:family="text">
      <style:text-properties style:text-underline-type="single" style:text-underline-style="solid" style:text-underline-width="auto" style:text-underline-mode="continuous"/>
    </style:style>
    <style:style style:name="T3209" style:parent-style-name="Domyślnaczcionkaakapitu" style:family="text">
      <style:text-properties fo:background-color="#80FFFF" style:text-underline-type="single" style:text-underline-style="solid" style:text-underline-width="auto" style:text-underline-mode="continuous"/>
    </style:style>
    <style:style style:name="T3210" style:parent-style-name="Domyślnaczcionkaakapitu" style:family="text">
      <style:text-properties style:text-underline-type="single" style:text-underline-style="solid" style:text-underline-width="auto" style:text-underline-mode="continuous"/>
    </style:style>
    <style:style style:name="P3211" style:parent-style-name="Normalny" style:family="paragraph">
      <style:paragraph-properties fo:text-align="justify" fo:line-height="150%" fo:text-indent="0.2479in"/>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P3215" style:parent-style-name="Normalny" style:family="paragraph">
      <style:paragraph-properties fo:text-align="justify" fo:line-height="150%"/>
    </style:style>
    <style:style style:name="T3216" style:parent-style-name="Domyślnaczcionkaakapitu" style:family="text">
      <style:text-properties style:text-underline-type="single" style:text-underline-style="solid" style:text-underline-width="auto" style:text-underline-mode="continuous"/>
    </style:style>
    <style:style style:name="T3217" style:parent-style-name="Domyślnaczcionkaakapitu" style:family="text">
      <style:text-properties style:text-underline-type="single" style:text-underline-style="solid" style:text-underline-width="auto" style:text-underline-mode="continuous"/>
    </style:style>
    <style:style style:name="T3218" style:parent-style-name="Domyślnaczcionkaakapitu" style:family="text">
      <style:text-properties fo:background-color="#80FFFF" style:text-underline-type="single" style:text-underline-style="solid" style:text-underline-width="auto" style:text-underline-mode="continuous"/>
    </style:style>
    <style:style style:name="T3219" style:parent-style-name="Domyślnaczcionkaakapitu" style:family="text">
      <style:text-properties style:text-underline-type="single" style:text-underline-style="solid" style:text-underline-width="auto" style:text-underline-mode="continuous"/>
    </style:style>
    <style:style style:name="T3220" style:parent-style-name="Domyślnaczcionkaakapitu" style:family="text">
      <style:text-properties fo:background-color="#80FFFF" style:text-underline-type="single" style:text-underline-style="solid" style:text-underline-width="auto" style:text-underline-mode="continuous"/>
    </style:style>
    <style:style style:name="T3221" style:parent-style-name="Domyślnaczcionkaakapitu" style:family="text">
      <style:text-properties style:text-underline-type="single" style:text-underline-style="solid" style:text-underline-width="auto" style:text-underline-mode="continuous"/>
    </style:style>
    <style:style style:name="P3222" style:parent-style-name="Normalny" style:family="paragraph">
      <style:paragraph-properties fo:text-align="justify" fo:line-height="150%" fo:text-indent="0.2479in"/>
    </style:style>
    <style:style style:name="P3223" style:parent-style-name="Normalny" style:family="paragraph">
      <style:paragraph-properties fo:text-align="justify" fo:line-height="150%"/>
    </style:style>
    <style:style style:name="T3224" style:parent-style-name="Domyślnaczcionkaakapitu" style:family="text">
      <style:text-properties style:text-underline-type="single" style:text-underline-style="solid" style:text-underline-width="auto" style:text-underline-mode="continuous"/>
    </style:style>
    <style:style style:name="T3225" style:parent-style-name="Domyślnaczcionkaakapitu" style:family="text">
      <style:text-properties fo:background-color="#80FFFF" style:text-underline-type="single" style:text-underline-style="solid" style:text-underline-width="auto" style:text-underline-mode="continuous"/>
    </style:style>
    <style:style style:name="T3226" style:parent-style-name="Domyślnaczcionkaakapitu" style:family="text">
      <style:text-properties style:text-underline-type="single" style:text-underline-style="solid" style:text-underline-width="auto" style:text-underline-mode="continuous"/>
    </style:style>
    <style:style style:name="P3227" style:parent-style-name="Normalny" style:family="paragraph">
      <style:paragraph-properties fo:text-align="justify" fo:line-height="150%" fo:text-indent="0.2479in"/>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style:style>
    <style:style style:name="T3230" style:parent-style-name="Domyślnaczcionkaakapitu" style:family="text">
      <style:text-properties style:text-underline-type="single" style:text-underline-style="solid" style:text-underline-width="auto" style:text-underline-mode="continuous"/>
    </style:style>
    <style:style style:name="P3231" style:parent-style-name="Normalny" style:family="paragraph">
      <style:paragraph-properties fo:text-align="justify" fo:line-height="150%" fo:text-indent="0.2479in"/>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P3234" style:parent-style-name="Normalny" style:family="paragraph">
      <style:paragraph-properties fo:text-align="justify" fo:line-height="150%"/>
    </style:style>
    <style:style style:name="T3235" style:parent-style-name="Domyślnaczcionkaakapitu" style:family="text">
      <style:text-properties style:text-underline-type="single" style:text-underline-style="solid" style:text-underline-width="auto" style:text-underline-mode="continuous"/>
    </style:style>
    <style:style style:name="T3236" style:parent-style-name="Domyślnaczcionkaakapitu" style:family="text">
      <style:text-properties fo:background-color="#80FFFF" style:text-underline-type="single" style:text-underline-style="solid" style:text-underline-width="auto" style:text-underline-mode="continuous"/>
    </style:style>
    <style:style style:name="T3237" style:parent-style-name="Domyślnaczcionkaakapitu" style:family="text">
      <style:text-properties style:text-underline-type="single" style:text-underline-style="solid" style:text-underline-width="auto" style:text-underline-mode="continuous"/>
    </style:style>
    <style:style style:name="T3238" style:parent-style-name="Domyślnaczcionkaakapitu" style:family="text">
      <style:text-properties fo:background-color="#80FFFF" style:text-underline-type="single" style:text-underline-style="solid" style:text-underline-width="auto" style:text-underline-mode="continuous"/>
    </style:style>
    <style:style style:name="P3239" style:parent-style-name="Normalny" style:family="paragraph">
      <style:paragraph-properties fo:text-align="justify" fo:line-height="150%" fo:text-indent="0.2479in"/>
    </style:style>
    <style:style style:name="P3240" style:parent-style-name="Normalny" style:family="paragraph">
      <style:paragraph-properties fo:text-align="justify" fo:line-height="150%"/>
    </style:style>
    <style:style style:name="T3241" style:parent-style-name="Domyślnaczcionkaakapitu" style:family="text">
      <style:text-properties style:text-underline-type="single" style:text-underline-style="solid" style:text-underline-width="auto" style:text-underline-mode="continuous"/>
    </style:style>
    <style:style style:name="T3242" style:parent-style-name="Domyślnaczcionkaakapitu" style:family="text">
      <style:text-properties fo:background-color="#80FFFF" style:text-underline-type="single" style:text-underline-style="solid" style:text-underline-width="auto" style:text-underline-mode="continuous"/>
    </style:style>
    <style:style style:name="T3243" style:parent-style-name="Domyślnaczcionkaakapitu" style:family="text">
      <style:text-properties style:text-underline-type="single" style:text-underline-style="solid" style:text-underline-width="auto" style:text-underline-mode="continuous"/>
    </style:style>
    <style:style style:name="P3244" style:parent-style-name="Normalny" style:family="paragraph">
      <style:paragraph-properties fo:text-align="justify" fo:line-height="150%" fo:text-indent="0.2479in"/>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P3247" style:parent-style-name="Normalny" style:family="paragraph">
      <style:paragraph-properties fo:text-align="justify" fo:line-height="150%"/>
    </style:style>
    <style:style style:name="T3248" style:parent-style-name="Domyślnaczcionkaakapitu" style:family="text">
      <style:text-properties style:text-underline-type="single" style:text-underline-style="solid" style:text-underline-width="auto" style:text-underline-mode="continuous"/>
    </style:style>
    <style:style style:name="T3249" style:parent-style-name="Domyślnaczcionkaakapitu" style:family="text">
      <style:text-properties fo:background-color="#80FFFF" style:text-underline-type="single" style:text-underline-style="solid" style:text-underline-width="auto" style:text-underline-mode="continuous"/>
    </style:style>
    <style:style style:name="T3250" style:parent-style-name="Domyślnaczcionkaakapitu" style:family="text">
      <style:text-properties style:text-underline-type="single" style:text-underline-style="solid" style:text-underline-width="auto" style:text-underline-mode="continuous"/>
    </style:style>
    <style:style style:name="T3251" style:parent-style-name="Domyślnaczcionkaakapitu" style:family="text">
      <style:text-properties fo:background-color="#80FFFF" style:text-underline-type="single" style:text-underline-style="solid" style:text-underline-width="auto" style:text-underline-mode="continuous"/>
    </style:style>
    <style:style style:name="T3252" style:parent-style-name="Domyślnaczcionkaakapitu" style:family="text">
      <style:text-properties style:text-underline-type="single" style:text-underline-style="solid" style:text-underline-width="auto" style:text-underline-mode="continuous"/>
    </style:style>
    <style:style style:name="P3253" style:parent-style-name="Normalny" style:family="paragraph">
      <style:paragraph-properties fo:text-align="justify" fo:line-height="150%" fo:text-indent="0.2479in"/>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style:style>
    <style:style style:name="T3257" style:parent-style-name="Domyślnaczcionkaakapitu" style:family="text">
      <style:text-properties style:text-underline-type="single" style:text-underline-style="solid" style:text-underline-width="auto" style:text-underline-mode="continuous"/>
    </style:style>
    <style:style style:name="P3258" style:parent-style-name="Normalny" style:family="paragraph">
      <style:paragraph-properties fo:text-align="justify" fo:line-height="150%" fo:text-indent="0.2479in"/>
    </style:style>
    <style:style style:name="T3259" style:parent-style-name="Domyślnaczcionkaakapitu" style:family="text">
      <style:text-properties fo:background-color="#80FFFF"/>
    </style:style>
    <style:style style:name="P3260" style:parent-style-name="Normalny" style:family="paragraph">
      <style:paragraph-properties fo:text-align="justify" fo:line-height="150%"/>
    </style:style>
    <style:style style:name="T3261" style:parent-style-name="Domyślnaczcionkaakapitu" style:family="text">
      <style:text-properties fo:background-color="#80FFFF" style:text-underline-type="single" style:text-underline-style="solid" style:text-underline-width="auto" style:text-underline-mode="continuous"/>
    </style:style>
    <style:style style:name="T3262" style:parent-style-name="Domyślnaczcionkaakapitu" style:family="text">
      <style:text-properties style:text-underline-type="single" style:text-underline-style="solid" style:text-underline-width="auto" style:text-underline-mode="continuous"/>
    </style:style>
    <style:style style:name="T3263" style:parent-style-name="Domyślnaczcionkaakapitu" style:family="text">
      <style:text-properties fo:background-color="#80FFFF" style:text-underline-type="single" style:text-underline-style="solid" style:text-underline-width="auto" style:text-underline-mode="continuous"/>
    </style:style>
    <style:style style:name="T3264" style:parent-style-name="Domyślnaczcionkaakapitu" style:family="text">
      <style:text-properties style:text-underline-type="single" style:text-underline-style="solid" style:text-underline-width="auto" style:text-underline-mode="continuous"/>
    </style:style>
    <style:style style:name="P3265" style:parent-style-name="Normalny" style:family="paragraph">
      <style:paragraph-properties fo:text-align="justify" fo:line-height="150%" fo:text-indent="0.2479in"/>
    </style:style>
    <style:style style:name="T3266" style:parent-style-name="Domyślnaczcionkaakapitu" style:family="text">
      <style:text-properties fo:background-color="#80FFFF"/>
    </style:style>
    <style:style style:name="P3267" style:parent-style-name="Normalny" style:family="paragraph">
      <style:paragraph-properties fo:text-align="justify" fo:line-height="150%" fo:text-indent="0.2479in"/>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479in"/>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P3273" style:parent-style-name="Normalny" style:family="paragraph">
      <style:paragraph-properties fo:text-align="justify" fo:line-height="150%" fo:text-indent="0.2479in"/>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P3287" style:parent-style-name="Normalny" style:family="paragraph">
      <style:paragraph-properties fo:text-align="justify" fo:line-height="150%"/>
    </style:style>
    <style:style style:name="T3288" style:parent-style-name="Domyślnaczcionkaakapitu" style:family="text">
      <style:text-properties style:text-underline-type="single" style:text-underline-style="solid" style:text-underline-width="auto" style:text-underline-mode="continuous"/>
    </style:style>
    <style:style style:name="T3289" style:parent-style-name="Domyślnaczcionkaakapitu" style:family="text">
      <style:text-properties fo:background-color="#80FFFF" style:text-underline-type="single" style:text-underline-style="solid" style:text-underline-width="auto" style:text-underline-mode="continuous"/>
    </style:style>
    <style:style style:name="T3290" style:parent-style-name="Domyślnaczcionkaakapitu" style:family="text">
      <style:text-properties style:text-underline-type="single" style:text-underline-style="solid" style:text-underline-width="auto" style:text-underline-mode="continuous"/>
    </style:style>
    <style:style style:name="P3291" style:parent-style-name="Normalny" style:family="paragraph">
      <style:paragraph-properties fo:text-align="justify" fo:line-height="150%" fo:text-indent="0.2479in"/>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P3295" style:parent-style-name="Normalny" style:family="paragraph">
      <style:paragraph-properties fo:text-align="justify" fo:line-height="150%"/>
    </style:style>
    <style:style style:name="T3296" style:parent-style-name="Domyślnaczcionkaakapitu" style:family="text">
      <style:text-properties fo:background-color="#80FFFF" style:text-underline-type="single" style:text-underline-style="solid" style:text-underline-width="auto" style:text-underline-mode="continuous"/>
    </style:style>
    <style:style style:name="T3297" style:parent-style-name="Domyślnaczcionkaakapitu" style:family="text">
      <style:text-properties style:text-underline-type="single" style:text-underline-style="solid" style:text-underline-width="auto" style:text-underline-mode="continuous"/>
    </style:style>
    <style:style style:name="T3298" style:parent-style-name="Domyślnaczcionkaakapitu" style:family="text">
      <style:text-properties fo:background-color="#80FFFF" style:text-underline-type="single" style:text-underline-style="solid" style:text-underline-width="auto" style:text-underline-mode="continuous"/>
    </style:style>
    <style:style style:name="T3299" style:parent-style-name="Domyślnaczcionkaakapitu" style:family="text">
      <style:text-properties style:text-underline-type="single" style:text-underline-style="solid" style:text-underline-width="auto" style:text-underline-mode="continuous"/>
    </style:style>
    <style:style style:name="T3300" style:parent-style-name="Domyślnaczcionkaakapitu" style:family="text">
      <style:text-properties fo:background-color="#80FFFF" style:text-underline-type="single" style:text-underline-style="solid" style:text-underline-width="auto" style:text-underline-mode="continuous"/>
    </style:style>
    <style:style style:name="T3301" style:parent-style-name="Domyślnaczcionkaakapitu" style:family="text">
      <style:text-properties style:text-underline-type="single" style:text-underline-style="solid" style:text-underline-width="auto" style:text-underline-mode="continuous"/>
    </style:style>
    <style:style style:name="T3302" style:parent-style-name="Domyślnaczcionkaakapitu" style:family="text">
      <style:text-properties fo:background-color="#80FFFF" style:text-underline-type="single" style:text-underline-style="solid" style:text-underline-width="auto" style:text-underline-mode="continuous"/>
    </style:style>
    <style:style style:name="T3303" style:parent-style-name="Domyślnaczcionkaakapitu" style:family="text">
      <style:text-properties style:text-underline-type="single" style:text-underline-style="solid" style:text-underline-width="auto" style:text-underline-mode="continuous"/>
    </style:style>
    <style:style style:name="T3304" style:parent-style-name="Domyślnaczcionkaakapitu" style:family="text">
      <style:text-properties fo:background-color="#80FFFF" style:text-underline-type="single" style:text-underline-style="solid" style:text-underline-width="auto" style:text-underline-mode="continuous"/>
    </style:style>
    <style:style style:name="P3305" style:parent-style-name="Normalny" style:family="paragraph">
      <style:paragraph-properties fo:text-align="justify" fo:line-height="150%" fo:text-indent="0.2479in"/>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P3317" style:parent-style-name="Normalny" style:family="paragraph">
      <style:paragraph-properties fo:text-align="justify" fo:line-height="150%" fo:text-indent="0.2479in"/>
    </style:style>
    <style:style style:name="P3318" style:parent-style-name="Normalny" style:family="paragraph">
      <style:paragraph-properties fo:text-align="justify" fo:line-height="150%" fo:text-indent="0.2479in"/>
    </style:style>
    <style:style style:name="P3319" style:parent-style-name="Normalny" style:family="paragraph">
      <style:paragraph-properties fo:text-align="justify" fo:line-height="150%"/>
    </style:style>
    <style:style style:name="T3320" style:parent-style-name="Domyślnaczcionkaakapitu" style:family="text">
      <style:text-properties fo:background-color="#80FFFF" style:text-underline-type="single" style:text-underline-style="solid" style:text-underline-width="auto" style:text-underline-mode="continuous"/>
    </style:style>
    <style:style style:name="T3321" style:parent-style-name="Domyślnaczcionkaakapitu" style:family="text">
      <style:text-properties style:text-underline-type="single" style:text-underline-style="solid" style:text-underline-width="auto" style:text-underline-mode="continuous"/>
    </style:style>
    <style:style style:name="T3322" style:parent-style-name="Domyślnaczcionkaakapitu" style:family="text">
      <style:text-properties fo:background-color="#80FFFF" style:text-underline-type="single" style:text-underline-style="solid" style:text-underline-width="auto" style:text-underline-mode="continuous"/>
    </style:style>
    <style:style style:name="T3323" style:parent-style-name="Domyślnaczcionkaakapitu" style:family="text">
      <style:text-properties style:text-underline-type="single" style:text-underline-style="solid" style:text-underline-width="auto" style:text-underline-mode="continuous"/>
    </style:style>
    <style:style style:name="P3324" style:parent-style-name="Normalny" style:family="paragraph">
      <style:paragraph-properties fo:text-align="justify" fo:line-height="150%" fo:text-indent="0.2479in"/>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P3327" style:parent-style-name="Normalny" style:family="paragraph">
      <style:paragraph-properties fo:text-align="justify" fo:line-height="150%"/>
    </style:style>
    <style:style style:name="T3328" style:parent-style-name="Domyślnaczcionkaakapitu" style:family="text">
      <style:text-properties fo:background-color="#80FFFF" style:text-underline-type="single" style:text-underline-style="solid" style:text-underline-width="auto" style:text-underline-mode="continuous"/>
    </style:style>
    <style:style style:name="T3329" style:parent-style-name="Domyślnaczcionkaakapitu" style:family="text">
      <style:text-properties style:text-underline-type="single" style:text-underline-style="solid" style:text-underline-width="auto" style:text-underline-mode="continuous"/>
    </style:style>
    <style:style style:name="P3330" style:parent-style-name="Normalny" style:family="paragraph">
      <style:paragraph-properties fo:text-align="justify" fo:line-height="150%" fo:text-indent="0.2479in"/>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style:style>
    <style:style style:name="T3348" style:parent-style-name="Domyślnaczcionkaakapitu" style:family="text">
      <style:text-properties style:text-underline-type="single" style:text-underline-style="solid" style:text-underline-width="auto" style:text-underline-mode="continuous"/>
    </style:style>
    <style:style style:name="T3349" style:parent-style-name="Domyślnaczcionkaakapitu" style:family="text">
      <style:text-properties fo:background-color="#80FFFF" style:text-underline-type="single" style:text-underline-style="solid" style:text-underline-width="auto" style:text-underline-mode="continuous"/>
    </style:style>
    <style:style style:name="T3350" style:parent-style-name="Domyślnaczcionkaakapitu" style:family="text">
      <style:text-properties style:text-underline-type="single" style:text-underline-style="solid" style:text-underline-width="auto" style:text-underline-mode="continuous"/>
    </style:style>
    <style:style style:name="P3351" style:parent-style-name="Normalny" style:family="paragraph">
      <style:paragraph-properties fo:text-align="justify" fo:line-height="150%" fo:text-indent="0.2479in"/>
    </style:style>
    <style:style style:name="T3352" style:parent-style-name="Domyślnaczcionkaakapitu" style:family="text">
      <style:text-properties fo:background-color="#80FFFF"/>
    </style:style>
    <style:style style:name="P3353" style:parent-style-name="Normalny" style:family="paragraph">
      <style:paragraph-properties fo:text-align="justify" fo:line-height="150%"/>
    </style:style>
    <style:style style:name="T3354" style:parent-style-name="Domyślnaczcionkaakapitu" style:family="text">
      <style:text-properties fo:background-color="#80FFFF" style:text-underline-type="single" style:text-underline-style="solid" style:text-underline-width="auto" style:text-underline-mode="continuous"/>
    </style:style>
    <style:style style:name="T3355" style:parent-style-name="Domyślnaczcionkaakapitu" style:family="text">
      <style:text-properties style:text-underline-type="single" style:text-underline-style="solid" style:text-underline-width="auto" style:text-underline-mode="continuous"/>
    </style:style>
    <style:style style:name="T3356" style:parent-style-name="Domyślnaczcionkaakapitu" style:family="text">
      <style:text-properties fo:background-color="#80FFFF" style:text-underline-type="single" style:text-underline-style="solid" style:text-underline-width="auto" style:text-underline-mode="continuous"/>
    </style:style>
    <style:style style:name="T3357" style:parent-style-name="Domyślnaczcionkaakapitu" style:family="text">
      <style:text-properties style:text-underline-type="single" style:text-underline-style="solid" style:text-underline-width="auto" style:text-underline-mode="continuous"/>
    </style:style>
    <style:style style:name="T3358" style:parent-style-name="Domyślnaczcionkaakapitu" style:family="text">
      <style:text-properties fo:background-color="#80FFFF" style:text-underline-type="single" style:text-underline-style="solid" style:text-underline-width="auto" style:text-underline-mode="continuous"/>
    </style:style>
    <style:style style:name="T3359" style:parent-style-name="Domyślnaczcionkaakapitu" style:family="text">
      <style:text-properties style:text-underline-type="single" style:text-underline-style="solid" style:text-underline-width="auto" style:text-underline-mode="continuous"/>
    </style:style>
    <style:style style:name="T3360" style:parent-style-name="Domyślnaczcionkaakapitu" style:family="text">
      <style:text-properties fo:background-color="#80FFFF" style:text-underline-type="single" style:text-underline-style="solid" style:text-underline-width="auto" style:text-underline-mode="continuous"/>
    </style:style>
    <style:style style:name="T3361" style:parent-style-name="Domyślnaczcionkaakapitu" style:family="text">
      <style:text-properties style:text-underline-type="single" style:text-underline-style="solid" style:text-underline-width="auto" style:text-underline-mode="continuous"/>
    </style:style>
    <style:style style:name="P3362" style:parent-style-name="Normalny" style:family="paragraph">
      <style:paragraph-properties fo:text-align="justify" fo:line-height="150%" fo:text-indent="0.2479in"/>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P3368" style:parent-style-name="Normalny" style:family="paragraph">
      <style:paragraph-properties fo:text-align="justify" fo:line-height="150%"/>
    </style:style>
    <style:style style:name="T3369" style:parent-style-name="Domyślnaczcionkaakapitu" style:family="text">
      <style:text-properties style:text-underline-type="single" style:text-underline-style="solid" style:text-underline-width="auto" style:text-underline-mode="continuous"/>
    </style:style>
    <style:style style:name="T3370" style:parent-style-name="Domyślnaczcionkaakapitu" style:family="text">
      <style:text-properties fo:background-color="#80FFFF" style:text-underline-type="single" style:text-underline-style="solid" style:text-underline-width="auto" style:text-underline-mode="continuous"/>
    </style:style>
    <style:style style:name="T3371" style:parent-style-name="Domyślnaczcionkaakapitu" style:family="text">
      <style:text-properties style:text-underline-type="single" style:text-underline-style="solid" style:text-underline-width="auto" style:text-underline-mode="continuous"/>
    </style:style>
    <style:style style:name="P3372" style:parent-style-name="Normalny" style:family="paragraph">
      <style:paragraph-properties fo:text-align="justify" fo:line-height="150%" fo:text-indent="0.2479in"/>
    </style:style>
    <style:style style:name="P3373" style:parent-style-name="Normalny" style:family="paragraph">
      <style:paragraph-properties fo:text-align="justify" fo:line-height="150%"/>
    </style:style>
    <style:style style:name="T3374" style:parent-style-name="Domyślnaczcionkaakapitu" style:family="text">
      <style:text-properties fo:background-color="#80FFFF" style:text-underline-type="single" style:text-underline-style="solid" style:text-underline-width="auto" style:text-underline-mode="continuous"/>
    </style:style>
    <style:style style:name="T3375" style:parent-style-name="Domyślnaczcionkaakapitu" style:family="text">
      <style:text-properties style:text-underline-type="single" style:text-underline-style="solid" style:text-underline-width="auto" style:text-underline-mode="continuous"/>
    </style:style>
    <style:style style:name="T3376" style:parent-style-name="Domyślnaczcionkaakapitu" style:family="text">
      <style:text-properties fo:background-color="#80FFFF" style:text-underline-type="single" style:text-underline-style="solid" style:text-underline-width="auto" style:text-underline-mode="continuous"/>
    </style:style>
    <style:style style:name="T3377" style:parent-style-name="Domyślnaczcionkaakapitu" style:family="text">
      <style:text-properties style:text-underline-type="single" style:text-underline-style="solid" style:text-underline-width="auto" style:text-underline-mode="continuous"/>
    </style:style>
    <style:style style:name="T3378" style:parent-style-name="Domyślnaczcionkaakapitu" style:family="text">
      <style:text-properties fo:background-color="#80FFFF" style:text-underline-type="single" style:text-underline-style="solid" style:text-underline-width="auto" style:text-underline-mode="continuous"/>
    </style:style>
    <style:style style:name="T3379" style:parent-style-name="Domyślnaczcionkaakapitu" style:family="text">
      <style:text-properties style:text-underline-type="single" style:text-underline-style="solid" style:text-underline-width="auto" style:text-underline-mode="continuous"/>
    </style:style>
    <style:style style:name="T3380" style:parent-style-name="Domyślnaczcionkaakapitu" style:family="text">
      <style:text-properties fo:background-color="#80FFFF"/>
    </style:style>
    <style:style style:name="P3381" style:parent-style-name="Normalny" style:family="paragraph">
      <style:paragraph-properties fo:text-align="justify" fo:line-height="150%" fo:text-indent="0.2479in"/>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style:tab-stops>
          <style:tab-stop style:type="left" style:position="1.5958in"/>
        </style:tab-stops>
      </style:paragraph-properties>
    </style:style>
    <style:style style:name="T3393" style:parent-style-name="Domyślnaczcionkaakapitu" style:family="text">
      <style:text-properties style:text-underline-type="single" style:text-underline-style="solid" style:text-underline-width="auto" style:text-underline-mode="continuous"/>
    </style:style>
    <style:style style:name="T3394" style:parent-style-name="Domyślnaczcionkaakapitu" style:family="text">
      <style:text-properties fo:background-color="#80FFFF" style:text-underline-type="single" style:text-underline-style="solid" style:text-underline-width="auto" style:text-underline-mode="continuous"/>
    </style:style>
    <style:style style:name="T3395" style:parent-style-name="Domyślnaczcionkaakapitu" style:family="text">
      <style:text-properties style:text-underline-type="single" style:text-underline-style="solid" style:text-underline-width="auto" style:text-underline-mode="continuous"/>
    </style:style>
    <style:style style:name="P3396" style:parent-style-name="Normalny" style:family="paragraph">
      <style:paragraph-properties fo:text-align="justify" fo:line-height="150%" fo:text-indent="0.2479in">
        <style:tab-stops>
          <style:tab-stop style:type="left" style:position="1.5958in"/>
        </style:tab-stops>
      </style:paragraph-properties>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style:tab-stops>
          <style:tab-stop style:type="left" style:position="1.5958in"/>
        </style:tab-stops>
      </style:paragraph-properties>
    </style:style>
    <style:style style:name="T3400" style:parent-style-name="Domyślnaczcionkaakapitu" style:family="text">
      <style:text-properties style:text-underline-type="single" style:text-underline-style="solid" style:text-underline-width="auto" style:text-underline-mode="continuous"/>
    </style:style>
    <style:style style:name="P3401" style:parent-style-name="Normalny" style:family="paragraph">
      <style:paragraph-properties fo:text-align="justify" fo:line-height="150%" fo:text-indent="0.2479in">
        <style:tab-stops>
          <style:tab-stop style:type="left" style:position="1.5958in"/>
        </style:tab-stops>
      </style:paragraph-properties>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P3415" style:parent-style-name="Normalny" style:family="paragraph">
      <style:paragraph-properties fo:text-align="justify" fo:line-height="150%" fo:text-indent="0.2479in"/>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P3422" style:parent-style-name="Normalny" style:family="paragraph">
      <style:paragraph-properties fo:text-align="justify" fo:line-height="150%"/>
    </style:style>
    <style:style style:name="T3423" style:parent-style-name="Domyślnaczcionkaakapitu" style:family="text">
      <style:text-properties fo:background-color="#80FFFF" style:text-underline-type="single" style:text-underline-style="solid" style:text-underline-width="auto" style:text-underline-mode="continuous"/>
    </style:style>
    <style:style style:name="T3424" style:parent-style-name="Domyślnaczcionkaakapitu" style:family="text">
      <style:text-properties style:text-underline-type="single" style:text-underline-style="solid" style:text-underline-width="auto" style:text-underline-mode="continuous"/>
    </style:style>
    <style:style style:name="T3425" style:parent-style-name="Domyślnaczcionkaakapitu" style:family="text">
      <style:text-properties fo:background-color="#80FFFF" style:text-underline-type="single" style:text-underline-style="solid" style:text-underline-width="auto" style:text-underline-mode="continuous"/>
    </style:style>
    <style:style style:name="T3426" style:parent-style-name="Domyślnaczcionkaakapitu" style:family="text">
      <style:text-properties style:text-underline-type="single" style:text-underline-style="solid" style:text-underline-width="auto" style:text-underline-mode="continuous"/>
    </style:style>
    <style:style style:name="T3427" style:parent-style-name="Domyślnaczcionkaakapitu" style:family="text">
      <style:text-properties fo:background-color="#80FFFF" style:text-underline-type="single" style:text-underline-style="solid" style:text-underline-width="auto" style:text-underline-mode="continuous"/>
    </style:style>
    <style:style style:name="T3428" style:parent-style-name="Domyślnaczcionkaakapitu" style:family="text">
      <style:text-properties style:text-underline-type="single" style:text-underline-style="solid" style:text-underline-width="auto" style:text-underline-mode="continuous"/>
    </style:style>
    <style:style style:name="P3429" style:parent-style-name="Normalny" style:family="paragraph">
      <style:paragraph-properties fo:text-align="justify" fo:line-height="150%" fo:text-indent="0.2479in"/>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P3432" style:parent-style-name="Normalny" style:family="paragraph">
      <style:paragraph-properties fo:text-align="justify" fo:line-height="150%" fo:text-indent="0.2479in"/>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P3435" style:parent-style-name="Normalny" style:family="paragraph">
      <style:paragraph-properties fo:text-align="justify" fo:line-height="150%" fo:text-indent="0.2479in"/>
    </style:style>
    <style:style style:name="T3436" style:parent-style-name="Domyślnaczcionkaakapitu" style:family="text">
      <style:text-properties fo:background-color="#80FFFF"/>
    </style:style>
    <style:style style:name="P3437" style:parent-style-name="Normalny" style:family="paragraph">
      <style:paragraph-properties fo:text-align="justify" fo:line-height="150%"/>
    </style:style>
    <style:style style:name="T3438" style:parent-style-name="Domyślnaczcionkaakapitu" style:family="text">
      <style:text-properties style:text-underline-type="single" style:text-underline-style="solid" style:text-underline-width="auto" style:text-underline-mode="continuous"/>
    </style:style>
    <style:style style:name="T3439" style:parent-style-name="Domyślnaczcionkaakapitu" style:family="text">
      <style:text-properties fo:background-color="#80FFFF" style:text-underline-type="single" style:text-underline-style="solid" style:text-underline-width="auto" style:text-underline-mode="continuous"/>
    </style:style>
    <style:style style:name="T3440" style:parent-style-name="Domyślnaczcionkaakapitu" style:family="text">
      <style:text-properties style:text-underline-type="single" style:text-underline-style="solid" style:text-underline-width="auto" style:text-underline-mode="continuous"/>
    </style:style>
    <style:style style:name="T3441" style:parent-style-name="Domyślnaczcionkaakapitu" style:family="text">
      <style:text-properties fo:background-color="#80FFFF" style:text-underline-type="single" style:text-underline-style="solid" style:text-underline-width="auto" style:text-underline-mode="continuous"/>
    </style:style>
    <style:style style:name="T3442" style:parent-style-name="Domyślnaczcionkaakapitu" style:family="text">
      <style:text-properties style:text-underline-type="single" style:text-underline-style="solid" style:text-underline-width="auto" style:text-underline-mode="continuous"/>
    </style:style>
    <style:style style:name="P3443" style:parent-style-name="Normalny" style:family="paragraph">
      <style:paragraph-properties fo:text-align="justify" fo:line-height="150%" fo:text-indent="0.2479in"/>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P3448" style:parent-style-name="Normalny" style:family="paragraph">
      <style:paragraph-properties fo:text-align="justify" fo:line-height="150%" fo:text-indent="0.2479in"/>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P3453" style:parent-style-name="Normalny" style:family="paragraph">
      <style:paragraph-properties fo:text-align="justify" fo:line-height="150%"/>
    </style:style>
    <style:style style:name="T3454" style:parent-style-name="Domyślnaczcionkaakapitu" style:family="text">
      <style:text-properties fo:background-color="#80FFFF" style:text-underline-type="single" style:text-underline-style="solid" style:text-underline-width="auto" style:text-underline-mode="continuous"/>
    </style:style>
    <style:style style:name="T3455" style:parent-style-name="Domyślnaczcionkaakapitu" style:family="text">
      <style:text-properties style:text-underline-type="single" style:text-underline-style="solid" style:text-underline-width="auto" style:text-underline-mode="continuous"/>
    </style:style>
    <style:style style:name="T3456" style:parent-style-name="Domyślnaczcionkaakapitu" style:family="text">
      <style:text-properties fo:background-color="#80FFFF" style:text-underline-type="single" style:text-underline-style="solid" style:text-underline-width="auto" style:text-underline-mode="continuous"/>
    </style:style>
    <style:style style:name="T3457" style:parent-style-name="Domyślnaczcionkaakapitu" style:family="text">
      <style:text-properties style:text-underline-type="single" style:text-underline-style="solid" style:text-underline-width="auto" style:text-underline-mode="continuous"/>
    </style:style>
    <style:style style:name="P3458" style:parent-style-name="Normalny" style:family="paragraph">
      <style:paragraph-properties fo:text-align="justify" fo:line-height="150%" fo:text-indent="0.2479in"/>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P3461" style:parent-style-name="Normalny" style:family="paragraph">
      <style:paragraph-properties fo:text-align="justify" fo:line-height="150%"/>
    </style:style>
    <style:style style:name="T3462" style:parent-style-name="Domyślnaczcionkaakapitu" style:family="text">
      <style:text-properties style:text-underline-type="single" style:text-underline-style="solid" style:text-underline-width="auto" style:text-underline-mode="continuous"/>
    </style:style>
    <style:style style:name="P3463" style:parent-style-name="Normalny" style:family="paragraph">
      <style:paragraph-properties fo:text-align="justify" fo:line-height="150%" fo:text-indent="0.2479in"/>
    </style:style>
    <style:style style:name="P3464" style:parent-style-name="Normalny" style:family="paragraph">
      <style:paragraph-properties fo:text-align="justify" fo:line-height="150%" fo:text-indent="0.2479in"/>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P3471" style:parent-style-name="Normalny" style:family="paragraph">
      <style:paragraph-properties fo:text-align="justify" fo:line-height="150%"/>
    </style:style>
    <style:style style:name="T3472" style:parent-style-name="Domyślnaczcionkaakapitu" style:family="text">
      <style:text-properties style:text-underline-type="single" style:text-underline-style="solid" style:text-underline-width="auto" style:text-underline-mode="continuous"/>
    </style:style>
    <style:style style:name="T3473" style:parent-style-name="Domyślnaczcionkaakapitu" style:family="text">
      <style:text-properties fo:background-color="#80FFFF" style:text-underline-type="single" style:text-underline-style="solid" style:text-underline-width="auto" style:text-underline-mode="continuous"/>
    </style:style>
    <style:style style:name="T3474" style:parent-style-name="Domyślnaczcionkaakapitu" style:family="text">
      <style:text-properties style:text-underline-type="single" style:text-underline-style="solid" style:text-underline-width="auto" style:text-underline-mode="continuous"/>
    </style:style>
    <style:style style:name="T3475" style:parent-style-name="Domyślnaczcionkaakapitu" style:family="text">
      <style:text-properties fo:background-color="#80FFFF" style:text-underline-type="single" style:text-underline-style="solid" style:text-underline-width="auto" style:text-underline-mode="continuous"/>
    </style:style>
    <style:style style:name="T3476" style:parent-style-name="Domyślnaczcionkaakapitu" style:family="text">
      <style:text-properties style:text-underline-type="single" style:text-underline-style="solid" style:text-underline-width="auto" style:text-underline-mode="continuous"/>
    </style:style>
    <style:style style:name="P3477" style:parent-style-name="Normalny" style:family="paragraph">
      <style:paragraph-properties fo:text-align="justify" fo:line-height="150%" fo:text-indent="0.2479in"/>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P3480" style:parent-style-name="Normalny" style:family="paragraph">
      <style:paragraph-properties fo:text-align="justify" fo:line-height="150%"/>
    </style:style>
    <style:style style:name="T3481" style:parent-style-name="Domyślnaczcionkaakapitu" style:family="text">
      <style:text-properties style:text-underline-type="single" style:text-underline-style="solid" style:text-underline-width="auto" style:text-underline-mode="continuous"/>
    </style:style>
    <style:style style:name="P3482" style:parent-style-name="Normalny" style:family="paragraph">
      <style:paragraph-properties fo:text-align="justify" fo:line-height="150%" fo:text-indent="0.2479in"/>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fo:text-indent="0.2479in"/>
    </style:style>
    <style:style style:name="P3485" style:parent-style-name="Normalny" style:family="paragraph">
      <style:paragraph-properties fo:text-align="justify" fo:line-height="150%" fo:text-indent="0.2479in"/>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P3490" style:parent-style-name="Normalny" style:family="paragraph">
      <style:paragraph-properties fo:text-align="justify" fo:line-height="150%"/>
    </style:style>
    <style:style style:name="T3491" style:parent-style-name="Domyślnaczcionkaakapitu" style:family="text">
      <style:text-properties fo:background-color="#80FFFF" style:text-underline-type="single" style:text-underline-style="solid" style:text-underline-width="auto" style:text-underline-mode="continuous"/>
    </style:style>
    <style:style style:name="T3492" style:parent-style-name="Domyślnaczcionkaakapitu" style:family="text">
      <style:text-properties style:text-underline-type="single" style:text-underline-style="solid" style:text-underline-width="auto" style:text-underline-mode="continuous"/>
    </style:style>
    <style:style style:name="P3493" style:parent-style-name="Normalny" style:family="paragraph">
      <style:paragraph-properties fo:text-align="justify" fo:line-height="150%" fo:text-indent="0.2479in"/>
    </style:style>
    <style:style style:name="P3494" style:parent-style-name="Normalny" style:family="paragraph">
      <style:paragraph-properties fo:text-align="justify" fo:line-height="150%"/>
    </style:style>
    <style:style style:name="T3495" style:parent-style-name="Domyślnaczcionkaakapitu" style:family="text">
      <style:text-properties style:text-underline-type="single" style:text-underline-style="solid" style:text-underline-width="auto" style:text-underline-mode="continuous"/>
    </style:style>
    <style:style style:name="T3496" style:parent-style-name="Domyślnaczcionkaakapitu" style:family="text">
      <style:text-properties fo:background-color="#80FFFF" style:text-underline-type="single" style:text-underline-style="solid" style:text-underline-width="auto" style:text-underline-mode="continuous"/>
    </style:style>
    <style:style style:name="T3497" style:parent-style-name="Domyślnaczcionkaakapitu" style:family="text">
      <style:text-properties style:text-underline-type="single" style:text-underline-style="solid" style:text-underline-width="auto" style:text-underline-mode="continuous"/>
    </style:style>
    <style:style style:name="P3498" style:parent-style-name="Normalny" style:family="paragraph">
      <style:paragraph-properties fo:text-align="justify" fo:line-height="150%" fo:text-indent="0.2479in"/>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P3514" style:parent-style-name="Normalny" style:family="paragraph">
      <style:paragraph-properties fo:text-align="justify" fo:line-height="150%"/>
    </style:style>
    <style:style style:name="T3515" style:parent-style-name="Domyślnaczcionkaakapitu" style:family="text">
      <style:text-properties fo:background-color="#80FFFF" style:text-underline-type="single" style:text-underline-style="solid" style:text-underline-width="auto" style:text-underline-mode="continuous"/>
    </style:style>
    <style:style style:name="T3516" style:parent-style-name="Domyślnaczcionkaakapitu" style:family="text">
      <style:text-properties style:text-underline-type="single" style:text-underline-style="solid" style:text-underline-width="auto" style:text-underline-mode="continuous"/>
    </style:style>
    <style:style style:name="T3517" style:parent-style-name="Domyślnaczcionkaakapitu" style:family="text">
      <style:text-properties fo:background-color="#80FFFF" style:text-underline-type="single" style:text-underline-style="solid" style:text-underline-width="auto" style:text-underline-mode="continuous"/>
    </style:style>
    <style:style style:name="T3518" style:parent-style-name="Domyślnaczcionkaakapitu" style:family="text">
      <style:text-properties style:text-underline-type="single" style:text-underline-style="solid" style:text-underline-width="auto" style:text-underline-mode="continuous"/>
    </style:style>
    <style:style style:name="P3519" style:parent-style-name="Normalny" style:family="paragraph">
      <style:paragraph-properties fo:text-align="justify" fo:line-height="150%" fo:text-indent="0.2479in"/>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P3522" style:parent-style-name="Normalny" style:family="paragraph">
      <style:paragraph-properties fo:text-align="justify" fo:line-height="150%"/>
    </style:style>
    <style:style style:name="T3523" style:parent-style-name="Domyślnaczcionkaakapitu" style:family="text">
      <style:text-properties fo:background-color="#80FFFF" style:text-underline-type="single" style:text-underline-style="solid" style:text-underline-width="auto" style:text-underline-mode="continuous"/>
    </style:style>
    <style:style style:name="T3524" style:parent-style-name="Domyślnaczcionkaakapitu" style:family="text">
      <style:text-properties style:text-underline-type="single" style:text-underline-style="solid" style:text-underline-width="auto" style:text-underline-mode="continuous"/>
    </style:style>
    <style:style style:name="P3525" style:parent-style-name="Normalny" style:family="paragraph">
      <style:paragraph-properties fo:text-align="justify" fo:line-height="150%" fo:text-indent="0.2479in"/>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P3532" style:parent-style-name="Normalny" style:family="paragraph">
      <style:paragraph-properties fo:text-align="justify" fo:line-height="150%"/>
    </style:style>
    <style:style style:name="T3533" style:parent-style-name="Domyślnaczcionkaakapitu" style:family="text">
      <style:text-properties style:text-underline-type="single" style:text-underline-style="solid" style:text-underline-width="auto" style:text-underline-mode="continuous"/>
    </style:style>
    <style:style style:name="T3534" style:parent-style-name="Domyślnaczcionkaakapitu" style:family="text">
      <style:text-properties fo:background-color="#80FFFF" style:text-underline-type="single" style:text-underline-style="solid" style:text-underline-width="auto" style:text-underline-mode="continuous"/>
    </style:style>
    <style:style style:name="T3535" style:parent-style-name="Domyślnaczcionkaakapitu" style:family="text">
      <style:text-properties style:text-underline-type="single" style:text-underline-style="solid" style:text-underline-width="auto" style:text-underline-mode="continuous"/>
    </style:style>
    <style:style style:name="P3536" style:parent-style-name="Normalny" style:family="paragraph">
      <style:paragraph-properties fo:text-align="justify" fo:line-height="150%" fo:text-indent="0.2479in"/>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style:style>
    <style:style style:name="T3549" style:parent-style-name="Domyślnaczcionkaakapitu" style:family="text">
      <style:text-properties style:text-underline-type="single" style:text-underline-style="solid" style:text-underline-width="auto" style:text-underline-mode="continuous"/>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fo:text-indent="0.2479in"/>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style:style>
    <style:style style:name="T3554" style:parent-style-name="Domyślnaczcionkaakapitu" style:family="text">
      <style:text-properties style:text-underline-type="single" style:text-underline-style="solid" style:text-underline-width="auto" style:text-underline-mode="continuous"/>
    </style:style>
    <style:style style:name="T3555" style:parent-style-name="Domyślnaczcionkaakapitu" style:family="text">
      <style:text-properties fo:background-color="#80FFFF" style:text-underline-type="single" style:text-underline-style="solid" style:text-underline-width="auto" style:text-underline-mode="continuous"/>
    </style:style>
    <style:style style:name="T3556" style:parent-style-name="Domyślnaczcionkaakapitu" style:family="text">
      <style:text-properties style:text-underline-type="single" style:text-underline-style="solid" style:text-underline-width="auto" style:text-underline-mode="continuous"/>
    </style:style>
    <style:style style:name="P3557" style:parent-style-name="Normalny" style:family="paragraph">
      <style:paragraph-properties fo:text-align="justify" fo:line-height="150%" fo:text-indent="0.2479in"/>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P3560" style:parent-style-name="Normalny" style:family="paragraph">
      <style:paragraph-properties fo:text-align="justify" fo:line-height="150%" fo:margin-left="0.25in" fo:text-indent="0.2479in">
        <style:tab-stops/>
      </style:paragraph-properties>
    </style:style>
    <style:style style:name="T3561" style:parent-style-name="Domyślnaczcionkaakapitu" style:family="text">
      <style:text-properties fo:background-color="#80FFFF"/>
    </style:style>
    <style:style style:name="P3562" style:parent-style-name="Normalny" style:family="paragraph">
      <style:paragraph-properties fo:text-align="justify" fo:line-height="150%"/>
    </style:style>
    <style:style style:name="T3563" style:parent-style-name="Domyślnaczcionkaakapitu" style:family="text">
      <style:text-properties fo:background-color="#80FFFF" style:text-underline-type="single" style:text-underline-style="solid" style:text-underline-width="auto" style:text-underline-mode="continuous"/>
    </style:style>
    <style:style style:name="T3564" style:parent-style-name="Domyślnaczcionkaakapitu" style:family="text">
      <style:text-properties style:text-underline-type="single" style:text-underline-style="solid" style:text-underline-width="auto" style:text-underline-mode="continuous"/>
    </style:style>
    <style:style style:name="P3565" style:parent-style-name="Normalny" style:family="paragraph">
      <style:paragraph-properties fo:text-align="justify" fo:line-height="150%" fo:text-indent="0.2479in"/>
    </style:style>
    <style:style style:name="T3566" style:parent-style-name="Domyślnaczcionkaakapitu" style:family="text">
      <style:text-properties fo:background-color="#80FFFF"/>
    </style:style>
    <style:style style:name="P3567" style:parent-style-name="Normalny" style:family="paragraph">
      <style:paragraph-properties fo:text-align="justify" fo:line-height="150%"/>
    </style:style>
    <style:style style:name="T3568" style:parent-style-name="Domyślnaczcionkaakapitu" style:family="text">
      <style:text-properties fo:background-color="#80FFFF" style:text-underline-type="single" style:text-underline-style="solid" style:text-underline-width="auto" style:text-underline-mode="continuous"/>
    </style:style>
    <style:style style:name="T3569" style:parent-style-name="Domyślnaczcionkaakapitu" style:family="text">
      <style:text-properties style:text-underline-type="single" style:text-underline-style="solid" style:text-underline-width="auto" style:text-underline-mode="continuous"/>
    </style:style>
    <style:style style:name="T3570" style:parent-style-name="Domyślnaczcionkaakapitu" style:family="text">
      <style:text-properties fo:background-color="#80FFFF" style:text-underline-type="single" style:text-underline-style="solid" style:text-underline-width="auto" style:text-underline-mode="continuous"/>
    </style:style>
    <style:style style:name="T3571" style:parent-style-name="Domyślnaczcionkaakapitu" style:family="text">
      <style:text-properties style:text-underline-type="single" style:text-underline-style="solid" style:text-underline-width="auto" style:text-underline-mode="continuous"/>
    </style:style>
    <style:style style:name="P3572" style:parent-style-name="Normalny" style:family="paragraph">
      <style:paragraph-properties fo:text-align="justify" fo:line-height="150%" fo:text-indent="0.2479in"/>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P3576" style:parent-style-name="Normalny" style:family="paragraph">
      <style:paragraph-properties fo:text-align="justify" fo:line-height="150%"/>
    </style:style>
    <style:style style:name="T3577" style:parent-style-name="Domyślnaczcionkaakapitu" style:family="text">
      <style:text-properties style:text-underline-type="single" style:text-underline-style="solid" style:text-underline-width="auto" style:text-underline-mode="continuous"/>
    </style:style>
    <style:style style:name="T3578" style:parent-style-name="Domyślnaczcionkaakapitu" style:family="text">
      <style:text-properties fo:background-color="#80FFFF"/>
    </style:style>
    <style:style style:name="P3579" style:parent-style-name="Normalny" style:family="paragraph">
      <style:paragraph-properties fo:text-align="justify" fo:line-height="150%" fo:text-indent="0.2479in"/>
    </style:style>
    <style:style style:name="T3580" style:parent-style-name="Domyślnaczcionkaakapitu" style:family="text">
      <style:text-properties fo:background-color="#80FFFF"/>
    </style:style>
    <style:style style:name="P3581" style:parent-style-name="Normalny" style:family="paragraph">
      <style:paragraph-properties fo:text-align="justify" fo:line-height="150%"/>
    </style:style>
    <style:style style:name="T3582" style:parent-style-name="Domyślnaczcionkaakapitu" style:family="text">
      <style:text-properties fo:background-color="#80FFFF" style:text-underline-type="single" style:text-underline-style="solid" style:text-underline-width="auto" style:text-underline-mode="continuous"/>
    </style:style>
    <style:style style:name="T3583" style:parent-style-name="Domyślnaczcionkaakapitu" style:family="text">
      <style:text-properties style:text-underline-type="single" style:text-underline-style="solid" style:text-underline-width="auto" style:text-underline-mode="continuous"/>
    </style:style>
    <style:style style:name="T3584" style:parent-style-name="Domyślnaczcionkaakapitu" style:family="text">
      <style:text-properties fo:background-color="#80FFFF" style:text-underline-type="single" style:text-underline-style="solid" style:text-underline-width="auto" style:text-underline-mode="continuous"/>
    </style:style>
    <style:style style:name="T3585" style:parent-style-name="Domyślnaczcionkaakapitu" style:family="text">
      <style:text-properties style:text-underline-type="single" style:text-underline-style="solid" style:text-underline-width="auto" style:text-underline-mode="continuous"/>
    </style:style>
    <style:style style:name="P3586" style:parent-style-name="Normalny" style:family="paragraph">
      <style:paragraph-properties fo:text-align="justify" fo:line-height="150%" fo:text-indent="0.2479in"/>
    </style:style>
    <style:style style:name="T3587" style:parent-style-name="Domyślnaczcionkaakapitu" style:family="text">
      <style:text-properties fo:background-color="#80FFFF"/>
    </style:style>
    <style:style style:name="P3588" style:parent-style-name="Normalny" style:family="paragraph">
      <style:paragraph-properties fo:text-align="justify" fo:line-height="150%"/>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P3591" style:parent-style-name="Normalny" style:family="paragraph">
      <style:paragraph-properties fo:text-align="justify" fo:line-height="150%"/>
    </style:style>
    <style:style style:name="T3592" style:parent-style-name="Domyślnaczcionkaakapitu" style:family="text">
      <style:text-properties style:text-underline-type="single" style:text-underline-style="solid" style:text-underline-width="auto" style:text-underline-mode="continuous"/>
    </style:style>
    <style:style style:name="P3593" style:parent-style-name="Normalny" style:family="paragraph">
      <style:paragraph-properties fo:text-align="justify" fo:line-height="150%" fo:text-indent="0.2479in"/>
    </style:style>
    <style:style style:name="P3594" style:parent-style-name="Normalny" style:family="paragraph">
      <style:paragraph-properties fo:text-align="justify" fo:line-height="150%"/>
    </style:style>
    <style:style style:name="T3595" style:parent-style-name="Domyślnaczcionkaakapitu" style:family="text">
      <style:text-properties fo:background-color="#80FFFF"/>
    </style:style>
    <style:style style:name="P3596" style:parent-style-name="Normalny" style:family="paragraph">
      <style:paragraph-properties fo:text-align="justify" fo:line-height="150%"/>
    </style:style>
    <style:style style:name="T3597" style:parent-style-name="Domyślnaczcionkaakapitu" style:family="text">
      <style:text-properties style:text-underline-type="single" style:text-underline-style="solid" style:text-underline-width="auto" style:text-underline-mode="continuous"/>
    </style:style>
    <style:style style:name="P3598" style:parent-style-name="Normalny" style:family="paragraph">
      <style:paragraph-properties fo:text-align="justify" fo:line-height="150%" fo:text-indent="0.2479in"/>
    </style:style>
    <style:style style:name="P3599" style:parent-style-name="Normalny" style:family="paragraph">
      <style:paragraph-properties fo:text-align="justify" fo:line-height="150%"/>
    </style:style>
    <style:style style:name="T3600" style:parent-style-name="Domyślnaczcionkaakapitu" style:family="text">
      <style:text-properties style:text-underline-type="single" style:text-underline-style="solid" style:text-underline-width="auto" style:text-underline-mode="continuous"/>
    </style:style>
    <style:style style:name="P3601" style:parent-style-name="Normalny" style:family="paragraph">
      <style:paragraph-properties fo:text-align="justify" fo:line-height="150%" fo:text-indent="0.2479in">
        <style:tab-stops>
          <style:tab-stop style:type="left" style:leader-style="solid" style:leader-text="_" style:position="1.5708in"/>
          <style:tab-stop style:type="left" style:leader-style="solid" style:leader-text="_" style:position="2.9069in"/>
        </style:tab-stops>
      </style:paragraph-properties>
    </style:style>
    <style:style style:name="T3602" style:parent-style-name="Domyślnaczcionkaakapitu" style:family="text">
      <style:text-properties fo:background-color="#80FFFF"/>
    </style:style>
    <style:style style:name="P3603" style:parent-style-name="Normalny" style:family="paragraph">
      <style:paragraph-properties fo:text-align="justify" fo:line-height="150%">
        <style:tab-stops>
          <style:tab-stop style:type="left" style:leader-style="solid" style:leader-text="_" style:position="1.5708in"/>
          <style:tab-stop style:type="left" style:leader-style="solid" style:leader-text="_" style:position="2.9069in"/>
        </style:tab-stops>
      </style:paragraph-properties>
    </style:style>
    <style:style style:name="T3604" style:parent-style-name="Domyślnaczcionkaakapitu" style:family="text">
      <style:text-properties style:text-underline-type="single" style:text-underline-style="solid" style:text-underline-width="auto" style:text-underline-mode="continuous"/>
    </style:style>
    <style:style style:name="P3605" style:parent-style-name="Normalny" style:family="paragraph">
      <style:paragraph-properties fo:text-align="justify" fo:line-height="150%" fo:text-indent="0.2479in"/>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P3614" style:parent-style-name="Normalny" style:family="paragraph">
      <style:paragraph-properties fo:text-align="justify" fo:line-height="150%"/>
    </style:style>
    <style:style style:name="T3615" style:parent-style-name="Domyślnaczcionkaakapitu" style:family="text">
      <style:text-properties fo:background-color="#80FFFF"/>
    </style:style>
    <style:style style:name="P3616" style:parent-style-name="Normalny" style:family="paragraph">
      <style:paragraph-properties fo:text-align="justify" fo:line-height="150%"/>
    </style:style>
    <style:style style:name="T3617" style:parent-style-name="Domyślnaczcionkaakapitu" style:family="text">
      <style:text-properties fo:background-color="#80FFFF"/>
    </style:style>
    <style:style style:name="P3618" style:parent-style-name="Normalny" style:family="paragraph">
      <style:paragraph-properties fo:text-align="justify" fo:line-height="150%"/>
    </style:style>
    <style:style style:name="T3619" style:parent-style-name="Domyślnaczcionkaakapitu" style:family="text">
      <style:text-properties fo:background-color="#80FFFF" style:text-underline-type="single" style:text-underline-style="solid" style:text-underline-width="auto" style:text-underline-mode="continuous"/>
    </style:style>
    <style:style style:name="T3620" style:parent-style-name="Domyślnaczcionkaakapitu" style:family="text">
      <style:text-properties style:text-underline-type="single" style:text-underline-style="solid" style:text-underline-width="auto" style:text-underline-mode="continuous"/>
    </style:style>
    <style:style style:name="T3621" style:parent-style-name="Domyślnaczcionkaakapitu" style:family="text">
      <style:text-properties fo:background-color="#80FFFF" style:text-underline-type="single" style:text-underline-style="solid" style:text-underline-width="auto" style:text-underline-mode="continuous"/>
    </style:style>
    <style:style style:name="T3622" style:parent-style-name="Domyślnaczcionkaakapitu" style:family="text">
      <style:text-properties style:text-underline-type="single" style:text-underline-style="solid" style:text-underline-width="auto" style:text-underline-mode="continuous"/>
    </style:style>
    <style:style style:name="P3623" style:parent-style-name="Normalny" style:family="paragraph">
      <style:paragraph-properties fo:text-align="justify" fo:line-height="150%" fo:text-indent="0.2479in"/>
    </style:style>
    <style:style style:name="P3624" style:parent-style-name="Normalny" style:family="paragraph">
      <style:paragraph-properties fo:text-align="justify" fo:line-height="150%"/>
    </style:style>
    <style:style style:name="T3625" style:parent-style-name="Domyślnaczcionkaakapitu" style:family="text">
      <style:text-properties style:text-underline-type="single" style:text-underline-style="solid" style:text-underline-width="auto" style:text-underline-mode="continuous"/>
    </style:style>
    <style:style style:name="P3626" style:parent-style-name="Normalny" style:family="paragraph">
      <style:paragraph-properties fo:text-align="justify" fo:line-height="150%" fo:text-indent="0.2479in"/>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P3632" style:parent-style-name="Normalny" style:family="paragraph">
      <style:paragraph-properties fo:text-align="justify" fo:line-height="150%"/>
    </style:style>
    <style:style style:name="T3633" style:parent-style-name="Domyślnaczcionkaakapitu" style:family="text">
      <style:text-properties style:text-underline-type="single" style:text-underline-style="solid" style:text-underline-width="auto" style:text-underline-mode="continuous"/>
    </style:style>
    <style:style style:name="P3634" style:parent-style-name="Normalny" style:family="paragraph">
      <style:paragraph-properties fo:text-align="justify" fo:line-height="150%" fo:text-indent="0.2479in"/>
    </style:style>
    <style:style style:name="P3635" style:parent-style-name="Normalny" style:family="paragraph">
      <style:paragraph-properties fo:text-align="justify" fo:line-height="150%"/>
    </style:style>
    <style:style style:name="T3636" style:parent-style-name="Domyślnaczcionkaakapitu" style:family="text">
      <style:text-properties style:text-underline-type="single" style:text-underline-style="solid" style:text-underline-width="auto" style:text-underline-mode="continuous"/>
    </style:style>
    <style:style style:name="T3637" style:parent-style-name="Domyślnaczcionkaakapitu" style:family="text">
      <style:text-properties fo:background-color="#80FFFF" style:text-underline-type="single" style:text-underline-style="solid" style:text-underline-width="auto" style:text-underline-mode="continuous"/>
    </style:style>
    <style:style style:name="T3638" style:parent-style-name="Domyślnaczcionkaakapitu" style:family="text">
      <style:text-properties style:text-underline-type="single" style:text-underline-style="solid" style:text-underline-width="auto" style:text-underline-mode="continuous"/>
    </style:style>
    <style:style style:name="P3639" style:parent-style-name="Normalny" style:family="paragraph">
      <style:paragraph-properties fo:text-align="justify" fo:line-height="150%" fo:text-indent="0.2479in"/>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style:style>
    <style:style style:name="T3642" style:parent-style-name="Domyślnaczcionkaakapitu" style:family="text">
      <style:text-properties style:text-underline-type="single" style:text-underline-style="solid" style:text-underline-width="auto" style:text-underline-mode="continuous"/>
    </style:style>
    <style:style style:name="T3643" style:parent-style-name="Domyślnaczcionkaakapitu" style:family="text">
      <style:text-properties fo:background-color="#80FFFF" style:text-underline-type="single" style:text-underline-style="solid" style:text-underline-width="auto" style:text-underline-mode="continuous"/>
    </style:style>
    <style:style style:name="T3644" style:parent-style-name="Domyślnaczcionkaakapitu" style:family="text">
      <style:text-properties style:text-underline-type="single" style:text-underline-style="solid" style:text-underline-width="auto" style:text-underline-mode="continuous"/>
    </style:style>
    <style:style style:name="T3645" style:parent-style-name="Domyślnaczcionkaakapitu" style:family="text">
      <style:text-properties fo:background-color="#80FFFF" style:text-underline-type="single" style:text-underline-style="solid" style:text-underline-width="auto" style:text-underline-mode="continuous"/>
    </style:style>
    <style:style style:name="P3646" style:parent-style-name="Normalny" style:family="paragraph">
      <style:paragraph-properties fo:text-align="justify" fo:line-height="150%" fo:text-indent="0.2479in"/>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P3650" style:parent-style-name="Normalny" style:family="paragraph">
      <style:paragraph-properties fo:text-align="justify" fo:line-height="150%"/>
    </style:style>
    <style:style style:name="T3651" style:parent-style-name="Domyślnaczcionkaakapitu" style:family="text">
      <style:text-properties style:text-underline-type="single" style:text-underline-style="solid" style:text-underline-width="auto" style:text-underline-mode="continuous"/>
    </style:style>
    <style:style style:name="T3652" style:parent-style-name="Domyślnaczcionkaakapitu" style:family="text">
      <style:text-properties fo:background-color="#80FFFF" style:text-underline-type="single" style:text-underline-style="solid" style:text-underline-width="auto" style:text-underline-mode="continuous"/>
    </style:style>
    <style:style style:name="T3653" style:parent-style-name="Domyślnaczcionkaakapitu" style:family="text">
      <style:text-properties style:text-underline-type="single" style:text-underline-style="solid" style:text-underline-width="auto" style:text-underline-mode="continuous"/>
    </style:style>
    <style:style style:name="T3654" style:parent-style-name="Domyślnaczcionkaakapitu" style:family="text">
      <style:text-properties fo:background-color="#80FFFF" style:text-underline-type="single" style:text-underline-style="solid" style:text-underline-width="auto" style:text-underline-mode="continuous"/>
    </style:style>
    <style:style style:name="T3655" style:parent-style-name="Domyślnaczcionkaakapitu" style:family="text">
      <style:text-properties style:text-underline-type="single" style:text-underline-style="solid" style:text-underline-width="auto" style:text-underline-mode="continuous"/>
    </style:style>
    <style:style style:name="T3656" style:parent-style-name="Domyślnaczcionkaakapitu" style:family="text">
      <style:text-properties fo:background-color="#80FFFF" style:text-underline-type="single" style:text-underline-style="solid" style:text-underline-width="auto" style:text-underline-mode="continuous"/>
    </style:style>
    <style:style style:name="T3657" style:parent-style-name="Domyślnaczcionkaakapitu" style:family="text">
      <style:text-properties style:text-underline-type="single" style:text-underline-style="solid" style:text-underline-width="auto" style:text-underline-mode="continuous"/>
    </style:style>
    <style:style style:name="T3658" style:parent-style-name="Domyślnaczcionkaakapitu" style:family="text">
      <style:text-properties fo:background-color="#80FFFF" style:text-underline-type="single" style:text-underline-style="solid" style:text-underline-width="auto" style:text-underline-mode="continuous"/>
    </style:style>
    <style:style style:name="T3659" style:parent-style-name="Domyślnaczcionkaakapitu" style:family="text">
      <style:text-properties style:text-underline-type="single" style:text-underline-style="solid" style:text-underline-width="auto" style:text-underline-mode="continuous"/>
    </style:style>
    <style:style style:name="P3660" style:parent-style-name="Normalny" style:family="paragraph">
      <style:paragraph-properties fo:text-align="justify" fo:line-height="150%" fo:text-indent="0.2479in"/>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T3672" style:parent-style-name="Domyślnaczcionkaakapitu" style:family="text">
      <style:text-properties fo:background-color="#80FFFF"/>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P3678" style:parent-style-name="Normalny" style:family="paragraph">
      <style:paragraph-properties fo:text-align="justify" fo:line-height="150%"/>
    </style:style>
    <style:style style:name="T3679" style:parent-style-name="Domyślnaczcionkaakapitu" style:family="text">
      <style:text-properties fo:background-color="#80FFFF" style:text-underline-type="single" style:text-underline-style="solid" style:text-underline-width="auto" style:text-underline-mode="continuous"/>
    </style:style>
    <style:style style:name="T3680" style:parent-style-name="Domyślnaczcionkaakapitu" style:family="text">
      <style:text-properties style:text-underline-type="single" style:text-underline-style="solid" style:text-underline-width="auto" style:text-underline-mode="continuous"/>
    </style:style>
    <style:style style:name="T3681" style:parent-style-name="Domyślnaczcionkaakapitu" style:family="text">
      <style:text-properties fo:background-color="#80FFFF" style:text-underline-type="single" style:text-underline-style="solid" style:text-underline-width="auto" style:text-underline-mode="continuous"/>
    </style:style>
    <style:style style:name="T3682" style:parent-style-name="Domyślnaczcionkaakapitu" style:family="text">
      <style:text-properties style:text-underline-type="single" style:text-underline-style="solid" style:text-underline-width="auto" style:text-underline-mode="continuous"/>
    </style:style>
    <style:style style:name="P3683" style:parent-style-name="Normalny" style:family="paragraph">
      <style:paragraph-properties fo:text-align="justify" fo:line-height="150%" fo:text-indent="0.2479in"/>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P3687" style:parent-style-name="Normalny" style:family="paragraph">
      <style:paragraph-properties fo:text-align="justify" fo:line-height="150%"/>
    </style:style>
    <style:style style:name="T3688" style:parent-style-name="Domyślnaczcionkaakapitu" style:family="text">
      <style:text-properties style:text-underline-type="single" style:text-underline-style="solid" style:text-underline-width="auto" style:text-underline-mode="continuous"/>
    </style:style>
    <style:style style:name="T3689" style:parent-style-name="Domyślnaczcionkaakapitu" style:family="text">
      <style:text-properties fo:background-color="#80FFFF" style:text-underline-type="single" style:text-underline-style="solid" style:text-underline-width="auto" style:text-underline-mode="continuous"/>
    </style:style>
    <style:style style:name="T3690" style:parent-style-name="Domyślnaczcionkaakapitu" style:family="text">
      <style:text-properties style:text-underline-type="single" style:text-underline-style="solid" style:text-underline-width="auto" style:text-underline-mode="continuous"/>
    </style:style>
    <style:style style:name="T3691" style:parent-style-name="Domyślnaczcionkaakapitu" style:family="text">
      <style:text-properties fo:background-color="#80FFFF" style:text-underline-type="single" style:text-underline-style="solid" style:text-underline-width="auto" style:text-underline-mode="continuous"/>
    </style:style>
    <style:style style:name="T3692" style:parent-style-name="Domyślnaczcionkaakapitu" style:family="text">
      <style:text-properties style:text-underline-type="single" style:text-underline-style="solid" style:text-underline-width="auto" style:text-underline-mode="continuous"/>
    </style:style>
    <style:style style:name="T3693" style:parent-style-name="Domyślnaczcionkaakapitu" style:family="text">
      <style:text-properties fo:background-color="#80FFFF" style:text-underline-type="single" style:text-underline-style="solid" style:text-underline-width="auto" style:text-underline-mode="continuous"/>
    </style:style>
    <style:style style:name="T3694" style:parent-style-name="Domyślnaczcionkaakapitu" style:family="text">
      <style:text-properties style:text-underline-type="single" style:text-underline-style="solid" style:text-underline-width="auto" style:text-underline-mode="continuous"/>
    </style:style>
    <style:style style:name="P3695" style:parent-style-name="Normalny" style:family="paragraph">
      <style:paragraph-properties fo:text-align="justify" fo:line-height="150%" fo:text-indent="0.2479in"/>
    </style:style>
    <style:style style:name="P3696" style:parent-style-name="Normalny" style:family="paragraph">
      <style:paragraph-properties fo:text-align="justify" fo:line-height="150%"/>
    </style:style>
    <style:style style:name="T3697" style:parent-style-name="Domyślnaczcionkaakapitu" style:family="text">
      <style:text-properties style:text-underline-type="single" style:text-underline-style="solid" style:text-underline-width="auto" style:text-underline-mode="continuous"/>
    </style:style>
    <style:style style:name="P3698" style:parent-style-name="Normalny" style:family="paragraph">
      <style:paragraph-properties fo:text-align="justify" fo:line-height="150%" fo:text-indent="0.2479in"/>
    </style:style>
    <style:style style:name="P3699" style:parent-style-name="Normalny" style:family="paragraph">
      <style:paragraph-properties fo:text-align="justify" fo:line-height="150%"/>
    </style:style>
    <style:style style:name="T3700" style:parent-style-name="Domyślnaczcionkaakapitu" style:family="text">
      <style:text-properties fo:background-color="#80FFFF" style:text-underline-type="single" style:text-underline-style="solid" style:text-underline-width="auto" style:text-underline-mode="continuous"/>
    </style:style>
    <style:style style:name="T3701" style:parent-style-name="Domyślnaczcionkaakapitu" style:family="text">
      <style:text-properties style:text-underline-type="single" style:text-underline-style="solid" style:text-underline-width="auto" style:text-underline-mode="continuous"/>
    </style:style>
    <style:style style:name="P3702" style:parent-style-name="Normalny" style:family="paragraph">
      <style:paragraph-properties fo:text-align="justify" fo:line-height="150%" fo:text-indent="0.2479in"/>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T3707" style:parent-style-name="Domyślnaczcionkaakapitu" style:family="text">
      <style:text-properties fo:background-color="#80FFFF"/>
    </style:style>
    <style:style style:name="P3708" style:parent-style-name="Normalny" style:family="paragraph">
      <style:paragraph-properties fo:text-align="justify" fo:line-height="150%" fo:text-indent="0.2479in"/>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P3713" style:parent-style-name="Normalny" style:family="paragraph">
      <style:paragraph-properties fo:text-align="justify" fo:line-height="150%"/>
    </style:style>
    <style:style style:name="T3714" style:parent-style-name="Domyślnaczcionkaakapitu" style:family="text">
      <style:text-properties style:text-underline-type="single" style:text-underline-style="solid" style:text-underline-width="auto" style:text-underline-mode="continuous"/>
    </style:style>
    <style:style style:name="T3715" style:parent-style-name="Domyślnaczcionkaakapitu" style:family="text">
      <style:text-properties fo:background-color="#80FFFF" style:text-underline-type="single" style:text-underline-style="solid" style:text-underline-width="auto" style:text-underline-mode="continuous"/>
    </style:style>
    <style:style style:name="T3716" style:parent-style-name="Domyślnaczcionkaakapitu" style:family="text">
      <style:text-properties style:text-underline-type="single" style:text-underline-style="solid" style:text-underline-width="auto" style:text-underline-mode="continuous"/>
    </style:style>
    <style:style style:name="T3717" style:parent-style-name="Domyślnaczcionkaakapitu" style:family="text">
      <style:text-properties fo:background-color="#80FFFF" style:text-underline-type="single" style:text-underline-style="solid" style:text-underline-width="auto" style:text-underline-mode="continuous"/>
    </style:style>
    <style:style style:name="T3718" style:parent-style-name="Domyślnaczcionkaakapitu" style:family="text">
      <style:text-properties style:text-underline-type="single" style:text-underline-style="solid" style:text-underline-width="auto" style:text-underline-mode="continuous"/>
    </style:style>
    <style:style style:name="T3719" style:parent-style-name="Domyślnaczcionkaakapitu" style:family="text">
      <style:text-properties fo:background-color="#80FFFF" style:text-underline-type="single" style:text-underline-style="solid" style:text-underline-width="auto" style:text-underline-mode="continuous"/>
    </style:style>
    <style:style style:name="T3720" style:parent-style-name="Domyślnaczcionkaakapitu" style:family="text">
      <style:text-properties style:text-underline-type="single" style:text-underline-style="solid" style:text-underline-width="auto" style:text-underline-mode="continuous"/>
    </style:style>
    <style:style style:name="T3721" style:parent-style-name="Domyślnaczcionkaakapitu" style:family="text">
      <style:text-properties fo:background-color="#80FFFF" style:text-underline-type="single" style:text-underline-style="solid" style:text-underline-width="auto" style:text-underline-mode="continuous"/>
    </style:style>
    <style:style style:name="T3722" style:parent-style-name="Domyślnaczcionkaakapitu" style:family="text">
      <style:text-properties style:text-underline-type="single" style:text-underline-style="solid" style:text-underline-width="auto" style:text-underline-mode="continuous"/>
    </style:style>
    <style:style style:name="T3723" style:parent-style-name="Domyślnaczcionkaakapitu" style:family="text">
      <style:text-properties fo:background-color="#80FFFF" style:text-underline-type="single" style:text-underline-style="solid" style:text-underline-width="auto" style:text-underline-mode="continuous"/>
    </style:style>
    <style:style style:name="P3724" style:parent-style-name="Normalny" style:family="paragraph">
      <style:paragraph-properties fo:text-align="justify" fo:line-height="150%" fo:text-indent="0.2479in"/>
    </style:style>
    <style:style style:name="T3725" style:parent-style-name="Domyślnaczcionkaakapitu" style:family="text">
      <style:text-properties fo:background-color="#80FFFF"/>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P3728" style:parent-style-name="Normalny" style:family="paragraph">
      <style:paragraph-properties fo:text-align="justify" fo:line-height="150%"/>
    </style:style>
    <style:style style:name="T3729" style:parent-style-name="Domyślnaczcionkaakapitu" style:family="text">
      <style:text-properties style:text-underline-type="single" style:text-underline-style="solid" style:text-underline-width="auto" style:text-underline-mode="continuous"/>
    </style:style>
    <style:style style:name="T3730" style:parent-style-name="Domyślnaczcionkaakapitu" style:family="text">
      <style:text-properties fo:background-color="#80FFFF" style:text-underline-type="single" style:text-underline-style="solid" style:text-underline-width="auto" style:text-underline-mode="continuous"/>
    </style:style>
    <style:style style:name="T3731" style:parent-style-name="Domyślnaczcionkaakapitu" style:family="text">
      <style:text-properties style:text-underline-type="single" style:text-underline-style="solid" style:text-underline-width="auto" style:text-underline-mode="continuous"/>
    </style:style>
    <style:style style:name="P3732" style:parent-style-name="Normalny" style:family="paragraph">
      <style:paragraph-properties fo:text-align="justify" fo:line-height="150%" fo:text-indent="0.2479in"/>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T3736" style:parent-style-name="Domyślnaczcionkaakapitu" style:family="text">
      <style:text-properties fo:background-color="#80FFFF"/>
    </style:style>
    <style:style style:name="T3737" style:parent-style-name="Domyślnaczcionkaakapitu" style:family="text">
      <style:text-properties fo:background-color="#80FFFF"/>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P3742" style:parent-style-name="Normalny" style:family="paragraph">
      <style:paragraph-properties fo:text-align="justify" fo:line-height="150%"/>
    </style:style>
    <style:style style:name="T3743" style:parent-style-name="Domyślnaczcionkaakapitu" style:family="text">
      <style:text-properties style:text-underline-type="single" style:text-underline-style="solid" style:text-underline-width="auto" style:text-underline-mode="continuous"/>
    </style:style>
    <style:style style:name="T3744" style:parent-style-name="Domyślnaczcionkaakapitu" style:family="text">
      <style:text-properties fo:background-color="#80FFFF" style:text-underline-type="single" style:text-underline-style="solid" style:text-underline-width="auto" style:text-underline-mode="continuous"/>
    </style:style>
    <style:style style:name="T3745" style:parent-style-name="Domyślnaczcionkaakapitu" style:family="text">
      <style:text-properties style:text-underline-type="single" style:text-underline-style="solid" style:text-underline-width="auto" style:text-underline-mode="continuous"/>
    </style:style>
    <style:style style:name="P3746" style:parent-style-name="Normalny" style:family="paragraph">
      <style:paragraph-properties fo:text-align="justify" fo:line-height="150%" fo:text-indent="0.2479in"/>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P3752" style:parent-style-name="Normalny" style:family="paragraph">
      <style:paragraph-properties fo:text-align="justify" fo:line-height="150%"/>
    </style:style>
    <style:style style:name="T3753" style:parent-style-name="Domyślnaczcionkaakapitu" style:family="text">
      <style:text-properties style:text-underline-type="single" style:text-underline-style="solid" style:text-underline-width="auto" style:text-underline-mode="continuous"/>
    </style:style>
    <style:style style:name="T3754" style:parent-style-name="Domyślnaczcionkaakapitu" style:family="text">
      <style:text-properties fo:background-color="#80FFFF" style:text-underline-type="single" style:text-underline-style="solid" style:text-underline-width="auto" style:text-underline-mode="continuous"/>
    </style:style>
    <style:style style:name="T3755" style:parent-style-name="Domyślnaczcionkaakapitu" style:family="text">
      <style:text-properties style:text-underline-type="single" style:text-underline-style="solid" style:text-underline-width="auto" style:text-underline-mode="continuous"/>
    </style:style>
    <style:style style:name="P3756" style:parent-style-name="Normalny" style:family="paragraph">
      <style:paragraph-properties fo:text-align="justify" fo:line-height="150%" fo:text-indent="0.2479in"/>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P3768" style:parent-style-name="Normalny" style:family="paragraph">
      <style:paragraph-properties fo:text-align="justify" fo:line-height="150%" fo:text-indent="0.2479in"/>
    </style:style>
    <style:style style:name="T3769" style:parent-style-name="Domyślnaczcionkaakapitu" style:family="text">
      <style:text-properties fo:background-color="#80FFFF"/>
    </style:style>
    <style:style style:name="P3770" style:parent-style-name="Normalny" style:family="paragraph">
      <style:paragraph-properties fo:text-align="justify" fo:line-height="150%"/>
    </style:style>
    <style:style style:name="T3771" style:parent-style-name="Domyślnaczcionkaakapitu" style:family="text">
      <style:text-properties fo:background-color="#80FFFF" style:text-underline-type="single" style:text-underline-style="solid" style:text-underline-width="auto" style:text-underline-mode="continuous"/>
    </style:style>
    <style:style style:name="T3772" style:parent-style-name="Domyślnaczcionkaakapitu" style:family="text">
      <style:text-properties style:text-underline-type="single" style:text-underline-style="solid" style:text-underline-width="auto" style:text-underline-mode="continuous"/>
    </style:style>
    <style:style style:name="T3773" style:parent-style-name="Domyślnaczcionkaakapitu" style:family="text">
      <style:text-properties fo:background-color="#80FFFF" style:text-underline-type="single" style:text-underline-style="solid" style:text-underline-width="auto" style:text-underline-mode="continuous"/>
    </style:style>
    <style:style style:name="T3774" style:parent-style-name="Domyślnaczcionkaakapitu" style:family="text">
      <style:text-properties style:text-underline-type="single" style:text-underline-style="solid" style:text-underline-width="auto" style:text-underline-mode="continuous"/>
    </style:style>
    <style:style style:name="P3775" style:parent-style-name="Normalny" style:family="paragraph">
      <style:paragraph-properties fo:text-align="justify" fo:line-height="150%" fo:text-indent="0.2479in"/>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P3786" style:parent-style-name="Normalny" style:family="paragraph">
      <style:paragraph-properties fo:text-align="justify" fo:line-height="150%" fo:text-indent="0.2479in"/>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P3789" style:parent-style-name="Normalny" style:family="paragraph">
      <style:paragraph-properties fo:text-align="justify" fo:line-height="150%"/>
    </style:style>
    <style:style style:name="T3790" style:parent-style-name="Domyślnaczcionkaakapitu" style:family="text">
      <style:text-properties style:text-underline-type="single" style:text-underline-style="solid" style:text-underline-width="auto" style:text-underline-mode="continuous"/>
    </style:style>
    <style:style style:name="P3791" style:parent-style-name="Normalny" style:family="paragraph">
      <style:paragraph-properties fo:text-align="justify" fo:line-height="150%" fo:text-indent="0.2479in"/>
    </style:style>
    <style:style style:name="P3792" style:parent-style-name="Normalny" style:family="paragraph">
      <style:paragraph-properties fo:text-align="justify" fo:line-height="150%"/>
    </style:style>
    <style:style style:name="T3793" style:parent-style-name="Domyślnaczcionkaakapitu" style:family="text">
      <style:text-properties style:text-underline-type="single" style:text-underline-style="solid" style:text-underline-width="auto" style:text-underline-mode="continuous"/>
    </style:style>
    <style:style style:name="T3794" style:parent-style-name="Domyślnaczcionkaakapitu" style:family="text">
      <style:text-properties fo:background-color="#80FFFF" style:text-underline-type="single" style:text-underline-style="solid" style:text-underline-width="auto" style:text-underline-mode="continuous"/>
    </style:style>
    <style:style style:name="T3795" style:parent-style-name="Domyślnaczcionkaakapitu" style:family="text">
      <style:text-properties style:text-underline-type="single" style:text-underline-style="solid" style:text-underline-width="auto" style:text-underline-mode="continuous"/>
    </style:style>
    <style:style style:name="T3796" style:parent-style-name="Domyślnaczcionkaakapitu" style:family="text">
      <style:text-properties fo:background-color="#80FFFF" style:text-underline-type="single" style:text-underline-style="solid" style:text-underline-width="auto" style:text-underline-mode="continuous"/>
    </style:style>
    <style:style style:name="T3797" style:parent-style-name="Domyślnaczcionkaakapitu" style:family="text">
      <style:text-properties style:text-underline-type="single" style:text-underline-style="solid" style:text-underline-width="auto" style:text-underline-mode="continuous"/>
    </style:style>
    <style:style style:name="P3798" style:parent-style-name="Normalny" style:family="paragraph">
      <style:paragraph-properties fo:text-align="justify" fo:line-height="150%" fo:text-indent="0.2479in"/>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P3801" style:parent-style-name="Normalny" style:family="paragraph">
      <style:paragraph-properties fo:text-align="justify" fo:line-height="150%"/>
    </style:style>
    <style:style style:name="T3802" style:parent-style-name="Domyślnaczcionkaakapitu" style:family="text">
      <style:text-properties fo:background-color="#80FFFF" style:text-underline-type="single" style:text-underline-style="solid" style:text-underline-width="auto" style:text-underline-mode="continuous"/>
    </style:style>
    <style:style style:name="T3803" style:parent-style-name="Domyślnaczcionkaakapitu" style:family="text">
      <style:text-properties style:text-underline-type="single" style:text-underline-style="solid" style:text-underline-width="auto" style:text-underline-mode="continuous"/>
    </style:style>
    <style:style style:name="T3804" style:parent-style-name="Domyślnaczcionkaakapitu" style:family="text">
      <style:text-properties fo:background-color="#80FFFF" style:text-underline-type="single" style:text-underline-style="solid" style:text-underline-width="auto" style:text-underline-mode="continuous"/>
    </style:style>
    <style:style style:name="T3805" style:parent-style-name="Domyślnaczcionkaakapitu" style:family="text">
      <style:text-properties style:text-underline-type="single" style:text-underline-style="solid" style:text-underline-width="auto" style:text-underline-mode="continuous"/>
    </style:style>
    <style:style style:name="T3806" style:parent-style-name="Domyślnaczcionkaakapitu" style:family="text">
      <style:text-properties fo:background-color="#80FFFF" style:text-underline-type="single" style:text-underline-style="solid" style:text-underline-width="auto" style:text-underline-mode="continuous"/>
    </style:style>
    <style:style style:name="T3807" style:parent-style-name="Domyślnaczcionkaakapitu" style:family="text">
      <style:text-properties style:text-underline-type="single" style:text-underline-style="solid" style:text-underline-width="auto" style:text-underline-mode="continuous"/>
    </style:style>
    <style:style style:name="P3808" style:parent-style-name="Normalny" style:family="paragraph">
      <style:paragraph-properties fo:text-align="justify" fo:line-height="150%" fo:text-indent="0.2479in"/>
    </style:style>
    <style:style style:name="T3809" style:parent-style-name="Domyślnaczcionkaakapitu" style:family="text">
      <style:text-properties fo:background-color="#80FFFF"/>
    </style:style>
    <style:style style:name="P3810" style:parent-style-name="Normalny" style:family="paragraph">
      <style:paragraph-properties fo:text-align="justify" fo:line-height="150%" fo:margin-left="0.25in" fo:text-indent="0.2479in">
        <style:tab-stops>
          <style:tab-stop style:type="left" style:position="1.4145in"/>
        </style:tab-stops>
      </style:paragraph-properties>
    </style:style>
    <style:style style:name="T3811" style:parent-style-name="Domyślnaczcionkaakapitu" style:family="text">
      <style:text-properties fo:background-color="#80FFFF"/>
    </style:style>
    <style:style style:name="T3812" style:parent-style-name="Domyślnaczcionkaakapitu" style:family="text">
      <style:text-properties fo:background-color="#80FFFF"/>
    </style:style>
    <style:style style:name="P3813" style:parent-style-name="Normalny" style:family="paragraph">
      <style:paragraph-properties fo:text-align="justify" fo:line-height="150%" fo:margin-left="0.25in" fo:text-indent="0.2479in">
        <style:tab-stops>
          <style:tab-stop style:type="left" style:position="1.4145in"/>
        </style:tab-stops>
      </style:paragraph-properties>
      <style:text-properties fo:background-color="#80FFFF"/>
    </style:style>
    <style:style style:name="P3814" style:parent-style-name="Normalny" style:family="paragraph">
      <style:paragraph-properties fo:text-align="justify" fo:line-height="150%" fo:margin-left="0.25in" fo:text-indent="0.2479in">
        <style:tab-stops>
          <style:tab-stop style:type="left" style:position="1.4145in"/>
        </style:tab-stops>
      </style:paragraph-properties>
    </style:style>
    <style:style style:name="T3815" style:parent-style-name="Domyślnaczcionkaakapitu" style:family="text">
      <style:text-properties fo:background-color="#80FFFF"/>
    </style:style>
    <style:style style:name="P3816" style:parent-style-name="Normalny" style:family="paragraph">
      <style:paragraph-properties fo:text-align="justify" fo:line-height="150%"/>
    </style:style>
    <style:style style:name="T3817" style:parent-style-name="Domyślnaczcionkaakapitu" style:family="text">
      <style:text-properties fo:background-color="#80FFFF" style:text-underline-type="single" style:text-underline-style="solid" style:text-underline-width="auto" style:text-underline-mode="continuous"/>
    </style:style>
    <style:style style:name="T3818" style:parent-style-name="Domyślnaczcionkaakapitu" style:family="text">
      <style:text-properties style:text-underline-type="single" style:text-underline-style="solid" style:text-underline-width="auto" style:text-underline-mode="continuous"/>
    </style:style>
    <style:style style:name="T3819" style:parent-style-name="Domyślnaczcionkaakapitu" style:family="text">
      <style:text-properties fo:background-color="#80FFFF" style:text-underline-type="single" style:text-underline-style="solid" style:text-underline-width="auto" style:text-underline-mode="continuous"/>
    </style:style>
    <style:style style:name="T3820" style:parent-style-name="Domyślnaczcionkaakapitu" style:family="text">
      <style:text-properties style:text-underline-type="single" style:text-underline-style="solid" style:text-underline-width="auto" style:text-underline-mode="continuous"/>
    </style:style>
    <style:style style:name="T3821" style:parent-style-name="Domyślnaczcionkaakapitu" style:family="text">
      <style:text-properties fo:background-color="#80FFFF" style:text-underline-type="single" style:text-underline-style="solid" style:text-underline-width="auto" style:text-underline-mode="continuous"/>
    </style:style>
    <style:style style:name="T3822" style:parent-style-name="Domyślnaczcionkaakapitu" style:family="text">
      <style:text-properties style:text-underline-type="single" style:text-underline-style="solid" style:text-underline-width="auto" style:text-underline-mode="continuous"/>
    </style:style>
    <style:style style:name="P3823" style:parent-style-name="Normalny" style:family="paragraph">
      <style:paragraph-properties fo:text-align="justify" fo:line-height="150%" fo:text-indent="0.2479in"/>
    </style:style>
    <style:style style:name="T3824" style:parent-style-name="Domyślnaczcionkaakapitu" style:family="text">
      <style:text-properties fo:background-color="#80FFFF"/>
    </style:style>
    <style:style style:name="P3825" style:parent-style-name="Normalny" style:family="paragraph">
      <style:paragraph-properties fo:text-align="justify" fo:line-height="150%">
        <style:tab-stops>
          <style:tab-stop style:type="left" style:position="3.2152in"/>
        </style:tab-stops>
      </style:paragraph-properties>
    </style:style>
    <style:style style:name="T3826" style:parent-style-name="Domyślnaczcionkaakapitu" style:family="text">
      <style:text-properties fo:background-color="#80FFFF" style:text-underline-type="single" style:text-underline-style="solid" style:text-underline-width="auto" style:text-underline-mode="continuous"/>
    </style:style>
    <style:style style:name="T3827" style:parent-style-name="Domyślnaczcionkaakapitu" style:family="text">
      <style:text-properties style:text-underline-type="single" style:text-underline-style="solid" style:text-underline-width="auto" style:text-underline-mode="continuous"/>
    </style:style>
    <style:style style:name="T3828" style:parent-style-name="Domyślnaczcionkaakapitu" style:family="text">
      <style:text-properties fo:background-color="#80FFFF" style:text-underline-type="single" style:text-underline-style="solid" style:text-underline-width="auto" style:text-underline-mode="continuous"/>
    </style:style>
    <style:style style:name="T3829" style:parent-style-name="Domyślnaczcionkaakapitu" style:family="text">
      <style:text-properties style:text-underline-type="single" style:text-underline-style="solid" style:text-underline-width="auto" style:text-underline-mode="continuous"/>
    </style:style>
    <style:style style:name="T3830" style:parent-style-name="Domyślnaczcionkaakapitu" style:family="text">
      <style:text-properties fo:background-color="#80FFFF" style:text-underline-type="single" style:text-underline-style="solid" style:text-underline-width="auto" style:text-underline-mode="continuous"/>
    </style:style>
    <style:style style:name="T3831" style:parent-style-name="Domyślnaczcionkaakapitu" style:family="text">
      <style:text-properties style:text-underline-type="single" style:text-underline-style="solid" style:text-underline-width="auto" style:text-underline-mode="continuous"/>
    </style:style>
    <style:style style:name="T3832" style:parent-style-name="Domyślnaczcionkaakapitu" style:family="text">
      <style:text-properties fo:background-color="#80FFFF" style:text-underline-type="single" style:text-underline-style="solid" style:text-underline-width="auto" style:text-underline-mode="continuous"/>
    </style:style>
    <style:style style:name="P3833" style:parent-style-name="Normalny" style:family="paragraph">
      <style:paragraph-properties fo:text-align="justify" fo:line-height="150%" fo:text-indent="0.2479in">
        <style:tab-stops>
          <style:tab-stop style:type="left" style:position="3.2152in"/>
        </style:tab-stops>
      </style:paragraph-properties>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P3837" style:parent-style-name="Normalny" style:family="paragraph">
      <style:paragraph-properties fo:text-align="justify" fo:line-height="150%">
        <style:tab-stops>
          <style:tab-stop style:type="left" style:position="3.2152in"/>
        </style:tab-stops>
      </style:paragraph-properties>
    </style:style>
    <style:style style:name="T3838" style:parent-style-name="Domyślnaczcionkaakapitu" style:family="text">
      <style:text-properties fo:background-color="#80FFFF" style:text-underline-type="single" style:text-underline-style="solid" style:text-underline-width="auto" style:text-underline-mode="continuous"/>
    </style:style>
    <style:style style:name="T3839" style:parent-style-name="Domyślnaczcionkaakapitu" style:family="text">
      <style:text-properties style:text-underline-type="single" style:text-underline-style="solid" style:text-underline-width="auto" style:text-underline-mode="continuous"/>
    </style:style>
    <style:style style:name="T3840" style:parent-style-name="Domyślnaczcionkaakapitu" style:family="text">
      <style:text-properties fo:background-color="#80FFFF" style:text-underline-type="single" style:text-underline-style="solid" style:text-underline-width="auto" style:text-underline-mode="continuous"/>
    </style:style>
    <style:style style:name="T3841" style:parent-style-name="Domyślnaczcionkaakapitu" style:family="text">
      <style:text-properties style:text-underline-type="single" style:text-underline-style="solid" style:text-underline-width="auto" style:text-underline-mode="continuous"/>
    </style:style>
    <style:style style:name="P3842" style:parent-style-name="Normalny" style:family="paragraph">
      <style:paragraph-properties fo:text-align="justify" fo:line-height="150%" fo:text-indent="0.2479in">
        <style:tab-stops>
          <style:tab-stop style:type="left" style:position="3.2152in"/>
        </style:tab-stops>
      </style:paragraph-properties>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style:style>
    <style:style style:name="T3845" style:parent-style-name="Domyślnaczcionkaakapitu" style:family="text">
      <style:text-properties fo:background-color="#80FFFF" style:text-underline-type="single" style:text-underline-style="solid" style:text-underline-width="auto" style:text-underline-mode="continuous"/>
    </style:style>
    <style:style style:name="T3846" style:parent-style-name="Domyślnaczcionkaakapitu" style:family="text">
      <style:text-properties style:text-underline-type="single" style:text-underline-style="solid" style:text-underline-width="auto" style:text-underline-mode="continuous"/>
    </style:style>
    <style:style style:name="P3847" style:parent-style-name="Normalny" style:family="paragraph">
      <style:paragraph-properties fo:text-align="justify" fo:line-height="150%" fo:text-indent="0.2479in"/>
    </style:style>
    <style:style style:name="T3848" style:parent-style-name="Domyślnaczcionkaakapitu" style:family="text">
      <style:text-properties fo:background-color="#80FFFF"/>
    </style:style>
    <style:style style:name="P3849" style:parent-style-name="Normalny" style:family="paragraph">
      <style:paragraph-properties fo:text-align="justify" fo:line-height="150%"/>
    </style:style>
    <style:style style:name="T3850" style:parent-style-name="Domyślnaczcionkaakapitu" style:family="text">
      <style:text-properties style:text-underline-type="single" style:text-underline-style="solid" style:text-underline-width="auto" style:text-underline-mode="continuous"/>
    </style:style>
    <style:style style:name="P3851" style:parent-style-name="Normalny" style:family="paragraph">
      <style:paragraph-properties fo:text-align="justify" fo:line-height="150%" fo:text-indent="0.2479in"/>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P3855" style:parent-style-name="Normalny" style:family="paragraph">
      <style:paragraph-properties fo:text-align="justify" fo:line-height="150%"/>
    </style:style>
    <style:style style:name="T3856" style:parent-style-name="Domyślnaczcionkaakapitu" style:family="text">
      <style:text-properties style:text-underline-type="single" style:text-underline-style="solid" style:text-underline-width="auto" style:text-underline-mode="continuous"/>
    </style:style>
    <style:style style:name="T3857" style:parent-style-name="Domyślnaczcionkaakapitu" style:family="text">
      <style:text-properties fo:background-color="#80FFFF" style:text-underline-type="single" style:text-underline-style="solid" style:text-underline-width="auto" style:text-underline-mode="continuous"/>
    </style:style>
    <style:style style:name="T3858" style:parent-style-name="Domyślnaczcionkaakapitu" style:family="text">
      <style:text-properties style:text-underline-type="single" style:text-underline-style="solid" style:text-underline-width="auto" style:text-underline-mode="continuous"/>
    </style:style>
    <style:style style:name="T3859" style:parent-style-name="Domyślnaczcionkaakapitu" style:family="text">
      <style:text-properties fo:background-color="#80FFFF" style:text-underline-type="single" style:text-underline-style="solid" style:text-underline-width="auto" style:text-underline-mode="continuous"/>
    </style:style>
    <style:style style:name="T3860" style:parent-style-name="Domyślnaczcionkaakapitu" style:family="text">
      <style:text-properties style:text-underline-type="single" style:text-underline-style="solid" style:text-underline-width="auto" style:text-underline-mode="continuous"/>
    </style:style>
    <style:style style:name="P3861" style:parent-style-name="Normalny" style:family="paragraph">
      <style:paragraph-properties fo:text-align="justify" fo:line-height="150%" fo:text-indent="0.2479in"/>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T3864" style:parent-style-name="Domyślnaczcionkaakapitu" style:family="text">
      <style:text-properties fo:background-color="#80FFFF"/>
    </style:style>
    <style:style style:name="P3865" style:parent-style-name="Normalny" style:family="paragraph">
      <style:paragraph-properties fo:text-align="justify" fo:line-height="150%" fo:text-indent="0.2479in"/>
    </style:style>
    <style:style style:name="T3866" style:parent-style-name="Domyślnaczcionkaakapitu" style:family="text">
      <style:text-properties fo:background-color="#80FFFF"/>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T3875" style:parent-style-name="Domyślnaczcionkaakapitu" style:family="text">
      <style:text-properties fo:background-color="#80FFFF"/>
    </style:style>
    <style:style style:name="P3876" style:parent-style-name="Normalny" style:family="paragraph">
      <style:paragraph-properties fo:text-align="justify" fo:line-height="150%" fo:text-indent="0.2479in"/>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P3880" style:parent-style-name="Normalny" style:family="paragraph">
      <style:paragraph-properties fo:text-align="justify" fo:line-height="150%"/>
    </style:style>
    <style:style style:name="T3881" style:parent-style-name="Domyślnaczcionkaakapitu" style:family="text">
      <style:text-properties style:text-underline-type="single" style:text-underline-style="solid" style:text-underline-width="auto" style:text-underline-mode="continuous"/>
    </style:style>
    <style:style style:name="T3882" style:parent-style-name="Domyślnaczcionkaakapitu" style:family="text">
      <style:text-properties fo:background-color="#80FFFF" style:text-underline-type="single" style:text-underline-style="solid" style:text-underline-width="auto" style:text-underline-mode="continuous"/>
    </style:style>
    <style:style style:name="T3883" style:parent-style-name="Domyślnaczcionkaakapitu" style:family="text">
      <style:text-properties style:text-underline-type="single" style:text-underline-style="solid" style:text-underline-width="auto" style:text-underline-mode="continuous"/>
    </style:style>
    <style:style style:name="T3884" style:parent-style-name="Domyślnaczcionkaakapitu" style:family="text">
      <style:text-properties fo:background-color="#80FFFF" style:text-underline-type="single" style:text-underline-style="solid" style:text-underline-width="auto" style:text-underline-mode="continuous"/>
    </style:style>
    <style:style style:name="T3885" style:parent-style-name="Domyślnaczcionkaakapitu" style:family="text">
      <style:text-properties style:text-underline-type="single" style:text-underline-style="solid" style:text-underline-width="auto" style:text-underline-mode="continuous"/>
    </style:style>
    <style:style style:name="P3886" style:parent-style-name="Normalny" style:family="paragraph">
      <style:paragraph-properties fo:text-align="justify" fo:line-height="150%" fo:text-indent="0.2479in"/>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P3894" style:parent-style-name="Normalny" style:family="paragraph">
      <style:paragraph-properties fo:text-align="justify" fo:line-height="150%" fo:text-indent="0.2479in"/>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T3900" style:parent-style-name="Domyślnaczcionkaakapitu" style:family="text">
      <style:text-properties fo:background-color="#80FFFF"/>
    </style:style>
    <style:style style:name="P3901" style:parent-style-name="Normalny" style:family="paragraph">
      <style:paragraph-properties fo:text-align="justify" fo:line-height="150%" fo:text-indent="0.2479in"/>
    </style:style>
    <style:style style:name="T3902" style:parent-style-name="Domyślnaczcionkaakapitu" style:family="text">
      <style:text-properties fo:background-color="#80FFFF"/>
    </style:style>
    <style:style style:name="T3903" style:parent-style-name="Domyślnaczcionkaakapitu" style:family="text">
      <style:text-properties fo:background-color="#80FFFF"/>
    </style:style>
    <style:style style:name="T3904" style:parent-style-name="Domyślnaczcionkaakapitu" style:family="text">
      <style:text-properties fo:background-color="#80FFFF"/>
    </style:style>
    <style:style style:name="P3905" style:parent-style-name="Normalny" style:family="paragraph">
      <style:paragraph-properties fo:text-align="justify" fo:line-height="150%" fo:text-indent="0.2479in"/>
    </style:style>
    <style:style style:name="T3906" style:parent-style-name="Domyślnaczcionkaakapitu" style:family="text">
      <style:text-properties fo:background-color="#80FFFF"/>
    </style:style>
    <style:style style:name="P3907" style:parent-style-name="Normalny" style:family="paragraph">
      <style:paragraph-properties fo:text-align="justify" fo:line-height="150%"/>
    </style:style>
    <style:style style:name="T3908" style:parent-style-name="Domyślnaczcionkaakapitu" style:family="text">
      <style:text-properties style:text-underline-type="single" style:text-underline-style="solid" style:text-underline-width="auto" style:text-underline-mode="continuous"/>
    </style:style>
    <style:style style:name="T3909" style:parent-style-name="Domyślnaczcionkaakapitu" style:family="text">
      <style:text-properties fo:background-color="#80FFFF" style:text-underline-type="single" style:text-underline-style="solid" style:text-underline-width="auto" style:text-underline-mode="continuous"/>
    </style:style>
    <style:style style:name="T3910" style:parent-style-name="Domyślnaczcionkaakapitu" style:family="text">
      <style:text-properties style:text-underline-type="single" style:text-underline-style="solid" style:text-underline-width="auto" style:text-underline-mode="continuous"/>
    </style:style>
    <style:style style:name="P3911" style:parent-style-name="Normalny" style:family="paragraph">
      <style:paragraph-properties fo:text-align="justify" fo:line-height="150%" fo:text-indent="0.2479in"/>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P3918" style:parent-style-name="Normalny" style:family="paragraph">
      <style:paragraph-properties fo:text-align="justify" fo:line-height="150%"/>
    </style:style>
    <style:style style:name="T3919" style:parent-style-name="Domyślnaczcionkaakapitu" style:family="text">
      <style:text-properties fo:background-color="#80FFFF" style:text-underline-type="single" style:text-underline-style="solid" style:text-underline-width="auto" style:text-underline-mode="continuous"/>
    </style:style>
    <style:style style:name="T3920" style:parent-style-name="Domyślnaczcionkaakapitu" style:family="text">
      <style:text-properties style:text-underline-type="single" style:text-underline-style="solid" style:text-underline-width="auto" style:text-underline-mode="continuous"/>
    </style:style>
    <style:style style:name="P3921" style:parent-style-name="Normalny" style:family="paragraph">
      <style:paragraph-properties fo:text-align="justify" fo:line-height="150%" fo:text-indent="0.2479in"/>
    </style:style>
    <style:style style:name="T3922" style:parent-style-name="Domyślnaczcionkaakapitu" style:family="text">
      <style:text-properties fo:background-color="#80FFFF"/>
    </style:style>
    <style:style style:name="P3923" style:parent-style-name="Normalny" style:family="paragraph">
      <style:paragraph-properties fo:text-align="justify" fo:line-height="150%" fo:text-indent="0.2479in"/>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P3933" style:parent-style-name="Normalny" style:family="paragraph">
      <style:paragraph-properties fo:text-align="justify" fo:line-height="150%" fo:text-indent="0.2479in"/>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P3936" style:parent-style-name="Normalny" style:family="paragraph">
      <style:paragraph-properties fo:text-align="justify" fo:line-height="150%" fo:text-indent="0.2479in"/>
    </style:style>
    <style:style style:name="T3937" style:parent-style-name="Domyślnaczcionkaakapitu" style:family="text">
      <style:text-properties fo:background-color="#80FFFF"/>
    </style:style>
    <style:style style:name="P3938" style:parent-style-name="Normalny" style:family="paragraph">
      <style:paragraph-properties fo:text-align="justify" fo:line-height="150%"/>
    </style:style>
    <style:style style:name="T3939" style:parent-style-name="Domyślnaczcionkaakapitu" style:family="text">
      <style:text-properties style:text-underline-type="single" style:text-underline-style="solid" style:text-underline-width="auto" style:text-underline-mode="continuous"/>
    </style:style>
    <style:style style:name="T3940" style:parent-style-name="Domyślnaczcionkaakapitu" style:family="text">
      <style:text-properties fo:background-color="#80FFFF" style:text-underline-type="single" style:text-underline-style="solid" style:text-underline-width="auto" style:text-underline-mode="continuous"/>
    </style:style>
    <style:style style:name="T3941" style:parent-style-name="Domyślnaczcionkaakapitu" style:family="text">
      <style:text-properties style:text-underline-type="single" style:text-underline-style="solid" style:text-underline-width="auto" style:text-underline-mode="continuous"/>
    </style:style>
    <style:style style:name="T3942" style:parent-style-name="Domyślnaczcionkaakapitu" style:family="text">
      <style:text-properties fo:background-color="#80FFFF" style:text-underline-type="single" style:text-underline-style="solid" style:text-underline-width="auto" style:text-underline-mode="continuous"/>
    </style:style>
    <style:style style:name="T3943" style:parent-style-name="Domyślnaczcionkaakapitu" style:family="text">
      <style:text-properties style:text-underline-type="single" style:text-underline-style="solid" style:text-underline-width="auto" style:text-underline-mode="continuous"/>
    </style:style>
    <style:style style:name="P3944" style:parent-style-name="Normalny" style:family="paragraph">
      <style:paragraph-properties fo:text-align="justify" fo:line-height="150%" fo:text-indent="0.2479in"/>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P3948" style:parent-style-name="Normalny" style:family="paragraph">
      <style:paragraph-properties fo:text-align="justify" fo:line-height="150%" fo:text-indent="0.2479in"/>
    </style:style>
    <style:style style:name="P3949" style:parent-style-name="Normalny" style:family="paragraph">
      <style:paragraph-properties fo:text-align="justify" fo:line-height="150%"/>
    </style:style>
    <style:style style:name="T3950" style:parent-style-name="Domyślnaczcionkaakapitu" style:family="text">
      <style:text-properties fo:background-color="#80FFFF" style:text-underline-type="single" style:text-underline-style="solid" style:text-underline-width="auto" style:text-underline-mode="continuous"/>
    </style:style>
    <style:style style:name="T3951" style:parent-style-name="Domyślnaczcionkaakapitu" style:family="text">
      <style:text-properties style:text-underline-type="single" style:text-underline-style="solid" style:text-underline-width="auto" style:text-underline-mode="continuous"/>
    </style:style>
    <style:style style:name="T3952" style:parent-style-name="Domyślnaczcionkaakapitu" style:family="text">
      <style:text-properties fo:background-color="#80FFFF" style:text-underline-type="single" style:text-underline-style="solid" style:text-underline-width="auto" style:text-underline-mode="continuous"/>
    </style:style>
    <style:style style:name="T3953" style:parent-style-name="Domyślnaczcionkaakapitu" style:family="text">
      <style:text-properties style:text-underline-type="single" style:text-underline-style="solid" style:text-underline-width="auto" style:text-underline-mode="continuous"/>
    </style:style>
    <style:style style:name="P3954" style:parent-style-name="Normalny" style:family="paragraph">
      <style:paragraph-properties fo:text-align="justify" fo:line-height="150%" fo:text-indent="0.2479in"/>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P3961" style:parent-style-name="Normalny" style:family="paragraph">
      <style:paragraph-properties fo:text-align="justify" fo:line-height="150%"/>
    </style:style>
    <style:style style:name="T3962" style:parent-style-name="Domyślnaczcionkaakapitu" style:family="text">
      <style:text-properties fo:background-color="#80FFFF" style:text-underline-type="single" style:text-underline-style="solid" style:text-underline-width="auto" style:text-underline-mode="continuous"/>
    </style:style>
    <style:style style:name="T3963" style:parent-style-name="Domyślnaczcionkaakapitu" style:family="text">
      <style:text-properties style:text-underline-type="single" style:text-underline-style="solid" style:text-underline-width="auto" style:text-underline-mode="continuous"/>
    </style:style>
    <style:style style:name="T3964" style:parent-style-name="Domyślnaczcionkaakapitu" style:family="text">
      <style:text-properties fo:background-color="#80FFFF" style:text-underline-type="single" style:text-underline-style="solid" style:text-underline-width="auto" style:text-underline-mode="continuous"/>
    </style:style>
    <style:style style:name="T3965" style:parent-style-name="Domyślnaczcionkaakapitu" style:family="text">
      <style:text-properties style:text-underline-type="single" style:text-underline-style="solid" style:text-underline-width="auto" style:text-underline-mode="continuous"/>
    </style:style>
    <style:style style:name="T3966" style:parent-style-name="Domyślnaczcionkaakapitu" style:family="text">
      <style:text-properties fo:background-color="#80FFFF" style:text-underline-type="single" style:text-underline-style="solid" style:text-underline-width="auto" style:text-underline-mode="continuous"/>
    </style:style>
    <style:style style:name="T3967" style:parent-style-name="Domyślnaczcionkaakapitu" style:family="text">
      <style:text-properties style:text-underline-type="single" style:text-underline-style="solid" style:text-underline-width="auto" style:text-underline-mode="continuous"/>
    </style:style>
    <style:style style:name="P3968" style:parent-style-name="Normalny" style:family="paragraph">
      <style:paragraph-properties fo:text-align="justify" fo:line-height="150%" fo:text-indent="0.2479in"/>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P3973" style:parent-style-name="Normalny" style:family="paragraph">
      <style:paragraph-properties fo:text-align="justify" fo:line-height="150%" fo:text-indent="0.2479in"/>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P3979" style:parent-style-name="Normalny" style:family="paragraph">
      <style:paragraph-properties fo:text-align="justify" fo:line-height="150%"/>
    </style:style>
    <style:style style:name="T3980" style:parent-style-name="Domyślnaczcionkaakapitu" style:family="text">
      <style:text-properties style:text-underline-type="single" style:text-underline-style="solid" style:text-underline-width="auto" style:text-underline-mode="continuous"/>
    </style:style>
    <style:style style:name="P3981" style:parent-style-name="Normalny" style:family="paragraph">
      <style:paragraph-properties fo:text-align="justify" fo:line-height="150%" fo:text-indent="0.2479in"/>
    </style:style>
    <style:style style:name="P3982" style:parent-style-name="Normalny" style:family="paragraph">
      <style:paragraph-properties fo:text-align="justify" fo:line-height="150%"/>
    </style:style>
    <style:style style:name="T3983" style:parent-style-name="Domyślnaczcionkaakapitu" style:family="text">
      <style:text-properties style:text-underline-type="single" style:text-underline-style="solid" style:text-underline-width="auto" style:text-underline-mode="continuous"/>
    </style:style>
    <style:style style:name="T3984" style:parent-style-name="Domyślnaczcionkaakapitu" style:family="text">
      <style:text-properties fo:background-color="#80FFFF" style:text-underline-type="single" style:text-underline-style="solid" style:text-underline-width="auto" style:text-underline-mode="continuous"/>
    </style:style>
    <style:style style:name="T3985" style:parent-style-name="Domyślnaczcionkaakapitu" style:family="text">
      <style:text-properties style:text-underline-type="single" style:text-underline-style="solid" style:text-underline-width="auto" style:text-underline-mode="continuous"/>
    </style:style>
    <style:style style:name="P3986" style:parent-style-name="Normalny" style:family="paragraph">
      <style:paragraph-properties fo:text-align="justify" fo:line-height="150%" fo:text-indent="0.2479in"/>
    </style:style>
    <style:style style:name="T3987" style:parent-style-name="Domyślnaczcionkaakapitu" style:family="text">
      <style:text-properties fo:background-color="#80FFFF"/>
    </style:style>
    <style:style style:name="P3988" style:parent-style-name="Normalny" style:family="paragraph">
      <style:paragraph-properties fo:text-align="justify" fo:line-height="150%"/>
    </style:style>
    <style:style style:name="T3989" style:parent-style-name="Domyślnaczcionkaakapitu" style:family="text">
      <style:text-properties style:text-underline-type="single" style:text-underline-style="solid" style:text-underline-width="auto" style:text-underline-mode="continuous"/>
    </style:style>
    <style:style style:name="P3990" style:parent-style-name="Normalny" style:family="paragraph">
      <style:paragraph-properties fo:text-align="justify" fo:line-height="150%" fo:text-indent="0.2479in"/>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P3994" style:parent-style-name="Normalny" style:family="paragraph">
      <style:paragraph-properties fo:text-align="justify" fo:line-height="150%"/>
    </style:style>
    <style:style style:name="T3995" style:parent-style-name="Domyślnaczcionkaakapitu" style:family="text">
      <style:text-properties style:text-underline-type="single" style:text-underline-style="solid" style:text-underline-width="auto" style:text-underline-mode="continuous"/>
    </style:style>
    <style:style style:name="T3996" style:parent-style-name="Domyślnaczcionkaakapitu" style:family="text">
      <style:text-properties fo:background-color="#80FFFF" style:text-underline-type="single" style:text-underline-style="solid" style:text-underline-width="auto" style:text-underline-mode="continuous"/>
    </style:style>
    <style:style style:name="T3997" style:parent-style-name="Domyślnaczcionkaakapitu" style:family="text">
      <style:text-properties style:text-underline-type="single" style:text-underline-style="solid" style:text-underline-width="auto" style:text-underline-mode="continuous"/>
    </style:style>
    <style:style style:name="P3998" style:parent-style-name="Normalny" style:family="paragraph">
      <style:paragraph-properties fo:text-align="justify" fo:line-height="150%" fo:text-indent="0.2479in"/>
    </style:style>
    <style:style style:name="T3999" style:parent-style-name="Domyślnaczcionkaakapitu" style:family="text">
      <style:text-properties fo:background-color="#80FFFF"/>
    </style:style>
    <style:style style:name="P4000" style:parent-style-name="Normalny" style:family="paragraph">
      <style:paragraph-properties fo:text-align="justify" fo:line-height="150%" fo:text-indent="0.2479in"/>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P4003" style:parent-style-name="Normalny" style:family="paragraph">
      <style:paragraph-properties fo:text-align="justify" fo:line-height="150%" fo:text-indent="0.2479in"/>
    </style:style>
    <style:style style:name="T4004" style:parent-style-name="Domyślnaczcionkaakapitu" style:family="text">
      <style:text-properties fo:background-color="#80FFFF"/>
    </style:style>
    <style:style style:name="P4005" style:parent-style-name="Normalny" style:family="paragraph">
      <style:paragraph-properties fo:text-align="justify" fo:line-height="150%" fo:text-indent="0.2479in"/>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style:style>
    <style:style style:name="T4008" style:parent-style-name="Domyślnaczcionkaakapitu" style:family="text">
      <style:text-properties style:text-underline-type="single" style:text-underline-style="solid" style:text-underline-width="auto" style:text-underline-mode="continuous"/>
    </style:style>
    <style:style style:name="T4009" style:parent-style-name="Domyślnaczcionkaakapitu" style:family="text">
      <style:text-properties fo:background-color="#80FFFF" style:text-underline-type="single" style:text-underline-style="solid" style:text-underline-width="auto" style:text-underline-mode="continuous"/>
    </style:style>
    <style:style style:name="T4010" style:parent-style-name="Domyślnaczcionkaakapitu" style:family="text">
      <style:text-properties style:text-underline-type="single" style:text-underline-style="solid" style:text-underline-width="auto" style:text-underline-mode="continuous"/>
    </style:style>
    <style:style style:name="P4011" style:parent-style-name="Normalny" style:family="paragraph">
      <style:paragraph-properties fo:text-align="justify" fo:line-height="150%" fo:text-indent="0.2479in"/>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P4015" style:parent-style-name="Normalny" style:family="paragraph">
      <style:paragraph-properties fo:text-align="justify" fo:line-height="150%" fo:text-indent="0.2479in"/>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T4020" style:parent-style-name="Domyślnaczcionkaakapitu" style:family="text">
      <style:text-properties fo:background-color="#80FFFF"/>
    </style:style>
    <style:style style:name="T4021" style:parent-style-name="Domyślnaczcionkaakapitu" style:family="text">
      <style:text-properties fo:background-color="#80FFFF"/>
    </style:style>
    <style:style style:name="P4022" style:parent-style-name="Normalny" style:family="paragraph">
      <style:paragraph-properties fo:text-align="justify" fo:line-height="150%" fo:text-indent="0.2479in"/>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P4025" style:parent-style-name="Normalny" style:family="paragraph">
      <style:paragraph-properties fo:text-align="justify" fo:line-height="150%" fo:text-indent="0.2479in"/>
    </style:style>
    <style:style style:name="T4026" style:parent-style-name="Domyślnaczcionkaakapitu" style:family="text">
      <style:text-properties fo:background-color="#80FFFF"/>
    </style:style>
    <style:style style:name="P4027" style:parent-style-name="Normalny" style:family="paragraph">
      <style:paragraph-properties fo:text-align="justify" fo:line-height="150%" fo:text-indent="0.2479in"/>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T4030" style:parent-style-name="Domyślnaczcionkaakapitu" style:family="text">
      <style:text-properties fo:background-color="#80FFFF"/>
    </style:style>
    <style:style style:name="P4031" style:parent-style-name="Normalny" style:family="paragraph">
      <style:paragraph-properties fo:text-align="justify" fo:line-height="150%" fo:text-indent="0.2479in"/>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P4037" style:parent-style-name="Normalny" style:family="paragraph">
      <style:paragraph-properties fo:text-align="justify" fo:line-height="150%" fo:text-indent="0.2479in"/>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P4040" style:parent-style-name="Normalny" style:family="paragraph">
      <style:paragraph-properties fo:text-align="justify" fo:line-height="150%" fo:text-indent="0.2479in"/>
    </style:style>
    <style:style style:name="P4041" style:parent-style-name="Normalny" style:family="paragraph">
      <style:paragraph-properties fo:text-align="justify" fo:line-height="150%"/>
    </style:style>
    <style:style style:name="T4042" style:parent-style-name="Domyślnaczcionkaakapitu" style:family="text">
      <style:text-properties style:text-underline-type="single" style:text-underline-style="solid" style:text-underline-width="auto" style:text-underline-mode="continuous"/>
    </style:style>
    <style:style style:name="T4043" style:parent-style-name="Domyślnaczcionkaakapitu" style:family="text">
      <style:text-properties fo:background-color="#80FFFF" style:text-underline-type="single" style:text-underline-style="solid" style:text-underline-width="auto" style:text-underline-mode="continuous"/>
    </style:style>
    <style:style style:name="T4044" style:parent-style-name="Domyślnaczcionkaakapitu" style:family="text">
      <style:text-properties style:text-underline-type="single" style:text-underline-style="solid" style:text-underline-width="auto" style:text-underline-mode="continuous"/>
    </style:style>
    <style:style style:name="T4045" style:parent-style-name="Domyślnaczcionkaakapitu" style:family="text">
      <style:text-properties fo:background-color="#80FFFF" style:text-underline-type="single" style:text-underline-style="solid" style:text-underline-width="auto" style:text-underline-mode="continuous"/>
    </style:style>
    <style:style style:name="T4046" style:parent-style-name="Domyślnaczcionkaakapitu" style:family="text">
      <style:text-properties style:text-underline-type="single" style:text-underline-style="solid" style:text-underline-width="auto" style:text-underline-mode="continuous"/>
    </style:style>
    <style:style style:name="P4047" style:parent-style-name="Normalny" style:family="paragraph">
      <style:paragraph-properties fo:text-align="justify" fo:line-height="150%" fo:text-indent="0.2479in"/>
    </style:style>
    <style:style style:name="T4048" style:parent-style-name="Domyślnaczcionkaakapitu" style:family="text">
      <style:text-properties fo:background-color="#80FFFF"/>
    </style:style>
    <style:style style:name="P4049" style:parent-style-name="Normalny" style:family="paragraph">
      <style:paragraph-properties fo:text-align="justify" fo:line-height="150%"/>
    </style:style>
    <style:style style:name="T4050" style:parent-style-name="Domyślnaczcionkaakapitu" style:family="text">
      <style:text-properties style:text-underline-type="single" style:text-underline-style="solid" style:text-underline-width="auto" style:text-underline-mode="continuous"/>
    </style:style>
    <style:style style:name="P4051" style:parent-style-name="Normalny" style:family="paragraph">
      <style:paragraph-properties fo:text-align="justify" fo:line-height="150%" fo:text-indent="0.2479in"/>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P4057" style:parent-style-name="Normalny" style:family="paragraph">
      <style:paragraph-properties fo:text-align="justify" fo:line-height="150%"/>
    </style:style>
    <style:style style:name="T4058" style:parent-style-name="Domyślnaczcionkaakapitu" style:family="text">
      <style:text-properties style:text-underline-type="single" style:text-underline-style="solid" style:text-underline-width="auto" style:text-underline-mode="continuous"/>
    </style:style>
    <style:style style:name="P4059" style:parent-style-name="Normalny" style:family="paragraph">
      <style:paragraph-properties fo:text-align="justify" fo:line-height="150%" fo:text-indent="0.2479in"/>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P4067" style:parent-style-name="Normalny" style:family="paragraph">
      <style:paragraph-properties fo:text-align="justify" fo:line-height="150%" fo:text-indent="0.2479in"/>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P4073" style:parent-style-name="Normalny" style:family="paragraph">
      <style:paragraph-properties fo:text-align="justify" fo:line-height="150%" fo:text-indent="0.2479in"/>
    </style:style>
    <style:style style:name="T4074" style:parent-style-name="Domyślnaczcionkaakapitu" style:family="text">
      <style:text-properties fo:background-color="#80FFFF"/>
    </style:style>
    <style:style style:name="P4075" style:parent-style-name="Normalny" style:family="paragraph">
      <style:paragraph-properties fo:text-align="justify" fo:line-height="150%"/>
    </style:style>
    <style:style style:name="T4076" style:parent-style-name="Domyślnaczcionkaakapitu" style:family="text">
      <style:text-properties style:text-underline-type="single" style:text-underline-style="solid" style:text-underline-width="auto" style:text-underline-mode="continuous"/>
    </style:style>
    <style:style style:name="T4077" style:parent-style-name="Domyślnaczcionkaakapitu" style:family="text">
      <style:text-properties fo:background-color="#80FFFF" style:text-underline-type="single" style:text-underline-style="solid" style:text-underline-width="auto" style:text-underline-mode="continuous"/>
    </style:style>
    <style:style style:name="T4078" style:parent-style-name="Domyślnaczcionkaakapitu" style:family="text">
      <style:text-properties style:text-underline-type="single" style:text-underline-style="solid" style:text-underline-width="auto" style:text-underline-mode="continuous"/>
    </style:style>
    <style:style style:name="T4079" style:parent-style-name="Domyślnaczcionkaakapitu" style:family="text">
      <style:text-properties fo:background-color="#80FFFF" style:text-underline-type="single" style:text-underline-style="solid" style:text-underline-width="auto" style:text-underline-mode="continuous"/>
    </style:style>
    <style:style style:name="T4080" style:parent-style-name="Domyślnaczcionkaakapitu" style:family="text">
      <style:text-properties style:text-underline-type="single" style:text-underline-style="solid" style:text-underline-width="auto" style:text-underline-mode="continuous"/>
    </style:style>
    <style:style style:name="P4081" style:parent-style-name="Normalny" style:family="paragraph">
      <style:paragraph-properties fo:text-align="justify" fo:line-height="150%" fo:text-indent="0.2479in"/>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P4085" style:parent-style-name="Normalny" style:family="paragraph">
      <style:paragraph-properties fo:text-align="justify" fo:line-height="150%"/>
    </style:style>
    <style:style style:name="T4086" style:parent-style-name="Domyślnaczcionkaakapitu" style:family="text">
      <style:text-properties fo:background-color="#80FFFF" style:text-underline-type="single" style:text-underline-style="solid" style:text-underline-width="auto" style:text-underline-mode="continuous"/>
    </style:style>
    <style:style style:name="T4087" style:parent-style-name="Domyślnaczcionkaakapitu" style:family="text">
      <style:text-properties style:text-underline-type="single" style:text-underline-style="solid" style:text-underline-width="auto" style:text-underline-mode="continuous"/>
    </style:style>
    <style:style style:name="T4088" style:parent-style-name="Domyślnaczcionkaakapitu" style:family="text">
      <style:text-properties fo:background-color="#80FFFF" style:text-underline-type="single" style:text-underline-style="solid" style:text-underline-width="auto" style:text-underline-mode="continuous"/>
    </style:style>
    <style:style style:name="T4089" style:parent-style-name="Domyślnaczcionkaakapitu" style:family="text">
      <style:text-properties style:text-underline-type="single" style:text-underline-style="solid" style:text-underline-width="auto" style:text-underline-mode="continuous"/>
    </style:style>
    <style:style style:name="T4090" style:parent-style-name="Domyślnaczcionkaakapitu" style:family="text">
      <style:text-properties fo:background-color="#80FFFF" style:text-underline-type="single" style:text-underline-style="solid" style:text-underline-width="auto" style:text-underline-mode="continuous"/>
    </style:style>
    <style:style style:name="T4091" style:parent-style-name="Domyślnaczcionkaakapitu" style:family="text">
      <style:text-properties style:text-underline-type="single" style:text-underline-style="solid" style:text-underline-width="auto" style:text-underline-mode="continuous"/>
    </style:style>
    <style:style style:name="P4092" style:parent-style-name="Normalny" style:family="paragraph">
      <style:paragraph-properties fo:text-align="justify" fo:line-height="150%" fo:text-indent="0.2479in"/>
    </style:style>
    <style:style style:name="T4093" style:parent-style-name="Domyślnaczcionkaakapitu" style:family="text">
      <style:text-properties fo:background-color="#80FFFF"/>
    </style:style>
    <style:style style:name="P4094" style:parent-style-name="Normalny" style:family="paragraph">
      <style:paragraph-properties fo:text-align="justify" fo:line-height="150%"/>
    </style:style>
    <style:style style:name="T4095" style:parent-style-name="Domyślnaczcionkaakapitu" style:family="text">
      <style:text-properties style:text-underline-type="single" style:text-underline-style="solid" style:text-underline-width="auto" style:text-underline-mode="continuous"/>
    </style:style>
    <style:style style:name="T4096" style:parent-style-name="Domyślnaczcionkaakapitu" style:family="text">
      <style:text-properties fo:background-color="#80FFFF" style:text-underline-type="single" style:text-underline-style="solid" style:text-underline-width="auto" style:text-underline-mode="continuous"/>
    </style:style>
    <style:style style:name="T4097" style:parent-style-name="Domyślnaczcionkaakapitu" style:family="text">
      <style:text-properties style:text-underline-type="single" style:text-underline-style="solid" style:text-underline-width="auto" style:text-underline-mode="continuous"/>
    </style:style>
    <style:style style:name="T4098" style:parent-style-name="Domyślnaczcionkaakapitu" style:family="text">
      <style:text-properties fo:background-color="#80FFFF" style:text-underline-type="single" style:text-underline-style="solid" style:text-underline-width="auto" style:text-underline-mode="continuous"/>
    </style:style>
    <style:style style:name="T4099" style:parent-style-name="Domyślnaczcionkaakapitu" style:family="text">
      <style:text-properties style:text-underline-type="single" style:text-underline-style="solid" style:text-underline-width="auto" style:text-underline-mode="continuous"/>
    </style:style>
    <style:style style:name="P4100" style:parent-style-name="Normalny" style:family="paragraph">
      <style:paragraph-properties fo:text-align="justify" fo:line-height="150%" fo:text-indent="0.2479in"/>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P4108" style:parent-style-name="Normalny" style:family="paragraph">
      <style:paragraph-properties fo:text-align="justify" fo:line-height="150%"/>
    </style:style>
    <style:style style:name="T4109" style:parent-style-name="Domyślnaczcionkaakapitu" style:family="text">
      <style:text-properties fo:background-color="#80FFFF" style:text-underline-type="single" style:text-underline-style="solid" style:text-underline-width="auto" style:text-underline-mode="continuous"/>
    </style:style>
    <style:style style:name="T4110" style:parent-style-name="Domyślnaczcionkaakapitu" style:family="text">
      <style:text-properties style:text-underline-type="single" style:text-underline-style="solid" style:text-underline-width="auto" style:text-underline-mode="continuous"/>
    </style:style>
    <style:style style:name="T4111" style:parent-style-name="Domyślnaczcionkaakapitu" style:family="text">
      <style:text-properties fo:background-color="#80FFFF" style:text-underline-type="single" style:text-underline-style="solid" style:text-underline-width="auto" style:text-underline-mode="continuous"/>
    </style:style>
    <style:style style:name="T4112" style:parent-style-name="Domyślnaczcionkaakapitu" style:family="text">
      <style:text-properties style:text-underline-type="single" style:text-underline-style="solid" style:text-underline-width="auto" style:text-underline-mode="continuous"/>
    </style:style>
    <style:style style:name="T4113" style:parent-style-name="Domyślnaczcionkaakapitu" style:family="text">
      <style:text-properties fo:background-color="#80FFFF" style:text-underline-type="single" style:text-underline-style="solid" style:text-underline-width="auto" style:text-underline-mode="continuous"/>
    </style:style>
    <style:style style:name="T4114" style:parent-style-name="Domyślnaczcionkaakapitu" style:family="text">
      <style:text-properties style:text-underline-type="single" style:text-underline-style="solid" style:text-underline-width="auto" style:text-underline-mode="continuous"/>
    </style:style>
    <style:style style:name="P4115" style:parent-style-name="Normalny" style:family="paragraph">
      <style:paragraph-properties fo:text-align="justify" fo:line-height="150%" fo:text-indent="0.2479in"/>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P4120" style:parent-style-name="Normalny" style:family="paragraph">
      <style:paragraph-properties fo:text-align="justify" fo:line-height="150%" fo:text-indent="0.2479in"/>
    </style:style>
    <style:style style:name="T4121" style:parent-style-name="Domyślnaczcionkaakapitu" style:family="text">
      <style:text-properties fo:background-color="#80FFFF"/>
    </style:style>
    <style:style style:name="P4122" style:parent-style-name="Normalny" style:family="paragraph">
      <style:paragraph-properties fo:text-align="justify" fo:line-height="150%"/>
    </style:style>
    <style:style style:name="T4123" style:parent-style-name="Domyślnaczcionkaakapitu" style:family="text">
      <style:text-properties style:text-underline-type="single" style:text-underline-style="solid" style:text-underline-width="auto" style:text-underline-mode="continuous"/>
    </style:style>
    <style:style style:name="T4124" style:parent-style-name="Domyślnaczcionkaakapitu" style:family="text">
      <style:text-properties fo:background-color="#80FFFF" style:text-underline-type="single" style:text-underline-style="solid" style:text-underline-width="auto" style:text-underline-mode="continuous"/>
    </style:style>
    <style:style style:name="T4125" style:parent-style-name="Domyślnaczcionkaakapitu" style:family="text">
      <style:text-properties style:text-underline-type="single" style:text-underline-style="solid" style:text-underline-width="auto" style:text-underline-mode="continuous"/>
    </style:style>
    <style:style style:name="P4126" style:parent-style-name="Normalny" style:family="paragraph">
      <style:paragraph-properties fo:text-align="justify" fo:line-height="150%" fo:text-indent="0.2479in"/>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T4130" style:parent-style-name="Domyślnaczcionkaakapitu" style:family="text">
      <style:text-properties fo:background-color="#80FFFF"/>
    </style:style>
    <style:style style:name="T4131" style:parent-style-name="Domyślnaczcionkaakapitu" style:family="text">
      <style:text-properties fo:background-color="#80FFFF"/>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P4135" style:parent-style-name="Normalny" style:family="paragraph">
      <style:paragraph-properties fo:text-align="justify" fo:line-height="150%" fo:text-indent="0.2479in"/>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T4145" style:parent-style-name="Domyślnaczcionkaakapitu" style:family="text">
      <style:text-properties fo:background-color="#80FFFF"/>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P4148" style:parent-style-name="Normalny" style:family="paragraph">
      <style:paragraph-properties fo:text-align="justify" fo:line-height="150%" fo:text-indent="0.2479in"/>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T4153" style:parent-style-name="Domyślnaczcionkaakapitu" style:family="text">
      <style:text-properties fo:background-color="#80FFFF"/>
    </style:style>
    <style:style style:name="T4154" style:parent-style-name="Domyślnaczcionkaakapitu" style:family="text">
      <style:text-properties fo:background-color="#80FFFF"/>
    </style:style>
    <style:style style:name="T4155" style:parent-style-name="Domyślnaczcionkaakapitu" style:family="text">
      <style:text-properties fo:background-color="#80FFFF"/>
    </style:style>
    <style:style style:name="T4156" style:parent-style-name="Domyślnaczcionkaakapitu" style:family="text">
      <style:text-properties fo:background-color="#80FFFF"/>
    </style:style>
    <style:style style:name="T4157" style:parent-style-name="Domyślnaczcionkaakapitu" style:family="text">
      <style:text-properties fo:background-color="#80FFFF"/>
    </style:style>
    <style:style style:name="T4158" style:parent-style-name="Domyślnaczcionkaakapitu" style:family="text">
      <style:text-properties fo:background-color="#80FFFF"/>
    </style:style>
    <style:style style:name="T4159" style:parent-style-name="Domyślnaczcionkaakapitu" style:family="text">
      <style:text-properties fo:background-color="#80FFFF"/>
    </style:style>
    <style:style style:name="T4160" style:parent-style-name="Domyślnaczcionkaakapitu" style:family="text">
      <style:text-properties fo:background-color="#80FFFF"/>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P4167" style:parent-style-name="Normalny" style:family="paragraph">
      <style:paragraph-properties fo:text-align="justify" fo:line-height="150%" fo:text-indent="0.2479in"/>
    </style:style>
    <style:style style:name="P4168" style:parent-style-name="Normalny" style:family="paragraph">
      <style:paragraph-properties fo:text-align="justify" fo:line-height="150%"/>
    </style:style>
    <style:style style:name="T4169" style:parent-style-name="Domyślnaczcionkaakapitu" style:family="text">
      <style:text-properties style:text-underline-type="single" style:text-underline-style="solid" style:text-underline-width="auto" style:text-underline-mode="continuous"/>
    </style:style>
    <style:style style:name="T4170" style:parent-style-name="Domyślnaczcionkaakapitu" style:family="text">
      <style:text-properties fo:background-color="#80FFFF" style:text-underline-type="single" style:text-underline-style="solid" style:text-underline-width="auto" style:text-underline-mode="continuous"/>
    </style:style>
    <style:style style:name="T4171" style:parent-style-name="Domyślnaczcionkaakapitu" style:family="text">
      <style:text-properties style:text-underline-type="single" style:text-underline-style="solid" style:text-underline-width="auto" style:text-underline-mode="continuous"/>
    </style:style>
    <style:style style:name="T4172" style:parent-style-name="Domyślnaczcionkaakapitu" style:family="text">
      <style:text-properties fo:background-color="#80FFFF" style:text-underline-type="single" style:text-underline-style="solid" style:text-underline-width="auto" style:text-underline-mode="continuous"/>
    </style:style>
    <style:style style:name="T4173" style:parent-style-name="Domyślnaczcionkaakapitu" style:family="text">
      <style:text-properties style:text-underline-type="single" style:text-underline-style="solid" style:text-underline-width="auto" style:text-underline-mode="continuous"/>
    </style:style>
    <style:style style:name="P4174" style:parent-style-name="Normalny" style:family="paragraph">
      <style:paragraph-properties fo:text-align="justify" fo:line-height="150%" fo:text-indent="0.2479in"/>
    </style:style>
    <style:style style:name="P4175" style:parent-style-name="Normalny" style:family="paragraph">
      <style:paragraph-properties fo:text-align="justify" fo:line-height="150%"/>
    </style:style>
    <style:style style:name="T4176" style:parent-style-name="Domyślnaczcionkaakapitu" style:family="text">
      <style:text-properties style:text-underline-type="single" style:text-underline-style="solid" style:text-underline-width="auto" style:text-underline-mode="continuous"/>
    </style:style>
    <style:style style:name="P4177" style:parent-style-name="Normalny" style:family="paragraph">
      <style:paragraph-properties fo:text-align="justify" fo:line-height="150%" fo:text-indent="0.2479in"/>
    </style:style>
    <style:style style:name="T4178" style:parent-style-name="Domyślnaczcionkaakapitu" style:family="text">
      <style:text-properties fo:background-color="#80FFFF"/>
    </style:style>
    <style:style style:name="P4179" style:parent-style-name="Normalny" style:family="paragraph">
      <style:paragraph-properties fo:text-align="justify" fo:line-height="150%" fo:text-indent="0.2479in"/>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P4186" style:parent-style-name="Normalny" style:family="paragraph">
      <style:paragraph-properties fo:text-align="justify" fo:line-height="150%" fo:text-indent="0.2479in"/>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P4190" style:parent-style-name="Normalny" style:family="paragraph">
      <style:paragraph-properties fo:text-align="justify" fo:line-height="150%" fo:text-indent="0.2479in"/>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P4195" style:parent-style-name="Normalny" style:family="paragraph">
      <style:paragraph-properties fo:text-align="justify" fo:line-height="150%" fo:text-indent="0.2479in"/>
    </style:style>
    <style:style style:name="P4196" style:parent-style-name="Normalny" style:family="paragraph">
      <style:paragraph-properties fo:text-align="justify" fo:line-height="150%"/>
    </style:style>
    <style:style style:name="T4197" style:parent-style-name="Domyślnaczcionkaakapitu" style:family="text">
      <style:text-properties style:text-underline-type="single" style:text-underline-style="solid" style:text-underline-width="auto" style:text-underline-mode="continuous"/>
    </style:style>
    <style:style style:name="T4198" style:parent-style-name="Domyślnaczcionkaakapitu" style:family="text">
      <style:text-properties fo:background-color="#80FFFF" style:text-underline-type="single" style:text-underline-style="solid" style:text-underline-width="auto" style:text-underline-mode="continuous"/>
    </style:style>
    <style:style style:name="T4199" style:parent-style-name="Domyślnaczcionkaakapitu" style:family="text">
      <style:text-properties style:text-underline-type="single" style:text-underline-style="solid" style:text-underline-width="auto" style:text-underline-mode="continuous"/>
    </style:style>
    <style:style style:name="T4200" style:parent-style-name="Domyślnaczcionkaakapitu" style:family="text">
      <style:text-properties fo:background-color="#80FFFF" style:text-underline-type="single" style:text-underline-style="solid" style:text-underline-width="auto" style:text-underline-mode="continuous"/>
    </style:style>
    <style:style style:name="T4201" style:parent-style-name="Domyślnaczcionkaakapitu" style:family="text">
      <style:text-properties style:text-underline-type="single" style:text-underline-style="solid" style:text-underline-width="auto" style:text-underline-mode="continuous"/>
    </style:style>
    <style:style style:name="P4202" style:parent-style-name="Normalny" style:family="paragraph">
      <style:paragraph-properties fo:text-align="justify" fo:line-height="150%" fo:text-indent="0.2479in"/>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P4205" style:parent-style-name="Normalny" style:family="paragraph">
      <style:paragraph-properties fo:text-align="justify" fo:line-height="150%"/>
    </style:style>
    <style:style style:name="T4206" style:parent-style-name="Domyślnaczcionkaakapitu" style:family="text">
      <style:text-properties style:text-underline-type="single" style:text-underline-style="solid" style:text-underline-width="auto" style:text-underline-mode="continuous"/>
    </style:style>
    <style:style style:name="T4207" style:parent-style-name="Domyślnaczcionkaakapitu" style:family="text">
      <style:text-properties style:text-underline-type="single" style:text-underline-style="solid" style:text-underline-width="auto" style:text-underline-mode="continuous"/>
    </style:style>
    <style:style style:name="T4208" style:parent-style-name="Domyślnaczcionkaakapitu" style:family="text">
      <style:text-properties fo:background-color="#80FFFF" style:text-underline-type="single" style:text-underline-style="solid" style:text-underline-width="auto" style:text-underline-mode="continuous"/>
    </style:style>
    <style:style style:name="T4209" style:parent-style-name="Domyślnaczcionkaakapitu" style:family="text">
      <style:text-properties fo:background-color="#80FFFF" style:text-underline-type="single" style:text-underline-style="solid" style:text-underline-width="auto" style:text-underline-mode="continuous"/>
    </style:style>
    <style:style style:name="T4210" style:parent-style-name="Domyślnaczcionkaakapitu" style:family="text">
      <style:text-properties style:text-underline-type="single" style:text-underline-style="solid" style:text-underline-width="auto" style:text-underline-mode="continuous"/>
    </style:style>
    <style:style style:name="T4211" style:parent-style-name="Domyślnaczcionkaakapitu" style:family="text">
      <style:text-properties fo:background-color="#80FFFF" style:text-underline-type="single" style:text-underline-style="solid" style:text-underline-width="auto" style:text-underline-mode="continuous"/>
    </style:style>
    <style:style style:name="T4212" style:parent-style-name="Domyślnaczcionkaakapitu" style:family="text">
      <style:text-properties style:text-underline-type="single" style:text-underline-style="solid" style:text-underline-width="auto" style:text-underline-mode="continuous"/>
    </style:style>
    <style:style style:name="P4213" style:parent-style-name="Normalny" style:family="paragraph">
      <style:paragraph-properties fo:text-align="justify" fo:line-height="150%" fo:text-indent="0.2479in"/>
    </style:style>
    <style:style style:name="T4214" style:parent-style-name="Domyślnaczcionkaakapitu" style:family="text">
      <style:text-properties fo:background-color="#80FFFF"/>
    </style:style>
    <style:style style:name="T4215" style:parent-style-name="Domyślnaczcionkaakapitu" style:family="text">
      <style:text-properties fo:background-color="#80FFFF"/>
    </style:style>
    <style:style style:name="T4216" style:parent-style-name="Domyślnaczcionkaakapitu" style:family="text">
      <style:text-properties fo:background-color="#80FFFF"/>
    </style:style>
    <style:style style:name="P4217" style:parent-style-name="Normalny" style:family="paragraph">
      <style:paragraph-properties fo:text-align="justify" fo:line-height="150%" fo:text-indent="0.2479in"/>
    </style:style>
    <style:style style:name="T4218" style:parent-style-name="Domyślnaczcionkaakapitu" style:family="text">
      <style:text-properties fo:background-color="#80FFFF"/>
    </style:style>
    <style:style style:name="T4219" style:parent-style-name="Domyślnaczcionkaakapitu" style:family="text">
      <style:text-properties fo:background-color="#80FFFF"/>
    </style:style>
    <style:style style:name="P4220" style:parent-style-name="Normalny" style:family="paragraph">
      <style:paragraph-properties fo:text-align="justify" fo:line-height="150%" fo:text-indent="0.2479in"/>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T4226" style:parent-style-name="Domyślnaczcionkaakapitu" style:family="text">
      <style:text-properties fo:background-color="#80FFFF"/>
    </style:style>
    <style:style style:name="P4227" style:parent-style-name="Normalny" style:family="paragraph">
      <style:paragraph-properties fo:text-align="justify" fo:line-height="150%" fo:text-indent="0.2479in"/>
    </style:style>
    <style:style style:name="T4228" style:parent-style-name="Domyślnaczcionkaakapitu" style:family="text">
      <style:text-properties fo:background-color="#80FFFF"/>
    </style:style>
    <style:style style:name="T4229" style:parent-style-name="Domyślnaczcionkaakapitu" style:family="text">
      <style:text-properties fo:background-color="#80FFFF"/>
    </style:style>
    <style:style style:name="T4230" style:parent-style-name="Domyślnaczcionkaakapitu" style:family="text">
      <style:text-properties fo:background-color="#80FFFF"/>
    </style:style>
    <style:style style:name="T4231" style:parent-style-name="Domyślnaczcionkaakapitu" style:family="text">
      <style:text-properties fo:background-color="#80FFFF"/>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T4243" style:parent-style-name="Domyślnaczcionkaakapitu" style:family="text">
      <style:text-properties fo:background-color="#80FFFF"/>
    </style:style>
    <style:style style:name="T4244" style:parent-style-name="Domyślnaczcionkaakapitu" style:family="text">
      <style:text-properties fo:background-color="#80FFFF"/>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T4248" style:parent-style-name="Domyślnaczcionkaakapitu" style:family="text">
      <style:text-properties fo:background-color="#80FFFF"/>
    </style:style>
    <style:style style:name="P4249" style:parent-style-name="Normalny" style:family="paragraph">
      <style:paragraph-properties fo:text-align="justify" fo:line-height="150%" fo:text-indent="0.2479in"/>
    </style:style>
    <style:style style:name="T4250" style:parent-style-name="Domyślnaczcionkaakapitu" style:family="text">
      <style:text-properties fo:background-color="#80FFFF"/>
    </style:style>
    <style:style style:name="T4251" style:parent-style-name="Domyślnaczcionkaakapitu" style:family="text">
      <style:text-properties fo:background-color="#80FFFF"/>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P4255" style:parent-style-name="Normalny" style:family="paragraph">
      <style:paragraph-properties fo:text-align="justify" fo:line-height="150%" fo:text-indent="0.2479in"/>
    </style:style>
    <style:style style:name="P4256" style:parent-style-name="Normalny" style:family="paragraph">
      <style:paragraph-properties fo:text-align="justify" fo:line-height="150%">
        <style:tab-stops>
          <style:tab-stop style:type="left" style:position="5.268in"/>
        </style:tab-stops>
      </style:paragraph-properties>
    </style:style>
    <style:style style:name="T4257" style:parent-style-name="Domyślnaczcionkaakapitu" style:family="text">
      <style:text-properties style:text-underline-type="single" style:text-underline-style="solid" style:text-underline-width="auto" style:text-underline-mode="continuous"/>
    </style:style>
    <style:style style:name="T4258" style:parent-style-name="Domyślnaczcionkaakapitu" style:family="text">
      <style:text-properties fo:background-color="#80FFFF" style:text-underline-type="single" style:text-underline-style="solid" style:text-underline-width="auto" style:text-underline-mode="continuous"/>
    </style:style>
    <style:style style:name="T4259" style:parent-style-name="Domyślnaczcionkaakapitu" style:family="text">
      <style:text-properties style:text-underline-type="single" style:text-underline-style="solid" style:text-underline-width="auto" style:text-underline-mode="continuous"/>
    </style:style>
    <style:style style:name="T4260" style:parent-style-name="Domyślnaczcionkaakapitu" style:family="text">
      <style:text-properties fo:background-color="#80FFFF" style:text-underline-type="single" style:text-underline-style="solid" style:text-underline-width="auto" style:text-underline-mode="continuous"/>
    </style:style>
    <style:style style:name="T4261" style:parent-style-name="Domyślnaczcionkaakapitu" style:family="text">
      <style:text-properties style:text-underline-type="single" style:text-underline-style="solid" style:text-underline-width="auto" style:text-underline-mode="continuous"/>
    </style:style>
    <style:style style:name="T4262" style:parent-style-name="Domyślnaczcionkaakapitu" style:family="text">
      <style:text-properties fo:background-color="#80FFFF" style:text-underline-type="single" style:text-underline-style="solid" style:text-underline-width="auto" style:text-underline-mode="continuous"/>
    </style:style>
    <style:style style:name="T4263" style:parent-style-name="Domyślnaczcionkaakapitu" style:family="text">
      <style:text-properties style:text-underline-type="single" style:text-underline-style="solid" style:text-underline-width="auto" style:text-underline-mode="continuous"/>
    </style:style>
    <style:style style:name="P4264" style:parent-style-name="Normalny" style:family="paragraph">
      <style:paragraph-properties fo:text-align="justify" fo:line-height="150%" fo:text-indent="0.2479in">
        <style:tab-stops>
          <style:tab-stop style:type="left" style:position="5.268in"/>
        </style:tab-stops>
      </style:paragraph-properties>
    </style:style>
    <style:style style:name="T4265" style:parent-style-name="Domyślnaczcionkaakapitu" style:family="text">
      <style:text-properties fo:background-color="#80FFFF"/>
    </style:style>
    <style:style style:name="T4266" style:parent-style-name="Domyślnaczcionkaakapitu" style:family="text">
      <style:text-properties fo:background-color="#80FFFF"/>
    </style:style>
    <style:style style:name="T4267" style:parent-style-name="Domyślnaczcionkaakapitu" style:family="text">
      <style:text-properties fo:background-color="#80FFFF"/>
    </style:style>
    <style:style style:name="T4268" style:parent-style-name="Domyślnaczcionkaakapitu" style:family="text">
      <style:text-properties fo:background-color="#80FFFF"/>
    </style:style>
    <style:style style:name="P4269" style:parent-style-name="Normalny" style:family="paragraph">
      <style:paragraph-properties fo:text-align="justify" fo:line-height="150%" fo:text-indent="0.2479in">
        <style:tab-stops>
          <style:tab-stop style:type="left" style:position="5.268in"/>
        </style:tab-stops>
      </style:paragraph-properties>
    </style:style>
    <style:style style:name="T4270" style:parent-style-name="Domyślnaczcionkaakapitu" style:family="text">
      <style:text-properties fo:background-color="#80FFFF"/>
    </style:style>
    <style:style style:name="T4271" style:parent-style-name="Domyślnaczcionkaakapitu" style:family="text">
      <style:text-properties fo:background-color="#80FFFF"/>
    </style:style>
    <style:style style:name="P4272" style:parent-style-name="Normalny" style:family="paragraph">
      <style:paragraph-properties fo:text-align="justify" fo:line-height="150%" fo:text-indent="0.2479in"/>
    </style:style>
    <style:style style:name="P4273" style:parent-style-name="Normalny" style:family="paragraph">
      <style:paragraph-properties fo:text-align="justify" fo:line-height="150%"/>
    </style:style>
    <style:style style:name="T4274" style:parent-style-name="Domyślnaczcionkaakapitu" style:family="text">
      <style:text-properties style:text-underline-type="single" style:text-underline-style="solid" style:text-underline-width="auto" style:text-underline-mode="continuous"/>
    </style:style>
    <style:style style:name="T4275" style:parent-style-name="Domyślnaczcionkaakapitu" style:family="text">
      <style:text-properties fo:background-color="#80FFFF" style:text-underline-type="single" style:text-underline-style="solid" style:text-underline-width="auto" style:text-underline-mode="continuous"/>
    </style:style>
    <style:style style:name="T4276" style:parent-style-name="Domyślnaczcionkaakapitu" style:family="text">
      <style:text-properties style:text-underline-type="single" style:text-underline-style="solid" style:text-underline-width="auto" style:text-underline-mode="continuous"/>
    </style:style>
    <style:style style:name="T4277" style:parent-style-name="Domyślnaczcionkaakapitu" style:family="text">
      <style:text-properties fo:background-color="#80FFFF" style:text-underline-type="single" style:text-underline-style="solid" style:text-underline-width="auto" style:text-underline-mode="continuous"/>
    </style:style>
    <style:style style:name="T4278" style:parent-style-name="Domyślnaczcionkaakapitu" style:family="text">
      <style:text-properties style:text-underline-type="single" style:text-underline-style="solid" style:text-underline-width="auto" style:text-underline-mode="continuous"/>
    </style:style>
    <style:style style:name="P4279" style:parent-style-name="Normalny" style:family="paragraph">
      <style:paragraph-properties fo:text-align="justify" fo:line-height="150%" fo:text-indent="0.2479in"/>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P4283" style:parent-style-name="Normalny" style:family="paragraph">
      <style:paragraph-properties fo:text-align="justify" fo:line-height="150%"/>
    </style:style>
    <style:style style:name="T4284" style:parent-style-name="Domyślnaczcionkaakapitu" style:family="text">
      <style:text-properties style:text-underline-type="single" style:text-underline-style="solid" style:text-underline-width="auto" style:text-underline-mode="continuous"/>
    </style:style>
    <style:style style:name="P4285" style:parent-style-name="Normalny" style:family="paragraph">
      <style:paragraph-properties fo:text-align="justify" fo:line-height="150%" fo:text-indent="0.2479in"/>
    </style:style>
    <style:style style:name="T4286" style:parent-style-name="Domyślnaczcionkaakapitu" style:family="text">
      <style:text-properties fo:background-color="#80FFFF"/>
    </style:style>
    <style:style style:name="P4287" style:parent-style-name="Normalny" style:family="paragraph">
      <style:paragraph-properties fo:text-align="justify" fo:line-height="150%"/>
    </style:style>
    <style:style style:name="T4288" style:parent-style-name="Domyślnaczcionkaakapitu" style:family="text">
      <style:text-properties style:text-underline-type="single" style:text-underline-style="solid" style:text-underline-width="auto" style:text-underline-mode="continuous"/>
    </style:style>
    <style:style style:name="T4289" style:parent-style-name="Domyślnaczcionkaakapitu" style:family="text">
      <style:text-properties fo:background-color="#80FFFF" style:text-underline-type="single" style:text-underline-style="solid" style:text-underline-width="auto" style:text-underline-mode="continuous"/>
    </style:style>
    <style:style style:name="T4290" style:parent-style-name="Domyślnaczcionkaakapitu" style:family="text">
      <style:text-properties style:text-underline-type="single" style:text-underline-style="solid" style:text-underline-width="auto" style:text-underline-mode="continuous"/>
    </style:style>
    <style:style style:name="T4291" style:parent-style-name="Domyślnaczcionkaakapitu" style:family="text">
      <style:text-properties fo:background-color="#80FFFF" style:text-underline-type="single" style:text-underline-style="solid" style:text-underline-width="auto" style:text-underline-mode="continuous"/>
    </style:style>
    <style:style style:name="P4292" style:parent-style-name="Normalny" style:family="paragraph">
      <style:paragraph-properties fo:text-align="justify" fo:line-height="150%" fo:text-indent="0.2479in"/>
    </style:style>
    <style:style style:name="T4293" style:parent-style-name="Domyślnaczcionkaakapitu" style:family="text">
      <style:text-properties fo:background-color="#80FFFF"/>
    </style:style>
    <style:style style:name="T4294" style:parent-style-name="Domyślnaczcionkaakapitu" style:family="text">
      <style:text-properties fo:background-color="#80FFFF"/>
    </style:style>
    <style:style style:name="T4295" style:parent-style-name="Domyślnaczcionkaakapitu" style:family="text">
      <style:text-properties fo:background-color="#80FFFF"/>
    </style:style>
    <style:style style:name="T4296" style:parent-style-name="Domyślnaczcionkaakapitu" style:family="text">
      <style:text-properties fo:background-color="#80FFFF"/>
    </style:style>
    <style:style style:name="T4297" style:parent-style-name="Domyślnaczcionkaakapitu" style:family="text">
      <style:text-properties fo:background-color="#80FFFF"/>
    </style:style>
    <style:style style:name="T4298" style:parent-style-name="Domyślnaczcionkaakapitu" style:family="text">
      <style:text-properties fo:background-color="#80FFFF"/>
    </style:style>
    <style:style style:name="T4299" style:parent-style-name="Domyślnaczcionkaakapitu" style:family="text">
      <style:text-properties fo:background-color="#80FFFF"/>
    </style:style>
    <style:style style:name="T4300" style:parent-style-name="Domyślnaczcionkaakapitu" style:family="text">
      <style:text-properties fo:background-color="#80FFFF"/>
    </style:style>
    <style:style style:name="T4301" style:parent-style-name="Domyślnaczcionkaakapitu" style:family="text">
      <style:text-properties fo:background-color="#80FFFF"/>
    </style:style>
    <style:style style:name="T4302" style:parent-style-name="Domyślnaczcionkaakapitu" style:family="text">
      <style:text-properties fo:background-color="#80FFFF"/>
    </style:style>
    <style:style style:name="P4303" style:parent-style-name="Normalny" style:family="paragraph">
      <style:paragraph-properties fo:text-align="justify" fo:line-height="150%" fo:text-indent="0.2479in"/>
    </style:style>
    <style:style style:name="P4304" style:parent-style-name="Normalny" style:family="paragraph">
      <style:paragraph-properties fo:text-align="justify" fo:line-height="150%" fo:text-indent="0.2479in"/>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P4307" style:parent-style-name="Normalny" style:family="paragraph">
      <style:paragraph-properties fo:text-align="justify" fo:line-height="150%"/>
    </style:style>
    <style:style style:name="T4308" style:parent-style-name="Domyślnaczcionkaakapitu" style:family="text">
      <style:text-properties style:text-underline-type="single" style:text-underline-style="solid" style:text-underline-width="auto" style:text-underline-mode="continuous"/>
    </style:style>
    <style:style style:name="P4309" style:parent-style-name="Normalny" style:family="paragraph">
      <style:paragraph-properties fo:text-align="justify" fo:line-height="150%" fo:text-indent="0.2479in"/>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T4316" style:parent-style-name="Domyślnaczcionkaakapitu" style:family="text">
      <style:text-properties fo:background-color="#80FFFF"/>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P4319" style:parent-style-name="Normalny" style:family="paragraph">
      <style:paragraph-properties fo:text-align="justify" fo:line-height="150%" fo:text-indent="0.2479in"/>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T4324" style:parent-style-name="Domyślnaczcionkaakapitu" style:family="text">
      <style:text-properties fo:background-color="#80FFFF"/>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P4327" style:parent-style-name="Normalny" style:family="paragraph">
      <style:paragraph-properties fo:text-align="justify" fo:line-height="150%" fo:text-indent="0.2479in"/>
    </style:style>
    <style:style style:name="T4328" style:parent-style-name="Domyślnaczcionkaakapitu" style:family="text">
      <style:text-properties fo:background-color="#80FFFF"/>
    </style:style>
    <style:style style:name="P4329" style:parent-style-name="Normalny" style:family="paragraph">
      <style:paragraph-properties fo:text-align="justify" fo:line-height="150%"/>
    </style:style>
    <style:style style:name="T4330" style:parent-style-name="Domyślnaczcionkaakapitu" style:family="text">
      <style:text-properties fo:background-color="#80FFFF" style:text-underline-type="single" style:text-underline-style="solid" style:text-underline-width="auto" style:text-underline-mode="continuous"/>
    </style:style>
    <style:style style:name="T4331" style:parent-style-name="Domyślnaczcionkaakapitu" style:family="text">
      <style:text-properties style:text-underline-type="single" style:text-underline-style="solid" style:text-underline-width="auto" style:text-underline-mode="continuous"/>
    </style:style>
    <style:style style:name="T4332" style:parent-style-name="Domyślnaczcionkaakapitu" style:family="text">
      <style:text-properties fo:background-color="#80FFFF" style:text-underline-type="single" style:text-underline-style="solid" style:text-underline-width="auto" style:text-underline-mode="continuous"/>
    </style:style>
    <style:style style:name="T4333" style:parent-style-name="Domyślnaczcionkaakapitu" style:family="text">
      <style:text-properties style:text-underline-type="single" style:text-underline-style="solid" style:text-underline-width="auto" style:text-underline-mode="continuous"/>
    </style:style>
    <style:style style:name="T4334" style:parent-style-name="Domyślnaczcionkaakapitu" style:family="text">
      <style:text-properties fo:background-color="#80FFFF" style:text-underline-type="single" style:text-underline-style="solid" style:text-underline-width="auto" style:text-underline-mode="continuous"/>
    </style:style>
    <style:style style:name="T4335" style:parent-style-name="Domyślnaczcionkaakapitu" style:family="text">
      <style:text-properties style:text-underline-type="single" style:text-underline-style="solid" style:text-underline-width="auto" style:text-underline-mode="continuous"/>
    </style:style>
    <style:style style:name="P4336" style:parent-style-name="Normalny" style:family="paragraph">
      <style:paragraph-properties fo:text-align="justify" fo:line-height="150%" fo:text-indent="0.2479in"/>
    </style:style>
    <style:style style:name="P4337" style:parent-style-name="Normalny" style:family="paragraph">
      <style:paragraph-properties fo:text-align="justify" fo:line-height="150%"/>
    </style:style>
    <style:style style:name="T4338" style:parent-style-name="Domyślnaczcionkaakapitu" style:family="text">
      <style:text-properties style:text-underline-type="single" style:text-underline-style="solid" style:text-underline-width="auto" style:text-underline-mode="continuous"/>
    </style:style>
    <style:style style:name="P4339" style:parent-style-name="Normalny" style:family="paragraph">
      <style:paragraph-properties fo:text-align="justify" fo:line-height="150%" fo:text-indent="0.2479in"/>
    </style:style>
    <style:style style:name="T4340" style:parent-style-name="Domyślnaczcionkaakapitu" style:family="text">
      <style:text-properties fo:background-color="#80FFFF"/>
    </style:style>
    <style:style style:name="T4341" style:parent-style-name="Domyślnaczcionkaakapitu" style:family="text">
      <style:text-properties fo:background-color="#80FFFF"/>
    </style:style>
    <style:style style:name="T4342" style:parent-style-name="Domyślnaczcionkaakapitu" style:family="text">
      <style:text-properties fo:background-color="#80FFFF"/>
    </style:style>
    <style:style style:name="P4343" style:parent-style-name="Normalny" style:family="paragraph">
      <style:paragraph-properties fo:text-align="justify" fo:line-height="150%"/>
    </style:style>
    <style:style style:name="T4344" style:parent-style-name="Domyślnaczcionkaakapitu" style:family="text">
      <style:text-properties style:text-underline-type="single" style:text-underline-style="solid" style:text-underline-width="auto" style:text-underline-mode="continuous"/>
    </style:style>
    <style:style style:name="T4345" style:parent-style-name="Domyślnaczcionkaakapitu" style:family="text">
      <style:text-properties fo:background-color="#80FFFF" style:text-underline-type="single" style:text-underline-style="solid" style:text-underline-width="auto" style:text-underline-mode="continuous"/>
    </style:style>
    <style:style style:name="P4346" style:parent-style-name="Normalny" style:family="paragraph">
      <style:paragraph-properties fo:text-align="justify" fo:line-height="150%" fo:text-indent="0.2479in"/>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T4349" style:parent-style-name="Domyślnaczcionkaakapitu" style:family="text">
      <style:text-properties fo:background-color="#80FFFF"/>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T4352" style:parent-style-name="Domyślnaczcionkaakapitu" style:family="text">
      <style:text-properties fo:background-color="#80FFFF"/>
    </style:style>
    <style:style style:name="P4353" style:parent-style-name="Normalny" style:family="paragraph">
      <style:paragraph-properties fo:text-align="justify" fo:line-height="150%" fo:text-indent="0.2479in"/>
    </style:style>
    <style:style style:name="P4354" style:parent-style-name="Normalny" style:family="paragraph">
      <style:paragraph-properties fo:text-align="justify" fo:line-height="150%" fo:text-indent="0.2479in"/>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T4357" style:parent-style-name="Domyślnaczcionkaakapitu" style:family="text">
      <style:text-properties fo:background-color="#80FFFF"/>
    </style:style>
    <style:style style:name="T4358" style:parent-style-name="Domyślnaczcionkaakapitu" style:family="text">
      <style:text-properties fo:background-color="#80FFFF"/>
    </style:style>
    <style:style style:name="P4359" style:parent-style-name="Normalny" style:family="paragraph">
      <style:paragraph-properties fo:text-align="justify" fo:line-height="150%"/>
    </style:style>
    <style:style style:name="T4360" style:parent-style-name="Domyślnaczcionkaakapitu" style:family="text">
      <style:text-properties fo:background-color="#80FFFF" style:text-underline-type="single" style:text-underline-style="solid" style:text-underline-width="auto" style:text-underline-mode="continuous"/>
    </style:style>
    <style:style style:name="T4361" style:parent-style-name="Domyślnaczcionkaakapitu" style:family="text">
      <style:text-properties style:text-underline-type="single" style:text-underline-style="solid" style:text-underline-width="auto" style:text-underline-mode="continuous"/>
    </style:style>
    <style:style style:name="P4362" style:parent-style-name="Normalny" style:family="paragraph">
      <style:paragraph-properties fo:text-align="justify" fo:line-height="150%" fo:text-indent="0.2479in"/>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T4365" style:parent-style-name="Domyślnaczcionkaakapitu" style:family="text">
      <style:text-properties fo:background-color="#80FFFF"/>
    </style:style>
    <style:style style:name="P4366" style:parent-style-name="Normalny" style:family="paragraph">
      <style:paragraph-properties fo:text-align="justify" fo:line-height="150%"/>
    </style:style>
    <style:style style:name="T4367" style:parent-style-name="Domyślnaczcionkaakapitu" style:family="text">
      <style:text-properties fo:background-color="#80FFFF" style:text-underline-type="single" style:text-underline-style="solid" style:text-underline-width="auto" style:text-underline-mode="continuous"/>
    </style:style>
    <style:style style:name="T4368" style:parent-style-name="Domyślnaczcionkaakapitu" style:family="text">
      <style:text-properties style:text-underline-type="single" style:text-underline-style="solid" style:text-underline-width="auto" style:text-underline-mode="continuous"/>
    </style:style>
    <style:style style:name="T4369" style:parent-style-name="Domyślnaczcionkaakapitu" style:family="text">
      <style:text-properties fo:background-color="#80FFFF" style:text-underline-type="single" style:text-underline-style="solid" style:text-underline-width="auto" style:text-underline-mode="continuous"/>
    </style:style>
    <style:style style:name="T4370" style:parent-style-name="Domyślnaczcionkaakapitu" style:family="text">
      <style:text-properties style:text-underline-type="single" style:text-underline-style="solid" style:text-underline-width="auto" style:text-underline-mode="continuous"/>
    </style:style>
    <style:style style:name="T4371" style:parent-style-name="Domyślnaczcionkaakapitu" style:family="text">
      <style:text-properties fo:background-color="#80FFFF" style:text-underline-type="single" style:text-underline-style="solid" style:text-underline-width="auto" style:text-underline-mode="continuous"/>
    </style:style>
    <style:style style:name="T4372" style:parent-style-name="Domyślnaczcionkaakapitu" style:family="text">
      <style:text-properties style:text-underline-type="single" style:text-underline-style="solid" style:text-underline-width="auto" style:text-underline-mode="continuous"/>
    </style:style>
    <style:style style:name="T4373" style:parent-style-name="Domyślnaczcionkaakapitu" style:family="text">
      <style:text-properties fo:background-color="#80FFFF" style:text-underline-type="single" style:text-underline-style="solid" style:text-underline-width="auto" style:text-underline-mode="continuous"/>
    </style:style>
    <style:style style:name="T4374" style:parent-style-name="Domyślnaczcionkaakapitu" style:family="text">
      <style:text-properties style:text-underline-type="single" style:text-underline-style="solid" style:text-underline-width="auto" style:text-underline-mode="continuous"/>
    </style:style>
    <style:style style:name="P4375" style:parent-style-name="Normalny" style:family="paragraph">
      <style:paragraph-properties fo:text-align="justify" fo:line-height="150%" fo:text-indent="0.2479in"/>
    </style:style>
    <style:style style:name="T4376" style:parent-style-name="Domyślnaczcionkaakapitu" style:family="text">
      <style:text-properties fo:background-color="#80FFFF"/>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P4381" style:parent-style-name="Normalny" style:family="paragraph">
      <style:paragraph-properties fo:text-align="justify" fo:line-height="150%" fo:text-indent="0.2479in"/>
    </style:style>
    <style:style style:name="P4382" style:parent-style-name="Normalny" style:family="paragraph">
      <style:paragraph-properties fo:text-align="justify" fo:line-height="150%"/>
    </style:style>
    <style:style style:name="T4383" style:parent-style-name="Domyślnaczcionkaakapitu" style:family="text">
      <style:text-properties style:text-underline-type="single" style:text-underline-style="solid" style:text-underline-width="auto" style:text-underline-mode="continuous"/>
    </style:style>
    <style:style style:name="P4384" style:parent-style-name="Normalny" style:family="paragraph">
      <style:paragraph-properties fo:text-align="justify" fo:line-height="150%" fo:text-indent="0.2479in"/>
    </style:style>
    <style:style style:name="T4385" style:parent-style-name="Domyślnaczcionkaakapitu" style:family="text">
      <style:text-properties fo:background-color="#80FFFF"/>
    </style:style>
    <style:style style:name="P4386" style:parent-style-name="Normalny" style:family="paragraph">
      <style:paragraph-properties fo:text-align="justify" fo:line-height="150%"/>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T4391" style:parent-style-name="Domyślnaczcionkaakapitu" style:family="text">
      <style:text-properties fo:background-color="#80FFFF"/>
    </style:style>
    <style:style style:name="P4392" style:parent-style-name="Normalny" style:family="paragraph">
      <style:paragraph-properties fo:text-align="justify" fo:line-height="150%"/>
    </style:style>
    <style:style style:name="T4393" style:parent-style-name="Domyślnaczcionkaakapitu" style:family="text">
      <style:text-properties style:text-underline-type="single" style:text-underline-style="solid" style:text-underline-width="auto" style:text-underline-mode="continuous"/>
    </style:style>
    <style:style style:name="T4394" style:parent-style-name="Domyślnaczcionkaakapitu" style:family="text">
      <style:text-properties fo:background-color="#80FFFF" style:text-underline-type="single" style:text-underline-style="solid" style:text-underline-width="auto" style:text-underline-mode="continuous"/>
    </style:style>
    <style:style style:name="T4395" style:parent-style-name="Domyślnaczcionkaakapitu" style:family="text">
      <style:text-properties style:text-underline-type="single" style:text-underline-style="solid" style:text-underline-width="auto" style:text-underline-mode="continuous"/>
    </style:style>
    <style:style style:name="P4396" style:parent-style-name="Normalny" style:family="paragraph">
      <style:paragraph-properties fo:text-align="justify" fo:line-height="150%" fo:text-indent="0.2479in"/>
    </style:style>
    <style:style style:name="T4397" style:parent-style-name="Domyślnaczcionkaakapitu" style:family="text">
      <style:text-properties fo:background-color="#80FFFF"/>
    </style:style>
    <style:style style:name="T4398" style:parent-style-name="Domyślnaczcionkaakapitu" style:family="text">
      <style:text-properties fo:background-color="#80FFFF"/>
    </style:style>
    <style:style style:name="T4399" style:parent-style-name="Domyślnaczcionkaakapitu" style:family="text">
      <style:text-properties fo:background-color="#80FFFF"/>
    </style:style>
    <style:style style:name="T4400" style:parent-style-name="Domyślnaczcionkaakapitu" style:family="text">
      <style:text-properties fo:background-color="#80FFFF"/>
    </style:style>
    <style:style style:name="T4401" style:parent-style-name="Domyślnaczcionkaakapitu" style:family="text">
      <style:text-properties fo:background-color="#80FFFF"/>
    </style:style>
    <style:style style:name="T4402" style:parent-style-name="Domyślnaczcionkaakapitu" style:family="text">
      <style:text-properties fo:background-color="#80FFFF"/>
    </style:style>
    <style:style style:name="T4403" style:parent-style-name="Domyślnaczcionkaakapitu" style:family="text">
      <style:text-properties fo:background-color="#80FFFF"/>
    </style:style>
    <style:style style:name="P4404" style:parent-style-name="Normalny" style:family="paragraph">
      <style:paragraph-properties fo:text-align="justify" fo:line-height="150%"/>
    </style:style>
    <style:style style:name="T4405" style:parent-style-name="Domyślnaczcionkaakapitu" style:family="text">
      <style:text-properties style:text-underline-type="single" style:text-underline-style="solid" style:text-underline-width="auto" style:text-underline-mode="continuous"/>
    </style:style>
    <style:style style:name="P4406" style:parent-style-name="Normalny" style:family="paragraph">
      <style:paragraph-properties fo:text-align="justify" fo:line-height="150%" fo:text-indent="0.2479in"/>
    </style:style>
    <style:style style:name="T4407" style:parent-style-name="Domyślnaczcionkaakapitu" style:family="text">
      <style:text-properties fo:background-color="#80FFFF"/>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T4412" style:parent-style-name="Domyślnaczcionkaakapitu" style:family="text">
      <style:text-properties fo:background-color="#80FFFF"/>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T4417" style:parent-style-name="Domyślnaczcionkaakapitu" style:family="text">
      <style:text-properties fo:background-color="#80FFFF"/>
    </style:style>
    <style:style style:name="T4418" style:parent-style-name="Domyślnaczcionkaakapitu" style:family="text">
      <style:text-properties fo:background-color="#80FFFF"/>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T4421" style:parent-style-name="Domyślnaczcionkaakapitu" style:family="text">
      <style:text-properties fo:background-color="#80FFFF"/>
    </style:style>
    <style:style style:name="P4422" style:parent-style-name="Normalny" style:family="paragraph">
      <style:paragraph-properties fo:text-align="justify" fo:line-height="150%" fo:text-indent="0.2479in"/>
    </style:style>
    <style:style style:name="P4423" style:parent-style-name="Normalny" style:family="paragraph">
      <style:paragraph-properties fo:text-align="justify" fo:line-height="150%"/>
    </style:style>
    <style:style style:name="T4424" style:parent-style-name="Domyślnaczcionkaakapitu" style:family="text">
      <style:text-properties fo:background-color="#80FFFF" style:text-underline-type="single" style:text-underline-style="solid" style:text-underline-width="auto" style:text-underline-mode="continuous"/>
    </style:style>
    <style:style style:name="T4425" style:parent-style-name="Domyślnaczcionkaakapitu" style:family="text">
      <style:text-properties style:text-underline-type="single" style:text-underline-style="solid" style:text-underline-width="auto" style:text-underline-mode="continuous"/>
    </style:style>
    <style:style style:name="T4426" style:parent-style-name="Domyślnaczcionkaakapitu" style:family="text">
      <style:text-properties fo:background-color="#80FFFF" style:text-underline-type="single" style:text-underline-style="solid" style:text-underline-width="auto" style:text-underline-mode="continuous"/>
    </style:style>
    <style:style style:name="T4427" style:parent-style-name="Domyślnaczcionkaakapitu" style:family="text">
      <style:text-properties style:text-underline-type="single" style:text-underline-style="solid" style:text-underline-width="auto" style:text-underline-mode="continuous"/>
    </style:style>
    <style:style style:name="T4428" style:parent-style-name="Domyślnaczcionkaakapitu" style:family="text">
      <style:text-properties fo:background-color="#80FFFF" style:text-underline-type="single" style:text-underline-style="solid" style:text-underline-width="auto" style:text-underline-mode="continuous"/>
    </style:style>
    <style:style style:name="T4429" style:parent-style-name="Domyślnaczcionkaakapitu" style:family="text">
      <style:text-properties style:text-underline-type="single" style:text-underline-style="solid" style:text-underline-width="auto" style:text-underline-mode="continuous"/>
    </style:style>
    <style:style style:name="P4430" style:parent-style-name="Normalny" style:family="paragraph">
      <style:paragraph-properties fo:text-align="justify" fo:line-height="150%" fo:text-indent="0.2479in"/>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T4433" style:parent-style-name="Domyślnaczcionkaakapitu" style:family="text">
      <style:text-properties fo:background-color="#80FFFF"/>
    </style:style>
    <style:style style:name="P4434" style:parent-style-name="Normalny" style:family="paragraph">
      <style:paragraph-properties fo:text-align="justify" fo:line-height="150%"/>
    </style:style>
    <style:style style:name="P4435" style:parent-style-name="Normalny" style:family="paragraph">
      <style:paragraph-properties fo:text-align="justify" fo:line-height="150%"/>
    </style:style>
    <style:style style:name="T4436" style:parent-style-name="Domyślnaczcionkaakapitu" style:family="text">
      <style:text-properties style:text-underline-type="single" style:text-underline-style="solid" style:text-underline-width="auto" style:text-underline-mode="continuous"/>
    </style:style>
    <style:style style:name="T4437" style:parent-style-name="Domyślnaczcionkaakapitu" style:family="text">
      <style:text-properties fo:background-color="#80FFFF" style:text-underline-type="single" style:text-underline-style="solid" style:text-underline-width="auto" style:text-underline-mode="continuous"/>
    </style:style>
    <style:style style:name="T4438" style:parent-style-name="Domyślnaczcionkaakapitu" style:family="text">
      <style:text-properties style:text-underline-type="single" style:text-underline-style="solid" style:text-underline-width="auto" style:text-underline-mode="continuous"/>
    </style:style>
    <style:style style:name="T4439" style:parent-style-name="Domyślnaczcionkaakapitu" style:family="text">
      <style:text-properties fo:background-color="#80FFFF" style:text-underline-type="single" style:text-underline-style="solid" style:text-underline-width="auto" style:text-underline-mode="continuous"/>
    </style:style>
    <style:style style:name="T4440" style:parent-style-name="Domyślnaczcionkaakapitu" style:family="text">
      <style:text-properties style:text-underline-type="single" style:text-underline-style="solid" style:text-underline-width="auto" style:text-underline-mode="continuous"/>
    </style:style>
    <style:style style:name="T4441" style:parent-style-name="Domyślnaczcionkaakapitu" style:family="text">
      <style:text-properties fo:background-color="#80FFFF" style:text-underline-type="single" style:text-underline-style="solid" style:text-underline-width="auto" style:text-underline-mode="continuous"/>
    </style:style>
    <style:style style:name="T4442" style:parent-style-name="Domyślnaczcionkaakapitu" style:family="text">
      <style:text-properties style:text-underline-type="single" style:text-underline-style="solid" style:text-underline-width="auto" style:text-underline-mode="continuous"/>
    </style:style>
    <style:style style:name="P4443" style:parent-style-name="Normalny" style:family="paragraph">
      <style:paragraph-properties fo:text-align="justify" fo:line-height="150%" fo:text-indent="0.2479in"/>
    </style:style>
    <style:style style:name="T4444" style:parent-style-name="Domyślnaczcionkaakapitu" style:family="text">
      <style:text-properties fo:background-color="#80FFFF"/>
    </style:style>
    <style:style style:name="P4445" style:parent-style-name="Normalny" style:family="paragraph">
      <style:paragraph-properties fo:text-align="justify" fo:line-height="150%"/>
    </style:style>
    <style:style style:name="T4446" style:parent-style-name="Domyślnaczcionkaakapitu" style:family="text">
      <style:text-properties style:text-underline-type="single" style:text-underline-style="solid" style:text-underline-width="auto" style:text-underline-mode="continuous"/>
    </style:style>
    <style:style style:name="P4447" style:parent-style-name="Normalny" style:family="paragraph">
      <style:paragraph-properties fo:text-align="justify" fo:line-height="150%" fo:text-indent="0.2479in"/>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T4451" style:parent-style-name="Domyślnaczcionkaakapitu" style:family="text">
      <style:text-properties fo:background-color="#80FFFF"/>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P4454" style:parent-style-name="Normalny" style:family="paragraph">
      <style:paragraph-properties fo:text-align="justify" fo:line-height="150%" fo:text-indent="0.2479in"/>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T4463" style:parent-style-name="Domyślnaczcionkaakapitu" style:family="text">
      <style:text-properties fo:background-color="#80FFFF"/>
    </style:style>
    <style:style style:name="P4464" style:parent-style-name="Normalny" style:family="paragraph">
      <style:paragraph-properties fo:text-align="justify" fo:line-height="150%" fo:text-indent="0.2479in"/>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T4471" style:parent-style-name="Domyślnaczcionkaakapitu" style:family="text">
      <style:text-properties fo:background-color="#80FFFF"/>
    </style:style>
    <style:style style:name="T4472" style:parent-style-name="Domyślnaczcionkaakapitu" style:family="text">
      <style:text-properties fo:background-color="#80FFFF"/>
    </style:style>
    <style:style style:name="T4473" style:parent-style-name="Domyślnaczcionkaakapitu" style:family="text">
      <style:text-properties fo:background-color="#80FFFF"/>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P4478" style:parent-style-name="Normalny" style:family="paragraph">
      <style:paragraph-properties fo:text-align="justify" fo:line-height="150%" fo:text-indent="0.2479in"/>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T4483" style:parent-style-name="Domyślnaczcionkaakapitu" style:family="text">
      <style:text-properties fo:background-color="#80FFFF"/>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T4486" style:parent-style-name="Domyślnaczcionkaakapitu" style:family="text">
      <style:text-properties fo:background-color="#80FFFF"/>
    </style:style>
    <style:style style:name="T4487" style:parent-style-name="Domyślnaczcionkaakapitu" style:family="text">
      <style:text-properties fo:background-color="#80FFFF"/>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P4490" style:parent-style-name="Normalny" style:family="paragraph">
      <style:paragraph-properties fo:text-align="justify" fo:line-height="150%" fo:text-indent="0.2479in"/>
    </style:style>
    <style:style style:name="T4491" style:parent-style-name="Domyślnaczcionkaakapitu" style:family="text">
      <style:text-properties fo:background-color="#80FFFF"/>
    </style:style>
    <style:style style:name="T4492" style:parent-style-name="Domyślnaczcionkaakapitu" style:family="text">
      <style:text-properties fo:background-color="#80FFFF"/>
    </style:style>
    <style:style style:name="T4493" style:parent-style-name="Domyślnaczcionkaakapitu" style:family="text">
      <style:text-properties fo:background-color="#80FFFF"/>
    </style:style>
    <style:style style:name="P4494" style:parent-style-name="Normalny" style:family="paragraph">
      <style:paragraph-properties fo:text-align="justify" fo:line-height="150%" fo:text-indent="0.2479in"/>
    </style:style>
    <style:style style:name="P4495" style:parent-style-name="Normalny" style:family="paragraph">
      <style:paragraph-properties fo:text-align="justify" fo:line-height="150%"/>
    </style:style>
    <style:style style:name="T4496" style:parent-style-name="Domyślnaczcionkaakapitu" style:family="text">
      <style:text-properties style:text-underline-type="single" style:text-underline-style="solid" style:text-underline-width="auto" style:text-underline-mode="continuous"/>
    </style:style>
    <style:style style:name="T4497" style:parent-style-name="Domyślnaczcionkaakapitu" style:family="text">
      <style:text-properties fo:background-color="#80FFFF" style:text-underline-type="single" style:text-underline-style="solid" style:text-underline-width="auto" style:text-underline-mode="continuous"/>
    </style:style>
    <style:style style:name="T4498" style:parent-style-name="Domyślnaczcionkaakapitu" style:family="text">
      <style:text-properties style:text-underline-type="single" style:text-underline-style="solid" style:text-underline-width="auto" style:text-underline-mode="continuous"/>
    </style:style>
    <style:style style:name="P4499" style:parent-style-name="Normalny" style:family="paragraph">
      <style:paragraph-properties fo:text-align="justify" fo:line-height="150%" fo:text-indent="0.2479in"/>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P4503" style:parent-style-name="Normalny" style:family="paragraph">
      <style:paragraph-properties fo:text-align="justify" fo:line-height="150%"/>
    </style:style>
    <style:style style:name="T4504" style:parent-style-name="Domyślnaczcionkaakapitu" style:family="text">
      <style:text-properties style:text-underline-type="single" style:text-underline-style="solid" style:text-underline-width="auto" style:text-underline-mode="continuous"/>
    </style:style>
    <style:style style:name="T4505" style:parent-style-name="Domyślnaczcionkaakapitu" style:family="text">
      <style:text-properties fo:background-color="#80FFFF" style:text-underline-type="single" style:text-underline-style="solid" style:text-underline-width="auto" style:text-underline-mode="continuous"/>
    </style:style>
    <style:style style:name="T4506" style:parent-style-name="Domyślnaczcionkaakapitu" style:family="text">
      <style:text-properties style:text-underline-type="single" style:text-underline-style="solid" style:text-underline-width="auto" style:text-underline-mode="continuous"/>
    </style:style>
    <style:style style:name="T4507" style:parent-style-name="Domyślnaczcionkaakapitu" style:family="text">
      <style:text-properties fo:background-color="#80FFFF" style:text-underline-type="single" style:text-underline-style="solid" style:text-underline-width="auto" style:text-underline-mode="continuous"/>
    </style:style>
    <style:style style:name="T4508" style:parent-style-name="Domyślnaczcionkaakapitu" style:family="text">
      <style:text-properties style:text-underline-type="single" style:text-underline-style="solid" style:text-underline-width="auto" style:text-underline-mode="continuous"/>
    </style:style>
    <style:style style:name="P4509" style:parent-style-name="Normalny" style:family="paragraph">
      <style:paragraph-properties fo:text-align="justify" fo:line-height="150%" fo:text-indent="0.2479in"/>
    </style:style>
    <style:style style:name="T4510" style:parent-style-name="Domyślnaczcionkaakapitu" style:family="text">
      <style:text-properties fo:background-color="#80FFFF"/>
    </style:style>
    <style:style style:name="T4511" style:parent-style-name="Domyślnaczcionkaakapitu" style:family="text">
      <style:text-properties fo:background-color="#80FFFF"/>
    </style:style>
    <style:style style:name="P4512" style:parent-style-name="Normalny" style:family="paragraph">
      <style:paragraph-properties fo:text-align="justify" fo:line-height="150%"/>
    </style:style>
    <style:style style:name="T4513" style:parent-style-name="Domyślnaczcionkaakapitu" style:family="text">
      <style:text-properties fo:background-color="#80FFFF" style:text-underline-type="single" style:text-underline-style="solid" style:text-underline-width="auto" style:text-underline-mode="continuous"/>
    </style:style>
    <style:style style:name="T4514" style:parent-style-name="Domyślnaczcionkaakapitu" style:family="text">
      <style:text-properties style:text-underline-type="single" style:text-underline-style="solid" style:text-underline-width="auto" style:text-underline-mode="continuous"/>
    </style:style>
    <style:style style:name="T4515" style:parent-style-name="Domyślnaczcionkaakapitu" style:family="text">
      <style:text-properties fo:background-color="#80FFFF" style:text-underline-type="single" style:text-underline-style="solid" style:text-underline-width="auto" style:text-underline-mode="continuous"/>
    </style:style>
    <style:style style:name="T4516" style:parent-style-name="Domyślnaczcionkaakapitu" style:family="text">
      <style:text-properties style:text-underline-type="single" style:text-underline-style="solid" style:text-underline-width="auto" style:text-underline-mode="continuous"/>
    </style:style>
    <style:style style:name="T4517" style:parent-style-name="Domyślnaczcionkaakapitu" style:family="text">
      <style:text-properties fo:background-color="#80FFFF" style:text-underline-type="single" style:text-underline-style="solid" style:text-underline-width="auto" style:text-underline-mode="continuous"/>
    </style:style>
    <style:style style:name="T4518" style:parent-style-name="Domyślnaczcionkaakapitu" style:family="text">
      <style:text-properties style:text-underline-type="single" style:text-underline-style="solid" style:text-underline-width="auto" style:text-underline-mode="continuous"/>
    </style:style>
    <style:style style:name="T4519" style:parent-style-name="Domyślnaczcionkaakapitu" style:family="text">
      <style:text-properties fo:background-color="#80FFFF" style:text-underline-type="single" style:text-underline-style="solid" style:text-underline-width="auto" style:text-underline-mode="continuous"/>
    </style:style>
    <style:style style:name="T4520" style:parent-style-name="Domyślnaczcionkaakapitu" style:family="text">
      <style:text-properties style:text-underline-type="single" style:text-underline-style="solid" style:text-underline-width="auto" style:text-underline-mode="continuous"/>
    </style:style>
    <style:style style:name="P4521" style:parent-style-name="Normalny" style:family="paragraph">
      <style:paragraph-properties fo:text-align="justify" fo:line-height="150%" fo:text-indent="0.2479in"/>
    </style:style>
    <style:style style:name="T4522" style:parent-style-name="Domyślnaczcionkaakapitu" style:family="text">
      <style:text-properties fo:background-color="#80FFFF"/>
    </style:style>
    <style:style style:name="P4523" style:parent-style-name="Normalny" style:family="paragraph">
      <style:paragraph-properties fo:text-align="justify" fo:line-height="150%"/>
    </style:style>
    <style:style style:name="T4524" style:parent-style-name="Domyślnaczcionkaakapitu" style:family="text">
      <style:text-properties style:text-underline-type="single" style:text-underline-style="solid" style:text-underline-width="auto" style:text-underline-mode="continuous"/>
    </style:style>
    <style:style style:name="T4525" style:parent-style-name="Domyślnaczcionkaakapitu" style:family="text">
      <style:text-properties fo:background-color="#80FFFF" style:text-underline-type="single" style:text-underline-style="solid" style:text-underline-width="auto" style:text-underline-mode="continuous"/>
    </style:style>
    <style:style style:name="T4526" style:parent-style-name="Domyślnaczcionkaakapitu" style:family="text">
      <style:text-properties style:text-underline-type="single" style:text-underline-style="solid" style:text-underline-width="auto" style:text-underline-mode="continuous"/>
    </style:style>
    <style:style style:name="P4527" style:parent-style-name="Normalny" style:family="paragraph">
      <style:paragraph-properties fo:text-align="justify" fo:line-height="150%" fo:text-indent="0.2479in"/>
    </style:style>
    <style:style style:name="T4528" style:parent-style-name="Domyślnaczcionkaakapitu" style:family="text">
      <style:text-properties fo:background-color="#80FFFF"/>
    </style:style>
    <style:style style:name="T4529" style:parent-style-name="Domyślnaczcionkaakapitu" style:family="text">
      <style:text-properties fo:background-color="#80FFFF"/>
    </style:style>
    <style:style style:name="T4530" style:parent-style-name="Domyślnaczcionkaakapitu" style:family="text">
      <style:text-properties fo:background-color="#80FFFF"/>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P4533" style:parent-style-name="Normalny" style:family="paragraph">
      <style:paragraph-properties fo:text-align="justify" fo:line-height="150%" fo:text-indent="0.2479in"/>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T4537" style:parent-style-name="Domyślnaczcionkaakapitu" style:family="text">
      <style:text-properties fo:background-color="#80FFFF"/>
    </style:style>
    <style:style style:name="P4538" style:parent-style-name="Normalny" style:family="paragraph">
      <style:paragraph-properties fo:text-align="justify" fo:line-height="150%" fo:text-indent="0.2479in"/>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T4544" style:parent-style-name="Domyślnaczcionkaakapitu" style:family="text">
      <style:text-properties fo:background-color="#80FFFF"/>
    </style:style>
    <style:style style:name="P4545" style:parent-style-name="Normalny" style:family="paragraph">
      <style:paragraph-properties fo:text-align="justify" fo:line-height="150%" fo:text-indent="0.2479in"/>
    </style:style>
    <style:style style:name="P4546" style:parent-style-name="Normalny" style:family="paragraph">
      <style:paragraph-properties fo:text-align="justify" fo:line-height="150%"/>
    </style:style>
    <style:style style:name="T4547" style:parent-style-name="Domyślnaczcionkaakapitu" style:family="text">
      <style:text-properties fo:background-color="#80FFFF" style:text-underline-type="single" style:text-underline-style="solid" style:text-underline-width="auto" style:text-underline-mode="continuous"/>
    </style:style>
    <style:style style:name="T4548" style:parent-style-name="Domyślnaczcionkaakapitu" style:family="text">
      <style:text-properties style:text-underline-type="single" style:text-underline-style="solid" style:text-underline-width="auto" style:text-underline-mode="continuous"/>
    </style:style>
    <style:style style:name="T4549" style:parent-style-name="Domyślnaczcionkaakapitu" style:family="text">
      <style:text-properties fo:background-color="#80FFFF" style:text-underline-type="single" style:text-underline-style="solid" style:text-underline-width="auto" style:text-underline-mode="continuous"/>
    </style:style>
    <style:style style:name="T4550" style:parent-style-name="Domyślnaczcionkaakapitu" style:family="text">
      <style:text-properties style:text-underline-type="single" style:text-underline-style="solid" style:text-underline-width="auto" style:text-underline-mode="continuous"/>
    </style:style>
    <style:style style:name="T4551" style:parent-style-name="Domyślnaczcionkaakapitu" style:family="text">
      <style:text-properties fo:background-color="#80FFFF" style:text-underline-type="single" style:text-underline-style="solid" style:text-underline-width="auto" style:text-underline-mode="continuous"/>
    </style:style>
    <style:style style:name="T4552" style:parent-style-name="Domyślnaczcionkaakapitu" style:family="text">
      <style:text-properties style:text-underline-type="single" style:text-underline-style="solid" style:text-underline-width="auto" style:text-underline-mode="continuous"/>
    </style:style>
    <style:style style:name="P4553" style:parent-style-name="Normalny" style:family="paragraph">
      <style:paragraph-properties fo:text-align="justify" fo:line-height="150%" fo:text-indent="0.2479in"/>
    </style:style>
    <style:style style:name="T4554" style:parent-style-name="Domyślnaczcionkaakapitu" style:family="text">
      <style:text-properties fo:background-color="#80FFFF"/>
    </style:style>
    <style:style style:name="P4555" style:parent-style-name="Normalny" style:family="paragraph">
      <style:paragraph-properties fo:text-align="justify" fo:line-height="150%"/>
    </style:style>
    <style:style style:name="T4556" style:parent-style-name="Domyślnaczcionkaakapitu" style:family="text">
      <style:text-properties style:text-underline-type="single" style:text-underline-style="solid" style:text-underline-width="auto" style:text-underline-mode="continuous"/>
    </style:style>
    <style:style style:name="T4557" style:parent-style-name="Domyślnaczcionkaakapitu" style:family="text">
      <style:text-properties fo:background-color="#80FFFF" style:text-underline-type="single" style:text-underline-style="solid" style:text-underline-width="auto" style:text-underline-mode="continuous"/>
    </style:style>
    <style:style style:name="T4558" style:parent-style-name="Domyślnaczcionkaakapitu" style:family="text">
      <style:text-properties style:text-underline-type="single" style:text-underline-style="solid" style:text-underline-width="auto" style:text-underline-mode="continuous"/>
    </style:style>
    <style:style style:name="T4559" style:parent-style-name="Domyślnaczcionkaakapitu" style:family="text">
      <style:text-properties fo:background-color="#80FFFF" style:text-underline-type="single" style:text-underline-style="solid" style:text-underline-width="auto" style:text-underline-mode="continuous"/>
    </style:style>
    <style:style style:name="T4560" style:parent-style-name="Domyślnaczcionkaakapitu" style:family="text">
      <style:text-properties style:text-underline-type="single" style:text-underline-style="solid" style:text-underline-width="auto" style:text-underline-mode="continuous"/>
    </style:style>
    <style:style style:name="P4561" style:parent-style-name="Normalny" style:family="paragraph">
      <style:paragraph-properties fo:text-align="justify" fo:line-height="150%" fo:text-indent="0.2479in"/>
    </style:style>
    <style:style style:name="T4562" style:parent-style-name="Domyślnaczcionkaakapitu" style:family="text">
      <style:text-properties fo:background-color="#80FFFF"/>
    </style:style>
    <style:style style:name="P4563" style:parent-style-name="Normalny" style:family="paragraph">
      <style:paragraph-properties fo:text-align="justify" fo:line-height="150%" fo:text-indent="0.2479in"/>
    </style:style>
    <style:style style:name="T4564" style:parent-style-name="Domyślnaczcionkaakapitu" style:family="text">
      <style:text-properties fo:background-color="#80FFFF"/>
    </style:style>
    <style:style style:name="P4565" style:parent-style-name="Normalny" style:family="paragraph">
      <style:paragraph-properties fo:text-align="justify" fo:line-height="150%" fo:text-indent="0.2479in"/>
    </style:style>
    <style:style style:name="T4566" style:parent-style-name="Domyślnaczcionkaakapitu" style:family="text">
      <style:text-properties fo:background-color="#80FFFF"/>
    </style:style>
    <style:style style:name="T4567" style:parent-style-name="Domyślnaczcionkaakapitu" style:family="text">
      <style:text-properties fo:background-color="#80FFFF"/>
    </style:style>
    <style:style style:name="T4568" style:parent-style-name="Domyślnaczcionkaakapitu" style:family="text">
      <style:text-properties fo:background-color="#80FFFF"/>
    </style:style>
    <style:style style:name="T4569" style:parent-style-name="Domyślnaczcionkaakapitu" style:family="text">
      <style:text-properties fo:background-color="#80FFFF"/>
    </style:style>
    <style:style style:name="T4570" style:parent-style-name="Domyślnaczcionkaakapitu" style:family="text">
      <style:text-properties fo:background-color="#80FFFF"/>
    </style:style>
    <style:style style:name="T4571" style:parent-style-name="Domyślnaczcionkaakapitu" style:family="text">
      <style:text-properties fo:background-color="#80FFFF"/>
    </style:style>
    <style:style style:name="T4572" style:parent-style-name="Domyślnaczcionkaakapitu" style:family="text">
      <style:text-properties fo:background-color="#80FFFF"/>
    </style:style>
    <style:style style:name="T4573" style:parent-style-name="Domyślnaczcionkaakapitu" style:family="text">
      <style:text-properties fo:background-color="#80FFFF"/>
    </style:style>
    <style:style style:name="P4574" style:parent-style-name="Normalny" style:family="paragraph">
      <style:paragraph-properties fo:text-align="justify" fo:line-height="150%"/>
    </style:style>
    <style:style style:name="T4575" style:parent-style-name="Domyślnaczcionkaakapitu" style:family="text">
      <style:text-properties style:text-underline-type="single" style:text-underline-style="solid" style:text-underline-width="auto" style:text-underline-mode="continuous"/>
    </style:style>
    <style:style style:name="T4576" style:parent-style-name="Domyślnaczcionkaakapitu" style:family="text">
      <style:text-properties fo:background-color="#80FFFF" style:text-underline-type="single" style:text-underline-style="solid" style:text-underline-width="auto" style:text-underline-mode="continuous"/>
    </style:style>
    <style:style style:name="T4577" style:parent-style-name="Domyślnaczcionkaakapitu" style:family="text">
      <style:text-properties style:text-underline-type="single" style:text-underline-style="solid" style:text-underline-width="auto" style:text-underline-mode="continuous"/>
    </style:style>
    <style:style style:name="P4578" style:parent-style-name="Normalny" style:family="paragraph">
      <style:paragraph-properties fo:text-align="justify" fo:line-height="150%" fo:text-indent="0.2479in"/>
    </style:style>
    <style:style style:name="T4579" style:parent-style-name="Domyślnaczcionkaakapitu" style:family="text">
      <style:text-properties fo:background-color="#80FFFF"/>
    </style:style>
    <style:style style:name="T4580" style:parent-style-name="Domyślnaczcionkaakapitu" style:family="text">
      <style:text-properties fo:background-color="#80FFFF"/>
    </style:style>
    <style:style style:name="T4581" style:parent-style-name="Domyślnaczcionkaakapitu" style:family="text">
      <style:text-properties fo:background-color="#80FFFF"/>
    </style:style>
    <style:style style:name="P4582" style:parent-style-name="Normalny" style:family="paragraph">
      <style:paragraph-properties fo:text-align="justify" fo:line-height="150%"/>
    </style:style>
    <style:style style:name="T4583" style:parent-style-name="Domyślnaczcionkaakapitu" style:family="text">
      <style:text-properties style:text-underline-type="single" style:text-underline-style="solid" style:text-underline-width="auto" style:text-underline-mode="continuous"/>
    </style:style>
    <style:style style:name="P4584" style:parent-style-name="Normalny" style:family="paragraph">
      <style:paragraph-properties fo:text-align="justify" fo:line-height="150%" fo:text-indent="0.2479in"/>
    </style:style>
    <style:style style:name="T4585" style:parent-style-name="Domyślnaczcionkaakapitu" style:family="text">
      <style:text-properties fo:background-color="#80FFFF"/>
    </style:style>
    <style:style style:name="P4586" style:parent-style-name="Normalny" style:family="paragraph">
      <style:paragraph-properties fo:text-align="justify" fo:line-height="150%"/>
    </style:style>
    <style:style style:name="T4587" style:parent-style-name="Domyślnaczcionkaakapitu" style:family="text">
      <style:text-properties style:text-underline-type="single" style:text-underline-style="solid" style:text-underline-width="auto" style:text-underline-mode="continuous"/>
    </style:style>
    <style:style style:name="T4588" style:parent-style-name="Domyślnaczcionkaakapitu" style:family="text">
      <style:text-properties fo:background-color="#80FFFF" style:text-underline-type="single" style:text-underline-style="solid" style:text-underline-width="auto" style:text-underline-mode="continuous"/>
    </style:style>
    <style:style style:name="T4589" style:parent-style-name="Domyślnaczcionkaakapitu" style:family="text">
      <style:text-properties style:text-underline-type="single" style:text-underline-style="solid" style:text-underline-width="auto" style:text-underline-mode="continuous"/>
    </style:style>
    <style:style style:name="T4590" style:parent-style-name="Domyślnaczcionkaakapitu" style:family="text">
      <style:text-properties fo:background-color="#80FFFF" style:text-underline-type="single" style:text-underline-style="solid" style:text-underline-width="auto" style:text-underline-mode="continuous"/>
    </style:style>
    <style:style style:name="P4591" style:parent-style-name="Normalny" style:family="paragraph">
      <style:paragraph-properties fo:text-align="justify" fo:line-height="150%" fo:text-indent="0.2479in"/>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P4594" style:parent-style-name="Normalny" style:family="paragraph">
      <style:paragraph-properties fo:text-align="justify" fo:line-height="150%"/>
    </style:style>
    <style:style style:name="T4595" style:parent-style-name="Domyślnaczcionkaakapitu" style:family="text">
      <style:text-properties fo:background-color="#80FFFF"/>
    </style:style>
    <style:style style:name="T4596" style:parent-style-name="Domyślnaczcionkaakapitu" style:family="text">
      <style:text-properties fo:background-color="#80FFFF"/>
    </style:style>
    <style:style style:name="T4597" style:parent-style-name="Domyślnaczcionkaakapitu" style:family="text">
      <style:text-properties fo:background-color="#80FFFF"/>
    </style:style>
    <style:style style:name="P4598" style:parent-style-name="Normalny" style:family="paragraph">
      <style:paragraph-properties fo:text-align="justify" fo:line-height="150%"/>
    </style:style>
    <style:style style:name="T4599" style:parent-style-name="Domyślnaczcionkaakapitu" style:family="text">
      <style:text-properties fo:background-color="#80FFFF" style:text-underline-type="single" style:text-underline-style="solid" style:text-underline-width="auto" style:text-underline-mode="continuous"/>
    </style:style>
    <style:style style:name="T4600" style:parent-style-name="Domyślnaczcionkaakapitu" style:family="text">
      <style:text-properties style:text-underline-type="single" style:text-underline-style="solid" style:text-underline-width="auto" style:text-underline-mode="continuous"/>
    </style:style>
    <style:style style:name="T4601" style:parent-style-name="Domyślnaczcionkaakapitu" style:family="text">
      <style:text-properties fo:background-color="#80FFFF" style:text-underline-type="single" style:text-underline-style="solid" style:text-underline-width="auto" style:text-underline-mode="continuous"/>
    </style:style>
    <style:style style:name="T4602" style:parent-style-name="Domyślnaczcionkaakapitu" style:family="text">
      <style:text-properties fo:background-color="#80FFFF" style:text-underline-type="single" style:text-underline-style="solid" style:text-underline-width="auto" style:text-underline-mode="continuous"/>
    </style:style>
    <style:style style:name="T4603" style:parent-style-name="Domyślnaczcionkaakapitu" style:family="text">
      <style:text-properties style:text-underline-type="single" style:text-underline-style="solid" style:text-underline-width="auto" style:text-underline-mode="continuous"/>
    </style:style>
    <style:style style:name="T4604" style:parent-style-name="Domyślnaczcionkaakapitu" style:family="text">
      <style:text-properties fo:background-color="#80FFFF" style:text-underline-type="single" style:text-underline-style="solid" style:text-underline-width="auto" style:text-underline-mode="continuous"/>
    </style:style>
    <style:style style:name="T4605" style:parent-style-name="Domyślnaczcionkaakapitu" style:family="text">
      <style:text-properties style:text-underline-type="single" style:text-underline-style="solid" style:text-underline-width="auto" style:text-underline-mode="continuous"/>
    </style:style>
    <style:style style:name="T4606" style:parent-style-name="Domyślnaczcionkaakapitu" style:family="text">
      <style:text-properties fo:background-color="#80FFFF" style:text-underline-type="single" style:text-underline-style="solid" style:text-underline-width="auto" style:text-underline-mode="continuous"/>
    </style:style>
    <style:style style:name="P4607" style:parent-style-name="Normalny" style:family="paragraph">
      <style:paragraph-properties fo:text-align="justify" fo:line-height="150%" fo:text-indent="0.2479in"/>
    </style:style>
    <style:style style:name="P4608" style:parent-style-name="Normalny" style:family="paragraph">
      <style:paragraph-properties fo:text-align="justify" fo:line-height="150%"/>
    </style:style>
    <style:style style:name="T4609" style:parent-style-name="Domyślnaczcionkaakapitu" style:family="text">
      <style:text-properties fo:background-color="#80FFFF"/>
    </style:style>
    <style:style style:name="P4610" style:parent-style-name="Normalny" style:family="paragraph">
      <style:paragraph-properties fo:text-align="justify" fo:line-height="150%"/>
    </style:style>
    <style:style style:name="T4611" style:parent-style-name="Domyślnaczcionkaakapitu" style:family="text">
      <style:text-properties fo:background-color="#80FFFF"/>
    </style:style>
    <style:style style:name="P4612" style:parent-style-name="Normalny" style:family="paragraph">
      <style:paragraph-properties fo:text-align="justify" fo:line-height="150%"/>
    </style:style>
    <style:style style:name="T4613" style:parent-style-name="Domyślnaczcionkaakapitu" style:family="text">
      <style:text-properties style:text-underline-type="single" style:text-underline-style="solid" style:text-underline-width="auto" style:text-underline-mode="continuous"/>
    </style:style>
    <style:style style:name="T4614" style:parent-style-name="Domyślnaczcionkaakapitu" style:family="text">
      <style:text-properties fo:background-color="#80FFFF" style:text-underline-type="single" style:text-underline-style="solid" style:text-underline-width="auto" style:text-underline-mode="continuous"/>
    </style:style>
    <style:style style:name="T4615" style:parent-style-name="Domyślnaczcionkaakapitu" style:family="text">
      <style:text-properties style:text-underline-type="single" style:text-underline-style="solid" style:text-underline-width="auto" style:text-underline-mode="continuous"/>
    </style:style>
    <style:style style:name="T4616" style:parent-style-name="Domyślnaczcionkaakapitu" style:family="text">
      <style:text-properties fo:background-color="#80FFFF" style:text-underline-type="single" style:text-underline-style="solid" style:text-underline-width="auto" style:text-underline-mode="continuous"/>
    </style:style>
    <style:style style:name="T4617" style:parent-style-name="Domyślnaczcionkaakapitu" style:family="text">
      <style:text-properties style:text-underline-type="single" style:text-underline-style="solid" style:text-underline-width="auto" style:text-underline-mode="continuous"/>
    </style:style>
    <style:style style:name="T4618" style:parent-style-name="Domyślnaczcionkaakapitu" style:family="text">
      <style:text-properties fo:background-color="#80FFFF" style:text-underline-type="single" style:text-underline-style="solid" style:text-underline-width="auto" style:text-underline-mode="continuous"/>
    </style:style>
    <style:style style:name="T4619" style:parent-style-name="Domyślnaczcionkaakapitu" style:family="text">
      <style:text-properties style:text-underline-type="single" style:text-underline-style="solid" style:text-underline-width="auto" style:text-underline-mode="continuous"/>
    </style:style>
    <style:style style:name="P4620" style:parent-style-name="Normalny" style:family="paragraph">
      <style:paragraph-properties fo:text-align="justify" fo:line-height="150%" fo:text-indent="0.2479in"/>
    </style:style>
    <style:style style:name="T4621" style:parent-style-name="Domyślnaczcionkaakapitu" style:family="text">
      <style:text-properties fo:background-color="#80FFFF"/>
    </style:style>
    <style:style style:name="P4622" style:parent-style-name="Normalny" style:family="paragraph">
      <style:paragraph-properties fo:text-align="justify" fo:line-height="150%"/>
    </style:style>
    <style:style style:name="T4623" style:parent-style-name="Domyślnaczcionkaakapitu" style:family="text">
      <style:text-properties fo:background-color="#80FFFF"/>
    </style:style>
    <style:style style:name="P4624" style:parent-style-name="Normalny" style:family="paragraph">
      <style:paragraph-properties fo:text-align="justify" fo:line-height="150%"/>
    </style:style>
    <style:style style:name="T4625" style:parent-style-name="Domyślnaczcionkaakapitu" style:family="text">
      <style:text-properties style:text-underline-type="single" style:text-underline-style="solid" style:text-underline-width="auto" style:text-underline-mode="continuous"/>
    </style:style>
    <style:style style:name="T4626" style:parent-style-name="Domyślnaczcionkaakapitu" style:family="text">
      <style:text-properties fo:background-color="#80FFFF" style:text-underline-type="single" style:text-underline-style="solid" style:text-underline-width="auto" style:text-underline-mode="continuous"/>
    </style:style>
    <style:style style:name="T4627" style:parent-style-name="Domyślnaczcionkaakapitu" style:family="text">
      <style:text-properties style:text-underline-type="single" style:text-underline-style="solid" style:text-underline-width="auto" style:text-underline-mode="continuous"/>
    </style:style>
    <style:style style:name="T4628" style:parent-style-name="Domyślnaczcionkaakapitu" style:family="text">
      <style:text-properties fo:background-color="#80FFFF" style:text-underline-type="single" style:text-underline-style="solid" style:text-underline-width="auto" style:text-underline-mode="continuous"/>
    </style:style>
    <style:style style:name="T4629" style:parent-style-name="Domyślnaczcionkaakapitu" style:family="text">
      <style:text-properties style:text-underline-type="single" style:text-underline-style="solid" style:text-underline-width="auto" style:text-underline-mode="continuous"/>
    </style:style>
    <style:style style:name="P4630" style:parent-style-name="Normalny" style:family="paragraph">
      <style:paragraph-properties fo:text-align="justify" fo:line-height="150%" fo:text-indent="0.2479in"/>
    </style:style>
    <style:style style:name="T4631" style:parent-style-name="Domyślnaczcionkaakapitu" style:family="text">
      <style:text-properties fo:background-color="#80FFFF"/>
    </style:style>
    <style:style style:name="T4632" style:parent-style-name="Domyślnaczcionkaakapitu" style:family="text">
      <style:text-properties fo:background-color="#80FFFF"/>
    </style:style>
    <style:style style:name="P4633" style:parent-style-name="Normalny" style:family="paragraph">
      <style:paragraph-properties fo:text-align="justify" fo:line-height="150%"/>
    </style:style>
    <style:style style:name="T4634" style:parent-style-name="Domyślnaczcionkaakapitu" style:family="text">
      <style:text-properties style:text-underline-type="single" style:text-underline-style="solid" style:text-underline-width="auto" style:text-underline-mode="continuous"/>
    </style:style>
    <style:style style:name="T4635" style:parent-style-name="Domyślnaczcionkaakapitu" style:family="text">
      <style:text-properties fo:background-color="#80FFFF" style:text-underline-type="single" style:text-underline-style="solid" style:text-underline-width="auto" style:text-underline-mode="continuous"/>
    </style:style>
    <style:style style:name="T4636" style:parent-style-name="Domyślnaczcionkaakapitu" style:family="text">
      <style:text-properties style:text-underline-type="single" style:text-underline-style="solid" style:text-underline-width="auto" style:text-underline-mode="continuous"/>
    </style:style>
    <style:style style:name="T4637" style:parent-style-name="Domyślnaczcionkaakapitu" style:family="text">
      <style:text-properties fo:background-color="#80FFFF" style:text-underline-type="single" style:text-underline-style="solid" style:text-underline-width="auto" style:text-underline-mode="continuous"/>
    </style:style>
    <style:style style:name="T4638" style:parent-style-name="Domyślnaczcionkaakapitu" style:family="text">
      <style:text-properties style:text-underline-type="single" style:text-underline-style="solid" style:text-underline-width="auto" style:text-underline-mode="continuous"/>
    </style:style>
    <style:style style:name="P4639" style:parent-style-name="Normalny" style:family="paragraph">
      <style:paragraph-properties fo:text-align="justify" fo:line-height="150%" fo:text-indent="0.2479in"/>
    </style:style>
    <style:style style:name="T4640" style:parent-style-name="Domyślnaczcionkaakapitu" style:family="text">
      <style:text-properties fo:background-color="#80FFFF"/>
    </style:style>
    <style:style style:name="T4641" style:parent-style-name="Domyślnaczcionkaakapitu" style:family="text">
      <style:text-properties fo:background-color="#80FFFF"/>
    </style:style>
    <style:style style:name="P4642" style:parent-style-name="Normalny" style:family="paragraph">
      <style:paragraph-properties fo:text-align="justify" fo:line-height="150%"/>
    </style:style>
    <style:style style:name="T4643" style:parent-style-name="Domyślnaczcionkaakapitu" style:family="text">
      <style:text-properties fo:background-color="#80FFFF" style:text-underline-type="single" style:text-underline-style="solid" style:text-underline-width="auto" style:text-underline-mode="continuous"/>
    </style:style>
    <style:style style:name="T4644" style:parent-style-name="Domyślnaczcionkaakapitu" style:family="text">
      <style:text-properties style:text-underline-type="single" style:text-underline-style="solid" style:text-underline-width="auto" style:text-underline-mode="continuous"/>
    </style:style>
    <style:style style:name="T4645" style:parent-style-name="Domyślnaczcionkaakapitu" style:family="text">
      <style:text-properties fo:background-color="#80FFFF" style:text-underline-type="single" style:text-underline-style="solid" style:text-underline-width="auto" style:text-underline-mode="continuous"/>
    </style:style>
    <style:style style:name="T4646" style:parent-style-name="Domyślnaczcionkaakapitu" style:family="text">
      <style:text-properties style:text-underline-type="single" style:text-underline-style="solid" style:text-underline-width="auto" style:text-underline-mode="continuous"/>
    </style:style>
    <style:style style:name="T4647" style:parent-style-name="Domyślnaczcionkaakapitu" style:family="text">
      <style:text-properties fo:background-color="#80FFFF" style:text-underline-type="single" style:text-underline-style="solid" style:text-underline-width="auto" style:text-underline-mode="continuous"/>
    </style:style>
    <style:style style:name="T4648" style:parent-style-name="Domyślnaczcionkaakapitu" style:family="text">
      <style:text-properties style:text-underline-type="single" style:text-underline-style="solid" style:text-underline-width="auto" style:text-underline-mode="continuous"/>
    </style:style>
    <style:style style:name="T4649" style:parent-style-name="Domyślnaczcionkaakapitu" style:family="text">
      <style:text-properties fo:background-color="#80FFFF" style:text-underline-type="single" style:text-underline-style="solid" style:text-underline-width="auto" style:text-underline-mode="continuous"/>
    </style:style>
    <style:style style:name="T4650" style:parent-style-name="Domyślnaczcionkaakapitu" style:family="text">
      <style:text-properties style:text-underline-type="single" style:text-underline-style="solid" style:text-underline-width="auto" style:text-underline-mode="continuous"/>
    </style:style>
    <style:style style:name="T4651" style:parent-style-name="Domyślnaczcionkaakapitu" style:family="text">
      <style:text-properties fo:background-color="#80FFFF" style:text-underline-type="single" style:text-underline-style="solid" style:text-underline-width="auto" style:text-underline-mode="continuous"/>
    </style:style>
    <style:style style:name="T4652" style:parent-style-name="Domyślnaczcionkaakapitu" style:family="text">
      <style:text-properties style:text-underline-type="single" style:text-underline-style="solid" style:text-underline-width="auto" style:text-underline-mode="continuous"/>
    </style:style>
    <style:style style:name="P4653" style:parent-style-name="Normalny" style:family="paragraph">
      <style:paragraph-properties fo:text-align="justify" fo:line-height="150%" fo:text-indent="0.2479in"/>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T4658" style:parent-style-name="Domyślnaczcionkaakapitu" style:family="text">
      <style:text-properties fo:background-color="#80FFFF"/>
    </style:style>
    <style:style style:name="T4659" style:parent-style-name="Domyślnaczcionkaakapitu" style:family="text">
      <style:text-properties fo:background-color="#80FFFF"/>
    </style:style>
    <style:style style:name="T4660" style:parent-style-name="Domyślnaczcionkaakapitu" style:family="text">
      <style:text-properties fo:background-color="#80FFFF"/>
    </style:style>
    <style:style style:name="T4661" style:parent-style-name="Domyślnaczcionkaakapitu" style:family="text">
      <style:text-properties fo:background-color="#80FFFF"/>
    </style:style>
    <style:style style:name="P4662" style:parent-style-name="Normalny" style:family="paragraph">
      <style:paragraph-properties fo:text-align="justify" fo:line-height="150%"/>
    </style:style>
    <style:style style:name="P4663" style:parent-style-name="Normalny" style:family="paragraph">
      <style:paragraph-properties fo:text-align="justify" fo:line-height="150%"/>
    </style:style>
    <style:style style:name="T4664" style:parent-style-name="Domyślnaczcionkaakapitu" style:family="text">
      <style:text-properties fo:background-color="#80FFFF" style:text-underline-type="single" style:text-underline-style="solid" style:text-underline-width="auto" style:text-underline-mode="continuous"/>
    </style:style>
    <style:style style:name="T4665" style:parent-style-name="Domyślnaczcionkaakapitu" style:family="text">
      <style:text-properties style:text-underline-type="single" style:text-underline-style="solid" style:text-underline-width="auto" style:text-underline-mode="continuous"/>
    </style:style>
    <style:style style:name="P4666" style:parent-style-name="Normalny" style:family="paragraph">
      <style:paragraph-properties fo:text-align="justify" fo:line-height="150%" fo:text-indent="0.2479in"/>
    </style:style>
    <style:style style:name="P4667" style:parent-style-name="Normalny" style:family="paragraph">
      <style:paragraph-properties fo:text-align="justify" fo:line-height="150%"/>
    </style:style>
    <style:style style:name="T4668" style:parent-style-name="Domyślnaczcionkaakapitu" style:family="text">
      <style:text-properties style:text-underline-type="single" style:text-underline-style="solid" style:text-underline-width="auto" style:text-underline-mode="continuous"/>
    </style:style>
    <style:style style:name="P4669" style:parent-style-name="Normalny" style:family="paragraph">
      <style:paragraph-properties fo:text-align="justify" fo:line-height="150%" fo:text-indent="0.2479in"/>
    </style:style>
    <style:style style:name="T4670" style:parent-style-name="Domyślnaczcionkaakapitu" style:family="text">
      <style:text-properties fo:background-color="#80FFFF"/>
    </style:style>
    <style:style style:name="T4671" style:parent-style-name="Domyślnaczcionkaakapitu" style:family="text">
      <style:text-properties fo:background-color="#80FFFF"/>
    </style:style>
    <style:style style:name="P4672" style:parent-style-name="Normalny" style:family="paragraph">
      <style:paragraph-properties fo:text-align="justify" fo:line-height="150%"/>
    </style:style>
    <style:style style:name="T4673" style:parent-style-name="Domyślnaczcionkaakapitu" style:family="text">
      <style:text-properties style:text-underline-type="single" style:text-underline-style="solid" style:text-underline-width="auto" style:text-underline-mode="continuous"/>
    </style:style>
    <style:style style:name="T4674" style:parent-style-name="Domyślnaczcionkaakapitu" style:family="text">
      <style:text-properties fo:background-color="#80FFFF" style:text-underline-type="single" style:text-underline-style="solid" style:text-underline-width="auto" style:text-underline-mode="continuous"/>
    </style:style>
    <style:style style:name="T4675" style:parent-style-name="Domyślnaczcionkaakapitu" style:family="text">
      <style:text-properties style:text-underline-type="single" style:text-underline-style="solid" style:text-underline-width="auto" style:text-underline-mode="continuous"/>
    </style:style>
    <style:style style:name="T4676" style:parent-style-name="Domyślnaczcionkaakapitu" style:family="text">
      <style:text-properties fo:background-color="#80FFFF" style:text-underline-type="single" style:text-underline-style="solid" style:text-underline-width="auto" style:text-underline-mode="continuous"/>
    </style:style>
    <style:style style:name="T4677" style:parent-style-name="Domyślnaczcionkaakapitu" style:family="text">
      <style:text-properties style:text-underline-type="single" style:text-underline-style="solid" style:text-underline-width="auto" style:text-underline-mode="continuous"/>
    </style:style>
    <style:style style:name="P4678" style:parent-style-name="Normalny" style:family="paragraph">
      <style:paragraph-properties fo:text-align="justify" fo:line-height="150%" fo:text-indent="0.2479in"/>
    </style:style>
    <style:style style:name="T4679" style:parent-style-name="Domyślnaczcionkaakapitu" style:family="text">
      <style:text-properties fo:background-color="#80FFFF"/>
    </style:style>
    <style:style style:name="P4680" style:parent-style-name="Normalny" style:family="paragraph">
      <style:paragraph-properties fo:text-align="justify" fo:line-height="150%"/>
    </style:style>
    <style:style style:name="T4681" style:parent-style-name="Domyślnaczcionkaakapitu" style:family="text">
      <style:text-properties style:text-underline-type="single" style:text-underline-style="solid" style:text-underline-width="auto" style:text-underline-mode="continuous"/>
    </style:style>
    <style:style style:name="P4682" style:parent-style-name="Normalny" style:family="paragraph">
      <style:paragraph-properties fo:text-align="justify" fo:line-height="150%" fo:text-indent="0.2479in"/>
    </style:style>
    <style:style style:name="T4683" style:parent-style-name="Domyślnaczcionkaakapitu" style:family="text">
      <style:text-properties fo:background-color="#80FFFF"/>
    </style:style>
    <style:style style:name="P4684" style:parent-style-name="Normalny" style:family="paragraph">
      <style:paragraph-properties fo:text-align="justify" fo:line-height="150%"/>
    </style:style>
    <style:style style:name="T4685" style:parent-style-name="Domyślnaczcionkaakapitu" style:family="text">
      <style:text-properties style:text-underline-type="single" style:text-underline-style="solid" style:text-underline-width="auto" style:text-underline-mode="continuous"/>
    </style:style>
    <style:style style:name="T4686" style:parent-style-name="Domyślnaczcionkaakapitu" style:family="text">
      <style:text-properties fo:background-color="#80FFFF" style:text-underline-type="single" style:text-underline-style="solid" style:text-underline-width="auto" style:text-underline-mode="continuous"/>
    </style:style>
    <style:style style:name="T4687" style:parent-style-name="Domyślnaczcionkaakapitu" style:family="text">
      <style:text-properties style:text-underline-type="single" style:text-underline-style="solid" style:text-underline-width="auto" style:text-underline-mode="continuous"/>
    </style:style>
    <style:style style:name="T4688" style:parent-style-name="Domyślnaczcionkaakapitu" style:family="text">
      <style:text-properties fo:background-color="#80FFFF" style:text-underline-type="single" style:text-underline-style="solid" style:text-underline-width="auto" style:text-underline-mode="continuous"/>
    </style:style>
    <style:style style:name="T4689" style:parent-style-name="Domyślnaczcionkaakapitu" style:family="text">
      <style:text-properties style:text-underline-type="single" style:text-underline-style="solid" style:text-underline-width="auto" style:text-underline-mode="continuous"/>
    </style:style>
    <style:style style:name="P4690" style:parent-style-name="Normalny" style:family="paragraph">
      <style:paragraph-properties fo:text-align="justify" fo:line-height="150%" fo:text-indent="0.2479in"/>
    </style:style>
    <style:style style:name="T4691" style:parent-style-name="Domyślnaczcionkaakapitu" style:family="text">
      <style:text-properties fo:background-color="#80FFFF"/>
    </style:style>
    <style:style style:name="P4692" style:parent-style-name="Normalny" style:family="paragraph">
      <style:paragraph-properties fo:text-align="justify" fo:line-height="150%"/>
    </style:style>
    <style:style style:name="T4693" style:parent-style-name="Domyślnaczcionkaakapitu" style:family="text">
      <style:text-properties style:text-underline-type="single" style:text-underline-style="solid" style:text-underline-width="auto" style:text-underline-mode="continuous"/>
    </style:style>
    <style:style style:name="P4694" style:parent-style-name="Normalny" style:family="paragraph">
      <style:paragraph-properties fo:text-align="justify" fo:line-height="150%" fo:text-indent="0.2479in"/>
    </style:style>
    <style:style style:name="T4695" style:parent-style-name="Domyślnaczcionkaakapitu" style:family="text">
      <style:text-properties fo:background-color="#80FFFF"/>
    </style:style>
    <style:style style:name="T4696" style:parent-style-name="Domyślnaczcionkaakapitu" style:family="text">
      <style:text-properties fo:background-color="#80FFFF"/>
    </style:style>
    <style:style style:name="T4697" style:parent-style-name="Domyślnaczcionkaakapitu" style:family="text">
      <style:text-properties fo:background-color="#80FFFF"/>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T4701" style:parent-style-name="Domyślnaczcionkaakapitu" style:family="text">
      <style:text-properties fo:background-color="#80FFFF"/>
    </style:style>
    <style:style style:name="T4702" style:parent-style-name="Domyślnaczcionkaakapitu" style:family="text">
      <style:text-properties fo:background-color="#80FFFF"/>
    </style:style>
    <style:style style:name="T4703" style:parent-style-name="Domyślnaczcionkaakapitu" style:family="text">
      <style:text-properties fo:background-color="#80FFFF"/>
    </style:style>
    <style:style style:name="T4704" style:parent-style-name="Domyślnaczcionkaakapitu" style:family="text">
      <style:text-properties fo:background-color="#80FFFF"/>
    </style:style>
    <style:style style:name="P4705" style:parent-style-name="Normalny" style:family="paragraph">
      <style:paragraph-properties fo:text-align="justify" fo:line-height="150%"/>
    </style:style>
    <style:style style:name="T4706" style:parent-style-name="Domyślnaczcionkaakapitu" style:family="text">
      <style:text-properties style:text-underline-type="single" style:text-underline-style="solid" style:text-underline-width="auto" style:text-underline-mode="continuous"/>
    </style:style>
    <style:style style:name="T4707" style:parent-style-name="Domyślnaczcionkaakapitu" style:family="text">
      <style:text-properties fo:background-color="#80FFFF" style:text-underline-type="single" style:text-underline-style="solid" style:text-underline-width="auto" style:text-underline-mode="continuous"/>
    </style:style>
    <style:style style:name="T4708" style:parent-style-name="Domyślnaczcionkaakapitu" style:family="text">
      <style:text-properties style:text-underline-type="single" style:text-underline-style="solid" style:text-underline-width="auto" style:text-underline-mode="continuous"/>
    </style:style>
    <style:style style:name="P4709" style:parent-style-name="Normalny" style:family="paragraph">
      <style:paragraph-properties fo:text-align="justify" fo:line-height="150%" fo:text-indent="0.2479in"/>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P4712" style:parent-style-name="Normalny" style:family="paragraph">
      <style:paragraph-properties fo:text-align="justify" fo:line-height="150%"/>
    </style:style>
    <style:style style:name="T4713" style:parent-style-name="Domyślnaczcionkaakapitu" style:family="text">
      <style:text-properties style:text-underline-type="single" style:text-underline-style="solid" style:text-underline-width="auto" style:text-underline-mode="continuous"/>
    </style:style>
    <style:style style:name="P4714" style:parent-style-name="Normalny" style:family="paragraph">
      <style:paragraph-properties fo:text-align="justify" fo:line-height="150%" fo:text-indent="0.2479in"/>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T4717" style:parent-style-name="Domyślnaczcionkaakapitu" style:family="text">
      <style:text-properties fo:background-color="#80FFFF"/>
    </style:style>
    <style:style style:name="P4718" style:parent-style-name="Normalny" style:family="paragraph">
      <style:paragraph-properties fo:text-align="justify" fo:line-height="150%"/>
    </style:style>
    <style:style style:name="T4719" style:parent-style-name="Domyślnaczcionkaakapitu" style:family="text">
      <style:text-properties fo:background-color="#80FFFF"/>
    </style:style>
    <style:style style:name="T4720" style:parent-style-name="Domyślnaczcionkaakapitu" style:family="text">
      <style:text-properties fo:background-color="#80FFFF"/>
    </style:style>
    <style:style style:name="T4721" style:parent-style-name="Domyślnaczcionkaakapitu" style:family="text">
      <style:text-properties fo:background-color="#80FFFF"/>
    </style:style>
    <style:style style:name="T4722" style:parent-style-name="Domyślnaczcionkaakapitu" style:family="text">
      <style:text-properties fo:background-color="#80FFFF"/>
    </style:style>
    <style:style style:name="T4723" style:parent-style-name="Domyślnaczcionkaakapitu" style:family="text">
      <style:text-properties fo:background-color="#80FFFF"/>
    </style:style>
    <style:style style:name="P4724" style:parent-style-name="Normalny" style:family="paragraph">
      <style:paragraph-properties fo:text-align="justify" fo:line-height="150%"/>
    </style:style>
    <style:style style:name="T4725" style:parent-style-name="Domyślnaczcionkaakapitu" style:family="text">
      <style:text-properties style:text-underline-type="single" style:text-underline-style="solid" style:text-underline-width="auto" style:text-underline-mode="continuous"/>
    </style:style>
    <style:style style:name="T4726" style:parent-style-name="Domyślnaczcionkaakapitu" style:family="text">
      <style:text-properties fo:background-color="#80FFFF" style:text-underline-type="single" style:text-underline-style="solid" style:text-underline-width="auto" style:text-underline-mode="continuous"/>
    </style:style>
    <style:style style:name="T4727" style:parent-style-name="Domyślnaczcionkaakapitu" style:family="text">
      <style:text-properties style:text-underline-type="single" style:text-underline-style="solid" style:text-underline-width="auto" style:text-underline-mode="continuous"/>
    </style:style>
    <style:style style:name="P4728" style:parent-style-name="Normalny" style:family="paragraph">
      <style:paragraph-properties fo:text-align="justify" fo:line-height="150%" fo:text-indent="0.2479in"/>
    </style:style>
    <style:style style:name="T4729" style:parent-style-name="Domyślnaczcionkaakapitu" style:family="text">
      <style:text-properties fo:background-color="#80FFFF"/>
    </style:style>
    <style:style style:name="T4730" style:parent-style-name="Domyślnaczcionkaakapitu" style:family="text">
      <style:text-properties fo:background-color="#80FFFF"/>
    </style:style>
    <style:style style:name="P4731" style:parent-style-name="Normalny" style:family="paragraph">
      <style:paragraph-properties fo:text-align="justify" fo:line-height="150%"/>
    </style:style>
    <style:style style:name="P4732" style:parent-style-name="Normalny" style:family="paragraph">
      <style:paragraph-properties fo:text-align="justify" fo:line-height="150%"/>
    </style:style>
    <style:style style:name="T4733" style:parent-style-name="Domyślnaczcionkaakapitu" style:family="text">
      <style:text-properties style:text-underline-type="single" style:text-underline-style="solid" style:text-underline-width="auto" style:text-underline-mode="continuous"/>
    </style:style>
    <style:style style:name="P4734" style:parent-style-name="Normalny" style:family="paragraph">
      <style:paragraph-properties fo:text-align="justify" fo:line-height="150%" fo:text-indent="0.2479in"/>
    </style:style>
    <style:style style:name="T4735" style:parent-style-name="Domyślnaczcionkaakapitu" style:family="text">
      <style:text-properties fo:background-color="#80FFFF"/>
    </style:style>
    <style:style style:name="P4736" style:parent-style-name="Normalny" style:family="paragraph">
      <style:paragraph-properties fo:text-align="justify" fo:line-height="150%"/>
    </style:style>
    <style:style style:name="T4737" style:parent-style-name="Domyślnaczcionkaakapitu" style:family="text">
      <style:text-properties fo:background-color="#80FFFF" style:text-underline-type="single" style:text-underline-style="solid" style:text-underline-width="auto" style:text-underline-mode="continuous"/>
    </style:style>
    <style:style style:name="T4738" style:parent-style-name="Domyślnaczcionkaakapitu" style:family="text">
      <style:text-properties style:text-underline-type="single" style:text-underline-style="solid" style:text-underline-width="auto" style:text-underline-mode="continuous"/>
    </style:style>
    <style:style style:name="T4739" style:parent-style-name="Domyślnaczcionkaakapitu" style:family="text">
      <style:text-properties fo:background-color="#80FFFF" style:text-underline-type="single" style:text-underline-style="solid" style:text-underline-width="auto" style:text-underline-mode="continuous"/>
    </style:style>
    <style:style style:name="T4740" style:parent-style-name="Domyślnaczcionkaakapitu" style:family="text">
      <style:text-properties style:text-underline-type="single" style:text-underline-style="solid" style:text-underline-width="auto" style:text-underline-mode="continuous"/>
    </style:style>
    <style:style style:name="T4741" style:parent-style-name="Domyślnaczcionkaakapitu" style:family="text">
      <style:text-properties fo:background-color="#80FFFF" style:text-underline-type="single" style:text-underline-style="solid" style:text-underline-width="auto" style:text-underline-mode="continuous"/>
    </style:style>
    <style:style style:name="T4742" style:parent-style-name="Domyślnaczcionkaakapitu" style:family="text">
      <style:text-properties style:text-underline-type="single" style:text-underline-style="solid" style:text-underline-width="auto" style:text-underline-mode="continuous"/>
    </style:style>
    <style:style style:name="P4743" style:parent-style-name="Normalny" style:family="paragraph">
      <style:paragraph-properties fo:text-align="justify" fo:line-height="150%" fo:text-indent="0.2479in"/>
    </style:style>
    <style:style style:name="T4744" style:parent-style-name="Domyślnaczcionkaakapitu" style:family="text">
      <style:text-properties fo:background-color="#80FFFF"/>
    </style:style>
    <style:style style:name="P4745" style:parent-style-name="Normalny" style:family="paragraph">
      <style:paragraph-properties fo:text-align="justify" fo:line-height="150%" fo:text-indent="0.2479in"/>
    </style:style>
    <style:style style:name="T4746" style:parent-style-name="Domyślnaczcionkaakapitu" style:family="text">
      <style:text-properties fo:background-color="#80FFFF"/>
    </style:style>
    <style:style style:name="T4747" style:parent-style-name="Domyślnaczcionkaakapitu" style:family="text">
      <style:text-properties fo:background-color="#80FFFF"/>
    </style:style>
    <style:style style:name="T4748" style:parent-style-name="Domyślnaczcionkaakapitu" style:family="text">
      <style:text-properties fo:background-color="#80FFFF"/>
    </style:style>
    <style:style style:name="P4749" style:parent-style-name="Normalny" style:family="paragraph">
      <style:paragraph-properties fo:text-align="justify" fo:line-height="150%"/>
    </style:style>
    <style:style style:name="T4750" style:parent-style-name="Domyślnaczcionkaakapitu" style:family="text">
      <style:text-properties fo:background-color="#80FFFF" style:text-underline-type="single" style:text-underline-style="solid" style:text-underline-width="auto" style:text-underline-mode="continuous"/>
    </style:style>
    <style:style style:name="T4751" style:parent-style-name="Domyślnaczcionkaakapitu" style:family="text">
      <style:text-properties style:text-underline-type="single" style:text-underline-style="solid" style:text-underline-width="auto" style:text-underline-mode="continuous"/>
    </style:style>
    <style:style style:name="P4752" style:parent-style-name="Normalny" style:family="paragraph">
      <style:paragraph-properties fo:text-align="justify" fo:line-height="150%" fo:text-indent="0.2479in"/>
    </style:style>
    <style:style style:name="T4753" style:parent-style-name="Domyślnaczcionkaakapitu" style:family="text">
      <style:text-properties fo:background-color="#80FFFF"/>
    </style:style>
    <style:style style:name="T4754" style:parent-style-name="Domyślnaczcionkaakapitu" style:family="text">
      <style:text-properties fo:background-color="#80FFFF"/>
    </style:style>
    <style:style style:name="P4755" style:parent-style-name="Normalny" style:family="paragraph">
      <style:paragraph-properties fo:text-align="justify" fo:line-height="150%" fo:text-indent="0.2479in"/>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T4759" style:parent-style-name="Domyślnaczcionkaakapitu" style:family="text">
      <style:text-properties fo:background-color="#80FFFF"/>
    </style:style>
    <style:style style:name="T4760" style:parent-style-name="Domyślnaczcionkaakapitu" style:family="text">
      <style:text-properties fo:background-color="#80FFFF"/>
    </style:style>
    <style:style style:name="P4761" style:parent-style-name="Normalny" style:family="paragraph">
      <style:paragraph-properties fo:text-align="justify" fo:line-height="150%" fo:text-indent="0.2479in"/>
    </style:style>
    <style:style style:name="T4762" style:parent-style-name="Domyślnaczcionkaakapitu" style:family="text">
      <style:text-properties fo:background-color="#80FFFF"/>
    </style:style>
    <style:style style:name="T4763" style:parent-style-name="Domyślnaczcionkaakapitu" style:family="text">
      <style:text-properties fo:background-color="#80FFFF"/>
    </style:style>
    <style:style style:name="T4764" style:parent-style-name="Domyślnaczcionkaakapitu" style:family="text">
      <style:text-properties fo:background-color="#80FFFF"/>
    </style:style>
    <style:style style:name="T4765" style:parent-style-name="Domyślnaczcionkaakapitu" style:family="text">
      <style:text-properties fo:background-color="#80FFFF"/>
    </style:style>
    <style:style style:name="P4766" style:parent-style-name="Normalny" style:family="paragraph">
      <style:paragraph-properties fo:text-align="justify" fo:line-height="150%"/>
    </style:style>
    <style:style style:name="T4767" style:parent-style-name="Domyślnaczcionkaakapitu" style:family="text">
      <style:text-properties style:text-underline-type="single" style:text-underline-style="solid" style:text-underline-width="auto" style:text-underline-mode="continuous"/>
    </style:style>
    <style:style style:name="T4768" style:parent-style-name="Domyślnaczcionkaakapitu" style:family="text">
      <style:text-properties fo:background-color="#80FFFF" style:text-underline-type="single" style:text-underline-style="solid" style:text-underline-width="auto" style:text-underline-mode="continuous"/>
    </style:style>
    <style:style style:name="T4769" style:parent-style-name="Domyślnaczcionkaakapitu" style:family="text">
      <style:text-properties style:text-underline-type="single" style:text-underline-style="solid" style:text-underline-width="auto" style:text-underline-mode="continuous"/>
    </style:style>
    <style:style style:name="T4770" style:parent-style-name="Domyślnaczcionkaakapitu" style:family="text">
      <style:text-properties fo:background-color="#80FFFF" style:text-underline-type="single" style:text-underline-style="solid" style:text-underline-width="auto" style:text-underline-mode="continuous"/>
    </style:style>
    <style:style style:name="T4771" style:parent-style-name="Domyślnaczcionkaakapitu" style:family="text">
      <style:text-properties style:text-underline-type="single" style:text-underline-style="solid" style:text-underline-width="auto" style:text-underline-mode="continuous"/>
    </style:style>
    <style:style style:name="P4772" style:parent-style-name="Normalny" style:family="paragraph">
      <style:paragraph-properties fo:text-align="justify" fo:line-height="150%" fo:text-indent="0.2479in"/>
    </style:style>
    <style:style style:name="T4773" style:parent-style-name="Domyślnaczcionkaakapitu" style:family="text">
      <style:text-properties fo:background-color="#80FFFF"/>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P4778" style:parent-style-name="Normalny" style:family="paragraph">
      <style:paragraph-properties fo:text-align="justify" fo:line-height="150%"/>
    </style:style>
    <style:style style:name="T4779" style:parent-style-name="Domyślnaczcionkaakapitu" style:family="text">
      <style:text-properties style:text-underline-type="single" style:text-underline-style="solid" style:text-underline-width="auto" style:text-underline-mode="continuous"/>
    </style:style>
    <style:style style:name="T4780" style:parent-style-name="Domyślnaczcionkaakapitu" style:family="text">
      <style:text-properties fo:background-color="#80FFFF" style:text-underline-type="single" style:text-underline-style="solid" style:text-underline-width="auto" style:text-underline-mode="continuous"/>
    </style:style>
    <style:style style:name="T4781" style:parent-style-name="Domyślnaczcionkaakapitu" style:family="text">
      <style:text-properties style:text-underline-type="single" style:text-underline-style="solid" style:text-underline-width="auto" style:text-underline-mode="continuous"/>
    </style:style>
    <style:style style:name="P4782" style:parent-style-name="Normalny" style:family="paragraph">
      <style:paragraph-properties fo:text-align="justify" fo:line-height="150%" fo:text-indent="0.2479in"/>
    </style:style>
    <style:style style:name="T4783" style:parent-style-name="Domyślnaczcionkaakapitu" style:family="text">
      <style:text-properties fo:background-color="#80FFFF"/>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T4786" style:parent-style-name="Domyślnaczcionkaakapitu" style:family="text">
      <style:text-properties fo:background-color="#80FFFF"/>
    </style:style>
    <style:style style:name="T4787" style:parent-style-name="Domyślnaczcionkaakapitu" style:family="text">
      <style:text-properties fo:background-color="#80FFFF"/>
    </style:style>
    <style:style style:name="P4788" style:parent-style-name="Normalny" style:family="paragraph">
      <style:paragraph-properties fo:text-align="justify" fo:line-height="150%" fo:text-indent="0.2479in"/>
    </style:style>
    <style:style style:name="T4789" style:parent-style-name="Domyślnaczcionkaakapitu" style:family="text">
      <style:text-properties fo:background-color="#80FFFF"/>
    </style:style>
    <style:style style:name="T4790" style:parent-style-name="Domyślnaczcionkaakapitu" style:family="text">
      <style:text-properties fo:background-color="#80FFFF"/>
    </style:style>
    <style:style style:name="P4791" style:parent-style-name="Normalny" style:family="paragraph">
      <style:paragraph-properties fo:text-align="justify" fo:line-height="150%"/>
    </style:style>
    <style:style style:name="T4792" style:parent-style-name="Domyślnaczcionkaakapitu" style:family="text">
      <style:text-properties style:text-underline-type="single" style:text-underline-style="solid" style:text-underline-width="auto" style:text-underline-mode="continuous"/>
    </style:style>
    <style:style style:name="T4793" style:parent-style-name="Domyślnaczcionkaakapitu" style:family="text">
      <style:text-properties fo:background-color="#80FFFF" style:text-underline-type="single" style:text-underline-style="solid" style:text-underline-width="auto" style:text-underline-mode="continuous"/>
    </style:style>
    <style:style style:name="T4794" style:parent-style-name="Domyślnaczcionkaakapitu" style:family="text">
      <style:text-properties style:text-underline-type="single" style:text-underline-style="solid" style:text-underline-width="auto" style:text-underline-mode="continuous"/>
    </style:style>
    <style:style style:name="T4795" style:parent-style-name="Domyślnaczcionkaakapitu" style:family="text">
      <style:text-properties fo:background-color="#80FFFF" style:text-underline-type="single" style:text-underline-style="solid" style:text-underline-width="auto" style:text-underline-mode="continuous"/>
    </style:style>
    <style:style style:name="T4796" style:parent-style-name="Domyślnaczcionkaakapitu" style:family="text">
      <style:text-properties style:text-underline-type="single" style:text-underline-style="solid" style:text-underline-width="auto" style:text-underline-mode="continuous"/>
    </style:style>
    <style:style style:name="T4797" style:parent-style-name="Domyślnaczcionkaakapitu" style:family="text">
      <style:text-properties fo:background-color="#80FFFF" style:text-underline-type="single" style:text-underline-style="solid" style:text-underline-width="auto" style:text-underline-mode="continuous"/>
    </style:style>
    <style:style style:name="P4798" style:parent-style-name="Normalny" style:family="paragraph">
      <style:paragraph-properties fo:text-align="justify" fo:line-height="150%" fo:text-indent="0.2479in"/>
    </style:style>
    <style:style style:name="T4799" style:parent-style-name="Domyślnaczcionkaakapitu" style:family="text">
      <style:text-properties fo:background-color="#80FFFF"/>
    </style:style>
    <style:style style:name="P4800" style:parent-style-name="Normalny" style:family="paragraph">
      <style:paragraph-properties fo:text-align="justify" fo:line-height="150%"/>
    </style:style>
    <style:style style:name="T4801" style:parent-style-name="Domyślnaczcionkaakapitu" style:family="text">
      <style:text-properties style:text-underline-type="single" style:text-underline-style="solid" style:text-underline-width="auto" style:text-underline-mode="continuous"/>
    </style:style>
    <style:style style:name="T4802" style:parent-style-name="Domyślnaczcionkaakapitu" style:family="text">
      <style:text-properties fo:background-color="#80FFFF" style:text-underline-type="single" style:text-underline-style="solid" style:text-underline-width="auto" style:text-underline-mode="continuous"/>
    </style:style>
    <style:style style:name="T4803" style:parent-style-name="Domyślnaczcionkaakapitu" style:family="text">
      <style:text-properties style:text-underline-type="single" style:text-underline-style="solid" style:text-underline-width="auto" style:text-underline-mode="continuous"/>
    </style:style>
    <style:style style:name="T4804" style:parent-style-name="Domyślnaczcionkaakapitu" style:family="text">
      <style:text-properties fo:background-color="#80FFFF" style:text-underline-type="single" style:text-underline-style="solid" style:text-underline-width="auto" style:text-underline-mode="continuous"/>
    </style:style>
    <style:style style:name="T4805" style:parent-style-name="Domyślnaczcionkaakapitu" style:family="text">
      <style:text-properties style:text-underline-type="single" style:text-underline-style="solid" style:text-underline-width="auto" style:text-underline-mode="continuous"/>
    </style:style>
    <style:style style:name="T4806" style:parent-style-name="Domyślnaczcionkaakapitu" style:family="text">
      <style:text-properties fo:background-color="#80FFFF" style:text-underline-type="single" style:text-underline-style="solid" style:text-underline-width="auto" style:text-underline-mode="continuous"/>
    </style:style>
    <style:style style:name="T4807" style:parent-style-name="Domyślnaczcionkaakapitu" style:family="text">
      <style:text-properties style:text-underline-type="single" style:text-underline-style="solid" style:text-underline-width="auto" style:text-underline-mode="continuous"/>
    </style:style>
    <style:style style:name="P4808" style:parent-style-name="Normalny" style:family="paragraph">
      <style:paragraph-properties fo:text-align="justify" fo:line-height="150%" fo:text-indent="0.2479in"/>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T4811" style:parent-style-name="Domyślnaczcionkaakapitu" style:family="text">
      <style:text-properties fo:background-color="#80FFFF"/>
    </style:style>
    <style:style style:name="T4812" style:parent-style-name="Domyślnaczcionkaakapitu" style:family="text">
      <style:text-properties fo:background-color="#80FFFF"/>
    </style:style>
    <style:style style:name="P4813" style:parent-style-name="Normalny" style:family="paragraph">
      <style:paragraph-properties fo:text-align="justify" fo:line-height="150%"/>
    </style:style>
    <style:style style:name="T4814" style:parent-style-name="Domyślnaczcionkaakapitu" style:family="text">
      <style:text-properties fo:background-color="#80FFFF" style:text-underline-type="single" style:text-underline-style="solid" style:text-underline-width="auto" style:text-underline-mode="continuous"/>
    </style:style>
    <style:style style:name="T4815" style:parent-style-name="Domyślnaczcionkaakapitu" style:family="text">
      <style:text-properties style:text-underline-type="single" style:text-underline-style="solid" style:text-underline-width="auto" style:text-underline-mode="continuous"/>
    </style:style>
    <style:style style:name="T4816" style:parent-style-name="Domyślnaczcionkaakapitu" style:family="text">
      <style:text-properties fo:background-color="#80FFFF" style:text-underline-type="single" style:text-underline-style="solid" style:text-underline-width="auto" style:text-underline-mode="continuous"/>
    </style:style>
    <style:style style:name="T4817" style:parent-style-name="Domyślnaczcionkaakapitu" style:family="text">
      <style:text-properties style:text-underline-type="single" style:text-underline-style="solid" style:text-underline-width="auto" style:text-underline-mode="continuous"/>
    </style:style>
    <style:style style:name="P4818" style:parent-style-name="Normalny" style:family="paragraph">
      <style:paragraph-properties fo:text-align="justify" fo:line-height="150%" fo:text-indent="0.2479in"/>
    </style:style>
    <style:style style:name="P4819" style:parent-style-name="Normalny" style:family="paragraph">
      <style:paragraph-properties fo:text-align="justify" fo:line-height="150%"/>
    </style:style>
    <style:style style:name="T4820" style:parent-style-name="Domyślnaczcionkaakapitu" style:family="text">
      <style:text-properties style:text-underline-type="single" style:text-underline-style="solid" style:text-underline-width="auto" style:text-underline-mode="continuous"/>
    </style:style>
    <style:style style:name="P4821" style:parent-style-name="Normalny" style:family="paragraph">
      <style:paragraph-properties fo:text-align="justify" fo:line-height="150%" fo:text-indent="0.2479in"/>
    </style:style>
    <style:style style:name="T4822" style:parent-style-name="Domyślnaczcionkaakapitu" style:family="text">
      <style:text-properties fo:background-color="#80FFFF"/>
    </style:style>
    <style:style style:name="P4823" style:parent-style-name="Normalny" style:family="paragraph">
      <style:paragraph-properties fo:text-align="justify" fo:line-height="150%"/>
    </style:style>
    <style:style style:name="T4824" style:parent-style-name="Domyślnaczcionkaakapitu" style:family="text">
      <style:text-properties fo:background-color="#80FFFF" style:text-underline-type="single" style:text-underline-style="solid" style:text-underline-width="auto" style:text-underline-mode="continuous"/>
    </style:style>
    <style:style style:name="T4825" style:parent-style-name="Domyślnaczcionkaakapitu" style:family="text">
      <style:text-properties style:text-underline-type="single" style:text-underline-style="solid" style:text-underline-width="auto" style:text-underline-mode="continuous"/>
    </style:style>
    <style:style style:name="T4826" style:parent-style-name="Domyślnaczcionkaakapitu" style:family="text">
      <style:text-properties fo:background-color="#80FFFF" style:text-underline-type="single" style:text-underline-style="solid" style:text-underline-width="auto" style:text-underline-mode="continuous"/>
    </style:style>
    <style:style style:name="T4827" style:parent-style-name="Domyślnaczcionkaakapitu" style:family="text">
      <style:text-properties style:text-underline-type="single" style:text-underline-style="solid" style:text-underline-width="auto" style:text-underline-mode="continuous"/>
    </style:style>
    <style:style style:name="P4828" style:parent-style-name="Normalny" style:family="paragraph">
      <style:paragraph-properties fo:text-align="justify" fo:line-height="150%" fo:text-indent="0.2479in"/>
    </style:style>
    <style:style style:name="P4829" style:parent-style-name="Normalny" style:family="paragraph">
      <style:paragraph-properties fo:text-align="justify" fo:line-height="150%"/>
    </style:style>
    <style:style style:name="T4830" style:parent-style-name="Domyślnaczcionkaakapitu" style:family="text">
      <style:text-properties style:text-underline-type="single" style:text-underline-style="solid" style:text-underline-width="auto" style:text-underline-mode="continuous"/>
    </style:style>
    <style:style style:name="T4831" style:parent-style-name="Domyślnaczcionkaakapitu" style:family="text">
      <style:text-properties fo:background-color="#80FFFF" style:text-underline-type="single" style:text-underline-style="solid" style:text-underline-width="auto" style:text-underline-mode="continuous"/>
    </style:style>
    <style:style style:name="T4832" style:parent-style-name="Domyślnaczcionkaakapitu" style:family="text">
      <style:text-properties style:text-underline-type="single" style:text-underline-style="solid" style:text-underline-width="auto" style:text-underline-mode="continuous"/>
    </style:style>
    <style:style style:name="P4833" style:parent-style-name="Normalny" style:family="paragraph">
      <style:paragraph-properties fo:text-align="justify" fo:line-height="150%" fo:text-indent="0.2479in"/>
    </style:style>
    <style:style style:name="P4834" style:parent-style-name="Normalny" style:family="paragraph">
      <style:paragraph-properties fo:text-align="justify" fo:line-height="150%"/>
    </style:style>
    <style:style style:name="T4835" style:parent-style-name="Domyślnaczcionkaakapitu" style:family="text">
      <style:text-properties style:text-underline-type="single" style:text-underline-style="solid" style:text-underline-width="auto" style:text-underline-mode="continuous"/>
    </style:style>
    <style:style style:name="T4836" style:parent-style-name="Domyślnaczcionkaakapitu" style:family="text">
      <style:text-properties fo:background-color="#80FFFF" style:text-underline-type="single" style:text-underline-style="solid" style:text-underline-width="auto" style:text-underline-mode="continuous"/>
    </style:style>
    <style:style style:name="T4837" style:parent-style-name="Domyślnaczcionkaakapitu" style:family="text">
      <style:text-properties style:text-underline-type="single" style:text-underline-style="solid" style:text-underline-width="auto" style:text-underline-mode="continuous"/>
    </style:style>
    <style:style style:name="T4838" style:parent-style-name="Domyślnaczcionkaakapitu" style:family="text">
      <style:text-properties fo:background-color="#80FFFF" style:text-underline-type="single" style:text-underline-style="solid" style:text-underline-width="auto" style:text-underline-mode="continuous"/>
    </style:style>
    <style:style style:name="T4839" style:parent-style-name="Domyślnaczcionkaakapitu" style:family="text">
      <style:text-properties style:text-underline-type="single" style:text-underline-style="solid" style:text-underline-width="auto" style:text-underline-mode="continuous"/>
    </style:style>
    <style:style style:name="P4840" style:parent-style-name="Normalny" style:family="paragraph">
      <style:paragraph-properties fo:text-align="justify" fo:line-height="150%" fo:text-indent="0.2479in"/>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P4843" style:parent-style-name="Normalny" style:family="paragraph">
      <style:paragraph-properties fo:text-align="justify" fo:line-height="150%"/>
    </style:style>
    <style:style style:name="T4844" style:parent-style-name="Domyślnaczcionkaakapitu" style:family="text">
      <style:text-properties style:text-underline-type="single" style:text-underline-style="solid" style:text-underline-width="auto" style:text-underline-mode="continuous"/>
    </style:style>
    <style:style style:name="P4845" style:parent-style-name="Normalny" style:family="paragraph">
      <style:paragraph-properties fo:text-align="justify" fo:line-height="150%" fo:text-indent="0.2479in"/>
    </style:style>
    <style:style style:name="T4846" style:parent-style-name="Domyślnaczcionkaakapitu" style:family="text">
      <style:text-properties fo:background-color="#80FFFF"/>
    </style:style>
    <style:style style:name="T4847" style:parent-style-name="Domyślnaczcionkaakapitu" style:family="text">
      <style:text-properties fo:background-color="#80FFFF"/>
    </style:style>
    <style:style style:name="T4848" style:parent-style-name="Domyślnaczcionkaakapitu" style:family="text">
      <style:text-properties fo:background-color="#80FFFF"/>
    </style:style>
    <style:style style:name="P4849" style:parent-style-name="Normalny" style:family="paragraph">
      <style:paragraph-properties fo:text-align="justify" fo:line-height="150%" fo:text-indent="0.2479in"/>
    </style:style>
    <style:style style:name="T4850" style:parent-style-name="Domyślnaczcionkaakapitu" style:family="text">
      <style:text-properties fo:background-color="#80FFFF"/>
    </style:style>
    <style:style style:name="T4851" style:parent-style-name="Domyślnaczcionkaakapitu" style:family="text">
      <style:text-properties fo:background-color="#80FFFF"/>
    </style:style>
    <style:style style:name="T4852" style:parent-style-name="Domyślnaczcionkaakapitu" style:family="text">
      <style:text-properties fo:background-color="#80FFFF"/>
    </style:style>
    <style:style style:name="T4853" style:parent-style-name="Domyślnaczcionkaakapitu" style:family="text">
      <style:text-properties fo:background-color="#80FFFF"/>
    </style:style>
    <style:style style:name="T4854" style:parent-style-name="Domyślnaczcionkaakapitu" style:family="text">
      <style:text-properties fo:background-color="#80FFFF"/>
    </style:style>
    <style:style style:name="P4855" style:parent-style-name="Normalny" style:family="paragraph">
      <style:paragraph-properties fo:text-align="justify" fo:line-height="150%" fo:text-indent="0.2479in"/>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T4858" style:parent-style-name="Domyślnaczcionkaakapitu" style:family="text">
      <style:text-properties fo:background-color="#80FFFF"/>
    </style:style>
    <style:style style:name="T4859" style:parent-style-name="Domyślnaczcionkaakapitu" style:family="text">
      <style:text-properties fo:background-color="#80FFFF"/>
    </style:style>
    <style:style style:name="P4860" style:parent-style-name="Normalny" style:family="paragraph">
      <style:paragraph-properties fo:text-align="justify" fo:line-height="150%" fo:text-indent="0.2479in"/>
    </style:style>
    <style:style style:name="T4861" style:parent-style-name="Domyślnaczcionkaakapitu" style:family="text">
      <style:text-properties fo:background-color="#80FFFF"/>
    </style:style>
    <style:style style:name="T4862" style:parent-style-name="Domyślnaczcionkaakapitu" style:family="text">
      <style:text-properties fo:background-color="#80FFFF"/>
    </style:style>
    <style:style style:name="T4863" style:parent-style-name="Domyślnaczcionkaakapitu" style:family="text">
      <style:text-properties fo:background-color="#80FFFF"/>
    </style:style>
    <style:style style:name="T4864" style:parent-style-name="Domyślnaczcionkaakapitu" style:family="text">
      <style:text-properties fo:background-color="#80FFFF"/>
    </style:style>
    <style:style style:name="T4865" style:parent-style-name="Domyślnaczcionkaakapitu" style:family="text">
      <style:text-properties fo:background-color="#80FFFF"/>
    </style:style>
    <style:style style:name="P4866" style:parent-style-name="Normalny" style:family="paragraph">
      <style:paragraph-properties fo:text-align="justify" fo:line-height="150%" fo:text-indent="0.2479in"/>
    </style:style>
    <style:style style:name="T4867" style:parent-style-name="Domyślnaczcionkaakapitu" style:family="text">
      <style:text-properties fo:background-color="#80FFFF"/>
    </style:style>
    <style:style style:name="T4868" style:parent-style-name="Domyślnaczcionkaakapitu" style:family="text">
      <style:text-properties fo:background-color="#80FFFF"/>
    </style:style>
    <style:style style:name="T4869" style:parent-style-name="Domyślnaczcionkaakapitu" style:family="text">
      <style:text-properties fo:background-color="#80FFFF"/>
    </style:style>
    <style:style style:name="T4870" style:parent-style-name="Domyślnaczcionkaakapitu" style:family="text">
      <style:text-properties fo:background-color="#80FFFF"/>
    </style:style>
    <style:style style:name="T4871" style:parent-style-name="Domyślnaczcionkaakapitu" style:family="text">
      <style:text-properties fo:background-color="#80FFFF"/>
    </style:style>
    <style:style style:name="T4872" style:parent-style-name="Domyślnaczcionkaakapitu" style:family="text">
      <style:text-properties fo:background-color="#80FFFF"/>
    </style:style>
    <style:style style:name="P4873" style:parent-style-name="Normalny" style:family="paragraph">
      <style:paragraph-properties fo:text-align="justify" fo:line-height="150%" fo:text-indent="0.2479in"/>
    </style:style>
    <style:style style:name="T4874" style:parent-style-name="Domyślnaczcionkaakapitu" style:family="text">
      <style:text-properties fo:background-color="#80FFFF"/>
    </style:style>
    <style:style style:name="T4875" style:parent-style-name="Domyślnaczcionkaakapitu" style:family="text">
      <style:text-properties fo:background-color="#80FFFF"/>
    </style:style>
    <style:style style:name="T4876" style:parent-style-name="Domyślnaczcionkaakapitu" style:family="text">
      <style:text-properties fo:background-color="#80FFFF"/>
    </style:style>
    <style:style style:name="T4877" style:parent-style-name="Domyślnaczcionkaakapitu" style:family="text">
      <style:text-properties fo:background-color="#80FFFF"/>
    </style:style>
    <style:style style:name="T4878" style:parent-style-name="Domyślnaczcionkaakapitu" style:family="text">
      <style:text-properties fo:background-color="#80FFFF"/>
    </style:style>
    <style:style style:name="T4879" style:parent-style-name="Domyślnaczcionkaakapitu" style:family="text">
      <style:text-properties fo:background-color="#80FFFF"/>
    </style:style>
    <style:style style:name="T4880" style:parent-style-name="Domyślnaczcionkaakapitu" style:family="text">
      <style:text-properties fo:background-color="#80FFFF"/>
    </style:style>
    <style:style style:name="P4881" style:parent-style-name="Normalny" style:family="paragraph">
      <style:paragraph-properties fo:text-align="justify" fo:line-height="150%" fo:text-indent="0.2479in"/>
    </style:style>
    <style:style style:name="T4882" style:parent-style-name="Domyślnaczcionkaakapitu" style:family="text">
      <style:text-properties fo:background-color="#80FFFF"/>
    </style:style>
    <style:style style:name="P4883" style:parent-style-name="Normalny" style:family="paragraph">
      <style:paragraph-properties fo:text-align="justify" fo:line-height="150%" fo:text-indent="0.2479in"/>
    </style:style>
    <style:style style:name="T4884" style:parent-style-name="Domyślnaczcionkaakapitu" style:family="text">
      <style:text-properties fo:background-color="#80FFFF"/>
    </style:style>
    <style:style style:name="T4885" style:parent-style-name="Domyślnaczcionkaakapitu" style:family="text">
      <style:text-properties fo:background-color="#80FFFF"/>
    </style:style>
    <style:style style:name="T4886" style:parent-style-name="Domyślnaczcionkaakapitu" style:family="text">
      <style:text-properties fo:background-color="#80FFFF"/>
    </style:style>
    <style:style style:name="P4887" style:parent-style-name="Normalny" style:family="paragraph">
      <style:paragraph-properties fo:text-align="justify" fo:line-height="150%" fo:text-indent="0.2479in"/>
    </style:style>
    <style:style style:name="T4888" style:parent-style-name="Domyślnaczcionkaakapitu" style:family="text">
      <style:text-properties fo:background-color="#80FFFF"/>
    </style:style>
    <style:style style:name="T4889" style:parent-style-name="Domyślnaczcionkaakapitu" style:family="text">
      <style:text-properties fo:background-color="#80FFFF"/>
    </style:style>
    <style:style style:name="T4890" style:parent-style-name="Domyślnaczcionkaakapitu" style:family="text">
      <style:text-properties fo:background-color="#80FFFF"/>
    </style:style>
    <style:style style:name="T4891" style:parent-style-name="Domyślnaczcionkaakapitu" style:family="text">
      <style:text-properties fo:background-color="#80FFFF"/>
    </style:style>
    <style:style style:name="T4892" style:parent-style-name="Domyślnaczcionkaakapitu" style:family="text">
      <style:text-properties fo:background-color="#80FFFF"/>
    </style:style>
    <style:style style:name="T4893" style:parent-style-name="Domyślnaczcionkaakapitu" style:family="text">
      <style:text-properties fo:background-color="#80FFFF"/>
    </style:style>
    <style:style style:name="T4894" style:parent-style-name="Domyślnaczcionkaakapitu" style:family="text">
      <style:text-properties fo:background-color="#80FFFF"/>
    </style:style>
    <style:style style:name="P4895" style:parent-style-name="Normalny" style:family="paragraph">
      <style:paragraph-properties fo:text-align="justify" fo:line-height="150%" fo:text-indent="0.2479in"/>
    </style:style>
    <style:style style:name="T4896" style:parent-style-name="Domyślnaczcionkaakapitu" style:family="text">
      <style:text-properties fo:background-color="#80FFFF"/>
    </style:style>
    <style:style style:name="T4897" style:parent-style-name="Domyślnaczcionkaakapitu" style:family="text">
      <style:text-properties fo:background-color="#80FFFF"/>
    </style:style>
    <style:style style:name="T4898" style:parent-style-name="Domyślnaczcionkaakapitu" style:family="text">
      <style:text-properties fo:background-color="#80FFFF"/>
    </style:style>
    <style:style style:name="T4899" style:parent-style-name="Domyślnaczcionkaakapitu" style:family="text">
      <style:text-properties fo:background-color="#80FFFF"/>
    </style:style>
    <style:style style:name="T4900" style:parent-style-name="Domyślnaczcionkaakapitu" style:family="text">
      <style:text-properties fo:background-color="#80FFFF"/>
    </style:style>
    <style:style style:name="T4901" style:parent-style-name="Domyślnaczcionkaakapitu" style:family="text">
      <style:text-properties fo:background-color="#80FFFF"/>
    </style:style>
    <style:style style:name="P4902" style:parent-style-name="Normalny" style:family="paragraph">
      <style:paragraph-properties fo:text-align="justify" fo:line-height="150%" fo:text-indent="0.2479in"/>
    </style:style>
    <style:style style:name="T4903" style:parent-style-name="Domyślnaczcionkaakapitu" style:family="text">
      <style:text-properties fo:background-color="#80FFFF"/>
    </style:style>
    <style:style style:name="T4904" style:parent-style-name="Domyślnaczcionkaakapitu" style:family="text">
      <style:text-properties fo:background-color="#80FFFF"/>
    </style:style>
    <style:style style:name="P4905" style:parent-style-name="Normalny" style:family="paragraph">
      <style:paragraph-properties fo:text-align="justify" fo:line-height="150%" fo:text-indent="0.2479in"/>
    </style:style>
    <style:style style:name="T4906" style:parent-style-name="Domyślnaczcionkaakapitu" style:family="text">
      <style:text-properties fo:background-color="#80FFFF"/>
    </style:style>
    <style:style style:name="T4907" style:parent-style-name="Domyślnaczcionkaakapitu" style:family="text">
      <style:text-properties fo:background-color="#80FFFF"/>
    </style:style>
    <style:style style:name="T4908" style:parent-style-name="Domyślnaczcionkaakapitu" style:family="text">
      <style:text-properties fo:background-color="#80FFFF"/>
    </style:style>
    <style:style style:name="T4909" style:parent-style-name="Domyślnaczcionkaakapitu" style:family="text">
      <style:text-properties fo:background-color="#80FFFF"/>
    </style:style>
    <style:style style:name="P4910" style:parent-style-name="Normalny" style:family="paragraph">
      <style:paragraph-properties fo:text-align="justify" fo:line-height="150%" fo:text-indent="0.2479in"/>
    </style:style>
    <style:style style:name="T4911" style:parent-style-name="Domyślnaczcionkaakapitu" style:family="text">
      <style:text-properties fo:background-color="#80FFFF"/>
    </style:style>
    <style:style style:name="T4912" style:parent-style-name="Domyślnaczcionkaakapitu" style:family="text">
      <style:text-properties fo:background-color="#80FFFF"/>
    </style:style>
    <style:style style:name="T4913" style:parent-style-name="Domyślnaczcionkaakapitu" style:family="text">
      <style:text-properties fo:background-color="#80FFFF"/>
    </style:style>
    <style:style style:name="T4914" style:parent-style-name="Domyślnaczcionkaakapitu" style:family="text">
      <style:text-properties fo:background-color="#80FFFF"/>
    </style:style>
    <style:style style:name="T4915" style:parent-style-name="Domyślnaczcionkaakapitu" style:family="text">
      <style:text-properties fo:background-color="#80FFFF"/>
    </style:style>
    <style:style style:name="P4916" style:parent-style-name="Normalny" style:family="paragraph">
      <style:paragraph-properties fo:text-align="justify" fo:line-height="150%" fo:text-indent="0.2479in"/>
    </style:style>
    <style:style style:name="T4917" style:parent-style-name="Domyślnaczcionkaakapitu" style:family="text">
      <style:text-properties fo:background-color="#80FFFF"/>
    </style:style>
    <style:style style:name="P4918" style:parent-style-name="Normalny" style:family="paragraph">
      <style:paragraph-properties fo:text-align="justify" fo:line-height="150%"/>
    </style:style>
    <style:style style:name="T4919" style:parent-style-name="Domyślnaczcionkaakapitu" style:family="text">
      <style:text-properties style:text-underline-type="single" style:text-underline-style="solid" style:text-underline-width="auto" style:text-underline-mode="continuous"/>
    </style:style>
    <style:style style:name="T4920" style:parent-style-name="Domyślnaczcionkaakapitu" style:family="text">
      <style:text-properties fo:background-color="#80FFFF" style:text-underline-type="single" style:text-underline-style="solid" style:text-underline-width="auto" style:text-underline-mode="continuous"/>
    </style:style>
    <style:style style:name="T4921" style:parent-style-name="Domyślnaczcionkaakapitu" style:family="text">
      <style:text-properties style:text-underline-type="single" style:text-underline-style="solid" style:text-underline-width="auto" style:text-underline-mode="continuous"/>
    </style:style>
    <style:style style:name="T4922" style:parent-style-name="Domyślnaczcionkaakapitu" style:family="text">
      <style:text-properties fo:background-color="#80FFFF" style:text-underline-type="single" style:text-underline-style="solid" style:text-underline-width="auto" style:text-underline-mode="continuous"/>
    </style:style>
    <style:style style:name="T4923" style:parent-style-name="Domyślnaczcionkaakapitu" style:family="text">
      <style:text-properties style:text-underline-type="single" style:text-underline-style="solid" style:text-underline-width="auto" style:text-underline-mode="continuous"/>
    </style:style>
    <style:style style:name="P4924" style:parent-style-name="Normalny" style:family="paragraph">
      <style:paragraph-properties fo:text-align="justify" fo:line-height="150%" fo:text-indent="0.2479in"/>
    </style:style>
    <style:style style:name="T4925" style:parent-style-name="Domyślnaczcionkaakapitu" style:family="text">
      <style:text-properties fo:background-color="#80FFFF"/>
    </style:style>
    <style:style style:name="T4926" style:parent-style-name="Domyślnaczcionkaakapitu" style:family="text">
      <style:text-properties fo:background-color="#80FFFF"/>
    </style:style>
    <style:style style:name="T4927" style:parent-style-name="Domyślnaczcionkaakapitu" style:family="text">
      <style:text-properties fo:background-color="#80FFFF"/>
    </style:style>
    <style:style style:name="T4928" style:parent-style-name="Domyślnaczcionkaakapitu" style:family="text">
      <style:text-properties fo:background-color="#80FFFF"/>
    </style:style>
    <style:style style:name="P4929" style:parent-style-name="Normalny" style:family="paragraph">
      <style:paragraph-properties fo:text-align="justify" fo:line-height="150%"/>
    </style:style>
    <style:style style:name="T4930" style:parent-style-name="Domyślnaczcionkaakapitu" style:family="text">
      <style:text-properties style:text-underline-type="single" style:text-underline-style="solid" style:text-underline-width="auto" style:text-underline-mode="continuous"/>
    </style:style>
    <style:style style:name="T4931" style:parent-style-name="Domyślnaczcionkaakapitu" style:family="text">
      <style:text-properties fo:background-color="#80FFFF" style:text-underline-type="single" style:text-underline-style="solid" style:text-underline-width="auto" style:text-underline-mode="continuous"/>
    </style:style>
    <style:style style:name="T4932" style:parent-style-name="Domyślnaczcionkaakapitu" style:family="text">
      <style:text-properties style:text-underline-type="single" style:text-underline-style="solid" style:text-underline-width="auto" style:text-underline-mode="continuous"/>
    </style:style>
    <style:style style:name="P4933" style:parent-style-name="Normalny" style:family="paragraph">
      <style:paragraph-properties fo:text-align="justify" fo:line-height="150%" fo:text-indent="0.2479in"/>
    </style:style>
    <style:style style:name="T4934" style:parent-style-name="Domyślnaczcionkaakapitu" style:family="text">
      <style:text-properties fo:background-color="#80FFFF"/>
    </style:style>
    <style:style style:name="T4935" style:parent-style-name="Domyślnaczcionkaakapitu" style:family="text">
      <style:text-properties fo:background-color="#80FFFF"/>
    </style:style>
    <style:style style:name="T4936" style:parent-style-name="Domyślnaczcionkaakapitu" style:family="text">
      <style:text-properties fo:background-color="#80FFFF"/>
    </style:style>
    <style:style style:name="T4937" style:parent-style-name="Domyślnaczcionkaakapitu" style:family="text">
      <style:text-properties fo:background-color="#80FFFF"/>
    </style:style>
    <style:style style:name="P4938" style:parent-style-name="Normalny" style:family="paragraph">
      <style:paragraph-properties fo:text-align="justify" fo:line-height="150%"/>
    </style:style>
    <style:style style:name="T4939" style:parent-style-name="Domyślnaczcionkaakapitu" style:family="text">
      <style:text-properties fo:background-color="#80FFFF" style:text-underline-type="single" style:text-underline-style="solid" style:text-underline-width="auto" style:text-underline-mode="continuous"/>
    </style:style>
    <style:style style:name="T4940" style:parent-style-name="Domyślnaczcionkaakapitu" style:family="text">
      <style:text-properties style:text-underline-type="single" style:text-underline-style="solid" style:text-underline-width="auto" style:text-underline-mode="continuous"/>
    </style:style>
    <style:style style:name="T4941" style:parent-style-name="Domyślnaczcionkaakapitu" style:family="text">
      <style:text-properties fo:background-color="#80FFFF" style:text-underline-type="single" style:text-underline-style="solid" style:text-underline-width="auto" style:text-underline-mode="continuous"/>
    </style:style>
    <style:style style:name="T4942" style:parent-style-name="Domyślnaczcionkaakapitu" style:family="text">
      <style:text-properties style:text-underline-type="single" style:text-underline-style="solid" style:text-underline-width="auto" style:text-underline-mode="continuous"/>
    </style:style>
    <style:style style:name="T4943" style:parent-style-name="Domyślnaczcionkaakapitu" style:family="text">
      <style:text-properties fo:background-color="#80FFFF" style:text-underline-type="single" style:text-underline-style="solid" style:text-underline-width="auto" style:text-underline-mode="continuous"/>
    </style:style>
    <style:style style:name="T4944" style:parent-style-name="Domyślnaczcionkaakapitu" style:family="text">
      <style:text-properties style:text-underline-type="single" style:text-underline-style="solid" style:text-underline-width="auto" style:text-underline-mode="continuous"/>
    </style:style>
    <style:style style:name="P4945" style:parent-style-name="Normalny" style:family="paragraph">
      <style:paragraph-properties fo:text-align="justify" fo:line-height="150%" fo:text-indent="0.2479in"/>
    </style:style>
    <style:style style:name="T4946" style:parent-style-name="Domyślnaczcionkaakapitu" style:family="text">
      <style:text-properties fo:background-color="#80FFFF"/>
    </style:style>
    <style:style style:name="T4947" style:parent-style-name="Domyślnaczcionkaakapitu" style:family="text">
      <style:text-properties fo:background-color="#80FFFF"/>
    </style:style>
    <style:style style:name="P4948" style:parent-style-name="Normalny" style:family="paragraph">
      <style:paragraph-properties fo:text-align="justify" fo:line-height="150%"/>
    </style:style>
    <style:style style:name="T4949" style:parent-style-name="Domyślnaczcionkaakapitu" style:family="text">
      <style:text-properties style:text-underline-type="single" style:text-underline-style="solid" style:text-underline-width="auto" style:text-underline-mode="continuous"/>
    </style:style>
    <style:style style:name="P4950" style:parent-style-name="Normalny" style:family="paragraph">
      <style:paragraph-properties fo:text-align="justify" fo:line-height="150%" fo:text-indent="0.2479in"/>
    </style:style>
    <style:style style:name="T4951" style:parent-style-name="Domyślnaczcionkaakapitu" style:family="text">
      <style:text-properties fo:background-color="#80FFFF"/>
    </style:style>
    <style:style style:name="T4952" style:parent-style-name="Domyślnaczcionkaakapitu" style:family="text">
      <style:text-properties fo:background-color="#80FFFF"/>
    </style:style>
    <style:style style:name="T4953" style:parent-style-name="Domyślnaczcionkaakapitu" style:family="text">
      <style:text-properties fo:background-color="#80FFFF"/>
    </style:style>
    <style:style style:name="T4954" style:parent-style-name="Domyślnaczcionkaakapitu" style:family="text">
      <style:text-properties fo:background-color="#80FFFF"/>
    </style:style>
    <style:style style:name="T4955" style:parent-style-name="Domyślnaczcionkaakapitu" style:family="text">
      <style:text-properties fo:background-color="#80FFFF"/>
    </style:style>
    <style:style style:name="T4956" style:parent-style-name="Domyślnaczcionkaakapitu" style:family="text">
      <style:text-properties fo:background-color="#80FFFF"/>
    </style:style>
    <style:style style:name="P4957" style:parent-style-name="Normalny" style:family="paragraph">
      <style:paragraph-properties fo:text-align="justify" fo:line-height="150%"/>
    </style:style>
    <style:style style:name="T4958" style:parent-style-name="Domyślnaczcionkaakapitu" style:family="text">
      <style:text-properties fo:background-color="#80FFFF" style:text-underline-type="single" style:text-underline-style="solid" style:text-underline-width="auto" style:text-underline-mode="continuous"/>
    </style:style>
    <style:style style:name="T4959" style:parent-style-name="Domyślnaczcionkaakapitu" style:family="text">
      <style:text-properties style:text-underline-type="single" style:text-underline-style="solid" style:text-underline-width="auto" style:text-underline-mode="continuous"/>
    </style:style>
    <style:style style:name="T4960" style:parent-style-name="Domyślnaczcionkaakapitu" style:family="text">
      <style:text-properties fo:background-color="#80FFFF" style:text-underline-type="single" style:text-underline-style="solid" style:text-underline-width="auto" style:text-underline-mode="continuous"/>
    </style:style>
    <style:style style:name="T4961" style:parent-style-name="Domyślnaczcionkaakapitu" style:family="text">
      <style:text-properties style:text-underline-type="single" style:text-underline-style="solid" style:text-underline-width="auto" style:text-underline-mode="continuous"/>
    </style:style>
    <style:style style:name="T4962" style:parent-style-name="Domyślnaczcionkaakapitu" style:family="text">
      <style:text-properties fo:background-color="#80FFFF" style:text-underline-type="single" style:text-underline-style="solid" style:text-underline-width="auto" style:text-underline-mode="continuous"/>
    </style:style>
    <style:style style:name="T4963" style:parent-style-name="Domyślnaczcionkaakapitu" style:family="text">
      <style:text-properties style:text-underline-type="single" style:text-underline-style="solid" style:text-underline-width="auto" style:text-underline-mode="continuous"/>
    </style:style>
    <style:style style:name="P4964" style:parent-style-name="Normalny" style:family="paragraph">
      <style:paragraph-properties fo:text-align="justify" fo:line-height="150%" fo:text-indent="0.2479in"/>
    </style:style>
    <style:style style:name="T4965" style:parent-style-name="Domyślnaczcionkaakapitu" style:family="text">
      <style:text-properties fo:background-color="#80FFFF"/>
    </style:style>
    <style:style style:name="T4966" style:parent-style-name="Domyślnaczcionkaakapitu" style:family="text">
      <style:text-properties fo:background-color="#80FFFF"/>
    </style:style>
    <style:style style:name="P4967" style:parent-style-name="Normalny" style:family="paragraph">
      <style:paragraph-properties fo:text-align="justify" fo:line-height="150%" fo:text-indent="0.2479in"/>
    </style:style>
    <style:style style:name="T4968" style:parent-style-name="Domyślnaczcionkaakapitu" style:family="text">
      <style:text-properties fo:background-color="#80FFFF"/>
    </style:style>
    <style:style style:name="T4969" style:parent-style-name="Domyślnaczcionkaakapitu" style:family="text">
      <style:text-properties fo:background-color="#80FFFF"/>
    </style:style>
    <style:style style:name="T4970" style:parent-style-name="Domyślnaczcionkaakapitu" style:family="text">
      <style:text-properties fo:background-color="#80FFFF"/>
    </style:style>
    <style:style style:name="T4971" style:parent-style-name="Domyślnaczcionkaakapitu" style:family="text">
      <style:text-properties fo:background-color="#80FFFF"/>
    </style:style>
    <style:style style:name="P4972" style:parent-style-name="Normalny" style:family="paragraph">
      <style:paragraph-properties fo:text-align="justify" fo:line-height="150%"/>
    </style:style>
    <style:style style:name="P4973" style:parent-style-name="Normalny" style:family="paragraph">
      <style:paragraph-properties fo:text-align="justify" fo:line-height="150%"/>
    </style:style>
    <style:style style:name="T4974" style:parent-style-name="Domyślnaczcionkaakapitu" style:family="text">
      <style:text-properties style:text-underline-type="single" style:text-underline-style="solid" style:text-underline-width="auto" style:text-underline-mode="continuous"/>
    </style:style>
    <style:style style:name="T4975" style:parent-style-name="Domyślnaczcionkaakapitu" style:family="text">
      <style:text-properties fo:background-color="#80FFFF" style:text-underline-type="single" style:text-underline-style="solid" style:text-underline-width="auto" style:text-underline-mode="continuous"/>
    </style:style>
    <style:style style:name="T4976" style:parent-style-name="Domyślnaczcionkaakapitu" style:family="text">
      <style:text-properties style:text-underline-type="single" style:text-underline-style="solid" style:text-underline-width="auto" style:text-underline-mode="continuous"/>
    </style:style>
    <style:style style:name="P4977" style:parent-style-name="Normalny" style:family="paragraph">
      <style:paragraph-properties fo:text-align="justify" fo:line-height="150%" fo:text-indent="0.2479in"/>
    </style:style>
    <style:style style:name="T4978" style:parent-style-name="Domyślnaczcionkaakapitu" style:family="text">
      <style:text-properties fo:background-color="#80FFFF"/>
    </style:style>
    <style:style style:name="P4979" style:parent-style-name="Normalny" style:family="paragraph">
      <style:paragraph-properties fo:text-align="justify" fo:line-height="150%"/>
    </style:style>
    <style:style style:name="T4980" style:parent-style-name="Domyślnaczcionkaakapitu" style:family="text">
      <style:text-properties style:text-underline-type="single" style:text-underline-style="solid" style:text-underline-width="auto" style:text-underline-mode="continuous"/>
    </style:style>
    <style:style style:name="P4981" style:parent-style-name="Normalny" style:family="paragraph">
      <style:paragraph-properties fo:text-align="justify" fo:line-height="150%" fo:text-indent="0.2479in"/>
    </style:style>
    <style:style style:name="T4982" style:parent-style-name="Domyślnaczcionkaakapitu" style:family="text">
      <style:text-properties fo:background-color="#80FFFF"/>
    </style:style>
    <style:style style:name="T4983" style:parent-style-name="Domyślnaczcionkaakapitu" style:family="text">
      <style:text-properties fo:background-color="#80FFFF"/>
    </style:style>
    <style:style style:name="T4984" style:parent-style-name="Domyślnaczcionkaakapitu" style:family="text">
      <style:text-properties fo:background-color="#80FFFF"/>
    </style:style>
    <style:style style:name="P4985" style:parent-style-name="Normalny" style:family="paragraph">
      <style:paragraph-properties fo:text-align="justify" fo:line-height="150%"/>
    </style:style>
    <style:style style:name="T4986" style:parent-style-name="Domyślnaczcionkaakapitu" style:family="text">
      <style:text-properties fo:background-color="#80FFFF" style:text-underline-type="single" style:text-underline-style="solid" style:text-underline-width="auto" style:text-underline-mode="continuous"/>
    </style:style>
    <style:style style:name="T4987" style:parent-style-name="Domyślnaczcionkaakapitu" style:family="text">
      <style:text-properties style:text-underline-type="single" style:text-underline-style="solid" style:text-underline-width="auto" style:text-underline-mode="continuous"/>
    </style:style>
    <style:style style:name="T4988" style:parent-style-name="Domyślnaczcionkaakapitu" style:family="text">
      <style:text-properties fo:background-color="#80FFFF" style:text-underline-type="single" style:text-underline-style="solid" style:text-underline-width="auto" style:text-underline-mode="continuous"/>
    </style:style>
    <style:style style:name="T4989" style:parent-style-name="Domyślnaczcionkaakapitu" style:family="text">
      <style:text-properties style:text-underline-type="single" style:text-underline-style="solid" style:text-underline-width="auto" style:text-underline-mode="continuous"/>
    </style:style>
    <style:style style:name="P4990" style:parent-style-name="Normalny" style:family="paragraph">
      <style:paragraph-properties fo:text-align="justify" fo:line-height="150%" fo:text-indent="0.2479in"/>
    </style:style>
    <style:style style:name="T4991" style:parent-style-name="Domyślnaczcionkaakapitu" style:family="text">
      <style:text-properties fo:background-color="#80FFFF"/>
    </style:style>
    <style:style style:name="T4992" style:parent-style-name="Domyślnaczcionkaakapitu" style:family="text">
      <style:text-properties fo:background-color="#80FFFF"/>
    </style:style>
    <style:style style:name="T4993" style:parent-style-name="Domyślnaczcionkaakapitu" style:family="text">
      <style:text-properties fo:background-color="#80FFFF"/>
    </style:style>
    <style:style style:name="P4994" style:parent-style-name="Normalny" style:family="paragraph">
      <style:paragraph-properties fo:text-align="justify" fo:line-height="150%"/>
    </style:style>
    <style:style style:name="T4995" style:parent-style-name="Domyślnaczcionkaakapitu" style:family="text">
      <style:text-properties style:text-underline-type="single" style:text-underline-style="solid" style:text-underline-width="auto" style:text-underline-mode="continuous"/>
    </style:style>
    <style:style style:name="T4996" style:parent-style-name="Domyślnaczcionkaakapitu" style:family="text">
      <style:text-properties fo:background-color="#80FFFF" style:text-underline-type="single" style:text-underline-style="solid" style:text-underline-width="auto" style:text-underline-mode="continuous"/>
    </style:style>
    <style:style style:name="T4997" style:parent-style-name="Domyślnaczcionkaakapitu" style:family="text">
      <style:text-properties style:text-underline-type="single" style:text-underline-style="solid" style:text-underline-width="auto" style:text-underline-mode="continuous"/>
    </style:style>
    <style:style style:name="P4998" style:parent-style-name="Normalny" style:family="paragraph">
      <style:paragraph-properties fo:text-align="justify" fo:line-height="150%" fo:text-indent="0.2479in"/>
    </style:style>
    <style:style style:name="T4999" style:parent-style-name="Domyślnaczcionkaakapitu" style:family="text">
      <style:text-properties fo:background-color="#80FFFF"/>
    </style:style>
    <style:style style:name="T5000" style:parent-style-name="Domyślnaczcionkaakapitu" style:family="text">
      <style:text-properties fo:background-color="#80FFFF"/>
    </style:style>
    <style:style style:name="T5001" style:parent-style-name="Domyślnaczcionkaakapitu" style:family="text">
      <style:text-properties fo:background-color="#80FFFF"/>
    </style:style>
    <style:style style:name="T5002" style:parent-style-name="Domyślnaczcionkaakapitu" style:family="text">
      <style:text-properties fo:background-color="#80FFFF"/>
    </style:style>
    <style:style style:name="T5003" style:parent-style-name="Domyślnaczcionkaakapitu" style:family="text">
      <style:text-properties fo:background-color="#80FFFF"/>
    </style:style>
    <style:style style:name="P5004" style:parent-style-name="Normalny" style:family="paragraph">
      <style:paragraph-properties fo:text-align="justify" fo:line-height="150%"/>
    </style:style>
    <style:style style:name="T5005" style:parent-style-name="Domyślnaczcionkaakapitu" style:family="text">
      <style:text-properties style:text-underline-type="single" style:text-underline-style="solid" style:text-underline-width="auto" style:text-underline-mode="continuous"/>
    </style:style>
    <style:style style:name="T5006" style:parent-style-name="Domyślnaczcionkaakapitu" style:family="text">
      <style:text-properties fo:background-color="#80FFFF" style:text-underline-type="single" style:text-underline-style="solid" style:text-underline-width="auto" style:text-underline-mode="continuous"/>
    </style:style>
    <style:style style:name="T5007" style:parent-style-name="Domyślnaczcionkaakapitu" style:family="text">
      <style:text-properties style:text-underline-type="single" style:text-underline-style="solid" style:text-underline-width="auto" style:text-underline-mode="continuous"/>
    </style:style>
    <style:style style:name="T5008" style:parent-style-name="Domyślnaczcionkaakapitu" style:family="text">
      <style:text-properties fo:background-color="#80FFFF" style:text-underline-type="single" style:text-underline-style="solid" style:text-underline-width="auto" style:text-underline-mode="continuous"/>
    </style:style>
    <style:style style:name="T5009" style:parent-style-name="Domyślnaczcionkaakapitu" style:family="text">
      <style:text-properties style:text-underline-type="single" style:text-underline-style="solid" style:text-underline-width="auto" style:text-underline-mode="continuous"/>
    </style:style>
    <style:style style:name="P5010" style:parent-style-name="Normalny" style:family="paragraph">
      <style:paragraph-properties fo:text-align="justify" fo:line-height="150%" fo:text-indent="0.2479in"/>
    </style:style>
    <style:style style:name="T5011" style:parent-style-name="Domyślnaczcionkaakapitu" style:family="text">
      <style:text-properties fo:background-color="#80FFFF"/>
    </style:style>
    <style:style style:name="T5012" style:parent-style-name="Domyślnaczcionkaakapitu" style:family="text">
      <style:text-properties fo:background-color="#80FFFF"/>
    </style:style>
    <style:style style:name="T5013" style:parent-style-name="Domyślnaczcionkaakapitu" style:family="text">
      <style:text-properties fo:background-color="#80FFFF"/>
    </style:style>
    <style:style style:name="T5014" style:parent-style-name="Domyślnaczcionkaakapitu" style:family="text">
      <style:text-properties fo:background-color="#80FFFF"/>
    </style:style>
    <style:style style:name="T5015" style:parent-style-name="Domyślnaczcionkaakapitu" style:family="text">
      <style:text-properties fo:background-color="#80FFFF"/>
    </style:style>
    <style:style style:name="T5016" style:parent-style-name="Domyślnaczcionkaakapitu" style:family="text">
      <style:text-properties fo:background-color="#80FFFF"/>
    </style:style>
    <style:style style:name="P5017" style:parent-style-name="Normalny" style:family="paragraph">
      <style:paragraph-properties fo:text-align="justify" fo:line-height="150%"/>
    </style:style>
    <style:style style:name="T5018" style:parent-style-name="Domyślnaczcionkaakapitu" style:family="text">
      <style:text-properties style:text-underline-type="single" style:text-underline-style="solid" style:text-underline-width="auto" style:text-underline-mode="continuous"/>
    </style:style>
    <style:style style:name="P5019" style:parent-style-name="Normalny" style:family="paragraph">
      <style:paragraph-properties fo:text-align="justify" fo:line-height="150%" fo:text-indent="0.2479in"/>
    </style:style>
    <style:style style:name="T5020" style:parent-style-name="Domyślnaczcionkaakapitu" style:family="text">
      <style:text-properties fo:background-color="#80FFFF"/>
    </style:style>
    <style:style style:name="T5021" style:parent-style-name="Domyślnaczcionkaakapitu" style:family="text">
      <style:text-properties fo:background-color="#80FFFF"/>
    </style:style>
    <style:style style:name="P5022" style:parent-style-name="Normalny" style:family="paragraph">
      <style:paragraph-properties fo:text-align="justify" fo:line-height="150%"/>
    </style:style>
    <style:style style:name="T5023" style:parent-style-name="Domyślnaczcionkaakapitu" style:family="text">
      <style:text-properties style:text-underline-type="single" style:text-underline-style="solid" style:text-underline-width="auto" style:text-underline-mode="continuous"/>
    </style:style>
    <style:style style:name="T5024" style:parent-style-name="Domyślnaczcionkaakapitu" style:family="text">
      <style:text-properties fo:background-color="#80FFFF" style:text-underline-type="single" style:text-underline-style="solid" style:text-underline-width="auto" style:text-underline-mode="continuous"/>
    </style:style>
    <style:style style:name="T5025" style:parent-style-name="Domyślnaczcionkaakapitu" style:family="text">
      <style:text-properties style:text-underline-type="single" style:text-underline-style="solid" style:text-underline-width="auto" style:text-underline-mode="continuous"/>
    </style:style>
    <style:style style:name="T5026" style:parent-style-name="Domyślnaczcionkaakapitu" style:family="text">
      <style:text-properties fo:background-color="#80FFFF" style:text-underline-type="single" style:text-underline-style="solid" style:text-underline-width="auto" style:text-underline-mode="continuous"/>
    </style:style>
    <style:style style:name="T5027" style:parent-style-name="Domyślnaczcionkaakapitu" style:family="text">
      <style:text-properties style:text-underline-type="single" style:text-underline-style="solid" style:text-underline-width="auto" style:text-underline-mode="continuous"/>
    </style:style>
    <style:style style:name="P5028" style:parent-style-name="Normalny" style:family="paragraph">
      <style:paragraph-properties fo:text-align="justify" fo:line-height="150%" fo:text-indent="0.2479in"/>
    </style:style>
    <style:style style:name="T5029" style:parent-style-name="Domyślnaczcionkaakapitu" style:family="text">
      <style:text-properties fo:background-color="#80FFFF"/>
    </style:style>
    <style:style style:name="P5030" style:parent-style-name="Normalny" style:family="paragraph">
      <style:paragraph-properties fo:text-align="justify" fo:line-height="150%"/>
    </style:style>
    <style:style style:name="T5031" style:parent-style-name="Domyślnaczcionkaakapitu" style:family="text">
      <style:text-properties fo:background-color="#80FFFF" style:text-underline-type="single" style:text-underline-style="solid" style:text-underline-width="auto" style:text-underline-mode="continuous"/>
    </style:style>
    <style:style style:name="T5032" style:parent-style-name="Domyślnaczcionkaakapitu" style:family="text">
      <style:text-properties style:text-underline-type="single" style:text-underline-style="solid" style:text-underline-width="auto" style:text-underline-mode="continuous"/>
    </style:style>
    <style:style style:name="P5033" style:parent-style-name="Normalny" style:family="paragraph">
      <style:paragraph-properties fo:text-align="justify" fo:line-height="150%" fo:text-indent="0.2479in"/>
    </style:style>
    <style:style style:name="T5034" style:parent-style-name="Domyślnaczcionkaakapitu" style:family="text">
      <style:text-properties fo:background-color="#80FFFF"/>
    </style:style>
    <style:style style:name="T5035" style:parent-style-name="Domyślnaczcionkaakapitu" style:family="text">
      <style:text-properties fo:background-color="#80FFFF"/>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P5038" style:parent-style-name="Normalny" style:family="paragraph">
      <style:paragraph-properties fo:text-align="justify" fo:line-height="150%" fo:text-indent="0.2479in"/>
    </style:style>
    <style:style style:name="P5039" style:parent-style-name="Normalny" style:family="paragraph">
      <style:paragraph-properties fo:text-align="justify" fo:line-height="150%"/>
    </style:style>
    <style:style style:name="T5040" style:parent-style-name="Domyślnaczcionkaakapitu" style:family="text">
      <style:text-properties fo:background-color="#80FFFF" style:text-underline-type="single" style:text-underline-style="solid" style:text-underline-width="auto" style:text-underline-mode="continuous"/>
    </style:style>
    <style:style style:name="T5041" style:parent-style-name="Domyślnaczcionkaakapitu" style:family="text">
      <style:text-properties style:text-underline-type="single" style:text-underline-style="solid" style:text-underline-width="auto" style:text-underline-mode="continuous"/>
    </style:style>
    <style:style style:name="T5042" style:parent-style-name="Domyślnaczcionkaakapitu" style:family="text">
      <style:text-properties fo:background-color="#80FFFF" style:text-underline-type="single" style:text-underline-style="solid" style:text-underline-width="auto" style:text-underline-mode="continuous"/>
    </style:style>
    <style:style style:name="T5043" style:parent-style-name="Domyślnaczcionkaakapitu" style:family="text">
      <style:text-properties style:text-underline-type="single" style:text-underline-style="solid" style:text-underline-width="auto" style:text-underline-mode="continuous"/>
    </style:style>
    <style:style style:name="T5044" style:parent-style-name="Domyślnaczcionkaakapitu" style:family="text">
      <style:text-properties fo:background-color="#80FFFF" style:text-underline-type="single" style:text-underline-style="solid" style:text-underline-width="auto" style:text-underline-mode="continuous"/>
    </style:style>
    <style:style style:name="T5045" style:parent-style-name="Domyślnaczcionkaakapitu" style:family="text">
      <style:text-properties style:text-underline-type="single" style:text-underline-style="solid" style:text-underline-width="auto" style:text-underline-mode="continuous"/>
    </style:style>
    <style:style style:name="P5046" style:parent-style-name="Normalny" style:family="paragraph">
      <style:paragraph-properties fo:text-align="justify" fo:line-height="150%" fo:text-indent="0.2479in"/>
    </style:style>
    <style:style style:name="T5047" style:parent-style-name="Domyślnaczcionkaakapitu" style:family="text">
      <style:text-properties fo:background-color="#80FFFF"/>
    </style:style>
    <style:style style:name="T5048" style:parent-style-name="Domyślnaczcionkaakapitu" style:family="text">
      <style:text-properties fo:background-color="#80FFFF"/>
    </style:style>
    <style:style style:name="P5049" style:parent-style-name="Normalny" style:family="paragraph">
      <style:paragraph-properties fo:text-align="justify" fo:line-height="150%"/>
    </style:style>
    <style:style style:name="T5050" style:parent-style-name="Domyślnaczcionkaakapitu" style:family="text">
      <style:text-properties style:text-underline-type="single" style:text-underline-style="solid" style:text-underline-width="auto" style:text-underline-mode="continuous"/>
    </style:style>
    <style:style style:name="P5051" style:parent-style-name="Normalny" style:family="paragraph">
      <style:paragraph-properties fo:text-align="justify" fo:line-height="150%" fo:text-indent="0.2479in"/>
    </style:style>
    <style:style style:name="T5052" style:parent-style-name="Domyślnaczcionkaakapitu" style:family="text">
      <style:text-properties fo:background-color="#80FFFF"/>
    </style:style>
    <style:style style:name="T5053" style:parent-style-name="Domyślnaczcionkaakapitu" style:family="text">
      <style:text-properties fo:background-color="#80FFFF"/>
    </style:style>
    <style:style style:name="P5054" style:parent-style-name="Normalny" style:family="paragraph">
      <style:paragraph-properties fo:text-align="justify" fo:line-height="150%"/>
    </style:style>
    <style:style style:name="T5055" style:parent-style-name="Domyślnaczcionkaakapitu" style:family="text">
      <style:text-properties style:text-underline-type="single" style:text-underline-style="solid" style:text-underline-width="auto" style:text-underline-mode="continuous"/>
    </style:style>
    <style:style style:name="T5056" style:parent-style-name="Domyślnaczcionkaakapitu" style:family="text">
      <style:text-properties fo:background-color="#80FFFF" style:text-underline-type="single" style:text-underline-style="solid" style:text-underline-width="auto" style:text-underline-mode="continuous"/>
    </style:style>
    <style:style style:name="T5057" style:parent-style-name="Domyślnaczcionkaakapitu" style:family="text">
      <style:text-properties style:text-underline-type="single" style:text-underline-style="solid" style:text-underline-width="auto" style:text-underline-mode="continuous"/>
    </style:style>
    <style:style style:name="P5058" style:parent-style-name="Normalny" style:family="paragraph">
      <style:paragraph-properties fo:text-align="justify" fo:line-height="150%" fo:text-indent="0.2479in"/>
    </style:style>
    <style:style style:name="T5059" style:parent-style-name="Domyślnaczcionkaakapitu" style:family="text">
      <style:text-properties fo:background-color="#80FFFF"/>
    </style:style>
    <style:style style:name="P5060" style:parent-style-name="Normalny" style:family="paragraph">
      <style:paragraph-properties fo:text-align="justify" fo:line-height="150%">
        <style:tab-stops>
          <style:tab-stop style:type="left" style:position="1.7645in"/>
        </style:tab-stops>
      </style:paragraph-properties>
    </style:style>
    <style:style style:name="T5061" style:parent-style-name="Domyślnaczcionkaakapitu" style:family="text">
      <style:text-properties style:text-underline-type="single" style:text-underline-style="solid" style:text-underline-width="auto" style:text-underline-mode="continuous"/>
    </style:style>
    <style:style style:name="P5062" style:parent-style-name="Normalny" style:family="paragraph">
      <style:paragraph-properties fo:text-align="justify" fo:line-height="150%" fo:text-indent="0.2479in">
        <style:tab-stops>
          <style:tab-stop style:type="left" style:position="1.7645in"/>
        </style:tab-stops>
      </style:paragraph-properties>
    </style:style>
    <style:style style:name="T5063" style:parent-style-name="Domyślnaczcionkaakapitu" style:family="text">
      <style:text-properties fo:background-color="#80FFFF"/>
    </style:style>
    <style:style style:name="T5064" style:parent-style-name="Domyślnaczcionkaakapitu" style:family="text">
      <style:text-properties fo:background-color="#80FFFF"/>
    </style:style>
    <style:style style:name="T5065" style:parent-style-name="Domyślnaczcionkaakapitu" style:family="text">
      <style:text-properties fo:background-color="#80FFFF"/>
    </style:style>
    <style:style style:name="P5066" style:parent-style-name="Normalny" style:family="paragraph">
      <style:paragraph-properties fo:text-align="justify" fo:line-height="150%">
        <style:tab-stops>
          <style:tab-stop style:type="left" style:position="1.7645in"/>
        </style:tab-stops>
      </style:paragraph-properties>
    </style:style>
    <style:style style:name="P5067" style:parent-style-name="Normalny" style:family="paragraph">
      <style:paragraph-properties fo:text-align="justify" fo:line-height="150%"/>
    </style:style>
    <style:style style:name="T5068" style:parent-style-name="Domyślnaczcionkaakapitu" style:family="text">
      <style:text-properties fo:background-color="#80FFFF" style:text-underline-type="single" style:text-underline-style="solid" style:text-underline-width="auto" style:text-underline-mode="continuous"/>
    </style:style>
    <style:style style:name="T5069" style:parent-style-name="Domyślnaczcionkaakapitu" style:family="text">
      <style:text-properties style:text-underline-type="single" style:text-underline-style="solid" style:text-underline-width="auto" style:text-underline-mode="continuous"/>
    </style:style>
    <style:style style:name="T5070" style:parent-style-name="Domyślnaczcionkaakapitu" style:family="text">
      <style:text-properties fo:background-color="#80FFFF" style:text-underline-type="single" style:text-underline-style="solid" style:text-underline-width="auto" style:text-underline-mode="continuous"/>
    </style:style>
    <style:style style:name="T5071" style:parent-style-name="Domyślnaczcionkaakapitu" style:family="text">
      <style:text-properties style:text-underline-type="single" style:text-underline-style="solid" style:text-underline-width="auto" style:text-underline-mode="continuous"/>
    </style:style>
    <style:style style:name="P5072" style:parent-style-name="Normalny" style:family="paragraph">
      <style:paragraph-properties fo:text-align="justify" fo:line-height="150%" fo:text-indent="0.2479in"/>
    </style:style>
    <style:style style:name="T5073" style:parent-style-name="Domyślnaczcionkaakapitu" style:family="text">
      <style:text-properties fo:background-color="#80FFFF"/>
    </style:style>
    <style:style style:name="P5074" style:parent-style-name="Normalny" style:family="paragraph">
      <style:paragraph-properties fo:text-align="justify" fo:line-height="150%" fo:text-indent="0.2479in"/>
    </style:style>
    <style:style style:name="T5075" style:parent-style-name="Domyślnaczcionkaakapitu" style:family="text">
      <style:text-properties fo:background-color="#80FFFF"/>
    </style:style>
    <style:style style:name="T5076" style:parent-style-name="Domyślnaczcionkaakapitu" style:family="text">
      <style:text-properties fo:background-color="#80FFFF"/>
    </style:style>
    <style:style style:name="T5077" style:parent-style-name="Domyślnaczcionkaakapitu" style:family="text">
      <style:text-properties fo:background-color="#80FFFF"/>
    </style:style>
    <style:style style:name="P5078" style:parent-style-name="Normalny" style:family="paragraph">
      <style:paragraph-properties fo:text-align="justify" fo:line-height="150%"/>
    </style:style>
    <style:style style:name="T5079" style:parent-style-name="Domyślnaczcionkaakapitu" style:family="text">
      <style:text-properties style:text-underline-type="single" style:text-underline-style="solid" style:text-underline-width="auto" style:text-underline-mode="continuous"/>
    </style:style>
    <style:style style:name="P5080" style:parent-style-name="Normalny" style:family="paragraph">
      <style:paragraph-properties fo:text-align="justify" fo:line-height="150%" fo:text-indent="0.2479in"/>
    </style:style>
    <style:style style:name="T5081" style:parent-style-name="Domyślnaczcionkaakapitu" style:family="text">
      <style:text-properties fo:background-color="#80FFFF"/>
    </style:style>
    <style:style style:name="P5082" style:parent-style-name="Normalny" style:family="paragraph">
      <style:paragraph-properties fo:text-align="justify" fo:line-height="150%"/>
    </style:style>
    <style:style style:name="T5083" style:parent-style-name="Domyślnaczcionkaakapitu" style:family="text">
      <style:text-properties style:text-underline-type="single" style:text-underline-style="solid" style:text-underline-width="auto" style:text-underline-mode="continuous"/>
    </style:style>
    <style:style style:name="T5084" style:parent-style-name="Domyślnaczcionkaakapitu" style:family="text">
      <style:text-properties fo:background-color="#80FFFF" style:text-underline-type="single" style:text-underline-style="solid" style:text-underline-width="auto" style:text-underline-mode="continuous"/>
    </style:style>
    <style:style style:name="T5085" style:parent-style-name="Domyślnaczcionkaakapitu" style:family="text">
      <style:text-properties style:text-underline-type="single" style:text-underline-style="solid" style:text-underline-width="auto" style:text-underline-mode="continuous"/>
    </style:style>
    <style:style style:name="P5086" style:parent-style-name="Normalny" style:family="paragraph">
      <style:paragraph-properties fo:text-align="justify" fo:line-height="150%" fo:text-indent="0.2479in"/>
    </style:style>
    <style:style style:name="T5087" style:parent-style-name="Domyślnaczcionkaakapitu" style:family="text">
      <style:text-properties fo:background-color="#80FFFF"/>
    </style:style>
    <style:style style:name="T5088" style:parent-style-name="Domyślnaczcionkaakapitu" style:family="text">
      <style:text-properties fo:background-color="#80FFFF"/>
    </style:style>
    <style:style style:name="T5089" style:parent-style-name="Domyślnaczcionkaakapitu" style:family="text">
      <style:text-properties fo:background-color="#80FFFF"/>
    </style:style>
    <style:style style:name="T5090" style:parent-style-name="Domyślnaczcionkaakapitu" style:family="text">
      <style:text-properties fo:background-color="#80FFFF"/>
    </style:style>
    <style:style style:name="T5091" style:parent-style-name="Domyślnaczcionkaakapitu" style:family="text">
      <style:text-properties fo:background-color="#80FFFF"/>
    </style:style>
    <style:style style:name="T5092" style:parent-style-name="Domyślnaczcionkaakapitu" style:family="text">
      <style:text-properties fo:background-color="#80FFFF"/>
    </style:style>
    <style:style style:name="P5093" style:parent-style-name="Normalny" style:family="paragraph">
      <style:paragraph-properties fo:text-align="justify" fo:line-height="150%"/>
    </style:style>
    <style:style style:name="T5094" style:parent-style-name="Domyślnaczcionkaakapitu" style:family="text">
      <style:text-properties style:text-underline-type="single" style:text-underline-style="solid" style:text-underline-width="auto" style:text-underline-mode="continuous"/>
    </style:style>
    <style:style style:name="T5095" style:parent-style-name="Domyślnaczcionkaakapitu" style:family="text">
      <style:text-properties fo:background-color="#80FFFF" style:text-underline-type="single" style:text-underline-style="solid" style:text-underline-width="auto" style:text-underline-mode="continuous"/>
    </style:style>
    <style:style style:name="T5096" style:parent-style-name="Domyślnaczcionkaakapitu" style:family="text">
      <style:text-properties style:text-underline-type="single" style:text-underline-style="solid" style:text-underline-width="auto" style:text-underline-mode="continuous"/>
    </style:style>
    <style:style style:name="T5097" style:parent-style-name="Domyślnaczcionkaakapitu" style:family="text">
      <style:text-properties fo:background-color="#80FFFF" style:text-underline-type="single" style:text-underline-style="solid" style:text-underline-width="auto" style:text-underline-mode="continuous"/>
    </style:style>
    <style:style style:name="T5098" style:parent-style-name="Domyślnaczcionkaakapitu" style:family="text">
      <style:text-properties style:text-underline-type="single" style:text-underline-style="solid" style:text-underline-width="auto" style:text-underline-mode="continuous"/>
    </style:style>
    <style:style style:name="P5099" style:parent-style-name="Normalny" style:family="paragraph">
      <style:paragraph-properties fo:text-align="justify" fo:line-height="150%" fo:text-indent="0.2479in"/>
    </style:style>
    <style:style style:name="P5100" style:parent-style-name="Normalny" style:family="paragraph">
      <style:paragraph-properties fo:text-align="justify" fo:line-height="150%"/>
    </style:style>
    <style:style style:name="T5101" style:parent-style-name="Domyślnaczcionkaakapitu" style:family="text">
      <style:text-properties fo:background-color="#80FFFF"/>
    </style:style>
    <style:style style:name="T5102" style:parent-style-name="Domyślnaczcionkaakapitu" style:family="text">
      <style:text-properties fo:background-color="#80FFFF"/>
    </style:style>
    <style:style style:name="P5103" style:parent-style-name="Normalny" style:family="paragraph">
      <style:paragraph-properties fo:text-align="justify" fo:line-height="150%"/>
    </style:style>
    <style:style style:name="T5104" style:parent-style-name="Domyślnaczcionkaakapitu" style:family="text">
      <style:text-properties fo:background-color="#80FFFF" style:text-underline-type="single" style:text-underline-style="solid" style:text-underline-width="auto" style:text-underline-mode="continuous"/>
    </style:style>
    <style:style style:name="T5105" style:parent-style-name="Domyślnaczcionkaakapitu" style:family="text">
      <style:text-properties style:text-underline-type="single" style:text-underline-style="solid" style:text-underline-width="auto" style:text-underline-mode="continuous"/>
    </style:style>
    <style:style style:name="T5106" style:parent-style-name="Domyślnaczcionkaakapitu" style:family="text">
      <style:text-properties fo:background-color="#80FFFF" style:text-underline-type="single" style:text-underline-style="solid" style:text-underline-width="auto" style:text-underline-mode="continuous"/>
    </style:style>
    <style:style style:name="T5107" style:parent-style-name="Domyślnaczcionkaakapitu" style:family="text">
      <style:text-properties style:text-underline-type="single" style:text-underline-style="solid" style:text-underline-width="auto" style:text-underline-mode="continuous"/>
    </style:style>
    <style:style style:name="T5108" style:parent-style-name="Domyślnaczcionkaakapitu" style:family="text">
      <style:text-properties fo:background-color="#80FFFF" style:text-underline-type="single" style:text-underline-style="solid" style:text-underline-width="auto" style:text-underline-mode="continuous"/>
    </style:style>
    <style:style style:name="T5109" style:parent-style-name="Domyślnaczcionkaakapitu" style:family="text">
      <style:text-properties style:text-underline-type="single" style:text-underline-style="solid" style:text-underline-width="auto" style:text-underline-mode="continuous"/>
    </style:style>
    <style:style style:name="P5110" style:parent-style-name="Normalny" style:family="paragraph">
      <style:paragraph-properties fo:text-align="justify" fo:line-height="150%" fo:text-indent="0.2479in"/>
    </style:style>
    <style:style style:name="T5111" style:parent-style-name="Domyślnaczcionkaakapitu" style:family="text">
      <style:text-properties fo:background-color="#80FFFF"/>
    </style:style>
    <style:style style:name="T5112" style:parent-style-name="Domyślnaczcionkaakapitu" style:family="text">
      <style:text-properties fo:background-color="#80FFFF"/>
    </style:style>
    <style:style style:name="P5113" style:parent-style-name="Normalny" style:family="paragraph">
      <style:paragraph-properties fo:text-align="justify" fo:line-height="150%"/>
    </style:style>
    <style:style style:name="T5114" style:parent-style-name="Domyślnaczcionkaakapitu" style:family="text">
      <style:text-properties fo:background-color="#80FFFF"/>
    </style:style>
    <style:style style:name="T5115" style:parent-style-name="Domyślnaczcionkaakapitu" style:family="text">
      <style:text-properties fo:background-color="#80FFFF"/>
    </style:style>
    <style:style style:name="P5116" style:parent-style-name="Normalny" style:family="paragraph">
      <style:paragraph-properties fo:text-align="justify" fo:line-height="150%"/>
    </style:style>
    <style:style style:name="T5117" style:parent-style-name="Domyślnaczcionkaakapitu" style:family="text">
      <style:text-properties style:text-underline-type="single" style:text-underline-style="solid" style:text-underline-width="auto" style:text-underline-mode="continuous"/>
    </style:style>
    <style:style style:name="P5118" style:parent-style-name="Normalny" style:family="paragraph">
      <style:paragraph-properties fo:text-align="justify" fo:line-height="150%" fo:text-indent="0.2479in"/>
    </style:style>
    <style:style style:name="T5119" style:parent-style-name="Domyślnaczcionkaakapitu" style:family="text">
      <style:text-properties fo:background-color="#80FFFF"/>
    </style:style>
    <style:style style:name="T5120" style:parent-style-name="Domyślnaczcionkaakapitu" style:family="text">
      <style:text-properties fo:background-color="#80FFFF"/>
    </style:style>
    <style:style style:name="P5121" style:parent-style-name="Normalny" style:family="paragraph">
      <style:paragraph-properties fo:text-align="justify" fo:line-height="150%"/>
    </style:style>
    <style:style style:name="T5122" style:parent-style-name="Domyślnaczcionkaakapitu" style:family="text">
      <style:text-properties style:text-underline-type="single" style:text-underline-style="solid" style:text-underline-width="auto" style:text-underline-mode="continuous"/>
    </style:style>
    <style:style style:name="T5123" style:parent-style-name="Domyślnaczcionkaakapitu" style:family="text">
      <style:text-properties fo:background-color="#80FFFF" style:text-underline-type="single" style:text-underline-style="solid" style:text-underline-width="auto" style:text-underline-mode="continuous"/>
    </style:style>
    <style:style style:name="T5124" style:parent-style-name="Domyślnaczcionkaakapitu" style:family="text">
      <style:text-properties style:text-underline-type="single" style:text-underline-style="solid" style:text-underline-width="auto" style:text-underline-mode="continuous"/>
    </style:style>
    <style:style style:name="P5125" style:parent-style-name="Normalny" style:family="paragraph">
      <style:paragraph-properties fo:text-align="justify" fo:line-height="150%" fo:text-indent="0.2479in"/>
    </style:style>
    <style:style style:name="T5126" style:parent-style-name="Domyślnaczcionkaakapitu" style:family="text">
      <style:text-properties fo:background-color="#80FFFF"/>
    </style:style>
    <style:style style:name="P5127" style:parent-style-name="Normalny" style:family="paragraph">
      <style:paragraph-properties fo:text-align="justify" fo:line-height="150%" fo:text-indent="0.2479in"/>
    </style:style>
    <style:style style:name="T5128" style:parent-style-name="Domyślnaczcionkaakapitu" style:family="text">
      <style:text-properties fo:background-color="#80FFFF"/>
    </style:style>
    <style:style style:name="T5129" style:parent-style-name="Domyślnaczcionkaakapitu" style:family="text">
      <style:text-properties fo:background-color="#80FFFF"/>
    </style:style>
    <style:style style:name="T5130" style:parent-style-name="Domyślnaczcionkaakapitu" style:family="text">
      <style:text-properties fo:background-color="#80FFFF"/>
    </style:style>
    <style:style style:name="P5131" style:parent-style-name="Normalny" style:family="paragraph">
      <style:paragraph-properties fo:text-align="justify" fo:line-height="150%"/>
    </style:style>
    <style:style style:name="T5132" style:parent-style-name="Domyślnaczcionkaakapitu" style:family="text">
      <style:text-properties style:text-underline-type="single" style:text-underline-style="solid" style:text-underline-width="auto" style:text-underline-mode="continuous"/>
    </style:style>
    <style:style style:name="T5133" style:parent-style-name="Domyślnaczcionkaakapitu" style:family="text">
      <style:text-properties fo:background-color="#80FFFF" style:text-underline-type="single" style:text-underline-style="solid" style:text-underline-width="auto" style:text-underline-mode="continuous"/>
    </style:style>
    <style:style style:name="T5134" style:parent-style-name="Domyślnaczcionkaakapitu" style:family="text">
      <style:text-properties style:text-underline-type="single" style:text-underline-style="solid" style:text-underline-width="auto" style:text-underline-mode="continuous"/>
    </style:style>
    <style:style style:name="P5135" style:parent-style-name="Normalny" style:family="paragraph">
      <style:paragraph-properties fo:text-align="justify" fo:line-height="150%" fo:text-indent="0.2479in"/>
    </style:style>
    <style:style style:name="T5136" style:parent-style-name="Domyślnaczcionkaakapitu" style:family="text">
      <style:text-properties fo:background-color="#80FFFF"/>
    </style:style>
    <style:style style:name="T5137" style:parent-style-name="Domyślnaczcionkaakapitu" style:family="text">
      <style:text-properties fo:background-color="#80FFFF"/>
    </style:style>
    <style:style style:name="T5138" style:parent-style-name="Domyślnaczcionkaakapitu" style:family="text">
      <style:text-properties fo:background-color="#80FFFF"/>
    </style:style>
    <style:style style:name="P5139" style:parent-style-name="Normalny" style:family="paragraph">
      <style:paragraph-properties fo:text-align="justify" fo:line-height="150%"/>
    </style:style>
    <style:style style:name="T5140" style:parent-style-name="Domyślnaczcionkaakapitu" style:family="text">
      <style:text-properties style:text-underline-type="single" style:text-underline-style="solid" style:text-underline-width="auto" style:text-underline-mode="continuous"/>
    </style:style>
    <style:style style:name="T5141" style:parent-style-name="Domyślnaczcionkaakapitu" style:family="text">
      <style:text-properties fo:background-color="#80FFFF" style:text-underline-type="single" style:text-underline-style="solid" style:text-underline-width="auto" style:text-underline-mode="continuous"/>
    </style:style>
    <style:style style:name="T5142" style:parent-style-name="Domyślnaczcionkaakapitu" style:family="text">
      <style:text-properties style:text-underline-type="single" style:text-underline-style="solid" style:text-underline-width="auto" style:text-underline-mode="continuous"/>
    </style:style>
    <style:style style:name="T5143" style:parent-style-name="Domyślnaczcionkaakapitu" style:family="text">
      <style:text-properties fo:background-color="#80FFFF" style:text-underline-type="single" style:text-underline-style="solid" style:text-underline-width="auto" style:text-underline-mode="continuous"/>
    </style:style>
    <style:style style:name="T5144" style:parent-style-name="Domyślnaczcionkaakapitu" style:family="text">
      <style:text-properties style:text-underline-type="single" style:text-underline-style="solid" style:text-underline-width="auto" style:text-underline-mode="continuous"/>
    </style:style>
    <style:style style:name="P5145" style:parent-style-name="Normalny" style:family="paragraph">
      <style:paragraph-properties fo:text-align="justify" fo:line-height="150%" fo:text-indent="0.2479in"/>
    </style:style>
    <style:style style:name="T5146" style:parent-style-name="Domyślnaczcionkaakapitu" style:family="text">
      <style:text-properties fo:background-color="#80FFFF"/>
    </style:style>
    <style:style style:name="T5147" style:parent-style-name="Domyślnaczcionkaakapitu" style:family="text">
      <style:text-properties fo:background-color="#80FFFF"/>
    </style:style>
    <style:style style:name="P5148" style:parent-style-name="Normalny" style:family="paragraph">
      <style:paragraph-properties fo:text-align="justify" fo:line-height="150%" fo:text-indent="0.2479in"/>
    </style:style>
    <style:style style:name="T5149" style:parent-style-name="Domyślnaczcionkaakapitu" style:family="text">
      <style:text-properties fo:background-color="#80FFFF"/>
    </style:style>
    <style:style style:name="T5150" style:parent-style-name="Domyślnaczcionkaakapitu" style:family="text">
      <style:text-properties fo:background-color="#80FFFF"/>
    </style:style>
    <style:style style:name="P5151" style:parent-style-name="Normalny" style:family="paragraph">
      <style:paragraph-properties fo:text-align="justify" fo:line-height="150%"/>
    </style:style>
    <style:style style:name="T5152" style:parent-style-name="Domyślnaczcionkaakapitu" style:family="text">
      <style:text-properties style:text-underline-type="single" style:text-underline-style="solid" style:text-underline-width="auto" style:text-underline-mode="continuous"/>
    </style:style>
    <style:style style:name="T5153" style:parent-style-name="Domyślnaczcionkaakapitu" style:family="text">
      <style:text-properties fo:background-color="#80FFFF" style:text-underline-type="single" style:text-underline-style="solid" style:text-underline-width="auto" style:text-underline-mode="continuous"/>
    </style:style>
    <style:style style:name="T5154" style:parent-style-name="Domyślnaczcionkaakapitu" style:family="text">
      <style:text-properties style:text-underline-type="single" style:text-underline-style="solid" style:text-underline-width="auto" style:text-underline-mode="continuous"/>
    </style:style>
    <style:style style:name="P5155" style:parent-style-name="Normalny" style:family="paragraph">
      <style:paragraph-properties fo:text-align="justify" fo:line-height="150%" fo:text-indent="0.2479in"/>
    </style:style>
    <style:style style:name="T5156" style:parent-style-name="Domyślnaczcionkaakapitu" style:family="text">
      <style:text-properties fo:background-color="#80FFFF"/>
    </style:style>
    <style:style style:name="T5157" style:parent-style-name="Domyślnaczcionkaakapitu" style:family="text">
      <style:text-properties fo:background-color="#80FFFF"/>
    </style:style>
    <style:style style:name="T5158" style:parent-style-name="Domyślnaczcionkaakapitu" style:family="text">
      <style:text-properties fo:background-color="#80FFFF"/>
    </style:style>
    <style:style style:name="T5159" style:parent-style-name="Domyślnaczcionkaakapitu" style:family="text">
      <style:text-properties fo:background-color="#80FFFF"/>
    </style:style>
    <style:style style:name="P5160" style:parent-style-name="Normalny" style:family="paragraph">
      <style:paragraph-properties fo:text-align="justify" fo:line-height="150%" fo:text-indent="0.2479in"/>
    </style:style>
    <style:style style:name="T5161" style:parent-style-name="Domyślnaczcionkaakapitu" style:family="text">
      <style:text-properties fo:background-color="#80FFFF"/>
    </style:style>
    <style:style style:name="T5162" style:parent-style-name="Domyślnaczcionkaakapitu" style:family="text">
      <style:text-properties fo:background-color="#80FFFF"/>
    </style:style>
    <style:style style:name="T5163" style:parent-style-name="Domyślnaczcionkaakapitu" style:family="text">
      <style:text-properties fo:background-color="#80FFFF"/>
    </style:style>
    <style:style style:name="T5164" style:parent-style-name="Domyślnaczcionkaakapitu" style:family="text">
      <style:text-properties fo:background-color="#80FFFF"/>
    </style:style>
    <style:style style:name="T5165" style:parent-style-name="Domyślnaczcionkaakapitu" style:family="text">
      <style:text-properties fo:background-color="#80FFFF"/>
    </style:style>
    <style:style style:name="T5166" style:parent-style-name="Domyślnaczcionkaakapitu" style:family="text">
      <style:text-properties fo:background-color="#80FFFF"/>
    </style:style>
    <style:style style:name="P5167" style:parent-style-name="Normalny" style:family="paragraph">
      <style:paragraph-properties fo:text-align="justify" fo:line-height="150%"/>
    </style:style>
    <style:style style:name="T5168" style:parent-style-name="Domyślnaczcionkaakapitu" style:family="text">
      <style:text-properties style:text-underline-type="single" style:text-underline-style="solid" style:text-underline-width="auto" style:text-underline-mode="continuous"/>
    </style:style>
    <style:style style:name="T5169" style:parent-style-name="Domyślnaczcionkaakapitu" style:family="text">
      <style:text-properties fo:background-color="#80FFFF" style:text-underline-type="single" style:text-underline-style="solid" style:text-underline-width="auto" style:text-underline-mode="continuous"/>
    </style:style>
    <style:style style:name="T5170" style:parent-style-name="Domyślnaczcionkaakapitu" style:family="text">
      <style:text-properties style:text-underline-type="single" style:text-underline-style="solid" style:text-underline-width="auto" style:text-underline-mode="continuous"/>
    </style:style>
    <style:style style:name="T5171" style:parent-style-name="Domyślnaczcionkaakapitu" style:family="text">
      <style:text-properties fo:background-color="#80FFFF" style:text-underline-type="single" style:text-underline-style="solid" style:text-underline-width="auto" style:text-underline-mode="continuous"/>
    </style:style>
    <style:style style:name="T5172" style:parent-style-name="Domyślnaczcionkaakapitu" style:family="text">
      <style:text-properties style:text-underline-type="single" style:text-underline-style="solid" style:text-underline-width="auto" style:text-underline-mode="continuous"/>
    </style:style>
    <style:style style:name="T5173" style:parent-style-name="Domyślnaczcionkaakapitu" style:family="text">
      <style:text-properties fo:background-color="#80FFFF" style:text-underline-type="single" style:text-underline-style="solid" style:text-underline-width="auto" style:text-underline-mode="continuous"/>
    </style:style>
    <style:style style:name="T5174" style:parent-style-name="Domyślnaczcionkaakapitu" style:family="text">
      <style:text-properties style:text-underline-type="single" style:text-underline-style="solid" style:text-underline-width="auto" style:text-underline-mode="continuous"/>
    </style:style>
    <style:style style:name="T5175" style:parent-style-name="Domyślnaczcionkaakapitu" style:family="text">
      <style:text-properties fo:background-color="#80FFFF" style:text-underline-type="single" style:text-underline-style="solid" style:text-underline-width="auto" style:text-underline-mode="continuous"/>
    </style:style>
    <style:style style:name="T5176" style:parent-style-name="Domyślnaczcionkaakapitu" style:family="text">
      <style:text-properties style:text-underline-type="single" style:text-underline-style="solid" style:text-underline-width="auto" style:text-underline-mode="continuous"/>
    </style:style>
    <style:style style:name="P5177" style:parent-style-name="Normalny" style:family="paragraph">
      <style:paragraph-properties fo:text-align="justify" fo:line-height="150%" fo:text-indent="0.2479in"/>
    </style:style>
    <style:style style:name="T5178" style:parent-style-name="Domyślnaczcionkaakapitu" style:family="text">
      <style:text-properties fo:background-color="#80FFFF"/>
    </style:style>
    <style:style style:name="P5179" style:parent-style-name="Normalny" style:family="paragraph">
      <style:paragraph-properties fo:text-align="justify" fo:line-height="150%"/>
    </style:style>
    <style:style style:name="T5180" style:parent-style-name="Domyślnaczcionkaakapitu" style:family="text">
      <style:text-properties style:text-underline-type="single" style:text-underline-style="solid" style:text-underline-width="auto" style:text-underline-mode="continuous"/>
    </style:style>
    <style:style style:name="T5181" style:parent-style-name="Domyślnaczcionkaakapitu" style:family="text">
      <style:text-properties fo:background-color="#80FFFF" style:text-underline-type="single" style:text-underline-style="solid" style:text-underline-width="auto" style:text-underline-mode="continuous"/>
    </style:style>
    <style:style style:name="T5182" style:parent-style-name="Domyślnaczcionkaakapitu" style:family="text">
      <style:text-properties style:text-underline-type="single" style:text-underline-style="solid" style:text-underline-width="auto" style:text-underline-mode="continuous"/>
    </style:style>
    <style:style style:name="P5183" style:parent-style-name="Normalny" style:family="paragraph">
      <style:paragraph-properties fo:text-align="justify" fo:line-height="150%" fo:text-indent="0.2479in"/>
    </style:style>
    <style:style style:name="T5184" style:parent-style-name="Domyślnaczcionkaakapitu" style:family="text">
      <style:text-properties fo:background-color="#80FFFF"/>
    </style:style>
    <style:style style:name="T5185" style:parent-style-name="Domyślnaczcionkaakapitu" style:family="text">
      <style:text-properties fo:background-color="#80FFFF"/>
    </style:style>
    <style:style style:name="T5186" style:parent-style-name="Domyślnaczcionkaakapitu" style:family="text">
      <style:text-properties fo:background-color="#80FFFF"/>
    </style:style>
    <style:style style:name="T5187" style:parent-style-name="Domyślnaczcionkaakapitu" style:family="text">
      <style:text-properties fo:background-color="#80FFFF"/>
    </style:style>
    <style:style style:name="T5188" style:parent-style-name="Domyślnaczcionkaakapitu" style:family="text">
      <style:text-properties fo:background-color="#80FFFF"/>
    </style:style>
    <style:style style:name="T5189" style:parent-style-name="Domyślnaczcionkaakapitu" style:family="text">
      <style:text-properties fo:background-color="#80FFFF"/>
    </style:style>
    <style:style style:name="T5190" style:parent-style-name="Domyślnaczcionkaakapitu" style:family="text">
      <style:text-properties fo:background-color="#80FFFF"/>
    </style:style>
    <style:style style:name="T5191" style:parent-style-name="Domyślnaczcionkaakapitu" style:family="text">
      <style:text-properties fo:background-color="#80FFFF"/>
    </style:style>
    <style:style style:name="P5192" style:parent-style-name="Normalny" style:family="paragraph">
      <style:paragraph-properties fo:text-align="justify" fo:line-height="150%"/>
    </style:style>
    <style:style style:name="T5193" style:parent-style-name="Domyślnaczcionkaakapitu" style:family="text">
      <style:text-properties fo:background-color="#80FFFF"/>
    </style:style>
    <style:style style:name="T5194" style:parent-style-name="Domyślnaczcionkaakapitu" style:family="text">
      <style:text-properties fo:background-color="#80FFFF"/>
    </style:style>
    <style:style style:name="T5195" style:parent-style-name="Domyślnaczcionkaakapitu" style:family="text">
      <style:text-properties fo:background-color="#80FFFF"/>
    </style:style>
    <style:style style:name="P5196" style:parent-style-name="Normalny" style:family="paragraph">
      <style:paragraph-properties fo:text-align="justify" fo:line-height="150%"/>
    </style:style>
    <style:style style:name="T5197" style:parent-style-name="Domyślnaczcionkaakapitu" style:family="text">
      <style:text-properties style:text-underline-type="single" style:text-underline-style="solid" style:text-underline-width="auto" style:text-underline-mode="continuous"/>
    </style:style>
    <style:style style:name="T5198" style:parent-style-name="Domyślnaczcionkaakapitu" style:family="text">
      <style:text-properties fo:background-color="#80FFFF" style:text-underline-type="single" style:text-underline-style="solid" style:text-underline-width="auto" style:text-underline-mode="continuous"/>
    </style:style>
    <style:style style:name="T5199" style:parent-style-name="Domyślnaczcionkaakapitu" style:family="text">
      <style:text-properties style:text-underline-type="single" style:text-underline-style="solid" style:text-underline-width="auto" style:text-underline-mode="continuous"/>
    </style:style>
    <style:style style:name="P5200" style:parent-style-name="Normalny" style:family="paragraph">
      <style:paragraph-properties fo:text-align="justify" fo:line-height="150%" fo:text-indent="0.2479in"/>
    </style:style>
    <style:style style:name="T5201" style:parent-style-name="Domyślnaczcionkaakapitu" style:family="text">
      <style:text-properties fo:background-color="#80FFFF"/>
    </style:style>
    <style:style style:name="T5202" style:parent-style-name="Domyślnaczcionkaakapitu" style:family="text">
      <style:text-properties fo:background-color="#80FFFF"/>
    </style:style>
    <style:style style:name="T5203" style:parent-style-name="Domyślnaczcionkaakapitu" style:family="text">
      <style:text-properties fo:background-color="#80FFFF"/>
    </style:style>
    <style:style style:name="P5204" style:parent-style-name="Normalny" style:family="paragraph">
      <style:paragraph-properties fo:text-align="justify" fo:line-height="150%" fo:text-indent="0.2479in"/>
    </style:style>
    <style:style style:name="T5205" style:parent-style-name="Domyślnaczcionkaakapitu" style:family="text">
      <style:text-properties fo:background-color="#80FFFF"/>
    </style:style>
    <style:style style:name="T5206" style:parent-style-name="Domyślnaczcionkaakapitu" style:family="text">
      <style:text-properties fo:background-color="#80FFFF"/>
    </style:style>
    <style:style style:name="P5207" style:parent-style-name="Normalny" style:family="paragraph">
      <style:paragraph-properties fo:text-align="justify" fo:line-height="150%" fo:text-indent="0.2479in"/>
    </style:style>
    <style:style style:name="T5208" style:parent-style-name="Domyślnaczcionkaakapitu" style:family="text">
      <style:text-properties fo:background-color="#80FFFF"/>
    </style:style>
    <style:style style:name="T5209" style:parent-style-name="Domyślnaczcionkaakapitu" style:family="text">
      <style:text-properties fo:background-color="#80FFFF"/>
    </style:style>
    <style:style style:name="T5210" style:parent-style-name="Domyślnaczcionkaakapitu" style:family="text">
      <style:text-properties fo:background-color="#80FFFF"/>
    </style:style>
    <style:style style:name="T5211" style:parent-style-name="Domyślnaczcionkaakapitu" style:family="text">
      <style:text-properties fo:background-color="#80FFFF"/>
    </style:style>
    <style:style style:name="T5212" style:parent-style-name="Domyślnaczcionkaakapitu" style:family="text">
      <style:text-properties fo:background-color="#80FFFF"/>
    </style:style>
    <style:style style:name="T5213" style:parent-style-name="Domyślnaczcionkaakapitu" style:family="text">
      <style:text-properties fo:background-color="#80FFFF"/>
    </style:style>
    <style:style style:name="T5214" style:parent-style-name="Domyślnaczcionkaakapitu" style:family="text">
      <style:text-properties fo:background-color="#80FFFF"/>
    </style:style>
    <style:style style:name="P5215" style:parent-style-name="Normalny" style:family="paragraph">
      <style:paragraph-properties fo:text-align="justify" fo:line-height="150%"/>
    </style:style>
    <style:style style:name="P5216" style:parent-style-name="Normalny" style:family="paragraph">
      <style:paragraph-properties fo:text-align="justify" fo:line-height="150%"/>
    </style:style>
    <style:style style:name="T5217" style:parent-style-name="Domyślnaczcionkaakapitu" style:family="text">
      <style:text-properties style:text-underline-type="single" style:text-underline-style="solid" style:text-underline-width="auto" style:text-underline-mode="continuous"/>
    </style:style>
    <style:style style:name="T5218" style:parent-style-name="Domyślnaczcionkaakapitu" style:family="text">
      <style:text-properties fo:background-color="#80FFFF" style:text-underline-type="single" style:text-underline-style="solid" style:text-underline-width="auto" style:text-underline-mode="continuous"/>
    </style:style>
    <style:style style:name="T5219" style:parent-style-name="Domyślnaczcionkaakapitu" style:family="text">
      <style:text-properties style:text-underline-type="single" style:text-underline-style="solid" style:text-underline-width="auto" style:text-underline-mode="continuous"/>
    </style:style>
    <style:style style:name="P5220" style:parent-style-name="Normalny" style:family="paragraph">
      <style:paragraph-properties fo:text-align="justify" fo:line-height="150%" fo:text-indent="0.2479in"/>
    </style:style>
    <style:style style:name="T5221" style:parent-style-name="Domyślnaczcionkaakapitu" style:family="text">
      <style:text-properties fo:background-color="#80FFFF"/>
    </style:style>
    <style:style style:name="T5222" style:parent-style-name="Domyślnaczcionkaakapitu" style:family="text">
      <style:text-properties fo:background-color="#80FFFF"/>
    </style:style>
    <style:style style:name="T5223" style:parent-style-name="Domyślnaczcionkaakapitu" style:family="text">
      <style:text-properties fo:background-color="#80FFFF"/>
    </style:style>
    <style:style style:name="T5224" style:parent-style-name="Domyślnaczcionkaakapitu" style:family="text">
      <style:text-properties fo:background-color="#80FFFF"/>
    </style:style>
    <style:style style:name="T5225" style:parent-style-name="Domyślnaczcionkaakapitu" style:family="text">
      <style:text-properties fo:background-color="#80FFFF"/>
    </style:style>
    <style:style style:name="T5226" style:parent-style-name="Domyślnaczcionkaakapitu" style:family="text">
      <style:text-properties fo:background-color="#80FFFF"/>
    </style:style>
    <style:style style:name="T5227" style:parent-style-name="Domyślnaczcionkaakapitu" style:family="text">
      <style:text-properties fo:background-color="#80FFFF"/>
    </style:style>
    <style:style style:name="T5228" style:parent-style-name="Domyślnaczcionkaakapitu" style:family="text">
      <style:text-properties fo:background-color="#80FFFF"/>
    </style:style>
    <style:style style:name="P5229" style:parent-style-name="Normalny" style:family="paragraph">
      <style:paragraph-properties fo:text-align="justify" fo:line-height="150%"/>
    </style:style>
    <style:style style:name="P5230" style:parent-style-name="Normalny" style:family="paragraph">
      <style:paragraph-properties fo:text-align="justify" fo:line-height="150%"/>
    </style:style>
    <style:style style:name="T5231" style:parent-style-name="Domyślnaczcionkaakapitu" style:family="text">
      <style:text-properties fo:background-color="#80FFFF" style:text-underline-type="single" style:text-underline-style="solid" style:text-underline-width="auto" style:text-underline-mode="continuous"/>
    </style:style>
    <style:style style:name="T5232" style:parent-style-name="Domyślnaczcionkaakapitu" style:family="text">
      <style:text-properties style:text-underline-type="single" style:text-underline-style="solid" style:text-underline-width="auto" style:text-underline-mode="continuous"/>
    </style:style>
    <style:style style:name="T5233" style:parent-style-name="Domyślnaczcionkaakapitu" style:family="text">
      <style:text-properties fo:background-color="#80FFFF" style:text-underline-type="single" style:text-underline-style="solid" style:text-underline-width="auto" style:text-underline-mode="continuous"/>
    </style:style>
    <style:style style:name="T5234" style:parent-style-name="Domyślnaczcionkaakapitu" style:family="text">
      <style:text-properties style:text-underline-type="single" style:text-underline-style="solid" style:text-underline-width="auto" style:text-underline-mode="continuous"/>
    </style:style>
    <style:style style:name="T5235" style:parent-style-name="Domyślnaczcionkaakapitu" style:family="text">
      <style:text-properties fo:background-color="#80FFFF" style:text-underline-type="single" style:text-underline-style="solid" style:text-underline-width="auto" style:text-underline-mode="continuous"/>
    </style:style>
    <style:style style:name="T5236" style:parent-style-name="Domyślnaczcionkaakapitu" style:family="text">
      <style:text-properties style:text-underline-type="single" style:text-underline-style="solid" style:text-underline-width="auto" style:text-underline-mode="continuous"/>
    </style:style>
    <style:style style:name="P5237" style:parent-style-name="Normalny" style:family="paragraph">
      <style:paragraph-properties fo:text-align="justify" fo:line-height="150%" fo:text-indent="0.2479in"/>
    </style:style>
    <style:style style:name="T5238" style:parent-style-name="Domyślnaczcionkaakapitu" style:family="text">
      <style:text-properties fo:background-color="#80FFFF"/>
    </style:style>
    <style:style style:name="T5239" style:parent-style-name="Domyślnaczcionkaakapitu" style:family="text">
      <style:text-properties fo:background-color="#80FFFF"/>
    </style:style>
    <style:style style:name="T5240" style:parent-style-name="Domyślnaczcionkaakapitu" style:family="text">
      <style:text-properties fo:background-color="#80FFFF"/>
    </style:style>
    <style:style style:name="P5241" style:parent-style-name="Normalny" style:family="paragraph">
      <style:paragraph-properties fo:text-align="justify" fo:line-height="150%"/>
    </style:style>
    <style:style style:name="T5242" style:parent-style-name="Domyślnaczcionkaakapitu" style:family="text">
      <style:text-properties style:text-underline-type="single" style:text-underline-style="solid" style:text-underline-width="auto" style:text-underline-mode="continuous"/>
    </style:style>
    <style:style style:name="T5243" style:parent-style-name="Domyślnaczcionkaakapitu" style:family="text">
      <style:text-properties fo:background-color="#80FFFF" style:text-underline-type="single" style:text-underline-style="solid" style:text-underline-width="auto" style:text-underline-mode="continuous"/>
    </style:style>
    <style:style style:name="T5244" style:parent-style-name="Domyślnaczcionkaakapitu" style:family="text">
      <style:text-properties style:text-underline-type="single" style:text-underline-style="solid" style:text-underline-width="auto" style:text-underline-mode="continuous"/>
    </style:style>
    <style:style style:name="P5245" style:parent-style-name="Normalny" style:family="paragraph">
      <style:paragraph-properties fo:text-align="justify" fo:line-height="150%" fo:text-indent="0.2479in"/>
    </style:style>
    <style:style style:name="P5246" style:parent-style-name="Normalny" style:family="paragraph">
      <style:paragraph-properties fo:text-align="justify" fo:line-height="150%"/>
    </style:style>
    <style:style style:name="T5247" style:parent-style-name="Domyślnaczcionkaakapitu" style:family="text">
      <style:text-properties style:text-underline-type="single" style:text-underline-style="solid" style:text-underline-width="auto" style:text-underline-mode="continuous"/>
    </style:style>
    <style:style style:name="T5248" style:parent-style-name="Domyślnaczcionkaakapitu" style:family="text">
      <style:text-properties fo:background-color="#80FFFF" style:text-underline-type="single" style:text-underline-style="solid" style:text-underline-width="auto" style:text-underline-mode="continuous"/>
    </style:style>
    <style:style style:name="T5249" style:parent-style-name="Domyślnaczcionkaakapitu" style:family="text">
      <style:text-properties style:text-underline-type="single" style:text-underline-style="solid" style:text-underline-width="auto" style:text-underline-mode="continuous"/>
    </style:style>
    <style:style style:name="P5250" style:parent-style-name="Normalny" style:family="paragraph">
      <style:paragraph-properties fo:text-align="justify" fo:line-height="150%" fo:text-indent="0.2479in"/>
    </style:style>
    <style:style style:name="T5251" style:parent-style-name="Domyślnaczcionkaakapitu" style:family="text">
      <style:text-properties fo:background-color="#80FFFF"/>
    </style:style>
    <style:style style:name="T5252" style:parent-style-name="Domyślnaczcionkaakapitu" style:family="text">
      <style:text-properties fo:background-color="#80FFFF"/>
    </style:style>
    <style:style style:name="T5253" style:parent-style-name="Domyślnaczcionkaakapitu" style:family="text">
      <style:text-properties fo:background-color="#80FFFF"/>
    </style:style>
    <style:style style:name="P5254" style:parent-style-name="Normalny" style:family="paragraph">
      <style:paragraph-properties fo:text-align="justify" fo:line-height="150%"/>
    </style:style>
    <style:style style:name="T5255" style:parent-style-name="Domyślnaczcionkaakapitu" style:family="text">
      <style:text-properties style:text-underline-type="single" style:text-underline-style="solid" style:text-underline-width="auto" style:text-underline-mode="continuous"/>
    </style:style>
    <style:style style:name="T5256" style:parent-style-name="Domyślnaczcionkaakapitu" style:family="text">
      <style:text-properties fo:background-color="#80FFFF" style:text-underline-type="single" style:text-underline-style="solid" style:text-underline-width="auto" style:text-underline-mode="continuous"/>
    </style:style>
    <style:style style:name="T5257" style:parent-style-name="Domyślnaczcionkaakapitu" style:family="text">
      <style:text-properties style:text-underline-type="single" style:text-underline-style="solid" style:text-underline-width="auto" style:text-underline-mode="continuous"/>
    </style:style>
    <style:style style:name="P5258" style:parent-style-name="Normalny" style:family="paragraph">
      <style:paragraph-properties fo:text-align="justify" fo:line-height="150%" fo:text-indent="0.2479in"/>
    </style:style>
    <style:style style:name="T5259" style:parent-style-name="Domyślnaczcionkaakapitu" style:family="text">
      <style:text-properties fo:background-color="#80FFFF"/>
    </style:style>
    <style:style style:name="T5260" style:parent-style-name="Domyślnaczcionkaakapitu" style:family="text">
      <style:text-properties fo:background-color="#80FFFF"/>
    </style:style>
    <style:style style:name="T5261" style:parent-style-name="Domyślnaczcionkaakapitu" style:family="text">
      <style:text-properties fo:background-color="#80FFFF"/>
    </style:style>
    <style:style style:name="T5262" style:parent-style-name="Domyślnaczcionkaakapitu" style:family="text">
      <style:text-properties fo:background-color="#80FFFF"/>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T5265" style:parent-style-name="Domyślnaczcionkaakapitu" style:family="text">
      <style:text-properties fo:background-color="#80FFFF"/>
    </style:style>
    <style:style style:name="T5266" style:parent-style-name="Domyślnaczcionkaakapitu" style:family="text">
      <style:text-properties fo:background-color="#80FFFF"/>
    </style:style>
    <style:style style:name="P5267" style:parent-style-name="Normalny" style:family="paragraph">
      <style:paragraph-properties fo:text-align="justify" fo:line-height="150%" fo:text-indent="0.2479in"/>
    </style:style>
    <style:style style:name="T5268" style:parent-style-name="Domyślnaczcionkaakapitu" style:family="text">
      <style:text-properties fo:background-color="#80FFFF"/>
    </style:style>
    <style:style style:name="T5269" style:parent-style-name="Domyślnaczcionkaakapitu" style:family="text">
      <style:text-properties fo:background-color="#80FFFF"/>
    </style:style>
    <style:style style:name="P5270" style:parent-style-name="Normalny" style:family="paragraph">
      <style:paragraph-properties fo:text-align="justify" fo:line-height="150%"/>
    </style:style>
    <style:style style:name="T5271" style:parent-style-name="Domyślnaczcionkaakapitu" style:family="text">
      <style:text-properties fo:background-color="#80FFFF" style:text-underline-type="single" style:text-underline-style="solid" style:text-underline-width="auto" style:text-underline-mode="continuous"/>
    </style:style>
    <style:style style:name="T5272" style:parent-style-name="Domyślnaczcionkaakapitu" style:family="text">
      <style:text-properties style:text-underline-type="single" style:text-underline-style="solid" style:text-underline-width="auto" style:text-underline-mode="continuous"/>
    </style:style>
    <style:style style:name="T5273" style:parent-style-name="Domyślnaczcionkaakapitu" style:family="text">
      <style:text-properties fo:background-color="#80FFFF" style:text-underline-type="single" style:text-underline-style="solid" style:text-underline-width="auto" style:text-underline-mode="continuous"/>
    </style:style>
    <style:style style:name="T5274" style:parent-style-name="Domyślnaczcionkaakapitu" style:family="text">
      <style:text-properties style:text-underline-type="single" style:text-underline-style="solid" style:text-underline-width="auto" style:text-underline-mode="continuous"/>
    </style:style>
    <style:style style:name="P5275" style:parent-style-name="Normalny" style:family="paragraph">
      <style:paragraph-properties fo:text-align="justify" fo:line-height="150%" fo:text-indent="0.2479in"/>
    </style:style>
    <style:style style:name="P5276" style:parent-style-name="Normalny" style:family="paragraph">
      <style:paragraph-properties fo:text-align="justify" fo:line-height="150%"/>
    </style:style>
    <style:style style:name="T5277" style:parent-style-name="Domyślnaczcionkaakapitu" style:family="text">
      <style:text-properties style:text-underline-type="single" style:text-underline-style="solid" style:text-underline-width="auto" style:text-underline-mode="continuous"/>
    </style:style>
    <style:style style:name="P5278" style:parent-style-name="Normalny" style:family="paragraph">
      <style:paragraph-properties fo:text-align="justify" fo:line-height="150%" fo:text-indent="0.2479in"/>
    </style:style>
    <style:style style:name="T5279" style:parent-style-name="Domyślnaczcionkaakapitu" style:family="text">
      <style:text-properties fo:background-color="#80FFFF"/>
    </style:style>
    <style:style style:name="T5280" style:parent-style-name="Domyślnaczcionkaakapitu" style:family="text">
      <style:text-properties fo:background-color="#80FFFF"/>
    </style:style>
    <style:style style:name="P5281" style:parent-style-name="Normalny" style:family="paragraph">
      <style:paragraph-properties fo:text-align="justify" fo:line-height="150%" fo:text-indent="0.2479in"/>
    </style:style>
    <style:style style:name="T5282" style:parent-style-name="Domyślnaczcionkaakapitu" style:family="text">
      <style:text-properties fo:background-color="#80FFFF"/>
    </style:style>
    <style:style style:name="T5283" style:parent-style-name="Domyślnaczcionkaakapitu" style:family="text">
      <style:text-properties fo:background-color="#80FFFF"/>
    </style:style>
    <style:style style:name="T5284" style:parent-style-name="Domyślnaczcionkaakapitu" style:family="text">
      <style:text-properties fo:background-color="#80FFFF"/>
    </style:style>
    <style:style style:name="P5285" style:parent-style-name="Normalny" style:family="paragraph">
      <style:paragraph-properties fo:text-align="justify" fo:line-height="150%"/>
    </style:style>
    <style:style style:name="T5286" style:parent-style-name="Domyślnaczcionkaakapitu" style:family="text">
      <style:text-properties fo:background-color="#80FFFF"/>
    </style:style>
    <style:style style:name="P5287" style:parent-style-name="Normalny" style:family="paragraph">
      <style:paragraph-properties fo:text-align="justify" fo:line-height="150%"/>
    </style:style>
    <style:style style:name="T5288" style:parent-style-name="Domyślnaczcionkaakapitu" style:family="text">
      <style:text-properties style:text-underline-type="single" style:text-underline-style="solid" style:text-underline-width="auto" style:text-underline-mode="continuous"/>
    </style:style>
    <style:style style:name="P5289" style:parent-style-name="Normalny" style:family="paragraph">
      <style:paragraph-properties fo:text-align="justify" fo:line-height="150%" fo:text-indent="0.2479in"/>
    </style:style>
    <style:style style:name="T5290" style:parent-style-name="Domyślnaczcionkaakapitu" style:family="text">
      <style:text-properties fo:background-color="#80FFFF"/>
    </style:style>
    <style:style style:name="P5291" style:parent-style-name="Normalny" style:family="paragraph">
      <style:paragraph-properties fo:text-align="justify" fo:line-height="150%"/>
    </style:style>
    <style:style style:name="T5292" style:parent-style-name="Domyślnaczcionkaakapitu" style:family="text">
      <style:text-properties style:text-underline-type="single" style:text-underline-style="solid" style:text-underline-width="auto" style:text-underline-mode="continuous"/>
    </style:style>
    <style:style style:name="T5293" style:parent-style-name="Domyślnaczcionkaakapitu" style:family="text">
      <style:text-properties fo:background-color="#80FFFF" style:text-underline-type="single" style:text-underline-style="solid" style:text-underline-width="auto" style:text-underline-mode="continuous"/>
    </style:style>
    <style:style style:name="T5294" style:parent-style-name="Domyślnaczcionkaakapitu" style:family="text">
      <style:text-properties style:text-underline-type="single" style:text-underline-style="solid" style:text-underline-width="auto" style:text-underline-mode="continuous"/>
    </style:style>
    <style:style style:name="T5295" style:parent-style-name="Domyślnaczcionkaakapitu" style:family="text">
      <style:text-properties fo:background-color="#80FFFF" style:text-underline-type="single" style:text-underline-style="solid" style:text-underline-width="auto" style:text-underline-mode="continuous"/>
    </style:style>
    <style:style style:name="T5296" style:parent-style-name="Domyślnaczcionkaakapitu" style:family="text">
      <style:text-properties style:text-underline-type="single" style:text-underline-style="solid" style:text-underline-width="auto" style:text-underline-mode="continuous"/>
    </style:style>
    <style:style style:name="P5297" style:parent-style-name="Normalny" style:family="paragraph">
      <style:paragraph-properties fo:text-align="justify" fo:line-height="150%" fo:text-indent="0.2479in"/>
    </style:style>
    <style:style style:name="T5298" style:parent-style-name="Domyślnaczcionkaakapitu" style:family="text">
      <style:text-properties fo:background-color="#80FFFF"/>
    </style:style>
    <style:style style:name="T5299" style:parent-style-name="Domyślnaczcionkaakapitu" style:family="text">
      <style:text-properties fo:background-color="#80FFFF"/>
    </style:style>
    <style:style style:name="T5300" style:parent-style-name="Domyślnaczcionkaakapitu" style:family="text">
      <style:text-properties fo:background-color="#80FFFF"/>
    </style:style>
    <style:style style:name="P5301" style:parent-style-name="Normalny" style:family="paragraph">
      <style:paragraph-properties fo:text-align="justify" fo:line-height="150%"/>
    </style:style>
    <style:style style:name="T5302" style:parent-style-name="Domyślnaczcionkaakapitu" style:family="text">
      <style:text-properties fo:background-color="#80FFFF"/>
    </style:style>
    <style:style style:name="T5303" style:parent-style-name="Domyślnaczcionkaakapitu" style:family="text">
      <style:text-properties fo:background-color="#80FFFF"/>
    </style:style>
    <style:style style:name="P5304" style:parent-style-name="Normalny" style:family="paragraph">
      <style:paragraph-properties fo:text-align="justify" fo:line-height="150%"/>
    </style:style>
    <style:style style:name="T5305" style:parent-style-name="Domyślnaczcionkaakapitu" style:family="text">
      <style:text-properties style:text-underline-type="single" style:text-underline-style="solid" style:text-underline-width="auto" style:text-underline-mode="continuous"/>
    </style:style>
    <style:style style:name="T5306" style:parent-style-name="Domyślnaczcionkaakapitu" style:family="text">
      <style:text-properties fo:background-color="#80FFFF" style:text-underline-type="single" style:text-underline-style="solid" style:text-underline-width="auto" style:text-underline-mode="continuous"/>
    </style:style>
    <style:style style:name="T5307" style:parent-style-name="Domyślnaczcionkaakapitu" style:family="text">
      <style:text-properties style:text-underline-type="single" style:text-underline-style="solid" style:text-underline-width="auto" style:text-underline-mode="continuous"/>
    </style:style>
    <style:style style:name="P5308" style:parent-style-name="Normalny" style:family="paragraph">
      <style:paragraph-properties fo:text-align="justify" fo:line-height="150%" fo:text-indent="0.2479in"/>
    </style:style>
    <style:style style:name="T5309" style:parent-style-name="Domyślnaczcionkaakapitu" style:family="text">
      <style:text-properties fo:background-color="#80FFFF"/>
    </style:style>
    <style:style style:name="T5310" style:parent-style-name="Domyślnaczcionkaakapitu" style:family="text">
      <style:text-properties fo:background-color="#80FFFF"/>
    </style:style>
    <style:style style:name="P5311" style:parent-style-name="Normalny" style:family="paragraph">
      <style:paragraph-properties fo:text-align="justify" fo:line-height="150%"/>
    </style:style>
    <style:style style:name="P5312" style:parent-style-name="Normalny" style:family="paragraph">
      <style:paragraph-properties fo:text-align="justify" fo:line-height="150%"/>
    </style:style>
    <style:style style:name="T5313" style:parent-style-name="Domyślnaczcionkaakapitu" style:family="text">
      <style:text-properties fo:background-color="#80FFFF" style:text-underline-type="single" style:text-underline-style="solid" style:text-underline-width="auto" style:text-underline-mode="continuous"/>
    </style:style>
    <style:style style:name="T5314" style:parent-style-name="Domyślnaczcionkaakapitu" style:family="text">
      <style:text-properties style:text-underline-type="single" style:text-underline-style="solid" style:text-underline-width="auto" style:text-underline-mode="continuous"/>
    </style:style>
    <style:style style:name="T5315" style:parent-style-name="Domyślnaczcionkaakapitu" style:family="text">
      <style:text-properties fo:background-color="#80FFFF" style:text-underline-type="single" style:text-underline-style="solid" style:text-underline-width="auto" style:text-underline-mode="continuous"/>
    </style:style>
    <style:style style:name="T5316" style:parent-style-name="Domyślnaczcionkaakapitu" style:family="text">
      <style:text-properties style:text-underline-type="single" style:text-underline-style="solid" style:text-underline-width="auto" style:text-underline-mode="continuous"/>
    </style:style>
    <style:style style:name="P5317" style:parent-style-name="Normalny" style:family="paragraph">
      <style:paragraph-properties fo:text-align="justify" fo:line-height="150%" fo:text-indent="0.2479in"/>
    </style:style>
    <style:style style:name="T5318" style:parent-style-name="Domyślnaczcionkaakapitu" style:family="text">
      <style:text-properties fo:background-color="#80FFFF"/>
    </style:style>
    <style:style style:name="T5319" style:parent-style-name="Domyślnaczcionkaakapitu" style:family="text">
      <style:text-properties fo:background-color="#80FFFF"/>
    </style:style>
    <style:style style:name="T5320" style:parent-style-name="Domyślnaczcionkaakapitu" style:family="text">
      <style:text-properties fo:background-color="#80FFFF"/>
    </style:style>
    <style:style style:name="T5321" style:parent-style-name="Domyślnaczcionkaakapitu" style:family="text">
      <style:text-properties fo:background-color="#80FFFF"/>
    </style:style>
    <style:style style:name="T5322" style:parent-style-name="Domyślnaczcionkaakapitu" style:family="text">
      <style:text-properties fo:background-color="#80FFFF"/>
    </style:style>
    <style:style style:name="T5323" style:parent-style-name="Domyślnaczcionkaakapitu" style:family="text">
      <style:text-properties fo:background-color="#80FFFF"/>
    </style:style>
    <style:style style:name="T5324" style:parent-style-name="Domyślnaczcionkaakapitu" style:family="text">
      <style:text-properties fo:background-color="#80FFFF"/>
    </style:style>
    <style:style style:name="T5325" style:parent-style-name="Domyślnaczcionkaakapitu" style:family="text">
      <style:text-properties fo:background-color="#80FFFF"/>
    </style:style>
    <style:style style:name="P5326" style:parent-style-name="Normalny" style:family="paragraph">
      <style:paragraph-properties fo:text-align="justify" fo:line-height="150%" fo:text-indent="0.2479in"/>
    </style:style>
    <style:style style:name="P5327" style:parent-style-name="Normalny" style:family="paragraph">
      <style:paragraph-properties fo:text-align="justify" fo:line-height="150%">
        <style:tab-stops>
          <style:tab-stop style:type="left" style:position="6.2951in"/>
        </style:tab-stops>
      </style:paragraph-properties>
    </style:style>
    <style:style style:name="T5328" style:parent-style-name="Domyślnaczcionkaakapitu" style:family="text">
      <style:text-properties fo:background-color="#80FFFF" style:text-underline-type="single" style:text-underline-style="solid" style:text-underline-width="auto" style:text-underline-mode="continuous"/>
    </style:style>
    <style:style style:name="T5329" style:parent-style-name="Domyślnaczcionkaakapitu" style:family="text">
      <style:text-properties style:text-underline-type="single" style:text-underline-style="solid" style:text-underline-width="auto" style:text-underline-mode="continuous"/>
    </style:style>
    <style:style style:name="P5330" style:parent-style-name="Normalny" style:family="paragraph">
      <style:paragraph-properties fo:text-align="justify" fo:line-height="150%" fo:text-indent="0.2479in">
        <style:tab-stops>
          <style:tab-stop style:type="left" style:position="6.2951in"/>
        </style:tab-stops>
      </style:paragraph-properties>
    </style:style>
    <style:style style:name="T5331" style:parent-style-name="Domyślnaczcionkaakapitu" style:family="text">
      <style:text-properties fo:background-color="#80FFFF"/>
    </style:style>
    <style:style style:name="T5332" style:parent-style-name="Domyślnaczcionkaakapitu" style:family="text">
      <style:text-properties fo:background-color="#80FFFF"/>
    </style:style>
    <style:style style:name="T5333" style:parent-style-name="Domyślnaczcionkaakapitu" style:family="text">
      <style:text-properties fo:background-color="#80FFFF"/>
    </style:style>
    <style:style style:name="T5334" style:parent-style-name="Domyślnaczcionkaakapitu" style:family="text">
      <style:text-properties fo:background-color="#80FFFF"/>
    </style:style>
    <style:style style:name="T5335" style:parent-style-name="Domyślnaczcionkaakapitu" style:family="text">
      <style:text-properties fo:background-color="#80FFFF"/>
    </style:style>
    <style:style style:name="T5336" style:parent-style-name="Domyślnaczcionkaakapitu" style:family="text">
      <style:text-properties fo:background-color="#80FFFF"/>
    </style:style>
    <style:style style:name="T5337" style:parent-style-name="Domyślnaczcionkaakapitu" style:family="text">
      <style:text-properties fo:background-color="#80FFFF"/>
    </style:style>
    <style:style style:name="P5338" style:parent-style-name="Normalny" style:family="paragraph">
      <style:paragraph-properties fo:text-align="justify" fo:line-height="150%"/>
    </style:style>
    <style:style style:name="T5339" style:parent-style-name="Domyślnaczcionkaakapitu" style:family="text">
      <style:text-properties fo:background-color="#80FFFF" style:text-underline-type="single" style:text-underline-style="solid" style:text-underline-width="auto" style:text-underline-mode="continuous"/>
    </style:style>
    <style:style style:name="T5340" style:parent-style-name="Domyślnaczcionkaakapitu" style:family="text">
      <style:text-properties style:text-underline-type="single" style:text-underline-style="solid" style:text-underline-width="auto" style:text-underline-mode="continuous"/>
    </style:style>
    <style:style style:name="T5341" style:parent-style-name="Domyślnaczcionkaakapitu" style:family="text">
      <style:text-properties fo:background-color="#80FFFF" style:text-underline-type="single" style:text-underline-style="solid" style:text-underline-width="auto" style:text-underline-mode="continuous"/>
    </style:style>
    <style:style style:name="T5342" style:parent-style-name="Domyślnaczcionkaakapitu" style:family="text">
      <style:text-properties style:text-underline-type="single" style:text-underline-style="solid" style:text-underline-width="auto" style:text-underline-mode="continuous"/>
    </style:style>
    <style:style style:name="P5343" style:parent-style-name="Normalny" style:family="paragraph">
      <style:paragraph-properties fo:text-align="justify" fo:line-height="150%" fo:text-indent="0.2479in"/>
    </style:style>
    <style:style style:name="T5344" style:parent-style-name="Domyślnaczcionkaakapitu" style:family="text">
      <style:text-properties fo:background-color="#80FFFF"/>
    </style:style>
    <style:style style:name="T5345" style:parent-style-name="Domyślnaczcionkaakapitu" style:family="text">
      <style:text-properties fo:background-color="#80FFFF"/>
    </style:style>
    <style:style style:name="P5346" style:parent-style-name="Normalny" style:family="paragraph">
      <style:paragraph-properties fo:text-align="justify" fo:line-height="150%">
        <style:tab-stops>
          <style:tab-stop style:type="left" style:position="2.902in"/>
        </style:tab-stops>
      </style:paragraph-properties>
    </style:style>
    <style:style style:name="T5347" style:parent-style-name="Domyślnaczcionkaakapitu" style:family="text">
      <style:text-properties style:text-underline-type="single" style:text-underline-style="solid" style:text-underline-width="auto" style:text-underline-mode="continuous"/>
    </style:style>
    <style:style style:name="P5348" style:parent-style-name="Normalny" style:family="paragraph">
      <style:paragraph-properties fo:text-align="justify" fo:line-height="150%" fo:text-indent="0.2479in">
        <style:tab-stops>
          <style:tab-stop style:type="left" style:position="2.902in"/>
        </style:tab-stops>
      </style:paragraph-properties>
    </style:style>
    <style:style style:name="T5349" style:parent-style-name="Domyślnaczcionkaakapitu" style:family="text">
      <style:text-properties fo:background-color="#80FFFF"/>
    </style:style>
    <style:style style:name="T5350" style:parent-style-name="Domyślnaczcionkaakapitu" style:family="text">
      <style:text-properties fo:background-color="#80FFFF"/>
    </style:style>
    <style:style style:name="T5351" style:parent-style-name="Domyślnaczcionkaakapitu" style:family="text">
      <style:text-properties fo:background-color="#80FFFF"/>
    </style:style>
    <style:style style:name="P5352" style:parent-style-name="Normalny" style:family="paragraph">
      <style:paragraph-properties fo:text-align="justify" fo:line-height="150%" fo:text-indent="0.2479in"/>
    </style:style>
    <style:style style:name="T5353" style:parent-style-name="Domyślnaczcionkaakapitu" style:family="text">
      <style:text-properties fo:background-color="#80FFFF"/>
    </style:style>
    <style:style style:name="T5354" style:parent-style-name="Domyślnaczcionkaakapitu" style:family="text">
      <style:text-properties fo:background-color="#80FFFF"/>
    </style:style>
    <style:style style:name="T5355" style:parent-style-name="Domyślnaczcionkaakapitu" style:family="text">
      <style:text-properties fo:background-color="#80FFFF"/>
    </style:style>
    <style:style style:name="T5356" style:parent-style-name="Domyślnaczcionkaakapitu" style:family="text">
      <style:text-properties fo:background-color="#80FFFF"/>
    </style:style>
    <style:style style:name="T5357" style:parent-style-name="Domyślnaczcionkaakapitu" style:family="text">
      <style:text-properties fo:background-color="#80FFFF"/>
    </style:style>
    <style:style style:name="T5358" style:parent-style-name="Domyślnaczcionkaakapitu" style:family="text">
      <style:text-properties fo:background-color="#80FFFF"/>
    </style:style>
    <style:style style:name="P5359" style:parent-style-name="Normalny" style:family="paragraph">
      <style:paragraph-properties fo:text-align="justify" fo:line-height="150%" fo:text-indent="0.2479in"/>
    </style:style>
    <style:style style:name="T5360" style:parent-style-name="Domyślnaczcionkaakapitu" style:family="text">
      <style:text-properties fo:background-color="#80FFFF"/>
    </style:style>
    <style:style style:name="T5361" style:parent-style-name="Domyślnaczcionkaakapitu" style:family="text">
      <style:text-properties fo:background-color="#80FFFF"/>
    </style:style>
    <style:style style:name="T5362" style:parent-style-name="Domyślnaczcionkaakapitu" style:family="text">
      <style:text-properties fo:background-color="#80FFFF"/>
    </style:style>
    <style:style style:name="T5363" style:parent-style-name="Domyślnaczcionkaakapitu" style:family="text">
      <style:text-properties fo:background-color="#80FFFF"/>
    </style:style>
    <style:style style:name="T5364" style:parent-style-name="Domyślnaczcionkaakapitu" style:family="text">
      <style:text-properties fo:background-color="#80FFFF"/>
    </style:style>
    <style:style style:name="T5365" style:parent-style-name="Domyślnaczcionkaakapitu" style:family="text">
      <style:text-properties fo:background-color="#80FFFF"/>
    </style:style>
    <style:style style:name="T5366" style:parent-style-name="Domyślnaczcionkaakapitu" style:family="text">
      <style:text-properties fo:background-color="#80FFFF"/>
    </style:style>
    <style:style style:name="P5367" style:parent-style-name="Normalny" style:family="paragraph">
      <style:paragraph-properties fo:text-align="justify" fo:line-height="150%" fo:text-indent="0.2479in"/>
    </style:style>
    <style:style style:name="T5368" style:parent-style-name="Domyślnaczcionkaakapitu" style:family="text">
      <style:text-properties fo:background-color="#80FFFF"/>
    </style:style>
    <style:style style:name="T5369" style:parent-style-name="Domyślnaczcionkaakapitu" style:family="text">
      <style:text-properties fo:background-color="#80FFFF"/>
    </style:style>
    <style:style style:name="T5370" style:parent-style-name="Domyślnaczcionkaakapitu" style:family="text">
      <style:text-properties fo:background-color="#80FFFF"/>
    </style:style>
    <style:style style:name="T5371" style:parent-style-name="Domyślnaczcionkaakapitu" style:family="text">
      <style:text-properties fo:background-color="#80FFFF"/>
    </style:style>
    <style:style style:name="T5372" style:parent-style-name="Domyślnaczcionkaakapitu" style:family="text">
      <style:text-properties fo:background-color="#80FFFF"/>
    </style:style>
    <style:style style:name="T5373" style:parent-style-name="Domyślnaczcionkaakapitu" style:family="text">
      <style:text-properties fo:background-color="#80FFFF"/>
    </style:style>
    <style:style style:name="T5374" style:parent-style-name="Domyślnaczcionkaakapitu" style:family="text">
      <style:text-properties fo:background-color="#80FFFF"/>
    </style:style>
    <style:style style:name="T5375" style:parent-style-name="Domyślnaczcionkaakapitu" style:family="text">
      <style:text-properties fo:background-color="#80FFFF"/>
    </style:style>
    <style:style style:name="P5376" style:parent-style-name="Normalny" style:family="paragraph">
      <style:paragraph-properties fo:text-align="justify" fo:line-height="150%" fo:text-indent="0.2479in"/>
    </style:style>
    <style:style style:name="T5377" style:parent-style-name="Domyślnaczcionkaakapitu" style:family="text">
      <style:text-properties fo:background-color="#80FFFF"/>
    </style:style>
    <style:style style:name="T5378" style:parent-style-name="Domyślnaczcionkaakapitu" style:family="text">
      <style:text-properties fo:background-color="#80FFFF"/>
    </style:style>
    <style:style style:name="T5379" style:parent-style-name="Domyślnaczcionkaakapitu" style:family="text">
      <style:text-properties fo:background-color="#80FFFF"/>
    </style:style>
    <style:style style:name="T5380" style:parent-style-name="Domyślnaczcionkaakapitu" style:family="text">
      <style:text-properties fo:background-color="#80FFFF"/>
    </style:style>
    <style:style style:name="T5381" style:parent-style-name="Domyślnaczcionkaakapitu" style:family="text">
      <style:text-properties fo:background-color="#80FFFF"/>
    </style:style>
    <style:style style:name="T5382" style:parent-style-name="Domyślnaczcionkaakapitu" style:family="text">
      <style:text-properties fo:background-color="#80FFFF"/>
    </style:style>
    <style:style style:name="T5383" style:parent-style-name="Domyślnaczcionkaakapitu" style:family="text">
      <style:text-properties fo:background-color="#80FFFF"/>
    </style:style>
    <style:style style:name="T5384" style:parent-style-name="Domyślnaczcionkaakapitu" style:family="text">
      <style:text-properties fo:background-color="#80FFFF"/>
    </style:style>
    <style:style style:name="T5385" style:parent-style-name="Domyślnaczcionkaakapitu" style:family="text">
      <style:text-properties fo:background-color="#80FFFF"/>
    </style:style>
    <style:style style:name="T5386" style:parent-style-name="Domyślnaczcionkaakapitu" style:family="text">
      <style:text-properties fo:background-color="#80FFFF"/>
    </style:style>
    <style:style style:name="P5387" style:parent-style-name="Normalny" style:family="paragraph">
      <style:paragraph-properties fo:text-align="justify" fo:line-height="150%" fo:text-indent="0.2479in"/>
    </style:style>
    <style:style style:name="T5388" style:parent-style-name="Domyślnaczcionkaakapitu" style:family="text">
      <style:text-properties fo:background-color="#80FFFF"/>
    </style:style>
    <style:style style:name="T5389" style:parent-style-name="Domyślnaczcionkaakapitu" style:family="text">
      <style:text-properties fo:background-color="#80FFFF"/>
    </style:style>
    <style:style style:name="T5390" style:parent-style-name="Domyślnaczcionkaakapitu" style:family="text">
      <style:text-properties fo:background-color="#80FFFF"/>
    </style:style>
    <style:style style:name="T5391" style:parent-style-name="Domyślnaczcionkaakapitu" style:family="text">
      <style:text-properties fo:background-color="#80FFFF"/>
    </style:style>
    <style:style style:name="P5392" style:parent-style-name="Normalny" style:family="paragraph">
      <style:paragraph-properties fo:text-align="justify" fo:line-height="150%"/>
    </style:style>
    <style:style style:name="T5393" style:parent-style-name="Domyślnaczcionkaakapitu" style:family="text">
      <style:text-properties fo:background-color="#80FFFF" style:text-underline-type="single" style:text-underline-style="solid" style:text-underline-width="auto" style:text-underline-mode="continuous"/>
    </style:style>
    <style:style style:name="T5394" style:parent-style-name="Domyślnaczcionkaakapitu" style:family="text">
      <style:text-properties style:text-underline-type="single" style:text-underline-style="solid" style:text-underline-width="auto" style:text-underline-mode="continuous"/>
    </style:style>
    <style:style style:name="T5395" style:parent-style-name="Domyślnaczcionkaakapitu" style:family="text">
      <style:text-properties fo:background-color="#80FFFF" style:text-underline-type="single" style:text-underline-style="solid" style:text-underline-width="auto" style:text-underline-mode="continuous"/>
    </style:style>
    <style:style style:name="T5396" style:parent-style-name="Domyślnaczcionkaakapitu" style:family="text">
      <style:text-properties style:text-underline-type="single" style:text-underline-style="solid" style:text-underline-width="auto" style:text-underline-mode="continuous"/>
    </style:style>
    <style:style style:name="T5397" style:parent-style-name="Domyślnaczcionkaakapitu" style:family="text">
      <style:text-properties fo:background-color="#80FFFF" style:text-underline-type="single" style:text-underline-style="solid" style:text-underline-width="auto" style:text-underline-mode="continuous"/>
    </style:style>
    <style:style style:name="T5398" style:parent-style-name="Domyślnaczcionkaakapitu" style:family="text">
      <style:text-properties style:text-underline-type="single" style:text-underline-style="solid" style:text-underline-width="auto" style:text-underline-mode="continuous"/>
    </style:style>
    <style:style style:name="P5399" style:parent-style-name="Normalny" style:family="paragraph">
      <style:paragraph-properties fo:text-align="justify" fo:line-height="150%" fo:text-indent="0.2479in"/>
    </style:style>
    <style:style style:name="T5400" style:parent-style-name="Domyślnaczcionkaakapitu" style:family="text">
      <style:text-properties fo:background-color="#80FFFF"/>
    </style:style>
    <style:style style:name="T5401" style:parent-style-name="Domyślnaczcionkaakapitu" style:family="text">
      <style:text-properties fo:background-color="#80FFFF"/>
    </style:style>
    <style:style style:name="T5402" style:parent-style-name="Domyślnaczcionkaakapitu" style:family="text">
      <style:text-properties fo:background-color="#80FFFF"/>
    </style:style>
    <style:style style:name="T5403" style:parent-style-name="Domyślnaczcionkaakapitu" style:family="text">
      <style:text-properties fo:background-color="#80FFFF"/>
    </style:style>
    <style:style style:name="P5404" style:parent-style-name="Normalny" style:family="paragraph">
      <style:paragraph-properties fo:text-align="justify" fo:line-height="150%"/>
    </style:style>
    <style:style style:name="T5405" style:parent-style-name="Domyślnaczcionkaakapitu" style:family="text">
      <style:text-properties fo:background-color="#80FFFF" style:text-underline-type="single" style:text-underline-style="solid" style:text-underline-width="auto" style:text-underline-mode="continuous"/>
    </style:style>
    <style:style style:name="T5406" style:parent-style-name="Domyślnaczcionkaakapitu" style:family="text">
      <style:text-properties style:text-underline-type="single" style:text-underline-style="solid" style:text-underline-width="auto" style:text-underline-mode="continuous"/>
    </style:style>
    <style:style style:name="P5407" style:parent-style-name="Normalny" style:family="paragraph">
      <style:paragraph-properties fo:text-align="justify" fo:line-height="150%" fo:text-indent="0.2479in"/>
    </style:style>
    <style:style style:name="T5408" style:parent-style-name="Domyślnaczcionkaakapitu" style:family="text">
      <style:text-properties fo:background-color="#80FFFF"/>
    </style:style>
    <style:style style:name="T5409" style:parent-style-name="Domyślnaczcionkaakapitu" style:family="text">
      <style:text-properties fo:background-color="#80FFFF"/>
    </style:style>
    <style:style style:name="T5410" style:parent-style-name="Domyślnaczcionkaakapitu" style:family="text">
      <style:text-properties fo:background-color="#80FFFF"/>
    </style:style>
    <style:style style:name="T5411" style:parent-style-name="Domyślnaczcionkaakapitu" style:family="text">
      <style:text-properties fo:background-color="#80FFFF"/>
    </style:style>
    <style:style style:name="T5412" style:parent-style-name="Domyślnaczcionkaakapitu" style:family="text">
      <style:text-properties fo:background-color="#80FFFF"/>
    </style:style>
    <style:style style:name="P5413" style:parent-style-name="Normalny" style:family="paragraph">
      <style:paragraph-properties fo:text-align="justify" fo:line-height="150%" fo:text-indent="0.2479in"/>
    </style:style>
    <style:style style:name="T5414" style:parent-style-name="Domyślnaczcionkaakapitu" style:family="text">
      <style:text-properties fo:background-color="#80FFFF"/>
    </style:style>
    <style:style style:name="P5415" style:parent-style-name="Normalny" style:family="paragraph">
      <style:paragraph-properties fo:text-align="justify" fo:line-height="150%" fo:text-indent="0.2479in"/>
    </style:style>
    <style:style style:name="T5416" style:parent-style-name="Domyślnaczcionkaakapitu" style:family="text">
      <style:text-properties fo:background-color="#80FFFF"/>
    </style:style>
    <style:style style:name="P5417" style:parent-style-name="Normalny" style:family="paragraph">
      <style:paragraph-properties fo:text-align="justify" fo:line-height="150%" fo:text-indent="0.2479in"/>
    </style:style>
    <style:style style:name="T5418" style:parent-style-name="Domyślnaczcionkaakapitu" style:family="text">
      <style:text-properties fo:background-color="#80FFFF"/>
    </style:style>
    <style:style style:name="T5419" style:parent-style-name="Domyślnaczcionkaakapitu" style:family="text">
      <style:text-properties fo:background-color="#80FFFF"/>
    </style:style>
    <style:style style:name="T5420" style:parent-style-name="Domyślnaczcionkaakapitu" style:family="text">
      <style:text-properties fo:background-color="#80FFFF"/>
    </style:style>
    <style:style style:name="T5421" style:parent-style-name="Domyślnaczcionkaakapitu" style:family="text">
      <style:text-properties fo:background-color="#80FFFF"/>
    </style:style>
    <style:style style:name="T5422" style:parent-style-name="Domyślnaczcionkaakapitu" style:family="text">
      <style:text-properties fo:background-color="#80FFFF"/>
    </style:style>
    <style:style style:name="T5423" style:parent-style-name="Domyślnaczcionkaakapitu" style:family="text">
      <style:text-properties fo:background-color="#80FFFF"/>
    </style:style>
    <style:style style:name="T5424" style:parent-style-name="Domyślnaczcionkaakapitu" style:family="text">
      <style:text-properties fo:background-color="#80FFFF"/>
    </style:style>
    <style:style style:name="T5425" style:parent-style-name="Domyślnaczcionkaakapitu" style:family="text">
      <style:text-properties fo:background-color="#80FFFF"/>
    </style:style>
    <style:style style:name="T5426" style:parent-style-name="Domyślnaczcionkaakapitu" style:family="text">
      <style:text-properties fo:background-color="#80FFFF"/>
    </style:style>
    <style:style style:name="P5427" style:parent-style-name="Normalny" style:family="paragraph">
      <style:paragraph-properties fo:text-align="justify" fo:line-height="150%" fo:text-indent="0.2479in"/>
    </style:style>
    <style:style style:name="T5428" style:parent-style-name="Domyślnaczcionkaakapitu" style:family="text">
      <style:text-properties fo:background-color="#80FFFF"/>
    </style:style>
    <style:style style:name="P5429" style:parent-style-name="Normalny" style:family="paragraph">
      <style:paragraph-properties fo:text-align="justify" fo:line-height="150%"/>
    </style:style>
    <style:style style:name="T5430" style:parent-style-name="Domyślnaczcionkaakapitu" style:family="text">
      <style:text-properties fo:background-color="#80FFFF" style:text-underline-type="single" style:text-underline-style="solid" style:text-underline-width="auto" style:text-underline-mode="continuous"/>
    </style:style>
    <style:style style:name="T5431" style:parent-style-name="Domyślnaczcionkaakapitu" style:family="text">
      <style:text-properties style:text-underline-type="single" style:text-underline-style="solid" style:text-underline-width="auto" style:text-underline-mode="continuous"/>
    </style:style>
    <style:style style:name="T5432" style:parent-style-name="Domyślnaczcionkaakapitu" style:family="text">
      <style:text-properties fo:background-color="#80FFFF" style:text-underline-type="single" style:text-underline-style="solid" style:text-underline-width="auto" style:text-underline-mode="continuous"/>
    </style:style>
    <style:style style:name="T5433" style:parent-style-name="Domyślnaczcionkaakapitu" style:family="text">
      <style:text-properties style:text-underline-type="single" style:text-underline-style="solid" style:text-underline-width="auto" style:text-underline-mode="continuous"/>
    </style:style>
    <style:style style:name="P5434" style:parent-style-name="Normalny" style:family="paragraph">
      <style:paragraph-properties fo:text-align="justify" fo:line-height="150%" fo:text-indent="0.2479in"/>
    </style:style>
    <style:style style:name="T5435" style:parent-style-name="Domyślnaczcionkaakapitu" style:family="text">
      <style:text-properties fo:background-color="#80FFFF"/>
    </style:style>
    <style:style style:name="T5436" style:parent-style-name="Domyślnaczcionkaakapitu" style:family="text">
      <style:text-properties fo:background-color="#80FFFF"/>
    </style:style>
    <style:style style:name="P5437" style:parent-style-name="Normalny" style:family="paragraph">
      <style:paragraph-properties fo:text-align="justify" fo:line-height="150%"/>
    </style:style>
    <style:style style:name="T5438" style:parent-style-name="Domyślnaczcionkaakapitu" style:family="text">
      <style:text-properties style:text-underline-type="single" style:text-underline-style="solid" style:text-underline-width="auto" style:text-underline-mode="continuous"/>
    </style:style>
    <style:style style:name="P5439" style:parent-style-name="Normalny" style:family="paragraph">
      <style:paragraph-properties fo:text-align="justify" fo:line-height="150%" fo:text-indent="0.2479in"/>
    </style:style>
    <style:style style:name="T5440" style:parent-style-name="Domyślnaczcionkaakapitu" style:family="text">
      <style:text-properties fo:background-color="#80FFFF"/>
    </style:style>
    <style:style style:name="T5441" style:parent-style-name="Domyślnaczcionkaakapitu" style:family="text">
      <style:text-properties fo:background-color="#80FFFF"/>
    </style:style>
    <style:style style:name="P5442" style:parent-style-name="Normalny" style:family="paragraph">
      <style:paragraph-properties fo:text-align="justify" fo:line-height="150%"/>
    </style:style>
    <style:style style:name="T5443" style:parent-style-name="Domyślnaczcionkaakapitu" style:family="text">
      <style:text-properties fo:background-color="#80FFFF" style:text-underline-type="single" style:text-underline-style="solid" style:text-underline-width="auto" style:text-underline-mode="continuous"/>
    </style:style>
    <style:style style:name="T5444" style:parent-style-name="Domyślnaczcionkaakapitu" style:family="text">
      <style:text-properties style:text-underline-type="single" style:text-underline-style="solid" style:text-underline-width="auto" style:text-underline-mode="continuous"/>
    </style:style>
    <style:style style:name="T5445" style:parent-style-name="Domyślnaczcionkaakapitu" style:family="text">
      <style:text-properties fo:background-color="#80FFFF" style:text-underline-type="single" style:text-underline-style="solid" style:text-underline-width="auto" style:text-underline-mode="continuous"/>
    </style:style>
    <style:style style:name="T5446" style:parent-style-name="Domyślnaczcionkaakapitu" style:family="text">
      <style:text-properties style:text-underline-type="single" style:text-underline-style="solid" style:text-underline-width="auto" style:text-underline-mode="continuous"/>
    </style:style>
    <style:style style:name="T5447" style:parent-style-name="Domyślnaczcionkaakapitu" style:family="text">
      <style:text-properties fo:background-color="#80FFFF" style:text-underline-type="single" style:text-underline-style="solid" style:text-underline-width="auto" style:text-underline-mode="continuous"/>
    </style:style>
    <style:style style:name="T5448" style:parent-style-name="Domyślnaczcionkaakapitu" style:family="text">
      <style:text-properties style:text-underline-type="single" style:text-underline-style="solid" style:text-underline-width="auto" style:text-underline-mode="continuous"/>
    </style:style>
    <style:style style:name="P5449" style:parent-style-name="Normalny" style:family="paragraph">
      <style:paragraph-properties fo:text-align="justify" fo:line-height="150%" fo:text-indent="0.2479in"/>
    </style:style>
    <style:style style:name="T5450" style:parent-style-name="Domyślnaczcionkaakapitu" style:family="text">
      <style:text-properties fo:background-color="#80FFFF"/>
    </style:style>
    <style:style style:name="T5451" style:parent-style-name="Domyślnaczcionkaakapitu" style:family="text">
      <style:text-properties fo:background-color="#80FFFF"/>
    </style:style>
    <style:style style:name="T5452" style:parent-style-name="Domyślnaczcionkaakapitu" style:family="text">
      <style:text-properties fo:background-color="#80FFFF"/>
    </style:style>
    <style:style style:name="T5453" style:parent-style-name="Domyślnaczcionkaakapitu" style:family="text">
      <style:text-properties fo:background-color="#80FFFF"/>
    </style:style>
    <style:style style:name="T5454" style:parent-style-name="Domyślnaczcionkaakapitu" style:family="text">
      <style:text-properties fo:background-color="#80FFFF"/>
    </style:style>
    <style:style style:name="T5455" style:parent-style-name="Domyślnaczcionkaakapitu" style:family="text">
      <style:text-properties fo:background-color="#80FFFF"/>
    </style:style>
    <style:style style:name="T5456" style:parent-style-name="Domyślnaczcionkaakapitu" style:family="text">
      <style:text-properties fo:background-color="#80FFFF"/>
    </style:style>
    <style:style style:name="T5457" style:parent-style-name="Domyślnaczcionkaakapitu" style:family="text">
      <style:text-properties fo:background-color="#80FFFF"/>
    </style:style>
    <style:style style:name="P5458" style:parent-style-name="Normalny" style:family="paragraph">
      <style:paragraph-properties fo:text-align="justify" fo:line-height="150%" fo:text-indent="0.2479in"/>
    </style:style>
    <style:style style:name="T5459" style:parent-style-name="Domyślnaczcionkaakapitu" style:family="text">
      <style:text-properties fo:background-color="#80FFFF"/>
    </style:style>
    <style:style style:name="T5460" style:parent-style-name="Domyślnaczcionkaakapitu" style:family="text">
      <style:text-properties fo:background-color="#80FFFF"/>
    </style:style>
    <style:style style:name="T5461" style:parent-style-name="Domyślnaczcionkaakapitu" style:family="text">
      <style:text-properties fo:background-color="#80FFFF"/>
    </style:style>
    <style:style style:name="T5462" style:parent-style-name="Domyślnaczcionkaakapitu" style:family="text">
      <style:text-properties fo:background-color="#80FFFF"/>
    </style:style>
    <style:style style:name="T5463" style:parent-style-name="Domyślnaczcionkaakapitu" style:family="text">
      <style:text-properties fo:background-color="#80FFFF"/>
    </style:style>
    <style:style style:name="T5464" style:parent-style-name="Domyślnaczcionkaakapitu" style:family="text">
      <style:text-properties fo:background-color="#80FFFF"/>
    </style:style>
    <style:style style:name="T5465" style:parent-style-name="Domyślnaczcionkaakapitu" style:family="text">
      <style:text-properties fo:background-color="#80FFFF"/>
    </style:style>
    <style:style style:name="T5466" style:parent-style-name="Domyślnaczcionkaakapitu" style:family="text">
      <style:text-properties fo:background-color="#80FFFF"/>
    </style:style>
    <style:style style:name="P5467" style:parent-style-name="Normalny" style:family="paragraph">
      <style:paragraph-properties fo:text-align="justify" fo:line-height="150%"/>
    </style:style>
    <style:style style:name="T5468" style:parent-style-name="Domyślnaczcionkaakapitu" style:family="text">
      <style:text-properties style:text-underline-type="single" style:text-underline-style="solid" style:text-underline-width="auto" style:text-underline-mode="continuous"/>
    </style:style>
    <style:style style:name="P5469" style:parent-style-name="Normalny" style:family="paragraph">
      <style:paragraph-properties fo:text-align="justify" fo:line-height="150%" fo:text-indent="0.2479in"/>
    </style:style>
    <style:style style:name="T5470" style:parent-style-name="Domyślnaczcionkaakapitu" style:family="text">
      <style:text-properties fo:background-color="#80FFFF"/>
    </style:style>
    <style:style style:name="T5471" style:parent-style-name="Domyślnaczcionkaakapitu" style:family="text">
      <style:text-properties fo:background-color="#80FFFF"/>
    </style:style>
    <style:style style:name="T5472" style:parent-style-name="Domyślnaczcionkaakapitu" style:family="text">
      <style:text-properties fo:background-color="#80FFFF"/>
    </style:style>
    <style:style style:name="T5473" style:parent-style-name="Domyślnaczcionkaakapitu" style:family="text">
      <style:text-properties fo:background-color="#80FFFF"/>
    </style:style>
    <style:style style:name="T5474" style:parent-style-name="Domyślnaczcionkaakapitu" style:family="text">
      <style:text-properties fo:background-color="#80FFFF"/>
    </style:style>
    <style:style style:name="T5475" style:parent-style-name="Domyślnaczcionkaakapitu" style:family="text">
      <style:text-properties fo:background-color="#80FFFF"/>
    </style:style>
    <style:style style:name="T5476" style:parent-style-name="Domyślnaczcionkaakapitu" style:family="text">
      <style:text-properties fo:background-color="#80FFFF"/>
    </style:style>
    <style:style style:name="T5477" style:parent-style-name="Domyślnaczcionkaakapitu" style:family="text">
      <style:text-properties fo:background-color="#80FFFF"/>
    </style:style>
    <style:style style:name="T5478" style:parent-style-name="Domyślnaczcionkaakapitu" style:family="text">
      <style:text-properties fo:background-color="#80FFFF"/>
    </style:style>
    <style:style style:name="T5479" style:parent-style-name="Domyślnaczcionkaakapitu" style:family="text">
      <style:text-properties fo:background-color="#80FFFF"/>
    </style:style>
    <style:style style:name="T5480" style:parent-style-name="Domyślnaczcionkaakapitu" style:family="text">
      <style:text-properties fo:background-color="#80FFFF"/>
    </style:style>
    <style:style style:name="T5481" style:parent-style-name="Domyślnaczcionkaakapitu" style:family="text">
      <style:text-properties fo:background-color="#80FFFF"/>
    </style:style>
    <style:style style:name="T5482" style:parent-style-name="Domyślnaczcionkaakapitu" style:family="text">
      <style:text-properties fo:background-color="#80FFFF"/>
    </style:style>
    <style:style style:name="T5483" style:parent-style-name="Domyślnaczcionkaakapitu" style:family="text">
      <style:text-properties fo:background-color="#80FFFF"/>
    </style:style>
    <style:style style:name="T5484" style:parent-style-name="Domyślnaczcionkaakapitu" style:family="text">
      <style:text-properties fo:background-color="#80FFFF"/>
    </style:style>
    <style:style style:name="P5485" style:parent-style-name="Normalny" style:family="paragraph">
      <style:paragraph-properties fo:text-align="justify" fo:line-height="150%"/>
    </style:style>
    <style:style style:name="T5486" style:parent-style-name="Domyślnaczcionkaakapitu" style:family="text">
      <style:text-properties style:text-underline-type="single" style:text-underline-style="solid" style:text-underline-width="auto" style:text-underline-mode="continuous"/>
    </style:style>
    <style:style style:name="T5487" style:parent-style-name="Domyślnaczcionkaakapitu" style:family="text">
      <style:text-properties fo:background-color="#80FFFF" style:text-underline-type="single" style:text-underline-style="solid" style:text-underline-width="auto" style:text-underline-mode="continuous"/>
    </style:style>
    <style:style style:name="T5488" style:parent-style-name="Domyślnaczcionkaakapitu" style:family="text">
      <style:text-properties style:text-underline-type="single" style:text-underline-style="solid" style:text-underline-width="auto" style:text-underline-mode="continuous"/>
    </style:style>
    <style:style style:name="T5489" style:parent-style-name="Domyślnaczcionkaakapitu" style:family="text">
      <style:text-properties fo:background-color="#80FFFF" style:text-underline-type="single" style:text-underline-style="solid" style:text-underline-width="auto" style:text-underline-mode="continuous"/>
    </style:style>
    <style:style style:name="T5490" style:parent-style-name="Domyślnaczcionkaakapitu" style:family="text">
      <style:text-properties style:text-underline-type="single" style:text-underline-style="solid" style:text-underline-width="auto" style:text-underline-mode="continuous"/>
    </style:style>
    <style:style style:name="P5491" style:parent-style-name="Normalny" style:family="paragraph">
      <style:paragraph-properties fo:text-align="justify" fo:line-height="150%" fo:text-indent="0.2479in"/>
    </style:style>
    <style:style style:name="T5492" style:parent-style-name="Domyślnaczcionkaakapitu" style:family="text">
      <style:text-properties fo:background-color="#80FFFF"/>
    </style:style>
    <style:style style:name="T5493" style:parent-style-name="Domyślnaczcionkaakapitu" style:family="text">
      <style:text-properties fo:background-color="#80FFFF"/>
    </style:style>
    <style:style style:name="T5494" style:parent-style-name="Domyślnaczcionkaakapitu" style:family="text">
      <style:text-properties fo:background-color="#80FFFF"/>
    </style:style>
    <style:style style:name="T5495" style:parent-style-name="Domyślnaczcionkaakapitu" style:family="text">
      <style:text-properties fo:background-color="#80FFFF"/>
    </style:style>
    <style:style style:name="T5496" style:parent-style-name="Domyślnaczcionkaakapitu" style:family="text">
      <style:text-properties fo:background-color="#80FFFF"/>
    </style:style>
    <style:style style:name="T5497" style:parent-style-name="Domyślnaczcionkaakapitu" style:family="text">
      <style:text-properties fo:background-color="#80FFFF"/>
    </style:style>
    <style:style style:name="P5498" style:parent-style-name="Normalny" style:family="paragraph">
      <style:paragraph-properties fo:text-align="justify" fo:line-height="150%" fo:text-indent="0.2479in"/>
    </style:style>
    <style:style style:name="T5499" style:parent-style-name="Domyślnaczcionkaakapitu" style:family="text">
      <style:text-properties fo:background-color="#80FFFF"/>
    </style:style>
    <style:style style:name="T5500" style:parent-style-name="Domyślnaczcionkaakapitu" style:family="text">
      <style:text-properties fo:background-color="#80FFFF"/>
    </style:style>
    <style:style style:name="P5501" style:parent-style-name="Normalny" style:family="paragraph">
      <style:paragraph-properties fo:text-align="justify" fo:line-height="150%"/>
    </style:style>
    <style:style style:name="T5502" style:parent-style-name="Domyślnaczcionkaakapitu" style:family="text">
      <style:text-properties fo:background-color="#80FFFF" style:text-underline-type="single" style:text-underline-style="solid" style:text-underline-width="auto" style:text-underline-mode="continuous"/>
    </style:style>
    <style:style style:name="T5503" style:parent-style-name="Domyślnaczcionkaakapitu" style:family="text">
      <style:text-properties style:text-underline-type="single" style:text-underline-style="solid" style:text-underline-width="auto" style:text-underline-mode="continuous"/>
    </style:style>
    <style:style style:name="T5504" style:parent-style-name="Domyślnaczcionkaakapitu" style:family="text">
      <style:text-properties fo:background-color="#80FFFF" style:text-underline-type="single" style:text-underline-style="solid" style:text-underline-width="auto" style:text-underline-mode="continuous"/>
    </style:style>
    <style:style style:name="T5505" style:parent-style-name="Domyślnaczcionkaakapitu" style:family="text">
      <style:text-properties style:text-underline-type="single" style:text-underline-style="solid" style:text-underline-width="auto" style:text-underline-mode="continuous"/>
    </style:style>
    <style:style style:name="P5506" style:parent-style-name="Normalny" style:family="paragraph">
      <style:paragraph-properties fo:text-align="justify" fo:line-height="150%" fo:text-indent="0.2479in"/>
    </style:style>
    <style:style style:name="T5507" style:parent-style-name="Domyślnaczcionkaakapitu" style:family="text">
      <style:text-properties fo:background-color="#80FFFF"/>
    </style:style>
    <style:style style:name="T5508" style:parent-style-name="Domyślnaczcionkaakapitu" style:family="text">
      <style:text-properties fo:background-color="#80FFFF"/>
    </style:style>
    <style:style style:name="T5509" style:parent-style-name="Domyślnaczcionkaakapitu" style:family="text">
      <style:text-properties fo:background-color="#80FFFF"/>
    </style:style>
    <style:style style:name="T5510" style:parent-style-name="Domyślnaczcionkaakapitu" style:family="text">
      <style:text-properties fo:background-color="#80FFFF"/>
    </style:style>
    <style:style style:name="T5511" style:parent-style-name="Domyślnaczcionkaakapitu" style:family="text">
      <style:text-properties fo:background-color="#80FFFF"/>
    </style:style>
    <style:style style:name="T5512" style:parent-style-name="Domyślnaczcionkaakapitu" style:family="text">
      <style:text-properties fo:background-color="#80FFFF"/>
    </style:style>
    <style:style style:name="T5513" style:parent-style-name="Domyślnaczcionkaakapitu" style:family="text">
      <style:text-properties fo:background-color="#80FFFF"/>
    </style:style>
    <style:style style:name="T5514" style:parent-style-name="Domyślnaczcionkaakapitu" style:family="text">
      <style:text-properties fo:background-color="#80FFFF"/>
    </style:style>
    <style:style style:name="T5515" style:parent-style-name="Domyślnaczcionkaakapitu" style:family="text">
      <style:text-properties fo:background-color="#80FFFF"/>
    </style:style>
    <style:style style:name="T5516" style:parent-style-name="Domyślnaczcionkaakapitu" style:family="text">
      <style:text-properties fo:background-color="#80FFFF"/>
    </style:style>
    <style:style style:name="T5517" style:parent-style-name="Domyślnaczcionkaakapitu" style:family="text">
      <style:text-properties fo:background-color="#80FFFF"/>
    </style:style>
    <style:style style:name="P5518" style:parent-style-name="Normalny" style:family="paragraph">
      <style:paragraph-properties fo:text-align="justify" fo:line-height="150%" fo:text-indent="0.2479in"/>
    </style:style>
    <style:style style:name="T5519" style:parent-style-name="Domyślnaczcionkaakapitu" style:family="text">
      <style:text-properties fo:background-color="#80FFFF"/>
    </style:style>
    <style:style style:name="T5520" style:parent-style-name="Domyślnaczcionkaakapitu" style:family="text">
      <style:text-properties fo:background-color="#80FFFF"/>
    </style:style>
    <style:style style:name="T5521" style:parent-style-name="Domyślnaczcionkaakapitu" style:family="text">
      <style:text-properties fo:background-color="#80FFFF"/>
    </style:style>
    <style:style style:name="T5522" style:parent-style-name="Domyślnaczcionkaakapitu" style:family="text">
      <style:text-properties fo:background-color="#80FFFF"/>
    </style:style>
    <style:style style:name="T5523" style:parent-style-name="Domyślnaczcionkaakapitu" style:family="text">
      <style:text-properties fo:background-color="#80FFFF"/>
    </style:style>
    <style:style style:name="P5524" style:parent-style-name="Normalny" style:family="paragraph">
      <style:paragraph-properties fo:text-align="justify" fo:line-height="150%" fo:text-indent="0.2479in"/>
    </style:style>
    <style:style style:name="T5525" style:parent-style-name="Domyślnaczcionkaakapitu" style:family="text">
      <style:text-properties fo:background-color="#80FFFF"/>
    </style:style>
    <style:style style:name="P5526" style:parent-style-name="Normalny" style:family="paragraph">
      <style:paragraph-properties fo:text-align="justify" fo:line-height="150%"/>
    </style:style>
    <style:style style:name="T5527" style:parent-style-name="Domyślnaczcionkaakapitu" style:family="text">
      <style:text-properties fo:background-color="#80FFFF" style:text-underline-type="single" style:text-underline-style="solid" style:text-underline-width="auto" style:text-underline-mode="continuous"/>
    </style:style>
    <style:style style:name="T5528" style:parent-style-name="Domyślnaczcionkaakapitu" style:family="text">
      <style:text-properties style:text-underline-type="single" style:text-underline-style="solid" style:text-underline-width="auto" style:text-underline-mode="continuous"/>
    </style:style>
    <style:style style:name="P5529" style:parent-style-name="Normalny" style:family="paragraph">
      <style:paragraph-properties fo:text-align="justify" fo:line-height="150%" fo:text-indent="0.2479in"/>
    </style:style>
    <style:style style:name="T5530" style:parent-style-name="Domyślnaczcionkaakapitu" style:family="text">
      <style:text-properties fo:background-color="#80FFFF"/>
    </style:style>
    <style:style style:name="T5531" style:parent-style-name="Domyślnaczcionkaakapitu" style:family="text">
      <style:text-properties fo:background-color="#80FFFF"/>
    </style:style>
    <style:style style:name="P5532" style:parent-style-name="Normalny" style:family="paragraph">
      <style:paragraph-properties fo:text-align="justify" fo:line-height="150%"/>
    </style:style>
    <style:style style:name="T5533" style:parent-style-name="Domyślnaczcionkaakapitu" style:family="text">
      <style:text-properties style:text-underline-type="single" style:text-underline-style="solid" style:text-underline-width="auto" style:text-underline-mode="continuous"/>
    </style:style>
    <style:style style:name="T5534" style:parent-style-name="Domyślnaczcionkaakapitu" style:family="text">
      <style:text-properties fo:background-color="#80FFFF" style:text-underline-type="single" style:text-underline-style="solid" style:text-underline-width="auto" style:text-underline-mode="continuous"/>
    </style:style>
    <style:style style:name="T5535" style:parent-style-name="Domyślnaczcionkaakapitu" style:family="text">
      <style:text-properties style:text-underline-type="single" style:text-underline-style="solid" style:text-underline-width="auto" style:text-underline-mode="continuous"/>
    </style:style>
    <style:style style:name="P5536" style:parent-style-name="Normalny" style:family="paragraph">
      <style:paragraph-properties fo:text-align="justify" fo:line-height="150%" fo:text-indent="0.2479in"/>
    </style:style>
    <style:style style:name="T5537" style:parent-style-name="Domyślnaczcionkaakapitu" style:family="text">
      <style:text-properties fo:background-color="#80FFFF"/>
    </style:style>
    <style:style style:name="P5538" style:parent-style-name="Normalny" style:family="paragraph">
      <style:paragraph-properties fo:text-align="justify" fo:line-height="150%"/>
    </style:style>
    <style:style style:name="T5539" style:parent-style-name="Domyślnaczcionkaakapitu" style:family="text">
      <style:text-properties style:text-underline-type="single" style:text-underline-style="solid" style:text-underline-width="auto" style:text-underline-mode="continuous"/>
    </style:style>
    <style:style style:name="T5540" style:parent-style-name="Domyślnaczcionkaakapitu" style:family="text">
      <style:text-properties fo:background-color="#80FFFF" style:text-underline-type="single" style:text-underline-style="solid" style:text-underline-width="auto" style:text-underline-mode="continuous"/>
    </style:style>
    <style:style style:name="T5541" style:parent-style-name="Domyślnaczcionkaakapitu" style:family="text">
      <style:text-properties style:text-underline-type="single" style:text-underline-style="solid" style:text-underline-width="auto" style:text-underline-mode="continuous"/>
    </style:style>
    <style:style style:name="P5542" style:parent-style-name="Normalny" style:family="paragraph">
      <style:paragraph-properties fo:text-align="justify" fo:line-height="150%" fo:text-indent="0.2479in"/>
    </style:style>
    <style:style style:name="T5543" style:parent-style-name="Domyślnaczcionkaakapitu" style:family="text">
      <style:text-properties fo:background-color="#80FFFF"/>
    </style:style>
    <style:style style:name="T5544" style:parent-style-name="Domyślnaczcionkaakapitu" style:family="text">
      <style:text-properties fo:background-color="#80FFFF"/>
    </style:style>
    <style:style style:name="T5545" style:parent-style-name="Domyślnaczcionkaakapitu" style:family="text">
      <style:text-properties fo:background-color="#80FFFF"/>
    </style:style>
    <style:style style:name="T5546" style:parent-style-name="Domyślnaczcionkaakapitu" style:family="text">
      <style:text-properties fo:background-color="#80FFFF"/>
    </style:style>
    <style:style style:name="T5547" style:parent-style-name="Domyślnaczcionkaakapitu" style:family="text">
      <style:text-properties fo:background-color="#80FFFF"/>
    </style:style>
    <style:style style:name="T5548" style:parent-style-name="Domyślnaczcionkaakapitu" style:family="text">
      <style:text-properties fo:background-color="#80FFFF"/>
    </style:style>
    <style:style style:name="T5549" style:parent-style-name="Domyślnaczcionkaakapitu" style:family="text">
      <style:text-properties fo:background-color="#80FFFF"/>
    </style:style>
    <style:style style:name="T5550" style:parent-style-name="Domyślnaczcionkaakapitu" style:family="text">
      <style:text-properties fo:background-color="#80FFFF"/>
    </style:style>
    <style:style style:name="T5551" style:parent-style-name="Domyślnaczcionkaakapitu" style:family="text">
      <style:text-properties fo:background-color="#80FFFF"/>
    </style:style>
    <style:style style:name="T5552" style:parent-style-name="Domyślnaczcionkaakapitu" style:family="text">
      <style:text-properties fo:background-color="#80FFFF"/>
    </style:style>
    <style:style style:name="T5553" style:parent-style-name="Domyślnaczcionkaakapitu" style:family="text">
      <style:text-properties fo:background-color="#80FFFF"/>
    </style:style>
    <style:style style:name="T5554" style:parent-style-name="Domyślnaczcionkaakapitu" style:family="text">
      <style:text-properties fo:background-color="#80FFFF"/>
    </style:style>
    <style:style style:name="P5555" style:parent-style-name="Normalny" style:family="paragraph">
      <style:paragraph-properties fo:text-align="justify" fo:line-height="150%"/>
    </style:style>
    <style:style style:name="T5556" style:parent-style-name="Domyślnaczcionkaakapitu" style:family="text">
      <style:text-properties fo:background-color="#80FFFF"/>
    </style:style>
    <style:style style:name="T5557" style:parent-style-name="Domyślnaczcionkaakapitu" style:family="text">
      <style:text-properties fo:background-color="#80FFFF"/>
    </style:style>
    <style:style style:name="T5558" style:parent-style-name="Domyślnaczcionkaakapitu" style:family="text">
      <style:text-properties fo:background-color="#80FFFF"/>
    </style:style>
    <style:style style:name="P5559" style:parent-style-name="Normalny" style:family="paragraph">
      <style:paragraph-properties fo:text-align="justify" fo:line-height="150%"/>
    </style:style>
    <style:style style:name="T5560" style:parent-style-name="Domyślnaczcionkaakapitu" style:family="text">
      <style:text-properties style:text-underline-type="single" style:text-underline-style="solid" style:text-underline-width="auto" style:text-underline-mode="continuous"/>
    </style:style>
    <style:style style:name="T5561" style:parent-style-name="Domyślnaczcionkaakapitu" style:family="text">
      <style:text-properties fo:background-color="#80FFFF" style:text-underline-type="single" style:text-underline-style="solid" style:text-underline-width="auto" style:text-underline-mode="continuous"/>
    </style:style>
    <style:style style:name="T5562" style:parent-style-name="Domyślnaczcionkaakapitu" style:family="text">
      <style:text-properties style:text-underline-type="single" style:text-underline-style="solid" style:text-underline-width="auto" style:text-underline-mode="continuous"/>
    </style:style>
    <style:style style:name="P5563" style:parent-style-name="Normalny" style:family="paragraph">
      <style:paragraph-properties fo:text-align="justify" fo:line-height="150%" fo:text-indent="0.2479in"/>
    </style:style>
    <style:style style:name="T5564" style:parent-style-name="Domyślnaczcionkaakapitu" style:family="text">
      <style:text-properties fo:background-color="#80FFFF"/>
    </style:style>
    <style:style style:name="T5565" style:parent-style-name="Domyślnaczcionkaakapitu" style:family="text">
      <style:text-properties fo:background-color="#80FFFF"/>
    </style:style>
    <style:style style:name="P5566" style:parent-style-name="Normalny" style:family="paragraph">
      <style:paragraph-properties fo:text-align="justify" fo:line-height="150%"/>
    </style:style>
    <style:style style:name="T5567" style:parent-style-name="Domyślnaczcionkaakapitu" style:family="text">
      <style:text-properties style:text-underline-type="single" style:text-underline-style="solid" style:text-underline-width="auto" style:text-underline-mode="continuous"/>
    </style:style>
    <style:style style:name="P5568" style:parent-style-name="Normalny" style:family="paragraph">
      <style:paragraph-properties fo:text-align="justify" fo:line-height="150%" fo:text-indent="0.2479in"/>
    </style:style>
    <style:style style:name="T5569" style:parent-style-name="Domyślnaczcionkaakapitu" style:family="text">
      <style:text-properties fo:background-color="#80FFFF"/>
    </style:style>
    <style:style style:name="P5570" style:parent-style-name="Normalny" style:family="paragraph">
      <style:paragraph-properties fo:text-align="justify" fo:line-height="150%" fo:text-indent="0.2479in"/>
    </style:style>
    <style:style style:name="T5571" style:parent-style-name="Domyślnaczcionkaakapitu" style:family="text">
      <style:text-properties fo:background-color="#80FFFF"/>
    </style:style>
    <style:style style:name="P5572" style:parent-style-name="Normalny" style:family="paragraph">
      <style:paragraph-properties fo:text-align="justify" fo:line-height="150%"/>
    </style:style>
    <style:style style:name="T5573" style:parent-style-name="Domyślnaczcionkaakapitu" style:family="text">
      <style:text-properties style:text-underline-type="single" style:text-underline-style="solid" style:text-underline-width="auto" style:text-underline-mode="continuous"/>
    </style:style>
    <style:style style:name="T5574" style:parent-style-name="Domyślnaczcionkaakapitu" style:family="text">
      <style:text-properties fo:background-color="#80FFFF" style:text-underline-type="single" style:text-underline-style="solid" style:text-underline-width="auto" style:text-underline-mode="continuous"/>
    </style:style>
    <style:style style:name="T5575" style:parent-style-name="Domyślnaczcionkaakapitu" style:family="text">
      <style:text-properties style:text-underline-type="single" style:text-underline-style="solid" style:text-underline-width="auto" style:text-underline-mode="continuous"/>
    </style:style>
    <style:style style:name="T5576" style:parent-style-name="Domyślnaczcionkaakapitu" style:family="text">
      <style:text-properties fo:background-color="#80FFFF" style:text-underline-type="single" style:text-underline-style="solid" style:text-underline-width="auto" style:text-underline-mode="continuous"/>
    </style:style>
    <style:style style:name="T5577" style:parent-style-name="Domyślnaczcionkaakapitu" style:family="text">
      <style:text-properties style:text-underline-type="single" style:text-underline-style="solid" style:text-underline-width="auto" style:text-underline-mode="continuous"/>
    </style:style>
    <style:style style:name="P5578" style:parent-style-name="Normalny" style:family="paragraph">
      <style:paragraph-properties fo:text-align="justify" fo:line-height="150%" fo:text-indent="0.2479in"/>
    </style:style>
    <style:style style:name="T5579" style:parent-style-name="Domyślnaczcionkaakapitu" style:family="text">
      <style:text-properties fo:background-color="#80FFFF"/>
    </style:style>
    <style:style style:name="P5580" style:parent-style-name="Normalny" style:family="paragraph">
      <style:paragraph-properties fo:text-align="justify" fo:line-height="150%"/>
    </style:style>
    <style:style style:name="T5581" style:parent-style-name="Domyślnaczcionkaakapitu" style:family="text">
      <style:text-properties style:text-underline-type="single" style:text-underline-style="solid" style:text-underline-width="auto" style:text-underline-mode="continuous"/>
    </style:style>
    <style:style style:name="T5582" style:parent-style-name="Domyślnaczcionkaakapitu" style:family="text">
      <style:text-properties fo:background-color="#80FFFF" style:text-underline-type="single" style:text-underline-style="solid" style:text-underline-width="auto" style:text-underline-mode="continuous"/>
    </style:style>
    <style:style style:name="T5583" style:parent-style-name="Domyślnaczcionkaakapitu" style:family="text">
      <style:text-properties style:text-underline-type="single" style:text-underline-style="solid" style:text-underline-width="auto" style:text-underline-mode="continuous"/>
    </style:style>
    <style:style style:name="P5584" style:parent-style-name="Normalny" style:family="paragraph">
      <style:paragraph-properties fo:text-align="justify" fo:line-height="150%" fo:text-indent="0.2479in"/>
    </style:style>
    <style:style style:name="T5585" style:parent-style-name="Domyślnaczcionkaakapitu" style:family="text">
      <style:text-properties fo:background-color="#80FFFF"/>
    </style:style>
    <style:style style:name="T5586" style:parent-style-name="Domyślnaczcionkaakapitu" style:family="text">
      <style:text-properties fo:background-color="#80FFFF"/>
    </style:style>
    <style:style style:name="T5587" style:parent-style-name="Domyślnaczcionkaakapitu" style:family="text">
      <style:text-properties fo:background-color="#80FFFF"/>
    </style:style>
    <style:style style:name="T5588" style:parent-style-name="Domyślnaczcionkaakapitu" style:family="text">
      <style:text-properties fo:background-color="#80FFFF"/>
    </style:style>
    <style:style style:name="T5589" style:parent-style-name="Domyślnaczcionkaakapitu" style:family="text">
      <style:text-properties fo:background-color="#80FFFF"/>
    </style:style>
    <style:style style:name="T5590" style:parent-style-name="Domyślnaczcionkaakapitu" style:family="text">
      <style:text-properties fo:background-color="#80FFFF"/>
    </style:style>
    <style:style style:name="T5591" style:parent-style-name="Domyślnaczcionkaakapitu" style:family="text">
      <style:text-properties fo:background-color="#80FFFF"/>
    </style:style>
    <style:style style:name="T5592" style:parent-style-name="Domyślnaczcionkaakapitu" style:family="text">
      <style:text-properties fo:background-color="#80FFFF"/>
    </style:style>
    <style:style style:name="T5593" style:parent-style-name="Domyślnaczcionkaakapitu" style:family="text">
      <style:text-properties fo:background-color="#80FFFF"/>
    </style:style>
    <style:style style:name="T5594" style:parent-style-name="Domyślnaczcionkaakapitu" style:family="text">
      <style:text-properties fo:background-color="#80FFFF"/>
    </style:style>
    <style:style style:name="T5595" style:parent-style-name="Domyślnaczcionkaakapitu" style:family="text">
      <style:text-properties fo:background-color="#80FFFF"/>
    </style:style>
    <style:style style:name="T5596" style:parent-style-name="Domyślnaczcionkaakapitu" style:family="text">
      <style:text-properties fo:background-color="#80FFFF"/>
    </style:style>
    <style:style style:name="T5597" style:parent-style-name="Domyślnaczcionkaakapitu" style:family="text">
      <style:text-properties fo:background-color="#80FFFF"/>
    </style:style>
    <style:style style:name="P5598" style:parent-style-name="Normalny" style:family="paragraph">
      <style:paragraph-properties fo:text-align="justify" fo:line-height="150%"/>
    </style:style>
    <style:style style:name="T5599" style:parent-style-name="Domyślnaczcionkaakapitu" style:family="text">
      <style:text-properties style:text-underline-type="single" style:text-underline-style="solid" style:text-underline-width="auto" style:text-underline-mode="continuous"/>
    </style:style>
    <style:style style:name="T5600" style:parent-style-name="Domyślnaczcionkaakapitu" style:family="text">
      <style:text-properties fo:background-color="#80FFFF" style:text-underline-type="single" style:text-underline-style="solid" style:text-underline-width="auto" style:text-underline-mode="continuous"/>
    </style:style>
    <style:style style:name="T5601" style:parent-style-name="Domyślnaczcionkaakapitu" style:family="text">
      <style:text-properties style:text-underline-type="single" style:text-underline-style="solid" style:text-underline-width="auto" style:text-underline-mode="continuous"/>
    </style:style>
    <style:style style:name="P5602" style:parent-style-name="Normalny" style:family="paragraph">
      <style:paragraph-properties fo:text-align="justify" fo:line-height="150%" fo:text-indent="0.2479in"/>
    </style:style>
    <style:style style:name="T5603" style:parent-style-name="Domyślnaczcionkaakapitu" style:family="text">
      <style:text-properties fo:background-color="#80FFFF"/>
    </style:style>
    <style:style style:name="T5604" style:parent-style-name="Domyślnaczcionkaakapitu" style:family="text">
      <style:text-properties fo:background-color="#80FFFF"/>
    </style:style>
    <style:style style:name="T5605" style:parent-style-name="Domyślnaczcionkaakapitu" style:family="text">
      <style:text-properties fo:background-color="#80FFFF"/>
    </style:style>
    <style:style style:name="T5606" style:parent-style-name="Domyślnaczcionkaakapitu" style:family="text">
      <style:text-properties fo:background-color="#80FFFF"/>
    </style:style>
    <style:style style:name="T5607" style:parent-style-name="Domyślnaczcionkaakapitu" style:family="text">
      <style:text-properties fo:background-color="#80FFFF"/>
    </style:style>
    <style:style style:name="T5608" style:parent-style-name="Domyślnaczcionkaakapitu" style:family="text">
      <style:text-properties fo:background-color="#80FFFF"/>
    </style:style>
    <style:style style:name="P5609" style:parent-style-name="Normalny" style:family="paragraph">
      <style:paragraph-properties fo:text-align="justify" fo:line-height="150%"/>
    </style:style>
    <style:style style:name="T5610" style:parent-style-name="Domyślnaczcionkaakapitu" style:family="text">
      <style:text-properties style:text-underline-type="single" style:text-underline-style="solid" style:text-underline-width="auto" style:text-underline-mode="continuous"/>
    </style:style>
    <style:style style:name="T5611" style:parent-style-name="Domyślnaczcionkaakapitu" style:family="text">
      <style:text-properties fo:background-color="#80FFFF" style:text-underline-type="single" style:text-underline-style="solid" style:text-underline-width="auto" style:text-underline-mode="continuous"/>
    </style:style>
    <style:style style:name="T5612" style:parent-style-name="Domyślnaczcionkaakapitu" style:family="text">
      <style:text-properties style:text-underline-type="single" style:text-underline-style="solid" style:text-underline-width="auto" style:text-underline-mode="continuous"/>
    </style:style>
    <style:style style:name="P5613" style:parent-style-name="Normalny" style:family="paragraph">
      <style:paragraph-properties fo:text-align="justify" fo:line-height="150%" fo:text-indent="0.2479in"/>
    </style:style>
    <style:style style:name="P5614" style:parent-style-name="Normalny" style:family="paragraph">
      <style:paragraph-properties fo:text-align="justify" fo:line-height="150%"/>
    </style:style>
    <style:style style:name="T5615" style:parent-style-name="Domyślnaczcionkaakapitu" style:family="text">
      <style:text-properties style:text-underline-type="single" style:text-underline-style="solid" style:text-underline-width="auto" style:text-underline-mode="continuous"/>
    </style:style>
    <style:style style:name="T5616" style:parent-style-name="Domyślnaczcionkaakapitu" style:family="text">
      <style:text-properties fo:background-color="#80FFFF" style:text-underline-type="single" style:text-underline-style="solid" style:text-underline-width="auto" style:text-underline-mode="continuous"/>
    </style:style>
    <style:style style:name="T5617" style:parent-style-name="Domyślnaczcionkaakapitu" style:family="text">
      <style:text-properties style:text-underline-type="single" style:text-underline-style="solid" style:text-underline-width="auto" style:text-underline-mode="continuous"/>
    </style:style>
    <style:style style:name="P5618" style:parent-style-name="Normalny" style:family="paragraph">
      <style:paragraph-properties fo:text-align="justify" fo:line-height="150%" fo:text-indent="0.2479in"/>
    </style:style>
    <style:style style:name="T5619" style:parent-style-name="Domyślnaczcionkaakapitu" style:family="text">
      <style:text-properties fo:background-color="#80FFFF"/>
    </style:style>
    <style:style style:name="T5620" style:parent-style-name="Domyślnaczcionkaakapitu" style:family="text">
      <style:text-properties fo:background-color="#80FFFF"/>
    </style:style>
    <style:style style:name="T5621" style:parent-style-name="Domyślnaczcionkaakapitu" style:family="text">
      <style:text-properties fo:background-color="#80FFFF"/>
    </style:style>
    <style:style style:name="P5622" style:parent-style-name="Normalny" style:family="paragraph">
      <style:paragraph-properties fo:text-align="justify" fo:line-height="150%" fo:text-indent="0.2479in"/>
    </style:style>
    <style:style style:name="T5623" style:parent-style-name="Domyślnaczcionkaakapitu" style:family="text">
      <style:text-properties fo:background-color="#80FFFF"/>
    </style:style>
    <style:style style:name="T5624" style:parent-style-name="Domyślnaczcionkaakapitu" style:family="text">
      <style:text-properties fo:background-color="#80FFFF"/>
    </style:style>
    <style:style style:name="T5625" style:parent-style-name="Domyślnaczcionkaakapitu" style:family="text">
      <style:text-properties fo:background-color="#80FFFF"/>
    </style:style>
    <style:style style:name="P5626" style:parent-style-name="Normalny" style:family="paragraph">
      <style:paragraph-properties fo:text-align="justify" fo:line-height="150%" fo:text-indent="0.2479in"/>
    </style:style>
    <style:style style:name="T5627" style:parent-style-name="Domyślnaczcionkaakapitu" style:family="text">
      <style:text-properties fo:background-color="#80FFFF"/>
    </style:style>
    <style:style style:name="T5628" style:parent-style-name="Domyślnaczcionkaakapitu" style:family="text">
      <style:text-properties fo:background-color="#80FFFF"/>
    </style:style>
    <style:style style:name="T5629" style:parent-style-name="Domyślnaczcionkaakapitu" style:family="text">
      <style:text-properties fo:background-color="#80FFFF"/>
    </style:style>
    <style:style style:name="P5630" style:parent-style-name="Normalny" style:family="paragraph">
      <style:paragraph-properties fo:text-align="justify" fo:line-height="150%"/>
    </style:style>
    <style:style style:name="P5631" style:parent-style-name="Normalny" style:family="paragraph">
      <style:paragraph-properties fo:text-align="justify" fo:line-height="150%"/>
    </style:style>
    <style:style style:name="T5632" style:parent-style-name="Domyślnaczcionkaakapitu" style:family="text">
      <style:text-properties style:text-underline-type="single" style:text-underline-style="solid" style:text-underline-width="auto" style:text-underline-mode="continuous"/>
    </style:style>
    <style:style style:name="T5633" style:parent-style-name="Domyślnaczcionkaakapitu" style:family="text">
      <style:text-properties fo:background-color="#80FFFF" style:text-underline-type="single" style:text-underline-style="solid" style:text-underline-width="auto" style:text-underline-mode="continuous"/>
    </style:style>
    <style:style style:name="T5634" style:parent-style-name="Domyślnaczcionkaakapitu" style:family="text">
      <style:text-properties style:text-underline-type="single" style:text-underline-style="solid" style:text-underline-width="auto" style:text-underline-mode="continuous"/>
    </style:style>
    <style:style style:name="P5635" style:parent-style-name="Normalny" style:family="paragraph">
      <style:paragraph-properties fo:text-align="justify" fo:line-height="150%" fo:text-indent="0.2479in"/>
    </style:style>
    <style:style style:name="T5636" style:parent-style-name="Domyślnaczcionkaakapitu" style:family="text">
      <style:text-properties fo:background-color="#80FFFF"/>
    </style:style>
    <style:style style:name="T5637" style:parent-style-name="Domyślnaczcionkaakapitu" style:family="text">
      <style:text-properties fo:background-color="#80FFFF"/>
    </style:style>
    <style:style style:name="T5638" style:parent-style-name="Domyślnaczcionkaakapitu" style:family="text">
      <style:text-properties fo:background-color="#80FFFF"/>
    </style:style>
    <style:style style:name="T5639" style:parent-style-name="Domyślnaczcionkaakapitu" style:family="text">
      <style:text-properties fo:background-color="#80FFFF"/>
    </style:style>
    <style:style style:name="T5640" style:parent-style-name="Domyślnaczcionkaakapitu" style:family="text">
      <style:text-properties fo:background-color="#80FFFF"/>
    </style:style>
    <style:style style:name="T5641" style:parent-style-name="Domyślnaczcionkaakapitu" style:family="text">
      <style:text-properties fo:background-color="#80FFFF"/>
    </style:style>
    <style:style style:name="T5642" style:parent-style-name="Domyślnaczcionkaakapitu" style:family="text">
      <style:text-properties fo:background-color="#80FFFF"/>
    </style:style>
    <style:style style:name="P5643" style:parent-style-name="Normalny" style:family="paragraph">
      <style:paragraph-properties fo:text-align="justify" fo:line-height="150%"/>
    </style:style>
    <style:style style:name="T5644" style:parent-style-name="Domyślnaczcionkaakapitu" style:family="text">
      <style:text-properties style:text-underline-type="single" style:text-underline-style="solid" style:text-underline-width="auto" style:text-underline-mode="continuous"/>
    </style:style>
    <style:style style:name="T5645" style:parent-style-name="Domyślnaczcionkaakapitu" style:family="text">
      <style:text-properties fo:background-color="#80FFFF" style:text-underline-type="single" style:text-underline-style="solid" style:text-underline-width="auto" style:text-underline-mode="continuous"/>
    </style:style>
    <style:style style:name="T5646" style:parent-style-name="Domyślnaczcionkaakapitu" style:family="text">
      <style:text-properties style:text-underline-type="single" style:text-underline-style="solid" style:text-underline-width="auto" style:text-underline-mode="continuous"/>
    </style:style>
    <style:style style:name="P5647" style:parent-style-name="Normalny" style:family="paragraph">
      <style:paragraph-properties fo:text-align="justify" fo:line-height="150%" fo:text-indent="0.2479in"/>
    </style:style>
    <style:style style:name="T5648" style:parent-style-name="Domyślnaczcionkaakapitu" style:family="text">
      <style:text-properties fo:background-color="#80FFFF"/>
    </style:style>
    <style:style style:name="T5649" style:parent-style-name="Domyślnaczcionkaakapitu" style:family="text">
      <style:text-properties fo:background-color="#80FFFF"/>
    </style:style>
    <style:style style:name="T5650" style:parent-style-name="Domyślnaczcionkaakapitu" style:family="text">
      <style:text-properties fo:background-color="#80FFFF"/>
    </style:style>
    <style:style style:name="P5651" style:parent-style-name="Normalny" style:family="paragraph">
      <style:paragraph-properties fo:text-align="justify" fo:line-height="150%"/>
    </style:style>
    <style:style style:name="T5652" style:parent-style-name="Domyślnaczcionkaakapitu" style:family="text">
      <style:text-properties style:text-underline-type="single" style:text-underline-style="solid" style:text-underline-width="auto" style:text-underline-mode="continuous"/>
    </style:style>
    <style:style style:name="T5653" style:parent-style-name="Domyślnaczcionkaakapitu" style:family="text">
      <style:text-properties fo:background-color="#80FFFF" style:text-underline-type="single" style:text-underline-style="solid" style:text-underline-width="auto" style:text-underline-mode="continuous"/>
    </style:style>
    <style:style style:name="T5654" style:parent-style-name="Domyślnaczcionkaakapitu" style:family="text">
      <style:text-properties style:text-underline-type="single" style:text-underline-style="solid" style:text-underline-width="auto" style:text-underline-mode="continuous"/>
    </style:style>
    <style:style style:name="T5655" style:parent-style-name="Domyślnaczcionkaakapitu" style:family="text">
      <style:text-properties fo:background-color="#80FFFF" style:text-underline-type="single" style:text-underline-style="solid" style:text-underline-width="auto" style:text-underline-mode="continuous"/>
    </style:style>
    <style:style style:name="T5656" style:parent-style-name="Domyślnaczcionkaakapitu" style:family="text">
      <style:text-properties style:text-underline-type="single" style:text-underline-style="solid" style:text-underline-width="auto" style:text-underline-mode="continuous"/>
    </style:style>
    <style:style style:name="P5657" style:parent-style-name="Normalny" style:family="paragraph">
      <style:paragraph-properties fo:text-align="justify" fo:line-height="150%" fo:text-indent="0.2479in"/>
    </style:style>
    <style:style style:name="T5658" style:parent-style-name="Domyślnaczcionkaakapitu" style:family="text">
      <style:text-properties fo:background-color="#80FFFF"/>
    </style:style>
    <style:style style:name="P5659" style:parent-style-name="Normalny" style:family="paragraph">
      <style:paragraph-properties fo:text-align="justify" fo:line-height="150%"/>
    </style:style>
    <style:style style:name="T5660" style:parent-style-name="Domyślnaczcionkaakapitu" style:family="text">
      <style:text-properties style:text-underline-type="single" style:text-underline-style="solid" style:text-underline-width="auto" style:text-underline-mode="continuous"/>
    </style:style>
    <style:style style:name="P5661" style:parent-style-name="Normalny" style:family="paragraph">
      <style:paragraph-properties fo:text-align="justify" fo:line-height="150%" fo:text-indent="0.2479in"/>
    </style:style>
    <style:style style:name="T5662" style:parent-style-name="Domyślnaczcionkaakapitu" style:family="text">
      <style:text-properties fo:background-color="#80FFFF"/>
    </style:style>
    <style:style style:name="T5663" style:parent-style-name="Domyślnaczcionkaakapitu" style:family="text">
      <style:text-properties fo:background-color="#80FFFF"/>
    </style:style>
    <style:style style:name="P5664" style:parent-style-name="Normalny" style:family="paragraph">
      <style:paragraph-properties fo:text-align="justify" fo:line-height="150%" fo:text-indent="0.2479in"/>
    </style:style>
    <style:style style:name="P5665" style:parent-style-name="Normalny" style:family="paragraph">
      <style:paragraph-properties fo:text-align="justify" fo:line-height="150%" fo:text-indent="0.2479in"/>
    </style:style>
    <style:style style:name="T5666" style:parent-style-name="Domyślnaczcionkaakapitu" style:family="text">
      <style:text-properties fo:background-color="#80FFFF"/>
    </style:style>
    <style:style style:name="T5667" style:parent-style-name="Domyślnaczcionkaakapitu" style:family="text">
      <style:text-properties fo:background-color="#80FFFF"/>
    </style:style>
    <style:style style:name="T5668" style:parent-style-name="Domyślnaczcionkaakapitu" style:family="text">
      <style:text-properties fo:background-color="#80FFFF"/>
    </style:style>
    <style:style style:name="T5669" style:parent-style-name="Domyślnaczcionkaakapitu" style:family="text">
      <style:text-properties fo:background-color="#80FFFF"/>
    </style:style>
    <style:style style:name="T5670" style:parent-style-name="Domyślnaczcionkaakapitu" style:family="text">
      <style:text-properties fo:background-color="#80FFFF"/>
    </style:style>
    <style:style style:name="T5671" style:parent-style-name="Domyślnaczcionkaakapitu" style:family="text">
      <style:text-properties fo:background-color="#80FFFF"/>
    </style:style>
    <style:style style:name="T5672" style:parent-style-name="Domyślnaczcionkaakapitu" style:family="text">
      <style:text-properties fo:background-color="#80FFFF"/>
    </style:style>
    <style:style style:name="T5673" style:parent-style-name="Domyślnaczcionkaakapitu" style:family="text">
      <style:text-properties fo:background-color="#80FFFF"/>
    </style:style>
    <style:style style:name="P5674" style:parent-style-name="Normalny" style:family="paragraph">
      <style:paragraph-properties fo:text-align="justify" fo:line-height="150%" fo:text-indent="0.2479in"/>
    </style:style>
    <style:style style:name="T5675" style:parent-style-name="Domyślnaczcionkaakapitu" style:family="text">
      <style:text-properties fo:background-color="#80FFFF"/>
    </style:style>
    <style:style style:name="T5676" style:parent-style-name="Domyślnaczcionkaakapitu" style:family="text">
      <style:text-properties fo:background-color="#80FFFF"/>
    </style:style>
    <style:style style:name="T5677" style:parent-style-name="Domyślnaczcionkaakapitu" style:family="text">
      <style:text-properties fo:background-color="#80FFFF"/>
    </style:style>
    <style:style style:name="T5678" style:parent-style-name="Domyślnaczcionkaakapitu" style:family="text">
      <style:text-properties fo:background-color="#80FFFF"/>
    </style:style>
    <style:style style:name="T5679" style:parent-style-name="Domyślnaczcionkaakapitu" style:family="text">
      <style:text-properties fo:background-color="#80FFFF"/>
    </style:style>
    <style:style style:name="T5680" style:parent-style-name="Domyślnaczcionkaakapitu" style:family="text">
      <style:text-properties fo:background-color="#80FFFF"/>
    </style:style>
    <style:style style:name="P5681" style:parent-style-name="Normalny" style:family="paragraph">
      <style:paragraph-properties fo:text-align="justify" fo:line-height="150%" fo:text-indent="0.2479in"/>
    </style:style>
    <style:style style:name="T5682" style:parent-style-name="Domyślnaczcionkaakapitu" style:family="text">
      <style:text-properties fo:background-color="#80FFFF"/>
    </style:style>
    <style:style style:name="T5683" style:parent-style-name="Domyślnaczcionkaakapitu" style:family="text">
      <style:text-properties fo:background-color="#80FFFF"/>
    </style:style>
    <style:style style:name="T5684" style:parent-style-name="Domyślnaczcionkaakapitu" style:family="text">
      <style:text-properties fo:background-color="#80FFFF"/>
    </style:style>
    <style:style style:name="T5685" style:parent-style-name="Domyślnaczcionkaakapitu" style:family="text">
      <style:text-properties fo:background-color="#80FFFF"/>
    </style:style>
    <style:style style:name="T5686" style:parent-style-name="Domyślnaczcionkaakapitu" style:family="text">
      <style:text-properties fo:background-color="#80FFFF"/>
    </style:style>
    <style:style style:name="P5687" style:parent-style-name="Normalny" style:family="paragraph">
      <style:paragraph-properties fo:text-align="justify" fo:line-height="150%" fo:text-indent="0.2479in"/>
    </style:style>
    <style:style style:name="T5688" style:parent-style-name="Domyślnaczcionkaakapitu" style:family="text">
      <style:text-properties fo:background-color="#80FFFF"/>
    </style:style>
    <style:style style:name="T5689" style:parent-style-name="Domyślnaczcionkaakapitu" style:family="text">
      <style:text-properties fo:background-color="#80FFFF"/>
    </style:style>
    <style:style style:name="T5690" style:parent-style-name="Domyślnaczcionkaakapitu" style:family="text">
      <style:text-properties fo:background-color="#80FFFF"/>
    </style:style>
    <style:style style:name="T5691" style:parent-style-name="Domyślnaczcionkaakapitu" style:family="text">
      <style:text-properties fo:background-color="#80FFFF"/>
    </style:style>
    <style:style style:name="T5692" style:parent-style-name="Domyślnaczcionkaakapitu" style:family="text">
      <style:text-properties fo:background-color="#80FFFF"/>
    </style:style>
    <style:style style:name="T5693" style:parent-style-name="Domyślnaczcionkaakapitu" style:family="text">
      <style:text-properties fo:background-color="#80FFFF"/>
    </style:style>
    <style:style style:name="T5694" style:parent-style-name="Domyślnaczcionkaakapitu" style:family="text">
      <style:text-properties fo:background-color="#80FFFF"/>
    </style:style>
    <style:style style:name="T5695" style:parent-style-name="Domyślnaczcionkaakapitu" style:family="text">
      <style:text-properties fo:background-color="#80FFFF"/>
    </style:style>
    <style:style style:name="T5696" style:parent-style-name="Domyślnaczcionkaakapitu" style:family="text">
      <style:text-properties fo:background-color="#80FFFF"/>
    </style:style>
    <style:style style:name="T5697" style:parent-style-name="Domyślnaczcionkaakapitu" style:family="text">
      <style:text-properties fo:background-color="#80FFFF"/>
    </style:style>
    <style:style style:name="P5698" style:parent-style-name="Normalny" style:family="paragraph">
      <style:paragraph-properties fo:text-align="justify" fo:line-height="150%" fo:text-indent="0.2479in"/>
    </style:style>
    <style:style style:name="T5699" style:parent-style-name="Domyślnaczcionkaakapitu" style:family="text">
      <style:text-properties fo:background-color="#80FFFF"/>
    </style:style>
    <style:style style:name="T5700" style:parent-style-name="Domyślnaczcionkaakapitu" style:family="text">
      <style:text-properties fo:background-color="#80FFFF"/>
    </style:style>
    <style:style style:name="T5701" style:parent-style-name="Domyślnaczcionkaakapitu" style:family="text">
      <style:text-properties fo:background-color="#80FFFF"/>
    </style:style>
    <style:style style:name="T5702" style:parent-style-name="Domyślnaczcionkaakapitu" style:family="text">
      <style:text-properties fo:background-color="#80FFFF"/>
    </style:style>
    <style:style style:name="T5703" style:parent-style-name="Domyślnaczcionkaakapitu" style:family="text">
      <style:text-properties fo:background-color="#80FFFF"/>
    </style:style>
    <style:style style:name="P5704" style:parent-style-name="Normalny" style:family="paragraph">
      <style:paragraph-properties fo:text-align="justify" fo:line-height="150%" fo:text-indent="0.2479in"/>
    </style:style>
    <style:style style:name="T5705" style:parent-style-name="Domyślnaczcionkaakapitu" style:family="text">
      <style:text-properties fo:background-color="#80FFFF"/>
    </style:style>
    <style:style style:name="T5706" style:parent-style-name="Domyślnaczcionkaakapitu" style:family="text">
      <style:text-properties fo:background-color="#80FFFF"/>
    </style:style>
    <style:style style:name="T5707" style:parent-style-name="Domyślnaczcionkaakapitu" style:family="text">
      <style:text-properties fo:background-color="#80FFFF"/>
    </style:style>
    <style:style style:name="T5708" style:parent-style-name="Domyślnaczcionkaakapitu" style:family="text">
      <style:text-properties fo:background-color="#80FFFF"/>
    </style:style>
    <style:style style:name="P5709" style:parent-style-name="Normalny" style:family="paragraph">
      <style:paragraph-properties fo:text-align="justify" fo:line-height="150%" fo:text-indent="0.2479in"/>
    </style:style>
    <style:style style:name="T5710" style:parent-style-name="Domyślnaczcionkaakapitu" style:family="text">
      <style:text-properties fo:background-color="#80FFFF"/>
    </style:style>
    <style:style style:name="T5711" style:parent-style-name="Domyślnaczcionkaakapitu" style:family="text">
      <style:text-properties fo:background-color="#80FFFF"/>
    </style:style>
    <style:style style:name="T5712" style:parent-style-name="Domyślnaczcionkaakapitu" style:family="text">
      <style:text-properties fo:background-color="#80FFFF"/>
    </style:style>
    <style:style style:name="T5713" style:parent-style-name="Domyślnaczcionkaakapitu" style:family="text">
      <style:text-properties fo:background-color="#80FFFF"/>
    </style:style>
    <style:style style:name="T5714" style:parent-style-name="Domyślnaczcionkaakapitu" style:family="text">
      <style:text-properties fo:background-color="#80FFFF"/>
    </style:style>
    <style:style style:name="T5715" style:parent-style-name="Domyślnaczcionkaakapitu" style:family="text">
      <style:text-properties fo:background-color="#80FFFF"/>
    </style:style>
    <style:style style:name="T5716" style:parent-style-name="Domyślnaczcionkaakapitu" style:family="text">
      <style:text-properties fo:background-color="#80FFFF"/>
    </style:style>
    <style:style style:name="T5717" style:parent-style-name="Domyślnaczcionkaakapitu" style:family="text">
      <style:text-properties fo:background-color="#80FFFF"/>
    </style:style>
    <style:style style:name="T5718" style:parent-style-name="Domyślnaczcionkaakapitu" style:family="text">
      <style:text-properties fo:background-color="#80FFFF"/>
    </style:style>
    <style:style style:name="P5719" style:parent-style-name="Normalny" style:family="paragraph">
      <style:paragraph-properties fo:text-align="justify" fo:line-height="150%"/>
    </style:style>
    <style:style style:name="T5720" style:parent-style-name="Domyślnaczcionkaakapitu" style:family="text">
      <style:text-properties fo:background-color="#80FFFF" style:text-underline-type="single" style:text-underline-style="solid" style:text-underline-width="auto" style:text-underline-mode="continuous"/>
    </style:style>
    <style:style style:name="T5721" style:parent-style-name="Domyślnaczcionkaakapitu" style:family="text">
      <style:text-properties style:text-underline-type="single" style:text-underline-style="solid" style:text-underline-width="auto" style:text-underline-mode="continuous"/>
    </style:style>
    <style:style style:name="T5722" style:parent-style-name="Domyślnaczcionkaakapitu" style:family="text">
      <style:text-properties fo:background-color="#80FFFF" style:text-underline-type="single" style:text-underline-style="solid" style:text-underline-width="auto" style:text-underline-mode="continuous"/>
    </style:style>
    <style:style style:name="T5723" style:parent-style-name="Domyślnaczcionkaakapitu" style:family="text">
      <style:text-properties style:text-underline-type="single" style:text-underline-style="solid" style:text-underline-width="auto" style:text-underline-mode="continuous"/>
    </style:style>
    <style:style style:name="P5724" style:parent-style-name="Normalny" style:family="paragraph">
      <style:paragraph-properties fo:text-align="justify" fo:line-height="150%" fo:text-indent="0.2479in"/>
    </style:style>
    <style:style style:name="T5725" style:parent-style-name="Domyślnaczcionkaakapitu" style:family="text">
      <style:text-properties fo:background-color="#80FFFF"/>
    </style:style>
    <style:style style:name="P5726" style:parent-style-name="Normalny" style:family="paragraph">
      <style:paragraph-properties fo:text-align="justify" fo:line-height="150%"/>
    </style:style>
    <style:style style:name="T5727" style:parent-style-name="Domyślnaczcionkaakapitu" style:family="text">
      <style:text-properties style:text-underline-type="single" style:text-underline-style="solid" style:text-underline-width="auto" style:text-underline-mode="continuous"/>
    </style:style>
    <style:style style:name="P5728" style:parent-style-name="Normalny" style:family="paragraph">
      <style:paragraph-properties fo:text-align="justify" fo:line-height="150%" fo:text-indent="0.2479in"/>
    </style:style>
    <style:style style:name="T5729" style:parent-style-name="Domyślnaczcionkaakapitu" style:family="text">
      <style:text-properties fo:background-color="#80FFFF"/>
    </style:style>
    <style:style style:name="T5730" style:parent-style-name="Domyślnaczcionkaakapitu" style:family="text">
      <style:text-properties fo:background-color="#80FFFF"/>
    </style:style>
    <style:style style:name="P5731" style:parent-style-name="Normalny" style:family="paragraph">
      <style:paragraph-properties fo:text-align="justify" fo:line-height="150%"/>
    </style:style>
    <style:style style:name="T5732" style:parent-style-name="Domyślnaczcionkaakapitu" style:family="text">
      <style:text-properties style:text-underline-type="single" style:text-underline-style="solid" style:text-underline-width="auto" style:text-underline-mode="continuous"/>
    </style:style>
    <style:style style:name="T5733" style:parent-style-name="Domyślnaczcionkaakapitu" style:family="text">
      <style:text-properties fo:background-color="#80FFFF" style:text-underline-type="single" style:text-underline-style="solid" style:text-underline-width="auto" style:text-underline-mode="continuous"/>
    </style:style>
    <style:style style:name="T5734" style:parent-style-name="Domyślnaczcionkaakapitu" style:family="text">
      <style:text-properties style:text-underline-type="single" style:text-underline-style="solid" style:text-underline-width="auto" style:text-underline-mode="continuous"/>
    </style:style>
    <style:style style:name="T5735" style:parent-style-name="Domyślnaczcionkaakapitu" style:family="text">
      <style:text-properties fo:background-color="#80FFFF" style:text-underline-type="single" style:text-underline-style="solid" style:text-underline-width="auto" style:text-underline-mode="continuous"/>
    </style:style>
    <style:style style:name="T5736" style:parent-style-name="Domyślnaczcionkaakapitu" style:family="text">
      <style:text-properties style:text-underline-type="single" style:text-underline-style="solid" style:text-underline-width="auto" style:text-underline-mode="continuous"/>
    </style:style>
    <style:style style:name="P5737" style:parent-style-name="Normalny" style:family="paragraph">
      <style:paragraph-properties fo:text-align="justify" fo:line-height="150%" fo:text-indent="0.2479in"/>
    </style:style>
    <style:style style:name="T5738" style:parent-style-name="Domyślnaczcionkaakapitu" style:family="text">
      <style:text-properties fo:background-color="#80FFFF"/>
    </style:style>
    <style:style style:name="T5739" style:parent-style-name="Domyślnaczcionkaakapitu" style:family="text">
      <style:text-properties fo:background-color="#80FFFF"/>
    </style:style>
    <style:style style:name="P5740" style:parent-style-name="Normalny" style:family="paragraph">
      <style:paragraph-properties fo:text-align="justify" fo:line-height="150%"/>
    </style:style>
    <style:style style:name="T5741" style:parent-style-name="Domyślnaczcionkaakapitu" style:family="text">
      <style:text-properties fo:background-color="#80FFFF" style:text-underline-type="single" style:text-underline-style="solid" style:text-underline-width="auto" style:text-underline-mode="continuous"/>
    </style:style>
    <style:style style:name="T5742" style:parent-style-name="Domyślnaczcionkaakapitu" style:family="text">
      <style:text-properties style:text-underline-type="single" style:text-underline-style="solid" style:text-underline-width="auto" style:text-underline-mode="continuous"/>
    </style:style>
    <style:style style:name="P5743" style:parent-style-name="Normalny" style:family="paragraph">
      <style:paragraph-properties fo:text-align="justify" fo:line-height="150%" fo:text-indent="0.2479in"/>
    </style:style>
    <style:style style:name="T5744" style:parent-style-name="Domyślnaczcionkaakapitu" style:family="text">
      <style:text-properties fo:background-color="#80FFFF"/>
    </style:style>
    <style:style style:name="T5745" style:parent-style-name="Domyślnaczcionkaakapitu" style:family="text">
      <style:text-properties fo:background-color="#80FFFF"/>
    </style:style>
    <style:style style:name="T5746" style:parent-style-name="Domyślnaczcionkaakapitu" style:family="text">
      <style:text-properties fo:background-color="#80FFFF"/>
    </style:style>
    <style:style style:name="T5747" style:parent-style-name="Domyślnaczcionkaakapitu" style:family="text">
      <style:text-properties fo:background-color="#80FFFF"/>
    </style:style>
    <style:style style:name="T5748" style:parent-style-name="Domyślnaczcionkaakapitu" style:family="text">
      <style:text-properties fo:background-color="#80FFFF"/>
    </style:style>
    <style:style style:name="T5749" style:parent-style-name="Domyślnaczcionkaakapitu" style:family="text">
      <style:text-properties fo:background-color="#80FFFF"/>
    </style:style>
    <style:style style:name="T5750" style:parent-style-name="Domyślnaczcionkaakapitu" style:family="text">
      <style:text-properties fo:background-color="#80FFFF"/>
    </style:style>
    <style:style style:name="T5751" style:parent-style-name="Domyślnaczcionkaakapitu" style:family="text">
      <style:text-properties fo:background-color="#80FFFF"/>
    </style:style>
    <style:style style:name="T5752" style:parent-style-name="Domyślnaczcionkaakapitu" style:family="text">
      <style:text-properties fo:background-color="#80FFFF"/>
    </style:style>
    <style:style style:name="T5753" style:parent-style-name="Domyślnaczcionkaakapitu" style:family="text">
      <style:text-properties fo:background-color="#80FFFF"/>
    </style:style>
    <style:style style:name="P5754" style:parent-style-name="Normalny" style:family="paragraph">
      <style:paragraph-properties fo:text-align="justify" fo:line-height="150%" fo:text-indent="0.2479in"/>
    </style:style>
    <style:style style:name="P5755" style:parent-style-name="Normalny" style:family="paragraph">
      <style:paragraph-properties fo:text-align="justify" fo:line-height="150%" fo:text-indent="0.2479in"/>
    </style:style>
    <style:style style:name="T5756" style:parent-style-name="Domyślnaczcionkaakapitu" style:family="text">
      <style:text-properties fo:background-color="#80FFFF"/>
    </style:style>
    <style:style style:name="T5757" style:parent-style-name="Domyślnaczcionkaakapitu" style:family="text">
      <style:text-properties fo:background-color="#80FFFF"/>
    </style:style>
    <style:style style:name="T5758" style:parent-style-name="Domyślnaczcionkaakapitu" style:family="text">
      <style:text-properties fo:background-color="#80FFFF"/>
    </style:style>
    <style:style style:name="T5759" style:parent-style-name="Domyślnaczcionkaakapitu" style:family="text">
      <style:text-properties fo:background-color="#80FFFF"/>
    </style:style>
    <style:style style:name="T5760" style:parent-style-name="Domyślnaczcionkaakapitu" style:family="text">
      <style:text-properties fo:background-color="#80FFFF"/>
    </style:style>
    <style:style style:name="P5761" style:parent-style-name="Normalny" style:family="paragraph">
      <style:paragraph-properties fo:text-align="justify" fo:line-height="150%" fo:text-indent="0.2479in"/>
    </style:style>
    <style:style style:name="P5762" style:parent-style-name="Normalny" style:family="paragraph">
      <style:paragraph-properties fo:text-align="justify" fo:line-height="150%"/>
    </style:style>
    <style:style style:name="T5763" style:parent-style-name="Domyślnaczcionkaakapitu" style:family="text">
      <style:text-properties style:text-underline-type="single" style:text-underline-style="solid" style:text-underline-width="auto" style:text-underline-mode="continuous"/>
    </style:style>
    <style:style style:name="P5764" style:parent-style-name="Normalny" style:family="paragraph">
      <style:paragraph-properties fo:text-align="justify" fo:line-height="150%" fo:text-indent="0.2479in"/>
    </style:style>
    <style:style style:name="T5765" style:parent-style-name="Domyślnaczcionkaakapitu" style:family="text">
      <style:text-properties fo:background-color="#80FFFF"/>
    </style:style>
    <style:style style:name="T5766" style:parent-style-name="Domyślnaczcionkaakapitu" style:family="text">
      <style:text-properties fo:background-color="#80FFFF"/>
    </style:style>
    <style:style style:name="P5767" style:parent-style-name="Normalny" style:family="paragraph">
      <style:paragraph-properties fo:text-align="justify" fo:line-height="150%"/>
    </style:style>
    <style:style style:name="T5768" style:parent-style-name="Domyślnaczcionkaakapitu" style:family="text">
      <style:text-properties style:text-underline-type="single" style:text-underline-style="solid" style:text-underline-width="auto" style:text-underline-mode="continuous"/>
    </style:style>
    <style:style style:name="P5769" style:parent-style-name="Normalny" style:family="paragraph">
      <style:paragraph-properties fo:text-align="justify" fo:line-height="150%" fo:text-indent="0.2479in"/>
    </style:style>
    <style:style style:name="T5770" style:parent-style-name="Domyślnaczcionkaakapitu" style:family="text">
      <style:text-properties fo:background-color="#80FFFF"/>
    </style:style>
    <style:style style:name="P5771" style:parent-style-name="Normalny" style:family="paragraph">
      <style:paragraph-properties fo:text-align="justify" fo:line-height="150%" fo:text-indent="0.2479in"/>
    </style:style>
    <style:style style:name="T5772" style:parent-style-name="Domyślnaczcionkaakapitu" style:family="text">
      <style:text-properties fo:background-color="#80FFFF"/>
    </style:style>
    <style:style style:name="T5773" style:parent-style-name="Domyślnaczcionkaakapitu" style:family="text">
      <style:text-properties fo:background-color="#80FFFF"/>
    </style:style>
    <style:style style:name="P5774" style:parent-style-name="Normalny" style:family="paragraph">
      <style:paragraph-properties fo:text-align="justify" fo:line-height="150%" fo:text-indent="0.2479in"/>
    </style:style>
    <style:style style:name="T5775" style:parent-style-name="Domyślnaczcionkaakapitu" style:family="text">
      <style:text-properties fo:background-color="#80FFFF"/>
    </style:style>
    <style:style style:name="T5776" style:parent-style-name="Domyślnaczcionkaakapitu" style:family="text">
      <style:text-properties fo:background-color="#80FFFF"/>
    </style:style>
    <style:style style:name="T5777" style:parent-style-name="Domyślnaczcionkaakapitu" style:family="text">
      <style:text-properties fo:background-color="#80FFFF"/>
    </style:style>
    <style:style style:name="T5778" style:parent-style-name="Domyślnaczcionkaakapitu" style:family="text">
      <style:text-properties fo:background-color="#80FFFF"/>
    </style:style>
    <style:style style:name="P5779" style:parent-style-name="Normalny" style:family="paragraph">
      <style:paragraph-properties fo:text-align="justify" fo:line-height="150%" fo:text-indent="0.2479in"/>
    </style:style>
    <style:style style:name="T5780" style:parent-style-name="Domyślnaczcionkaakapitu" style:family="text">
      <style:text-properties fo:background-color="#80FFFF"/>
    </style:style>
    <style:style style:name="T5781" style:parent-style-name="Domyślnaczcionkaakapitu" style:family="text">
      <style:text-properties fo:background-color="#80FFFF"/>
    </style:style>
    <style:style style:name="T5782" style:parent-style-name="Domyślnaczcionkaakapitu" style:family="text">
      <style:text-properties fo:background-color="#80FFFF"/>
    </style:style>
    <style:style style:name="P5783" style:parent-style-name="Normalny" style:family="paragraph">
      <style:paragraph-properties fo:text-align="justify" fo:line-height="150%"/>
    </style:style>
    <style:style style:name="T5784" style:parent-style-name="Domyślnaczcionkaakapitu" style:family="text">
      <style:text-properties style:text-underline-type="single" style:text-underline-style="solid" style:text-underline-width="auto" style:text-underline-mode="continuous"/>
    </style:style>
    <style:style style:name="T5785" style:parent-style-name="Domyślnaczcionkaakapitu" style:family="text">
      <style:text-properties fo:background-color="#80FFFF" style:text-underline-type="single" style:text-underline-style="solid" style:text-underline-width="auto" style:text-underline-mode="continuous"/>
    </style:style>
    <style:style style:name="T5786" style:parent-style-name="Domyślnaczcionkaakapitu" style:family="text">
      <style:text-properties style:text-underline-type="single" style:text-underline-style="solid" style:text-underline-width="auto" style:text-underline-mode="continuous"/>
    </style:style>
    <style:style style:name="P5787" style:parent-style-name="Normalny" style:family="paragraph">
      <style:paragraph-properties fo:text-align="justify" fo:line-height="150%" fo:text-indent="0.2479in"/>
    </style:style>
    <style:style style:name="T5788" style:parent-style-name="Domyślnaczcionkaakapitu" style:family="text">
      <style:text-properties fo:background-color="#80FFFF"/>
    </style:style>
    <style:style style:name="T5789" style:parent-style-name="Domyślnaczcionkaakapitu" style:family="text">
      <style:text-properties fo:background-color="#80FFFF"/>
    </style:style>
    <style:style style:name="T5790" style:parent-style-name="Domyślnaczcionkaakapitu" style:family="text">
      <style:text-properties fo:background-color="#80FFFF"/>
    </style:style>
    <style:style style:name="T5791" style:parent-style-name="Domyślnaczcionkaakapitu" style:family="text">
      <style:text-properties fo:background-color="#80FFFF"/>
    </style:style>
    <style:style style:name="T5792" style:parent-style-name="Domyślnaczcionkaakapitu" style:family="text">
      <style:text-properties fo:background-color="#80FFFF"/>
    </style:style>
    <style:style style:name="P5793" style:parent-style-name="Normalny" style:family="paragraph">
      <style:paragraph-properties fo:text-align="justify" fo:line-height="150%" fo:text-indent="0.2479in"/>
    </style:style>
    <style:style style:name="P5794" style:parent-style-name="Normalny" style:family="paragraph">
      <style:paragraph-properties fo:text-align="justify" fo:line-height="150%"/>
    </style:style>
    <style:style style:name="T5795" style:parent-style-name="Domyślnaczcionkaakapitu" style:family="text">
      <style:text-properties fo:background-color="#80FFFF" style:text-underline-type="single" style:text-underline-style="solid" style:text-underline-width="auto" style:text-underline-mode="continuous"/>
    </style:style>
    <style:style style:name="T5796" style:parent-style-name="Domyślnaczcionkaakapitu" style:family="text">
      <style:text-properties style:text-underline-type="single" style:text-underline-style="solid" style:text-underline-width="auto" style:text-underline-mode="continuous"/>
    </style:style>
    <style:style style:name="P5797" style:parent-style-name="Normalny" style:family="paragraph">
      <style:paragraph-properties fo:text-align="justify" fo:line-height="150%" fo:text-indent="0.2479in"/>
    </style:style>
    <style:style style:name="T5798" style:parent-style-name="Domyślnaczcionkaakapitu" style:family="text">
      <style:text-properties fo:background-color="#80FFFF"/>
    </style:style>
    <style:style style:name="P5799" style:parent-style-name="Normalny" style:family="paragraph">
      <style:paragraph-properties fo:text-align="justify" fo:line-height="150%" fo:text-indent="0.2479in"/>
    </style:style>
    <style:style style:name="T5800" style:parent-style-name="Domyślnaczcionkaakapitu" style:family="text">
      <style:text-properties fo:background-color="#80FFFF"/>
    </style:style>
    <style:style style:name="T5801" style:parent-style-name="Domyślnaczcionkaakapitu" style:family="text">
      <style:text-properties fo:background-color="#80FFFF"/>
    </style:style>
    <style:style style:name="P5802" style:parent-style-name="Normalny" style:family="paragraph">
      <style:paragraph-properties fo:text-align="justify" fo:line-height="150%"/>
    </style:style>
    <style:style style:name="T5803" style:parent-style-name="Domyślnaczcionkaakapitu" style:family="text">
      <style:text-properties style:text-underline-type="single" style:text-underline-style="solid" style:text-underline-width="auto" style:text-underline-mode="continuous"/>
    </style:style>
    <style:style style:name="T5804" style:parent-style-name="Domyślnaczcionkaakapitu" style:family="text">
      <style:text-properties fo:background-color="#80FFFF" style:text-underline-type="single" style:text-underline-style="solid" style:text-underline-width="auto" style:text-underline-mode="continuous"/>
    </style:style>
    <style:style style:name="T5805" style:parent-style-name="Domyślnaczcionkaakapitu" style:family="text">
      <style:text-properties style:text-underline-type="single" style:text-underline-style="solid" style:text-underline-width="auto" style:text-underline-mode="continuous"/>
    </style:style>
    <style:style style:name="P5806" style:parent-style-name="Normalny" style:family="paragraph">
      <style:paragraph-properties fo:text-align="justify" fo:line-height="150%" fo:text-indent="0.2479in"/>
    </style:style>
    <style:style style:name="T5807" style:parent-style-name="Domyślnaczcionkaakapitu" style:family="text">
      <style:text-properties fo:background-color="#80FFFF"/>
    </style:style>
    <style:style style:name="T5808" style:parent-style-name="Domyślnaczcionkaakapitu" style:family="text">
      <style:text-properties fo:background-color="#80FFFF"/>
    </style:style>
    <style:style style:name="P5809" style:parent-style-name="Normalny" style:family="paragraph">
      <style:paragraph-properties fo:text-align="justify" fo:line-height="150%"/>
    </style:style>
    <style:style style:name="T5810" style:parent-style-name="Domyślnaczcionkaakapitu" style:family="text">
      <style:text-properties style:text-underline-type="single" style:text-underline-style="solid" style:text-underline-width="auto" style:text-underline-mode="continuous"/>
    </style:style>
    <style:style style:name="P5811" style:parent-style-name="Normalny" style:family="paragraph">
      <style:paragraph-properties fo:text-align="justify" fo:line-height="150%" fo:text-indent="0.2479in"/>
    </style:style>
    <style:style style:name="T5812" style:parent-style-name="Domyślnaczcionkaakapitu" style:family="text">
      <style:text-properties fo:background-color="#80FFFF"/>
    </style:style>
    <style:style style:name="T5813" style:parent-style-name="Domyślnaczcionkaakapitu" style:family="text">
      <style:text-properties fo:background-color="#80FFFF"/>
    </style:style>
    <style:style style:name="P5814" style:parent-style-name="Normalny" style:family="paragraph">
      <style:paragraph-properties fo:text-align="justify" fo:line-height="150%"/>
    </style:style>
    <style:style style:name="T5815" style:parent-style-name="Domyślnaczcionkaakapitu" style:family="text">
      <style:text-properties style:text-underline-type="single" style:text-underline-style="solid" style:text-underline-width="auto" style:text-underline-mode="continuous"/>
    </style:style>
    <style:style style:name="T5816" style:parent-style-name="Domyślnaczcionkaakapitu" style:family="text">
      <style:text-properties fo:background-color="#80FFFF" style:text-underline-type="single" style:text-underline-style="solid" style:text-underline-width="auto" style:text-underline-mode="continuous"/>
    </style:style>
    <style:style style:name="T5817" style:parent-style-name="Domyślnaczcionkaakapitu" style:family="text">
      <style:text-properties style:text-underline-type="single" style:text-underline-style="solid" style:text-underline-width="auto" style:text-underline-mode="continuous"/>
    </style:style>
    <style:style style:name="P5818" style:parent-style-name="Normalny" style:family="paragraph">
      <style:paragraph-properties fo:text-align="justify" fo:line-height="150%" fo:text-indent="0.2479in"/>
    </style:style>
    <style:style style:name="T5819" style:parent-style-name="Domyślnaczcionkaakapitu" style:family="text">
      <style:text-properties fo:background-color="#80FFFF"/>
    </style:style>
    <style:style style:name="P5820" style:parent-style-name="Normalny" style:family="paragraph">
      <style:paragraph-properties fo:text-align="justify" fo:line-height="150%"/>
    </style:style>
    <style:style style:name="T5821" style:parent-style-name="Domyślnaczcionkaakapitu" style:family="text">
      <style:text-properties style:text-underline-type="single" style:text-underline-style="solid" style:text-underline-width="auto" style:text-underline-mode="continuous"/>
    </style:style>
    <style:style style:name="P5822" style:parent-style-name="Normalny" style:family="paragraph">
      <style:paragraph-properties fo:text-align="justify" fo:line-height="150%" fo:text-indent="0.2479in"/>
    </style:style>
    <style:style style:name="P5823" style:parent-style-name="Normalny" style:family="paragraph">
      <style:paragraph-properties fo:text-align="justify" fo:line-height="150%"/>
    </style:style>
    <style:style style:name="T5824" style:parent-style-name="Domyślnaczcionkaakapitu" style:family="text">
      <style:text-properties style:text-underline-type="single" style:text-underline-style="solid" style:text-underline-width="auto" style:text-underline-mode="continuous"/>
    </style:style>
    <style:style style:name="T5825" style:parent-style-name="Domyślnaczcionkaakapitu" style:family="text">
      <style:text-properties fo:background-color="#80FFFF" style:text-underline-type="single" style:text-underline-style="solid" style:text-underline-width="auto" style:text-underline-mode="continuous"/>
    </style:style>
    <style:style style:name="T5826" style:parent-style-name="Domyślnaczcionkaakapitu" style:family="text">
      <style:text-properties style:text-underline-type="single" style:text-underline-style="solid" style:text-underline-width="auto" style:text-underline-mode="continuous"/>
    </style:style>
    <style:style style:name="P5827" style:parent-style-name="Normalny" style:family="paragraph">
      <style:paragraph-properties fo:text-align="justify" fo:line-height="150%" fo:text-indent="0.2479in"/>
    </style:style>
    <style:style style:name="T5828" style:parent-style-name="Domyślnaczcionkaakapitu" style:family="text">
      <style:text-properties fo:background-color="#80FFFF"/>
    </style:style>
    <style:style style:name="T5829" style:parent-style-name="Domyślnaczcionkaakapitu" style:family="text">
      <style:text-properties fo:background-color="#80FFFF"/>
    </style:style>
    <style:style style:name="T5830" style:parent-style-name="Domyślnaczcionkaakapitu" style:family="text">
      <style:text-properties fo:background-color="#80FFFF"/>
    </style:style>
    <style:style style:name="T5831" style:parent-style-name="Domyślnaczcionkaakapitu" style:family="text">
      <style:text-properties fo:background-color="#80FFFF"/>
    </style:style>
    <style:style style:name="P5832" style:parent-style-name="Normalny" style:family="paragraph">
      <style:paragraph-properties fo:text-align="justify" fo:line-height="150%"/>
    </style:style>
    <style:style style:name="T5833" style:parent-style-name="Domyślnaczcionkaakapitu" style:family="text">
      <style:text-properties style:text-underline-type="single" style:text-underline-style="solid" style:text-underline-width="auto" style:text-underline-mode="continuous"/>
    </style:style>
    <style:style style:name="T5834" style:parent-style-name="Domyślnaczcionkaakapitu" style:family="text">
      <style:text-properties fo:background-color="#80FFFF" style:text-underline-type="single" style:text-underline-style="solid" style:text-underline-width="auto" style:text-underline-mode="continuous"/>
    </style:style>
    <style:style style:name="T5835" style:parent-style-name="Domyślnaczcionkaakapitu" style:family="text">
      <style:text-properties style:text-underline-type="single" style:text-underline-style="solid" style:text-underline-width="auto" style:text-underline-mode="continuous"/>
    </style:style>
    <style:style style:name="T5836" style:parent-style-name="Domyślnaczcionkaakapitu" style:family="text">
      <style:text-properties fo:background-color="#80FFFF" style:text-underline-type="single" style:text-underline-style="solid" style:text-underline-width="auto" style:text-underline-mode="continuous"/>
    </style:style>
    <style:style style:name="T5837" style:parent-style-name="Domyślnaczcionkaakapitu" style:family="text">
      <style:text-properties style:text-underline-type="single" style:text-underline-style="solid" style:text-underline-width="auto" style:text-underline-mode="continuous"/>
    </style:style>
    <style:style style:name="P5838" style:parent-style-name="Normalny" style:family="paragraph">
      <style:paragraph-properties fo:text-align="justify" fo:line-height="150%" fo:text-indent="0.2479in"/>
    </style:style>
    <style:style style:name="T5839" style:parent-style-name="Domyślnaczcionkaakapitu" style:family="text">
      <style:text-properties fo:background-color="#80FFFF"/>
    </style:style>
    <style:style style:name="T5840" style:parent-style-name="Domyślnaczcionkaakapitu" style:family="text">
      <style:text-properties fo:background-color="#80FFFF"/>
    </style:style>
    <style:style style:name="T5841" style:parent-style-name="Domyślnaczcionkaakapitu" style:family="text">
      <style:text-properties fo:background-color="#80FFFF"/>
    </style:style>
    <style:style style:name="T5842" style:parent-style-name="Domyślnaczcionkaakapitu" style:family="text">
      <style:text-properties fo:background-color="#80FFFF"/>
    </style:style>
    <style:style style:name="P5843" style:parent-style-name="Normalny" style:family="paragraph">
      <style:paragraph-properties fo:text-align="justify" fo:line-height="150%" fo:text-indent="0.2479in"/>
    </style:style>
    <style:style style:name="T5844" style:parent-style-name="Domyślnaczcionkaakapitu" style:family="text">
      <style:text-properties fo:background-color="#80FFFF"/>
    </style:style>
    <style:style style:name="T5845" style:parent-style-name="Domyślnaczcionkaakapitu" style:family="text">
      <style:text-properties fo:background-color="#80FFFF"/>
    </style:style>
    <style:style style:name="T5846" style:parent-style-name="Domyślnaczcionkaakapitu" style:family="text">
      <style:text-properties fo:background-color="#80FFFF"/>
    </style:style>
    <style:style style:name="T5847" style:parent-style-name="Domyślnaczcionkaakapitu" style:family="text">
      <style:text-properties fo:background-color="#80FFFF"/>
    </style:style>
    <style:style style:name="T5848" style:parent-style-name="Domyślnaczcionkaakapitu" style:family="text">
      <style:text-properties fo:background-color="#80FFFF"/>
    </style:style>
    <style:style style:name="P5849" style:parent-style-name="Normalny" style:family="paragraph">
      <style:paragraph-properties fo:text-align="justify" fo:line-height="150%" fo:text-indent="0.2479in"/>
    </style:style>
    <style:style style:name="T5850" style:parent-style-name="Domyślnaczcionkaakapitu" style:family="text">
      <style:text-properties fo:background-color="#80FFFF"/>
    </style:style>
    <style:style style:name="T5851" style:parent-style-name="Domyślnaczcionkaakapitu" style:family="text">
      <style:text-properties fo:background-color="#80FFFF"/>
    </style:style>
    <style:style style:name="T5852" style:parent-style-name="Domyślnaczcionkaakapitu" style:family="text">
      <style:text-properties fo:background-color="#80FFFF"/>
    </style:style>
    <style:style style:name="T5853" style:parent-style-name="Domyślnaczcionkaakapitu" style:family="text">
      <style:text-properties fo:background-color="#80FFFF"/>
    </style:style>
    <style:style style:name="P5854" style:parent-style-name="Normalny" style:family="paragraph">
      <style:paragraph-properties fo:text-align="justify" fo:line-height="150%" fo:text-indent="0.2479in"/>
    </style:style>
    <style:style style:name="P5855" style:parent-style-name="Normalny" style:family="paragraph">
      <style:paragraph-properties fo:text-align="justify" fo:line-height="150%"/>
    </style:style>
    <style:style style:name="T5856" style:parent-style-name="Domyślnaczcionkaakapitu" style:family="text">
      <style:text-properties fo:background-color="#80FFFF" style:text-underline-type="single" style:text-underline-style="solid" style:text-underline-width="auto" style:text-underline-mode="continuous"/>
    </style:style>
    <style:style style:name="T5857" style:parent-style-name="Domyślnaczcionkaakapitu" style:family="text">
      <style:text-properties style:text-underline-type="single" style:text-underline-style="solid" style:text-underline-width="auto" style:text-underline-mode="continuous"/>
    </style:style>
    <style:style style:name="T5858" style:parent-style-name="Domyślnaczcionkaakapitu" style:family="text">
      <style:text-properties fo:background-color="#80FFFF" style:text-underline-type="single" style:text-underline-style="solid" style:text-underline-width="auto" style:text-underline-mode="continuous"/>
    </style:style>
    <style:style style:name="T5859" style:parent-style-name="Domyślnaczcionkaakapitu" style:family="text">
      <style:text-properties style:text-underline-type="single" style:text-underline-style="solid" style:text-underline-width="auto" style:text-underline-mode="continuous"/>
    </style:style>
    <style:style style:name="T5860" style:parent-style-name="Domyślnaczcionkaakapitu" style:family="text">
      <style:text-properties fo:background-color="#80FFFF" style:text-underline-type="single" style:text-underline-style="solid" style:text-underline-width="auto" style:text-underline-mode="continuous"/>
    </style:style>
    <style:style style:name="T5861" style:parent-style-name="Domyślnaczcionkaakapitu" style:family="text">
      <style:text-properties style:text-underline-type="single" style:text-underline-style="solid" style:text-underline-width="auto" style:text-underline-mode="continuous"/>
    </style:style>
    <style:style style:name="P5862" style:parent-style-name="Normalny" style:family="paragraph">
      <style:paragraph-properties fo:text-align="justify" fo:line-height="150%" fo:text-indent="0.2479in"/>
    </style:style>
    <style:style style:name="T5863" style:parent-style-name="Domyślnaczcionkaakapitu" style:family="text">
      <style:text-properties fo:background-color="#80FFFF"/>
    </style:style>
    <style:style style:name="T5864" style:parent-style-name="Domyślnaczcionkaakapitu" style:family="text">
      <style:text-properties fo:background-color="#80FFFF"/>
    </style:style>
    <style:style style:name="T5865" style:parent-style-name="Domyślnaczcionkaakapitu" style:family="text">
      <style:text-properties fo:background-color="#80FFFF"/>
    </style:style>
    <style:style style:name="T5866" style:parent-style-name="Domyślnaczcionkaakapitu" style:family="text">
      <style:text-properties fo:background-color="#80FFFF"/>
    </style:style>
    <style:style style:name="P5867" style:parent-style-name="Normalny" style:family="paragraph">
      <style:paragraph-properties fo:text-align="justify" fo:line-height="150%"/>
    </style:style>
    <style:style style:name="T5868" style:parent-style-name="Domyślnaczcionkaakapitu" style:family="text">
      <style:text-properties fo:background-color="#80FFFF" style:text-underline-type="single" style:text-underline-style="solid" style:text-underline-width="auto" style:text-underline-mode="continuous"/>
    </style:style>
    <style:style style:name="T5869" style:parent-style-name="Domyślnaczcionkaakapitu" style:family="text">
      <style:text-properties style:text-underline-type="single" style:text-underline-style="solid" style:text-underline-width="auto" style:text-underline-mode="continuous"/>
    </style:style>
    <style:style style:name="T5870" style:parent-style-name="Domyślnaczcionkaakapitu" style:family="text">
      <style:text-properties fo:background-color="#80FFFF" style:text-underline-type="single" style:text-underline-style="solid" style:text-underline-width="auto" style:text-underline-mode="continuous"/>
    </style:style>
    <style:style style:name="T5871" style:parent-style-name="Domyślnaczcionkaakapitu" style:family="text">
      <style:text-properties style:text-underline-type="single" style:text-underline-style="solid" style:text-underline-width="auto" style:text-underline-mode="continuous"/>
    </style:style>
    <style:style style:name="P5872" style:parent-style-name="Normalny" style:family="paragraph">
      <style:paragraph-properties fo:text-align="justify" fo:line-height="150%" fo:text-indent="0.2479in"/>
    </style:style>
    <style:style style:name="T5873" style:parent-style-name="Domyślnaczcionkaakapitu" style:family="text">
      <style:text-properties fo:background-color="#80FFFF"/>
    </style:style>
    <style:style style:name="T5874" style:parent-style-name="Domyślnaczcionkaakapitu" style:family="text">
      <style:text-properties fo:background-color="#80FFFF"/>
    </style:style>
    <style:style style:name="P5875" style:parent-style-name="Normalny" style:family="paragraph">
      <style:paragraph-properties fo:text-align="justify" fo:line-height="150%"/>
    </style:style>
    <style:style style:name="T5876" style:parent-style-name="Domyślnaczcionkaakapitu" style:family="text">
      <style:text-properties fo:background-color="#80FFFF" style:text-underline-type="single" style:text-underline-style="solid" style:text-underline-width="auto" style:text-underline-mode="continuous"/>
    </style:style>
    <style:style style:name="T5877" style:parent-style-name="Domyślnaczcionkaakapitu" style:family="text">
      <style:text-properties style:text-underline-type="single" style:text-underline-style="solid" style:text-underline-width="auto" style:text-underline-mode="continuous"/>
    </style:style>
    <style:style style:name="T5878" style:parent-style-name="Domyślnaczcionkaakapitu" style:family="text">
      <style:text-properties fo:background-color="#80FFFF" style:text-underline-type="single" style:text-underline-style="solid" style:text-underline-width="auto" style:text-underline-mode="continuous"/>
    </style:style>
    <style:style style:name="T5879" style:parent-style-name="Domyślnaczcionkaakapitu" style:family="text">
      <style:text-properties style:text-underline-type="single" style:text-underline-style="solid" style:text-underline-width="auto" style:text-underline-mode="continuous"/>
    </style:style>
    <style:style style:name="P5880" style:parent-style-name="Normalny" style:family="paragraph">
      <style:paragraph-properties fo:text-align="justify" fo:line-height="150%" fo:text-indent="0.2479in"/>
    </style:style>
    <style:style style:name="T5881" style:parent-style-name="Domyślnaczcionkaakapitu" style:family="text">
      <style:text-properties fo:background-color="#80FFFF"/>
    </style:style>
    <style:style style:name="P5882" style:parent-style-name="Normalny" style:family="paragraph">
      <style:paragraph-properties fo:text-align="justify" fo:line-height="150%"/>
    </style:style>
    <style:style style:name="T5883" style:parent-style-name="Domyślnaczcionkaakapitu" style:family="text">
      <style:text-properties fo:background-color="#80FFFF" style:text-underline-type="single" style:text-underline-style="solid" style:text-underline-width="auto" style:text-underline-mode="continuous"/>
    </style:style>
    <style:style style:name="T5884" style:parent-style-name="Domyślnaczcionkaakapitu" style:family="text">
      <style:text-properties style:text-underline-type="single" style:text-underline-style="solid" style:text-underline-width="auto" style:text-underline-mode="continuous"/>
    </style:style>
    <style:style style:name="T5885" style:parent-style-name="Domyślnaczcionkaakapitu" style:family="text">
      <style:text-properties fo:background-color="#80FFFF" style:text-underline-type="single" style:text-underline-style="solid" style:text-underline-width="auto" style:text-underline-mode="continuous"/>
    </style:style>
    <style:style style:name="T5886" style:parent-style-name="Domyślnaczcionkaakapitu" style:family="text">
      <style:text-properties style:text-underline-type="single" style:text-underline-style="solid" style:text-underline-width="auto" style:text-underline-mode="continuous"/>
    </style:style>
    <style:style style:name="T5887" style:parent-style-name="Domyślnaczcionkaakapitu" style:family="text">
      <style:text-properties fo:background-color="#80FFFF" style:text-underline-type="single" style:text-underline-style="solid" style:text-underline-width="auto" style:text-underline-mode="continuous"/>
    </style:style>
    <style:style style:name="T5888" style:parent-style-name="Domyślnaczcionkaakapitu" style:family="text">
      <style:text-properties style:text-underline-type="single" style:text-underline-style="solid" style:text-underline-width="auto" style:text-underline-mode="continuous"/>
    </style:style>
    <style:style style:name="P5889" style:parent-style-name="Normalny" style:family="paragraph">
      <style:paragraph-properties fo:text-align="justify" fo:line-height="150%" fo:text-indent="0.2479in"/>
    </style:style>
    <style:style style:name="T5890" style:parent-style-name="Domyślnaczcionkaakapitu" style:family="text">
      <style:text-properties fo:background-color="#80FFFF"/>
    </style:style>
    <style:style style:name="T5891" style:parent-style-name="Domyślnaczcionkaakapitu" style:family="text">
      <style:text-properties fo:background-color="#80FFFF"/>
    </style:style>
    <style:style style:name="T5892" style:parent-style-name="Domyślnaczcionkaakapitu" style:family="text">
      <style:text-properties fo:background-color="#80FFFF"/>
    </style:style>
    <style:style style:name="T5893" style:parent-style-name="Domyślnaczcionkaakapitu" style:family="text">
      <style:text-properties fo:background-color="#80FFFF"/>
    </style:style>
    <style:style style:name="P5894" style:parent-style-name="Normalny" style:family="paragraph">
      <style:paragraph-properties fo:text-align="justify" fo:line-height="150%" fo:text-indent="0.2479in"/>
    </style:style>
    <style:style style:name="T5895" style:parent-style-name="Domyślnaczcionkaakapitu" style:family="text">
      <style:text-properties fo:background-color="#80FFFF"/>
    </style:style>
    <style:style style:name="T5896" style:parent-style-name="Domyślnaczcionkaakapitu" style:family="text">
      <style:text-properties fo:background-color="#80FFFF"/>
    </style:style>
    <style:style style:name="T5897" style:parent-style-name="Domyślnaczcionkaakapitu" style:family="text">
      <style:text-properties fo:background-color="#80FFFF"/>
    </style:style>
    <style:style style:name="P5898" style:parent-style-name="Normalny" style:family="paragraph">
      <style:paragraph-properties fo:text-align="justify" fo:line-height="150%" fo:text-indent="0.2479in"/>
    </style:style>
    <style:style style:name="T5899" style:parent-style-name="Domyślnaczcionkaakapitu" style:family="text">
      <style:text-properties fo:background-color="#80FFFF"/>
    </style:style>
    <style:style style:name="T5900" style:parent-style-name="Domyślnaczcionkaakapitu" style:family="text">
      <style:text-properties fo:background-color="#80FFFF"/>
    </style:style>
    <style:style style:name="T5901" style:parent-style-name="Domyślnaczcionkaakapitu" style:family="text">
      <style:text-properties fo:background-color="#80FFFF"/>
    </style:style>
    <style:style style:name="T5902" style:parent-style-name="Domyślnaczcionkaakapitu" style:family="text">
      <style:text-properties fo:background-color="#80FFFF"/>
    </style:style>
    <style:style style:name="T5903" style:parent-style-name="Domyślnaczcionkaakapitu" style:family="text">
      <style:text-properties fo:background-color="#80FFFF"/>
    </style:style>
    <style:style style:name="P5904" style:parent-style-name="Normalny" style:family="paragraph">
      <style:paragraph-properties fo:text-align="justify" fo:line-height="150%"/>
    </style:style>
    <style:style style:name="T5905" style:parent-style-name="Domyślnaczcionkaakapitu" style:family="text">
      <style:text-properties style:text-underline-type="single" style:text-underline-style="solid" style:text-underline-width="auto" style:text-underline-mode="continuous"/>
    </style:style>
    <style:style style:name="P5906" style:parent-style-name="Normalny" style:family="paragraph">
      <style:paragraph-properties fo:text-align="justify" fo:line-height="150%" fo:text-indent="0.2479in"/>
    </style:style>
    <style:style style:name="T5907" style:parent-style-name="Domyślnaczcionkaakapitu" style:family="text">
      <style:text-properties fo:background-color="#80FFFF"/>
    </style:style>
    <style:style style:name="T5908" style:parent-style-name="Domyślnaczcionkaakapitu" style:family="text">
      <style:text-properties fo:background-color="#80FFFF"/>
    </style:style>
    <style:style style:name="T5909" style:parent-style-name="Domyślnaczcionkaakapitu" style:family="text">
      <style:text-properties fo:background-color="#80FFFF"/>
    </style:style>
    <style:style style:name="P5910" style:parent-style-name="Normalny" style:family="paragraph">
      <style:paragraph-properties fo:text-align="justify" fo:line-height="150%" fo:text-indent="0.2479in"/>
    </style:style>
    <style:style style:name="T5911" style:parent-style-name="Domyślnaczcionkaakapitu" style:family="text">
      <style:text-properties fo:background-color="#80FFFF"/>
    </style:style>
    <style:style style:name="T5912" style:parent-style-name="Domyślnaczcionkaakapitu" style:family="text">
      <style:text-properties fo:background-color="#80FFFF"/>
    </style:style>
    <style:style style:name="T5913" style:parent-style-name="Domyślnaczcionkaakapitu" style:family="text">
      <style:text-properties fo:background-color="#80FFFF"/>
    </style:style>
    <style:style style:name="P5914" style:parent-style-name="Normalny" style:family="paragraph">
      <style:paragraph-properties fo:text-align="justify" fo:line-height="150%"/>
    </style:style>
    <style:style style:name="T5915" style:parent-style-name="Domyślnaczcionkaakapitu" style:family="text">
      <style:text-properties fo:background-color="#80FFFF" style:text-underline-type="single" style:text-underline-style="solid" style:text-underline-width="auto" style:text-underline-mode="continuous"/>
    </style:style>
    <style:style style:name="T5916" style:parent-style-name="Domyślnaczcionkaakapitu" style:family="text">
      <style:text-properties style:text-underline-type="single" style:text-underline-style="solid" style:text-underline-width="auto" style:text-underline-mode="continuous"/>
    </style:style>
    <style:style style:name="T5917" style:parent-style-name="Domyślnaczcionkaakapitu" style:family="text">
      <style:text-properties fo:background-color="#80FFFF" style:text-underline-type="single" style:text-underline-style="solid" style:text-underline-width="auto" style:text-underline-mode="continuous"/>
    </style:style>
    <style:style style:name="T5918" style:parent-style-name="Domyślnaczcionkaakapitu" style:family="text">
      <style:text-properties style:text-underline-type="single" style:text-underline-style="solid" style:text-underline-width="auto" style:text-underline-mode="continuous"/>
    </style:style>
    <style:style style:name="P5919" style:parent-style-name="Normalny" style:family="paragraph">
      <style:paragraph-properties fo:text-align="justify" fo:line-height="150%" fo:text-indent="0.2479in"/>
    </style:style>
    <style:style style:name="T5920" style:parent-style-name="Domyślnaczcionkaakapitu" style:family="text">
      <style:text-properties fo:background-color="#80FFFF"/>
    </style:style>
    <style:style style:name="P5921" style:parent-style-name="Normalny" style:family="paragraph">
      <style:paragraph-properties fo:text-align="justify" fo:line-height="150%"/>
    </style:style>
    <style:style style:name="T5922" style:parent-style-name="Domyślnaczcionkaakapitu" style:family="text">
      <style:text-properties style:text-underline-type="single" style:text-underline-style="solid" style:text-underline-width="auto" style:text-underline-mode="continuous"/>
    </style:style>
    <style:style style:name="P5923" style:parent-style-name="Normalny" style:family="paragraph">
      <style:paragraph-properties fo:text-align="justify" fo:line-height="150%" fo:text-indent="0.2479in"/>
    </style:style>
    <style:style style:name="T5924" style:parent-style-name="Domyślnaczcionkaakapitu" style:family="text">
      <style:text-properties fo:background-color="#80FFFF"/>
    </style:style>
    <style:style style:name="P5925" style:parent-style-name="Normalny" style:family="paragraph">
      <style:paragraph-properties fo:text-align="justify" fo:line-height="150%"/>
    </style:style>
    <style:style style:name="P5926" style:parent-style-name="Normalny" style:family="paragraph">
      <style:paragraph-properties fo:text-align="justify" fo:line-height="150%"/>
    </style:style>
    <style:style style:name="T5927" style:parent-style-name="Domyślnaczcionkaakapitu" style:family="text">
      <style:text-properties fo:background-color="#80FFFF"/>
    </style:style>
    <style:style style:name="P5928" style:parent-style-name="Normalny" style:family="paragraph">
      <style:paragraph-properties fo:text-align="justify" fo:line-height="150%"/>
    </style:style>
    <style:style style:name="P5929" style:parent-style-name="Normalny" style:family="paragraph">
      <style:paragraph-properties fo:text-align="justify" fo:line-height="150%"/>
    </style:style>
    <style:style style:name="P5930" style:parent-style-name="Normalny" style:family="paragraph">
      <style:paragraph-properties fo:text-align="justify" fo:line-height="150%"/>
    </style:style>
    <style:style style:name="P5931" style:parent-style-name="Normalny" style:family="paragraph">
      <style:paragraph-properties fo:text-align="justify" fo:line-height="150%"/>
    </style:style>
    <style:style style:name="T5932" style:parent-style-name="Domyślnaczcionkaakapitu" style:family="text">
      <style:text-properties fo:background-color="#80FFFF"/>
    </style:style>
    <style:style style:name="T5933" style:parent-style-name="Domyślnaczcionkaakapitu" style:family="text">
      <style:text-properties style:text-underline-type="single" style:text-underline-style="solid" style:text-underline-width="auto" style:text-underline-mode="continuous"/>
    </style:style>
    <style:style style:name="T5934" style:parent-style-name="Domyślnaczcionkaakapitu" style:family="text">
      <style:text-properties fo:background-color="#80FFFF" style:text-underline-type="single" style:text-underline-style="solid" style:text-underline-width="auto" style:text-underline-mode="continuous"/>
    </style:style>
    <style:style style:name="T5935" style:parent-style-name="Domyślnaczcionkaakapitu" style:family="text">
      <style:text-properties style:text-underline-type="single" style:text-underline-style="solid" style:text-underline-width="auto" style:text-underline-mode="continuous"/>
    </style:style>
    <style:style style:name="T5936" style:parent-style-name="Domyślnaczcionkaakapitu" style:family="text">
      <style:text-properties style:text-underline-type="single" style:text-underline-style="solid" style:text-underline-width="auto" style:text-underline-mode="continuous"/>
    </style:style>
    <style:style style:name="T5937" style:parent-style-name="Domyślnaczcionkaakapitu" style:family="text">
      <style:text-properties fo:background-color="#80FFFF" style:text-underline-type="single" style:text-underline-style="solid" style:text-underline-width="auto" style:text-underline-mode="continuous"/>
    </style:style>
    <style:style style:name="T5938" style:parent-style-name="Domyślnaczcionkaakapitu" style:family="text">
      <style:text-properties style:text-underline-type="single" style:text-underline-style="solid" style:text-underline-width="auto" style:text-underline-mode="continuous"/>
    </style:style>
    <style:style style:name="P5939" style:parent-style-name="Normalny" style:family="paragraph">
      <style:paragraph-properties fo:text-align="justify" fo:line-height="150%"/>
    </style:style>
    <style:style style:name="T5940" style:parent-style-name="Domyślnaczcionkaakapitu" style:family="text">
      <style:text-properties style:text-underline-type="single" style:text-underline-style="solid" style:text-underline-width="auto" style:text-underline-mode="continuous"/>
    </style:style>
    <style:style style:name="P5941" style:parent-style-name="Normalny" style:family="paragraph">
      <style:paragraph-properties fo:text-align="justify" fo:line-height="150%" fo:text-indent="0.2479in"/>
    </style:style>
    <style:style style:name="T5942" style:parent-style-name="Domyślnaczcionkaakapitu" style:family="text">
      <style:text-properties fo:background-color="#80FFFF"/>
    </style:style>
    <style:style style:name="T5943" style:parent-style-name="Domyślnaczcionkaakapitu" style:family="text">
      <style:text-properties fo:background-color="#80FFFF"/>
    </style:style>
    <style:style style:name="T5944" style:parent-style-name="Domyślnaczcionkaakapitu" style:family="text">
      <style:text-properties fo:background-color="#80FFFF"/>
    </style:style>
    <style:style style:name="P5945" style:parent-style-name="Normalny" style:family="paragraph">
      <style:paragraph-properties fo:text-align="justify" fo:line-height="150%"/>
    </style:style>
    <style:style style:name="T5946" style:parent-style-name="Domyślnaczcionkaakapitu" style:family="text">
      <style:text-properties fo:background-color="#80FFFF" style:text-underline-type="single" style:text-underline-style="solid" style:text-underline-width="auto" style:text-underline-mode="continuous"/>
    </style:style>
    <style:style style:name="T5947" style:parent-style-name="Domyślnaczcionkaakapitu" style:family="text">
      <style:text-properties style:text-underline-type="single" style:text-underline-style="solid" style:text-underline-width="auto" style:text-underline-mode="continuous"/>
    </style:style>
    <style:style style:name="T5948" style:parent-style-name="Domyślnaczcionkaakapitu" style:family="text">
      <style:text-properties fo:background-color="#80FFFF" style:text-underline-type="single" style:text-underline-style="solid" style:text-underline-width="auto" style:text-underline-mode="continuous"/>
    </style:style>
    <style:style style:name="T5949" style:parent-style-name="Domyślnaczcionkaakapitu" style:family="text">
      <style:text-properties style:text-underline-type="single" style:text-underline-style="solid" style:text-underline-width="auto" style:text-underline-mode="continuous"/>
    </style:style>
    <style:style style:name="P5950" style:parent-style-name="Normalny" style:family="paragraph">
      <style:paragraph-properties fo:text-align="justify" fo:line-height="150%" fo:text-indent="0.2479in"/>
    </style:style>
    <style:style style:name="T5951" style:parent-style-name="Domyślnaczcionkaakapitu" style:family="text">
      <style:text-properties fo:background-color="#80FFFF"/>
    </style:style>
    <style:style style:name="T5952" style:parent-style-name="Domyślnaczcionkaakapitu" style:family="text">
      <style:text-properties fo:background-color="#80FFFF"/>
    </style:style>
    <style:style style:name="T5953" style:parent-style-name="Domyślnaczcionkaakapitu" style:family="text">
      <style:text-properties fo:background-color="#80FFFF"/>
    </style:style>
    <style:style style:name="P5954" style:parent-style-name="Normalny" style:family="paragraph">
      <style:paragraph-properties fo:text-align="justify" fo:line-height="150%"/>
    </style:style>
    <style:style style:name="T5955" style:parent-style-name="Domyślnaczcionkaakapitu" style:family="text">
      <style:text-properties fo:background-color="#80FFFF"/>
    </style:style>
    <style:style style:name="P5956" style:parent-style-name="Normalny" style:family="paragraph">
      <style:paragraph-properties fo:text-align="justify" fo:line-height="150%"/>
    </style:style>
    <style:style style:name="T5957" style:parent-style-name="Domyślnaczcionkaakapitu" style:family="text">
      <style:text-properties style:text-underline-type="single" style:text-underline-style="solid" style:text-underline-width="auto" style:text-underline-mode="continuous"/>
    </style:style>
    <style:style style:name="T5958" style:parent-style-name="Domyślnaczcionkaakapitu" style:family="text">
      <style:text-properties fo:background-color="#80FFFF" style:text-underline-type="single" style:text-underline-style="solid" style:text-underline-width="auto" style:text-underline-mode="continuous"/>
    </style:style>
    <style:style style:name="T5959" style:parent-style-name="Domyślnaczcionkaakapitu" style:family="text">
      <style:text-properties style:text-underline-type="single" style:text-underline-style="solid" style:text-underline-width="auto" style:text-underline-mode="continuous"/>
    </style:style>
    <style:style style:name="T5960" style:parent-style-name="Domyślnaczcionkaakapitu" style:family="text">
      <style:text-properties fo:background-color="#80FFFF" style:text-underline-type="single" style:text-underline-style="solid" style:text-underline-width="auto" style:text-underline-mode="continuous"/>
    </style:style>
    <style:style style:name="T5961" style:parent-style-name="Domyślnaczcionkaakapitu" style:family="text">
      <style:text-properties style:text-underline-type="single" style:text-underline-style="solid" style:text-underline-width="auto" style:text-underline-mode="continuous"/>
    </style:style>
    <style:style style:name="P5962" style:parent-style-name="Normalny" style:family="paragraph">
      <style:paragraph-properties fo:text-align="justify" fo:line-height="150%" fo:text-indent="0.2479in"/>
    </style:style>
    <style:style style:name="T5963" style:parent-style-name="Domyślnaczcionkaakapitu" style:family="text">
      <style:text-properties fo:background-color="#80FFFF"/>
    </style:style>
    <style:style style:name="T5964" style:parent-style-name="Domyślnaczcionkaakapitu" style:family="text">
      <style:text-properties fo:background-color="#80FFFF"/>
    </style:style>
    <style:style style:name="T5965" style:parent-style-name="Domyślnaczcionkaakapitu" style:family="text">
      <style:text-properties fo:background-color="#80FFFF"/>
    </style:style>
    <style:style style:name="T5966" style:parent-style-name="Domyślnaczcionkaakapitu" style:family="text">
      <style:text-properties fo:background-color="#80FFFF"/>
    </style:style>
    <style:style style:name="T5967" style:parent-style-name="Domyślnaczcionkaakapitu" style:family="text">
      <style:text-properties fo:background-color="#80FFFF"/>
    </style:style>
    <style:style style:name="T5968" style:parent-style-name="Domyślnaczcionkaakapitu" style:family="text">
      <style:text-properties fo:background-color="#80FFFF"/>
    </style:style>
    <style:style style:name="T5969" style:parent-style-name="Domyślnaczcionkaakapitu" style:family="text">
      <style:text-properties fo:background-color="#80FFFF"/>
    </style:style>
    <style:style style:name="T5970" style:parent-style-name="Domyślnaczcionkaakapitu" style:family="text">
      <style:text-properties fo:background-color="#80FFFF"/>
    </style:style>
    <style:style style:name="P5971" style:parent-style-name="Normalny" style:family="paragraph">
      <style:paragraph-properties fo:text-align="justify" fo:line-height="150%">
        <style:tab-stops>
          <style:tab-stop style:type="left" style:position="2.984in"/>
        </style:tab-stops>
      </style:paragraph-properties>
    </style:style>
    <style:style style:name="T5972" style:parent-style-name="Domyślnaczcionkaakapitu" style:family="text">
      <style:text-properties style:text-underline-type="single" style:text-underline-style="solid" style:text-underline-width="auto" style:text-underline-mode="continuous"/>
    </style:style>
    <style:style style:name="T5973" style:parent-style-name="Domyślnaczcionkaakapitu" style:family="text">
      <style:text-properties fo:background-color="#80FFFF" style:text-underline-type="single" style:text-underline-style="solid" style:text-underline-width="auto" style:text-underline-mode="continuous"/>
    </style:style>
    <style:style style:name="T5974" style:parent-style-name="Domyślnaczcionkaakapitu" style:family="text">
      <style:text-properties style:text-underline-type="single" style:text-underline-style="solid" style:text-underline-width="auto" style:text-underline-mode="continuous"/>
    </style:style>
    <style:style style:name="P5975" style:parent-style-name="Normalny" style:family="paragraph">
      <style:paragraph-properties fo:text-align="justify" fo:line-height="150%" fo:text-indent="0.2479in">
        <style:tab-stops>
          <style:tab-stop style:type="left" style:position="2.984in"/>
        </style:tab-stops>
      </style:paragraph-properties>
    </style:style>
    <style:style style:name="P5976" style:parent-style-name="Normalny" style:family="paragraph">
      <style:paragraph-properties fo:text-align="justify" fo:line-height="150%">
        <style:tab-stops>
          <style:tab-stop style:type="left" style:position="2.984in"/>
        </style:tab-stops>
      </style:paragraph-properties>
    </style:style>
    <style:style style:name="T5977" style:parent-style-name="Domyślnaczcionkaakapitu" style:family="text">
      <style:text-properties style:text-underline-type="single" style:text-underline-style="solid" style:text-underline-width="auto" style:text-underline-mode="continuous"/>
    </style:style>
    <style:style style:name="P5978" style:parent-style-name="Normalny" style:family="paragraph">
      <style:paragraph-properties fo:text-align="justify" fo:line-height="150%" fo:text-indent="0.2479in">
        <style:tab-stops>
          <style:tab-stop style:type="left" style:position="2.984in"/>
        </style:tab-stops>
      </style:paragraph-properties>
    </style:style>
    <style:style style:name="T5979" style:parent-style-name="Domyślnaczcionkaakapitu" style:family="text">
      <style:text-properties fo:background-color="#80FFFF"/>
    </style:style>
    <style:style style:name="P5980" style:parent-style-name="Normalny" style:family="paragraph">
      <style:paragraph-properties fo:text-align="justify" fo:line-height="150%"/>
    </style:style>
    <style:style style:name="T5981" style:parent-style-name="Domyślnaczcionkaakapitu" style:family="text">
      <style:text-properties fo:background-color="#80FFFF" style:text-underline-type="single" style:text-underline-style="solid" style:text-underline-width="auto" style:text-underline-mode="continuous"/>
    </style:style>
    <style:style style:name="T5982" style:parent-style-name="Domyślnaczcionkaakapitu" style:family="text">
      <style:text-properties style:text-underline-type="single" style:text-underline-style="solid" style:text-underline-width="auto" style:text-underline-mode="continuous"/>
    </style:style>
    <style:style style:name="T5983" style:parent-style-name="Domyślnaczcionkaakapitu" style:family="text">
      <style:text-properties fo:background-color="#80FFFF" style:text-underline-type="single" style:text-underline-style="solid" style:text-underline-width="auto" style:text-underline-mode="continuous"/>
    </style:style>
    <style:style style:name="T5984" style:parent-style-name="Domyślnaczcionkaakapitu" style:family="text">
      <style:text-properties style:text-underline-type="single" style:text-underline-style="solid" style:text-underline-width="auto" style:text-underline-mode="continuous"/>
    </style:style>
    <style:style style:name="T5985" style:parent-style-name="Domyślnaczcionkaakapitu" style:family="text">
      <style:text-properties fo:background-color="#80FFFF" style:text-underline-type="single" style:text-underline-style="solid" style:text-underline-width="auto" style:text-underline-mode="continuous"/>
    </style:style>
    <style:style style:name="T5986" style:parent-style-name="Domyślnaczcionkaakapitu" style:family="text">
      <style:text-properties style:text-underline-type="single" style:text-underline-style="solid" style:text-underline-width="auto" style:text-underline-mode="continuous"/>
    </style:style>
    <style:style style:name="P5987" style:parent-style-name="Normalny" style:family="paragraph">
      <style:paragraph-properties fo:text-align="justify" fo:line-height="150%" fo:text-indent="0.2479in"/>
    </style:style>
    <style:style style:name="T5988" style:parent-style-name="Domyślnaczcionkaakapitu" style:family="text">
      <style:text-properties fo:background-color="#80FFFF"/>
    </style:style>
    <style:style style:name="T5989" style:parent-style-name="Domyślnaczcionkaakapitu" style:family="text">
      <style:text-properties fo:background-color="#80FFFF"/>
    </style:style>
    <style:style style:name="T5990" style:parent-style-name="Domyślnaczcionkaakapitu" style:family="text">
      <style:text-properties fo:background-color="#80FFFF"/>
    </style:style>
    <style:style style:name="T5991" style:parent-style-name="Domyślnaczcionkaakapitu" style:family="text">
      <style:text-properties fo:background-color="#80FFFF"/>
    </style:style>
    <style:style style:name="T5992" style:parent-style-name="Domyślnaczcionkaakapitu" style:family="text">
      <style:text-properties fo:background-color="#80FFFF"/>
    </style:style>
    <style:style style:name="P5993" style:parent-style-name="Normalny" style:family="paragraph">
      <style:paragraph-properties fo:text-align="justify" fo:line-height="150%" fo:text-indent="0.2479in"/>
    </style:style>
    <style:style style:name="T5994" style:parent-style-name="Domyślnaczcionkaakapitu" style:family="text">
      <style:text-properties fo:background-color="#80FFFF"/>
    </style:style>
    <style:style style:name="P5995" style:parent-style-name="Normalny" style:family="paragraph">
      <style:paragraph-properties fo:text-align="justify" fo:line-height="150%"/>
    </style:style>
    <style:style style:name="T5996" style:parent-style-name="Domyślnaczcionkaakapitu" style:family="text">
      <style:text-properties style:text-underline-type="single" style:text-underline-style="solid" style:text-underline-width="auto" style:text-underline-mode="continuous"/>
    </style:style>
    <style:style style:name="T5997" style:parent-style-name="Domyślnaczcionkaakapitu" style:family="text">
      <style:text-properties fo:background-color="#80FFFF"/>
    </style:style>
    <style:style style:name="T5998" style:parent-style-name="Domyślnaczcionkaakapitu" style:family="text">
      <style:text-properties fo:background-color="#80FFFF"/>
    </style:style>
    <style:style style:name="T5999" style:parent-style-name="Domyślnaczcionkaakapitu" style:family="text">
      <style:text-properties fo:background-color="#80FFFF"/>
    </style:style>
    <style:style style:name="T6000" style:parent-style-name="Domyślnaczcionkaakapitu" style:family="text">
      <style:text-properties fo:background-color="#80FFFF"/>
    </style:style>
    <style:style style:name="P6001" style:parent-style-name="Normalny" style:family="paragraph">
      <style:paragraph-properties fo:text-align="justify" fo:line-height="150%" fo:text-indent="0.2479in"/>
    </style:style>
    <style:style style:name="T6002" style:parent-style-name="Domyślnaczcionkaakapitu" style:family="text">
      <style:text-properties fo:background-color="#80FFFF"/>
    </style:style>
    <style:style style:name="T6003" style:parent-style-name="Domyślnaczcionkaakapitu" style:family="text">
      <style:text-properties fo:background-color="#80FFFF"/>
    </style:style>
    <style:style style:name="T6004" style:parent-style-name="Domyślnaczcionkaakapitu" style:family="text">
      <style:text-properties fo:background-color="#80FFFF"/>
    </style:style>
    <style:style style:name="T6005" style:parent-style-name="Domyślnaczcionkaakapitu" style:family="text">
      <style:text-properties fo:background-color="#80FFFF"/>
    </style:style>
    <style:style style:name="T6006" style:parent-style-name="Domyślnaczcionkaakapitu" style:family="text">
      <style:text-properties fo:background-color="#80FFFF"/>
    </style:style>
    <style:style style:name="P6007" style:parent-style-name="Normalny" style:family="paragraph">
      <style:paragraph-properties fo:text-align="justify" fo:line-height="150%" fo:text-indent="0.2479in"/>
    </style:style>
    <style:style style:name="T6008" style:parent-style-name="Domyślnaczcionkaakapitu" style:family="text">
      <style:text-properties fo:background-color="#80FFFF"/>
    </style:style>
    <style:style style:name="T6009" style:parent-style-name="Domyślnaczcionkaakapitu" style:family="text">
      <style:text-properties fo:background-color="#80FFFF"/>
    </style:style>
    <style:style style:name="T6010" style:parent-style-name="Domyślnaczcionkaakapitu" style:family="text">
      <style:text-properties fo:background-color="#80FFFF"/>
    </style:style>
    <style:style style:name="T6011" style:parent-style-name="Domyślnaczcionkaakapitu" style:family="text">
      <style:text-properties fo:background-color="#80FFFF"/>
    </style:style>
    <style:style style:name="T6012" style:parent-style-name="Domyślnaczcionkaakapitu" style:family="text">
      <style:text-properties fo:background-color="#80FFFF"/>
    </style:style>
    <style:style style:name="P6013" style:parent-style-name="Normalny" style:family="paragraph">
      <style:paragraph-properties fo:text-align="justify" fo:line-height="150%" fo:text-indent="0.2479in"/>
    </style:style>
    <style:style style:name="T6014" style:parent-style-name="Domyślnaczcionkaakapitu" style:family="text">
      <style:text-properties fo:background-color="#80FFFF"/>
    </style:style>
    <style:style style:name="T6015" style:parent-style-name="Domyślnaczcionkaakapitu" style:family="text">
      <style:text-properties fo:background-color="#80FFFF"/>
    </style:style>
    <style:style style:name="P6016" style:parent-style-name="Normalny" style:family="paragraph">
      <style:paragraph-properties fo:text-align="justify" fo:line-height="150%" fo:text-indent="0.2479in"/>
    </style:style>
    <style:style style:name="T6017" style:parent-style-name="Domyślnaczcionkaakapitu" style:family="text">
      <style:text-properties fo:background-color="#80FFFF"/>
    </style:style>
    <style:style style:name="T6018" style:parent-style-name="Domyślnaczcionkaakapitu" style:family="text">
      <style:text-properties fo:background-color="#80FFFF"/>
    </style:style>
    <style:style style:name="T6019" style:parent-style-name="Domyślnaczcionkaakapitu" style:family="text">
      <style:text-properties fo:background-color="#80FFFF"/>
    </style:style>
    <style:style style:name="T6020" style:parent-style-name="Domyślnaczcionkaakapitu" style:family="text">
      <style:text-properties fo:background-color="#80FFFF"/>
    </style:style>
    <style:style style:name="T6021" style:parent-style-name="Domyślnaczcionkaakapitu" style:family="text">
      <style:text-properties fo:background-color="#80FFFF"/>
    </style:style>
    <style:style style:name="P6022" style:parent-style-name="Normalny" style:family="paragraph">
      <style:paragraph-properties fo:text-align="justify" fo:line-height="150%" fo:text-indent="0.2479in"/>
    </style:style>
    <style:style style:name="P6023" style:parent-style-name="Normalny" style:family="paragraph">
      <style:paragraph-properties fo:text-align="justify" fo:line-height="150%"/>
    </style:style>
    <style:style style:name="T6024" style:parent-style-name="Domyślnaczcionkaakapitu" style:family="text">
      <style:text-properties fo:background-color="#80FFFF" style:text-underline-type="single" style:text-underline-style="solid" style:text-underline-width="auto" style:text-underline-mode="continuous"/>
    </style:style>
    <style:style style:name="T6025" style:parent-style-name="Domyślnaczcionkaakapitu" style:family="text">
      <style:text-properties style:text-underline-type="single" style:text-underline-style="solid" style:text-underline-width="auto" style:text-underline-mode="continuous"/>
    </style:style>
    <style:style style:name="T6026" style:parent-style-name="Domyślnaczcionkaakapitu" style:family="text">
      <style:text-properties fo:background-color="#80FFFF" style:text-underline-type="single" style:text-underline-style="solid" style:text-underline-width="auto" style:text-underline-mode="continuous"/>
    </style:style>
    <style:style style:name="T6027" style:parent-style-name="Domyślnaczcionkaakapitu" style:family="text">
      <style:text-properties style:text-underline-type="single" style:text-underline-style="solid" style:text-underline-width="auto" style:text-underline-mode="continuous"/>
    </style:style>
    <style:style style:name="T6028" style:parent-style-name="Domyślnaczcionkaakapitu" style:family="text">
      <style:text-properties fo:background-color="#80FFFF" style:text-underline-type="single" style:text-underline-style="solid" style:text-underline-width="auto" style:text-underline-mode="continuous"/>
    </style:style>
    <style:style style:name="T6029" style:parent-style-name="Domyślnaczcionkaakapitu" style:family="text">
      <style:text-properties style:text-underline-type="single" style:text-underline-style="solid" style:text-underline-width="auto" style:text-underline-mode="continuous"/>
    </style:style>
    <style:style style:name="T6030" style:parent-style-name="Domyślnaczcionkaakapitu" style:family="text">
      <style:text-properties fo:background-color="#80FFFF" style:text-underline-type="single" style:text-underline-style="solid" style:text-underline-width="auto" style:text-underline-mode="continuous"/>
    </style:style>
    <style:style style:name="T6031" style:parent-style-name="Domyślnaczcionkaakapitu" style:family="text">
      <style:text-properties style:text-underline-type="single" style:text-underline-style="solid" style:text-underline-width="auto" style:text-underline-mode="continuous"/>
    </style:style>
    <style:style style:name="P6032" style:parent-style-name="Normalny" style:family="paragraph">
      <style:paragraph-properties fo:text-align="justify" fo:line-height="150%" fo:text-indent="0.2479in"/>
    </style:style>
    <style:style style:name="T6033" style:parent-style-name="Domyślnaczcionkaakapitu" style:family="text">
      <style:text-properties fo:background-color="#80FFFF"/>
    </style:style>
    <style:style style:name="T6034" style:parent-style-name="Domyślnaczcionkaakapitu" style:family="text">
      <style:text-properties fo:background-color="#80FFFF"/>
    </style:style>
    <style:style style:name="T6035" style:parent-style-name="Domyślnaczcionkaakapitu" style:family="text">
      <style:text-properties fo:background-color="#80FFFF"/>
    </style:style>
    <style:style style:name="T6036" style:parent-style-name="Domyślnaczcionkaakapitu" style:family="text">
      <style:text-properties fo:background-color="#80FFFF"/>
    </style:style>
    <style:style style:name="T6037" style:parent-style-name="Domyślnaczcionkaakapitu" style:family="text">
      <style:text-properties fo:background-color="#80FFFF"/>
    </style:style>
    <style:style style:name="T6038" style:parent-style-name="Domyślnaczcionkaakapitu" style:family="text">
      <style:text-properties fo:background-color="#80FFFF"/>
    </style:style>
    <style:style style:name="T6039" style:parent-style-name="Domyślnaczcionkaakapitu" style:family="text">
      <style:text-properties fo:background-color="#80FFFF"/>
    </style:style>
    <style:style style:name="T6040" style:parent-style-name="Domyślnaczcionkaakapitu" style:family="text">
      <style:text-properties fo:background-color="#80FFFF"/>
    </style:style>
    <style:style style:name="P6041" style:parent-style-name="Normalny" style:family="paragraph">
      <style:paragraph-properties fo:text-align="justify" fo:line-height="150%" fo:text-indent="0.2479in"/>
    </style:style>
    <style:style style:name="T6042" style:parent-style-name="Domyślnaczcionkaakapitu" style:family="text">
      <style:text-properties fo:background-color="#80FFFF"/>
    </style:style>
    <style:style style:name="T6043" style:parent-style-name="Domyślnaczcionkaakapitu" style:family="text">
      <style:text-properties fo:background-color="#80FFFF"/>
    </style:style>
    <style:style style:name="T6044" style:parent-style-name="Domyślnaczcionkaakapitu" style:family="text">
      <style:text-properties fo:background-color="#80FFFF"/>
    </style:style>
    <style:style style:name="T6045" style:parent-style-name="Domyślnaczcionkaakapitu" style:family="text">
      <style:text-properties fo:background-color="#80FFFF"/>
    </style:style>
    <style:style style:name="T6046" style:parent-style-name="Domyślnaczcionkaakapitu" style:family="text">
      <style:text-properties fo:background-color="#80FFFF"/>
    </style:style>
    <style:style style:name="P6047" style:parent-style-name="Normalny" style:family="paragraph">
      <style:paragraph-properties fo:text-align="justify" fo:line-height="150%" fo:text-indent="0.2479in"/>
    </style:style>
    <style:style style:name="P6048" style:parent-style-name="Normalny" style:family="paragraph">
      <style:paragraph-properties fo:text-align="justify" fo:line-height="150%"/>
    </style:style>
    <style:style style:name="T6049" style:parent-style-name="Domyślnaczcionkaakapitu" style:family="text">
      <style:text-properties fo:background-color="#80FFFF" style:text-underline-type="single" style:text-underline-style="solid" style:text-underline-width="auto" style:text-underline-mode="continuous"/>
    </style:style>
    <style:style style:name="T6050" style:parent-style-name="Domyślnaczcionkaakapitu" style:family="text">
      <style:text-properties style:text-underline-type="single" style:text-underline-style="solid" style:text-underline-width="auto" style:text-underline-mode="continuous"/>
    </style:style>
    <style:style style:name="T6051" style:parent-style-name="Domyślnaczcionkaakapitu" style:family="text">
      <style:text-properties fo:background-color="#80FFFF" style:text-underline-type="single" style:text-underline-style="solid" style:text-underline-width="auto" style:text-underline-mode="continuous"/>
    </style:style>
    <style:style style:name="T6052" style:parent-style-name="Domyślnaczcionkaakapitu" style:family="text">
      <style:text-properties style:text-underline-type="single" style:text-underline-style="solid" style:text-underline-width="auto" style:text-underline-mode="continuous"/>
    </style:style>
    <style:style style:name="P6053" style:parent-style-name="Normalny" style:family="paragraph">
      <style:paragraph-properties fo:text-align="justify" fo:line-height="150%" fo:text-indent="0.2479in"/>
    </style:style>
    <style:style style:name="T6054" style:parent-style-name="Domyślnaczcionkaakapitu" style:family="text">
      <style:text-properties fo:background-color="#80FFFF"/>
    </style:style>
    <style:style style:name="T6055" style:parent-style-name="Domyślnaczcionkaakapitu" style:family="text">
      <style:text-properties fo:background-color="#80FFFF"/>
    </style:style>
    <style:style style:name="T6056" style:parent-style-name="Domyślnaczcionkaakapitu" style:family="text">
      <style:text-properties fo:background-color="#80FFFF"/>
    </style:style>
    <style:style style:name="T6057" style:parent-style-name="Domyślnaczcionkaakapitu" style:family="text">
      <style:text-properties fo:background-color="#80FFFF"/>
    </style:style>
    <style:style style:name="T6058" style:parent-style-name="Domyślnaczcionkaakapitu" style:family="text">
      <style:text-properties fo:background-color="#80FFFF"/>
    </style:style>
    <style:style style:name="P6059" style:parent-style-name="Normalny" style:family="paragraph">
      <style:paragraph-properties fo:text-align="justify" fo:line-height="150%"/>
    </style:style>
    <style:style style:name="P6060" style:parent-style-name="Normalny" style:family="paragraph">
      <style:paragraph-properties fo:text-align="justify" fo:line-height="150%"/>
    </style:style>
    <style:style style:name="T6061" style:parent-style-name="Domyślnaczcionkaakapitu" style:family="text">
      <style:text-properties style:text-underline-type="single" style:text-underline-style="solid" style:text-underline-width="auto" style:text-underline-mode="continuous"/>
    </style:style>
    <style:style style:name="T6062" style:parent-style-name="Domyślnaczcionkaakapitu" style:family="text">
      <style:text-properties fo:background-color="#80FFFF" style:text-underline-type="single" style:text-underline-style="solid" style:text-underline-width="auto" style:text-underline-mode="continuous"/>
    </style:style>
    <style:style style:name="T6063" style:parent-style-name="Domyślnaczcionkaakapitu" style:family="text">
      <style:text-properties style:text-underline-type="single" style:text-underline-style="solid" style:text-underline-width="auto" style:text-underline-mode="continuous"/>
    </style:style>
    <style:style style:name="P6064" style:parent-style-name="Normalny" style:family="paragraph">
      <style:paragraph-properties fo:text-align="justify" fo:line-height="150%" fo:text-indent="0.2479in"/>
    </style:style>
    <style:style style:name="T6065" style:parent-style-name="Domyślnaczcionkaakapitu" style:family="text">
      <style:text-properties fo:background-color="#80FFFF"/>
    </style:style>
    <style:style style:name="T6066" style:parent-style-name="Domyślnaczcionkaakapitu" style:family="text">
      <style:text-properties fo:background-color="#80FFFF"/>
    </style:style>
    <style:style style:name="T6067" style:parent-style-name="Domyślnaczcionkaakapitu" style:family="text">
      <style:text-properties fo:background-color="#80FFFF"/>
    </style:style>
    <style:style style:name="T6068" style:parent-style-name="Domyślnaczcionkaakapitu" style:family="text">
      <style:text-properties fo:background-color="#80FFFF"/>
    </style:style>
    <style:style style:name="T6069" style:parent-style-name="Domyślnaczcionkaakapitu" style:family="text">
      <style:text-properties fo:background-color="#80FFFF"/>
    </style:style>
    <style:style style:name="T6070" style:parent-style-name="Domyślnaczcionkaakapitu" style:family="text">
      <style:text-properties fo:background-color="#80FFFF"/>
    </style:style>
    <style:style style:name="T6071" style:parent-style-name="Domyślnaczcionkaakapitu" style:family="text">
      <style:text-properties fo:background-color="#80FFFF"/>
    </style:style>
    <style:style style:name="T6072" style:parent-style-name="Domyślnaczcionkaakapitu" style:family="text">
      <style:text-properties fo:background-color="#80FFFF"/>
    </style:style>
    <style:style style:name="P6073" style:parent-style-name="Normalny" style:family="paragraph">
      <style:paragraph-properties fo:text-align="justify" fo:line-height="150%"/>
    </style:style>
    <style:style style:name="T6074" style:parent-style-name="Domyślnaczcionkaakapitu" style:family="text">
      <style:text-properties style:text-underline-type="single" style:text-underline-style="solid" style:text-underline-width="auto" style:text-underline-mode="continuous"/>
    </style:style>
    <style:style style:name="T6075" style:parent-style-name="Domyślnaczcionkaakapitu" style:family="text">
      <style:text-properties fo:background-color="#80FFFF" style:text-underline-type="single" style:text-underline-style="solid" style:text-underline-width="auto" style:text-underline-mode="continuous"/>
    </style:style>
    <style:style style:name="T6076" style:parent-style-name="Domyślnaczcionkaakapitu" style:family="text">
      <style:text-properties style:text-underline-type="single" style:text-underline-style="solid" style:text-underline-width="auto" style:text-underline-mode="continuous"/>
    </style:style>
    <style:style style:name="T6077" style:parent-style-name="Domyślnaczcionkaakapitu" style:family="text">
      <style:text-properties fo:background-color="#80FFFF" style:text-underline-type="single" style:text-underline-style="solid" style:text-underline-width="auto" style:text-underline-mode="continuous"/>
    </style:style>
    <style:style style:name="T6078" style:parent-style-name="Domyślnaczcionkaakapitu" style:family="text">
      <style:text-properties style:text-underline-type="single" style:text-underline-style="solid" style:text-underline-width="auto" style:text-underline-mode="continuous"/>
    </style:style>
    <style:style style:name="P6079" style:parent-style-name="Normalny" style:family="paragraph">
      <style:paragraph-properties fo:text-align="justify" fo:line-height="150%" fo:text-indent="0.2479in"/>
    </style:style>
    <style:style style:name="T6080" style:parent-style-name="Domyślnaczcionkaakapitu" style:family="text">
      <style:text-properties fo:background-color="#80FFFF"/>
    </style:style>
    <style:style style:name="T6081" style:parent-style-name="Domyślnaczcionkaakapitu" style:family="text">
      <style:text-properties fo:background-color="#80FFFF"/>
    </style:style>
    <style:style style:name="P6082" style:parent-style-name="Normalny" style:family="paragraph">
      <style:paragraph-properties fo:text-align="justify" fo:line-height="150%"/>
    </style:style>
    <style:style style:name="T6083" style:parent-style-name="Domyślnaczcionkaakapitu" style:family="text">
      <style:text-properties fo:background-color="#80FFFF"/>
    </style:style>
    <style:style style:name="P6084" style:parent-style-name="Normalny" style:family="paragraph">
      <style:paragraph-properties fo:text-align="justify" fo:line-height="150%"/>
    </style:style>
    <style:style style:name="T6085" style:parent-style-name="Domyślnaczcionkaakapitu" style:family="text">
      <style:text-properties style:text-underline-type="single" style:text-underline-style="solid" style:text-underline-width="auto" style:text-underline-mode="continuous"/>
    </style:style>
    <style:style style:name="P6086" style:parent-style-name="Normalny" style:family="paragraph">
      <style:paragraph-properties fo:text-align="justify" fo:line-height="150%" fo:text-indent="0.2479in"/>
    </style:style>
    <style:style style:name="T6087" style:parent-style-name="Domyślnaczcionkaakapitu" style:family="text">
      <style:text-properties fo:background-color="#80FFFF"/>
    </style:style>
    <style:style style:name="P6088" style:parent-style-name="Normalny" style:family="paragraph">
      <style:paragraph-properties fo:text-align="justify" fo:line-height="150%"/>
    </style:style>
    <style:style style:name="P6089" style:parent-style-name="Normalny" style:family="paragraph">
      <style:paragraph-properties fo:text-align="justify" fo:line-height="150%"/>
    </style:style>
    <style:style style:name="T6090" style:parent-style-name="Domyślnaczcionkaakapitu" style:family="text">
      <style:text-properties style:text-underline-type="single" style:text-underline-style="solid" style:text-underline-width="auto" style:text-underline-mode="continuous"/>
    </style:style>
    <style:style style:name="P6091" style:parent-style-name="Normalny" style:family="paragraph">
      <style:paragraph-properties fo:text-align="justify" fo:line-height="150%" fo:text-indent="0.2479in"/>
    </style:style>
    <style:style style:name="T6092" style:parent-style-name="Domyślnaczcionkaakapitu" style:family="text">
      <style:text-properties fo:background-color="#80FFFF"/>
    </style:style>
    <style:style style:name="T6093" style:parent-style-name="Domyślnaczcionkaakapitu" style:family="text">
      <style:text-properties fo:background-color="#80FFFF"/>
    </style:style>
    <style:style style:name="T6094" style:parent-style-name="Domyślnaczcionkaakapitu" style:family="text">
      <style:text-properties fo:background-color="#80FFFF"/>
    </style:style>
    <style:style style:name="T6095" style:parent-style-name="Domyślnaczcionkaakapitu" style:family="text">
      <style:text-properties fo:background-color="#80FFFF"/>
    </style:style>
    <style:style style:name="T6096" style:parent-style-name="Domyślnaczcionkaakapitu" style:family="text">
      <style:text-properties fo:background-color="#80FFFF"/>
    </style:style>
    <style:style style:name="T6097" style:parent-style-name="Domyślnaczcionkaakapitu" style:family="text">
      <style:text-properties fo:background-color="#80FFFF"/>
    </style:style>
    <style:style style:name="P6098" style:parent-style-name="Normalny" style:family="paragraph">
      <style:paragraph-properties fo:text-align="justify" fo:line-height="150%" fo:text-indent="0.2479in"/>
    </style:style>
    <style:style style:name="T6099" style:parent-style-name="Domyślnaczcionkaakapitu" style:family="text">
      <style:text-properties fo:background-color="#80FFFF"/>
    </style:style>
    <style:style style:name="T6100" style:parent-style-name="Domyślnaczcionkaakapitu" style:family="text">
      <style:text-properties fo:background-color="#80FFFF"/>
    </style:style>
    <style:style style:name="T6101" style:parent-style-name="Domyślnaczcionkaakapitu" style:family="text">
      <style:text-properties fo:background-color="#80FFFF"/>
    </style:style>
    <style:style style:name="T6102" style:parent-style-name="Domyślnaczcionkaakapitu" style:family="text">
      <style:text-properties fo:background-color="#80FFFF"/>
    </style:style>
    <style:style style:name="T6103" style:parent-style-name="Domyślnaczcionkaakapitu" style:family="text">
      <style:text-properties fo:background-color="#80FFFF"/>
    </style:style>
    <style:style style:name="T6104" style:parent-style-name="Domyślnaczcionkaakapitu" style:family="text">
      <style:text-properties fo:background-color="#80FFFF"/>
    </style:style>
    <style:style style:name="P6105" style:parent-style-name="Normalny" style:family="paragraph">
      <style:paragraph-properties fo:text-align="justify" fo:line-height="150%" fo:text-indent="0.2479in"/>
    </style:style>
    <style:style style:name="P6106" style:parent-style-name="Normalny" style:family="paragraph">
      <style:paragraph-properties fo:text-align="justify" fo:line-height="150%"/>
    </style:style>
    <style:style style:name="T6107" style:parent-style-name="Domyślnaczcionkaakapitu" style:family="text">
      <style:text-properties style:text-underline-type="single" style:text-underline-style="solid" style:text-underline-width="auto" style:text-underline-mode="continuous"/>
    </style:style>
    <style:style style:name="T6108" style:parent-style-name="Domyślnaczcionkaakapitu" style:family="text">
      <style:text-properties fo:background-color="#80FFFF" style:text-underline-type="single" style:text-underline-style="solid" style:text-underline-width="auto" style:text-underline-mode="continuous"/>
    </style:style>
    <style:style style:name="T6109" style:parent-style-name="Domyślnaczcionkaakapitu" style:family="text">
      <style:text-properties style:text-underline-type="single" style:text-underline-style="solid" style:text-underline-width="auto" style:text-underline-mode="continuous"/>
    </style:style>
    <style:style style:name="T6110" style:parent-style-name="Domyślnaczcionkaakapitu" style:family="text">
      <style:text-properties fo:background-color="#80FFFF" style:text-underline-type="single" style:text-underline-style="solid" style:text-underline-width="auto" style:text-underline-mode="continuous"/>
    </style:style>
    <style:style style:name="T6111" style:parent-style-name="Domyślnaczcionkaakapitu" style:family="text">
      <style:text-properties style:text-underline-type="single" style:text-underline-style="solid" style:text-underline-width="auto" style:text-underline-mode="continuous"/>
    </style:style>
    <style:style style:name="T6112" style:parent-style-name="Domyślnaczcionkaakapitu" style:family="text">
      <style:text-properties fo:background-color="#80FFFF" style:text-underline-type="single" style:text-underline-style="solid" style:text-underline-width="auto" style:text-underline-mode="continuous"/>
    </style:style>
    <style:style style:name="P6113" style:parent-style-name="Normalny" style:family="paragraph">
      <style:paragraph-properties fo:text-align="justify" fo:line-height="150%" fo:text-indent="0.2479in"/>
    </style:style>
    <style:style style:name="T6114" style:parent-style-name="Domyślnaczcionkaakapitu" style:family="text">
      <style:text-properties fo:background-color="#80FFFF"/>
    </style:style>
    <style:style style:name="T6115" style:parent-style-name="Domyślnaczcionkaakapitu" style:family="text">
      <style:text-properties fo:background-color="#80FFFF"/>
    </style:style>
    <style:style style:name="T6116" style:parent-style-name="Domyślnaczcionkaakapitu" style:family="text">
      <style:text-properties fo:background-color="#80FFFF"/>
    </style:style>
    <style:style style:name="P6117" style:parent-style-name="Normalny" style:family="paragraph">
      <style:paragraph-properties fo:text-align="justify" fo:line-height="150%">
        <style:tab-stops>
          <style:tab-stop style:type="left" style:position="3.2937in"/>
        </style:tab-stops>
      </style:paragraph-properties>
    </style:style>
    <style:style style:name="T6118" style:parent-style-name="Domyślnaczcionkaakapitu" style:family="text">
      <style:text-properties style:text-underline-type="single" style:text-underline-style="solid" style:text-underline-width="auto" style:text-underline-mode="continuous"/>
    </style:style>
    <style:style style:name="T6119" style:parent-style-name="Domyślnaczcionkaakapitu" style:family="text">
      <style:text-properties fo:background-color="#80FFFF" style:text-underline-type="single" style:text-underline-style="solid" style:text-underline-width="auto" style:text-underline-mode="continuous"/>
    </style:style>
    <style:style style:name="T6120" style:parent-style-name="Domyślnaczcionkaakapitu" style:family="text">
      <style:text-properties style:text-underline-type="single" style:text-underline-style="solid" style:text-underline-width="auto" style:text-underline-mode="continuous"/>
    </style:style>
    <style:style style:name="P6121" style:parent-style-name="Normalny" style:family="paragraph">
      <style:paragraph-properties fo:text-align="justify" fo:line-height="150%" fo:text-indent="0.2479in">
        <style:tab-stops>
          <style:tab-stop style:type="left" style:position="3.2937in"/>
        </style:tab-stops>
      </style:paragraph-properties>
    </style:style>
    <style:style style:name="T6122" style:parent-style-name="Domyślnaczcionkaakapitu" style:family="text">
      <style:text-properties fo:background-color="#80FFFF"/>
    </style:style>
    <style:style style:name="T6123" style:parent-style-name="Domyślnaczcionkaakapitu" style:family="text">
      <style:text-properties fo:background-color="#80FFFF"/>
    </style:style>
    <style:style style:name="T6124" style:parent-style-name="Domyślnaczcionkaakapitu" style:family="text">
      <style:text-properties fo:background-color="#80FFFF"/>
    </style:style>
    <style:style style:name="P6125" style:parent-style-name="Normalny" style:family="paragraph">
      <style:paragraph-properties fo:text-align="justify" fo:line-height="150%"/>
    </style:style>
    <style:style style:name="T6126" style:parent-style-name="Domyślnaczcionkaakapitu" style:family="text">
      <style:text-properties fo:background-color="#80FFFF" style:text-underline-type="single" style:text-underline-style="solid" style:text-underline-width="auto" style:text-underline-mode="continuous"/>
    </style:style>
    <style:style style:name="T6127" style:parent-style-name="Domyślnaczcionkaakapitu" style:family="text">
      <style:text-properties style:text-underline-type="single" style:text-underline-style="solid" style:text-underline-width="auto" style:text-underline-mode="continuous"/>
    </style:style>
    <style:style style:name="T6128" style:parent-style-name="Domyślnaczcionkaakapitu" style:family="text">
      <style:text-properties fo:background-color="#80FFFF" style:text-underline-type="single" style:text-underline-style="solid" style:text-underline-width="auto" style:text-underline-mode="continuous"/>
    </style:style>
    <style:style style:name="T6129" style:parent-style-name="Domyślnaczcionkaakapitu" style:family="text">
      <style:text-properties style:text-underline-type="single" style:text-underline-style="solid" style:text-underline-width="auto" style:text-underline-mode="continuous"/>
    </style:style>
    <style:style style:name="T6130" style:parent-style-name="Domyślnaczcionkaakapitu" style:family="text">
      <style:text-properties fo:background-color="#80FFFF" style:text-underline-type="single" style:text-underline-style="solid" style:text-underline-width="auto" style:text-underline-mode="continuous"/>
    </style:style>
    <style:style style:name="T6131" style:parent-style-name="Domyślnaczcionkaakapitu" style:family="text">
      <style:text-properties style:text-underline-type="single" style:text-underline-style="solid" style:text-underline-width="auto" style:text-underline-mode="continuous"/>
    </style:style>
    <style:style style:name="P6132" style:parent-style-name="Normalny" style:family="paragraph">
      <style:paragraph-properties fo:text-align="justify" fo:line-height="150%" fo:text-indent="0.2479in"/>
    </style:style>
    <style:style style:name="T6133" style:parent-style-name="Domyślnaczcionkaakapitu" style:family="text">
      <style:text-properties fo:background-color="#80FFFF"/>
    </style:style>
    <style:style style:name="T6134" style:parent-style-name="Domyślnaczcionkaakapitu" style:family="text">
      <style:text-properties fo:background-color="#80FFFF"/>
    </style:style>
    <style:style style:name="T6135" style:parent-style-name="Domyślnaczcionkaakapitu" style:family="text">
      <style:text-properties fo:background-color="#80FFFF"/>
    </style:style>
    <style:style style:name="P6136" style:parent-style-name="Normalny" style:family="paragraph">
      <style:paragraph-properties fo:text-align="justify" fo:line-height="150%">
        <style:tab-stops>
          <style:tab-stop style:type="left" style:position="3.1888in"/>
        </style:tab-stops>
      </style:paragraph-properties>
    </style:style>
    <style:style style:name="T6137" style:parent-style-name="Domyślnaczcionkaakapitu" style:family="text">
      <style:text-properties style:text-underline-type="single" style:text-underline-style="solid" style:text-underline-width="auto" style:text-underline-mode="continuous"/>
    </style:style>
    <style:style style:name="P6138" style:parent-style-name="Normalny" style:family="paragraph">
      <style:paragraph-properties fo:text-align="justify" fo:line-height="150%" fo:text-indent="0.2479in">
        <style:tab-stops>
          <style:tab-stop style:type="left" style:position="3.1888in"/>
        </style:tab-stops>
      </style:paragraph-properties>
    </style:style>
    <style:style style:name="T6139" style:parent-style-name="Domyślnaczcionkaakapitu" style:family="text">
      <style:text-properties fo:background-color="#80FFFF"/>
    </style:style>
    <style:style style:name="T6140" style:parent-style-name="Domyślnaczcionkaakapitu" style:family="text">
      <style:text-properties fo:background-color="#80FFFF"/>
    </style:style>
    <style:style style:name="T6141" style:parent-style-name="Domyślnaczcionkaakapitu" style:family="text">
      <style:text-properties fo:background-color="#80FFFF"/>
    </style:style>
    <style:style style:name="T6142" style:parent-style-name="Domyślnaczcionkaakapitu" style:family="text">
      <style:text-properties fo:background-color="#80FFFF"/>
    </style:style>
    <style:style style:name="T6143" style:parent-style-name="Domyślnaczcionkaakapitu" style:family="text">
      <style:text-properties fo:background-color="#80FFFF"/>
    </style:style>
    <style:style style:name="P6144" style:parent-style-name="Normalny" style:family="paragraph">
      <style:paragraph-properties fo:text-align="justify" fo:line-height="150%">
        <style:tab-stops>
          <style:tab-stop style:type="left" style:position="3.1888in"/>
        </style:tab-stops>
      </style:paragraph-properties>
    </style:style>
    <style:style style:name="T6145" style:parent-style-name="Domyślnaczcionkaakapitu" style:family="text">
      <style:text-properties style:text-underline-type="single" style:text-underline-style="solid" style:text-underline-width="auto" style:text-underline-mode="continuous"/>
    </style:style>
    <style:style style:name="P6146" style:parent-style-name="Normalny" style:family="paragraph">
      <style:paragraph-properties fo:text-align="justify" fo:line-height="150%" fo:text-indent="0.2479in">
        <style:tab-stops>
          <style:tab-stop style:type="left" style:position="3.1888in"/>
        </style:tab-stops>
      </style:paragraph-properties>
    </style:style>
    <style:style style:name="T6147" style:parent-style-name="Domyślnaczcionkaakapitu" style:family="text">
      <style:text-properties fo:background-color="#80FFFF"/>
    </style:style>
    <style:style style:name="T6148" style:parent-style-name="Domyślnaczcionkaakapitu" style:family="text">
      <style:text-properties fo:background-color="#80FFFF"/>
    </style:style>
    <style:style style:name="T6149" style:parent-style-name="Domyślnaczcionkaakapitu" style:family="text">
      <style:text-properties fo:background-color="#80FFFF"/>
    </style:style>
    <style:style style:name="T6150" style:parent-style-name="Domyślnaczcionkaakapitu" style:family="text">
      <style:text-properties fo:background-color="#80FFFF"/>
    </style:style>
    <style:style style:name="P6151" style:parent-style-name="Normalny" style:family="paragraph">
      <style:paragraph-properties fo:text-align="justify" fo:line-height="150%">
        <style:tab-stops>
          <style:tab-stop style:type="left" style:position="3.1888in"/>
        </style:tab-stops>
      </style:paragraph-properties>
    </style:style>
    <style:style style:name="P6152" style:parent-style-name="Normalny" style:family="paragraph">
      <style:paragraph-properties fo:text-align="justify" fo:line-height="150%">
        <style:tab-stops>
          <style:tab-stop style:type="left" style:position="3.1888in"/>
        </style:tab-stops>
      </style:paragraph-properties>
    </style:style>
    <style:style style:name="T6153" style:parent-style-name="Domyślnaczcionkaakapitu" style:family="text">
      <style:text-properties style:text-underline-type="single" style:text-underline-style="solid" style:text-underline-width="auto" style:text-underline-mode="continuous"/>
    </style:style>
    <style:style style:name="T6154" style:parent-style-name="Domyślnaczcionkaakapitu" style:family="text">
      <style:text-properties fo:background-color="#80FFFF" style:text-underline-type="single" style:text-underline-style="solid" style:text-underline-width="auto" style:text-underline-mode="continuous"/>
    </style:style>
    <style:style style:name="T6155" style:parent-style-name="Domyślnaczcionkaakapitu" style:family="text">
      <style:text-properties style:text-underline-type="single" style:text-underline-style="solid" style:text-underline-width="auto" style:text-underline-mode="continuous"/>
    </style:style>
    <style:style style:name="T6156" style:parent-style-name="Domyślnaczcionkaakapitu" style:family="text">
      <style:text-properties fo:background-color="#80FFFF" style:text-underline-type="single" style:text-underline-style="solid" style:text-underline-width="auto" style:text-underline-mode="continuous"/>
    </style:style>
    <style:style style:name="P6157" style:parent-style-name="Normalny" style:family="paragraph">
      <style:paragraph-properties fo:text-align="justify" fo:line-height="150%" fo:text-indent="0.2479in">
        <style:tab-stops>
          <style:tab-stop style:type="left" style:position="3.1888in"/>
        </style:tab-stops>
      </style:paragraph-properties>
    </style:style>
    <style:style style:name="T6158" style:parent-style-name="Domyślnaczcionkaakapitu" style:family="text">
      <style:text-properties fo:background-color="#80FFFF"/>
    </style:style>
    <style:style style:name="P6159" style:parent-style-name="Normalny" style:family="paragraph">
      <style:paragraph-properties fo:text-align="justify" fo:line-height="150%"/>
    </style:style>
    <style:style style:name="T6160" style:parent-style-name="Domyślnaczcionkaakapitu" style:family="text">
      <style:text-properties style:text-underline-type="single" style:text-underline-style="solid" style:text-underline-width="auto" style:text-underline-mode="continuous"/>
    </style:style>
    <style:style style:name="P6161" style:parent-style-name="Normalny" style:family="paragraph">
      <style:paragraph-properties fo:text-align="justify" fo:line-height="150%" fo:text-indent="0.2479in"/>
    </style:style>
    <style:style style:name="T6162" style:parent-style-name="Domyślnaczcionkaakapitu" style:family="text">
      <style:text-properties fo:background-color="#80FFFF"/>
    </style:style>
    <style:style style:name="T6163" style:parent-style-name="Domyślnaczcionkaakapitu" style:family="text">
      <style:text-properties fo:background-color="#80FFFF"/>
    </style:style>
    <style:style style:name="T6164" style:parent-style-name="Domyślnaczcionkaakapitu" style:family="text">
      <style:text-properties fo:background-color="#80FFFF"/>
    </style:style>
    <style:style style:name="T6165" style:parent-style-name="Domyślnaczcionkaakapitu" style:family="text">
      <style:text-properties fo:background-color="#80FFFF"/>
    </style:style>
    <style:style style:name="T6166" style:parent-style-name="Domyślnaczcionkaakapitu" style:family="text">
      <style:text-properties fo:background-color="#80FFFF"/>
    </style:style>
    <style:style style:name="P6167" style:parent-style-name="Normalny" style:family="paragraph">
      <style:paragraph-properties fo:text-align="justify" fo:line-height="150%"/>
    </style:style>
    <style:style style:name="T6168" style:parent-style-name="Domyślnaczcionkaakapitu" style:family="text">
      <style:text-properties style:text-underline-type="single" style:text-underline-style="solid" style:text-underline-width="auto" style:text-underline-mode="continuous"/>
    </style:style>
    <style:style style:name="P6169" style:parent-style-name="Normalny" style:family="paragraph">
      <style:paragraph-properties fo:text-align="justify" fo:line-height="150%" fo:text-indent="0.2479in"/>
    </style:style>
    <style:style style:name="T6170" style:parent-style-name="Domyślnaczcionkaakapitu" style:family="text">
      <style:text-properties fo:background-color="#80FFFF"/>
    </style:style>
    <style:style style:name="T6171" style:parent-style-name="Domyślnaczcionkaakapitu" style:family="text">
      <style:text-properties fo:background-color="#80FFFF"/>
    </style:style>
    <style:style style:name="T6172" style:parent-style-name="Domyślnaczcionkaakapitu" style:family="text">
      <style:text-properties fo:background-color="#80FFFF"/>
    </style:style>
    <style:style style:name="T6173" style:parent-style-name="Domyślnaczcionkaakapitu" style:family="text">
      <style:text-properties fo:background-color="#80FFFF"/>
    </style:style>
    <style:style style:name="T6174" style:parent-style-name="Domyślnaczcionkaakapitu" style:family="text">
      <style:text-properties fo:background-color="#80FFFF"/>
    </style:style>
    <style:style style:name="P6175" style:parent-style-name="Normalny" style:family="paragraph">
      <style:paragraph-properties fo:text-align="justify" fo:line-height="150%"/>
    </style:style>
    <style:style style:name="T6176" style:parent-style-name="Domyślnaczcionkaakapitu" style:family="text">
      <style:text-properties style:text-underline-type="single" style:text-underline-style="solid" style:text-underline-width="auto" style:text-underline-mode="continuous"/>
    </style:style>
    <style:style style:name="T6177" style:parent-style-name="Domyślnaczcionkaakapitu" style:family="text">
      <style:text-properties fo:background-color="#80FFFF"/>
    </style:style>
    <style:style style:name="P6178" style:parent-style-name="Normalny" style:family="paragraph">
      <style:paragraph-properties fo:text-align="justify" fo:line-height="150%" fo:text-indent="0.2479in"/>
    </style:style>
    <style:style style:name="T6179" style:parent-style-name="Domyślnaczcionkaakapitu" style:family="text">
      <style:text-properties fo:background-color="#80FFFF"/>
    </style:style>
    <style:style style:name="T6180" style:parent-style-name="Domyślnaczcionkaakapitu" style:family="text">
      <style:text-properties fo:background-color="#80FFFF"/>
    </style:style>
    <style:style style:name="P6181" style:parent-style-name="Normalny" style:family="paragraph">
      <style:paragraph-properties fo:text-align="justify" fo:line-height="150%" fo:text-indent="0.2479in"/>
    </style:style>
    <style:style style:name="T6182" style:parent-style-name="Domyślnaczcionkaakapitu" style:family="text">
      <style:text-properties fo:background-color="#80FFFF"/>
    </style:style>
    <style:style style:name="T6183" style:parent-style-name="Domyślnaczcionkaakapitu" style:family="text">
      <style:text-properties fo:background-color="#80FFFF"/>
    </style:style>
    <style:style style:name="P6184" style:parent-style-name="Normalny" style:family="paragraph">
      <style:paragraph-properties fo:text-align="justify" fo:line-height="150%" fo:text-indent="0.2479in"/>
    </style:style>
    <style:style style:name="T6185" style:parent-style-name="Domyślnaczcionkaakapitu" style:family="text">
      <style:text-properties fo:background-color="#80FFFF"/>
    </style:style>
    <style:style style:name="P6186" style:parent-style-name="Normalny" style:family="paragraph">
      <style:paragraph-properties fo:text-align="justify" fo:line-height="150%"/>
    </style:style>
    <style:style style:name="T6187" style:parent-style-name="Domyślnaczcionkaakapitu" style:family="text">
      <style:text-properties style:text-underline-type="single" style:text-underline-style="solid" style:text-underline-width="auto" style:text-underline-mode="continuous"/>
    </style:style>
    <style:style style:name="P6188" style:parent-style-name="Normalny" style:family="paragraph">
      <style:paragraph-properties fo:text-align="justify" fo:line-height="150%" fo:text-indent="0.2479in"/>
    </style:style>
    <style:style style:name="T6189" style:parent-style-name="Domyślnaczcionkaakapitu" style:family="text">
      <style:text-properties fo:background-color="#80FFFF"/>
    </style:style>
    <style:style style:name="T6190" style:parent-style-name="Domyślnaczcionkaakapitu" style:family="text">
      <style:text-properties fo:background-color="#80FFFF"/>
    </style:style>
    <style:style style:name="T6191" style:parent-style-name="Domyślnaczcionkaakapitu" style:family="text">
      <style:text-properties fo:background-color="#80FFFF"/>
    </style:style>
    <style:style style:name="P6192" style:parent-style-name="Normalny" style:family="paragraph">
      <style:paragraph-properties fo:text-align="justify" fo:line-height="150%" fo:text-indent="0.2479in"/>
    </style:style>
    <style:style style:name="P6193" style:parent-style-name="Normalny" style:family="paragraph">
      <style:paragraph-properties fo:text-align="justify" fo:line-height="150%"/>
    </style:style>
    <style:style style:name="T6194" style:parent-style-name="Domyślnaczcionkaakapitu" style:family="text">
      <style:text-properties style:text-underline-type="single" style:text-underline-style="solid" style:text-underline-width="auto" style:text-underline-mode="continuous"/>
    </style:style>
    <style:style style:name="P6195" style:parent-style-name="Normalny" style:family="paragraph">
      <style:paragraph-properties fo:text-align="justify" fo:line-height="150%" fo:text-indent="0.2479in"/>
    </style:style>
    <style:style style:name="T6196" style:parent-style-name="Domyślnaczcionkaakapitu" style:family="text">
      <style:text-properties fo:background-color="#80FFFF"/>
    </style:style>
    <style:style style:name="T6197" style:parent-style-name="Domyślnaczcionkaakapitu" style:family="text">
      <style:text-properties fo:background-color="#80FFFF"/>
    </style:style>
    <style:style style:name="T6198" style:parent-style-name="Domyślnaczcionkaakapitu" style:family="text">
      <style:text-properties fo:background-color="#80FFFF"/>
    </style:style>
    <style:style style:name="T6199" style:parent-style-name="Domyślnaczcionkaakapitu" style:family="text">
      <style:text-properties fo:background-color="#80FFFF"/>
    </style:style>
    <style:style style:name="T6200" style:parent-style-name="Domyślnaczcionkaakapitu" style:family="text">
      <style:text-properties fo:background-color="#80FFFF"/>
    </style:style>
    <style:style style:name="T6201" style:parent-style-name="Domyślnaczcionkaakapitu" style:family="text">
      <style:text-properties fo:background-color="#80FFFF"/>
    </style:style>
    <style:style style:name="T6202" style:parent-style-name="Domyślnaczcionkaakapitu" style:family="text">
      <style:text-properties fo:background-color="#80FFFF"/>
    </style:style>
    <style:style style:name="T6203" style:parent-style-name="Domyślnaczcionkaakapitu" style:family="text">
      <style:text-properties fo:background-color="#80FFFF"/>
    </style:style>
    <style:style style:name="T6204" style:parent-style-name="Domyślnaczcionkaakapitu" style:family="text">
      <style:text-properties fo:background-color="#80FFFF"/>
    </style:style>
    <style:style style:name="T6205" style:parent-style-name="Domyślnaczcionkaakapitu" style:family="text">
      <style:text-properties fo:background-color="#80FFFF"/>
    </style:style>
    <style:style style:name="T6206" style:parent-style-name="Domyślnaczcionkaakapitu" style:family="text">
      <style:text-properties fo:background-color="#80FFFF"/>
    </style:style>
    <style:style style:name="T6207" style:parent-style-name="Domyślnaczcionkaakapitu" style:family="text">
      <style:text-properties fo:background-color="#80FFFF"/>
    </style:style>
    <style:style style:name="P6208" style:parent-style-name="Normalny" style:family="paragraph">
      <style:paragraph-properties fo:text-align="justify" fo:line-height="150%"/>
    </style:style>
    <style:style style:name="T6209" style:parent-style-name="Domyślnaczcionkaakapitu" style:family="text">
      <style:text-properties style:text-underline-type="single" style:text-underline-style="solid" style:text-underline-width="auto" style:text-underline-mode="continuous"/>
    </style:style>
    <style:style style:name="P6210" style:parent-style-name="Normalny" style:family="paragraph">
      <style:paragraph-properties fo:text-align="justify" fo:line-height="150%" fo:text-indent="0.2479in"/>
    </style:style>
    <style:style style:name="T6211" style:parent-style-name="Domyślnaczcionkaakapitu" style:family="text">
      <style:text-properties fo:background-color="#80FFFF"/>
    </style:style>
    <style:style style:name="T6212" style:parent-style-name="Domyślnaczcionkaakapitu" style:family="text">
      <style:text-properties fo:background-color="#80FFFF"/>
    </style:style>
    <style:style style:name="T6213" style:parent-style-name="Domyślnaczcionkaakapitu" style:family="text">
      <style:text-properties fo:background-color="#80FFFF"/>
    </style:style>
    <style:style style:name="P6214" style:parent-style-name="Normalny" style:family="paragraph">
      <style:paragraph-properties fo:text-align="justify" fo:line-height="150%"/>
    </style:style>
    <style:style style:name="T6215" style:parent-style-name="Domyślnaczcionkaakapitu" style:family="text">
      <style:text-properties fo:background-color="#80FFFF" style:text-underline-type="single" style:text-underline-style="solid" style:text-underline-width="auto" style:text-underline-mode="continuous"/>
    </style:style>
    <style:style style:name="T6216" style:parent-style-name="Domyślnaczcionkaakapitu" style:family="text">
      <style:text-properties style:text-underline-type="single" style:text-underline-style="solid" style:text-underline-width="auto" style:text-underline-mode="continuous"/>
    </style:style>
    <style:style style:name="T6217" style:parent-style-name="Domyślnaczcionkaakapitu" style:family="text">
      <style:text-properties fo:background-color="#80FFFF" style:text-underline-type="single" style:text-underline-style="solid" style:text-underline-width="auto" style:text-underline-mode="continuous"/>
    </style:style>
    <style:style style:name="T6218" style:parent-style-name="Domyślnaczcionkaakapitu" style:family="text">
      <style:text-properties style:text-underline-type="single" style:text-underline-style="solid" style:text-underline-width="auto" style:text-underline-mode="continuous"/>
    </style:style>
    <style:style style:name="T6219" style:parent-style-name="Domyślnaczcionkaakapitu" style:family="text">
      <style:text-properties fo:background-color="#80FFFF" style:text-underline-type="single" style:text-underline-style="solid" style:text-underline-width="auto" style:text-underline-mode="continuous"/>
    </style:style>
    <style:style style:name="T6220" style:parent-style-name="Domyślnaczcionkaakapitu" style:family="text">
      <style:text-properties style:text-underline-type="single" style:text-underline-style="solid" style:text-underline-width="auto" style:text-underline-mode="continuous"/>
    </style:style>
    <style:style style:name="P6221" style:parent-style-name="Normalny" style:family="paragraph">
      <style:paragraph-properties fo:text-align="justify" fo:line-height="150%" fo:text-indent="0.2479in"/>
    </style:style>
    <style:style style:name="T6222" style:parent-style-name="Domyślnaczcionkaakapitu" style:family="text">
      <style:text-properties fo:background-color="#80FFFF"/>
    </style:style>
    <style:style style:name="T6223" style:parent-style-name="Domyślnaczcionkaakapitu" style:family="text">
      <style:text-properties fo:background-color="#80FFFF"/>
    </style:style>
    <style:style style:name="T6224" style:parent-style-name="Domyślnaczcionkaakapitu" style:family="text">
      <style:text-properties fo:background-color="#80FFFF"/>
    </style:style>
    <style:style style:name="T6225" style:parent-style-name="Domyślnaczcionkaakapitu" style:family="text">
      <style:text-properties fo:background-color="#80FFFF"/>
    </style:style>
    <style:style style:name="T6226" style:parent-style-name="Domyślnaczcionkaakapitu" style:family="text">
      <style:text-properties fo:background-color="#80FFFF"/>
    </style:style>
    <style:style style:name="T6227" style:parent-style-name="Domyślnaczcionkaakapitu" style:family="text">
      <style:text-properties fo:background-color="#80FFFF"/>
    </style:style>
    <style:style style:name="T6228" style:parent-style-name="Domyślnaczcionkaakapitu" style:family="text">
      <style:text-properties fo:background-color="#80FFFF"/>
    </style:style>
    <style:style style:name="T6229" style:parent-style-name="Domyślnaczcionkaakapitu" style:family="text">
      <style:text-properties fo:background-color="#80FFFF"/>
    </style:style>
    <style:style style:name="T6230" style:parent-style-name="Domyślnaczcionkaakapitu" style:family="text">
      <style:text-properties fo:background-color="#80FFFF"/>
    </style:style>
    <style:style style:name="T6231" style:parent-style-name="Domyślnaczcionkaakapitu" style:family="text">
      <style:text-properties fo:background-color="#80FFFF"/>
    </style:style>
    <style:style style:name="T6232" style:parent-style-name="Domyślnaczcionkaakapitu" style:family="text">
      <style:text-properties fo:background-color="#80FFFF"/>
    </style:style>
    <style:style style:name="P6233" style:parent-style-name="Normalny" style:family="paragraph">
      <style:paragraph-properties fo:text-align="justify" fo:line-height="150%"/>
    </style:style>
    <style:style style:name="T6234" style:parent-style-name="Domyślnaczcionkaakapitu" style:family="text">
      <style:text-properties style:text-underline-type="single" style:text-underline-style="solid" style:text-underline-width="auto" style:text-underline-mode="continuous"/>
    </style:style>
    <style:style style:name="P6235" style:parent-style-name="Normalny" style:family="paragraph">
      <style:paragraph-properties fo:text-align="justify" fo:line-height="150%" fo:text-indent="0.2479in"/>
    </style:style>
    <style:style style:name="T6236" style:parent-style-name="Domyślnaczcionkaakapitu" style:family="text">
      <style:text-properties fo:background-color="#80FFFF"/>
    </style:style>
    <style:style style:name="T6237" style:parent-style-name="Domyślnaczcionkaakapitu" style:family="text">
      <style:text-properties fo:background-color="#80FFFF"/>
    </style:style>
    <style:style style:name="P6238" style:parent-style-name="Normalny" style:family="paragraph">
      <style:paragraph-properties fo:text-align="justify" fo:line-height="150%"/>
    </style:style>
    <style:style style:name="T6239" style:parent-style-name="Domyślnaczcionkaakapitu" style:family="text">
      <style:text-properties style:text-underline-type="single" style:text-underline-style="solid" style:text-underline-width="auto" style:text-underline-mode="continuous"/>
    </style:style>
    <style:style style:name="T6240" style:parent-style-name="Domyślnaczcionkaakapitu" style:family="text">
      <style:text-properties fo:background-color="#80FFFF" style:text-underline-type="single" style:text-underline-style="solid" style:text-underline-width="auto" style:text-underline-mode="continuous"/>
    </style:style>
    <style:style style:name="T6241" style:parent-style-name="Domyślnaczcionkaakapitu" style:family="text">
      <style:text-properties style:text-underline-type="single" style:text-underline-style="solid" style:text-underline-width="auto" style:text-underline-mode="continuous"/>
    </style:style>
    <style:style style:name="P6242" style:parent-style-name="Normalny" style:family="paragraph">
      <style:paragraph-properties fo:text-align="justify" fo:line-height="150%" fo:text-indent="0.2479in"/>
    </style:style>
    <style:style style:name="T6243" style:parent-style-name="Domyślnaczcionkaakapitu" style:family="text">
      <style:text-properties fo:background-color="#80FFFF"/>
    </style:style>
    <style:style style:name="T6244" style:parent-style-name="Domyślnaczcionkaakapitu" style:family="text">
      <style:text-properties fo:background-color="#80FFFF"/>
    </style:style>
    <style:style style:name="P6245" style:parent-style-name="Normalny" style:family="paragraph">
      <style:paragraph-properties fo:text-align="justify" fo:line-height="150%"/>
    </style:style>
    <style:style style:name="T6246" style:parent-style-name="Domyślnaczcionkaakapitu" style:family="text">
      <style:text-properties fo:background-color="#80FFFF" style:text-underline-type="single" style:text-underline-style="solid" style:text-underline-width="auto" style:text-underline-mode="continuous"/>
    </style:style>
    <style:style style:name="T6247" style:parent-style-name="Domyślnaczcionkaakapitu" style:family="text">
      <style:text-properties style:text-underline-type="single" style:text-underline-style="solid" style:text-underline-width="auto" style:text-underline-mode="continuous"/>
    </style:style>
    <style:style style:name="T6248" style:parent-style-name="Domyślnaczcionkaakapitu" style:family="text">
      <style:text-properties fo:background-color="#80FFFF" style:text-underline-type="single" style:text-underline-style="solid" style:text-underline-width="auto" style:text-underline-mode="continuous"/>
    </style:style>
    <style:style style:name="T6249" style:parent-style-name="Domyślnaczcionkaakapitu" style:family="text">
      <style:text-properties style:text-underline-type="single" style:text-underline-style="solid" style:text-underline-width="auto" style:text-underline-mode="continuous"/>
    </style:style>
    <style:style style:name="T6250" style:parent-style-name="Domyślnaczcionkaakapitu" style:family="text">
      <style:text-properties fo:background-color="#80FFFF" style:text-underline-type="single" style:text-underline-style="solid" style:text-underline-width="auto" style:text-underline-mode="continuous"/>
    </style:style>
    <style:style style:name="T6251" style:parent-style-name="Domyślnaczcionkaakapitu" style:family="text">
      <style:text-properties style:text-underline-type="single" style:text-underline-style="solid" style:text-underline-width="auto" style:text-underline-mode="continuous"/>
    </style:style>
    <style:style style:name="P6252" style:parent-style-name="Normalny" style:family="paragraph">
      <style:paragraph-properties fo:text-align="justify" fo:line-height="150%" fo:text-indent="0.2479in"/>
    </style:style>
    <style:style style:name="T6253" style:parent-style-name="Domyślnaczcionkaakapitu" style:family="text">
      <style:text-properties fo:background-color="#80FFFF"/>
    </style:style>
    <style:style style:name="T6254" style:parent-style-name="Domyślnaczcionkaakapitu" style:family="text">
      <style:text-properties fo:background-color="#80FFFF"/>
    </style:style>
    <style:style style:name="T6255" style:parent-style-name="Domyślnaczcionkaakapitu" style:family="text">
      <style:text-properties fo:background-color="#80FFFF"/>
    </style:style>
    <style:style style:name="T6256" style:parent-style-name="Domyślnaczcionkaakapitu" style:family="text">
      <style:text-properties fo:background-color="#80FFFF"/>
    </style:style>
    <style:style style:name="P6257" style:parent-style-name="Normalny" style:family="paragraph">
      <style:paragraph-properties fo:text-align="justify" fo:line-height="150%"/>
    </style:style>
    <style:style style:name="T6258" style:parent-style-name="Domyślnaczcionkaakapitu" style:family="text">
      <style:text-properties fo:background-color="#80FFFF" style:text-underline-type="single" style:text-underline-style="solid" style:text-underline-width="auto" style:text-underline-mode="continuous"/>
    </style:style>
    <style:style style:name="T6259" style:parent-style-name="Domyślnaczcionkaakapitu" style:family="text">
      <style:text-properties style:text-underline-type="single" style:text-underline-style="solid" style:text-underline-width="auto" style:text-underline-mode="continuous"/>
    </style:style>
    <style:style style:name="P6260" style:parent-style-name="Normalny" style:family="paragraph">
      <style:paragraph-properties fo:text-align="justify" fo:line-height="150%" fo:text-indent="0.2479in"/>
    </style:style>
    <style:style style:name="T6261" style:parent-style-name="Domyślnaczcionkaakapitu" style:family="text">
      <style:text-properties fo:background-color="#80FFFF"/>
    </style:style>
    <style:style style:name="P6262" style:parent-style-name="Normalny" style:family="paragraph">
      <style:paragraph-properties fo:text-align="justify" fo:line-height="150%"/>
    </style:style>
    <style:style style:name="T6263" style:parent-style-name="Domyślnaczcionkaakapitu" style:family="text">
      <style:text-properties style:text-underline-type="single" style:text-underline-style="solid" style:text-underline-width="auto" style:text-underline-mode="continuous"/>
    </style:style>
    <style:style style:name="T6264" style:parent-style-name="Domyślnaczcionkaakapitu" style:family="text">
      <style:text-properties fo:background-color="#80FFFF" style:text-underline-type="single" style:text-underline-style="solid" style:text-underline-width="auto" style:text-underline-mode="continuous"/>
    </style:style>
    <style:style style:name="T6265" style:parent-style-name="Domyślnaczcionkaakapitu" style:family="text">
      <style:text-properties style:text-underline-type="single" style:text-underline-style="solid" style:text-underline-width="auto" style:text-underline-mode="continuous"/>
    </style:style>
    <style:style style:name="P6266" style:parent-style-name="Normalny" style:family="paragraph">
      <style:paragraph-properties fo:text-align="justify" fo:line-height="150%" fo:text-indent="0.2479in"/>
    </style:style>
    <style:style style:name="T6267" style:parent-style-name="Domyślnaczcionkaakapitu" style:family="text">
      <style:text-properties fo:background-color="#80FFFF"/>
    </style:style>
    <style:style style:name="T6268" style:parent-style-name="Domyślnaczcionkaakapitu" style:family="text">
      <style:text-properties fo:background-color="#80FFFF"/>
    </style:style>
    <style:style style:name="P6269" style:parent-style-name="Normalny" style:family="paragraph">
      <style:paragraph-properties fo:text-align="justify" fo:line-height="150%"/>
    </style:style>
    <style:style style:name="T6270" style:parent-style-name="Domyślnaczcionkaakapitu" style:family="text">
      <style:text-properties fo:background-color="#80FFFF" style:text-underline-type="single" style:text-underline-style="solid" style:text-underline-width="auto" style:text-underline-mode="continuous"/>
    </style:style>
    <style:style style:name="T6271" style:parent-style-name="Domyślnaczcionkaakapitu" style:family="text">
      <style:text-properties style:text-underline-type="single" style:text-underline-style="solid" style:text-underline-width="auto" style:text-underline-mode="continuous"/>
    </style:style>
    <style:style style:name="P6272" style:parent-style-name="Normalny" style:family="paragraph">
      <style:paragraph-properties fo:text-align="justify" fo:line-height="150%" fo:text-indent="0.2479in"/>
    </style:style>
    <style:style style:name="T6273" style:parent-style-name="Domyślnaczcionkaakapitu" style:family="text">
      <style:text-properties fo:background-color="#80FFFF"/>
    </style:style>
    <style:style style:name="T6274" style:parent-style-name="Domyślnaczcionkaakapitu" style:family="text">
      <style:text-properties fo:background-color="#80FFFF"/>
    </style:style>
    <style:style style:name="T6275" style:parent-style-name="Domyślnaczcionkaakapitu" style:family="text">
      <style:text-properties fo:background-color="#80FFFF"/>
    </style:style>
    <style:style style:name="T6276" style:parent-style-name="Domyślnaczcionkaakapitu" style:family="text">
      <style:text-properties fo:background-color="#80FFFF"/>
    </style:style>
    <style:style style:name="T6277" style:parent-style-name="Domyślnaczcionkaakapitu" style:family="text">
      <style:text-properties fo:background-color="#80FFFF"/>
    </style:style>
    <style:style style:name="T6278" style:parent-style-name="Domyślnaczcionkaakapitu" style:family="text">
      <style:text-properties fo:background-color="#80FFFF"/>
    </style:style>
    <style:style style:name="P6279" style:parent-style-name="Normalny" style:family="paragraph">
      <style:paragraph-properties fo:text-align="justify" fo:line-height="150%"/>
    </style:style>
    <style:style style:name="T6280" style:parent-style-name="Domyślnaczcionkaakapitu" style:family="text">
      <style:text-properties style:text-underline-type="single" style:text-underline-style="solid" style:text-underline-width="auto" style:text-underline-mode="continuous"/>
    </style:style>
    <style:style style:name="T6281" style:parent-style-name="Domyślnaczcionkaakapitu" style:family="text">
      <style:text-properties fo:background-color="#80FFFF" style:text-underline-type="single" style:text-underline-style="solid" style:text-underline-width="auto" style:text-underline-mode="continuous"/>
    </style:style>
    <style:style style:name="T6282" style:parent-style-name="Domyślnaczcionkaakapitu" style:family="text">
      <style:text-properties style:text-underline-type="single" style:text-underline-style="solid" style:text-underline-width="auto" style:text-underline-mode="continuous"/>
    </style:style>
    <style:style style:name="P6283" style:parent-style-name="Normalny" style:family="paragraph">
      <style:paragraph-properties fo:text-align="justify" fo:line-height="150%" fo:text-indent="0.2479in"/>
    </style:style>
    <style:style style:name="T6284" style:parent-style-name="Domyślnaczcionkaakapitu" style:family="text">
      <style:text-properties fo:background-color="#80FFFF"/>
    </style:style>
    <style:style style:name="P6285" style:parent-style-name="Normalny" style:family="paragraph">
      <style:paragraph-properties fo:text-align="justify" fo:line-height="150%"/>
    </style:style>
    <style:style style:name="T6286" style:parent-style-name="Domyślnaczcionkaakapitu" style:family="text">
      <style:text-properties style:text-underline-type="single" style:text-underline-style="solid" style:text-underline-width="auto" style:text-underline-mode="continuous"/>
    </style:style>
    <style:style style:name="T6287" style:parent-style-name="Domyślnaczcionkaakapitu" style:family="text">
      <style:text-properties fo:background-color="#80FFFF" style:text-underline-type="single" style:text-underline-style="solid" style:text-underline-width="auto" style:text-underline-mode="continuous"/>
    </style:style>
    <style:style style:name="T6288" style:parent-style-name="Domyślnaczcionkaakapitu" style:family="text">
      <style:text-properties style:text-underline-type="single" style:text-underline-style="solid" style:text-underline-width="auto" style:text-underline-mode="continuous"/>
    </style:style>
    <style:style style:name="P6289" style:parent-style-name="Normalny" style:family="paragraph">
      <style:paragraph-properties fo:text-align="justify" fo:line-height="150%" fo:text-indent="0.2479in"/>
    </style:style>
    <style:style style:name="P6290" style:parent-style-name="Normalny" style:family="paragraph">
      <style:paragraph-properties fo:text-align="justify" fo:line-height="150%"/>
    </style:style>
    <style:style style:name="T6291" style:parent-style-name="Domyślnaczcionkaakapitu" style:family="text">
      <style:text-properties fo:background-color="#80FFFF" style:text-underline-type="single" style:text-underline-style="solid" style:text-underline-width="auto" style:text-underline-mode="continuous"/>
    </style:style>
    <style:style style:name="T6292" style:parent-style-name="Domyślnaczcionkaakapitu" style:family="text">
      <style:text-properties style:text-underline-type="single" style:text-underline-style="solid" style:text-underline-width="auto" style:text-underline-mode="continuous"/>
    </style:style>
    <style:style style:name="T6293" style:parent-style-name="Domyślnaczcionkaakapitu" style:family="text">
      <style:text-properties fo:background-color="#80FFFF" style:text-underline-type="single" style:text-underline-style="solid" style:text-underline-width="auto" style:text-underline-mode="continuous"/>
    </style:style>
    <style:style style:name="T6294" style:parent-style-name="Domyślnaczcionkaakapitu" style:family="text">
      <style:text-properties style:text-underline-type="single" style:text-underline-style="solid" style:text-underline-width="auto" style:text-underline-mode="continuous"/>
    </style:style>
    <style:style style:name="P6295" style:parent-style-name="Normalny" style:family="paragraph">
      <style:paragraph-properties fo:text-align="justify" fo:line-height="150%" fo:text-indent="0.2479in"/>
    </style:style>
    <style:style style:name="T6296" style:parent-style-name="Domyślnaczcionkaakapitu" style:family="text">
      <style:text-properties fo:background-color="#80FFFF"/>
    </style:style>
    <style:style style:name="T6297" style:parent-style-name="Domyślnaczcionkaakapitu" style:family="text">
      <style:text-properties fo:background-color="#80FFFF"/>
    </style:style>
    <style:style style:name="P6298" style:parent-style-name="Normalny" style:family="paragraph">
      <style:paragraph-properties fo:text-align="justify" fo:line-height="150%">
        <style:tab-stops>
          <style:tab-stop style:type="left" style:position="3.0222in"/>
        </style:tab-stops>
      </style:paragraph-properties>
    </style:style>
    <style:style style:name="T6299" style:parent-style-name="Domyślnaczcionkaakapitu" style:family="text">
      <style:text-properties style:text-underline-type="single" style:text-underline-style="solid" style:text-underline-width="auto" style:text-underline-mode="continuous"/>
    </style:style>
    <style:style style:name="T6300" style:parent-style-name="Domyślnaczcionkaakapitu" style:family="text">
      <style:text-properties fo:background-color="#80FFFF" style:text-underline-type="single" style:text-underline-style="solid" style:text-underline-width="auto" style:text-underline-mode="continuous"/>
    </style:style>
    <style:style style:name="T6301" style:parent-style-name="Domyślnaczcionkaakapitu" style:family="text">
      <style:text-properties style:text-underline-type="single" style:text-underline-style="solid" style:text-underline-width="auto" style:text-underline-mode="continuous"/>
    </style:style>
    <style:style style:name="P6302" style:parent-style-name="Normalny" style:family="paragraph">
      <style:paragraph-properties fo:text-align="justify" fo:line-height="150%" fo:text-indent="0.2479in">
        <style:tab-stops>
          <style:tab-stop style:type="left" style:position="3.0222in"/>
        </style:tab-stops>
      </style:paragraph-properties>
    </style:style>
    <style:style style:name="T6303" style:parent-style-name="Domyślnaczcionkaakapitu" style:family="text">
      <style:text-properties fo:background-color="#80FFFF"/>
    </style:style>
    <style:style style:name="P6304" style:parent-style-name="Normalny" style:family="paragraph">
      <style:paragraph-properties fo:text-align="justify" fo:line-height="150%"/>
    </style:style>
    <style:style style:name="T6305" style:parent-style-name="Domyślnaczcionkaakapitu" style:family="text">
      <style:text-properties fo:background-color="#80FFFF" style:text-underline-type="single" style:text-underline-style="solid" style:text-underline-width="auto" style:text-underline-mode="continuous"/>
    </style:style>
    <style:style style:name="T6306" style:parent-style-name="Domyślnaczcionkaakapitu" style:family="text">
      <style:text-properties style:text-underline-type="single" style:text-underline-style="solid" style:text-underline-width="auto" style:text-underline-mode="continuous"/>
    </style:style>
    <style:style style:name="P6307" style:parent-style-name="Normalny" style:family="paragraph">
      <style:paragraph-properties fo:text-align="justify" fo:line-height="150%" fo:text-indent="0.2479in"/>
    </style:style>
    <style:style style:name="T6308" style:parent-style-name="Domyślnaczcionkaakapitu" style:family="text">
      <style:text-properties fo:background-color="#80FFFF"/>
    </style:style>
    <style:style style:name="T6309" style:parent-style-name="Domyślnaczcionkaakapitu" style:family="text">
      <style:text-properties fo:background-color="#80FFFF"/>
    </style:style>
    <style:style style:name="T6310" style:parent-style-name="Domyślnaczcionkaakapitu" style:family="text">
      <style:text-properties fo:background-color="#80FFFF"/>
    </style:style>
    <style:style style:name="T6311" style:parent-style-name="Domyślnaczcionkaakapitu" style:family="text">
      <style:text-properties fo:background-color="#80FFFF"/>
    </style:style>
    <style:style style:name="T6312" style:parent-style-name="Domyślnaczcionkaakapitu" style:family="text">
      <style:text-properties fo:background-color="#80FFFF"/>
    </style:style>
    <style:style style:name="T6313" style:parent-style-name="Domyślnaczcionkaakapitu" style:family="text">
      <style:text-properties fo:background-color="#80FFFF"/>
    </style:style>
    <style:style style:name="T6314" style:parent-style-name="Domyślnaczcionkaakapitu" style:family="text">
      <style:text-properties fo:background-color="#80FFFF"/>
    </style:style>
    <style:style style:name="T6315" style:parent-style-name="Domyślnaczcionkaakapitu" style:family="text">
      <style:text-properties fo:background-color="#80FFFF"/>
    </style:style>
    <style:style style:name="T6316" style:parent-style-name="Domyślnaczcionkaakapitu" style:family="text">
      <style:text-properties fo:background-color="#80FFFF"/>
    </style:style>
    <style:style style:name="T6317" style:parent-style-name="Domyślnaczcionkaakapitu" style:family="text">
      <style:text-properties fo:background-color="#80FFFF"/>
    </style:style>
    <style:style style:name="T6318" style:parent-style-name="Domyślnaczcionkaakapitu" style:family="text">
      <style:text-properties fo:background-color="#80FFFF"/>
    </style:style>
    <style:style style:name="T6319" style:parent-style-name="Domyślnaczcionkaakapitu" style:family="text">
      <style:text-properties fo:background-color="#80FFFF"/>
    </style:style>
    <style:style style:name="T6320" style:parent-style-name="Domyślnaczcionkaakapitu" style:family="text">
      <style:text-properties fo:background-color="#80FFFF"/>
    </style:style>
    <style:style style:name="T6321" style:parent-style-name="Domyślnaczcionkaakapitu" style:family="text">
      <style:text-properties fo:background-color="#80FFFF"/>
    </style:style>
    <style:style style:name="T6322" style:parent-style-name="Domyślnaczcionkaakapitu" style:family="text">
      <style:text-properties fo:background-color="#80FFFF"/>
    </style:style>
    <style:style style:name="T6323" style:parent-style-name="Domyślnaczcionkaakapitu" style:family="text">
      <style:text-properties fo:background-color="#80FFFF"/>
    </style:style>
    <style:style style:name="T6324" style:parent-style-name="Domyślnaczcionkaakapitu" style:family="text">
      <style:text-properties fo:background-color="#80FFFF"/>
    </style:style>
    <style:style style:name="T6325" style:parent-style-name="Domyślnaczcionkaakapitu" style:family="text">
      <style:text-properties fo:background-color="#80FFFF"/>
    </style:style>
    <style:style style:name="T6326" style:parent-style-name="Domyślnaczcionkaakapitu" style:family="text">
      <style:text-properties fo:background-color="#80FFFF"/>
    </style:style>
    <style:style style:name="T6327" style:parent-style-name="Domyślnaczcionkaakapitu" style:family="text">
      <style:text-properties fo:background-color="#80FFFF"/>
    </style:style>
    <style:style style:name="T6328" style:parent-style-name="Domyślnaczcionkaakapitu" style:family="text">
      <style:text-properties fo:background-color="#80FFFF"/>
    </style:style>
    <style:style style:name="T6329" style:parent-style-name="Domyślnaczcionkaakapitu" style:family="text">
      <style:text-properties fo:background-color="#80FFFF"/>
    </style:style>
    <style:style style:name="T6330" style:parent-style-name="Domyślnaczcionkaakapitu" style:family="text">
      <style:text-properties fo:background-color="#80FFFF"/>
    </style:style>
    <style:style style:name="P6331" style:parent-style-name="Normalny" style:family="paragraph">
      <style:paragraph-properties fo:text-align="justify" fo:line-height="150%"/>
    </style:style>
    <style:style style:name="T6332" style:parent-style-name="Domyślnaczcionkaakapitu" style:family="text">
      <style:text-properties style:text-underline-type="single" style:text-underline-style="solid" style:text-underline-width="auto" style:text-underline-mode="continuous"/>
    </style:style>
    <style:style style:name="P6333" style:parent-style-name="Normalny" style:family="paragraph">
      <style:paragraph-properties fo:text-align="justify" fo:line-height="150%" fo:text-indent="0.2479in"/>
    </style:style>
    <style:style style:name="P6334" style:parent-style-name="Normalny" style:family="paragraph">
      <style:paragraph-properties fo:text-align="justify" fo:line-height="150%"/>
    </style:style>
    <style:style style:name="T6335" style:parent-style-name="Domyślnaczcionkaakapitu" style:family="text">
      <style:text-properties style:text-underline-type="single" style:text-underline-style="solid" style:text-underline-width="auto" style:text-underline-mode="continuous"/>
    </style:style>
    <style:style style:name="P6336" style:parent-style-name="Normalny" style:family="paragraph">
      <style:paragraph-properties fo:text-align="justify" fo:line-height="150%" fo:text-indent="0.2479in"/>
    </style:style>
    <style:style style:name="T6337" style:parent-style-name="Domyślnaczcionkaakapitu" style:family="text">
      <style:text-properties fo:background-color="#80FFFF"/>
    </style:style>
    <style:style style:name="T6338" style:parent-style-name="Domyślnaczcionkaakapitu" style:family="text">
      <style:text-properties fo:background-color="#80FFFF"/>
    </style:style>
    <style:style style:name="T6339" style:parent-style-name="Domyślnaczcionkaakapitu" style:family="text">
      <style:text-properties fo:background-color="#80FFFF"/>
    </style:style>
    <style:style style:name="T6340" style:parent-style-name="Domyślnaczcionkaakapitu" style:family="text">
      <style:text-properties fo:background-color="#80FFFF"/>
    </style:style>
    <style:style style:name="T6341" style:parent-style-name="Domyślnaczcionkaakapitu" style:family="text">
      <style:text-properties fo:background-color="#80FFFF"/>
    </style:style>
    <style:style style:name="T6342" style:parent-style-name="Domyślnaczcionkaakapitu" style:family="text">
      <style:text-properties fo:background-color="#80FFFF"/>
    </style:style>
    <style:style style:name="P6343" style:parent-style-name="Normalny" style:family="paragraph">
      <style:paragraph-properties fo:text-align="justify" fo:line-height="150%"/>
    </style:style>
    <style:style style:name="P6344" style:parent-style-name="Normalny" style:family="paragraph">
      <style:paragraph-properties fo:text-align="justify" fo:line-height="150%"/>
    </style:style>
    <style:style style:name="T6345" style:parent-style-name="Domyślnaczcionkaakapitu" style:family="text">
      <style:text-properties fo:background-color="#80FFFF" style:text-underline-type="single" style:text-underline-style="solid" style:text-underline-width="auto" style:text-underline-mode="continuous"/>
    </style:style>
    <style:style style:name="T6346" style:parent-style-name="Domyślnaczcionkaakapitu" style:family="text">
      <style:text-properties style:text-underline-type="single" style:text-underline-style="solid" style:text-underline-width="auto" style:text-underline-mode="continuous"/>
    </style:style>
    <style:style style:name="T6347" style:parent-style-name="Domyślnaczcionkaakapitu" style:family="text">
      <style:text-properties fo:background-color="#80FFFF" style:text-underline-type="single" style:text-underline-style="solid" style:text-underline-width="auto" style:text-underline-mode="continuous"/>
    </style:style>
    <style:style style:name="T6348" style:parent-style-name="Domyślnaczcionkaakapitu" style:family="text">
      <style:text-properties style:text-underline-type="single" style:text-underline-style="solid" style:text-underline-width="auto" style:text-underline-mode="continuous"/>
    </style:style>
    <style:style style:name="T6349" style:parent-style-name="Domyślnaczcionkaakapitu" style:family="text">
      <style:text-properties fo:background-color="#80FFFF" style:text-underline-type="single" style:text-underline-style="solid" style:text-underline-width="auto" style:text-underline-mode="continuous"/>
    </style:style>
    <style:style style:name="T6350" style:parent-style-name="Domyślnaczcionkaakapitu" style:family="text">
      <style:text-properties style:text-underline-type="single" style:text-underline-style="solid" style:text-underline-width="auto" style:text-underline-mode="continuous"/>
    </style:style>
    <style:style style:name="P6351" style:parent-style-name="Normalny" style:family="paragraph">
      <style:paragraph-properties fo:text-align="justify" fo:line-height="150%" fo:text-indent="0.2479in"/>
    </style:style>
    <style:style style:name="T6352" style:parent-style-name="Domyślnaczcionkaakapitu" style:family="text">
      <style:text-properties fo:background-color="#80FFFF"/>
    </style:style>
    <style:style style:name="T6353" style:parent-style-name="Domyślnaczcionkaakapitu" style:family="text">
      <style:text-properties fo:background-color="#80FFFF"/>
    </style:style>
    <style:style style:name="T6354" style:parent-style-name="Domyślnaczcionkaakapitu" style:family="text">
      <style:text-properties fo:background-color="#80FFFF"/>
    </style:style>
    <style:style style:name="T6355" style:parent-style-name="Domyślnaczcionkaakapitu" style:family="text">
      <style:text-properties fo:background-color="#80FFFF"/>
    </style:style>
    <style:style style:name="T6356" style:parent-style-name="Domyślnaczcionkaakapitu" style:family="text">
      <style:text-properties fo:background-color="#80FFFF"/>
    </style:style>
    <style:style style:name="T6357" style:parent-style-name="Domyślnaczcionkaakapitu" style:family="text">
      <style:text-properties fo:background-color="#80FFFF"/>
    </style:style>
    <style:style style:name="T6358" style:parent-style-name="Domyślnaczcionkaakapitu" style:family="text">
      <style:text-properties fo:background-color="#80FFFF"/>
    </style:style>
    <style:style style:name="T6359" style:parent-style-name="Domyślnaczcionkaakapitu" style:family="text">
      <style:text-properties fo:background-color="#80FFFF"/>
    </style:style>
    <style:style style:name="T6360" style:parent-style-name="Domyślnaczcionkaakapitu" style:family="text">
      <style:text-properties fo:background-color="#80FFFF"/>
    </style:style>
    <style:style style:name="T6361" style:parent-style-name="Domyślnaczcionkaakapitu" style:family="text">
      <style:text-properties fo:background-color="#80FFFF"/>
    </style:style>
    <style:style style:name="T6362" style:parent-style-name="Domyślnaczcionkaakapitu" style:family="text">
      <style:text-properties fo:background-color="#80FFFF"/>
    </style:style>
    <style:style style:name="T6363" style:parent-style-name="Domyślnaczcionkaakapitu" style:family="text">
      <style:text-properties fo:background-color="#80FFFF"/>
    </style:style>
    <style:style style:name="P6364" style:parent-style-name="Normalny" style:family="paragraph">
      <style:paragraph-properties fo:text-align="justify" fo:line-height="150%" fo:text-indent="0.2479in"/>
    </style:style>
    <style:style style:name="T6365" style:parent-style-name="Domyślnaczcionkaakapitu" style:family="text">
      <style:text-properties fo:background-color="#80FFFF"/>
    </style:style>
    <style:style style:name="T6366" style:parent-style-name="Domyślnaczcionkaakapitu" style:family="text">
      <style:text-properties fo:background-color="#80FFFF"/>
    </style:style>
    <style:style style:name="T6367" style:parent-style-name="Domyślnaczcionkaakapitu" style:family="text">
      <style:text-properties fo:background-color="#80FFFF"/>
    </style:style>
    <style:style style:name="P6368" style:parent-style-name="Normalny" style:family="paragraph">
      <style:paragraph-properties fo:text-align="justify" fo:line-height="150%"/>
    </style:style>
    <style:style style:name="T6369" style:parent-style-name="Domyślnaczcionkaakapitu" style:family="text">
      <style:text-properties fo:background-color="#80FFFF" style:text-underline-type="single" style:text-underline-style="solid" style:text-underline-width="auto" style:text-underline-mode="continuous"/>
    </style:style>
    <style:style style:name="T6370" style:parent-style-name="Domyślnaczcionkaakapitu" style:family="text">
      <style:text-properties style:text-underline-type="single" style:text-underline-style="solid" style:text-underline-width="auto" style:text-underline-mode="continuous"/>
    </style:style>
    <style:style style:name="P6371" style:parent-style-name="Normalny" style:family="paragraph">
      <style:paragraph-properties fo:text-align="justify" fo:line-height="150%" fo:text-indent="0.2479in"/>
    </style:style>
    <style:style style:name="T6372" style:parent-style-name="Domyślnaczcionkaakapitu" style:family="text">
      <style:text-properties fo:background-color="#80FFFF"/>
    </style:style>
    <style:style style:name="T6373" style:parent-style-name="Domyślnaczcionkaakapitu" style:family="text">
      <style:text-properties fo:background-color="#80FFFF"/>
    </style:style>
    <style:style style:name="T6374" style:parent-style-name="Domyślnaczcionkaakapitu" style:family="text">
      <style:text-properties fo:background-color="#80FFFF"/>
    </style:style>
    <style:style style:name="T6375" style:parent-style-name="Domyślnaczcionkaakapitu" style:family="text">
      <style:text-properties fo:background-color="#80FFFF"/>
    </style:style>
    <style:style style:name="T6376" style:parent-style-name="Domyślnaczcionkaakapitu" style:family="text">
      <style:text-properties fo:background-color="#80FFFF"/>
    </style:style>
    <style:style style:name="T6377" style:parent-style-name="Domyślnaczcionkaakapitu" style:family="text">
      <style:text-properties fo:background-color="#80FFFF"/>
    </style:style>
    <style:style style:name="T6378" style:parent-style-name="Domyślnaczcionkaakapitu" style:family="text">
      <style:text-properties fo:background-color="#80FFFF"/>
    </style:style>
    <style:style style:name="T6379" style:parent-style-name="Domyślnaczcionkaakapitu" style:family="text">
      <style:text-properties fo:background-color="#80FFFF"/>
    </style:style>
    <style:style style:name="T6380" style:parent-style-name="Domyślnaczcionkaakapitu" style:family="text">
      <style:text-properties fo:background-color="#80FFFF"/>
    </style:style>
    <style:style style:name="T6381" style:parent-style-name="Domyślnaczcionkaakapitu" style:family="text">
      <style:text-properties fo:background-color="#80FFFF"/>
    </style:style>
    <style:style style:name="T6382" style:parent-style-name="Domyślnaczcionkaakapitu" style:family="text">
      <style:text-properties fo:background-color="#80FFFF"/>
    </style:style>
    <style:style style:name="T6383" style:parent-style-name="Domyślnaczcionkaakapitu" style:family="text">
      <style:text-properties fo:background-color="#80FFFF"/>
    </style:style>
    <style:style style:name="T6384" style:parent-style-name="Domyślnaczcionkaakapitu" style:family="text">
      <style:text-properties fo:background-color="#80FFFF"/>
    </style:style>
    <style:style style:name="T6385" style:parent-style-name="Domyślnaczcionkaakapitu" style:family="text">
      <style:text-properties fo:background-color="#80FFFF"/>
    </style:style>
    <style:style style:name="T6386" style:parent-style-name="Domyślnaczcionkaakapitu" style:family="text">
      <style:text-properties fo:background-color="#80FFFF"/>
    </style:style>
    <style:style style:name="T6387" style:parent-style-name="Domyślnaczcionkaakapitu" style:family="text">
      <style:text-properties fo:background-color="#80FFFF"/>
    </style:style>
    <style:style style:name="T6388" style:parent-style-name="Domyślnaczcionkaakapitu" style:family="text">
      <style:text-properties fo:background-color="#80FFFF"/>
    </style:style>
    <style:style style:name="T6389" style:parent-style-name="Domyślnaczcionkaakapitu" style:family="text">
      <style:text-properties fo:background-color="#80FFFF"/>
    </style:style>
    <style:style style:name="P6390" style:parent-style-name="Normalny" style:family="paragraph">
      <style:paragraph-properties fo:text-align="justify" fo:line-height="150%"/>
    </style:style>
    <style:style style:name="T6391" style:parent-style-name="Domyślnaczcionkaakapitu" style:family="text">
      <style:text-properties fo:background-color="#80FFFF" style:text-underline-type="single" style:text-underline-style="solid" style:text-underline-width="auto" style:text-underline-mode="continuous"/>
    </style:style>
    <style:style style:name="T6392" style:parent-style-name="Domyślnaczcionkaakapitu" style:family="text">
      <style:text-properties style:text-underline-type="single" style:text-underline-style="solid" style:text-underline-width="auto" style:text-underline-mode="continuous"/>
    </style:style>
    <style:style style:name="P6393" style:parent-style-name="Normalny" style:family="paragraph">
      <style:paragraph-properties fo:text-align="justify" fo:line-height="150%" fo:text-indent="0.2479in"/>
    </style:style>
    <style:style style:name="T6394" style:parent-style-name="Domyślnaczcionkaakapitu" style:family="text">
      <style:text-properties fo:background-color="#80FFFF"/>
    </style:style>
    <style:style style:name="T6395" style:parent-style-name="Domyślnaczcionkaakapitu" style:family="text">
      <style:text-properties fo:background-color="#80FFFF"/>
    </style:style>
    <style:style style:name="T6396" style:parent-style-name="Domyślnaczcionkaakapitu" style:family="text">
      <style:text-properties fo:background-color="#80FFFF"/>
    </style:style>
    <style:style style:name="T6397" style:parent-style-name="Domyślnaczcionkaakapitu" style:family="text">
      <style:text-properties fo:background-color="#80FFFF"/>
    </style:style>
    <style:style style:name="T6398" style:parent-style-name="Domyślnaczcionkaakapitu" style:family="text">
      <style:text-properties fo:background-color="#80FFFF"/>
    </style:style>
    <style:style style:name="T6399" style:parent-style-name="Domyślnaczcionkaakapitu" style:family="text">
      <style:text-properties fo:background-color="#80FFFF"/>
    </style:style>
    <style:style style:name="T6400" style:parent-style-name="Domyślnaczcionkaakapitu" style:family="text">
      <style:text-properties fo:background-color="#80FFFF"/>
    </style:style>
    <style:style style:name="T6401" style:parent-style-name="Domyślnaczcionkaakapitu" style:family="text">
      <style:text-properties fo:background-color="#80FFFF"/>
    </style:style>
    <style:style style:name="T6402" style:parent-style-name="Domyślnaczcionkaakapitu" style:family="text">
      <style:text-properties fo:background-color="#80FFFF"/>
    </style:style>
    <style:style style:name="T6403" style:parent-style-name="Domyślnaczcionkaakapitu" style:family="text">
      <style:text-properties fo:background-color="#80FFFF"/>
    </style:style>
    <style:style style:name="P6404" style:parent-style-name="Normalny" style:family="paragraph">
      <style:paragraph-properties fo:text-align="justify" fo:line-height="150%"/>
    </style:style>
    <style:style style:name="T6405" style:parent-style-name="Domyślnaczcionkaakapitu" style:family="text">
      <style:text-properties style:text-underline-type="single" style:text-underline-style="solid" style:text-underline-width="auto" style:text-underline-mode="continuous"/>
    </style:style>
    <style:style style:name="T6406" style:parent-style-name="Domyślnaczcionkaakapitu" style:family="text">
      <style:text-properties fo:background-color="#80FFFF" style:text-underline-type="single" style:text-underline-style="solid" style:text-underline-width="auto" style:text-underline-mode="continuous"/>
    </style:style>
    <style:style style:name="T6407" style:parent-style-name="Domyślnaczcionkaakapitu" style:family="text">
      <style:text-properties style:text-underline-type="single" style:text-underline-style="solid" style:text-underline-width="auto" style:text-underline-mode="continuous"/>
    </style:style>
    <style:style style:name="P6408" style:parent-style-name="Normalny" style:family="paragraph">
      <style:paragraph-properties fo:text-align="justify" fo:line-height="150%" fo:text-indent="0.2479in"/>
    </style:style>
    <style:style style:name="T6409" style:parent-style-name="Domyślnaczcionkaakapitu" style:family="text">
      <style:text-properties fo:background-color="#80FFFF"/>
    </style:style>
    <style:style style:name="P6410" style:parent-style-name="Normalny" style:family="paragraph">
      <style:paragraph-properties fo:text-align="justify" fo:line-height="150%"/>
    </style:style>
    <style:style style:name="T6411" style:parent-style-name="Domyślnaczcionkaakapitu" style:family="text">
      <style:text-properties fo:background-color="#80FFFF" style:text-underline-type="single" style:text-underline-style="solid" style:text-underline-width="auto" style:text-underline-mode="continuous"/>
    </style:style>
    <style:style style:name="T6412" style:parent-style-name="Domyślnaczcionkaakapitu" style:family="text">
      <style:text-properties style:text-underline-type="single" style:text-underline-style="solid" style:text-underline-width="auto" style:text-underline-mode="continuous"/>
    </style:style>
    <style:style style:name="T6413" style:parent-style-name="Domyślnaczcionkaakapitu" style:family="text">
      <style:text-properties fo:background-color="#80FFFF" style:text-underline-type="single" style:text-underline-style="solid" style:text-underline-width="auto" style:text-underline-mode="continuous"/>
    </style:style>
    <style:style style:name="T6414" style:parent-style-name="Domyślnaczcionkaakapitu" style:family="text">
      <style:text-properties style:text-underline-type="single" style:text-underline-style="solid" style:text-underline-width="auto" style:text-underline-mode="continuous"/>
    </style:style>
    <style:style style:name="P6415" style:parent-style-name="Normalny" style:family="paragraph">
      <style:paragraph-properties fo:text-align="justify" fo:line-height="150%" fo:text-indent="0.2479in"/>
    </style:style>
    <style:style style:name="T6416" style:parent-style-name="Domyślnaczcionkaakapitu" style:family="text">
      <style:text-properties fo:background-color="#80FFFF"/>
    </style:style>
    <style:style style:name="T6417" style:parent-style-name="Domyślnaczcionkaakapitu" style:family="text">
      <style:text-properties fo:background-color="#80FFFF"/>
    </style:style>
    <style:style style:name="T6418" style:parent-style-name="Domyślnaczcionkaakapitu" style:family="text">
      <style:text-properties fo:background-color="#80FFFF"/>
    </style:style>
    <style:style style:name="T6419" style:parent-style-name="Domyślnaczcionkaakapitu" style:family="text">
      <style:text-properties fo:background-color="#80FFFF"/>
    </style:style>
    <style:style style:name="T6420" style:parent-style-name="Domyślnaczcionkaakapitu" style:family="text">
      <style:text-properties fo:background-color="#80FFFF"/>
    </style:style>
    <style:style style:name="P6421" style:parent-style-name="Normalny" style:family="paragraph">
      <style:paragraph-properties fo:text-align="justify" fo:line-height="150%" fo:text-indent="0.2479in"/>
    </style:style>
    <style:style style:name="T6422" style:parent-style-name="Domyślnaczcionkaakapitu" style:family="text">
      <style:text-properties fo:background-color="#80FFFF"/>
    </style:style>
    <style:style style:name="T6423" style:parent-style-name="Domyślnaczcionkaakapitu" style:family="text">
      <style:text-properties fo:background-color="#80FFFF"/>
    </style:style>
    <style:style style:name="T6424" style:parent-style-name="Domyślnaczcionkaakapitu" style:family="text">
      <style:text-properties fo:background-color="#80FFFF"/>
    </style:style>
    <style:style style:name="T6425" style:parent-style-name="Domyślnaczcionkaakapitu" style:family="text">
      <style:text-properties fo:background-color="#80FFFF"/>
    </style:style>
    <style:style style:name="T6426" style:parent-style-name="Domyślnaczcionkaakapitu" style:family="text">
      <style:text-properties fo:background-color="#80FFFF"/>
    </style:style>
    <style:style style:name="T6427" style:parent-style-name="Domyślnaczcionkaakapitu" style:family="text">
      <style:text-properties fo:background-color="#80FFFF"/>
    </style:style>
    <style:style style:name="T6428" style:parent-style-name="Domyślnaczcionkaakapitu" style:family="text">
      <style:text-properties fo:background-color="#80FFFF"/>
    </style:style>
    <style:style style:name="T6429" style:parent-style-name="Domyślnaczcionkaakapitu" style:family="text">
      <style:text-properties fo:background-color="#80FFFF"/>
    </style:style>
    <style:style style:name="T6430" style:parent-style-name="Domyślnaczcionkaakapitu" style:family="text">
      <style:text-properties fo:background-color="#80FFFF"/>
    </style:style>
    <style:style style:name="T6431" style:parent-style-name="Domyślnaczcionkaakapitu" style:family="text">
      <style:text-properties fo:background-color="#80FFFF"/>
    </style:style>
    <style:style style:name="T6432" style:parent-style-name="Domyślnaczcionkaakapitu" style:family="text">
      <style:text-properties fo:background-color="#80FFFF"/>
    </style:style>
    <style:style style:name="T6433" style:parent-style-name="Domyślnaczcionkaakapitu" style:family="text">
      <style:text-properties fo:background-color="#80FFFF"/>
    </style:style>
    <style:style style:name="T6434" style:parent-style-name="Domyślnaczcionkaakapitu" style:family="text">
      <style:text-properties fo:background-color="#80FFFF"/>
    </style:style>
    <style:style style:name="P6435" style:parent-style-name="Normalny" style:family="paragraph">
      <style:paragraph-properties fo:text-align="justify" fo:line-height="150%" fo:text-indent="0.2479in"/>
    </style:style>
    <style:style style:name="T6436" style:parent-style-name="Domyślnaczcionkaakapitu" style:family="text">
      <style:text-properties fo:background-color="#80FFFF"/>
    </style:style>
    <style:style style:name="T6437" style:parent-style-name="Domyślnaczcionkaakapitu" style:family="text">
      <style:text-properties fo:background-color="#80FFFF"/>
    </style:style>
    <style:style style:name="T6438" style:parent-style-name="Domyślnaczcionkaakapitu" style:family="text">
      <style:text-properties fo:background-color="#80FFFF"/>
    </style:style>
    <style:style style:name="T6439" style:parent-style-name="Domyślnaczcionkaakapitu" style:family="text">
      <style:text-properties fo:background-color="#80FFFF"/>
    </style:style>
    <style:style style:name="T6440" style:parent-style-name="Domyślnaczcionkaakapitu" style:family="text">
      <style:text-properties fo:background-color="#80FFFF"/>
    </style:style>
    <style:style style:name="T6441" style:parent-style-name="Domyślnaczcionkaakapitu" style:family="text">
      <style:text-properties fo:background-color="#80FFFF"/>
    </style:style>
    <style:style style:name="T6442" style:parent-style-name="Domyślnaczcionkaakapitu" style:family="text">
      <style:text-properties fo:background-color="#80FFFF"/>
    </style:style>
    <style:style style:name="P6443" style:parent-style-name="Normalny" style:family="paragraph">
      <style:paragraph-properties fo:text-align="justify" fo:line-height="150%" fo:text-indent="0.2479in"/>
    </style:style>
    <style:style style:name="T6444" style:parent-style-name="Domyślnaczcionkaakapitu" style:family="text">
      <style:text-properties fo:background-color="#80FFFF"/>
    </style:style>
    <style:style style:name="T6445" style:parent-style-name="Domyślnaczcionkaakapitu" style:family="text">
      <style:text-properties fo:background-color="#80FFFF"/>
    </style:style>
    <style:style style:name="T6446" style:parent-style-name="Domyślnaczcionkaakapitu" style:family="text">
      <style:text-properties fo:background-color="#80FFFF"/>
    </style:style>
    <style:style style:name="T6447" style:parent-style-name="Domyślnaczcionkaakapitu" style:family="text">
      <style:text-properties fo:background-color="#80FFFF"/>
    </style:style>
    <style:style style:name="T6448" style:parent-style-name="Domyślnaczcionkaakapitu" style:family="text">
      <style:text-properties fo:background-color="#80FFFF"/>
    </style:style>
    <style:style style:name="T6449" style:parent-style-name="Domyślnaczcionkaakapitu" style:family="text">
      <style:text-properties fo:background-color="#80FFFF"/>
    </style:style>
    <style:style style:name="T6450" style:parent-style-name="Domyślnaczcionkaakapitu" style:family="text">
      <style:text-properties fo:background-color="#80FFFF"/>
    </style:style>
    <style:style style:name="P6451" style:parent-style-name="Normalny" style:family="paragraph">
      <style:paragraph-properties fo:text-align="justify" fo:line-height="150%" fo:text-indent="0.2479in"/>
    </style:style>
    <style:style style:name="P6452" style:parent-style-name="Normalny" style:family="paragraph">
      <style:paragraph-properties fo:text-align="justify" fo:line-height="150%"/>
    </style:style>
    <style:style style:name="T6453" style:parent-style-name="Domyślnaczcionkaakapitu" style:family="text">
      <style:text-properties style:text-underline-type="single" style:text-underline-style="solid" style:text-underline-width="auto" style:text-underline-mode="continuous"/>
    </style:style>
    <style:style style:name="P6454" style:parent-style-name="Normalny" style:family="paragraph">
      <style:paragraph-properties fo:text-align="justify" fo:line-height="150%" fo:text-indent="0.2479in"/>
    </style:style>
    <style:style style:name="T6455" style:parent-style-name="Domyślnaczcionkaakapitu" style:family="text">
      <style:text-properties fo:background-color="#80FFFF"/>
    </style:style>
    <style:style style:name="T6456" style:parent-style-name="Domyślnaczcionkaakapitu" style:family="text">
      <style:text-properties fo:background-color="#80FFFF"/>
    </style:style>
    <style:style style:name="T6457" style:parent-style-name="Domyślnaczcionkaakapitu" style:family="text">
      <style:text-properties fo:background-color="#80FFFF"/>
    </style:style>
    <style:style style:name="T6458" style:parent-style-name="Domyślnaczcionkaakapitu" style:family="text">
      <style:text-properties fo:background-color="#80FFFF"/>
    </style:style>
    <style:style style:name="T6459" style:parent-style-name="Domyślnaczcionkaakapitu" style:family="text">
      <style:text-properties fo:background-color="#80FFFF"/>
    </style:style>
    <style:style style:name="P6460" style:parent-style-name="Normalny" style:family="paragraph">
      <style:paragraph-properties fo:text-align="justify" fo:line-height="150%"/>
    </style:style>
    <style:style style:name="P6461" style:parent-style-name="Normalny" style:family="paragraph">
      <style:paragraph-properties fo:text-align="justify" fo:line-height="150%"/>
    </style:style>
    <style:style style:name="T6462" style:parent-style-name="Domyślnaczcionkaakapitu" style:family="text">
      <style:text-properties fo:background-color="#80FFFF" style:text-underline-type="single" style:text-underline-style="solid" style:text-underline-width="auto" style:text-underline-mode="continuous"/>
    </style:style>
    <style:style style:name="T6463" style:parent-style-name="Domyślnaczcionkaakapitu" style:family="text">
      <style:text-properties style:text-underline-type="single" style:text-underline-style="solid" style:text-underline-width="auto" style:text-underline-mode="continuous"/>
    </style:style>
    <style:style style:name="P6464" style:parent-style-name="Normalny" style:family="paragraph">
      <style:paragraph-properties fo:text-align="justify" fo:line-height="150%" fo:text-indent="0.2479in"/>
    </style:style>
    <style:style style:name="T6465" style:parent-style-name="Domyślnaczcionkaakapitu" style:family="text">
      <style:text-properties fo:background-color="#80FFFF"/>
    </style:style>
    <style:style style:name="T6466" style:parent-style-name="Domyślnaczcionkaakapitu" style:family="text">
      <style:text-properties fo:background-color="#80FFFF"/>
    </style:style>
    <style:style style:name="T6467" style:parent-style-name="Domyślnaczcionkaakapitu" style:family="text">
      <style:text-properties fo:background-color="#80FFFF"/>
    </style:style>
    <style:style style:name="T6468" style:parent-style-name="Domyślnaczcionkaakapitu" style:family="text">
      <style:text-properties fo:background-color="#80FFFF"/>
    </style:style>
    <style:style style:name="T6469" style:parent-style-name="Domyślnaczcionkaakapitu" style:family="text">
      <style:text-properties fo:background-color="#80FFFF"/>
    </style:style>
    <style:style style:name="T6470" style:parent-style-name="Domyślnaczcionkaakapitu" style:family="text">
      <style:text-properties fo:background-color="#80FFFF"/>
    </style:style>
    <style:style style:name="T6471" style:parent-style-name="Domyślnaczcionkaakapitu" style:family="text">
      <style:text-properties fo:background-color="#80FFFF"/>
    </style:style>
    <style:style style:name="T6472" style:parent-style-name="Domyślnaczcionkaakapitu" style:family="text">
      <style:text-properties fo:background-color="#80FFFF"/>
    </style:style>
    <style:style style:name="T6473" style:parent-style-name="Domyślnaczcionkaakapitu" style:family="text">
      <style:text-properties fo:background-color="#80FFFF"/>
    </style:style>
    <style:style style:name="P6474" style:parent-style-name="Normalny" style:family="paragraph">
      <style:paragraph-properties fo:text-align="justify" fo:line-height="150%" fo:text-indent="0.2479in"/>
    </style:style>
    <style:style style:name="T6475" style:parent-style-name="Domyślnaczcionkaakapitu" style:family="text">
      <style:text-properties fo:background-color="#80FFFF"/>
    </style:style>
    <style:style style:name="P6476" style:parent-style-name="Normalny" style:family="paragraph">
      <style:paragraph-properties fo:text-align="justify" fo:line-height="150%"/>
    </style:style>
    <style:style style:name="T6477" style:parent-style-name="Domyślnaczcionkaakapitu" style:family="text">
      <style:text-properties fo:background-color="#80FFFF"/>
    </style:style>
    <style:style style:name="T6478" style:parent-style-name="Domyślnaczcionkaakapitu" style:family="text">
      <style:text-properties fo:background-color="#80FFFF"/>
    </style:style>
    <style:style style:name="P6479" style:parent-style-name="Normalny" style:family="paragraph">
      <style:paragraph-properties fo:text-align="justify" fo:line-height="150%"/>
    </style:style>
    <style:style style:name="T6480" style:parent-style-name="Domyślnaczcionkaakapitu" style:family="text">
      <style:text-properties style:text-underline-type="single" style:text-underline-style="solid" style:text-underline-width="auto" style:text-underline-mode="continuous"/>
    </style:style>
    <style:style style:name="T6481" style:parent-style-name="Domyślnaczcionkaakapitu" style:family="text">
      <style:text-properties fo:background-color="#80FFFF" style:text-underline-type="single" style:text-underline-style="solid" style:text-underline-width="auto" style:text-underline-mode="continuous"/>
    </style:style>
    <style:style style:name="T6482" style:parent-style-name="Domyślnaczcionkaakapitu" style:family="text">
      <style:text-properties style:text-underline-type="single" style:text-underline-style="solid" style:text-underline-width="auto" style:text-underline-mode="continuous"/>
    </style:style>
    <style:style style:name="T6483" style:parent-style-name="Domyślnaczcionkaakapitu" style:family="text">
      <style:text-properties fo:background-color="#80FFFF" style:text-underline-type="single" style:text-underline-style="solid" style:text-underline-width="auto" style:text-underline-mode="continuous"/>
    </style:style>
    <style:style style:name="T6484" style:parent-style-name="Domyślnaczcionkaakapitu" style:family="text">
      <style:text-properties style:text-underline-type="single" style:text-underline-style="solid" style:text-underline-width="auto" style:text-underline-mode="continuous"/>
    </style:style>
    <style:style style:name="T6485" style:parent-style-name="Domyślnaczcionkaakapitu" style:family="text">
      <style:text-properties fo:background-color="#80FFFF" style:text-underline-type="single" style:text-underline-style="solid" style:text-underline-width="auto" style:text-underline-mode="continuous"/>
    </style:style>
    <style:style style:name="T6486" style:parent-style-name="Domyślnaczcionkaakapitu" style:family="text">
      <style:text-properties style:text-underline-type="single" style:text-underline-style="solid" style:text-underline-width="auto" style:text-underline-mode="continuous"/>
    </style:style>
    <style:style style:name="P6487" style:parent-style-name="Normalny" style:family="paragraph">
      <style:paragraph-properties fo:text-align="justify" fo:line-height="150%" fo:text-indent="0.2479in"/>
    </style:style>
    <style:style style:name="P6488" style:parent-style-name="Normalny" style:family="paragraph">
      <style:paragraph-properties fo:text-align="justify" fo:line-height="150%">
        <style:tab-stops>
          <style:tab-stop style:type="left" style:leader-style="dotted" style:leader-text="." style:position="3.1166in"/>
        </style:tab-stops>
      </style:paragraph-properties>
    </style:style>
    <style:style style:name="T6489" style:parent-style-name="Domyślnaczcionkaakapitu" style:family="text">
      <style:text-properties style:text-underline-type="single" style:text-underline-style="solid" style:text-underline-width="auto" style:text-underline-mode="continuous"/>
    </style:style>
    <style:style style:name="P6490" style:parent-style-name="Normalny" style:family="paragraph">
      <style:paragraph-properties fo:text-align="justify" fo:line-height="150%" fo:text-indent="0.2479in">
        <style:tab-stops>
          <style:tab-stop style:type="left" style:leader-style="dotted" style:leader-text="." style:position="3.1166in"/>
        </style:tab-stops>
      </style:paragraph-properties>
    </style:style>
    <style:style style:name="P6491" style:parent-style-name="Normalny" style:family="paragraph">
      <style:paragraph-properties fo:text-align="justify" fo:line-height="150%">
        <style:tab-stops>
          <style:tab-stop style:type="left" style:leader-style="dotted" style:leader-text="." style:position="3.1166in"/>
        </style:tab-stops>
      </style:paragraph-properties>
    </style:style>
    <style:style style:name="T6492" style:parent-style-name="Domyślnaczcionkaakapitu" style:family="text">
      <style:text-properties style:text-underline-type="single" style:text-underline-style="solid" style:text-underline-width="auto" style:text-underline-mode="continuous"/>
    </style:style>
    <style:style style:name="P6493" style:parent-style-name="Normalny" style:family="paragraph">
      <style:paragraph-properties fo:text-align="justify" fo:line-height="150%" fo:text-indent="0.2479in">
        <style:tab-stops>
          <style:tab-stop style:type="left" style:leader-style="dotted" style:leader-text="." style:position="3.1166in"/>
        </style:tab-stops>
      </style:paragraph-properties>
    </style:style>
    <style:style style:name="T6494" style:parent-style-name="Domyślnaczcionkaakapitu" style:family="text">
      <style:text-properties fo:background-color="#80FFFF"/>
    </style:style>
    <style:style style:name="T6495" style:parent-style-name="Domyślnaczcionkaakapitu" style:family="text">
      <style:text-properties fo:background-color="#80FFFF"/>
    </style:style>
    <style:style style:name="T6496" style:parent-style-name="Domyślnaczcionkaakapitu" style:family="text">
      <style:text-properties fo:background-color="#80FFFF"/>
    </style:style>
    <style:style style:name="T6497" style:parent-style-name="Domyślnaczcionkaakapitu" style:family="text">
      <style:text-properties fo:background-color="#80FFFF"/>
    </style:style>
    <style:style style:name="T6498" style:parent-style-name="Domyślnaczcionkaakapitu" style:family="text">
      <style:text-properties fo:background-color="#80FFFF"/>
    </style:style>
    <style:style style:name="T6499" style:parent-style-name="Domyślnaczcionkaakapitu" style:family="text">
      <style:text-properties fo:background-color="#80FFFF"/>
    </style:style>
    <style:style style:name="T6500" style:parent-style-name="Domyślnaczcionkaakapitu" style:family="text">
      <style:text-properties fo:background-color="#80FFFF"/>
    </style:style>
    <style:style style:name="T6501" style:parent-style-name="Domyślnaczcionkaakapitu" style:family="text">
      <style:text-properties fo:background-color="#80FFFF"/>
    </style:style>
    <style:style style:name="T6502" style:parent-style-name="Domyślnaczcionkaakapitu" style:family="text">
      <style:text-properties fo:background-color="#80FFFF"/>
    </style:style>
    <style:style style:name="T6503" style:parent-style-name="Domyślnaczcionkaakapitu" style:family="text">
      <style:text-properties fo:background-color="#80FFFF"/>
    </style:style>
    <style:style style:name="T6504" style:parent-style-name="Domyślnaczcionkaakapitu" style:family="text">
      <style:text-properties fo:background-color="#80FFFF"/>
    </style:style>
    <style:style style:name="T6505" style:parent-style-name="Domyślnaczcionkaakapitu" style:family="text">
      <style:text-properties fo:background-color="#80FFFF"/>
    </style:style>
    <style:style style:name="T6506" style:parent-style-name="Domyślnaczcionkaakapitu" style:family="text">
      <style:text-properties fo:background-color="#80FFFF"/>
    </style:style>
    <style:style style:name="T6507" style:parent-style-name="Domyślnaczcionkaakapitu" style:family="text">
      <style:text-properties fo:background-color="#80FFFF"/>
    </style:style>
    <style:style style:name="T6508" style:parent-style-name="Domyślnaczcionkaakapitu" style:family="text">
      <style:text-properties fo:background-color="#80FFFF"/>
    </style:style>
    <style:style style:name="T6509" style:parent-style-name="Domyślnaczcionkaakapitu" style:family="text">
      <style:text-properties fo:background-color="#80FFFF"/>
    </style:style>
    <style:style style:name="T6510" style:parent-style-name="Domyślnaczcionkaakapitu" style:family="text">
      <style:text-properties fo:background-color="#80FFFF"/>
    </style:style>
    <style:style style:name="T6511" style:parent-style-name="Domyślnaczcionkaakapitu" style:family="text">
      <style:text-properties fo:background-color="#80FFFF"/>
    </style:style>
    <style:style style:name="T6512" style:parent-style-name="Domyślnaczcionkaakapitu" style:family="text">
      <style:text-properties fo:background-color="#80FFFF"/>
    </style:style>
    <style:style style:name="T6513" style:parent-style-name="Domyślnaczcionkaakapitu" style:family="text">
      <style:text-properties fo:background-color="#80FFFF"/>
    </style:style>
    <style:style style:name="T6514" style:parent-style-name="Domyślnaczcionkaakapitu" style:family="text">
      <style:text-properties fo:background-color="#80FFFF"/>
    </style:style>
    <style:style style:name="T6515" style:parent-style-name="Domyślnaczcionkaakapitu" style:family="text">
      <style:text-properties fo:background-color="#80FFFF"/>
    </style:style>
    <style:style style:name="T6516" style:parent-style-name="Domyślnaczcionkaakapitu" style:family="text">
      <style:text-properties fo:background-color="#80FFFF"/>
    </style:style>
    <style:style style:name="T6517" style:parent-style-name="Domyślnaczcionkaakapitu" style:family="text">
      <style:text-properties fo:background-color="#80FFFF"/>
    </style:style>
    <style:style style:name="T6518" style:parent-style-name="Domyślnaczcionkaakapitu" style:family="text">
      <style:text-properties fo:background-color="#80FFFF"/>
    </style:style>
    <style:style style:name="T6519" style:parent-style-name="Domyślnaczcionkaakapitu" style:family="text">
      <style:text-properties fo:background-color="#80FFFF"/>
    </style:style>
    <style:style style:name="T6520" style:parent-style-name="Domyślnaczcionkaakapitu" style:family="text">
      <style:text-properties fo:background-color="#80FFFF"/>
    </style:style>
    <style:style style:name="T6521" style:parent-style-name="Domyślnaczcionkaakapitu" style:family="text">
      <style:text-properties fo:background-color="#80FFFF"/>
    </style:style>
    <style:style style:name="T6522" style:parent-style-name="Domyślnaczcionkaakapitu" style:family="text">
      <style:text-properties fo:background-color="#80FFFF"/>
    </style:style>
    <style:style style:name="T6523" style:parent-style-name="Domyślnaczcionkaakapitu" style:family="text">
      <style:text-properties fo:background-color="#80FFFF"/>
    </style:style>
    <style:style style:name="T6524" style:parent-style-name="Domyślnaczcionkaakapitu" style:family="text">
      <style:text-properties fo:background-color="#80FFFF"/>
    </style:style>
    <style:style style:name="T6525" style:parent-style-name="Domyślnaczcionkaakapitu" style:family="text">
      <style:text-properties fo:background-color="#80FFFF"/>
    </style:style>
    <style:style style:name="T6526" style:parent-style-name="Domyślnaczcionkaakapitu" style:family="text">
      <style:text-properties fo:background-color="#80FFFF"/>
    </style:style>
    <style:style style:name="T6527" style:parent-style-name="Domyślnaczcionkaakapitu" style:family="text">
      <style:text-properties fo:background-color="#80FFFF"/>
    </style:style>
    <style:style style:name="T6528" style:parent-style-name="Domyślnaczcionkaakapitu" style:family="text">
      <style:text-properties fo:background-color="#80FFFF"/>
    </style:style>
    <style:style style:name="T6529" style:parent-style-name="Domyślnaczcionkaakapitu" style:family="text">
      <style:text-properties fo:background-color="#80FFFF"/>
    </style:style>
    <style:style style:name="T6530" style:parent-style-name="Domyślnaczcionkaakapitu" style:family="text">
      <style:text-properties fo:background-color="#80FFFF"/>
    </style:style>
    <style:style style:name="T6531" style:parent-style-name="Domyślnaczcionkaakapitu" style:family="text">
      <style:text-properties fo:background-color="#80FFFF"/>
    </style:style>
    <style:style style:name="P6532" style:parent-style-name="Normalny" style:family="paragraph">
      <style:paragraph-properties fo:text-align="justify" fo:line-height="150%" fo:text-indent="0.2479in"/>
    </style:style>
    <style:style style:name="T6533" style:parent-style-name="Domyślnaczcionkaakapitu" style:family="text">
      <style:text-properties fo:background-color="#80FFFF"/>
    </style:style>
    <style:style style:name="P6534" style:parent-style-name="Normalny" style:family="paragraph">
      <style:paragraph-properties fo:text-align="justify" fo:line-height="150%"/>
    </style:style>
    <style:style style:name="T6535" style:parent-style-name="Domyślnaczcionkaakapitu" style:family="text">
      <style:text-properties style:text-underline-type="single" style:text-underline-style="solid" style:text-underline-width="auto" style:text-underline-mode="continuous"/>
    </style:style>
    <style:style style:name="P6536" style:parent-style-name="Normalny" style:family="paragraph">
      <style:paragraph-properties fo:text-align="justify" fo:line-height="150%" fo:text-indent="0.2479in"/>
    </style:style>
    <style:style style:name="T6537" style:parent-style-name="Domyślnaczcionkaakapitu" style:family="text">
      <style:text-properties fo:background-color="#80FFFF"/>
    </style:style>
    <style:style style:name="T6538" style:parent-style-name="Domyślnaczcionkaakapitu" style:family="text">
      <style:text-properties fo:background-color="#80FFFF"/>
    </style:style>
    <style:style style:name="T6539" style:parent-style-name="Domyślnaczcionkaakapitu" style:family="text">
      <style:text-properties fo:background-color="#80FFFF"/>
    </style:style>
    <style:style style:name="T6540" style:parent-style-name="Domyślnaczcionkaakapitu" style:family="text">
      <style:text-properties fo:background-color="#80FFFF"/>
    </style:style>
    <style:style style:name="T6541" style:parent-style-name="Domyślnaczcionkaakapitu" style:family="text">
      <style:text-properties fo:background-color="#80FFFF"/>
    </style:style>
    <style:style style:name="T6542" style:parent-style-name="Domyślnaczcionkaakapitu" style:family="text">
      <style:text-properties fo:background-color="#80FFFF"/>
    </style:style>
    <style:style style:name="T6543" style:parent-style-name="Domyślnaczcionkaakapitu" style:family="text">
      <style:text-properties fo:background-color="#80FFFF"/>
    </style:style>
    <style:style style:name="T6544" style:parent-style-name="Domyślnaczcionkaakapitu" style:family="text">
      <style:text-properties fo:background-color="#80FFFF"/>
    </style:style>
    <style:style style:name="T6545" style:parent-style-name="Domyślnaczcionkaakapitu" style:family="text">
      <style:text-properties fo:background-color="#80FFFF"/>
    </style:style>
    <style:style style:name="T6546" style:parent-style-name="Domyślnaczcionkaakapitu" style:family="text">
      <style:text-properties fo:background-color="#80FFFF"/>
    </style:style>
    <style:style style:name="T6547" style:parent-style-name="Domyślnaczcionkaakapitu" style:family="text">
      <style:text-properties fo:background-color="#80FFFF"/>
    </style:style>
    <style:style style:name="T6548" style:parent-style-name="Domyślnaczcionkaakapitu" style:family="text">
      <style:text-properties fo:background-color="#80FFFF"/>
    </style:style>
    <style:style style:name="T6549" style:parent-style-name="Domyślnaczcionkaakapitu" style:family="text">
      <style:text-properties fo:background-color="#80FFFF"/>
    </style:style>
    <style:style style:name="T6550" style:parent-style-name="Domyślnaczcionkaakapitu" style:family="text">
      <style:text-properties fo:background-color="#80FFFF"/>
    </style:style>
    <style:style style:name="T6551" style:parent-style-name="Domyślnaczcionkaakapitu" style:family="text">
      <style:text-properties fo:background-color="#80FFFF"/>
    </style:style>
    <style:style style:name="P6552" style:parent-style-name="Normalny" style:family="paragraph">
      <style:paragraph-properties fo:text-align="justify" fo:line-height="150%" fo:text-indent="0.2479in"/>
    </style:style>
    <style:style style:name="P6553" style:parent-style-name="Normalny" style:family="paragraph">
      <style:paragraph-properties fo:text-align="justify" fo:line-height="150%"/>
    </style:style>
    <style:style style:name="T6554" style:parent-style-name="Domyślnaczcionkaakapitu" style:family="text">
      <style:text-properties style:text-underline-type="single" style:text-underline-style="solid" style:text-underline-width="auto" style:text-underline-mode="continuous"/>
    </style:style>
    <style:style style:name="P6555" style:parent-style-name="Normalny" style:family="paragraph">
      <style:paragraph-properties fo:text-align="justify" fo:line-height="150%" fo:text-indent="0.2479in"/>
    </style:style>
    <style:style style:name="T6556" style:parent-style-name="Domyślnaczcionkaakapitu" style:family="text">
      <style:text-properties fo:background-color="#80FFFF"/>
    </style:style>
    <style:style style:name="T6557" style:parent-style-name="Domyślnaczcionkaakapitu" style:family="text">
      <style:text-properties fo:background-color="#80FFFF"/>
    </style:style>
    <style:style style:name="P6558" style:parent-style-name="Normalny" style:family="paragraph">
      <style:paragraph-properties fo:text-align="justify" fo:line-height="150%"/>
    </style:style>
    <style:style style:name="T6559" style:parent-style-name="Domyślnaczcionkaakapitu" style:family="text">
      <style:text-properties style:text-underline-type="single" style:text-underline-style="solid" style:text-underline-width="auto" style:text-underline-mode="continuous"/>
    </style:style>
    <style:style style:name="T6560" style:parent-style-name="Domyślnaczcionkaakapitu" style:family="text">
      <style:text-properties fo:background-color="#80FFFF" style:text-underline-type="single" style:text-underline-style="solid" style:text-underline-width="auto" style:text-underline-mode="continuous"/>
    </style:style>
    <style:style style:name="T6561" style:parent-style-name="Domyślnaczcionkaakapitu" style:family="text">
      <style:text-properties style:text-underline-type="single" style:text-underline-style="solid" style:text-underline-width="auto" style:text-underline-mode="continuous"/>
    </style:style>
    <style:style style:name="P6562" style:parent-style-name="Normalny" style:family="paragraph">
      <style:paragraph-properties fo:text-align="justify" fo:line-height="150%" fo:text-indent="0.2479in"/>
    </style:style>
    <style:style style:name="T6563" style:parent-style-name="Domyślnaczcionkaakapitu" style:family="text">
      <style:text-properties fo:background-color="#80FFFF"/>
    </style:style>
    <style:style style:name="T6564" style:parent-style-name="Domyślnaczcionkaakapitu" style:family="text">
      <style:text-properties fo:background-color="#80FFFF"/>
    </style:style>
    <style:style style:name="T6565" style:parent-style-name="Domyślnaczcionkaakapitu" style:family="text">
      <style:text-properties fo:background-color="#80FFFF"/>
    </style:style>
    <style:style style:name="P6566" style:parent-style-name="Normalny" style:family="paragraph">
      <style:paragraph-properties fo:text-align="justify" fo:line-height="150%" fo:text-indent="0.2479in"/>
    </style:style>
    <style:style style:name="T6567" style:parent-style-name="Domyślnaczcionkaakapitu" style:family="text">
      <style:text-properties fo:background-color="#80FFFF"/>
    </style:style>
    <style:style style:name="T6568" style:parent-style-name="Domyślnaczcionkaakapitu" style:family="text">
      <style:text-properties fo:background-color="#80FFFF"/>
    </style:style>
    <style:style style:name="T6569" style:parent-style-name="Domyślnaczcionkaakapitu" style:family="text">
      <style:text-properties fo:background-color="#80FFFF"/>
    </style:style>
    <style:style style:name="T6570" style:parent-style-name="Domyślnaczcionkaakapitu" style:family="text">
      <style:text-properties fo:background-color="#80FFFF"/>
    </style:style>
    <style:style style:name="T6571" style:parent-style-name="Domyślnaczcionkaakapitu" style:family="text">
      <style:text-properties fo:background-color="#80FFFF"/>
    </style:style>
    <style:style style:name="P6572" style:parent-style-name="Normalny" style:family="paragraph">
      <style:paragraph-properties fo:text-align="justify" fo:line-height="150%" fo:text-indent="0.2479in"/>
    </style:style>
    <style:style style:name="T6573" style:parent-style-name="Domyślnaczcionkaakapitu" style:family="text">
      <style:text-properties fo:background-color="#80FFFF"/>
    </style:style>
    <style:style style:name="T6574" style:parent-style-name="Domyślnaczcionkaakapitu" style:family="text">
      <style:text-properties fo:background-color="#80FFFF"/>
    </style:style>
    <style:style style:name="T6575" style:parent-style-name="Domyślnaczcionkaakapitu" style:family="text">
      <style:text-properties fo:background-color="#80FFFF"/>
    </style:style>
    <style:style style:name="T6576" style:parent-style-name="Domyślnaczcionkaakapitu" style:family="text">
      <style:text-properties fo:background-color="#80FFFF"/>
    </style:style>
    <style:style style:name="T6577" style:parent-style-name="Domyślnaczcionkaakapitu" style:family="text">
      <style:text-properties fo:background-color="#80FFFF"/>
    </style:style>
    <style:style style:name="T6578" style:parent-style-name="Domyślnaczcionkaakapitu" style:family="text">
      <style:text-properties fo:background-color="#80FFFF"/>
    </style:style>
    <style:style style:name="T6579" style:parent-style-name="Domyślnaczcionkaakapitu" style:family="text">
      <style:text-properties fo:background-color="#80FFFF"/>
    </style:style>
    <style:style style:name="T6580" style:parent-style-name="Domyślnaczcionkaakapitu" style:family="text">
      <style:text-properties fo:background-color="#80FFFF"/>
    </style:style>
    <style:style style:name="P6581" style:parent-style-name="Normalny" style:family="paragraph">
      <style:paragraph-properties fo:text-align="justify" fo:line-height="150%" fo:text-indent="0.2479in"/>
    </style:style>
    <style:style style:name="T6582" style:parent-style-name="Domyślnaczcionkaakapitu" style:family="text">
      <style:text-properties fo:background-color="#80FFFF"/>
    </style:style>
    <style:style style:name="T6583" style:parent-style-name="Domyślnaczcionkaakapitu" style:family="text">
      <style:text-properties fo:background-color="#80FFFF"/>
    </style:style>
    <style:style style:name="P6584" style:parent-style-name="Normalny" style:family="paragraph">
      <style:paragraph-properties fo:text-align="justify" fo:line-height="150%"/>
    </style:style>
    <style:style style:name="T6585" style:parent-style-name="Domyślnaczcionkaakapitu" style:family="text">
      <style:text-properties style:text-underline-type="single" style:text-underline-style="solid" style:text-underline-width="auto" style:text-underline-mode="continuous"/>
    </style:style>
    <style:style style:name="P6586" style:parent-style-name="Normalny" style:family="paragraph">
      <style:paragraph-properties fo:text-align="justify" fo:line-height="150%" fo:text-indent="0.2479in"/>
    </style:style>
    <style:style style:name="T6587" style:parent-style-name="Domyślnaczcionkaakapitu" style:family="text">
      <style:text-properties fo:background-color="#80FFFF"/>
    </style:style>
    <style:style style:name="T6588" style:parent-style-name="Domyślnaczcionkaakapitu" style:family="text">
      <style:text-properties fo:background-color="#80FFFF"/>
    </style:style>
    <style:style style:name="T6589" style:parent-style-name="Domyślnaczcionkaakapitu" style:family="text">
      <style:text-properties fo:background-color="#80FFFF"/>
    </style:style>
    <style:style style:name="T6590" style:parent-style-name="Domyślnaczcionkaakapitu" style:family="text">
      <style:text-properties fo:background-color="#80FFFF"/>
    </style:style>
    <style:style style:name="T6591" style:parent-style-name="Domyślnaczcionkaakapitu" style:family="text">
      <style:text-properties fo:background-color="#80FFFF"/>
    </style:style>
    <style:style style:name="T6592" style:parent-style-name="Domyślnaczcionkaakapitu" style:family="text">
      <style:text-properties fo:background-color="#80FFFF"/>
    </style:style>
    <style:style style:name="T6593" style:parent-style-name="Domyślnaczcionkaakapitu" style:family="text">
      <style:text-properties fo:background-color="#80FFFF"/>
    </style:style>
    <style:style style:name="T6594" style:parent-style-name="Domyślnaczcionkaakapitu" style:family="text">
      <style:text-properties fo:background-color="#80FFFF"/>
    </style:style>
    <style:style style:name="P6595" style:parent-style-name="Normalny" style:family="paragraph">
      <style:paragraph-properties fo:text-align="justify" fo:line-height="150%" fo:text-indent="0.2479in"/>
    </style:style>
    <style:style style:name="T6596" style:parent-style-name="Domyślnaczcionkaakapitu" style:family="text">
      <style:text-properties fo:background-color="#80FFFF"/>
    </style:style>
    <style:style style:name="T6597" style:parent-style-name="Domyślnaczcionkaakapitu" style:family="text">
      <style:text-properties fo:background-color="#80FFFF"/>
    </style:style>
    <style:style style:name="T6598" style:parent-style-name="Domyślnaczcionkaakapitu" style:family="text">
      <style:text-properties fo:background-color="#80FFFF"/>
    </style:style>
    <style:style style:name="T6599" style:parent-style-name="Domyślnaczcionkaakapitu" style:family="text">
      <style:text-properties fo:background-color="#80FFFF"/>
    </style:style>
    <style:style style:name="T6600" style:parent-style-name="Domyślnaczcionkaakapitu" style:family="text">
      <style:text-properties fo:background-color="#80FFFF"/>
    </style:style>
    <style:style style:name="P6601" style:parent-style-name="Normalny" style:family="paragraph">
      <style:paragraph-properties fo:text-align="justify" fo:line-height="150%"/>
    </style:style>
    <style:style style:name="P6602" style:parent-style-name="Normalny" style:family="paragraph">
      <style:paragraph-properties fo:text-align="justify" fo:line-height="150%"/>
    </style:style>
    <style:style style:name="T6603" style:parent-style-name="Domyślnaczcionkaakapitu" style:family="text">
      <style:text-properties style:text-underline-type="single" style:text-underline-style="solid" style:text-underline-width="auto" style:text-underline-mode="continuous"/>
    </style:style>
    <style:style style:name="P6604" style:parent-style-name="Normalny" style:family="paragraph">
      <style:paragraph-properties fo:text-align="justify" fo:line-height="150%" fo:text-indent="0.2479in"/>
    </style:style>
    <style:style style:name="T6605" style:parent-style-name="Domyślnaczcionkaakapitu" style:family="text">
      <style:text-properties fo:background-color="#80FFFF"/>
    </style:style>
    <style:style style:name="T6606" style:parent-style-name="Domyślnaczcionkaakapitu" style:family="text">
      <style:text-properties fo:background-color="#80FFFF"/>
    </style:style>
    <style:style style:name="P6607" style:parent-style-name="Normalny" style:family="paragraph">
      <style:paragraph-properties fo:text-align="justify" fo:line-height="150%"/>
    </style:style>
    <style:style style:name="T6608" style:parent-style-name="Domyślnaczcionkaakapitu" style:family="text">
      <style:text-properties style:text-underline-type="single" style:text-underline-style="solid" style:text-underline-width="auto" style:text-underline-mode="continuous"/>
    </style:style>
    <style:style style:name="P6609" style:parent-style-name="Normalny" style:family="paragraph">
      <style:paragraph-properties fo:text-align="justify" fo:line-height="150%" fo:text-indent="0.2479in"/>
    </style:style>
    <style:style style:name="P6610" style:parent-style-name="Normalny" style:family="paragraph">
      <style:paragraph-properties fo:text-align="justify" fo:line-height="150%"/>
    </style:style>
    <style:style style:name="T6611" style:parent-style-name="Domyślnaczcionkaakapitu" style:family="text">
      <style:text-properties fo:background-color="#80FFFF" style:text-underline-type="single" style:text-underline-style="solid" style:text-underline-width="auto" style:text-underline-mode="continuous"/>
    </style:style>
    <style:style style:name="T6612" style:parent-style-name="Domyślnaczcionkaakapitu" style:family="text">
      <style:text-properties style:text-underline-type="single" style:text-underline-style="solid" style:text-underline-width="auto" style:text-underline-mode="continuous"/>
    </style:style>
    <style:style style:name="P6613" style:parent-style-name="Normalny" style:family="paragraph">
      <style:paragraph-properties fo:text-align="justify" fo:line-height="150%" fo:text-indent="0.2479in"/>
    </style:style>
    <style:style style:name="T6614" style:parent-style-name="Domyślnaczcionkaakapitu" style:family="text">
      <style:text-properties fo:background-color="#80FFFF"/>
    </style:style>
    <style:style style:name="T6615" style:parent-style-name="Domyślnaczcionkaakapitu" style:family="text">
      <style:text-properties fo:background-color="#80FFFF"/>
    </style:style>
    <style:style style:name="P6616" style:parent-style-name="Normalny" style:family="paragraph">
      <style:paragraph-properties fo:text-align="justify" fo:line-height="150%" fo:text-indent="0.2479in"/>
    </style:style>
    <style:style style:name="T6617" style:parent-style-name="Domyślnaczcionkaakapitu" style:family="text">
      <style:text-properties fo:background-color="#80FFFF"/>
    </style:style>
    <style:style style:name="T6618" style:parent-style-name="Domyślnaczcionkaakapitu" style:family="text">
      <style:text-properties fo:background-color="#80FFFF"/>
    </style:style>
    <style:style style:name="T6619" style:parent-style-name="Domyślnaczcionkaakapitu" style:family="text">
      <style:text-properties fo:background-color="#80FFFF"/>
    </style:style>
    <style:style style:name="T6620" style:parent-style-name="Domyślnaczcionkaakapitu" style:family="text">
      <style:text-properties fo:background-color="#80FFFF"/>
    </style:style>
    <style:style style:name="T6621" style:parent-style-name="Domyślnaczcionkaakapitu" style:family="text">
      <style:text-properties fo:background-color="#80FFFF"/>
    </style:style>
    <style:style style:name="T6622" style:parent-style-name="Domyślnaczcionkaakapitu" style:family="text">
      <style:text-properties fo:background-color="#80FFFF"/>
    </style:style>
    <style:style style:name="P6623" style:parent-style-name="Normalny" style:family="paragraph">
      <style:paragraph-properties fo:text-align="justify" fo:line-height="150%"/>
    </style:style>
    <style:style style:name="T6624" style:parent-style-name="Domyślnaczcionkaakapitu" style:family="text">
      <style:text-properties fo:background-color="#80FFFF"/>
    </style:style>
    <style:style style:name="P6625" style:parent-style-name="Normalny" style:family="paragraph">
      <style:paragraph-properties fo:text-align="justify" fo:line-height="150%"/>
    </style:style>
    <style:style style:name="T6626" style:parent-style-name="Domyślnaczcionkaakapitu" style:family="text">
      <style:text-properties style:text-underline-type="single" style:text-underline-style="solid" style:text-underline-width="auto" style:text-underline-mode="continuous"/>
    </style:style>
    <style:style style:name="T6627" style:parent-style-name="Domyślnaczcionkaakapitu" style:family="text">
      <style:text-properties fo:background-color="#80FFFF" style:text-underline-type="single" style:text-underline-style="solid" style:text-underline-width="auto" style:text-underline-mode="continuous"/>
    </style:style>
    <style:style style:name="T6628" style:parent-style-name="Domyślnaczcionkaakapitu" style:family="text">
      <style:text-properties style:text-underline-type="single" style:text-underline-style="solid" style:text-underline-width="auto" style:text-underline-mode="continuous"/>
    </style:style>
    <style:style style:name="T6629" style:parent-style-name="Domyślnaczcionkaakapitu" style:family="text">
      <style:text-properties fo:background-color="#80FFFF" style:text-underline-type="single" style:text-underline-style="solid" style:text-underline-width="auto" style:text-underline-mode="continuous"/>
    </style:style>
    <style:style style:name="T6630" style:parent-style-name="Domyślnaczcionkaakapitu" style:family="text">
      <style:text-properties style:text-underline-type="single" style:text-underline-style="solid" style:text-underline-width="auto" style:text-underline-mode="continuous"/>
    </style:style>
    <style:style style:name="P6631" style:parent-style-name="Normalny" style:family="paragraph">
      <style:paragraph-properties fo:text-align="justify" fo:line-height="150%" fo:text-indent="0.2479in"/>
    </style:style>
    <style:style style:name="T6632" style:parent-style-name="Domyślnaczcionkaakapitu" style:family="text">
      <style:text-properties fo:background-color="#80FFFF"/>
    </style:style>
    <style:style style:name="P6633" style:parent-style-name="Normalny" style:family="paragraph">
      <style:paragraph-properties fo:text-align="justify" fo:line-height="150%" fo:text-indent="0.2479in"/>
    </style:style>
    <style:style style:name="T6634" style:parent-style-name="Domyślnaczcionkaakapitu" style:family="text">
      <style:text-properties fo:background-color="#80FFFF"/>
    </style:style>
    <style:style style:name="P6635" style:parent-style-name="Normalny" style:family="paragraph">
      <style:paragraph-properties fo:text-align="justify" fo:line-height="150%"/>
    </style:style>
    <style:style style:name="T6636" style:parent-style-name="Domyślnaczcionkaakapitu" style:family="text">
      <style:text-properties style:text-underline-type="single" style:text-underline-style="solid" style:text-underline-width="auto" style:text-underline-mode="continuous"/>
    </style:style>
    <style:style style:name="P6637" style:parent-style-name="Normalny" style:family="paragraph">
      <style:paragraph-properties fo:text-align="justify" fo:line-height="150%" fo:text-indent="0.2479in"/>
    </style:style>
    <style:style style:name="T6638" style:parent-style-name="Domyślnaczcionkaakapitu" style:family="text">
      <style:text-properties fo:background-color="#80FFFF"/>
    </style:style>
    <style:style style:name="T6639" style:parent-style-name="Domyślnaczcionkaakapitu" style:family="text">
      <style:text-properties fo:background-color="#80FFFF"/>
    </style:style>
    <style:style style:name="T6640" style:parent-style-name="Domyślnaczcionkaakapitu" style:family="text">
      <style:text-properties fo:background-color="#80FFFF"/>
    </style:style>
    <style:style style:name="T6641" style:parent-style-name="Domyślnaczcionkaakapitu" style:family="text">
      <style:text-properties fo:background-color="#80FFFF"/>
    </style:style>
    <style:style style:name="T6642" style:parent-style-name="Domyślnaczcionkaakapitu" style:family="text">
      <style:text-properties fo:background-color="#80FFFF"/>
    </style:style>
    <style:style style:name="T6643" style:parent-style-name="Domyślnaczcionkaakapitu" style:family="text">
      <style:text-properties fo:background-color="#80FFFF"/>
    </style:style>
    <style:style style:name="T6644" style:parent-style-name="Domyślnaczcionkaakapitu" style:family="text">
      <style:text-properties fo:background-color="#80FFFF"/>
    </style:style>
    <style:style style:name="P6645" style:parent-style-name="Normalny" style:family="paragraph">
      <style:paragraph-properties fo:text-align="justify" fo:line-height="150%"/>
    </style:style>
    <style:style style:name="P6646" style:parent-style-name="Normalny" style:family="paragraph">
      <style:paragraph-properties fo:text-align="justify" fo:line-height="150%"/>
    </style:style>
    <style:style style:name="T6647" style:parent-style-name="Domyślnaczcionkaakapitu" style:family="text">
      <style:text-properties style:text-underline-type="single" style:text-underline-style="solid" style:text-underline-width="auto" style:text-underline-mode="continuous"/>
    </style:style>
    <style:style style:name="T6648" style:parent-style-name="Domyślnaczcionkaakapitu" style:family="text">
      <style:text-properties fo:background-color="#80FFFF"/>
    </style:style>
    <style:style style:name="P6649" style:parent-style-name="Normalny" style:family="paragraph">
      <style:paragraph-properties fo:text-align="justify" fo:line-height="150%" fo:text-indent="0.2479in"/>
    </style:style>
    <style:style style:name="T6650" style:parent-style-name="Domyślnaczcionkaakapitu" style:family="text">
      <style:text-properties fo:background-color="#80FFFF"/>
    </style:style>
    <style:style style:name="T6651" style:parent-style-name="Domyślnaczcionkaakapitu" style:family="text">
      <style:text-properties fo:background-color="#80FFFF"/>
    </style:style>
    <style:style style:name="P6652" style:parent-style-name="Normalny" style:family="paragraph">
      <style:paragraph-properties fo:text-align="justify" fo:line-height="150%"/>
    </style:style>
    <style:style style:name="P6653" style:parent-style-name="Normalny" style:family="paragraph">
      <style:paragraph-properties fo:text-align="justify" fo:line-height="150%"/>
    </style:style>
    <style:style style:name="T6654" style:parent-style-name="Domyślnaczcionkaakapitu" style:family="text">
      <style:text-properties fo:background-color="#80FFFF" style:text-underline-type="single" style:text-underline-style="solid" style:text-underline-width="auto" style:text-underline-mode="continuous"/>
    </style:style>
    <style:style style:name="T6655" style:parent-style-name="Domyślnaczcionkaakapitu" style:family="text">
      <style:text-properties style:text-underline-type="single" style:text-underline-style="solid" style:text-underline-width="auto" style:text-underline-mode="continuous"/>
    </style:style>
    <style:style style:name="P6656" style:parent-style-name="Normalny" style:family="paragraph">
      <style:paragraph-properties fo:text-align="justify" fo:line-height="150%" fo:text-indent="0.2479in"/>
    </style:style>
    <style:style style:name="P6657" style:parent-style-name="Normalny" style:family="paragraph">
      <style:paragraph-properties fo:text-align="justify" fo:line-height="150%"/>
    </style:style>
    <style:style style:name="P6658" style:parent-style-name="Normalny" style:family="paragraph">
      <style:paragraph-properties fo:text-align="justify" fo:line-height="150%"/>
    </style:style>
    <style:style style:name="T6659" style:parent-style-name="Domyślnaczcionkaakapitu" style:family="text">
      <style:text-properties style:text-underline-type="single" style:text-underline-style="solid" style:text-underline-width="auto" style:text-underline-mode="continuous"/>
    </style:style>
    <style:style style:name="P6660" style:parent-style-name="Normalny" style:family="paragraph">
      <style:paragraph-properties fo:text-align="justify" fo:line-height="150%" fo:text-indent="0.2479in"/>
    </style:style>
    <style:style style:name="T6661" style:parent-style-name="Domyślnaczcionkaakapitu" style:family="text">
      <style:text-properties fo:background-color="#80FFFF"/>
    </style:style>
    <style:style style:name="T6662" style:parent-style-name="Domyślnaczcionkaakapitu" style:family="text">
      <style:text-properties fo:background-color="#80FFFF"/>
    </style:style>
    <style:style style:name="T6663" style:parent-style-name="Domyślnaczcionkaakapitu" style:family="text">
      <style:text-properties fo:background-color="#80FFFF"/>
    </style:style>
    <style:style style:name="P6664" style:parent-style-name="Normalny" style:family="paragraph">
      <style:paragraph-properties fo:text-align="justify" fo:line-height="150%"/>
    </style:style>
    <style:style style:name="T6665" style:parent-style-name="Domyślnaczcionkaakapitu" style:family="text">
      <style:text-properties style:text-underline-type="single" style:text-underline-style="solid" style:text-underline-width="auto" style:text-underline-mode="continuous"/>
    </style:style>
    <style:style style:name="T6666" style:parent-style-name="Domyślnaczcionkaakapitu" style:family="text">
      <style:text-properties fo:background-color="#80FFFF" style:text-underline-type="single" style:text-underline-style="solid" style:text-underline-width="auto" style:text-underline-mode="continuous"/>
    </style:style>
    <style:style style:name="T6667" style:parent-style-name="Domyślnaczcionkaakapitu" style:family="text">
      <style:text-properties style:text-underline-type="single" style:text-underline-style="solid" style:text-underline-width="auto" style:text-underline-mode="continuous"/>
    </style:style>
    <style:style style:name="P6668" style:parent-style-name="Normalny" style:family="paragraph">
      <style:paragraph-properties fo:text-align="justify" fo:line-height="150%" fo:text-indent="0.2479in"/>
    </style:style>
    <style:style style:name="P6669" style:parent-style-name="Normalny" style:family="paragraph">
      <style:paragraph-properties fo:text-align="justify" fo:line-height="150%"/>
    </style:style>
    <style:style style:name="T6670" style:parent-style-name="Domyślnaczcionkaakapitu" style:family="text">
      <style:text-properties style:text-underline-type="single" style:text-underline-style="solid" style:text-underline-width="auto" style:text-underline-mode="continuous"/>
    </style:style>
    <style:style style:name="T6671" style:parent-style-name="Domyślnaczcionkaakapitu" style:family="text">
      <style:text-properties fo:background-color="#80FFFF" style:text-underline-type="single" style:text-underline-style="solid" style:text-underline-width="auto" style:text-underline-mode="continuous"/>
    </style:style>
    <style:style style:name="T6672" style:parent-style-name="Domyślnaczcionkaakapitu" style:family="text">
      <style:text-properties style:text-underline-type="single" style:text-underline-style="solid" style:text-underline-width="auto" style:text-underline-mode="continuous"/>
    </style:style>
    <style:style style:name="T6673" style:parent-style-name="Domyślnaczcionkaakapitu" style:family="text">
      <style:text-properties fo:background-color="#80FFFF" style:text-underline-type="single" style:text-underline-style="solid" style:text-underline-width="auto" style:text-underline-mode="continuous"/>
    </style:style>
    <style:style style:name="T6674" style:parent-style-name="Domyślnaczcionkaakapitu" style:family="text">
      <style:text-properties style:text-underline-type="single" style:text-underline-style="solid" style:text-underline-width="auto" style:text-underline-mode="continuous"/>
    </style:style>
    <style:style style:name="P6675" style:parent-style-name="Normalny" style:family="paragraph">
      <style:paragraph-properties fo:text-align="justify" fo:line-height="150%" fo:text-indent="0.2479in"/>
    </style:style>
    <style:style style:name="T6676" style:parent-style-name="Domyślnaczcionkaakapitu" style:family="text">
      <style:text-properties fo:background-color="#80FFFF"/>
    </style:style>
    <style:style style:name="T6677" style:parent-style-name="Domyślnaczcionkaakapitu" style:family="text">
      <style:text-properties fo:background-color="#80FFFF"/>
    </style:style>
    <style:style style:name="T6678" style:parent-style-name="Domyślnaczcionkaakapitu" style:family="text">
      <style:text-properties fo:background-color="#80FFFF"/>
    </style:style>
    <style:style style:name="T6679" style:parent-style-name="Domyślnaczcionkaakapitu" style:family="text">
      <style:text-properties fo:background-color="#80FFFF"/>
    </style:style>
    <style:style style:name="P6680" style:parent-style-name="Normalny" style:family="paragraph">
      <style:paragraph-properties fo:text-align="justify" fo:line-height="150%" fo:text-indent="0.2479in"/>
    </style:style>
    <style:style style:name="T6681" style:parent-style-name="Domyślnaczcionkaakapitu" style:family="text">
      <style:text-properties fo:background-color="#80FFFF"/>
    </style:style>
    <style:style style:name="P6682" style:parent-style-name="Normalny" style:family="paragraph">
      <style:paragraph-properties fo:text-align="justify" fo:line-height="150%"/>
    </style:style>
    <style:style style:name="P6683" style:parent-style-name="Normalny" style:family="paragraph">
      <style:paragraph-properties fo:text-align="justify" fo:line-height="150%"/>
    </style:style>
    <style:style style:name="T6684" style:parent-style-name="Domyślnaczcionkaakapitu" style:family="text">
      <style:text-properties style:text-underline-type="single" style:text-underline-style="solid" style:text-underline-width="auto" style:text-underline-mode="continuous"/>
    </style:style>
    <style:style style:name="T6685" style:parent-style-name="Domyślnaczcionkaakapitu" style:family="text">
      <style:text-properties fo:background-color="#80FFFF" style:text-underline-type="single" style:text-underline-style="solid" style:text-underline-width="auto" style:text-underline-mode="continuous"/>
    </style:style>
    <style:style style:name="T6686" style:parent-style-name="Domyślnaczcionkaakapitu" style:family="text">
      <style:text-properties style:text-underline-type="single" style:text-underline-style="solid" style:text-underline-width="auto" style:text-underline-mode="continuous"/>
    </style:style>
    <style:style style:name="P6687" style:parent-style-name="Normalny" style:family="paragraph">
      <style:paragraph-properties fo:text-align="justify" fo:line-height="150%" fo:text-indent="0.2479in"/>
    </style:style>
    <style:style style:name="T6688" style:parent-style-name="Domyślnaczcionkaakapitu" style:family="text">
      <style:text-properties fo:background-color="#80FFFF"/>
    </style:style>
    <style:style style:name="T6689" style:parent-style-name="Domyślnaczcionkaakapitu" style:family="text">
      <style:text-properties fo:background-color="#80FFFF"/>
    </style:style>
    <style:style style:name="P6690" style:parent-style-name="Normalny" style:family="paragraph">
      <style:paragraph-properties fo:text-align="justify" fo:line-height="150%"/>
    </style:style>
    <style:style style:name="T6691" style:parent-style-name="Domyślnaczcionkaakapitu" style:family="text">
      <style:text-properties fo:background-color="#80FFFF"/>
    </style:style>
    <style:style style:name="P6692" style:parent-style-name="Normalny" style:family="paragraph">
      <style:paragraph-properties fo:text-align="justify" fo:line-height="150%"/>
    </style:style>
    <style:style style:name="T6693" style:parent-style-name="Domyślnaczcionkaakapitu" style:family="text">
      <style:text-properties style:text-underline-type="single" style:text-underline-style="solid" style:text-underline-width="auto" style:text-underline-mode="continuous"/>
    </style:style>
    <style:style style:name="T6694" style:parent-style-name="Domyślnaczcionkaakapitu" style:family="text">
      <style:text-properties fo:background-color="#80FFFF" style:text-underline-type="single" style:text-underline-style="solid" style:text-underline-width="auto" style:text-underline-mode="continuous"/>
    </style:style>
    <style:style style:name="T6695" style:parent-style-name="Domyślnaczcionkaakapitu" style:family="text">
      <style:text-properties style:text-underline-type="single" style:text-underline-style="solid" style:text-underline-width="auto" style:text-underline-mode="continuous"/>
    </style:style>
    <style:style style:name="P6696" style:parent-style-name="Normalny" style:family="paragraph">
      <style:paragraph-properties fo:text-align="justify" fo:line-height="150%" fo:text-indent="0.2479in"/>
    </style:style>
    <style:style style:name="T6697" style:parent-style-name="Domyślnaczcionkaakapitu" style:family="text">
      <style:text-properties fo:background-color="#80FFFF"/>
    </style:style>
    <style:style style:name="P6698" style:parent-style-name="Normalny" style:family="paragraph">
      <style:paragraph-properties fo:text-align="justify" fo:line-height="150%" fo:text-indent="0.2479in"/>
    </style:style>
    <style:style style:name="T6699" style:parent-style-name="Domyślnaczcionkaakapitu" style:family="text">
      <style:text-properties fo:background-color="#80FFFF"/>
    </style:style>
    <style:style style:name="T6700" style:parent-style-name="Domyślnaczcionkaakapitu" style:family="text">
      <style:text-properties fo:background-color="#80FFFF"/>
    </style:style>
    <style:style style:name="T6701" style:parent-style-name="Domyślnaczcionkaakapitu" style:family="text">
      <style:text-properties fo:background-color="#80FFFF"/>
    </style:style>
    <style:style style:name="P6702" style:parent-style-name="Normalny" style:family="paragraph">
      <style:paragraph-properties fo:text-align="justify" fo:line-height="150%"/>
    </style:style>
    <style:style style:name="T6703" style:parent-style-name="Domyślnaczcionkaakapitu" style:family="text">
      <style:text-properties style:text-underline-type="single" style:text-underline-style="solid" style:text-underline-width="auto" style:text-underline-mode="continuous"/>
    </style:style>
    <style:style style:name="T6704" style:parent-style-name="Domyślnaczcionkaakapitu" style:family="text">
      <style:text-properties fo:background-color="#80FFFF" style:text-underline-type="single" style:text-underline-style="solid" style:text-underline-width="auto" style:text-underline-mode="continuous"/>
    </style:style>
    <style:style style:name="T6705" style:parent-style-name="Domyślnaczcionkaakapitu" style:family="text">
      <style:text-properties style:text-underline-type="single" style:text-underline-style="solid" style:text-underline-width="auto" style:text-underline-mode="continuous"/>
    </style:style>
    <style:style style:name="T6706" style:parent-style-name="Domyślnaczcionkaakapitu" style:family="text">
      <style:text-properties fo:background-color="#80FFFF" style:text-underline-type="single" style:text-underline-style="solid" style:text-underline-width="auto" style:text-underline-mode="continuous"/>
    </style:style>
    <style:style style:name="T6707" style:parent-style-name="Domyślnaczcionkaakapitu" style:family="text">
      <style:text-properties style:text-underline-type="single" style:text-underline-style="solid" style:text-underline-width="auto" style:text-underline-mode="continuous"/>
    </style:style>
    <style:style style:name="P6708" style:parent-style-name="Normalny" style:family="paragraph">
      <style:paragraph-properties fo:text-align="justify" fo:line-height="150%" fo:text-indent="0.2479in"/>
    </style:style>
    <style:style style:name="P6709" style:parent-style-name="Normalny" style:family="paragraph">
      <style:paragraph-properties fo:text-align="justify" fo:line-height="150%"/>
    </style:style>
    <style:style style:name="T6710" style:parent-style-name="Domyślnaczcionkaakapitu" style:family="text">
      <style:text-properties fo:background-color="#80FFFF" style:text-underline-type="single" style:text-underline-style="solid" style:text-underline-width="auto" style:text-underline-mode="continuous"/>
    </style:style>
    <style:style style:name="T6711" style:parent-style-name="Domyślnaczcionkaakapitu" style:family="text">
      <style:text-properties style:text-underline-type="single" style:text-underline-style="solid" style:text-underline-width="auto" style:text-underline-mode="continuous"/>
    </style:style>
    <style:style style:name="T6712" style:parent-style-name="Domyślnaczcionkaakapitu" style:family="text">
      <style:text-properties fo:background-color="#80FFFF" style:text-underline-type="single" style:text-underline-style="solid" style:text-underline-width="auto" style:text-underline-mode="continuous"/>
    </style:style>
    <style:style style:name="T6713" style:parent-style-name="Domyślnaczcionkaakapitu" style:family="text">
      <style:text-properties style:text-underline-type="single" style:text-underline-style="solid" style:text-underline-width="auto" style:text-underline-mode="continuous"/>
    </style:style>
    <style:style style:name="T6714" style:parent-style-name="Domyślnaczcionkaakapitu" style:family="text">
      <style:text-properties fo:background-color="#80FFFF" style:text-underline-type="single" style:text-underline-style="solid" style:text-underline-width="auto" style:text-underline-mode="continuous"/>
    </style:style>
    <style:style style:name="T6715" style:parent-style-name="Domyślnaczcionkaakapitu" style:family="text">
      <style:text-properties style:text-underline-type="single" style:text-underline-style="solid" style:text-underline-width="auto" style:text-underline-mode="continuous"/>
    </style:style>
    <style:style style:name="P6716" style:parent-style-name="Normalny" style:family="paragraph">
      <style:paragraph-properties fo:text-align="justify" fo:line-height="150%" fo:text-indent="0.2479in"/>
    </style:style>
    <style:style style:name="T6717" style:parent-style-name="Domyślnaczcionkaakapitu" style:family="text">
      <style:text-properties fo:background-color="#80FFFF"/>
    </style:style>
    <style:style style:name="T6718" style:parent-style-name="Domyślnaczcionkaakapitu" style:family="text">
      <style:text-properties fo:background-color="#80FFFF"/>
    </style:style>
    <style:style style:name="T6719" style:parent-style-name="Domyślnaczcionkaakapitu" style:family="text">
      <style:text-properties fo:background-color="#80FFFF"/>
    </style:style>
    <style:style style:name="T6720" style:parent-style-name="Domyślnaczcionkaakapitu" style:family="text">
      <style:text-properties fo:background-color="#80FFFF"/>
    </style:style>
    <style:style style:name="T6721" style:parent-style-name="Domyślnaczcionkaakapitu" style:family="text">
      <style:text-properties fo:background-color="#80FFFF"/>
    </style:style>
    <style:style style:name="P6722" style:parent-style-name="Normalny" style:family="paragraph">
      <style:paragraph-properties fo:text-align="justify" fo:line-height="150%" fo:text-indent="0.2479in"/>
    </style:style>
    <style:style style:name="T6723" style:parent-style-name="Domyślnaczcionkaakapitu" style:family="text">
      <style:text-properties fo:background-color="#80FFFF"/>
    </style:style>
    <style:style style:name="T6724" style:parent-style-name="Domyślnaczcionkaakapitu" style:family="text">
      <style:text-properties fo:background-color="#80FFFF"/>
    </style:style>
    <style:style style:name="T6725" style:parent-style-name="Domyślnaczcionkaakapitu" style:family="text">
      <style:text-properties fo:background-color="#80FFFF"/>
    </style:style>
    <style:style style:name="T6726" style:parent-style-name="Domyślnaczcionkaakapitu" style:family="text">
      <style:text-properties fo:background-color="#80FFFF"/>
    </style:style>
    <style:style style:name="T6727" style:parent-style-name="Domyślnaczcionkaakapitu" style:family="text">
      <style:text-properties fo:background-color="#80FFFF"/>
    </style:style>
    <style:style style:name="T6728" style:parent-style-name="Domyślnaczcionkaakapitu" style:family="text">
      <style:text-properties fo:background-color="#80FFFF"/>
    </style:style>
    <style:style style:name="T6729" style:parent-style-name="Domyślnaczcionkaakapitu" style:family="text">
      <style:text-properties fo:background-color="#80FFFF"/>
    </style:style>
    <style:style style:name="T6730" style:parent-style-name="Domyślnaczcionkaakapitu" style:family="text">
      <style:text-properties fo:background-color="#80FFFF"/>
    </style:style>
    <style:style style:name="P6731" style:parent-style-name="Normalny" style:family="paragraph">
      <style:paragraph-properties fo:text-align="justify" fo:line-height="150%"/>
    </style:style>
    <style:style style:name="T6732" style:parent-style-name="Domyślnaczcionkaakapitu" style:family="text">
      <style:text-properties style:text-underline-type="single" style:text-underline-style="solid" style:text-underline-width="auto" style:text-underline-mode="continuous"/>
    </style:style>
    <style:style style:name="P6733" style:parent-style-name="Normalny" style:family="paragraph">
      <style:paragraph-properties fo:text-align="justify" fo:line-height="150%" fo:text-indent="0.2479in"/>
    </style:style>
    <style:style style:name="T6734" style:parent-style-name="Domyślnaczcionkaakapitu" style:family="text">
      <style:text-properties fo:background-color="#80FFFF"/>
    </style:style>
    <style:style style:name="T6735" style:parent-style-name="Domyślnaczcionkaakapitu" style:family="text">
      <style:text-properties fo:background-color="#80FFFF"/>
    </style:style>
    <style:style style:name="P6736" style:parent-style-name="Normalny" style:family="paragraph">
      <style:paragraph-properties fo:text-align="justify" fo:line-height="150%"/>
    </style:style>
    <style:style style:name="T6737" style:parent-style-name="Domyślnaczcionkaakapitu" style:family="text">
      <style:text-properties style:text-underline-type="single" style:text-underline-style="solid" style:text-underline-width="auto" style:text-underline-mode="continuous"/>
    </style:style>
    <style:style style:name="T6738" style:parent-style-name="Domyślnaczcionkaakapitu" style:family="text">
      <style:text-properties fo:background-color="#80FFFF" style:text-underline-type="single" style:text-underline-style="solid" style:text-underline-width="auto" style:text-underline-mode="continuous"/>
    </style:style>
    <style:style style:name="T6739" style:parent-style-name="Domyślnaczcionkaakapitu" style:family="text">
      <style:text-properties style:text-underline-type="single" style:text-underline-style="solid" style:text-underline-width="auto" style:text-underline-mode="continuous"/>
    </style:style>
    <style:style style:name="P6740" style:parent-style-name="Normalny" style:family="paragraph">
      <style:paragraph-properties fo:text-align="justify" fo:line-height="150%" fo:text-indent="0.2479in"/>
    </style:style>
    <style:style style:name="T6741" style:parent-style-name="Domyślnaczcionkaakapitu" style:family="text">
      <style:text-properties fo:background-color="#80FFFF"/>
    </style:style>
    <style:style style:name="T6742" style:parent-style-name="Domyślnaczcionkaakapitu" style:family="text">
      <style:text-properties fo:background-color="#80FFFF"/>
    </style:style>
    <style:style style:name="T6743" style:parent-style-name="Domyślnaczcionkaakapitu" style:family="text">
      <style:text-properties fo:background-color="#80FFFF"/>
    </style:style>
    <style:style style:name="T6744" style:parent-style-name="Domyślnaczcionkaakapitu" style:family="text">
      <style:text-properties fo:background-color="#80FFFF"/>
    </style:style>
    <style:style style:name="T6745" style:parent-style-name="Domyślnaczcionkaakapitu" style:family="text">
      <style:text-properties fo:background-color="#80FFFF"/>
    </style:style>
    <style:style style:name="T6746" style:parent-style-name="Domyślnaczcionkaakapitu" style:family="text">
      <style:text-properties fo:background-color="#80FFFF"/>
    </style:style>
    <style:style style:name="P6747" style:parent-style-name="Normalny" style:family="paragraph">
      <style:paragraph-properties fo:text-align="justify" fo:line-height="150%"/>
    </style:style>
    <style:style style:name="T6748" style:parent-style-name="Domyślnaczcionkaakapitu" style:family="text">
      <style:text-properties fo:background-color="#80FFFF"/>
    </style:style>
    <style:style style:name="P6749" style:parent-style-name="Normalny" style:family="paragraph">
      <style:paragraph-properties fo:text-align="justify" fo:line-height="150%"/>
    </style:style>
    <style:style style:name="T6750" style:parent-style-name="Domyślnaczcionkaakapitu" style:family="text">
      <style:text-properties style:text-underline-type="single" style:text-underline-style="solid" style:text-underline-width="auto" style:text-underline-mode="continuous"/>
    </style:style>
    <style:style style:name="T6751" style:parent-style-name="Domyślnaczcionkaakapitu" style:family="text">
      <style:text-properties fo:background-color="#80FFFF" style:text-underline-type="single" style:text-underline-style="solid" style:text-underline-width="auto" style:text-underline-mode="continuous"/>
    </style:style>
    <style:style style:name="T6752" style:parent-style-name="Domyślnaczcionkaakapitu" style:family="text">
      <style:text-properties style:text-underline-type="single" style:text-underline-style="solid" style:text-underline-width="auto" style:text-underline-mode="continuous"/>
    </style:style>
    <style:style style:name="T6753" style:parent-style-name="Domyślnaczcionkaakapitu" style:family="text">
      <style:text-properties fo:background-color="#80FFFF" style:text-underline-type="single" style:text-underline-style="solid" style:text-underline-width="auto" style:text-underline-mode="continuous"/>
    </style:style>
    <style:style style:name="T6754" style:parent-style-name="Domyślnaczcionkaakapitu" style:family="text">
      <style:text-properties style:text-underline-type="single" style:text-underline-style="solid" style:text-underline-width="auto" style:text-underline-mode="continuous"/>
    </style:style>
    <style:style style:name="P6755" style:parent-style-name="Normalny" style:family="paragraph">
      <style:paragraph-properties fo:text-align="justify" fo:line-height="150%" fo:text-indent="0.2479in"/>
    </style:style>
    <style:style style:name="T6756" style:parent-style-name="Domyślnaczcionkaakapitu" style:family="text">
      <style:text-properties fo:background-color="#80FFFF"/>
    </style:style>
    <style:style style:name="P6757" style:parent-style-name="Normalny" style:family="paragraph">
      <style:paragraph-properties fo:text-align="justify" fo:line-height="150%"/>
    </style:style>
    <style:style style:name="T6758" style:parent-style-name="Domyślnaczcionkaakapitu" style:family="text">
      <style:text-properties fo:background-color="#80FFFF" style:text-underline-type="single" style:text-underline-style="solid" style:text-underline-width="auto" style:text-underline-mode="continuous"/>
    </style:style>
    <style:style style:name="T6759" style:parent-style-name="Domyślnaczcionkaakapitu" style:family="text">
      <style:text-properties style:text-underline-type="single" style:text-underline-style="solid" style:text-underline-width="auto" style:text-underline-mode="continuous"/>
    </style:style>
    <style:style style:name="P6760" style:parent-style-name="Normalny" style:family="paragraph">
      <style:paragraph-properties fo:text-align="justify" fo:line-height="150%" fo:text-indent="0.2479in"/>
    </style:style>
    <style:style style:name="P6761" style:parent-style-name="Normalny" style:family="paragraph">
      <style:paragraph-properties fo:text-align="justify" fo:line-height="150%"/>
    </style:style>
    <style:style style:name="T6762" style:parent-style-name="Domyślnaczcionkaakapitu" style:family="text">
      <style:text-properties fo:background-color="#80FFFF" style:text-underline-type="single" style:text-underline-style="solid" style:text-underline-width="auto" style:text-underline-mode="continuous"/>
    </style:style>
    <style:style style:name="T6763" style:parent-style-name="Domyślnaczcionkaakapitu" style:family="text">
      <style:text-properties style:text-underline-type="single" style:text-underline-style="solid" style:text-underline-width="auto" style:text-underline-mode="continuous"/>
    </style:style>
    <style:style style:name="T6764" style:parent-style-name="Domyślnaczcionkaakapitu" style:family="text">
      <style:text-properties fo:background-color="#80FFFF" style:text-underline-type="single" style:text-underline-style="solid" style:text-underline-width="auto" style:text-underline-mode="continuous"/>
    </style:style>
    <style:style style:name="T6765" style:parent-style-name="Domyślnaczcionkaakapitu" style:family="text">
      <style:text-properties style:text-underline-type="single" style:text-underline-style="solid" style:text-underline-width="auto" style:text-underline-mode="continuous"/>
    </style:style>
    <style:style style:name="T6766" style:parent-style-name="Domyślnaczcionkaakapitu" style:family="text">
      <style:text-properties fo:background-color="#80FFFF" style:text-underline-type="single" style:text-underline-style="solid" style:text-underline-width="auto" style:text-underline-mode="continuous"/>
    </style:style>
    <style:style style:name="T6767" style:parent-style-name="Domyślnaczcionkaakapitu" style:family="text">
      <style:text-properties style:text-underline-type="single" style:text-underline-style="solid" style:text-underline-width="auto" style:text-underline-mode="continuous"/>
    </style:style>
    <style:style style:name="P6768" style:parent-style-name="Normalny" style:family="paragraph">
      <style:paragraph-properties fo:text-align="justify" fo:line-height="150%" fo:text-indent="0.2479in"/>
    </style:style>
    <style:style style:name="T6769" style:parent-style-name="Domyślnaczcionkaakapitu" style:family="text">
      <style:text-properties fo:background-color="#80FFFF"/>
    </style:style>
    <style:style style:name="P6770" style:parent-style-name="Normalny" style:family="paragraph">
      <style:paragraph-properties fo:text-align="justify" fo:line-height="150%" fo:text-indent="0.2479in"/>
    </style:style>
    <style:style style:name="T6771" style:parent-style-name="Domyślnaczcionkaakapitu" style:family="text">
      <style:text-properties fo:background-color="#80FFFF"/>
    </style:style>
    <style:style style:name="T6772" style:parent-style-name="Domyślnaczcionkaakapitu" style:family="text">
      <style:text-properties fo:background-color="#80FFFF"/>
    </style:style>
    <style:style style:name="P6773" style:parent-style-name="Normalny" style:family="paragraph">
      <style:paragraph-properties fo:text-align="justify" fo:line-height="150%"/>
    </style:style>
    <style:style style:name="T6774" style:parent-style-name="Domyślnaczcionkaakapitu" style:family="text">
      <style:text-properties style:text-underline-type="single" style:text-underline-style="solid" style:text-underline-width="auto" style:text-underline-mode="continuous"/>
    </style:style>
    <style:style style:name="T6775" style:parent-style-name="Domyślnaczcionkaakapitu" style:family="text">
      <style:text-properties fo:background-color="#80FFFF" style:text-underline-type="single" style:text-underline-style="solid" style:text-underline-width="auto" style:text-underline-mode="continuous"/>
    </style:style>
    <style:style style:name="T6776" style:parent-style-name="Domyślnaczcionkaakapitu" style:family="text">
      <style:text-properties style:text-underline-type="single" style:text-underline-style="solid" style:text-underline-width="auto" style:text-underline-mode="continuous"/>
    </style:style>
    <style:style style:name="P6777" style:parent-style-name="Normalny" style:family="paragraph">
      <style:paragraph-properties fo:text-align="justify" fo:line-height="150%" fo:text-indent="0.2479in"/>
    </style:style>
    <style:style style:name="T6778" style:parent-style-name="Domyślnaczcionkaakapitu" style:family="text">
      <style:text-properties fo:background-color="#80FFFF"/>
    </style:style>
    <style:style style:name="T6779" style:parent-style-name="Domyślnaczcionkaakapitu" style:family="text">
      <style:text-properties fo:background-color="#80FFFF"/>
    </style:style>
    <style:style style:name="P6780" style:parent-style-name="Normalny" style:family="paragraph">
      <style:paragraph-properties fo:text-align="justify" fo:line-height="150%" fo:text-indent="0.2479in"/>
    </style:style>
    <style:style style:name="T6781" style:parent-style-name="Domyślnaczcionkaakapitu" style:family="text">
      <style:text-properties fo:background-color="#80FFFF"/>
    </style:style>
    <style:style style:name="T6782" style:parent-style-name="Domyślnaczcionkaakapitu" style:family="text">
      <style:text-properties fo:background-color="#80FFFF"/>
    </style:style>
    <style:style style:name="P6783" style:parent-style-name="Normalny" style:family="paragraph">
      <style:paragraph-properties fo:text-align="justify" fo:line-height="150%" fo:text-indent="0.2479in"/>
    </style:style>
    <style:style style:name="T6784" style:parent-style-name="Domyślnaczcionkaakapitu" style:family="text">
      <style:text-properties fo:background-color="#80FFFF"/>
    </style:style>
    <style:style style:name="T6785" style:parent-style-name="Domyślnaczcionkaakapitu" style:family="text">
      <style:text-properties fo:background-color="#80FFFF"/>
    </style:style>
    <style:style style:name="P6786" style:parent-style-name="Normalny" style:family="paragraph">
      <style:paragraph-properties fo:text-align="justify" fo:line-height="150%"/>
    </style:style>
    <style:style style:name="T6787" style:parent-style-name="Domyślnaczcionkaakapitu" style:family="text">
      <style:text-properties fo:background-color="#80FFFF" style:text-underline-type="single" style:text-underline-style="solid" style:text-underline-width="auto" style:text-underline-mode="continuous"/>
    </style:style>
    <style:style style:name="T6788" style:parent-style-name="Domyślnaczcionkaakapitu" style:family="text">
      <style:text-properties style:text-underline-type="single" style:text-underline-style="solid" style:text-underline-width="auto" style:text-underline-mode="continuous"/>
    </style:style>
    <style:style style:name="T6789" style:parent-style-name="Domyślnaczcionkaakapitu" style:family="text">
      <style:text-properties fo:background-color="#80FFFF" style:text-underline-type="single" style:text-underline-style="solid" style:text-underline-width="auto" style:text-underline-mode="continuous"/>
    </style:style>
    <style:style style:name="T6790" style:parent-style-name="Domyślnaczcionkaakapitu" style:family="text">
      <style:text-properties style:text-underline-type="single" style:text-underline-style="solid" style:text-underline-width="auto" style:text-underline-mode="continuous"/>
    </style:style>
    <style:style style:name="P6791" style:parent-style-name="Normalny" style:family="paragraph">
      <style:paragraph-properties fo:text-align="justify" fo:line-height="150%" fo:text-indent="0.2479in"/>
    </style:style>
    <style:style style:name="T6792" style:parent-style-name="Domyślnaczcionkaakapitu" style:family="text">
      <style:text-properties fo:background-color="#80FFFF"/>
    </style:style>
    <style:style style:name="P6793" style:parent-style-name="Normalny" style:family="paragraph">
      <style:paragraph-properties fo:text-align="justify" fo:line-height="150%"/>
    </style:style>
    <style:style style:name="T6794" style:parent-style-name="Domyślnaczcionkaakapitu" style:family="text">
      <style:text-properties style:text-underline-type="single" style:text-underline-style="solid" style:text-underline-width="auto" style:text-underline-mode="continuous"/>
    </style:style>
    <style:style style:name="P6795" style:parent-style-name="Normalny" style:family="paragraph">
      <style:paragraph-properties fo:text-align="justify" fo:line-height="150%" fo:text-indent="0.2479in"/>
    </style:style>
    <style:style style:name="P6796" style:parent-style-name="Normalny" style:family="paragraph">
      <style:paragraph-properties fo:text-align="justify" fo:line-height="150%"/>
    </style:style>
    <style:style style:name="T6797" style:parent-style-name="Domyślnaczcionkaakapitu" style:family="text">
      <style:text-properties style:text-underline-type="single" style:text-underline-style="solid" style:text-underline-width="auto" style:text-underline-mode="continuous"/>
    </style:style>
    <style:style style:name="T6798" style:parent-style-name="Domyślnaczcionkaakapitu" style:family="text">
      <style:text-properties fo:background-color="#80FFFF" style:text-underline-type="single" style:text-underline-style="solid" style:text-underline-width="auto" style:text-underline-mode="continuous"/>
    </style:style>
    <style:style style:name="T6799" style:parent-style-name="Domyślnaczcionkaakapitu" style:family="text">
      <style:text-properties style:text-underline-type="single" style:text-underline-style="solid" style:text-underline-width="auto" style:text-underline-mode="continuous"/>
    </style:style>
    <style:style style:name="P6800" style:parent-style-name="Normalny" style:family="paragraph">
      <style:paragraph-properties fo:text-align="justify" fo:line-height="150%" fo:text-indent="0.2479in"/>
    </style:style>
    <style:style style:name="T6801" style:parent-style-name="Domyślnaczcionkaakapitu" style:family="text">
      <style:text-properties fo:background-color="#80FFFF"/>
    </style:style>
    <style:style style:name="T6802" style:parent-style-name="Domyślnaczcionkaakapitu" style:family="text">
      <style:text-properties fo:background-color="#80FFFF"/>
    </style:style>
    <style:style style:name="P6803" style:parent-style-name="Normalny" style:family="paragraph">
      <style:paragraph-properties fo:text-align="justify" fo:line-height="150%">
        <style:tab-stops>
          <style:tab-stop style:type="left" style:position="3.2312in"/>
        </style:tab-stops>
      </style:paragraph-properties>
    </style:style>
    <style:style style:name="T6804" style:parent-style-name="Domyślnaczcionkaakapitu" style:family="text">
      <style:text-properties style:text-underline-type="single" style:text-underline-style="solid" style:text-underline-width="auto" style:text-underline-mode="continuous"/>
    </style:style>
    <style:style style:name="T6805" style:parent-style-name="Domyślnaczcionkaakapitu" style:family="text">
      <style:text-properties fo:background-color="#80FFFF" style:text-underline-type="single" style:text-underline-style="solid" style:text-underline-width="auto" style:text-underline-mode="continuous"/>
    </style:style>
    <style:style style:name="T6806" style:parent-style-name="Domyślnaczcionkaakapitu" style:family="text">
      <style:text-properties style:text-underline-type="single" style:text-underline-style="solid" style:text-underline-width="auto" style:text-underline-mode="continuous"/>
    </style:style>
    <style:style style:name="T6807" style:parent-style-name="Domyślnaczcionkaakapitu" style:family="text">
      <style:text-properties fo:background-color="#80FFFF" style:text-underline-type="single" style:text-underline-style="solid" style:text-underline-width="auto" style:text-underline-mode="continuous"/>
    </style:style>
    <style:style style:name="T6808" style:parent-style-name="Domyślnaczcionkaakapitu" style:family="text">
      <style:text-properties style:text-underline-type="single" style:text-underline-style="solid" style:text-underline-width="auto" style:text-underline-mode="continuous"/>
    </style:style>
    <style:style style:name="T6809" style:parent-style-name="Domyślnaczcionkaakapitu" style:family="text">
      <style:text-properties fo:background-color="#80FFFF" style:text-underline-type="single" style:text-underline-style="solid" style:text-underline-width="auto" style:text-underline-mode="continuous"/>
    </style:style>
    <style:style style:name="P6810" style:parent-style-name="Normalny" style:family="paragraph">
      <style:paragraph-properties fo:text-align="justify" fo:line-height="150%" fo:text-indent="0.2479in">
        <style:tab-stops>
          <style:tab-stop style:type="left" style:position="3.2312in"/>
        </style:tab-stops>
      </style:paragraph-properties>
    </style:style>
    <style:style style:name="T6811" style:parent-style-name="Domyślnaczcionkaakapitu" style:family="text">
      <style:text-properties fo:background-color="#80FFFF"/>
    </style:style>
    <style:style style:name="T6812" style:parent-style-name="Domyślnaczcionkaakapitu" style:family="text">
      <style:text-properties fo:background-color="#80FFFF"/>
    </style:style>
    <style:style style:name="T6813" style:parent-style-name="Domyślnaczcionkaakapitu" style:family="text">
      <style:text-properties fo:background-color="#80FFFF"/>
    </style:style>
    <style:style style:name="T6814" style:parent-style-name="Domyślnaczcionkaakapitu" style:family="text">
      <style:text-properties fo:background-color="#80FFFF"/>
    </style:style>
    <style:style style:name="T6815" style:parent-style-name="Domyślnaczcionkaakapitu" style:family="text">
      <style:text-properties fo:background-color="#80FFFF"/>
    </style:style>
    <style:style style:name="T6816" style:parent-style-name="Domyślnaczcionkaakapitu" style:family="text">
      <style:text-properties fo:background-color="#80FFFF"/>
    </style:style>
    <style:style style:name="T6817" style:parent-style-name="Domyślnaczcionkaakapitu" style:family="text">
      <style:text-properties fo:background-color="#80FFFF"/>
    </style:style>
    <style:style style:name="T6818" style:parent-style-name="Domyślnaczcionkaakapitu" style:family="text">
      <style:text-properties fo:background-color="#80FFFF"/>
    </style:style>
    <style:style style:name="T6819" style:parent-style-name="Domyślnaczcionkaakapitu" style:family="text">
      <style:text-properties fo:background-color="#80FFFF"/>
    </style:style>
    <style:style style:name="T6820" style:parent-style-name="Domyślnaczcionkaakapitu" style:family="text">
      <style:text-properties fo:background-color="#80FFFF"/>
    </style:style>
    <style:style style:name="T6821" style:parent-style-name="Domyślnaczcionkaakapitu" style:family="text">
      <style:text-properties fo:background-color="#80FFFF"/>
    </style:style>
    <style:style style:name="T6822" style:parent-style-name="Domyślnaczcionkaakapitu" style:family="text">
      <style:text-properties fo:background-color="#80FFFF"/>
    </style:style>
    <style:style style:name="T6823" style:parent-style-name="Domyślnaczcionkaakapitu" style:family="text">
      <style:text-properties fo:background-color="#80FFFF"/>
    </style:style>
    <style:style style:name="T6824" style:parent-style-name="Domyślnaczcionkaakapitu" style:family="text">
      <style:text-properties fo:background-color="#80FFFF"/>
    </style:style>
    <style:style style:name="T6825" style:parent-style-name="Domyślnaczcionkaakapitu" style:family="text">
      <style:text-properties fo:background-color="#80FFFF"/>
    </style:style>
    <style:style style:name="T6826" style:parent-style-name="Domyślnaczcionkaakapitu" style:family="text">
      <style:text-properties fo:background-color="#80FFFF"/>
    </style:style>
    <style:style style:name="P6827" style:parent-style-name="Normalny" style:family="paragraph">
      <style:paragraph-properties fo:text-align="justify" fo:line-height="150%" fo:text-indent="0.2479in"/>
    </style:style>
    <style:style style:name="T6828" style:parent-style-name="Domyślnaczcionkaakapitu" style:family="text">
      <style:text-properties fo:background-color="#80FFFF"/>
    </style:style>
    <style:style style:name="T6829" style:parent-style-name="Domyślnaczcionkaakapitu" style:family="text">
      <style:text-properties fo:background-color="#80FFFF"/>
    </style:style>
    <style:style style:name="T6830" style:parent-style-name="Domyślnaczcionkaakapitu" style:family="text">
      <style:text-properties fo:background-color="#80FFFF"/>
    </style:style>
    <style:style style:name="T6831" style:parent-style-name="Domyślnaczcionkaakapitu" style:family="text">
      <style:text-properties fo:background-color="#80FFFF"/>
    </style:style>
    <style:style style:name="T6832" style:parent-style-name="Domyślnaczcionkaakapitu" style:family="text">
      <style:text-properties fo:background-color="#80FFFF"/>
    </style:style>
    <style:style style:name="T6833" style:parent-style-name="Domyślnaczcionkaakapitu" style:family="text">
      <style:text-properties fo:background-color="#80FFFF"/>
    </style:style>
    <style:style style:name="T6834" style:parent-style-name="Domyślnaczcionkaakapitu" style:family="text">
      <style:text-properties fo:background-color="#80FFFF"/>
    </style:style>
    <style:style style:name="T6835" style:parent-style-name="Domyślnaczcionkaakapitu" style:family="text">
      <style:text-properties fo:background-color="#80FFFF"/>
    </style:style>
    <style:style style:name="T6836" style:parent-style-name="Domyślnaczcionkaakapitu" style:family="text">
      <style:text-properties fo:background-color="#80FFFF"/>
    </style:style>
    <style:style style:name="T6837" style:parent-style-name="Domyślnaczcionkaakapitu" style:family="text">
      <style:text-properties fo:background-color="#80FFFF"/>
    </style:style>
    <style:style style:name="P6838" style:parent-style-name="Normalny" style:family="paragraph">
      <style:paragraph-properties fo:text-align="justify" fo:line-height="150%"/>
    </style:style>
    <style:style style:name="T6839" style:parent-style-name="Domyślnaczcionkaakapitu" style:family="text">
      <style:text-properties style:text-underline-type="single" style:text-underline-style="solid" style:text-underline-width="auto" style:text-underline-mode="continuous"/>
    </style:style>
    <style:style style:name="T6840" style:parent-style-name="Domyślnaczcionkaakapitu" style:family="text">
      <style:text-properties fo:background-color="#80FFFF" style:text-underline-type="single" style:text-underline-style="solid" style:text-underline-width="auto" style:text-underline-mode="continuous"/>
    </style:style>
    <style:style style:name="T6841" style:parent-style-name="Domyślnaczcionkaakapitu" style:family="text">
      <style:text-properties style:text-underline-type="single" style:text-underline-style="solid" style:text-underline-width="auto" style:text-underline-mode="continuous"/>
    </style:style>
    <style:style style:name="T6842" style:parent-style-name="Domyślnaczcionkaakapitu" style:family="text">
      <style:text-properties fo:background-color="#80FFFF" style:text-underline-type="single" style:text-underline-style="solid" style:text-underline-width="auto" style:text-underline-mode="continuous"/>
    </style:style>
    <style:style style:name="T6843" style:parent-style-name="Domyślnaczcionkaakapitu" style:family="text">
      <style:text-properties style:text-underline-type="single" style:text-underline-style="solid" style:text-underline-width="auto" style:text-underline-mode="continuous"/>
    </style:style>
    <style:style style:name="P6844" style:parent-style-name="Normalny" style:family="paragraph">
      <style:paragraph-properties fo:text-align="justify" fo:line-height="150%" fo:text-indent="0.2479in"/>
    </style:style>
    <style:style style:name="T6845" style:parent-style-name="Domyślnaczcionkaakapitu" style:family="text">
      <style:text-properties fo:background-color="#80FFFF"/>
    </style:style>
    <style:style style:name="T6846" style:parent-style-name="Domyślnaczcionkaakapitu" style:family="text">
      <style:text-properties fo:background-color="#80FFFF"/>
    </style:style>
    <style:style style:name="P6847" style:parent-style-name="Normalny" style:family="paragraph">
      <style:paragraph-properties fo:text-align="justify" fo:line-height="150%"/>
    </style:style>
    <style:style style:name="T6848" style:parent-style-name="Domyślnaczcionkaakapitu" style:family="text">
      <style:text-properties fo:background-color="#80FFFF" style:text-underline-type="single" style:text-underline-style="solid" style:text-underline-width="auto" style:text-underline-mode="continuous"/>
    </style:style>
    <style:style style:name="T6849" style:parent-style-name="Domyślnaczcionkaakapitu" style:family="text">
      <style:text-properties style:text-underline-type="single" style:text-underline-style="solid" style:text-underline-width="auto" style:text-underline-mode="continuous"/>
    </style:style>
    <style:style style:name="P6850" style:parent-style-name="Normalny" style:family="paragraph">
      <style:paragraph-properties fo:text-align="justify" fo:line-height="150%" fo:text-indent="0.2479in"/>
    </style:style>
    <style:style style:name="T6851" style:parent-style-name="Domyślnaczcionkaakapitu" style:family="text">
      <style:text-properties fo:background-color="#80FFFF"/>
    </style:style>
    <style:style style:name="T6852" style:parent-style-name="Domyślnaczcionkaakapitu" style:family="text">
      <style:text-properties fo:background-color="#80FFFF"/>
    </style:style>
    <style:style style:name="T6853" style:parent-style-name="Domyślnaczcionkaakapitu" style:family="text">
      <style:text-properties fo:background-color="#80FFFF"/>
    </style:style>
    <style:style style:name="T6854" style:parent-style-name="Domyślnaczcionkaakapitu" style:family="text">
      <style:text-properties fo:background-color="#80FFFF"/>
    </style:style>
    <style:style style:name="T6855" style:parent-style-name="Domyślnaczcionkaakapitu" style:family="text">
      <style:text-properties fo:background-color="#80FFFF"/>
    </style:style>
    <style:style style:name="T6856" style:parent-style-name="Domyślnaczcionkaakapitu" style:family="text">
      <style:text-properties fo:background-color="#80FFFF"/>
    </style:style>
    <style:style style:name="T6857" style:parent-style-name="Domyślnaczcionkaakapitu" style:family="text">
      <style:text-properties fo:background-color="#80FFFF"/>
    </style:style>
    <style:style style:name="T6858" style:parent-style-name="Domyślnaczcionkaakapitu" style:family="text">
      <style:text-properties fo:background-color="#80FFFF"/>
    </style:style>
    <style:style style:name="T6859" style:parent-style-name="Domyślnaczcionkaakapitu" style:family="text">
      <style:text-properties fo:background-color="#80FFFF"/>
    </style:style>
    <style:style style:name="T6860" style:parent-style-name="Domyślnaczcionkaakapitu" style:family="text">
      <style:text-properties fo:background-color="#80FFFF"/>
    </style:style>
    <style:style style:name="T6861" style:parent-style-name="Domyślnaczcionkaakapitu" style:family="text">
      <style:text-properties fo:background-color="#80FFFF"/>
    </style:style>
    <style:style style:name="T6862" style:parent-style-name="Domyślnaczcionkaakapitu" style:family="text">
      <style:text-properties fo:background-color="#80FFFF"/>
    </style:style>
    <style:style style:name="P6863" style:parent-style-name="Normalny" style:family="paragraph">
      <style:paragraph-properties fo:text-align="justify" fo:line-height="150%"/>
    </style:style>
    <style:style style:name="T6864" style:parent-style-name="Domyślnaczcionkaakapitu" style:family="text">
      <style:text-properties style:text-underline-type="single" style:text-underline-style="solid" style:text-underline-width="auto" style:text-underline-mode="continuous"/>
    </style:style>
    <style:style style:name="P6865" style:parent-style-name="Normalny" style:family="paragraph">
      <style:paragraph-properties fo:text-align="justify" fo:line-height="150%" fo:text-indent="0.2479in"/>
    </style:style>
    <style:style style:name="T6866" style:parent-style-name="Domyślnaczcionkaakapitu" style:family="text">
      <style:text-properties fo:background-color="#80FFFF"/>
    </style:style>
    <style:style style:name="P6867" style:parent-style-name="Normalny" style:family="paragraph">
      <style:paragraph-properties fo:text-align="justify" fo:line-height="150%"/>
    </style:style>
    <style:style style:name="T6868" style:parent-style-name="Domyślnaczcionkaakapitu" style:family="text">
      <style:text-properties style:text-underline-type="single" style:text-underline-style="solid" style:text-underline-width="auto" style:text-underline-mode="continuous"/>
    </style:style>
    <style:style style:name="P6869" style:parent-style-name="Normalny" style:family="paragraph">
      <style:paragraph-properties fo:text-align="justify" fo:line-height="150%" fo:text-indent="0.2479in"/>
    </style:style>
    <style:style style:name="T6870" style:parent-style-name="Domyślnaczcionkaakapitu" style:family="text">
      <style:text-properties fo:background-color="#80FFFF"/>
    </style:style>
    <style:style style:name="T6871" style:parent-style-name="Domyślnaczcionkaakapitu" style:family="text">
      <style:text-properties fo:background-color="#80FFFF"/>
    </style:style>
    <style:style style:name="P6872" style:parent-style-name="Normalny" style:family="paragraph">
      <style:paragraph-properties fo:text-align="justify" fo:line-height="150%"/>
    </style:style>
    <style:style style:name="T6873" style:parent-style-name="Domyślnaczcionkaakapitu" style:family="text">
      <style:text-properties fo:background-color="#80FFFF"/>
    </style:style>
    <style:style style:name="T6874" style:parent-style-name="Domyślnaczcionkaakapitu" style:family="text">
      <style:text-properties fo:background-color="#80FFFF"/>
    </style:style>
    <style:style style:name="P6875" style:parent-style-name="Normalny" style:family="paragraph">
      <style:paragraph-properties fo:text-align="justify" fo:line-height="150%"/>
    </style:style>
    <style:style style:name="T6876" style:parent-style-name="Domyślnaczcionkaakapitu" style:family="text">
      <style:text-properties fo:background-color="#80FFFF" style:text-underline-type="single" style:text-underline-style="solid" style:text-underline-width="auto" style:text-underline-mode="continuous"/>
    </style:style>
    <style:style style:name="T6877" style:parent-style-name="Domyślnaczcionkaakapitu" style:family="text">
      <style:text-properties style:text-underline-type="single" style:text-underline-style="solid" style:text-underline-width="auto" style:text-underline-mode="continuous"/>
    </style:style>
    <style:style style:name="P6878" style:parent-style-name="Normalny" style:family="paragraph">
      <style:paragraph-properties fo:text-align="justify" fo:line-height="150%" fo:text-indent="0.2479in"/>
    </style:style>
    <style:style style:name="T6879" style:parent-style-name="Domyślnaczcionkaakapitu" style:family="text">
      <style:text-properties fo:background-color="#80FFFF"/>
    </style:style>
    <style:style style:name="T6880" style:parent-style-name="Domyślnaczcionkaakapitu" style:family="text">
      <style:text-properties fo:background-color="#80FFFF"/>
    </style:style>
    <style:style style:name="T6881" style:parent-style-name="Domyślnaczcionkaakapitu" style:family="text">
      <style:text-properties fo:background-color="#80FFFF"/>
    </style:style>
    <style:style style:name="T6882" style:parent-style-name="Domyślnaczcionkaakapitu" style:family="text">
      <style:text-properties fo:background-color="#80FFFF"/>
    </style:style>
    <style:style style:name="P6883" style:parent-style-name="Normalny" style:family="paragraph">
      <style:paragraph-properties fo:text-align="justify" fo:line-height="150%"/>
    </style:style>
    <style:style style:name="T6884" style:parent-style-name="Domyślnaczcionkaakapitu" style:family="text">
      <style:text-properties fo:background-color="#80FFFF" style:text-underline-type="single" style:text-underline-style="solid" style:text-underline-width="auto" style:text-underline-mode="continuous"/>
    </style:style>
    <style:style style:name="T6885" style:parent-style-name="Domyślnaczcionkaakapitu" style:family="text">
      <style:text-properties style:text-underline-type="single" style:text-underline-style="solid" style:text-underline-width="auto" style:text-underline-mode="continuous"/>
    </style:style>
    <style:style style:name="P6886" style:parent-style-name="Normalny" style:family="paragraph">
      <style:paragraph-properties fo:text-align="justify" fo:line-height="150%" fo:text-indent="0.2479in"/>
    </style:style>
    <style:style style:name="T6887" style:parent-style-name="Domyślnaczcionkaakapitu" style:family="text">
      <style:text-properties fo:background-color="#80FFFF"/>
    </style:style>
    <style:style style:name="T6888" style:parent-style-name="Domyślnaczcionkaakapitu" style:family="text">
      <style:text-properties fo:background-color="#80FFFF"/>
    </style:style>
    <style:style style:name="T6889" style:parent-style-name="Domyślnaczcionkaakapitu" style:family="text">
      <style:text-properties fo:background-color="#80FFFF"/>
    </style:style>
    <style:style style:name="T6890" style:parent-style-name="Domyślnaczcionkaakapitu" style:family="text">
      <style:text-properties fo:background-color="#80FFFF"/>
    </style:style>
    <style:style style:name="T6891" style:parent-style-name="Domyślnaczcionkaakapitu" style:family="text">
      <style:text-properties fo:background-color="#80FFFF"/>
    </style:style>
    <style:style style:name="T6892" style:parent-style-name="Domyślnaczcionkaakapitu" style:family="text">
      <style:text-properties fo:background-color="#80FFFF"/>
    </style:style>
    <style:style style:name="T6893" style:parent-style-name="Domyślnaczcionkaakapitu" style:family="text">
      <style:text-properties fo:background-color="#80FFFF"/>
    </style:style>
    <style:style style:name="T6894" style:parent-style-name="Domyślnaczcionkaakapitu" style:family="text">
      <style:text-properties fo:background-color="#80FFFF"/>
    </style:style>
    <style:style style:name="T6895" style:parent-style-name="Domyślnaczcionkaakapitu" style:family="text">
      <style:text-properties fo:background-color="#80FFFF"/>
    </style:style>
    <style:style style:name="T6896" style:parent-style-name="Domyślnaczcionkaakapitu" style:family="text">
      <style:text-properties fo:background-color="#80FFFF"/>
    </style:style>
    <style:style style:name="P6897" style:parent-style-name="Normalny" style:family="paragraph">
      <style:paragraph-properties fo:text-align="justify" fo:line-height="150%" fo:text-indent="0.2479in"/>
    </style:style>
    <style:style style:name="T6898" style:parent-style-name="Domyślnaczcionkaakapitu" style:family="text">
      <style:text-properties fo:background-color="#80FFFF"/>
    </style:style>
    <style:style style:name="T6899" style:parent-style-name="Domyślnaczcionkaakapitu" style:family="text">
      <style:text-properties fo:background-color="#80FFFF"/>
    </style:style>
    <style:style style:name="P6900" style:parent-style-name="Normalny" style:family="paragraph">
      <style:paragraph-properties fo:text-align="justify" fo:line-height="150%" fo:text-indent="0.2479in"/>
    </style:style>
    <style:style style:name="T6901" style:parent-style-name="Domyślnaczcionkaakapitu" style:family="text">
      <style:text-properties fo:background-color="#80FFFF"/>
    </style:style>
    <style:style style:name="T6902" style:parent-style-name="Domyślnaczcionkaakapitu" style:family="text">
      <style:text-properties fo:background-color="#80FFFF"/>
    </style:style>
    <style:style style:name="T6903" style:parent-style-name="Domyślnaczcionkaakapitu" style:family="text">
      <style:text-properties fo:background-color="#80FFFF"/>
    </style:style>
    <style:style style:name="T6904" style:parent-style-name="Domyślnaczcionkaakapitu" style:family="text">
      <style:text-properties fo:background-color="#80FFFF"/>
    </style:style>
    <style:style style:name="T6905" style:parent-style-name="Domyślnaczcionkaakapitu" style:family="text">
      <style:text-properties fo:background-color="#80FFFF"/>
    </style:style>
    <style:style style:name="T6906" style:parent-style-name="Domyślnaczcionkaakapitu" style:family="text">
      <style:text-properties fo:background-color="#80FFFF"/>
    </style:style>
    <style:style style:name="T6907" style:parent-style-name="Domyślnaczcionkaakapitu" style:family="text">
      <style:text-properties fo:background-color="#80FFFF"/>
    </style:style>
    <style:style style:name="T6908" style:parent-style-name="Domyślnaczcionkaakapitu" style:family="text">
      <style:text-properties fo:background-color="#80FFFF"/>
    </style:style>
    <style:style style:name="T6909" style:parent-style-name="Domyślnaczcionkaakapitu" style:family="text">
      <style:text-properties fo:background-color="#80FFFF"/>
    </style:style>
    <style:style style:name="P6910" style:parent-style-name="Normalny" style:family="paragraph">
      <style:paragraph-properties fo:text-align="justify" fo:line-height="150%" fo:text-indent="0.2479in"/>
    </style:style>
    <style:style style:name="T6911" style:parent-style-name="Domyślnaczcionkaakapitu" style:family="text">
      <style:text-properties fo:background-color="#80FFFF"/>
    </style:style>
    <style:style style:name="T6912" style:parent-style-name="Domyślnaczcionkaakapitu" style:family="text">
      <style:text-properties fo:background-color="#80FFFF"/>
    </style:style>
    <style:style style:name="T6913" style:parent-style-name="Domyślnaczcionkaakapitu" style:family="text">
      <style:text-properties fo:background-color="#80FFFF"/>
    </style:style>
    <style:style style:name="T6914" style:parent-style-name="Domyślnaczcionkaakapitu" style:family="text">
      <style:text-properties fo:background-color="#80FFFF"/>
    </style:style>
    <style:style style:name="T6915" style:parent-style-name="Domyślnaczcionkaakapitu" style:family="text">
      <style:text-properties fo:background-color="#80FFFF"/>
    </style:style>
    <style:style style:name="T6916" style:parent-style-name="Domyślnaczcionkaakapitu" style:family="text">
      <style:text-properties fo:background-color="#80FFFF"/>
    </style:style>
    <style:style style:name="T6917" style:parent-style-name="Domyślnaczcionkaakapitu" style:family="text">
      <style:text-properties fo:background-color="#80FFFF"/>
    </style:style>
    <style:style style:name="T6918" style:parent-style-name="Domyślnaczcionkaakapitu" style:family="text">
      <style:text-properties fo:background-color="#80FFFF"/>
    </style:style>
    <style:style style:name="T6919" style:parent-style-name="Domyślnaczcionkaakapitu" style:family="text">
      <style:text-properties fo:background-color="#80FFFF"/>
    </style:style>
    <style:style style:name="T6920" style:parent-style-name="Domyślnaczcionkaakapitu" style:family="text">
      <style:text-properties fo:background-color="#80FFFF"/>
    </style:style>
    <style:style style:name="T6921" style:parent-style-name="Domyślnaczcionkaakapitu" style:family="text">
      <style:text-properties fo:background-color="#80FFFF"/>
    </style:style>
    <style:style style:name="T6922" style:parent-style-name="Domyślnaczcionkaakapitu" style:family="text">
      <style:text-properties fo:background-color="#80FFFF"/>
    </style:style>
    <style:style style:name="P6923" style:parent-style-name="Normalny" style:family="paragraph">
      <style:paragraph-properties fo:text-align="justify" fo:line-height="150%" fo:text-indent="0.2479in"/>
    </style:style>
    <style:style style:name="T6924" style:parent-style-name="Domyślnaczcionkaakapitu" style:family="text">
      <style:text-properties fo:background-color="#80FFFF"/>
    </style:style>
    <style:style style:name="P6925" style:parent-style-name="Normalny" style:family="paragraph">
      <style:paragraph-properties fo:text-align="justify" fo:line-height="150%"/>
    </style:style>
    <style:style style:name="T6926" style:parent-style-name="Domyślnaczcionkaakapitu" style:family="text">
      <style:text-properties fo:background-color="#80FFFF" style:text-underline-type="single" style:text-underline-style="solid" style:text-underline-width="auto" style:text-underline-mode="continuous"/>
    </style:style>
    <style:style style:name="T6927" style:parent-style-name="Domyślnaczcionkaakapitu" style:family="text">
      <style:text-properties style:text-underline-type="single" style:text-underline-style="solid" style:text-underline-width="auto" style:text-underline-mode="continuous"/>
    </style:style>
    <style:style style:name="T6928" style:parent-style-name="Domyślnaczcionkaakapitu" style:family="text">
      <style:text-properties fo:background-color="#80FFFF" style:text-underline-type="single" style:text-underline-style="solid" style:text-underline-width="auto" style:text-underline-mode="continuous"/>
    </style:style>
    <style:style style:name="T6929" style:parent-style-name="Domyślnaczcionkaakapitu" style:family="text">
      <style:text-properties style:text-underline-type="single" style:text-underline-style="solid" style:text-underline-width="auto" style:text-underline-mode="continuous"/>
    </style:style>
    <style:style style:name="P6930" style:parent-style-name="Normalny" style:family="paragraph">
      <style:paragraph-properties fo:text-align="justify" fo:line-height="150%" fo:text-indent="0.2479in"/>
    </style:style>
    <style:style style:name="T6931" style:parent-style-name="Domyślnaczcionkaakapitu" style:family="text">
      <style:text-properties fo:background-color="#80FFFF"/>
    </style:style>
    <style:style style:name="T6932" style:parent-style-name="Domyślnaczcionkaakapitu" style:family="text">
      <style:text-properties fo:background-color="#80FFFF"/>
    </style:style>
    <style:style style:name="T6933" style:parent-style-name="Domyślnaczcionkaakapitu" style:family="text">
      <style:text-properties fo:background-color="#80FFFF"/>
    </style:style>
    <style:style style:name="T6934" style:parent-style-name="Domyślnaczcionkaakapitu" style:family="text">
      <style:text-properties fo:background-color="#80FFFF"/>
    </style:style>
    <style:style style:name="T6935" style:parent-style-name="Domyślnaczcionkaakapitu" style:family="text">
      <style:text-properties fo:background-color="#80FFFF"/>
    </style:style>
    <style:style style:name="T6936" style:parent-style-name="Domyślnaczcionkaakapitu" style:family="text">
      <style:text-properties fo:background-color="#80FFFF"/>
    </style:style>
    <style:style style:name="T6937" style:parent-style-name="Domyślnaczcionkaakapitu" style:family="text">
      <style:text-properties fo:background-color="#80FFFF"/>
    </style:style>
    <style:style style:name="T6938" style:parent-style-name="Domyślnaczcionkaakapitu" style:family="text">
      <style:text-properties fo:background-color="#80FFFF"/>
    </style:style>
    <style:style style:name="T6939" style:parent-style-name="Domyślnaczcionkaakapitu" style:family="text">
      <style:text-properties fo:background-color="#80FFFF"/>
    </style:style>
    <style:style style:name="T6940" style:parent-style-name="Domyślnaczcionkaakapitu" style:family="text">
      <style:text-properties fo:background-color="#80FFFF"/>
    </style:style>
    <style:style style:name="T6941" style:parent-style-name="Domyślnaczcionkaakapitu" style:family="text">
      <style:text-properties fo:background-color="#80FFFF"/>
    </style:style>
    <style:style style:name="T6942" style:parent-style-name="Domyślnaczcionkaakapitu" style:family="text">
      <style:text-properties fo:background-color="#80FFFF"/>
    </style:style>
    <style:style style:name="T6943" style:parent-style-name="Domyślnaczcionkaakapitu" style:family="text">
      <style:text-properties fo:background-color="#80FFFF"/>
    </style:style>
    <style:style style:name="T6944" style:parent-style-name="Domyślnaczcionkaakapitu" style:family="text">
      <style:text-properties fo:background-color="#80FFFF"/>
    </style:style>
    <style:style style:name="T6945" style:parent-style-name="Domyślnaczcionkaakapitu" style:family="text">
      <style:text-properties fo:background-color="#80FFFF"/>
    </style:style>
    <style:style style:name="P6946" style:parent-style-name="Normalny" style:family="paragraph">
      <style:paragraph-properties fo:text-align="justify" fo:line-height="150%" fo:text-indent="0.2479in"/>
    </style:style>
    <style:style style:name="T6947" style:parent-style-name="Domyślnaczcionkaakapitu" style:family="text">
      <style:text-properties fo:background-color="#80FFFF"/>
    </style:style>
    <style:style style:name="T6948" style:parent-style-name="Domyślnaczcionkaakapitu" style:family="text">
      <style:text-properties fo:background-color="#80FFFF"/>
    </style:style>
    <style:style style:name="P6949" style:parent-style-name="Normalny" style:family="paragraph">
      <style:paragraph-properties fo:text-align="justify" fo:line-height="150%"/>
    </style:style>
    <style:style style:name="T6950" style:parent-style-name="Domyślnaczcionkaakapitu" style:family="text">
      <style:text-properties style:text-underline-type="single" style:text-underline-style="solid" style:text-underline-width="auto" style:text-underline-mode="continuous"/>
    </style:style>
    <style:style style:name="P6951" style:parent-style-name="Normalny" style:family="paragraph">
      <style:paragraph-properties fo:text-align="justify" fo:line-height="150%" fo:text-indent="0.2479in"/>
    </style:style>
    <style:style style:name="T6952" style:parent-style-name="Domyślnaczcionkaakapitu" style:family="text">
      <style:text-properties fo:background-color="#80FFFF"/>
    </style:style>
    <style:style style:name="T6953" style:parent-style-name="Domyślnaczcionkaakapitu" style:family="text">
      <style:text-properties fo:background-color="#80FFFF"/>
    </style:style>
    <style:style style:name="T6954" style:parent-style-name="Domyślnaczcionkaakapitu" style:family="text">
      <style:text-properties fo:background-color="#80FFFF"/>
    </style:style>
    <style:style style:name="T6955" style:parent-style-name="Domyślnaczcionkaakapitu" style:family="text">
      <style:text-properties fo:background-color="#80FFFF"/>
    </style:style>
    <style:style style:name="T6956" style:parent-style-name="Domyślnaczcionkaakapitu" style:family="text">
      <style:text-properties fo:background-color="#80FFFF"/>
    </style:style>
    <style:style style:name="T6957" style:parent-style-name="Domyślnaczcionkaakapitu" style:family="text">
      <style:text-properties fo:background-color="#80FFFF"/>
    </style:style>
    <style:style style:name="T6958" style:parent-style-name="Domyślnaczcionkaakapitu" style:family="text">
      <style:text-properties fo:background-color="#80FFFF"/>
    </style:style>
    <style:style style:name="P6959" style:parent-style-name="Normalny" style:family="paragraph">
      <style:paragraph-properties fo:text-align="justify" fo:line-height="150%" fo:text-indent="0.2479in"/>
    </style:style>
    <style:style style:name="T6960" style:parent-style-name="Domyślnaczcionkaakapitu" style:family="text">
      <style:text-properties fo:background-color="#80FFFF"/>
    </style:style>
    <style:style style:name="T6961" style:parent-style-name="Domyślnaczcionkaakapitu" style:family="text">
      <style:text-properties fo:background-color="#80FFFF"/>
    </style:style>
    <style:style style:name="T6962" style:parent-style-name="Domyślnaczcionkaakapitu" style:family="text">
      <style:text-properties fo:background-color="#80FFFF"/>
    </style:style>
    <style:style style:name="P6963" style:parent-style-name="Normalny" style:family="paragraph">
      <style:paragraph-properties fo:text-align="justify" fo:line-height="150%"/>
    </style:style>
    <style:style style:name="T6964" style:parent-style-name="Domyślnaczcionkaakapitu" style:family="text">
      <style:text-properties style:text-underline-type="single" style:text-underline-style="solid" style:text-underline-width="auto" style:text-underline-mode="continuous"/>
    </style:style>
    <style:style style:name="P6965" style:parent-style-name="Normalny" style:family="paragraph">
      <style:paragraph-properties fo:text-align="justify" fo:line-height="150%" fo:text-indent="0.2479in"/>
    </style:style>
    <style:style style:name="T6966" style:parent-style-name="Domyślnaczcionkaakapitu" style:family="text">
      <style:text-properties fo:background-color="#80FFFF"/>
    </style:style>
    <style:style style:name="T6967" style:parent-style-name="Domyślnaczcionkaakapitu" style:family="text">
      <style:text-properties fo:background-color="#80FFFF"/>
    </style:style>
    <style:style style:name="T6968" style:parent-style-name="Domyślnaczcionkaakapitu" style:family="text">
      <style:text-properties fo:background-color="#80FFFF"/>
    </style:style>
    <style:style style:name="T6969" style:parent-style-name="Domyślnaczcionkaakapitu" style:family="text">
      <style:text-properties fo:background-color="#80FFFF"/>
    </style:style>
    <style:style style:name="T6970" style:parent-style-name="Domyślnaczcionkaakapitu" style:family="text">
      <style:text-properties fo:background-color="#80FFFF"/>
    </style:style>
    <style:style style:name="T6971" style:parent-style-name="Domyślnaczcionkaakapitu" style:family="text">
      <style:text-properties fo:background-color="#80FFFF"/>
    </style:style>
    <style:style style:name="P6972" style:parent-style-name="Normalny" style:family="paragraph">
      <style:paragraph-properties fo:text-align="justify" fo:line-height="150%" fo:text-indent="0.2479in"/>
    </style:style>
    <style:style style:name="T6973" style:parent-style-name="Domyślnaczcionkaakapitu" style:family="text">
      <style:text-properties fo:background-color="#80FFFF"/>
    </style:style>
    <style:style style:name="T6974" style:parent-style-name="Domyślnaczcionkaakapitu" style:family="text">
      <style:text-properties fo:background-color="#80FFFF"/>
    </style:style>
    <style:style style:name="T6975" style:parent-style-name="Domyślnaczcionkaakapitu" style:family="text">
      <style:text-properties fo:background-color="#80FFFF"/>
    </style:style>
    <style:style style:name="T6976" style:parent-style-name="Domyślnaczcionkaakapitu" style:family="text">
      <style:text-properties fo:background-color="#80FFFF"/>
    </style:style>
    <style:style style:name="T6977" style:parent-style-name="Domyślnaczcionkaakapitu" style:family="text">
      <style:text-properties fo:background-color="#80FFFF"/>
    </style:style>
    <style:style style:name="T6978" style:parent-style-name="Domyślnaczcionkaakapitu" style:family="text">
      <style:text-properties fo:background-color="#80FFFF"/>
    </style:style>
    <style:style style:name="T6979" style:parent-style-name="Domyślnaczcionkaakapitu" style:family="text">
      <style:text-properties fo:background-color="#80FFFF"/>
    </style:style>
    <style:style style:name="T6980" style:parent-style-name="Domyślnaczcionkaakapitu" style:family="text">
      <style:text-properties fo:background-color="#80FFFF"/>
    </style:style>
    <style:style style:name="T6981" style:parent-style-name="Domyślnaczcionkaakapitu" style:family="text">
      <style:text-properties fo:background-color="#80FFFF"/>
    </style:style>
    <style:style style:name="T6982" style:parent-style-name="Domyślnaczcionkaakapitu" style:family="text">
      <style:text-properties fo:background-color="#80FFFF"/>
    </style:style>
    <style:style style:name="T6983" style:parent-style-name="Domyślnaczcionkaakapitu" style:family="text">
      <style:text-properties fo:background-color="#80FFFF"/>
    </style:style>
    <style:style style:name="T6984" style:parent-style-name="Domyślnaczcionkaakapitu" style:family="text">
      <style:text-properties fo:background-color="#80FFFF"/>
    </style:style>
    <style:style style:name="T6985" style:parent-style-name="Domyślnaczcionkaakapitu" style:family="text">
      <style:text-properties fo:background-color="#80FFFF"/>
    </style:style>
    <style:style style:name="T6986" style:parent-style-name="Domyślnaczcionkaakapitu" style:family="text">
      <style:text-properties fo:background-color="#80FFFF"/>
    </style:style>
    <style:style style:name="T6987" style:parent-style-name="Domyślnaczcionkaakapitu" style:family="text">
      <style:text-properties fo:background-color="#80FFFF"/>
    </style:style>
    <style:style style:name="T6988" style:parent-style-name="Domyślnaczcionkaakapitu" style:family="text">
      <style:text-properties fo:background-color="#80FFFF"/>
    </style:style>
    <style:style style:name="T6989" style:parent-style-name="Domyślnaczcionkaakapitu" style:family="text">
      <style:text-properties fo:background-color="#80FFFF"/>
    </style:style>
    <style:style style:name="P6990" style:parent-style-name="Normalny" style:family="paragraph">
      <style:paragraph-properties fo:text-align="justify" fo:line-height="150%" fo:text-indent="0.2479in"/>
    </style:style>
    <style:style style:name="T6991" style:parent-style-name="Domyślnaczcionkaakapitu" style:family="text">
      <style:text-properties fo:background-color="#80FFFF"/>
    </style:style>
    <style:style style:name="T6992" style:parent-style-name="Domyślnaczcionkaakapitu" style:family="text">
      <style:text-properties fo:background-color="#80FFFF"/>
    </style:style>
    <style:style style:name="T6993" style:parent-style-name="Domyślnaczcionkaakapitu" style:family="text">
      <style:text-properties fo:background-color="#80FFFF"/>
    </style:style>
    <style:style style:name="T6994" style:parent-style-name="Domyślnaczcionkaakapitu" style:family="text">
      <style:text-properties fo:background-color="#80FFFF"/>
    </style:style>
    <style:style style:name="T6995" style:parent-style-name="Domyślnaczcionkaakapitu" style:family="text">
      <style:text-properties fo:background-color="#80FFFF"/>
    </style:style>
    <style:style style:name="T6996" style:parent-style-name="Domyślnaczcionkaakapitu" style:family="text">
      <style:text-properties fo:background-color="#80FFFF"/>
    </style:style>
    <style:style style:name="P6997" style:parent-style-name="Normalny" style:family="paragraph">
      <style:paragraph-properties fo:text-align="justify" fo:line-height="150%" fo:text-indent="0.2479in"/>
    </style:style>
    <style:style style:name="T6998" style:parent-style-name="Domyślnaczcionkaakapitu" style:family="text">
      <style:text-properties fo:background-color="#80FFFF"/>
    </style:style>
    <style:style style:name="T6999" style:parent-style-name="Domyślnaczcionkaakapitu" style:family="text">
      <style:text-properties fo:background-color="#80FFFF"/>
    </style:style>
    <style:style style:name="T7000" style:parent-style-name="Domyślnaczcionkaakapitu" style:family="text">
      <style:text-properties fo:background-color="#80FFFF"/>
    </style:style>
    <style:style style:name="T7001" style:parent-style-name="Domyślnaczcionkaakapitu" style:family="text">
      <style:text-properties fo:background-color="#80FFFF"/>
    </style:style>
    <style:style style:name="T7002" style:parent-style-name="Domyślnaczcionkaakapitu" style:family="text">
      <style:text-properties fo:background-color="#80FFFF"/>
    </style:style>
    <style:style style:name="T7003" style:parent-style-name="Domyślnaczcionkaakapitu" style:family="text">
      <style:text-properties fo:background-color="#80FFFF"/>
    </style:style>
    <style:style style:name="T7004" style:parent-style-name="Domyślnaczcionkaakapitu" style:family="text">
      <style:text-properties fo:background-color="#80FFFF"/>
    </style:style>
    <style:style style:name="T7005" style:parent-style-name="Domyślnaczcionkaakapitu" style:family="text">
      <style:text-properties fo:background-color="#80FFFF"/>
    </style:style>
    <style:style style:name="T7006" style:parent-style-name="Domyślnaczcionkaakapitu" style:family="text">
      <style:text-properties fo:background-color="#80FFFF"/>
    </style:style>
    <style:style style:name="T7007" style:parent-style-name="Domyślnaczcionkaakapitu" style:family="text">
      <style:text-properties fo:background-color="#80FFFF"/>
    </style:style>
    <style:style style:name="T7008" style:parent-style-name="Domyślnaczcionkaakapitu" style:family="text">
      <style:text-properties fo:background-color="#80FFFF"/>
    </style:style>
    <style:style style:name="T7009" style:parent-style-name="Domyślnaczcionkaakapitu" style:family="text">
      <style:text-properties fo:background-color="#80FFFF"/>
    </style:style>
    <style:style style:name="T7010" style:parent-style-name="Domyślnaczcionkaakapitu" style:family="text">
      <style:text-properties fo:background-color="#80FFFF"/>
    </style:style>
    <style:style style:name="T7011" style:parent-style-name="Domyślnaczcionkaakapitu" style:family="text">
      <style:text-properties fo:background-color="#80FFFF"/>
    </style:style>
    <style:style style:name="T7012" style:parent-style-name="Domyślnaczcionkaakapitu" style:family="text">
      <style:text-properties fo:background-color="#80FFFF"/>
    </style:style>
    <style:style style:name="T7013" style:parent-style-name="Domyślnaczcionkaakapitu" style:family="text">
      <style:text-properties fo:background-color="#80FFFF"/>
    </style:style>
    <style:style style:name="T7014" style:parent-style-name="Domyślnaczcionkaakapitu" style:family="text">
      <style:text-properties fo:background-color="#80FFFF"/>
    </style:style>
    <style:style style:name="T7015" style:parent-style-name="Domyślnaczcionkaakapitu" style:family="text">
      <style:text-properties fo:background-color="#80FFFF"/>
    </style:style>
    <style:style style:name="T7016" style:parent-style-name="Domyślnaczcionkaakapitu" style:family="text">
      <style:text-properties fo:background-color="#80FFFF"/>
    </style:style>
    <style:style style:name="T7017" style:parent-style-name="Domyślnaczcionkaakapitu" style:family="text">
      <style:text-properties fo:background-color="#80FFFF"/>
    </style:style>
    <style:style style:name="P7018" style:parent-style-name="Normalny" style:family="paragraph">
      <style:paragraph-properties fo:text-align="justify" fo:line-height="150%" fo:text-indent="0.2479in"/>
    </style:style>
    <style:style style:name="T7019" style:parent-style-name="Domyślnaczcionkaakapitu" style:family="text">
      <style:text-properties fo:background-color="#80FFFF"/>
    </style:style>
    <style:style style:name="T7020" style:parent-style-name="Domyślnaczcionkaakapitu" style:family="text">
      <style:text-properties fo:background-color="#80FFFF"/>
    </style:style>
    <style:style style:name="T7021" style:parent-style-name="Domyślnaczcionkaakapitu" style:family="text">
      <style:text-properties fo:background-color="#80FFFF"/>
    </style:style>
    <style:style style:name="P7022" style:parent-style-name="Normalny" style:family="paragraph">
      <style:paragraph-properties fo:text-align="justify" fo:line-height="150%"/>
    </style:style>
    <style:style style:name="T7023" style:parent-style-name="Domyślnaczcionkaakapitu" style:family="text">
      <style:text-properties fo:background-color="#80FFFF" style:text-underline-type="single" style:text-underline-style="solid" style:text-underline-width="auto" style:text-underline-mode="continuous"/>
    </style:style>
    <style:style style:name="T7024" style:parent-style-name="Domyślnaczcionkaakapitu" style:family="text">
      <style:text-properties style:text-underline-type="single" style:text-underline-style="solid" style:text-underline-width="auto" style:text-underline-mode="continuous"/>
    </style:style>
    <style:style style:name="T7025" style:parent-style-name="Domyślnaczcionkaakapitu" style:family="text">
      <style:text-properties fo:background-color="#80FFFF" style:text-underline-type="single" style:text-underline-style="solid" style:text-underline-width="auto" style:text-underline-mode="continuous"/>
    </style:style>
    <style:style style:name="T7026" style:parent-style-name="Domyślnaczcionkaakapitu" style:family="text">
      <style:text-properties style:text-underline-type="single" style:text-underline-style="solid" style:text-underline-width="auto" style:text-underline-mode="continuous"/>
    </style:style>
    <style:style style:name="P7027" style:parent-style-name="Normalny" style:family="paragraph">
      <style:paragraph-properties fo:text-align="justify" fo:line-height="150%" fo:text-indent="0.2479in"/>
    </style:style>
    <style:style style:name="T7028" style:parent-style-name="Domyślnaczcionkaakapitu" style:family="text">
      <style:text-properties fo:background-color="#80FFFF"/>
    </style:style>
    <style:style style:name="T7029" style:parent-style-name="Domyślnaczcionkaakapitu" style:family="text">
      <style:text-properties fo:background-color="#80FFFF"/>
    </style:style>
    <style:style style:name="T7030" style:parent-style-name="Domyślnaczcionkaakapitu" style:family="text">
      <style:text-properties fo:background-color="#80FFFF"/>
    </style:style>
    <style:style style:name="T7031" style:parent-style-name="Domyślnaczcionkaakapitu" style:family="text">
      <style:text-properties fo:background-color="#80FFFF"/>
    </style:style>
    <style:style style:name="T7032" style:parent-style-name="Domyślnaczcionkaakapitu" style:family="text">
      <style:text-properties fo:background-color="#80FFFF"/>
    </style:style>
    <style:style style:name="T7033" style:parent-style-name="Domyślnaczcionkaakapitu" style:family="text">
      <style:text-properties fo:background-color="#80FFFF"/>
    </style:style>
    <style:style style:name="P7034" style:parent-style-name="Normalny" style:family="paragraph">
      <style:paragraph-properties fo:text-align="justify" fo:line-height="150%" fo:text-indent="0.2479in"/>
    </style:style>
    <style:style style:name="T7035" style:parent-style-name="Domyślnaczcionkaakapitu" style:family="text">
      <style:text-properties fo:background-color="#80FFFF"/>
    </style:style>
    <style:style style:name="T7036" style:parent-style-name="Domyślnaczcionkaakapitu" style:family="text">
      <style:text-properties fo:background-color="#80FFFF"/>
    </style:style>
    <style:style style:name="T7037" style:parent-style-name="Domyślnaczcionkaakapitu" style:family="text">
      <style:text-properties fo:background-color="#80FFFF"/>
    </style:style>
    <style:style style:name="T7038" style:parent-style-name="Domyślnaczcionkaakapitu" style:family="text">
      <style:text-properties fo:background-color="#80FFFF"/>
    </style:style>
    <style:style style:name="T7039" style:parent-style-name="Domyślnaczcionkaakapitu" style:family="text">
      <style:text-properties fo:background-color="#80FFFF"/>
    </style:style>
    <style:style style:name="T7040" style:parent-style-name="Domyślnaczcionkaakapitu" style:family="text">
      <style:text-properties fo:background-color="#80FFFF"/>
    </style:style>
    <style:style style:name="T7041" style:parent-style-name="Domyślnaczcionkaakapitu" style:family="text">
      <style:text-properties fo:background-color="#80FFFF"/>
    </style:style>
    <style:style style:name="T7042" style:parent-style-name="Domyślnaczcionkaakapitu" style:family="text">
      <style:text-properties fo:background-color="#80FFFF"/>
    </style:style>
    <style:style style:name="T7043" style:parent-style-name="Domyślnaczcionkaakapitu" style:family="text">
      <style:text-properties fo:background-color="#80FFFF"/>
    </style:style>
    <style:style style:name="T7044" style:parent-style-name="Domyślnaczcionkaakapitu" style:family="text">
      <style:text-properties fo:background-color="#80FFFF"/>
    </style:style>
    <style:style style:name="T7045" style:parent-style-name="Domyślnaczcionkaakapitu" style:family="text">
      <style:text-properties fo:background-color="#80FFFF"/>
    </style:style>
    <style:style style:name="T7046" style:parent-style-name="Domyślnaczcionkaakapitu" style:family="text">
      <style:text-properties fo:background-color="#80FFFF"/>
    </style:style>
    <style:style style:name="T7047" style:parent-style-name="Domyślnaczcionkaakapitu" style:family="text">
      <style:text-properties fo:background-color="#80FFFF"/>
    </style:style>
    <style:style style:name="T7048" style:parent-style-name="Domyślnaczcionkaakapitu" style:family="text">
      <style:text-properties fo:background-color="#80FFFF"/>
    </style:style>
    <style:style style:name="T7049" style:parent-style-name="Domyślnaczcionkaakapitu" style:family="text">
      <style:text-properties fo:background-color="#80FFFF"/>
    </style:style>
    <style:style style:name="T7050" style:parent-style-name="Domyślnaczcionkaakapitu" style:family="text">
      <style:text-properties fo:background-color="#80FFFF"/>
    </style:style>
    <style:style style:name="T7051" style:parent-style-name="Domyślnaczcionkaakapitu" style:family="text">
      <style:text-properties fo:background-color="#80FFFF"/>
    </style:style>
    <style:style style:name="T7052" style:parent-style-name="Domyślnaczcionkaakapitu" style:family="text">
      <style:text-properties fo:background-color="#80FFFF"/>
    </style:style>
    <style:style style:name="T7053" style:parent-style-name="Domyślnaczcionkaakapitu" style:family="text">
      <style:text-properties fo:background-color="#80FFFF"/>
    </style:style>
    <style:style style:name="T7054" style:parent-style-name="Domyślnaczcionkaakapitu" style:family="text">
      <style:text-properties fo:background-color="#80FFFF"/>
    </style:style>
    <style:style style:name="T7055" style:parent-style-name="Domyślnaczcionkaakapitu" style:family="text">
      <style:text-properties fo:background-color="#80FFFF"/>
    </style:style>
    <style:style style:name="P7056" style:parent-style-name="Normalny" style:family="paragraph">
      <style:paragraph-properties fo:text-align="justify" fo:line-height="150%" fo:text-indent="0.2479in"/>
    </style:style>
    <style:style style:name="T7057" style:parent-style-name="Domyślnaczcionkaakapitu" style:family="text">
      <style:text-properties fo:background-color="#80FFFF"/>
    </style:style>
    <style:style style:name="P7058" style:parent-style-name="Normalny" style:family="paragraph">
      <style:paragraph-properties fo:text-align="justify" fo:line-height="150%"/>
    </style:style>
    <style:style style:name="T7059" style:parent-style-name="Domyślnaczcionkaakapitu" style:family="text">
      <style:text-properties style:text-underline-type="single" style:text-underline-style="solid" style:text-underline-width="auto" style:text-underline-mode="continuous"/>
    </style:style>
    <style:style style:name="T7060" style:parent-style-name="Domyślnaczcionkaakapitu" style:family="text">
      <style:text-properties fo:background-color="#80FFFF" style:text-underline-type="single" style:text-underline-style="solid" style:text-underline-width="auto" style:text-underline-mode="continuous"/>
    </style:style>
    <style:style style:name="T7061" style:parent-style-name="Domyślnaczcionkaakapitu" style:family="text">
      <style:text-properties style:text-underline-type="single" style:text-underline-style="solid" style:text-underline-width="auto" style:text-underline-mode="continuous"/>
    </style:style>
    <style:style style:name="T7062" style:parent-style-name="Domyślnaczcionkaakapitu" style:family="text">
      <style:text-properties fo:background-color="#80FFFF" style:text-underline-type="single" style:text-underline-style="solid" style:text-underline-width="auto" style:text-underline-mode="continuous"/>
    </style:style>
    <style:style style:name="T7063" style:parent-style-name="Domyślnaczcionkaakapitu" style:family="text">
      <style:text-properties style:text-underline-type="single" style:text-underline-style="solid" style:text-underline-width="auto" style:text-underline-mode="continuous"/>
    </style:style>
    <style:style style:name="P7064" style:parent-style-name="Normalny" style:family="paragraph">
      <style:paragraph-properties fo:text-align="justify" fo:line-height="150%" fo:text-indent="0.2479in"/>
    </style:style>
    <style:style style:name="T7065" style:parent-style-name="Domyślnaczcionkaakapitu" style:family="text">
      <style:text-properties fo:background-color="#80FFFF"/>
    </style:style>
    <style:style style:name="T7066" style:parent-style-name="Domyślnaczcionkaakapitu" style:family="text">
      <style:text-properties fo:background-color="#80FFFF"/>
    </style:style>
    <style:style style:name="T7067" style:parent-style-name="Domyślnaczcionkaakapitu" style:family="text">
      <style:text-properties fo:background-color="#80FFFF"/>
    </style:style>
    <style:style style:name="T7068" style:parent-style-name="Domyślnaczcionkaakapitu" style:family="text">
      <style:text-properties fo:background-color="#80FFFF"/>
    </style:style>
    <style:style style:name="T7069" style:parent-style-name="Domyślnaczcionkaakapitu" style:family="text">
      <style:text-properties fo:background-color="#80FFFF"/>
    </style:style>
    <style:style style:name="T7070" style:parent-style-name="Domyślnaczcionkaakapitu" style:family="text">
      <style:text-properties fo:background-color="#80FFFF"/>
    </style:style>
    <style:style style:name="T7071" style:parent-style-name="Domyślnaczcionkaakapitu" style:family="text">
      <style:text-properties fo:background-color="#80FFFF"/>
    </style:style>
    <style:style style:name="P7072" style:parent-style-name="Normalny" style:family="paragraph">
      <style:paragraph-properties fo:text-align="justify" fo:line-height="150%" fo:text-indent="0.2479in"/>
    </style:style>
    <style:style style:name="T7073" style:parent-style-name="Domyślnaczcionkaakapitu" style:family="text">
      <style:text-properties fo:background-color="#80FFFF"/>
    </style:style>
    <style:style style:name="T7074" style:parent-style-name="Domyślnaczcionkaakapitu" style:family="text">
      <style:text-properties fo:background-color="#80FFFF"/>
    </style:style>
    <style:style style:name="T7075" style:parent-style-name="Domyślnaczcionkaakapitu" style:family="text">
      <style:text-properties fo:background-color="#80FFFF"/>
    </style:style>
    <style:style style:name="T7076" style:parent-style-name="Domyślnaczcionkaakapitu" style:family="text">
      <style:text-properties fo:background-color="#80FFFF"/>
    </style:style>
    <style:style style:name="P7077" style:parent-style-name="Normalny" style:family="paragraph">
      <style:paragraph-properties fo:text-align="justify" fo:line-height="150%"/>
    </style:style>
    <style:style style:name="T7078" style:parent-style-name="Domyślnaczcionkaakapitu" style:family="text">
      <style:text-properties style:text-underline-type="single" style:text-underline-style="solid" style:text-underline-width="auto" style:text-underline-mode="continuous"/>
    </style:style>
    <style:style style:name="P7079" style:parent-style-name="Normalny" style:family="paragraph">
      <style:paragraph-properties fo:text-align="justify" fo:line-height="150%" fo:text-indent="0.2479in"/>
    </style:style>
    <style:style style:name="T7080" style:parent-style-name="Domyślnaczcionkaakapitu" style:family="text">
      <style:text-properties fo:background-color="#80FFFF"/>
    </style:style>
    <style:style style:name="T7081" style:parent-style-name="Domyślnaczcionkaakapitu" style:family="text">
      <style:text-properties fo:background-color="#80FFFF"/>
    </style:style>
    <style:style style:name="T7082" style:parent-style-name="Domyślnaczcionkaakapitu" style:family="text">
      <style:text-properties fo:background-color="#80FFFF"/>
    </style:style>
    <style:style style:name="T7083" style:parent-style-name="Domyślnaczcionkaakapitu" style:family="text">
      <style:text-properties fo:background-color="#80FFFF"/>
    </style:style>
    <style:style style:name="T7084" style:parent-style-name="Domyślnaczcionkaakapitu" style:family="text">
      <style:text-properties fo:background-color="#80FFFF"/>
    </style:style>
    <style:style style:name="P7085" style:parent-style-name="Normalny" style:family="paragraph">
      <style:paragraph-properties fo:text-align="justify" fo:line-height="150%"/>
    </style:style>
    <style:style style:name="T7086" style:parent-style-name="Domyślnaczcionkaakapitu" style:family="text">
      <style:text-properties fo:background-color="#80FFFF"/>
    </style:style>
    <style:style style:name="P7087" style:parent-style-name="Normalny" style:family="paragraph">
      <style:paragraph-properties fo:text-align="justify" fo:line-height="150%"/>
    </style:style>
    <style:style style:name="T7088" style:parent-style-name="Domyślnaczcionkaakapitu" style:family="text">
      <style:text-properties style:text-underline-type="single" style:text-underline-style="solid" style:text-underline-width="auto" style:text-underline-mode="continuous"/>
    </style:style>
    <style:style style:name="T7089" style:parent-style-name="Domyślnaczcionkaakapitu" style:family="text">
      <style:text-properties fo:background-color="#80FFFF" style:text-underline-type="single" style:text-underline-style="solid" style:text-underline-width="auto" style:text-underline-mode="continuous"/>
    </style:style>
    <style:style style:name="T7090" style:parent-style-name="Domyślnaczcionkaakapitu" style:family="text">
      <style:text-properties style:text-underline-type="single" style:text-underline-style="solid" style:text-underline-width="auto" style:text-underline-mode="continuous"/>
    </style:style>
    <style:style style:name="P7091" style:parent-style-name="Normalny" style:family="paragraph">
      <style:paragraph-properties fo:text-align="justify" fo:line-height="150%" fo:text-indent="0.2479in"/>
    </style:style>
    <style:style style:name="T7092" style:parent-style-name="Domyślnaczcionkaakapitu" style:family="text">
      <style:text-properties fo:background-color="#80FFFF"/>
    </style:style>
    <style:style style:name="T7093" style:parent-style-name="Domyślnaczcionkaakapitu" style:family="text">
      <style:text-properties fo:background-color="#80FFFF"/>
    </style:style>
    <style:style style:name="T7094" style:parent-style-name="Domyślnaczcionkaakapitu" style:family="text">
      <style:text-properties fo:background-color="#80FFFF"/>
    </style:style>
    <style:style style:name="T7095" style:parent-style-name="Domyślnaczcionkaakapitu" style:family="text">
      <style:text-properties fo:background-color="#80FFFF"/>
    </style:style>
    <style:style style:name="T7096" style:parent-style-name="Domyślnaczcionkaakapitu" style:family="text">
      <style:text-properties fo:background-color="#80FFFF"/>
    </style:style>
    <style:style style:name="T7097" style:parent-style-name="Domyślnaczcionkaakapitu" style:family="text">
      <style:text-properties fo:background-color="#80FFFF"/>
    </style:style>
    <style:style style:name="T7098" style:parent-style-name="Domyślnaczcionkaakapitu" style:family="text">
      <style:text-properties fo:background-color="#80FFFF"/>
    </style:style>
    <style:style style:name="P7099" style:parent-style-name="Normalny" style:family="paragraph">
      <style:paragraph-properties fo:text-align="justify" fo:line-height="150%" fo:text-indent="0.2479in"/>
    </style:style>
    <style:style style:name="T7100" style:parent-style-name="Domyślnaczcionkaakapitu" style:family="text">
      <style:text-properties fo:background-color="#80FFFF"/>
    </style:style>
    <style:style style:name="T7101" style:parent-style-name="Domyślnaczcionkaakapitu" style:family="text">
      <style:text-properties fo:background-color="#80FFFF"/>
    </style:style>
    <style:style style:name="T7102" style:parent-style-name="Domyślnaczcionkaakapitu" style:family="text">
      <style:text-properties fo:background-color="#80FFFF"/>
    </style:style>
    <style:style style:name="T7103" style:parent-style-name="Domyślnaczcionkaakapitu" style:family="text">
      <style:text-properties fo:background-color="#80FFFF"/>
    </style:style>
    <style:style style:name="T7104" style:parent-style-name="Domyślnaczcionkaakapitu" style:family="text">
      <style:text-properties fo:background-color="#80FFFF"/>
    </style:style>
    <style:style style:name="T7105" style:parent-style-name="Domyślnaczcionkaakapitu" style:family="text">
      <style:text-properties fo:background-color="#80FFFF"/>
    </style:style>
    <style:style style:name="T7106" style:parent-style-name="Domyślnaczcionkaakapitu" style:family="text">
      <style:text-properties fo:background-color="#80FFFF"/>
    </style:style>
    <style:style style:name="T7107" style:parent-style-name="Domyślnaczcionkaakapitu" style:family="text">
      <style:text-properties fo:background-color="#80FFFF"/>
    </style:style>
    <style:style style:name="T7108" style:parent-style-name="Domyślnaczcionkaakapitu" style:family="text">
      <style:text-properties fo:background-color="#80FFFF"/>
    </style:style>
    <style:style style:name="T7109" style:parent-style-name="Domyślnaczcionkaakapitu" style:family="text">
      <style:text-properties fo:background-color="#80FFFF"/>
    </style:style>
    <style:style style:name="T7110" style:parent-style-name="Domyślnaczcionkaakapitu" style:family="text">
      <style:text-properties fo:background-color="#80FFFF"/>
    </style:style>
    <style:style style:name="P7111" style:parent-style-name="Normalny" style:family="paragraph">
      <style:paragraph-properties fo:text-align="justify" fo:line-height="150%" fo:text-indent="0.2479in"/>
    </style:style>
    <style:style style:name="T7112" style:parent-style-name="Domyślnaczcionkaakapitu" style:family="text">
      <style:text-properties fo:background-color="#80FFFF"/>
    </style:style>
    <style:style style:name="T7113" style:parent-style-name="Domyślnaczcionkaakapitu" style:family="text">
      <style:text-properties fo:background-color="#80FFFF"/>
    </style:style>
    <style:style style:name="T7114" style:parent-style-name="Domyślnaczcionkaakapitu" style:family="text">
      <style:text-properties fo:background-color="#80FFFF"/>
    </style:style>
    <style:style style:name="T7115" style:parent-style-name="Domyślnaczcionkaakapitu" style:family="text">
      <style:text-properties fo:background-color="#80FFFF"/>
    </style:style>
    <style:style style:name="T7116" style:parent-style-name="Domyślnaczcionkaakapitu" style:family="text">
      <style:text-properties fo:background-color="#80FFFF"/>
    </style:style>
    <style:style style:name="T7117" style:parent-style-name="Domyślnaczcionkaakapitu" style:family="text">
      <style:text-properties fo:background-color="#80FFFF"/>
    </style:style>
    <style:style style:name="T7118" style:parent-style-name="Domyślnaczcionkaakapitu" style:family="text">
      <style:text-properties fo:background-color="#80FFFF"/>
    </style:style>
    <style:style style:name="T7119" style:parent-style-name="Domyślnaczcionkaakapitu" style:family="text">
      <style:text-properties fo:background-color="#80FFFF"/>
    </style:style>
    <style:style style:name="T7120" style:parent-style-name="Domyślnaczcionkaakapitu" style:family="text">
      <style:text-properties fo:background-color="#80FFFF"/>
    </style:style>
    <style:style style:name="T7121" style:parent-style-name="Domyślnaczcionkaakapitu" style:family="text">
      <style:text-properties fo:background-color="#80FFFF"/>
    </style:style>
    <style:style style:name="T7122" style:parent-style-name="Domyślnaczcionkaakapitu" style:family="text">
      <style:text-properties fo:background-color="#80FFFF"/>
    </style:style>
    <style:style style:name="P7123" style:parent-style-name="Normalny" style:family="paragraph">
      <style:paragraph-properties fo:text-align="justify" fo:line-height="150%" fo:text-indent="0.2479in"/>
    </style:style>
    <style:style style:name="T7124" style:parent-style-name="Domyślnaczcionkaakapitu" style:family="text">
      <style:text-properties fo:background-color="#80FFFF"/>
    </style:style>
    <style:style style:name="P7125" style:parent-style-name="Normalny" style:family="paragraph">
      <style:paragraph-properties fo:text-align="justify" fo:line-height="150%"/>
    </style:style>
    <style:style style:name="T7126" style:parent-style-name="Domyślnaczcionkaakapitu" style:family="text">
      <style:text-properties fo:background-color="#80FFFF"/>
    </style:style>
    <style:style style:name="P7127" style:parent-style-name="Normalny" style:family="paragraph">
      <style:paragraph-properties fo:text-align="justify" fo:line-height="150%"/>
    </style:style>
    <style:style style:name="T7128" style:parent-style-name="Domyślnaczcionkaakapitu" style:family="text">
      <style:text-properties style:text-underline-type="single" style:text-underline-style="solid" style:text-underline-width="auto" style:text-underline-mode="continuous"/>
    </style:style>
    <style:style style:name="P7129" style:parent-style-name="Normalny" style:family="paragraph">
      <style:paragraph-properties fo:text-align="justify" fo:line-height="150%" fo:text-indent="0.2479in"/>
    </style:style>
    <style:style style:name="T7130" style:parent-style-name="Domyślnaczcionkaakapitu" style:family="text">
      <style:text-properties fo:background-color="#80FFFF"/>
    </style:style>
    <style:style style:name="T7131" style:parent-style-name="Domyślnaczcionkaakapitu" style:family="text">
      <style:text-properties fo:background-color="#80FFFF"/>
    </style:style>
    <style:style style:name="P7132" style:parent-style-name="Normalny" style:family="paragraph">
      <style:paragraph-properties fo:text-align="justify" fo:line-height="150%" fo:text-indent="0.2479in"/>
    </style:style>
    <style:style style:name="P7133" style:parent-style-name="Normalny" style:family="paragraph">
      <style:paragraph-properties fo:text-align="justify" fo:line-height="150%"/>
    </style:style>
    <style:style style:name="T7134" style:parent-style-name="Domyślnaczcionkaakapitu" style:family="text">
      <style:text-properties style:text-underline-type="single" style:text-underline-style="solid" style:text-underline-width="auto" style:text-underline-mode="continuous"/>
    </style:style>
    <style:style style:name="P7135" style:parent-style-name="Normalny" style:family="paragraph">
      <style:paragraph-properties fo:text-align="justify" fo:line-height="150%" fo:text-indent="0.2479in"/>
    </style:style>
    <style:style style:name="T7136" style:parent-style-name="Domyślnaczcionkaakapitu" style:family="text">
      <style:text-properties fo:background-color="#80FFFF"/>
    </style:style>
    <style:style style:name="T7137" style:parent-style-name="Domyślnaczcionkaakapitu" style:family="text">
      <style:text-properties fo:background-color="#80FFFF"/>
    </style:style>
    <style:style style:name="T7138" style:parent-style-name="Domyślnaczcionkaakapitu" style:family="text">
      <style:text-properties fo:background-color="#80FFFF"/>
    </style:style>
    <style:style style:name="T7139" style:parent-style-name="Domyślnaczcionkaakapitu" style:family="text">
      <style:text-properties fo:background-color="#80FFFF"/>
    </style:style>
    <style:style style:name="P7140" style:parent-style-name="Normalny" style:family="paragraph">
      <style:paragraph-properties fo:text-align="justify" fo:line-height="150%"/>
    </style:style>
    <style:style style:name="T7141" style:parent-style-name="Domyślnaczcionkaakapitu" style:family="text">
      <style:text-properties fo:background-color="#80FFFF" style:text-underline-type="single" style:text-underline-style="solid" style:text-underline-width="auto" style:text-underline-mode="continuous"/>
    </style:style>
    <style:style style:name="T7142" style:parent-style-name="Domyślnaczcionkaakapitu" style:family="text">
      <style:text-properties style:text-underline-type="single" style:text-underline-style="solid" style:text-underline-width="auto" style:text-underline-mode="continuous"/>
    </style:style>
    <style:style style:name="P7143" style:parent-style-name="Normalny" style:family="paragraph">
      <style:paragraph-properties fo:text-align="justify" fo:line-height="150%" fo:text-indent="0.2479in"/>
    </style:style>
    <style:style style:name="T7144" style:parent-style-name="Domyślnaczcionkaakapitu" style:family="text">
      <style:text-properties fo:background-color="#80FFFF"/>
    </style:style>
    <style:style style:name="T7145" style:parent-style-name="Domyślnaczcionkaakapitu" style:family="text">
      <style:text-properties fo:background-color="#80FFFF"/>
    </style:style>
    <style:style style:name="T7146" style:parent-style-name="Domyślnaczcionkaakapitu" style:family="text">
      <style:text-properties fo:background-color="#80FFFF"/>
    </style:style>
    <style:style style:name="T7147" style:parent-style-name="Domyślnaczcionkaakapitu" style:family="text">
      <style:text-properties fo:background-color="#80FFFF"/>
    </style:style>
    <style:style style:name="T7148" style:parent-style-name="Domyślnaczcionkaakapitu" style:family="text">
      <style:text-properties fo:background-color="#80FFFF"/>
    </style:style>
    <style:style style:name="T7149" style:parent-style-name="Domyślnaczcionkaakapitu" style:family="text">
      <style:text-properties fo:background-color="#80FFFF"/>
    </style:style>
    <style:style style:name="T7150" style:parent-style-name="Domyślnaczcionkaakapitu" style:family="text">
      <style:text-properties fo:background-color="#80FFFF"/>
    </style:style>
    <style:style style:name="T7151" style:parent-style-name="Domyślnaczcionkaakapitu" style:family="text">
      <style:text-properties fo:background-color="#80FFFF"/>
    </style:style>
    <style:style style:name="T7152" style:parent-style-name="Domyślnaczcionkaakapitu" style:family="text">
      <style:text-properties fo:background-color="#80FFFF"/>
    </style:style>
    <style:style style:name="T7153" style:parent-style-name="Domyślnaczcionkaakapitu" style:family="text">
      <style:text-properties fo:background-color="#80FFFF"/>
    </style:style>
    <style:style style:name="P7154" style:parent-style-name="Normalny" style:family="paragraph">
      <style:paragraph-properties fo:text-align="justify" fo:line-height="150%" fo:text-indent="0.2479in"/>
    </style:style>
    <style:style style:name="T7155" style:parent-style-name="Domyślnaczcionkaakapitu" style:family="text">
      <style:text-properties fo:background-color="#80FFFF"/>
    </style:style>
    <style:style style:name="T7156" style:parent-style-name="Domyślnaczcionkaakapitu" style:family="text">
      <style:text-properties fo:background-color="#80FFFF"/>
    </style:style>
    <style:style style:name="T7157" style:parent-style-name="Domyślnaczcionkaakapitu" style:family="text">
      <style:text-properties fo:background-color="#80FFFF"/>
    </style:style>
    <style:style style:name="T7158" style:parent-style-name="Domyślnaczcionkaakapitu" style:family="text">
      <style:text-properties fo:background-color="#80FFFF"/>
    </style:style>
    <style:style style:name="T7159" style:parent-style-name="Domyślnaczcionkaakapitu" style:family="text">
      <style:text-properties fo:background-color="#80FFFF"/>
    </style:style>
    <style:style style:name="T7160" style:parent-style-name="Domyślnaczcionkaakapitu" style:family="text">
      <style:text-properties fo:background-color="#80FFFF"/>
    </style:style>
    <style:style style:name="P7161" style:parent-style-name="Normalny" style:family="paragraph">
      <style:paragraph-properties fo:text-align="justify" fo:line-height="150%" fo:text-indent="0.2479in"/>
    </style:style>
    <style:style style:name="T7162" style:parent-style-name="Domyślnaczcionkaakapitu" style:family="text">
      <style:text-properties fo:background-color="#80FFFF"/>
    </style:style>
    <style:style style:name="T7163" style:parent-style-name="Domyślnaczcionkaakapitu" style:family="text">
      <style:text-properties fo:background-color="#80FFFF"/>
    </style:style>
    <style:style style:name="T7164" style:parent-style-name="Domyślnaczcionkaakapitu" style:family="text">
      <style:text-properties fo:background-color="#80FFFF"/>
    </style:style>
    <style:style style:name="T7165" style:parent-style-name="Domyślnaczcionkaakapitu" style:family="text">
      <style:text-properties fo:background-color="#80FFFF"/>
    </style:style>
    <style:style style:name="T7166" style:parent-style-name="Domyślnaczcionkaakapitu" style:family="text">
      <style:text-properties fo:background-color="#80FFFF"/>
    </style:style>
    <style:style style:name="P7167" style:parent-style-name="Normalny" style:family="paragraph">
      <style:paragraph-properties fo:text-align="justify" fo:line-height="150%" fo:text-indent="0.2479in"/>
    </style:style>
    <style:style style:name="T7168" style:parent-style-name="Domyślnaczcionkaakapitu" style:family="text">
      <style:text-properties fo:background-color="#80FFFF"/>
    </style:style>
    <style:style style:name="P7169" style:parent-style-name="Normalny" style:family="paragraph">
      <style:paragraph-properties fo:text-align="justify" fo:line-height="150%"/>
    </style:style>
    <style:style style:name="T7170" style:parent-style-name="Domyślnaczcionkaakapitu" style:family="text">
      <style:text-properties style:text-underline-type="single" style:text-underline-style="solid" style:text-underline-width="auto" style:text-underline-mode="continuous"/>
    </style:style>
    <style:style style:name="T7171" style:parent-style-name="Domyślnaczcionkaakapitu" style:family="text">
      <style:text-properties fo:background-color="#80FFFF" style:text-underline-type="single" style:text-underline-style="solid" style:text-underline-width="auto" style:text-underline-mode="continuous"/>
    </style:style>
    <style:style style:name="P7172" style:parent-style-name="Normalny" style:family="paragraph">
      <style:paragraph-properties fo:text-align="justify" fo:line-height="150%" fo:text-indent="0.2479in"/>
    </style:style>
    <style:style style:name="T7173" style:parent-style-name="Domyślnaczcionkaakapitu" style:family="text">
      <style:text-properties fo:background-color="#80FFFF"/>
    </style:style>
    <style:style style:name="P7174" style:parent-style-name="Normalny" style:family="paragraph">
      <style:paragraph-properties fo:text-align="justify" fo:line-height="150%"/>
    </style:style>
    <style:style style:name="T7175" style:parent-style-name="Domyślnaczcionkaakapitu" style:family="text">
      <style:text-properties style:text-underline-type="single" style:text-underline-style="solid" style:text-underline-width="auto" style:text-underline-mode="continuous"/>
    </style:style>
    <style:style style:name="T7176" style:parent-style-name="Domyślnaczcionkaakapitu" style:family="text">
      <style:text-properties fo:background-color="#80FFFF" style:text-underline-type="single" style:text-underline-style="solid" style:text-underline-width="auto" style:text-underline-mode="continuous"/>
    </style:style>
    <style:style style:name="T7177" style:parent-style-name="Domyślnaczcionkaakapitu" style:family="text">
      <style:text-properties style:text-underline-type="single" style:text-underline-style="solid" style:text-underline-width="auto" style:text-underline-mode="continuous"/>
    </style:style>
    <style:style style:name="P7178" style:parent-style-name="Normalny" style:family="paragraph">
      <style:paragraph-properties fo:text-align="justify" fo:line-height="150%" fo:text-indent="0.2479in"/>
    </style:style>
    <style:style style:name="T7179" style:parent-style-name="Domyślnaczcionkaakapitu" style:family="text">
      <style:text-properties fo:background-color="#80FFFF"/>
    </style:style>
    <style:style style:name="T7180" style:parent-style-name="Domyślnaczcionkaakapitu" style:family="text">
      <style:text-properties fo:background-color="#80FFFF"/>
    </style:style>
    <style:style style:name="T7181" style:parent-style-name="Domyślnaczcionkaakapitu" style:family="text">
      <style:text-properties fo:background-color="#80FFFF"/>
    </style:style>
    <style:style style:name="T7182" style:parent-style-name="Domyślnaczcionkaakapitu" style:family="text">
      <style:text-properties fo:background-color="#80FFFF"/>
    </style:style>
    <style:style style:name="P7183" style:parent-style-name="Normalny" style:family="paragraph">
      <style:paragraph-properties fo:text-align="justify" fo:line-height="150%"/>
    </style:style>
    <style:style style:name="T7184" style:parent-style-name="Domyślnaczcionkaakapitu" style:family="text">
      <style:text-properties fo:background-color="#80FFFF" style:text-underline-type="single" style:text-underline-style="solid" style:text-underline-width="auto" style:text-underline-mode="continuous"/>
    </style:style>
    <style:style style:name="T7185" style:parent-style-name="Domyślnaczcionkaakapitu" style:family="text">
      <style:text-properties style:text-underline-type="single" style:text-underline-style="solid" style:text-underline-width="auto" style:text-underline-mode="continuous"/>
    </style:style>
    <style:style style:name="P7186" style:parent-style-name="Normalny" style:family="paragraph">
      <style:paragraph-properties fo:text-align="justify" fo:line-height="150%" fo:text-indent="0.2479in"/>
    </style:style>
    <style:style style:name="T7187" style:parent-style-name="Domyślnaczcionkaakapitu" style:family="text">
      <style:text-properties fo:background-color="#80FFFF"/>
    </style:style>
    <style:style style:name="T7188" style:parent-style-name="Domyślnaczcionkaakapitu" style:family="text">
      <style:text-properties fo:background-color="#80FFFF"/>
    </style:style>
    <style:style style:name="T7189" style:parent-style-name="Domyślnaczcionkaakapitu" style:family="text">
      <style:text-properties fo:background-color="#80FFFF"/>
    </style:style>
    <style:style style:name="T7190" style:parent-style-name="Domyślnaczcionkaakapitu" style:family="text">
      <style:text-properties fo:background-color="#80FFFF"/>
    </style:style>
    <style:style style:name="P7191" style:parent-style-name="Normalny" style:family="paragraph">
      <style:paragraph-properties fo:text-align="justify" fo:line-height="150%"/>
    </style:style>
    <style:style style:name="T7192" style:parent-style-name="Domyślnaczcionkaakapitu" style:family="text">
      <style:text-properties style:text-underline-type="single" style:text-underline-style="solid" style:text-underline-width="auto" style:text-underline-mode="continuous"/>
    </style:style>
    <style:style style:name="T7193" style:parent-style-name="Domyślnaczcionkaakapitu" style:family="text">
      <style:text-properties fo:background-color="#80FFFF" style:text-underline-type="single" style:text-underline-style="solid" style:text-underline-width="auto" style:text-underline-mode="continuous"/>
    </style:style>
    <style:style style:name="T7194" style:parent-style-name="Domyślnaczcionkaakapitu" style:family="text">
      <style:text-properties style:text-underline-type="single" style:text-underline-style="solid" style:text-underline-width="auto" style:text-underline-mode="continuous"/>
    </style:style>
    <style:style style:name="P7195" style:parent-style-name="Normalny" style:family="paragraph">
      <style:paragraph-properties fo:text-align="justify" fo:line-height="150%" fo:text-indent="0.2479in"/>
    </style:style>
    <style:style style:name="P7196" style:parent-style-name="Normalny" style:family="paragraph">
      <style:paragraph-properties fo:text-align="justify" fo:line-height="150%"/>
    </style:style>
    <style:style style:name="T7197" style:parent-style-name="Domyślnaczcionkaakapitu" style:family="text">
      <style:text-properties style:text-underline-type="single" style:text-underline-style="solid" style:text-underline-width="auto" style:text-underline-mode="continuous"/>
    </style:style>
    <style:style style:name="P7198" style:parent-style-name="Normalny" style:family="paragraph">
      <style:paragraph-properties fo:text-align="justify" fo:line-height="150%" fo:text-indent="0.2479in"/>
    </style:style>
    <style:style style:name="T7199" style:parent-style-name="Domyślnaczcionkaakapitu" style:family="text">
      <style:text-properties fo:background-color="#80FFFF"/>
    </style:style>
    <style:style style:name="P7200" style:parent-style-name="Normalny" style:family="paragraph">
      <style:paragraph-properties fo:text-align="justify" fo:line-height="150%"/>
    </style:style>
    <style:style style:name="T7201" style:parent-style-name="Domyślnaczcionkaakapitu" style:family="text">
      <style:text-properties style:text-underline-type="single" style:text-underline-style="solid" style:text-underline-width="auto" style:text-underline-mode="continuous"/>
    </style:style>
    <style:style style:name="T7202" style:parent-style-name="Domyślnaczcionkaakapitu" style:family="text">
      <style:text-properties fo:background-color="#80FFFF" style:text-underline-type="single" style:text-underline-style="solid" style:text-underline-width="auto" style:text-underline-mode="continuous"/>
    </style:style>
    <style:style style:name="T7203" style:parent-style-name="Domyślnaczcionkaakapitu" style:family="text">
      <style:text-properties style:text-underline-type="single" style:text-underline-style="solid" style:text-underline-width="auto" style:text-underline-mode="continuous"/>
    </style:style>
    <style:style style:name="P7204" style:parent-style-name="Normalny" style:family="paragraph">
      <style:paragraph-properties fo:text-align="justify" fo:line-height="150%" fo:text-indent="0.2479in"/>
    </style:style>
    <style:style style:name="T7205" style:parent-style-name="Domyślnaczcionkaakapitu" style:family="text">
      <style:text-properties fo:background-color="#80FFFF"/>
    </style:style>
    <style:style style:name="T7206" style:parent-style-name="Domyślnaczcionkaakapitu" style:family="text">
      <style:text-properties fo:background-color="#80FFFF"/>
    </style:style>
    <style:style style:name="T7207" style:parent-style-name="Domyślnaczcionkaakapitu" style:family="text">
      <style:text-properties fo:background-color="#80FFFF"/>
    </style:style>
    <style:style style:name="T7208" style:parent-style-name="Domyślnaczcionkaakapitu" style:family="text">
      <style:text-properties fo:background-color="#80FFFF"/>
    </style:style>
    <style:style style:name="T7209" style:parent-style-name="Domyślnaczcionkaakapitu" style:family="text">
      <style:text-properties fo:background-color="#80FFFF"/>
    </style:style>
    <style:style style:name="T7210" style:parent-style-name="Domyślnaczcionkaakapitu" style:family="text">
      <style:text-properties fo:background-color="#80FFFF"/>
    </style:style>
    <style:style style:name="P7211" style:parent-style-name="Normalny" style:family="paragraph">
      <style:paragraph-properties fo:text-align="justify" fo:line-height="150%" fo:text-indent="0.2479in"/>
    </style:style>
    <style:style style:name="T7212" style:parent-style-name="Domyślnaczcionkaakapitu" style:family="text">
      <style:text-properties fo:background-color="#80FFFF"/>
    </style:style>
    <style:style style:name="T7213" style:parent-style-name="Domyślnaczcionkaakapitu" style:family="text">
      <style:text-properties fo:background-color="#80FFFF"/>
    </style:style>
    <style:style style:name="T7214" style:parent-style-name="Domyślnaczcionkaakapitu" style:family="text">
      <style:text-properties fo:background-color="#80FFFF"/>
    </style:style>
    <style:style style:name="T7215" style:parent-style-name="Domyślnaczcionkaakapitu" style:family="text">
      <style:text-properties fo:background-color="#80FFFF"/>
    </style:style>
    <style:style style:name="T7216" style:parent-style-name="Domyślnaczcionkaakapitu" style:family="text">
      <style:text-properties fo:background-color="#80FFFF"/>
    </style:style>
    <style:style style:name="T7217" style:parent-style-name="Domyślnaczcionkaakapitu" style:family="text">
      <style:text-properties fo:background-color="#80FFFF"/>
    </style:style>
    <style:style style:name="T7218" style:parent-style-name="Domyślnaczcionkaakapitu" style:family="text">
      <style:text-properties fo:background-color="#80FFFF"/>
    </style:style>
    <style:style style:name="P7219" style:parent-style-name="Normalny" style:family="paragraph">
      <style:paragraph-properties fo:text-align="justify" fo:line-height="150%"/>
    </style:style>
    <style:style style:name="T7220" style:parent-style-name="Domyślnaczcionkaakapitu" style:family="text">
      <style:text-properties style:text-underline-type="single" style:text-underline-style="solid" style:text-underline-width="auto" style:text-underline-mode="continuous"/>
    </style:style>
    <style:style style:name="T7221" style:parent-style-name="Domyślnaczcionkaakapitu" style:family="text">
      <style:text-properties fo:background-color="#80FFFF" style:text-underline-type="single" style:text-underline-style="solid" style:text-underline-width="auto" style:text-underline-mode="continuous"/>
    </style:style>
    <style:style style:name="P7222" style:parent-style-name="Normalny" style:family="paragraph">
      <style:paragraph-properties fo:text-align="justify" fo:line-height="150%" fo:text-indent="0.2479in"/>
    </style:style>
    <style:style style:name="T7223" style:parent-style-name="Domyślnaczcionkaakapitu" style:family="text">
      <style:text-properties fo:background-color="#80FFFF"/>
    </style:style>
    <style:style style:name="T7224" style:parent-style-name="Domyślnaczcionkaakapitu" style:family="text">
      <style:text-properties fo:background-color="#80FFFF"/>
    </style:style>
    <style:style style:name="P7225" style:parent-style-name="Normalny" style:family="paragraph">
      <style:paragraph-properties fo:text-align="justify" fo:line-height="150%"/>
    </style:style>
    <style:style style:name="T7226" style:parent-style-name="Domyślnaczcionkaakapitu" style:family="text">
      <style:text-properties style:text-underline-type="single" style:text-underline-style="solid" style:text-underline-width="auto" style:text-underline-mode="continuous"/>
    </style:style>
    <style:style style:name="T7227" style:parent-style-name="Domyślnaczcionkaakapitu" style:family="text">
      <style:text-properties fo:background-color="#80FFFF" style:text-underline-type="single" style:text-underline-style="solid" style:text-underline-width="auto" style:text-underline-mode="continuous"/>
    </style:style>
    <style:style style:name="T7228" style:parent-style-name="Domyślnaczcionkaakapitu" style:family="text">
      <style:text-properties style:text-underline-type="single" style:text-underline-style="solid" style:text-underline-width="auto" style:text-underline-mode="continuous"/>
    </style:style>
    <style:style style:name="P7229" style:parent-style-name="Normalny" style:family="paragraph">
      <style:paragraph-properties fo:text-align="justify" fo:line-height="150%" fo:text-indent="0.2479in"/>
    </style:style>
    <style:style style:name="T7230" style:parent-style-name="Domyślnaczcionkaakapitu" style:family="text">
      <style:text-properties fo:background-color="#80FFFF"/>
    </style:style>
    <style:style style:name="P7231" style:parent-style-name="Normalny" style:family="paragraph">
      <style:paragraph-properties fo:text-align="justify" fo:line-height="150%"/>
    </style:style>
    <style:style style:name="T7232" style:parent-style-name="Domyślnaczcionkaakapitu" style:family="text">
      <style:text-properties fo:background-color="#80FFFF"/>
    </style:style>
    <style:style style:name="P7233" style:parent-style-name="Normalny" style:family="paragraph">
      <style:paragraph-properties fo:text-align="justify" fo:line-height="150%"/>
    </style:style>
    <style:style style:name="T7234" style:parent-style-name="Domyślnaczcionkaakapitu" style:family="text">
      <style:text-properties style:text-underline-type="single" style:text-underline-style="solid" style:text-underline-width="auto" style:text-underline-mode="continuous"/>
    </style:style>
    <style:style style:name="P7235" style:parent-style-name="Normalny" style:family="paragraph">
      <style:paragraph-properties fo:text-align="justify" fo:line-height="150%" fo:text-indent="0.2479in"/>
    </style:style>
    <style:style style:name="T7236" style:parent-style-name="Domyślnaczcionkaakapitu" style:family="text">
      <style:text-properties fo:background-color="#80FFFF"/>
    </style:style>
    <style:style style:name="P7237" style:parent-style-name="Normalny" style:family="paragraph">
      <style:paragraph-properties fo:text-align="justify" fo:line-height="150%" fo:text-indent="0.2479in"/>
    </style:style>
    <style:style style:name="P7238" style:parent-style-name="Normalny" style:family="paragraph">
      <style:paragraph-properties fo:text-align="justify" fo:line-height="150%"/>
    </style:style>
    <style:style style:name="T7239" style:parent-style-name="Domyślnaczcionkaakapitu" style:family="text">
      <style:text-properties style:text-underline-type="single" style:text-underline-style="solid" style:text-underline-width="auto" style:text-underline-mode="continuous"/>
    </style:style>
    <style:style style:name="T7240" style:parent-style-name="Domyślnaczcionkaakapitu" style:family="text">
      <style:text-properties fo:background-color="#80FFFF" style:text-underline-type="single" style:text-underline-style="solid" style:text-underline-width="auto" style:text-underline-mode="continuous"/>
    </style:style>
    <style:style style:name="T7241" style:parent-style-name="Domyślnaczcionkaakapitu" style:family="text">
      <style:text-properties style:text-underline-type="single" style:text-underline-style="solid" style:text-underline-width="auto" style:text-underline-mode="continuous"/>
    </style:style>
    <style:style style:name="T7242" style:parent-style-name="Domyślnaczcionkaakapitu" style:family="text">
      <style:text-properties fo:background-color="#80FFFF" style:text-underline-type="single" style:text-underline-style="solid" style:text-underline-width="auto" style:text-underline-mode="continuous"/>
    </style:style>
    <style:style style:name="T7243" style:parent-style-name="Domyślnaczcionkaakapitu" style:family="text">
      <style:text-properties style:text-underline-type="single" style:text-underline-style="solid" style:text-underline-width="auto" style:text-underline-mode="continuous"/>
    </style:style>
    <style:style style:name="P7244" style:parent-style-name="Normalny" style:family="paragraph">
      <style:paragraph-properties fo:text-align="justify" fo:line-height="150%" fo:text-indent="0.2479in"/>
    </style:style>
    <style:style style:name="T7245" style:parent-style-name="Domyślnaczcionkaakapitu" style:family="text">
      <style:text-properties fo:background-color="#80FFFF"/>
    </style:style>
    <style:style style:name="T7246" style:parent-style-name="Domyślnaczcionkaakapitu" style:family="text">
      <style:text-properties fo:background-color="#80FFFF"/>
    </style:style>
    <style:style style:name="P7247" style:parent-style-name="Normalny" style:family="paragraph">
      <style:paragraph-properties fo:text-align="justify" fo:line-height="150%"/>
    </style:style>
    <style:style style:name="P7248" style:parent-style-name="Normalny" style:family="paragraph">
      <style:paragraph-properties fo:text-align="justify" fo:line-height="150%"/>
    </style:style>
    <style:style style:name="T7249" style:parent-style-name="Domyślnaczcionkaakapitu" style:family="text">
      <style:text-properties fo:background-color="#80FFFF" style:text-underline-type="single" style:text-underline-style="solid" style:text-underline-width="auto" style:text-underline-mode="continuous"/>
    </style:style>
    <style:style style:name="T7250" style:parent-style-name="Domyślnaczcionkaakapitu" style:family="text">
      <style:text-properties style:text-underline-type="single" style:text-underline-style="solid" style:text-underline-width="auto" style:text-underline-mode="continuous"/>
    </style:style>
    <style:style style:name="T7251" style:parent-style-name="Domyślnaczcionkaakapitu" style:family="text">
      <style:text-properties fo:background-color="#80FFFF" style:text-underline-type="single" style:text-underline-style="solid" style:text-underline-width="auto" style:text-underline-mode="continuous"/>
    </style:style>
    <style:style style:name="T7252" style:parent-style-name="Domyślnaczcionkaakapitu" style:family="text">
      <style:text-properties style:text-underline-type="single" style:text-underline-style="solid" style:text-underline-width="auto" style:text-underline-mode="continuous"/>
    </style:style>
    <style:style style:name="P7253" style:parent-style-name="Normalny" style:family="paragraph">
      <style:paragraph-properties fo:text-align="justify" fo:line-height="150%" fo:text-indent="0.2479in"/>
    </style:style>
    <style:style style:name="P7254" style:parent-style-name="Normalny" style:family="paragraph">
      <style:paragraph-properties fo:text-align="justify" fo:line-height="150%"/>
    </style:style>
    <style:style style:name="T7255" style:parent-style-name="Domyślnaczcionkaakapitu" style:family="text">
      <style:text-properties style:text-underline-type="single" style:text-underline-style="solid" style:text-underline-width="auto" style:text-underline-mode="continuous"/>
    </style:style>
    <style:style style:name="P7256" style:parent-style-name="Normalny" style:family="paragraph">
      <style:paragraph-properties fo:text-align="justify" fo:line-height="150%" fo:text-indent="0.2479in"/>
    </style:style>
    <style:style style:name="T7257" style:parent-style-name="Domyślnaczcionkaakapitu" style:family="text">
      <style:text-properties fo:background-color="#80FFFF"/>
    </style:style>
    <style:style style:name="T7258" style:parent-style-name="Domyślnaczcionkaakapitu" style:family="text">
      <style:text-properties fo:background-color="#80FFFF"/>
    </style:style>
    <style:style style:name="T7259" style:parent-style-name="Domyślnaczcionkaakapitu" style:family="text">
      <style:text-properties fo:background-color="#80FFFF"/>
    </style:style>
    <style:style style:name="T7260" style:parent-style-name="Domyślnaczcionkaakapitu" style:family="text">
      <style:text-properties fo:background-color="#80FFFF"/>
    </style:style>
    <style:style style:name="T7261" style:parent-style-name="Domyślnaczcionkaakapitu" style:family="text">
      <style:text-properties fo:background-color="#80FFFF"/>
    </style:style>
    <style:style style:name="P7262" style:parent-style-name="Normalny" style:family="paragraph">
      <style:paragraph-properties fo:text-align="justify" fo:line-height="150%"/>
    </style:style>
    <style:style style:name="T7263" style:parent-style-name="Domyślnaczcionkaakapitu" style:family="text">
      <style:text-properties style:text-underline-type="single" style:text-underline-style="solid" style:text-underline-width="auto" style:text-underline-mode="continuous"/>
    </style:style>
    <style:style style:name="T7264" style:parent-style-name="Domyślnaczcionkaakapitu" style:family="text">
      <style:text-properties fo:background-color="#80FFFF" style:text-underline-type="single" style:text-underline-style="solid" style:text-underline-width="auto" style:text-underline-mode="continuous"/>
    </style:style>
    <style:style style:name="T7265" style:parent-style-name="Domyślnaczcionkaakapitu" style:family="text">
      <style:text-properties style:text-underline-type="single" style:text-underline-style="solid" style:text-underline-width="auto" style:text-underline-mode="continuous"/>
    </style:style>
    <style:style style:name="T7266" style:parent-style-name="Domyślnaczcionkaakapitu" style:family="text">
      <style:text-properties fo:background-color="#80FFFF" style:text-underline-type="single" style:text-underline-style="solid" style:text-underline-width="auto" style:text-underline-mode="continuous"/>
    </style:style>
    <style:style style:name="T7267" style:parent-style-name="Domyślnaczcionkaakapitu" style:family="text">
      <style:text-properties style:text-underline-type="single" style:text-underline-style="solid" style:text-underline-width="auto" style:text-underline-mode="continuous"/>
    </style:style>
    <style:style style:name="P7268" style:parent-style-name="Normalny" style:family="paragraph">
      <style:paragraph-properties fo:text-align="justify" fo:line-height="150%" fo:text-indent="0.2479in"/>
    </style:style>
    <style:style style:name="P7269" style:parent-style-name="Normalny" style:family="paragraph">
      <style:paragraph-properties fo:text-align="justify" fo:line-height="150%"/>
    </style:style>
    <style:style style:name="T7270" style:parent-style-name="Domyślnaczcionkaakapitu" style:family="text">
      <style:text-properties style:text-underline-type="single" style:text-underline-style="solid" style:text-underline-width="auto" style:text-underline-mode="continuous"/>
    </style:style>
    <style:style style:name="T7271" style:parent-style-name="Domyślnaczcionkaakapitu" style:family="text">
      <style:text-properties fo:background-color="#80FFFF" style:text-underline-type="single" style:text-underline-style="solid" style:text-underline-width="auto" style:text-underline-mode="continuous"/>
    </style:style>
    <style:style style:name="T7272" style:parent-style-name="Domyślnaczcionkaakapitu" style:family="text">
      <style:text-properties style:text-underline-type="single" style:text-underline-style="solid" style:text-underline-width="auto" style:text-underline-mode="continuous"/>
    </style:style>
    <style:style style:name="P7273" style:parent-style-name="Normalny" style:family="paragraph">
      <style:paragraph-properties fo:text-align="justify" fo:line-height="150%" fo:text-indent="0.2479in"/>
    </style:style>
    <style:style style:name="T7274" style:parent-style-name="Domyślnaczcionkaakapitu" style:family="text">
      <style:text-properties fo:background-color="#80FFFF"/>
    </style:style>
    <style:style style:name="T7275" style:parent-style-name="Domyślnaczcionkaakapitu" style:family="text">
      <style:text-properties fo:background-color="#80FFFF"/>
    </style:style>
    <style:style style:name="P7276" style:parent-style-name="Normalny" style:family="paragraph">
      <style:paragraph-properties fo:text-align="justify" fo:line-height="150%"/>
    </style:style>
    <style:style style:name="T7277" style:parent-style-name="Domyślnaczcionkaakapitu" style:family="text">
      <style:text-properties style:text-underline-type="single" style:text-underline-style="solid" style:text-underline-width="auto" style:text-underline-mode="continuous"/>
    </style:style>
    <style:style style:name="T7278" style:parent-style-name="Domyślnaczcionkaakapitu" style:family="text">
      <style:text-properties fo:background-color="#80FFFF" style:text-underline-type="single" style:text-underline-style="solid" style:text-underline-width="auto" style:text-underline-mode="continuous"/>
    </style:style>
    <style:style style:name="T7279" style:parent-style-name="Domyślnaczcionkaakapitu" style:family="text">
      <style:text-properties style:text-underline-type="single" style:text-underline-style="solid" style:text-underline-width="auto" style:text-underline-mode="continuous"/>
    </style:style>
    <style:style style:name="T7280" style:parent-style-name="Domyślnaczcionkaakapitu" style:family="text">
      <style:text-properties fo:background-color="#80FFFF" style:text-underline-type="single" style:text-underline-style="solid" style:text-underline-width="auto" style:text-underline-mode="continuous"/>
    </style:style>
    <style:style style:name="T7281" style:parent-style-name="Domyślnaczcionkaakapitu" style:family="text">
      <style:text-properties style:text-underline-type="single" style:text-underline-style="solid" style:text-underline-width="auto" style:text-underline-mode="continuous"/>
    </style:style>
    <style:style style:name="P7282" style:parent-style-name="Normalny" style:family="paragraph">
      <style:paragraph-properties fo:text-align="justify" fo:line-height="150%" fo:text-indent="0.2479in"/>
    </style:style>
    <style:style style:name="T7283" style:parent-style-name="Domyślnaczcionkaakapitu" style:family="text">
      <style:text-properties fo:background-color="#80FFFF"/>
    </style:style>
    <style:style style:name="T7284" style:parent-style-name="Domyślnaczcionkaakapitu" style:family="text">
      <style:text-properties fo:background-color="#80FFFF"/>
    </style:style>
    <style:style style:name="T7285" style:parent-style-name="Domyślnaczcionkaakapitu" style:family="text">
      <style:text-properties fo:background-color="#80FFFF"/>
    </style:style>
    <style:style style:name="P7286" style:parent-style-name="Normalny" style:family="paragraph">
      <style:paragraph-properties fo:text-align="justify" fo:line-height="150%"/>
    </style:style>
    <style:style style:name="T7287" style:parent-style-name="Domyślnaczcionkaakapitu" style:family="text">
      <style:text-properties style:text-underline-type="single" style:text-underline-style="solid" style:text-underline-width="auto" style:text-underline-mode="continuous"/>
    </style:style>
    <style:style style:name="T7288" style:parent-style-name="Domyślnaczcionkaakapitu" style:family="text">
      <style:text-properties fo:background-color="#80FFFF" style:text-underline-type="single" style:text-underline-style="solid" style:text-underline-width="auto" style:text-underline-mode="continuous"/>
    </style:style>
    <style:style style:name="T7289" style:parent-style-name="Domyślnaczcionkaakapitu" style:family="text">
      <style:text-properties style:text-underline-type="single" style:text-underline-style="solid" style:text-underline-width="auto" style:text-underline-mode="continuous"/>
    </style:style>
    <style:style style:name="T7290" style:parent-style-name="Domyślnaczcionkaakapitu" style:family="text">
      <style:text-properties fo:background-color="#80FFFF" style:text-underline-type="single" style:text-underline-style="solid" style:text-underline-width="auto" style:text-underline-mode="continuous"/>
    </style:style>
    <style:style style:name="T7291" style:parent-style-name="Domyślnaczcionkaakapitu" style:family="text">
      <style:text-properties style:text-underline-type="single" style:text-underline-style="solid" style:text-underline-width="auto" style:text-underline-mode="continuous"/>
    </style:style>
    <style:style style:name="P7292" style:parent-style-name="Normalny" style:family="paragraph">
      <style:paragraph-properties fo:text-align="justify" fo:line-height="150%" fo:text-indent="0.2479in"/>
    </style:style>
    <style:style style:name="P7293" style:parent-style-name="Normalny" style:family="paragraph">
      <style:paragraph-properties fo:text-align="justify" fo:line-height="150%"/>
    </style:style>
    <style:style style:name="T7294" style:parent-style-name="Domyślnaczcionkaakapitu" style:family="text">
      <style:text-properties style:text-underline-type="single" style:text-underline-style="solid" style:text-underline-width="auto" style:text-underline-mode="continuous"/>
    </style:style>
    <style:style style:name="P7295" style:parent-style-name="Normalny" style:family="paragraph">
      <style:paragraph-properties fo:text-align="justify" fo:line-height="150%" fo:text-indent="0.2479in"/>
    </style:style>
    <style:style style:name="T7296" style:parent-style-name="Domyślnaczcionkaakapitu" style:family="text">
      <style:text-properties fo:background-color="#80FFFF"/>
    </style:style>
    <style:style style:name="T7297" style:parent-style-name="Domyślnaczcionkaakapitu" style:family="text">
      <style:text-properties fo:background-color="#80FFFF"/>
    </style:style>
    <style:style style:name="T7298" style:parent-style-name="Domyślnaczcionkaakapitu" style:family="text">
      <style:text-properties fo:background-color="#80FFFF"/>
    </style:style>
    <style:style style:name="T7299" style:parent-style-name="Domyślnaczcionkaakapitu" style:family="text">
      <style:text-properties fo:background-color="#80FFFF"/>
    </style:style>
    <style:style style:name="P7300" style:parent-style-name="Normalny" style:family="paragraph">
      <style:paragraph-properties fo:text-align="justify" fo:line-height="150%"/>
    </style:style>
    <style:style style:name="T7301" style:parent-style-name="Domyślnaczcionkaakapitu" style:family="text">
      <style:text-properties style:text-underline-type="single" style:text-underline-style="solid" style:text-underline-width="auto" style:text-underline-mode="continuous"/>
    </style:style>
    <style:style style:name="P7302" style:parent-style-name="Normalny" style:family="paragraph">
      <style:paragraph-properties fo:text-align="justify" fo:line-height="150%" fo:text-indent="0.2479in"/>
    </style:style>
    <style:style style:name="P7303" style:parent-style-name="Normalny" style:family="paragraph">
      <style:paragraph-properties fo:text-align="justify" fo:line-height="150%"/>
    </style:style>
    <style:style style:name="T7304" style:parent-style-name="Domyślnaczcionkaakapitu" style:family="text">
      <style:text-properties fo:background-color="#80FFFF" style:text-underline-type="single" style:text-underline-style="solid" style:text-underline-width="auto" style:text-underline-mode="continuous"/>
    </style:style>
    <style:style style:name="T7305" style:parent-style-name="Domyślnaczcionkaakapitu" style:family="text">
      <style:text-properties style:text-underline-type="single" style:text-underline-style="solid" style:text-underline-width="auto" style:text-underline-mode="continuous"/>
    </style:style>
    <style:style style:name="T7306" style:parent-style-name="Domyślnaczcionkaakapitu" style:family="text">
      <style:text-properties fo:background-color="#80FFFF" style:text-underline-type="single" style:text-underline-style="solid" style:text-underline-width="auto" style:text-underline-mode="continuous"/>
    </style:style>
    <style:style style:name="T7307" style:parent-style-name="Domyślnaczcionkaakapitu" style:family="text">
      <style:text-properties style:text-underline-type="single" style:text-underline-style="solid" style:text-underline-width="auto" style:text-underline-mode="continuous"/>
    </style:style>
    <style:style style:name="P7308" style:parent-style-name="Normalny" style:family="paragraph">
      <style:paragraph-properties fo:text-align="justify" fo:line-height="150%" fo:text-indent="0.2479in"/>
    </style:style>
    <style:style style:name="T7309" style:parent-style-name="Domyślnaczcionkaakapitu" style:family="text">
      <style:text-properties fo:background-color="#80FFFF"/>
    </style:style>
    <style:style style:name="T7310" style:parent-style-name="Domyślnaczcionkaakapitu" style:family="text">
      <style:text-properties fo:background-color="#80FFFF"/>
    </style:style>
    <style:style style:name="T7311" style:parent-style-name="Domyślnaczcionkaakapitu" style:family="text">
      <style:text-properties fo:background-color="#80FFFF"/>
    </style:style>
    <style:style style:name="T7312" style:parent-style-name="Domyślnaczcionkaakapitu" style:family="text">
      <style:text-properties fo:background-color="#80FFFF"/>
    </style:style>
    <style:style style:name="T7313" style:parent-style-name="Domyślnaczcionkaakapitu" style:family="text">
      <style:text-properties fo:background-color="#80FFFF"/>
    </style:style>
    <style:style style:name="T7314" style:parent-style-name="Domyślnaczcionkaakapitu" style:family="text">
      <style:text-properties fo:background-color="#80FFFF"/>
    </style:style>
    <style:style style:name="P7315" style:parent-style-name="Normalny" style:family="paragraph">
      <style:paragraph-properties fo:text-align="justify" fo:line-height="150%"/>
    </style:style>
    <style:style style:name="T7316" style:parent-style-name="Domyślnaczcionkaakapitu" style:family="text">
      <style:text-properties style:text-underline-type="single" style:text-underline-style="solid" style:text-underline-width="auto" style:text-underline-mode="continuous"/>
    </style:style>
    <style:style style:name="T7317" style:parent-style-name="Domyślnaczcionkaakapitu" style:family="text">
      <style:text-properties fo:background-color="#80FFFF" style:text-underline-type="single" style:text-underline-style="solid" style:text-underline-width="auto" style:text-underline-mode="continuous"/>
    </style:style>
    <style:style style:name="T7318" style:parent-style-name="Domyślnaczcionkaakapitu" style:family="text">
      <style:text-properties style:text-underline-type="single" style:text-underline-style="solid" style:text-underline-width="auto" style:text-underline-mode="continuous"/>
    </style:style>
    <style:style style:name="P7319" style:parent-style-name="Normalny" style:family="paragraph">
      <style:paragraph-properties fo:text-align="justify" fo:line-height="150%" fo:text-indent="0.2479in"/>
    </style:style>
    <style:style style:name="T7320" style:parent-style-name="Domyślnaczcionkaakapitu" style:family="text">
      <style:text-properties fo:background-color="#80FFFF"/>
    </style:style>
    <style:style style:name="T7321" style:parent-style-name="Domyślnaczcionkaakapitu" style:family="text">
      <style:text-properties fo:background-color="#80FFFF"/>
    </style:style>
    <style:style style:name="T7322" style:parent-style-name="Domyślnaczcionkaakapitu" style:family="text">
      <style:text-properties fo:background-color="#80FFFF"/>
    </style:style>
    <style:style style:name="P7323" style:parent-style-name="Normalny" style:family="paragraph">
      <style:paragraph-properties fo:text-align="justify" fo:line-height="150%"/>
    </style:style>
    <style:style style:name="T7324" style:parent-style-name="Domyślnaczcionkaakapitu" style:family="text">
      <style:text-properties fo:background-color="#80FFFF" style:text-underline-type="single" style:text-underline-style="solid" style:text-underline-width="auto" style:text-underline-mode="continuous"/>
    </style:style>
    <style:style style:name="T7325" style:parent-style-name="Domyślnaczcionkaakapitu" style:family="text">
      <style:text-properties style:text-underline-type="single" style:text-underline-style="solid" style:text-underline-width="auto" style:text-underline-mode="continuous"/>
    </style:style>
    <style:style style:name="T7326" style:parent-style-name="Domyślnaczcionkaakapitu" style:family="text">
      <style:text-properties fo:background-color="#80FFFF" style:text-underline-type="single" style:text-underline-style="solid" style:text-underline-width="auto" style:text-underline-mode="continuous"/>
    </style:style>
    <style:style style:name="T7327" style:parent-style-name="Domyślnaczcionkaakapitu" style:family="text">
      <style:text-properties style:text-underline-type="single" style:text-underline-style="solid" style:text-underline-width="auto" style:text-underline-mode="continuous"/>
    </style:style>
    <style:style style:name="P7328" style:parent-style-name="Normalny" style:family="paragraph">
      <style:paragraph-properties fo:text-align="justify" fo:line-height="150%" fo:text-indent="0.2479in"/>
    </style:style>
    <style:style style:name="T7329" style:parent-style-name="Domyślnaczcionkaakapitu" style:family="text">
      <style:text-properties fo:background-color="#80FFFF"/>
    </style:style>
    <style:style style:name="T7330" style:parent-style-name="Domyślnaczcionkaakapitu" style:family="text">
      <style:text-properties fo:background-color="#80FFFF"/>
    </style:style>
    <style:style style:name="T7331" style:parent-style-name="Domyślnaczcionkaakapitu" style:family="text">
      <style:text-properties fo:background-color="#80FFFF"/>
    </style:style>
    <style:style style:name="T7332" style:parent-style-name="Domyślnaczcionkaakapitu" style:family="text">
      <style:text-properties fo:background-color="#80FFFF"/>
    </style:style>
    <style:style style:name="T7333" style:parent-style-name="Domyślnaczcionkaakapitu" style:family="text">
      <style:text-properties fo:background-color="#80FFFF"/>
    </style:style>
    <style:style style:name="T7334" style:parent-style-name="Domyślnaczcionkaakapitu" style:family="text">
      <style:text-properties fo:background-color="#80FFFF"/>
    </style:style>
    <style:style style:name="P7335" style:parent-style-name="Normalny" style:family="paragraph">
      <style:paragraph-properties fo:text-align="justify" fo:line-height="150%" fo:text-indent="0.2479in"/>
    </style:style>
    <style:style style:name="T7336" style:parent-style-name="Domyślnaczcionkaakapitu" style:family="text">
      <style:text-properties fo:background-color="#80FFFF"/>
    </style:style>
    <style:style style:name="P7337" style:parent-style-name="Normalny" style:family="paragraph">
      <style:paragraph-properties fo:text-align="justify" fo:line-height="150%"/>
    </style:style>
    <style:style style:name="T7338" style:parent-style-name="Domyślnaczcionkaakapitu" style:family="text">
      <style:text-properties style:text-underline-type="single" style:text-underline-style="solid" style:text-underline-width="auto" style:text-underline-mode="continuous"/>
    </style:style>
    <style:style style:name="T7339" style:parent-style-name="Domyślnaczcionkaakapitu" style:family="text">
      <style:text-properties fo:background-color="#80FFFF" style:text-underline-type="single" style:text-underline-style="solid" style:text-underline-width="auto" style:text-underline-mode="continuous"/>
    </style:style>
    <style:style style:name="T7340" style:parent-style-name="Domyślnaczcionkaakapitu" style:family="text">
      <style:text-properties style:text-underline-type="single" style:text-underline-style="solid" style:text-underline-width="auto" style:text-underline-mode="continuous"/>
    </style:style>
    <style:style style:name="T7341" style:parent-style-name="Domyślnaczcionkaakapitu" style:family="text">
      <style:text-properties fo:background-color="#80FFFF" style:text-underline-type="single" style:text-underline-style="solid" style:text-underline-width="auto" style:text-underline-mode="continuous"/>
    </style:style>
    <style:style style:name="P7342" style:parent-style-name="Normalny" style:family="paragraph">
      <style:paragraph-properties fo:text-align="justify" fo:line-height="150%" fo:text-indent="0.2479in"/>
    </style:style>
    <style:style style:name="T7343" style:parent-style-name="Domyślnaczcionkaakapitu" style:family="text">
      <style:text-properties fo:background-color="#80FFFF"/>
    </style:style>
    <style:style style:name="T7344" style:parent-style-name="Domyślnaczcionkaakapitu" style:family="text">
      <style:text-properties fo:background-color="#80FFFF"/>
    </style:style>
    <style:style style:name="P7345" style:parent-style-name="Normalny" style:family="paragraph">
      <style:paragraph-properties fo:text-align="justify" fo:line-height="150%"/>
    </style:style>
    <style:style style:name="T7346" style:parent-style-name="Domyślnaczcionkaakapitu" style:family="text">
      <style:text-properties fo:background-color="#80FFFF"/>
    </style:style>
    <style:style style:name="T7347" style:parent-style-name="Domyślnaczcionkaakapitu" style:family="text">
      <style:text-properties fo:background-color="#80FFFF"/>
    </style:style>
    <style:style style:name="P7348" style:parent-style-name="Normalny" style:family="paragraph">
      <style:paragraph-properties fo:text-align="justify" fo:line-height="150%"/>
    </style:style>
    <style:style style:name="T7349" style:parent-style-name="Domyślnaczcionkaakapitu" style:family="text">
      <style:text-properties style:text-underline-type="single" style:text-underline-style="solid" style:text-underline-width="auto" style:text-underline-mode="continuous"/>
    </style:style>
    <style:style style:name="T7350" style:parent-style-name="Domyślnaczcionkaakapitu" style:family="text">
      <style:text-properties fo:background-color="#80FFFF" style:text-underline-type="single" style:text-underline-style="solid" style:text-underline-width="auto" style:text-underline-mode="continuous"/>
    </style:style>
    <style:style style:name="T7351" style:parent-style-name="Domyślnaczcionkaakapitu" style:family="text">
      <style:text-properties style:text-underline-type="single" style:text-underline-style="solid" style:text-underline-width="auto" style:text-underline-mode="continuous"/>
    </style:style>
    <style:style style:name="P7352" style:parent-style-name="Normalny" style:family="paragraph">
      <style:paragraph-properties fo:text-align="justify" fo:line-height="150%" fo:text-indent="0.2479in"/>
    </style:style>
    <style:style style:name="T7353" style:parent-style-name="Domyślnaczcionkaakapitu" style:family="text">
      <style:text-properties fo:background-color="#80FFFF"/>
    </style:style>
    <style:style style:name="P7354" style:parent-style-name="Normalny" style:family="paragraph">
      <style:paragraph-properties fo:text-align="justify" fo:line-height="150%"/>
    </style:style>
    <style:style style:name="T7355" style:parent-style-name="Domyślnaczcionkaakapitu" style:family="text">
      <style:text-properties style:text-underline-type="single" style:text-underline-style="solid" style:text-underline-width="auto" style:text-underline-mode="continuous"/>
    </style:style>
    <style:style style:name="T7356" style:parent-style-name="Domyślnaczcionkaakapitu" style:family="text">
      <style:text-properties fo:background-color="#80FFFF" style:text-underline-type="single" style:text-underline-style="solid" style:text-underline-width="auto" style:text-underline-mode="continuous"/>
    </style:style>
    <style:style style:name="T7357" style:parent-style-name="Domyślnaczcionkaakapitu" style:family="text">
      <style:text-properties style:text-underline-type="single" style:text-underline-style="solid" style:text-underline-width="auto" style:text-underline-mode="continuous"/>
    </style:style>
    <style:style style:name="P7358" style:parent-style-name="Normalny" style:family="paragraph">
      <style:paragraph-properties fo:text-align="justify" fo:line-height="150%" fo:text-indent="0.2479in"/>
    </style:style>
    <style:style style:name="T7359" style:parent-style-name="Domyślnaczcionkaakapitu" style:family="text">
      <style:text-properties fo:background-color="#80FFFF"/>
    </style:style>
    <style:style style:name="T7360" style:parent-style-name="Domyślnaczcionkaakapitu" style:family="text">
      <style:text-properties fo:background-color="#80FFFF"/>
    </style:style>
    <style:style style:name="P7361" style:parent-style-name="Normalny" style:family="paragraph">
      <style:paragraph-properties fo:text-align="justify" fo:line-height="150%"/>
    </style:style>
    <style:style style:name="T7362" style:parent-style-name="Domyślnaczcionkaakapitu" style:family="text">
      <style:text-properties style:text-underline-type="single" style:text-underline-style="solid" style:text-underline-width="auto" style:text-underline-mode="continuous"/>
    </style:style>
    <style:style style:name="T7363" style:parent-style-name="Domyślnaczcionkaakapitu" style:family="text">
      <style:text-properties fo:background-color="#80FFFF" style:text-underline-type="single" style:text-underline-style="solid" style:text-underline-width="auto" style:text-underline-mode="continuous"/>
    </style:style>
    <style:style style:name="T7364" style:parent-style-name="Domyślnaczcionkaakapitu" style:family="text">
      <style:text-properties style:text-underline-type="single" style:text-underline-style="solid" style:text-underline-width="auto" style:text-underline-mode="continuous"/>
    </style:style>
    <style:style style:name="P7365" style:parent-style-name="Normalny" style:family="paragraph">
      <style:paragraph-properties fo:text-align="justify" fo:line-height="150%" fo:text-indent="0.2479in"/>
    </style:style>
    <style:style style:name="T7366" style:parent-style-name="Domyślnaczcionkaakapitu" style:family="text">
      <style:text-properties fo:background-color="#80FFFF"/>
    </style:style>
    <style:style style:name="T7367" style:parent-style-name="Domyślnaczcionkaakapitu" style:family="text">
      <style:text-properties fo:background-color="#80FFFF"/>
    </style:style>
    <style:style style:name="T7368" style:parent-style-name="Domyślnaczcionkaakapitu" style:family="text">
      <style:text-properties fo:background-color="#80FFFF"/>
    </style:style>
    <style:style style:name="T7369" style:parent-style-name="Domyślnaczcionkaakapitu" style:family="text">
      <style:text-properties fo:background-color="#80FFFF"/>
    </style:style>
    <style:style style:name="T7370" style:parent-style-name="Domyślnaczcionkaakapitu" style:family="text">
      <style:text-properties fo:background-color="#80FFFF"/>
    </style:style>
    <style:style style:name="P7371" style:parent-style-name="Normalny" style:family="paragraph">
      <style:paragraph-properties fo:text-align="justify" fo:line-height="150%"/>
    </style:style>
    <style:style style:name="T7372" style:parent-style-name="Domyślnaczcionkaakapitu" style:family="text">
      <style:text-properties style:text-underline-type="single" style:text-underline-style="solid" style:text-underline-width="auto" style:text-underline-mode="continuous"/>
    </style:style>
    <style:style style:name="P7373" style:parent-style-name="Normalny" style:family="paragraph">
      <style:paragraph-properties fo:text-align="justify" fo:line-height="150%" fo:text-indent="0.2479in"/>
    </style:style>
    <style:style style:name="T7374" style:parent-style-name="Domyślnaczcionkaakapitu" style:family="text">
      <style:text-properties fo:background-color="#80FFFF"/>
    </style:style>
    <style:style style:name="T7375" style:parent-style-name="Domyślnaczcionkaakapitu" style:family="text">
      <style:text-properties fo:background-color="#80FFFF"/>
    </style:style>
    <style:style style:name="T7376" style:parent-style-name="Domyślnaczcionkaakapitu" style:family="text">
      <style:text-properties fo:background-color="#80FFFF"/>
    </style:style>
    <style:style style:name="T7377" style:parent-style-name="Domyślnaczcionkaakapitu" style:family="text">
      <style:text-properties fo:background-color="#80FFFF"/>
    </style:style>
    <style:style style:name="T7378" style:parent-style-name="Domyślnaczcionkaakapitu" style:family="text">
      <style:text-properties fo:background-color="#80FFFF"/>
    </style:style>
    <style:style style:name="T7379" style:parent-style-name="Domyślnaczcionkaakapitu" style:family="text">
      <style:text-properties fo:background-color="#80FFFF"/>
    </style:style>
    <style:style style:name="T7380" style:parent-style-name="Domyślnaczcionkaakapitu" style:family="text">
      <style:text-properties fo:background-color="#80FFFF"/>
    </style:style>
    <style:style style:name="T7381" style:parent-style-name="Domyślnaczcionkaakapitu" style:family="text">
      <style:text-properties fo:background-color="#80FFFF"/>
    </style:style>
    <style:style style:name="T7382" style:parent-style-name="Domyślnaczcionkaakapitu" style:family="text">
      <style:text-properties fo:background-color="#80FFFF"/>
    </style:style>
    <style:style style:name="P7383" style:parent-style-name="Normalny" style:family="paragraph">
      <style:paragraph-properties fo:text-align="justify" fo:line-height="150%"/>
    </style:style>
    <style:style style:name="T7384" style:parent-style-name="Domyślnaczcionkaakapitu" style:family="text">
      <style:text-properties fo:background-color="#80FFFF" style:text-underline-type="single" style:text-underline-style="solid" style:text-underline-width="auto" style:text-underline-mode="continuous"/>
    </style:style>
    <style:style style:name="T7385" style:parent-style-name="Domyślnaczcionkaakapitu" style:family="text">
      <style:text-properties style:text-underline-type="single" style:text-underline-style="solid" style:text-underline-width="auto" style:text-underline-mode="continuous"/>
    </style:style>
    <style:style style:name="T7386" style:parent-style-name="Domyślnaczcionkaakapitu" style:family="text">
      <style:text-properties fo:background-color="#80FFFF" style:text-underline-type="single" style:text-underline-style="solid" style:text-underline-width="auto" style:text-underline-mode="continuous"/>
    </style:style>
    <style:style style:name="T7387" style:parent-style-name="Domyślnaczcionkaakapitu" style:family="text">
      <style:text-properties style:text-underline-type="single" style:text-underline-style="solid" style:text-underline-width="auto" style:text-underline-mode="continuous"/>
    </style:style>
    <style:style style:name="T7388" style:parent-style-name="Domyślnaczcionkaakapitu" style:family="text">
      <style:text-properties fo:background-color="#80FFFF" style:text-underline-type="single" style:text-underline-style="solid" style:text-underline-width="auto" style:text-underline-mode="continuous"/>
    </style:style>
    <style:style style:name="T7389" style:parent-style-name="Domyślnaczcionkaakapitu" style:family="text">
      <style:text-properties style:text-underline-type="single" style:text-underline-style="solid" style:text-underline-width="auto" style:text-underline-mode="continuous"/>
    </style:style>
    <style:style style:name="P7390" style:parent-style-name="Normalny" style:family="paragraph">
      <style:paragraph-properties fo:text-align="justify" fo:line-height="150%" fo:text-indent="0.2479in"/>
    </style:style>
    <style:style style:name="P7391" style:parent-style-name="Normalny" style:family="paragraph">
      <style:paragraph-properties fo:text-align="justify" fo:line-height="150%"/>
    </style:style>
    <style:style style:name="T7392" style:parent-style-name="Domyślnaczcionkaakapitu" style:family="text">
      <style:text-properties style:text-underline-type="single" style:text-underline-style="solid" style:text-underline-width="auto" style:text-underline-mode="continuous"/>
    </style:style>
    <style:style style:name="P7393" style:parent-style-name="Normalny" style:family="paragraph">
      <style:paragraph-properties fo:text-align="justify" fo:line-height="150%" fo:text-indent="0.2479in"/>
    </style:style>
    <style:style style:name="T7394" style:parent-style-name="Domyślnaczcionkaakapitu" style:family="text">
      <style:text-properties fo:background-color="#80FFFF"/>
    </style:style>
    <style:style style:name="T7395" style:parent-style-name="Domyślnaczcionkaakapitu" style:family="text">
      <style:text-properties fo:background-color="#80FFFF"/>
    </style:style>
    <style:style style:name="T7396" style:parent-style-name="Domyślnaczcionkaakapitu" style:family="text">
      <style:text-properties fo:background-color="#80FFFF"/>
    </style:style>
    <style:style style:name="P7397" style:parent-style-name="Normalny" style:family="paragraph">
      <style:paragraph-properties fo:text-align="justify" fo:line-height="150%"/>
    </style:style>
    <style:style style:name="T7398" style:parent-style-name="Domyślnaczcionkaakapitu" style:family="text">
      <style:text-properties style:text-underline-type="single" style:text-underline-style="solid" style:text-underline-width="auto" style:text-underline-mode="continuous"/>
    </style:style>
    <style:style style:name="T7399" style:parent-style-name="Domyślnaczcionkaakapitu" style:family="text">
      <style:text-properties fo:background-color="#80FFFF" style:text-underline-type="single" style:text-underline-style="solid" style:text-underline-width="auto" style:text-underline-mode="continuous"/>
    </style:style>
    <style:style style:name="T7400" style:parent-style-name="Domyślnaczcionkaakapitu" style:family="text">
      <style:text-properties style:text-underline-type="single" style:text-underline-style="solid" style:text-underline-width="auto" style:text-underline-mode="continuous"/>
    </style:style>
    <style:style style:name="P7401" style:parent-style-name="Normalny" style:family="paragraph">
      <style:paragraph-properties fo:text-align="justify" fo:line-height="150%" fo:text-indent="0.2479in"/>
    </style:style>
    <style:style style:name="T7402" style:parent-style-name="Domyślnaczcionkaakapitu" style:family="text">
      <style:text-properties fo:background-color="#80FFFF"/>
    </style:style>
    <style:style style:name="T7403" style:parent-style-name="Domyślnaczcionkaakapitu" style:family="text">
      <style:text-properties fo:background-color="#80FFFF"/>
    </style:style>
    <style:style style:name="T7404" style:parent-style-name="Domyślnaczcionkaakapitu" style:family="text">
      <style:text-properties fo:background-color="#80FFFF"/>
    </style:style>
    <style:style style:name="P7405" style:parent-style-name="Normalny" style:family="paragraph">
      <style:paragraph-properties fo:text-align="justify" fo:line-height="150%"/>
    </style:style>
    <style:style style:name="T7406" style:parent-style-name="Domyślnaczcionkaakapitu" style:family="text">
      <style:text-properties style:text-underline-type="single" style:text-underline-style="solid" style:text-underline-width="auto" style:text-underline-mode="continuous"/>
    </style:style>
    <style:style style:name="P7407" style:parent-style-name="Normalny" style:family="paragraph">
      <style:paragraph-properties fo:text-align="justify" fo:line-height="150%" fo:text-indent="0.2479in"/>
    </style:style>
    <style:style style:name="P7408" style:parent-style-name="Normalny" style:family="paragraph">
      <style:paragraph-properties fo:text-align="justify" fo:line-height="150%" fo:text-indent="0.2479in"/>
    </style:style>
    <style:style style:name="P7409" style:parent-style-name="Normalny" style:family="paragraph">
      <style:paragraph-properties fo:text-align="justify" fo:line-height="150%"/>
    </style:style>
    <style:style style:name="T7410" style:parent-style-name="Domyślnaczcionkaakapitu" style:family="text">
      <style:text-properties fo:background-color="#80FFFF"/>
    </style:style>
    <style:style style:name="T7411" style:parent-style-name="Domyślnaczcionkaakapitu" style:family="text">
      <style:text-properties fo:background-color="#80FFFF" style:text-underline-type="single" style:text-underline-style="solid" style:text-underline-width="auto" style:text-underline-mode="continuous"/>
    </style:style>
    <style:style style:name="T7412" style:parent-style-name="Domyślnaczcionkaakapitu" style:family="text">
      <style:text-properties style:text-underline-type="single" style:text-underline-style="solid" style:text-underline-width="auto" style:text-underline-mode="continuous"/>
    </style:style>
    <style:style style:name="T7413" style:parent-style-name="Domyślnaczcionkaakapitu" style:family="text">
      <style:text-properties fo:background-color="#80FFFF" style:text-underline-type="single" style:text-underline-style="solid" style:text-underline-width="auto" style:text-underline-mode="continuous"/>
    </style:style>
    <style:style style:name="T7414" style:parent-style-name="Domyślnaczcionkaakapitu" style:family="text">
      <style:text-properties style:text-underline-type="single" style:text-underline-style="solid" style:text-underline-width="auto" style:text-underline-mode="continuous"/>
    </style:style>
    <style:style style:name="T7415" style:parent-style-name="Domyślnaczcionkaakapitu" style:family="text">
      <style:text-properties fo:background-color="#80FFFF" style:text-underline-type="single" style:text-underline-style="solid" style:text-underline-width="auto" style:text-underline-mode="continuous"/>
    </style:style>
    <style:style style:name="T7416" style:parent-style-name="Domyślnaczcionkaakapitu" style:family="text">
      <style:text-properties style:text-underline-type="single" style:text-underline-style="solid" style:text-underline-width="auto" style:text-underline-mode="continuous"/>
    </style:style>
    <style:style style:name="P7417" style:parent-style-name="Normalny" style:family="paragraph">
      <style:paragraph-properties fo:text-align="justify" fo:line-height="150%" fo:text-indent="0.2479in"/>
    </style:style>
    <style:style style:name="T7418" style:parent-style-name="Domyślnaczcionkaakapitu" style:family="text">
      <style:text-properties fo:background-color="#80FFFF"/>
    </style:style>
    <style:style style:name="T7419" style:parent-style-name="Domyślnaczcionkaakapitu" style:family="text">
      <style:text-properties fo:background-color="#80FFFF"/>
    </style:style>
    <style:style style:name="T7420" style:parent-style-name="Domyślnaczcionkaakapitu" style:family="text">
      <style:text-properties fo:background-color="#80FFFF"/>
    </style:style>
    <style:style style:name="T7421" style:parent-style-name="Domyślnaczcionkaakapitu" style:family="text">
      <style:text-properties fo:background-color="#80FFFF"/>
    </style:style>
    <style:style style:name="T7422" style:parent-style-name="Domyślnaczcionkaakapitu" style:family="text">
      <style:text-properties fo:background-color="#80FFFF"/>
    </style:style>
    <style:style style:name="T7423" style:parent-style-name="Domyślnaczcionkaakapitu" style:family="text">
      <style:text-properties fo:background-color="#80FFFF"/>
    </style:style>
    <style:style style:name="T7424" style:parent-style-name="Domyślnaczcionkaakapitu" style:family="text">
      <style:text-properties fo:background-color="#80FFFF"/>
    </style:style>
    <style:style style:name="T7425" style:parent-style-name="Domyślnaczcionkaakapitu" style:family="text">
      <style:text-properties fo:background-color="#80FFFF"/>
    </style:style>
    <style:style style:name="T7426" style:parent-style-name="Domyślnaczcionkaakapitu" style:family="text">
      <style:text-properties fo:background-color="#80FFFF"/>
    </style:style>
    <style:style style:name="T7427" style:parent-style-name="Domyślnaczcionkaakapitu" style:family="text">
      <style:text-properties fo:background-color="#80FFFF"/>
    </style:style>
    <style:style style:name="T7428" style:parent-style-name="Domyślnaczcionkaakapitu" style:family="text">
      <style:text-properties fo:background-color="#80FFFF"/>
    </style:style>
    <style:style style:name="T7429" style:parent-style-name="Domyślnaczcionkaakapitu" style:family="text">
      <style:text-properties fo:background-color="#80FFFF"/>
    </style:style>
    <style:style style:name="P7430" style:parent-style-name="Normalny" style:family="paragraph">
      <style:paragraph-properties fo:text-align="justify" fo:line-height="150%" fo:text-indent="0.2479in"/>
    </style:style>
    <style:style style:name="T7431" style:parent-style-name="Domyślnaczcionkaakapitu" style:family="text">
      <style:text-properties fo:background-color="#80FFFF"/>
    </style:style>
    <style:style style:name="T7432" style:parent-style-name="Domyślnaczcionkaakapitu" style:family="text">
      <style:text-properties fo:background-color="#80FFFF"/>
    </style:style>
    <style:style style:name="T7433" style:parent-style-name="Domyślnaczcionkaakapitu" style:family="text">
      <style:text-properties fo:background-color="#80FFFF"/>
    </style:style>
    <style:style style:name="T7434" style:parent-style-name="Domyślnaczcionkaakapitu" style:family="text">
      <style:text-properties fo:background-color="#80FFFF"/>
    </style:style>
    <style:style style:name="T7435" style:parent-style-name="Domyślnaczcionkaakapitu" style:family="text">
      <style:text-properties fo:background-color="#80FFFF"/>
    </style:style>
    <style:style style:name="P7436" style:parent-style-name="Normalny" style:family="paragraph">
      <style:paragraph-properties fo:text-align="justify" fo:line-height="150%" fo:text-indent="0.2479in"/>
    </style:style>
    <style:style style:name="T7437" style:parent-style-name="Domyślnaczcionkaakapitu" style:family="text">
      <style:text-properties fo:background-color="#80FFFF"/>
    </style:style>
    <style:style style:name="T7438" style:parent-style-name="Domyślnaczcionkaakapitu" style:family="text">
      <style:text-properties fo:background-color="#80FFFF"/>
    </style:style>
    <style:style style:name="T7439" style:parent-style-name="Domyślnaczcionkaakapitu" style:family="text">
      <style:text-properties fo:background-color="#80FFFF"/>
    </style:style>
    <style:style style:name="T7440" style:parent-style-name="Domyślnaczcionkaakapitu" style:family="text">
      <style:text-properties fo:background-color="#80FFFF"/>
    </style:style>
    <style:style style:name="P7441" style:parent-style-name="Normalny" style:family="paragraph">
      <style:paragraph-properties fo:text-align="justify" fo:line-height="150%" fo:text-indent="0.2479in"/>
    </style:style>
    <style:style style:name="T7442"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Ekologii</text:p>
      <text:p text:style-name="P3">TYTUŁ= STENOGRAM z szóstego posiedzenia Podzespołu do spraw Ekologii</text:p>
      <text:p text:style-name="P4">DATA= 3 marca 1989 r.</text:p>
      <text:p text:style-name="P5">SYGNATURA= 9540/6</text:p>
      <text:p text:style-name="P6">INW=<text:s/>46078</text:p>
      <text:p text:style-name="P7">TEKST=<text:s/></text:p>
      <text:p text:style-name="P8">Stenogram z posiedzenia Podzespołu do spraw Ekologii w dniu 3<text:s/><text:span text:style-name="T9">m</text:span>arca 1989 r<text:span text:style-name="T10">.</text:span></text:p>
      <text:p text:style-name="P11"><text:span text:style-name="T12">/</text:span>Obradom<text:s/><text:span text:style-name="T13">przewodniczy ob. Jerzy Kołodzi</text:span><text:span text:style-name="T14">ej</text:span><text:span text:style-name="T15">ski</text:span>/.</text:p>
      <text:p text:style-name="P16"><text:span text:style-name="T17">Ob. Jerzy Kołodzi</text:span><text:span text:style-name="T18">ej</text:span><text:span text:style-name="T19">ski</text:span>:</text:p>
      <text:p text:style-name="P20">Rozpoczynamy nasze dzi<text:span text:style-name="T21">si</text:span>ejsze obrady<text:span text:style-name="T22">.</text:span><text:s/>Na początku kilka spraw proceduralnych<text:span text:style-name="T23">.</text:span><text:s/>Wspólnie z prof. Kozłowskim, współprzewodniczącym tego stolika proponujemy, żeby w dzisiejszym dniu obrady prowadzić według kolejnych punktów zr<text:span text:style-name="T24">ed</text:span>agowanych już przez zespół redakcyjny<text:span text:style-name="T25">.<text:s/></text:span>Czyli zaczęlibyśmy po kolei od punktu pierwszego, aż do końca wprowadzając te zmiany i poprawki, które w tzw. międzyczasie zostały wniesione<text:span text:style-name="T26">.</text:span></text:p>
      <text:p text:style-name="P27">Gdyby się okazało, że któryś z punktów budzi podstawowe zastrzeżenia redakcyjne, te punkty byśmy zostawili odsyłając do następnego dnia obrad, to znaczy do czwartku przyszłego tygodnia, umożliwiając w ten sposób komisji redakcyjnej dokonania odpowiednich zmian.</text:p>
      <text:p text:style-name="P28">W imieniu organiz<text:span text:style-name="T29">at</text:span>orów przepraszam państwa za warunki jakie nam dzisiaj stworzono. No nie są to warunki odpowiednie do spokojnej pracy<text:span text:style-name="T30">.</text:span><text:s/>Czy państwo przyjmujecie tą pierwszą zasadę prowadzenia obrad? Jeśli tak to zasada druga.</text:p>
      <text:p text:style-name="P31">Proponuję, żeby w punktach wcześniej już uzgodnionych redakcyjnie nie wracać do dalszych uzasadnień tego co zostało uzgodnione<text:span text:style-name="T32">.</text:span><text:s/>To nam znakomicie uprości obrady<text:span text:style-name="T33">.</text:span></text:p>
      <text:p text:style-name="P34">Także bardzo proszę państwa i apeluję, żeby podnosić tylko sprawy, które niezbędnie związane są z kwestiami spornym<text:span text:style-name="T35">i.</text:span></text:p>
      <text:p text:style-name="P36">Jest jeszcze taki problem<text:span text:style-name="T37">.</text:span><text:s/>Ponieważ nie ma szans, żeby w toku dzisiejszych obrad przystąpić do omawiania energetyki jądrowej proponuję, żeby eksperci związani z tym problemem nie ucz<text:span text:style-name="T38">es</text:span>tni<text:span text:style-name="T39">cz</text:span>yli w naszych dzisiejszych obradach. Tzn. oczywiście mają wolną wolę, ale z całą pewnością nie dojdziemy dzisiaj do energetyki jądrowej. Chodziłoby o to, żeby nie blokować czasu tym ekspertom, których czas jest bardzo cenny<text:span text:style-name="T40">.</text:span></text:p>
      <text:p text:style-name="P41">Czy można przyjąć takie reguły dzisiejszych obrad? Bardzo proszę prof. Kozłowski.</text:p>
      <text:p text:style-name="P42"><text:span text:style-name="T43">prof. Stefan Kozłowski</text:span>:</text:p>
      <text:p text:style-name="P44">Proszę państwa ja bym chciał ponowić prośbę, że przystępujemy do kolejnej fazy naszych negocjacji. Dyskusje merytoryczne zakończyliśmy, mamy w tej chwili już tylko sprawy redakcyjne. Te punkty, które będziemy dzisiaj omawiać przeszły przez zespoły redakcyjne. Mogą być sprawy drobnych uzupełnień z naszej strony kilka takich widzimy, ale one są stosunkowo niewielkie.<text:s/><text:span text:style-name="T45">W</text:span><text:s/>stosunku do tego co wczoraj zostało nam rozdane, jako uzgodnione są to punkty od jeden do siedemnastu. Z tym, że ze względu na to, kilka jeszcze wymaga poważni<text:span text:style-name="T46">ej</text:span>szych opracowań proponujemy wstrzymać 16, 15, 12 i 5.</text:p>
      <text:p text:style-name="P47">Natomiast pozostałe moglibyśmy zrobić, to byłoby punktów 11, k<text:span text:style-name="T48">i</text:span>lka z wczorajszego dnia również, które<text:s/><text:soft-page-break/>nie budzą wielkich wątpliwości, także my<text:span text:style-name="T49">ś</text:span>lę<text:span text:style-name="T50">,</text:span><text:s/>że dzisiaj dobrych kilkanaście punktów moglibyśmy w ten sposób uzgodnić zostawiając te trudniejsze do powtórnego powrotu do zespołów redakcyjnych i do tego wrócilibyśmy w czwartek w przyszłym tygodniu.</text:p>
      <text:p text:style-name="P51"><text:span text:style-name="T52">Ob. Jerzy Kołodziejski</text:span>:</text:p>
      <text:p text:style-name="P53">Dziękuję bardzo. Proszę bardzo.</text:p>
      <text:p text:style-name="P54"><text:span text:style-name="T55">Ob.<text:s/></text:span><text:span text:style-name="T56">B</text:span><text:span text:style-name="T57">ogusław Głąb</text:span>:</text:p>
      <text:p text:style-name="P58">Jak<text:s/><text:span text:style-name="T59">s</text:span>ły<text:span text:style-name="T60">szę</text:span><text:s/>sprawa energetyki jądrowej w ra<text:span text:style-name="T61">m</text:span>ach<text:s/>„stolika”<text:s/>nie będzie dzisiaj omawiana, jednak przyj<text:span text:style-name="T62">ec</text:span>ha<text:span text:style-name="T63">li</text:span>śmy, ja proponuję, żeby eksperci, którzy tą sprawą są za<text:span text:style-name="T64">in</text:span>t<text:span text:style-name="T65">eres</text:span>owani właśnie dzisiaj, teraz spotkali się gdzieś i wymienili opinie, żeby z niczym teraz nie wracali do swoich miejsc pobytu.</text:p>
      <text:p text:style-name="P66"><text:span text:style-name="T67">Ob. Jerzy Kołodzi</text:span><text:span text:style-name="T68">ej</text:span><text:span text:style-name="T69">ski</text:span>:</text:p>
      <text:p text:style-name="P70">Mam pytanie w związku z tym wnioskiem czy eksperci obu stron są dzisiaj na sali, czy nie? Proszę bardzo prof. Kozłowski.</text:p>
      <text:p text:style-name="P71"><text:span text:style-name="T72">Ob. Stefan Kozłowski</text:span>:</text:p>
      <text:p text:style-name="P73">Ustaliliśmy, że nie powołujemy<text:s/>komisji do spraw<text:s/>energetyki<text:s/>jądrowej<text:span text:style-name="T74">.</text:span><text:s/>Także sprzeciwiam się powoływaniu komisji i prowadzeniu dalszych dyskusji poza naszym<text:s/>„stołem”.</text:p>
      <text:p text:style-name="P75"><text:span text:style-name="T76">Ob. Jerzy Kołodzi</text:span><text:span text:style-name="T77">ej</text:span><text:span text:style-name="T78">ski</text:span>:</text:p>
      <text:p text:style-name="P79">Dziękuję bardzo, przyjmuję sprzeciw<text:span text:style-name="T80">.</text:span><text:s/>Wobec tego proponuję, żeby eksperci strony rządowo- koalicyjnej spotkali się i przedyskutowali tekst, który jest wstępnie zredagowany. Bo jest taki tekst.</text:p>
      <text:p text:style-name="P81">Proszę bardzo prof.<text:s/><text:span text:style-name="T82">P</text:span>olański<text:span text:style-name="T83">.</text:span></text:p>
      <text:p text:style-name="P84"><text:span text:style-name="T85">Ob. Zygmunt Polański</text:span>:</text:p>
      <text:p text:style-name="P86">Ten tekst jest zredagowany z tym, że jest w tej chwili na maszynie<text:span text:style-name="T87">.</text:span><text:s/>Ale gdyby był tekst i gdybyśmy mogli otrzymać tekst również strony solidarnościow<text:span text:style-name="T88">ej</text:span>,<text:span text:style-name="T89"><text:s/></text:span>to by przybliżało nas co do rozwiązania kwestii. Ale nie wnoszę tego jako postulatu, tylko jako prośbę<text:span text:style-name="T90">.</text:span></text:p>
      <text:p text:style-name="P91">Panie profesorze czy przyjmuje pan ten mój wniosek?</text:p>
      <text:p text:style-name="P92"><text:span text:style-name="T93">Ob. Jerzy Kołodzi</text:span><text:span text:style-name="T94">ejs</text:span><text:span text:style-name="T95">ki</text:span>:</text:p>
      <text:p text:style-name="P96">No, nie w<text:span text:style-name="T97">id</text:span>zę inn<text:span text:style-name="T98">eg</text:span>o wyjścia.</text:p>
      <text:p text:style-name="P99"><text:span text:style-name="T100">Ob. Zygmunt Polański</text:span>:</text:p>
      <text:p text:style-name="P101">Ja też nie widzę.</text:p>
      <text:p text:style-name="P102"><text:span text:style-name="T103">Ob. Jerzy Kołodzi</text:span><text:span text:style-name="T104">ej</text:span><text:span text:style-name="T105">ski</text:span>:</text:p>
      <text:p text:style-name="P106">Przepraszam panów za tą<text:s/>zw<text:span text:style-name="T107">ł</text:span>okę jeśli chodzi o energetykę jądrową. Powód jest prosty.<text:s/><text:span text:style-name="T108">J</text:span>eś<text:span text:style-name="T109">l</text:span>i dzisiaj zaczniemy rozmawiać o energetyce jądrowej, to nic więcej nie zrobimy, a chodzi nam, żebyśmy po dzisiejszym dniu wyszli z ewidentnym postępem<text:span text:style-name="T110">.</text:span><text:s/>Bo taki postęp już mamy. Trzeba go tylko formalnie odnotować. Bo jest to uzgodnienie kilkunastu punktów, w który<text:span text:style-name="T111">c</text:span>h w zasadzie jesteśmy zgodni i mogą być jakieś drobne uwagi i poprawki.</text:p>
      <text:p text:style-name="P112"><text:span text:style-name="T113">O</text:span><text:span text:style-name="T114">b</text:span><text:span text:style-name="T115">.</text:span><text:span text:style-name="T116"><text:s/>Bogusław Głąb</text:span>:</text:p>
      <text:p text:style-name="P117">Jeżeli m<text:span text:style-name="T118">ożn</text:span>a...</text:p>
      <text:p text:style-name="P119"><text:span text:style-name="T120">Ob. Jerzy Kołodzi</text:span><text:span text:style-name="T121">ej</text:span><text:span text:style-name="T122">ski</text:span>:</text:p>
      <text:p text:style-name="P123"><text:span text:style-name="T124">Pros</text:span>zę ba<text:span text:style-name="T125">rd</text:span>zo.</text:p>
      <text:p text:style-name="P126"><text:span text:style-name="T127">O</text:span><text:span text:style-name="T128">b. Bogusław Głąb</text:span>:</text:p>
      <text:soft-page-break/>
      <text:p text:style-name="P129"><text:span text:style-name="T130">W</text:span><text:s/>tej chwili pojawił się pewien materiał, który chcemy uczestnikom stolika przekazać, jeżeli pan przewodniczący pozwoli to rozdamy.</text:p>
      <text:p text:style-name="P131"><text:span text:style-name="T132">Ob. Jerzy Kołodzi</text:span><text:span text:style-name="T133">ejs</text:span><text:span text:style-name="T134">ki</text:span>:</text:p>
      <text:p text:style-name="P135">Proszę bardzo. Przyjęliśmy zasadę, że wszystkie materiały przekazywane przez kogokolwiek z uczestników stolika mają możliwość swobodnego kolportowania, zgodnie z zasadą, którą uznaliśmy już od powodzi informacji w całym zakresie dotyczącym ochrony środowiska.</text:p>
      <text:p text:style-name="P136"><text:span text:style-name="T137">/</text:span>Głos z sali: nie słychać/.</text:p>
      <text:p text:style-name="P138">/Głos z sali: Stąd też przekażę państwu 15 egzemplarzy, reszta będzie w drugiej połowie dnia i przekażemy w czwartek, prosz<text:span text:style-name="T139">ę</text:span><text:s/>się nie martwić jeżeli ktoś z państwa nie otrzyma i to wszystko. Dziękuję./.</text:p>
      <text:p text:style-name="P140"><text:span text:style-name="T141">Ob. Jerzy Kołodzi</text:span><text:span text:style-name="T142">ej</text:span><text:span text:style-name="T143">ski</text:span>:</text:p>
      <text:p text:style-name="P144">Dziękuję bardzo panom i przepraszam za to zamieszanie jeśli chodzi o tę energetykę jądrową.</text:p>
      <text:p text:style-name="P145">Przy<text:span text:style-name="T146">st</text:span>ęp<text:span text:style-name="T147">uj</text:span>emy zatem do naszych obrad. Rozumiem,<text:s/><text:span text:style-name="T148">że<text:s/></text:span>wypowiedź pr<text:span text:style-name="T149">of</text:span>. Kozłowskiego jest aprobatą w stosunku do zaproponowan<text:span text:style-name="T150">eg</text:span>o przeze mnie trybu obrad.</text:p>
      <text:p text:style-name="P151">Możemy zatem przystąpić do przejrzenia punktu 1, czy postulat pierwszy. Jakie uwagi wnosimy jeszcze<text:s/><text:span text:style-name="T152">d</text:span>o postulatu pierwszego.</text:p>
      <text:p text:style-name="P153">Proszę bardzo pan Andrzej Kassenberg.</text:p>
      <text:p text:style-name="P154"><text:span text:style-name="T155">Andrzej Kassenberg</text:span>:</text:p>
      <text:p text:style-name="P156">Ja mam uwagę, bo został zmieniony przypadek, który spowodował troszkę inne odczytanie tego tekstu, chodzi o piątą linijkę od góry. Zapis jest: tworzących niezbędne warunki. Chodzi o to, żeby całe to zdanie ta<text:s/>„wymienianka”<text:s/>była związana z tworzeniem niezbędnych warunków dla odnowy sił, a nierównowaga, która tworzy niezbędne warunki.</text:p>
      <text:p text:style-name="P157"><text:span text:style-name="T158">W</text:span><text:s/>związku z tym proponuję zdanie, żeby brzmiało od początku tak<text:span text:style-name="T159">:</text:span><text:s/>Przyjęcie oraz konsekwentne r<text:span text:style-name="T160">es</text:span>pektowanie zasady ekorozwoju i wynikającej z niej ekopol<text:span text:style-name="T161">it</text:span>yki, jako wiodących do dalszego społecznego... kraju, prowadzących<text:s/><text:span text:style-name="T162">d</text:span>o b<text:span text:style-name="T163">ez</text:span>pi<text:span text:style-name="T164">ec</text:span>znego dla zdrowia środowiska, równowagi ekologiczn<text:span text:style-name="T165">ej<text:s/></text:span>w<text:tab/>systemach, tworzenia - nie tworzących - niezbędnych warunków dla odnowy sił człowieka. Prowadzących do tworzenia niezbędnych, a nie tworzących.</text:p>
      <text:p text:style-name="P166">Mamy tekst, który uzgodniliśmy we wtorek. Ja pracuję na rządowym tekście. Bo inaczej się pogubimy proszę państwa.</text:p>
      <text:p text:style-name="P167">Wszelkie zmiany mu<text:span text:style-name="T168">sim</text:span>y odnosić do tego tekstu, bo inaczej stracimy kontrolę.</text:p>
      <text:p text:style-name="P169"><text:span text:style-name="T170">Ob. Jerzy Kołodzi</text:span><text:span text:style-name="T171">ej</text:span><text:span text:style-name="T172">ski</text:span>:</text:p>
      <text:p text:style-name="P173">Tworzen<text:span text:style-name="T174">ia</text:span><text:s/>niezbędnych warunków.<text:span text:style-name="T175">..</text:span></text:p>
      <text:p text:style-name="P176"><text:span text:style-name="T177">Ob.<text:s/></text:span><text:span text:style-name="T178">Andrzej Kassenberg</text:span>:</text:p>
      <text:p text:style-name="P179">Tak jest. Taką zmianę proponuję w stosunku do tego tekstu, który tu jest położony na stole.</text:p>
      <text:p text:style-name="P180"><text:span text:style-name="T181">Ob.<text:s/></text:span><text:span text:style-name="T182">St</text:span><text:span text:style-name="T183">efan Kozłowski</text:span>:</text:p>
      <text:p text:style-name="P184">Ja bym najpierw proponował, żeby czytać już dokładnie<text:s/><text:span text:style-name="T185">sf</text:span>ormułowania. Bo ja akur<text:span text:style-name="T186">at</text:span><text:s/><text:span text:style-name="T187">m</text:span>am tekst dokładnie jak kol. Kassenberg, proponuję i nie bardzo wiem co mam zmieniać. Wniosek jest stąd, że krążą różne teksty wśród członków z<text:span text:style-name="T188">es</text:span>po<text:span text:style-name="T189">ł</text:span>u i dlat<text:span text:style-name="T190">eg</text:span>o<text:span text:style-name="T191">..</text:span>.</text:p>
      <text:p text:style-name="P192"><text:span text:style-name="T193">Ob</text:span><text:span text:style-name="T194">.</text:span><text:span text:style-name="T195"><text:s/>Jerzy Kołodziejski</text:span>:</text:p>
      <text:p text:style-name="P196">Pan jaki ma<text:s/><text:span text:style-name="T197">t</text:span>e<text:span text:style-name="T198">kst</text:span>?</text:p>
      <text:soft-page-break/>
      <text:p text:style-name="P199"><text:span text:style-name="T200">Ob.<text:s/></text:span><text:span text:style-name="T201">F</text:span><text:span text:style-name="T202">eliks<text:s/></text:span><text:span text:style-name="T203">L</text:span><text:span text:style-name="T204">.<text:s/></text:span><text:span text:style-name="T205">W</text:span><text:span text:style-name="T206">ęgrzyn</text:span>:</text:p>
      <text:p text:style-name="P207">Ja ma<text:span text:style-name="T208">m</text:span><text:s/>taki, jaki za<text:span text:style-name="T209">propo</text:span>now<text:span text:style-name="T210">ał<text:s/></text:span>kol. Kassenberg, zresztą otrzymany wczoraj od strony solidarnościowej. Najpierw proponuję, żeby przeczytać tekst, żeby zidentyfikować wszystkie teksty, a później dopiero będziemy uzup<text:span text:style-name="T211">eł</text:span>niać.</text:p>
      <text:p text:style-name="P212"><text:span text:style-name="T213">Ob.<text:s/></text:span><text:span text:style-name="T214">Jerzy Kołodzi</text:span><text:span text:style-name="T215">ej</text:span><text:span text:style-name="T216">ski</text:span>:</text:p>
      <text:p text:style-name="P217">To nam zabierze bardzo dużo czasu. Proszę bardzo prof. Kozłowski.</text:p>
      <text:p text:style-name="P218"><text:span text:style-name="T219">Ob.<text:s/></text:span><text:span text:style-name="T220">St</text:span><text:span text:style-name="T221">efan Kozłowski</text:span>:</text:p>
      <text:p text:style-name="P222">Proszę państwa przypominam po pierwsze punkt 1 był już powtórnie redagowany. Wobec tego prawie w ogóle moglibyśmy go nie czytać.</text:p>
      <text:p text:style-name="P223">Po drugie wczoraj rozdane zostały teksty zredagowane przez zespół redakcyjny. Sprzeciwiam się czytaniu całych tekstów, bo będzie to znowu trwało godzinami. Teksty zostały rozdane. Proszę się zapoznać z tymi tekstami, które zostały zredagowane przez zespoły redakcyjne. Po to wczoraj zostały powielone i rozdane.</text:p>
      <text:p text:style-name="P224"><text:span text:style-name="T225">Ob. Jerzy Kołodzi</text:span><text:span text:style-name="T226">ej</text:span><text:span text:style-name="T227">ski</text:span>:</text:p>
      <text:p text:style-name="P228"><text:span text:style-name="T229">C</text:span>zy możemy dosta<text:span text:style-name="T230">r</text:span>czyć aktualny tek<text:span text:style-name="T231">st</text:span>?</text:p>
      <text:p text:style-name="P232">Dziękuję bardzo. Brak został uzupełniony. Pan Węgrzyn ma już tekst aktualny.</text:p>
      <text:p text:style-name="P233"><text:span text:style-name="T234">O</text:span><text:span text:style-name="T235">b.<text:s/></text:span><text:span text:style-name="T236">St</text:span><text:span text:style-name="T237">efan Kozłowski</text:span>:</text:p>
      <text:p text:style-name="P238">Proszę pań<text:span text:style-name="T239">st</text:span>wa do p<text:span text:style-name="T240">kt</text:span>. 1 strona rządowa wnosi poprawkę redakcyjną, proszę o zreferowanie tej poprawki pana Jerzego Kwiatkowski<text:span text:style-name="T241">eg</text:span>o.</text:p>
      <text:p text:style-name="P242"><text:span text:style-name="T243">O</text:span><text:span text:style-name="T244">b. Jerzy Kwiatkowski</text:span>:</text:p>
      <text:p text:style-name="P245">Proponujemy, żeby w akapicie d/ pkt<text:span text:style-name="T246">.</text:span><text:s/><text:span text:style-name="T247">1</text:span><text:s/>w zdaniu zaczynającym się<text:s/><text:span text:style-name="T248">„</text:span>W tym celu”, po rolnictwa itp<text:span text:style-name="T249">.</text:span><text:s/>- zdaniu, które zaczyna się<text:s/><text:span text:style-name="T250">„</text:span><text:span text:style-name="T251">W</text:span><text:s/>tym celu należy”... Od tego miejsca proponujemy zapis następujący, podzielony jak gdyby na trzy punkty - zapewnić w planach g<text:span text:style-name="T252">os</text:span>p<text:span text:style-name="T253">od</text:span>ar<text:span text:style-name="T254">cz</text:span>ych 5-letnim i perspektywicznym uwzględnienie wymogów ekologicznych - w nawiasie /celów i kryteriów ekologicznych/. Drugie tire - dokonać oceny planów zagospodarowania prz<text:span text:style-name="T255">es</text:span>trzennego zapewniając w nich spełnienie kryteriów ekologicznych<text:span text:style-name="T256">.</text:span><text:s/>I trzecie tire - uwzględnić konsekwencje restrukturyza<text:span text:style-name="T257">cj</text:span>i gospodarki narodowej w handlu zagranicznym oraz spe<text:span text:style-name="T258">cj</text:span>aliza<text:span text:style-name="T259">cj</text:span>i Polski w mi<text:span text:style-name="T260">ęd</text:span>zynarodowym podziale pracy.</text:p>
      <text:p text:style-name="P261">Uzasadnieniem dla takiego zapisu jest fakt, że Polska współpracuje nie tylko z krajami RWPG, ale również z innymi krajami, z którymi współpraca także ma ten sam wyd<text:span text:style-name="T262">ź</text:span>więk, o który chodziło przy formułowaniu zapisu dotyczącego współpracy z RWPG.</text:p>
      <text:p text:style-name="P263">Proponuję przyjęcie takiego zapisu.</text:p>
      <text:p text:style-name="P264"><text:span text:style-name="T265">Ob.<text:s/></text:span><text:span text:style-name="T266">Jerzy Kołodzi</text:span><text:span text:style-name="T267">ej</text:span><text:span text:style-name="T268">ski</text:span>:</text:p>
      <text:p text:style-name="P269">Dziękuję bardzo. Proszę bardzo, pan prof. Polański<text:span text:style-name="T270">.</text:span></text:p>
      <text:p text:style-name="P271"><text:span text:style-name="T272">Ob. Zygmunt Polański</text:span>:</text:p>
      <text:p text:style-name="P273">Ja my<text:span text:style-name="T274">ś</text:span>lę, że ten tekst, który myśmy pierwotnie zredagowali, ustalili i uzgodnili wspólnie jest lepszy. Wiadomo, że te wszystkie rzeczy, które tu uzgadniamy i które są zawarte w tym dosyć o dużym ciężarze gatunkowym dokumencie, tak czy inaczej muszą być w planach uwzględnione wobec tego to nie ma w ogóle mowy o dalszym działaniu.</text:p>
      <text:p text:style-name="P275">Natomiast ten tekst, który uzgodniony został przedtem jednak wybija pewne rzeczy bardzo konkretne,<text:s/><text:soft-page-break/>któr<text:span text:style-name="T276">e</text:span><text:s/>uciekły w tamtym tekście. Np. rezygnacja z naszej spe<text:span text:style-name="T277">cj</text:span>aliza<text:span text:style-name="T278">cj</text:span>i przemysłow<text:span text:style-name="T279">ej.</text:span></text:p>
      <text:p text:style-name="P280">Dziękuję.</text:p>
      <text:p text:style-name="P281"><text:span text:style-name="T282">Ob. Jerzy Kołodzi</text:span><text:span text:style-name="T283">ej</text:span><text:span text:style-name="T284">ski</text:span>:</text:p>
      <text:p text:style-name="P285">Dziękuję bardzo. Proszę bardzo kto?</text:p>
      <text:p text:style-name="P286"><text:span text:style-name="T287">O</text:span><text:span text:style-name="T288">b</text:span><text:span text:style-name="T289">.</text:span><text:span text:style-name="T290"><text:s/>Jerzy Jaśkowski</text:span>:</text:p>
      <text:p text:style-name="P291">Ja nie widzę sprzeczności. Można podzielić tak jak pan mówi. Tu pisze w szczególności w ramach RWPG, rezygnacja z dalszej spe<text:span text:style-name="T292">cj</text:span>aliza<text:span text:style-name="T293">cj</text:span>i w przemyśle surowcowym i hutniczym, jako podkreślenie tego. Bo nie m<text:span text:style-name="T294">a</text:span><text:s/>nic<text:s/><text:span text:style-name="T295">in</text:span>n<text:span text:style-name="T296">eg</text:span>o.</text:p>
      <text:p text:style-name="P297"><text:span text:style-name="T298">Ob. Jerzy Kołodzi</text:span><text:span text:style-name="T299">ej</text:span><text:span text:style-name="T300">ski</text:span>:</text:p>
      <text:p text:style-name="P301">Dziękuję bardzo. Proszę bardzo pan Kassenberg.</text:p>
      <text:p text:style-name="P302"><text:span text:style-name="T303">Ob. Andrzej Kassenberg</text:span>:</text:p>
      <text:p text:style-name="P304">Mnie się zdaje, że ja tu czegoś nie rozumiem.</text:p>
      <text:p text:style-name="P305">Zdanie wcześniej jest przecież wyraźnie powiedziane, że dotyczy to generalnie programów i zawierania umów. Zdanie w<text:span text:style-name="T306">cześ</text:span>ni<text:span text:style-name="T307">ej.</text:span></text:p>
      <text:p text:style-name="P308">Natomiast to zdanie końcowe, zaczynające się od słowa w tym celu, ma wyraźnie ukierunkowany charakter. Na to co jest już obecnie obowiązujące. Chodzi o rewizję tego z punktu widzenia zasady zapisanej w punkcie 6.<text:s/><text:span text:style-name="T309">I</text:span><text:s/>nie rozumiem dlaczego zostało skreślone zalecenie o przyg<text:span text:style-name="T310">ot</text:span>owaniu oporządzenia prawnego do wprowadzenia tej zasady w pkt. c/. Ta zasada w pkt<text:span text:style-name="T311">.</text:span><text:s/>c/ jest kluczem dla ekorozwoju. Bo przecież ona ma nam pokazywać czy ilość zaangażowanych zasobów środowiska i ilość odprowadzanych zanieczyszczeń w nowym programie jest relatywnie mniejsza niż w tym co jest obecnie. Jeżeli to skreślimy to ta zasada zostanie pusta. My ją sobie możemy zapisać, natomiast nie będzie obowiązku, ażeby w programach, studiach i planach przedstawiać te relacje.</text:p>
      <text:p text:style-name="P312">Dlatego uważam, że zapis, który zaproponowa<text:span text:style-name="T313">li</text:span>śmy jest zapisem, prz<text:span text:style-name="T314">ed</text:span>yskutowa<text:span text:style-name="T315">li</text:span>śmy zarówno to raz, w komisji redakcyjnej, dwa i potem tu trzy, jest - moim zdaniem - znacznie precyzyjni<text:span text:style-name="T316">ej</text:span>szym niż zmiana, która po prostu wprawdzie mniej sprawę precyzuje, bardziej ogólna.</text:p>
      <text:p text:style-name="P317">Dziękuję bardzo<text:span text:style-name="T318">.</text:span></text:p>
      <text:p text:style-name="P319"><text:span text:style-name="T320">O</text:span><text:span text:style-name="T321">b</text:span><text:span text:style-name="T322">.</text:span><text:span text:style-name="T323"><text:s/>Jerzy Kołodzi</text:span><text:span text:style-name="T324">ej</text:span><text:span text:style-name="T325">ski</text:span>:</text:p>
      <text:p text:style-name="P326">Dzi<text:span text:style-name="T327">ęk</text:span>uję ba<text:span text:style-name="T328">rd</text:span>zo.<text:s/><text:span text:style-name="T329">Kt</text:span>o jeszcze? Prof. Juchnowicz proszę.</text:p>
      <text:p text:style-name="P330"><text:span text:style-name="T331">O</text:span><text:span text:style-name="T332">b</text:span><text:span text:style-name="T333">.</text:span><text:span text:style-name="T334"><text:s/></text:span><text:span text:style-name="T335">St</text:span><text:span text:style-name="T336">anisław Juchnowicz</text:span>:</text:p>
      <text:p text:style-name="P337">Pr<text:span text:style-name="T338">os</text:span>zę pań<text:span text:style-name="T339">st</text:span>wa usz<text:span text:style-name="T340">ło</text:span><text:s/>naszej uwadze w tym akapicie, o którym mówimy jest mowa o obowiązujących planów gospodarczych i prz<text:span text:style-name="T341">es</text:span>trzenn<text:span text:style-name="T342">eg</text:span>o zagospodarowania kraju. Proponuj<text:span text:style-name="T343">ę</text:span><text:s/>kraju pominąć, bo to chodzi o wszystkie plany zagospodarowania przestrzennego.</text:p>
      <text:p text:style-name="P344">Dziękuję.</text:p>
      <text:p text:style-name="P345"><text:span text:style-name="T346">Ob. Jerzy Kołodzi</text:span><text:span text:style-name="T347">ejs</text:span><text:span text:style-name="T348">ki</text:span>:</text:p>
      <text:p text:style-name="P349">Propozycja prof. Juchniewicza wychodzi naprzeciw formule rz<text:span text:style-name="T350">ą</text:span>dowej, która mówi dokonać oceny planów zagospodarowania prz<text:span text:style-name="T351">est</text:span>rzennego zapewniając zniszczenie kryteriów ekologicznych. Dotyczy wszystkich planów. Dlatego proponujemy - ten zapis jest precyzyjni<text:span text:style-name="T352">ejs</text:span>zy.</text:p>
      <text:p text:style-name="P353">Czy ktoś jeszcze z państwa chciałby? Proszę bardzo p. Jerzy Kwiatkowski.</text:p>
      <text:p text:style-name="P354"><text:span text:style-name="T355">Ob. Jerzy Kwiatkowski</text:span>:</text:p>
      <text:soft-page-break/>
      <text:p text:style-name="P356"><text:span text:style-name="T357">J</text:span><text:span text:style-name="T358">e</text:span>st kwestia taka jeśli mamy tutaj dokonać zapisów, które będą wykonalne i ich wykonanie będzie miało sens, to znaczy sens taki,<text:s/><text:span text:style-name="T359">ż</text:span>e będzie z tego jakaś korzyść to powinny być te zapisy takie, żeby je można by<text:span text:style-name="T360">ło</text:span><text:s/>wykonać.</text:p>
      <text:p text:style-name="P361">Zrewidowanie obowiązujących planów współpracy międzynarodowej i ewentualnie umów nie zawsze jest możliwe dlatego, że w umowach mi<text:span text:style-name="T362">ęd</text:span>zynarodowych obowiązują pewne reguły<text:s/><text:span text:style-name="T363">g</text:span>ry można na przyszłość plany kształtować inaczej, zgodnie z tym o czym mówimy i do czego jesteśmy wszyscy tutaj przekonani. Natomiast nie można robić zapisów, które będą zmuszały rząd do łamania zawartych umów, bo łamanie zawartych umów<text:s/>nie należy do najlepszych zwyczajów zwłaszcza<text:s/><text:span text:style-name="T364">w</text:span><text:s/>sytuacji ekonomicznej, w jakiej P<text:span text:style-name="T365">ol</text:span>ska się w tej ch<text:span text:style-name="T366">w</text:span>ili znajduje.</text:p>
      <text:p text:style-name="P367">Ja<text:s/><text:span text:style-name="T368">r</text:span>o<text:span text:style-name="T369">z</text:span>um<text:span text:style-name="T370">ie</text:span>m konieczność pośpiechu<text:s/><text:span text:style-name="T371">w</text:span><text:s/>niektórych sprawach, ale nazbyt wielki pośpiech nie jest pożądany przy żadnym działaniu. Dlatego też proponujemy tutaj zapis, który odzwierciedla bardzo dokładnie to wszystko co jest w zapisie poprzednim. Natomiast daje możliwość wykonania t<text:span text:style-name="T372">e</text:span>go rzetelnie zgodnie z intencją<text:s/>„stołu”, a nie na<text:s/>„łapu capu”, i nic poprzez gwa<text:span text:style-name="T373">łt<text:s/></text:span>tego co już zostało ustanowione.</text:p>
      <text:p text:style-name="P374">Dziękuję bardzo.</text:p>
      <text:p text:style-name="P375"><text:span text:style-name="T376">Ob. Jerzy Kołodzi</text:span><text:span text:style-name="T377">ej</text:span><text:span text:style-name="T378">ski</text:span>:</text:p>
      <text:p text:style-name="P379">Dziękuję bardzo, proszę bardzo pan Kłosowski.</text:p>
      <text:p text:style-name="P380"><text:span text:style-name="T381">Ob. Wojciech Kłosowski</text:span>:</text:p>
      <text:p text:style-name="P382">Ja ro<text:span text:style-name="T383">z</text:span>umiem, że pana dyr. Kwiatkowskiego niepokoi to słowo rewizji umów. Wobec tego bym proponował takie sformułowanie, które oddaje nasze inten<text:span text:style-name="T384">cj</text:span>e, a będzie tutaj właściwsze. Rewizji planów gospodarcz<text:span text:style-name="T385">yc</text:span>h i zagospodarowania prz<text:span text:style-name="T386">est</text:span>rzenn<text:span text:style-name="T387">ego</text:span>, w takim sformułowaniu oraz renegocjacji mi<text:span text:style-name="T388">ęd</text:span>zynarodowych umów. I to wtedy jakby zawiera to zast<text:span text:style-name="T389">rz</text:span>eżenie, o którym pan mówił.<text:s/><text:span text:style-name="T390">W</text:span><text:s/>ramach renegocjacji niektóre umowy będ<text:span text:style-name="T391">ą</text:span><text:s/>się dawały zmieni<text:span text:style-name="T392">ć</text:span><text:s/>w większym stopniu inne w mniejszym stopniu i może jakieś nie dadzą się zmienić w ogóle.</text:p>
      <text:p text:style-name="P393">Wprowadzen<text:span text:style-name="T394">ie</text:span><text:s/>takiej zasady, że umowy które się kłócą z ekorozwojem powinny być renego<text:span text:style-name="T395">cj</text:span>owane, wydaje się celowe, żeby nie zamykać furtki przed próbami zmian tego co już je<text:span text:style-name="T396">s</text:span>t, co obowiązuje, a jest sprzeczne z ekorozwojem.</text:p>
      <text:p text:style-name="P397">I jeśli<text:s/><text:span text:style-name="T398">j</text:span>estem ju<text:span text:style-name="T399">ż</text:span><text:s/>przy głosie, to druga tylko stylistyczna poprawka, tu jest w trzeciej linijce od góry mowa o zasadach prowadzących do bezpiecznego dla zdrowia środowiska.</text:p>
      <text:p text:style-name="P400">Proponowałbym środowiska bezpiecznego dla zdrowia. Dlatego, że to tak wygląda, jak by chodziło o zdrowie środowiska. Prawda. Prowadzących do środowiska bezpiecznego dla zdro<text:span text:style-name="T401">wi</text:span>a.</text:p>
      <text:p text:style-name="P402"><text:span text:style-name="T403">Ob.<text:s/></text:span><text:span text:style-name="T404">Jerzy Kołodzi</text:span><text:span text:style-name="T405">ej</text:span><text:span text:style-name="T406">ski</text:span>:</text:p>
      <text:p text:style-name="P407">Ja sądzę, że propozycja pana Kłosowskiego wychodzi naprzeciw pewnego consensusu, który można tutaj uzyska<text:span text:style-name="T408">ć.</text:span><text:s/><text:span text:style-name="T409">I</text:span>nt<text:span text:style-name="T410">encj</text:span>ą rządu było to, ż<text:span text:style-name="T411">e</text:span>by rewizje umów mi<text:span text:style-name="T412">ęd</text:span>zynarodowych wiązać z postępem r<text:span text:style-name="T413">est</text:span>ru<text:span text:style-name="T414">kt</text:span>ur<text:span text:style-name="T415">yz</text:span>a<text:span text:style-name="T416">cji</text:span><text:s/>gospodarki narodow<text:span text:style-name="T417">ej.</text:span></text:p>
      <text:p text:style-name="P418">Wiadomo bowiem, ż<text:span text:style-name="T419">e</text:span><text:s/>w tej sytuacji, jaka je<text:span text:style-name="T420">st,</text:span><text:s/>w tej strukturze gospodarcz<text:span text:style-name="T421">ej,</text:span><text:s/>jakie jest pole manewru niewielkie. Bardzo niewielkie<text:span text:style-name="T422">.</text:span></text:p>
      <text:p text:style-name="P423">Struktura naszego handlu związana jest z tym co możemy sprzedawać. A nasze zakupy też są obwarowane pewnymi koniecznościam<text:span text:style-name="T424">i.</text:span></text:p>
      <text:p text:style-name="P425">Ja bym może proponował przyjęcie propozycji wysuniętej przez pana Kłosowski<text:span text:style-name="T426">eg</text:span>o. A więc rewizja<text:s/><text:soft-page-break/>obowiąz<text:span text:style-name="T427">uj</text:span>ących planów byłaby gospodarczych i zagospodarowania prz<text:span text:style-name="T428">es</text:span>trz<text:span text:style-name="T429">en</text:span>n<text:span text:style-name="T430">eg</text:span>o ze skreśleniem kraju, bo chodzi zgodnie z propozycją pr<text:span text:style-name="T431">of</text:span>. Juchnowicza o wszystkie plany, może nawet o kraj nie chodzi tutaj, bo kraj został opracowany w konwencji, plan krajowy w konwencji proekologiczn<text:span text:style-name="T432">ej,</text:span><text:s/>o czym doskonale wie pan Andrzej Kassenberg, ale chodzi głównie o plany miejscowe i r<text:span text:style-name="T433">eg</text:span>ionalne<text:span text:style-name="T434">.</text:span></text:p>
      <text:p text:style-name="P435">Wobec tego rewizja obowiązujących planów gospodarczych i przestrzennego zagospodarowania oraz renegocjacji międzynarodowych umów gospodarczych. Ja bym dodał jeszcze, proponowałbym p<text:span text:style-name="T436">rzed</text:span>yskutować w miarę postępu restrukturyzac<text:span text:style-name="T437">ji</text:span><text:s/>gospodarki narodowej. Renegocjacji międzynarodowych umów g<text:span text:style-name="T438">os</text:span>p<text:span text:style-name="T439">oda</text:span>rczych<text:s/><text:span text:style-name="T440">w</text:span><text:s/>miarę postępu restrukturyza<text:span text:style-name="T441">cji</text:span><text:s/>gospodar<text:span text:style-name="T442">ki</text:span><text:s/>narodowej.</text:p>
      <text:p text:style-name="P443"><text:span text:style-name="T444">/</text:span>Głos z sali: nie słychać/.</text:p>
      <text:p text:style-name="P445"><text:span text:style-name="T446">Ob. Jerzy Kołodzi</text:span><text:span text:style-name="T447">ejs</text:span><text:span text:style-name="T448">ki</text:span>:</text:p>
      <text:p text:style-name="P449">Skreślając do końca tekst...</text:p>
      <text:p text:style-name="P450"><text:span text:style-name="T451">/</text:span>Głos z sali: nie słychać/.</text:p>
      <text:p text:style-name="P452"><text:span text:style-name="T453">Ob. Jarzy Kołodzi</text:span><text:span text:style-name="T454">ej</text:span><text:span text:style-name="T455">ski</text:span>:</text:p>
      <text:p text:style-name="P456">O co panu chodzi?</text:p>
      <text:p text:style-name="P457"><text:span text:style-name="T458">O</text:span><text:span text:style-name="T459">b. Kozłowski</text:span>:</text:p>
      <text:p text:style-name="P460"><text:span text:style-name="T461">W</text:span><text:s/>zdaniu... Zdanie<text:s/><text:span text:style-name="T462">„</text:span>W tym celu<text:s/>- to<text:s/>nie jest w pkt. d/ tylko odrębnym akapitem. To był błąd maszynowy, którego nic zauważyliśmy.</text:p>
      <text:p text:style-name="P463"><text:span text:style-name="T464">Ob. Jarzy Kołodzi</text:span><text:span text:style-name="T465">ej</text:span><text:span text:style-name="T466">ski</text:span>:</text:p>
      <text:p text:style-name="P467">Odrębnym punktem e/?</text:p>
      <text:p text:style-name="P468"><text:span text:style-name="T469">Ob. K</text:span><text:span text:style-name="T470">ozło</text:span><text:span text:style-name="T471">ws</text:span><text:span text:style-name="T472">ki</text:span>:</text:p>
      <text:p text:style-name="P473">Nie, nie<text:s/>-<text:s/>podsumowaniem...</text:p>
      <text:p text:style-name="P474"><text:span text:style-name="T475">Ob. Jerzy Kołodzi</text:span><text:span text:style-name="T476">ej</text:span><text:span text:style-name="T477">ski</text:span>:</text:p>
      <text:p text:style-name="P478">Podsumowanie. No, to tu trzeba zrobić wcięcie. Przesunąć w lewo.</text:p>
      <text:p text:style-name="P479"><text:span text:style-name="T480">Ob. K</text:span><text:span text:style-name="T481">oz</text:span><text:span text:style-name="T482">łowski</text:span>:</text:p>
      <text:p text:style-name="P483"><text:span text:style-name="T484">W</text:span><text:s/>tym celu należy dokonać rewizji obowiązujących planów gospodarczych i prz<text:span text:style-name="T485">es</text:span>trzennego zagospodarowania oraz renegocjacji mi<text:span text:style-name="T486">ęd</text:span>zynarodowych umów gospodarczych.</text:p>
      <text:p text:style-name="P487"><text:span text:style-name="T488">Ob.<text:s/></text:span><text:span text:style-name="T489">Jerzy Kołodzi</text:span><text:span text:style-name="T490">ejs</text:span><text:span text:style-name="T491">ki</text:span>:</text:p>
      <text:p text:style-name="P492">D<text:span text:style-name="T493">ot</text:span>ąd j<text:span text:style-name="T494">es</text:span>t zgoda.<text:s/><text:span text:style-name="T495">A</text:span><text:s/>c<text:span text:style-name="T496">o<text:s/></text:span>dalej?</text:p>
      <text:p text:style-name="P497"><text:span text:style-name="T498">Ob. Kozłowski</text:span>:</text:p>
      <text:p text:style-name="P499"><text:span text:style-name="T500">W</text:span><text:s/>miarę postępu r<text:span text:style-name="T501">est</text:span>ru<text:span text:style-name="T502">kt</text:span>ur<text:span text:style-name="T503">yz</text:span>a<text:span text:style-name="T504">cji<text:s/></text:span>gospodarki narodowej<text:span text:style-name="T505">.</text:span></text:p>
      <text:p text:style-name="P506"><text:span text:style-name="T507">Ob. Jerzy Kołodzi</text:span><text:span text:style-name="T508">ej</text:span><text:span text:style-name="T509">ski</text:span>:</text:p>
      <text:p text:style-name="P510">Ja nie rozumiem dlaczego w szczególności, prószę mi wytłumaczyć ten zapis: w szcz<text:span text:style-name="T511">eg</text:span>ólności w ramach RWPG. D<text:span text:style-name="T512">l</text:span>aczego<text:s/><text:span text:style-name="T513">w</text:span><text:s/>szczególności? Jak węgiel sprz<text:span text:style-name="T514">ed</text:span>ajemy do krajów kapitalistycznych z<text:span text:style-name="T515">a</text:span><text:s/>dolary ponosząc z tego określone straty ekologiczne. Co oznacza to w szczególności w ramach RWPG?</text:p>
      <text:p text:style-name="P516">Nie sądzę, żeby to coś nam dawało tutaj w tym zapisie poza...</text:p>
      <text:p text:style-name="P517">/Głosy z sali: nie słychać/.</text:p>
      <text:p text:style-name="P518"><text:span text:style-name="T519">Ob. Jerzy Kołodzi</text:span><text:span text:style-name="T520">ej</text:span><text:span text:style-name="T521">ski</text:span>:</text:p>
      <text:p text:style-name="P522">Namawiani pa<text:span text:style-name="T523">ńst</text:span>wa do powiązania r<text:span text:style-name="T524">est</text:span>ru<text:span text:style-name="T525">kt</text:span>ur<text:span text:style-name="T526">yz</text:span>a<text:span text:style-name="T527">cji</text:span><text:s/>z umowami, inaczej to jest niewykonalne. Nie chciałbym, żeby się znalazły zapisy, które będ<text:span text:style-name="T528">ą</text:span><text:s/>ni<text:span text:style-name="T529">er</text:span>ea<text:span text:style-name="T530">liz</text:span>owalne<text:span text:style-name="T531">.</text:span><text:s/>Nic tak nie szkodzi u<text:span text:style-name="T532">m</text:span>owie społecznej,<text:s/><text:soft-page-break/>jak wpisywanie nierealnych zapisów. Znam to z sierpnia 80 r., gdzie powstało szereg nierealnych zapisów i one przy pomocy tych nierealnych zapisów następował proces erozji całej<text:s/><text:span text:style-name="T533">u</text:span>mowy. Proponuję, żebyśmy to sobie przemyśleli.</text:p>
      <text:p text:style-name="P534">Dziękuję bardzo.</text:p>
      <text:p text:style-name="P535"><text:span text:style-name="T536">Ob. Stefan Kozłowski</text:span>:</text:p>
      <text:p text:style-name="P537">Ja chcę t<text:span text:style-name="T538">a</text:span>k<text:span text:style-name="T539">ą</text:span><text:s/>uwagę wnieść, ale dalszą część zdania - a także wydać odpowiednią regulację prawną umoż<text:span text:style-name="T540">li</text:span>wi<text:span text:style-name="T541">aj</text:span>ącą... wymienionych w punkcie nie c/ tylko d/ powinno być. Te<text:span text:style-name="T542">ż</text:span><text:s/>jest błąd maszynowy - zasady, gdzie jest - moim zdaniem - niezbędne, jest to instrument kontroli ekorozwoju.</text:p>
      <text:p text:style-name="P543"><text:span text:style-name="T544">Ob. Jerzy Kołodzi</text:span><text:span text:style-name="T545">ej</text:span><text:span text:style-name="T546">ski</text:span>:</text:p>
      <text:p text:style-name="P547">Je<text:span text:style-name="T548">ś</text:span>li zmieniamy pkt e/ na d/ to tak.</text:p>
      <text:p text:style-name="P549"><text:span text:style-name="T550">Ob. Stefan Kozłowski</text:span>:</text:p>
      <text:p text:style-name="P551">Po pro<text:span text:style-name="T552">st</text:span>u j<text:span text:style-name="T553">est</text:span><text:s/>tu b<text:span text:style-name="T554">ł</text:span>ąd ma<text:span text:style-name="T555">sz</text:span>ynowy.</text:p>
      <text:p text:style-name="P556"><text:span text:style-name="T557">Ob. Jerzy Kołodzi</text:span><text:span text:style-name="T558">ej</text:span><text:span text:style-name="T559">ski</text:span>:</text:p>
      <text:p text:style-name="P560">Bo ja chciał<text:span text:style-name="T561">em</text:span><text:s/>dyskutować gdyby d<text:span text:style-name="T562">o</text:span>tyczyło to punktu c/, bo tam regulacji prawnych n<text:span text:style-name="T563">ie<text:s/></text:span>trzeba wprowadzać, bo one są wystarczające.</text:p>
      <text:p text:style-name="P564"><text:span text:style-name="T565">Ob. Jerzy Kołodzi</text:span><text:span text:style-name="T566">ej</text:span><text:span text:style-name="T567">ski</text:span>:</text:p>
      <text:p text:style-name="P568">J<text:span text:style-name="T569">es</text:span>t to błąd, przepraszam zwracam honor maszynistce, jest to błąd w naszym tekście, ja to sprawdziłem.</text:p>
      <text:p text:style-name="P570"><text:span text:style-name="T571">O</text:span><text:span text:style-name="T572">b. Jerzy Koł</text:span><text:span text:style-name="T573">odziejs</text:span><text:span text:style-name="T574">ki</text:span>:</text:p>
      <text:p text:style-name="P575">Dobrze. A także wydać odpowiednią regulację prawną umoż<text:span text:style-name="T576">li</text:span>wiającą wprowadzenie wymienionej w pkt. d/ zasady<text:span text:style-name="T577">,</text:span><text:s/><text:span text:style-name="T578">W</text:span><text:s/>punkcie d/. To jest zasadne jeśli dotyczy punktu d/<text:span text:style-name="T579">.</text:span></text:p>
      <text:p text:style-name="P580">Czy możemy przyjąć taki tekst?</text:p>
      <text:p text:style-name="P581">Proszę bardzo, pr<text:span text:style-name="T582">of</text:span>. Polański jeszcze.</text:p>
      <text:p text:style-name="P583"><text:span text:style-name="T584">O</text:span><text:span text:style-name="T585">b</text:span><text:span text:style-name="T586">.</text:span><text:span text:style-name="T587"><text:s/>Zygmunt Polański</text:span>:</text:p>
      <text:p text:style-name="P588">Proszę państwa ja jeszcze powrócę do tego zakończenia tego punktu. Dlatego, że ja takie odnoszę wrażenie, że my chcemy poprzez sformułowania pewne rzeczy jakoś tak dosyć potraktować płytko.</text:p>
      <text:p text:style-name="P589">Przecież jeżeli my zmierzamy do restrukturyza<text:span text:style-name="T590">cj</text:span>i przemysłu i mówimy, że od tej r<text:span text:style-name="T591">est</text:span>ru<text:span text:style-name="T592">kt</text:span>ur<text:span text:style-name="T593">yz</text:span>a<text:span text:style-name="T594">cji</text:span><text:s/>przemysłu zależy również nasz stan ekologii w kraju. To musimy się liczyć z tym, że musimy równi<text:span text:style-name="T595">eż</text:span><text:s/>zmienić pewne układy międzynarodowe, które nas zmuszają do właśnie takiej struktury przemysłu, a nie innej<text:span text:style-name="T596">.</text:span><text:s/><text:span text:style-name="T597">J</text:span>eżeli sobie tego wyraźnie nie powiemy to cała nasza praca jest do niczego. Bo jeżeli to zostanie, no to się robi w dalszym ciągu będzie takie, jakie jest.</text:p>
      <text:p text:style-name="P598"><text:span text:style-name="T599">Ob. Jerzy Kołodzi</text:span><text:span text:style-name="T600">ej</text:span><text:span text:style-name="T601">ski</text:span>:</text:p>
      <text:p text:style-name="P602">Panie pr<text:span text:style-name="T603">of</text:span>eso<text:span text:style-name="T604">rze</text:span><text:s/>- właśnie w tej redakcji w<text:span text:style-name="T605">yr</text:span>aźnie żeśmy to powiedzieli, że w miarę restrukturyza<text:span text:style-name="T606">cj</text:span>i gospodarki narodowej nastąpi rewizja umów gospodarczych. Jest to związanie jednego z drug<text:span text:style-name="T607">i</text:span>m. Ale ciągle trzymanie się pewnego układu bilansowego realnego. Ja twierdzę z całą odpowi<text:span text:style-name="T608">ed</text:span>zialnością, tak jak znam swój zawód i sytuację, że bez restrukturyza<text:span text:style-name="T609">cj</text:span>i gospodarki narodowej rewizja umów nic nie da<text:span text:style-name="T610">.</text:span><text:s/>Po prostu<text:span text:style-name="T611">.</text:span><text:s/>B<text:span text:style-name="T612">o</text:span><text:s/>jesteśmy przyparci do muru. Możemy eksportować, importować tylko to co możemy, w ramach gospodarki narodowej.</text:p>
      <text:p text:style-name="P613"><text:span text:style-name="T614"><text:s text:c="29"/></text:span>:</text:p>
      <text:soft-page-break/>
      <text:p text:style-name="P615">Ja jeszcze chciałem dodać<text:span text:style-name="T616">.</text:span><text:s/>Ja tą sprawę jednak odwracam. My b<text:span text:style-name="T617">e</text:span>z rewizji tych umów<text:s/><text:span text:style-name="T618">nie</text:span><text:s/>jesteśmy w<text:s/><text:span text:style-name="T619">st</text:span>an<text:span text:style-name="T620">ie</text:span><text:s/><text:span text:style-name="T621">z</text:span>r<text:span text:style-name="T622">ekonst</text:span>ruować gospodarki. Najpierw musimy to zrobi<text:span text:style-name="T623">ć.</text:span></text:p>
      <text:p text:style-name="P624"><text:span text:style-name="T625">Ob.<text:s/></text:span><text:span text:style-name="T626">Jerzy Ko</text:span><text:span text:style-name="T627">ło</text:span><text:span text:style-name="T628">d</text:span><text:span text:style-name="T629">z</text:span><text:span text:style-name="T630">i</text:span><text:span text:style-name="T631">e</text:span><text:span text:style-name="T632">jsk</text:span><text:span text:style-name="T633">i</text:span>:</text:p>
      <text:p text:style-name="P634">Mecha<text:span text:style-name="T635">niz</text:span>m ekonomiczny jest niestety<text:s/><text:span text:style-name="T636">i</text:span>nny<text:span text:style-name="T637">.</text:span><text:s/>Najpierw trzeba coś in<text:span text:style-name="T638">n</text:span>e<text:span text:style-name="T639">g</text:span>o wyprodukować, a potem rewidować<text:s/><text:span text:style-name="T640">um</text:span>owy<text:span text:style-name="T641">.</text:span><text:s/>Nastąpi wtedy samoregula<text:span text:style-name="T642">cj</text:span>a stosunków m<text:span text:style-name="T643">iędzyn</text:span>ar<text:span text:style-name="T644">odow</text:span>ych.</text:p>
      <text:p text:style-name="P645">Proszę bardzo pan Kłosowski.</text:p>
      <text:p text:style-name="P646"><text:span text:style-name="T647">Ob</text:span><text:span text:style-name="T648">.</text:span><text:span text:style-name="T649"><text:s/>Wojciech Kłosowski</text:span>:</text:p>
      <text:p text:style-name="P650">Panie profesorze mnie się wydaje, że odczucie społeczne, które - nawet nie wnikajmy na ile ono jest obiektywne, ono jakby tutaj jednoznacznie sprawę widzi. Odczucie można określić w taki sposób. Jesteśmy uwikłani w takie umowy międzynarodowe, które nam uniemoż<text:span text:style-name="T651">li</text:span>wiają r<text:span text:style-name="T652">est</text:span>rukturyza<text:span text:style-name="T653">cj</text:span>ę<text:span text:style-name="T654">.</text:span><text:s/>Wielu fachowców wypowiada się dzi<text:span text:style-name="T655">ś</text:span><text:s/><text:span text:style-name="T656">j</text:span>ednak w taki sposób, że co najmniej musi być równ<text:span text:style-name="T657">oległo</text:span>ść renegocjacji umów i r<text:span text:style-name="T658">est</text:span>ru<text:span text:style-name="T659">kt</text:span>uryza<text:span text:style-name="T660">cji.</text:span><text:s/>Na pewno nie ma takiej kolejności, że najpierw r<text:span text:style-name="T661">est</text:span>rukturyza<text:span text:style-name="T662">cj</text:span>a, a dopiero potem renegocjacja<text:s/><text:span text:style-name="T663">u</text:span>mów<text:span text:style-name="T664">.</text:span></text:p>
      <text:p text:style-name="P665">Więc ja bym godził się na pewno na to zastrzeżenie,<text:s/><text:span text:style-name="T666">R</text:span>WPG może być tutaj dla kogoś rażące, możemy z t<text:span text:style-name="T667">ego</text:span><text:s/>zrezygnować, natomiast nie uzal<text:span text:style-name="T668">eż</text:span>nia<text:span text:style-name="T669">łb</text:span>ym rozpoczęcia ren<text:span text:style-name="T670">eg</text:span>o<text:span text:style-name="T671">cj</text:span>acji od postępu re<text:span text:style-name="T672">st</text:span>rukturyza<text:span text:style-name="T673">cj</text:span>i. Tutaj musi być sformułowanie przynajmni<text:span text:style-name="T674">ej,</text:span><text:s/>które umożliwia rozpoczęcie renegocjacji równocześnie z rozpoczęciem restrukturyza<text:span text:style-name="T675">cj</text:span>i. Niektór<text:span text:style-name="T676">e</text:span><text:s/>umowy<text:s/><text:span text:style-name="T677">m</text:span>iędzynarodowe w rzeczywisty sposób blokują możliwość restrukturyzacji. Np. zamykania części zakładów hutniczych, które pracują tylko na rzecz umów mi<text:span text:style-name="T678">ęd</text:span>zynarodowych. Wydaje mi się, że to będzie nie do przyjęcia jeżeli będzie taki warunek najpierw r<text:span text:style-name="T679">est</text:span>ru<text:span text:style-name="T680">kt</text:span>uryza<text:span text:style-name="T681">cj</text:span>a, a po osiągnięciu tych wyników restrukturyzacji rozpoczęcie renegocjacji umów. Umowy trzeba renegocjować od razu.</text:p>
      <text:p text:style-name="P682"><text:span text:style-name="T683">Ob</text:span><text:span text:style-name="T684">.</text:span><text:span text:style-name="T685"><text:s/>Jerzy Kołodzi</text:span><text:span text:style-name="T686">ej</text:span><text:span text:style-name="T687">ski</text:span>:</text:p>
      <text:p text:style-name="P688"><text:span text:style-name="T689">P</text:span>ro<text:span text:style-name="T690">s</text:span>zę pa<text:span text:style-name="T691">ńst</text:span>wa p<text:span text:style-name="T692">rzy</text:span>g<text:span text:style-name="T693">o</text:span>towując się do dz<text:span text:style-name="T694">i</text:span>si<text:span text:style-name="T695">ej</text:span>szego punktu zażądałem informacji<text:s/><text:span text:style-name="T696">M</text:span>inisterstwa Współpracy z Zagranicą. Chodzi tutaj mówiąc szczerze między nami o Związek Radziecki przecież w t<text:span text:style-name="T697">e</text:span>j całej naszej rozmowie. Urządzenia i maszyny w eksporcie do Związku Radzieckiego z<text:s/><text:span text:style-name="T698">P</text:span><text:span text:style-name="T699">o</text:span><text:span text:style-name="T700">ls</text:span>k<text:span text:style-name="T701">i</text:span><text:s/>stanowią 60 proc. eksportu, paliwa i surowce w tym jest stal 16,5 proc. to jest siarka, miedź i stal. Stal stanowi ok. 8 proc., bo dokładnych danych nie było. Warzywa i owoce stanowią 2,7 proc., a wszystkie inne wyroby stanowią 20,8 proc. Według tych informacji, jakie otrzymałem z Ministerstwa Współpracy z Zagranicą Związek Radziecki chętnie rezygnowałby ze stall 1 z tych surowców gdyby - proszę zauważyć<text:s/>- gdyby<text:s/>Polska była w stanie eksportować do Związku Radzieckiego wyroby, które są mu potrzebne. Inne wyroby. Powiedzmy żywność. Nie wiem czy żywność, ale mówię powiedzmy żywność. Inne wyroby wysokoprz<text:span text:style-name="T702">et</text:span>worzone. Czyli problem polega - to co mówiłem - zresztą uczciwie chciałem do tego przygotować do tego punktu. Moje rozumowanie nie zami<text:span text:style-name="T703">er</text:span>za do wprowadzenia panów w błąd. Ale musimy odpowiedzieć sobie na pytanie czy jest pole manewru w polskiej gospodarce przed r<text:span text:style-name="T704">est</text:span>ru<text:span text:style-name="T705">kt</text:span>uryzacją, żeby to zmienić.</text:p>
      <text:p text:style-name="P706">Proszę bardzo pan Kassenberg.</text:p>
      <text:p text:style-name="P707"><text:span text:style-name="T708">Ob. Andrz</text:span><text:span text:style-name="T709">ej</text:span><text:span text:style-name="T710"><text:s/>Kassenberg</text:span>:</text:p>
      <text:p text:style-name="P711">Mam tak<text:span text:style-name="T712">ą</text:span><text:s/>propozy<text:span text:style-name="T713">cj</text:span>ę, która może w jakiś sposób posunie nas.</text:p>
      <text:p text:style-name="P714">Oraz re<text:span text:style-name="T715">neg</text:span>o<text:span text:style-name="T716">cj</text:span>a<text:span text:style-name="T717">cji</text:span><text:s/>mi<text:span text:style-name="T718">ęd</text:span>zynarodowych umów gospodarczych<text:s/><text:span text:style-name="T719">w</text:span><text:s/>ramach r<text:span text:style-name="T720">est</text:span>rukturyza<text:span text:style-name="T721">cji</text:span><text:s/>gospodarki<text:s/><text:soft-page-break/>narodowej - i zo<text:span text:style-name="T722">s</text:span>tawić w nawiasie - rezygnację z naszej spe<text:span text:style-name="T723">cj</text:span>aliza<text:span text:style-name="T724">cj</text:span>i w p<text:span text:style-name="T725">r</text:span>z<text:span text:style-name="T726">e</text:span>mysłach surowcowym i hutniczym.</text:p>
      <text:p text:style-name="P727"><text:span text:style-name="T728">Ob. Jerzy Kołodzi</text:span><text:span text:style-name="T729">ej</text:span><text:span text:style-name="T730">ski</text:span>:</text:p>
      <text:p text:style-name="P731">Proszę bardzo. Uważam, że<text:s/>to jest bardzo dobre<text:span text:style-name="T732">.</text:span></text:p>
      <text:p text:style-name="P733"><text:span text:style-name="T734">O</text:span><text:span text:style-name="T735">b</text:span><text:span text:style-name="T736">.</text:span><text:span text:style-name="T737"><text:s/>Wojciech Kassenberg</text:span>:</text:p>
      <text:p text:style-name="P738"><text:span text:style-name="T739">I</text:span><text:s/>jeszcze jeżeli<text:s/><text:span text:style-name="T740">j</text:span>este<text:span text:style-name="T741">m<text:s/></text:span>przy<text:s/><text:span text:style-name="T742">g</text:span>łosie rzecz natury redakcyjn<text:span text:style-name="T743">ej</text:span><text:s/><text:span text:style-name="T744">m</text:span>a<text:span text:style-name="T745">m</text:span><text:s/>propozycję jeszcze.</text:p>
      <text:p text:style-name="P746">W końcowej części punktu d/ ostatnie od słowa<text:s/>„oraz”<text:s/>brzmi dość dziwnie.<text:s/><text:span text:style-name="T747">M</text:span>oże całe zdanie przeczytam:</text:p>
      <text:p text:style-name="P748"><text:span text:style-name="T749">„</text:span>Zasadę należy z<text:span text:style-name="T750">a</text:span>s<text:span text:style-name="T751">tos</text:span>ować przy zawieraniu międzynarodowych u<text:span text:style-name="T752">m</text:span>ów gospodarczych oraz do programów gospodarczych podejmowanych w krajach takich, jak...” - tu jest pewne prz<text:span text:style-name="T753">ej</text:span>ęzyczenie. Ja bym proponował wyrzucić w ogóle słowo „kraj”<text:s/><text:span text:style-name="T754">i</text:span><text:s/>napisać tak od słowa oraz „oraz do pod<text:span text:style-name="T755">ej</text:span>mowanych programów gospodarczych takich jak - motoryzacji, energ<text:span text:style-name="T756">et</text:span>yki...” itd. To jest po prostu ni<text:span text:style-name="T757">ez</text:span>ręczność.</text:p>
      <text:p text:style-name="P758"><text:span text:style-name="T759">Ob. Jerzy Kołodzi</text:span><text:span text:style-name="T760">ej</text:span><text:span text:style-name="T761">ski</text:span>:</text:p>
      <text:p text:style-name="P762"><text:span text:style-name="T763">Pr</text:span>zyjmujemy tą pr<text:span text:style-name="T764">opoz</text:span>ycję<text:span text:style-name="T765"><text:s/></text:span>redakcyjną jako zasadną. Proponuję przyjąć obie propozycje zaproponowane przez pana Kassenberga jako uzgodniono.</text:p>
      <text:p text:style-name="P766"><text:span text:style-name="T767">Ob. Bogusław Gołąb</text:span>:</text:p>
      <text:p text:style-name="P768">Proszę państwa nas drażni to określenie w szczególności w ramach RWPG. To w szczególności<text:s/>- jeśli<text:s/>to nas drażni, a jednocześnie umowy ramach RWPG są umowy stricte politycznymi w obszarze tego RWPG.<text:s/><text:span text:style-name="T769">I</text:span><text:s/>m<text:span text:style-name="T770">u</text:span>simy to zostawić, bo zostają umowy międzynarodowe i RWPG. I ja bym proponował jeśli to drażni zamienić na układ w tym i umów w ramach RWPG. Bo być może, że ze względów po<text:span text:style-name="T771">lit</text:span>ycznych, j<text:span text:style-name="T772">e</text:span>st to niewygodnie w ramach RWPG się t<text:span text:style-name="T773">eg</text:span>o trzymać. Ale są to ist<text:span text:style-name="T774">ot</text:span>ne umowy, nie tylko ze Związkiem Radzieckim, ale z innymi państwami w ramach RWPG<text:span text:style-name="T775">.</text:span></text:p>
      <text:p text:style-name="P776"><text:span text:style-name="T777">Ob. Jerzy Kołodzi</text:span><text:span text:style-name="T778">ej</text:span><text:span text:style-name="T779">ski</text:span>:</text:p>
      <text:p text:style-name="P780">Bez słowa<text:s/>„w szczegó<text:span text:style-name="T781">ln</text:span>ości”<text:s/>tylko w tym.</text:p>
      <text:p text:style-name="P782"><text:span text:style-name="T783">O</text:span><text:span text:style-name="T784">b</text:span><text:span text:style-name="T785">.</text:span><text:span text:style-name="T786"><text:s/>Bogusław Gołąb</text:span>:</text:p>
      <text:p text:style-name="P787">W tym i<text:s/><text:span text:style-name="T788">um</text:span>ó<text:span text:style-name="T789">w</text:span><text:s/>w ramach RWPG.<text:span text:style-name="T790"><text:s/></text:span>Nie<text:s/><text:span text:style-name="T791">m</text:span>usi być w szczególności...</text:p>
      <text:p text:style-name="P792"><text:span text:style-name="T793">Ob. Jerzy Kołodzi</text:span><text:span text:style-name="T794">ej</text:span><text:span text:style-name="T795">ski</text:span>:</text:p>
      <text:p text:style-name="P796">Proszę pana formu<text:span text:style-name="T797">ła</text:span><text:s/>zaproponowana przez pana Kassenberga załatwia t<text:span text:style-name="T798">ą</text:span><text:s/>sprawę, o którą panu ch<text:span text:style-name="T799">od</text:span>zi..<text:span text:style-name="T800">.</text:span></text:p>
      <text:p text:style-name="P801"><text:span text:style-name="T802">O</text:span><text:span text:style-name="T803">b</text:span><text:span text:style-name="T804">.</text:span><text:span text:style-name="T805"><text:s/>Bogusław Gołąb</text:span>:</text:p>
      <text:p text:style-name="P806">No nie<text:s/><text:span text:style-name="T807">j</text:span>este<text:span text:style-name="T808">m</text:span><text:s/>pewien czy załatwia panie prz<text:span text:style-name="T809">ew</text:span>odniczący.<text:s/><text:span text:style-name="T810">W</text:span><text:s/>związku z tym proponuję, żeby ten wniosek, żeby nad tym wnioskiem zastanowić się po przerwie. Jednak są tu wątpliwoś<text:span text:style-name="T811">ci.</text:span></text:p>
      <text:p text:style-name="P812"><text:span text:style-name="T813">O</text:span><text:span text:style-name="T814">b</text:span><text:span text:style-name="T815">.</text:span><text:span text:style-name="T816"><text:s/></text:span><text:span text:style-name="T817">S</text:span><text:span text:style-name="T818">tefan Kozłowsk</text:span><text:span text:style-name="T819">i</text:span>:</text:p>
      <text:p text:style-name="P820">Panie przewodni<text:span text:style-name="T821">cz</text:span>ący proszę o<text:span text:style-name="T822"><text:s/></text:span>zajęcie<text:s/><text:span text:style-name="T823">st</text:span>anowiska...</text:p>
      <text:p text:style-name="P824"><text:span text:style-name="T825">Ob</text:span><text:span text:style-name="T826">.</text:span><text:span text:style-name="T827"><text:s/>Jerzy Kołodzi</text:span><text:span text:style-name="T828">ej</text:span><text:span text:style-name="T829">ski</text:span>:</text:p>
      <text:p text:style-name="P830"><text:span text:style-name="T831">M</text:span>amy dwa wyjścia albo<text:s/><text:span text:style-name="T832">odeś</text:span>lemy to do powtórnej redakcji zespołów redakcyjnych, albo zostawimy<text:span text:style-name="T833">.</text:span><text:s/>Mnie się wydaje, że rezygnacja z naszej specjaliza<text:span text:style-name="T834">cj</text:span>i w przemysłach surowcowych i hutniczych zupełnie jasno określa nasze zobowiązania w ramach RWPG<text:span text:style-name="T835">.</text:span></text:p>
      <text:p text:style-name="P836"><text:span text:style-name="T837"><text:s text:c="29"/></text:span>:</text:p>
      <text:soft-page-break/>
      <text:p text:style-name="P838">Wszyscy to j<text:span text:style-name="T839">ed</text:span>noznaczn<text:span text:style-name="T840">ie</text:span><text:s/>odczytają. Przecież nie mamy do czynienia z ciemnym społ<text:span text:style-name="T841">ec</text:span>zeń<text:span text:style-name="T842">st</text:span>wem.</text:p>
      <text:p text:style-name="P843"><text:span text:style-name="T844"><text:s text:c="29"/></text:span>:</text:p>
      <text:p text:style-name="P845">Może napiszmy to rezygnacja z naszych spe<text:span text:style-name="T846">cj</text:span>aliza<text:span text:style-name="T847">cj</text:span>i w ramach RWPG w takich, takich przemysłach...</text:p>
      <text:p text:style-name="P848"><text:span text:style-name="T849">Ob.<text:s/></text:span><text:span text:style-name="T850">Jerzy Kwiatkowski</text:span>:</text:p>
      <text:p text:style-name="P851">Czy wobec tego ta reguła by nie obowiązywała handlu z innymi krajami? Dlaczego się wp<text:span text:style-name="T852">ęd</text:span>zamy w formułę, która jest jaka<text:span text:style-name="T853">ś</text:span><text:s/>jednoznaczna. To znaczy tą mied<text:span text:style-name="T854">ź</text:span><text:s/>b<text:span text:style-name="T855">ę</text:span>dziemy wysyłali teraz do..<text:span text:style-name="T856">.</text:span><text:s/>i będzie w porządku?</text:p>
      <text:p text:style-name="P857">Rozumiem, że to jest bardzo jednostronne podejście<text:span text:style-name="T858">.</text:span></text:p>
      <text:p text:style-name="P859">Dziękuj<text:span text:style-name="T860">ę.</text:span></text:p>
      <text:p text:style-name="P861"><text:span text:style-name="T862">O</text:span><text:span text:style-name="T863">b. Jerzy Kołodzi</text:span><text:span text:style-name="T864">ej</text:span><text:span text:style-name="T865">ski</text:span>:</text:p>
      <text:p text:style-name="P866">J<text:span text:style-name="T867">es</text:span>zcze raz, wydaje mi się, że formuła zaproponowana przez pana Kassenberga jest formułą kompromisową i j<text:span text:style-name="T868">ed</text:span>noznacznie okre<text:span text:style-name="T869">ś</text:span>l<text:span text:style-name="T870">aj</text:span>ącą sprawę.</text:p>
      <text:p text:style-name="P871">Pozbawia nas poza tym ni<text:span text:style-name="T872">e</text:span>potrzebnego kontekstu politycznego,<text:s/>na którym na<text:span text:style-name="T873">m</text:span><text:s/>ni<text:span text:style-name="T874">e<text:s/></text:span>zależy, jako Polsce, nie zależy nam naprawd<text:span text:style-name="T875">ę</text:span>. To j<text:span text:style-name="T876">e</text:span>st też ważne<text:span text:style-name="T877">.</text:span><text:s/>Proszę bardzo<text:span text:style-name="T878">.</text:span></text:p>
      <text:p text:style-name="P879"><text:span text:style-name="T880">Ob.<text:s/></text:span><text:span text:style-name="T881">R</text:span><text:span text:style-name="T882">ad</text:span><text:span text:style-name="T883">os</text:span><text:span text:style-name="T884">ław Gawlik</text:span>:</text:p>
      <text:p text:style-name="P885">Ja bym się skłaniał ku te<text:span text:style-name="T886">mu</text:span>, żeby przyjąć tą kompromisowe rozwiązanie, rezygnując naw<text:span text:style-name="T887">et</text:span><text:s/>z tych ram RWPG, ale chciałem zwrócić uwagę na pewną rzecz. Otóż my tutaj powiedzi<text:span text:style-name="T888">el</text:span>iśmy<text:s/>„A”<text:s/>w takim punkcie mówią<text:span text:style-name="T889">c</text:span>, że potrzeba jest wprowadzenia ekopolityk<text:span text:style-name="T890">i</text:span><text:s/><text:span text:style-name="T891">i</text:span><text:s/>wprowadzenia gospodarki ekorozwoju. A następnie nie chcemy dopowiedzieć punkt B, który oznacza, że my nie możemy patrze<text:span text:style-name="T892">ć</text:span><text:s/>na ten układ realny,<text:span text:style-name="T893"><text:s/></text:span>o którym mówi przewodniczący strony rządowej, i że w ramach tego układu mamy funkcjonować i my mamy ten układ wręcz zmienić, wręcz burzyć, bo on jest nieefektywny, degradujący środowisku naturalne. I ja rozumiem tutaj wstrzemięźliwość w tych s<text:span text:style-name="T894">f</text:span>ormu<text:span text:style-name="T895">łow</text:span>aniach, bo oczywiście zahaczamy o sferę pol<text:span text:style-name="T896">it</text:span>yki mi<text:span text:style-name="T897">ęd</text:span>zynarodow<text:span text:style-name="T898">ej</text:span><text:s/>i układów gospodarczych w szcz<text:span text:style-name="T899">eg</text:span>ólności właśnie z krajami RWPG, z tym, że niekonsekwentne byłoby niedopowi<text:span text:style-name="T900">ed</text:span>zenie tego do końca. Także chciałem osłabić tutaj czujne strony rządowe, że jeśli pow<text:span text:style-name="T901">ied</text:span>zie<text:span text:style-name="T902">li</text:span>śmy<text:s/>„A”, że mamy zmienić rzeczywiście ekologia ma się stać naczelną zasadą w tym kraju, to powiedzmy to, że to musi doprowadzić<text:s/>do zburzenia<text:s/>prakty<text:span text:style-name="T903">cz</text:span>nie tego co było z umowami międzynarodowymi i gospodar<text:span text:style-name="T904">cz</text:span>ymi.</text:p>
      <text:p text:style-name="P905">Dziękuję bardzo.</text:p>
      <text:p text:style-name="P906"><text:span text:style-name="T907">O</text:span><text:span text:style-name="T908">b. Jerzy Kołodzi</text:span><text:span text:style-name="T909">ej</text:span><text:span text:style-name="T910">ski</text:span>:</text:p>
      <text:p text:style-name="P911"><text:span text:style-name="T912">W</text:span><text:s/>p<text:span text:style-name="T913">eł</text:span>ni się z panem zgadzam mer<text:span text:style-name="T914">yt</text:span>orycznie tylko chodzi w każdych umowach również w takiej umowie język musi taki, jaki może być, jaki jest najbardziej.<text:span text:style-name="T915">..</text:span><text:s/>no jaki jest możliwy.</text:p>
      <text:p text:style-name="P916"><text:span text:style-name="T917">O</text:span><text:span text:style-name="T918">b</text:span><text:span text:style-name="T919">.</text:span><text:span text:style-name="T920"><text:s/>F.<text:s/></text:span><text:span text:style-name="T921">L</text:span><text:span text:style-name="T922">. Węgrzyn</text:span>:</text:p>
      <text:p text:style-name="P923">Ja proponuję, żebyśmy zaprzestali już dyskusję na ten temat i proponuję przyjąć redakcję zaproponowaną przez kol. Kassenberga, bo ona w<text:s/><text:span text:style-name="T924">j</text:span>akiś spos<text:span text:style-name="T925">ó</text:span>b wyczerp<text:span text:style-name="T926">uj</text:span>e całość zagadnienia i sądz<text:span text:style-name="T927">ę</text:span>,<text:s/><text:span text:style-name="T928">ż</text:span>e jest to stanowisko strony opozycyjno-solidarnościow<text:span text:style-name="T929">ej</text:span><text:s/>jako całości i nie próbujmy tu po prostu wnieść żadnych poprawek indywidualnych, bo sądzę, że to zostało ju<text:span text:style-name="T930">ż</text:span><text:s/>przedyskutowane i niep<text:span text:style-name="T931">ot</text:span>rzebnie tracimy czas<text:span text:style-name="T932">.</text:span></text:p>
      <text:p text:style-name="P933"><text:span text:style-name="T934">Ob. Jerzy Kołodzi</text:span><text:span text:style-name="T935">ej</text:span><text:span text:style-name="T936">ski</text:span>:</text:p>
      <text:p text:style-name="P937">Proszę bardzo pan Andrzej Kassenberg.</text:p>
      <text:soft-page-break/>
      <text:p text:style-name="P938"><text:span text:style-name="T939">Ob. Andrzej Kassenberg</text:span>:</text:p>
      <text:p text:style-name="P940">Ja państwu to jeszcze raz przeczytam, ale chciałbym zwrócić uwagę, że każdy z uczestników naszej podkomisji ma zabierać głos i zwracać uwagi, to, że ja zgłosiłem ze strony solidarnościow<text:span text:style-name="T941">ej</text:span><text:s/>propozycje to nie oznacza to, że ona jest propozycją naszą wspólną. Po prostu wspólnie poszukujemy rozwiązania, które będzie z<text:span text:style-name="T942">a</text:span>akceptowane nie tylko przez obie<text:s/><text:span text:style-name="T943">st</text:span>rony,<text:s/><text:span text:style-name="T944">a</text:span>le przez nas wszystkich. Ale<text:span text:style-name="T945"><text:s/></text:span>pozwolę sobie jeszcze raz przeczytać<text:span text:style-name="T946">.</text:span></text:p>
      <text:p text:style-name="P947"><text:span text:style-name="T948">Przew</text:span><text:span text:style-name="T949">od</text:span><text:span text:style-name="T950">ni</text:span><text:span text:style-name="T951">cz</text:span><text:span text:style-name="T952">ący</text:span>:</text:p>
      <text:p text:style-name="P953">Tak byśmy to interpr<text:span text:style-name="T954">et</text:span>owa<text:span text:style-name="T955">li,</text:span><text:s/>właśnie, jak pan powiada<text:span text:style-name="T956">.</text:span></text:p>
      <text:p text:style-name="P957"><text:span text:style-name="T958">Ob</text:span><text:span text:style-name="T959">.</text:span><text:span text:style-name="T960"><text:s/>Andrzej Kassenberg</text:span>:</text:p>
      <text:p text:style-name="P961">„<text:span text:style-name="T962">W</text:span><text:s/>tym celu należy dokonać rewizji obowiązujących planów gospodarczych i zagospodarowania przestrzennego oraz renegocjacji mi<text:span text:style-name="T963">ęd</text:span>zynarodowych umów gospodarczych w ramach restrukturyza<text:span text:style-name="T964">cj</text:span>i gospodarki narodowej /rezygnacja z nasz<text:span text:style-name="T965">ej</text:span><text:s/>spe<text:span text:style-name="T966">cj</text:span>aliza<text:span text:style-name="T967">cj</text:span>i w przemysłach surowcowym i hutniczym/<text:span text:style-name="T968">,</text:span><text:s/>a także wydać odpowiednią regulację prawną umożliwiającą wprowadzenie wymienionej w punkcie d/ zasady”.</text:p>
      <text:p text:style-name="P969"><text:span text:style-name="T970">Ob. Jerzy Kołodzi</text:span><text:span text:style-name="T971">ej</text:span><text:span text:style-name="T972">ski</text:span>:</text:p>
      <text:p text:style-name="P973">Uważam proszę pań<text:span text:style-name="T974">st</text:span>wa, że jest to consensusowe wyj<text:span text:style-name="T975">ś</text:span>cie z sytuac<text:span text:style-name="T976">j</text:span>i, naprawdę. Przyjmujemy to. Nie widzę sprzeciwów przechodzimy do punkt 2.</text:p>
      <text:p text:style-name="P977">Drugi punkt dotyczy gospodarki leśnej. Ja chciałem poda<text:span text:style-name="T978">ć</text:span><text:s/>taką bardzo ważną kwestię, kiedy my się zastanowimy nad kolejnością tych punktów. Bo to jest też ważne. Dla czytelności układu ta kolejność musi być taka, że od najważni<text:span text:style-name="T979">ejs</text:span>zych spraw idziemy do coraz bardziej cząstkowych. Jaką propozycję ma pan prof. Kozłowski<text:span text:style-name="T980">?</text:span><text:s/>Proszę bardzo.</text:p>
      <text:p text:style-name="P981"><text:span text:style-name="T982">Ob.<text:s/></text:span><text:span text:style-name="T983">Stef</text:span><text:span text:style-name="T984">a</text:span><text:span text:style-name="T985">n</text:span><text:span text:style-name="T986"><text:s/>Kozłowski</text:span>:</text:p>
      <text:p text:style-name="P987">Proszę państwa ja proponuję dzisiaj jechać według tego nieuporządkowan<text:span text:style-name="T988">eg</text:span>o układu. Na czwartek przedstawimy zblokowaną już uporządkowaną formę.</text:p>
      <text:p text:style-name="P989"><text:span text:style-name="T990">Ob. Jerzy Kołodzi</text:span><text:span text:style-name="T991">ej</text:span><text:span text:style-name="T992">ski</text:span>:</text:p>
      <text:p text:style-name="P993">Dobrze, przyjmujemy tą koncepcję<text:span text:style-name="T994">.</text:span><text:s/>Ale z zasadą zgadzacie się tak? Dobrze.</text:p>
      <text:p text:style-name="P995">Przechodzimy do gospodarki leśnej. Chwilka na przeczytanie tekstu. Bo nie znamy tego tekstu w całości.<text:s/><text:span text:style-name="T996">J</text:span>est propozycja odczytania głośno wyjątkowo tego punktu, który powstał w ostatniej chwili. Wszyscy mają ten punkt? Dobrze, jeśli wszyscy mają to nie będziemy czytać.</text:p>
      <text:p text:style-name="P997">Proszę bardzo pan B<text:span text:style-name="T998">og</text:span>usław Gołąb.</text:p>
      <text:p text:style-name="P999"><text:span text:style-name="T1000">O</text:span><text:span text:style-name="T1001">b. Bogusław Gołąb</text:span>:</text:p>
      <text:p text:style-name="P1002">Pr<text:span text:style-name="T1003">os</text:span>zę państwa może to burzy nasz porządek, ale w dalszym ciągu za to przepraszam.<text:s/><text:span text:style-name="T1004">W</text:span><text:s/>dalszym ciągu było wn<text:span text:style-name="T1005">ios</text:span>k<text:span text:style-name="T1006">ow</text:span>an<text:span text:style-name="T1007">ie</text:span><text:s/>do punktu 1, który w toku redak<text:span text:style-name="T1008">c</text:span>ji zginęło. A brzmi - uzna<text:span text:style-name="T1009">ć</text:span><text:s/>zasoby bogactwa mineralne, zasoby wody jako własność społeczną. I to w toku redakcji zginęło.</text:p>
      <text:p text:style-name="P1010"><text:span text:style-name="T1011">O</text:span><text:span text:style-name="T1012">b</text:span><text:span text:style-name="T1013">.</text:span><text:span text:style-name="T1014"><text:s/>Jerzy Kołodzi</text:span><text:span text:style-name="T1015">ej</text:span><text:span text:style-name="T1016">ski</text:span>:</text:p>
      <text:p text:style-name="P1017">Nie widzę prz<text:span text:style-name="T1018">es</text:span>zkód w wprowadzeniu tego uzupełnienia.</text:p>
      <text:p text:style-name="P1019"><text:span text:style-name="T1020">Ob.<text:s/></text:span><text:span text:style-name="T1021">Bogusław Gołąb</text:span>:</text:p>
      <text:p text:style-name="P1022"><text:span text:style-name="T1023">D</text:span>o punkt pierwszego jako podpunkt a/ - uzna<text:span text:style-name="T1024">ć</text:span><text:s/>bogactwa mineralne oraz zasoby wody jako własność społeczną<text:span text:style-name="T1025">.</text:span></text:p>
      <text:p text:style-name="P1026"><text:span text:style-name="T1027">Ob</text:span><text:span text:style-name="T1028">.</text:span><text:span text:style-name="T1029"><text:s/>Jerzy Kołodzi</text:span><text:span text:style-name="T1030">ej</text:span><text:span text:style-name="T1031">ski</text:span>:</text:p>
      <text:soft-page-break/>
      <text:p text:style-name="P1032">Bardzo proszę.</text:p>
      <text:p text:style-name="P1033"><text:span text:style-name="T1034">Ob. Rafał Kasprzyk</text:span>:</text:p>
      <text:p text:style-name="P1035">Uważam, że propozycja zgłoszona przez kolegę jest pewnym nieporozumieniem.<text:s/><text:span text:style-name="T1036">W</text:span><text:s/>naszym systemie prawa do własności społecznej zalicza się również, a nawet prz<text:span text:style-name="T1037">ed</text:span>e wszystkim według sformułowania odpowi<text:span text:style-name="T1038">ed</text:span>ni<text:span text:style-name="T1039">eg</text:span>o przepisu kodeksu cywilnego i konstytucji własność państwową. Wobec czego rozróżnianie własności państwow<text:span text:style-name="T1040">ej</text:span><text:s/>od własności społecznej w tej chwili jest niezgodne z naszym systemem prawnym.<text:s/><text:span text:style-name="T1041">I</text:span><text:s/>to nie tylko ustawami, ale także i z<text:s/>Konstytucją. Wobec czego proponuję jednak uznać ten wniosek za, w tej chwili, niemożliwy do mer<text:span text:style-name="T1042">yt</text:span>oryczn<text:span text:style-name="T1043">ej</text:span><text:s/>dyskusji<text:span text:style-name="T1044">.</text:span></text:p>
      <text:p text:style-name="P1045"><text:span text:style-name="T1046">O</text:span><text:span text:style-name="T1047">b</text:span><text:span text:style-name="T1048">.</text:span><text:span text:style-name="T1049"><text:s/>Jerzy Kołodzi</text:span><text:span text:style-name="T1050">ej</text:span><text:span text:style-name="T1051">ski</text:span>:</text:p>
      <text:p text:style-name="P1052">Proszę bardzo prof. Kozłowski.</text:p>
      <text:p text:style-name="P1053"><text:span text:style-name="T1054">Ob. <text:s/>Stefan Kozłowski</text:span>:</text:p>
      <text:p text:style-name="P1055"><text:span text:style-name="T1056">W</text:span><text:s/>tym świetle proponuję nie podejmować tego,<text:s/><text:span text:style-name="T1057">j</text:span>eszcze raz nawołuję państwa, nie cofajmy się już. Uważajcie państwo skończyliśmy punkt, bo jak będziemy ciągle wracać to ogromnie to nam opóźnia dyskusję.</text:p>
      <text:p text:style-name="P1058"><text:span text:style-name="T1059">Ob. Jerzy Kołodzi</text:span><text:span text:style-name="T1060">ej</text:span><text:span text:style-name="T1061">ski</text:span>:</text:p>
      <text:p text:style-name="P1062">Myślę<text:span text:style-name="T1063">,</text:span><text:s/><text:span text:style-name="T1064">że</text:span><text:s/>ta interpreta<text:span text:style-name="T1065">cj</text:span>a<text:s/>prawna pana Kasprzyka jest zasadna<text:span text:style-name="T1066">.</text:span></text:p>
      <text:p text:style-name="P1067"><text:span text:style-name="T1068">Ob. Bogusław Gołąb</text:span>:</text:p>
      <text:p text:style-name="P1069">Panie przewodniczący i wszystkich obecnych przepraszam bardzo, ale takie stwierdzenie nie jest<text:s/><text:span text:style-name="T1070">m</text:span>oim osobistym stwierdzeniem, jest uznaniem przez wszystki<text:span text:style-name="T1071">c</text:span>h ekologów z całej Polski, to jest podporządkowane odpowiednim panom prz<text:span text:style-name="T1072">es</text:span>łanym materiałem, a oprócz tego zmierzamy do zmiany<text:s/>Konstytucji. Zmierzamy j<text:span text:style-name="T1073">es</text:span>t to może powolne, ale zmierzamy. I by<text:span text:style-name="T1074">ć</text:span><text:s/>może ten zapis będzie zapisem wnioskującym.</text:p>
      <text:p text:style-name="P1075">Dziękuję i przepraszam.</text:p>
      <text:p text:style-name="P1076"><text:span text:style-name="T1077">Ob. Jerzy Kołodzi</text:span><text:span text:style-name="T1078">ej</text:span><text:span text:style-name="T1079">ski</text:span>:</text:p>
      <text:p text:style-name="P1080">Ja się skwapliwie zgodziłem jak pan widzi, na pana propozycję. Ale przekonała mnie tutaj int<text:span text:style-name="T1081">er</text:span>pr<text:span text:style-name="T1082">et</text:span>a<text:span text:style-name="T1083">cj</text:span>a prawna, pana Kasprzyka.</text:p>
      <text:p text:style-name="P1084">Proszę bardzo pana przewodniczącego ze strony solidarnościow<text:span text:style-name="T1085">ej</text:span><text:s/>o rozstrzygnięcie tego sporu.</text:p>
      <text:p text:style-name="P1086"><text:span text:style-name="T1087">Ob. Stef</text:span><text:span text:style-name="T1088">a</text:span><text:span text:style-name="T1089">n Kozłowski</text:span>:</text:p>
      <text:p text:style-name="P1090">Ja już s<text:span text:style-name="T1091">i</text:span>ę wypowi<text:span text:style-name="T1092">ed</text:span>ziałem. Sprawa prawna została wyjaśniona, proponuję dyskutowa<text:span text:style-name="T1093">ć</text:span><text:s/>punk<text:span text:style-name="T1094">t<text:s/></text:span>2.</text:p>
      <text:p text:style-name="P1095"><text:span text:style-name="T1096">O</text:span><text:span text:style-name="T1097">b</text:span><text:span text:style-name="T1098">.</text:span><text:span text:style-name="T1099"><text:s/>Jerzy Kołodzi</text:span><text:span text:style-name="T1100">ej</text:span><text:span text:style-name="T1101">ski</text:span>:</text:p>
      <text:p text:style-name="P1102">Dziękuję bardzo przyjmuję to jako obowiązujące dla mnie. Przechodzimy do dyskusji nad punktem 2, w międzyczasie chyba państwo się zapoznali z treścią tego punktu. Proszę bardzo.</text:p>
      <text:p text:style-name="P1103"><text:span text:style-name="T1104">Ob. Marek Roman</text:span>:</text:p>
      <text:p text:style-name="P1105">Ja mam krótkie uwagi dotyczące tylko dwóch punktów. Mianowicie uwaga dotycząca punktu c/, doprowadzić do rozłączenia le<text:span text:style-name="T1106">ś</text:span>nictwa i przemysłu drzewnego z włączeniem gospodarki leśnej do Ministerstwa Ochrony Środowiska i Zasobów Naturalnych. Ja wczoraj mówiłem, że jeśli chodzi o sprawy leśnictwa i przemysłu drzewnego to je<text:span text:style-name="T1107">s</text:span>t sprawa rozłączana już od ostatniej reorganizacji<text:span text:style-name="T1108">.</text:span><text:s/>Leśnictwo z<text:s/>przemysłe<text:span text:style-name="T1109">m</text:span><text:s/>drzewnym nic nie ma. Leśnictwo jest leśnictwem, także doprowadzić do czegoś co jest tr<text:span text:style-name="T1110">u</text:span>dno pisać. Jeśli natomiast chodzi o drugi akapit - włączenie gospodarki leśnej do Ministerstwa Ochrony itd. ja<text:s/><text:soft-page-break/>podtrzymuję to co już przy tym stoliku zostało swego czasu przyjęte i proponuję następujące sformułowanie. Sprawę włączenia gospodarki Leśnej do Ministerstwa Ochrony Środowiska i Zasobów Naturalnych poddać społecznej konsultacji.</text:p>
      <text:p text:style-name="P1111">To jest uwaga do pun<text:span text:style-name="T1112">k</text:span>tu c/, i do punktu h/ właściwie do punktu h/ mam uwagę redakcyjną. A mianowicie przeredagowanie w sposób następujący - zaprzestać nadmiernego wyrębu i ograniczyć go do biologicznych możliwości określonych w planach urządzania lasu albo określonych w etapach, jak kto woli. Ja tu z sąsiadami się skonsu<text:span text:style-name="T1113">lt</text:span>owałem, uważają, że sformułowanie określonych w planach urządzania lasu jest bardziej wyrozumiałe<text:span text:style-name="T1114">,</text:span><text:s/>niż fachowe pojęcie etatu, ale obojętne mi jest.</text:p>
      <text:p text:style-name="P1115"><text:span text:style-name="T1116">Ob. Jerzy Kołodzi</text:span><text:span text:style-name="T1117">ej</text:span><text:span text:style-name="T1118">ski</text:span>:</text:p>
      <text:p text:style-name="P1119">Który punkt to jest?</text:p>
      <text:p text:style-name="P1120"><text:span text:style-name="T1121">Ob</text:span><text:span text:style-name="T1122">.</text:span><text:span text:style-name="T1123"><text:s/>Marek<text:s/></text:span><text:span text:style-name="T1124">R</text:span><text:span text:style-name="T1125">oman</text:span>:</text:p>
      <text:p text:style-name="P1126">Punkt h/ - zaprz<text:span text:style-name="T1127">es</text:span>tać nadmiernego wyrębu i ograniczyć go do biologicznych możliwości określonych - i tu wariantowo - albo w etatach, jednym słowem, albo w planach urządzania lasu.</text:p>
      <text:p text:style-name="P1128"><text:span text:style-name="T1129">Ob. Jerzy Kołodzi</text:span><text:span text:style-name="T1130">ej</text:span><text:span text:style-name="T1131">ski</text:span>:</text:p>
      <text:p text:style-name="P1132">Pro<text:span text:style-name="T1133">sz</text:span>ę pa<text:span text:style-name="T1134">ńst</text:span>wa s<text:span text:style-name="T1135">ą</text:span>dzę, że propozycja dotycząca punkt h/ jest propozycją precyzyjni<text:span text:style-name="T1136">ej</text:span>szą. Przyjmujemy ją?<text:s/><text:span text:style-name="T1137">W</text:span><text:s/>istocie ta sa<text:span text:style-name="T1138">m</text:span>a, a precyzyjna. Proszę<text:span text:style-name="T1139"><text:s/></text:span>bardzo<text:span text:style-name="T1140">.</text:span></text:p>
      <text:p text:style-name="P1141"><text:span text:style-name="T1142">Ob. Radosław Gawlik</text:span>:</text:p>
      <text:p text:style-name="P1143">Wczoraj była długa dyskusja na temat słówka<text:s/>„rabunkow<text:span text:style-name="T1144">ej</text:span>”<text:s/>raczej rabunkow<text:span text:style-name="T1145">ej</text:span><text:s/>eksploatacji czy rabunkowego.<text:s/><text:span text:style-name="T1146">I</text:span><text:s/>zgodziliśmy się z<text:span text:style-name="T1147">d</text:span>a<text:span text:style-name="T1148">j</text:span>e zaprzestać rabunkowej je<text:span text:style-name="T1149">d</text:span>nak eksploatacji czy rabunko<text:span text:style-name="T1150">weg</text:span>o wyrębu lasu, tak<text:span text:style-name="T1151">?</text:span><text:s/>Natomiast co do drugiej części uważam, że to może by<text:span text:style-name="T1152">ć</text:span><text:s/><text:span text:style-name="T1153">i</text:span><text:s/>ograniczyć<text:span text:style-name="T1154"><text:s/></text:span>go do biolo<text:span text:style-name="T1155">g</text:span>icznych możliwości wynikających z etatu cię<text:span text:style-name="T1156">ć</text:span>.</text:p>
      <text:p text:style-name="P1157"><text:span text:style-name="T1158">Ob</text:span><text:span text:style-name="T1159">.<text:s/></text:span><text:span text:style-name="T1160">J</text:span><text:span text:style-name="T1161">erzy Kołodzi</text:span><text:span text:style-name="T1162">ej</text:span><text:span text:style-name="T1163">ski</text:span>:</text:p>
      <text:p text:style-name="P1164"><text:span text:style-name="T1165">M</text:span>yślę, że lepi<text:span text:style-name="T1166">ej</text:span><text:s/>j<text:span text:style-name="T1167">es</text:span>t z planów, ponieważ nikt nie rozumie co to znaczy etat.</text:p>
      <text:p text:style-name="P1168"><text:span text:style-name="T1169">Ob</text:span><text:span text:style-name="T1170">.</text:span><text:span text:style-name="T1171"><text:s/>Radosław Gawlik</text:span>:</text:p>
      <text:p text:style-name="P1172">Ale plany są równie enigmaty<text:span text:style-name="T1173">cz</text:span>ne<text:span text:style-name="T1174">.</text:span></text:p>
      <text:p text:style-name="P1175"><text:span text:style-name="T1176">Ob. Jerzy Kołodzi</text:span><text:span text:style-name="T1177">ej</text:span><text:span text:style-name="T1178">ski</text:span>:</text:p>
      <text:p text:style-name="P1179">Ale wiadomo co to je<text:span text:style-name="T1180">st<text:s/></text:span>plan. Etat jest formułą jakąś taką urzędniczą<text:span text:style-name="T1181">.</text:span></text:p>
      <text:p text:style-name="P1182"><text:span text:style-name="T1183">Ob. Radosław Gawlik</text:span>:</text:p>
      <text:p text:style-name="P1184">Jak by to brzm<text:span text:style-name="T1185">iało</text:span>?<text:s/><text:span text:style-name="T1186">Pl</text:span>anu urządzania..<text:span text:style-name="T1187">.</text:span></text:p>
      <text:p text:style-name="P1188"><text:span text:style-name="T1189">Ob.<text:s/></text:span><text:span text:style-name="T1190">Jerzy Kołodzi</text:span><text:span text:style-name="T1191">ej</text:span><text:span text:style-name="T1192">ski</text:span>:</text:p>
      <text:p text:style-name="P1193">A plany urządzania są elaboratami, które państwo wiecie, są oparte na zasadach przyrodniczych, powinny być w każdym razie.</text:p>
      <text:p text:style-name="P1194">Nie upieramy się co do tej formuły nadmierna czy rabunkowa. Jest rabunkowa de facto jest.</text:p>
      <text:p text:style-name="P1195"><text:span text:style-name="T1196">Ob</text:span><text:span text:style-name="T1197">.</text:span><text:span text:style-name="T1198"><text:s/>Anna Lech</text:span>:</text:p>
      <text:p text:style-name="P1199">...</text:p>
      <text:p text:style-name="P1200"><text:span text:style-name="T1201">Ob. Jerzy Kołodzi</text:span><text:span text:style-name="T1202">ej</text:span><text:span text:style-name="T1203">ski</text:span>:</text:p>
      <text:p text:style-name="P1204">D<text:span text:style-name="T1205">ot</text:span>yczy punktu h/?</text:p>
      <text:p text:style-name="P1206"><text:span text:style-name="T1207">Ob. Anna Lech</text:span>:</text:p>
      <text:p text:style-name="P1208">Dotyczy punktu d/.</text:p>
      <text:soft-page-break/>
      <text:p text:style-name="P1209"><text:span text:style-name="T1210">Ob. Jerzy Kołodzi</text:span><text:span text:style-name="T1211">ej</text:span><text:span text:style-name="T1212">ski</text:span>:</text:p>
      <text:p text:style-name="P1213">Nie, najpierw kończymy punkt h/, żeby uporządkować. Do punktu h/. Przyjmujemy punkt h/ według wersji zaproponowan<text:span text:style-name="T1214">ej</text:span>? Proszę bardzo o przeczytanie jeszcze raz.</text:p>
      <text:p text:style-name="P1215"><text:span text:style-name="T1216">/</text:span>Głos z sali: nie słychać/.</text:p>
      <text:p text:style-name="P1217"><text:span text:style-name="T1218">O</text:span><text:span text:style-name="T1219">b. Jerzy Kołodzi</text:span><text:span text:style-name="T1220">ej</text:span><text:span text:style-name="T1221">ski</text:span>:</text:p>
      <text:p text:style-name="P1222">Proszę bardzo prof. W<text:span text:style-name="T1223">ier</text:span>zbicki.</text:p>
      <text:p text:style-name="P1224"><text:span text:style-name="T1225">Ob. Zbigniew Wierzbicki</text:span>:</text:p>
      <text:p text:style-name="P1226">To<text:s/><text:span text:style-name="T1227">jest</text:span><text:s/>troszkę styli<text:span text:style-name="T1228">st</text:span>ycznie niezręcznie, ja rozumiem o co chodzi, ale ograniczyć go do bio<text:span text:style-name="T1229">l</text:span>og<text:span text:style-name="T1230">i</text:span>cznych możliwości w planach<text:span text:style-name="T1231">.</text:span></text:p>
      <text:p text:style-name="P1232"><text:span text:style-name="T1233">Ob. Jerzy Kołodzi</text:span><text:span text:style-name="T1234">ej</text:span><text:span text:style-name="T1235">ski</text:span>:</text:p>
      <text:p text:style-name="P1236"><text:span text:style-name="T1237">W</text:span><text:s/>określonych planach<text:span text:style-name="T1238">.</text:span></text:p>
      <text:p text:style-name="P1239">Jeszcze raz proszę przeczytać:</text:p>
      <text:p text:style-name="P1240"><text:span text:style-name="T1241"><text:s text:c="29"/></text:span>:</text:p>
      <text:p text:style-name="P1242">Nie słychać.</text:p>
      <text:p text:style-name="P1243"><text:span text:style-name="T1244"><text:s text:c="29"/></text:span>:</text:p>
      <text:p text:style-name="P1245">Proponuję zamiast<text:s/>„go”<text:s/>postawić eksploatację<text:span text:style-name="T1246">.</text:span><text:s/>Bo ograniczenie<text:s/>„go”<text:s/>oznacza ograniczenie rabunkowego wyrębu<text:span text:style-name="T1247">.</text:span><text:s/><text:span text:style-name="T1248">W</text:span>ięc tu postawić eksploata<text:span text:style-name="T1249">cj</text:span>ę<text:span text:style-name="T1250">.</text:span><text:s/>I ograniczyć<text:s/><text:span text:style-name="T1251">ek</text:span>sploatację itd<text:span text:style-name="T1252">.</text:span></text:p>
      <text:p text:style-name="P1253"><text:span text:style-name="T1254">/</text:span>Głos z sali: ograniczyć pozyskanie.../.</text:p>
      <text:p text:style-name="P1255"><text:span text:style-name="T1256"><text:s text:c="29"/></text:span>:</text:p>
      <text:p text:style-name="P1257">Pozyskanie czy eksploata<text:span text:style-name="T1258">cj</text:span>ę.<text:span text:style-name="T1259">..</text:span></text:p>
      <text:p text:style-name="P1260"><text:span text:style-name="T1261">/</text:span>G<text:span text:style-name="T1262">ł</text:span>os z sali: nie słychać/.</text:p>
      <text:p text:style-name="P1263"><text:span text:style-name="T1264">Ob</text:span><text:span text:style-name="T1265">.</text:span><text:span text:style-name="T1266"><text:s/>Jerzy Koł</text:span><text:span text:style-name="T1267">od</text:span><text:span text:style-name="T1268">zi</text:span><text:span text:style-name="T1269">ejs</text:span><text:span text:style-name="T1270">ki</text:span>:</text:p>
      <text:p text:style-name="P1271">Pozyskanie - tak? Bardzo proszę pan Andrz<text:span text:style-name="T1272">ej</text:span>czak.</text:p>
      <text:p text:style-name="P1273"><text:span text:style-name="T1274">Ob. Krzysztof Andrz</text:span><text:span text:style-name="T1275">ej</text:span><text:span text:style-name="T1276">czak</text:span>:</text:p>
      <text:p text:style-name="P1277"><text:span text:style-name="T1278">J</text:span>e<text:span text:style-name="T1279">ś</text:span><text:span text:style-name="T1280">li</text:span><text:s/>można do słowa<text:s/>„pozyskanie eksploatacji”, p<text:span text:style-name="T1281">u</text:span>nkt ten nawet mówiący o pozyskaniu runa, to jest niejako eksploata<text:span text:style-name="T1282">cj</text:span>a. A nam chodzi konkretnie o pozyskanie surowca drzewnego. W zwi<text:span text:style-name="T1283">ą</text:span>zku z tym jeśli nie mówimy o surowcu drzewnym to mówmy o pozyskaniu<text:span text:style-name="T1284">.</text:span></text:p>
      <text:p text:style-name="P1285"><text:span text:style-name="T1286">Ob. Jerzy Kołodzi</text:span><text:span text:style-name="T1287">ej</text:span><text:span text:style-name="T1288">ski</text:span>:</text:p>
      <text:p text:style-name="P1289">Dzi<text:span text:style-name="T1290">ę</text:span>kuję uprzejmie, godzimy się na pozyskanie, jest to język fachowy i precyzyjny. Zgoda co do punktu h/<text:span text:style-name="T1291">.</text:span><text:s/>Tak?</text:p>
      <text:p text:style-name="P1292"><text:span text:style-name="T1293">/</text:span>G<text:span text:style-name="T1294">ł</text:span>os z sal<text:span text:style-name="T1295">i</text:span>: n<text:span text:style-name="T1296">i</text:span>e słychać/.</text:p>
      <text:p text:style-name="P1297"><text:span text:style-name="T1298">Ob. Jerzy Kołodzi</text:span><text:span text:style-name="T1299">ej</text:span><text:span text:style-name="T1300">ski</text:span>:</text:p>
      <text:p text:style-name="P1301">Las jest jeden. W pojęciu gospodarki leśnej jest to przedmiot gospodarki leśnej.</text:p>
      <text:p text:style-name="P1302">Jeszcze raz proszę o odczytanie. Proszę państwa, żebyście uważali ostatni raz odczytujemy już ten punkt<text:span text:style-name="T1303">.</text:span><text:s/>Proszę bardzo.</text:p>
      <text:p text:style-name="P1304"><text:span text:style-name="T1305">Ob. <text:s/>Marek Ro</text:span><text:span text:style-name="T1306">m</text:span><text:span text:style-name="T1307">an</text:span>:</text:p>
      <text:p text:style-name="P1308">„<text:span text:style-name="T1309">Z</text:span>ap<text:span text:style-name="T1310">rz</text:span>e<text:span text:style-name="T1311">s</text:span>ta<text:span text:style-name="T1312">ć</text:span><text:s/><text:span text:style-name="T1313">ra</text:span>bunkow<text:span text:style-name="T1314">e</text:span>go wyrębu i ograniczyć pozyskanie drewna do<text:s/>biologicznych<text:s/>możliwości lasu określonych<text:s/><text:span text:style-name="T1315">w</text:span><text:s/>planach urządzania”<text:span text:style-name="T1316">.</text:span><text:s/>Drugi raz już niep<text:span text:style-name="T1317">ot</text:span>rzebne<text:span text:style-name="T1318">...</text:span></text:p>
      <text:p text:style-name="P1319"><text:span text:style-name="T1320">Ob.<text:s/></text:span><text:span text:style-name="T1321">Jerzy Kołodzie</text:span><text:span text:style-name="T1322">js</text:span><text:span text:style-name="T1323">ki</text:span>:</text:p>
      <text:soft-page-break/>
      <text:p text:style-name="P1324">Tak<text:span text:style-name="T1325">,</text:span><text:s/>Proszę bardzo. Pojedziemy punktami. Do punkt a/<text:span text:style-name="T1326">,</text:span><text:s/>są uwagi? Chyba nie.</text:p>
      <text:p text:style-name="P1327">Punkt b/ - proponuje zapewnić prawno-organ<text:span text:style-name="T1328">iz</text:span>acyjne, techniczne i ekonomiczne warunki, dodać prawno-organ<text:span text:style-name="T1329">iz</text:span>acyjne, które są bardzo ważne<text:s/><text:span text:style-name="T1330">i</text:span><text:s/>nie roz<text:span text:style-name="T1331">st</text:span>rzygni<text:span text:style-name="T1332">ęt</text:span>e zostały<text:span text:style-name="T1333">.</text:span><text:span text:style-name="T1334"><text:s/></text:span>Prawno-organ<text:span text:style-name="T1335">iz</text:span>ac<text:span text:style-name="T1336">yj</text:span>ne, techniczne i ekonomiczne. Do punkt b/ są zastrz<text:span text:style-name="T1337">eż</text:span>enia? Nie widzę.<text:span text:style-name="T1338">..</text:span><text:s/>Proszę bardzo pan Gawlik</text:p>
      <text:p text:style-name="P1339"><text:span text:style-name="T1340">Ob. Radosław Gawlik</text:span>:</text:p>
      <text:p text:style-name="P1341">Ja mam tu tylko taką wątpliwoś<text:span text:style-name="T1342">ć</text:span>, bo my tutaj właściwie mówimy w tym nagłówku punktu 2 o opracowaniu nowego modelu gospodarki leśnej<text:span text:style-name="T1343">.</text:span><text:s/>Oczywiste jest podstawą jest ograniczenie e<text:span text:style-name="T1344">m</text:span>isji przemysłowych, al<text:span text:style-name="T1345">e</text:span><text:s/>nie wiem czy to należy w tym punkcie umieszczać. Bo my się koncentrujemy właściwie na tym co w lasach<text:s/><text:span text:style-name="T1346">i</text:span><text:s/>nie wiem czy tutaj trzeba dawać<text:s/>„i ograniczyć w miarę emisje przemysłowe”. Taką wątpliwość tylko by<text:span text:style-name="T1347">m</text:span><text:s/>miał.</text:p>
      <text:p text:style-name="P1348"><text:span text:style-name="T1349">Ob</text:span><text:span text:style-name="T1350">.</text:span><text:span text:style-name="T1351"><text:s/>Jerzy Kołodzi</text:span><text:span text:style-name="T1352">ejs</text:span><text:span text:style-name="T1353">ki</text:span>:</text:p>
      <text:p text:style-name="P1354"><text:span text:style-name="T1355">J</text:span>a m<text:span text:style-name="T1356">y</text:span>śl<text:span text:style-name="T1357">ę</text:span>, że nie zaszkodzi, ale proszę bardzo. Proszę bardzo do punktu b/?</text:p>
      <text:p text:style-name="P1358"><text:span text:style-name="T1359">O</text:span><text:span text:style-name="T1360">b. Henryk Zimny</text:span>:</text:p>
      <text:p text:style-name="P1361">Ja chciałem zwrócić uwagę, że jeże<text:span text:style-name="T1362">l</text:span>i pominiemy tutaj spraw<text:span text:style-name="T1363">i</text:span><text:s/>emisji, to troszeczk<text:span text:style-name="T1364">ę</text:span><text:s/>będzie to niezbyt właściwe ponieważ w tej chwili emisja jest głównym przeciwnikiem zagrażającym lasom, może bardziej n<text:span text:style-name="T1365">i</text:span>ż ten wyręb nadmi<text:span text:style-name="T1366">er</text:span>ny.</text:p>
      <text:p text:style-name="P1367"><text:span text:style-name="T1368">Ob. Jerzy Kołodziej</text:span><text:span text:style-name="T1369">s</text:span><text:span text:style-name="T1370">ki</text:span>:</text:p>
      <text:p text:style-name="P1371">Pan Radosław Gawlik zgadza się,<text:s/><text:span text:style-name="T1372">ż</text:span>e nie zaszkodzi. Od przybytku głowa nie boli w tym zakresie<text:span text:style-name="T1373">.</text:span><text:s/>Punkt c/? Proszę bardzo pan Kłosowski<text:span text:style-name="T1374">.</text:span></text:p>
      <text:p text:style-name="P1375"><text:span text:style-name="T1376">Ob</text:span><text:span text:style-name="T1377">.</text:span><text:span text:style-name="T1378"><text:s/>Wojciech Kłosowski</text:span>:</text:p>
      <text:p text:style-name="P1379"><text:span text:style-name="T1380">J</text:span>a tylko taką uwagę, że jest to moim zdaniem punkt 2 co do ważnoś<text:span text:style-name="T1381">c</text:span>i i to podporządkowanie ministerstwu powinno być przed zapewnieniem warunków. Bo w ramach ministerstwa<text:s/><text:span text:style-name="T1382">m</text:span>ają być zapewnione te warunki organizacyjne itd. Wię<text:span text:style-name="T1383">c</text:span><text:s/>ten punkt byłby jako drugi po a/, po tej głównej zasadzie i potem dopiero zapewnienie warunków<text:span text:style-name="T1384">.</text:span></text:p>
      <text:p text:style-name="P1385"><text:span text:style-name="T1386">Ob</text:span><text:span text:style-name="T1387">.</text:span><text:span text:style-name="T1388"><text:s/>Jerzy Kołodzi</text:span><text:span text:style-name="T1389">ej</text:span><text:span text:style-name="T1390">ski</text:span>:</text:p>
      <text:p text:style-name="P1391"><text:span text:style-name="T1392">U</text:span>ważam, że to jest słuszne. Przepisujemy punkt c/ jako punkt b/<text:span text:style-name="T1393">,</text:span><text:s/>a punkt b/ jako punkt c/. Zgoda do tej zmiany kolejności? Przyjmujemy zmianę kolejności zapisu zaproponowaną przez pana Kłosowskiego, tak? Dalsze uwagi do punktu obecnego b/, dawnego c/<text:span text:style-name="T1394">.</text:span><text:s/>Proszę bardzo.</text:p>
      <text:p text:style-name="P1395"><text:span text:style-name="T1396">Ob</text:span><text:span text:style-name="T1397">.</text:span><text:span text:style-name="T1398"><text:s text:c="2"/>Radosław Gawlik</text:span>:</text:p>
      <text:p text:style-name="P1399">Ja tu chciałem odpowiedzieć na uwagi pana<text:span text:style-name="T1400">.</text:span><text:s/>Bo pan tu wniósł zastrzeżenia do tego punktu b/.<text:span text:style-name="T1401"><text:s/></text:span>Wydaje<text:s/><text:span text:style-name="T1402">m</text:span>i się pierwsza rzecz, że my<text:span text:style-name="T1403">ś</text:span>my<text:s/><text:span text:style-name="T1404">s</text:span>ię tutaj zgodzili jeden z leśników powiedział, że 99,9 proc<text:span text:style-name="T1405">.</text:span><text:s/>leśników popiera przyłączenie do Ministerstwa Ochrony Środowiska i Zasobów Naturalnych, strona<text:s/><text:span text:style-name="T1406">so</text:span>lidarno<text:span text:style-name="T1407">ścio</text:span>wa wystąpiła też z ty<text:span text:style-name="T1408">m</text:span><text:s/>postulatem, także to uważam za przesądzone. I nie ma co konsultować tego, to obawiam się, że minie pięć lat i nadal będziemy konsultować, skoro możemy przesądzić tutaj, to proponuję to już przesądzić<text:span text:style-name="T1409">.</text:span><text:s/>Natomiast z tym rozłączeniem leśnictwa i przemysłu drzewnego<text:span text:style-name="T1410">.</text:span><text:s/>Przyznam się, że ja dokładnie nie zna<text:span text:style-name="T1411">m</text:span><text:s/>tej sprawy czy to zostało konkretnie prz<text:span text:style-name="T1412">ep</text:span>rowadzone<text:span text:style-name="T1413">.</text:span></text:p>
      <text:p text:style-name="P1414">Natomiast mam kolegów, którzy pracują w środkach transportu leśnego na przykład, to jest wszystko bardzo powiązane, to nie ma jakiejś takiej sztywnego podziału i wiem, że resort leśnictwa jest bardzo rozbudowany<text:span text:style-name="T1415">.</text:span><text:s/><text:span text:style-name="T1416">I</text:span><text:s/>ja nie wiem, może<text:s/>by pan uzasadnił jakie nastąpiło to rozłączenie, bo oni mówili coś wręcz<text:s/><text:soft-page-break/>przeciwnego, że to jest wspólna kiesa nadal.</text:p>
      <text:p text:style-name="P1417"><text:span text:style-name="T1418">Ob. <text:s/>Jerzy Kołodzi</text:span><text:span text:style-name="T1419">ej</text:span><text:span text:style-name="T1420">ski</text:span>:</text:p>
      <text:p text:style-name="P1421">Proszę pa<text:span text:style-name="T1422">ń</text:span>stwa proponuj<text:span text:style-name="T1423">ę</text:span><text:s/>nie dyskutować sprawę rozłączenia, sprawy włączenia leśnictwa do mini<text:span text:style-name="T1424">st</text:span>e<text:span text:style-name="T1425">rst</text:span>wa, zgodnie z propozycją pana Gawlika, bo ta sprawa została przesądzona. Nie wracamy do tego<text:span text:style-name="T1426">.</text:span></text:p>
      <text:p text:style-name="P1427">Dyskutujemy w tej chwili przemysł drzewny. Bardzo proszę.</text:p>
      <text:p text:style-name="P1428"><text:span text:style-name="T1429">Ob. Marek Roman</text:span>:</text:p>
      <text:p text:style-name="P1430">Jeśli chodzi o przemysł drzewny. Wygląda sprawa w ten sposób, że jest Naczelny Zarząd Lasów Państwowych, który ma ośrodki budowl<text:span text:style-name="T1431">a</text:span>no-remontow<text:span text:style-name="T1432">e</text:span>, ale to nie jest przemysł drzewny, który ma ośrodki transp<text:span text:style-name="T1433">or</text:span>tu l<text:span text:style-name="T1434">eś</text:span>nego do wywozu drewna, ale to nie jest przemysł drzewny, który ma wiele jeszcze wyspe<text:span text:style-name="T1435">cj</text:span>alizowan<text:span text:style-name="T1436">yc</text:span>h surowców. Natomiast przemysł meblowy drzewny, przemysł płyty, sklejki i zapałki tworzą zupełnie inne organizacje. Przemysł tartaczny tworzą zupełnie inne organizacje, to było na początku zjednoczenie, jak była moda, potem zrzeszenie, a teraz jest spółka, która... spółka<text:s/>„Polskie Drewno”<text:s/>czy coś w tym guście, bo jeszcze się nie zdążyłem nauczyć, w każdym razie to jest zupełnie inny organizm, tak samo sklejki jest zupełnie inny organizm. Meble jest zupełnie inny<text:s/><text:span text:style-name="T1437">o</text:span>r<text:span text:style-name="T1438">gani</text:span><text:span text:style-name="T1439">z</text:span>m<text:s/>z lasami nie ma nic wspólnego.</text:p>
      <text:p text:style-name="P1440"><text:span text:style-name="T1441">Ob.<text:s/></text:span><text:span text:style-name="T1442">Jerzy Kołodzi</text:span><text:span text:style-name="T1443">ej</text:span><text:span text:style-name="T1444">ski</text:span>:</text:p>
      <text:p text:style-name="P1445">Ale komu p<text:span text:style-name="T1446">od</text:span>porządkowany?</text:p>
      <text:p text:style-name="P1447"><text:span text:style-name="T1448">Ob. Marek Roman</text:span>:</text:p>
      <text:p text:style-name="P1449">Podlega, jeśli chodzi o meble podlegają<text:s/>Ministrowi<text:s/>Przemysłu. Papier, który był też kiedyś podlega<text:s/>Ministrowi<text:s/>Przemysłu. Tartaki podlegają<text:s/>Ministrowi<text:s/>Rolnictwa, ale to nie jest leśnictwo<text:span text:style-name="T1450">.</text:span><text:s/>To tak jak by można mówić, że PGR-y, które podlegają też są z leśnictwem. I sklejki i zapałki podlegają<text:s/>Ministrowi<text:s/>Rolnictwa, ale to jest<text:s/>zupełnie inny organizm, tak jak mają PGR-y i inne rzeczy.</text:p>
      <text:p text:style-name="P1451"><text:span text:style-name="T1452">Ob. Jerzy Kołodzi</text:span><text:span text:style-name="T1453">ejs</text:span><text:span text:style-name="T1454">ki</text:span>:</text:p>
      <text:p text:style-name="P1455">Pan Andrz<text:span text:style-name="T1456">ej</text:span>czak proszę<text:span text:style-name="T1457"><text:s/></text:span>bardzo.</text:p>
      <text:p text:style-name="P1458"><text:span text:style-name="T1459">O</text:span><text:span text:style-name="T1460">b</text:span><text:span text:style-name="T1461">.</text:span><text:span text:style-name="T1462"><text:s/>Wojciech Kłosowski</text:span>:</text:p>
      <text:p text:style-name="P1463">Pan Zimny był pierwszy..<text:span text:style-name="T1464">.</text:span></text:p>
      <text:p text:style-name="P1465"><text:span text:style-name="T1466">Ob. Jerzy Kołodzi</text:span><text:span text:style-name="T1467">e</text:span><text:span text:style-name="T1468">j</text:span><text:span text:style-name="T1469">ski</text:span>:</text:p>
      <text:p text:style-name="P1470">Przepraszam, nie zauważyłem.</text:p>
      <text:p text:style-name="P1471"><text:span text:style-name="T1472">Ob. Henryk Zimny</text:span>:</text:p>
      <text:p text:style-name="P1473">Ja chciałem dodać tutaj, że z chwilą ki<text:span text:style-name="T1474">ed</text:span>y likwidowano Ministerstwo Leśni<text:span text:style-name="T1475">ct</text:span>wa i Przemysłu Drzewnego i leśnictwo przechodziło do Ministerstwa Rolnictwa i Leśnictwa, przemysł drzewny został odłączony w tej reorganizacji i obecnie nie jest związany z leśnictwem<text:span text:style-name="T1476">.</text:span><text:s/>Także tutaj proponowałbym wykreślenie, bo to są sprawy, które administracyjnie nie istnieją.</text:p>
      <text:p text:style-name="P1477"><text:span text:style-name="T1478">Ob. <text:s/>Jerzy Kołodzi</text:span><text:span text:style-name="T1479">ej</text:span><text:span text:style-name="T1480">ski</text:span>:</text:p>
      <text:p text:style-name="P1481">Proszę bardzo pan Andrzej<text:span text:style-name="T1482">cz</text:span>ak.</text:p>
      <text:p text:style-name="P1483"><text:span text:style-name="T1484">Ob. Krzysztof Andrzejczak</text:span>:</text:p>
      <text:p text:style-name="P1485">Chciałem taką informacj<text:span text:style-name="T1486">i</text:span><text:s/>przedstawić. Nigdy przemysł drzewny nie był wspólnie z leśnictwem strukturalni<text:span text:style-name="T1487">e.</text:span><text:s/>Al<text:span text:style-name="T1488">e</text:span><text:s/>zawsze był tak jak pies z kotem w jednym worku i<text:s/>trudno<text:span text:style-name="T1489"><text:s/></text:span>było znaleźć, gdzie... jak się włożyło rękę co jest co. Chociaż wiadomo było z góry, że tam były dwa<text:s/><text:span text:style-name="T1490">r</text:span>ó<text:span text:style-name="T1491">ż</text:span>n<text:span text:style-name="T1492">e</text:span><text:s/><text:span text:style-name="T1493">c</text:span>iała.</text:p>
      <text:soft-page-break/>
      <text:p text:style-name="P1494"><text:span text:style-name="T1495">Ob. Jerzy Koł</text:span><text:span text:style-name="T1496">o</text:span><text:span text:style-name="T1497">dzi</text:span><text:span text:style-name="T1498">ejs</text:span><text:span text:style-name="T1499">k</text:span><text:span text:style-name="T1500">i</text:span>:</text:p>
      <text:p text:style-name="P1501">Ni<text:span text:style-name="T1502">e</text:span><text:s/>wiadomo kto gryzie.</text:p>
      <text:p text:style-name="P1503"><text:span text:style-name="T1504">Ob.<text:s/></text:span><text:span text:style-name="T1505">K. Andrzejczak</text:span>:</text:p>
      <text:p text:style-name="P1506">Tak j<text:span text:style-name="T1507">est</text:span>.<text:s/><text:span text:style-name="T1508">W</text:span><text:s/>związku z tym skoro, żeśmy określili, że funkcja lasów ma być środowisko-twórcza, faktem jest, że przemysł jest oddzielny<text:span text:style-name="T1509">.</text:span><text:s/>Wi<text:span text:style-name="T1510">ęc</text:span><text:s/>nie<text:s/>szkodziłoby<text:s/>n<text:span text:style-name="T1511">p</text:span>. skreślenie tego, że przemysł drzewny skreślić. Ale jako leśnik chcę powiedzieć, że dla pewności proponowałbym pozo<text:span text:style-name="T1512">st</text:span>awienie tego zapisu.</text:p>
      <text:p text:style-name="P1513">Druga sprawa, we<text:span text:style-name="T1514">ź</text:span>my jak to się ma tradycy<text:span text:style-name="T1515">jnie.</text:span><text:span text:style-name="T1516"><text:s/></text:span>Został powołany, nie było, wa<text:span text:style-name="T1517">lcz</text:span>y<text:span text:style-name="T1518">li</text:span>śmy o to, żeby powstał chociaż w nowym resorcie departament leśnictwa. Bo najpierw był min. Nocnicki, potem dzięki uzgodnieniom mi<text:span text:style-name="T1519">ęd</text:span>zynar<text:span text:style-name="T1520">od</text:span>owym po prostu wiemy co się z nim stało i zlikwidowano departament. Teraz powołano departament, który si<text:span text:style-name="T1521">ę</text:span><text:s/>nazywa departament leśnictwa, w którym jest gospodarka drzewna, chociaż w nazwie jej nie ma. Czyli to zawsze wlecze<text:s/><text:span text:style-name="T1522">s</text:span><text:span text:style-name="T1523">i</text:span>ę<text:s/>za leśnictwem<text:s/><text:span text:style-name="T1524">w</text:span><text:s/>sposób taki.<text:span text:style-name="T1525">.</text:span>.</text:p>
      <text:p text:style-name="P1526"><text:span text:style-name="T1527">Ob.<text:s/></text:span><text:span text:style-name="T1528">Jerzy Kołodzi</text:span><text:span text:style-name="T1529">ej</text:span><text:span text:style-name="T1530">ski</text:span>:</text:p>
      <text:p text:style-name="P1531">Proszę pań<text:span text:style-name="T1532">st</text:span>wa zgodnie z intencją wypowiedzi pana Andrzejczyka proponuję punkt b/, zamiast doprowadzić do rozłączenia utrzymać rozłączenie leśnictwa, żeby jednak ta zasada, żeby komuś nie wpadł jakiś pomysł przy następnej reorganiza<text:span text:style-name="T1533">cj</text:span>i, zmiany tej sytuacji.</text:p>
      <text:p text:style-name="P1534">Proszę bardzo pan Gawlik.</text:p>
      <text:p text:style-name="P1535"><text:span text:style-name="T1536">Ob. Radosław Gawlik</text:span>:</text:p>
      <text:p text:style-name="P1537">Przyznam , że nie<text:s/><text:span text:style-name="T1538">m</text:span>am dokładnie rozeznanej tej sytuacji i dlatego nasza strona... tutaj nie ma wśród nas leśników. Z wypowi<text:span text:style-name="T1539">ed</text:span>zi pana Andrzejczaka wynikało, że to jest jeden wspólny worek i nadal istnieją te p<text:span text:style-name="T1540">ow</text:span>iązania z przemysłem drzewnym i w związku z tym to nie zostało konsekwentnie przeprowadzone.</text:p>
      <text:p text:style-name="P1541"><text:span text:style-name="T1542">W</text:span><text:s/>związku z tym ja tu proponuję konsekwentnie albo doprowadzi<text:span text:style-name="T1543">ć</text:span><text:s/>do rozłączenia, przyznam się, że na przyszły t<text:span text:style-name="T1544">yd</text:span>zień mogę to skonsultować i dowiem<text:s/><text:span text:style-name="T1545">s</text:span>ię, jak jest rzeczywiście i przedstawię sytuację, ale w tej chwili nie w<text:span text:style-name="T1546">i</text:span>em<text:span text:style-name="T1547">.</text:span><text:s/>Wynika w każdym razie z tych wypowiedzi, że nadal jest pomies<text:span text:style-name="T1548">z</text:span>ane. Ale jeśli przyjmiemy tą zasadę to musimy konsekwentnie odłączy<text:span text:style-name="T1549">ć</text:span><text:s/>te funkcje produkcyjne typu zwózka, bo to jak z pana wypowiedzi wynikało są nadal w leśnictwie, zwózka z lasu<text:s/><text:span text:style-name="T1550">m</text:span>usimy to odłączyć, bo to je<text:span text:style-name="T1551">st</text:span><text:s/>produkcja w jaki<text:span text:style-name="T1552">ej</text:span>ś mierze.</text:p>
      <text:p text:style-name="P1553"><text:span text:style-name="T1554">Ob</text:span><text:span text:style-name="T1555">.</text:span><text:span text:style-name="T1556"><text:s/>Jerzy Kołodzi</text:span><text:span text:style-name="T1557">ej</text:span><text:span text:style-name="T1558">sk</text:span><text:span text:style-name="T1559">i</text:span>:</text:p>
      <text:p text:style-name="P1560">Dz<text:span text:style-name="T1561">ię</text:span>kuj<text:span text:style-name="T1562">ę</text:span><text:s/><text:span text:style-name="T1563">ba</text:span>rdz<text:span text:style-name="T1564">o.</text:span><text:s/>P<text:span text:style-name="T1565">a</text:span>n<text:s/><text:span text:style-name="T1566">Kłosowski</text:span><text:s/>ma g<text:span text:style-name="T1567">l</text:span>os<text:span text:style-name="T1568">.</text:span></text:p>
      <text:p text:style-name="P1569"><text:span text:style-name="T1570">O</text:span><text:span text:style-name="T1571">b</text:span><text:span text:style-name="T1572">.</text:span><text:span text:style-name="T1573"><text:s/>Wojciech Kłosowski</text:span>:</text:p>
      <text:p text:style-name="P1574">Chc<text:span text:style-name="T1575">i</text:span>ałbym zaproponować takie rozwiązanie, które by tu chyba mogło by<text:span text:style-name="T1576">ć</text:span><text:s/>uznane<text:s/>za rację wspólną<text:span text:style-name="T1577">.</text:span><text:s/>Przesunąć na początek tego podpunktu, włączyć gospodarkę<text:s/><text:span text:style-name="T1578">l</text:span>eśną do Mini<text:span text:style-name="T1579">sterst</text:span>wa Ochrony Środ<text:span text:style-name="T1580">o</text:span>wiska i Zasobów Naturalnych i utrzymać konsekwentny rozdział<text:s/><text:span text:style-name="T1581">l</text:span>eśnictwa od przemysłu drzewnego. Ewentualnie je<text:span text:style-name="T1582">ś</text:span>li ktoś z p<text:span text:style-name="T1583">a</text:span>ń<text:span text:style-name="T1584">st</text:span>wa może podsunąć<text:s/><text:span text:style-name="T1585">sf</text:span>ormułowanie, które by wyraźnie zastrzegało, że przemys<text:span text:style-name="T1586">ł<text:s/></text:span>drzewny nie może przejść razem z leśnictwem do tego resortu, chodzi o to, żeby to było w różnych resortach, żeby ten resort zajmujący s<text:span text:style-name="T1587">i</text:span>ę leśnictwem nie miał również w innym departamencie przemysłu drzewnego, bo to nie mieści si<text:span text:style-name="T1588">ę</text:span><text:s/>ani w kompetencjach tego resortu, ani nie byłoby pożądane.</text:p>
      <text:p text:style-name="P1589"><text:span text:style-name="T1590">D</text:span>z<text:span text:style-name="T1591">i</text:span>ękuję.</text:p>
      <text:p text:style-name="P1592"><text:span text:style-name="T1593">Ob. Jerzy Kołodzi</text:span><text:span text:style-name="T1594">ej</text:span><text:span text:style-name="T1595">czyk</text:span>:</text:p>
      <text:p text:style-name="P1596">Dziękuję bardzo, uważam, że jest to konstruktywna propozycja. W kolejności głos ma pan prof.<text:s/><text:soft-page-break/><text:span text:style-name="T1597">R</text:span>oman.<text:span text:style-name="T1598">..</text:span></text:p>
      <text:p text:style-name="P1599"><text:span text:style-name="T1600">Ob. Marek<text:s/></text:span><text:span text:style-name="T1601">R</text:span><text:span text:style-name="T1602">oman</text:span>:</text:p>
      <text:p text:style-name="P1603">Nie, już dziękuję..<text:span text:style-name="T1604">.</text:span></text:p>
      <text:p text:style-name="P1605"><text:span text:style-name="T1606">Ob. Jerzy Kołodzi</text:span><text:span text:style-name="T1607">ejs</text:span><text:span text:style-name="T1608">ki</text:span>:</text:p>
      <text:p text:style-name="P1609"><text:span text:style-name="T1610">Ju</text:span>ż n<text:span text:style-name="T1611">ie...</text:span></text:p>
      <text:p text:style-name="P1612"><text:span text:style-name="T1613"><text:s text:c="29"/></text:span>:</text:p>
      <text:p text:style-name="P1614">Jeśli państwo by się zgodzili chciałbym zaproponować redakcję, która nie zmienia tego punktu. Tylko nastąpiłoby odwrócenie. Poprzez włączenie gospodarki leśnej...</text:p>
      <text:p text:style-name="P1615"><text:span text:style-name="T1616">Ob. Jerzy Kołodzi</text:span><text:span text:style-name="T1617">ej</text:span><text:span text:style-name="T1618">ski</text:span>:</text:p>
      <text:p text:style-name="P1619">Proszę pana, w tym celu należy, do tego niech pan wiąże.<text:s/><text:span text:style-name="T1620">W</text:span><text:s/>tym celu należy co?</text:p>
      <text:p text:style-name="P1621"><text:span text:style-name="T1622"><text:s text:c="29"/></text:span>:</text:p>
      <text:p text:style-name="P1623">W tym c<text:span text:style-name="T1624">el</text:span>u należy poprz<text:span text:style-name="T1625">ez</text:span><text:s/>włączenie gospodarki leśnej do Ministerstwa Ochrony Środowiska doprowadzić do rozłączenia leśnictwa i przemysłu drzewnego.<text:s/><text:span text:style-name="T1626">W</text:span><text:s/>tym celu należy poprzez włączenie gospodarki<text:s/><text:span text:style-name="T1627">leś</text:span>nej do Ministerstwa Ochrony Środowiska i Zasobów Naturalnych doprowadzić do rozłączenia leśnictwa i przemysłu drzewnego.</text:p>
      <text:p text:style-name="P1628"><text:span text:style-name="T1629">Ob. Jerzy Kołodziejski</text:span>:</text:p>
      <text:p text:style-name="P1630"><text:span text:style-name="T1631">Prosz</text:span>ę bardzo pan Kwiatkowski.</text:p>
      <text:p text:style-name="P1632"><text:span text:style-name="T1633">Ob. Jerzy Kwiatkowski</text:span>:</text:p>
      <text:p text:style-name="P1634">Je<text:span text:style-name="T1635">śl</text:span>i<text:s/><text:span text:style-name="T1636">ju</text:span>ż tak pow<text:span text:style-name="T1637">iedzieli</text:span>śmy to konsekwentnie powinniśmy powiedzieć, że gospodarka leśna nie powinna podlegać ustawie o wolnej grze rynkowej w tym kraju i powinna si<text:span text:style-name="T1638">ę</text:span><text:s/>ograniczać wyłącznie do rośnięcia.</text:p>
      <text:p text:style-name="P1639"><text:span text:style-name="T1640">Ob. Jerzy<text:s/></text:span><text:span text:style-name="T1641">K</text:span><text:span text:style-name="T1642">ołodzi</text:span><text:span text:style-name="T1643">ej</text:span><text:span text:style-name="T1644">ski</text:span>:</text:p>
      <text:p text:style-name="P1645">Ja sądzę, że gospodarka leśna nie będzie podlegać wolnej grze rynkowej. Zgodnie ze swoją<text:s/><text:span text:style-name="T1646">f</text:span>unk<text:span text:style-name="T1647">cją</text:span><text:s/>środowiskowo-twórczą. To jest... nie znam takiego kraju o tych zasobach, które ma Polska, gdzie gospodarka leśna podlega wolnej grze sił rynkowych. Tylko w krajach zasobnych takich, jak Kanada itd., Ale też są ogranicz<text:span text:style-name="T1648">en</text:span>ia.</text:p>
      <text:p text:style-name="P1649"><text:span text:style-name="T1650">O</text:span><text:span text:style-name="T1651">b</text:span><text:span text:style-name="T1652">.</text:span><text:span text:style-name="T1653"><text:s/>Marek Roman</text:span>:</text:p>
      <text:p text:style-name="P1654">Panie przewodniczący, ale podlega wolnej grze surowiec jak<text:span text:style-name="T1655">i</text:span><text:s/>daje<text:span text:style-name="T1656">.</text:span></text:p>
      <text:p text:style-name="P1657"><text:span text:style-name="T1658">Ob. Jerzy Kołodzi</text:span><text:span text:style-name="T1659">ej</text:span><text:span text:style-name="T1660">ski</text:span>:</text:p>
      <text:p text:style-name="P1661">Surowiec tak, ale wielkość<text:span text:style-name="T1662"><text:s/></text:span>uzyskania surowca nie podlega.</text:p>
      <text:p text:style-name="P1663"><text:span text:style-name="T1664">O</text:span><text:span text:style-name="T1665">b.<text:s/></text:span><text:span text:style-name="T1666">M</text:span><text:span text:style-name="T1667">arek Roman</text:span>:</text:p>
      <text:p text:style-name="P1668">Nie g<text:span text:style-name="T1669">os</text:span>podarka, a surowiec,</text:p>
      <text:p text:style-name="P1670"><text:span text:style-name="T1671">Ob</text:span><text:span text:style-name="T1672">.</text:span><text:span text:style-name="T1673"><text:s/></text:span><text:span text:style-name="T1674">J</text:span><text:span text:style-name="T1675">erzy Kołodzi</text:span><text:span text:style-name="T1676">ej</text:span><text:span text:style-name="T1677">ski</text:span>:</text:p>
      <text:p text:style-name="P1678">Proszę bardzo pan Sitnicki.</text:p>
      <text:p text:style-name="P1679"><text:span text:style-name="T1680">Ob. Stanisław Sitnicki</text:span>:</text:p>
      <text:p text:style-name="P1681"><text:span text:style-name="T1682">M</text:span>o<text:span text:style-name="T1683">ż</text:span>e ja bym proponował to tak zredagować. Najpierw argument to co... ta ostatnia propozycja poprzez włączenie gospodarki leśnej doprowadzić... My wiemy, że mamy o wiele ważniejszy argument, ażeby włączać gospodarkę leśną i to środowisko-twórcza rola lasu, a nie argument ten drugi. Ja nie wiem czy trzeba uciekać od tego argum<text:span text:style-name="T1684">ent</text:span>u.</text:p>
      <text:soft-page-break/>
      <text:p text:style-name="P1685">Ja bym jednak proponował, żeby napisać.<text:s/><text:span text:style-name="T1686">W</text:span><text:s/>tym<text:span text:style-name="T1687"><text:s/>c</text:span>elu należy włączyć g<text:span text:style-name="T1688">os</text:span>podarkę... włączyć leśnictwo - nie gospodarkę - do Ministerstwa Ochrony Środowiska i Zasobów Naturalnych utrzymując konsekwentnie rozłączenie...</text:p>
      <text:p text:style-name="P1689"><text:span text:style-name="T1690">Ob. Jerzy Kołodziejczyk</text:span>:</text:p>
      <text:p text:style-name="P1691">Nie.<text:s/><text:span text:style-name="T1692">Ut</text:span>rzymując<text:s/>konsekwentne<text:s/>rozłączenie...</text:p>
      <text:p text:style-name="P1693"><text:span text:style-name="T1694">Ob. St. Sitnicki</text:span>:</text:p>
      <text:p text:style-name="P1695"><text:span text:style-name="T1696">..</text:span>.leśnictwa i przemysłu...</text:p>
      <text:p text:style-name="P1697"><text:span text:style-name="T1698">Ob. Jerzy Kołodzi</text:span><text:span text:style-name="T1699">ej</text:span><text:span text:style-name="T1700">ski</text:span>:</text:p>
      <text:p text:style-name="P1701">Aha..<text:span text:style-name="T1702">.</text:span></text:p>
      <text:p text:style-name="P1703"><text:span text:style-name="T1704">Ob. St. Sitnicki</text:span>:</text:p>
      <text:p text:style-name="P1705">Utrzymując rozłą<text:span text:style-name="T1706">cz</text:span>enie...</text:p>
      <text:p text:style-name="P1707"><text:span text:style-name="T1708"><text:s text:c="29"/></text:span>:</text:p>
      <text:p text:style-name="P1709">Doprowadzić do konsekwentnego rozłączenia.<text:span text:style-name="T1710">.</text:span>.</text:p>
      <text:p text:style-name="P1711">/Głos z sal<text:span text:style-name="T1712">i</text:span>: doprowadzając/.</text:p>
      <text:p text:style-name="P1713"><text:span text:style-name="T1714">Ob. Jerzy Kołodzi</text:span><text:span text:style-name="T1715">ej</text:span><text:span text:style-name="T1716">ski</text:span>:</text:p>
      <text:p text:style-name="P1717">Dobrze. Doprowadza<text:span text:style-name="T1718">ją</text:span>c do konsekwentnego rozłączenia. Proszę bardzo pan Jerzy Kwiatkowski.</text:p>
      <text:p text:style-name="P1719"><text:span text:style-name="T1720">/</text:span>Głos z sali: przepraszam państwa, ale jeżeli tu używamy poprzez.../.</text:p>
      <text:p text:style-name="P1721"><text:span text:style-name="T1722">Ob</text:span><text:span text:style-name="T1723">.</text:span><text:span text:style-name="T1724"><text:s/>Jerzy Kołodzi</text:span><text:span text:style-name="T1725">ejs</text:span><text:span text:style-name="T1726">ki</text:span>:</text:p>
      <text:p text:style-name="P1727">Nie, nie. Wycofujemy się na pozycje proponowaną przez pana Kłosowski<text:span text:style-name="T1728">eg</text:span>o. Jest to chyba najlepsza propozycja. Włączyć le<text:span text:style-name="T1729">ś</text:span>nictwo do minist<text:span text:style-name="T1730">er</text:span>stwa, to jest istota zagadnienia i dalej doprowadza<text:span text:style-name="T1731">ją</text:span>c do konsekwentnego rozłączenia leśnictwa... O to chyba jest redakcja dobra. Proszę bardzo pan Kwiatkowsk<text:span text:style-name="T1732">i.</text:span></text:p>
      <text:p text:style-name="P1733"><text:span text:style-name="T1734">O</text:span><text:span text:style-name="T1735">b.</text:span><text:span text:style-name="T1736"><text:s/>Jerzy Kwiatkowski</text:span>:</text:p>
      <text:p text:style-name="P1737">Jeśli przyjmujemy taki zapis to powinniśmy natychmiast<text:s/><text:span text:style-name="T1738">ok</text:span>r<text:span text:style-name="T1739">e</text:span>ś<text:span text:style-name="T1740">lić</text:span><text:s/>bardzo precyzyjnie co to jest przemysł drzewny. Proszę państwa je<text:span text:style-name="T1741">ś</text:span>li przyjmujemy zasadę, że gospodarka leśna polega również na tym, że trzeba od czasu do czasu wycią<text:span text:style-name="T1742">ć</text:span><text:s/>drzewo i sprzedać drewno. To znaczy, że godzimy się na to, że trzeba te drzewa w lesie wycinać. I w związku z tym zakładamy... jeśli przyjmiemy, że wszystko co nie jest wyłącznie wycinaniem drzewa jest przemysłem, to wówczas wskazujemy las na to, że ograniczamy absolutnie jego możliwości ekonomiczne. To znaczy do minimum, które stanowi sprzedaż najmniej, najniżej cenionego surowca surowego okrą<text:span text:style-name="T1743">gl</text:span>aka.</text:p>
      <text:p text:style-name="P1744">Ja nie rozumiem dlaczego leśnictwo nie miałoby prawa posiadać tartaku, który jest szopą i który ten okrąglak by przeciął na tarcicę i 4-krotnie wyższą cenę wziąć za ten sam towar, mógł zapłacić własnych pracowników i wy<text:span text:style-name="T1745">cin</text:span>a<text:span text:style-name="T1746">ł</text:span>b<text:span text:style-name="T1747">y<text:s/></text:span>mniej drzew. Myślę, że<text:s/><text:span text:style-name="T1748">m</text:span>y w ty<text:span text:style-name="T1749">m</text:span><text:s/>punkcie idziemy zbyt daleko. Powinniśmy napra<text:span text:style-name="T1750">w</text:span>dę określić co to jest przemysł drzewny po to, żeby formułować co należy od tego lasu odłączyć. Bo jak ja mam kloc to ja wolę sprzedać jego deski, a nie sprzedawać<text:span text:style-name="T1751"><text:s/></text:span>gołego kloca za darmo.<text:s/><text:span text:style-name="T1752">T</text:span>o j<text:span text:style-name="T1753">e</text:span>st moja propozycja.</text:p>
      <text:p text:style-name="P1754">Dziękuję bardzo.</text:p>
      <text:p text:style-name="P1755"><text:span text:style-name="T1756">Ob. Jerzy Kołodzi</text:span><text:span text:style-name="T1757">ej</text:span><text:span text:style-name="T1758">ski</text:span>:</text:p>
      <text:p text:style-name="P1759"><text:span text:style-name="T1760">D</text:span>zi<text:span text:style-name="T1761">ę</text:span>kuję<text:s/><text:span text:style-name="T1762">bardzo,</text:span><text:s/>p<text:span text:style-name="T1763">rof</text:span>. Kozłowski<text:span text:style-name="T1764">.</text:span></text:p>
      <text:p text:style-name="P1765"><text:span text:style-name="T1766">O</text:span><text:span text:style-name="T1767">b</text:span><text:span text:style-name="T1768">.</text:span><text:span text:style-name="T1769"><text:s/>Stefan<text:s/></text:span><text:span text:style-name="T1770">K</text:span><text:span text:style-name="T1771">ozłowski</text:span>:</text:p>
      <text:soft-page-break/>
      <text:p text:style-name="P1772">Proszę państwa<text:s/><text:span text:style-name="T1773">n</text:span>ie widzę powodu wchodzenia tak głęboko w tą materię. Przecież<text:s/><text:span text:style-name="T1774">m</text:span>y<text:s/>precyzujemy ogólną intencję. Przecież stolik nie jest po to, żebyśmy my rozstrzygali o strukturze poszczególnych ministerstw. My precyzujemy ogólną ideę o co nam chodzi. Idea jest wyraźn<text:span text:style-name="T1775">i</text:span>e wyłożona, proponuję nie wchodzić<text:s/><text:span text:style-name="T1776">w</text:span><text:s/>dyskusje co my<text:s/><text:span text:style-name="T1777">ro</text:span>zumiemy przez przemysł drzewny, bo powołamy tutaj dziesięciu ekspertów będziemy mieli<text:s/>„iks”<text:s/>pozycji i<text:s/>„iks”<text:s/>różnych poglądów. Sądzę<text:span text:style-name="T1778">,</text:span><text:s/>że ten zapis kierunkowo jest wystarcz<text:span text:style-name="T1779">aj</text:span>ący. A jak życie ułoży tą sprawę, to jest dalsza sprawa. Proponuję zamknąć dyskusję na ten t<text:span text:style-name="T1780">e</text:span>mat.</text:p>
      <text:p text:style-name="P1781"><text:span text:style-name="T1782">Ob.<text:s/></text:span><text:span text:style-name="T1783">Jerzy Kołodzi</text:span><text:span text:style-name="T1784">ej</text:span><text:span text:style-name="T1785">ski</text:span>:</text:p>
      <text:p text:style-name="P1786">Proponuję przyjąć wniosek prof. Kozłowskiego, jako wniosek do<text:s/><text:span text:style-name="T1787">in</text:span>nych punktów również dotyczących. My naprawdę nie możemy wchodzić<text:s/><text:span text:style-name="T1788">w</text:span><text:s/>szczegóły. Nie traktujmy naszych następców jako baranów, oni będą wiedzieli jakie zasady ra<text:span text:style-name="T1789">cj</text:span>onalności mają przyświecać realizacji tych punktów, które piszemy, które tutaj formułujemy. Proponuję<text:span text:style-name="T1790"><text:s/></text:span>zamknąć dyskusję nad punktem c/. Czyli mamy a, b, c już. Punkt d/ proponowanej wersji przez<text:s/><text:span text:style-name="T1791">k</text:span>ol. Kłosowskiego i Kassenberga.</text:p>
      <text:p text:style-name="P1792"><text:span text:style-name="T1793">O</text:span><text:span text:style-name="T1794">b. Andrzej Kassenberg</text:span>:</text:p>
      <text:p text:style-name="P1795">Mam propozycję tro<text:span text:style-name="T1796">s</text:span>zkę ucz<text:span text:style-name="T1797">yt</text:span>elniającą mnie się zdaje, a może nie.<text:s/><text:span text:style-name="T1798">W</text:span><text:s/>tym celu należy włączy<text:span text:style-name="T1799">ć</text:span><text:s/>leśnictwo do Mini<text:span text:style-name="T1800">st</text:span>erstwa Ochrony Środowiska Zasobów Naturalnych doprowadzając do konsekwentnego jego rozłączenia z przemysłem drzewnym.<text:s/>„Jego”, żeby nie było dwa razy leśnictwa.</text:p>
      <text:p text:style-name="P1801"><text:span text:style-name="T1802">Ob. Jerzy Kołodzi</text:span><text:span text:style-name="T1803">ej</text:span><text:span text:style-name="T1804">ski</text:span>:</text:p>
      <text:p text:style-name="P1805">Dobrze, uważam, że możemy przyjąć tą propozycję. Jest ona zgodna z intencją. Nie widzę sprzeciwów.</text:p>
      <text:p text:style-name="P1806">Punkt d/<text:span text:style-name="T1807">.</text:span><text:s/>Czy są uwagi do punktu d/? Proszę bardzo, pani ma uwag<text:span text:style-name="T1808">ę</text:span><text:s/>do punktu d/, proszę.</text:p>
      <text:p text:style-name="P1809"><text:span text:style-name="T1810">Ob</text:span><text:span text:style-name="T1811">.</text:span><text:span text:style-name="T1812"><text:s/>Anna Lech</text:span>:</text:p>
      <text:p text:style-name="P1813">Chciałabym uprzejmie zwrócić uwagę na drugą część zdania. Tzn. włączyć ustawę o lasach do pakietu ustaw o ochronie środowiska kody<text:span text:style-name="T1814">fi</text:span>kowanych w ramach punktu 4. Ponieważ terminy realizacji tych postulatów są dość krótkie, a zrealizowanie tego punktu d/ będzie zależało od realizacji poprzedniego punktu, to znaczy włączenia leśnictwa do zakresu działania Ministra Ochrony<text:s/><text:span text:style-name="T1815">Ś</text:span>rodowiska, który by mógł proponować taką kodyfikację, a dopóki to s<text:span text:style-name="T1816">i</text:span>ę nie stan<text:span text:style-name="T1817">ie,<text:s/></text:span>leży to w zakresie działania Ministra Leśnictwa... Rolnictwa, Leśnictwa i Gospodarki Żywnościow<text:span text:style-name="T1818">ej.</text:span><text:s/>Proponowałabym więc zdy<text:span text:style-name="T1819">st</text:span>ansowanie się do tego, że może to być r<text:span text:style-name="T1820">ealiz</text:span>owane...</text:p>
      <text:p text:style-name="P1821"><text:span text:style-name="T1822">Ob. <text:s/>Jerzy kołodzi</text:span><text:span text:style-name="T1823">ej</text:span><text:span text:style-name="T1824">ski</text:span>:</text:p>
      <text:p text:style-name="P1825">Czy ma pani propozycję r<text:span text:style-name="T1826">ed</text:span>ak<text:span text:style-name="T1827">cyjn</text:span>ą?</text:p>
      <text:p text:style-name="P1828"><text:span text:style-name="T1829">Ob. Anna<text:s/></text:span><text:span text:style-name="T1830">L</text:span><text:span text:style-name="T1831">e</text:span><text:span text:style-name="T1832">c</text:span><text:span text:style-name="T1833">h</text:span>:</text:p>
      <text:p text:style-name="P1834">Dopiero...</text:p>
      <text:p text:style-name="P1835"><text:span text:style-name="T1836">Ob. Jerzy Kołodzi</text:span><text:span text:style-name="T1837">ej</text:span><text:span text:style-name="T1838">ski</text:span>:</text:p>
      <text:p text:style-name="P1839"><text:span text:style-name="T1840">J</text:span><text:span text:style-name="T1841">es</text:span>t to rz<text:span text:style-name="T1842">ec</text:span>zywiście problem, który może utrudnić realizację tamtych punktów. Pro<text:span text:style-name="T1843">sz</text:span>ę bardzo pan...</text:p>
      <text:p text:style-name="P1844"><text:span text:style-name="T1845">O</text:span><text:span text:style-name="T1846">b. Radosław Gawlik</text:span>:</text:p>
      <text:p text:style-name="P1847">Wydaje mi się, że tu nie ma sprzeczności wbrew pozorom<text:span text:style-name="T1848">.</text:span><text:s/>Dlatego,<text:s/><text:span text:style-name="T1849">ż</text:span>e w punkcie 4 mamy termin określony na 2 lata na kodyfikację praw. Bo zdaje, że pani chodzi o termin, z tego co zrozumiałem, głównie? Najpierw trzeba prz<text:span text:style-name="T1850">ep</text:span>rowadzić rozłączenie, a pó<text:span text:style-name="T1851">ź</text:span>niej<text:span text:style-name="T1852">.</text:span>.<text:span text:style-name="T1853">.</text:span></text:p>
      <text:p text:style-name="P1854"><text:span text:style-name="T1855">O</text:span><text:span text:style-name="T1856">b. Jerzy Kołodzi</text:span><text:span text:style-name="T1857">ej</text:span><text:span text:style-name="T1858">ski</text:span>:</text:p>
      <text:p text:style-name="P1859">Dwa lata uważam, że to jest dostateczna ilość czasu na skodyfikowanie również spraw dotyczących<text:s/><text:soft-page-break/>lasów. U nas w ogóle kodyfikacja praw jest tak rozwlekła, że rzeczywistość, że procesy rzeczywiste przerastają ważność ustaw w chwili ich podjęcia.</text:p>
      <text:p text:style-name="P1860"><text:span text:style-name="T1861">Ob. Anna Lech</text:span>:</text:p>
      <text:p text:style-name="P1862">Może propozycja redakcyjna polegałaby na tym, żeby zakończyć punkt d/ na społecznej konsultacji. A<text:s/><text:span text:style-name="T1863">w</text:span><text:s/>punkcie 4, gdzie wymieniamy jakie ustawy powinny by<text:span text:style-name="T1864">ć</text:span><text:s/>kodyfikowane i poddawane modyfikacji włączyć również ustawę o lasach, z zastrz<text:span text:style-name="T1865">eż</text:span>eniem o ile zakres działania zostanie przeniesiony do m<text:span text:style-name="T1866">inisterst</text:span>wa.</text:p>
      <text:p text:style-name="P1867"><text:span text:style-name="T1868">Ob.<text:s/></text:span><text:span text:style-name="T1869">Jerzy Kołodzi</text:span><text:span text:style-name="T1870">ej</text:span><text:span text:style-name="T1871">ski</text:span>:</text:p>
      <text:p text:style-name="P1872">Uważam, że jest to zasadne. Będzie czytelni<text:span text:style-name="T1873">ej</text:span>sze. Nie zgubimy w punkcie 4 wtedy tego... Przyjmujemy? Proponuję przyjąć propozycję pani wpisując ustawę o lasach do punktu 4<text:s/><text:span text:style-name="T1874">i</text:span><text:s/>skreślając - projekt ustawy - ...</text:p>
      <text:p text:style-name="P1875"><text:span text:style-name="T1876">/</text:span>Głos z sali: nie słychać/.</text:p>
      <text:p text:style-name="P1877"><text:span text:style-name="T1878">Ob. Anna<text:s/></text:span><text:span text:style-name="T1879">L</text:span><text:span text:style-name="T1880">e</text:span><text:span text:style-name="T1881">ch</text:span>:</text:p>
      <text:p text:style-name="P1882">Proszę bardzo, ale to chyba przy punkcie 4. Przy punkcie 4 litera f/ projekt ustawy o lasach, kompleksowa nowelizacja prawa w zakresie ochrony... ja mam taki tekst... i kszta<text:span text:style-name="T1883">łt</text:span>owania środowiska powinna objąć następujące ustawy...</text:p>
      <text:p text:style-name="P1884"><text:span text:style-name="T1885">O</text:span><text:span text:style-name="T1886">b. Jerzy Kołodzi</text:span><text:span text:style-name="T1887">ej</text:span><text:span text:style-name="T1888">ski</text:span>:</text:p>
      <text:p text:style-name="P1889">To j<text:span text:style-name="T1890">est</text:span><text:s/>inny tek<text:span text:style-name="T1891">st</text:span>.<text:span text:style-name="T1892">..</text:span></text:p>
      <text:p text:style-name="P1893"><text:span text:style-name="T1894">/</text:span>Głos z sali: nie słychać/.</text:p>
      <text:p text:style-name="P1895"><text:span text:style-name="T1896">Ob. Jerzy Kołodzi</text:span><text:span text:style-name="T1897">ej</text:span><text:span text:style-name="T1898">ski</text:span>:</text:p>
      <text:p text:style-name="P1899">Nowelizacja ustawy o ochronie środowiska powinna objąć przepisy z zakresu ochrony.</text:p>
      <text:p text:style-name="P1900"><text:span text:style-name="T1901"><text:s text:c="29"/></text:span>:</text:p>
      <text:p text:style-name="P1902">Panie przewodniczący proponowałbym, żeby to przy punkcie 4 dyskutować, tylko zapisać, żeby nie zapomnie<text:span text:style-name="T1903">ć</text:span>, bo tak to nam się pomylą punkty.</text:p>
      <text:p text:style-name="P1904"><text:span text:style-name="T1905">Ob.<text:s/></text:span><text:span text:style-name="T1906">Jerzy Kołodzi</text:span><text:span text:style-name="T1907">ej</text:span><text:span text:style-name="T1908">ski</text:span>:</text:p>
      <text:p text:style-name="P1909">Dobrze. Dopisujemy do punktu czwartego, bo nam się pomylą punkty.<text:s/>Czyli punkt d/ brzmi:</text:p>
      <text:p text:style-name="P1910">„Poddać projekt ustawy o lasach społecznej konsulta<text:span text:style-name="T1911">cji</text:span>”.</text:p>
      <text:p text:style-name="P1912">Punkt e/<text:span text:style-name="T1913">.</text:span><text:s/>Nie widzę uwag do punktu e/, wobec tego przyjmujemy punkt e/.</text:p>
      <text:p text:style-name="P1914">Punkt f/. Nie widzę<text:span text:style-name="T1915">.</text:span></text:p>
      <text:p text:style-name="P1916">Punkt g/. Zasadny.</text:p>
      <text:p text:style-name="P1917">Punkt h/<text:span text:style-name="T1918">.</text:span><text:s/>Proszę bardzo.<text:s/><text:span text:style-name="T1919">D</text:span>o które<text:span text:style-name="T1920">g</text:span>o punktu?</text:p>
      <text:p text:style-name="P1921"><text:span text:style-name="T1922">O</text:span><text:span text:style-name="T1923">b</text:span><text:span text:style-name="T1924">.</text:span><text:span text:style-name="T1925"><text:s/>Zygmunt Polański</text:span>:</text:p>
      <text:p text:style-name="P1926">T<text:span text:style-name="T1927">ut</text:span>a<text:span text:style-name="T1928">j</text:span><text:s/>mała precyzyjność je<text:span text:style-name="T1929">s</text:span>t.<text:s/><text:span text:style-name="T1930">I</text:span><text:s/>dlatego bym proponował zamiast słowa<text:s/>„określanych”<text:s/>wprowadzić<text:s/>„wprowadzanych w planach urządzenia”<text:s/>albo do których będą dostosowane plany urządzenia ładów. Bo przecież nie określamy możliwości biologiczne w planach, tylko możliwości biologiczne określamy poza planami, a wprowadzanie je do planów...</text:p>
      <text:p text:style-name="P1931"><text:span text:style-name="T1932">Ob. Jaśkowski</text:span>:</text:p>
      <text:p text:style-name="P1933">Plan urządzania określa etat.<text:s/><text:span text:style-name="T1934">E</text:span>tat m.in. wynika właśni<text:span text:style-name="T1935">e.</text:span>.<text:span text:style-name="T1936">.</text:span></text:p>
      <text:p text:style-name="P1937"><text:span text:style-name="T1938">Ob. Jerzy Kołodzi</text:span><text:span text:style-name="T1939">ej</text:span><text:span text:style-name="T1940">ski</text:span>:</text:p>
      <text:p text:style-name="P1941">Przyjęliśmy punkt h/, nie prowadzimy już dyskusji.</text:p>
      <text:soft-page-break/>
      <text:p text:style-name="P1942">Punkt i/<text:span text:style-name="T1943">.</text:span><text:s/>Pan Andrzejczyk proszę bardzo.</text:p>
      <text:p text:style-name="P1944"><text:span text:style-name="T1945">Ob.<text:s/></text:span><text:span text:style-name="T1946">K</text:span><text:span text:style-name="T1947">. Andrzejczyk</text:span>:</text:p>
      <text:p text:style-name="P1948">Mam j<text:span text:style-name="T1949">es</text:span>z<text:span text:style-name="T1950">cz</text:span>e uwagi do punktu g/. Mianowicie czytam tekst:<text:s/>„Odblokować możliwość stworzenia samorządów pracowni<text:span text:style-name="T1951">cz</text:span>ych w lasach państwowych”. My wnioskujemy to przez cztery lata, przez cztery lata są pisane już dziesiątki wersji projektu ustawy o lasach.<text:s/><text:span text:style-name="T1952">I</text:span><text:s/>pisze się.<text:s/><text:span text:style-name="T1953">I</text:span><text:s/>w ko<text:span text:style-name="T1954">ń</text:span>cu<text:span text:style-name="T1955"><text:s/></text:span>doprowadziliśmy do tego, że je<text:span text:style-name="T1956">s</text:span>t zapis o samorządzie taki:<text:s/>„samorząd działa w oparciu o ogólne przepisy z wyłączeniem innych spraw, które warunkuje ta ustawa”. A ustawa<text:s/><text:span text:style-name="T1957">m</text:span>ówi dyrektor odpowiada samodzielnie, kolegium lasów t<text:span text:style-name="T1958">o</text:span><text:s/>ma taicie p<text:span text:style-name="T1959">r</text:span>awa<text:span text:style-name="T1960">.</text:span><text:s/>Czyli praktycznie tam samorządu nie<text:s/><text:span text:style-name="T1961">m</text:span>a. Dlat<text:span text:style-name="T1962">eg</text:span>o prop<text:span text:style-name="T1963">o</text:span>nowałbym, żeby to uściślić. Zapisać na ogólnie obowiązujących zasadach<text:span text:style-name="T1964">,</text:span><text:s/>żeby ten samorząd w lasach państwowych nie<text:s/><text:span text:style-name="T1965">b</text:span>ył samorządem kadłubkowym, któremu daje si<text:span text:style-name="T1966">ę</text:span><text:s/>tylko prawo opiniowania gospodarki<text:span text:style-name="T1967">,</text:span><text:s/>planów gospodarki mieszkaniow<text:span text:style-name="T1968">ej</text:span>. Tylko tak, jak mamy. Przecież leśnicy nie są głups<text:span text:style-name="T1969">i</text:span><text:s/>od innych. Mówią, ż<text:span text:style-name="T1970">e</text:span><text:s/>oni spow<text:span text:style-name="T1971">od</text:span>u<text:span text:style-name="T1972">ją</text:span>, sam<text:span text:style-name="T1973">orz</text:span>ąd może spowodować przerąbywanie lasów.<text:s/><text:span text:style-name="T1974">N</text:span>a moje pytanie to dlaczego nie zlikwidowaliśmy samorządu w górnictwie, w gospodarce morskiej, które górni<text:span text:style-name="T1975">ct</text:span>wo może na<text:span text:style-name="T1976">m</text:span><text:s/>wyrąbać<text:s/>cały węgiel, a gospodarka morska wyłapać wszystkie ryby. Tylko dajemy cią<text:span text:style-name="T1977">g</text:span>le ograniczenia w lasach, jakby tam najgłupsi ludzie pracowali.</text:p>
      <text:p text:style-name="P1978"><text:span text:style-name="T1979">Ob.<text:s/></text:span><text:span text:style-name="T1980">Jerzy Kołodzi</text:span><text:span text:style-name="T1981">ej</text:span><text:span text:style-name="T1982">ski</text:span>:</text:p>
      <text:p text:style-name="P1983">Dziękuję bardzo<text:span text:style-name="T1984">.</text:span><text:s/>Uważam, że zasadna jest uwaga<text:span text:style-name="T1985">.</text:span><text:s/>Na ogólnie obowiązujący zasadach<text:span text:style-name="T1986">.</text:span></text:p>
      <text:p text:style-name="P1987"><text:span text:style-name="T1988">P</text:span>unkt i<text:span text:style-name="T1989">/</text:span>. Nie ma uwag<text:span text:style-name="T1990">.</text:span></text:p>
      <text:p text:style-name="P1991">Punkt j/.</text:p>
      <text:p text:style-name="P1992"><text:span text:style-name="T1993"><text:s text:c="29"/></text:span>:</text:p>
      <text:p text:style-name="P1994">Proponuję zamienić punkt j/ z punktem k/<text:span text:style-name="T1995">.</text:span></text:p>
      <text:p text:style-name="P1996"><text:span text:style-name="T1997">Ob. Jerzy Kołodzi</text:span><text:span text:style-name="T1998">ej</text:span><text:span text:style-name="T1999">ski</text:span>:</text:p>
      <text:p text:style-name="P2000">Przyjmujemy zamianę j/ na k/<text:span text:style-name="T2001">.</text:span></text:p>
      <text:p text:style-name="P2002"><text:span text:style-name="T2003"><text:s text:c="29"/></text:span>:</text:p>
      <text:p text:style-name="P2004"><text:span text:style-name="T2005">Właściwie</text:span><text:s/>dlacze<text:span text:style-name="T2006">go?</text:span></text:p>
      <text:p text:style-name="P2007"><text:span text:style-name="T2008"><text:s text:c="29"/></text:span>:</text:p>
      <text:p text:style-name="P2009">Wydaje mi się, że pozostałe trzy pun<text:span text:style-name="T2010">kt</text:span>y dotyczą pewnych zagadnień w zakresie realizacji gospodarki leśnej. Natomiast punkt i, j i wszystkie punkty powyższe dotyczą polityki<text:s/><text:span text:style-name="T2011">leś</text:span>nej<text:span text:style-name="T2012">.</text:span><text:s/><text:span text:style-name="T2013">D</text:span>latego uważam, że można by to zamienić.</text:p>
      <text:p text:style-name="P2014"><text:span text:style-name="T2015">Ob. Jerzy Kołodzi</text:span><text:span text:style-name="T2016">ej</text:span><text:span text:style-name="T2017">ski</text:span>:</text:p>
      <text:p text:style-name="P2018"><text:span text:style-name="T2019">Profesor</text:span><text:s/>R<text:span text:style-name="T2020">om</text:span>an.<text:s/><text:span text:style-name="T2021">Nie</text:span>.</text:p>
      <text:p text:style-name="P2022"><text:span text:style-name="T2023">Ob. Marek<text:s/></text:span><text:span text:style-name="T2024">K</text:span><text:span text:style-name="T2025">oman</text:span>:</text:p>
      <text:p text:style-name="P2026">Mnie si<text:span text:style-name="T2027">ę</text:span><text:s/>wydaje, że j/ na końcu<text:s/>mogłoby<text:s/>być, bo to s<text:span text:style-name="T2028">ą</text:span><text:s/>jakieś szczegółowe sprawy organizacyjne. Natomiast tamte są istotne według moich odczuć.</text:p>
      <text:p text:style-name="P2029"><text:span text:style-name="T2030">Ob. Jerzy<text:s/></text:span><text:span text:style-name="T2031">K</text:span><text:span text:style-name="T2032">o</text:span><text:span text:style-name="T2033">ł</text:span><text:span text:style-name="T2034">o</text:span><text:span text:style-name="T2035">dziej</text:span><text:span text:style-name="T2036">sk</text:span><text:span text:style-name="T2037">i</text:span>:</text:p>
      <text:p text:style-name="P2038">Proponuję przy<text:span text:style-name="T2039">ją</text:span>ć propozycję prof. Romana. Rzeczywi<text:span text:style-name="T2040">ś</text:span>cie nauka zawsze na końcu, więc<text:s/><text:span text:style-name="T2041">i<text:s/></text:span>niech tu będzie.</text:p>
      <text:p text:style-name="P2042"><text:span text:style-name="T2043">Ob. Andrzejewski</text:span>:</text:p>
      <text:p text:style-name="P2044">J<text:span text:style-name="T2045">est</text:span><text:s/><text:span text:style-name="T2046">j/,</text:span><text:s/>l<text:span text:style-name="T2047">/,</text:span><text:s/><text:span text:style-name="T2048">m</text:span><text:span text:style-name="T2049">/,</text:span><text:s/>k<text:span text:style-name="T2050">/.</text:span></text:p>
      <text:soft-page-break/>
      <text:p text:style-name="P2051"><text:span text:style-name="T2052">Ob. Jerzy Kołodzi</text:span><text:span text:style-name="T2053">ej</text:span><text:span text:style-name="T2054">ski</text:span>:</text:p>
      <text:p text:style-name="P2055">Punkt 1/ czy są uwagi?</text:p>
      <text:p text:style-name="P2056">Proszę bardzo niech prof. Andrzejewski powtórzy to.</text:p>
      <text:p text:style-name="P2057"><text:span text:style-name="T2058">Ob. Roman Andrz</text:span><text:span text:style-name="T2059">ej</text:span><text:span text:style-name="T2060">ewski</text:span>:</text:p>
      <text:p text:style-name="P2061">Ja odnotowałem, że<text:s/>k/<text:s/>idzie<text:s/>na sam koniec.<text:s/>Czyli 1 ma teraz symbol k, m ma symbol 1, a k ma symbol 1,</text:p>
      <text:p text:style-name="P2062"><text:span text:style-name="T2063">/</text:span>Gło<text:span text:style-name="T2064">s</text:span><text:s/>z<text:s/><text:span text:style-name="T2065">s</text:span>al<text:span text:style-name="T2066">i</text:span>: nie słychać/.</text:p>
      <text:p text:style-name="P2067"><text:span text:style-name="T2068">Ob. Jerzy Kołodziejski</text:span>:</text:p>
      <text:p text:style-name="P2069">Powołać instytut, to już dawny punkt k/. Nie ma uwag?</text:p>
      <text:p text:style-name="P2070"><text:span text:style-name="T2071">/</text:span>Głos z sali: są, są pan Kłosowski/.</text:p>
      <text:p text:style-name="P2072"><text:span text:style-name="T2073">O</text:span><text:span text:style-name="T2074">b</text:span><text:span text:style-name="T2075">.</text:span><text:span text:style-name="T2076"><text:s/>Wojciech Kłosowski</text:span>:</text:p>
      <text:p text:style-name="P2077">Jeż<text:span text:style-name="T2078">el</text:span>i można, t<text:span text:style-name="T2079">a</text:span>ka uwaga do punktu, nie wiem w tej chwili jaka to litera, chodzi o punkt w gospodarce łowiecki<text:span text:style-name="T2080">ej.</text:span><text:s/>Ja bym proponował<text:s/><text:span text:style-name="T2081">sf</text:span>ormułowanie takie, poddać może nie rewizji, może uporządkować zasady gospodarki łowieckiej. I tutaj by<text:span text:style-name="T2082">m</text:span><text:s/>zakończył ten punkt, ponieważ w zakresie regulacji stanu zwierzyny, tu chodzi o odstrzał nadmiaru zwierzyny, żeby odciążyć tego kto będzie te szkody obecnie refinansował spłacenia szkód łowieckich. Ponieważ to jest tylko jeden z aspektów gospodarki łowieckiej, jest dużo innych, a to jest akurat aspekt taki, który n<text:span text:style-name="T2083">a</text:span>m ekologom nie jest najbliższy, bo równowaga ekologiczna jest zakłócona w różnych kierunkach, nie tylko na... jakby w kierunku nadmiernego rozmnażania s<text:span text:style-name="T2084">i</text:span>ę zwierząt, ale<text:s/><text:span text:style-name="T2085">i</text:span><text:s/>w przeciwnym kierunku. Wobec tego bym tylko zaproponował uporządkować sprawy gospodarki łowieckiej podporządkow<text:span text:style-name="T2086">uj</text:span>ąc je leśnictwu. Tutaj był taki ważny wniosek, który...</text:p>
      <text:p text:style-name="P2087"><text:span text:style-name="T2088">Ob</text:span><text:span text:style-name="T2089">.</text:span><text:span text:style-name="T2090"><text:s/>Jerzy Kołodzi</text:span><text:span text:style-name="T2091">ej</text:span><text:span text:style-name="T2092">ski</text:span>:</text:p>
      <text:p text:style-name="P2093">Dobrz<text:span text:style-name="T2094">e</text:span>, uporządkować gospodarkę łowiecką, bo zasad się nie porządkuje, same w sobie są zasadami. Uporządkować gospodarkę łowiecką podporządkowując ją podstawow<text:span text:style-name="T2095">ej</text:span><text:s/>funkcji lasów. Albo środowisko-<text:span text:style-name="T2096">t</text:span>wór<text:span text:style-name="T2097">czej</text:span><text:s/>funkcji lasów.</text:p>
      <text:p text:style-name="P2098">Proszę bardzo prof. Andrzejewski ma zastrzeżenia.</text:p>
      <text:p text:style-name="P2099"><text:span text:style-name="T2100">Ob. R. Andrz</text:span><text:span text:style-name="T2101">ej</text:span><text:span text:style-name="T2102">ewski</text:span>:</text:p>
      <text:p text:style-name="P2103">Proszę pań<text:span text:style-name="T2104">st</text:span>wa wydaje mi si<text:span text:style-name="T2105">ę,<text:s/></text:span>że takie stwierdzenie jest ogólnikiem, bo jest podporządkowana i każdy powie, że jak to jest podporządkowana.<text:s/>Chodzi tutaj o ograniczenie zagęszczenia zwierzyny grubej, tylko grubej w lasach, które nadmiernie las zjadają.</text:p>
      <text:p text:style-name="P2106">B<text:span text:style-name="T2107">o</text:span><text:s/>tylko o to chodzi.</text:p>
      <text:p text:style-name="P2108"><text:span text:style-name="T2109"><text:s text:c="29"/></text:span>:</text:p>
      <text:p text:style-name="P2110">Ale to j<text:span text:style-name="T2111">es</text:span>t jeden szcz<text:span text:style-name="T2112">eg</text:span>ół.</text:p>
      <text:p text:style-name="P2113"><text:span text:style-name="T2114">Ob. R. Andrz</text:span><text:span text:style-name="T2115">ej</text:span><text:span text:style-name="T2116">ewski</text:span>:</text:p>
      <text:p text:style-name="P2117">Bo tylko o to chodzi. To znaczy, powiedziałbym, że poddać - tam było powiedziane nie rewizji tylko kontroli.<text:span text:style-name="T2118">..</text:span></text:p>
      <text:p text:style-name="P2119"><text:span text:style-name="T2120"><text:s text:c="29"/></text:span>:</text:p>
      <text:p text:style-name="P2121">Uporządkowa<text:span text:style-name="T2122">ć</text:span><text:s/>gospodarkę leśną, łowiecką.<text:span text:style-name="T2123">..</text:span></text:p>
      <text:p text:style-name="P2124"><text:span text:style-name="T2125">Ob. R. Andrz</text:span><text:span text:style-name="T2126">ejew</text:span><text:span text:style-name="T2127">ski</text:span>:</text:p>
      <text:p text:style-name="P2128"><text:span text:style-name="T2129">Z</text:span><text:s/>punktu widzenia równoważenia jej z produkcją le<text:span text:style-name="T2130">ś</text:span>ną czy coś w tym rodzaju. Ja głośno myślę, w tej<text:s/><text:soft-page-break/>chwili. Ale trzeba powiedzieć pod jakim kątem ją uporządkować<text:span text:style-name="T2131">.</text:span><text:s/>Bo nie wystarczy powi<text:span text:style-name="T2132">ed</text:span>zieć uporządkowa<text:span text:style-name="T2133">ć</text:span><text:s/>w ogóle.<text:s/><text:span text:style-name="T2134">B</text:span>o nam chodzi tylko właściwie o jedno zagadnienie.</text:p>
      <text:p text:style-name="P2135"><text:span text:style-name="T2136">Ob. Jerzy Kołodzi</text:span><text:span text:style-name="T2137">ej</text:span><text:span text:style-name="T2138">ski</text:span>:</text:p>
      <text:p text:style-name="P2139">Idąc w ki<text:span text:style-name="T2140">er</text:span>unku propozy<text:span text:style-name="T2141">cji<text:s/></text:span>prof. Andrz<text:span text:style-name="T2142">ejew</text:span>skiego. Uporządkować gospodarkę łowiecką... Proszę<text:span text:style-name="T2143">,</text:span><text:s/>co pan mówi?</text:p>
      <text:p text:style-name="P2144"><text:span text:style-name="T2145">Ob.<text:s/></text:span><text:span text:style-name="T2146">Andrzejew</text:span><text:span text:style-name="T2147">s</text:span><text:span text:style-name="T2148">k</text:span><text:span text:style-name="T2149">i</text:span>:</text:p>
      <text:p text:style-name="P2150"><text:span text:style-name="T2151">Jeś</text:span>li<text:s/><text:span text:style-name="T2152">można?</text:span></text:p>
      <text:p text:style-name="P2153"><text:span text:style-name="T2154">O</text:span><text:span text:style-name="T2155">b</text:span><text:span text:style-name="T2156">.</text:span><text:span text:style-name="T2157"><text:s/>Jerzy Kołodzi</text:span><text:span text:style-name="T2158">ej</text:span><text:span text:style-name="T2159">ski</text:span>:</text:p>
      <text:p text:style-name="P2160">Proszę bardzo.</text:p>
      <text:p text:style-name="P2161"><text:span text:style-name="T2162">Ob. Andrzejewski</text:span>:</text:p>
      <text:p text:style-name="P2163">Gospodar<text:span text:style-name="T2164">k</text:span>a łowiecka jest uporządkowana. PZŁ i Departament Łowiectwa poczułby się tutaj<text:s/>super-urażony, gdybyśmy mówili, ż<text:span text:style-name="T2165">e</text:span><text:s/>mają coś uporządkować, co jest uporządkowane. Poddać rewizji zasady w zakresie regulacji.</text:p>
      <text:p text:style-name="P2166">Chodzi o to, że 90 proc. obwodu...</text:p>
      <text:p text:style-name="P2167"><text:span text:style-name="T2168">Ob. Jerzy Kołodzi</text:span><text:span text:style-name="T2169">ejs</text:span><text:span text:style-name="T2170">ki</text:span>:</text:p>
      <text:p text:style-name="P2171">Dobrze. Proszę przedstawić propozycję redakcyjną. Dyskutujemy na propozycje redakcyjne, a nie na uzasadnienia. Proszę bardzo.</text:p>
      <text:p text:style-name="P2172"><text:span text:style-name="T2173">O</text:span><text:span text:style-name="T2174">b. Andrz</text:span><text:span text:style-name="T2175">ejew</text:span><text:span text:style-name="T2176">ski</text:span>:</text:p>
      <text:p text:style-name="P2177">Dobrze, to ja proponuję utrzymać.</text:p>
      <text:p text:style-name="P2178"><text:span text:style-name="T2179">Ob</text:span><text:span text:style-name="T2180">.</text:span><text:span text:style-name="T2181"><text:s/>Jerzy Kołodziejski</text:span>:</text:p>
      <text:p text:style-name="P2182">Prosz<text:span text:style-name="T2183">ę</text:span><text:s/>bardzo, dyskutujemy punkt o gospodarce łowieckiej. Proszę bardzo pan Kłosowski<text:span text:style-name="T2184">.</text:span></text:p>
      <text:p text:style-name="P2185"><text:span text:style-name="T2186">Ob. Wojciech Kłosowski</text:span>:</text:p>
      <text:p text:style-name="P2187">Proszę pań<text:span text:style-name="T2188">st</text:span>wa ja r<text:span text:style-name="T2189">o</text:span>zumiem wagę zagadnienia tego, o którym pan prof. Andrzejewski mówi, ale w dyskusji były podnoszone trzy inne aspekty gospodarki łowieckiej, w której chodziło i o sprawę w tej chwili bezkarności pewnych nadużyć łowieckich, nie boimy się tutaj urażania tego szacownego środowiska, które ma wielkie zasługi dla ochrony środowiska, ale wyrządza też znaczne szkody. Prof<text:span text:style-name="T2190">.<text:s/></text:span>Wierzbicki podnos<text:span text:style-name="T2191">ił</text:span><text:s/>tutaj sprawę m.in. odstrzału ptaków drapieżnych chronionych itd.<text:s/><text:span text:style-name="T2192">T</text:span>o jest spr<text:span text:style-name="T2193">a</text:span>wa też inwestycji i zasad budowania przeróżnych rzeczy, które gospodarka łowiecka jakby do lasu wprowadza. I bez względu na ważność tych poszczególnych aspektów tu się możemy kłócić, dla mnie to nie jest takż<text:span text:style-name="T2194">e</text:span>, to jest<text:s/><text:span text:style-name="T2195">d</text:span>ominujący aspekt, a inne są nieważne.<text:s/><text:span text:style-name="T2196">B</text:span>o te inne są bardzo mocno akcentowane w odczuciu społecznym. Trzeba tutaj powiedzieć, że gospodarka łowiecka to jest domena pewnych grup społecznych dosyć zamożnych, dosyć wpływowych i to jest bardzo bulwersujące dla społeczeństwa, jeżeli tylko jakby upominamy si<text:span text:style-name="T2197">ę</text:span><text:s/>o to, żeby wzmocnić pozycje tego środowiska, a nie nakładać na nie żadnych ograniczeń. Dlatego dla mnie pierwszoplanową sprawą jest podporządkowanie łowiectwa środowisko-<text:span text:style-name="T2198">t</text:span>wórczej funkcji lasów<text:span text:style-name="T2199">.</text:span><text:s/>W tym mieści się m.in. i regulacja stanu zwierzyny. Jeśli państwo byście chcieli koniecznie to uwzględnić to ja bym proponował takie sformułowanie o zachowaniu równowagi ekologiczn<text:span text:style-name="T2200">ej,</text:span><text:s/>a n<text:span text:style-name="T2201">i</text:span>e... a unikać takich<text:s/><text:span text:style-name="T2202">s</text:span>formu<text:span text:style-name="T2203">ł</text:span>owa<text:span text:style-name="T2204">ń<text:s/></text:span>eksploatatorskich o odstrzale nadmiernych ilości zwierzyny,<text:s/>bo<text:s/>to jakby w tym dokumencie<text:s/><text:span text:style-name="T2205">źl</text:span>e brzmi.</text:p>
      <text:p text:style-name="P2206"><text:span text:style-name="T2207">Ob.<text:s/></text:span><text:span text:style-name="T2208">Jerzy Kołodziejski</text:span>:</text:p>
      <text:soft-page-break/>
      <text:p text:style-name="P2209">Intuicyjnie zgadzam s<text:span text:style-name="T2210">i</text:span>ę<text:span text:style-name="T2211"><text:s/></text:span>z pane<text:span text:style-name="T2212">m</text:span><text:s/>Kłosowskim, ale nie znam się na sprawie. Proszę o pomoc fachowców<text:span text:style-name="T2213">.</text:span><text:s/><text:span text:style-name="T2214">W</text:span><text:s/>kolejności pan Andrzejczyk i pan Kasprzyk.</text:p>
      <text:p text:style-name="P2215"><text:span text:style-name="T2216">Ob. Rafa</text:span>ł<text:s/><text:span text:style-name="T2217">Kaspr</text:span><text:span text:style-name="T2218">z</text:span><text:span text:style-name="T2219">yk</text:span>:</text:p>
      <text:p text:style-name="P2220">Proponuj<text:span text:style-name="T2221">ę</text:span><text:s/>ab<text:span text:style-name="T2222">yś</text:span>my nie starali się wzorem wielkiego filozofa Kanta<text:s/><text:span text:style-name="T2223">sf</text:span>ormu<text:span text:style-name="T2224">łow</text:span>ać wszystkiego, całej naszej wiedzy w jednym zdaniu. Bo to się nawet jemu nie udało. I to o czym kol. Kłosowski mówił, to wynika z kontekstu całego naszego dokumentu. Tak mi się wydaje. I nasza dyskusja jest w tej chwili zbędna.</text:p>
      <text:p text:style-name="P2225"><text:span text:style-name="T2226">Ob</text:span><text:span text:style-name="T2227">.</text:span><text:span text:style-name="T2228"><text:s/>Jerzy<text:s/></text:span><text:span text:style-name="T2229">k</text:span><text:span text:style-name="T2230">ołodzi</text:span><text:span text:style-name="T2231">ej</text:span><text:span text:style-name="T2232">ski</text:span>:</text:p>
      <text:p text:style-name="P2233">Proszę bardzo pan Andrz<text:span text:style-name="T2234">ej</text:span>czyk.</text:p>
      <text:p text:style-name="P2235"><text:span text:style-name="T2236">Ob. Krzysztof Andrzejczyk</text:span>:</text:p>
      <text:p text:style-name="P2237">Chciałem zaproponować zapis. Mianowicie zgadzam<text:s/><text:span text:style-name="T2238">s</text:span>ię z prof.<text:s/><text:span text:style-name="T2239">St</text:span>a<text:span text:style-name="T2240">jniakie</text:span><text:span text:style-name="T2241">m</text:span>, że chodzi o zasady gospodarki łowieckiej. Ale uważam, że uwaga prof. pana Kłosowskiego jest bardzo słuszna, bo o to w tej całej gospodarce chodzi. W związku z tym chciałem zaproponować, aby zapis brzmiał.<text:s/><text:span text:style-name="T2242">P</text:span>o<text:span text:style-name="T2243">ddać</text:span><text:s/>rewizji zasady gospodarki łowieckiej podporządkowując je głównym funkcjom lasów oraz zasady odpłatności za szkody łowieckie. Bo to jest odrębna sprawa. Za szkody łowieckie płacimy wszyscy<text:span text:style-name="T2244">.</text:span><text:s/>Poprzez obciążenie leśnictwa.</text:p>
      <text:p text:style-name="P2245"><text:span text:style-name="T2246">O</text:span><text:span text:style-name="T2247">b. Jerzy Kołodzi</text:span><text:span text:style-name="T2248">ej</text:span><text:span text:style-name="T2249">ski</text:span>:</text:p>
      <text:p text:style-name="P2250"><text:span text:style-name="T2251">P</text:span>rof.<text:s/><text:span text:style-name="T2252">Wierz</text:span>b<text:span text:style-name="T2253">icki</text:span><text:s/>ma g<text:span text:style-name="T2254">ło</text:span>s.</text:p>
      <text:p text:style-name="P2255"><text:span text:style-name="T2256">Ob. Zbigniew Wierzbicki</text:span>:</text:p>
      <text:p text:style-name="P2257"><text:span text:style-name="T2258">J</text:span>a w zasadzie popieram wniosek pana Andrz<text:span text:style-name="T2259">ej</text:span>czyka. Ja uważa<text:span text:style-name="T2260">m</text:span>, że to jest punkt bardzo ważny dla nas. Ponieważ zwi<text:span text:style-name="T2261">ą</text:span>zek łowiecki jest pa<text:span text:style-name="T2262">ń</text:span>stwem w państwie. To jest grupa elitarna, która narzuc<text:span text:style-name="T2263">a</text:span><text:s/>swoje wa<text:span text:style-name="T2264">r</text:span>unk<text:span text:style-name="T2265">i</text:span><text:s/>lasom<text:s/><text:span text:style-name="T2266">i</text:span><text:s/>społeczeń<text:span text:style-name="T2267">st</text:span>wu eksploatując te lasy, pomagając, nawet nie eksploatują<text:span text:style-name="T2268">c.</text:span><text:s/>Ja otrzymałem takie informacje np. za szkody płaci po 15 proc. Polski Związek Łowiecki<text:span text:style-name="T2269">,</text:span><text:s/><text:span text:style-name="T2270">ż</text:span>e odszkodowania, które ustalają leśnicy, a nie PZU, płac<text:span text:style-name="T2271">ą</text:span><text:s/>koła łowieckie, ale tylko w j<text:span text:style-name="T2272">ed</text:span>nej trzeciej nie m<text:span text:style-name="T2273">ó</text:span>w<text:span text:style-name="T2274">i</text:span>ąc o tym, że jest uprawiany cały szereg nadużyć<text:span text:style-name="T2275">.</text:span><text:s/>Więc ja bym tu proponował - na to społeczeństwo jest jednak uwrażliwione, i o tym się bardzo dużo pisze i mówi<text:span text:style-name="T2276">.</text:span><text:s/>Więc ja<text:s/>proponuję, żeby jednak w tym zapisie skoro o tym jest już<text:s/><text:span text:style-name="T2277">m</text:span>owa wyraźnie podkreślić - podporządkowanie Związku Łowieckiego środowisko-twórczych lasów i z takim jednak zastrz<text:span text:style-name="T2278">eż</text:span>eniem, że związek łowiecki powinien płacić odszkodowania w całości, a nie obciążać tym lasów pań<text:span text:style-name="T2279">st</text:span>wowych.</text:p>
      <text:p text:style-name="P2280"><text:span text:style-name="T2281">Ob. Jerzy Kołodzi</text:span><text:span text:style-name="T2282">ej</text:span><text:span text:style-name="T2283">ski</text:span>:</text:p>
      <text:p text:style-name="P2284">Dziękuję bardzo panie profesorze, większość uwag, jak można się zorientować, u<text:span text:style-name="T2285">w</text:span>ag dyskusji idzie w kierunku propozycji pana Andrz<text:span text:style-name="T2286">ej</text:span>czyka. Proponuję przyjąć tą propozycję. Najbardziej precyzyjna jest, tak? Zgoda? Pan prof. Kłosowski zgadza się także? Proszę bardzo niech pan jeszcze raz przeczyta.</text:p>
      <text:p text:style-name="P2287"><text:span text:style-name="T2288">Ob</text:span><text:span text:style-name="T2289">.</text:span><text:span text:style-name="T2290"><text:s/>K. Andrz</text:span><text:span text:style-name="T2291">ej</text:span><text:span text:style-name="T2292">czyk</text:span>:</text:p>
      <text:p text:style-name="P2293">P<text:span text:style-name="T2294">od</text:span>dać rewizji zasady gosp<text:span text:style-name="T2295">od</text:span>ar<text:span text:style-name="T2296">ki<text:s/></text:span>łowieckiej podporządkowując ją - przepraszam je - głównym funkcjom lasów - głównej funkcji przepraszam - albo środowisko-twórczej funkcji. Myśmy wyżej określili funkcję lasów, w związku z tym nie chciałem tutaj powtarzać<text:span text:style-name="T2297">.</text:span></text:p>
      <text:p text:style-name="P2298"><text:span text:style-name="T2299">Ob. Jerzy Kołodzi</text:span><text:span text:style-name="T2300">ej</text:span><text:span text:style-name="T2301">ski</text:span>:</text:p>
      <text:p text:style-name="P2302">Proponuję środow<text:span text:style-name="T2303">is</text:span>ko-<text:span text:style-name="T2304">t</text:span>wórcz<text:span text:style-name="T2305">ej...</text:span></text:p>
      <text:p text:style-name="P2306"><text:span text:style-name="T2307">Ob. K. Andrzejczyk</text:span>:</text:p>
      <text:soft-page-break/>
      <text:p text:style-name="P2308">...środowisko-<text:span text:style-name="T2309">t</text:span>w<text:span text:style-name="T2310">órcz</text:span>ej<text:s/><text:span text:style-name="T2311">fu</text:span>nk<text:span text:style-name="T2312">cj</text:span>i lasów oraz zasady odpłatności za szkody łowieckie<text:span text:style-name="T2313">.</text:span><text:s/>Czyli poddać rewizji jedno i drugie.</text:p>
      <text:p text:style-name="P2314"><text:span text:style-name="T2315">/</text:span>Głos z sali: nie słychać/.</text:p>
      <text:p text:style-name="P2316"><text:span text:style-name="T2317">Ob. K. Andrzejczyk</text:span>:</text:p>
      <text:p text:style-name="P2318"><text:span text:style-name="T2319">...</text:span>oraz zasady odpłatności za<text:s/>szkody łowieckie<text:span text:style-name="T2320">.</text:span></text:p>
      <text:p text:style-name="P2321">/Głos z sali: nie słychać/.</text:p>
      <text:p text:style-name="P2322"><text:span text:style-name="T2323">Ob</text:span><text:span text:style-name="T2324">.</text:span><text:span text:style-name="T2325"><text:s/>K. Andrzejczyk</text:span>:</text:p>
      <text:p text:style-name="P2326">N<text:span text:style-name="T2327">o</text:span>, w tej chwili są zasady niekorzystne dla tych, którzy nie polując, ja też jestem myśliwym, ale nie mogę się zgodzie z tym, że blisko 100 tys. jeden le<text:span text:style-name="T2328">ś</text:span>nik dopłacał do każdego myśliwego.</text:p>
      <text:p text:style-name="P2329"><text:span text:style-name="T2330">Ob. Jerzy Kołodzi</text:span><text:span text:style-name="T2331">ej</text:span><text:span text:style-name="T2332">ski</text:span>:</text:p>
      <text:p text:style-name="P2333"><text:span text:style-name="T2334">No</text:span><text:s/>dobrze. Przyjm<text:span text:style-name="T2335">uj</text:span>emy tą redakcj<text:span text:style-name="T2336">i</text:span><text:s/>zaproponowaną przez pana Andrz<text:span text:style-name="T2337">ej</text:span>czyka. Kto jeszcze w t<text:span text:style-name="T2338">ej</text:span><text:s/>sprawie?</text:p>
      <text:p text:style-name="P2339"><text:span text:style-name="T2340">Ob.</text:span><text:span text:style-name="T2341"><text:s/>Marek Roman</text:span>:</text:p>
      <text:p text:style-name="P2342">A przy tym s<text:span text:style-name="T2343">fo</text:span>rmułowaniu gdzie będzie łowiectwo?<text:s/><text:span text:style-name="T2344">W</text:span><text:s/>rolnictwie zostanie czy pójdzie do ochrony środowiska? Bo z tego zapisu nie wynika. Leśnictwo pójdzie, łowiectwo zostanie właściwie w rolnictwie, z tego wynika.</text:p>
      <text:p text:style-name="P2345"><text:span text:style-name="T2346">Ob. Jerzy Kołodzi</text:span><text:span text:style-name="T2347">ejs</text:span><text:span text:style-name="T2348">ki</text:span>:</text:p>
      <text:p text:style-name="P2349">Prosz<text:span text:style-name="T2350">ę</text:span><text:s/>bardzo. J<text:span text:style-name="T2351">es</text:span>zc<text:span text:style-name="T2352">z</text:span>e<text:span text:style-name="T2353"><text:s/></text:span>pan..<text:span text:style-name="T2354">.</text:span></text:p>
      <text:p text:style-name="P2355"><text:span text:style-name="T2356">Ob.<text:s/></text:span><text:span text:style-name="T2357">K. Andrz</text:span><text:span text:style-name="T2358">ej</text:span><text:span text:style-name="T2359">czyk</text:span>:</text:p>
      <text:p text:style-name="P2360">Proszę państwa należy uznać, że łowiectwo jest jedną z gałęzi gospodarki leśnej. To jest to co pokutuje przez wszystkie lata powojenne. I faktycznie uważa<text:span text:style-name="T2361">m</text:span>, że w tym sformułowaniu należy podać zasady rewizji gospodarki<text:s/>łowieckiej, rozumiem również uporządkowanie prawa. Po prostu łowiectwo powinno być w gestii leśników i zniknie problem odszkodowań jeżeli ktoś będzie chciał polować to wykupi sobie tylko odstrzały.</text:p>
      <text:p text:style-name="P2362"><text:span text:style-name="T2363">J</text:span>eżeli tak<text:s/><text:span text:style-name="T2364">b</text:span>y<text:span text:style-name="T2365">śm</text:span>y rozumieli to uporządkowanie zasad to mielibyśmy wtedy rozwiązany problem.</text:p>
      <text:p text:style-name="P2366"><text:span text:style-name="T2367">Ob. Jerzy Kołodzi</text:span><text:span text:style-name="T2368">ej</text:span><text:span text:style-name="T2369">ski</text:span>:</text:p>
      <text:p text:style-name="P2370">Jeszcze prof. Andrzejewski.</text:p>
      <text:p text:style-name="P2371"><text:span text:style-name="T2372">Ob.<text:s/></text:span><text:span text:style-name="T2373"><text:s/>Ro</text:span><text:span text:style-name="T2374">m</text:span><text:span text:style-name="T2375">an<text:s/></text:span><text:span text:style-name="T2376">An</text:span><text:span text:style-name="T2377">d</text:span><text:span text:style-name="T2378">r</text:span><text:span text:style-name="T2379">z</text:span><text:span text:style-name="T2380">ej</text:span><text:span text:style-name="T2381">ewsk</text:span><text:span text:style-name="T2382">i</text:span>:</text:p>
      <text:p text:style-name="P2383"><text:span text:style-name="T2384">Pr</text:span>o<text:span text:style-name="T2385">s</text:span>z<text:span text:style-name="T2386">ę</text:span><text:s/>pań<text:span text:style-name="T2387">s</text:span>twa łowi<text:span text:style-name="T2388">ect</text:span>wo, jak wiadomo zajmuje<text:s/><text:span text:style-name="T2389">s</text:span>ię gospodarką zwierzyną<text:span text:style-name="T2390">.</text:span><text:s/>Zwierzyna ży<text:span text:style-name="T2391">j</text:span>e zarówno na polach, jak i w lasach. Jest to zasób przyrody. Proponuję, żeby uznać,<text:s/><text:span text:style-name="T2392">ż</text:span>e łowiectwo powinno się znaleź<text:span text:style-name="T2393">ć</text:span><text:s/>w Ministerstwie Ochrony Środowiska<text:s/><text:span text:style-name="T2394">i</text:span><text:s/>Zasobów Naturalnych. Nie jako część gospodarki łowieckiej, tylko jako zasób przyrody.</text:p>
      <text:p text:style-name="P2395">A stosunki między łowiectwem a gospodarką<text:s/><text:span text:style-name="T2396">leś</text:span>ną, reguluje ten zapis, który dyskutujemy.</text:p>
      <text:p text:style-name="P2397">Jeżeli powiemy, że jest to część leśnictwa, no argumenty będą troch<text:span text:style-name="T2398">ę</text:span><text:s/>słabe, ponieważ może się okazać, że np. gospodarkę zwierzyną na polach<text:s/>Ministerstwo<text:s/>Rolnictwa zatrzyma u siebie.<text:s/><text:span text:style-name="T2399">T</text:span><text:span text:style-name="T2400">o</text:span><text:s/>nie jest słuszne, bo ono nie prowadzi gospodarki zwierzyną tylko zajmuje się produkcją rolną. Stąd moja propozycja, żeby wyraźnie powiedzieć, że jest to zasób przyrody, naturalny, który powinien się znaleźć w Mini<text:span text:style-name="T2401">ster</text:span>stwie Ochrony Środowiska i Zasobów Naturalnych.</text:p>
      <text:p text:style-name="P2402">Dziękuj<text:span text:style-name="T2403">ę.</text:span></text:p>
      <text:soft-page-break/>
      <text:p text:style-name="P2404"><text:span text:style-name="T2405">Ob. Jerzy Kołodzi</text:span><text:span text:style-name="T2406">ej</text:span><text:span text:style-name="T2407">ski</text:span>:</text:p>
      <text:p text:style-name="P2408">Pr<text:span text:style-name="T2409">os</text:span>z<text:span text:style-name="T2410">ę</text:span><text:s/>bardzo pan Andrzejczyk<text:span text:style-name="T2411">.</text:span></text:p>
      <text:p text:style-name="P2412"><text:span text:style-name="T2413">Ob.<text:s/></text:span><text:span text:style-name="T2414"><text:s/>K. Andrz</text:span><text:span text:style-name="T2415">ejcz</text:span><text:span text:style-name="T2416">yk</text:span>:</text:p>
      <text:p text:style-name="P2417">Uważam, że proponowany przeze mnie zapis nie mów<text:span text:style-name="T2418">i</text:span><text:s/>o podporządkowaniu gospodarki zwierzyną drobną sprawom l<text:span text:style-name="T2419">e</text:span>ś<text:span text:style-name="T2420">n</text:span>ictwa.</text:p>
      <text:p text:style-name="P2421">Natomiast mówi o poddaniu rewizji wszystkich zasad gospodarki łowieckiej<text:span text:style-name="T2422">.</text:span><text:s/>Czy<text:span text:style-name="T2423">m</text:span><text:s/>jest gospodarka łowiecka w tej chwili wie<text:span text:style-name="T2424">m</text:span>y<text:span text:style-name="T2425">.</text:span><text:s/>Mamy departament leśnictwa i łowiectwa.<text:s/><text:span text:style-name="T2426">I<text:s/></text:span>teraz gdybyśmy oddzielili sprawy leśnictwa i łowiectwa to<text:s/><text:span text:style-name="T2427">s</text:span>ię okaże, że rzeczywiście prawdą jest, że lasy niszczą jelenie.</text:p>
      <text:p text:style-name="P2428">Jeś<text:span text:style-name="T2429">li</text:span><text:s/>leśnika utożsamiamy<text:s/><text:span text:style-name="T2430">z</text:span><text:s/>tym<text:span text:style-name="T2431">,</text:span><text:s/>który gos<text:span text:style-name="T2432">pod</text:span>arz<text:span text:style-name="T2433">y w</text:span><text:s/>l<text:span text:style-name="T2434">e</text:span>s<text:span text:style-name="T2435">i</text:span>e i<text:s/><text:span text:style-name="T2436">z</text:span><text:s/>lasem, to nie możemy wydzielić zwierzyny leśnej, która b<text:span text:style-name="T2437">ę</text:span>dzie stała obok leśnictwa jako całego. Jest to ekosy<text:span text:style-name="T2438">st</text:span>em.</text:p>
      <text:p text:style-name="P2439"><text:span text:style-name="T2440">O</text:span><text:span text:style-name="T2441">b. Jerzy Kołodzi</text:span><text:span text:style-name="T2442">ej</text:span><text:span text:style-name="T2443">ski</text:span>:</text:p>
      <text:p text:style-name="P2444">Spra<text:span text:style-name="T2445">w</text:span>a jest jak gdyby jasna, proponuję przyjąć propozycję pana Andrz<text:span text:style-name="T2446">ejcz</text:span>yka.<text:s/><text:span text:style-name="T2447">I</text:span><text:s/>nie dyskutować jej już<text:span text:style-name="T2448">.</text:span><text:s/>Tak<text:span text:style-name="T2449">?</text:span><text:s/>Przyjmujemy, propozycję redakcyjną pana Andrz<text:span text:style-name="T2450">ej</text:span>czyka.</text:p>
      <text:p text:style-name="P2451">Pun<text:span text:style-name="T2452">kt</text:span><text:s/>m/.</text:p>
      <text:p text:style-name="P2453"><text:span text:style-name="T2454">/</text:span>Głos z sali: nic słychać/.</text:p>
      <text:p text:style-name="P2455"><text:span text:style-name="T2456">Ob. Jerzy Kołodzi</text:span><text:span text:style-name="T2457">ej</text:span><text:span text:style-name="T2458">ski</text:span>:</text:p>
      <text:p text:style-name="P2459">Zdanie końcowe do m/, pro<text:span text:style-name="T2460">s</text:span>zę bardzo<text:span text:style-name="T2461">,</text:span><text:s/>pan pr<text:span text:style-name="T2462">of.</text:span><text:s/>Juchnowicz.</text:p>
      <text:p text:style-name="P2463"><text:span text:style-name="T2464">Ob. Stanisław Juchnowicz</text:span>:</text:p>
      <text:p text:style-name="P2465"><text:span text:style-name="T2466">Proszę</text:span><text:s/>pań<text:span text:style-name="T2467">st</text:span>wa proponuję wykreślić w ostatnim zdaniu<text:s/>„na obszarach leśnych”. Ponieważ presja na lokalizację działek budowla<text:span text:style-name="T2468">n</text:span>ych jest również na terenach leśnych. Przy punkcie m/<text:span text:style-name="T2469">.</text:span><text:s/>Jest to zapis po punkcie m/.</text:p>
      <text:p text:style-name="P2470">Nie należy naruszać a<text:span text:style-name="T2471">rt</text:span>. 11 ust. o ochronie gruntów rolnych i leśnych w związku z narastającą presją na lokalizację działek budowlanych na obszarach leśnych. Proponuję skreślić na obszarach<text:s/><text:span text:style-name="T2472">leś</text:span>nych<text:s/><text:span text:style-name="T2473">i</text:span><text:s/>napisa<text:span text:style-name="T2474">ć</text:span><text:s/>na tych obszarach. Ponieważ jest równi<text:span text:style-name="T2475">eż</text:span><text:s/>presja na tereny gruntów rolnych.</text:p>
      <text:p text:style-name="P2476"><text:span text:style-name="T2477">Ob. Jerzy Ko</text:span><text:span text:style-name="T2478">ł</text:span><text:span text:style-name="T2479">odz</text:span><text:span text:style-name="T2480">i</text:span><text:span text:style-name="T2481">e</text:span><text:span text:style-name="T2482">js</text:span><text:span text:style-name="T2483">k</text:span><text:span text:style-name="T2484">i</text:span>:</text:p>
      <text:p text:style-name="P2485">Ale punkt 2 dotyczy lasów.</text:p>
      <text:p text:style-name="P2486"><text:span text:style-name="T2487">/</text:span>Głos z sali: nie słychać/.</text:p>
      <text:p text:style-name="P2488"><text:span text:style-name="T2489">/</text:span>Głos z sali: czy<text:s/><text:span text:style-name="T2490">m</text:span>ożna?/.</text:p>
      <text:p text:style-name="P2491"><text:span text:style-name="T2492">Ob. Jerzy Kołodzi</text:span><text:span text:style-name="T2493">ej</text:span><text:span text:style-name="T2494">ski</text:span>:</text:p>
      <text:p text:style-name="P2495">Prosz<text:span text:style-name="T2496">ę</text:span><text:s/>bardzo.</text:p>
      <text:p text:style-name="P2497"><text:span text:style-name="T2498">Ob. Andrzej Kassenb</text:span><text:span text:style-name="T2499">er</text:span><text:span text:style-name="T2500">g</text:span>:</text:p>
      <text:p text:style-name="P2501">Ja do<text:s/><text:span text:style-name="T2502">ostatnie</text:span>go zdania. Proponuję [nieczytelne] ten zapis. I zamienić słowo<text:s/>„naruszać”<text:s/>nie należy zmieniać artykułu 11. Bo naruszać to jest takie... Co jest kategorią nienaruszenia? Zmienić to znaczy, że ma<text:s/>takie jak jest obecnie.</text:p>
      <text:p text:style-name="P2503">Zamiast słowa<text:s/><text:span text:style-name="T2504">''</text:span>naruszać<text:span text:style-name="T2505">”</text:span><text:s/>to zrobić słowo<text:s/>„zmieniać”. Nie należy zmieniać art<text:span text:style-name="T2506">.</text:span><text:s/>11.</text:p>
      <text:p text:style-name="P2507"><text:span text:style-name="T2508">Ob. Jerzy Kołodzi</text:span><text:span text:style-name="T2509">ejs</text:span><text:span text:style-name="T2510">ki</text:span>:</text:p>
      <text:p text:style-name="P2511">Proponuj<text:span text:style-name="T2512">ę</text:span><text:s/>przyjąć propozycję<text:span text:style-name="T2513"><text:s/></text:span>pana Kassenberga, jako bardziej kategoryczną. Proszę bardzo pan Harabin.</text:p>
      <text:p text:style-name="P2514"><text:span text:style-name="T2515">Ob. Zdzisław Harabin</text:span>:</text:p>
      <text:soft-page-break/>
      <text:p text:style-name="P2516">Panie profesorze do punktu m/ wracam. Jest zapis, który mówi o powołaniu Akademii Nauk Instytutu Badawczego Leśnictwa, czy Leśnego Instytutu Badawczego.</text:p>
      <text:p text:style-name="P2517">Proszę wziąć pod uwag<text:span text:style-name="T2518">ę</text:span><text:s/>jeden aspekt sprawy.<text:s/><text:span text:style-name="T2519">W</text:span><text:s/>Polsce obecnie funk<text:span text:style-name="T2520">cj</text:span>onuje Instytut Badawczy Leśnictwa, który skupia 800 pracowników plus kilka stacji terenowych. Prac<text:span text:style-name="T2521">uj</text:span>ą trzy wydziały leśne, w Poznaniu, Warszawie i w Krakowie. Pracuje w pewnych cząstkowych nadaniach również Polska Akademia Nauk i Instytut... PAN w Zabrzu. Również Uniwersytet Śląski w Katowicach. Instytut Genealogii PAN w Kórniku.</text:p>
      <text:p text:style-name="P2522">Ja rozumiem, że w hierarchii ważności powołanie Instytutu Akademii Nauk wniosłoby na piedestał naukę leśną i badania w tym zakresie. Ja wiem również, że był to interdyscyplinarny instytut, ale nie dublujmy sprawy. Ja nie widzę nie upatruję poprawy stanu naszych lasów powołaniem dodatkowego instytutu.</text:p>
      <text:p text:style-name="P2523"><text:span text:style-name="T2524">W</text:span>e<text:span text:style-name="T2525">ź</text:span>my pod uwagę jeszcze jeden aspekt.<text:s/><text:span text:style-name="T2526">W</text:span><text:s/>ogóle wydziały le<text:span text:style-name="T2527">ś</text:span>ne i sam Instytut Badawczy Leśnictwa ma wielkie pro<text:span text:style-name="T2528">b</text:span>lemy z naborem pracowników naukowych. Rozumiem, że propozy<text:span text:style-name="T2529">c</text:span>ja wyszła przemyślana z pewnego grona osób, ale uważam, że nie w tym tkwi problem poprawy stanu, aby jeszcze jeden instytut powoływać.</text:p>
      <text:p text:style-name="P2530">Instytut Badawczy Le<text:span text:style-name="T2531">ś</text:span>nictwa jest..<text:span text:style-name="T2532">.</text:span><text:s/><text:span text:style-name="T2533">m</text:span>a duże możliwości badawcze i naprawd<text:span text:style-name="T2534">ę</text:span><text:s/>trudno mi zrozumieć te propozycje. Ale to jest<text:s/><text:span text:style-name="T2535">m</text:span>oje zdanie.</text:p>
      <text:p text:style-name="P2536"><text:span text:style-name="T2537">Ob. Jerzy<text:s/></text:span><text:span text:style-name="T2538">Kołodz</text:span><text:span text:style-name="T2539">ie</text:span><text:span text:style-name="T2540">jski</text:span>:</text:p>
      <text:p text:style-name="P2541">Dzi<text:span text:style-name="T2542">ę</text:span>kuję panu. Prof.<text:s/><text:span text:style-name="T2543">W</text:span>ierzbic<text:span text:style-name="T2544">k</text:span>i<text:span text:style-name="T2545">.</text:span></text:p>
      <text:p text:style-name="P2546"><text:span text:style-name="T2547">Ob. Zbigniew Wierzbicki</text:span>:</text:p>
      <text:p text:style-name="P2548">Proszę państwa ja bym jednak chciał, żebyśmy sob<text:span text:style-name="T2549">i</text:span>e uświadomili jednak ogólną sytuację lasów. Lasom zagraża globalna katastrofa. Lasy stanowią jedną trzecią Polski. I te lasy mają tylko jeden instytut resortowy tylko. Podczas kiedy rolnictwo ma 14 czy 15 instytutów<text:span text:style-name="T2550">.</text:span><text:s/>Ja nie rozumiem tych zastrzeżeń<text:span text:style-name="T2551">.</text:span><text:s/>Chodzi przecież o wzmocnienie struktur broniących lasy. Struktur społecznych. Instytut o wyższym prestiżu i zatrudniający prowadzących badania podstawowe jest konieczny. Bo instytut resortowy tego nie robi. A nawet są proszę państwa w<text:s/><text:span text:style-name="T2552">leś</text:span>nictwie takie dzisiaj problemy, w leśnictwie polskim, których się w ogóle nie bada<text:span text:style-name="T2553">.</text:span><text:s/>Bo nie ma instytutu, nie ma ludzi, którzy by się skupiali wokół tego problemu. A nie można niestety - a to są problemy typowo polskie - ściągnąć tutaj czy zapożyczy<text:span text:style-name="T2554">ć</text:span><text:s/>sobie jakieś wyniki badań z Niemiec czy z Francji<text:span text:style-name="T2555">.</text:span></text:p>
      <text:p text:style-name="P2556">I z tego względu mnie się wydaje, że taki jeden choć, jeden instytut naukowy, bo jest jeden resortowy, choćby dla zasady, żeby nie było monopolu j<text:span text:style-name="T2557">ed</text:span>nego instytutu. Niechże będą dwa. Niechże będą te instytuty prowadzić badania podstawowe, bo one będą potrzebne i dlatego za tym optuję.</text:p>
      <text:p text:style-name="P2558"><text:span text:style-name="T2559">Ob. Jerzy Kołodzi</text:span><text:span text:style-name="T2560">ej</text:span><text:span text:style-name="T2561">ski</text:span>:</text:p>
      <text:p text:style-name="P2562"><text:span text:style-name="T2563">Prosz</text:span>ę bardzo pan Andrzejewski.</text:p>
      <text:p text:style-name="P2564"><text:span text:style-name="T2565">Ob.<text:s/></text:span><text:span text:style-name="T2566">Roman Andrz</text:span><text:span text:style-name="T2567">ej</text:span><text:span text:style-name="T2568">ewski</text:span>:</text:p>
      <text:p text:style-name="P2569">Proszę państwa, postulat utworzenia placówki naukowej leśnej czy Polskiej Akadem<text:span text:style-name="T2570">i</text:span>i Nauk jako samodzieln<text:span text:style-name="T2571">ej</text:span><text:s/>placówki jest starym postulatem. Na ten temat już się<text:s/><text:span text:style-name="T2572">m</text:span>ówi od dawna. Wydaje mi się, ż<text:span text:style-name="T2573">e</text:span><text:s/>pewne inercje akademii zawdzięczamy to, że takiej placówki nie ma. Jest wprawdzie Zakład Badań Rolniczych i Leśnych PAN w Poznaniu, ale jak wiadomo ta część leśna ul<text:span text:style-name="T2574">e</text:span>gła tam właściwie pełnej<text:s/><text:span text:style-name="T2575">lik</text:span>w<text:span text:style-name="T2576">id</text:span>a<text:span text:style-name="T2577">cj</text:span>i.</text:p>
      <text:soft-page-break/>
      <text:p text:style-name="P2578">Stąd nie będzie chyba dla niko<text:span text:style-name="T2579">g</text:span>o zaskoczeniem, jeżeli taki postulat stąd wyjdzie. Zakładając, że Instytut Badawczy Leśnictwa zresztą niesłychanie zasłużony dla lasów o bardzo dawnej tradycji będzie prowadził bezpośrednie badania nad gospodarką leśną, podczas gdy jej placówka w Akademii<text:s/><text:span text:style-name="T2580">N</text:span>auk prowadziłaby badania podstawowe w szcze<text:span text:style-name="T2581">g</text:span>ólności nad<text:s/><text:span text:style-name="T2582">fu</text:span>nkc<text:span text:style-name="T2583">jo</text:span>nowaniem ekosystemu leśnego, które w powiązaniu z innymi placówkami ekologicznymi akademii mogły by być sensowne i uzupełnić to co nie jest w stanie zrobić Instytut Badawczy Leśnictwa przy tej kadrze i nawet dużej kadrze, ale i przy tych zadaniach, które przed tym instytutem stoją.</text:p>
      <text:p text:style-name="P2584">Dziękuję bardzo.</text:p>
      <text:p text:style-name="P2585"><text:span text:style-name="T2586">Ob. Jerzy Kołodzi</text:span><text:span text:style-name="T2587">ejs</text:span><text:span text:style-name="T2588">ki</text:span>:</text:p>
      <text:p text:style-name="P2589">Dziękuję, bardzo proszę.</text:p>
      <text:p text:style-name="P2590"><text:span text:style-name="T2591">Ob. St</text:span><text:span text:style-name="T2592">efan Kozłowski</text:span>:</text:p>
      <text:p text:style-name="P2593">J<text:span text:style-name="T2594">eżel</text:span>i mo<text:span text:style-name="T2595">ż</text:span>na, ja muszę zapr<text:span text:style-name="T2596">otes</text:span>towa<text:span text:style-name="T2597">ć</text:span><text:s/>przeciwko takiemu stawianiu sprawy, instytut resortowy i na przeciwległym biegu instytut naukowy.</text:p>
      <text:p text:style-name="P2598">Chciałem uprzejmie przypomnieć,<text:s/><text:span text:style-name="T2599">ż</text:span>e nasz instytut egzystuje lat 50, ma prawo habilitacji i prawo nadawania doktoratów jako jeden z niewielu instytutów. To jest pierwsza sprawa.</text:p>
      <text:p text:style-name="P2600">Druga<text:s/><text:span text:style-name="T2601">s</text:span>prawa<text:span text:style-name="T2602">.</text:span><text:s/>Ja nie ma<text:span text:style-name="T2603">m</text:span><text:s/>jeśli chodz<text:span text:style-name="T2604">i</text:span><text:s/>o badania podstawowe, też dla informacji chciałem podać, że 30 proc. praca chłonno<text:span text:style-name="T2605">ś</text:span>ci, praca mocy albo budżetu, jak kto woli w Instytucie Badawczym Leśnictwa jest przeznaczone na badania podsta<text:span text:style-name="T2606">w</text:span>o<text:span text:style-name="T2607">w</text:span>e. 70 proc. to są badania stosowane. To jest drugie s<text:span text:style-name="T2608">p</text:span>rostowani<text:span text:style-name="T2609">e.</text:span></text:p>
      <text:p text:style-name="P2610">I wreszcie ja nie protestuję przeciwko tworzeniu.<text:s/><text:span text:style-name="T2611">N</text:span>ie<text:span text:style-name="T2612"><text:s/></text:span>mówiłem nic, ale uważam my szukamy paru pracowników naukowych oferując mieszkania, które trzymamy puste, mamy już kłopoty z tego tytułu, bo nie mamy np<text:span text:style-name="T2613">.</text:span><text:s/>kierownika zakładu urządzania i mamy kłopoty bo jest nacisk, a wiemy, że jak mieszkania oddamy komu<text:span text:style-name="T2614">ś</text:span>, to już nawet nie obsadzimy i nie mamy.</text:p>
      <text:p text:style-name="P2615">Dlatego ja nie mam nic przeciwko temu, ale uważam, że postulat w każdym razie w terminie, jaki tu jest podany jest absolutnie nierealny<text:span text:style-name="T2616">.</text:span></text:p>
      <text:p text:style-name="P2617">Dziękuję.</text:p>
      <text:p text:style-name="P2618"><text:span text:style-name="T2619">Ob. Jerzy Kołodzi</text:span><text:span text:style-name="T2620">ej</text:span><text:span text:style-name="T2621">ski</text:span>:</text:p>
      <text:p text:style-name="P2622">Proszę państwa rozpoczęliśmy znowu dyskusję merytoryczną nad sprawą, która wczoraj była przedyskutowana. Mam pytanie do strony so<text:span text:style-name="T2623">lid</text:span>arnośc<text:span text:style-name="T2624">io</text:span>w<text:span text:style-name="T2625">ej.<text:s/></text:span>Czy wnosi o rewizję tego punktu, czy opowiada się za utrzymaniem? Proszę bardzo<text:span text:style-name="T2626">.</text:span></text:p>
      <text:p text:style-name="P2627"><text:span text:style-name="T2628">Ob. Stefan Kozłowski</text:span>:</text:p>
      <text:p text:style-name="P2629"><text:span text:style-name="T2630">U</text:span>ważam, że punkt został przedyskutowany, całkowicie go podtrzym<text:span text:style-name="T2631">uj</text:span>emy.</text:p>
      <text:p text:style-name="P2632"><text:span text:style-name="T2633">Ob. Jerzy Kołodzi</text:span><text:span text:style-name="T2634">ej</text:span><text:span text:style-name="T2635">ski</text:span>:</text:p>
      <text:p text:style-name="P2636">Strona rz<text:span text:style-name="T2637">ą</text:span>dowa podtrzymuje ten punkt również niezależnie od różnic zdań<text:span text:style-name="T2638">,</text:span><text:s/>jakie są w tym zakresie. Wczoraj to dyskutowaliśmy. Uzyskaliśmy wczoraj consensus, nic wracamy, mówię to w imieniu delegacji rządowej. Nie wracamy do tego. Chyba że sprawy formalne proszę bardzo.</text:p>
      <text:p text:style-name="P2639"><text:span text:style-name="T2640">An</text:span><text:span text:style-name="T2641">n</text:span><text:span text:style-name="T2642">a</text:span><text:span text:style-name="T2643"><text:s/>Lech</text:span>:</text:p>
      <text:p text:style-name="P2644"><text:span text:style-name="T2645">Cz</text:span>y<text:s/><text:span text:style-name="T2646">m</text:span>o<text:span text:style-name="T2647">ż</text:span>na z<text:span text:style-name="T2648">g</text:span>łosić redakcyjną uwa<text:span text:style-name="T2649">gę<text:s/></text:span>do tego?</text:p>
      <text:p text:style-name="P2650"><text:span text:style-name="T2651">O</text:span><text:span text:style-name="T2652">b</text:span><text:span text:style-name="T2653">.</text:span><text:span text:style-name="T2654"><text:s/>Jerzy Kołodzi</text:span><text:span text:style-name="T2655">ej</text:span><text:span text:style-name="T2656">ski</text:span>:</text:p>
      <text:p text:style-name="P2657">Bardzo proszę</text:p>
      <text:soft-page-break/>
      <text:p text:style-name="P2658"><text:span text:style-name="T2659">Ob</text:span><text:span text:style-name="T2660">.</text:span><text:span text:style-name="T2661"><text:s/>Anna Lech</text:span>:</text:p>
      <text:p text:style-name="P2662">Sformułowany w ten sposób punkt<text:s/>„powołać w PAN<text:span text:style-name="T2663">”</text:span><text:s/>wydaje mi się narusza troszeczkę samorządność tej najwyższej instytucji naukowej w naszym kraju. Zasady tworzenia palcówek naukowych są ściśle określone.</text:p>
      <text:p text:style-name="P2664">Wypowiad<text:span text:style-name="T2665">aj</text:span>ą się za utworzeniem takiej placówki kolegialne gremia Akademii Nauk czyli najwyższej r<text:span text:style-name="T2666">ep</text:span>r<text:span text:style-name="T2667">ezent</text:span>a<text:span text:style-name="T2668">cji<text:s/></text:span>naszych naukowców.</text:p>
      <text:p text:style-name="P2669">Stąd też proponowałabym, aby złagodzić nieco ten zapis i nie proponować tutaj powołanie tylko rozważenie takiej możliwości. Przy czym zaznaczyć trzeba, ż<text:span text:style-name="T2670">e</text:span><text:s/>jeże<text:span text:style-name="T2671">li</text:span><text:s/>nie będzie odpowiedniej ilości specjalistów czyli tzw. dawniej - samodzielnych i pomocniczych pracowników nauki, placówka taka powstać z przyczyn formalnych nie ma..<text:span text:style-name="T2672">.</text:span><text:s/>Trzeba najpierw zrobić rozeznanie co do możliwości zgromadzenia kadry<text:span text:style-name="T2673">.</text:span><text:s/>Stąd moja propozy<text:span text:style-name="T2674">cj</text:span>a.</text:p>
      <text:p text:style-name="P2675">Dziękuję bardzo.</text:p>
      <text:p text:style-name="P2676"><text:span text:style-name="T2677">Ob.<text:s/></text:span><text:span text:style-name="T2678">Jerzy<text:s/></text:span><text:span text:style-name="T2679">K</text:span><text:span text:style-name="T2680">ołodzi</text:span><text:span text:style-name="T2681">ejs</text:span><text:span text:style-name="T2682">ki</text:span>:</text:p>
      <text:p text:style-name="P2683">Chciałbym jednak zakończyć dyskusję na ten temat. Miałbym tylko uwagę do pani wypowiedzi<text:span text:style-name="T2684">. W</text:span>szystkie nasze postulaty albo ich znaczna większość naruszają dotychczasowy układ sprawowania władzy i gospodarowa<text:span text:style-name="T2685">ni</text:span>a w naszym kraju<text:span text:style-name="T2686">.</text:span><text:s/>Będą rozstrzygane przez powołane konstytucyjne organy. My dajemy propozy<text:span text:style-name="T2687">cję</text:span>, kategory<text:span text:style-name="T2688">cz</text:span>ność sformułowań oznacza tylko naszą wolę, wolę załatwienia sprawy. Jak one zostaną załatwione, zależeć będzie od struktur kon<text:span text:style-name="T2689">styt</text:span>uc<text:span text:style-name="T2690">yj</text:span>nych zabiorą się za to załatwianie. Od nas będzie zależeć kontrola społeczna, jak to jest załatwiane.</text:p>
      <text:p text:style-name="P2691">Także proponuję tutaj tej zasady się trzymać<text:span text:style-name="T2692">.</text:span><text:s/>Inaczej byśmy niczego nie załatwili, wszystko byłoby letnie, bo<text:s/><text:span text:style-name="T2693">w</text:span><text:s/>ramach struktur, które w t<text:span text:style-name="T2694">e</text:span>j chwili funkcjonują niewiele by się dało załatwić<text:span text:style-name="T2695">.</text:span></text:p>
      <text:p text:style-name="P2696">Wobec<text:s/><text:span text:style-name="T2697">jed</text:span>n<text:span text:style-name="T2698">oz</text:span>na<text:span text:style-name="T2699">cz</text:span>n<text:span text:style-name="T2700">eg</text:span>o stanowiska strony solidarnościowej i utrzymania wczoraj sformuł<text:span text:style-name="T2701">ow</text:span>anego stanowiska strony rządowej proponuję ten punkt utrzymać w wersji, która została zaproponowana<text:span text:style-name="T2702">.</text:span></text:p>
      <text:p text:style-name="P2703">Zdanie końcowe. Pan Kassenberg proponował<text:s/><text:span text:style-name="T2704">n</text:span>ie należy zmieniać. Tym bardziej kategorycznie proponowałbym wprowadzić tą zmianę, nie należy zmieniać artykułu 11. Proponuję przyjąć w takiej wersji ze zmianą zaproponowaną przez pana Kass<text:span text:style-name="T2705">en</text:span>b<text:span text:style-name="T2706">er</text:span>ga.</text:p>
      <text:p text:style-name="P2707">Sprawa jest tak ewidentna, że nie sądzę, żeby ją dyskutować.</text:p>
      <text:p text:style-name="P2708"><text:span text:style-name="T2709">W</text:span><text:s/>ten sposób załatwiliśmy punkt 2. Aż dwa punkty.</text:p>
      <text:p text:style-name="P2710">Tempo naszej pracy jest niezadawal<text:span text:style-name="T2711">aj</text:span>ąc<text:span text:style-name="T2712">e.</text:span><text:s/>Co nie oznacza żebym nawoływał do zwiększenia tempa kosztem jakości<text:span text:style-name="T2713">.</text:span></text:p>
      <text:p text:style-name="P2714">Punkt trzeci. Bardzo proszę pan Jerzy Kwiatkowski.</text:p>
      <text:p text:style-name="P2715"><text:span text:style-name="T2716">Ob.</text:span><text:span text:style-name="T2717"><text:s/>Jerzy Kwiatkowski</text:span>:</text:p>
      <text:p text:style-name="P2718">Proponuję do punkt 3 drobne, kosmety<text:span text:style-name="T2719">c</text:span>zne poprawki<text:span text:style-name="T2720">.</text:span><text:s/>Otóż w pkt. b/ w zdaniu - przyg<text:span text:style-name="T2721">ot</text:span>owywan<text:span text:style-name="T2722">iu<text:s/></text:span>realizacji strategii ochrony środowiska oraz związanego z tym planowania prognozowania<text:s/><text:span text:style-name="T2723">-</text:span><text:s/>proponuję przestawić planowanie na drugie miejsce.</text:p>
      <text:p text:style-name="P2724">Na<text:span text:style-name="T2725">pis</text:span>ać:<text:s/>„Prognozowania, planowania i programowania”<text:s/><text:span text:style-name="T2726">-<text:s/></text:span>kolejność.</text:p>
      <text:p text:style-name="P2727">Teraz tire 4<text:s/>„nadzorowaniu<text:span text:style-name="T2728">”</text:span><text:s/>i poprawić trzeba<text:s/>„wspomaganiu”<text:s/>nie<text:s/>„wspomaganie”<text:s/>lecz<text:s/>„wspomaganiu”<text:span text:style-name="T2729">.</text:span></text:p>
      <text:p text:style-name="P2730">Tire 5 nie tworzenie, lecz<text:s/>„tworzeniu”.</text:p>
      <text:p text:style-name="P2731">I w ostatnim zdaniu jest propozycja, żeby wprowadzić dodatkowo po słowie w ostatniej linijce<text:s/>„parkami<text:s/><text:soft-page-break/>narodowymi”<text:s/>stworzenie systemu ich prawidłowego funk<text:span text:style-name="T2732">cj</text:span>onowania taki wtręt jeszcze tutaj dać. Byłoby tak:<text:s/>„łącznie z przejęciem zarządu nad Parkami Narodowymi, stworzeniem systemu i prawidłowego funk<text:span text:style-name="T2733">cj</text:span>onowania oraz koordynacją ochrony wód Bałtyku”<text:span text:style-name="T2734">.</text:span><text:s/>I oczywiście to zdanie końcowe nie jest punktem b/, tylko podobnie, jak w poprzednim punkcie powinno by<text:span text:style-name="T2735">ć</text:span><text:s/>wysunięte w lewo, a m/ powinien się zaczynać od akapitu.</text:p>
      <text:p text:style-name="P2736">Dziękuję bardzo.</text:p>
      <text:p text:style-name="P2737"><text:span text:style-name="T2738">O</text:span><text:span text:style-name="T2739">b. Jerzy Kołodzi</text:span><text:span text:style-name="T2740">ej</text:span><text:span text:style-name="T2741">ski</text:span>:</text:p>
      <text:p text:style-name="P2742">Dziękuję, sądzę, że są to propozycje logiczne, uściślające nasz pierwotny zapis<text:span text:style-name="T2743">.</text:span><text:s/>Kto z państwa jeszcze? Pan Kłosowski, proszę.</text:p>
      <text:p text:style-name="P2744"><text:span text:style-name="T2745">O</text:span><text:span text:style-name="T2746">b. Wojciech Kłosowski</text:span>:</text:p>
      <text:p text:style-name="P2747">Oczywiście tutaj jest jeszcze stara wersja zgodnie z tym co wczoraj ustaliliśmy<text:s/><text:span text:style-name="T2748">i</text:span><text:s/>w pkt.<text:span text:style-name="T2749"><text:s/></text:span>2, pkt b/ tych propozycji poniżej byłby wykreślony, a pkt c<text:span text:style-name="T2750">/<text:s/></text:span>byłby punktem b/<text:span text:style-name="T2751">.</text:span></text:p>
      <text:p text:style-name="P2752"><text:span text:style-name="T2753">Ob. Radosław Gawlik</text:span>:</text:p>
      <text:p text:style-name="P2754">Tu trzeba uzupełnić, ja rozumiałem, że pan Kłosowski powie o tym, że Ministerstwo Ochrony Środowiska powinno objąć swym działaniem całość problematyki środowiskow<text:span text:style-name="T2755">ej</text:span><text:s/>łącznie z przejęciem zarządu nad Parkami Narodowymi i stworzeniem systemu prawidłowego - jak to może pan powtórzy?</text:p>
      <text:p text:style-name="P2756"><text:span text:style-name="T2757">Ob. Jerzy Kłosowski</text:span>:</text:p>
      <text:p text:style-name="P2758">...łącznie z przejęciem zarządu nad Parkami Narodowymi, stworzeniem systemu ich prawidłowego funk<text:span text:style-name="T2759">cj</text:span>onowania oraz koordynacją ochrony wód Bałtyku<text:span text:style-name="T2760">.</text:span></text:p>
      <text:p text:style-name="P2761"><text:span text:style-name="T2762">O</text:span><text:span text:style-name="T2763">b. Radosław Gawlik</text:span>:</text:p>
      <text:p text:style-name="P2764">I trzeba tu dodać przejęcie leśnictwa też...</text:p>
      <text:p text:style-name="P2765">/Głos z sali<text:span text:style-name="T2766">:</text:span><text:s/>nie słychać/.</text:p>
      <text:p text:style-name="P2767"><text:span text:style-name="T2768">Ob. Radosław Gawlik</text:span>:</text:p>
      <text:p text:style-name="P2769">Nie, ale tu trzeba to podkreślić<text:s/><text:span text:style-name="T2770">-</text:span><text:s/>moim zdaniem<text:span text:style-name="T2771">.</text:span></text:p>
      <text:p text:style-name="P2772"><text:span text:style-name="T2773">Ob. Jerzy Kołodzi</text:span><text:span text:style-name="T2774">ej</text:span><text:span text:style-name="T2775">ski</text:span>:</text:p>
      <text:p text:style-name="P2776">Ma pan to na na<text:span text:style-name="T2777">st</text:span>ępnej kart<text:span text:style-name="T2778">c</text:span>e, trzeciej. To jest część tego punktu, tego samego punktu<text:span text:style-name="T2779">,</text:span><text:s/>dalszy tekst.</text:p>
      <text:p text:style-name="P2780"><text:span text:style-name="T2781">O</text:span><text:span text:style-name="T2782">b. Radosław Gawlik</text:span>:</text:p>
      <text:p text:style-name="P2783">To jest<text:s/><text:span text:style-name="T2784">i</text:span>nna część<text:span text:style-name="T2785">.</text:span><text:s/>Tu trzeba by było t<text:span text:style-name="T2786">e</text:span>ż podkreślić.</text:p>
      <text:p text:style-name="P2787"><text:span text:style-name="T2788">Ob. Jerzy Kołodzi</text:span><text:span text:style-name="T2789">ejs</text:span><text:span text:style-name="T2790">ki</text:span>:</text:p>
      <text:p text:style-name="P2791">Prosz<text:span text:style-name="T2792">ę</text:span><text:s/>uprzejmie pan Kłopotowski<text:span text:style-name="T2793">.</text:span></text:p>
      <text:p text:style-name="P2794"><text:span text:style-name="T2795">O</text:span><text:span text:style-name="T2796">b. Jan Kłopotowski</text:span>:</text:p>
      <text:p text:style-name="P2797">Proponowałbym zwrócić uwagę na zbędność w ostatnim akapicie przy punkcie 3 słowa zarządu<text:span text:style-name="T2798">. J</text:span>eżeli chcemy konsekwentnie ministerstwo oczyścić od funkcji gospodarczych. To ministerstwo powinno przejąć instytu<text:span text:style-name="T2799">c</text:span>ję tylko parków narodowych, nie zarząd nad parkami. Zarząd będzie sprawował<text:span text:style-name="T2800">a</text:span><text:s/><text:span text:style-name="T2801">i</text:span>nna struktura w postaci Krajowego Zarządu Parków Narodowych, który<text:s/><text:span text:style-name="T2802">i</text:span>stnieje. W związku z tym redakcja powinna brzmieć - od przecinka -<text:s/><text:span text:style-name="T2803">„</text:span>łącznie z przejęciem parków narodowych oraz stworzeniem systemu ich prawidłowego funkcjonowania.<text:span text:style-name="T2804">”</text:span></text:p>
      <text:p text:style-name="P2805">Dziękuję bardzo.</text:p>
      <text:p text:style-name="P2806"><text:span text:style-name="T2807">Ob</text:span><text:span text:style-name="T2808">. Jerzy Kołodzi</text:span><text:span text:style-name="T2809">ej</text:span><text:span text:style-name="T2810">ski</text:span>:</text:p>
      <text:soft-page-break/>
      <text:p text:style-name="P2811"><text:span text:style-name="T2812">Prosz</text:span>ę bardzo pan K<text:span text:style-name="T2813">ozło</text:span>ws<text:span text:style-name="T2814">k</text:span>i.</text:p>
      <text:p text:style-name="P2815"><text:span text:style-name="T2816">Ob.</text:span><text:span text:style-name="T2817"><text:s/>Stefan Kozłowski</text:span>:</text:p>
      <text:p text:style-name="P2818">Obawiamy się, że powie s<text:span text:style-name="T2819">i</text:span>ę, że ministerstwo już ma jakąś tam opiekę nad parkami i nic nie zmi<text:span text:style-name="T2820">e</text:span>n<text:span text:style-name="T2821">i</text:span>amy<text:span text:style-name="T2822">.</text:span><text:s/>Słowo<text:s/>„zarząd<text:span text:style-name="T2823">”</text:span><text:s/>precyzuje przejęcie z istniejącego Ministerstwa Rolnictwa do tego. Dlatego jest tu wyraźnie powiedziane, bo inaczej<text:s/><text:span text:style-name="T2824">s</text:span>ię powie, że nie ma nic do zmiany. Nie robiłbym z tego kwestii.</text:p>
      <text:p text:style-name="P2825"><text:span text:style-name="T2826">Ob. Jan Kłopotowski</text:span>:</text:p>
      <text:p text:style-name="P2827">.<text:span text:style-name="T2828">..</text:span>całkowitym przejęciem.</text:p>
      <text:p text:style-name="P2829"><text:span text:style-name="T2830">Ob. Jerzy Kołodzi</text:span><text:span text:style-name="T2831">ej</text:span><text:span text:style-name="T2832">ski</text:span>:</text:p>
      <text:p text:style-name="P2833">N<text:span text:style-name="T2834">i</text:span>e, przejęcie to jest przejęcie<text:span text:style-name="T2835">.</text:span><text:s/>Przymiotniki osłabiają czasami panie profesorze.<text:span text:style-name="T2836"><text:s/></text:span>Przejęcie to jest przejęcie pełne i niepodzielne.</text:p>
      <text:p text:style-name="P2837"><text:span text:style-name="T2838">/</text:span>Głos z sali: proponuję zostawić całość/.</text:p>
      <text:p text:style-name="P2839"><text:span text:style-name="T2840">Ob. Jerzy Kołodzi</text:span><text:span text:style-name="T2841">ej</text:span><text:span text:style-name="T2842">ski</text:span>:</text:p>
      <text:p text:style-name="P2843">Nie sprzeciwiamy się. Sądzę, że ta strona dotycząca punktu 3 została przyjęta. Sprawa nast<text:span text:style-name="T2844">ę</text:span>pna dotycząca tutaj tego punktu. I tutaj pan Gawlik chciał wnieść poprawki czy nie?</text:p>
      <text:p text:style-name="P2845"><text:span text:style-name="T2846">O</text:span><text:span text:style-name="T2847">b. Radosław<text:s/></text:span><text:span text:style-name="T2848">G</text:span><text:span text:style-name="T2849">aw</text:span><text:span text:style-name="T2850">l</text:span><text:span text:style-name="T2851">i</text:span><text:span text:style-name="T2852">k</text:span>:</text:p>
      <text:p text:style-name="P2853">Tak, ja rozumiem, że tu wyrzucamy pkt b/, bo tu proponuje s<text:span text:style-name="T2854">i</text:span>ę przygotowanie pogłębionego stanowiska w sprawie i włącznie leśnictwa do ministerstwa ...przejęcie środow<text:span text:style-name="T2855">is</text:span>ko-<text:span text:style-name="T2856">t</text:span>wór<text:span text:style-name="T2857">czej</text:span><text:s/>roli... jako funkcję.<text:s/>Czyli myśmy to już rozważyli i przyjęli, że... w pkt. 2, że leśnictwo przechodzi czyli w związku z tym trzeba by wykreślić chyba punkt b/.</text:p>
      <text:p text:style-name="P2858"><text:span text:style-name="T2859">Ob.</text:span><text:span text:style-name="T2860"><text:s/>Jerzy Ko</text:span><text:span text:style-name="T2861">ł</text:span><text:span text:style-name="T2862">odziej</text:span><text:span text:style-name="T2863">s</text:span><text:span text:style-name="T2864">ki</text:span>:</text:p>
      <text:p text:style-name="P2865">Była propozycja skreślen<text:span text:style-name="T2866">i</text:span>a tego punktu.</text:p>
      <text:p text:style-name="P2867"><text:span text:style-name="T2868">Ob. Radosław Gaw</text:span><text:span text:style-name="T2869">li</text:span><text:span text:style-name="T2870">k</text:span>:</text:p>
      <text:p text:style-name="P2871">Tak.</text:p>
      <text:p text:style-name="P2872"><text:span text:style-name="T2873">Ob. Jerzy Kołodzi</text:span><text:span text:style-name="T2874">ej</text:span><text:span text:style-name="T2875">ski</text:span>:</text:p>
      <text:p text:style-name="P2876">Proponuję konsekwentnie<text:s/><text:span text:style-name="T2877">s</text:span>kre<text:span text:style-name="T2878">ś</text:span>lić pkt b/, bo on został załatwiony już radykalnie w pkt. 2. Zostanie pkt a<text:span text:style-name="T2879">/</text:span><text:s/>i b/ do pkt. a/<text:span text:style-name="T2880">.</text:span><text:s/>Jest on<text:s/><text:span text:style-name="T2881">c</text:span>hyba jasno wyrażony.</text:p>
      <text:p text:style-name="P2882"><text:span text:style-name="T2883">Ob.</text:span><text:span text:style-name="T2884"><text:s/>Andrzej Kassenberg</text:span>:</text:p>
      <text:p text:style-name="P2885">Jeżeli my skreślimy pkt b/ co jest oczywiście zasadne i słuszne, to dlatego, ażeby cały punkt 3 był zgodny z punktem drugim wypadałoby na pierw<text:span text:style-name="T2886">szej</text:span><text:s/>stronie, tam gdzie mówimy objąć swym działaniem całość problematyki środowiskow<text:span text:style-name="T2887">ej,</text:span><text:s/>łącznie z przejęciem leśnictwa zarządu nad park<text:span text:style-name="T2888">a</text:span>mi narodowymi, stworzeniem systemu prawidłowego ich funk<text:span text:style-name="T2889">cj</text:span>onowania oraz koordyna<text:span text:style-name="T2890">c</text:span>ja ochrony wód Bałtyku.<text:s/><text:span text:style-name="T2891">W</text:span>tedy będziemy, że tak powiem w pełni konsekwentni z pkt. 2.<text:span text:style-name="T2892"><text:s/></text:span>Jeżeli spojrzymy na terminy, to terminy te z pkt. 2 są szybsze niż z pkt<text:span text:style-name="T2893">.</text:span><text:s/>3<text:span text:style-name="T2894">.</text:span></text:p>
      <text:p text:style-name="P2895">Tam jest grudzień, tu jest kwiecień następnego roku.</text:p>
      <text:p text:style-name="P2896"><text:span text:style-name="T2897">/</text:span>Głos z sali: tu nie ma niezgodności/.</text:p>
      <text:p text:style-name="P2898"><text:span text:style-name="T2899">Ob. Andrzej Kassenberg</text:span>:</text:p>
      <text:p text:style-name="P2900"><text:span text:style-name="T2901">T</text:span>u nie ma ni<text:span text:style-name="T2902">ez</text:span>godności, tu powinno też być zapisane o leśnictwie<text:span text:style-name="T2903">.</text:span><text:s/>Przynajmniej dla przypomnienia i spójności tekstu.</text:p>
      <text:p text:style-name="P2904"><text:span text:style-name="T2905">Ob.<text:s/></text:span><text:span text:style-name="T2906">Jerzy Kołodzi</text:span><text:span text:style-name="T2907">ej</text:span><text:span text:style-name="T2908">ski</text:span>:</text:p>
      <text:soft-page-break/>
      <text:p text:style-name="P2909">Ja nie widzę kwestii w tym zakresie, ja proponuj<text:span text:style-name="T2910">ę</text:span><text:s/>zgodzić się z propozycją pana Kassenberga. Jest to meryt<text:span text:style-name="T2911">o</text:span>rycznie zgodne z tym c<text:span text:style-name="T2912">o</text:span>śmy już wcześniej postawili.</text:p>
      <text:p text:style-name="P2913">Panie Andrzeju<text:s/>proszę<text:s/>podać brzmienie tego punktu wobec tego.</text:p>
      <text:p text:style-name="P2914"><text:span text:style-name="T2915">Ob</text:span><text:span text:style-name="T2916">. Andrzej Kassenberg</text:span>:</text:p>
      <text:p text:style-name="P2917"><text:span text:style-name="T2918">M</text:span>in<text:span text:style-name="T2919">i</text:span>sterstwo Ochrony Środowiska - ostatnie zdanie z pierwszej strony, które słusznie zauważył pan dyr<text:span text:style-name="T2920">.</text:span><text:s/>Kwiatkowski, nie jest częścią pkt. b/, tylko jest odrębnym akapitem.</text:p>
      <text:p text:style-name="P2921">Mini<text:span text:style-name="T2922">sterst</text:span>wo Ochrony Środowiska Zasobów Naturalnych powinno objąć swym działaniem całość problematyki środowiskowej łącznie z przejęciem leśnictwa, zarządu nad Parkami Narodowymi, stworzeniem systemu prawidłowego ich funkcjonowania oraz koordynację ochrony wód Bałtyku.</text:p>
      <text:p text:style-name="P2923"><text:span text:style-name="T2924">Ob</text:span><text:span text:style-name="T2925">.</text:span><text:span text:style-name="T2926"><text:s/>Jerzy Kołodzi</text:span><text:span text:style-name="T2927">ej</text:span><text:span text:style-name="T2928">ski</text:span>:</text:p>
      <text:p text:style-name="P2929">Tak.<text:s/><text:span text:style-name="T2930">J</text:span>e<text:span text:style-name="T2931">st</text:span><text:s/>to<text:s/><text:span text:style-name="T2932">cz</text:span>ytelne i jasne. Przyjmujemy<text:span text:style-name="T2933">.</text:span><text:s/>Do punkt b/ ze strony na<text:span text:style-name="T2934">s</text:span>tępn<text:span text:style-name="T2935">e</text:span>j<text:span text:style-name="T2936">.</text:span><text:s/>Czyli do punktu c/ w poprzedniej wersji i pkt<text:span text:style-name="T2937">.</text:span><text:s/>b/ w wersji wykreślającej dawny pkt b/<text:span text:style-name="T2938">.</text:span><text:s/>Przyjmujemy.</text:p>
      <text:p text:style-name="P2939">Proponuję przejś<text:span text:style-name="T2940">ć</text:span><text:s/>do pkt<text:span text:style-name="T2941">.</text:span><text:s/>4<text:span text:style-name="T2942">.</text:span><text:s/>Kto z państwa do p<text:span text:style-name="T2943">k</text:span>t.4<text:span text:style-name="T2944">.</text:span><text:span text:style-name="T2945"><text:s/></text:span>Strona rządowa nie wnosi zastrzeżeń.</text:p>
      <text:p text:style-name="P2946"><text:span text:style-name="T2947">/</text:span>Głos z sali: mieli<text:span text:style-name="T2948">ś</text:span>my dodać punkt f//.</text:p>
      <text:p text:style-name="P2949"><text:span text:style-name="T2950">Ob</text:span><text:span text:style-name="T2951">.</text:span><text:span text:style-name="T2952"><text:s/>Jerzy Kołodzi</text:span><text:span text:style-name="T2953">ejs</text:span><text:span text:style-name="T2954">ki</text:span>:</text:p>
      <text:p text:style-name="P2955">Dodajemy punkt f/, określony w jednym z poprzednich punktów.</text:p>
      <text:p text:style-name="P2956"><text:span text:style-name="T2957">/</text:span>Głos z sali: n<text:span text:style-name="T2958">i</text:span>e słychać/.</text:p>
      <text:p text:style-name="P2959"><text:span text:style-name="T2960">O</text:span><text:span text:style-name="T2961">b. Jer</text:span><text:span text:style-name="T2962">z</text:span><text:span text:style-name="T2963">y Kwiat</text:span><text:span text:style-name="T2964">k</text:span><text:span text:style-name="T2965">ow</text:span><text:span text:style-name="T2966">sk</text:span><text:span text:style-name="T2967">i</text:span>:</text:p>
      <text:p text:style-name="P2968"><text:span text:style-name="T2969">Ja</text:span><text:s/>proponuję, żeby tu się zastanowić w ogóle nad redakcją tego ustępu zaczynającego się od<text:s/>„noweliza<text:span text:style-name="T2970">cj</text:span>a”. Bo on nie jest bardzo szczęśliwy z powodu tego, że nie precyzuje ani nazw tych ustaw, które są itd.</text:p>
      <text:p text:style-name="P2971">Wobec tego ja proponuję następujący zapis<text:span text:style-name="T2972">.</text:span><text:s/>Jeśli państwo pozwolą<text:span text:style-name="T2973">.</text:span></text:p>
      <text:p text:style-name="P2974"><text:span text:style-name="T2975">Ob. Jerzy Kołodzi</text:span><text:span text:style-name="T2976">ej</text:span><text:span text:style-name="T2977">ski</text:span>:</text:p>
      <text:p text:style-name="P2978">Prosz<text:span text:style-name="T2979">ę</text:span><text:s/>bardzo słuchamy.</text:p>
      <text:p text:style-name="P2980"><text:span text:style-name="T2981">O</text:span><text:span text:style-name="T2982">b. Jer</text:span><text:span text:style-name="T2983">z</text:span><text:span text:style-name="T2984">y Kwiat</text:span><text:span text:style-name="T2985">k</text:span><text:span text:style-name="T2986">ow</text:span><text:span text:style-name="T2987">sk</text:span><text:span text:style-name="T2988">i</text:span>:</text:p>
      <text:p text:style-name="P2989">Kompleksowa nowelizacja prawa w zakresie ochrony i kształtowania środowiska powinna<text:s/></text:p>
      <text:p text:style-name="P2990">objąć następują<text:span text:style-name="T2991">c</text:span>e ustawy:</text:p>
      <text:p text:style-name="P2992">a/ - o ochronie i kszta<text:span text:style-name="T2993">łt</text:span>owaniu środowiska;</text:p>
      <text:p text:style-name="P2994">b/ - o ochronie przyrody;</text:p>
      <text:p text:style-name="P2995">c/ - prawo w<text:span text:style-name="T2996">od</text:span>n<text:span text:style-name="T2997">e</text:span>;</text:p>
      <text:p text:style-name="P2998">d/ - o ochronie gruntów rolnych i leśnych;</text:p>
      <text:p text:style-name="P2999">e/ - prawo górnicze i prawo geologiczne;</text:p>
      <text:p text:style-name="P3000">f/ - projekt ustawy o lasach<text:span text:style-name="T3001">.</text:span></text:p>
      <text:p text:style-name="P3002"><text:span text:style-name="T3003">Ob</text:span><text:span text:style-name="T3004">.</text:span><text:span text:style-name="T3005"><text:s/>Jerzy Kołodziejski</text:span>:</text:p>
      <text:p text:style-name="P3006">Jest to konstruktywna propozycja redakcyjna.</text:p>
      <text:p text:style-name="P3007"><text:span text:style-name="T3008">O</text:span><text:span text:style-name="T3009">b. Jer</text:span><text:span text:style-name="T3010">z</text:span><text:span text:style-name="T3011">y Kwiat</text:span><text:span text:style-name="T3012">k</text:span><text:span text:style-name="T3013">ow</text:span><text:span text:style-name="T3014">sk</text:span><text:span text:style-name="T3015">i</text:span>:</text:p>
      <text:p text:style-name="P3016">I jeszcz<text:span text:style-name="T3017">e</text:span><text:s/><text:span text:style-name="T3018">j</text:span>eśli państwo pozwolą.</text:p>
      <text:p text:style-name="P3019"><text:span text:style-name="T3020">Ob</text:span><text:span text:style-name="T3021">.</text:span><text:span text:style-name="T3022"><text:s/>Jerzy Kołodzi</text:span><text:span text:style-name="T3023">ej</text:span><text:span text:style-name="T3024">ski</text:span>:</text:p>
      <text:p text:style-name="P3025">Proszę bardzo<text:span text:style-name="T3026">.</text:span></text:p>
      <text:soft-page-break/>
      <text:p text:style-name="P3027"><text:span text:style-name="T3028">O</text:span><text:span text:style-name="T3029">b. Jer</text:span><text:span text:style-name="T3030">z</text:span><text:span text:style-name="T3031">y Kwiat</text:span><text:span text:style-name="T3032">k</text:span><text:span text:style-name="T3033">ow</text:span><text:span text:style-name="T3034">sk</text:span><text:span text:style-name="T3035">i</text:span>:</text:p>
      <text:p text:style-name="P3036">Ostatnie zdanie w tym akapicie byłoby<text:s/>„nowelizacja ta powinna także uwzględnić ochronę środowiska morskiego Bałtyku”<text:span text:style-name="T3037">.</text:span></text:p>
      <text:p text:style-name="P3038"><text:span text:style-name="T3039">Ob.<text:s/></text:span><text:span text:style-name="T3040">Jerzy Kołodzi</text:span><text:span text:style-name="T3041">ej</text:span><text:span text:style-name="T3042">ski</text:span>:</text:p>
      <text:p text:style-name="P3043">Ja sądzę<text:span text:style-name="T3044">?</text:span><text:s/>pr<text:span text:style-name="T3045">os</text:span>zę państwa, że jest to lepsza propozycja redakcyjna. Korzystni<text:span text:style-name="T3046">ej</text:span>sza.</text:p>
      <text:p text:style-name="P3047"><text:span text:style-name="T3048">Ob</text:span><text:span text:style-name="T3049">.</text:span><text:span text:style-name="T3050"><text:s/>Jerzy Kwiatkowski:</text:span></text:p>
      <text:p text:style-name="P3051">Powtórzę jeszcze raz<text:s/>„Kompleksowa nowelizacja prawa...”</text:p>
      <text:p text:style-name="P3052"><text:span text:style-name="T3053">/</text:span>Głos z sali: i kodyfikacji/.</text:p>
      <text:p text:style-name="P3054"><text:span text:style-name="T3055">Ob. Jerzy Kwiatkowski</text:span>:</text:p>
      <text:p text:style-name="P3056">Nie kodyfikacja, dlatego, że to nie będzie kodeks, to będzie nowelizacja prawa o ochronie środowiska.<text:s/><text:span text:style-name="T3057">T</text:span>o nie będzie kodeks<text:span text:style-name="T3058">.</text:span></text:p>
      <text:p text:style-name="P3059"><text:span text:style-name="T3060">/</text:span>Głos z sali: nie słychać/.</text:p>
      <text:p text:style-name="P3061"><text:span text:style-name="T3062">O</text:span><text:span text:style-name="T3063">b. Jer</text:span><text:span text:style-name="T3064">z</text:span><text:span text:style-name="T3065">y Kwiat</text:span><text:span text:style-name="T3066">k</text:span><text:span text:style-name="T3067">ow</text:span><text:span text:style-name="T3068">sk</text:span><text:span text:style-name="T3069">i</text:span><text:span text:style-name="T3070">:</text:span></text:p>
      <text:p text:style-name="P3071">Nie wie<text:span text:style-name="T3072">m</text:span><text:s/>czy on może objąć to wszystko co tutaj jest, np. Bałtyk.<text:s/><text:span text:style-name="T3073">W</text:span>ięc powtarzam jeszcze raz<text:span text:style-name="T3074">:</text:span></text:p>
      <text:p text:style-name="P3075">„Kompleksowa nowelizacja prawa w zakresie ochrony i kształtowania środowiska powinna objąć następujące ustawy:</text:p>
      <text:p text:style-name="P3076">a/ - o ochronie i kształtowaniu środowiska;</text:p>
      <text:p text:style-name="P3077">b/ - o ochronie przyrody;</text:p>
      <text:p text:style-name="P3078">c/ - prawo wodne;</text:p>
      <text:p text:style-name="P3079">d/ - o ochronie gruntów rolnych i leśnych;</text:p>
      <text:p text:style-name="P3080">e/ - prawo górnicze i prawo geologiczne;</text:p>
      <text:p text:style-name="P3081"><text:span text:style-name="T3082">f/</text:span><text:s/><text:span text:style-name="T3083">-</text:span><text:s/>pr<text:span text:style-name="T3084">oj</text:span>ekt ustawy o lasach.</text:p>
      <text:p text:style-name="P3085">Nowelizacja ta powinna także uwzględnić ochronę środowiska morskiego Bałtyku”. Powtarzam -<text:s/><text:span text:style-name="T3086">„</text:span>Nowelizacja ta powinna także uwzględnić ochronę środowiska morskiego Bałtyku”.</text:p>
      <text:p text:style-name="P3087"><text:span text:style-name="T3088">D</text:span>ziękuję bardzo<text:span text:style-name="T3089">.</text:span></text:p>
      <text:p text:style-name="P3090"><text:span text:style-name="T3091">O</text:span><text:span text:style-name="T3092">b. Jerzy Kołodzi</text:span><text:span text:style-name="T3093">ejs</text:span><text:span text:style-name="T3094">ki</text:span>:</text:p>
      <text:p text:style-name="P3095">Dziękuję bardzo, pan Kłosowski.</text:p>
      <text:p text:style-name="P3096"><text:span text:style-name="T3097">Ob. <text:s/>Wojciech Kłosowski</text:span>:</text:p>
      <text:p text:style-name="P3098">Króciutko po tym wyliczeniu przepisów proponowałbym dodać sformułowanie, które by dobitnie zaznaczało, że nie jest to pełne wyliczenie, ponieważ będzie konieczność częściowej nowelizacji szeregu innych przepisów, np. prawa budowlanego, ustawy o planowaniu prz<text:span text:style-name="T3099">es</text:span>trzennym, tutaj nie jesteśmy w stanie wymienić ich wszystkich. Więc proponowałbym doda<text:span text:style-name="T3100">ć</text:span>, może państwo podpowiecie jakieś sformułowanie. Nie przychodzi mi nic do głowy...</text:p>
      <text:p text:style-name="P3101"><text:span text:style-name="T3102">Ob. <text:s/>Jerzy Kołodzi</text:span><text:span text:style-name="T3103">ej</text:span><text:span text:style-name="T3104">ski</text:span>:</text:p>
      <text:p text:style-name="P3105">Powinna objąć w szczególności następujące ustawy... Uwaga jest słuszna.</text:p>
      <text:p text:style-name="P3106">Myśmy się nawet zastanawiali ze strony rządowej czy nie włączyć tutaj nowelizacji ustawy o planowaniu p<text:span text:style-name="T3107">rzes</text:span>trzennym.</text:p>
      <text:p text:style-name="P3108"><text:span text:style-name="T3109">/</text:span>Głos z sali: prawo budowlane/.</text:p>
      <text:p text:style-name="P3110"><text:span text:style-name="T3111">Ob. Jerzy Kołodzi</text:span><text:span text:style-name="T3112">ej</text:span><text:span text:style-name="T3113">czyk</text:span>:</text:p>
      <text:soft-page-break/>
      <text:p text:style-name="P3114"><text:span text:style-name="T3115">P</text:span>rawo budowlane j<text:span text:style-name="T3116">es</text:span>t nowelizowane w tej chwili.<text:s/><text:span text:style-name="T3117">W</text:span><text:s/>dalszym ciągu stawiam to p<text:span text:style-name="T3118">od</text:span><text:s/>dyskusję<text:span text:style-name="T3119">,</text:span><text:s/>ustawę o planowaniu prz<text:span text:style-name="T3120">es</text:span>trzennym. Mimo że ta ustawa posiada dość głębokie wejścia w ekologiczne zasady planowania przestrzennego to jednak z punktu wi<text:span text:style-name="T3121">d</text:span>zenia naszych obecnych rozważań n<text:span text:style-name="T3122">ie</text:span>wy<text:span text:style-name="T3123">st</text:span>ar<text:span text:style-name="T3124">cz</text:span>a<text:span text:style-name="T3125">ją</text:span>ca.</text:p>
      <text:p text:style-name="P3126"><text:span text:style-name="T3127">Ob.</text:span><text:span text:style-name="T3128"><text:s/>Feliks Lesław W</text:span><text:span text:style-name="T3129">ę</text:span><text:span text:style-name="T3130">grzyn /O</text:span><text:span text:style-name="T3131">PZ</text:span><text:span text:style-name="T3132">Z/</text:span>:</text:p>
      <text:p text:style-name="P3133">Ja mam tylko taką uwagę do przedstawiciela ministerstwa, który zgłosił projekt nowelizacji.</text:p>
      <text:p text:style-name="P3134">Dla mnie osobiście jako prawnika dziwnie brzmi pojęcie znowelizowanie czegoś czego nie ma. A ustawy o lasach nie ma<text:span text:style-name="T3135">.</text:span><text:s/>Jest projekt<text:span text:style-name="T3136">.</text:span><text:s/>Wię<text:span text:style-name="T3137">c</text:span><text:s/>dopóki ona nie przybierze formalnego kształtu z mocą obowiązującą nie możemy mówić o jej nowelizacji. Może być zapis zobowiązujący do wydania.</text:p>
      <text:p text:style-name="P3138">Natomiast trudno nowelizować czegoś czego nie ma.</text:p>
      <text:p text:style-name="P3139"><text:span text:style-name="T3140">Ob. Jerzy Kołodzi</text:span><text:span text:style-name="T3141">ej</text:span><text:span text:style-name="T3142">ski</text:span>:</text:p>
      <text:p text:style-name="P3143"><text:span text:style-name="T3144">P</text:span>ro<text:span text:style-name="T3145">s</text:span>z<text:span text:style-name="T3146">ę</text:span><text:s/>pa<text:span text:style-name="T3147">ńst</text:span>wa zapis dotyczy nowelizacji systemu prawnego, w ramach nowelizacji systemu prawnego mogą wejść nowe akty prawne, których jeszcze nie ma. Więc logika tego zapisu jest - moim zdaniem - niepodważalna. Nowelizacja dotyczy prawa. Nowelizacja prawa. I w ramach nowelizacji prawa mogą powstać nowe ustawy. W tym przypadku ustawa o lasach<text:span text:style-name="T3148">.</text:span><text:s/>Tak należy to interpr<text:span text:style-name="T3149">et</text:span>ować.</text:p>
      <text:p text:style-name="P3150">Proszę bardzo, pan..<text:span text:style-name="T3151">.</text:span></text:p>
      <text:p text:style-name="P3152"><text:span text:style-name="T3153">Ob. J. Stajniak</text:span>:</text:p>
      <text:p text:style-name="P3154">Jest ustawa o lasach, j<text:span text:style-name="T3155">es</text:span>t, która do tej pory obowiązuje. I w ramach nowelizacji powstało już 5 czy 6 projektów, ale ustawa jest obowiązująca do tej pory.</text:p>
      <text:p text:style-name="P3156">Dziękuję<text:span text:style-name="T3157">.</text:span></text:p>
      <text:p text:style-name="P3158"><text:span text:style-name="T3159">Ob.<text:s/></text:span><text:span text:style-name="T3160">Jerzy Kołodzi</text:span><text:span text:style-name="T3161">ej</text:span><text:span text:style-name="T3162">ski</text:span>:</text:p>
      <text:p text:style-name="P3163">Dobrze, skreślamy projekt ustawa o lasach.<text:span text:style-name="T3164">..</text:span><text:s/>Piszemy po prostu ustawa o lasach. Jeszcze pani chce<text:span text:style-name="T3165">,</text:span><text:s/>proszę bardzo.</text:p>
      <text:p text:style-name="P3166"><text:span text:style-name="T3167">Ob.<text:s/></text:span><text:span text:style-name="T3168"><text:s/>Anna L</text:span><text:span text:style-name="T3169">e</text:span><text:span text:style-name="T3170">ch</text:span>:</text:p>
      <text:p text:style-name="P3171">Mam następującą propozycję redakcyjną wychodzącą naprzeciw i temu co powiedział pan... obaj p<text:span text:style-name="T3172">r</text:span>z<text:span text:style-name="T3173">e</text:span>dmówcy.</text:p>
      <text:p text:style-name="P3174">Wydaje mi się osobiście, że kompleksowa nowe<text:span text:style-name="T3175">l</text:span>izacja przepisów z zakresu ochrony środowiska powinna obejmować ustawę o ochronie kształtowania środowiska, ochronie przyrody, prawo wodne.</text:p>
      <text:p text:style-name="P3176">Natomiast w innych ustawach, jak słusznie pan zauważył nie tylko tu wymienionych, ale innych, których zasadniczym celem jest regulowanie całkiem<text:s/><text:span text:style-name="T3177">i</text:span>nnych stosunków społecznych, będzie to prawo górnicze, prawo geologiczne, ustawa o terytorium morskim PRL, ustawa prawo budowlane. Tam powinniśmy w oddzielnym akapicie powiedzieć, że trzeba zagwarantować sprawy ochrony środowiska w tamtych regulacjach prawnych, tym bardziej, że sterować też będą nimi inne resort<text:span text:style-name="T3178">y</text:span>. Dotyczy to również spraw ochrony gruntów rolnych i leśnych, które to ustawa wprawdzie w tytule ma och<text:span text:style-name="T3179">r</text:span>onę, ale której zasadniczym celem jest zapewnienie powierzchni ziemi dla tej produkcji, ale ona też uwzględniać powinna.</text:p>
      <text:p text:style-name="P3180">Stąd też proponowałabym taki rozdział<text:span text:style-name="T3181">.</text:span><text:s/>To co znowelizowane będzie w jednym, że tak powiem kompleksie zagadnień i tam gdzie należy zabezpieczyć sprawy ochrony środowiska w innych regulacjach czego<text:s/><text:span text:style-name="T3182">i</text:span>nnego tyczących.</text:p>
      <text:p text:style-name="P3183">Dziękuję bardzo<text:span text:style-name="T3184">.</text:span></text:p>
      <text:p text:style-name="P3185"><text:span text:style-name="T3186">Ob. Jerzy Kołodzi</text:span><text:span text:style-name="T3187">ej</text:span><text:span text:style-name="T3188">ski</text:span>:</text:p>
      <text:soft-page-break/>
      <text:p text:style-name="P3189">Przepraszam bardzo ucinam dyskusję ze strony rządowej nad propozycją pana Jerzego Kwiatkowskiego. Była to propozycja strony rz<text:span text:style-name="T3190">ą</text:span>dowej, a nie pana Kwiatkowskiego. Czas był na uwagi wcześniej.<text:s/><text:span text:style-name="T3191">W</text:span><text:s/>tej chwili nie przyjmuję tej dyskusji. Po prostu.</text:p>
      <text:p text:style-name="P3192">Proszę bardzo pan Kozłowski<text:span text:style-name="T3193">.</text:span></text:p>
      <text:p text:style-name="P3194"><text:span text:style-name="T3195">Ob.<text:s/></text:span><text:span text:style-name="T3196">Stefan Kozłowsk</text:span><text:span text:style-name="T3197">i</text:span>:</text:p>
      <text:p text:style-name="P3198">Proszę państwa proponuję dalej<text:s/>nie ciągnąć te<text:span text:style-name="T3199">j</text:span><text:s/>dyskusji. Uzgodniliśmy to wczoraj, tą poprawkę dzisiejszą mo<text:span text:style-name="T3200">ż</text:span>emy przyjąć, ale już nie dzielmy włosa na cztery. Bo jak zaczniemy wchodzić<text:s/><text:span text:style-name="T3201">w</text:span><text:s/>szczegóły prawnicze, to my się nie wygrzebiemy z tego. Przecież my robimy tylko sprawę intencji<text:span text:style-name="T3202">.</text:span><text:s/>Intencja jest jasna<text:s/><text:span text:style-name="T3203">i</text:span><text:s/>proponuję zakończyć tą dysku<text:span text:style-name="T3204">sj</text:span>ę<text:span text:style-name="T3205">.</text:span></text:p>
      <text:p text:style-name="P3206">Dziękuję.</text:p>
      <text:p text:style-name="P3207"><text:span text:style-name="T3208">Ob. Jerzy Kołodzi</text:span><text:span text:style-name="T3209">ej</text:span><text:span text:style-name="T3210">ski</text:span>:</text:p>
      <text:p text:style-name="P3211">Dzi<text:span text:style-name="T3212">ę</text:span>kuję za wsparcie. Pani prof. Hag<text:span text:style-name="T3213">er</text:span>-Mał<text:span text:style-name="T3214">ec</text:span>ka.</text:p>
      <text:p text:style-name="P3215"><text:span text:style-name="T3216">Ob. Bożena Hager</text:span><text:span text:style-name="T3217">-</text:span><text:span text:style-name="T3218">M</text:span><text:span text:style-name="T3219">ał</text:span><text:span text:style-name="T3220">ec</text:span><text:span text:style-name="T3221">ka</text:span>:</text:p>
      <text:p text:style-name="P3222">Mam zapytanie. Nie bardzo rozumiem co to jest komisja kodyfikacyjna?</text:p>
      <text:p text:style-name="P3223"><text:span text:style-name="T3224">Ob. Jerzy Kołodzi</text:span><text:span text:style-name="T3225">ejs</text:span><text:span text:style-name="T3226">ki</text:span>:</text:p>
      <text:p text:style-name="P3227">Proszę bardzo, kto wyjaśni sprawę komisji kodyfikacyjn<text:span text:style-name="T3228">ej</text:span>?</text:p>
      <text:p text:style-name="P3229"><text:span text:style-name="T3230">Ob. Stefan Kozłowski</text:span>:</text:p>
      <text:p text:style-name="P3231">Znowu wracamy do spraw, które były ustalone<text:span text:style-name="T3232">.</text:span><text:s/>Ustaliliśmy, że należy powołać komisję kodyfikacyjną, ludzie są przygotowani, strona rządowa doskonale wie kto to ma robić<text:span text:style-name="T3233">.</text:span><text:s/>I myślę, że sprawa była tak szeroko omawiana, że znowu proponowałbym dzisiaj do tego nie wracać.</text:p>
      <text:p text:style-name="P3234"><text:span text:style-name="T3235">Ob. B. Hager-Mał</text:span><text:span text:style-name="T3236">ec</text:span><text:span text:style-name="T3237">k</text:span><text:span text:style-name="T3238">a</text:span>:</text:p>
      <text:p text:style-name="P3239">Wiem, że Sejm uchwali za rok, bo ma na to czas, a komisja kodyfikacyjna pomoże posłom przyszłej kadencji...</text:p>
      <text:p text:style-name="P3240"><text:span text:style-name="T3241">Ob. Jerzy Kołodzi</text:span><text:span text:style-name="T3242">ej</text:span><text:span text:style-name="T3243">ski</text:span>:</text:p>
      <text:p text:style-name="P3244">Pani profesor myśmy przyjęli ideę komisji kodyfikacyjn<text:span text:style-name="T3245">ej</text:span><text:s/>bez zastrzeżeń.<text:span text:style-name="T3246">..</text:span></text:p>
      <text:p text:style-name="P3247"><text:span text:style-name="T3248">Ob.<text:s/></text:span><text:span text:style-name="T3249">B.</text:span><text:span text:style-name="T3250"><text:s/>Hager-Mał</text:span><text:span text:style-name="T3251">ec</text:span><text:span text:style-name="T3252">ka</text:span>:</text:p>
      <text:p text:style-name="P3253">Ja nie zastrzegam, ja tylko<text:s/><text:span text:style-name="T3254">p</text:span>ytałam<text:span text:style-name="T3255">...</text:span></text:p>
      <text:p text:style-name="P3256"><text:span text:style-name="T3257">Ob. Jerzy Kołodziejski</text:span>:</text:p>
      <text:p text:style-name="P3258">Pr<text:span text:style-name="T3259">oszę</text:span><text:s/>bardzo pan Kasprzyk.</text:p>
      <text:p text:style-name="P3260"><text:span text:style-name="T3261">Ob</text:span><text:span text:style-name="T3262">. Rafał Ka</text:span><text:span text:style-name="T3263">s</text:span><text:span text:style-name="T3264">przyk</text:span>:</text:p>
      <text:p text:style-name="P3265">Ja chciałbym zgłosi<text:span text:style-name="T3266">ć</text:span><text:s/>pewną autopoprawkę do tego punktu 4, ona merytorycznie niczego nie zmienia.</text:p>
      <text:p text:style-name="P3267">Mianowicie według naszych propozycji rozdzielilibyśmy pewną kwestię<text:span text:style-name="T3268">.</text:span><text:s/>Mianowicie kwestię dotyczącą actio popularis. Dlatego, że wszyscy przyjęli, że to wprowadzenie actio popularis może nastąpić w ramach tzw. małej nowelizacji.</text:p>
      <text:p text:style-name="P3269">W<text:span text:style-name="T3270">i</text:span>ęc proponujemy po tym zdaniu<text:s/>„Nowelizacja<text:s/><text:span text:style-name="T3271">ta</text:span><text:s/>powinna także uwzględniać ochronę środowiska morskiego Bałtyku, - którą zgłosiła strona rządowa dodać przed wyrazami<text:s/><text:span text:style-name="T3272">„</text:span>należy wprowadzić actio popularis następujące zdanie - w ramach tzw. małej nowelizacji należy wprowadzić actio popularis. I dalej to co zgłosiliśmy.</text:p>
      <text:p text:style-name="P3273">Ponadto proszę państwa wkradł się bałagan. Uzgodniliśmy podczas jedn<text:span text:style-name="T3274">ej.</text:span>.<text:span text:style-name="T3275">.</text:span><text:s/>podczas jednego z<text:s/><text:soft-page-break/>posiedzeń plenarnych, że w szybkim tryb<text:span text:style-name="T3276">i</text:span>e należy wprowadzić następujące rozwiązania: powołać Wydział Ochrony Środowiska w Generalnej Prokuraturze, powołać Wydział Ochrony Środowiska w NSA, powołać koło poselskie gromadzące posłów zaint<text:span text:style-name="T3277">eres</text:span>owanych problematyką ekologiczną. Ze względu na to, że to nie dotyczy kodyfikacji prawy czyli nowelizacji prawa czy unifikacji, unifikacji raczej n<text:span text:style-name="T3278">i</text:span>e. Nazwijmy to umownie kodyfikacją, bo takiego sformułowania też się używa do kompleksowej nowelizacji, ż<text:span text:style-name="T3279">e</text:span><text:s/>n<text:span text:style-name="T3280">i</text:span>e w tym punkcie to umieścimy tylko w innym. Z tym, że to uzgodnienie wypadło. I teraz proponujemy, aby jednak powrócić do pierwotnej wersji, do punktu czwartego dopisać, jako z<text:span text:style-name="T3281">d</text:span>anie ostatnie<text:span text:style-name="T3282">.</text:span><text:s/>Bo to zostało już przez nasze gremium zaaprobowane tylko powstała kwestia, w który miejscu to umieścić<text:span text:style-name="T3283">.</text:span><text:s/>To nie tutaj tylko nawet w komisji redakcyjnej i to w pewnym momencie nam zniknęło<text:span text:style-name="T3284">.</text:span><text:s/>Czy państwo si<text:span text:style-name="T3285">ę</text:span><text:s/>zgadzają z tym co zaproponowa<text:span text:style-name="T3286">li</text:span>śmy?</text:p>
      <text:p text:style-name="P3287"><text:span text:style-name="T3288">Ob. Jerzy Kołodzi</text:span><text:span text:style-name="T3289">ej</text:span><text:span text:style-name="T3290">ski</text:span>:</text:p>
      <text:p text:style-name="P3291">Bardzo proszę pan<text:span text:style-name="T3292">i</text:span><text:s/>prof. Hager<text:span text:style-name="T3293">-</text:span>Mał<text:span text:style-name="T3294">ec</text:span>ka.</text:p>
      <text:p text:style-name="P3295"><text:span text:style-name="T3296">Ob.</text:span><text:span text:style-name="T3297"><text:s/>B. Hag</text:span><text:span text:style-name="T3298">e</text:span><text:span text:style-name="T3299">r-</text:span><text:span text:style-name="T3300">M</text:span><text:span text:style-name="T3301">a</text:span><text:span text:style-name="T3302">ł</text:span><text:span text:style-name="T3303">eck</text:span><text:span text:style-name="T3304">a</text:span>:</text:p>
      <text:p text:style-name="P3305">Ja chciałam powrócić do pierwszego naszego posiedzenia i do drugiego naszego posiedzenia<text:span text:style-name="T3306">. G</text:span>dzie, w pierwszym nie było sprzeciwów, na drugim wyjaśniliśmy sobie i potwierdziliśmy, że kompleksowa nowe<text:span text:style-name="T3307">l</text:span>izacja prawa będzie się odbywała tak jak powiedzieliśmy dotychczas, że poza tym będzie w bardzo szybkim czasie przeprowadzona tzw. mała noweliza<text:span text:style-name="T3308">cj</text:span>a. I że w tej małej nowelizacji będzie punkt o funduszu narodowym, będzie punkt o odpadach i będą różne zapisy mało ważne. Bo one d<text:span text:style-name="T3309">ot</text:span>yczą po prostu zmiany d<text:span text:style-name="T3310">ot</text:span>ych<text:span text:style-name="T3311">cz</text:span>asowych przepisów sejmowych<text:span text:style-name="T3312">.</text:span><text:s/><text:span text:style-name="T3313">R</text:span>o<text:span text:style-name="T3314">z</text:span>umiem, że dochodzi do tego jako trzeci punkt w tej małej nowelizacji, który państwo tutaj zaproponowali, o której dotychczas n<text:span text:style-name="T3315">i</text:span>e było mowy, tylko... jeszcze tego<text:s/>żeśmy n<text:span text:style-name="T3316">i</text:span>e dyskutowali.</text:p>
      <text:p text:style-name="P3317">Moje pytanie jest następujące - czy podtrzymujemy dalej ten zapis, ja po prostu pytam jako poseł, bo my będziemy siedzieli nad tym i bardzo by ml zależało na wiadomości, jakie zdanie zarówno strony rządowej, jak i strony solidarnościowej w przedmiocie jest i to bardzo poczytne.</text:p>
      <text:p text:style-name="P3318">Pierwsze pytanie czy podtrzymuje się po pierwsze termin małej nowelizacji, który jest tutaj zapisany? Czy ta mała nowelizacja ma być w trybie pilnym, po trzecie czy mała nowelizacja ma obejmować te trzy punkty i czwarte<text:s/>czy ten<text:s/>punkt dodatkowy?</text:p>
      <text:p text:style-name="P3319"><text:span text:style-name="T3320">Ob.</text:span><text:span text:style-name="T3321"><text:s/>Jerzy Kołodzi</text:span><text:span text:style-name="T3322">ej</text:span><text:span text:style-name="T3323">ski</text:span>:</text:p>
      <text:p text:style-name="P3324">Proszę pr<text:span text:style-name="T3325">of</text:span>. K<text:span text:style-name="T3326">ozłow</text:span>ski.</text:p>
      <text:p text:style-name="P3327"><text:span text:style-name="T3328">Ob.</text:span><text:span text:style-name="T3329"><text:s/>Stefan Kozłowski</text:span>:</text:p>
      <text:p text:style-name="P3330">Proszę pa<text:span text:style-name="T3331">ń</text:span>stwa proponuję, żebyśmy nie precyzowali w szczegółach małej nowelizacji<text:span text:style-name="T3332">.</text:span><text:s/>My proponujemy pewne systemowe rozwiązania w horyzoncie 2 lat<text:span text:style-name="T3333">.<text:s/></text:span>Wiemy, że ministerstwo ma pakiet spraw<text:s/><text:span text:style-name="T3334">c</text:span>o potrafi załatwi<text:span text:style-name="T3335">ć<text:s/></text:span>to dobrze.<text:s/><text:span text:style-name="T3336">M</text:span>ożemy poprosić, żeby jak najwięcej do tej nowelizacji włączy<text:span text:style-name="T3337">ć</text:span>, ale proponuję dzisiaj nie precyzować<text:s/><text:span text:style-name="T3338">c</text:span>o wejdzie do małej nowelizacji, bo się pogubim<text:span text:style-name="T3339">y</text:span>. Ustalajmy sprawy zasadnicze. Jeżeli da się włożyć do nowej nowelizacji, do małej to bardzo prosimy, najważni<text:span text:style-name="T3340">ej</text:span>sze sprawy. Ale n<text:span text:style-name="T3341">i</text:span>e chciałbym tutaj rozpętywa<text:span text:style-name="T3342">ć</text:span><text:s/>szczegółów w dyskusji co we<text:span text:style-name="T3343">j</text:span>dzie do spraw małej nowelizacji<text:span text:style-name="T3344">.</text:span><text:s/>To jest sprawa m<text:span text:style-name="T3345">inisterst</text:span>wa<text:span text:style-name="T3346">.</text:span></text:p>
      <text:p text:style-name="P3347"><text:span text:style-name="T3348">Ob. Jerzy Kołodzi</text:span><text:span text:style-name="T3349">ej</text:span><text:span text:style-name="T3350">ski</text:span>:</text:p>
      <text:p text:style-name="P3351">Dziękuję,<text:s/><text:span text:style-name="T3352">p</text:span>roszę bardzo pani profesor.</text:p>
      <text:soft-page-break/>
      <text:p text:style-name="P3353"><text:span text:style-name="T3354">O</text:span><text:span text:style-name="T3355">b. B</text:span><text:span text:style-name="T3356">.</text:span><text:span text:style-name="T3357"><text:s/>Hage</text:span><text:span text:style-name="T3358">r</text:span><text:span text:style-name="T3359">-Ma</text:span><text:span text:style-name="T3360">łe</text:span><text:span text:style-name="T3361">cka</text:span>:</text:p>
      <text:p text:style-name="P3362">Jestem szczęśliwa, że taka odpowiedź padła<text:span text:style-name="T3363">.</text:span><text:s/>Ja jestem ogromnie wdzięczna za to, bo zupełnie inaczej będziemy prowadzić obrady, które mnie czekają za kilka dn<text:span text:style-name="T3364">i.</text:span><text:s/>Mając świadomoś<text:span text:style-name="T3365">ć</text:span>, że nie ma - po pierwsze sprzeciwów w stosunku do małej nowelizacji, a po drugie, że jest<text:s/>carte blanche, że my możemy to co się uda wsadzić do małej.<text:span text:style-name="T3366">.</text:span>. ja ogromnie dzi<text:span text:style-name="T3367">ę</text:span>kuję za to stanowisko.</text:p>
      <text:p text:style-name="P3368"><text:span text:style-name="T3369">Ob. Jerzy Kołodzi</text:span><text:span text:style-name="T3370">ej</text:span><text:span text:style-name="T3371">ski</text:span>:</text:p>
      <text:p text:style-name="P3372">W kolejności pan...</text:p>
      <text:p text:style-name="P3373"><text:span text:style-name="T3374">Ob.</text:span><text:span text:style-name="T3375"><text:s/>Ryszard Kostrzewa /</text:span><text:span text:style-name="T3376">”</text:span><text:span text:style-name="T3377">Solidarność</text:span><text:span text:style-name="T3378">”</text:span><text:span text:style-name="T3379">/</text:span><text:span text:style-name="T3380">:</text:span></text:p>
      <text:p text:style-name="P3381">Ja chciałem pani profesor przypomnieć rozmowy z tamtego tygodnia, gdzie wspólnie pani profesor i pan minister powiedzieliście, że jesteście na etapie tej małej nowelizacji, że ona już została przez rząd zgłoszona, jest w Sejmie. Ale jest możliwość<text:span text:style-name="T3382"><text:s/></text:span>autopoprawki<text:span text:style-name="T3383">.</text:span><text:s/><text:span text:style-name="T3384">I</text:span><text:s/>w związku z tym my tą autopoprawkę zgłosiliśmy, pani profesor<text:span text:style-name="T3385">.</text:span><text:s/>Natomiast czy my kwestionujemy tą małą nowelizację czy n<text:span text:style-name="T3386">i</text:span>e to stanęliśmy na tym etap<text:span text:style-name="T3387">i</text:span>e, że teraz już nie ma możliwości, że później będziemy rozmawiać. I dlatego dziwi mnie, jak pani profesor mówi, że słyszy o tym pierwszy raz. Przecież my mówiliśmy o tym w tamtym tygodniu, pani prof.<text:span text:style-name="T3388"><text:s/></text:span>w piątek nie było, bo była na posiedzeniu, ale w czwartek o tym rozmawia<text:span text:style-name="T3389">l</text:span>iśmy z panem ministrem. Natomiast ja w piątek zgłaszałem teksty autopoprawek<text:span text:style-name="T3390">.<text:s/></text:span>Dziękuję bardzo<text:span text:style-name="T3391">.</text:span></text:p>
      <text:p text:style-name="P3392"><text:span text:style-name="T3393">Ob. Jerzy Kołodzi</text:span><text:span text:style-name="T3394">ej</text:span><text:span text:style-name="T3395">ski</text:span>:</text:p>
      <text:p text:style-name="P3396">Pro<text:span text:style-name="T3397">s</text:span>zę bardzo w kolejności zgłoszeń pan Kasprzyk i pan Kassenberg<text:span text:style-name="T3398">.</text:span></text:p>
      <text:p text:style-name="P3399"><text:span text:style-name="T3400"><text:s text:c="29"/></text:span>:</text:p>
      <text:p text:style-name="P3401">Proszę państwa chciałem rozwinąć, może dokończy<text:span text:style-name="T3402">ć</text:span><text:s/>tę myślą, którą przedstawił państwu pan prof<text:span text:style-name="T3403">.</text:span><text:s/>K<text:span text:style-name="T3404">o</text:span>z<text:span text:style-name="T3405">ł</text:span>ows<text:span text:style-name="T3406">k</text:span>i<text:span text:style-name="T3407">.</text:span><text:s/>Wobec tego ja wycofuję wniosek aby w ramach tzw. małej nowelizacji wprowadzić actio popularis<text:span text:style-name="T3408">.</text:span><text:s/>Niech to sobie zadecyduje pani profesor Hager-Małecka czy w tej chwili wprowadza<text:span text:style-name="T3409">,</text:span><text:s/>czy przedstawi razem z panem ministrem, czy przedstawią w tej chwili actio popularis jako autopoprawkę do projektu ustawy o zmianie ustawy o ochronie środowiska itd., czy będzie to im niewygodne i włączą tą kwestię do dużej nowelizacji<text:span text:style-name="T3410">.</text:span><text:s/><text:span text:style-name="T3411">W</text:span><text:s/>każdym razie sformułowanie, które my zaproponowaliśmy w pkt. 4 może być żywcem przeniesione do projektu ustawy, którą rząd nam przedstawia, należy tylko wpisać numery dzienników ustaw<text:span text:style-name="T3412">.</text:span><text:s/>Bo to jest kodeks postępowania cywilnego, ustawa o ochronie i kszta<text:span text:style-name="T3413">łt</text:span>owaniu środowiska, tam powinien być tylko Dziennik Ustaw. Natomiast resztę można żywcem włączyć do tego projektu małej nowelizacji. Dlatego tak szczegółowo, w tak szczegółowej postaci to daliśmy już ostateczn<text:span text:style-name="T3414">ej.</text:span></text:p>
      <text:p text:style-name="P3415">Natomiast nie chcemy to co powiedział pan prof. Kozłowski,<text:s/><text:span text:style-name="T3416">n</text:span>i<text:span text:style-name="T3417">e</text:span><text:s/>chcemy s<text:span text:style-name="T3418">ię</text:span><text:s/>upierać i narzucać w tej chwili zakresu małej nowelizacji.<text:s/><text:span text:style-name="T3419">J</text:span>eś<text:span text:style-name="T3420">l</text:span>i posłowie i rząd uznają, iż nie zakłóci to toku prowadzenia<text:s/><text:span text:style-name="T3421">m</text:span>ałej nowelizacji to byśmy bardzo prosili.</text:p>
      <text:p text:style-name="P3422"><text:span text:style-name="T3423">Ob.<text:s/></text:span><text:span text:style-name="T3424">Jerzy<text:s/></text:span><text:span text:style-name="T3425">k</text:span><text:span text:style-name="T3426">ołodzi</text:span><text:span text:style-name="T3427">ej</text:span><text:span text:style-name="T3428">ski</text:span>:</text:p>
      <text:p text:style-name="P3429">Strona rządowa aprobuje to co panowie ostatnio żeście powiedzieli. I<text:s/>je<text:span text:style-name="T3430">ś</text:span>libyście<text:s/>to utrzymywali to nie widzę powodu do prowadzenia dyskusji na ten temat<text:span text:style-name="T3431">.</text:span></text:p>
      <text:p text:style-name="P3432">Czyli tekst pozostaje tak jak został zaproponowany z poprawką wniesioną przez pana Jerzego Kwiatkowskiego. Rozumiem, że propozycje strony solidarnościow<text:span text:style-name="T3433">ej</text:span><text:s/>do małej nowelizacji przyjmujemy też jako uzgodnione<text:span text:style-name="T3434">.</text:span></text:p>
      <text:p text:style-name="P3435">Prosz<text:span text:style-name="T3436">ę</text:span><text:s/>bardzo pan Andrzej Kassenberg.</text:p>
      <text:soft-page-break/>
      <text:p text:style-name="P3437"><text:span text:style-name="T3438">Ob</text:span><text:span text:style-name="T3439">.</text:span><text:span text:style-name="T3440"><text:s/>A</text:span><text:span text:style-name="T3441">.</text:span><text:span text:style-name="T3442"><text:s/>Kassenberg</text:span>:</text:p>
      <text:p text:style-name="P3443">Muszę powiedzieć,<text:s/><text:span text:style-name="T3444">ż</text:span>e jest tu chyba jakieś nieporozumienie i to niestety nie z naszej strony, między nami. Dlatego, że... tak zrozumiałem wystąpienie pana m<text:span text:style-name="T3445">i</text:span>n. Kulczyńskiego, że jeżeli są to małe zmiany, zmiany uzupełniające, są możliwe do wprowadzenia w ramach autopoprawki. Dlatego też staraliśmy się przygotować już konkretny tekst. Taki, jest to załącznik, jest to taki tekst przygotowany przez prawnika, który n<text:span text:style-name="T3446">i</text:span>e wymaga dużej obróbki. I dlatego zrozumieliśmy, może ja tak zrozumiałem, że jest to sprawa na tyle ważna, a jednocześnie nie na tyle zmieniająca istotę małej nowelizacji, że jako autopoprawka rządu może w<text:span text:style-name="T3447">ej</text:span>ść.</text:p>
      <text:p text:style-name="P3448">Na<text:span text:style-name="T3449">t</text:span>omiast czy posłowie ją uchwalą czy nie to my oczywiście n<text:span text:style-name="T3450">i</text:span>e możemy tego tu decydować<text:span text:style-name="T3451">.</text:span><text:s/>Natomiast chcielibyśmy decydować, ażeby rząd w ramach autopoprawki to wprowadził.<text:s/><text:span text:style-name="T3452">I</text:span><text:s/>tak bym widział tą różnicę. Nie wycofywałbym się z tego natomiast nie możemy zobowiązywać Sejmu do tego podjęcia, bo nie jesteśmy w takim prawie. Natomiast możemy prosić stronę rządową o zobowiązanie wniesienia tego jako autopoprawki.</text:p>
      <text:p text:style-name="P3453"><text:span text:style-name="T3454">Ob.<text:s/></text:span><text:span text:style-name="T3455">Jerzy Kołodzi</text:span><text:span text:style-name="T3456">ej</text:span><text:span text:style-name="T3457">ski</text:span>:</text:p>
      <text:p text:style-name="P3458">Ja nie widzę kwestii spornej<text:span text:style-name="T3459">.</text:span><text:s/>Tak przyjmujemy, po prostu przyjmujemy waszą redakcję jako autopoprawk<text:span text:style-name="T3460">i</text:span><text:s/>rządu do Sejmu. Według tego tekstu, który został zgłoszony. My tego od początku nie kwestionowaliśmy. I uważamy to za sprawę uzgodnioną.</text:p>
      <text:p text:style-name="P3461"><text:span text:style-name="T3462">Ob. Kassenberg</text:span>:</text:p>
      <text:p text:style-name="P3463">Należy wprowadzić w ramach tzw. małej nowelizacji, należy wprowadzić actio popularis... w ramach małej nowelizacji należy wprowadzić actio popularis.</text:p>
      <text:p text:style-name="P3464"><text:span text:style-name="T3465">W</text:span><text:s/>ramach tzw. małej nowelizacji należy wprowadzić<text:span text:style-name="T3466"><text:s/></text:span>actio popularis i dalej pierwsze zdanie zamieniamy w tym tekście<text:span text:style-name="T3467">.</text:span><text:s/>Zamiast<text:s/><text:span text:style-name="T3468">„</text:span>należy wprowadzić actio popularis - proponujemy - w ramach tzw. małej nowelizacji należy wprowadzić actio popular<text:span text:style-name="T3469">i</text:span>s. Taka zmiana<text:span text:style-name="T3470">.</text:span></text:p>
      <text:p text:style-name="P3471"><text:span text:style-name="T3472">Ob</text:span><text:span text:style-name="T3473">.</text:span><text:span text:style-name="T3474"><text:s/>Jerzy Kołodz</text:span><text:span text:style-name="T3475">iej</text:span><text:span text:style-name="T3476">ski</text:span>:</text:p>
      <text:p text:style-name="P3477">Proszę bardzo, pani<text:span text:style-name="T3478">.</text:span>.<text:span text:style-name="T3479">.</text:span></text:p>
      <text:p text:style-name="P3480"><text:span text:style-name="T3481">Ob. Anna Lech</text:span>:</text:p>
      <text:p text:style-name="P3482">Ja bym uprzejmie pros<text:span text:style-name="T3483">ił</text:span>a o rozważenie możliwości pozostawienia poprzedniego zapisu z przyczyn formalno-prawnych.</text:p>
      <text:p text:style-name="P3484">Zapoznaliśmy się szczegółowo z propozycją tzw. autopoprawki i powiedzieć muszę, że budzi ona duże zastrzeżenia i wątpliwości z przyczyn formalno-prawnych, aczkolwiek merytorycznie uważam, że jest zasadna i należy takie prace prowadzić</text:p>
      <text:p text:style-name="P3485">Stąd też w przypadku gdybyśmy chcieli to wprowadzać teraz do Sejmu, a mamy szereg opinii środowisk naukowych, że to jednak winno wyglądać nieco inaczej, nie mówiąc już o innych sprawach formalnych, że mu<text:span text:style-name="T3486">sie</text:span>libyśmy w przedmiocie zmiany kodeksu postępowania cywilnego pójść<text:s/><text:span text:style-name="T3487">z</text:span><text:s/>propozycją do komisji kodyfikacyjn<text:span text:style-name="T3488">ej</text:span><text:s/>obecnie działającej, stąd propozycja<text:s/>- aby<text:s/>rozważać dalej ten problem, ale w ramach kompleksowej nowelizacji prawa ochrony środowiska<text:span text:style-name="T3489">.</text:span></text:p>
      <text:p text:style-name="P3490"><text:span text:style-name="T3491">Ob.</text:span><text:span text:style-name="T3492"><text:s/>Jerzy Kołodziejski</text:span>:</text:p>
      <text:p text:style-name="P3493">Proszę bardzo.</text:p>
      <text:p text:style-name="P3494"><text:span text:style-name="T3495">O</text:span><text:span text:style-name="T3496">b</text:span><text:span text:style-name="T3497">. Rafał Kasprzyk</text:span>:</text:p>
      <text:soft-page-break/>
      <text:p text:style-name="P3498">Pro<text:span text:style-name="T3499">s</text:span>zę państwa ja bym chciał usłyszeć, jakie przeszkody formalno-prawne zachodzą konkretnie, bo to, że obraduje w tej chwili Komisja Kodyfikacyjna do spraw Nowelizacji Kodeksu Cywilnego i Kodeksu Postępowania Cywilnego aby dostosować te przepisy do reformy gospodarczej to my wszyscy wiemy<text:span text:style-name="T3500">.</text:span><text:s/>My nie proponujemy gruntownej zasadniczej zmiany kodeksu postępowania cywilnego, tylko dodanie jednego punkt, dodanie jednego punktu o zwolnieniu od kosztów sądowych. Tam jest 6 punktów w tej chwili my proponujemy dodanie siódmego punktu, że pewna kategoria stron nie będzie miała obowiązku uiszczania kosztów sądowych. Jest to poprawka kosmetyczna i nie wywraca konstrukcji kodeksu postępowania cywi<text:span text:style-name="T3501">l</text:span>nego<text:span text:style-name="T3502">.</text:span><text:s/>Jest poprawką, której można dokonać bez narażenia s<text:span text:style-name="T3503">i</text:span>ę na wprowadzenie jakich<text:span text:style-name="T3504">ś</text:span><text:s/>niesp<text:span text:style-name="T3505">ój</text:span>ności, sprzeczności do systemu prawa. Natomiast jeśli chodzi o actio popular<text:span text:style-name="T3506">i</text:span>s, to proszę państwa to też nie jest coś niebywałego. Obecne sformułowanie artykułu 100 ustawy o ochronie i kszta<text:span text:style-name="T3507">łt</text:span>owaniu środowiska to też jest ograniczona forma actio popularis, tylko służąca organizacjom społecznymi. Natomiast w naszej w redakcji to uprawnienie rozciąga się na także osoby fizyczne i inne osoby prawne. To nie jest nic, co wprowadza jakiekolwiek zachwianie, jakąkolwiek nielogiczność do całego naszego systemu prawa<text:span text:style-name="T3508">.</text:span><text:s/>Dlatego może być w ramach małej nowelizacji dokonane<text:span text:style-name="T3509">.</text:span><text:s/>Prace komisji kodyfikacyjn<text:span text:style-name="T3510">ej</text:span><text:s/>dotyczą<text:span text:style-name="T3511">c</text:span>e prawa cywilnego dotyczą zupełnie innych kwestii. I my tych prac nie przesądzamy an<text:span text:style-name="T3512">i</text:span><text:s/>nie dyktujemy zasadniczych zmian<text:span text:style-name="T3513">.</text:span></text:p>
      <text:p text:style-name="P3514"><text:span text:style-name="T3515">Ob.</text:span><text:span text:style-name="T3516"><text:s/>Jerzy Kołodzi</text:span><text:span text:style-name="T3517">ej</text:span><text:span text:style-name="T3518">ski</text:span>:</text:p>
      <text:p text:style-name="P3519">Dziękuję bardzo pan Kło<text:span text:style-name="T3520">s</text:span>ow<text:span text:style-name="T3521">s</text:span>ki.</text:p>
      <text:p text:style-name="P3522"><text:span text:style-name="T3523">Ob.</text:span><text:span text:style-name="T3524"><text:s/>Wojciech Kłosowski</text:span>:</text:p>
      <text:p text:style-name="P3525">Proszę państwa, no cóż rozbieżności w stronie rządowej sprowadziły mnie do konie<text:span text:style-name="T3526">c</text:span>zności ujawn<text:span text:style-name="T3527">i</text:span>enia pewnej tajemnicy, że zostało to uzgodnione w ramach kierownictwa Ministerstwa Ochrony Środowiska<text:span text:style-name="T3528">.</text:span><text:s/>Ja<text:s/><text:span text:style-name="T3529">s</text:span>ię dziwię, że teraz pani występuje z za<text:span text:style-name="T3530">st</text:span>rzeżeniami<text:span text:style-name="T3531">.</text:span><text:s/>Była pani obecna na posiedzeniu przecież?</text:p>
      <text:p text:style-name="P3532"><text:span text:style-name="T3533">Ob. Anna<text:s/></text:span><text:span text:style-name="T3534">Le</text:span><text:span text:style-name="T3535">ch</text:span>:</text:p>
      <text:p text:style-name="P3536">Nie byłam, proszę profesora, natomiast słyszałam...<text:s/><text:span text:style-name="T3537">i</text:span><text:s/>tak byłam uprzedzona, że niezależnie od prowadzonych dyskusji m<text:span text:style-name="T3538">er</text:span>ytor<text:span text:style-name="T3539">y</text:span>c<text:span text:style-name="T3540">z</text:span>n<text:span text:style-name="T3541">y</text:span>ch, które kw<text:span text:style-name="T3542">es</text:span>tionowane być nie mogą państwo oczekujecie na opinie formalno-prawną w tym zakresie, dlatego pozwoliłam sobie to zgłosić<text:span text:style-name="T3543">.</text:span><text:s/>Zastrzeżenia natury li tylko natury formalno-prawn<text:span text:style-name="T3544">ej,</text:span><text:s/>a n<text:span text:style-name="T3545">i</text:span>e merytory<text:span text:style-name="T3546">cz</text:span>n<text:span text:style-name="T3547">ej</text:span>.</text:p>
      <text:p text:style-name="P3548"><text:span text:style-name="T3549">Ob. W. Kłosowski</text:span><text:span text:style-name="T3550">:</text:span></text:p>
      <text:p text:style-name="P3551">Dziękuję bardzo za wyjaśnienie. Proponuję wobec tego, żeby nie tworzyć impasu w tej sprawie, mam dwie propozycje. Albo strona rządowa, albo rząd to zgłosi do Sejmu jako autopoprawkę, albo zgłosi to nasz<text:s/>„stolik”<text:s/>jako postulat do komisji sejmowej<text:span text:style-name="T3552">.</text:span></text:p>
      <text:p text:style-name="P3553"><text:span text:style-name="T3554">Ob. Jerzy Kołodzi</text:span><text:span text:style-name="T3555">ej</text:span><text:span text:style-name="T3556">ski</text:span>:</text:p>
      <text:p text:style-name="P3557">Ponieważ nie w<text:span text:style-name="T3558">id</text:span>zimy zastrzeżeń merytorycznych, jeśli są jakieś tam zastrzeżenia formalno-prawne, które rządowi uniemożliwią zgłoszenie autopoprawki to my jako<text:s/>„stolik”<text:s/>możemy zgłosić do komisji sejmowej<text:span text:style-name="T3559">.</text:span></text:p>
      <text:p text:style-name="P3560"><text:span text:style-name="T3561">Proszę</text:span><text:s/>bardzo prof. Kozłowski.</text:p>
      <text:p text:style-name="P3562"><text:span text:style-name="T3563">Ob.</text:span><text:span text:style-name="T3564"><text:s/>Stefan Kozłowski</text:span>:</text:p>
      <text:p text:style-name="P3565">W związku z tym<text:span text:style-name="T3566">,</text:span><text:s/>że strona rządowa, czy Wydział Prawny ma tak idące daleko wątpliwości, to wobec tego my zgłosimy to jako naszą autopoprawkę do komisji sejmowej, jako wniosek do komisji sejmowej.</text:p>
      <text:soft-page-break/>
      <text:p text:style-name="P3567"><text:span text:style-name="T3568">O</text:span><text:span text:style-name="T3569">b. Jerzy Kołodzi</text:span><text:span text:style-name="T3570">ej</text:span><text:span text:style-name="T3571">ski</text:span>:</text:p>
      <text:p text:style-name="P3572">Ja proponuję, że zgłasza<text:s/>„stolik”, nie widzę tutaj rozbieżności<text:s/><text:span text:style-name="T3573">z</text:span>dań. Po prostu nie można<text:s/>„stolika”<text:s/>identy<text:span text:style-name="T3574">fi</text:span>kować z rządem, my jako<text:s/>„stolik”, strona rządowa<text:s/>„stolika”<text:s/>zgadzamy się z tym, żeby<text:s/>„stolik”<text:s/>wniósł tą poprawkę do komisji sejmowej.<text:s/><text:span text:style-name="T3575">J</text:span>eśli rząd nie widzi możliwości tej autopoprawki. Ale tak nie rozumiałem naszych uzgodnień. Może błąd popełniam tu panie ministrze?</text:p>
      <text:p text:style-name="P3576"><text:span text:style-name="T3577">Minister</text:span><text:span text:style-name="T3578">:</text:span></text:p>
      <text:p text:style-name="P3579"><text:span text:style-name="T3580">Nie</text:span>.</text:p>
      <text:p text:style-name="P3581"><text:span text:style-name="T3582">Ob.<text:s/></text:span><text:span text:style-name="T3583">Jerzy Kołodzi</text:span><text:span text:style-name="T3584">ej</text:span><text:span text:style-name="T3585">ski</text:span>:</text:p>
      <text:p text:style-name="P3586">Pan minister powiedział, że nie. Czyli rząd widzi możliwość zgłoszenia<text:span text:style-name="T3587">.</text:span></text:p>
      <text:p text:style-name="P3588"><text:span text:style-name="T3589">/</text:span>Głos z sali: nie sły<text:span text:style-name="T3590">c</text:span>hać/.</text:p>
      <text:p text:style-name="P3591"><text:span text:style-name="T3592"><text:s text:c="29"/></text:span>:</text:p>
      <text:p text:style-name="P3593">Ja proponuję żeby to zgłosił<text:s/>„stolik”.</text:p>
      <text:p text:style-name="P3594">/Głos z sali:<text:s/><text:span text:style-name="T3595">J</text:span>a zrozumiałem, że jest protest tutaj/.</text:p>
      <text:p text:style-name="P3596"><text:span text:style-name="T3597"><text:s text:c="29"/></text:span>:</text:p>
      <text:p text:style-name="P3598">Nie, nie ma protestu.</text:p>
      <text:p text:style-name="P3599"><text:span text:style-name="T3600"><text:s text:c="29"/></text:span>:</text:p>
      <text:p text:style-name="P3601">D<text:span text:style-name="T3602">obrz</text:span>e.</text:p>
      <text:p text:style-name="P3603"><text:span text:style-name="T3604">Ob. <text:s text:c="22"/></text:span>:</text:p>
      <text:p text:style-name="P3605">Na moje pytanie pan minister pozytywnie odpowiedział nie. Żeby nie było żadnych wątpliwości proponuję przy<text:span text:style-name="T3606">j</text:span>ą<text:span text:style-name="T3607">ć</text:span><text:s/>propozycję, że nasz<text:s/>„stolik”<text:s/>zgłasza tą propozycję do komisji sejmowej. Na jedno to wychodzi, bo i tak decyzja zależy od Sejmu<text:span text:style-name="T3608">.</text:span><text:s/>Czy to rząd zgłosi jako autopoprawkę, może nam<text:s/><text:span text:style-name="T3609">w</text:span>ygodniej jest zgłosić po prostu, nie j<text:span text:style-name="T3610">es</text:span>teśmy tak<text:s/><text:span text:style-name="T3611">sf</text:span>orma<text:span text:style-name="T3612">liz</text:span>owani prawnie<text:span text:style-name="T3613">.</text:span></text:p>
      <text:p text:style-name="P3614"><text:span text:style-name="T3615">/</text:span>Głos z sali: to na razie pozostaje to bez zmian/.</text:p>
      <text:p text:style-name="P3616"><text:span text:style-name="T3617">/</text:span>Głos z sali: tak/.</text:p>
      <text:p text:style-name="P3618"><text:span text:style-name="T3619">O</text:span><text:span text:style-name="T3620">b. Jerzy Kołodzi</text:span><text:span text:style-name="T3621">ej</text:span><text:span text:style-name="T3622">ski</text:span>:</text:p>
      <text:p text:style-name="P3623">Tak.</text:p>
      <text:p text:style-name="P3624"><text:span text:style-name="T3625">Ob. Andrzej Kassenberg</text:span>:</text:p>
      <text:p text:style-name="P3626">Rozumiem, że należy prz<text:span text:style-name="T3627">yg</text:span>otowa<text:span text:style-name="T3628">ć</text:span><text:s/>wniosek do Komisji Sejmowej O<text:span text:style-name="T3629">c</text:span>hrony Środowiska, który<text:s/><text:span text:style-name="T3630">są</text:span>dz<text:span text:style-name="T3631">ę</text:span>, że obaj panowie przewodniczący podpiszą.</text:p>
      <text:p text:style-name="P3632"><text:span text:style-name="T3633">Przewodniczący</text:span>:</text:p>
      <text:p text:style-name="P3634">Oczywiście, tak.</text:p>
      <text:p text:style-name="P3635"><text:span text:style-name="T3636">Ob. <text:s/>A</text:span><text:span text:style-name="T3637">.</text:span><text:span text:style-name="T3638"><text:s/>Kassenberg</text:span>:</text:p>
      <text:p text:style-name="P3639">Tak. Jako odrębne pismo<text:span text:style-name="T3640">.</text:span>..</text:p>
      <text:p text:style-name="P3641"><text:span text:style-name="T3642">Ob. Jerzy Kołodzi</text:span><text:span text:style-name="T3643">ej</text:span><text:span text:style-name="T3644">sk</text:span><text:span text:style-name="T3645">i</text:span>:</text:p>
      <text:p text:style-name="P3646"><text:span text:style-name="T3647">J</text:span>ako wy<text:span text:style-name="T3648">st</text:span>ąpienie do S<text:span text:style-name="T3649">ej</text:span>mu. Nie wiem pani profesor do komisji sejmowej czy do Sejmu?</text:p>
      <text:p text:style-name="P3650"><text:span text:style-name="T3651">Ob.<text:s/></text:span><text:span text:style-name="T3652">B</text:span><text:span text:style-name="T3653">. Hag</text:span><text:span text:style-name="T3654">e</text:span><text:span text:style-name="T3655">r</text:span><text:span text:style-name="T3656">-</text:span><text:span text:style-name="T3657">Ma</text:span><text:span text:style-name="T3658">łe</text:span><text:span text:style-name="T3659">cka</text:span>:</text:p>
      <text:p text:style-name="P3660">Ja mogę powiedzieć, jaki jest tryb. 15 zbieramy<text:s/><text:span text:style-name="T3661">s</text:span>i<text:span text:style-name="T3662">ę</text:span>, mamy naszą komisję i z komisją prac u<text:span text:style-name="T3663">st</text:span>aw<text:span text:style-name="T3664">od</text:span>a<text:span text:style-name="T3665">w</text:span>c<text:span text:style-name="T3666">zy</text:span>ch, bo tak<text:span text:style-name="T3667">i</text:span><text:s/>jest tryb,<text:s/><text:span text:style-name="T3668">ż</text:span>e nie jedna<text:s/>Komisja<text:s/>Ochrony<text:s/>Środowiska tylko z komisją prac u<text:span text:style-name="T3669">st</text:span>awodaw<text:span text:style-name="T3670">cz</text:span>ych wybiera spośród siebie komisję nadzwyczajną składającą się z części posł<text:span text:style-name="T3671">ó</text:span>w jednej i<text:s/><text:soft-page-break/>drugiej komisji, ewentualnie jeszcze dobierze z rolnictwa czy<text:span text:style-name="T3672">.</text:span>..<text:s/><text:span text:style-name="T3673">I</text:span><text:s/>tak komisja nadzw<text:span text:style-name="T3674">y</text:span>czajna będzie pracować nad tekstem tej nowelizacji i to jest pierwsze czytanie, jak będzie gotowe, będzie uchwalane znowu przez te dwie komisje, a jak ob<text:span text:style-name="T3675">i</text:span>e komisje przejmą to znaczy moja i spraw ustawodawczych to wnosimy to na<text:s/><text:span text:style-name="T3676">S</text:span>ejm i wtedy cały<text:s/><text:span text:style-name="T3677">S</text:span>ejm do tego się odnosi, jest dyskusja poselska.</text:p>
      <text:p text:style-name="P3678"><text:span text:style-name="T3679">Ob.</text:span><text:span text:style-name="T3680"><text:s/>Jerzy Kołodzi</text:span><text:span text:style-name="T3681">ej</text:span><text:span text:style-name="T3682">ski</text:span>:</text:p>
      <text:p text:style-name="P3683">W kuluara<text:span text:style-name="T3684">c</text:span>h uzgodniłem z panią profesor, że zostaniemy zaproszeni jako przed<text:span text:style-name="T3685">st</text:span>awiciele stolika na.<text:span text:style-name="T3686">.</text:span>.</text:p>
      <text:p text:style-name="P3687"><text:span text:style-name="T3688">O</text:span><text:span text:style-name="T3689">b</text:span><text:span text:style-name="T3690">. B. Hage</text:span><text:span text:style-name="T3691">r-M</text:span><text:span text:style-name="T3692">a</text:span><text:span text:style-name="T3693">łe</text:span><text:span text:style-name="T3694">cka</text:span>:</text:p>
      <text:p text:style-name="P3695">Bardzo proszę, zrobię<text:s/>wszystko, jak panowie sobie życzą.</text:p>
      <text:p text:style-name="P3696"><text:span text:style-name="T3697">Ob. <text:s text:c="22"/></text:span>:</text:p>
      <text:p text:style-name="P3698">Pani sama zgłosiła tą propozycję, którą ja z aprobatą przyjąłem. Proszę bardzo.</text:p>
      <text:p text:style-name="P3699"><text:span text:style-name="T3700">Ob.</text:span><text:span text:style-name="T3701"><text:s/>Andrzej Kassenberg</text:span>:</text:p>
      <text:p text:style-name="P3702">Kontynuując moją wypowiedź nie na temat actio popularis tylko na temat tego co zgłosił kol<text:span text:style-name="T3703">.</text:span><text:s/>Kasprzyk. Co pozwolę sobie przypomnieć, było w naszych pierwszych postulatach jako punkt 2, który żeśmy w całości<text:s/>skreślil<text:span text:style-name="T3704">i</text:span>, zostawiając poszczególne elementy<text:span text:style-name="T3705">.</text:span><text:s/>Czy w związku z tym można by było na końcu, już po actio popularis dopisa<text:span text:style-name="T3706">ć<text:s/></text:span>pozwolę sobie jeszcze raz przeczytać to co kol. Kasprzyk czytał<text:span text:style-name="T3707">.</text:span></text:p>
      <text:p text:style-name="P3708">„Ponadto w trybie szybkim należy wprowadzić<text:span text:style-name="T3709"><text:s/></text:span>następujące rozwiązania: powołać Wydział Ochrony Środowiska w Generalnej Prokuraturze, powołać Wydział Ochrony Środowiska w NSA i powołać klub poselski gromadzący posłów zainteresowanych problematyką ekologiczną”<text:span text:style-name="T3710">.</text:span><text:span text:style-name="T3711"><text:s/></text:span>Przepraszam koło poselskie<text:span text:style-name="T3712">.</text:span></text:p>
      <text:p text:style-name="P3713"><text:span text:style-name="T3714">Ob</text:span><text:span text:style-name="T3715">.</text:span><text:span text:style-name="T3716"><text:s/>Jerzy<text:s/></text:span><text:span text:style-name="T3717">K</text:span><text:span text:style-name="T3718">o</text:span><text:span text:style-name="T3719">łod</text:span><text:span text:style-name="T3720">zi</text:span><text:span text:style-name="T3721">ej</text:span><text:span text:style-name="T3722">sk</text:span><text:span text:style-name="T3723">i</text:span>:</text:p>
      <text:p text:style-name="P3724"><text:span text:style-name="T3725">T</text:span>o było w<text:s/><text:span text:style-name="T3726">i</text:span>nnym punkcie i uciekło nam gdzieś<text:span text:style-name="T3727">.</text:span></text:p>
      <text:p text:style-name="P3728"><text:span text:style-name="T3729">Ob. A</text:span><text:span text:style-name="T3730">.</text:span><text:span text:style-name="T3731"><text:s/>Kassenberg</text:span>:</text:p>
      <text:p text:style-name="P3732"><text:span text:style-name="T3733">Cz</text:span>y to możemy do<text:span text:style-name="T3734">łą</text:span>czyć jako jakby trzecia część<text:span text:style-name="T3735">.</text:span><text:s/>Pierwsza częś<text:span text:style-name="T3736">ć</text:span><text:s/>jest kodyfikacji czyli o nowelizacji. Druga jest o acti<text:span text:style-name="T3737">o</text:span><text:s/>popularis, a trze<text:span text:style-name="T3738">c</text:span>ia część<text:s/><text:span text:style-name="T3739">s</text:span>prawy<text:span text:style-name="T3740"><text:s/></text:span>natychmiastow<text:span text:style-name="T3741">e.</text:span></text:p>
      <text:p text:style-name="P3742"><text:span text:style-name="T3743">Ob. Jerzy Kołodzi</text:span><text:span text:style-name="T3744">ej</text:span><text:span text:style-name="T3745">ski</text:span>:</text:p>
      <text:p text:style-name="P3746">Przypominam, że sprawa była uzgodniona, ponieważ to było kilka dni temu, wobec tego czy możemy uzna<text:span text:style-name="T3747">ć</text:span><text:s/>to uzgodnienie za ważne? Mam takie pytanie do obu stron. Nie widzę sprzeciwów wobec tego uważam, że<text:span text:style-name="T3748">...</text:span><text:s/><text:span text:style-name="T3749">P</text:span>rosz<text:span text:style-name="T3750">ą</text:span><text:s/>bardzo pan minister<text:span text:style-name="T3751">.</text:span></text:p>
      <text:p text:style-name="P3752"><text:span text:style-name="T3753">Min. Wa</text:span><text:span text:style-name="T3754">cł</text:span><text:span text:style-name="T3755">aw Kulczyński</text:span>:</text:p>
      <text:p text:style-name="P3756">T<text:span text:style-name="T3757">o</text:span><text:s/>je<text:span text:style-name="T3758">st</text:span><text:s/>racz<text:span text:style-name="T3759">ej</text:span><text:s/>takie zwrócenie uwagi, iż kwestia tego w jaki sposób b<text:span text:style-name="T3760">ę</text:span>dą się organizowali posłowie w Sejmie, to jednak rozstrzygnie Sejm, zwłaszcza, że kwestia wyborów jest można powiedzieć już zdecydowana. Nie widzę powodu, żeby robić<text:s/><text:span text:style-name="T3761">z</text:span><text:s/>tego tajemnicy, łącznie z formułą Senatu dwu<text:span text:style-name="T3762">st</text:span>opniow<text:span text:style-name="T3763">ej</text:span><text:s/>izby i będą to zasadnicze zmiany również ze względu na nową reprezenta<text:span text:style-name="T3764">cj</text:span>ę polityczną wręcz reprezenta<text:span text:style-name="T3765">cj</text:span>ę. Także nie wiemy czy tutaj idąc na takie formuły nie narażamy się wręcz, uży<text:span text:style-name="T3766">j</text:span>ę takiego słowa na to, że może Sejm zupełnie inaczej do tego się ustosunkować poprzez swoich posłów, którzy będą reprezentowali tak na dobrą sprawę nasz wszystkich przy tym stol<text:span text:style-name="T3767">e</text:span>.</text:p>
      <text:p text:style-name="P3768">Dziękuję<text:span text:style-name="T3769">.</text:span></text:p>
      <text:p text:style-name="P3770"><text:span text:style-name="T3771">Ob.</text:span><text:span text:style-name="T3772"><text:s/>Jerzy Kołodzi</text:span><text:span text:style-name="T3773">ej</text:span><text:span text:style-name="T3774">ski</text:span>:</text:p>
      <text:p text:style-name="P3775">Ja myśl<text:span text:style-name="T3776">ę</text:span>, że przyjmujemy uwagę pana ministra, ale tak jak zawsze, nasze postulaty są postulatami do praworządnych organów tego państwa, one mogą zostać uznane w różnym stopniu. My o tym w tej chwili<text:s/><text:soft-page-break/>nie możemy decydować. Ale naszą wolą, wolą naszego<text:s/>„stolika”<text:s/>jest to, żeby w Se<text:span text:style-name="T3777">j</text:span>mi<text:span text:style-name="T3778">e</text:span><text:s/>był klub poselski,<text:s/><text:span text:style-name="T3779">E</text:span>kologiczny Kl<text:span text:style-name="T3780">u</text:span><text:span text:style-name="T3781">b</text:span><text:s/>P<text:span text:style-name="T3782">o</text:span>selski.<text:span text:style-name="T3783"><text:s/>W</text:span><text:s/>takim rozumieniu sprawy, jak pan minister to zinterpr<text:span text:style-name="T3784">et</text:span>ował proponuję przyjąć tą zasadę<text:span text:style-name="T3785">.</text:span></text:p>
      <text:p text:style-name="P3786">Czy kol<text:span text:style-name="T3787">.</text:span><text:s/>Kassenberg chciałby zaproponować redakcję, czy.<text:span text:style-name="T3788">..</text:span></text:p>
      <text:p text:style-name="P3789"><text:span text:style-name="T3790">Ob. A. Kassenberg</text:span>:</text:p>
      <text:p text:style-name="P3791">Ona jest wystarczająca.</text:p>
      <text:p text:style-name="P3792"><text:span text:style-name="T3793">Ob</text:span><text:span text:style-name="T3794">.</text:span><text:span text:style-name="T3795"><text:s/>Jerzy Kołodzi</text:span><text:span text:style-name="T3796">ej</text:span><text:span text:style-name="T3797">ski</text:span>:</text:p>
      <text:p text:style-name="P3798">Bardzo pro<text:span text:style-name="T3799">s</text:span>zę, żebyśmy sobie ją uzmysłowil<text:span text:style-name="T3800">i</text:span>.</text:p>
      <text:p text:style-name="P3801"><text:span text:style-name="T3802">Ob.</text:span><text:span text:style-name="T3803"><text:s/></text:span><text:span text:style-name="T3804">A.</text:span><text:span text:style-name="T3805"><text:s/>Kass</text:span><text:span text:style-name="T3806">en</text:span><text:span text:style-name="T3807">berg</text:span>:</text:p>
      <text:p text:style-name="P3808">Ponadto<text:s/><text:span text:style-name="T3809">w</text:span><text:s/>trybie szybkim należy wprowadzić następujące rozwiązania:</text:p>
      <text:p text:style-name="P3810"><text:span text:style-name="T3811">-</text:span><text:span text:style-name="T3812"><text:s/></text:span>powołać Wydział Ochrony Środowiska w Generalnej Prokuraturze;</text:p>
      <text:p text:style-name="P3813">-<text:s/>powołać Wydział Ochrony Środowiska w NSA;</text:p>
      <text:p text:style-name="P3814">-<text:s/>powołać koło poselskie gromadzące posłów zainteresowanych problematyką ekologiczną<text:span text:style-name="T3815">.</text:span></text:p>
      <text:p text:style-name="P3816"><text:span text:style-name="T3817">Ob.</text:span><text:span text:style-name="T3818"><text:s/>J</text:span><text:span text:style-name="T3819">.</text:span><text:span text:style-name="T3820"><text:s/>Kołodzi</text:span><text:span text:style-name="T3821">ej</text:span><text:span text:style-name="T3822">ski</text:span>:</text:p>
      <text:p text:style-name="P3823">Może stworzyć albo zorganizować koło poselskie, bo koła si<text:span text:style-name="T3824">ę</text:span><text:s/>nie powołuje, prawda?</text:p>
      <text:p text:style-name="P3825"><text:span text:style-name="T3826">Ob.<text:s/></text:span><text:span text:style-name="T3827">B. Ha</text:span><text:span text:style-name="T3828">ger</text:span><text:span text:style-name="T3829">-Ma</text:span><text:span text:style-name="T3830">łec</text:span><text:span text:style-name="T3831">k</text:span><text:span text:style-name="T3832">a</text:span>:</text:p>
      <text:p text:style-name="P3833"><text:span text:style-name="T3834">..</text:span>.Naprawd<text:span text:style-name="T3835">ę</text:span><text:s/>zrobi przyszły Sejm my już na pewno nie<text:span text:style-name="T3836">.</text:span><text:s/>Ale zapis oczywiście może być.</text:p>
      <text:p text:style-name="P3837"><text:span text:style-name="T3838">O</text:span><text:span text:style-name="T3839">b. A</text:span><text:span text:style-name="T3840">.</text:span><text:span text:style-name="T3841"><text:s/>Kassenberg</text:span>:</text:p>
      <text:p text:style-name="P3842">Zorganizować, prosz<text:span text:style-name="T3843">ę</text:span><text:s/>bardzo.</text:p>
      <text:p text:style-name="P3844"><text:span text:style-name="T3845">O</text:span><text:span text:style-name="T3846">b. Kwiatkowski</text:span>:</text:p>
      <text:p text:style-name="P3847">Koło jest lepsze, bo kluby są związane z partiami, a partii ekologicznej nie będzie, to nam skomplikuje sprawę<text:span text:style-name="T3848">.</text:span></text:p>
      <text:p text:style-name="P3849"><text:span text:style-name="T3850">Ob. Jerzy Kwiatkowski</text:span>:</text:p>
      <text:p text:style-name="P3851">Jeżeli przyjmujemy panie przewodniczący tą formułę, którą pan był łaskaw przedstawić, że są to postulaty pod adresem praworządnych czy konst<text:span text:style-name="T3852">yt</text:span>ucyjnych władz tego państwa, to nie rozumiem dlaczego stawiamy termin, bo przecież nie możemy tutaj przewidzieć terminu, że do końca 89 r<text:span text:style-name="T3853">.</text:span><text:s/>powstanie klub poselski w Sejmie zajmujący<text:s/><text:span text:style-name="T3854">si</text:span>ę ekologią. Po prostu pod rozwagę czy to w ogóle jest tak logicznie?</text:p>
      <text:p text:style-name="P3855"><text:span text:style-name="T3856">Ob. <text:s/>J</text:span><text:span text:style-name="T3857">.</text:span><text:span text:style-name="T3858"><text:s/>Kołodzi</text:span><text:span text:style-name="T3859">ej</text:span><text:span text:style-name="T3860">ski</text:span>:</text:p>
      <text:p text:style-name="P3861">J<text:span text:style-name="T3862">es</text:span>t logiczne, bo terminy mają takie samo znaczenie, jak postulaty, które związane są z terminami. Jeśli... no, nic innego nie mogę odpowiedzieć na to pytanie. Myślę, że terminy są również wyrazem naszej woli co do szybkości załatwienia pewnych spraw. Są<text:s/><text:span text:style-name="T3863">i</text:span>ntegralną częścią postulatów<text:span text:style-name="T3864">.</text:span><text:s/>Więc ja bym to tak traktował po prostu.</text:p>
      <text:p text:style-name="P3865"><text:span text:style-name="T3866">M</text:span>ogą by<text:span text:style-name="T3867">ć</text:span><text:s/>różne uwarunkowania i potem je<text:span text:style-name="T3868">ś</text:span>l<text:span text:style-name="T3869">i</text:span><text:s/>zostaną naruszone tutaj te nasze postulaty to ten, który narusza będzie s<text:span text:style-name="T3870">i</text:span>ę tłumaczył w takim stopniu, a<text:s/><text:span text:style-name="T3871">w</text:span><text:s/><text:span text:style-name="T3872">j</text:span>a<text:span text:style-name="T3873">ki</text:span>m sytuacja na to pozwoli<text:span text:style-name="T3874">.</text:span><text:s/>Trudno to powiedzieć, jak to będzie<text:span text:style-name="T3875">.</text:span></text:p>
      <text:p text:style-name="P3876"><text:span text:style-name="T3877">P</text:span>r<text:span text:style-name="T3878">osz</text:span>ę bardzo pan Węgrzyn<text:span text:style-name="T3879">.</text:span></text:p>
      <text:p text:style-name="P3880"><text:span text:style-name="T3881">Ob. .F</text:span><text:span text:style-name="T3882">.</text:span><text:span text:style-name="T3883"><text:s/></text:span><text:span text:style-name="T3884">L</text:span><text:span text:style-name="T3885">. Węgrzyn</text:span>:</text:p>
      <text:p text:style-name="P3886">Chciałem przypomnieć, że na wstępie dzisiejszego posiedzenia pan prof<text:span text:style-name="T3887">.</text:span><text:s/>Kozłowski użył takiego<text:s/><text:span text:style-name="T3888">sf</text:span>ormułowania, że nie powinniśmy zbyt daleko ingerować w strukturę poszczególnych organów<text:s/><text:soft-page-break/>państwowych. O ile kwestia unormowania sprawy w Sejmie jest dla mnie oczywista. Natomiast mam poważne wątpliwości czy my możemy określać dzisiaj, że w prokuraturze generalnej ma by<text:span text:style-name="T3889">ć</text:span><text:s/>powołany wydział, a może depa<text:span text:style-name="T3890">r</text:span>tament<text:span text:style-name="T3891">.</text:span><text:s/>Pytanie jest dlaczego w Naczelnym Sądzie Administracyjnym, a nie również w Sądzie Najwyższym skoro proponujemy zapis, że każdy może wnieś<text:span text:style-name="T3892">ć</text:span><text:s/>skargę do sądu, a zatem tryb ten chyba jest w sądzie powszechnym, a nie w sądownictwie admin<text:span text:style-name="T3893">ist</text:span>racyjnym. Tutaj trzeba rozgraniczyć dwie rzeczy.</text:p>
      <text:p text:style-name="P3894">Następna sprawa czy jest potrzeba aż powoływania<text:span text:style-name="T3895">.</text:span><text:s/>Być może, że w obecnych strukturach, przecież istnieje departament prokuratorski<text:span text:style-name="T3896">ej</text:span><text:s/>kontro<text:span text:style-name="T3897">l</text:span>i prze<text:span text:style-name="T3898">st</text:span>rzegania prawa, który obejmuje całość zagadnień nad decyzjami admin<text:span text:style-name="T3899">ist</text:span>racyjnymi. Ja bym tu nie wnikał w rozstrzyganie konkretnie czy to ma być departament czy to ma być wydział<text:span text:style-name="T3900">.</text:span><text:s/>Ja uznaję generalną zasadę, że organy te powinny dostosować aktualną strukturę do potrzeb wynikających z problemu ekologii.</text:p>
      <text:p text:style-name="P3901">Natomiast wydaje mi s<text:span text:style-name="T3902">ię</text:span>, że jest to zbyt daleko idąca ingerencja, niejako sugerowanie czy zajmowanie stanowiska, że musi to być wydział tam w ministerstwie czy<text:s/><text:span text:style-name="T3903">w</text:span><text:s/>Sądzie Najwyższym, Naczelnym Sądzie Admini<text:span text:style-name="T3904">st</text:span>racyjnym czy Prokuraturze Generalnej. Czy nie wystarczyłby zapis ogólny, że istnieje potrzeba dostosowania zmian strukturalnych tychże właśnie organów do potrzeb ekologii. Bo chyba wydaje mi się, że jest tu zbyt daleko idąca ingerencja.</text:p>
      <text:p text:style-name="P3905">Dziękuję<text:span text:style-name="T3906">.</text:span></text:p>
      <text:p text:style-name="P3907"><text:span text:style-name="T3908">Ob. J. Kołodzi</text:span><text:span text:style-name="T3909">ej</text:span><text:span text:style-name="T3910">ski</text:span>:</text:p>
      <text:p text:style-name="P3911"><text:span text:style-name="T3912">D</text:span>zi<text:span text:style-name="T3913">ę</text:span>ku<text:span text:style-name="T3914">ję</text:span><text:s/>bardzo pan prof. Kozłowski i pani prof. Hage<text:span text:style-name="T3915">r</text:span>-Mał<text:span text:style-name="T3916">e</text:span>cka<text:span text:style-name="T3917">.</text:span></text:p>
      <text:p text:style-name="P3918"><text:span text:style-name="T3919">O</text:span><text:span text:style-name="T3920">b. Stefan Kozłowski</text:span>:</text:p>
      <text:p text:style-name="P3921">Prosz<text:span text:style-name="T3922">ę</text:span><text:s/>państwa, mógłbym państwu wygłosić dłuższe przemówienie. Potrzeba jest nie tylko wydziału w Generalnej Prokuraturze, ale nawet w okręgowych oddziałach prokuratury.</text:p>
      <text:p text:style-name="P3923">My formułujemy to już w sposób dość ogólny<text:span text:style-name="T3924">.</text:span><text:s/>Jeżeli my wyraźnie powiemy, że trzeba, to jest stara metoda mówienia, że trzeba coś doskonali<text:span text:style-name="T3925">ć</text:span><text:s/>i z tego nic nie wynika. My formułujemy,<text:s/><text:span text:style-name="T3926">w</text:span><text:s/>tej chwili jest jednoosobowe stanowisko w Gen<text:span text:style-name="T3927">e</text:span>raln<text:span text:style-name="T3928">e</text:span>j Prokuraturze i j<text:span text:style-name="T3929">es</text:span>zcze ta osoba ma jeszcze pięć innych rzeczy.<text:s/><text:span text:style-name="T3930">J</text:span>eżeli my nie postawimy jasno sprawy, że to jest tak wielki w tej chwili problem w Polsce, w przyszłości będzie j<text:span text:style-name="T3931">es</text:span>zcze większy, to my nic nie załatwimy. My musimy konkretnie domagać<text:s/><text:span text:style-name="T3932">si</text:span>ę pewnych struktur, które będą nas wspomagały.</text:p>
      <text:p text:style-name="P3933">Mamy kontakty z prokuraturą, oni pr<text:span text:style-name="T3934">os</text:span>zą o to, żeby nasz<text:s/>„stolik”<text:s/>to uchwalił<text:span text:style-name="T3935">.</text:span><text:s/>Proponuję już nie kwestionować tego, bo jest już minimalny zapis, bo już nawet nie wchodzimy w sprawy okręgowych układów prokuratury, gdzie też właściwie prosiło o coś takiego.</text:p>
      <text:p text:style-name="P3936">Także proponowałbym jednak utrzymać to, bo to wyra<text:span text:style-name="T3937">ź</text:span>nie mówi o co nam chodzi.</text:p>
      <text:p text:style-name="P3938"><text:span text:style-name="T3939">Ob. J</text:span><text:span text:style-name="T3940">.</text:span><text:span text:style-name="T3941"><text:s/>Kołodzie</text:span><text:span text:style-name="T3942">js</text:span><text:span text:style-name="T3943">ki</text:span>:</text:p>
      <text:p text:style-name="P3944">Strona rządowa nie wnosi do tego zapisu żadnych zastrzeżeń<text:span text:style-name="T3945">.</text:span><text:s/>Ponadto chc<text:span text:style-name="T3946">e</text:span><text:s/>powiedzieć, że z naszych doświadczeń, jako działaczy ekologicznych ten postulat pojawia<text:s/><text:span text:style-name="T3947">się</text:span><text:s/>od kilku dobrych lat. Ze strony pracowników prokuratury, którzy są bezsilni wobec rozległości kwestii ekologicznych w stosunku do sił, jakimi dysponują.</text:p>
      <text:p text:style-name="P3948">Pani prof. Małecka.</text:p>
      <text:p text:style-name="P3949"><text:span text:style-name="T3950">O</text:span><text:span text:style-name="T3951">b.<text:s/></text:span><text:span text:style-name="T3952">B</text:span><text:span text:style-name="T3953">. Małecka</text:span>:</text:p>
      <text:soft-page-break/>
      <text:p text:style-name="P3954">Od kilku miesi<text:span text:style-name="T3955">ę</text:span>cy komisja otrzymuje wykazy od prokuratora generalnego głównych spraw, oczywiście dużych spraw, jakimi zajmuje się Prokuratura Generalna, które są<text:s/>„na tapecie”<text:s/>i mówią, w jakim stadium zaawansowanie jest rozpatrzenie danej sprawy<text:span text:style-name="T3956">.</text:span><text:s/><text:span text:style-name="T3957">W</text:span>ięc informacje te my sobie przerabiamy na naszych prezydiach. I na komisje zapraszamy. Jeden z w<text:span text:style-name="T3958">icep</text:span>roku<text:span text:style-name="T3959">r</text:span>a<text:span text:style-name="T3960">t</text:span>orów generalnych, który na ogół przychodzi. Tyle informacyjnie.</text:p>
      <text:p text:style-name="P3961"><text:span text:style-name="T3962">Ob.</text:span><text:span text:style-name="T3963"><text:s/></text:span><text:span text:style-name="T3964">J.</text:span><text:span text:style-name="T3965"><text:s/>Kołodzi</text:span><text:span text:style-name="T3966">ej</text:span><text:span text:style-name="T3967">ski</text:span>:</text:p>
      <text:p text:style-name="P3968"><text:span text:style-name="T3969">D</text:span>ziękuj<text:span text:style-name="T3970">ę</text:span><text:s/>bardzo. Informacja pani profesor podkreśla tylko zasadność tego postulatu<text:span text:style-name="T3971">.</text:span><text:s/>Dziękuję<text:span text:style-name="T3972">.</text:span><text:s/>Proponuję przyjąć to.</text:p>
      <text:p text:style-name="P3973"><text:span text:style-name="T3974">P</text:span>ro<text:span text:style-name="T3975">sz</text:span>ę państwa skończyliśmy punkt 4<text:span text:style-name="T3976">.</text:span><text:s/>Prz<text:span text:style-name="T3977">ec</text:span>hodzimy do punktu 5<text:span text:style-name="T3978">.</text:span></text:p>
      <text:p text:style-name="P3979"><text:span text:style-name="T3980">Ob. Stefan Kozłowski</text:span>:</text:p>
      <text:p text:style-name="P3981">Czy można w tej sprawie?</text:p>
      <text:p text:style-name="P3982"><text:span text:style-name="T3983">Ob. J. Kołodzi</text:span><text:span text:style-name="T3984">ej</text:span><text:span text:style-name="T3985">ski</text:span>:</text:p>
      <text:p text:style-name="P3986">P<text:span text:style-name="T3987">rosz</text:span>ę bardzo.</text:p>
      <text:p text:style-name="P3988"><text:span text:style-name="T3989">Ob. S. Kozłowski</text:span>:</text:p>
      <text:p text:style-name="P3990">Zgodnie z tym co proponowałem, proponujemy to odłożyć<text:span text:style-name="T3991">.</text:span><text:s/>Tam jest sprawa banku ekologicznego, jest propozy<text:span text:style-name="T3992">c</text:span>ja naszych kolegów, żeby jeszcze przeprowadzić małą konsultację w Gdańsku. Proponujemy odłożyć to na czwartek<text:span text:style-name="T3993">.</text:span></text:p>
      <text:p text:style-name="P3994"><text:span text:style-name="T3995">Ob</text:span><text:span text:style-name="T3996">.</text:span><text:span text:style-name="T3997"><text:s/>J. Kołodziejski</text:span>:</text:p>
      <text:p text:style-name="P3998">Nie wnosimy sprzeciwu co do odłożenia, odkładamy na czwartek<text:span text:style-name="T3999">.</text:span></text:p>
      <text:p text:style-name="P4000">Mamy 6 punkt<text:span text:style-name="T4001">.</text:span><text:s/>Przechodzimy do punktu 6, odkładając punkt piąty na czwartek<text:span text:style-name="T4002">.</text:span></text:p>
      <text:p text:style-name="P4003">Do punktu 6 jakie uwagi są? Proponuję chwilę czasu na zapoznanie<text:s/><text:span text:style-name="T4004">si</text:span>ę, bo to jest nowa redakcja punktu 6.</text:p>
      <text:p text:style-name="P4005">Pan minister prosi o głos, bardzo proszę<text:span text:style-name="T4006">.</text:span></text:p>
      <text:p text:style-name="P4007"><text:span text:style-name="T4008">Min</text:span><text:span text:style-name="T4009">.</text:span><text:span text:style-name="T4010"><text:s/>Wacław Kulczycki</text:span>:</text:p>
      <text:p text:style-name="P4011">Chciałbym zaproponować zmianę zapisu dotyczącą punktu du<text:span text:style-name="T4012">ż</text:span>e<text:s/><text:span text:style-name="T4013">A</text:span>/ a następnie C/<text:span text:style-name="T4014">.</text:span></text:p>
      <text:p text:style-name="P4015">Otó<text:span text:style-name="T4016">ż;</text:span><text:s/>tu jest zapis taki. Przyj<text:span text:style-name="T4017">ę</text:span>cie zasady, że głównego inspektora ochrony<text:s/><text:span text:style-name="T4018">ś</text:span>rodowiska powołuje premier, jako wiceministra w Mini<text:span text:style-name="T4019">sterst</text:span>wie Ochrony Środowiska i Zasobów Naturalnych spośród kandydatów prz<text:span text:style-name="T4020">edst</text:span>awionych przez forum ekologiczne<text:span text:style-name="T4021">.</text:span></text:p>
      <text:p text:style-name="P4022">Otóż po pierwsze pojęcie forum ekologicznego jest praktycznie nigdzie nie określone, o co tutaj w ogóle chodzi, jest brak takiej instytucji. Jeśli<text:s/><text:span text:style-name="T4023">s</text:span>ię domówimy, że będzie to jest sprawa następna<text:span text:style-name="T4024">.</text:span></text:p>
      <text:p text:style-name="P4025">Po drugie nie uważam za słuszne ażeby ograniczać w ten sposób premiera. Jesteśmy za zniesieniem nomenklatur różnego rodzaju, wiemy o co chodzi, a nie wprowadzajmy drugiej nomenklatury, która nam zawęża krąg możliwoś<text:span text:style-name="T4026">c</text:span>i co do doboru kandydatów.</text:p>
      <text:p text:style-name="P4027">Moja propozycja jest taka, iż przy pozo<text:span text:style-name="T4028">st</text:span>awieniu formuły powołuje premier i jako wiceministra, spośród kandydatów zaopiniowanych, może to mówię jeszcze w tej chwili nie w takim pełnym sformułowaniu, zaop<text:span text:style-name="T4029">inio</text:span>wanych przez Państwową Radę Ochrony<text:s/>Środowiska<text:span text:style-name="T4030">.</text:span></text:p>
      <text:p text:style-name="P4031">Myśmy się tu zgodzili w innych zapisach, iż Państwowa<text:s/><text:span text:style-name="T4032">R</text:span>a<text:span text:style-name="T4033">da</text:span><text:s/>Ochrony Środowiska będzie dla nas stanowić organ rozliczający<text:s/><text:span text:style-name="T4034">i</text:span><text:s/>opiniujący, ja mówię rozliczający nawet nasze ustalenia i opiniujący działania ministerstwa. Wydaje ml s<text:span text:style-name="T4035">i</text:span>ę, że zupełnie<text:s/><text:span text:style-name="T4036">ś</text:span>miało można by było przyjąć, iż ta rada, która reprezentuje, a<text:s/><text:soft-page-break/>może jeszcze bardziej może reprezentować pewny przekrój pod względem zarówno fachowym, jak i społecznym,<text:s/>byłaby<text:s/>właściwym gronem, instytucją, która by w tej sprawie miała głos decydujący.</text:p>
      <text:p text:style-name="P4037">Takie mam uwagi, do innych elementów, po konsultacji z zastępcą głównego inspektora<text:s/>państwowej<text:s/>inspekcji kol. Pawlakiem, który jest tu obecny,<text:s/><text:span text:style-name="T4038">d</text:span>o innych spraw uwag nie mam<text:span text:style-name="T4039">.</text:span></text:p>
      <text:p text:style-name="P4040">Dziękuję.</text:p>
      <text:p text:style-name="P4041"><text:span text:style-name="T4042">Ob. J. Ko</text:span><text:span text:style-name="T4043">ł</text:span><text:span text:style-name="T4044">odzi</text:span><text:span text:style-name="T4045">e</text:span><text:span text:style-name="T4046">jski</text:span>:</text:p>
      <text:p text:style-name="P4047">Dziękuję bardzo. Proszę kto z państwa<text:span text:style-name="T4048">?</text:span><text:s/>Proszę bardzo pan...</text:p>
      <text:p text:style-name="P4049"><text:span text:style-name="T4050">Ob. <text:s text:c="22"/></text:span>:</text:p>
      <text:p text:style-name="P4051">Mam jedno p<text:span text:style-name="T4052">yt</text:span>a<text:span text:style-name="T4053">ni</text:span>e, Państwowa Rada Ochrony jest powoływana przez ministra. Czyli robi się pewnego rodzaju błędne koło<text:span text:style-name="T4054">.</text:span><text:s/>Bo minister najpierw powołuje Państwową<text:s/><text:span text:style-name="T4055">R</text:span>ad<text:span text:style-name="T4056">ę</text:span>, którą potem powołuje czy opiniuje kandydata. To takie nielogiczne chyba.</text:p>
      <text:p text:style-name="P4057"><text:span text:style-name="T4058">Ob. <text:s text:c="22"/></text:span>:</text:p>
      <text:p text:style-name="P4059">Tak, ale Państwowa Rada ma możliwości w wyższym niż dotych<text:span text:style-name="T4060">c</text:span>zas stopniu tworzyć... składać<text:s/><text:span text:style-name="T4061">si</text:span><text:span text:style-name="T4062">ę<text:s/></text:span>z ludzi z różnych orientacji politycznych, ideologicznych, zawodowych. Ten skład Państwowej Rady, który jest w tej chwili... jest skł<text:span text:style-name="T4063">ad</text:span>em też tego rodzaju, ale je<text:span text:style-name="T4064">s</text:span>zcze nieuwzględnia<text:span text:style-name="T4065">j</text:span>ącym opcje wszystkich środowisk<text:span text:style-name="T4066">.</text:span></text:p>
      <text:p text:style-name="P4067">Skład przyszłej państwowej rady, zresztą ten skład jest otwarty, Państwowa Rada Ochrony Środowiska może być nawet prz<text:span text:style-name="T4068">e</text:span>dłużeniem naszego<text:s/>„stolika”<text:span text:style-name="T4069">.</text:span><text:s/>Chodzi o to, żeby to był organ jakiś funk<text:span text:style-name="T4070">cj</text:span>onują<text:span text:style-name="T4071">c</text:span>y w systemie funk<text:span text:style-name="T4072">cj</text:span>onowania władzy.</text:p>
      <text:p text:style-name="P4073"><text:span text:style-name="T4074">Proszę</text:span><text:s/>bardzo pan minister.</text:p>
      <text:p text:style-name="P4075"><text:span text:style-name="T4076">Ob.<text:s/></text:span><text:span text:style-name="T4077">W</text:span><text:span text:style-name="T4078">. Kul</text:span><text:span text:style-name="T4079">c</text:span><text:span text:style-name="T4080">zyński</text:span>:</text:p>
      <text:p text:style-name="P4081">Ja chciałbym zaproponować, żebyśmy<text:s/><text:span text:style-name="T4082">si</text:span>ę z sza<text:span text:style-name="T4083">c</text:span>unkiem o tej radzie wyrażali, chociażby z uwagi na to, że jej członkiem jest również współprzewodniczący naszym obradom.<text:span text:style-name="T4084">..</text:span></text:p>
      <text:p text:style-name="P4085"><text:span text:style-name="T4086">O</text:span><text:span text:style-name="T4087">b. J</text:span><text:span text:style-name="T4088">.</text:span><text:span text:style-name="T4089"><text:s/>Kołodzi</text:span><text:span text:style-name="T4090">ej</text:span><text:span text:style-name="T4091">ski</text:span>:</text:p>
      <text:p text:style-name="P4092">Obydwaj przewodniczący.<text:span text:style-name="T4093">..</text:span></text:p>
      <text:p text:style-name="P4094"><text:span text:style-name="T4095">Ob</text:span><text:span text:style-name="T4096">.</text:span><text:span text:style-name="T4097"><text:s/></text:span><text:span text:style-name="T4098">W.</text:span><text:span text:style-name="T4099"><text:s/>Kulczyński</text:span>:</text:p>
      <text:p text:style-name="P4100">Ale szczególnie<text:s/><text:span text:style-name="T4101">od</text:span>noszę to do głosów kolegów ze strony opozycyjnej, dlatego chciałem ten moment podkreślić, jak również i inne osoby, które reprezentują w tej chwili stronę opozyc<text:span text:style-name="T4102">y</text:span>jno-so<text:span text:style-name="T4103">l</text:span>idarnościową<text:span text:style-name="T4104">.</text:span><text:s/>Także miejmy troch<text:span text:style-name="T4105">ę</text:span><text:s/>też i zaufania co do możliwości zwiększenia tej reprezenta<text:span text:style-name="T4106">cj</text:span>i, bo przecież tak jak pan prof.<text:s/>Kołodziejski<text:s/>powiedział - jest to sprawa otwarta<text:span text:style-name="T4107">.</text:span></text:p>
      <text:p text:style-name="P4108"><text:span text:style-name="T4109">O</text:span><text:span text:style-name="T4110">b</text:span><text:span text:style-name="T4111">.</text:span><text:span text:style-name="T4112"><text:s/>J. Kołodzi</text:span><text:span text:style-name="T4113">ej</text:span><text:span text:style-name="T4114">ski</text:span>:</text:p>
      <text:p text:style-name="P4115"><text:span text:style-name="T4116">Z</text:span>e strony solidarnościow<text:span text:style-name="T4117">ej<text:s/></text:span>widzę co najmniej trzy osoby, które są członkami Państwowej Rady, tu siedzących<text:span text:style-name="T4118">.</text:span><text:s/>Byłoby więcej, gdyby nie umowy uczestnictwa, to też muszę powiedzieć, bo pracowałem nad składem tej rady<text:span text:style-name="T4119">.</text:span><text:s/>Gdyby nie odmowy uczestnictwa mógłby być...<text:s/>mogłaby<text:s/>być zasada<text:s/>fifty-fifty<text:s/>albo jakaś taka.</text:p>
      <text:p text:style-name="P4120">Proszę bardzo w kolejności pan Kłosowski<text:span text:style-name="T4121">.</text:span></text:p>
      <text:p text:style-name="P4122"><text:span text:style-name="T4123">Ob</text:span><text:span text:style-name="T4124">.</text:span><text:span text:style-name="T4125"><text:s/>Kłosowski</text:span>:</text:p>
      <text:p text:style-name="P4126">Proszę państwa po pierwsze chciałem powiedzieć, że my absolutnie nie kwestionujemy tutaj istotnej roli Państwowej Rady Ochrony Środowiska. Oczywiście mamy nadzieję, że ona jeszcze może ulec daleko<text:s/><text:soft-page-break/>idącemu rozszerzeniu i żeby tutaj nie popadać w skrajnoś<text:span text:style-name="T4127">ć</text:span><text:s/>również muszę powiedzieć, że obawiamy<text:s/><text:span text:style-name="T4128">s</text:span>ię, że również może c<text:span text:style-name="T4129">o</text:span>fnąć się do stanu w jakim była niedawno. To jest możliwe i to, i to. Stąd próba stworzenia takiego rozwiązania, które tą jedną funkcję, wszystkie inne funkcje, jakby są powoływane bez żadnej kontroli<text:s/><text:span text:style-name="T4130">s</text:span>połecznej<text:s/>przez premiera, tak jak zresztą wszystkie funkcje rządow<text:span text:style-name="T4131">e</text:span>. Natomiast kontrola o<text:span text:style-name="T4132">c</text:span>hrony środowiska powinna w naszym odczuciu posiadać jakiś bezpośredni wpływ czynnika społecznego<text:span text:style-name="T4133">.</text:span><text:s/><text:span text:style-name="T4134">I</text:span><text:s/>tutaj nasze rozwiązanie idzie w takim kierunku.</text:p>
      <text:p text:style-name="P4135">Strona społeczna tutaj określona jako... to będziemy jeszcze precyzować<text:span text:style-name="T4136">.</text:span><text:s/>Wysuwa kandydatów, a premier spośród tych kandydatów wybiera takiego, który mu odpowiada. Może tych kandydatów odrzucać praktycznie w ni<text:span text:style-name="T4137">es</text:span>kończoność, aż strona społeczna będzie musiała zaproponować odpowiada<text:span text:style-name="T4138">ją</text:span>c<text:span text:style-name="T4139">eg</text:span>o mu, ale zakładamy, że nie będzie takich sytuacji. Jeśli pan minister zaproponował rozwiązanie po zaopiniowaniu to rysuje się jakaś szansa uzyskania consensusu,<text:s/>jeślibyśmy<text:s/>zagwarantowali, że te opinie będą uwzględnione, że premier wysuwa kandydata, a<text:s/><text:span text:style-name="T4140">jeś</text:span>li<text:s/><text:span text:style-name="T4141">t</text:span>en kandydat nie uzyska pozytywnej opinii to nie będzie wbrew tej opinii i tak mianowany<text:span text:style-name="T4142">.</text:span><text:s/>Mów<text:span text:style-name="T4143">i</text:span>ę, że to jest szansa uzyskania consens<text:span text:style-name="T4144">u</text:span>su dlatego, że ustępstwo z kontroli społecznej albo obsadzanie tego stanowiska wydaje s<text:span text:style-name="T4145">i</text:span>ę niemożliwe. Cała ta służba nie będzie miała żadnego zaufania społecznego i stanie się nieautentyczna jeśl<text:span text:style-name="T4146">i</text:span><text:s/><text:span text:style-name="T4147">ni</text:span>e będzie przynajmniej tego jednego punktu, w którym strona społeczna będzie mogła mieć kontrolę nad obsadzaniem tego stanowiska.</text:p>
      <text:p text:style-name="P4148">Ja rozumiem, że powołanie s<text:span text:style-name="T4149">i</text:span>ę tutaj na zdanie obecnych pracowników w PI<text:span text:style-name="T4150">O</text:span>Ś n<text:span text:style-name="T4151">i</text:span>e j<text:span text:style-name="T4152">es</text:span>t w pełni miarodajne ponieważ wiadomo, że każda in<text:span text:style-name="T4153">styt</text:span>uc<text:span text:style-name="T4154">j</text:span>a chętnie by wzmocniła swoje uprawnienia nie przyjmują<text:span text:style-name="T4155">c</text:span><text:s/>większej odpowiedzialności. My chcemy dać PR<text:span text:style-name="T4156">O</text:span>Ś-ow<text:span text:style-name="T4157">i</text:span><text:s/>dużo większe uprawnienia i dlatego musimy mieć nad nim niewielką przynajmni<text:span text:style-name="T4158">ej,</text:span><text:s/>bo to n<text:span text:style-name="T4159">i</text:span>e jest wielka kontrola wysuwanie nawet kandydatów na jedno ze stanowisk. Nie mamy np. tej kontroli żadnej zagwara<text:span text:style-name="T4160">nt</text:span>owan<text:span text:style-name="T4161">ej</text:span><text:s/>nad działaniem PRO<text:span text:style-name="T4162">Ś</text:span>, jeś<text:span text:style-name="T4163">l</text:span>i ten inspektor zostanie już mianowany. Rozumiem, że on pracując w układach rządowych i tak będzie w czasie kadencji si<text:span text:style-name="T4164">ę</text:span><text:s/>stawał coraz bardziej przedstawicielem władzy, a nie społeczeń<text:span text:style-name="T4165">st</text:span>wa. Ale ta kontrola społeczna jest niezbędna<text:span text:style-name="T4166">.</text:span></text:p>
      <text:p text:style-name="P4167">Dziękuję.</text:p>
      <text:p text:style-name="P4168"><text:span text:style-name="T4169">Ob. <text:s/></text:span><text:span text:style-name="T4170">J.</text:span><text:span text:style-name="T4171"><text:s/>Kołodzi</text:span><text:span text:style-name="T4172">ej</text:span><text:span text:style-name="T4173">ski</text:span>:</text:p>
      <text:p text:style-name="P4174">Dziękuję bardzo. Pan Jerzy Kwiatkowski i w kolejności pan Mikłaszewski.</text:p>
      <text:p text:style-name="P4175"><text:span text:style-name="T4176">Ob. Jerzy Kwiatkowski</text:span>:</text:p>
      <text:p text:style-name="P4177">Ja rozumiem, że nawet najbardziej eksponowany urzędnik państwowy nie ma prawa postępowa<text:span text:style-name="T4178">ć<text:s/></text:span>wbrew prawu. A więc przyszły główny inspektor ochrony środowiska, tak jak i obecny będzie mógł zrobić tylko tyle, na ile będzie mu pozwalało na to prawo.</text:p>
      <text:p text:style-name="P4179"><text:span text:style-name="T4180">J</text:span>eś<text:span text:style-name="T4181">l</text:span>i się godzimy na to, że Państwowa<text:s/><text:span text:style-name="T4182">I</text:span>nspekcja Ochrony Środowiska jest agendą<text:s/>Ministra<text:s/>Ochrony<text:s/>Środowiska i<text:s/>Ministrowi<text:s/>Ochrony<text:s/>Środowiska podlega, to znaczy,<text:s/><text:span text:style-name="T4183">ż</text:span>e nie można stawia<text:span text:style-name="T4184">ć</text:span><text:s/>warunków co do tego kto ma pełnić funkcje ponieważ odpowi<text:span text:style-name="T4185">ed</text:span>zialny również za<text:s/>Państwową<text:s/>Inspekcję<text:s/>Ochrony<text:s/>Środowiska jest minister. Natomiast<text:s/>Główny<text:s/>Inspektor<text:s/>Ochrony<text:s/>Środowiska jest jego człowiekiem do załatwiania spraw kontrolnych.</text:p>
      <text:p text:style-name="P4186">Otóż ja nie bardzo rozumiem powołaliśmy, to znaczy proponujemy w naszych zapisach powołanie społeczn<text:span text:style-name="T4187">e</text:span>j<text:span text:style-name="T4188">...</text:span><text:s/>społecznego systemu ochrony środowiska, który jest bardzo szeroki. Proponujemy w naszym<text:s/><text:soft-page-break/>tuta<text:span text:style-name="T4189">j.</text:span>.. w naszych zapisach actio popularis w sprawach ekologicznych. Wraz ze związanymi z tym przywilejami dla skarżących.</text:p>
      <text:p text:style-name="P4190">Mnie się wydaje, że trzeba po prostu by<text:span text:style-name="T4191">ć</text:span><text:s/>konsekwentnym<text:span text:style-name="T4192">.</text:span><text:s/>Jeśli<text:s/>Minister<text:s/>Ochrony<text:s/>Środowiska ma spełnić swoją funkcję to trzeba mu dać odpowiednie możliwości do j<text:span text:style-name="T4193">ej</text:span><text:s/>pełnienia. Inaczej stawianie inspektora ponad ministra jest przecież tutaj zupełnie nie do przyjęcia<text:span text:style-name="T4194">.</text:span></text:p>
      <text:p text:style-name="P4195">Dziękuję bardzo.</text:p>
      <text:p text:style-name="P4196"><text:span text:style-name="T4197">Ob.<text:s/></text:span><text:span text:style-name="T4198">J.</text:span><text:span text:style-name="T4199"><text:s/>Kołodzi</text:span><text:span text:style-name="T4200">ej</text:span><text:span text:style-name="T4201">ski</text:span>:</text:p>
      <text:p text:style-name="P4202">Dziękuję bardzo<text:span text:style-name="T4203">.</text:span><text:s/>Pan Mikłaszewski prosz<text:span text:style-name="T4204">ę</text:span><text:s/>bardzo.</text:p>
      <text:p text:style-name="P4205"><text:span text:style-name="T4206">Ob. Aureliusz<text:s/></text:span><text:span text:style-name="T4207">Mikłaszewski /</text:span><text:span text:style-name="T4208">”</text:span><text:span text:style-name="T4209">So</text:span><text:span text:style-name="T4210">lidarność</text:span><text:span text:style-name="T4211">”</text:span><text:span text:style-name="T4212">/</text:span>:</text:p>
      <text:p text:style-name="P4213">Pr<text:span text:style-name="T4214">os</text:span>z<text:span text:style-name="T4215">ę<text:s/></text:span>państwa stara rzymska zasada głosi<text:s/>cuius regio eius religio<text:s/>- czyja<text:s/>władza tego wiara<text:span text:style-name="T4216">.</text:span></text:p>
      <text:p text:style-name="P4217">Mieliśmy nienajlepsze doświadczenia w 44-leciu pow<text:span text:style-name="T4218">oje</text:span>nnym spełnianiem przez władze służebnej roli wobec społeczeństwa<text:span text:style-name="T4219">.</text:span><text:s/>Chcemy tutaj zrobić coś co tę nieufność<text:s/>rozproszyłby i wzmocniło autorytet służby państwowej będącej de facto wobec społeczeństwa pełniącej de facto rolę służebną.</text:p>
      <text:p text:style-name="P4220">Po prostu społeczność jest nieufna<text:span text:style-name="T4221">.</text:span><text:s/>Ma smutne doświadczenia z wieloma pociągnięciami Ministerstwa Ochrony Środowiska,<text:s/>zmieniamy tą sytuację i musi obywatel mieć pewność, że ten człowiek, ten generalny w cudzy<text:span text:style-name="T4222">sł</text:span>owie<text:s/>„policjant środowiskowy”<text:s/>jest ich człowiekiem<text:span text:style-name="T4223">.</text:span><text:s/><text:span text:style-name="T4224">O</text:span>n pracuje w mini<text:span text:style-name="T4225">st</text:span>erstwie i jest płatny przez niejako władzę. Ale on odzwierciedla poglądy i dążenia społeczeństwa<text:span text:style-name="T4226">.</text:span></text:p>
      <text:p text:style-name="P4227">Zamysłem naszym było więc wzmocnienie roli ministerstwa, ale zarazem wzmocnienie czynnika społeczn<text:span text:style-name="T4228">eg</text:span>o, który miałby coś do powiedzenia w dziedzinie wykonawczej. Zdajemy sobie sprawę, że gdy będzie szef określony w poglądach to jego podlegli, przez niego<text:s/>uhonorowani do nominacji szefowie<text:s/>mu podlegli też będą jego ludźmi<text:span text:style-name="T4229">.</text:span><text:s/>I stworzy się d<text:span text:style-name="T4230">a</text:span>l<text:span text:style-name="T4231">ej</text:span><text:span text:style-name="T4232"><text:s/></text:span>błędne koło<text:span text:style-name="T4233">.</text:span><text:s/>Minister mianuje ludzi swoich, szef PI<text:span text:style-name="T4234">O</text:span>Ś-u swoich i wytrącamy z ręki społeczeń<text:span text:style-name="T4235">st</text:span>wa to co wzmocniłoby i w ogóle odbudowało w jakiś sposób zaufanie<text:span text:style-name="T4236">.</text:span><text:s/>Ponieważ jest to zbieżność poglądów<text:span text:style-name="T4237">.</text:span><text:s/>Boimy się czy Państwowa Rada<text:s/><text:span text:style-name="T4238">O</text:span><text:span text:style-name="T4239">c</text:span>hrony Środowiska mimo autorytetu, jakim się cieszy, spełniałaby tę rolę<text:span text:style-name="T4240">.</text:span><text:s/>Ponieważ ma pewien wielki mankament<text:span text:style-name="T4241">.</text:span><text:s/>W Państwowej Radzie Ochrony Środowiska nie ma całej masy ruchów ekologicznych, które teraz<text:s/><text:span text:style-name="T4242">s</text:span>ię pojawiły zdobywają sobie autorytet w społeczeń<text:span text:style-name="T4243">st</text:span>wie organizują<text:span text:style-name="T4244">c</text:span><text:s/>całą masę manifesta<text:span text:style-name="T4245">cj</text:span>i. Tu przed chwilą odczytaliśmy w gazecie to wszystko się rozwija, początkuje i będzie rosło, proponowałbym zatem, ażeby spróbowa<text:span text:style-name="T4246">ć</text:span><text:s/>rozważy<text:span text:style-name="T4247">ć</text:span><text:s/>taką rzecz<text:span text:style-name="T4248">.</text:span></text:p>
      <text:p text:style-name="P4249">Do Państwowej Rady Ochrony Środowiska wprowadzić delegowanych ludzi z Forum Ekologicznego<text:span text:style-name="T4250">.</text:span><text:s/><text:span text:style-name="T4251">I</text:span><text:s/>ten organ Państwowa Rada<text:s/><text:span text:style-name="T4252">O</text:span>chron<text:span text:style-name="T4253">y</text:span><text:s/>Środowiska łącznie z tymi delegatami wysuwałaby kandydatów na szefa PIOŚ-u<text:span text:style-name="T4254">.</text:span><text:s/>Minister miałby w pewnym sensie ręce związane, ale nam chodzi o pewne zmiany. Nam chodzi o wprowadzenie takich zmian, żeby szef PIOŚ-u cieszył się autentycznym społecznym autorytetem. To go uwiarygodni w oczach społeczeństwa.</text:p>
      <text:p text:style-name="P4255">Dziękuję.</text:p>
      <text:p text:style-name="P4256"><text:span text:style-name="T4257">Ob</text:span><text:span text:style-name="T4258">.</text:span><text:span text:style-name="T4259"><text:s/>J</text:span><text:span text:style-name="T4260">.</text:span><text:span text:style-name="T4261"><text:s/>Kołodzi</text:span><text:span text:style-name="T4262">ej</text:span><text:span text:style-name="T4263">ski</text:span>:</text:p>
      <text:p text:style-name="P4264">Tak. Od razu mogę powiedzi<text:span text:style-name="T4265">eć,</text:span><text:s/><text:span text:style-name="T4266">ż</text:span>e nie widz<text:span text:style-name="T4267">ę</text:span><text:s/>żadnych przeszkód, żeby od zaraz wprowadzić do Państwowej Rady<text:s/><text:span text:style-name="T4268">O</text:span>chrony Środowiska przedstawicieli wszystkich organizacji ekologicznych. Nie ma takich przeszkód absolutnie.</text:p>
      <text:p text:style-name="P4269">Myślę, że formuła przedstawiona przez pana Mikłaszewskiego jest formułą naprawd<text:span text:style-name="T4270">ę</text:span><text:s/>kompromisową<text:span text:style-name="T4271">.</text:span></text:p>
      <text:soft-page-break/>
      <text:p text:style-name="P4272">Proszę bardzo.</text:p>
      <text:p text:style-name="P4273"><text:span text:style-name="T4274">Ob</text:span><text:span text:style-name="T4275">.</text:span><text:span text:style-name="T4276"><text:s/></text:span><text:span text:style-name="T4277">S.</text:span><text:span text:style-name="T4278"><text:s/>Kozłowski</text:span>:</text:p>
      <text:p text:style-name="P4279">Mam wobec tego taką prośbę czy moglibyśmy to w jakimś odpowiednim momencie zapisać, jako pewne<text:s/>zalecenie naszego<text:s/>„stolika”<text:s/>co do rozszerzenia formuły Pa<text:span text:style-name="T4280">ń</text:span>stwowej<text:s/><text:span text:style-name="T4281">R</text:span>ady Ochrony Środowiska<text:span text:style-name="T4282">.</text:span></text:p>
      <text:p text:style-name="P4283"><text:span text:style-name="T4284"><text:s text:c="29"/></text:span>:</text:p>
      <text:p text:style-name="P4285">Przy 12 by<text:span text:style-name="T4286">ć</text:span>, przy społecznym systemie ochrony środowiska.</text:p>
      <text:p text:style-name="P4287"><text:span text:style-name="T4288">Ob. J</text:span><text:span text:style-name="T4289">.</text:span><text:span text:style-name="T4290"><text:s/>Kołodziejsk</text:span><text:span text:style-name="T4291">i</text:span>:</text:p>
      <text:p text:style-name="P4292"><text:span text:style-name="T4293">N</text:span>ie ma co prawda upoważnienia ministra, ale wiceminister tutaj siedzi przy mnie i s<text:span text:style-name="T4294">i</text:span>ę zgadza, ale wiem jak kompl<text:span text:style-name="T4295">et</text:span>owaliśmy Państwową Rad<text:span text:style-name="T4296">ę</text:span><text:s/>Ochrony Środowiska. I kto o<text:span text:style-name="T4297">d</text:span>mówił, a kto wszedł do tej Rady<text:span text:style-name="T4298">.</text:span><text:s/>I g<text:span text:style-name="T4299">w</text:span>ara<text:span text:style-name="T4300">nt</text:span>u<text:span text:style-name="T4301">j</text:span>ę wam z ręką na sercu, że gdyby przyjęli propozycję wstąpienia do Państwowej Rady ona by już dzisiaj inaczej wyglądała niż wygląda. Ale ja rozumiem te wszystkie względy.<text:s/><text:span text:style-name="T4302">O</text:span>czywiście to zaufanie się rekonstruuje powoli.</text:p>
      <text:p text:style-name="P4303">Przyjmujemy zatem propozycję pana Mikłaszewskiego z uwagą prof. Kozłowskiego.</text:p>
      <text:p text:style-name="P4304"><text:span text:style-name="T4305">J</text:span>eszcze prof. Roman<text:span text:style-name="T4306">.</text:span></text:p>
      <text:p text:style-name="P4307"><text:span text:style-name="T4308">Ob. Marek Roman</text:span>:</text:p>
      <text:p text:style-name="P4309">Otóż proszę państwa, ja s<text:span text:style-name="T4310">i</text:span>ę zgadzam z tą ostatnią propozycją, ale chciałem zwrócić uwagę na taki aspekt, że jest pewna jakby teraz prz<text:span text:style-name="T4311">e</text:span>c<text:span text:style-name="T4312">iw</text:span>stawność w naszych przynajmniej obradach, w naszym duchu obrad pomiędzy państwową służbą ochrony środowiska a tą społeczną<text:span text:style-name="T4313">.</text:span><text:s/>Właściwie ta państwowa jakby cieszy się mniejszym zaufaniem niż ta społeczna. I stąd powiedzmy rola społecznego systemu ochrony środowiska jest bardzo eksponowaną<text:span text:style-name="T4314">.</text:span><text:s/>W<text:span text:style-name="T4315">i</text:span>ęc mnie s<text:span text:style-name="T4316">i</text:span>ę wydaje, że ta pana propozycja ona idzie w bardzo dobrym kierunku. Bo daje szanse tej państwowej służbie zbliżenia się do tej społecznej służby, do tej społecznej roli<text:span text:style-name="T4317">.</text:span><text:s/>Bo w istocie ideałem rozwiązań byłoby to, żeby państwowe było utożsamiane niejako ze społecznym i wtedy nie byłoby żadnych problemów. By zniknęły te różne sprawy, które wynikały z braku zaufania<text:s/><text:span text:style-name="T4318">it</text:span>d.</text:p>
      <text:p text:style-name="P4319">Dlatego ja się zgadzam z tym, a chcę zasygna<text:span text:style-name="T4320">liz</text:span>ować, że sprawa<text:s/><text:span text:style-name="T4321">Fo</text:span>rum Ekologicznego jednak powinna być jakoś szerzej przedmiotem dyskusji. Dlatego, że w tym, w tej sprawie są zainteresowane dwie bardzo różnorodne organizacje w Polsce i to nie powinien być jaki<text:span text:style-name="T4322">ś</text:span><text:s/>nowy monopol. To powinna być zupełnie otwarta jakaś organizacja, do której wszyscy by mieli możliwość wejścia. Apeluję o to, żeby to było tworzone, to pewno ma duży sens, ale żeby było tworzone w sposób otwarty, a nie powiedzmy objawiony, tak jak w tej chwili ono zostało tu nagle objawione to forum<text:span text:style-name="T4323">.</text:span><text:s/>Chcemy, żeby to było tworzone przy szerokim<text:span text:style-name="T4324"><text:s/></text:span>udziale różnych organizacji społecznych, zaczynając od Ligii Ochrony Przyrody przechodząc przez szereg organizacji tych technicznych, które są tym zaint<text:span text:style-name="T4325">eres</text:span>owane i innych<text:span text:style-name="T4326">.</text:span></text:p>
      <text:p text:style-name="P4327">Dziękuję bardz<text:span text:style-name="T4328">o</text:span>.</text:p>
      <text:p text:style-name="P4329"><text:span text:style-name="T4330">O</text:span><text:span text:style-name="T4331">b</text:span><text:span text:style-name="T4332">.</text:span><text:span text:style-name="T4333"><text:s/></text:span><text:span text:style-name="T4334">J.</text:span><text:span text:style-name="T4335"><text:s/>Kołodziejski</text:span>:</text:p>
      <text:p text:style-name="P4336">Dziękuję bardzo. Oczywiście... Pan Jaśkowski, proszę bardzo.</text:p>
      <text:p text:style-name="P4337"><text:span text:style-name="T4338">Ob. Jerzy Jaśkowski</text:span>:</text:p>
      <text:p text:style-name="P4339">J<text:span text:style-name="T4340">ed</text:span>no słowo wyjaśnienia. Takie forum ekologiczne to nie jest coś co jest nowe, to już istnieje od 2 lat. I w Gdańsku takie organizacje, jak Liga Ochrony Przyrody, PTTK, Zrzeszenie Kaszubsko-Pomorski<text:span text:style-name="T4341">e</text:span>, Franciszkański Ruch Ekologiczny i inne organizacje zajmujące się ekologią w ważnych sprawach razem<text:s/><text:soft-page-break/>wspólnie na wspólnych posi<text:span text:style-name="T4342">ed</text:span>zeniach występują z postulatami. Tak że to coś istnieje, to nie jest coś nowego.</text:p>
      <text:p text:style-name="P4343"><text:span text:style-name="T4344">Ob. J. Kołodziejsk</text:span><text:span text:style-name="T4345">i</text:span>:</text:p>
      <text:p text:style-name="P4346">Są różne struktury tego forum na<text:s/><text:span text:style-name="T4347">szcz</text:span>eblu centralnym też one<text:s/><text:span text:style-name="T4348">i</text:span>stnieją<text:span text:style-name="T4349">.</text:span><text:s/>Przy czym różnorodność organ<text:span text:style-name="T4350">i</text:span>za<text:span text:style-name="T4351">c</text:span>ji, które wchodzą do tych form albo n<text:span text:style-name="T4352">i</text:span>e wchodzą w zależności od sprawy, która jest rozpatrywana stwarza sytuację labilną jednak.</text:p>
      <text:p text:style-name="P4353">Ja proponuję, żeby idąc za głosami dyskusji, głównie uwzględniając propozycje pana Mikłaszewskiego przyjąć następującą formułę.</text:p>
      <text:p text:style-name="P4354">P<text:span text:style-name="T4355">r</text:span><text:span text:style-name="T4356">z</text:span>yjęc<text:span text:style-name="T4357">i</text:span>e zasady, że głównego inspektora ochrony środowiska powołuje premier, jako wiceministra w Min<text:span text:style-name="T4358">isterst</text:span>wie Ochrony Środowiska spośród kandydatów zaopiniowanych przez Państwową Radę Ochrony Środowiska...</text:p>
      <text:p text:style-name="P4359"><text:span text:style-name="T4360">Ob.</text:span><text:span text:style-name="T4361"><text:s/>Wojciech Kłosowski</text:span>:</text:p>
      <text:p text:style-name="P4362">Ja bym w takim razie proponowa<text:span text:style-name="T4363">ł</text:span><text:s/>takie kompromisowe<text:s/><text:span text:style-name="T4364">sf</text:span>ormułowanie. Spośród kandydatów pozytywnie zaopiniowanych. To znaczy minister ma prawo wystawić kandydatów jeśli ci z nich, którzy uzyskają pozytywną opinię są jak gdyby kandydatami, z których premier wybiera i wtedy, i minister ma jakieś uprawnienie i jest możliwość selekcji kandydatów, którzy mają wyra<text:span text:style-name="T4365">ź</text:span>nie<text:s/>antyekologiczną<text:s/>opcję, bo niestety mamy takie przypadki, że pracownicy ministerstwa ujawniają opcje<text:s/>antyekologiczną<text:s/>i stąd jest ta nasza obawa.</text:p>
      <text:p text:style-name="P4366"><text:span text:style-name="T4367">O</text:span><text:span text:style-name="T4368">b</text:span><text:span text:style-name="T4369">i</text:span><text:span text:style-name="T4370">. J</text:span><text:span text:style-name="T4371">.</text:span><text:span text:style-name="T4372"><text:s/>Kołodzi</text:span><text:span text:style-name="T4373">ej</text:span><text:span text:style-name="T4374">ski</text:span>:</text:p>
      <text:p text:style-name="P4375">Ja myślę, że możemy przyjąć pana propozycję - pozytywnie zaopiniowanych<text:span text:style-name="T4376">.</text:span><text:s/>Inaczej nie miałoby to sensu,<text:s/><text:span text:style-name="T4377">a</text:span>le dla upewnienia proponuję przyjąć propozyc<text:span text:style-name="T4378">j</text:span>ę pana Kłosowskiego z dodaniem pozytywnie zaopiniowany<text:span text:style-name="T4379">c</text:span>h<text:span text:style-name="T4380">.</text:span></text:p>
      <text:p text:style-name="P4381">Bardzo proszę pan Bogusław Gołąb.</text:p>
      <text:p text:style-name="P4382"><text:span text:style-name="T4383">Ob. B. Gołąb</text:span>:</text:p>
      <text:p text:style-name="P4384">To określenie pozytywnie zaopiniowanych proponuję zamienić na<text:s/>„zaakceptowanych”..<text:span text:style-name="T4385">.</text:span></text:p>
      <text:p text:style-name="P4386">/Głos z sali: panowie czy o sprawę<text:s/><text:span text:style-name="T4387">c</text:span>hodz<text:span text:style-name="T4388">i</text:span>, zastanówmy s<text:span text:style-name="T4389">i</text:span>ę<text:span text:style-name="T4390">,<text:s/></text:span>bo już naprawd<text:span text:style-name="T4391">ę</text:span>.../.</text:p>
      <text:p text:style-name="P4392"><text:span text:style-name="T4393">Ob. Kołodzi</text:span><text:span text:style-name="T4394">ej</text:span><text:span text:style-name="T4395">ski</text:span>:</text:p>
      <text:p text:style-name="P4396"><text:span text:style-name="T4397">Pr</text:span>zyjmujemy<text:s/>„<text:span text:style-name="T4398">pozytyw</text:span>nie zao<text:span text:style-name="T4399">pi</text:span>n<text:span text:style-name="T4400">io</text:span>wan<text:span text:style-name="T4401">yc</text:span>h<text:span text:style-name="T4402">”</text:span>. Czy są jeszcze uwag<text:span text:style-name="T4403">i</text:span>?</text:p>
      <text:p text:style-name="P4404"><text:span text:style-name="T4405">Ob. Kassenberg</text:span>:</text:p>
      <text:p text:style-name="P4406">Ja proponuję, żeby to było zaznaczone i żebyśmy w 12 punkcie do tego wrócili co do szerokości składu Państwowej Rad<text:span text:style-name="T4407">y</text:span><text:s/>Środowiska, żeby n<text:span text:style-name="T4408">i</text:span>e myl<text:span text:style-name="T4409">i</text:span>ć dwóch rzeczy<text:span text:style-name="T4410">.</text:span><text:s/><text:span text:style-name="T4411">J</text:span><text:span text:style-name="T4412">a</text:span><text:s/>chciałbym tylko jeszcze jedną rzecz zazna<text:span text:style-name="T4413">cz</text:span>yć,<text:s/><text:span text:style-name="T4414">ż</text:span>e n<text:span text:style-name="T4415">i</text:span>e [nieczytelne] tylko chęć kontroli nad wyborem, ale w momencie kiedy główny inspektor kraju uzyskuje poparcie społeczne, automatycznie jego rola gwałtownie rośnie i nie tylko w stosunku do inn<text:span text:style-name="T4416">y</text:span>ch ministerstw, ale nawet także w stosunku do własnego ministra<text:span text:style-name="T4417">.</text:span><text:s/>Doświadczenia z min. Jarzębskim pod tym względem mog<text:span text:style-name="T4418">ł</text:span>o nas dużo nauczyć<text:span text:style-name="T4419">.</text:span><text:s/><text:span text:style-name="T4420">I</text:span><text:s/>sądzę, że ten zapis pozwala nam w jakimś stopniu także zabezpieczyć głównego inspektora, żeby była jego rola silna, bo ma poparcie społeczne<text:span text:style-name="T4421">.</text:span></text:p>
      <text:p text:style-name="P4422">Dziękuję.</text:p>
      <text:p text:style-name="P4423"><text:span text:style-name="T4424">O</text:span><text:span text:style-name="T4425">b. J</text:span><text:span text:style-name="T4426">.</text:span><text:span text:style-name="T4427"><text:s/>Kołodzi</text:span><text:span text:style-name="T4428">ej</text:span><text:span text:style-name="T4429">ski</text:span>:</text:p>
      <text:p text:style-name="P4430">Zgadzamy się z tą interpr<text:span text:style-name="T4431">et</text:span>ac<text:span text:style-name="T4432">j</text:span>ą<text:span text:style-name="T4433">.</text:span><text:s/>Czy do pkt. 6 są jeszcze?</text:p>
      <text:soft-page-break/>
      <text:p text:style-name="P4434">/Głos z sali: do punktu 6 duże B/.</text:p>
      <text:p text:style-name="P4435"><text:span text:style-name="T4436">Ob</text:span><text:span text:style-name="T4437">.</text:span><text:span text:style-name="T4438"><text:s/></text:span><text:span text:style-name="T4439">J.</text:span><text:span text:style-name="T4440"><text:s/>Kołodzi</text:span><text:span text:style-name="T4441">ej</text:span><text:span text:style-name="T4442">ski</text:span>:</text:p>
      <text:p text:style-name="P4443">6 B, proszę bardzo<text:span text:style-name="T4444">.</text:span></text:p>
      <text:p text:style-name="P4445"><text:span text:style-name="T4446">Ob. Wojciech Salski</text:span>:</text:p>
      <text:p text:style-name="P4447">Proszę państwa chodzi mi o pojęcie<text:s/><text:span text:style-name="T4448">P</text:span>aństwowej Służby Geologiczn<text:span text:style-name="T4449">ej.</text:span><text:s/>Propozycja, która tu została zgłoszona nawiązuje do analogicznego pojęcia, które ustanowione było dekretem prezydenta<text:s/><text:span text:style-name="T4450">w</text:span><text:s/>38 r<text:span text:style-name="T4451">.</text:span><text:s/>Ta propozycja zresztą była już rozpatrywana w zespole legislacyjnym prawa geologicznego<text:span text:style-name="T4452">.</text:span><text:s/>I chodzi tu o następującą rzecz<text:span text:style-name="T4453">.</text:span></text:p>
      <text:p text:style-name="P4454">Mianowicie sytuacja<text:s/><text:span text:style-name="T4455">w</text:span><text:s/>okresie prz<text:span text:style-name="T4456">ed</text:span>wojennym i powojennym w geologii jest odmienna<text:span text:style-name="T4457">.</text:span><text:s/>Jak wiemy aktualnie istnieją dwa organy w zakresie geologii. Minister Ochrony Środowiska jako organ naczelny i organy stopnia w<text:span text:style-name="T4458">oj</text:span>ewódzkiego reprezentowane przez dyrektorów Wydziałów Ochrony Środowiska Gospodarki Wodnej i Geologii. Otóż w trakcie rozpatrywania tej sprawy przez zespół legislacyjny podniesiona była przez prawników sprawa w jakim stosunku państwowa służba geologiczna będzie się znajdowa<text:span text:style-name="T4459">ć</text:span><text:s/>w tych funk<text:span text:style-name="T4460">cj</text:span>onujących organach. Bo albo te organy musiałyby w<text:span text:style-name="T4461">ej</text:span>ść w skład państwowej służby geologiczn<text:span text:style-name="T4462">ej,</text:span><text:s/>albo też funkcjonowałaby ona jakby obok, ale bez tej, tego pewnego statutu prawnego<text:span text:style-name="T4463">.</text:span></text:p>
      <text:p text:style-name="P4464">Ja mówię o tym tak troszkę szerzej, bo myś<text:span text:style-name="T4465">m</text:span>y wczoraj w grupie roboczej na ten tema<text:span text:style-name="T4466">t</text:span><text:s/>rozmawiali i niestety nie udało nam s<text:span text:style-name="T4467">i</text:span>ę uzgodnić tych spraw. I teraz jest sytuacja taka<text:span text:style-name="T4468">.</text:span><text:s/><text:span text:style-name="T4469">J</text:span>est zgłoszony projekt, że ta Państwowa S<text:span text:style-name="T4470">ł</text:span>użba Geologiczna byłaby reprezentowana przez Państwową Radę Geologiczną, która by była ciałem opin<text:span text:style-name="T4471">iuj</text:span>ąco-d<text:span text:style-name="T4472">or</text:span>ad<text:span text:style-name="T4473">cz</text:span>ym i zarządzającym geologią w kraju przez Państwowy Instytut Geologiczny oraz przez Komisję Zasobów Geologicznych.<text:s/><text:span text:style-name="T4474">W</text:span><text:s/>tym projekcie nie mówi<text:s/><text:span text:style-name="T4475">s</text:span>i<text:span text:style-name="T4476">ę<text:s/></text:span>nic o Ministrze Ochrony Środowiska. I tu podstawowa wątpliwość. Jeż<text:span text:style-name="T4477">e</text:span>li na różnych odcinkach działalności w zakresie ochrony środowiska dążymy do tego, żeby funkcje i zakres działania tego ministra maksymalnie wzmocnić, żeby on był silnym przeciwnikiem dla wszystkich tych, którzy szkodzą środowisku to wyeliminowanie tego ministra z zakresu działalności geologicznej może budzić poważne wątpliwości.</text:p>
      <text:p text:style-name="P4478">Pam<text:span text:style-name="T4479">i</text:span>ętajmy,<text:s/><text:span text:style-name="T4480">ż</text:span>e ten minister<text:s/><text:span text:style-name="T4481">w</text:span><text:s/>tej chwili nie tylko odpowiada, jest odpowiedzialny za sprawy dokumentowania złóż i odtwarzania krajowej bazy surowcowej, ale j<text:span text:style-name="T4482">es</text:span>t również odpowiedzialny za to, żeby te ud<text:span text:style-name="T4483">o</text:span>kum<text:span text:style-name="T4484">en</text:span>towane zasoby były w sposób jak najbardziej ra<text:span text:style-name="T4485">c</text:span>jonalny wykorzy<text:span text:style-name="T4486">st</text:span>ywane<text:span text:style-name="T4487">.</text:span><text:s/>Stąd rodzi się pytanie czy tak zd<text:span text:style-name="T4488">ef</text:span>iniowana państwowa służba geologi<text:span text:style-name="T4489">c</text:span>zna po prostu z tymi zagadnieniami sobie poradzi.</text:p>
      <text:p text:style-name="P4490">Chciałem tu jeszcze nadmienić, że zdefiniowanie tej państwowej służby geologicznej jest wielorakie. Z tego samego instytutu geologicznego były również propozycje takie, żeby państwowa służba geologiczna składała si<text:span text:style-name="T4491">ę</text:span><text:s/>z Komitetu Geologii przy prezesie Rady Ministrów byłby to organ o charakterze administracyjnym, z Państwowego Instytutu Geologicznego oraz z Państwowej<text:s/><text:span text:style-name="T4492">R</text:span>ady Geologiczn<text:span text:style-name="T4493">ej.</text:span><text:s/>I są jeszcze inne propozycje. Otóż w tej sytuacji ten proponowany zapis ukrywa może treści, które dla różnych osób będą zupełnie różne.</text:p>
      <text:p text:style-name="P4494">Dziękuję bardzo.</text:p>
      <text:p text:style-name="P4495"><text:span text:style-name="T4496">Ob. J. Kołodzi</text:span><text:span text:style-name="T4497">ejs</text:span><text:span text:style-name="T4498">ki</text:span>:</text:p>
      <text:p text:style-name="P4499">Dziękuj<text:span text:style-name="T4500">ę</text:span><text:s/>bardzo prof. Kulczyński ma g<text:span text:style-name="T4501">ł</text:span>os<text:span text:style-name="T4502">..</text:span>.</text:p>
      <text:p text:style-name="P4503"><text:span text:style-name="T4504">Min.<text:s/></text:span><text:span text:style-name="T4505">W</text:span><text:span text:style-name="T4506">a</text:span><text:span text:style-name="T4507">c</text:span><text:span text:style-name="T4508">ław Kulczyński</text:span>:</text:p>
      <text:p text:style-name="P4509">Ale n<text:span text:style-name="T4510">i</text:span>e profesor<text:span text:style-name="T4511">.</text:span>..</text:p>
      <text:soft-page-break/>
      <text:p text:style-name="P4512"><text:span text:style-name="T4513">O</text:span><text:span text:style-name="T4514">b</text:span><text:span text:style-name="T4515">.</text:span><text:span text:style-name="T4516"><text:s/></text:span><text:span text:style-name="T4517">J.</text:span><text:span text:style-name="T4518"><text:s/>Kołodzi</text:span><text:span text:style-name="T4519">ej</text:span><text:span text:style-name="T4520">ski</text:span>:</text:p>
      <text:p text:style-name="P4521">Przepraszam, myli mi się..<text:span text:style-name="T4522">.</text:span></text:p>
      <text:p text:style-name="P4523"><text:span text:style-name="T4524">M</text:span><text:span text:style-name="T4525">i</text:span><text:span text:style-name="T4526">n. W. Kulczyński</text:span>:</text:p>
      <text:p text:style-name="P4527"><text:span text:style-name="T4528">J</text:span>a chciałem zaproponować zmianę redakcji w tej cz<text:span text:style-name="T4529">y</text:span>ści. Otóż niedobrze jak byśmy w tej chwili prowadzili dyskusje o charakterze, który by próbował okre<text:span text:style-name="T4530">ś</text:span>lić, te role, te zadania, te formy organizacje, bo nie takie założenie myśmy tutaj dzisiaj przyjęli. Ale żeby<text:s/><text:span text:style-name="T4531">ja</text:span>k rozumiem intencję autorów zapisów zarówno z jednej, jak z drugiej strony, dali odpowiednią rangę tej państwowej radzie geologiczn<text:span text:style-name="T4532">ej</text:span>.</text:p>
      <text:p text:style-name="P4533">Proponuję zapis taki<text:span text:style-name="T4534">:</text:span><text:s/>Powołanie Państwowej<text:s/><text:span text:style-name="T4535">R</text:span>ady Geologicznej, która określi rolę, zadania i formy organizacyjne służb geologicznych, oczywiście. Taką zmian<text:span text:style-name="T4536">ę</text:span>, która nam porządkuje niejako ten cały temat<text:span text:style-name="T4537">.</text:span></text:p>
      <text:p text:style-name="P4538">Bo wydaje mi si<text:span text:style-name="T4539">ę</text:span>, że tego oczekujemy po Państwowej<text:s/><text:span text:style-name="T4540">R</text:span>adzie Geologiczn<text:span text:style-name="T4541">ej</text:span>, prawda? Natomiast dla mnie nie ulega wątpliwości kwestia, że wszystko to się odbywa w ramach Ministerstwa Ochrony Środowiska Zasobów Naturalnych co podkreślamy każdorazowo we wszystkich właściwie zapisach całego tekstu, to zn<text:span text:style-name="T4542">ac</text:span>zy mówi<text:span text:style-name="T4543">ę</text:span><text:s/>wszystkich ustaleń. I dlatego też bym tutaj proponował w te rzeczy nie wchodzić<text:span text:style-name="T4544">.</text:span></text:p>
      <text:p text:style-name="P4545">Dziękuję.</text:p>
      <text:p text:style-name="P4546"><text:span text:style-name="T4547">Ob.<text:s/></text:span><text:span text:style-name="T4548">J</text:span><text:span text:style-name="T4549">.</text:span><text:span text:style-name="T4550"><text:s/>Kołodzi</text:span><text:span text:style-name="T4551">ej</text:span><text:span text:style-name="T4552">ski</text:span>:</text:p>
      <text:p text:style-name="P4553">Dziękuję, kto z państwa? Prof<text:span text:style-name="T4554">.</text:span><text:s/>Kozłowski, proszę bardzo.</text:p>
      <text:p text:style-name="P4555"><text:span text:style-name="T4556">Ob</text:span><text:span text:style-name="T4557">.</text:span><text:span text:style-name="T4558"><text:s/></text:span><text:span text:style-name="T4559">S</text:span><text:span text:style-name="T4560">tefan Kozłowski</text:span>:</text:p>
      <text:p text:style-name="P4561">Po<text:s/>pierwsze my w ogóle nie precyzujemy na temat nie ma tutaj żadnych propozycji co to ma być Państwowa Służba i my<text:s/><text:span text:style-name="T4562">w</text:span><text:s/>te szczegóły w ogóle nie możemy wchodzić.</text:p>
      <text:p text:style-name="P4563">Chodzi o to, że ma być służba i ma być państwowa<text:span text:style-name="T4564"><text:s/></text:span>Rada Geologiczna, to są dwa hasła, które my tu chcemy postawić i prosimy, żeby one były zapisane.</text:p>
      <text:p text:style-name="P4565">Można dyskutować nad kolejnością tego, nam s<text:span text:style-name="T4566">ię<text:s/></text:span>wydawało, że piszemy tutaj bardzo prosto o Państwowej<text:s/><text:span text:style-name="T4567">Sł</text:span><text:span text:style-name="T4568">u</text:span>żbie<text:span text:style-name="T4569"><text:s/></text:span>Geologicznej, bo ta w pewnym sensie już jest, z powołaniem, bo tego nie ma, było kiedyś, a nie ma Państwowej Rady Geologicznej. Wydawałby się nam ten zapis bardziej może prosty. W<text:span text:style-name="T4570">ięc<text:s/></text:span>gdyby pan minister się do tego przychylił, to prosilibyśmy o zostawienie tego.<text:s/><text:span text:style-name="T4571">T</text:span><text:span text:style-name="T4572">o</text:span><text:s/>jest niewielka różnica właściwie.<text:s/>Jeżeli jestem jeszcze przy głosie proponowałbym, bo tutaj piszemy Straży Ochrony Przyrody. Z powodu, że ta straż jest należałoby dopisa<text:span text:style-name="T4573">ć</text:span><text:s/>rozszerzenie zakresu Straży Ochrony Przyrody. Bo to chodzi tylko o wzmocnienie, bo taka już jest.</text:p>
      <text:p text:style-name="P4574">O<text:span text:style-name="T4575">b. Kołodzi</text:span><text:span text:style-name="T4576">ej</text:span><text:span text:style-name="T4577">ski</text:span>:</text:p>
      <text:p text:style-name="P4578">Ale panie profesorze propozycja ministra wychodzi<text:s/>naprzeciwko<text:s/>uspołecznieniu właściwie określania struktur państwowych. Bo tak mówi się powołanie Państwowej Rady Geologiczn<text:span text:style-name="T4579">ej,</text:span><text:s/>która określi rolę, zadania i formy organ<text:span text:style-name="T4580">iz</text:span>acyjn<text:span text:style-name="T4581">e</text:span>. Jest to dalej idące w stosunku do waszego zapisu.</text:p>
      <text:p text:style-name="P4582"><text:span text:style-name="T4583"><text:s text:c="29"/></text:span>:</text:p>
      <text:p text:style-name="P4584">Nie, nie tu nie mówimy o ochronie to, nie może tak by<text:span text:style-name="T4585">ć.</text:span></text:p>
      <text:p text:style-name="P4586"><text:span text:style-name="T4587">Ob. J. Kołodz</text:span><text:span text:style-name="T4588">i</text:span><text:span text:style-name="T4589">ejsk</text:span><text:span text:style-name="T4590">i</text:span>:</text:p>
      <text:p text:style-name="P4591">Mówimy tylko o służbie geologicznej. Powołanie Państwowej Rady Geologiczn<text:span text:style-name="T4592">ej,</text:span><text:s/>która określi rolę, zdania i formy organizacyjne Państwowej Służby Geologiczn<text:span text:style-name="T4593">ej.</text:span></text:p>
      <text:p text:style-name="P4594"><text:span text:style-name="T4595">/</text:span>G<text:span text:style-name="T4596">ł</text:span>os z sali: to mogłoby by być, tylko dalej<text:span text:style-name="T4597">.</text:span>../.</text:p>
      <text:p text:style-name="P4598"><text:span text:style-name="T4599">Ob.<text:s/></text:span><text:span text:style-name="T4600">J. K</text:span><text:span text:style-name="T4601">o</text:span><text:span text:style-name="T4602">ł</text:span><text:span text:style-name="T4603">odzi</text:span><text:span text:style-name="T4604">ej</text:span><text:span text:style-name="T4605">sk</text:span><text:span text:style-name="T4606">i</text:span>:</text:p>
      <text:soft-page-break/>
      <text:p text:style-name="P4607">No, ta dalej tak...</text:p>
      <text:p text:style-name="P4608">/Głos z sali: Bo to by należało znowu, że znowu określamy zadania i formy organizacyjne dla Służby Ratownictwa Kataklizmowego i rozszerzenie zakresu Straży Ochrony Przyrody/<text:span text:style-name="T4609">.</text:span></text:p>
      <text:p text:style-name="P4610">/Głos z sali: te wszystkie trzy rzeczy ze sobą się nie łą<text:span text:style-name="T4611">cz</text:span>ą/.</text:p>
      <text:p text:style-name="P4612"><text:span text:style-name="T4613">Ob</text:span><text:span text:style-name="T4614">.</text:span><text:span text:style-name="T4615"><text:s/>J</text:span><text:span text:style-name="T4616">.</text:span><text:span text:style-name="T4617"><text:s/>Kołodzi</text:span><text:span text:style-name="T4618">ej</text:span><text:span text:style-name="T4619">ski</text:span>:</text:p>
      <text:p text:style-name="P4620">Tak, no my tak nie traktujemy<text:span text:style-name="T4621">.</text:span></text:p>
      <text:p text:style-name="P4622">/Głos z sali: możemy, to jest już sprawa właściwie dosyć ob<text:span text:style-name="T4623">ojęt</text:span>na/.</text:p>
      <text:p text:style-name="P4624"><text:span text:style-name="T4625">Ob.<text:s/></text:span><text:span text:style-name="T4626">R</text:span><text:span text:style-name="T4627">afa</text:span><text:span text:style-name="T4628">ł</text:span><text:span text:style-name="T4629"><text:s/>Kasprzyk</text:span>:</text:p>
      <text:p text:style-name="P4630">M<text:span text:style-name="T4631">a</text:span>ł<text:span text:style-name="T4632">a</text:span><text:s/>uwaga, jeśli można?</text:p>
      <text:p text:style-name="P4633"><text:span text:style-name="T4634">Ob. J</text:span><text:span text:style-name="T4635">.</text:span><text:span text:style-name="T4636"><text:s/>Kołodzi</text:span><text:span text:style-name="T4637">ej</text:span><text:span text:style-name="T4638">ski</text:span>:</text:p>
      <text:p text:style-name="P4639"><text:span text:style-name="T4640">Prosz</text:span>ę bardzo<text:span text:style-name="T4641">.</text:span></text:p>
      <text:p text:style-name="P4642"><text:span text:style-name="T4643">Ob.</text:span><text:span text:style-name="T4644"><text:s/>R</text:span><text:span text:style-name="T4645">.</text:span><text:span text:style-name="T4646"><text:s/></text:span><text:span text:style-name="T4647">K</text:span><text:span text:style-name="T4648">a</text:span><text:span text:style-name="T4649">s</text:span><text:span text:style-name="T4650">pr</text:span><text:span text:style-name="T4651">z</text:span><text:span text:style-name="T4652">yk</text:span>:</text:p>
      <text:p text:style-name="P4653">Proszę państwa, j<text:span text:style-name="T4654">a</text:span><text:s/>bardzo d<text:span text:style-name="T4655">o</text:span>c<text:span text:style-name="T4656">e</text:span>niam troskę pana ministra o to, aby uspołecznić Państwową Służbę Geologiczną<text:s/><text:span text:style-name="T4657">i</text:span><text:s/>żeby Rada Geologiczna określała jej zakres działania, ale niestety w naszym systemie prawnym musi to zrobić Sejm<text:span text:style-name="T4658">.</text:span><text:s/>Bo takie określeni<text:span text:style-name="T4659">e...</text:span><text:s/>my tu równie sobie możemy określić<text:s/><text:span text:style-name="T4660">i</text:span><text:s/>będzie to<text:span text:style-name="T4661">..</text:span>.</text:p>
      <text:p text:style-name="P4662">/Głos z sali: zamiast określić zaproponuje/.</text:p>
      <text:p text:style-name="P4663"><text:span text:style-name="T4664">O</text:span><text:span text:style-name="T4665">b. R. Kasprzyk</text:span>:</text:p>
      <text:p text:style-name="P4666">Bo to musi być ustawowo wprowadzona.</text:p>
      <text:p text:style-name="P4667"><text:span text:style-name="T4668">Ob. Wacław Kulczyński</text:span>:</text:p>
      <text:p text:style-name="P4669">Ja jeszcze raz proszę, żebyśmy się słów nie cze<text:span text:style-name="T4670">p</text:span>iali. Oczywiście, że Sejm, Sejm uchwali, ale Sejm nie opracuje koncepcji i my mówimy o koncepcji, więc nie czepiajmy się słów<text:span text:style-name="T4671">.</text:span>..</text:p>
      <text:p text:style-name="P4672"><text:span text:style-name="T4673">Ob. J</text:span><text:span text:style-name="T4674">.</text:span><text:span text:style-name="T4675"><text:s/>Kołodzi</text:span><text:span text:style-name="T4676">ej</text:span><text:span text:style-name="T4677">ski</text:span>:</text:p>
      <text:p text:style-name="P4678">Tu żadnych ukrytych intencji mam wrażenie nie ma z niczyjej strony. Wobec tego, że nam specjalnie nie zależy na zmianie formuły tego zapisu to możemy przyją<text:span text:style-name="T4679">ć.</text:span></text:p>
      <text:p text:style-name="P4680"><text:span text:style-name="T4681"><text:s text:c="29"/></text:span>:</text:p>
      <text:p text:style-name="P4682">Proponujemy tu jeszcze termin grudzień 89<text:span text:style-name="T4683">.</text:span></text:p>
      <text:p text:style-name="P4684"><text:span text:style-name="T4685">Ob. J</text:span><text:span text:style-name="T4686">.</text:span><text:span text:style-name="T4687"><text:s/>Kołodzi</text:span><text:span text:style-name="T4688">ej</text:span><text:span text:style-name="T4689">ski</text:span>:</text:p>
      <text:p text:style-name="P4690">Proszę bardzo pan Jaśkowski<text:span text:style-name="T4691">.</text:span></text:p>
      <text:p text:style-name="P4692"><text:span text:style-name="T4693">Ob. Jaśkowski</text:span>:</text:p>
      <text:p text:style-name="P4694">Jedno zdanie czy w nawiasie dodać, powołanie tej Państwowej<text:s/><text:span text:style-name="T4695">Sł</text:span>użby Ratownictwa Kataklizmowego i w nawiasie /opracowanie planów ewakuacji osiedli/.<text:s/><text:span text:style-name="T4696">J</text:span>est w tej chwili taka sytuacja, że są duże osiedla w pobliżu 4 zakładów przemysłowych chemicznych szczególnie, gdzie nie ma w ogóle planów ewakuacji tych osiedli<text:span text:style-name="T4697">.</text:span><text:s/>Bydgoski<text:s/>„Zachem<text:span text:style-name="T4698">”</text:span><text:span text:style-name="T4699">,<text:s/></text:span>Kapuś<text:span text:style-name="T4700">ci</text:span>ska, jest wiele innych takich przykładów<text:span text:style-name="T4701">.</text:span><text:s/>To jest w tym punk<text:span text:style-name="T4702">c</text:span>ie przy służbie ratownictwa katak<text:span text:style-name="T4703">li</text:span>zmu. Ona musi mieć plany tych ewakuacji i one muszą być powszechnie d<text:span text:style-name="T4704">os</text:span>tępne.</text:p>
      <text:p text:style-name="P4705"><text:span text:style-name="T4706">Ob. J. Kołodzi</text:span><text:span text:style-name="T4707">ej</text:span><text:span text:style-name="T4708">ski</text:span>:</text:p>
      <text:p text:style-name="P4709"><text:span text:style-name="T4710">T</text:span>ak, jest to zasadne w pełni. Możemy to dodać w nawi<text:span text:style-name="T4711">asie</text:span>.</text:p>
      <text:p text:style-name="P4712"><text:span text:style-name="T4713">Ob. Jackowiak</text:span>:</text:p>
      <text:p text:style-name="P4714"><text:span text:style-name="T4715">W</text:span><text:s/>nawiasie<text:s/><text:span text:style-name="T4716">-</text:span><text:s/>powołanie następujących służb. Służby ratownictwa katakl<text:span text:style-name="T4717">iz</text:span>mowego i w nawiasie<text:s/><text:soft-page-break/>opracowanie planów ewakuacji osiedli w pobliżu dużych zakładów<text:s/>- można<text:s/>dodać czy też nie, to już nie ma dużego znaczenia.</text:p>
      <text:p text:style-name="P4718"><text:span text:style-name="T4719">/</text:span>Głos z sali: i opracowania dla ni<text:span text:style-name="T4720">c</text:span>h w takim razie planów<text:s/>ewakua<text:span text:style-name="T4721">c</text:span>j<text:span text:style-name="T4722">i</text:span><text:span text:style-name="T4723">.</text:span>../.</text:p>
      <text:p text:style-name="P4724"><text:span text:style-name="T4725">O</text:span><text:span text:style-name="T4726">b</text:span><text:span text:style-name="T4727">. Jaśkowski</text:span>:</text:p>
      <text:p text:style-name="P4728"><text:span text:style-name="T4729">N</text:span>ie dla nich<text:span text:style-name="T4730">.</text:span></text:p>
      <text:p text:style-name="P4731">/Głos z sali: to jak wstawić/.</text:p>
      <text:p text:style-name="P4732"><text:span text:style-name="T4733">Ob. Jaśkowski</text:span>:</text:p>
      <text:p text:style-name="P4734">Służb ratownictwa katak<text:span text:style-name="T4735">li</text:span>zmowego<text:s/>- w<text:s/>nawiasie - /opracowanie planów ewakuacji osiedli/.</text:p>
      <text:p text:style-name="P4736"><text:span text:style-name="T4737">Ob</text:span><text:span text:style-name="T4738">.<text:s/></text:span><text:span text:style-name="T4739">J</text:span><text:span text:style-name="T4740">. Kołodzi</text:span><text:span text:style-name="T4741">e</text:span><text:span text:style-name="T4742">jski</text:span>:</text:p>
      <text:p text:style-name="P4743">Przechodzimy, do którego punktu? Siódmego nie ma. Przechodzimy do ósmego, którego ja też nie mam<text:span text:style-name="T4744">.</text:span></text:p>
      <text:p text:style-name="P4745">Ósmy punkt proszę państwa j<text:span text:style-name="T4746">ed</text:span>nozdaniowy. Bardzo proszę pan<text:s/><text:span text:style-name="T4747">J</text:span>erzy Kwiatkowsk<text:span text:style-name="T4748">i</text:span>.</text:p>
      <text:p text:style-name="P4749"><text:span text:style-name="T4750">O</text:span><text:span text:style-name="T4751">b. Jerzy Kwiatkowski</text:span>:</text:p>
      <text:p text:style-name="P4752"><text:span text:style-name="T4753">D</text:span>o pkt. 8 proponuję na<text:span text:style-name="T4754">st</text:span>ępujące poprawki uściślające. Czytam tekst od początku:</text:p>
      <text:p text:style-name="P4755">„Wprowadzenie obowiązku powszechnej inwentaryza<text:span text:style-name="T4756">cji<text:s/></text:span>- dodaję słowo - żywych zasobów przyrody. Żywych zasobów<text:s/>- i<text:s/>dodaję słowo przyrody<text:span text:style-name="T4757">.</text:span><text:s/>I walorów środowiska przyrodniczego przez konserwatorów przyrody<text:span text:style-name="T4758">.</text:span><text:s/>Taka j<text:span text:style-name="T4759">es</text:span>t propozycja<text:span text:style-name="T4760">.</text:span></text:p>
      <text:p text:style-name="P4761"><text:span text:style-name="T4762">D</text:span>zi<text:span text:style-name="T4763">ę</text:span>k<text:span text:style-name="T4764">u</text:span>j<text:span text:style-name="T4765">ę</text:span>.</text:p>
      <text:p text:style-name="P4766"><text:span text:style-name="T4767">O</text:span><text:span text:style-name="T4768">b.</text:span><text:span text:style-name="T4769"><text:s/>Kołodzi</text:span><text:span text:style-name="T4770">ej</text:span><text:span text:style-name="T4771">ski</text:span>:</text:p>
      <text:p text:style-name="P4772">Pros<text:span text:style-name="T4773">zę</text:span><text:s/>bardzo pr<text:span text:style-name="T4774">of.</text:span><text:s/><text:span text:style-name="T4775">Z</text:span>i<text:span text:style-name="T4776">m</text:span>ny<text:span text:style-name="T4777">.</text:span></text:p>
      <text:p text:style-name="P4778"><text:span text:style-name="T4779">Ob. Henryk Z</text:span><text:span text:style-name="T4780">i</text:span><text:span text:style-name="T4781">mny</text:span>:</text:p>
      <text:p text:style-name="P4782">Chciałem tutaj zapytać<text:s/><text:span text:style-name="T4783">si</text:span>ę pana dyr. Kwiatkowskiego dla<text:span text:style-name="T4784">c</text:span>zego żywych<text:span text:style-name="T4785">.</text:span><text:s/>Także zasobami przyrody są głazy narzutowe, które spełniają również funkcje pomników przyrody i powinny by<text:span text:style-name="T4786">ć</text:span><text:s/>inwentaryzowan<text:span text:style-name="T4787">e.</text:span></text:p>
      <text:p text:style-name="P4788"><text:span text:style-name="T4789">D</text:span>ziękuję<text:span text:style-name="T4790">.</text:span></text:p>
      <text:p text:style-name="P4791"><text:span text:style-name="T4792">Ob. J</text:span><text:span text:style-name="T4793">.</text:span><text:span text:style-name="T4794"><text:s/>Kołodzi</text:span><text:span text:style-name="T4795">ej</text:span><text:span text:style-name="T4796">sk</text:span><text:span text:style-name="T4797">i</text:span>:</text:p>
      <text:p text:style-name="P4798">Proszę bardzo o odpowied<text:span text:style-name="T4799">ź</text:span>.</text:p>
      <text:p text:style-name="P4800"><text:span text:style-name="T4801">Ob.<text:s/></text:span><text:span text:style-name="T4802">J</text:span><text:span text:style-name="T4803">e</text:span><text:span text:style-name="T4804">r</text:span><text:span text:style-name="T4805">z</text:span><text:span text:style-name="T4806">y</text:span><text:span text:style-name="T4807"><text:s/>Kwiatkowski</text:span>:</text:p>
      <text:p text:style-name="P4808">Myślę, że głównie mieliśmy na myśli, jak mówiliśmy w tym punkcie ósmym o inwentaryzac<text:span text:style-name="T4809">ji<text:s/></text:span>zasobów przyrody zasobów naturalnych.<text:s/><text:span text:style-name="T4810">C</text:span>hodziło nam głównie o zasoby<text:s/><text:span text:style-name="T4811">żywe.</text:span><text:s/>Natomiast walory środowiska przyrodniczego dotyczą tej całej reszty<text:span text:style-name="T4812">.</text:span></text:p>
      <text:p text:style-name="P4813"><text:span text:style-name="T4814">O</text:span><text:span text:style-name="T4815">b</text:span><text:span text:style-name="T4816">.</text:span><text:span text:style-name="T4817"><text:s/>Zimny</text:span>:</text:p>
      <text:p text:style-name="P4818">Możliwe, że ja to źle zrozumiałem.</text:p>
      <text:p text:style-name="P4819"><text:span text:style-name="T4820"><text:s text:c="29"/></text:span>:</text:p>
      <text:p text:style-name="P4821">Ja miałbym pytanie czy zwierzyna płowa też się w tym mieśc<text:span text:style-name="T4822">i</text:span>, czy nie? Bo to jest żywy zasób przyrody?</text:p>
      <text:p text:style-name="P4823"><text:span text:style-name="T4824">Ob.<text:s/></text:span><text:span text:style-name="T4825">J</text:span><text:span text:style-name="T4826">.</text:span><text:span text:style-name="T4827"><text:s/>Kwiatkowski</text:span>:</text:p>
      <text:p text:style-name="P4828">Oczywiście mieści się.</text:p>
      <text:p text:style-name="P4829"><text:span text:style-name="T4830">Ob. H</text:span><text:span text:style-name="T4831">.</text:span><text:span text:style-name="T4832"><text:s/>Zimny</text:span>:</text:p>
      <text:p text:style-name="P4833">I nią zajmuje się konserwator przyrody?</text:p>
      <text:p text:style-name="P4834"><text:span text:style-name="T4835">Ob</text:span><text:span text:style-name="T4836">.</text:span><text:span text:style-name="T4837"><text:s/>J. Kołodzi</text:span><text:span text:style-name="T4838">ej</text:span><text:span text:style-name="T4839">ski</text:span>:</text:p>
      <text:soft-page-break/>
      <text:p text:style-name="P4840">Prof<text:span text:style-name="T4841">.</text:span><text:s/>Kozłowski<text:span text:style-name="T4842">.</text:span></text:p>
      <text:p text:style-name="P4843"><text:span text:style-name="T4844">Ob. Stefan Kozłowski</text:span>:</text:p>
      <text:p text:style-name="P4845">Proszę państwa, niestety muszę wygłosić dłuższe przemówienie<text:span text:style-name="T4846">.</text:span><text:s/>Myśmy - bardzo mi przykro - ale komisja redakcyjna wycięła dwa zasadnicze akapity z tego cośmy już na plenarnym posiedzeniu przyjęli<text:span text:style-name="T4847">.</text:span><text:s/>Nie jest to bez powodu i jest to pewna ogólna tendencja ministerstwa, do której muszę się ustosunkować<text:span text:style-name="T4848">.</text:span></text:p>
      <text:p text:style-name="P4849">Proszę państwa ustaliliśmy w poprzednim zapisie, było napisane tak. Wprowadzenie zalecenia przez Ministerstwo Ochrony Środowiska<text:s/><text:span text:style-name="T4850">i</text:span><text:s/>Zasobów Naturalnych wykonania powszechn<text:span text:style-name="T4851">ej</text:span><text:s/>inw<text:span text:style-name="T4852">en</text:span>taryza<text:span text:style-name="T4853">cj</text:span>i<text:span text:style-name="T4854">.</text:span></text:p>
      <text:p text:style-name="P4855">Wykładania wydziału prawnego ministerstwa od wielu lat polega na tym, że ministerstwo twierdzi, że nie ma podstaw do wydawania wytycznych, instrukcji i zaleceń<text:span text:style-name="T4856">.</text:span><text:s/>Jest to<text:s/><text:span text:style-name="T4857">i</text:span>deologia jeszcze pana ministra Jarzębskiego, która przynosi nam ogromne<text:s/><text:span text:style-name="T4858">sz</text:span>k<text:span text:style-name="T4859">od</text:span>y.</text:p>
      <text:p text:style-name="P4860">Ministerstwo nie czuje się odpowiedzialne za regulac<text:span text:style-name="T4861">j</text:span>e i metodykę, i sposób pracy konserwatorów przyrody, głównych geologów w<text:span text:style-name="T4862">oj</text:span>ewódzkich, a szczególnie ośrodków badań i kontro<text:span text:style-name="T4863">l</text:span>i środowiska<text:span text:style-name="T4864">.</text:span><text:s/>My od szeregu lat składamy propozycje instrukcji, wytycznych, zaleceń<text:s/><text:span text:style-name="T4865">i</text:span><text:s/>te materiały spoczywają od lat w ministerstwie i ministerstwo nam przysyła pisma, że nie ma podstaw prawnych do wydania takich zarządzeń.</text:p>
      <text:p text:style-name="P4866"><text:span text:style-name="T4867">T</text:span>en problem - tej inwentaryza<text:span text:style-name="T4868">cj</text:span>i jest tylko przykładem, jest kwestią uruchomienia pewnego mechanizmu<text:span text:style-name="T4869">.</text:span><text:s/>Jeżeli zgodziliśmy się dzisiaj w pierwszych zapisach, że ministerstwo ma formę kreującą, odpowiada za zasady i sposób działania w ochronie środowiska to musi się poczu<text:span text:style-name="T4870">ć</text:span><text:s/>odpowi<text:span text:style-name="T4871">ed</text:span>zialny za wydawanie zaleceń<text:span text:style-name="T4872">,</text:span><text:s/>instrukcji i wytycznych.</text:p>
      <text:p text:style-name="P4873">I stąd bardzo bym prosił, żeby powrócić do uzgodnionego tekstu<text:span text:style-name="T4874">.</text:span><text:s/>Jeżeli mi państwo powiecie, że nie ma przepisów prawnych to przytoczę taki przykład<text:span text:style-name="T4875">.</text:span><text:s/>Za czasów<text:s/><text:span text:style-name="T4876">w</text:span>czesnego Gierka udało nam się ubłagać<text:s/>Ministra<text:s/>Leśnictwa, żeby wydał tylko jedno pismo do wojewodów zalecające tworzenie parków krajobrazowych<text:span text:style-name="T4877">.</text:span><text:s/><text:span text:style-name="T4878">W</text:span><text:s/>oparciu o tak wątłą konstrukcję prawną dostaliśmy dzisiaj w<text:s/><text:span text:style-name="T4879">P</text:span>olsce 40-parę parków krajobrazowych, co roku się tworzy kilka nowych i jest to jedno z większych naszych osiągnięć<text:span text:style-name="T4880">.</text:span></text:p>
      <text:p text:style-name="P4881">Do tej pory ca<text:span text:style-name="T4882">ł</text:span>e zastępy prawników grymaszą, że nie ma konstrukcji prawnych i nie ma dokładnej regulacji tego zagadnienia. No nie ma, a życie idzie swoją drogą.</text:p>
      <text:p text:style-name="P4883">Wobec tego ministerstwo może w formie zaleceń, pism próśb do wojewodów wywoływać pewne sprawy<text:span text:style-name="T4884">.</text:span><text:s/>I taka jest sprawa wywołania powszechnej inwentaryza<text:span text:style-name="T4885">cj</text:span>i. Oczywiście nie zasobów żywych tylko wszystkich zasobów<text:span text:style-name="T4886">.</text:span><text:s/>Macie państwo w ministerstwie od 5 lat leżący materiał, jak powinna być ta inwentaryzacja zrobiona.</text:p>
      <text:p text:style-name="P4887">Ministerstwo organizowało<text:s/><text:span text:style-name="T4888">se</text:span>minaria z konserwatorami i było to wszystko dogadane. I sprawa nie może ruszyć z miejsca. Ktoś to musi ruszy<text:span text:style-name="T4889">ć.</text:span><text:s/>Ktoś musi tych inwestorów przepraszam - konserwatorów zachęcać, namawiać, kontrolować czy oni to robią. Oczywiście konserwatorom trzeba stworzyć pomoc<text:span text:style-name="T4890">. W</text:span>o<text:span text:style-name="T4891">be</text:span>c tego proszę o przywrócenie zdania, które również było już na naszym posiedzeniu prz<text:span text:style-name="T4892">ed</text:span>yskutowane, że w tym celu należy rozszerzyć kompetencje konserwatorów<text:s/><text:span text:style-name="T4893">i</text:span><text:s/>w miarę potrzeby powoływać przy urzędach konserwatorskich wojewódzkich regionalne biura inwentaryzacyjno-projektowe ochrony środowiska<text:span text:style-name="T4894">.</text:span></text:p>
      <text:p text:style-name="P4895">Proszę państwa my s<text:span text:style-name="T4896">i</text:span>ę sami<text:s/>ub<text:span text:style-name="T4897">ez</text:span>w<text:span text:style-name="T4898">łasnow</text:span>o<text:span text:style-name="T4899">lnia</text:span>my. Konserwator zabytków ma takie biura inwentaryzacyjno-pr<text:span text:style-name="T4900">oj</text:span>ektowe od lat i tylko dzięki temu mają katalogi dla każdego powiatu i mają porządek w inwentaryza<text:span text:style-name="T4901">cji</text:span><text:s/>kultury materialnej.</text:p>
      <text:soft-page-break/>
      <text:p text:style-name="P4902">My od 40 lat się nie możemy doprosić, żeby w województwach zaczęły powstawać pracownie, zespoły, biura inwentaryzacyjno-pr<text:span text:style-name="T4903">oj</text:span>e<text:span text:style-name="T4904">kt</text:span>owe.</text:p>
      <text:p text:style-name="P4905">Nie rozumiem dla<text:span text:style-name="T4906">c</text:span>zego dzisiaj my tego nie chcemy uruchomić<text:span text:style-name="T4907">.</text:span><text:s/>Jest to niezbędny element, który wzmacnia całą służbę ochrony<text:s/><text:span text:style-name="T4908">ś</text:span>rodowiska<text:span text:style-name="T4909">.</text:span></text:p>
      <text:p text:style-name="P4910"><text:span text:style-name="T4911">I</text:span><text:s/>w związku z tym bardzo proszę o przywrócenie tego cośmy już dyskutowali parę dni temu, że ministerstwo wyda takie zalecenie<text:s/><text:span text:style-name="T4912">i</text:span><text:s/>że zaproponujemy, że w miar<text:span text:style-name="T4913">ę</text:span><text:s/>potrzeby należy tworzyć takie biura inwentaryzacyjno-pr<text:span text:style-name="T4914">o</text:span>jektowe<text:span text:style-name="T4915">.</text:span></text:p>
      <text:p text:style-name="P4916">Dziękuję<text:span text:style-name="T4917">.</text:span></text:p>
      <text:p text:style-name="P4918"><text:span text:style-name="T4919">Ob. J</text:span><text:span text:style-name="T4920">.</text:span><text:span text:style-name="T4921"><text:s/>Kołodzi</text:span><text:span text:style-name="T4922">ej</text:span><text:span text:style-name="T4923">ski</text:span>:</text:p>
      <text:p text:style-name="P4924">Dzię<text:span text:style-name="T4925">k</text:span>uję bardzo<text:span text:style-name="T4926">.</text:span><text:s/>Pan Roman pr<text:span text:style-name="T4927">o</text:span>szę<text:span text:style-name="T4928">.</text:span></text:p>
      <text:p text:style-name="P4929"><text:span text:style-name="T4930">Ob</text:span><text:span text:style-name="T4931">.</text:span><text:span text:style-name="T4932"><text:s/>Marek Roman</text:span>:</text:p>
      <text:p text:style-name="P4933">Panie przewodniczący ja jednak odnoszę wrażenie, że komisja redakcyjna nie powinna tak powiedzmy odstępować od uzgodnionych tekstów. Ten tekst, który pan prof. Kozłowski przeczytał, to był już drugi raz przez nas uzgadniany<text:span text:style-name="T4934">.</text:span><text:s/><text:span text:style-name="T4935">I</text:span><text:s/>był przyjęty.<text:s/><text:span text:style-name="T4936">I</text:span><text:s/>komisja tu troszkę przekracza swoje uprawnienia. Przecież to nic innego nie było do zrobienia, jak przepisanie tekst<text:span text:style-name="T4937">u.</text:span><text:s/>Przecież nie kontrowersyjny zupełnie, jasny, prosty. Bo taką metodą to my w ogóle nie dojdziemy do niczego.</text:p>
      <text:p text:style-name="P4938"><text:span text:style-name="T4939">Ob.</text:span><text:span text:style-name="T4940"><text:s/>J</text:span><text:span text:style-name="T4941">.</text:span><text:span text:style-name="T4942"><text:s/>Kołodzi</text:span><text:span text:style-name="T4943">ej</text:span><text:span text:style-name="T4944">ski</text:span>:</text:p>
      <text:p text:style-name="P4945">Proponuję przyjąć tekst pierwotny<text:span text:style-name="T4946">.</text:span><text:s/>Czy mimo tego chce pan profesor wygłosić przemówienie<text:span text:style-name="T4947">.</text:span><text:s/>Przyjmujemy ten tekst.</text:p>
      <text:p text:style-name="P4948"><text:span text:style-name="T4949">Ob. Zbigniew Wierzbicki</text:span>:</text:p>
      <text:p text:style-name="P4950">Ja chciałem rozszerzyć jedno zagadnienie. Mianowicie chodzi mnie o pozycje w ogóle konserwatorów przyrody<text:span text:style-name="T4951">.</text:span><text:s/>Mianowicie już prof. Kozłowski wspomniał o<text:s/><text:span text:style-name="T4952">i</text:span>ch słabości itd<text:span text:style-name="T4953">.</text:span><text:s/>Wiemy, że oni s<text:span text:style-name="T4954">i</text:span>ę w terenie właściwie nie liczą, mają bardzo słaby głos, wzmocniliście przez te biura, ale mnie si<text:span text:style-name="T4955">ę</text:span><text:s/>wydaje, że powinno się również wzmocnić pozycje naczelnego konserwatora. Ta pozycja naczelnego konserwatora jest za słaba. I o ile wiem, ma stanowić stanowisko wicedyrektora departamentu<text:span text:style-name="T4956">.</text:span><text:s/>To nie wystarcza w tej sytuacji, w której obecnie jesteśmy.</text:p>
      <text:p text:style-name="P4957"><text:span text:style-name="T4958">Ob.</text:span><text:span text:style-name="T4959"><text:s/></text:span><text:span text:style-name="T4960">J.</text:span><text:span text:style-name="T4961"><text:s/>Kołodzi</text:span><text:span text:style-name="T4962">ej</text:span><text:span text:style-name="T4963">ski</text:span>:</text:p>
      <text:p text:style-name="P4964">Dziękuję bardzo, przyjmujemy tekst pkt. 8 według pierwotnych propozycji wynego<text:span text:style-name="T4965">cjo</text:span>wanych już kilka dni temu<text:span text:style-name="T4966">.</text:span></text:p>
      <text:p text:style-name="P4967">To jest ten tekst<text:span text:style-name="T4968">.</text:span><text:s/>„Wprowadzenie zalecenia przez Ministerstwo<text:s/><text:span text:style-name="T4969">O</text:span>chrony Środowiska i Zasobów Naturalnych wykonywania powszechnej inwentaryza<text:span text:style-name="T4970">cj</text:span>i zasobów i walorów środowiska przyrodniczego. W tym celu należy rozszerzyć ich kompetencje oraz w miarę potrzeb powołać przy ich urzędach regionalne biura inwentaryzacyjno-projektowe ochrony środowiska”<text:s/>- tak, zgadza s<text:span text:style-name="T4971">i</text:span>ę ten tekst?</text:p>
      <text:p text:style-name="P4972">/Głos z sali: nie słychać/.</text:p>
      <text:p text:style-name="P4973"><text:span text:style-name="T4974">Ob. J. Kołodzi</text:span><text:span text:style-name="T4975">ejs</text:span><text:span text:style-name="T4976">ki</text:span>:</text:p>
      <text:p text:style-name="P4977">Przyjmujemy tekst.<text:span text:style-name="T4978">..</text:span><text:s/>proszę pan Kłosowski jeszcze.</text:p>
      <text:p text:style-name="P4979"><text:span text:style-name="T4980">Ob. W. Kłosowski</text:span>:</text:p>
      <text:p text:style-name="P4981">Przepraszam, nie wiem czy ja dobrze usłyszałem, bo ja mam taki tekst i wydaje mi się, że pan profesor ten sam tekst odczytał. Tu brakuje przez wojewódzkich konserwatorów przyrody. I w następnym zdaniu -<text:s/><text:soft-page-break/>w tym celu należy rozszerzyć<text:s/><text:span text:style-name="T4982">i</text:span>ch kompetencje. Bo to<text:s/>„ich<text:span text:style-name="T4983">”</text:span><text:s/>inaczej się do niczego nie odnosi<text:span text:style-name="T4984">.</text:span><text:s/>Prawda?</text:p>
      <text:p text:style-name="P4985"><text:span text:style-name="T4986">Ob.</text:span><text:span text:style-name="T4987"><text:s/>J. Kołodzi</text:span><text:span text:style-name="T4988">ej</text:span><text:span text:style-name="T4989">ski</text:span>:</text:p>
      <text:p text:style-name="P4990">W tym celu należy rozszerzyć ich komp<text:span text:style-name="T4991">et</text:span>encje<text:span text:style-name="T4992">.</text:span>.<text:span text:style-name="T4993">.</text:span></text:p>
      <text:p text:style-name="P4994"><text:span text:style-name="T4995">Ob. W</text:span><text:span text:style-name="T4996">.</text:span><text:span text:style-name="T4997"><text:s/>Kłosowski</text:span>:</text:p>
      <text:p text:style-name="P4998">Pierwsze zdanie się kończy - powszechnej inw<text:span text:style-name="T4999">en</text:span>taryza<text:span text:style-name="T5000">cji</text:span><text:s/>zasobów<text:s/><text:span text:style-name="T5001">i</text:span><text:s/>walorów środowiska przyrodniczego - u mnie jest już kropka<text:span text:style-name="T5002">,</text:span><text:s/>a powinno być<text:s/><text:span text:style-name="T5003">„</text:span>przez wojewódzkich konserwatorów przyrody”.</text:p>
      <text:p text:style-name="P5004"><text:span text:style-name="T5005">Ob. J. K</text:span><text:span text:style-name="T5006">o</text:span><text:span text:style-name="T5007">łodzi</text:span><text:span text:style-name="T5008">ej</text:span><text:span text:style-name="T5009">ski</text:span>:</text:p>
      <text:p text:style-name="P5010">Dobrze, wprowadzamy to.<text:span text:style-name="T5011"><text:s/></text:span>„<text:span text:style-name="T5012">W</text:span><text:s/>tym celu należy rozszerzyć ich komp<text:span text:style-name="T5013">et</text:span>en<text:span text:style-name="T5014">cj</text:span>e”. Proszę bardzo pan p<text:span text:style-name="T5015">r</text:span>o<text:span text:style-name="T5016">f</text:span>. Wierzbicki.</text:p>
      <text:p text:style-name="P5017"><text:span text:style-name="T5018">Ob. Zbigniew Wierzbicki</text:span>:</text:p>
      <text:p text:style-name="P5019"><text:span text:style-name="T5020">J</text:span>a chciałbym, żeby pan<text:span text:style-name="T5021"><text:s/></text:span>się ustosunkował do tej mojej propozycji dotyczącej naczelnego konserwatora. Bo mnie się zdaje, że to jest jakiś problem. Być może, że<text:s/>„stolik”<text:s/>to odrzuci, ale jednak jakiś problem jest.</text:p>
      <text:p text:style-name="P5022"><text:span text:style-name="T5023">Ob</text:span><text:span text:style-name="T5024">.</text:span><text:span text:style-name="T5025"><text:s/>Kołodzi</text:span><text:span text:style-name="T5026">ej</text:span><text:span text:style-name="T5027">ski</text:span>:</text:p>
      <text:p text:style-name="P5028">Proszę bardzo, pan Kassenberg<text:span text:style-name="T5029">.</text:span></text:p>
      <text:p text:style-name="P5030"><text:span text:style-name="T5031">Ob.</text:span><text:span text:style-name="T5032"><text:s/>Andrzej Kassenberg</text:span>:</text:p>
      <text:p text:style-name="P5033">Jeże<text:span text:style-name="T5034">li</text:span><text:s/>mógłbym panu profesorowi odpowiedzieć to sądzę, że w ramach kodyfikacji prawa i pracy nad ustawą o ochronie przyrody, tą nową wersją z 82 r., tą znowelizowaną projektem, który nie przeszedł. Ta wersja jest bardzo zdecydowana i mocna.<text:s/><text:span text:style-name="T5035">I</text:span><text:s/>w tej wersji jak dobrze pamiętam, ale nie jestem w 100 proc. pewien pozycja konserwatora jest znacznie wyższa niż do tej pory. I sądzę, że w ramach nowelizacji ta sprawa mogłaby być prz<text:span text:style-name="T5036">ep</text:span>rowadzona. Natomiast tu nam chodzi o załatwienie konkretnej jednej rzeczy na dziś<text:span text:style-name="T5037">.</text:span></text:p>
      <text:p text:style-name="P5038">Czy pan akceptuje to?</text:p>
      <text:p text:style-name="P5039"><text:span text:style-name="T5040">Ok.</text:span><text:span text:style-name="T5041"><text:s/>Zb</text:span><text:span text:style-name="T5042">.</text:span><text:span text:style-name="T5043"><text:s/>W</text:span><text:span text:style-name="T5044">i</text:span><text:span text:style-name="T5045">erzbicki</text:span>:</text:p>
      <text:p text:style-name="P5046">Rozumiem o co tu chodzi, ale problem jednak pozostaje, bo my zgłaszamy pewne postulaty. W<text:span text:style-name="T5047">ięc</text:span><text:s/>to czy będzie to wprowadzone to my o tym nie wiemy<text:span text:style-name="T5048">.</text:span></text:p>
      <text:p text:style-name="P5049"><text:span text:style-name="T5050"><text:s text:c="29"/></text:span>:</text:p>
      <text:p text:style-name="P5051">Możemy tylko wprowadzić do zapisu w<text:s/><text:span text:style-name="T5052">pkt.</text:span><text:s/>3 doty<text:span text:style-name="T5053">c</text:span>zącego ministerstwa, bo tam podlega wojewódzki konserwator i nadania mu innej rangę.</text:p>
      <text:p text:style-name="P5054"><text:span text:style-name="T5055">Ob. J. Kołodzi</text:span><text:span text:style-name="T5056">ej</text:span><text:span text:style-name="T5057">ski</text:span>:</text:p>
      <text:p text:style-name="P5058">Chodzi o podniesienie rangi naczelnego konserwatora, o to chodzi. Czy w tym punkcie... może w<text:s/><text:span text:style-name="T5059">i</text:span>nnym.</text:p>
      <text:p text:style-name="P5060"><text:span text:style-name="T5061">Ob. <text:s text:c="22"/></text:span>:</text:p>
      <text:p text:style-name="P5062">Przepraszam bardzo ja si<text:span text:style-name="T5063">ę</text:span><text:s/>nie ustosunkowałem do tego, ale rozumiałem kwestię tak, jak pan Kassenberg<text:span text:style-name="T5064">.</text:span><text:s/>Zasadność pana propozycji jest pełna, wobec tego możemy wprowadzić do punktu 8<text:span text:style-name="T5065">.</text:span>..</text:p>
      <text:p text:style-name="P5066">/Głos z sali: trzeciego/.</text:p>
      <text:p text:style-name="P5067"><text:span text:style-name="T5068">Ob.</text:span><text:span text:style-name="T5069"><text:s/>J. Kołodzi</text:span><text:span text:style-name="T5070">ej</text:span><text:span text:style-name="T5071">ski</text:span>:</text:p>
      <text:p text:style-name="P5072">Do punktu 3 postulat zmierzający do podniesienia rangi konserwatora przyrod<text:span text:style-name="T5073">y</text:span>.</text:p>
      <text:p text:style-name="P5074">My<text:span text:style-name="T5075">ś</text:span>my starali się unikać tych postulatów, które mają prawie... które mają olbrzymie szanse przejścia już w ramach innych formuł, ale możemy to wpisać<text:span text:style-name="T5076">.</text:span><text:s/>Jak proponujecie państwo to wpisać<text:span text:style-name="T5077">.</text:span></text:p>
      <text:p text:style-name="P5078"><text:span text:style-name="T5079"><text:s text:c="29"/></text:span>:</text:p>
      <text:soft-page-break/>
      <text:p text:style-name="P5080">Podniesienia rangi naczelnego konserwatora przyrody<text:span text:style-name="T5081">.</text:span>..</text:p>
      <text:p text:style-name="P5082"><text:span text:style-name="T5083">Ob. A</text:span><text:span text:style-name="T5084">.</text:span><text:span text:style-name="T5085"><text:s/>Kassenberg</text:span>:</text:p>
      <text:p text:style-name="P5086">Proponowałbym to jako w<text:s/><text:span text:style-name="T5087">pkt</text:span><text:span text:style-name="T5088">.</text:span><text:span text:style-name="T5089"><text:s/>3 punkt c/.<text:s/></text:span><text:span text:style-name="T5090">C</text:span><text:span text:style-name="T5091">zyli</text:span><text:s/>przed tym podsumowującym zdaniem w pierwszej c<text:span text:style-name="T5092">z</text:span>ęści punktu 3.</text:p>
      <text:p text:style-name="P5093"><text:span text:style-name="T5094">Ob. J</text:span><text:span text:style-name="T5095">.</text:span><text:span text:style-name="T5096"><text:s/>Kołodzie</text:span><text:span text:style-name="T5097">js</text:span><text:span text:style-name="T5098">ki</text:span>:</text:p>
      <text:p text:style-name="P5099">Jako punkt c/.</text:p>
      <text:p text:style-name="P5100"><text:span text:style-name="T5101">/</text:span>Głos z sali: ale to zmiany.<text:span text:style-name="T5102">..</text:span>/.</text:p>
      <text:p text:style-name="P5103"><text:span text:style-name="T5104">Ob.<text:s/></text:span><text:span text:style-name="T5105">J</text:span><text:span text:style-name="T5106">.</text:span><text:span text:style-name="T5107"><text:s/>Kołodzi</text:span><text:span text:style-name="T5108">ej</text:span><text:span text:style-name="T5109">ski</text:span>:</text:p>
      <text:p text:style-name="P5110"><text:span text:style-name="T5111">Proszę</text:span><text:s/>pan<text:span text:style-name="T5112">..</text:span>.</text:p>
      <text:p text:style-name="P5113"><text:span text:style-name="T5114">/</text:span>Głos z sali: nie może<text:span text:style-name="T5115">/</text:span>.</text:p>
      <text:p text:style-name="P5116"><text:span text:style-name="T5117">Ob. <text:s text:c="22"/></text:span>:</text:p>
      <text:p text:style-name="P5118">To wycofuję się z głosu<text:span text:style-name="T5119">.</text:span><text:s/>Dziękuj<text:span text:style-name="T5120">ę</text:span>.</text:p>
      <text:p text:style-name="P5121"><text:span text:style-name="T5122">Ob. J. Kołodzi</text:span><text:span text:style-name="T5123">ej</text:span><text:span text:style-name="T5124">ski</text:span>:</text:p>
      <text:p text:style-name="P5125">Możemy przejść do punktu<text:s/><text:span text:style-name="T5126">9</text:span>?</text:p>
      <text:p text:style-name="P5127"><text:span text:style-name="T5128">P</text:span>roszę bardzo pkt 9 prof<text:span text:style-name="T5129">.</text:span><text:s/>Kozłowski<text:span text:style-name="T5130">.</text:span></text:p>
      <text:p text:style-name="P5131"><text:span text:style-name="T5132">Ob. St</text:span><text:span text:style-name="T5133">ef</text:span><text:span text:style-name="T5134">an Kozłowski</text:span>:</text:p>
      <text:p text:style-name="P5135">Przypominam, że pkt 9 był o<text:span text:style-name="T5136">state</text:span>c<text:span text:style-name="T5137">z</text:span>nie czytany, był dyskutowany<text:span text:style-name="T5138">.</text:span></text:p>
      <text:p text:style-name="P5139"><text:span text:style-name="T5140">Ob. J</text:span><text:span text:style-name="T5141">.</text:span><text:span text:style-name="T5142"><text:s/>Kołodzi</text:span><text:span text:style-name="T5143">ejs</text:span><text:span text:style-name="T5144">ki</text:span>:</text:p>
      <text:p text:style-name="P5145">Proponuję przyję<text:span text:style-name="T5146">ć</text:span><text:s/>tą redakcję bez dyskusji<text:span text:style-name="T5147">.</text:span></text:p>
      <text:p text:style-name="P5148">Punkt 10<text:span text:style-name="T5149">.</text:span><text:s/>Proszę bardzo pan Andrzej Kassenberg<text:span text:style-name="T5150">.</text:span></text:p>
      <text:p text:style-name="P5151"><text:span text:style-name="T5152">Ob. A</text:span><text:span text:style-name="T5153">.</text:span><text:span text:style-name="T5154"><text:s/>Kassenberg</text:span>:</text:p>
      <text:p text:style-name="P5155">Proponuję dodać jedno zdanie<text:span text:style-name="T5156">.<text:s/></text:span>To zagadnienie było dyskutowane, ale nie znalazło wyrazu w zapisie<text:s/><text:span text:style-name="T5157">i</text:span><text:s/>proponujemy je uzupełnić<text:span text:style-name="T5158">.</text:span><text:s/>Dotyczy rezerwatów biosfery, sądzę, że nie będzie tu żadnych sprzeczności<text:span text:style-name="T5159">.</text:span></text:p>
      <text:p text:style-name="P5160">Proponujemy przed zdaniem<text:s/><text:span text:style-name="T5161">„</text:span>regionalny system obszarów chronionych zawiera<text:span text:style-name="T5162">..</text:span>.”<text:s/>- wprowadzić zdanie -<text:s/>„W ramach ogólnokrajowego systemu należy rozszerzyć list<text:span text:style-name="T5163">ę</text:span><text:s/>obszarów zakwa<text:span text:style-name="T5164">li</text:span>fikowanych jako rezerwaty biosfery w ramach systemu mi<text:span text:style-name="T5165">ęd</text:span>zynarodowego”<text:span text:style-name="T5166">.</text:span></text:p>
      <text:p text:style-name="P5167"><text:span text:style-name="T5168">Ob.<text:s/></text:span><text:span text:style-name="T5169">J.</text:span><text:span text:style-name="T5170"><text:s/>Ko</text:span><text:span text:style-name="T5171">ł</text:span><text:span text:style-name="T5172">odz</text:span><text:span text:style-name="T5173">i</text:span><text:span text:style-name="T5174">e</text:span><text:span text:style-name="T5175">j</text:span><text:span text:style-name="T5176">ski</text:span>:</text:p>
      <text:p text:style-name="P5177">Sądzę, że jest to oczywiste<text:s/><text:span text:style-name="T5178">i</text:span><text:s/>nie wzbudzi chyba dyskusji.</text:p>
      <text:p text:style-name="P5179"><text:span text:style-name="T5180">Ob. A</text:span><text:span text:style-name="T5181">.</text:span><text:span text:style-name="T5182"><text:s/>Kassenberg</text:span>:</text:p>
      <text:p text:style-name="P5183"><text:span text:style-name="T5184">J</text:span><text:span text:style-name="T5185">es</text:span>t to punkt 10, je<text:span text:style-name="T5186">st</text:span><text:s/>to po literze c/ pierwszej czyl<text:span text:style-name="T5187">i</text:span><text:s/>po<text:s/>„krajowych parkach krajobrazowych<text:span text:style-name="T5188">..</text:span>. jest zdanie zaczynające się od słów<text:s/>„jednocześnie dla wymienionych obszarów, to po tym zdaniu proponujemy dodać -<text:s/>„w ramach ogólnokrajowego systemu należy rozszerzyć listę obszarów zakwa<text:span text:style-name="T5189">lif</text:span>ikowanych jako rezerwaty biosfery”<text:span text:style-name="T5190">.</text:span><text:s/>Faktycznie niezręcznie jest użyć drugi raz słowo<text:s/>„w ramach”, trzeba by zastąpić czymś<text:span text:style-name="T5191">.</text:span></text:p>
      <text:p text:style-name="P5192">/Głos z sal<text:span text:style-name="T5193">i</text:span>: w systemie mi<text:span text:style-name="T5194">ęd</text:span>zynarodowym, zgodnie z systemem międzynarod<text:span text:style-name="T5195">ow</text:span>ym/.</text:p>
      <text:p text:style-name="P5196"><text:span text:style-name="T5197">Ob. A</text:span><text:span text:style-name="T5198">.</text:span><text:span text:style-name="T5199"><text:s/>Kassenberg</text:span>:</text:p>
      <text:p text:style-name="P5200"><text:span text:style-name="T5201">W</text:span><text:s/>nawiązaniu do systemu międzynar<text:span text:style-name="T5202">od</text:span>ow<text:span text:style-name="T5203">eg</text:span>o.</text:p>
      <text:p text:style-name="P5204">Jeszcze raz czytam: proszę odnaleźć pod słowem<text:s/><text:span text:style-name="T5205">„</text:span>krajowe parki krajobrazowe pkt c/ i przeczytam dwa zdania<text:s/>z rzędu, żeby się nie zgubić<text:span text:style-name="T5206">.</text:span></text:p>
      <text:p text:style-name="P5207">„J<text:span text:style-name="T5208">ed</text:span>nocześnie dla wymienionych obszarów chronionych z wyjątkiem rezerwat<text:span text:style-name="T5209">ó</text:span>w przyrody należy<text:s/><text:soft-page-break/>wyznaczyć i zatwierdzić otulinę oraz oprac<text:span text:style-name="T5210">o</text:span>wać plany dla ich prz<text:span text:style-name="T5211">es</text:span>trzennego zagospodarowania<text:span text:style-name="T5212">”</text:span><text:s/>- i teraz dodajemy zdanie - „<text:span text:style-name="T5213">W</text:span><text:s/>ramach ogólnokrajowego systemu należy rozszerzyć listę obszarów zakwalifikowanych jako rezerwaty biosfery w nawiązaniu.<text:span text:style-name="T5214">..</text:span>”</text:p>
      <text:p text:style-name="P5215">/Głos z sali: nie słychać/.</text:p>
      <text:p text:style-name="P5216"><text:span text:style-name="T5217">Ob. A</text:span><text:span text:style-name="T5218">.</text:span><text:span text:style-name="T5219"><text:s/>Kassenberg</text:span>:</text:p>
      <text:p text:style-name="P5220">Nie, nie<text:span text:style-name="T5221">.</text:span><text:s/>To jest nasz tekst.<text:s/><text:span text:style-name="T5222">W</text:span><text:s/>tekś<text:span text:style-name="T5223">c</text:span>ie, który uzgodniony był przez komi<text:span text:style-name="T5224">sj</text:span>ę redakcyjną tego zdania nie było.<text:span text:style-name="T5225">..</text:span><text:s/>„...należy rozszerzyć listę obszarów zakwalifikowanych jako rezerwaty biosfery w nawiązaniu do systemu międzynar<text:span text:style-name="T5226">odoweg</text:span>o<text:span text:style-name="T5227">.</text:span>.<text:span text:style-name="T5228">.</text:span>”</text:p>
      <text:p text:style-name="P5229">/Głos z sali: w nawiązaniu, bo rozszerzyć to w nawiązaniu/.</text:p>
      <text:p text:style-name="P5230"><text:span text:style-name="T5231">Ob.</text:span><text:span text:style-name="T5232"><text:s/>J</text:span><text:span text:style-name="T5233">.</text:span><text:span text:style-name="T5234"><text:s/>Kołodzi</text:span><text:span text:style-name="T5235">ej</text:span><text:span text:style-name="T5236">ski</text:span>:</text:p>
      <text:p text:style-name="P5237">Trzeba stworzyć i nawiązać to j<text:span text:style-name="T5238">es</text:span>t jasn<text:span text:style-name="T5239">e</text:span>.<text:span text:style-name="T5240">..</text:span></text:p>
      <text:p text:style-name="P5241"><text:span text:style-name="T5242">Ob. A</text:span><text:span text:style-name="T5243">.</text:span><text:span text:style-name="T5244"><text:s/>Kassenberg</text:span>:</text:p>
      <text:p text:style-name="P5245">Tak, bo nawiązać do systemu międzynarodowego.</text:p>
      <text:p text:style-name="P5246"><text:span text:style-name="T5247">Ob. Kołodzi</text:span><text:span text:style-name="T5248">ej</text:span><text:span text:style-name="T5249">ski</text:span>:</text:p>
      <text:p text:style-name="P5250">Pr<text:span text:style-name="T5251">osz</text:span>ę bardzo pr<text:span text:style-name="T5252">of</text:span>. Kozłowski<text:span text:style-name="T5253">.</text:span></text:p>
      <text:p text:style-name="P5254"><text:span text:style-name="T5255">Ob</text:span><text:span text:style-name="T5256">.</text:span><text:span text:style-name="T5257"><text:s/>Stefan Kozłowski</text:span>:</text:p>
      <text:p text:style-name="P5258">Proszę państwa jeszcze są sprawy do terminów. Otóż tak, tutaj nastąpiły zmiany w komisji, które proponujemy jednak nieco inaczej<text:s/><text:span text:style-name="T5259">sf</text:span>ormułować. Państwo proponujecie 90 r<text:span text:style-name="T5260">.</text:span><text:s/>przygotowanie podstaw prawnych. Podstawy prawne są w ogóle przygotowane, więc tutaj właściwie, tu nie ma nic specjalnie do zrobienia. Wobec tego proponujemy tak do końca 90 roku, do grudnia 90 r<text:span text:style-name="T5261">.</text:span><text:s/>utworzenie pełnej sieci parków narodowych i r<text:span text:style-name="T5262">ez</text:span>erwatów biosfery<text:span text:style-name="T5263">.</text:span><text:s/>Uważamy, że nie można czekać z ostatecznym ustaleniem, jaka będzie sie<text:span text:style-name="T5264">ć</text:span><text:s/>rezerwatów parków narodowych i rezerwatów biosfery. Zmiany w Polsce idą tak szybko, że my tracimy ostatnie możliwości<text:span text:style-name="T5265">.</text:span><text:s/>Przez te dwa lata sprawa powinna być załatwiona<text:span text:style-name="T5266">.</text:span></text:p>
      <text:p text:style-name="P5267">Natomiast do końca 95 r<text:span text:style-name="T5268">.</text:span><text:s/>proponujemy utworzenie pełnego systemu, tak jak było z parkami krajobrazowymi, obszarami chronionego krajobrazu<text:s/><text:span text:style-name="T5269">i</text:span>td.</text:p>
      <text:p text:style-name="P5270"><text:span text:style-name="T5271">Ob</text:span><text:span text:style-name="T5272">. Kołodzi</text:span><text:span text:style-name="T5273">ejs</text:span><text:span text:style-name="T5274">ki</text:span>:</text:p>
      <text:p text:style-name="P5275">Siedem lat na całość. Tak? Czy są zastrzeżenia do tych terminów?</text:p>
      <text:p text:style-name="P5276"><text:span text:style-name="T5277">Ob. A. Kassenberg</text:span>:</text:p>
      <text:p text:style-name="P5278">Właściwie zmiana pierwszego, zapisu w pierwszym terminie<text:span text:style-name="T5279">.</text:span><text:s/>Pozwolę sobie jeszcze raz przeczytać<text:span text:style-name="T5280">.</text:span></text:p>
      <text:p text:style-name="P5281"><text:span text:style-name="T5282">„</text:span>Grudzień 1990 r<text:span text:style-name="T5283">,</text:span><text:s/>utworzenie pełnej sieci parków narodowych i rezerwatów biosfery”<text:span text:style-name="T5284">.</text:span></text:p>
      <text:p text:style-name="P5285">/Głos z sali: nie słycha<text:span text:style-name="T5286">ć</text:span>/.</text:p>
      <text:p text:style-name="P5287"><text:span text:style-name="T5288">Ob. A. Kassenberg</text:span>:</text:p>
      <text:p text:style-name="P5289">Utworzenie pełnej sieci parków narodowych zatem biosfery. I grudzień 1995 pełny ekologiczny system obszarów chronionych<text:span text:style-name="T5290">.</text:span></text:p>
      <text:p text:style-name="P5291"><text:span text:style-name="T5292">Ob.<text:s/></text:span><text:span text:style-name="T5293">J</text:span><text:span text:style-name="T5294">. Kołodzi</text:span><text:span text:style-name="T5295">ej</text:span><text:span text:style-name="T5296">ski</text:span>:</text:p>
      <text:p text:style-name="P5297"><text:span text:style-name="T5298">J</text:span>a mam tak<text:span text:style-name="T5299">i</text:span>e pytanie, chciał<text:span text:style-name="T5300">a</text:span>m rozstrzygnąć swoją wątpliwość czy podstawy naukowe do utworzenia parków są już tak...</text:p>
      <text:p text:style-name="P5301"><text:span text:style-name="T5302">/</text:span>Głos z sali: s<text:span text:style-name="T5303">ą</text:span>/.</text:p>
      <text:p text:style-name="P5304"><text:span text:style-name="T5305">Ob. Kołodzi</text:span><text:span text:style-name="T5306">ej</text:span><text:span text:style-name="T5307">ski</text:span>:</text:p>
      <text:soft-page-break/>
      <text:p text:style-name="P5308">Je<text:span text:style-name="T5309">s</text:span>t to kwestia podjęcia aktów prawnych<text:span text:style-name="T5310">.</text:span></text:p>
      <text:p text:style-name="P5311">/Głos z sali: oczywiście/.</text:p>
      <text:p text:style-name="P5312"><text:span text:style-name="T5313">Ob.<text:s/></text:span><text:span text:style-name="T5314">J. Kołodzi</text:span><text:span text:style-name="T5315">ej</text:span><text:span text:style-name="T5316">ski</text:span>:</text:p>
      <text:p text:style-name="P5317"><text:span text:style-name="T5318">I</text:span><text:s/>przygotowanie dokumentacji też? Dokumentacji prawnej, formalno-prawn<text:span text:style-name="T5319">ej</text:span>.<text:span text:style-name="T5320">..</text:span><text:s/>Czyli rozumiem,<text:s/><text:span text:style-name="T5321">ż</text:span>e dokumenta<text:span text:style-name="T5322">cj</text:span>a merytoryczna jest, zasadność naukowa itd. tylko dokumentacja prawna<text:span text:style-name="T5323">.</text:span><text:s/>Jest to w takim razie w moim przekonaniu do przyj<text:span text:style-name="T5324">ę</text:span>cia<text:span text:style-name="T5325">.</text:span></text:p>
      <text:p text:style-name="P5326">Pan Kłosowski proszę bardzo.</text:p>
      <text:p text:style-name="P5327"><text:span text:style-name="T5328">Ob</text:span><text:span text:style-name="T5329">. Wojciech Kłosowski</text:span>:</text:p>
      <text:p text:style-name="P5330">Ja tu chciałbym zadać pytanie, nie w<text:span text:style-name="T5331">i</text:span>em, który z panów może mi na nie odpowiedzieć. Nie znam stanu zaawansowania tych prac czy takie sformułowanie, że do 90 r. powstanie pełna sieć parków narodowych i rezerwatów biosfery nie zamyka nam możliwości obejmowania dalszych obszarów ochroną? C<text:span text:style-name="T5332">z</text:span>y nie należy tego zastąpić określenia<text:s/><text:span text:style-name="T5333">„</text:span>pełna sieć<text:span text:style-name="T5334">”</text:span><text:s/>określeniem<text:s/>„planowana sieć”<text:span text:style-name="T5335">.</text:span><text:s/>Rozumiejąc, chodzi tutaj o te plany, które mamy obecnie, a nie jest to sieć pełna, ponieważ w miarę w następnym czasie może si<text:span text:style-name="T5336">ę</text:span><text:s/>pojawić konieczność objęcia dalszych obszarów ochroną, żeby nie tworzyć po<text:span text:style-name="T5337">j</text:span>ęcia pełnej sieci parków narodowych i rezerwatów.</text:p>
      <text:p text:style-name="P5338"><text:span text:style-name="T5339">Ob</text:span><text:span text:style-name="T5340">. Kołodzi</text:span><text:span text:style-name="T5341">ej</text:span><text:span text:style-name="T5342">ski</text:span>:</text:p>
      <text:p text:style-name="P5343">Kto wyjaśni tę kwestię, ja nie potrafię wyjaśnić. Proszę bardzo pan prof<text:span text:style-name="T5344">.</text:span><text:s/><text:span text:style-name="T5345">...</text:span></text:p>
      <text:p text:style-name="P5346"><text:span text:style-name="T5347">Ob. <text:s text:c="22"/></text:span>:</text:p>
      <text:p text:style-name="P5348">W<text:span text:style-name="T5349">i</text:span>ęc do roku 1992 także będziemy planowali zgodnie z ustaleniami Pa<text:span text:style-name="T5350">ń</text:span>stwowej Rady Ochrony Przyrody,<text:s/><text:span text:style-name="T5351">że</text:span><text:s/>utworzymy od 6 do 7 parków narodowych.</text:p>
      <text:p text:style-name="P5352">W ch<text:span text:style-name="T5353">wil</text:span>i obecnej n<text:span text:style-name="T5354">i</text:span>e mamy tylko opracowa<text:span text:style-name="T5355">ń</text:span><text:s/>naukowych na słowo<text:s/>„górski<text:s/><text:span text:style-name="T5356">...</text:span><text:s/>narodowy<text:span text:style-name="T5357">”</text:span><text:s/>i ewentualnie projektowany las bukowy koło Szczecina<text:span text:style-name="T5358">.</text:span></text:p>
      <text:p text:style-name="P5359">Natomiast wszystkie inne parki mają generalnie ustalenia i opracowania naukowe<text:span text:style-name="T5360">.</text:span><text:s/>W chwili obecnej jest daleko zaawansowana sprawa Polskiego Parku Narodowego oraz dla Wi<text:span text:style-name="T5361">ej</text:span>skiego Parku Narodowego po zgodzie, jaką wyraził dyre<text:span text:style-name="T5362">kt</text:span>or<text:span text:style-name="T5363"><text:s/></text:span>Okręgu Lasów Państwowych w Szczecinie<text:span text:style-name="T5364">.</text:span><text:s/>Bowiem przez dwa lata ta sprawa s<text:span text:style-name="T5365">i</text:span>ę kotłowała<text:span text:style-name="T5366">.</text:span></text:p>
      <text:p text:style-name="P5367">Na<text:span text:style-name="T5368">s</text:span>t<text:span text:style-name="T5369">ę</text:span>pnie przewidujemy powołanie Biebrzańskiego Parku Narodowego w najbliższych czterech latach. Jeśli chodzi o parki krajobrazowe jest to problem, których strategia ochrony przyrody jaką zespół pana profesora z Polskiej Akademii Nauk Ryszkowskiego w Poznaniu opracował i będzie dyskutowana na Państwowej Radzie Ochrony Przyrody w najbliższym czasie pewne sprawy wyjaśni. Ja doskonale zdaję sobie sprawę, że d<text:span text:style-name="T5370">o</text:span>tychczas raczej przypadkiem kierowano się powołując parki krajobrazowe. Sądzę, że system, który będzie prz<text:span text:style-name="T5371">ed</text:span>yskutowany na Państwowej Radzie Ochrony Przyrody p<text:span text:style-name="T5372">o</text:span>zw<text:span text:style-name="T5373">o</text:span>li na szybsze<text:s/><text:span text:style-name="T5374">i</text:span><text:s/>jakie<text:span text:style-name="T5375">ś</text:span><text:s/>unormowane, uregulowane powołanie parków krajobrazowych.</text:p>
      <text:p text:style-name="P5376"><text:span text:style-name="T5377">W</text:span><text:s/>nawiązaniu do wypowiedzi pana prof. Kozłowskiego chciałem powiedzieć, że ja zgadzam<text:s/><text:span text:style-name="T5378">s</text:span>i<text:span text:style-name="T5379">ę</text:span><text:s/>z panem profesorem w 75 proc. Otóż jak pan profesor wie, zarówno mój poprzednik na stanowisku naczelnego konserwatora przyrody pan Wojda, jak i ja rozesłaliśmy do konserwatorów wojewódzkich zasady opracowywania inw<text:span text:style-name="T5380">en</text:span>taryzac<text:span text:style-name="T5381">ji</text:span><text:s/>zasobów przyrodni<text:span text:style-name="T5382">cz</text:span>ych. Pan profesor o tym wie, jakkolwiek w niektórych województwach jest to realizowane natomiast brak konsekwencji. Zarówno to się zmieniają wojewódzcy konserwatorzy przyrody, oni są przygotowani do podj<text:span text:style-name="T5383">ę</text:span>cia tak ważnych zada<text:span text:style-name="T5384">ń</text:span>. Ale sądzę, ten<text:s/><text:soft-page-break/>zapis, jaki tu został sprecyzowany w tym punkcie przyspieszy inwentaryzację zasobów przyr<text:span text:style-name="T5385">od</text:span>ni<text:span text:style-name="T5386">cz</text:span>ych.</text:p>
      <text:p text:style-name="P5387">Dzięku<text:span text:style-name="T5388">j</text:span>ę up<text:span text:style-name="T5389">r</text:span>z<text:span text:style-name="T5390">e</text:span>j<text:span text:style-name="T5391">mi</text:span>e.</text:p>
      <text:p text:style-name="P5392"><text:span text:style-name="T5393">Ob.<text:s/></text:span><text:span text:style-name="T5394"><text:s/></text:span><text:span text:style-name="T5395">J</text:span><text:span text:style-name="T5396">. Kołodzi</text:span><text:span text:style-name="T5397">ej</text:span><text:span text:style-name="T5398">ski</text:span>:</text:p>
      <text:p text:style-name="P5399"><text:span text:style-name="T5400">T</text:span>o nam właściwie wyjaśnia sprawę<text:span text:style-name="T5401">.</text:span><text:s/>Proszę bardzo tym niemniej o zabranie głosu pana Jerzego Kwiatkowski<text:span text:style-name="T5402">e</text:span>go<text:span text:style-name="T5403">.</text:span></text:p>
      <text:p text:style-name="P5404"><text:span text:style-name="T5405">Ob.</text:span><text:span text:style-name="T5406"><text:s/>Jerzy Kwiatkowski</text:span>:</text:p>
      <text:p text:style-name="P5407"><text:span text:style-name="T5408">J</text:span><text:span text:style-name="T5409">a</text:span><text:s/>tylko w sprawach redakcyjnych proponuj<text:span text:style-name="T5410">ę</text:span><text:s/>pewną kosmetykę tekstu<text:span text:style-name="T5411">.</text:span><text:s/>W części drugiej punktu rozpoczynającego się od zdania<text:s/>„ogólnokrajowy system”<text:s/>w pkt. a/ proponuję, żeby napisać<text:s/><text:span text:style-name="T5412">„</text:span>do około 1 proc.”<text:s/>zamiast do 1 proc., bo to i tak nie będzie ścisłe.</text:p>
      <text:p text:style-name="P5413">Natomiast skreślić zupełnie to co jest napisane w nawiasie -<text:s/><text:span text:style-name="T5414">cz</text:span>yli średnią europejską, bo to jest chyba<text:s/>„łopatologia”, chyba troszkę niepotrzebna.</text:p>
      <text:p text:style-name="P5415"><text:span text:style-name="T5416">I</text:span><text:s/>teraz w trzeciej części w pkt. a/ proponuję, żeby zamiast przez napisać oraz<text:s/>„...regionalne parki krajobrazowe wraz z ich otuliną oraz opracowany dla nich plan przestrzennego zagospodarowania”.</text:p>
      <text:p text:style-name="P5417"><text:span text:style-name="T5418">I</text:span><text:s/>ostatnia propozycja do rozważenia to w pierwszym zdaniu właściwie, które jest bardzo długie, zakończyć to zdanie na słowach<text:s/>„systemowi obszarów chronionych”, skreślając całą resztę. Bo<text:s/><text:span text:style-name="T5419">j</text:span>eśli si<text:span text:style-name="T5420">ę</text:span><text:s/>mówi o systemie, no to to jest system, który ma łączność między sobą itd. Czyli skreślić słowa<text:s/>„dążąc do utwo<text:span text:style-name="T5421">rz</text:span>enia układu zachow<text:span text:style-name="T5422">uj</text:span>ąc<text:span text:style-name="T5423">eg</text:span>o łącznoś<text:span text:style-name="T5424">ć</text:span><text:s/>między poszczególnymi obszarami<text:span text:style-name="T5425">.</text:span><text:s/>Po prostu wydaje mi się to już niepo<text:span text:style-name="T5426">tr</text:span>zebne.</text:p>
      <text:p text:style-name="P5427">Dziękuję<text:span text:style-name="T5428">.</text:span></text:p>
      <text:p text:style-name="P5429"><text:span text:style-name="T5430">Ob.<text:s/></text:span><text:span text:style-name="T5431">J. Kołodzi</text:span><text:span text:style-name="T5432">ej</text:span><text:span text:style-name="T5433">ski</text:span>:</text:p>
      <text:p text:style-name="P5434">Proszę bardzo prof.<text:s/><text:span text:style-name="T5435">Ko</text:span>z<text:span text:style-name="T5436">ł</text:span>owski.</text:p>
      <text:p text:style-name="P5437"><text:span text:style-name="T5438">Ob. Stefan Kozłowski</text:span>:</text:p>
      <text:p text:style-name="P5439"><text:span text:style-name="T5440">P</text:span>r<text:span text:style-name="T5441">os</text:span>zę państwa proponowałbym jednak to zostawić. Niestety różnie ten system jest rozumiany. Mamy ciągle w województwach próby nieprawidłowego projektowania systemu właśnie bez zachowania tej łączności. Także jest to dla nas ważna sprawa, żeby ten zapis został.</text:p>
      <text:p text:style-name="P5442"><text:span text:style-name="T5443">Ob.<text:s/></text:span><text:span text:style-name="T5444">J</text:span><text:span text:style-name="T5445">.</text:span><text:span text:style-name="T5446"><text:s/>Kołodzi</text:span><text:span text:style-name="T5447">e</text:span><text:span text:style-name="T5448">jski</text:span>:</text:p>
      <text:p text:style-name="P5449">Z punktu widzenia logiki można by to skreślić, bo system jest systemem, a z drugiej<text:span text:style-name="T5450"><text:s/></text:span>strony je<text:span text:style-name="T5451">ś</text:span>li chodzi o interpreta<text:span text:style-name="T5452">cj</text:span>ę to pan profesor ma rację, w tej interpr<text:span text:style-name="T5453">et</text:span>a<text:span text:style-name="T5454">cj</text:span>i systemu, często<text:s/><text:span text:style-name="T5455">t</text:span>a zasada jest nie prz<text:span text:style-name="T5456">es</text:span>trzegana<text:span text:style-name="T5457">.</text:span><text:s/>Nie jest to kwestia dla nas zasadnicza, proponuję ją zostawić.</text:p>
      <text:p text:style-name="P5458">Ja mam pytanie do Kassenberga czy te 30 do 40 pr<text:span text:style-name="T5459">o</text:span>c<text:span text:style-name="T5460">.<text:s/></text:span>to nie jest za dużo, o ile pamiętam plan krajowy przewiduje 25 proc<text:span text:style-name="T5461">.</text:span><text:s/>do 30 można by powiedzieć, a 40 proc. to jest ja pamiętam te dyskusje na Państwowej<text:s/><text:span text:style-name="T5462">R</text:span>adzie Gospodarki Prz<text:span text:style-name="T5463">es</text:span>trz<text:span text:style-name="T5464">en</text:span>n<text:span text:style-name="T5465">ej,</text:span><text:s/>chyba 30 proc. to jest maksimum tego<text:span text:style-name="T5466">.</text:span></text:p>
      <text:p text:style-name="P5467"><text:span text:style-name="T5468">Ob. Kassenberg</text:span>:</text:p>
      <text:p text:style-name="P5469">W planie krajowym jest wartość 30-40 proc<text:span text:style-name="T5470">.</text:span><text:s/>Przy czym faktycznie dyskusje były na Państwowej Radzie Gospodarki Prz<text:span text:style-name="T5471">es</text:span>trzenn<text:span text:style-name="T5472">ej,</text:span><text:s/>na której też były, było to kw<text:span text:style-name="T5473">est</text:span>ionowane, ale było to kwestionowane z punktu widzenia niezrozumienia istoty funk<text:span text:style-name="T5474">cj</text:span>onowania systemu. Znaczy większość ludzi wyobrażała sobie, że to o 40 proc. postawimy tabliczki rezerwat przyrody albo coś w tym duchu i nic dalej nie będziemy robić. W momencie kiedy zmieniamy filozofię rozwoju, idziemy w kierunku ekopolityki i ekorozwoju, kiedy zmieniamy środowisko-twórczą rolę lasu, automatycznie także ekologiczny system obszarów chronionych, a<text:s/><text:soft-page-break/>pamiętajmy zapisaliśmy, że las jest terenem chroniony<text:span text:style-name="T5475">.</text:span><text:s/>27 proc. powierz<text:span text:style-name="T5476">c</text:span>hni kraju, automatycznie ta wartość jest wartością - moim zdaniem optymalną godzącą różnego rodzaju racje, zarówno racje intensyfikacji gospodarki, jak i racje zmiany charakteru g<text:span text:style-name="T5477">os</text:span>podarowania w lasach czy w rolnictwie czy zachowania pewnych terenów jako<text:span text:style-name="T5478"><text:s/></text:span>złych niechronionych. Chcę także powi<text:span text:style-name="T5479">ed</text:span>zieć, że są różnego rodzaju głosy mówiące, że te 30-40 proc<text:span text:style-name="T5480">.</text:span><text:s/>przy tym innym rozumieniu obszarów chronionych może być nawet za mało<text:span text:style-name="T5481">.</text:span><text:s/>Dlatego uważam, że j<text:span text:style-name="T5482">es</text:span>t to dobrze w<text:span text:style-name="T5483">yp</text:span>o<text:span text:style-name="T5484">środkow</text:span>ane te 30-40 proc.</text:p>
      <text:p text:style-name="P5485"><text:span text:style-name="T5486">Ob.<text:s/></text:span><text:span text:style-name="T5487">J.</text:span><text:span text:style-name="T5488"><text:s/>Kołodzi</text:span><text:span text:style-name="T5489">ej</text:span><text:span text:style-name="T5490">ski</text:span>:</text:p>
      <text:p text:style-name="P5491"><text:span text:style-name="T5492">W</text:span><text:s/>każdym razie jest to zgodne z dokumentem projektu planu krajowego<text:span text:style-name="T5493">.</text:span><text:s/>Tam to było wyważone.<text:span text:style-name="T5494"><text:s/>J</text:span>eśli zgodne jest z tym dokumentem, ponieważ to było opracowane w kategoriach plani<text:span text:style-name="T5495">st</text:span>y<text:span text:style-name="T5496">cz</text:span>nych szczegółowych to można to przyją<text:span text:style-name="T5497">ć</text:span>.</text:p>
      <text:p text:style-name="P5498">Czy są jeszcze uwagi do punktu 10? Pan Kłosowski pro<text:span text:style-name="T5499">sz</text:span>ę<text:span text:style-name="T5500">.</text:span></text:p>
      <text:p text:style-name="P5501"><text:span text:style-name="T5502">O</text:span><text:span text:style-name="T5503">b.<text:s/></text:span><text:span text:style-name="T5504">W.</text:span><text:span text:style-name="T5505"><text:s/>Kłosowski</text:span>:</text:p>
      <text:p text:style-name="P5506">Pr<text:span text:style-name="T5507">os</text:span>z<text:span text:style-name="T5508">ę</text:span><text:s/>państwa mam wątpliwość czy zabiera<text:span text:style-name="T5509">ć</text:span><text:s/>drugi raz głos, ale nie uzyskałem odpowiedzi, ta odpowiedź pana profesora jakby nie dotyczyła w ogóle mojego pytania<text:span text:style-name="T5510">.</text:span><text:s/>Czy postawienie takiego terminu dla utworzenia pełnego systemu parków narodowych i r<text:span text:style-name="T5511">e</text:span>z<text:span text:style-name="T5512">e</text:span>rwatów biosfery, a nie parków krajobrazowych, o których pan profesor mówił<text:span text:style-name="T5513">.</text:span><text:s/>Parków narodowych i rezerwatów biosfery nie zablokuje możliwości zgłaszania nowych terenów do objęcia takim rodzajem ochrony po 90 roku<text:span text:style-name="T5514">.</text:span><text:s/>W tej chwili taka praktyka jest, że są zinwentaryzowane jakie<text:span text:style-name="T5515">ś</text:span><text:s/>tereny zgłaszane do ochrony i odrzucane przez administrację takim argumentem, że nie ma ich w planach Państwowej Rady<text:s/><text:span text:style-name="T5516">O</text:span>chrony Przyrody<text:span text:style-name="T5517">.</text:span></text:p>
      <text:p text:style-name="P5518">Obecne plany objęcia posz<text:span text:style-name="T5519">cz</text:span>ególnych terenów ochroną, jakby nie obejmują tego wszystkiego co warto objąć ochroną. Dlatego proponowałbym zastąpić słowo<text:s/>„pełnej sieci parków narodowych przy terminie utwor<text:span text:style-name="T5520">z</text:span>enie pełnej sieci parków narodowych i rezerwatów biosfery do wyboru przez państwo<text:span text:style-name="T5521">.</text:span><text:s/>M<text:span text:style-name="T5522">oże</text:span><text:s/>obecnie z<text:span text:style-name="T5523">in</text:span>wentaryzowanych czy obecnie planowanych - nie wiem?</text:p>
      <text:p text:style-name="P5524">Ale nie używa<text:span text:style-name="T5525">ć</text:span><text:s/>słowa<text:s/>„pełnej”, bo to zablokuje możliwość rozszerzania tej sieci po 90 r.</text:p>
      <text:p text:style-name="P5526"><text:span text:style-name="T5527">O</text:span><text:span text:style-name="T5528">b. J. Kołodziejski</text:span>:</text:p>
      <text:p text:style-name="P5529">Obawa je<text:span text:style-name="T5530">st</text:span><text:s/>zasadna prof<text:span text:style-name="T5531">.</text:span><text:s/>Kozłowski ma głos.</text:p>
      <text:p text:style-name="P5532"><text:span text:style-name="T5533">Ob.<text:s/></text:span><text:span text:style-name="T5534">St</text:span><text:span text:style-name="T5535">efan Kozłowski</text:span>:</text:p>
      <text:p text:style-name="P5536">Rzeczywiście uwaga jest słuszna. Napiszmy w takim razie<text:s/>„utworzenie planowanej sieci parków<text:span text:style-name="T5537">”</text:span>.</text:p>
      <text:p text:style-name="P5538"><text:span text:style-name="T5539">Ob. A. Kassenb</text:span><text:span text:style-name="T5540">er</text:span><text:span text:style-name="T5541">g</text:span>:</text:p>
      <text:p text:style-name="P5542">Pozwolę sobie przypomnieć posiedzenie komisji redakcyjnej i tu jest malutka drobna zmiana.<text:s/><text:span text:style-name="T5543">K</text:span><text:span text:style-name="T5544">o</text:span>l<text:span text:style-name="T5545">e</text:span>ga z OPZZ prosił, ażebyśmy nie pisali<text:s/><text:span text:style-name="T5546">-</text:span><text:s/>chodzi o pkt a/ dotyczący parków narodowych - należy zwiększyć ich powierzchnię co najmniej do jednego procenta pow<text:span text:style-name="T5547">i</text:span>erzchni kraju, do jednego procenta powierzchni kr<text:span text:style-name="T5548">aj</text:span>u<text:span text:style-name="T5549">.</text:span><text:s/>Jak pami<text:span text:style-name="T5550">ęt</text:span>am była pana uwaga taka<text:span text:style-name="T5551">.<text:s/></text:span>I<text:span text:style-name="T5552"><text:s/></text:span>sądz<text:span text:style-name="T5553">ę</text:span>, że jest to istotna rzecz. Co najmniej do 1 proc. powierzchni kraju, w nawiasie<text:s/><text:span text:style-name="T5554">/</text:span>średnia europejska/.</text:p>
      <text:p text:style-name="P5555"><text:span text:style-name="T5556">/</text:span>Głos z sal<text:span text:style-name="T5557">i</text:span>: a tą średnią europejską wykreśli<text:span text:style-name="T5558">ć</text:span>/.</text:p>
      <text:p text:style-name="P5559"><text:span text:style-name="T5560">Ob. J. Kołodzi</text:span><text:span text:style-name="T5561">ej</text:span><text:span text:style-name="T5562">ski</text:span>:</text:p>
      <text:p text:style-name="P5563">P<text:span text:style-name="T5564">r</text:span>o<text:span text:style-name="T5565">sz</text:span>ę bardzo prof. Harabin.</text:p>
      <text:p text:style-name="P5566"><text:span text:style-name="T5567">Ob. Zdzisław Harabin</text:span>:</text:p>
      <text:p text:style-name="P5568">Panie doktorze ja bym się zgodził panem. Natomiast nie jesteśmy krajem z gumy. I sądz<text:span text:style-name="T5569">ę</text:span>, że określono<text:s/><text:soft-page-break/>dokładnie potencjalne możliwości tych terenów, które mają najwyższą wartość przyrodniczą i powiedziane było, że powierzchnia może wzrosnąć przy optymalnych warunkach do 250 tys. hektarów. Tak to było postawione kiedyś, że tych parków ma być od 22 do 23.</text:p>
      <text:p text:style-name="P5570">Natomiast przy tej agresji, jaką się obserwuje wszystkich skażeń środowiska z przykrością musz<text:span text:style-name="T5571">ę</text:span><text:s/>donieść, że jeśli ten proces dalej się będzie utrzymywał, niektóre parki utracą status parku narodowego.</text:p>
      <text:p text:style-name="P5572"><text:span text:style-name="T5573">Ob. J. K</text:span><text:span text:style-name="T5574">oło</text:span><text:span text:style-name="T5575">dzi</text:span><text:span text:style-name="T5576">ej</text:span><text:span text:style-name="T5577">ski</text:span>:</text:p>
      <text:p text:style-name="P5578">Proszę bardzo, prof. Kozłowski<text:span text:style-name="T5579">.</text:span></text:p>
      <text:p text:style-name="P5580"><text:span text:style-name="T5581">Ob. St</text:span><text:span text:style-name="T5582">ef</text:span><text:span text:style-name="T5583">an Kozłowski</text:span>:</text:p>
      <text:p text:style-name="P5584">Proszę pa<text:span text:style-name="T5585">ń</text:span>stwa to dotyczy zarówno nowych, jak<text:s/><text:span text:style-name="T5586">i</text:span><text:s/>konieczności powiększenia powierzchni istniejących parków<text:span text:style-name="T5587">.</text:span><text:s/><text:span text:style-name="T5588">Z</text:span><text:s/><text:span text:style-name="T5589">c</text:span>zym też od wielu lat sobie nie możemy dać rady.<text:s/><text:span text:style-name="T5590">T</text:span>en 1 proc. z<text:span text:style-name="T5591">a</text:span>sta<text:span text:style-name="T5592">ł</text:span><text:s/>przecież dokładnie rozpisany<text:s/><text:span text:style-name="T5593">i</text:span><text:s/>wiadomo co jest do zrobienia<text:span text:style-name="T5594">.</text:span><text:s/>Proponowałbym nie wchodzić w to już<text:span text:style-name="T5595">.</text:span><text:s/>Jeden procent to jest to minimum, które powinno być chronione w Polsce w zakresie narodowych parków<text:span text:style-name="T5596">.</text:span><text:s/>I<text:s/>proponowałbym<text:s/>nie kw<text:span text:style-name="T5597">es</text:span>tionować rej sprawy.</text:p>
      <text:p text:style-name="P5598"><text:span text:style-name="T5599">Ob. J. Kołodzi</text:span><text:span text:style-name="T5600">ej</text:span><text:span text:style-name="T5601">ski</text:span>:</text:p>
      <text:p text:style-name="P5602">Ja rozumiem, że 1 proc. jest to wynik szczegółowego obliczenia, które ma podstawy jakich<text:span text:style-name="T5603">ś<text:s/></text:span>zasadnych naukowo określeniach. Dlatego też, żeby nie osłabiać takiej interpr<text:span text:style-name="T5604">et</text:span>a<text:span text:style-name="T5605">cj</text:span>i tego jednego procenta proponuję skreśl<text:span text:style-name="T5606">ić</text:span><text:s/><text:span text:style-name="T5607">„</text:span><text:span text:style-name="T5608">ś</text:span>rednia europejska”, która by wskazywała, że jest to gruby szacunek.</text:p>
      <text:p text:style-name="P5609"><text:span text:style-name="T5610">Ob.<text:s/></text:span><text:span text:style-name="T5611">A</text:span><text:span text:style-name="T5612">. Kassenberg</text:span>:</text:p>
      <text:p text:style-name="P5613">Co najmniej do 1 proc. powierzchni krajów bez nawiasu.</text:p>
      <text:p text:style-name="P5614"><text:span text:style-name="T5615">Ob. J. Kołodzi</text:span><text:span text:style-name="T5616">ej</text:span><text:span text:style-name="T5617">ski</text:span>:</text:p>
      <text:p text:style-name="P5618">Bez nawiasu, bo to sugeruje że<text:span text:style-name="T5619">ś</text:span>my wzięli to na podstawie statystyk mi<text:span text:style-name="T5620">ęd</text:span>zynarodowych i przyrównujemy się tam do innych krajów<text:span text:style-name="T5621">.</text:span></text:p>
      <text:p text:style-name="P5622">Dobrze kończymy dyskus<text:span text:style-name="T5623">j</text:span>ę nad pkt<text:span text:style-name="T5624">.</text:span><text:s/>10, przyjmujemy pkt 10 bardzo ważny w tym naszym systemie ustaleń<text:span text:style-name="T5625">.</text:span></text:p>
      <text:p text:style-name="P5626">Proszę państwa jes<text:span text:style-name="T5627">t</text:span><text:s/>już obiad<text:span text:style-name="T5628">.</text:span><text:s/>Może przed obiadem zdążymy jeszcze 11 punkt, gdyby nie wzbudzał dyskusji<text:span text:style-name="T5629">.</text:span><text:s/>Był dyskutowany ten punkt.</text:p>
      <text:p text:style-name="P5630">/Głos z sali: zdążymy/.</text:p>
      <text:p text:style-name="P5631"><text:span text:style-name="T5632">Ob. J. Kołodzi</text:span><text:span text:style-name="T5633">e</text:span><text:span text:style-name="T5634">jski</text:span>:</text:p>
      <text:p text:style-name="P5635">Ten p<text:span text:style-name="T5636">u</text:span>n<text:span text:style-name="T5637">k</text:span>t był wszech<text:span text:style-name="T5638">st</text:span>ronnie prz<text:span text:style-name="T5639">ed</text:span>yskutowany, nie wzbudzał zastrzeżeń<text:span text:style-name="T5640">.</text:span><text:s/>Czy są do nie<text:span text:style-name="T5641">go<text:s/></text:span>mimo to uwagi? Proszę bardzo pan Kwiatkowsk<text:span text:style-name="T5642">i</text:span>.</text:p>
      <text:p text:style-name="P5643"><text:span text:style-name="T5644">Ob</text:span><text:span text:style-name="T5645">.</text:span><text:span text:style-name="T5646"><text:s/>Jerzy Kwiatkowski</text:span>:</text:p>
      <text:p text:style-name="P5647">Rozumiem,<text:s/><text:span text:style-name="T5648">ż</text:span>e myśmy się zastanawiali mocno nad terminem, że grudzień 89 jest mało realnym terminem<text:span text:style-name="T5649">.</text:span><text:s/>Nie wiem, jak koledzy w tej<text:s/><text:span text:style-name="T5650">c</text:span>hwili będą stawiać sprawę?</text:p>
      <text:p text:style-name="P5651"><text:span text:style-name="T5652">Ob. J</text:span><text:span text:style-name="T5653">.</text:span><text:span text:style-name="T5654"><text:s/>Kołodzi</text:span><text:span text:style-name="T5655">ej</text:span><text:span text:style-name="T5656">ski</text:span>:</text:p>
      <text:p text:style-name="P5657">Prosz<text:span text:style-name="T5658">ę</text:span><text:s/>bardzo pan Kindler.</text:p>
      <text:p text:style-name="P5659"><text:span text:style-name="T5660">Ob. Janusz Kindler</text:span>:</text:p>
      <text:p text:style-name="P5661">Ja chciałem państwu przedstawić uzgodniony na szczeblu ekspertów tekst pkt<text:span text:style-name="T5662">.</text:span><text:s/>11, to są cztery zdania, więc to pójdzie bardzo szybko<text:span text:style-name="T5663">.</text:span></text:p>
      <text:p text:style-name="P5664">To brzmi, jak następuje:</text:p>
      <text:soft-page-break/>
      <text:p text:style-name="P5665">„Celem poprawy zaopatrzenia w wod<text:span text:style-name="T5666">ę</text:span><text:s/><text:span text:style-name="T5667">i</text:span><text:s/>ra<text:span text:style-name="T5668">cj</text:span>onaliza<text:span text:style-name="T5669">cj</text:span>i jej użytkowania oraz poprawy jakości i ochrony zasobów wodnych należy usprawnić zarządzanie tymi zasobami poprzez nowelizację prawa um<text:span text:style-name="T5670">ożli</text:span>w<text:span text:style-name="T5671">iają</text:span>c<text:span text:style-name="T5672">eg</text:span>o gospodarowanie wodą na obszarach regionów wodno-gospodarczych wynikających z hydrograficzn<text:span text:style-name="T5673">eg</text:span>o podziału kraju.</text:p>
      <text:p text:style-name="P5674">Wymaga to powołania organów zarządzających regionami wodno-gosp<text:span text:style-name="T5675">od</text:span>a<text:span text:style-name="T5676">rcz</text:span>ym<text:span text:style-name="T5677">i</text:span>, pełniących funkcję regionalnej władzy wodnej oraz ukon<text:span text:style-name="T5678">st</text:span>ytuowanie rad użytkowników wód z udziałem przedstawicieli zainter<text:span text:style-name="T5679">es</text:span>owanych organizacji gospodarczych i społecznych<text:span text:style-name="T5680">.</text:span></text:p>
      <text:p text:style-name="P5681">Działalność organów zarządzających regionami wodno-gospodarczymi finansowana będzie z opłat za użytkowanie wód<text:s/><text:span text:style-name="T5682">i</text:span><text:s/>odprowadzenie ścieków oraz środków budż<text:span text:style-name="T5683">et</text:span>owych.<text:span text:style-name="T5684">..</text:span><text:s/>oraz środki budżetowe<text:s/><text:span text:style-name="T5685">i</text:span><text:s/>inne wpływ<text:span text:style-name="T5686">y</text:span>.</text:p>
      <text:p text:style-name="P5687">Docelowo regiony wodno-gosp<text:span text:style-name="T5688">od</text:span>arcze funkcjonować<text:s/>będą w oparciu o model ekonomiczny samofinansowania gospodarki w<text:span text:style-name="T5689">o</text:span>dn<text:span text:style-name="T5690">e</text:span>j”<text:span text:style-name="T5691">.</text:span><text:s/>To zostało między nami uzgodnione. Termin proponujemy - jeszcze raz podkreślam jest to uzgodnienie na szczeblu ekspe<text:span text:style-name="T5692">r</text:span>tów -<text:s/><text:span text:style-name="T5693">w</text:span>ydaj<text:span text:style-name="T5694">e</text:span><text:s/>mi s<text:span text:style-name="T5695">ię</text:span><text:s/>realnie grudzień 90 r<text:span text:style-name="T5696">.</text:span>, że to w tym roku nam nie starczy czasu, żeby to załatwić do końca br<text:span text:style-name="T5697">.</text:span></text:p>
      <text:p text:style-name="P5698"><text:span text:style-name="T5699">J</text:span>eżeli państwo pozwolą jedna uwaga do tego. Ponieważ w pewnym momencie państwo wrócą do punktu 5<text:span text:style-name="T5700">,</text:span><text:s/>w konsekwencji tego zapisu narodowy fundusz powoływany w ramach tzw. małej nowelizacji powinien dotyczyć tylko ochrony środowiska<text:span text:style-name="T5701">.</text:span><text:s/>P<text:span text:style-name="T5702">o</text:span>w<text:span text:style-name="T5703">inie</text:span>n to być Narodowy Fundusz Ochrony Środowiska.</text:p>
      <text:p text:style-name="P5704">I chciałbym tu wspomnieć chociaż nie mam mandatu do reprezentowania tych instytucji, że Komitet Gospodarki Wodnej Akademii Nauk, Komitet Gospodarki Wodnej Naczelnej Organizacji Technicznej, S<text:span text:style-name="T5705">t</text:span>owarzyszenie Inżynierów i Techników Wodno- M<text:span text:style-name="T5706">el</text:span>ioracyjnych - wszyscy wyrazili na piśmie protest i sprzeciwiali się łączeniu funduszu ochrony środowiska z funduszem gospodarki wodnej<text:span text:style-name="T5707">.</text:span><text:s/>Te memoriały zostały złożone na ręce ministra Kozła<text:span text:style-name="T5708">.</text:span></text:p>
      <text:p text:style-name="P5709">Wydaje mi s<text:span text:style-name="T5710">i</text:span>ę, że w świetle tego cośmy uzgodnili, że jednak wodą będzie się zarządzało w zupełnie innym trybie, łączenie tych dwóch spraw po prostu się mija z celem<text:span text:style-name="T5711">.</text:span><text:s/>A więc jeżeli, w ogóle<text:s/><text:span text:style-name="T5712">N</text:span><text:span text:style-name="T5713">aro</text:span><text:span text:style-name="T5714">d</text:span><text:span text:style-name="T5715">o</text:span>w<text:span text:style-name="T5716">y</text:span><text:s/>Fundusz Ochrony Środowiska to nie Narodowy Fundusz Ochrony Środowiska Gospodarki Wodnej, a Narodowy Fundusz Ochrony Środowiska. Ja nie chciałbym się na temat samego funduszu wypowiadać, bo to jest sprawa inna, tam też zdaje<text:s/><text:span text:style-name="T5717">si</text:span>ę kolega, który obok mnie siedzi ma pewne wątpliwości co do składu rady nadzorczej itd. i uspołecznienia nadzoru.<text:span text:style-name="T5718">..</text:span></text:p>
      <text:p text:style-name="P5719"><text:span text:style-name="T5720">Ob.<text:s/></text:span><text:span text:style-name="T5721">J. Kołodzi</text:span><text:span text:style-name="T5722">ejs</text:span><text:span text:style-name="T5723">ki</text:span>:</text:p>
      <text:p text:style-name="P5724">Tych spraw nie dyskutujemy<text:span text:style-name="T5725">.</text:span></text:p>
      <text:p text:style-name="P5726"><text:span text:style-name="T5727">Ob. <text:s/>Janusz Kindler</text:span>:</text:p>
      <text:p text:style-name="P5728">Przepraszam bardzo<text:span text:style-name="T5729">,</text:span><text:s/><text:span text:style-name="T5730">d</text:span>ziękuję.</text:p>
      <text:p text:style-name="P5731"><text:span text:style-name="T5732">Ob.<text:s/></text:span><text:span text:style-name="T5733">J.</text:span><text:span text:style-name="T5734"><text:s/>Kołodzi</text:span><text:span text:style-name="T5735">ej</text:span><text:span text:style-name="T5736">ski</text:span>:</text:p>
      <text:p text:style-name="P5737"><text:span text:style-name="T5738">P</text:span>roszę bardzo, pan Szczepańsk<text:span text:style-name="T5739">i</text:span>.</text:p>
      <text:p text:style-name="P5740"><text:span text:style-name="T5741">Ob.</text:span><text:span text:style-name="T5742"><text:s/>Wojciech Szczepański</text:span>:</text:p>
      <text:p text:style-name="P5743"><text:span text:style-name="T5744">D</text:span>z<text:span text:style-name="T5745">i</text:span>ękuj<text:span text:style-name="T5746">ę</text:span><text:s/>bardzo. Panie przewodniczący zapis w sprawie pkt<text:span text:style-name="T5747">.</text:span><text:s/>11 przed<text:span text:style-name="T5748">st</text:span>awiony przed chwilą odpowiada racjonalnym interesom zmierzającym do poprawy stanu gospodarki wodnej w Polsce<text:span text:style-name="T5749">.</text:span><text:s/>Chciałem podkreślić, że ten zapis utrzym<text:span text:style-name="T5750">uj</text:span>e<text:span text:style-name="T5751">.</text:span>.. ujmuje wszystkie zagadnienia, o których dyskutowano wcześniej przez wiele lat i w sprawach, których były prezentowane oficjalne stanowiska organizacji naukowych i organizacji<text:s/><text:soft-page-break/>społ<text:span text:style-name="T5752">ecz</text:span>no-zawodowych mających na celu właśni<text:span text:style-name="T5753">e</text:span><text:s/>interes dostosowania rozwiązań w zakresie gospodarki wodnej do potrzeb w stosunku do potrzeb gospodarki narodowej, a co za tym idzie również włączenie gospodarki wodnej w nurt reformowania gospodarki narodowej i zmian w zarządzaniu państwem.</text:p>
      <text:p text:style-name="P5754">Chciałbym również podkreślić, że te wszystkie sprawy zostały ujęte w taki sposób, które zabezpieczają w przyszłości racjonalność działań.</text:p>
      <text:p text:style-name="P5755"><text:span text:style-name="T5756">Mam</text:span><text:s/>jeszcze uwagi natury formalno-porządkow<text:span text:style-name="T5757">ej</text:span>, a właściwie w tym konkretnym przypadku niektóre sformułowania mianowicie zapis, tam gdzie jest<text:s/>„oraz środki budżetowe i inne wpł<text:span text:style-name="T5758">y</text:span>wy”<text:s/><text:span text:style-name="T5759">z</text:span>e względów stylistycznych<text:s/>„środków budżetowych i innych wpływów”<text:s/>- to tylko sprawa formalna, za co ogromnie przepra<text:span text:style-name="T5760">sz</text:span>am.</text:p>
      <text:p text:style-name="P5761">Dziękuję.</text:p>
      <text:p text:style-name="P5762"><text:span text:style-name="T5763">Ob. J. Kołodziejski</text:span>:</text:p>
      <text:p text:style-name="P5764"><text:span text:style-name="T5765">B</text:span>ardzo proszę pan Jaśkowsk<text:span text:style-name="T5766">i.</text:span></text:p>
      <text:p text:style-name="P5767"><text:span text:style-name="T5768">Ob. Jaśkowski</text:span>:</text:p>
      <text:p text:style-name="P5769">J<text:span text:style-name="T5770">eżel</text:span>i to jest uzgodnione to automatycznie ten projekt, który dostaliśmy o zmianie ochrony środowiska wymaga pewnej korekty.</text:p>
      <text:p text:style-name="P5771">I tak należy skreślić tytuł tego rozdziału, który będzie brzmiał - Fundusz Ochrony Środowiska, skreśli<text:span text:style-name="T5772">ć</text:span><text:s/>gospodarki wodnej<text:span text:style-name="T5773">.</text:span></text:p>
      <text:p text:style-name="P5774"><text:span text:style-name="T5775">W</text:span><text:s/>a<text:span text:style-name="T5776">rt</text:span>. 87 pkt 4 należy skreślić, że wpływy Narodowego Funduszu Ochrony Środowiska b<text:span text:style-name="T5777">ę</text:span>dą z tytułu opłat<text:s/><text:span text:style-name="T5778">i</text:span><text:s/>kar za zasolenia wody i wszystkie inne z tym związane rzeczy, bo to wchodzi do funduszu wodnego i prawa wodnego.</text:p>
      <text:p text:style-name="P5779">Na<text:span text:style-name="T5780">st</text:span>ępnie, tam była na jednej stronie taka noweliza<text:span text:style-name="T5781">cj</text:span>a<text:span text:style-name="T5782">...</text:span></text:p>
      <text:p text:style-name="P5783"><text:span text:style-name="T5784">Ob. J. Kołodzi</text:span><text:span text:style-name="T5785">ej</text:span><text:span text:style-name="T5786">ski</text:span>:</text:p>
      <text:p text:style-name="P5787">Przepraszam bardzo,<text:s/><text:span text:style-name="T5788">a</text:span>le my b<text:span text:style-name="T5789">ę</text:span>dziemy ten fundusz dyskutować w innym punkcie. I ja bym proponował, żebyśmy przesądzili tylko ten punkt, a tamten będzie dyskutowany<text:span text:style-name="T5790">.</text:span><text:s/>Oczywiście pan wskazuje na konsekwen<text:span text:style-name="T5791">cj</text:span>e, które będziemy musieli<text:span text:style-name="T5792">...</text:span><text:s/>do których będziemy się musieli ustosunkować przy dyskusji nad funduszem.</text:p>
      <text:p text:style-name="P5793">W kolejności pan Kwiatkowski i pan Kassenberg.</text:p>
      <text:p text:style-name="P5794"><text:span text:style-name="T5795">Ob.<text:s/></text:span><text:span text:style-name="T5796">Jerzy Kwiatkowski</text:span>:</text:p>
      <text:p text:style-name="P5797">Ja myślę, że tutaj są elementy nowe w tej propozycji. Elementy, których myśmy nie dyskutowa<text:span text:style-name="T5798">li.</text:span></text:p>
      <text:p text:style-name="P5799">Mianowicie element dotyczący funduszu gospodarki wodnej, który m<text:span text:style-name="T5800">i</text:span>ałby być wyłączony z Narodowego Funduszu Ochrony Środowiska. Dlatego proponuję, żeby również<text:span text:style-name="T5801">.</text:span>..</text:p>
      <text:p text:style-name="P5802"><text:span text:style-name="T5803">Ob. J. Kołodzi</text:span><text:span text:style-name="T5804">ej</text:span><text:span text:style-name="T5805">ski</text:span>:</text:p>
      <text:p text:style-name="P5806">Tego również nie<text:s/><text:span text:style-name="T5807">m</text:span>ówimy w tej chwili<text:span text:style-name="T5808">.</text:span>..</text:p>
      <text:p text:style-name="P5809"><text:span text:style-name="T5810">Ob. J. Kwiatkowski</text:span>:</text:p>
      <text:p text:style-name="P5811">Mówimy<text:span text:style-name="T5812">,</text:span><text:s/>bo w tym zapisie jest.<text:span text:style-name="T5813">.</text:span>.</text:p>
      <text:p text:style-name="P5814"><text:span text:style-name="T5815">Ob. J. Kołodzi</text:span><text:span text:style-name="T5816">e</text:span><text:span text:style-name="T5817">jski</text:span>:</text:p>
      <text:p text:style-name="P5818">N<text:span text:style-name="T5819">i</text:span>e ma...</text:p>
      <text:p text:style-name="P5820"><text:span text:style-name="T5821">Ob. J. Kwiatkowski</text:span>:</text:p>
      <text:p text:style-name="P5822">Nie ma? Przepraszam bardzo...</text:p>
      <text:soft-page-break/>
      <text:p text:style-name="P5823"><text:span text:style-name="T5824">Ob.<text:s/></text:span><text:span text:style-name="T5825">A.</text:span><text:span text:style-name="T5826"><text:s/>Kassenberg</text:span>:</text:p>
      <text:p text:style-name="P5827">Ja proponuj<text:span text:style-name="T5828">ę</text:span><text:s/>tylko jedno zdanie na końcu dać do tego tekstu.<text:s/>„Z inicjatywą w tym zakresie wystąpi Ministerstwo Ochrony Środowiska i Zasobów Naturalnych”<text:span text:style-name="T5829">.</text:span><text:s/><text:span text:style-name="T5830">Ż</text:span>eby było wiadomo kto ma z inicjatywą wystąpić<text:span text:style-name="T5831">.</text:span></text:p>
      <text:p text:style-name="P5832"><text:span text:style-name="T5833">Ob</text:span><text:span text:style-name="T5834">.</text:span><text:span text:style-name="T5835"><text:s/>J. Kołodzi</text:span><text:span text:style-name="T5836">e</text:span><text:span text:style-name="T5837">jski</text:span>:</text:p>
      <text:p text:style-name="P5838"><text:span text:style-name="T5839">T</text:span>o jest n<text:span text:style-name="T5840">at</text:span>ura<text:span text:style-name="T5841">ln</text:span>e, a więc może by<text:span text:style-name="T5842">ć</text:span>.</text:p>
      <text:p text:style-name="P5843">Pro<text:span text:style-name="T5844">s</text:span>zę pań<text:span text:style-name="T5845">st</text:span>wa sądz<text:span text:style-name="T5846">ę</text:span>, że ta propozycja jest lepsza z fachowego punktu widzenia<text:span text:style-name="T5847">.</text:span><text:s/>Redakcja ta jest pełniejsza i ona jest zbieżna z tą lakoniczną propozycją, którą żeśmy wcześniej sformułowali. Oczywiście będzie miała konsekwencje w kilku punktach, ale sprawa wody jest tak ważna, że jeśli zgodzimy się na tą formułę, w tej chwili to wszystkie inne będziemy musieli podporządkować tej formule<text:span text:style-name="T5848">.</text:span></text:p>
      <text:p text:style-name="P5849">Proponuję zatem prz<text:span text:style-name="T5850">yj</text:span>ą<text:span text:style-name="T5851">ć</text:span><text:s/>formułą prz<text:span text:style-name="T5852">edst</text:span>awioną przez ekspertów obu stron, łącznie z terminem<text:span text:style-name="T5853">.</text:span></text:p>
      <text:p text:style-name="P5854">Czy są wątpliwości? Strona rządowa? Tak zgłasza pan wątpliwości? Proszę bardzo.</text:p>
      <text:p text:style-name="P5855"><text:span text:style-name="T5856">O</text:span><text:span text:style-name="T5857">b</text:span><text:span text:style-name="T5858">.</text:span><text:span text:style-name="T5859"><text:s/></text:span><text:span text:style-name="T5860">St</text:span><text:span text:style-name="T5861">anisław Sitnicki</text:span>:</text:p>
      <text:p text:style-name="P5862">Ja może nie usłyszałem co pan przew<text:span text:style-name="T5863">od</text:span>n<text:span text:style-name="T5864">icz</text:span>ący mówił, ale mam inną wątpliwość, którą chciałem postawić. Mianowicie w pkt.<text:s/><text:span text:style-name="T5865">4</text:span><text:s/>myśmy ustalili delegacje dla pani poseł do now<text:span text:style-name="T5866">el</text:span>izacji, gdzie ten fundusz nazywa się gospodarki wodnej...</text:p>
      <text:p text:style-name="P5867"><text:span text:style-name="T5868">Ob.<text:s/></text:span><text:span text:style-name="T5869">Kołodzi</text:span><text:span text:style-name="T5870">ej</text:span><text:span text:style-name="T5871">ski</text:span>:</text:p>
      <text:p text:style-name="P5872"><text:span text:style-name="T5873">Nie</text:span><text:s/>dyskutujem<text:span text:style-name="T5874">y</text:span>.</text:p>
      <text:p text:style-name="P5875"><text:span text:style-name="T5876">O</text:span><text:span text:style-name="T5877">b</text:span><text:span text:style-name="T5878">.</text:span><text:span text:style-name="T5879"><text:s/>St. Sitnicki</text:span>:</text:p>
      <text:p text:style-name="P5880">Bardzo przepraszam,<text:s/><text:span text:style-name="T5881">d</text:span>ziękuję.</text:p>
      <text:p text:style-name="P5882"><text:span text:style-name="T5883">O</text:span><text:span text:style-name="T5884">b.<text:s/></text:span><text:span text:style-name="T5885">J.</text:span><text:span text:style-name="T5886"><text:s/>Kołodzi</text:span><text:span text:style-name="T5887">ej</text:span><text:span text:style-name="T5888">ski</text:span>:</text:p>
      <text:p text:style-name="P5889">Funduszu nie dyskutujemy, jego trzeba po prostu jeszcze raz prz<text:span text:style-name="T5890">ed</text:span>yskutować łącznie z bankiem ekologicznym, w tamtej puli problemowej jednym słowem a n<text:span text:style-name="T5891">i</text:span>e t<text:span text:style-name="T5892">er</text:span>a<text:span text:style-name="T5893">z</text:span>.</text:p>
      <text:p text:style-name="P5894"><text:span text:style-name="T5895">S</text:span>trona rządowa zgadza s<text:span text:style-name="T5896">i</text:span>ę na tą redakcję. Myślę, że strona solidarnościowa również. Wobec tego proponuję przyjąć redakcję, jako uzgodnioną consensusow<text:span text:style-name="T5897">o.</text:span></text:p>
      <text:p text:style-name="P5898">A teraz zapraszam pa<text:span text:style-name="T5899">ń</text:span>stwa na obiad, do godziny chyba<text:s/><text:span text:style-name="T5900">w</text:span><text:s/>pół do czwartej<text:span text:style-name="T5901">.</text:span><text:s/>Może skrócimy przerwę<text:span text:style-name="T5902">.</text:span><text:s/>Ponieważ mamy<text:span text:style-name="T5903">...</text:span></text:p>
      <text:p text:style-name="P5904"><text:span text:style-name="T5905"><text:s text:c="29"/></text:span>:</text:p>
      <text:p text:style-name="P5906">Panie profesorze już trzeci tydzień dyskutujemy i mieliśmy otrzymać materiały o sytuacji demografi<text:span text:style-name="T5907">c</text:span>znej ludności, taka książeczka została wydana i nie doszła do dzisiaj, mieliśmy otrzymać ekspertyzę PAN-u o skażeniu żywności i te mapy wód głębinowych, które miały być już też gotowe<text:span text:style-name="T5908">.</text:span><text:s/>Także jeżeli można by prosić parę tak<text:span text:style-name="T5909">i</text:span>ch egzemplarzy to naprawdę by ułatwiło potem, bo tak jest czasami dyskusja na zupełnie różne tematy.</text:p>
      <text:p text:style-name="P5910">I jeszcze jedno. Jeżeli kiedykolwiek będą padały takie sformułowania -<text:s/><text:span text:style-name="T5911">f</text:span>ormalno-prawnych przyczyn nie możemy czegoś zrobić - to jest gołosłowne twierdzenie<text:span text:style-name="T5912">.</text:span><text:s/>Prosilibyśmy o wyjaśnienie od razu dlaczego te formalno-prawne przyczyny zabraniają coś poruszyć To znaczy na przyszłość<text:span text:style-name="T5913">.</text:span></text:p>
      <text:p text:style-name="P5914"><text:span text:style-name="T5915">O</text:span><text:span text:style-name="T5916">b. J. Kołodzi</text:span><text:span text:style-name="T5917">ej</text:span><text:span text:style-name="T5918">ski</text:span>:</text:p>
      <text:p text:style-name="P5919">Chciałem pana też uspokoić, że ja też nie mam tych dokumentów jeszcze<text:span text:style-name="T5920">.</text:span></text:p>
      <text:p text:style-name="P5921"><text:span text:style-name="T5922"><text:s text:c="29"/></text:span>:</text:p>
      <text:soft-page-break/>
      <text:p text:style-name="P5923">To nie jest odpowi<text:span text:style-name="T5924">edź</text:span>.</text:p>
      <text:p text:style-name="P5925"/>
      <text:p text:style-name="P5926"><text:span text:style-name="T5927">/</text:span>Przerwa/.</text:p>
      <text:p text:style-name="P5928"/>
      <text:p text:style-name="P5929">/Po przerwie/.</text:p>
      <text:p text:style-name="P5930"/>
      <text:p text:style-name="P5931"><text:span text:style-name="T5932">/</text:span><text:span text:style-name="T5933">Przewodni</text:span><text:span text:style-name="T5934">ct</text:span><text:span text:style-name="T5935">wo</text:span><text:s/>obrad przejmuje<text:s/><text:span text:style-name="T5936">pr</text:span><text:span text:style-name="T5937">o</text:span><text:span text:style-name="T5938">f. Stefan Kozłowski</text:span>/.</text:p>
      <text:p text:style-name="P5939"><text:span text:style-name="T5940">Przewodniczący</text:span>:</text:p>
      <text:p text:style-name="P5941">Wznawiamy obrady po przerwie obiadowej<text:s/><text:span text:style-name="T5942">i</text:span><text:s/>wobec tego proponuję przejść do punktu 12. Tekst 12 został rozdany państwu<text:span text:style-name="T5943">.</text:span><text:s/>Widzę tutaj tylko brak terminu, ale to jest już jakaś drobna sprawa i w takim razie oczekuję uwag, bardzo prosz<text:span text:style-name="T5944">ą</text:span><text:s/>pan dyr. Kwiatkowski.</text:p>
      <text:p text:style-name="P5945"><text:span text:style-name="T5946">O</text:span><text:span text:style-name="T5947">b</text:span><text:span text:style-name="T5948">.</text:span><text:span text:style-name="T5949"><text:s/>Jerzy Kwiatkowski</text:span>:</text:p>
      <text:p text:style-name="P5950">Tak rzeczywiście to s<text:span text:style-name="T5951">ię<text:s/></text:span>zgadza, ale po prostu w międzyczasie zdołamy to zrobić<text:span text:style-name="T5952">.</text:span><text:s/>Jeżeli pa<text:span text:style-name="T5953">ń</text:span>stwo uważacie, że<text:s/>nie.</text:p>
      <text:p text:style-name="P5954">/Głos z sali: nie słychać/<text:span text:style-name="T5955">.</text:span></text:p>
      <text:p text:style-name="P5956"><text:span text:style-name="T5957">P</text:span><text:span text:style-name="T5958">rzewod</text:span><text:span text:style-name="T5959">ni</text:span><text:span text:style-name="T5960">cz</text:span><text:span text:style-name="T5961">ący</text:span>:</text:p>
      <text:p text:style-name="P5962"><text:span text:style-name="T5963">B</text:span>o tu trochę zależy od kserografu, on raz pracuje, raz nie, po pros<text:span text:style-name="T5964">t</text:span>u koledzy się sprężyli i tą 12 zrobi<text:span text:style-name="T5965">l</text:span>i<text:span text:style-name="T5966">.</text:span><text:s/><text:span text:style-name="T5967">J</text:span><text:span text:style-name="T5968">eżel</text:span>i mamy to możemy po kole<text:span text:style-name="T5969">i</text:span><text:s/>jechać<text:span text:style-name="T5970">.</text:span></text:p>
      <text:p text:style-name="P5971"><text:span text:style-name="T5972">Ob</text:span><text:span text:style-name="T5973">.</text:span><text:span text:style-name="T5974"><text:s/>Jerzy Kwiatkowski</text:span>:</text:p>
      <text:p text:style-name="P5975">Jeśli można.</text:p>
      <text:p text:style-name="P5976"><text:span text:style-name="T5977">Przewodniczący</text:span>:</text:p>
      <text:p text:style-name="P5978">Tak, bardzo prosz<text:span text:style-name="T5979">ę</text:span>.</text:p>
      <text:p text:style-name="P5980"><text:span text:style-name="T5981">O</text:span><text:span text:style-name="T5982">b</text:span><text:span text:style-name="T5983">.</text:span><text:span text:style-name="T5984"><text:s/>J</text:span><text:span text:style-name="T5985">.</text:span><text:span text:style-name="T5986"><text:s/>Kwiatkowski</text:span>:</text:p>
      <text:p text:style-name="P5987"><text:span text:style-name="T5988">Pr</text:span>oponuję, znaczy nie proponuję tylko wnoszę ponieważ tu są pomyłki w ostatnim akapicie. Mianowicie nie utworzenie, bo zr<text:span text:style-name="T5989">ed</text:span>agowa<text:span text:style-name="T5990">li</text:span>śmy utrzymanie, a maszynistka napisała utworzenie<text:span text:style-name="T5991">.</text:span><text:s/>I ostatnie słowo w pierwszej linii ostatniego tire - jest niezależnych, a nie należnych, to też jest maszynowy błąd. Niezależnych badań. Utrzymanie prawa do swobody prowadzenia niezależnych badań<text:span text:style-name="T5992">.</text:span>.. itd.</text:p>
      <text:p text:style-name="P5993">Więcej nie mam<text:span text:style-name="T5994">.</text:span></text:p>
      <text:p text:style-name="P5995"><text:span text:style-name="T5996">Ob. Mikłaszewski</text:span><text:s/>/<text:span text:style-name="T5997">”</text:span>Sol<text:span text:style-name="T5998">id</text:span>arność<text:span text:style-name="T5999">”</text:span><text:span text:style-name="T6000">/:</text:span></text:p>
      <text:p text:style-name="P6001">Proszę państwa tu tytułem wyjaśnienia parę słów. Mianowicie myśmy pkt<text:span text:style-name="T6002"><text:s/></text:span>12 na jednym z pierwszych posiedzeń odczytali, pan przewodniczący Kołodziejski zwrócił s<text:span text:style-name="T6003">i</text:span>ę do pana m<text:span text:style-name="T6004">i</text:span>n<text:span text:style-name="T6005">.</text:span><text:s/>Kulczyńskiego o komentarz i pan minister w zasadzie kupił całość, na co się zgodziliśmy i dyskusji większej nie było. Wczoraj pan pr<text:span text:style-name="T6006">of</text:span>. Kozłowski odczytał te właśnie punkty w tym naszym brzmieniu przyjęte, w zeszłym tygodniu w telewizji to odpowiada temu charakterowi, ale później w międzyczasie była komisja redakcyjna, która troszkę swoje uprawnienia przekroczyła, bo naniosła poprawki, których myśmy nie dyskutowali.</text:p>
      <text:p text:style-name="P6007"><text:span text:style-name="T6008">P</text:span>onieważ OPZZ zarazem też zgłosił tutaj taki załącznik projekt rozporządzenia<text:s/><text:span text:style-name="T6009">R</text:span>ady Ministrów itd<text:span text:style-name="T6010">.</text:span>, w międzyczasie my też zgłaszaliśmy takie rozszerzone na bazie opracowania doc. Radeckiego i dr<text:span text:style-name="T6011">.</text:span><text:s/>Jędrośki, podobny załą<text:span text:style-name="T6012">c</text:span>znik po przejrzeniu stwierdziliśmy, że to nie są rzeczy sprzeczne, ale są rozszerzeniem znacznym tego co na początku samym w pkt. 12 zostało przyjęte.</text:p>
      <text:soft-page-break/>
      <text:p text:style-name="P6013">Ku<text:span text:style-name="T6014">p</text:span>u<text:span text:style-name="T6015">j</text:span>emy to co OPZZ złożył, ideę tego wszystkiego, ale ponieważ obie strony nie składają sążnistych załączników na kilkanaście stron czy można by taką zrobić propozycję.</text:p>
      <text:p text:style-name="P6016">Przyjąć pkt 12 w brzmieniu takim, jakim go na po<text:span text:style-name="T6017">c</text:span>zątku zaakceptowaliśmy, bo jest zwięzły. A rozszerzenie natomiast dołączyć w procesie legislacji tych... w procesie legislacyjnym, bo to będzie rozszerzenie punkt, paragraf, strona uzupełnienie, znieś<text:span text:style-name="T6018">ć</text:span><text:s/>akapit Itd. Utrzyma<text:span text:style-name="T6019">li</text:span>byśmy tutaj pewną prz<text:span text:style-name="T6020">ej</text:span>rzystość tego pkt. 12 i uwaga jeszcze redakcyjna. Przy omawianiu pkt. 6 zar<text:span text:style-name="T6021">ez</text:span>erwowaliśmy sobie, że do pkt. 12 wprowadzimy jeszcze jeden punkcik, mianowicie to poszerzenie składu Państwowej Rady Ochrony Przyrody.</text:p>
      <text:p text:style-name="P6022">Tyle uwag wstępnych.</text:p>
      <text:p text:style-name="P6023"><text:span text:style-name="T6024">Ob.<text:s/></text:span><text:span text:style-name="T6025">F</text:span><text:span text:style-name="T6026">.</text:span><text:span text:style-name="T6027"><text:s/></text:span><text:span text:style-name="T6028">L</text:span><text:span text:style-name="T6029">. W</text:span><text:span text:style-name="T6030">ę</text:span><text:span text:style-name="T6031">grzyn</text:span>:</text:p>
      <text:p text:style-name="P6032">Ponieważ do nas było skierowane pytanie chciałem kilka słów wyjaśnienia<text:span text:style-name="T6033">.</text:span><text:s/>Na pewno autor, który opracowywał propozycje<text:s/>społecznej<text:s/>inspekcji<text:s/>ochrony<text:s/>środowiska w zakładach pracy troszkę przedobrzył<text:s/><text:span text:style-name="T6034">i</text:span><text:s/>stworzył coś na wzór rozporządzenia. Wczoraj kol<text:span text:style-name="T6035">.</text:span><text:s/>Kasprzyk kwestionował czy to może być w takiej formi<text:span text:style-name="T6036">e,</text:span><text:s/>wynika to z a<text:span text:style-name="T6037">rt</text:span>. 103 ustawy o ochronie środowiska i formalnie sądzę, że nie ma jakichś niejasności, ale to jest zupełnie inna sprawa. Nam ta propozycja odpowiada, którą tutaj kolega przedstawił. Tym bardziej, że w tekście, który mam przed sobą jest napisane, że zostanie wyposażony we wszystkie uprawnienia, które mu dają moż<text:span text:style-name="T6038">l</text:span>iwość<text:span text:style-name="T6039"><text:s/></text:span>kontroli w zakładach pracy<text:span text:style-name="T6040">.</text:span></text:p>
      <text:p text:style-name="P6041">Praktycznie rzecz biorąc dla nas jest ważna idea. N<text:span text:style-name="T6042">a</text:span>tomi<text:span text:style-name="T6043">as</text:span>t samo rozwiązanie strukturalne jest to rzecz druga, którą możemy później przedstawić.<text:s/><text:span text:style-name="T6044">T</text:span>a koncep<text:span text:style-name="T6045">cj</text:span>a nam jak najbardziej odpowiada<text:span text:style-name="T6046">.</text:span></text:p>
      <text:p text:style-name="P6047">Dziękuję bardzo.</text:p>
      <text:p text:style-name="P6048"><text:span text:style-name="T6049">O</text:span><text:span text:style-name="T6050">b</text:span><text:span text:style-name="T6051">.</text:span><text:span text:style-name="T6052"><text:s/>A. Kassenberg</text:span>:</text:p>
      <text:p text:style-name="P6053"><text:span text:style-name="T6054">J</text:span><text:span text:style-name="T6055">a</text:span><text:s/>proponuję takie drobne korekty. Może byłoby bardziej zręcznie, ażeby czwarte tire w pkt. c/<text:s/><text:span text:style-name="T6056">i</text:span><text:s/>piąte tire w pkt. c/ zamienić na punkty d/ i e/. Bo trochę to jest coś innego, to co jest w tym tire czwartym i piątym, niż zapewnienie powszechnej dostępności informacji o stanie środowiska poprzez zapewnienie pełnej swobody działania dla inicjatyw itd. To byłoby wyjątkowo niezręczne. J<text:span text:style-name="T6057">a</text:span><text:s/>sądzę, że tu jakaś pomyłka maszynowa nastąpiła<text:span text:style-name="T6058">.</text:span></text:p>
      <text:p text:style-name="P6059">/Głos z sali: tak pomyliła się maszynistka, tam był mój rękopis z naniesionymi poprawkami, ona tego nie zauważyła/.</text:p>
      <text:p text:style-name="P6060"><text:span text:style-name="T6061">Ob.<text:s/></text:span><text:span text:style-name="T6062">A</text:span><text:span text:style-name="T6063">. Kassenberg</text:span>:</text:p>
      <text:p text:style-name="P6064">Czy mogę dalej kontynuować? To jest pierwsza uwaga<text:span text:style-name="T6065">.</text:span><text:s/>N<text:span text:style-name="T6066">i</text:span>e w<text:span text:style-name="T6067">i</text:span>em<text:s/><text:span text:style-name="T6068">czy</text:span><text:s/>jest konieczne, ja oczywiście dyskutuję na tekście, który był uzgodniony przez komisj<text:span text:style-name="T6069">ę</text:span><text:s/>redakcyjną. I proponuję proszę pań<text:span text:style-name="T6070">st</text:span>wa taką rzecz, żeby s<text:span text:style-name="T6071">i</text:span>ę zastanowić nad tym czy jest niezbędne m<text:span text:style-name="T6072">ó</text:span>wienie o tym, że ktoś ma działać zgodnie z prawem...</text:p>
      <text:p text:style-name="P6073"><text:span text:style-name="T6074">Przewodni</text:span><text:span text:style-name="T6075">c</text:span><text:span text:style-name="T6076">zą</text:span><text:span text:style-name="T6077">c</text:span><text:span text:style-name="T6078">y</text:span>:</text:p>
      <text:p text:style-name="P6079">Proszę państwa prosimy, żeby s<text:span text:style-name="T6080">i</text:span>ę trzymać tekstu, który zespół redakcyjny przedłożył i ten tekst b<text:span text:style-name="T6081">ę</text:span>dziemy poprawiali. Bo w tej chwili są trzy różne teksty, punktu 12 na stole.</text:p>
      <text:p text:style-name="P6082">/Głos z sali: może ja wyjaśnię, bo byłem w komisji redakcyjn<text:span text:style-name="T6083">ej/</text:span>.</text:p>
      <text:p text:style-name="P6084"><text:span text:style-name="T6085">Ob. Kassenberg</text:span>:</text:p>
      <text:p text:style-name="P6086"><text:span text:style-name="T6087">A</text:span>le może ja skończę, dobrze?</text:p>
      <text:soft-page-break/>
      <text:p text:style-name="P6088">/Głos z sali: dobrze/.</text:p>
      <text:p text:style-name="P6089"><text:span text:style-name="T6090">Ob. Kassenberg</text:span>:</text:p>
      <text:p text:style-name="P6091">Tak jest, dlatego<text:s/><text:span text:style-name="T6092">j</text:span>a jeszcze raz potwierdzam, że te uwagi, które wnoszę są uwagami do tego co komisja redakcyjna przyjęła<text:span text:style-name="T6093">.</text:span><text:s/>Oczywiście myśmy w międzyczasie dostarczyli uzupełniony pkt 12, ale on jest tylko uzupełnieniem,<text:span text:style-name="T6094"><text:s/></text:span>podstawowy jest ten, który komisja redakcyjna przyjęła i ja do niego odno<text:span text:style-name="T6095">s</text:span>zę swoje uwagi, bo inaczej to s<text:span text:style-name="T6096">i</text:span>ę pogubim<text:span text:style-name="T6097">y</text:span>.</text:p>
      <text:p text:style-name="P6098">Tak więc wydaje mi się, że niecelowym jest powtarzanie tego, że ktoś ma działać w zakresie prawa. Słusznie jak pan dyrektor Kwiatkowski niedawno powiedział, także i Główny Inspektor Ochrony Środowiska musi działać zgodnie z prawem, i mu tego nie zapisujemy.<text:s/><text:span text:style-name="T6099">W</text:span>i<text:span text:style-name="T6100">ęc</text:span><text:s/>sądzę, że organizacje<text:span text:style-name="T6101"><text:s/></text:span>społeczne też muszą przestrzegać prawa, jak działają w tym<text:s/>pa<text:span text:style-name="T6102">ńs</text:span>twie a n<text:span text:style-name="T6103">i</text:span>e w innym<text:span text:style-name="T6104">.</text:span></text:p>
      <text:p text:style-name="P6105">Jest w pkt. c/ zapewnienie pełnej swobody działania dla inicjatyw i ugrupowań...<text:s/>w ramach obowiązującego porządku prawnego.</text:p>
      <text:p text:style-name="P6106"><text:span text:style-name="T6107">Ob. Przew</text:span><text:span text:style-name="T6108">od</text:span><text:span text:style-name="T6109">n</text:span><text:span text:style-name="T6110">icz</text:span><text:span text:style-name="T6111">ąc</text:span><text:span text:style-name="T6112">y</text:span>:</text:p>
      <text:p text:style-name="P6113">Kochani j<text:span text:style-name="T6114">es</text:span>zcze raz mówię, że pracujemy na tekście komisji redakcyjn<text:span text:style-name="T6115">ej</text:span>.<text:span text:style-name="T6116">.</text:span>.</text:p>
      <text:p text:style-name="P6117"><text:span text:style-name="T6118">Ob</text:span><text:span text:style-name="T6119">.</text:span><text:span text:style-name="T6120"><text:s/>A. Kassenberg</text:span>:</text:p>
      <text:p text:style-name="P6121"><text:span text:style-name="T6122">Prz</text:span>ep<text:span text:style-name="T6123">ra</text:span>szam<text:span text:style-name="T6124">...</text:span></text:p>
      <text:p text:style-name="P6125"><text:span text:style-name="T6126">Pr</text:span><text:span text:style-name="T6127">zew</text:span><text:span text:style-name="T6128">od</text:span><text:span text:style-name="T6129">ni</text:span><text:span text:style-name="T6130">cz</text:span><text:span text:style-name="T6131">ący</text:span>:</text:p>
      <text:p text:style-name="P6132"><text:span text:style-name="T6133">Ni</text:span>e ten tekst, który dzisiaj został rozdany, tylko tekst, który otrzymaliśmy wczoraj<text:span text:style-name="T6134">.</text:span><text:s/>Cały zestaw wszystkich punktów wczoraj był rozdan<text:span text:style-name="T6135">y</text:span>.</text:p>
      <text:p text:style-name="P6136"><text:span text:style-name="T6137">Ob. A. Kassenberg</text:span>:</text:p>
      <text:p text:style-name="P6138"><text:span text:style-name="T6139">Pr</text:span>z<text:span text:style-name="T6140">ep</text:span>ra<text:span text:style-name="T6141">sz</text:span>am ba<text:span text:style-name="T6142">rd</text:span>z<text:span text:style-name="T6143">o...</text:span></text:p>
      <text:p text:style-name="P6144"><text:span text:style-name="T6145">Przewodniczący</text:span>:</text:p>
      <text:p text:style-name="P6146">Proszę państwa komisja redakcyjna, tutaj nas coś jednak troszk<text:span text:style-name="T6147">u</text:span><text:s/>wprowadza w błąd. Bo albo dyskutujemy tekst, który był wcześniej uzgodniony, albo te<text:span text:style-name="T6148">n</text:span>,<text:span text:style-name="T6149"><text:s/></text:span>który przed chwilą był rozdany? Ja rozumiem... który tekst wobec tego przyjmujemy<text:span text:style-name="T6150">...</text:span></text:p>
      <text:p text:style-name="P6151">/Głos z sali: panie przewodniczący czy można?/.</text:p>
      <text:p text:style-name="P6152"><text:span text:style-name="T6153">P</text:span><text:span text:style-name="T6154">rz</text:span><text:span text:style-name="T6155">ewodnicząc</text:span><text:span text:style-name="T6156">y</text:span>:</text:p>
      <text:p text:style-name="P6157">Tak<text:span text:style-name="T6158">.</text:span></text:p>
      <text:p text:style-name="P6159"><text:span text:style-name="T6160">Ob. Jerzy Kwiatkowski</text:span>:</text:p>
      <text:p text:style-name="P6161">Tekst, który dzisiaj został rozłożony nie jest tekstem prezentowanym przez zespół redakcyjny. Tekst, który że<text:span text:style-name="T6162">ś</text:span>my wspólnie w dniu 28 lutego w zespole redakcyjnym opracowali jest tekstem rozdanym w całym komplecie w dniu wczorajszym.<text:s/><text:span text:style-name="T6163">I</text:span><text:s/>proponuj<text:span text:style-name="T6164">ę</text:span>, żeby pracować i poprawiać ten tekst, z godnie z innymi propozy<text:span text:style-name="T6165">cj</text:span>ami, które dzisiaj zostały porozdawane również, ale one mogą być tylko podstawą do poprawiania tego tekstu, który zespół redakcyjny uzgodnił<text:span text:style-name="T6166">.</text:span></text:p>
      <text:p text:style-name="P6167"><text:span text:style-name="T6168">Przewodniczący</text:span>:</text:p>
      <text:p text:style-name="P6169">Zgoda<text:span text:style-name="T6170">.</text:span><text:s/>Tylko, że wobec tego<text:s/>było...<text:s/><text:span text:style-name="T6171">m</text:span>oja propozycja była<text:s/><text:span text:style-name="T6172">w</text:span><text:s/>ogóle odłożyć 12, zrobić jeden tekst<text:s/><text:span text:style-name="T6173">i</text:span><text:s/>byłaby sprawa dużo prostsza. Może wróćmy do tego, że odłóżmy tą 12, napiszcie państwo jeden tekst uzgodniony<text:span text:style-name="T6174">.</text:span>..</text:p>
      <text:p text:style-name="P6175"><text:span text:style-name="T6176">Kwiatkowski</text:span><text:span text:style-name="T6177">:</text:span></text:p>
      <text:soft-page-break/>
      <text:p text:style-name="P6178">Panie przewodniczący, my<text:span text:style-name="T6179">ś</text:span>my napisali jeden tekst. Zesp<text:span text:style-name="T6180">ó</text:span>ł redakcyjny w pełnym niemal składzie z udziałem wszystkich stron napisał jeden tekst, jednolity.</text:p>
      <text:p text:style-name="P6181">Dzisiaj pojawiły s<text:span text:style-name="T6182">i</text:span>ę dodatkowe teksty, które mogą służyć do poprawiania tego tekstu zespołu redakcyjnego. Je<text:span text:style-name="T6183">ś</text:span>li ten kto je przedkłada powinien wnosić poprawki zgodnie ze swoją intencją do tego cośmy wspólnie już zrobili.</text:p>
      <text:p text:style-name="P6184">Proponuję nie odkładać<text:span text:style-name="T6185">,</text:span><text:s/>bo to można dzisiaj załatwić.</text:p>
      <text:p text:style-name="P6186"><text:span text:style-name="T6187">Przewodniczący</text:span>:</text:p>
      <text:p text:style-name="P6188">Prosz<text:span text:style-name="T6189">ę</text:span><text:s/>bardzo. W takim razie dyskutujemy tekst przyjęty przez komisję i w takim razie proszę tylko zgłaszać uzupełnienia do tekstu,<text:s/><text:span text:style-name="T6190">z</text:span>miany.<text:span text:style-name="T6191">..</text:span><text:s/>do tekstu zgodnie z komisją.</text:p>
      <text:p text:style-name="P6192">Proszę bardzo.</text:p>
      <text:p text:style-name="P6193"><text:span text:style-name="T6194">Ob. Rafał Kasprzyk</text:span>:</text:p>
      <text:p text:style-name="P6195">Prosz<text:span text:style-name="T6196">ę</text:span><text:s/>państwa ten tekst dodatkowy, który państwo dzisiaj otrzymali nie odbiega od tekstu przyjętego przez komisję redakcyjną. Są tam tylko dwie zmiany kosmetyczne i jedna autopoprawka<text:s/>„Solidarności”<text:s/>zasadnicza dotycząca przyznania organizacjom społecznym zainteresowanym ochroną środowiska prawa do bezpośredniego kierowania skarg do Trybunału Konstytucyjn<text:span text:style-name="T6197">eg</text:span>o. Ta kwestia znalazła się dlatego, że<text:s/>„stoliki”,<text:s/>„stolik polityczny”<text:s/>i<text:s/>„stolik sądów i praworządności”<text:s/>zaakceptowały przynajmniej z tego co środki masowego przekazu podały rozszerzenie kompetencji Trybunału Konstytucyjnego i rozszerzyły co do zasady możliwoś<text:span text:style-name="T6198">ć</text:span><text:s/>kierowania skarg bezpośrednio do tego Trybunału Konstytucyjnego.<text:s/>Dlatego uznaliśmy<text:span text:style-name="T6199">,</text:span><text:s/>że należy to<text:s/><text:span text:style-name="T6200">st</text:span>anow<text:span text:style-name="T6201">is</text:span>k<text:span text:style-name="T6202">o</text:span><text:s/><text:span text:style-name="T6203">t</text:span>ych dwóch<text:s/>„stolików”<text:s/>wesprze<text:span text:style-name="T6204">ć</text:span><text:s/><text:span text:style-name="T6205">i</text:span><text:s/>zamieścić zapis o Trybunale Konstytucyjnym, który chyba państwo nie b<text:span text:style-name="T6206">ę</text:span>dą kwestionować<text:span text:style-name="T6207">.</text:span></text:p>
      <text:p text:style-name="P6208"><text:span text:style-name="T6209">Przewodniczący</text:span>:</text:p>
      <text:p text:style-name="P6210">Ale konkretnie co mamy wprowadzić<text:s/><text:span text:style-name="T6211">J</text:span>aki tekst mamy wprowadzić do t<text:span text:style-name="T6212">eg</text:span>o<text:span text:style-name="T6213">.</text:span><text:s/>Proszę odczytać to co chcecie państwo wprowadzić.</text:p>
      <text:p text:style-name="P6214"><text:span text:style-name="T6215">O</text:span><text:span text:style-name="T6216">b.<text:s/></text:span><text:span text:style-name="T6217">R</text:span><text:span text:style-name="T6218">a</text:span><text:span text:style-name="T6219">fa</text:span><text:span text:style-name="T6220">ł Kasprzyk</text:span>:</text:p>
      <text:p text:style-name="P6221">Najpierw pkt<text:span text:style-name="T6222">.</text:span><text:s/>a, b, c, czwarte tire chcieliśmy skreślić w ramach obow<text:span text:style-name="T6223">ią</text:span>zujące porządku prawnego. Dlaczego? Wcale nie uważamy, że ugrupowania proekologiczne będą naruszać prawo. Chodzi o pewną kwestię natury propa<text:span text:style-name="T6224">ga</text:span>nd<text:span text:style-name="T6225">o</text:span>w<text:span text:style-name="T6226">e</text:span>j. W tej chwili jest dyskutowana bardzo poważna zmiana systemu prawnego.<text:s/><text:span text:style-name="T6227">W</text:span>obec czego nie odwołujmy się do obecnie istni<text:span text:style-name="T6228">ej</text:span>ącego, tak jak byśmy ak<text:span text:style-name="T6229">c</text:span>eptowali go w całości. Chodzi tutaj głównie o wolność stowarzyszeń, manifestacji i wolność słowa<text:span text:style-name="T6230">.</text:span><text:s/>Wszystkie akty prawne, które regulują wymienione przeze<text:span text:style-name="T6231"><text:s/></text:span>mnie wolności są poddawane obecnie przy innych stolikach gruntownej krytyce i wszystkie strony biorące udział w negocjacjach aprobują radykalne zmiany stanu prawnego. Dlatego jest propozycja wykreślenia, aby nikomu nie sugerować, że aprobujemy obecni<text:span text:style-name="T6232">e</text:span><text:s/>istniejący porządek prawny regulujący te sprawy.</text:p>
      <text:p text:style-name="P6233"><text:span text:style-name="T6234">Przewodniczący</text:span>:</text:p>
      <text:p text:style-name="P6235"><text:span text:style-name="T6236">C</text:span>hwileczkę, chwileczkę w tej sprawie możemy przyj<text:span text:style-name="T6237">ą</text:span>ć to.</text:p>
      <text:p text:style-name="P6238"><text:span text:style-name="T6239">0b</text:span><text:span text:style-name="T6240">.</text:span><text:span text:style-name="T6241"><text:s/>Marek Roman</text:span>:</text:p>
      <text:p text:style-name="P6242">Moja uwaga jest taka, że może trzeba by w takiej sytuacji skreślić słowo<text:s/><text:span text:style-name="T6243">„</text:span>pełnej”. Bo pełna to jest zupełnie nieograniczona swoboda. I jeżeli pełna to można rozumieć,<text:s/><text:span text:style-name="T6244">ż</text:span>e niezależnie od systemu prawa można działać. Więc proponuję i wtedy nie będzie tej wątpliwości.</text:p>
      <text:soft-page-break/>
      <text:p text:style-name="P6245"><text:span text:style-name="T6246">Prz</text:span><text:span text:style-name="T6247">ew</text:span><text:span text:style-name="T6248">od</text:span><text:span text:style-name="T6249">ni</text:span><text:span text:style-name="T6250">cz</text:span><text:span text:style-name="T6251">ący</text:span>:</text:p>
      <text:p text:style-name="P6252">Czyli byłoby zapewnienie swobody działania dla inicjatyw<text:s/><text:span text:style-name="T6253">i</text:span><text:s/>ugrupowań proekologicznych. Moż<text:span text:style-name="T6254">l</text:span>iwo<text:span text:style-name="T6255">ść</text:span><text:s/>zakładania siedzib, szerzenia wiarygodnych informacji i prz<text:span text:style-name="T6256">ep</text:span>rowadzania manifestacji i akcji protestacyjnych. Czy do tego punktu są jakieś uwagi?</text:p>
      <text:p text:style-name="P6257"><text:span text:style-name="T6258">Ob.<text:s/></text:span><text:span text:style-name="T6259">Jerzy Kwiatkowski</text:span>:</text:p>
      <text:p text:style-name="P6260">Drobna redakcyjna, żeby od słowa możliwoś<text:span text:style-name="T6261">ć</text:span><text:s/>wraz z tym słowem pozostałą część wziąć w nawias, jako że to jest wyliczanka dotycząca właściwie pierwszego sformułowania.</text:p>
      <text:p text:style-name="P6262"><text:span text:style-name="T6263">Ob</text:span><text:span text:style-name="T6264">.</text:span><text:span text:style-name="T6265"><text:s/>Przewodniczący</text:span>:</text:p>
      <text:p text:style-name="P6266">J<text:span text:style-name="T6267">est</text:span><text:s/>w naw<text:span text:style-name="T6268">iasie.</text:span></text:p>
      <text:p text:style-name="P6269"><text:span text:style-name="T6270">O</text:span><text:span text:style-name="T6271">b. Rafał Kasprzyk</text:span>:</text:p>
      <text:p text:style-name="P6272"><text:span text:style-name="T6273">J</text:span>edna uwaga. Możliwość zakładania siedzib, tutaj uważam szerzenia wiarygodnych informacji<text:span text:style-name="T6274">.</text:span><text:span text:style-name="T6275"><text:s/></text:span>To szerzenie w<text:span text:style-name="T6276">i</text:span>arygodnych informacji, publikowanie informacji bym zastąpił, po prostu<text:span text:style-name="T6277">.</text:span><text:s/>Bo to się łączy.<text:s/>Nieszerzenia<text:s/>wiarygodnych tylko publikowanie wiarygodnych informacji. Bo tu gł<text:span text:style-name="T6278">ó</text:span>wnie o to chodzi.</text:p>
      <text:p text:style-name="P6279"><text:span text:style-name="T6280">Przewodni</text:span><text:span text:style-name="T6281">cz</text:span><text:span text:style-name="T6282">ący</text:span>:</text:p>
      <text:p text:style-name="P6283">To znaczy, że wszystkich nawet niewiarygodnych..<text:span text:style-name="T6284">.</text:span></text:p>
      <text:p text:style-name="P6285"><text:span text:style-name="T6286">O</text:span><text:span text:style-name="T6287">b</text:span><text:span text:style-name="T6288">. Rafał Kasprzyk</text:span>:</text:p>
      <text:p text:style-name="P6289">A to zaraz do tego wrócę.</text:p>
      <text:p text:style-name="P6290"><text:span text:style-name="T6291">O</text:span><text:span text:style-name="T6292">b</text:span><text:span text:style-name="T6293">.</text:span><text:span text:style-name="T6294"><text:s/>Stanisław Sitnicki</text:span>:</text:p>
      <text:p text:style-name="P6295">Ja bym proponował prz<text:span text:style-name="T6296">en</text:span>ieść te siedziby na koniec. Ponieważ, bo może to jest najmniej ważny aspekt, jako działacz takiej inicjatywy uważam, że to troszeczkę brzmi nawet nieładnie, że na pierwszym miejscu żądamy zapewnienie siedzib, a potem dopiero prawa do merytoryczn<text:span text:style-name="T6297">ej<text:s/></text:span>działalności.</text:p>
      <text:p text:style-name="P6298"><text:span text:style-name="T6299">Przewodni</text:span><text:span text:style-name="T6300">cz</text:span><text:span text:style-name="T6301">ący</text:span>:</text:p>
      <text:p text:style-name="P6302">D<text:span text:style-name="T6303">obrz</text:span>e.</text:p>
      <text:p text:style-name="P6304"><text:span text:style-name="T6305">Ob.<text:s/></text:span><text:span text:style-name="T6306">Rafał Kasprzyk</text:span>:</text:p>
      <text:p text:style-name="P6307">Teraz pr<text:span text:style-name="T6308">os</text:span>z<text:span text:style-name="T6309">ę</text:span><text:s/>państwa chciałem nast<text:span text:style-name="T6310">ę</text:span>pną poprawkę kosmetyczną zgłosić i uzasadnić<text:span text:style-name="T6311">.</text:span><text:s/><text:span text:style-name="T6312">W</text:span><text:s/>punkcie ostatnim, w ostatnim tire<text:s/><text:span text:style-name="T6313">p</text:span>kt c/ pod warunkiem przyjęcia przez jej posiadaczy odpowi<text:span text:style-name="T6314">ed</text:span>zialności za skutki spowodowane niewłaściwym prowadzeniem badań i wykorzy<text:span text:style-name="T6315">st</text:span>aniem uzyskanych informa<text:span text:style-name="T6316">cji.</text:span><text:span text:style-name="T6317"><text:s/></text:span>To uważam za zbędne<text:span text:style-name="T6318">.</text:span><text:s/>Dlatego, że człowiek każdy już obecnie i w przeszłości, i w przyszłości ponosi na podstawie przepisów prawa karnego i prawa cywilnego odpowiedzialność za swe słowa<text:span text:style-name="T6319">.</text:span><text:s/>Jest to zagwarantowane w przepisach prawa, obecnie obowiązujące i te<text:span text:style-name="T6320"><text:s/></text:span>unormowania się niekwestionowane przez nikogo, że za zni<text:span text:style-name="T6321">es</text:span>ławienie ponosi się odpowi<text:span text:style-name="T6322">ed</text:span>zialność karną, podobnie za pomówienia. W prawie cywilnym ponosi się odpowiedzialność cywilną za naruszenie dóbr osobistych. Nawet za zagrożenie bezprawne naruszenia dóbr osobistych. Wobec czego obecnie obowiązujące prawo jest daleko bardziej surowe w swoich wymaganiach niż proponuje to strona rządowa. Poza tym nie wyczerpiemy, ja się na to zgodziłem, bo to nic nie zmienia w tej komisji redakcyjnej tylko może powstać nieporozumienie, proszę państwa, że my wprowadzamy pewne sformułowania, które<text:s/>nie wiadomo<text:s/>jak int<text:span text:style-name="T6323">er</text:span>pr<text:span text:style-name="T6324">et</text:span>owa<text:span text:style-name="T6325">ć</text:span>. Czy to jest nasz postulat zmiany prawa karnego i cywilnego j<text:span text:style-name="T6326">ed</text:span>nocześnie, żeby złagodzić tę odpowiedzialnoś<text:span text:style-name="T6327">ć</text:span><text:s/>czy też nie? Wobec tego postuluję, żeby o tym nie mówić. Zresztą proszę państwa. gdybyśmy całą kwestię odpowiedzialności posiadaczy aparatury i klubów ekologicznych chcieli tutaj opisać to zajęłoby nam to chyba dwa tygodnie<text:s/><text:soft-page-break/>albo dwa miesiące, a może nawet więcej czasu dyskusji, bo to jest prosz<text:span text:style-name="T6328">ę</text:span><text:s/>państwa całe prawo karne i bardzo poważna część prawa cywilnego<text:span text:style-name="T6329">,</text:span><text:s/>nie można sobie tak jednym słowem pewnych rzeczy załatwiać<text:s/><text:span text:style-name="T6330">i</text:span><text:s/>nie możemy w jednym zdaniu chcieć zawrzeć całych naszych intencji, całej wiedzy na temat ochrony środowiska.</text:p>
      <text:p text:style-name="P6331"><text:span text:style-name="T6332">Przewodniczący</text:span>:</text:p>
      <text:p text:style-name="P6333">Chwileczkę, po kolei. W tej sprawie. Proszę bardzo.</text:p>
      <text:p text:style-name="P6334"><text:span text:style-name="T6335">Ob. St. Sitnicki</text:span>:</text:p>
      <text:p text:style-name="P6336">Proszę państwa ta sprawa<text:s/>musiałaby<text:s/>być troszkę jednak sprecyzowana. Dlatego, że swoboda, tu<text:s/>jest ni<text:span text:style-name="T6337">ed</text:span>opowi<text:span text:style-name="T6338">ed</text:span>ziane o jakie badania chodzi<text:span text:style-name="T6339">.</text:span><text:s/>Chcę zwrócić na to uwag<text:span text:style-name="T6340">ę</text:span>, że tu nie tylko jest problem odpowi<text:span text:style-name="T6341">ed</text:span>zialności, jak się coś stanie rzeczywiście każdy za to odpowiada, ale chodzi o to, żeby to nie było robione przez dyletantów, czy też powiedzmy przez hobbystów, bo i tacy mogą być i muszą być<text:span text:style-name="T6342">...</text:span></text:p>
      <text:p text:style-name="P6343">/Głos z sali: nie słychać/.</text:p>
      <text:p text:style-name="P6344"><text:span text:style-name="T6345">O</text:span><text:span text:style-name="T6346">b</text:span><text:span text:style-name="T6347">.</text:span><text:span text:style-name="T6348"><text:s/>St</text:span><text:span text:style-name="T6349">.</text:span><text:span text:style-name="T6350"><text:s/>Sitnicki</text:span>:</text:p>
      <text:p text:style-name="P6351">N<text:span text:style-name="T6352">i</text:span>e, dlaczego, zaraz powiem<text:span text:style-name="T6353">.<text:s/></text:span>Hobbystów dyletantów. Dlaczego? Bo są pewne obszary chronione specjalnie. Są powiedzmy obszary np. ujęć wody, gdzie tam jest kilka stref ochrony m.in. jest ochrona bezpośrednia. I na przykład ingerencja osób postronnych, które nie potrafią tego odpowiednio zrobić i zapewnić zabezpieczenie jakości tej wody, a nie skażenie - jest naprawdę niebezpieczna.<text:s/><text:span text:style-name="T6354">I</text:span><text:s/>nie można powiedzmy sobie wyobrazić takiej sytuacji, że ktoś się zgłasza, nieznany człowiek przychodzi i mówi ja chcę zbada<text:span text:style-name="T6355">ć</text:span>, bo właśnie mam takie uprawnienia to wynika ze stolika ekologicznego i jeszcze następnych przepisów, które z tego wynikną<text:span text:style-name="T6356">.</text:span><text:s/>A przecież są pewne obszary, gdzie się nie dopuszcza ludzi postronnych np. obszarów wodociągowych czy obiektów wodociągowych, to jest ta nieb<text:span text:style-name="T6357">ez</text:span>pi<text:span text:style-name="T6358">ec</text:span>zna sprawa, to jest kwestia jakości wody w sensie takim, że ktoś może jeżeli jest maniakiem skazić tą wod<text:span text:style-name="T6359">ę</text:span><text:s/>spe<text:span text:style-name="T6360">c</text:span>jalnie. To troszkę wymaga jakiegoś dopr<text:span text:style-name="T6361">ec</text:span>yzowania.<text:s/><text:span text:style-name="T6362">J</text:span>a w tej chwili nie mam koncepcji redakcyjnej, ale to musi być jakoś ujęte<text:span text:style-name="T6363">.</text:span></text:p>
      <text:p text:style-name="P6364">No powiedzmy ktoś będzie chciał pobrać próbki i zacznie jeździć powiedzmy nieodpowiednim sprzętem<text:s/><text:span text:style-name="T6365">i</text:span><text:s/>skazi tą wodę<text:s/><text:span text:style-name="T6366">it</text:span>d<text:span text:style-name="T6367">.</text:span><text:s/>Coś tu trzeba wymyślić, żeby tego uniknąć.</text:p>
      <text:p text:style-name="P6368"><text:span text:style-name="T6369">Ob.<text:s/></text:span><text:span text:style-name="T6370">Kwiatkowski</text:span>:</text:p>
      <text:p text:style-name="P6371"><text:span text:style-name="T6372">M</text:span>ożna? Panie profesorze cały rozwój prawa cywilnego od starożytnego Rzymu, aż do kodeksu Napoleona pole<text:span text:style-name="T6373">g</text:span>a na stworzeniu jednej formuły - to jest bardzo wielkie osiągnięcie cyw<text:span text:style-name="T6374">il</text:span>izacyjne - kto wyrządza drugiemu szkodę obowiązany jest do jej naprawienia - to jest art. 1382 Kodeksu Napoleona, który urodził się w wielkich bólach, został przepisany przez kodeks zobowiązań i przez kodeks cywilny w art<text:span text:style-name="T6375">.</text:span><text:s/>415<text:span text:style-name="T6376">.</text:span><text:s/>Pan w swoim rozumowaniu chce w<text:span text:style-name="T6377">r</text:span>a<text:span text:style-name="T6378">c</text:span>ać do czasów sprzed<text:s/>lex aquilia, to jest III w<text:span text:style-name="T6379">.</text:span><text:s/>przed Chrystusem. Nie można w sposób kazui<text:span text:style-name="T6380">s</text:span>tyczny budować prawa. Bo to tylko może nas doprowadzić do chaosu. Proszę państwa, ktoś musi być odpowi<text:span text:style-name="T6381">ed</text:span>zialny za radosną twórczość u<text:span text:style-name="T6382">st</text:span>aw<text:span text:style-name="T6383">od</text:span>awczą. Inflacja ustawodawcza jest w tej chwili większa od monetarnej, a państwo w tej chwili w sposób nieodpowiedzialny produkuje, chcą produkować zbędne normy prawne.<text:s/><text:span text:style-name="T6384">T</text:span>akie<text:s/><text:span text:style-name="T6385">co</text:span>ś, to jest naprawdę n<text:span text:style-name="T6386">ie</text:span>b<text:span text:style-name="T6387">ez</text:span>pieczne<text:s/>superfluum, które nie wiadomo, jak w całym<text:s/><text:span text:style-name="T6388">sy</text:span>stemie prawnym interpr<text:span text:style-name="T6389">et</text:span>ować.</text:p>
      <text:p text:style-name="P6390"><text:span text:style-name="T6391">O</text:span><text:span text:style-name="T6392">b. Kasprzyk</text:span>:</text:p>
      <text:p text:style-name="P6393">Ad vocem. Ja jestem z całym uznaniem dla pana erudycji prawnych, zresztą pan wnosi bardzo dużo<text:s/><text:soft-page-break/>istotnych elementów do naszych rozważań, ale tu chcę powiedzieć jest ni<text:span text:style-name="T6394">ep</text:span>orozumienie. Są pewne skutki, których żadna satysfakcja taka czy inna nie załatwia. Dlatego są pewne działania profilaktyczne, ochronne.<text:s/><text:span text:style-name="T6395">M</text:span>nie chodzi o zabezp<text:span text:style-name="T6396">i</text:span>eczenie tego typu sprawy. Co z tego, że mi ktoś będzie odpowiadał za to, że skazi wod<text:span text:style-name="T6397">ę</text:span>, że nic z tego. Bo społeczeństwo skutki poniesie z tego powodu. Jakaś komuna, która z tej wody korzysta. Mówię przykładowo. Tu chodzi o zab<text:span text:style-name="T6398">ez</text:span>pieczenie s<text:span text:style-name="T6399">i</text:span>ę przed takimi sytuacjami, że nie może dowolna osoba ingerować w pewne zakresy np. stref bezpośrednich ochrony. To jest rzecz, która wymaga specjalnego..<text:span text:style-name="T6400">.</text:span><text:s/>musimy mieć gwarancje, że to będzie zrobione, to badanie tak, że nie zaszkodzi temu źródłu wody- o<text:s/>to m<text:span text:style-name="T6401">i</text:span><text:s/><text:span text:style-name="T6402">c</text:span>hodzi<text:span text:style-name="T6403">.</text:span></text:p>
      <text:p text:style-name="P6404"><text:span text:style-name="T6405">Przewodni</text:span><text:span text:style-name="T6406">c</text:span><text:span text:style-name="T6407">zący</text:span>:</text:p>
      <text:p text:style-name="P6408">Pan dyrektor Kwiatkowski<text:span text:style-name="T6409">.</text:span></text:p>
      <text:p text:style-name="P6410"><text:span text:style-name="T6411">O</text:span><text:span text:style-name="T6412">b</text:span><text:span text:style-name="T6413">.</text:span><text:span text:style-name="T6414"><text:s/>Kwiatkowski</text:span>:</text:p>
      <text:p text:style-name="P6415"><text:span text:style-name="T6416">J</text:span>a po pierwsze uważam, że my tu nie tworzymy prawa przy tym stole, my tutaj adresujemy pewne myśli i to nie tylko pod adresem rządu systemu, ale również pod adresem społ<text:span text:style-name="T6417">ec</text:span>zeń<text:span text:style-name="T6418">st</text:span>wa, działaczy ekologicznych bardziej lub gorzej przyg<text:span text:style-name="T6419">ot</text:span>owanych do pełnienia swojej misji<text:span text:style-name="T6420">.</text:span></text:p>
      <text:p text:style-name="P6421">I ten tekst do tych działaczy jest również adresowany<text:span text:style-name="T6422">.</text:span><text:s/><text:span text:style-name="T6423">D</text:span>o całego społe<text:span text:style-name="T6424">cz</text:span>eń<text:span text:style-name="T6425">st</text:span>wa<text:span text:style-name="T6426">.</text:span><text:s/>Proszę sobie wyobrazić, że<text:s/>niekontrolowany<text:s/>system posiadania aparatury np<text:span text:style-name="T6427">.</text:span><text:s/>do badania skażeń radioa<text:span text:style-name="T6428">kt</text:span>ywnych. Każdy może mleć. I wyobraźmy sobie sytuacji, że ktoś kto jest nieodpowi<text:span text:style-name="T6429">ed</text:span>zialny posłuży si<text:span text:style-name="T6430">ę</text:span><text:s/>tą aparaturą źle odczyta<text:s/><text:span text:style-name="T6431">i</text:span><text:s/><text:span text:style-name="T6432">w</text:span>ywo<text:span text:style-name="T6433">ł</text:span>a panik<text:span text:style-name="T6434">ę</text:span><text:s/>w kinie, w szkole, w mieście. Przecież to są skutki, których nikt nie będzie w stanie wynagrodzić.</text:p>
      <text:p text:style-name="P6435"><text:span text:style-name="T6436">Ja</text:span><text:s/>rozumiem, co ja rozumiem pod tym, że należałoby pewne bariery postawić.<text:s/><text:span text:style-name="T6437">O</text:span>tóż nie każda osoba prawna, ale powiedzmy przeszkolony zespół danego.<text:span text:style-name="T6438">..</text:span><text:s/>danej komórki organizacyjnej jakiejś organizacji ekologiczn<text:span text:style-name="T6439">ej,</text:span><text:s/>klubu. W każdym razie osoby, które będą miały świadomość do czego służy to badanie i jakie mogą być skutki jeśl<text:span text:style-name="T6440">i</text:span><text:s/>jego wyniki zostaną zaprezentowane w sposób nieodpowi<text:span text:style-name="T6441">ed</text:span>zialny. Chcę państwu powiedzieć, że uczestniczyłem niedawno w konferencji UNEFU na temat<text:span text:style-name="T6442"><text:s/></text:span>przemysłowych skażeń środowiska. I na temat skutków zapobiegania skutkom przemysłowych awarii.</text:p>
      <text:p text:style-name="P6443">Otóż<text:s/>wiceminister<text:s/>Ochrony<text:s/>Środowiska Francji pan Lalonde w swo<text:span text:style-name="T6444">i</text:span>m końcowym przemówieniu na tym spotkaniu paryskim powiedział istnieje dylemat informacji czy wszystko wszyscy muszą wiedzieć, czy powinni to wiedzieć powiedzmy liderz<text:span text:style-name="T6445">y</text:span>. Czy to powinni wiedzieć organizatorzy np. akcji ratowniczej. Muszą być plany akcji ratowni<text:span text:style-name="T6446">c</text:span>zej, muszą być znane sztabowi, który zapobiegnie katastrofie czy złagodzi jej skutki<text:span text:style-name="T6447">.<text:s/></text:span>Otóż ta sprawa w tej kategorii s<text:span text:style-name="T6448">i</text:span>ę mieści. I bardzo bym prosił o rozważenie w jaki sposób moglibyśmy tutaj zawrzeć prawo nie kwestionowane do tego, że każdy mógłby czy każda organizacja badać środowisko dla jego naprawy, dla jego ochrony, ale jednocześnie żeby ta<text:s/><text:span text:style-name="T6449">i</text:span>nformacja nie stała się przyczyną trag<text:span text:style-name="T6450">e</text:span>dii.</text:p>
      <text:p text:style-name="P6451">Dziękuję.</text:p>
      <text:p text:style-name="P6452"><text:span text:style-name="T6453">Ob. Kasprzyk</text:span>:</text:p>
      <text:p text:style-name="P6454">Proszę pa<text:span text:style-name="T6455">ń</text:span>stwa ja mam jedną radykalną propozycję. Skreślić ten dyskutowany punkt. Dlatego, że na gruncie obecnie obowiązującego systemu prawa można bronić poglądu, że istni<text:span text:style-name="T6456">ej</text:span>e pełna swoboda do prowadzenia badań<text:s/><text:span text:style-name="T6457">i</text:span><text:s/>swoboda informacji. Więc można bronić takiego poglądu. Natomiast jeśli my będziemy tutaj wprowadzać jakieś ograniczenia to się uwsteczn<text:span text:style-name="T6458">i</text:span>my, jeśli mamy za daleko.<text:span text:style-name="T6459">.</text:span>.</text:p>
      <text:p text:style-name="P6460">/Głos z sali: nie słychać/.</text:p>
      <text:soft-page-break/>
      <text:p text:style-name="P6461"><text:span text:style-name="T6462">Ob.<text:s/></text:span><text:span text:style-name="T6463">R. Kasprzyk</text:span>:</text:p>
      <text:p text:style-name="P6464">Z czego to wynika, że nie wolno mieć? Z żadnej ustawy to n<text:span text:style-name="T6465">i</text:span>e wynika<text:span text:style-name="T6466">.</text:span><text:s/>To jest jakiś pozaustawowy akt prawny, który..<text:span text:style-name="T6467">.</text:span><text:s/>żadna ustawa nie zakazuje posiadania dozymetrów w tej chwi<text:span text:style-name="T6468">l</text:span>i<text:span text:style-name="T6469">.</text:span><text:s/>Natomiast je<text:span text:style-name="T6470">ś</text:span>li my tutaj będziemy wprowadza<text:span text:style-name="T6471">ć</text:span><text:s/>pewne ograniczenia to my naprawdę s<text:span text:style-name="T6472">i</text:span>ę uwsteczniamy<text:span text:style-name="T6473">.</text:span></text:p>
      <text:p text:style-name="P6474">Jesz<text:span text:style-name="T6475">c</text:span>ze jedno słowo, to co pan powiedział o wypowiedzi pewnego Francuza. Jest to dosyć odosobnione, bo system francuski przewiduje wolność informacji, amerykański natomiast daje actio popularis o tworzenie informacji, jest tylko wyłączone z CIA, Pentagon chyba.</text:p>
      <text:p text:style-name="P6476"><text:span text:style-name="T6477">/</text:span>G<text:span text:style-name="T6478">ł</text:span>os z sali: Ale są wyłączone/.</text:p>
      <text:p text:style-name="P6479"><text:span text:style-name="T6480">O</text:span><text:span text:style-name="T6481">b</text:span><text:span text:style-name="T6482">.<text:s/></text:span><text:span text:style-name="T6483">R</text:span><text:span text:style-name="T6484">. Kas</text:span><text:span text:style-name="T6485">p</text:span><text:span text:style-name="T6486">rzyk</text:span>:</text:p>
      <text:p text:style-name="P6487">Pewnie, że tak.</text:p>
      <text:p text:style-name="P6488"><text:span text:style-name="T6489">Przewodniczący</text:span>:</text:p>
      <text:p text:style-name="P6490">Kolega Kłosowski proszę bardzo.</text:p>
      <text:p text:style-name="P6491"><text:span text:style-name="T6492">Ob. Wojciech Kłosowski</text:span>:</text:p>
      <text:p text:style-name="P6493">Pr<text:span text:style-name="T6494">os</text:span>zę państwa jako zaangażowany troszeczkę praktycznie w tą spraw<text:span text:style-name="T6495">ę</text:span><text:s/>ponieważ nasi przyjaciele po tym, jak... si<text:span text:style-name="T6496">ę</text:span><text:s/>zachowali w wypadku Czarnobyla, właśnie to była ta sytuacja, którą pan Kwiatkowski podaje jako idealną, sztab wiedział i zachował<text:s/><text:span text:style-name="T6497">si</text:span>ę tak jak wszyscy wiem<text:span text:style-name="T6498">y</text:span>. Ponieważ się obawiał, że jacy<text:span text:style-name="T6499">ś</text:span><text:s/>ludzie wywołają panikę<text:span text:style-name="T6500">.</text:span><text:s/>Przed pierwszym maja. 12 maja nasi przyjaciele dostali w prezencie od organizacji ekologicznych z<text:s/><text:span text:style-name="T6501">Z</text:span><text:span text:style-name="T6502">ac</text:span>ho<text:span text:style-name="T6503">du</text:span><text:s/>sprzęt d<text:span text:style-name="T6504">oz</text:span>ym<text:span text:style-name="T6505">et</text:span>r<text:span text:style-name="T6506">ycz</text:span>ny, który tam jest w powszechnym użyciu. Podobno w<text:s/><text:span text:style-name="T6507">J</text:span>aponii takim sprzętem gospodynie domowe sprawdzają ryby na targu, czy nie mają przekroczonych norm emisji radioaktywn<text:span text:style-name="T6508">ej.<text:s/></text:span>Ten sprz<text:span text:style-name="T6509">ę</text:span>t został skonfiskowany i nasi koledzy mieli wielkie kłopoty z władzami bezpieczeństwa, za próbę wejścia w posiadanie tego sprzętu<text:span text:style-name="T6510">.</text:span><text:s/>Tutaj chodzi nam o wyrażenie zdecydowanej intencji, że każdy obywatel ma prawo taki sprzęt posiadać<text:s/><text:span text:style-name="T6511">i<text:s/></text:span>każdy obywatel ma prawo nawet, jakby nie będąc specjalnie prz<text:span text:style-name="T6512">es</text:span>zkolonym uzyskiwać informacje i w normalnym trybie rozpowszechniania informacji te informacje przekazywać innym. Nie ma żadnych przepisów prawnych, które bronią pana przed wywołaniem paniki bez posiadania takiego sprzętu. Nikt... zresztą praktyka pokazuje, że nie mając sprzętu d<text:span text:style-name="T6513">oz</text:span>ym<text:span text:style-name="T6514">et</text:span>r<text:span text:style-name="T6515">ycz</text:span>n<text:span text:style-name="T6516">eg</text:span>o też od czasu do czasu wpadamy w panikę przekazując sobie nawzajem info<text:span text:style-name="T6517">r</text:span>m<text:span text:style-name="T6518">ac</text:span>je np.<text:s/><text:span text:style-name="T6519">o</text:span><text:s/>chmurze radioaktywn<text:span text:style-name="T6520">ej</text:span><text:s/>z Czechosłowacji<text:span text:style-name="T6521">.</text:span><text:s/>N<text:span text:style-name="T6522">i</text:span>e ma sprzętu dozymetrycznego<text:span text:style-name="T6523">.</text:span><text:s/><text:span text:style-name="T6524">J</text:span>eś<text:span text:style-name="T6525">l</text:span>i inten<text:span text:style-name="T6526">c</text:span>ja pana Kwiatkowskiego jest taka, żeby informa<text:span text:style-name="T6527">c</text:span>je utajnić, a tylko zo<text:span text:style-name="T6528">s</text:span>tawić<text:s/><text:span text:style-name="T6529">w</text:span><text:s/>rękach przeszkolonych osób, to r<text:span text:style-name="T6530">ó</text:span>żnimy<text:s/><text:span text:style-name="T6531">s</text:span>ię w intencjach.</text:p>
      <text:p text:style-name="P6532">Czy wobec tego pan proponuje, że<text:span text:style-name="T6533">b</text:span>y takie stanowisko strony rządowej wpisać do protokołu rozbieżności?</text:p>
      <text:p text:style-name="P6534"><text:span text:style-name="T6535">Ob. Michał Wilczyński</text:span>:</text:p>
      <text:p text:style-name="P6536">Proszę państwa ta dyskusja j<text:span text:style-name="T6537">es</text:span>t<text:span text:style-name="T6538"><text:s/></text:span>z goła groteskowa. Dlatego, że w pkt<text:span text:style-name="T6539">.</text:span><text:s/>6 stwierdziliśmy, gdzie mówimy o P<text:span text:style-name="T6540">IOŚ-</text:span>u, jako o polic<text:span text:style-name="T6541">j</text:span>i ochrony środowiska, mówimy o kontroli aparatury służącej ochronie środowiska. Więc wydaje mi się, że ta sprawa jest jakby zab<text:span text:style-name="T6542">ez</text:span>pie<text:span text:style-name="T6543">c</text:span>zeniem. Obawy tutaj pana Kwiatkowskiego, czy prof. Romana, że będzie i niewłaś<text:span text:style-name="T6544">c</text:span>iwa m<text:span text:style-name="T6545">et</text:span>odyka i czy niewłaściwa aparatura, tutaj jest zarówno kontrola aparatury służącej ochronie środowiska, jak i ustalanie metodyki badań<text:span text:style-name="T6546">.</text:span><text:s/>Więc PIO<text:span text:style-name="T6547">Ś</text:span><text:s/>ma zawsze możliwość jakby interwencji i k<text:span text:style-name="T6548">ont</text:span>ro<text:span text:style-name="T6549">l</text:span>i t<text:span text:style-name="T6550">ej</text:span><text:s/>aparatur<text:span text:style-name="T6551">y</text:span>.</text:p>
      <text:p text:style-name="P6552">Dziękuję bardzo.</text:p>
      <text:soft-page-break/>
      <text:p text:style-name="P6553"><text:span text:style-name="T6554">Przewodniczący</text:span>:</text:p>
      <text:p text:style-name="P6555">J<text:span text:style-name="T6556">ed</text:span>en momencik, może tu j<text:span text:style-name="T6557">es</text:span>zcze udzielę głosu.</text:p>
      <text:p text:style-name="P6558"><text:span text:style-name="T6559">Ob</text:span><text:span text:style-name="T6560">.</text:span><text:span text:style-name="T6561"><text:s/>Mikłaszewski</text:span>:</text:p>
      <text:p text:style-name="P6562">Proszę państwa mnie się wydaje, że intencje naszej dyskusji są jednak zbieżne<text:span text:style-name="T6563">.</text:span><text:s/>Wszyscy mamy na myśli, że w końcu zmierzamy ku budowaniu społeczeństwa obywatelskiego, to jest dobrze poinformowanego i ta konkurencja ewentualnej informacji ni<text:span text:style-name="T6564">ez</text:span>ależnych w sumie wychodziłaby na dobre też instytucjom państwowym mierzącym uwiarygodniając j<text:span text:style-name="T6565">e</text:span>.</text:p>
      <text:p text:style-name="P6566">Maleńki przykład, którym się tu podeprę. Była plotka we Wrocławiu w zeszłym roku, że rtęć jest w wodzie wodociągowej, telefony s<text:span text:style-name="T6567">i</text:span>ę rozdzwoniły, słowem alarm był. I k<text:span text:style-name="T6568">i</text:span>lku amatorów z Politechniki Wrocławskiej z Klubu Ekologicznego nie wie<text:span text:style-name="T6569">m</text:span><text:s/><text:span text:style-name="T6570">c</text:span>zy to legalnie czy nielegalnie tą wodę zbadało i w niej rtęci nie wykryło, w sposób niezależny to zrobili w dwóch różnych laboratoriach i myśmy tą plotkę szybko ugasili i zdementowa<text:span text:style-name="T6571">li.</text:span><text:s/>Typowy przykład pozytywnego zareagowania autentycznego czynnika społecznego.</text:p>
      <text:p text:style-name="P6572">Ja sądzę ponieważ w polskiej legis<text:span text:style-name="T6573">l</text:span>aturze ni<text:span text:style-name="T6574">e</text:span><text:s/>ma zabronienia posiadania aparatury, zresztą byłoby to sprzeczne z tym budowaniem w wyższej świadomości<text:span text:style-name="T6575">.</text:span><text:s/><text:span text:style-name="T6576">Je</text:span>ś<text:span text:style-name="T6577">l</text:span>i znajdziemy prostszy zapis na ten punkt co do którego ideę chyba mamy taką samą to wypadałoby zostawić to, a nie ba<text:span text:style-name="T6578">ć</text:span><text:s/>się o skutki ewentualnej jakiejś takiej, które sobie imaginujemy sami troszkę, tego jeszcze nie było.<text:s/><text:span text:style-name="T6579">A</text:span><text:s/>dobra informacja jest rzetelną postawą uwiarygadn<text:span text:style-name="T6580">iają</text:span>cą służby państwowe.</text:p>
      <text:p text:style-name="P6581">I jeszcze jedno, czynnik bardzo ważny psychologiczny, że jest świadomość, swoboda, z badań prywatnych powiedzmy, nie każdy musi z tego korzystać, po jakimś czasie oczywiście korzysta, nie będzie to masowe, ta świadomoś<text:span text:style-name="T6582">ć</text:span><text:s/>sama bardzo nam tutaj uczuli wszelkie służby oficjalne na rzetelność podawanych<text:s/><text:span text:style-name="T6583">i</text:span>nformacji.</text:p>
      <text:p text:style-name="P6584"><text:span text:style-name="T6585">Ob. J. Kwiatkowski</text:span>:</text:p>
      <text:p text:style-name="P6586">Dwa słowa tylko. Jeśli chodzi o sprawę kontro<text:span text:style-name="T6587">li</text:span><text:s/>aparatury przez P<text:span text:style-name="T6588">IO</text:span>Ś panie dokto<text:span text:style-name="T6589">rz</text:span>e to po to, żeby ona mogła być kontrolowana przez P<text:span text:style-name="T6590">IO</text:span>Ś zgodnie z poprzednim punktem, to by musiała być ona re<text:span text:style-name="T6591">jest</text:span>rowana, bo ten P<text:span text:style-name="T6592">IO</text:span>Ś<text:span text:style-name="T6593"><text:s/></text:span>n<text:span text:style-name="T6594">i</text:span>e wie, gdzie ta aparatura będzie. To jest raz.</text:p>
      <text:p text:style-name="P6595">Po drugie ja, jeśli istnieje już zagwarantowane prawo - a takie jest - do posiadania i badania, to wobec tego<text:s/><text:span text:style-name="T6596">w</text:span><text:s/>ogóle ten punkt<text:s/><text:span text:style-name="T6597">j</text:span>est nieaktualny. Ale je<text:span text:style-name="T6598">ś</text:span>li to prawo jest niepełne to proponuję, żeby jednak wskazać, że nie wszyscy i nie każdy, i nie na własną rękę, kto<text:s/><text:span text:style-name="T6599">m</text:span>oże, gdzie, ale zróbmy to. Organizacje ekologiczn<text:span text:style-name="T6600">e...</text:span></text:p>
      <text:p text:style-name="P6601">/Głos z sali: nie słychać/.</text:p>
      <text:p text:style-name="P6602"><text:span text:style-name="T6603">Ob. J. Kwiatkowski</text:span>:</text:p>
      <text:p text:style-name="P6604">Proszę<text:s/>bardzo, tak zgadzam s<text:span text:style-name="T6605">i</text:span>ę wtedy to jest jakiś tytuł, a nie wsz<text:span text:style-name="T6606">ę</text:span>dzie i nie każdy.</text:p>
      <text:p text:style-name="P6607"><text:span text:style-name="T6608">Przewodniczący</text:span>:</text:p>
      <text:p text:style-name="P6609">Pan minister bardzo proszę.</text:p>
      <text:p text:style-name="P6610"><text:span text:style-name="T6611">O</text:span><text:span text:style-name="T6612">b. Wacław Kulczyński</text:span>:</text:p>
      <text:p text:style-name="P6613">Chcę zadeklarować<text:s/><text:span text:style-name="T6614">jed</text:span>noznacznie, że jestem za utrzymaniem tego punktu i n<text:span text:style-name="T6615">i</text:span>e szedłbym tą drogą, którą pan Kasprzyk proponuje, bo jednak to jest punkt ważny właśnie, mający odzew społeczny.</text:p>
      <text:p text:style-name="P6616">Natomiast cały czas mnie chodzi nie o skutki, bo to wynika z samego prawa, tak jak pan powiedział jeszcze przed narodzeniem Chrystusa utworzonego. Ale o profilaktyczne działanie.<text:s/><text:span text:style-name="T6617">Mo</text:span>że, nie wiem, tak mi s<text:span text:style-name="T6618">ię</text:span><text:s/>wydaje, może by coś takiego zrobić, żeby napisać tą wersję, która jest tutaj do miejsca<text:s/>„aparatury”<text:s/>i od<text:s/><text:soft-page-break/>tego miejsca jest pod warunkiem. Napisać tak<text:s/>„pod warunkiem spełnienia wymogów zab<text:span text:style-name="T6619">ez</text:span>pi<text:span text:style-name="T6620">ec</text:span>zających przed wprowadzeniem skażeń do środowiska”. Ja się po pr<text:span text:style-name="T6621">o</text:span>stu<text:s/><text:span text:style-name="T6622">b</text:span>oję, że ktoś bez złej woli... I w tym by się mieściło, że jak np. ktoś przychodzi na ujęcie wody, to jednak towarzyszy mu strażnik jakiś, czy ktoś kto pilnuje, bo nikt z nas nie chciałby, żeby nam się plątał po ujęciu wody, którą my później pijemy.</text:p>
      <text:p text:style-name="P6623"><text:span text:style-name="T6624">/</text:span>Głos z sali: nie słychać/.</text:p>
      <text:p text:style-name="P6625"><text:span text:style-name="T6626">Przew</text:span><text:span text:style-name="T6627">od</text:span><text:span text:style-name="T6628">ni</text:span><text:span text:style-name="T6629">c</text:span><text:span text:style-name="T6630">zący</text:span>:</text:p>
      <text:p text:style-name="P6631">Po kolei panowie, po kolei<text:span text:style-name="T6632">.</text:span></text:p>
      <text:p text:style-name="P6633">Ko<text:span text:style-name="T6634">l.</text:span><text:s/>Kłosowski proszę bardzo.</text:p>
      <text:p text:style-name="P6635"><text:span text:style-name="T6636">Ob. Kłosowski</text:span>:</text:p>
      <text:p text:style-name="P6637">Jeśli można zaproponować, proponowałbym takie<text:s/><text:span text:style-name="T6638">sfo</text:span>rmu<text:span text:style-name="T6639">ło</text:span>wan<text:span text:style-name="T6640">ie.</text:span><text:s/>Wed<text:span text:style-name="T6641">l</text:span>e metodyki zatwi<text:span text:style-name="T6642">er</text:span>dzan<text:span text:style-name="T6643">ej<text:s/></text:span>przez P<text:span text:style-name="T6644">I</text:span>OŚ, to znaczy rozumiemy, że niezależna osoba chce przeprowadzić badania...</text:p>
      <text:p text:style-name="P6645">/Głos z sali: nie.../.</text:p>
      <text:p text:style-name="P6646"><text:span text:style-name="T6647">Ob. Kłosowski</text:span><text:span text:style-name="T6648">:</text:span></text:p>
      <text:p text:style-name="P6649">Bo tam przy P<text:span text:style-name="T6650">I</text:span>OŚ-u mamy ten zapis, że wszelkie badania.<text:span text:style-name="T6651">..</text:span></text:p>
      <text:p text:style-name="P6652">/Głos z sali: nie słychać/.</text:p>
      <text:p text:style-name="P6653"><text:span text:style-name="T6654">O</text:span><text:span text:style-name="T6655">b. Kłosowski</text:span>:</text:p>
      <text:p text:style-name="P6656">Wycofuję się.</text:p>
      <text:p text:style-name="P6657">/Głos z sali: proszę powtórzyć jeszcze raz sformułowanie/.</text:p>
      <text:p text:style-name="P6658"><text:span text:style-name="T6659"><text:s text:c="29"/></text:span>:</text:p>
      <text:p text:style-name="P6660">Pod warunkiem sp<text:span text:style-name="T6661">eł</text:span>nienia wymogów zab<text:span text:style-name="T6662">ez</text:span>pieczających przed wprowadzeniem skażeń do środowiska. Przed skażeniem środowiska<text:span text:style-name="T6663">...</text:span></text:p>
      <text:p text:style-name="P6664"><text:span text:style-name="T6665">Przewodn</text:span><text:span text:style-name="T6666">icz</text:span><text:span text:style-name="T6667">ący</text:span>:</text:p>
      <text:p text:style-name="P6668">Czy taki zapis przyjmujemy?</text:p>
      <text:p text:style-name="P6669"><text:span text:style-name="T6670">Ob</text:span><text:span text:style-name="T6671">.</text:span><text:span text:style-name="T6672"><text:s/></text:span><text:span text:style-name="T6673">A</text:span><text:span text:style-name="T6674">. Kassenberg</text:span>:</text:p>
      <text:p text:style-name="P6675"><text:span text:style-name="T6676">Cz</text:span>y można zapr<text:span text:style-name="T6677">oponow</text:span>ać inne wyj<text:span text:style-name="T6678">ś</text:span>cie do tego ciągle dyskutowanego punktu. Prawne zagwarantowanie swobody prowadzenia niezależnych badań. Czy mogłoby być takie rozwiązanie, sądz<text:span text:style-name="T6679">ę</text:span>, że ono byłoby lepsze.</text:p>
      <text:p text:style-name="P6680">„Prawne zagwarantowanie swobody prowadzenia niezależnych badań i posiadanie niezbędnej do tego<text:s/><text:span text:style-name="T6681">ce</text:span>lu aparatury” .</text:p>
      <text:p text:style-name="P6682">/Głos z sali:<text:s/>nieutrzymanie, bo to jest.../.</text:p>
      <text:p text:style-name="P6683"><text:span text:style-name="T6684">Ob. A</text:span><text:span text:style-name="T6685">.</text:span><text:span text:style-name="T6686"><text:s/>Kassenberg</text:span>:</text:p>
      <text:p text:style-name="P6687">Utrzymanie było<text:span text:style-name="T6688">,</text:span><text:s/>była autopoprawka.<text:span text:style-name="T6689">..</text:span></text:p>
      <text:p text:style-name="P6690">/Głos z sali: Prawne zagwarantowan<text:span text:style-name="T6691">ie</text:span>, bo uważamy, że obecnie na gruncie obecnego prawa obecnie taka wolność prowadzenia badań istnieje, to<text:s/>„zagwarantowanie”<text:s/>to jest pełniejsze/.</text:p>
      <text:p text:style-name="P6692"><text:span text:style-name="T6693">Ob. A</text:span><text:span text:style-name="T6694">.</text:span><text:span text:style-name="T6695"><text:s/>Kassenberg</text:span>:</text:p>
      <text:p text:style-name="P6696">Zgoda? To pozwolę sobie prze<text:span text:style-name="T6697">c</text:span>zytać, żebyśmy mieli jasność.</text:p>
      <text:p text:style-name="P6698">„Prawne zagwarantowanie swobody prowadzenia niezależnych badań<text:s/><text:span text:style-name="T6699">i</text:span><text:s/>posiadania niezbędnej do tego celu aparatury pod warunkiem spełnienia wymogów zabezpi<text:span text:style-name="T6700">ec</text:span>zających przed skażeniem środowiska”<text:span text:style-name="T6701">.</text:span></text:p>
      <text:p text:style-name="P6702"><text:span text:style-name="T6703">Przew</text:span><text:span text:style-name="T6704">od</text:span><text:span text:style-name="T6705">n</text:span><text:span text:style-name="T6706">icz</text:span><text:span text:style-name="T6707">ący</text:span>:</text:p>
      <text:soft-page-break/>
      <text:p text:style-name="P6708">Bardzo proszę panie ministrze.</text:p>
      <text:p text:style-name="P6709"><text:span text:style-name="T6710">O</text:span><text:span text:style-name="T6711">b.<text:s/></text:span><text:span text:style-name="T6712">W.</text:span><text:span text:style-name="T6713"><text:s/>Kul</text:span><text:span text:style-name="T6714">c</text:span><text:span text:style-name="T6715">zyński</text:span>:</text:p>
      <text:p text:style-name="P6716">Ja mam pewne wątpliwości co do mojej propozycji<text:span text:style-name="T6717">.</text:span><text:s/>Pozwolę sobie, ponieważ i tak ta dyskusja się przewleka, zaproponować pełne uproszczenie tego. Wydaje mi s<text:span text:style-name="T6718">i</text:span>ę, że w tej całej sprawie wystarczy powiedzieć to do takiego momentu. Tzn. za formułą pana dr. Kassenberga idąc prawne zagwarantowanie swobody prowadzenia niezależnych badań i krop<text:span text:style-name="T6719">ka</text:span>. Proszę państwa czy można robić badania bez aparatury? Ja sobie tego nie wyobrażam. W tym s<text:span text:style-name="T6720">i</text:span>ę mieści również element aparatury. To po pierwsze<text:span text:style-name="T6721">.</text:span></text:p>
      <text:p text:style-name="P6722">Po drugie cokolwiek b<text:span text:style-name="T6723">yśm</text:span>y nie napisali to jeśli będzie chodziło o badanie w strefach, które są innym prawem określone, zastrzeżone, bo to może być wojskowa, to może licho wie jeszcze jaka, ja mów<text:span text:style-name="T6724">ię</text:span><text:s/>o wątpliwościach pana prof. Romana to nikt nie wpuś<text:span text:style-name="T6725">c</text:span>i co b<text:span text:style-name="T6726">yśm</text:span>y sobie nie napisali, bo takie jest prawo. Jakieś gdzie indziej dla CIA<text:span text:style-name="T6727">,</text:span><text:s/>a dla nas akurat takie. Czy my musimy tak komplikować? Prawne zapewnienie swobody prowadzenia niezbędnych.<text:span text:style-name="T6728">..</text:span><text:s/>niezależnych badań. W tym si<text:span text:style-name="T6729">ę</text:span><text:s/>mieści wszystko<text:span text:style-name="T6730">.</text:span></text:p>
      <text:p text:style-name="P6731"><text:span text:style-name="T6732">Przewodniczący</text:span>:</text:p>
      <text:p text:style-name="P6733">Bardzo pro<text:span text:style-name="T6734">sz</text:span>ę kol. Gołąb<text:span text:style-name="T6735">.</text:span></text:p>
      <text:p text:style-name="P6736"><text:span text:style-name="T6737">Ob</text:span><text:span text:style-name="T6738">.</text:span><text:span text:style-name="T6739"><text:s/>Bogusław Gołąb</text:span>:</text:p>
      <text:p text:style-name="P6740">Wniosk<text:span text:style-name="T6741">uj</text:span>ę o utrzymanie t<text:span text:style-name="T6742">ej<text:s/></text:span>treści posiadanie niezbędnej do tego celu aparatury. Nie jest to kwestia możliwości przeprowadzenia badań, a jest to kwestie prawnego faktu posiadania takiej aparatury. I jest tutaj powiedziane<text:s/>„i posiadanie niezbędnej do teg<text:span text:style-name="T6743">o</text:span><text:s/><text:span text:style-name="T6744">ce</text:span>lu aparatury”. Ja to tak uważam<text:span text:style-name="T6745">.</text:span><text:s/>A to czy pan mówi, że nie ma możliwości wykonania badań jest to inna całkiem kwestia<text:span text:style-name="T6746">.</text:span></text:p>
      <text:p text:style-name="P6747"><text:span text:style-name="T6748">/</text:span>Głos z sali: posiadania aparatury na zasadzie sztuka dla sztuki/.</text:p>
      <text:p text:style-name="P6749"><text:span text:style-name="T6750">Przewodni</text:span><text:span text:style-name="T6751">c</text:span><text:span text:style-name="T6752">ząc</text:span><text:span text:style-name="T6753">y</text:span><text:span text:style-name="T6754">:</text:span></text:p>
      <text:p text:style-name="P6755">Bardzo proszę<text:span text:style-name="T6756">.</text:span></text:p>
      <text:p text:style-name="P6757"><text:span text:style-name="T6758">Ob.</text:span><text:span text:style-name="T6759"><text:s/>Jaśkowski</text:span>:</text:p>
      <text:p text:style-name="P6760">Ja myślę, że tutaj chodzi koledze o to, że na granicy czasami aparatura jest zatrzymywana.</text:p>
      <text:p text:style-name="P6761"><text:span text:style-name="T6762">P</text:span><text:span text:style-name="T6763">rzew</text:span><text:span text:style-name="T6764">o</text:span><text:span text:style-name="T6765">dn</text:span><text:span text:style-name="T6766">i</text:span><text:span text:style-name="T6767">czący</text:span>:</text:p>
      <text:p text:style-name="P6768">Proszę państwa proponowałbym przyjąć wersję odczytaną przez kol<text:span text:style-name="T6769">.</text:span><text:s/>Kassenberga.</text:p>
      <text:p text:style-name="P6770">Czy moglibyśmy się zgodzić na to? I teraz mamy jeszcze jeden punkt<text:span text:style-name="T6771">.</text:span><text:s/>Proszę bardzo<text:span text:style-name="T6772">.</text:span></text:p>
      <text:p text:style-name="P6773"><text:span text:style-name="T6774">Ob</text:span><text:span text:style-name="T6775">.</text:span><text:span text:style-name="T6776"><text:s/>Mikłaszewski</text:span>:</text:p>
      <text:p text:style-name="P6777"><text:span text:style-name="T6778">P</text:span>roszę państwa tam gdzie mamy punkt dotyczący obowiązku udostępnienia informacji o stanie środowiska proponuję następujące brzmienie<text:span text:style-name="T6779">.</text:span><text:s/>Punkt c/:</text:p>
      <text:p text:style-name="P6780">„Zapewnienie powszechnej dostępności informacji o stanie środowiska poprzez<text:s/><text:span text:style-name="T6781">-</text:span><text:s/>obowiązek udostępniania informacji o stanie środowiska każdemu obywatelowi i organizacji<text:s/><text:span text:style-name="T6782">i<text:s/></text:span>organizacji społecznej z jednoczesnym wyłączeniem tych informacji z zakresu tajemnicy państwowej i służbowej”.</text:p>
      <text:p text:style-name="P6783">Na<text:span text:style-name="T6784">stęp</text:span>na<text:span text:style-name="T6785">...</text:span></text:p>
      <text:p text:style-name="P6786"><text:span text:style-name="T6787">Pr</text:span><text:span text:style-name="T6788">zewodni</text:span><text:span text:style-name="T6789">cz</text:span><text:span text:style-name="T6790">ący</text:span>:</text:p>
      <text:p text:style-name="P6791">Chwileczkę<text:span text:style-name="T6792">.</text:span><text:s/>Czy jest, czy są uwagi do takiego sprecyzowania tego punktu?</text:p>
      <text:p text:style-name="P6793"><text:span text:style-name="T6794">Ob. Mikłaszewski</text:span>:</text:p>
      <text:p text:style-name="P6795">Myśmy we wtorek to przyjęli wstępnie.</text:p>
      <text:p text:style-name="P6796"><text:span text:style-name="T6797">Przewodni</text:span><text:span text:style-name="T6798">cz</text:span><text:span text:style-name="T6799">ący</text:span>:</text:p>
      <text:soft-page-break/>
      <text:p text:style-name="P6800">Bardzo pr<text:span text:style-name="T6801">os</text:span>zę<text:span text:style-name="T6802">.</text:span></text:p>
      <text:p text:style-name="P6803"><text:span text:style-name="T6804">Ob. W. Ku</text:span><text:span text:style-name="T6805">l</text:span><text:span text:style-name="T6806">c</text:span><text:span text:style-name="T6807">z</text:span><text:span text:style-name="T6808">yńsk</text:span><text:span text:style-name="T6809">i</text:span>:</text:p>
      <text:p text:style-name="P6810">Mam wątpliwości czy praktycznie da si<text:span text:style-name="T6811">ę</text:span><text:s/>to wykonać<text:span text:style-name="T6812">.</text:span><text:s/><text:span text:style-name="T6813">M</text:span>i<text:span text:style-name="T6814">e</text:span>jmy t<text:span text:style-name="T6815">ro</text:span>chę wyobraźni<text:span text:style-name="T6816">.</text:span><text:s/>Każdemu obywatelowi. Może powstać sytuacja niech się obywatel zwraca do organizacji ekologiczn<text:span text:style-name="T6817">ej,</text:span><text:s/>do tego typu<text:s/><text:span text:style-name="T6818">ź</text:span>ródeł, ale przecież może dojść do sytuacji wręcz paradoksaln<text:span text:style-name="T6819">ej,</text:span><text:s/>że właściw<text:span text:style-name="T6820">i</text:span>e każda praca będzie unieruchomiona tylko przez to, że się będzie<text:s/>udzielało<text:s/><text:span text:style-name="T6821">w</text:span><text:s/>każdą stronę informacji. Jeszcze przy na<text:span text:style-name="T6822">s</text:span>zym wydaniu prasy - to znaczy ja mam duże w tym zakresie uwagi, naw<text:span text:style-name="T6823">et</text:span><text:s/>o tym mówiliśmy<text:s/><text:span text:style-name="T6824">n</text:span>a zespole, gdzie cały szereg do znudzenia informacji jest przekazywanych, a my się tu spotykamy i dowiadujemy się, że one nie s<text:span text:style-name="T6825">ą</text:span><text:s/><text:span text:style-name="T6826">cz</text:span>ytane po prostu. Otwieramy otwarte drzwi, to też doprowadzimy do paradoksalnych sytuacji.</text:p>
      <text:p text:style-name="P6827"><text:span text:style-name="T6828">N</text:span>ie prz<text:span text:style-name="T6829">es</text:span>adzajmy w pewnych sformułowania<text:span text:style-name="T6830">c</text:span>h<text:span text:style-name="T6831">.</text:span><text:s/>Poza tym ja w tej chwili nawet nie potrafię dać przykładu, ale wyobrażam sobie, że mogą być sytuacje, że tajemnica musi by<text:span text:style-name="T6832">ć</text:span><text:s/>zachowana służbowa. Musi by<text:span text:style-name="T6833">ć</text:span><text:s/>i tego prawa nikt nam nie może odebra<text:span text:style-name="T6834">ć.<text:s/></text:span>To normalne zasady zdrowej pracy wymagają tego.<text:s/><text:span text:style-name="T6835">M</text:span><text:span text:style-name="T6836">n</text:span>i<text:span text:style-name="T6837">e</text:span><text:s/>do skrajności doprowadzają kwestie.</text:p>
      <text:p text:style-name="P6838"><text:span text:style-name="T6839">Ob. J</text:span><text:span text:style-name="T6840">.</text:span><text:span text:style-name="T6841"><text:s/>Kołodzi</text:span><text:span text:style-name="T6842">e</text:span><text:span text:style-name="T6843">jski</text:span>:</text:p>
      <text:p text:style-name="P6844">Pojęcie co się mieści pod informacją jest tak szerokie, my tego też nie sprecyzujemy, że może być każda wręcz sprawa pod to podłączana, nie zawsze ona może być wyj<text:span text:style-name="T6845">ę</text:span>ta spod prawa, spod tajemnicy. Mimo że każdą rzecz do ochrony środowiska można sprowadzić<text:span text:style-name="T6846">.</text:span><text:s/>Każdą rzecz.</text:p>
      <text:p text:style-name="P6847"><text:span text:style-name="T6848">O</text:span><text:span text:style-name="T6849">b. Kasprzyk</text:span>:</text:p>
      <text:p text:style-name="P6850">Proszę państwa, może ja jakieś kompromisowe sformułowanie zaproponuję. Zamiast tak, jak kolega sformułował i zaproponował obowiązek udo<text:span text:style-name="T6851">st</text:span>ępnienia informacji o stanie środowiska każdemu obywatelowi i organizacji społecznej z jednoczesnym wyłączeniem tych informacji z zakresu tajemnicy państwowej i służbowej, może bardziej ogólne stwierdzenie, które musi być sprecyzowane w przyszłej ustawie. Wprowadzenie wolności informacji w zakresie ekologii. Bo proszę państwa to nie jest żadna herezja. Właściwie my powinniśmy wprowadzić zgodnie z umowami m<text:span text:style-name="T6852">ięd</text:span>zynar<text:span text:style-name="T6853">od</text:span>owymi wolnoś<text:span text:style-name="T6854">ć</text:span><text:s/>informacji w ogóle i powinna być specjalna ustawa, a je<text:span text:style-name="T6855">ś</text:span>li nie specjalna ustawa to poszczególne ustawy powinny tę wolność informacji zapewniać<text:span text:style-name="T6856">.</text:span><text:s/>Wolność informacji to wcale nie znaczy, że to jest absolutna ni<text:span text:style-name="T6857">eo</text:span>graniczona, bez wyjątkowa dostępność do tych organizacji<text:span text:style-name="T6858">.<text:s/></text:span>Taką zasadą powinien się ki<text:span text:style-name="T6859">e</text:span>rować u<text:span text:style-name="T6860">st</text:span>awodawca wolność informacji<text:span text:style-name="T6861">.</text:span><text:s/>Natomiast szczegółów to my nie przesądzimy. Bo to są bardzo trudne kwestie od strony jurydycznej<text:span text:style-name="T6862">.</text:span></text:p>
      <text:p text:style-name="P6863"><text:span text:style-name="T6864">Przewodniczący</text:span>:</text:p>
      <text:p text:style-name="P6865">Formuła pana Kasprzyka ja myślę, jest dobra.<text:span text:style-name="T6866">..</text:span></text:p>
      <text:p text:style-name="P6867"><text:span text:style-name="T6868">Ob. Kasprzyk</text:span>:</text:p>
      <text:p text:style-name="P6869">Wprowadzenie wolności informacji<text:span text:style-name="T6870">,</text:span><text:s/>w dziedzinie ekologii.<text:span text:style-name="T6871">.</text:span>.</text:p>
      <text:p text:style-name="P6872">/G<text:span text:style-name="T6873">ł</text:span>os z sali<text:span text:style-name="T6874">:</text:span><text:s/>nie o stanie środowiska/.</text:p>
      <text:p text:style-name="P6875"><text:span text:style-name="T6876">Ob.<text:s/></text:span><text:span text:style-name="T6877">Kasprzyk</text:span>:</text:p>
      <text:p text:style-name="P6878"><text:span text:style-name="T6879">O</text:span><text:s/><text:span text:style-name="T6880">st</text:span>anie<text:s/><text:span text:style-name="T6881">ś</text:span>rodow<text:span text:style-name="T6882">is</text:span>ka.</text:p>
      <text:p text:style-name="P6883"><text:span text:style-name="T6884">Ob.</text:span><text:span text:style-name="T6885"><text:s/>W. Kulczyński</text:span>:</text:p>
      <text:p text:style-name="P6886"><text:span text:style-name="T6887">J</text:span><text:span text:style-name="T6888">a</text:span><text:s/>bym proponował taką rz<text:span text:style-name="T6889">e</text:span>c<text:span text:style-name="T6890">z</text:span>,<text:span text:style-name="T6891"><text:s/></text:span>idąc po propozycji k<text:span text:style-name="T6892">ol</text:span>. Kasprzyka, poprzez zapewnienie wolności informac<text:span text:style-name="T6893">j</text:span>i o stanie środowiska każdemu obywatelowi i organ<text:span text:style-name="T6894">iz</text:span>a<text:span text:style-name="T6895">cj</text:span>om społecznym<text:span text:style-name="T6896">.</text:span></text:p>
      <text:soft-page-break/>
      <text:p text:style-name="P6897">Wydaje<text:s/><text:span text:style-name="T6898">m</text:span>i się, że podkreślenie tego, że każdy obywatel ma prawo, dostęp do informacji jest - moim zdaniem - zdaniem fundamentalnym<text:span text:style-name="T6899">.</text:span></text:p>
      <text:p text:style-name="P6900">Natomiast jak on będzie formułowany, tak jak słusznie kol. Kasprzyk mówił - co będzie, jaka pro<text:span text:style-name="T6901">c</text:span>edura tego będzie czy faktycznie będą jakieś istniały<text:s/><text:span text:style-name="T6902">i</text:span>nf<text:span text:style-name="T6903">o</text:span>rmacje, które będą musiały być obj<text:span text:style-name="T6904">ę</text:span>te tajemnicą pa<text:span text:style-name="T6905">ń</text:span>stwową<text:span text:style-name="T6906">.</text:span><text:s/>Zostawmy to u<text:span text:style-name="T6907">s</text:span>taw<text:span text:style-name="T6908">o</text:span>dawcy<text:span text:style-name="T6909">.</text:span></text:p>
      <text:p text:style-name="P6910">Natomiast uważałbym, że warto podkreślić każdemu o<text:span text:style-name="T6911">b</text:span>yw<text:span text:style-name="T6912">atel</text:span>owi. Powinniśmy się cieszyć, że obywatel chce wiedzieć w jakim środowisku ż<text:span text:style-name="T6913">yj</text:span>e<text:span text:style-name="T6914">.</text:span><text:s/>Bo on w sumie będzie naszym sprzymi<text:span text:style-name="T6915">er</text:span>zeńc<text:span text:style-name="T6916">o</text:span>m w końcu. Dlatego bym proponował pozostawieni<text:span text:style-name="T6917">e</text:span><text:s/>tego sformułowania<text:s/>„każdemu obywatelowi i organizacjom<text:s/>społecznym,<text:s/><text:span text:style-name="T6918">a</text:span><text:s/>gór<text:span text:style-name="T6919">ę</text:span>, tą<text:s/><text:span text:style-name="T6920">c</text:span>zęś<text:span text:style-name="T6921">ć</text:span><text:s/>wstępną sformułować poprzez wolność informacji o stanie środowiska<text:span text:style-name="T6922">.</text:span></text:p>
      <text:p text:style-name="P6923">Dziękuję<text:span text:style-name="T6924">.</text:span></text:p>
      <text:p text:style-name="P6925"><text:span text:style-name="T6926">O</text:span><text:span text:style-name="T6927">b</text:span><text:span text:style-name="T6928">.</text:span><text:span text:style-name="T6929"><text:s/>A. Kassenberg</text:span>:</text:p>
      <text:p text:style-name="P6930"><text:span text:style-name="T6931">J</text:span>a niewiele mówiłem i dalej nie będę mówił wiele, po prostu wydaje mi się, że my wracamy do tych samych spraw, które ż<text:span text:style-name="T6932">eś</text:span>my przed chwilą tak głośno dyskutowali w punkcie ostatnim. To znaczy ja bym mógł powtórzy<text:span text:style-name="T6933">ć<text:s/></text:span>wszystkie argumenty pana Kasprzyka w tym przypadku. Prawa każdemu obywatelowi do posiadania informacji są regulowane przecież gdzie indziej, nie zawężajmy jego praw, tylko do informa<text:span text:style-name="T6934">cj</text:span>i<text:s/><text:span text:style-name="T6935">o</text:span>chr<text:span text:style-name="T6936">on</text:span>y środowiska, nie zapisujmy tego szczególnie w tym miejscu<text:span text:style-name="T6937">.</text:span><text:s/>Uważam, że zapis ogólniejszy ten zaproponowany przez..<text:span text:style-name="T6938">.</text:span><text:s/>wcześniej jest lepszy<text:span text:style-name="T6939">.</text:span><text:s/>Jest po prostu ogólniejszy. Wiemy o<text:s/><text:span text:style-name="T6940">c</text:span>o chodzi<text:s/><text:span text:style-name="T6941">i</text:span><text:s/>zgadzamy się<text:span text:style-name="T6942">.</text:span><text:s/>Jest nasza intencja, żeby i<text:span text:style-name="T6943">ść</text:span><text:s/><text:span text:style-name="T6944">w<text:s/></text:span>tym kierunku<text:span text:style-name="T6945">.</text:span></text:p>
      <text:p text:style-name="P6946">To wszystko<text:span text:style-name="T6947">.</text:span><text:s/>Dzi<text:span text:style-name="T6948">ę</text:span>kuję.</text:p>
      <text:p text:style-name="P6949"><text:span text:style-name="T6950">Przewodniczący</text:span>:</text:p>
      <text:p text:style-name="P6951">Proszę pa<text:span text:style-name="T6952">ń</text:span>stwa to jest sprawa delik<text:span text:style-name="T6953">atn</text:span>a<text:span text:style-name="T6954">.</text:span><text:s/>Blokada informacji w zakresie ochrony środowiska funkcjonuje jednak bardzo szczelnie. Wiemy wszyscy z naszego doświadczenia, że te materiały nie są ud<text:span text:style-name="T6955">ost</text:span>ępniane<text:span text:style-name="T6956">.</text:span><text:s/>Drukowane są w formie do użytku służbowego, nawet jeżeli są drukowane wydaje mi si<text:span text:style-name="T6957">ę</text:span>, że my jednak musimy tu zrobić jakiś istotny postęp<text:span text:style-name="T6958">.</text:span></text:p>
      <text:p text:style-name="P6959">Ja bym proponował przyjęcie formuły zaproponowan<text:span text:style-name="T6960">ej<text:s/></text:span>przez<text:s/><text:span text:style-name="T6961">kol</text:span>. Kassenberga<text:span text:style-name="T6962">.</text:span><text:s/>Możemy się na to zgodzić?</text:p>
      <text:p text:style-name="P6963"><text:span text:style-name="T6964">Ob. Kulczyński</text:span>:</text:p>
      <text:p text:style-name="P6965"><text:span text:style-name="T6966">J</text:span>eśli można panie przewodniczący mnie to dalej nie przekonuje<text:span text:style-name="T6967">.</text:span><text:s/><text:span text:style-name="T6968">M</text:span><text:span text:style-name="T6969">uszę</text:span><text:s/>powiedzieć, że w tej chwili trochę na gorąco myślimy i trudno nawet się wyra<text:span text:style-name="T6970">ź</text:span>n<text:span text:style-name="T6971">i</text:span>e sprecyzować.</text:p>
      <text:p text:style-name="P6972">Państwo na pewno również w tym gronie bywali w ins<text:span text:style-name="T6973">tyt</text:span>uc<text:span text:style-name="T6974">j</text:span>ach na Zachodz<text:span text:style-name="T6975">i</text:span>e, równi<text:span text:style-name="T6976">e</text:span>ż prawdopodobnie w podobnych,<text:s/><text:span text:style-name="T6977">j</text:span>ak nasze mini<text:span text:style-name="T6978">st</text:span>erstwo. Czym sobie wytłuma<text:span text:style-name="T6979">c</text:span>zyć to,<text:s/><text:span text:style-name="T6980">ż</text:span>e wejście do takiej instytucji jest faktycznie niemożliwe bez uzyskania jakiegokolwiek zezwolenia. Czym sobie wytłumaczyć? A my tak szermujemy hasłem dostępności, wolności, tego, że każdy materiał nie musi być do wewnętrznego użytku<text:span text:style-name="T6981">.</text:span><text:s/><text:span text:style-name="T6982">B</text:span>o spróbujmy w Szwecji, jak s<text:span text:style-name="T6983">ię</text:span><text:s/>przechodzi przez szereg drzwi, jak s<text:span text:style-name="T6984">i</text:span>ę nie ma identyfikatora to po prostu drzwi się nie otworzy. Jak nie wejdzie pracownik towarzyszący z identyfikatorem to si<text:span text:style-name="T6985">ę</text:span><text:s/>nie przejdzie<text:span text:style-name="T6986">.</text:span><text:s/>Że pracownik z jednej strony korytarza do drugiej strony korytarza nie przejdzie jeśli też nie będzie miał tary<text:span text:style-name="T6987">fik</text:span>a<text:span text:style-name="T6988">to</text:span>ra, który go do tego upoważnia<text:span text:style-name="T6989">.</text:span></text:p>
      <text:p text:style-name="P6990">Ja robię tutaj trochę przenośnię, ale jest w tym również sprawa tego co my tu szermujemy - dostępność, swoboda to ni<text:span text:style-name="T6991">e</text:span><text:s/>tak wygląda. Tak samo to wygląda w USA i w wielu, wielu krajach zachodnich<text:span text:style-name="T6992">.</text:span><text:s/>Są pewne<text:s/><text:soft-page-break/>reguły, są pewne zasady i proszę państwa my naprawdę nie przesadzajmy tutaj w sposób skr<text:span text:style-name="T6993">aj</text:span>ny. Ja rozumiem dostępność dla społeczeństwa, ale takie podkreślanie dostępności dla społ<text:span text:style-name="T6994">ec</text:span>zeństwa, ale takie podkreślanie tutaj każ<text:span text:style-name="T6995">d</text:span>ego obywatela. Piszemy w każdym momencie, w każdej chwili i każdej dokładnie. Robimy coś co stawiamy na głowie<text:span text:style-name="T6996">.</text:span></text:p>
      <text:p text:style-name="P6997">Pamiętajmy proszę państwa, ja jeszcze chciałbym na j<text:span text:style-name="T6998">e</text:span>dną rzecz zwróci<text:span text:style-name="T6999">ć</text:span><text:s/>uwagę, przepraszam<text:span text:style-name="T7000">.</text:span><text:s/>Te ustalenia co byśmy ni<text:span text:style-name="T7001">e</text:span><text:s/>powiedzieli, że tu będzie rząd zobowiązany, ministerstwo będzie zobowiązane.<text:s/><text:span text:style-name="T7002">„</text:span>Okrągły stół”<text:s/>na pewno zdecyduje, że to będzie realizacja nasza wspólna<text:span text:style-name="T7003">.</text:span><text:s/>I nic nie pomoże jakimi hastami w tej chwili szermujemy. Nie po to, że<text:span text:style-name="T7004">ś</text:span>m<text:span text:style-name="T7005">y</text:span><text:s/><text:span text:style-name="T7006">się</text:span><text:s/>przy tym stole spotkali, żeby potem po prostu byl<text:span text:style-name="T7007">i</text:span><text:s/>państwo tylko tymi, którzy się nam przygląd<text:span text:style-name="T7008">a</text:span>ją<text:span text:style-name="T7009">.</text:span><text:s/>Razem będziemy to robić.<text:s/><text:span text:style-name="T7010">I</text:span><text:s/>słuchajcie również naszych tutaj doświad<text:span text:style-name="T7011">c</text:span>zonych, naszego doświadczenia<text:span text:style-name="T7012">.</text:span><text:s/>Naprawdę, niepatrzenie na t<text:span text:style-name="T7013">ę</text:span><text:s/>sprawę z punktu widzenia niechęci kwestii, problemow<text:span text:style-name="T7014">e</text:span>j. Tylko mamy może więcej wyobraźni związan<text:span text:style-name="T7015">e</text:span>j z tym jakie mogą być skutki, gdy doprowadzimy do skrajności pewne<text:s/><text:span text:style-name="T7016">sf</text:span>ormułowania<text:span text:style-name="T7017">.</text:span></text:p>
      <text:p text:style-name="P7018">Nasze społeczeń<text:span text:style-name="T7019">st</text:span>wo wiemy o tym bardzo dobrze pań<text:span text:style-name="T7020">st</text:span>wo i my nie jest takie dojrzałe<text:span text:style-name="T7021">...</text:span></text:p>
      <text:p text:style-name="P7022"><text:span text:style-name="T7023">O</text:span><text:span text:style-name="T7024">b</text:span><text:span text:style-name="T7025">.</text:span><text:span text:style-name="T7026"><text:s/>Wilczyński</text:span>:</text:p>
      <text:p text:style-name="P7027">Ja bym chciał nawiązać do tego co powiedział pan<text:s/><text:span text:style-name="T7028">m</text:span>in. Kulczyński i powiedzieć, że ja również byłem w Stanach Zjednoczonych jako stypendysta i muszę powiedzieć, że oprócz tego panie ministrze, że mogłem robić zdjęcia bombowców strategicznych<text:s/><text:span text:style-name="T7029">w</text:span><text:s/>jednej z baz B-52 również robiłem zdjęcia i pozwolono na to<text:span text:style-name="T7030">.</text:span><text:s/>Również zdjęcia z wyrzutni min ma<text:span text:style-name="T7031">m.</text:span><text:s/>I chciałem powiedzieć, że to nie jest całkiem tak jak pan minister mówi, że jest blokada informacji<text:span text:style-name="T7032">.</text:span><text:s/>Oczywiście, a zwłaszcza o ochronie środowiska, bo również i w tym zakresie byłem<text:span text:style-name="T7033">.</text:span></text:p>
      <text:p text:style-name="P7034">Chciał<text:span text:style-name="T7035">b</text:span>ym stwierdzić jedną rzecz, że jeśli zebral<text:span text:style-name="T7036">i</text:span>śmy się przy<text:s/>„okrągłym stole”<text:s/>tylko w celu oceny realistyczn<text:span text:style-name="T7037">ej<text:s/></text:span>tego co można czy nie można, ja mogę powiedzieć, że kierując s<text:span text:style-name="T7038">i</text:span>ę realizmem właściwie rok temu nikt by sobie nie wyobraził, że ten stół<text:span text:style-name="T7039">...</text:span><text:s/><text:span text:style-name="T7040">i</text:span><text:s/>że w o<text:span text:style-name="T7041">g</text:span>óle coś takiego nastąpi<text:span text:style-name="T7042">.</text:span><text:s/>Wydaje mi się, że my mamy przedstawić intencje pewne. Jeśli dążymy do stworzenia społeczeństwa obywat<text:span text:style-name="T7043">el</text:span>ski<text:span text:style-name="T7044">eg</text:span>o, jakie określenie tutaj padło, to wydaje mi się, że właśnie stworzenie każdemu obywatelowi dostępności do informacji o stanie środowiska jest rzeczą podstawową, inaczej n<text:span text:style-name="T7045">i</text:span>e stwo<text:span text:style-name="T7046">rz</text:span>ymy elementu nacisku na przyszły<text:s/><text:span text:style-name="T7047">S</text:span>ejm, na władzę<text:span text:style-name="T7048">,</text:span><text:s/>żeby wreszcie uczyni<text:span text:style-name="T7049">ć</text:span><text:s/>coś rzetelnego w tym ki<text:span text:style-name="T7050">er</text:span>unku<text:span text:style-name="T7051">.</text:span><text:span text:style-name="T7052"><text:s/></text:span><text:span text:style-name="T7053">I</text:span><text:s/>mnie po prostu dziwi już tutaj kilka wypowiedzi przedstawicieli Ministerstwa Ochrony Środowiska, że pozbawia<text:s/><text:span text:style-name="T7054">s</text:span>ię tej właśnie potężnej siły, jaką będzie nacisk społeczny<text:span text:style-name="T7055">.</text:span></text:p>
      <text:p text:style-name="P7056">Dziękuję<text:span text:style-name="T7057">.</text:span></text:p>
      <text:p text:style-name="P7058"><text:span text:style-name="T7059">Przew</text:span><text:span text:style-name="T7060">od</text:span><text:span text:style-name="T7061">n</text:span><text:span text:style-name="T7062">ic</text:span><text:span text:style-name="T7063">zący</text:span>:</text:p>
      <text:p text:style-name="P7064">Ja powiem taką rzecz<text:span text:style-name="T7065">.</text:span><text:s/>Ja pracuję w instytucji, która ma centralne archiwum geologiczne<text:span text:style-name="T7066">.</text:span><text:s/>Zasada jest taka,<text:s/><text:span text:style-name="T7067">ż</text:span>e każdy może przyjść i bezpłatnie z tego archiwum korzystać. I dotychczas jesteśmy dumni z tego<text:span text:style-name="T7068">.</text:span><text:s/>Nie wiem czy<text:s/><text:span text:style-name="T7069">z</text:span>e względów finansowych wytrzymamy to długo, ale była to zasada dość dawno sprecyzowana i ona bardzo wysoko właśnie s<text:span text:style-name="T7070">y</text:span>tuowała państwową służbę geologiczną, która gromadziła materiały i udostępniała je obywatelom<text:span text:style-name="T7071">.</text:span></text:p>
      <text:p text:style-name="P7072"><text:span text:style-name="T7073">I</text:span><text:s/>mnie by bardzo cieszyło gdyby ta zasada wypracowana w tym starym instytucie, którego 70-lecie będziemy obchodzić już teraz za parę miesięcy była przeniesiona na inne dziedziny ochrony środowiska<text:span text:style-name="T7074">.</text:span><text:s/><text:span text:style-name="T7075">A</text:span><text:s/>wiemy, że w innych dziedzinach nie obowiązuje ta zasada. I o tą zasadę tutaj zwracamy się<text:span text:style-name="T7076"><text:s/></text:span>i prosimy.</text:p>
      <text:soft-page-break/>
      <text:p text:style-name="P7077"><text:span text:style-name="T7078">Ob. Gawlik</text:span>:</text:p>
      <text:p text:style-name="P7079">No tak, proszę państwa był czytany ten punkt parę dni temu i ku naszemu olbrzymiemu zaskoczeniu strona rządowa wręcz nie odezwała się, praktycznie nie było zastrzeżeń do tego punktu<text:span text:style-name="T7080">.</text:span><text:s/>Był czytany w tej redakcji. Obowiązek udo<text:span text:style-name="T7081">st</text:span>ępnienia informacji o stanie środowiska każdemu obywatelo<text:span text:style-name="T7082">w</text:span>i<text:span text:style-name="T7083">...</text:span><text:s/>itd<text:span text:style-name="T7084">.</text:span></text:p>
      <text:p text:style-name="P7085"><text:span text:style-name="T7086">/</text:span>Głos z sali: nie słychać/.</text:p>
      <text:p text:style-name="P7087"><text:span text:style-name="T7088">Ob</text:span><text:span text:style-name="T7089">.</text:span><text:span text:style-name="T7090"><text:s/>R. Gawlik</text:span>:</text:p>
      <text:p text:style-name="P7091">A<text:span text:style-name="T7092">l</text:span>bo w bardzo podobnej<text:span text:style-name="T7093">.</text:span><text:s/>I uważam, że w tej chwili ta dyskusja toczy się między zwolennikami monopolu na informacje. Przeczytam jeszcze raz monopolu na<text:s/><text:span text:style-name="T7094">in</text:span>formacje, bo to o czym<text:s/><text:span text:style-name="T7095">m</text:span>ówi pan Kwiatkowski i pan Kulczyński<text:s/>niestety świadczy o tym, że oni po stare<text:span text:style-name="T7096">m</text:span>u myślą, że informacje o stanie środowiska trzeba w Polsce, w stanie katastrofy ekologiczn<text:span text:style-name="T7097">ej</text:span><text:s/>- przypominam - tu nie mówimy o bombowcach. My chcemy informacji o stanie środowiska. I wy próbujecie w tej chwili nam tutaj zakładać różne kneble i klamki, które będą ograniczały dostęp do tej informacji<text:span text:style-name="T7098">.</text:span></text:p>
      <text:p text:style-name="P7099">Dlaczego tak na to naciskamy? Ponieważ prawo jest być może dobre i tu kol. Kasprzyk naiwnie wierząc w prawo może tak sobie mówić. Natomiast praktyka jest taka, że obywatel pod hutą Oława, który idzie do urzędu, żeby s<text:span text:style-name="T7100">ię</text:span><text:s/>dowiedzieć, a już<text:s/><text:span text:style-name="T7101">się</text:span><text:s/>dowiedział skądinąd, że w jego krwi jest ileś tam ołowiu, idzie do urzędu w Oławie zaj<text:span text:style-name="T7102">m</text:span>ującego si<text:span text:style-name="T7103">ę</text:span><text:s/>pomiarami środowiska i jest wyrzucany z tego urzędu<text:span text:style-name="T7104">.</text:span><text:s/>Idąc do huty pytając o to, jak wyglądają zani<text:span text:style-name="T7105">ec</text:span>zyszczen<text:span text:style-name="T7106">i</text:span>e - je<text:span text:style-name="T7107">s</text:span>t wyrzucany z tej huty<text:span text:style-name="T7108">.</text:span><text:s/>Taka jest praktyka. Po czym dyrektor huty wnosi przeciwko niemu akt oskarżenia za zbieranie podpisów pod petycją<text:span text:style-name="T7109">.</text:span><text:s/>Taka jest praktyka. I<text:s/><text:span text:style-name="T7110">m</text:span>y tą praktykę musimy zmienić.</text:p>
      <text:p text:style-name="P7111">Dlatego upieram się przy tym tak ostro postawionym dla państwa, dla nas wcale nie, sformułowaniu, że musi nastąpić obowiązek udostępniania informacji o stanie środowi<text:span text:style-name="T7112">s</text:span>ka każdemu obywatelowi<text:span text:style-name="T7113">.</text:span><text:s/><text:span text:style-name="T7114">I</text:span><text:s/>nie sądzę, żeby doprowadziło do zalania urzędów, jak to się tu sugeruje przez obywateli, którzy nagle zaczną się chcie<text:span text:style-name="T7115">ć</text:span><text:s/>dowiadywa<text:span text:style-name="T7116">ć</text:span>, jak to środowisko jest zani<text:span text:style-name="T7117">e</text:span>czy<text:span text:style-name="T7118">s</text:span>zczon<text:span text:style-name="T7119">e,</text:span><text:s/>nie - wcale to nie nastąpi<text:span text:style-name="T7120">.</text:span><text:s/>Pójdzie paru wariatów ekologów, którzy będą mieli furtkę, bo pójdą z tym dokumentem rozesłanym, jak sądzimy przez Ministerstwo Ochrony Środowiska do urzędów wojewódzkich i powiedzą proszę państwa, tutaj<text:s/>„stół okrągły”<text:s/>ustalił to i to. Ja bym się chciał dowiedzieć, jak powiedzmy tr<text:span text:style-name="T7121">uj</text:span>e Rokita w Brzegu Dolnym? I tylko tyle będzie si<text:span text:style-name="T7122">ę</text:span><text:s/>działo.</text:p>
      <text:p text:style-name="P7123">Na razie malutki punkcik, który chcemy otworzyć.<text:s/><text:span text:style-name="T7124">I<text:s/></text:span>musimy sobie zdawać sprawę, że to będzie naszym...</text:p>
      <text:p text:style-name="P7125"><text:span text:style-name="T7126">/</text:span>Głos z sali: nie słychać/.</text:p>
      <text:p text:style-name="P7127"><text:span text:style-name="T7128">Ob. R. Gawlik</text:span>:</text:p>
      <text:p text:style-name="P7129">Nie, chc<text:span text:style-name="T7130">ę</text:span><text:s/>dokończyć. Musimy sobie zdawać sprawę, że to w rezultacie to będzie popierało ten państwowy system ochrony środowiska, dlatego że ta kontrola to, że obywatel będzie się musiał dowiedzieć, co będzie nam sprzyjało wszystkim, nie chodzi tu o to, żeby pieniaczyć itd. i z t<text:span text:style-name="T7131">ą</text:span><text:s/>Informacją szaleć, szerzyć niewiarygodne informacje, jak się tu sugeruje, ale chodzi o to, żeby naprawiać to środowisko budować tą świadomość ekologiczną i budować ten ekorozwój, o którym tutaj mówiłem w pierwszym punkcie.</text:p>
      <text:p text:style-name="P7132">Dziękuję.</text:p>
      <text:p text:style-name="P7133"><text:span text:style-name="T7134">Przewodniczący</text:span>:</text:p>
      <text:soft-page-break/>
      <text:p text:style-name="P7135">K<text:span text:style-name="T7136">ol.</text:span><text:s/>Ka<text:span text:style-name="T7137">ssen</text:span>b<text:span text:style-name="T7138">e</text:span>r<text:span text:style-name="T7139">g.</text:span></text:p>
      <text:p text:style-name="P7140"><text:span text:style-name="T7141">O</text:span><text:span text:style-name="T7142">b. Andrzej Kassenberg</text:span>:</text:p>
      <text:p text:style-name="P7143"><text:span text:style-name="T7144">J</text:span>a tylko krótko chciałbym zwrócić uwagę na jedną rzecz. Tu chodzi tylko o informacje o stanie środowiska. Nie o charakterystyce produkcji poszczególnych zakładów, z której wynika określona chara<text:span text:style-name="T7145">kter</text:span>y<text:span text:style-name="T7146">st</text:span>yka zagrożenia środowiska<text:span text:style-name="T7147">.</text:span><text:s/>Nie chodzi tu o tajemnice związane powiedzmy - licencyjne, związane z urządzeniami ochrony środowiska. Nam chodzi tylko o informacje dotyczące w jakich warunkach żyje obywatel. To nie jest aż tak dużo. Jaką wodę pije, jakim po<text:span text:style-name="T7148">w</text:span>ietrzem oddycha, czy jego dzieci mogą s<text:span text:style-name="T7149">ię</text:span><text:s/>w danej rzece kąpać czy nie<text:span text:style-name="T7150">?</text:span><text:s/>To proszę bardzo chcę jechać nad Liwiec i co ja nie mogę się dowiedzieć, jak to tam wygląda? Ni<text:span text:style-name="T7151">e</text:span><text:s/>mogę zadzwonić do urzędu i zapytać się? Do kogoś konkretnego? To jest moim zdaniem chyba nieporozumien<text:span text:style-name="T7152">ie</text:span><text:s/>jakieś<text:span text:style-name="T7153">.</text:span></text:p>
      <text:p text:style-name="P7154">Ja uważam, że mam do tego prawo<text:span text:style-name="T7155">.</text:span><text:s/>Oczywiście zgadzam<text:s/><text:span text:style-name="T7156">s</text:span>i<text:span text:style-name="T7157">ę</text:span><text:s/>z panom ministrem, że należy<text:s/><text:span text:style-name="T7158">w</text:span><text:s/>miarę tego śledzić i czytać prasę, jeżeli w prasie taka informacja jest, to z niej wyciągać te informacje, ale jeżeli takiej informacji nie ma to ja mam prawo się dowiedzieć. Bo tam moje dziecko będzie jechało np<text:span text:style-name="T7159">.<text:s/></text:span>na kolonie<text:span text:style-name="T7160">.</text:span></text:p>
      <text:p text:style-name="P7161"><text:span text:style-name="T7162">I</text:span><text:s/>dlat<text:span text:style-name="T7163">eg</text:span>o uważa<text:span text:style-name="T7164">m</text:span>, że jako obywatel, który np. wystąpi z Klubu Ekologicznego i nie będzie mu<text:s/><text:span text:style-name="T7165">się</text:span><text:s/>podobał, będzie niezależny, to co nie mam prawa si<text:span text:style-name="T7166">ę</text:span><text:s/>dowiedzieć tego?</text:p>
      <text:p text:style-name="P7167">Dziękuj<text:span text:style-name="T7168">ę</text:span><text:s/>bardzo.</text:p>
      <text:p text:style-name="P7169"><text:span text:style-name="T7170">Przewodnicząc</text:span><text:span text:style-name="T7171">y</text:span>:</text:p>
      <text:p text:style-name="P7172">Proszę bardzo<text:span text:style-name="T7173">.</text:span></text:p>
      <text:p text:style-name="P7174"><text:span text:style-name="T7175">Ob.<text:s/></text:span><text:span text:style-name="T7176">W.</text:span><text:span text:style-name="T7177"><text:s/>Kulczyński</text:span>:</text:p>
      <text:p text:style-name="P7178">Mam wrażenie, że sprawa się zao<text:span text:style-name="T7179">g</text:span>niła zupełnie niep<text:span text:style-name="T7180">ot</text:span>rz<text:span text:style-name="T7181">eb</text:span>nie<text:span text:style-name="T7182">.</text:span><text:s/>Proponuję przyjąć formułę pana Kasprzyka, proszę ją tylko powtórzyć.</text:p>
      <text:p text:style-name="P7183"><text:span text:style-name="T7184">O</text:span><text:span text:style-name="T7185">b. Kasprzyk</text:span>:</text:p>
      <text:p text:style-name="P7186"><text:span text:style-name="T7187">„Z</text:span>apewni<text:span text:style-name="T7188">en</text:span>ie wolności informacji w sprawach dotyczących ochrony środowiska”<text:span text:style-name="T7189">.</text:span><text:s/>Oczywiście jeśli jest takie sformułowanie, je<text:span text:style-name="T7190">ś</text:span>li mówimy o wolności informacji to znaczy, że taką wolność ma każdy człowiek. Jeśli mówimy o wolności słowa, to znaczy, że każdy...</text:p>
      <text:p text:style-name="P7191"><text:span text:style-name="T7192">Ob.<text:s/></text:span><text:span text:style-name="T7193">W</text:span><text:span text:style-name="T7194">. Kulczyński</text:span>:</text:p>
      <text:p text:style-name="P7195">Niech pan przeczyta...</text:p>
      <text:p text:style-name="P7196"><text:span text:style-name="T7197">Ob. Kasprzyk</text:span>:</text:p>
      <text:p text:style-name="P7198"><text:span text:style-name="T7199">„</text:span>Zapewnienie wolności informacji w sprawach dotyczących ochrony środowiska”.</text:p>
      <text:p text:style-name="P7200"><text:span text:style-name="T7201">Ob. J</text:span><text:span text:style-name="T7202">.</text:span><text:span text:style-name="T7203"><text:s/>Kołodziejski</text:span>:</text:p>
      <text:p text:style-name="P7204">Z tą formułą, żeśmy się zgodzili, dyskusje wywołała formuła<text:s/>„dla każdego obywatela”.<text:s/><text:span text:style-name="T7205">W</text:span><text:s/>moim przekonaniu zgodnie z logiką, to się mieści w formule swobody informacji, ale ponieważ praktyki w naszym kraju były różne, a panom zależy na zaartykułowani<text:span text:style-name="T7206">u</text:span><text:s/>tego co było, jak gdyby w ni<text:span text:style-name="T7207">ed</text:span>owładzi<text:span text:style-name="T7208">e</text:span>, to ja uważam, że może nie b<text:span text:style-name="T7209">ę</text:span>dziemy się tu sprzeciwiać, bo w formule ogólniejszej<text:s/><text:span text:style-name="T7210">m</text:span>ieści się ta formuła szczegółowa.</text:p>
      <text:p text:style-name="P7211"><text:span text:style-name="T7212">I</text:span><text:s/>tak to odsyłamy do szczegółowych uregulowań i przy<text:s/><text:span text:style-name="T7213">szczeg</text:span>ó<text:span text:style-name="T7214">ło</text:span>wych regulacjach o swobodzie informacji tam prawdopodobnie ta sprawa zostanie rozpatrzona.<text:s/><text:span text:style-name="T7215">I</text:span><text:s/>tak jak wielokrotnie mówili,<text:s/><text:span text:style-name="T7216">ż</text:span>e chodzi nam o wyrażenie intencji w pewnych sprawach, zgodnie z tym proponuj<text:span text:style-name="T7217">ę</text:span><text:s/>przyjąć tą dalej idącą formułę. Rozwinięcie formuły pana Kasprzyka o formułę prof. Kassenberga<text:span text:style-name="T7218">.</text:span></text:p>
      <text:p text:style-name="P7219"><text:span text:style-name="T7220">Przewodnicząc</text:span><text:span text:style-name="T7221">y</text:span>:</text:p>
      <text:soft-page-break/>
      <text:p text:style-name="P7222">Musimy<text:s/>ko<text:span text:style-name="T7223">ń</text:span>czyć<text:s/>prosz<text:span text:style-name="T7224">ę</text:span><text:s/>państwa. Jak pan proponuje? Jeszcze raz niech pan to odczyta.</text:p>
      <text:p text:style-name="P7225"><text:span text:style-name="T7226">Ob</text:span><text:span text:style-name="T7227">.</text:span><text:span text:style-name="T7228"><text:s/>Kasprzyk</text:span>:</text:p>
      <text:p text:style-name="P7229">Ja zaproponowałem w ten sposób.<text:s/>„Poprzez wprowadzenie wolności informacji”, można napisać<text:s/>„wolności w nawiasie dla każdej osoby<text:s/><text:span text:style-name="T7230">f</text:span>izycznej i prawnej, w sprawach dotyczących ochrony środowiska”.</text:p>
      <text:p text:style-name="P7231"><text:span text:style-name="T7232">/</text:span>Głos z sali: nie słychać/.</text:p>
      <text:p text:style-name="P7233"><text:span text:style-name="T7234">Ob. Kasprzyk</text:span>:</text:p>
      <text:p text:style-name="P7235">Ale czy każdemu obywatelowi? To znowu zawężamy.<text:s/><text:span text:style-name="T7236">B</text:span>o proszę państwa Polski Klub Ekologiczny nie jest obywatelem i nigdy nie będzie, chociaż nie wiem co by zrobił?</text:p>
      <text:p text:style-name="P7237">Każdemu podmiotowi, każdej osobie...</text:p>
      <text:p text:style-name="P7238"><text:span text:style-name="T7239">Przew</text:span><text:span text:style-name="T7240">od</text:span><text:span text:style-name="T7241">ni</text:span><text:span text:style-name="T7242">cz</text:span><text:span text:style-name="T7243">ący</text:span>:</text:p>
      <text:p text:style-name="P7244">Ja<text:s/><text:span text:style-name="T7245">s</text:span>ądzę, że my tej sprawy nie rozwiążemy<text:span text:style-name="T7246">.</text:span></text:p>
      <text:p text:style-name="P7247">/Głos z sali: nie słychać/.</text:p>
      <text:p text:style-name="P7248"><text:span text:style-name="T7249">Pr</text:span><text:span text:style-name="T7250">zewodni</text:span><text:span text:style-name="T7251">cz</text:span><text:span text:style-name="T7252">ący</text:span>:</text:p>
      <text:p text:style-name="P7253">Proszę bardzo.</text:p>
      <text:p text:style-name="P7254"><text:span text:style-name="T7255"><text:s text:c="29"/></text:span>:</text:p>
      <text:p text:style-name="P7256">Ja naw<text:span text:style-name="T7257">et</text:span><text:s/>uważam, że swobodnie moglibyśmy zrezygnować z formuły tzn. poprzez i potem wyliczanka. Tylko po pierwsze - zapewnienie powszechnej dostępności informacji o stanie środowiska.<text:s/><text:span text:style-name="T7258">W</text:span><text:s/>formule powszechnej mieści si<text:span text:style-name="T7259">ę</text:span><text:s/>wszystko to o co my si<text:span text:style-name="T7260">ę</text:span><text:s/>spieramy. Dalej wymienić, już jako następne punkty d/,<text:s/><text:span text:style-name="T7261">e/</text:span><text:s/>itd. obowiązek regularnego publikowania wyników badań, likwidacja cenzury, zapewnienie pełnej<text:s/>swobody itd. Wydaje mi się, że w tej formule powszechnej dostępności mieści się absolutnie wsio.</text:p>
      <text:p text:style-name="P7262"><text:span text:style-name="T7263">Przew</text:span><text:span text:style-name="T7264">od</text:span><text:span text:style-name="T7265">n</text:span><text:span text:style-name="T7266">icz</text:span><text:span text:style-name="T7267">ący</text:span>:</text:p>
      <text:p text:style-name="P7268">Proszę bardzo pani Hejmanowska.</text:p>
      <text:p text:style-name="P7269"><text:span text:style-name="T7270">Ob.<text:s/></text:span><text:span text:style-name="T7271">Stef</text:span><text:span text:style-name="T7272">ania Hejmanowska</text:span>:</text:p>
      <text:p text:style-name="P7273">Ja już mam dosyć dyskusji tej. Panie ministrze, a co panu przeszkadza wyliczenie. My chcemy mieć jako<text:s/>„Solidarność”<text:s/>sytuacj<text:span text:style-name="T7274">ę</text:span><text:s/>jasną, dosyć mamy tego zakłamania.<text:s/><text:span text:style-name="T7275">I</text:span><text:s/>bardzo proszę osobiście o utrzymanie tej formuły takiej, jaka tu jest.</text:p>
      <text:p text:style-name="P7276"><text:span text:style-name="T7277">Min</text:span><text:span text:style-name="T7278">.</text:span><text:span text:style-name="T7279"><text:s/>W</text:span><text:span text:style-name="T7280">.</text:span><text:span text:style-name="T7281"><text:s/>Kulczyński</text:span>:</text:p>
      <text:p text:style-name="P7282">Ja nie jestem przeciwny wyliczance, sam ją wymieniłem, więc prosz<text:span text:style-name="T7283">ę</text:span><text:s/>mi tu nie<text:s/><text:span text:style-name="T7284">in</text:span>synuować czegoś, czego nie powi<text:span text:style-name="T7285">ed</text:span>ziałem.</text:p>
      <text:p text:style-name="P7286"><text:span text:style-name="T7287">Przew</text:span><text:span text:style-name="T7288">od</text:span><text:span text:style-name="T7289">ni</text:span><text:span text:style-name="T7290">cz</text:span><text:span text:style-name="T7291">ący</text:span>:</text:p>
      <text:p text:style-name="P7292">Kol. Kassenberg ma propozycje.</text:p>
      <text:p text:style-name="P7293"><text:span text:style-name="T7294">Ob. A. Kassenberg</text:span>:</text:p>
      <text:p text:style-name="P7295">Jeżeli można. Ja nie wiem czy ona będzie propozycją godzącą wszystkich, ale może zbliżymy<text:s/><text:span text:style-name="T7296">si</text:span>ę do jakiegoś stanowiska.<text:s/><text:span text:style-name="T7297">Ni</text:span><text:span text:style-name="T7298">e</text:span><text:s/>uważam, żebyśmy zmieniali całą konstrukcję, ale czytając pkt c/ - zapewnienie powszechnej dostępności informacji o stanie środowiska poprzez o... i tu jest problem<text:span text:style-name="T7299">.</text:span></text:p>
      <text:p text:style-name="P7300"><text:span text:style-name="T7301"><text:s text:c="29"/></text:span>:</text:p>
      <text:p text:style-name="P7302">...przecież tą pierwszą myśl też rozwijamy, powszechna dostępność...</text:p>
      <text:p text:style-name="P7303"><text:span text:style-name="T7304">O</text:span><text:span text:style-name="T7305">b. A</text:span><text:span text:style-name="T7306">.</text:span><text:span text:style-name="T7307"><text:s/>Kassenberg</text:span>:</text:p>
      <text:p text:style-name="P7308"><text:span text:style-name="T7309">To</text:span><text:s/>j<text:span text:style-name="T7310">es</text:span>t klops. Przepraszam<text:s/><text:span text:style-name="T7311">w</text:span>ycofuję się, na razie musimy<text:s/><text:span text:style-name="T7312">po</text:span>m<text:span text:style-name="T7313">y</text:span>ś<text:span text:style-name="T7314">le</text:span>ć.</text:p>
      <text:soft-page-break/>
      <text:p text:style-name="P7315"><text:span text:style-name="T7316">Przewodni</text:span><text:span text:style-name="T7317">cz</text:span><text:span text:style-name="T7318">ący</text:span>:</text:p>
      <text:p text:style-name="P7319"><text:span text:style-name="T7320">W</text:span>obec tego proszę państwa może spróbujmy odłożyć ten punkt. Zaapelujemy do zespołu redakcyjnego, żeby na ten temat pomyślał. Myśmy obiecali państwu skończenie o czwartej, a i tak prz<text:span text:style-name="T7321">ecią</text:span>gn<text:span text:style-name="T7322">ęli</text:span>śmy to. Jeszcze pan prof. Juda ma głos.</text:p>
      <text:p text:style-name="P7323"><text:span text:style-name="T7324">O</text:span><text:span text:style-name="T7325">b</text:span><text:span text:style-name="T7326">.</text:span><text:span text:style-name="T7327"><text:s/>Jan Juda</text:span>:</text:p>
      <text:p text:style-name="P7328"><text:span text:style-name="T7329">.</text:span>..zakładowych służb ochrony środowiska. Moje pytanie czy ten problem będzie tu podnoszony czy<text:s/>ni<text:span text:style-name="T7330">e?</text:span><text:s/>Ja złożyłem taką notatkę, która s<text:span text:style-name="T7331">i</text:span>ę nazywa<text:s/>„Uwar<text:span text:style-name="T7332">u</text:span>nkowania efektywnej działalności zakładowych służb ochrony środowiska”<text:s/>jako zapytanie to zgłaszam, czy to b<text:span text:style-name="T7333">ę</text:span>dzie brane pod uwagę czy<text:s/><text:span text:style-name="T7334">n</text:span>ie? I to wszystko.</text:p>
      <text:p text:style-name="P7335"><text:span text:style-name="T7336">D</text:span>ziękuję.</text:p>
      <text:p text:style-name="P7337"><text:span text:style-name="T7338">P</text:span><text:span text:style-name="T7339">rzewod</text:span><text:span text:style-name="T7340">nicząc</text:span><text:span text:style-name="T7341">y</text:span>:</text:p>
      <text:p text:style-name="P7342"><text:span text:style-name="T7343">C</text:span>zy<text:s/><text:span text:style-name="T7344">w</text:span><text:s/>tej sprawie mamy stanowisko OPZZ dla służb zakładowych?</text:p>
      <text:p text:style-name="P7345"><text:span text:style-name="T7346">/</text:span>Głos z sali<text:span text:style-name="T7347">:</text:span><text:s/>nie słychać/.</text:p>
      <text:p text:style-name="P7348"><text:span text:style-name="T7349">Przewodn</text:span><text:span text:style-name="T7350">icz</text:span><text:span text:style-name="T7351">ący</text:span>:</text:p>
      <text:p text:style-name="P7352">Zaraz, zaraz nie bardzo rozumiem tego<text:span text:style-name="T7353">.</text:span></text:p>
      <text:p text:style-name="P7354"><text:span text:style-name="T7355">Ob</text:span><text:span text:style-name="T7356">.</text:span><text:span text:style-name="T7357"><text:s/>Jan Juda</text:span>:</text:p>
      <text:p text:style-name="P7358">Ja nie mówię o Społecznej Służbie Ochrony Środowiska, ja mówię o Zakładowych Służbach Ochrony Środowiska. Tak jak jest Państwowa Inspekcja Ochrony Środowiska, tak w każdym zakładzie jest pion ochrony środowiska<text:span text:style-name="T7359">.</text:span><text:s/>Uzasadniałem to poprzednio nie chcę powtarzać, że od sprawnej działalności tych służb zależy bardzo dużo m.in. dostępność do informacji, bo przecież wszystkie emisje oni mierzą, to co wydalają oni mierzą i to jest źródło na wszystkie informacje statystyczne zresztą<text:span text:style-name="T7360">.</text:span></text:p>
      <text:p text:style-name="P7361"><text:span text:style-name="T7362">Przewodni</text:span><text:span text:style-name="T7363">cz</text:span><text:span text:style-name="T7364">ący</text:span>:</text:p>
      <text:p text:style-name="P7365">Pr<text:span text:style-name="T7366">o</text:span>sz<text:span text:style-name="T7367">ę</text:span><text:s/>państwa przyjęliśmy zasadę, że poświęcimy jeden punkt sprawom zakładów. Jak mają funkcjonować służby, jak ma być zorganizowany monitoring, bo tam jest nie w porządku, bo on tylko jest ograniczony do stref ochronnych i to jest ważny punkt, ja apeluję do kolegów z OPZZ, żeby ten punkt przygotować. On miał być już dzisiaj złożony i bard<text:span text:style-name="T7368">z</text:span>o bym prosił, żeby na czwartek ten punkt j<text:span text:style-name="T7369">ed</text:span>nak przyg<text:span text:style-name="T7370">ot</text:span>ować.</text:p>
      <text:p text:style-name="P7371"><text:span text:style-name="T7372"><text:s text:c="29"/></text:span>:</text:p>
      <text:p text:style-name="P7373">Tu chyba zaszło małe nieporozumienie m<text:span text:style-name="T7374">yś</text:span>m<text:span text:style-name="T7375">y</text:span><text:s/>zgłaszali problem dotyczący społecznej służby<text:s/>ochrony środowiska w zakładzie pracy<text:span text:style-name="T7376">.</text:span><text:s/>Natomiast nie wypowiadaliśmy si<text:span text:style-name="T7377">ę</text:span><text:s/>w ogóle jeżeli chodzi o etatową służbę. Ponieważ państwo znalazł si<text:span text:style-name="T7378">ę</text:span><text:s/>punkt 12, w którym jest zapisane, że Społeczna Służba Ochrony Środowiska ma mi<text:span text:style-name="T7379">e</text:span>ć<text:s/>zagwaran<text:span text:style-name="T7380">to</text:span>wane uprawnienia do działania na terenie zakładów pracy nam ta formu<text:span text:style-name="T7381">ł</text:span>a odpowiada i po prostu wycofa<text:span text:style-name="T7382">li</text:span>śmy...</text:p>
      <text:p text:style-name="P7383"><text:span text:style-name="T7384">Pr</text:span><text:span text:style-name="T7385">zew</text:span><text:span text:style-name="T7386">od</text:span><text:span text:style-name="T7387">ni</text:span><text:span text:style-name="T7388">cz</text:span><text:span text:style-name="T7389">ący</text:span>:</text:p>
      <text:p text:style-name="P7390">Wobec tego czy mogę liczyć, że pan prof. Juda nam zaproponuje ten punkt na czwartek?</text:p>
      <text:p text:style-name="P7391"><text:span text:style-name="T7392">Ob. Jan Juda</text:span>:</text:p>
      <text:p text:style-name="P7393">Panie przewodniczący naw<text:span text:style-name="T7394">et</text:span><text:s/><text:span text:style-name="T7395">d</text:span>ałem<text:s/><text:span text:style-name="T7396">t</text:span>o panu na piśmie.</text:p>
      <text:p text:style-name="P7397"><text:span text:style-name="T7398">Przewodni</text:span><text:span text:style-name="T7399">cz</text:span><text:span text:style-name="T7400">ący</text:span>:</text:p>
      <text:p text:style-name="P7401">Ja wiem, ale kartka ode mnie odeszła ja jestem bezbronny.<text:s/><text:span text:style-name="T7402">W</text:span>ięc bardzo prosz<text:span text:style-name="T7403">ę</text:span><text:s/>o pomoc i jednak sformułowanie tego punktu, on jest dosyć ważny i chcielibyśmy to zapisać j<text:span text:style-name="T7404">ed</text:span>nak.</text:p>
      <text:soft-page-break/>
      <text:p text:style-name="P7405"><text:span text:style-name="T7406">Ob. A. Kassenberg</text:span>:</text:p>
      <text:p text:style-name="P7407">W sprawie formalnej. Prosiłbym, ażeby komisja redakcyjna została i żebyśmy uzgodnili jakiś termin dalszej współpracy.</text:p>
      <text:p text:style-name="P7408">Dziękuję.</text:p>
      <text:p text:style-name="P7409"><text:span text:style-name="T7410">P</text:span><text:span text:style-name="T7411">r</text:span><text:span text:style-name="T7412">zew</text:span><text:span text:style-name="T7413">od</text:span><text:span text:style-name="T7414">n</text:span><text:span text:style-name="T7415">icz</text:span><text:span text:style-name="T7416">ący</text:span>:</text:p>
      <text:p text:style-name="P7417">Pro<text:span text:style-name="T7418">s</text:span>zę państwa jest jeszcze jedna rzecz. Te<text:span text:style-name="T7419">n</text:span><text:s/>nasz<text:s/>„stół”<text:s/>budzi coraz większe za<text:span text:style-name="T7420">in</text:span>t<text:span text:style-name="T7421">eres</text:span>owanie społeczne<text:span text:style-name="T7422">.</text:span><text:s/>Tylko z dzisiejszej pocz<text:span text:style-name="T7423">t</text:span>y przyszło tyle listów do naszego<text:s/>„stolika”. Ja bym może poprosił, żeby nasi asystenci<text:s/><text:span text:style-name="T7424">z</text:span>echcieli zają<text:span text:style-name="T7425">ć</text:span><text:s/>si<text:span text:style-name="T7426">ę</text:span><text:s/>tym. Te listy trzeba jakoś posegregować, zastanowić się czy z tego coś nie wynika dla naszego<text:s/>„stołu”,<text:s/><text:span text:style-name="T7427">po</text:span>myś<text:span text:style-name="T7428">le</text:span>ć o jakiejś formule odpisania. Myślę, że każdy człowiek, który napisał do<text:s/>„okrągłego stołu<text:span text:style-name="T7429">”</text:span><text:s/>powinien dostać odpowiedź.</text:p>
      <text:p text:style-name="P7430"><text:span text:style-name="T7431">W</text:span><text:s/>związku z tym bardzo bym prosił, żeby te materiały zostały jakoś tak bardzo ogólnie nam przedstawione w czwartek z jakąś propozycją odpowiedzi na nie z j<text:span text:style-name="T7432">ed</text:span>nym wariantem<text:s/>czy z dwoma wariantami, ż<text:span text:style-name="T7433">ebyś</text:span>my jednak zareagowali na tę dużą bardzo inicjatywę, która w tej chwili si<text:span text:style-name="T7434">ę</text:span><text:s/>utworzyła<text:span text:style-name="T7435">.</text:span></text:p>
      <text:p text:style-name="P7436">Proszę pa<text:span text:style-name="T7437">ń</text:span>stwa, wobec tego rozumiem, że dobijamy końca dzisiaj<text:span text:style-name="T7438">.</text:span><text:s/>Zapraszany państwa na czwartek, tak samo, jak zwykle na godz<text:span text:style-name="T7439">.</text:span><text:s/>10<text:span text:style-name="T7440">.</text:span>30 z nadzieją, że w czwartek, a najdalej w piątek ten<text:s/>„stół”<text:s/>zakończymy.</text:p>
      <text:p text:style-name="P7441">Dziękuj<text:span text:style-name="T7442">ę</text:span><text:s/>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49:00Z</meta:creation-date>
    <dc:date>2023-07-03T11:49:00Z</dc:date>
    <meta:template xlink:href="Normal.dotm" xlink:type="simple"/>
    <meta:editing-cycles>2</meta:editing-cycles>
    <meta:editing-duration>PT240S</meta:editing-duration>
    <meta:document-statistic meta:page-count="86" meta:paragraph-count="437" meta:word-count="31317" meta:character-count="218785" meta:row-count="1565" meta:non-whitespace-character-count="187905"/>
  </office:meta>
</office:document-meta>
</file>